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7665in"/>
    </style:style>
    <style:style style:name="co2" style:family="table-column">
      <style:table-column-properties fo:break-before="auto" style:column-width="2.2953in"/>
    </style:style>
    <style:style style:name="co3" style:family="table-column">
      <style:table-column-properties fo:break-before="auto" style:column-width="2.2201in"/>
    </style:style>
    <style:style style:name="co4" style:family="table-column">
      <style:table-column-properties fo:break-before="auto" style:column-width="3.4465in"/>
    </style:style>
    <style:style style:name="co5" style:family="table-column">
      <style:table-column-properties fo:break-before="auto" style:column-width="0.5728in"/>
    </style:style>
    <style:style style:name="co6" style:family="table-column">
      <style:table-column-properties fo:break-before="auto" style:column-width="0.6807in"/>
    </style:style>
    <style:style style:name="co7" style:family="table-column">
      <style:table-column-properties fo:break-before="auto" style:column-width="1.1654in"/>
    </style:style>
    <style:style style:name="co8" style:family="table-column">
      <style:table-column-properties fo:break-before="auto" style:column-width="0.8925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2" style:family="table-cell" style:parent-style-name="Default" style:data-style-name="N0"/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default-cell-style-name="Default"/>
        <table:table-row table:style-name="ro1">
          <table:table-cell office:value-type="string">
            <text:p>IATACode</text:p>
          </table:table-cell>
          <table:table-cell office:value-type="string">
            <text:p>airportName</text:p>
          </table:table-cell>
          <table:table-cell office:value-type="string">
            <text:p>country</text:p>
          </table:table-cell>
          <table:table-cell office:value-type="string">
            <text:p>fullName</text:p>
          </table:table-cell>
          <table:table-cell office:value-type="string">
            <text:p>latitude</text:p>
          </table:table-cell>
          <table:table-cell office:value-type="string">
            <text:p>longitude</text:p>
          </table:table-cell>
          <table:table-cell office:value-type="string">
            <text:p>units</text:p>
          </table:table-cell>
          <table:table-cell office:value-type="string">
            <text:p>source</text:p>
          </table:table-cell>
        </table:table-row>
        <table:table-row table:style-name="ro1">
          <table:table-cell office:value-type="string">
            <text:p>AAA</text:p>
          </table:table-cell>
          <table:table-cell office:value-type="string">
            <text:p>Anaa [AAA]</text:p>
          </table:table-cell>
          <table:table-cell office:value-type="string">
            <text:p>French Polynesia</text:p>
          </table:table-cell>
          <table:table-cell office:value-type="string">
            <text:p>Anaa</text:p>
          </table:table-cell>
          <table:table-cell office:value-type="string">
            <text:p>-17.35</text:p>
          </table:table-cell>
          <table:table-cell office:value-type="string">
            <text:p>-145.51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AAE</text:p>
          </table:table-cell>
          <table:table-cell office:value-type="string">
            <text:p>Annaba [AAE]</text:p>
          </table:table-cell>
          <table:table-cell office:value-type="string">
            <text:p>Algeria</text:p>
          </table:table-cell>
          <table:table-cell office:value-type="string">
            <text:p>Annaba</text:p>
          </table:table-cell>
          <table:table-cell office:value-type="string">
            <text:p>36.82</text:p>
          </table:table-cell>
          <table:table-cell office:value-type="string">
            <text:p>7.81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AAH</text:p>
          </table:table-cell>
          <table:table-cell office:value-type="string">
            <text:p>Aachen [AAH]</text:p>
          </table:table-cell>
          <table:table-cell office:value-type="string">
            <text:p>Germany</text:p>
          </table:table-cell>
          <table:table-cell office:value-type="string">
            <text:p>Aachen Merzbruck</text:p>
          </table:table-cell>
          <table:table-cell office:value-type="string">
            <text:p>50.82</text:p>
          </table:table-cell>
          <table:table-cell office:value-type="string">
            <text:p>6.19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AAL</text:p>
          </table:table-cell>
          <table:table-cell office:value-type="string">
            <text:p>Aalborg [AAL]</text:p>
          </table:table-cell>
          <table:table-cell office:value-type="string">
            <text:p>Denmark</text:p>
          </table:table-cell>
          <table:table-cell office:value-type="string">
            <text:p>Aalborg</text:p>
          </table:table-cell>
          <table:table-cell office:value-type="string">
            <text:p>57.09</text:p>
          </table:table-cell>
          <table:table-cell office:value-type="string">
            <text:p>9.85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AAO</text:p>
          </table:table-cell>
          <table:table-cell office:value-type="string">
            <text:p>Anaco [AAO]</text:p>
          </table:table-cell>
          <table:table-cell office:value-type="string">
            <text:p>Venezuela</text:p>
          </table:table-cell>
          <table:table-cell office:value-type="string">
            <text:p>Anaco</text:p>
          </table:table-cell>
          <table:table-cell office:value-type="string">
            <text:p>9.43</text:p>
          </table:table-cell>
          <table:table-cell office:value-type="string">
            <text:p>-64.47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AAR</text:p>
          </table:table-cell>
          <table:table-cell office:value-type="string">
            <text:p>Aarhus [AAR]</text:p>
          </table:table-cell>
          <table:table-cell office:value-type="string">
            <text:p>Denmark</text:p>
          </table:table-cell>
          <table:table-cell office:value-type="string">
            <text:p>Aarhus</text:p>
          </table:table-cell>
          <table:table-cell office:value-type="string">
            <text:p>56.3</text:p>
          </table:table-cell>
          <table:table-cell office:value-type="string">
            <text:p>10.62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ABA</text:p>
          </table:table-cell>
          <table:table-cell office:value-type="string">
            <text:p>Abakan [ABA]</text:p>
          </table:table-cell>
          <table:table-cell office:value-type="string">
            <text:p>Russia</text:p>
          </table:table-cell>
          <table:table-cell office:value-type="string">
            <text:p>Abakan</text:p>
          </table:table-cell>
          <table:table-cell office:value-type="string">
            <text:p>53.74</text:p>
          </table:table-cell>
          <table:table-cell office:value-type="string">
            <text:p>91.39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ABD</text:p>
          </table:table-cell>
          <table:table-cell office:value-type="string">
            <text:p>Abadan [ABD]</text:p>
          </table:table-cell>
          <table:table-cell office:value-type="string">
            <text:p>Iran</text:p>
          </table:table-cell>
          <table:table-cell office:value-type="string">
            <text:p>Abadan</text:p>
          </table:table-cell>
          <table:table-cell office:value-type="string">
            <text:p>30.37</text:p>
          </table:table-cell>
          <table:table-cell office:value-type="string">
            <text:p>48.23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ABI</text:p>
          </table:table-cell>
          <table:table-cell office:value-type="string">
            <text:p>Abilene [ABI]</text:p>
          </table:table-cell>
          <table:table-cell office:value-type="string">
            <text:p>United States</text:p>
          </table:table-cell>
          <table:table-cell office:value-type="string">
            <text:p>Abilene Regional</text:p>
          </table:table-cell>
          <table:table-cell office:value-type="string">
            <text:p>32.41</text:p>
          </table:table-cell>
          <table:table-cell office:value-type="string">
            <text:p>-99.68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ABJ</text:p>
          </table:table-cell>
          <table:table-cell office:value-type="string">
            <text:p>Abidjan [ABJ]</text:p>
          </table:table-cell>
          <table:table-cell office:value-type="string">
            <text:p>Ivory Coast</text:p>
          </table:table-cell>
          <table:table-cell office:value-type="string">
            <text:p>Abidjan Felix Houphouet Boigny International</text:p>
          </table:table-cell>
          <table:table-cell office:value-type="string">
            <text:p>5.26</text:p>
          </table:table-cell>
          <table:table-cell office:value-type="string">
            <text:p>-3.93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ABM</text:p>
          </table:table-cell>
          <table:table-cell office:value-type="string">
            <text:p>Amberley [ABM]</text:p>
          </table:table-cell>
          <table:table-cell office:value-type="string">
            <text:p>Australia</text:p>
          </table:table-cell>
          <table:table-cell office:value-type="string">
            <text:p>Bamaga Injinoo</text:p>
          </table:table-cell>
          <table:table-cell office:value-type="string">
            <text:p>-10.95</text:p>
          </table:table-cell>
          <table:table-cell office:value-type="string">
            <text:p>142.46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ABQ</text:p>
          </table:table-cell>
          <table:table-cell office:value-type="string">
            <text:p>Kirtland Air Force Base [ABQ]</text:p>
          </table:table-cell>
          <table:table-cell office:value-type="string">
            <text:p>United States</text:p>
          </table:table-cell>
          <table:table-cell office:value-type="string">
            <text:p>Albuquerque International Sunport</text:p>
          </table:table-cell>
          <table:table-cell office:value-type="string">
            <text:p>35.04</text:p>
          </table:table-cell>
          <table:table-cell office:value-type="string">
            <text:p>-106.61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ABS</text:p>
          </table:table-cell>
          <table:table-cell office:value-type="string">
            <text:p>Abu Simbel [ABS]</text:p>
          </table:table-cell>
          <table:table-cell office:value-type="string">
            <text:p>Egypt</text:p>
          </table:table-cell>
          <table:table-cell office:value-type="string">
            <text:p>Abu Simbel</text:p>
          </table:table-cell>
          <table:table-cell office:value-type="string">
            <text:p>22.38</text:p>
          </table:table-cell>
          <table:table-cell office:value-type="string">
            <text:p>31.61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ABT</text:p>
          </table:table-cell>
          <table:table-cell office:value-type="string">
            <text:p>El-Baha [ABT]</text:p>
          </table:table-cell>
          <table:table-cell office:value-type="string">
            <text:p>Saudi Arabia</text:p>
          </table:table-cell>
          <table:table-cell office:value-type="string">
            <text:p>Al Baha</text:p>
          </table:table-cell>
          <table:table-cell office:value-type="string">
            <text:p>20.3</text:p>
          </table:table-cell>
          <table:table-cell office:value-type="string">
            <text:p>41.63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ABV</text:p>
          </table:table-cell>
          <table:table-cell office:value-type="string">
            <text:p>Abuja [ABV]</text:p>
          </table:table-cell>
          <table:table-cell office:value-type="string">
            <text:p>Nigeria</text:p>
          </table:table-cell>
          <table:table-cell office:value-type="string">
            <text:p>Abuja Nnamdi Azikiwe International</text:p>
          </table:table-cell>
          <table:table-cell office:value-type="string">
            <text:p>9.01</text:p>
          </table:table-cell>
          <table:table-cell office:value-type="string">
            <text:p>7.26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ABX</text:p>
          </table:table-cell>
          <table:table-cell office:value-type="string">
            <text:p>Albury [ABX]</text:p>
          </table:table-cell>
          <table:table-cell office:value-type="string">
            <text:p>Australia</text:p>
          </table:table-cell>
          <table:table-cell office:value-type="string">
            <text:p>Albury</text:p>
          </table:table-cell>
          <table:table-cell office:value-type="string">
            <text:p>-36.07</text:p>
          </table:table-cell>
          <table:table-cell office:value-type="string">
            <text:p>146.96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ABZ</text:p>
          </table:table-cell>
          <table:table-cell office:value-type="string">
            <text:p>Aberdeen [ABZ]</text:p>
          </table:table-cell>
          <table:table-cell office:value-type="string">
            <text:p>United Kingdom</text:p>
          </table:table-cell>
          <table:table-cell office:value-type="string">
            <text:p>Dyce</text:p>
          </table:table-cell>
          <table:table-cell office:value-type="string">
            <text:p>57.2</text:p>
          </table:table-cell>
          <table:table-cell office:value-type="string">
            <text:p>-2.2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ACA</text:p>
          </table:table-cell>
          <table:table-cell office:value-type="string">
            <text:p>Acapulco [ACA]</text:p>
          </table:table-cell>
          <table:table-cell office:value-type="string">
            <text:p>Mexico</text:p>
          </table:table-cell>
          <table:table-cell office:value-type="string">
            <text:p>General Juan N Alvarez International</text:p>
          </table:table-cell>
          <table:table-cell office:value-type="string">
            <text:p>16.76</text:p>
          </table:table-cell>
          <table:table-cell office:value-type="string">
            <text:p>-99.75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ACC</text:p>
          </table:table-cell>
          <table:table-cell office:value-type="string">
            <text:p>Accra [ACC]</text:p>
          </table:table-cell>
          <table:table-cell office:value-type="string">
            <text:p>Ghana</text:p>
          </table:table-cell>
          <table:table-cell office:value-type="string">
            <text:p>Kotoka International</text:p>
          </table:table-cell>
          <table:table-cell office:value-type="string">
            <text:p>5.6</text:p>
          </table:table-cell>
          <table:table-cell office:value-type="string">
            <text:p>-0.17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ACE</text:p>
          </table:table-cell>
          <table:table-cell office:value-type="string">
            <text:p>Lanzarote [ACE]</text:p>
          </table:table-cell>
          <table:table-cell office:value-type="string">
            <text:p>Canary Islands</text:p>
          </table:table-cell>
          <table:table-cell office:value-type="string">
            <text:p>Lanzarote</text:p>
          </table:table-cell>
          <table:table-cell office:value-type="string">
            <text:p>28.95</text:p>
          </table:table-cell>
          <table:table-cell office:value-type="string">
            <text:p>-13.61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ACH</text:p>
          </table:table-cell>
          <table:table-cell office:value-type="string">
            <text:p>Altenrhein [ACH]</text:p>
          </table:table-cell>
          <table:table-cell office:value-type="string">
            <text:p>Switzerland</text:p>
          </table:table-cell>
          <table:table-cell office:value-type="string">
            <text:p>St Gallen Altenrhein</text:p>
          </table:table-cell>
          <table:table-cell office:value-type="string">
            <text:p>47.49</text:p>
          </table:table-cell>
          <table:table-cell office:value-type="string">
            <text:p>9.56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ACK</text:p>
          </table:table-cell>
          <table:table-cell office:value-type="string">
            <text:p>Nantucket [ACK]</text:p>
          </table:table-cell>
          <table:table-cell office:value-type="string">
            <text:p>United States</text:p>
          </table:table-cell>
          <table:table-cell office:value-type="string">
            <text:p>Nantucket Memorial</text:p>
          </table:table-cell>
          <table:table-cell office:value-type="string">
            <text:p>41.25</text:p>
          </table:table-cell>
          <table:table-cell office:value-type="string">
            <text:p>-70.06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ACT</text:p>
          </table:table-cell>
          <table:table-cell office:value-type="string">
            <text:p>Waco [ACT]</text:p>
          </table:table-cell>
          <table:table-cell office:value-type="string">
            <text:p>United States</text:p>
          </table:table-cell>
          <table:table-cell office:value-type="string">
            <text:p>Waco Regional</text:p>
          </table:table-cell>
          <table:table-cell office:value-type="string">
            <text:p>31.61</text:p>
          </table:table-cell>
          <table:table-cell office:value-type="string">
            <text:p>-97.23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ACY</text:p>
          </table:table-cell>
          <table:table-cell office:value-type="string">
            <text:p>Atlantic City [ACY]</text:p>
          </table:table-cell>
          <table:table-cell office:value-type="string">
            <text:p>United States</text:p>
          </table:table-cell>
          <table:table-cell office:value-type="string">
            <text:p>Atlantic City International</text:p>
          </table:table-cell>
          <table:table-cell office:value-type="string">
            <text:p>39.46</text:p>
          </table:table-cell>
          <table:table-cell office:value-type="string">
            <text:p>-74.58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ADA</text:p>
          </table:table-cell>
          <table:table-cell office:value-type="string">
            <text:p>Adana [ADA]</text:p>
          </table:table-cell>
          <table:table-cell office:value-type="string">
            <text:p>Turkey</text:p>
          </table:table-cell>
          <table:table-cell office:value-type="string">
            <text:p>Adana/Incirlik Ab</text:p>
          </table:table-cell>
          <table:table-cell office:value-type="string">
            <text:p>36.98</text:p>
          </table:table-cell>
          <table:table-cell office:value-type="string">
            <text:p>35.28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ADB</text:p>
          </table:table-cell>
          <table:table-cell office:value-type="string">
            <text:p>Izmir [ADB]</text:p>
          </table:table-cell>
          <table:table-cell office:value-type="string">
            <text:p>Turkey</text:p>
          </table:table-cell>
          <table:table-cell office:value-type="string">
            <text:p>Adnan Menderes</text:p>
          </table:table-cell>
          <table:table-cell office:value-type="string">
            <text:p>38.29</text:p>
          </table:table-cell>
          <table:table-cell office:value-type="string">
            <text:p>27.16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ADD</text:p>
          </table:table-cell>
          <table:table-cell office:value-type="string">
            <text:p>Addis Ababa [ADD]</text:p>
          </table:table-cell>
          <table:table-cell office:value-type="string">
            <text:p>Ethiopia</text:p>
          </table:table-cell>
          <table:table-cell office:value-type="string">
            <text:p>Bole International</text:p>
          </table:table-cell>
          <table:table-cell office:value-type="string">
            <text:p>8.98</text:p>
          </table:table-cell>
          <table:table-cell office:value-type="string">
            <text:p>38.8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ADH</text:p>
          </table:table-cell>
          <table:table-cell office:value-type="string">
            <text:p>Aldan [ADH]</text:p>
          </table:table-cell>
          <table:table-cell office:value-type="string">
            <text:p>Russia</text:p>
          </table:table-cell>
          <table:table-cell office:value-type="string">
            <text:p>Ada Municipal</text:p>
          </table:table-cell>
          <table:table-cell office:value-type="string">
            <text:p>34.8</text:p>
          </table:table-cell>
          <table:table-cell office:value-type="string">
            <text:p>-96.67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ADJ</text:p>
          </table:table-cell>
          <table:table-cell office:value-type="string">
            <text:p>Amman [ADJ]</text:p>
          </table:table-cell>
          <table:table-cell office:value-type="string">
            <text:p>Jordan</text:p>
          </table:table-cell>
          <table:table-cell office:value-type="string">
            <text:p>Marka International</text:p>
          </table:table-cell>
          <table:table-cell office:value-type="string">
            <text:p>31.97</text:p>
          </table:table-cell>
          <table:table-cell office:value-type="string">
            <text:p>35.99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ADK</text:p>
          </table:table-cell>
          <table:table-cell office:value-type="string">
            <text:p>Adak Island [ADK]</text:p>
          </table:table-cell>
          <table:table-cell office:value-type="string">
            <text:p>United States</text:p>
          </table:table-cell>
          <table:table-cell office:value-type="string">
            <text:p>Adak</text:p>
          </table:table-cell>
          <table:table-cell office:value-type="string">
            <text:p>51.88</text:p>
          </table:table-cell>
          <table:table-cell office:value-type="string">
            <text:p>-176.65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ADL</text:p>
          </table:table-cell>
          <table:table-cell office:value-type="string">
            <text:p>Adelaide [ADL]</text:p>
          </table:table-cell>
          <table:table-cell office:value-type="string">
            <text:p>Australia</text:p>
          </table:table-cell>
          <table:table-cell office:value-type="string">
            <text:p>Adelaide International</text:p>
          </table:table-cell>
          <table:table-cell office:value-type="string">
            <text:p>-34.95</text:p>
          </table:table-cell>
          <table:table-cell office:value-type="string">
            <text:p>138.53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ADM</text:p>
          </table:table-cell>
          <table:table-cell office:value-type="string">
            <text:p>Ardmore [ADM]</text:p>
          </table:table-cell>
          <table:table-cell office:value-type="string">
            <text:p>United States</text:p>
          </table:table-cell>
          <table:table-cell office:value-type="string">
            <text:p>Ardmore Municipal</text:p>
          </table:table-cell>
          <table:table-cell office:value-type="string">
            <text:p>34.3</text:p>
          </table:table-cell>
          <table:table-cell office:value-type="string">
            <text:p>-97.02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ADQ</text:p>
          </table:table-cell>
          <table:table-cell office:value-type="string">
            <text:p>Kodiak [ADQ]</text:p>
          </table:table-cell>
          <table:table-cell office:value-type="string">
            <text:p>United States</text:p>
          </table:table-cell>
          <table:table-cell office:value-type="string">
            <text:p>Kodiak</text:p>
          </table:table-cell>
          <table:table-cell office:value-type="string">
            <text:p>57.75</text:p>
          </table:table-cell>
          <table:table-cell office:value-type="string">
            <text:p>-152.49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ADW</text:p>
          </table:table-cell>
          <table:table-cell office:value-type="string">
            <text:p>Camp Springs [ADW]</text:p>
          </table:table-cell>
          <table:table-cell office:value-type="string">
            <text:p>United States</text:p>
          </table:table-cell>
          <table:table-cell office:value-type="string">
            <text:p>Andrews Air Force Base</text:p>
          </table:table-cell>
          <table:table-cell office:value-type="string">
            <text:p>38.81</text:p>
          </table:table-cell>
          <table:table-cell office:value-type="string">
            <text:p>-76.87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ADX</text:p>
          </table:table-cell>
          <table:table-cell office:value-type="string">
            <text:p>Leuchars [ADX]</text:p>
          </table:table-cell>
          <table:table-cell office:value-type="string">
            <text:p>United Kingdom</text:p>
          </table:table-cell>
          <table:table-cell office:value-type="string">
            <text:p>Leuchars</text:p>
          </table:table-cell>
          <table:table-cell office:value-type="string">
            <text:p>56.37</text:p>
          </table:table-cell>
          <table:table-cell office:value-type="string">
            <text:p>-2.87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ADZ</text:p>
          </table:table-cell>
          <table:table-cell office:value-type="string">
            <text:p>San Andres Island [ADZ]</text:p>
          </table:table-cell>
          <table:table-cell office:value-type="string">
            <text:p>Colombia</text:p>
          </table:table-cell>
          <table:table-cell office:value-type="string">
            <text:p>Gustavo Rojas Pinilla</text:p>
          </table:table-cell>
          <table:table-cell office:value-type="string">
            <text:p>12.58</text:p>
          </table:table-cell>
          <table:table-cell office:value-type="string">
            <text:p>-81.71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AEH</text:p>
          </table:table-cell>
          <table:table-cell office:value-type="string">
            <text:p>Abeche [AEH]</text:p>
          </table:table-cell>
          <table:table-cell office:value-type="string">
            <text:p>Chad</text:p>
          </table:table-cell>
          <table:table-cell office:value-type="string">
            <text:p>Abeche</text:p>
          </table:table-cell>
          <table:table-cell office:value-type="string">
            <text:p>13.85</text:p>
          </table:table-cell>
          <table:table-cell office:value-type="string">
            <text:p>20.84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AEP</text:p>
          </table:table-cell>
          <table:table-cell office:value-type="string">
            <text:p>Buenos Aires [AEP]</text:p>
          </table:table-cell>
          <table:table-cell office:value-type="string">
            <text:p>Argentina</text:p>
          </table:table-cell>
          <table:table-cell office:value-type="string">
            <text:p>Aeroparque Jorge Newbery</text:p>
          </table:table-cell>
          <table:table-cell office:value-type="string">
            <text:p>-34.56</text:p>
          </table:table-cell>
          <table:table-cell office:value-type="string">
            <text:p>-58.42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AER</text:p>
          </table:table-cell>
          <table:table-cell office:value-type="string">
            <text:p>Sochi [AER]</text:p>
          </table:table-cell>
          <table:table-cell office:value-type="string">
            <text:p>Russia</text:p>
          </table:table-cell>
          <table:table-cell office:value-type="string">
            <text:p>Sochi</text:p>
          </table:table-cell>
          <table:table-cell office:value-type="string">
            <text:p>43.45</text:p>
          </table:table-cell>
          <table:table-cell office:value-type="string">
            <text:p>39.95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AES</text:p>
          </table:table-cell>
          <table:table-cell office:value-type="string">
            <text:p>Alesund [AES]</text:p>
          </table:table-cell>
          <table:table-cell office:value-type="string">
            <text:p>Norway</text:p>
          </table:table-cell>
          <table:table-cell office:value-type="string">
            <text:p>Vigra</text:p>
          </table:table-cell>
          <table:table-cell office:value-type="string">
            <text:p>62.56</text:p>
          </table:table-cell>
          <table:table-cell office:value-type="string">
            <text:p>6.11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AEX</text:p>
          </table:table-cell>
          <table:table-cell office:value-type="string">
            <text:p>Alexandria [AEX]</text:p>
          </table:table-cell>
          <table:table-cell office:value-type="string">
            <text:p>United States</text:p>
          </table:table-cell>
          <table:table-cell office:value-type="string">
            <text:p>Alexandria International</text:p>
          </table:table-cell>
          <table:table-cell office:value-type="string">
            <text:p>31.33</text:p>
          </table:table-cell>
          <table:table-cell office:value-type="string">
            <text:p>-92.55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AEY</text:p>
          </table:table-cell>
          <table:table-cell office:value-type="string">
            <text:p>Akureyri [AEY]</text:p>
          </table:table-cell>
          <table:table-cell office:value-type="string">
            <text:p>Iceland</text:p>
          </table:table-cell>
          <table:table-cell office:value-type="string">
            <text:p>Akureyri</text:p>
          </table:table-cell>
          <table:table-cell office:value-type="string">
            <text:p>65.66</text:p>
          </table:table-cell>
          <table:table-cell office:value-type="string">
            <text:p>-18.07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AFA</text:p>
          </table:table-cell>
          <table:table-cell office:value-type="string">
            <text:p>San Rafael [AFA]</text:p>
          </table:table-cell>
          <table:table-cell office:value-type="string">
            <text:p>Argentina</text:p>
          </table:table-cell>
          <table:table-cell office:value-type="string">
            <text:p>San Rafael</text:p>
          </table:table-cell>
          <table:table-cell office:value-type="string">
            <text:p>-34.59</text:p>
          </table:table-cell>
          <table:table-cell office:value-type="string">
            <text:p>-68.4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AFL</text:p>
          </table:table-cell>
          <table:table-cell office:value-type="string">
            <text:p>Alta Floresta [AFL]</text:p>
          </table:table-cell>
          <table:table-cell office:value-type="string">
            <text:p>Brazil</text:p>
          </table:table-cell>
          <table:table-cell office:value-type="string">
            <text:p>Alta Floresta</text:p>
          </table:table-cell>
          <table:table-cell office:value-type="string">
            <text:p>-9.87</text:p>
          </table:table-cell>
          <table:table-cell office:value-type="string">
            <text:p>-56.11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AFY</text:p>
          </table:table-cell>
          <table:table-cell office:value-type="string">
            <text:p>Afyon [AFY]</text:p>
          </table:table-cell>
          <table:table-cell office:value-type="string">
            <text:p>Turkey</text:p>
          </table:table-cell>
          <table:table-cell office:value-type="string">
            <text:p>Afyon</text:p>
          </table:table-cell>
          <table:table-cell office:value-type="string">
            <text:p>38.73</text:p>
          </table:table-cell>
          <table:table-cell office:value-type="string">
            <text:p>30.6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AGA</text:p>
          </table:table-cell>
          <table:table-cell office:value-type="string">
            <text:p>Agadir [AGA]</text:p>
          </table:table-cell>
          <table:table-cell office:value-type="string">
            <text:p>Morocco</text:p>
          </table:table-cell>
          <table:table-cell office:value-type="string">
            <text:p>Inezgane</text:p>
          </table:table-cell>
          <table:table-cell office:value-type="string">
            <text:p>30.38</text:p>
          </table:table-cell>
          <table:table-cell office:value-type="string">
            <text:p>-9.55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AGB</text:p>
          </table:table-cell>
          <table:table-cell office:value-type="string">
            <text:p>Augsburg [AGB]</text:p>
          </table:table-cell>
          <table:table-cell office:value-type="string">
            <text:p>Germany</text:p>
          </table:table-cell>
          <table:table-cell office:value-type="string">
            <text:p>Augsburg</text:p>
          </table:table-cell>
          <table:table-cell office:value-type="string">
            <text:p>48.43</text:p>
          </table:table-cell>
          <table:table-cell office:value-type="string">
            <text:p>10.93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AGF</text:p>
          </table:table-cell>
          <table:table-cell office:value-type="string">
            <text:p>Agen [AGF]</text:p>
          </table:table-cell>
          <table:table-cell office:value-type="string">
            <text:p>France</text:p>
          </table:table-cell>
          <table:table-cell office:value-type="string">
            <text:p>La Garenne</text:p>
          </table:table-cell>
          <table:table-cell office:value-type="string">
            <text:p>44.17</text:p>
          </table:table-cell>
          <table:table-cell office:value-type="string">
            <text:p>0.59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AGH</text:p>
          </table:table-cell>
          <table:table-cell office:value-type="string">
            <text:p>Angelholm [AGH]</text:p>
          </table:table-cell>
          <table:table-cell office:value-type="string">
            <text:p>Sweden</text:p>
          </table:table-cell>
          <table:table-cell office:value-type="string">
            <text:p>Angelholm</text:p>
          </table:table-cell>
          <table:table-cell office:value-type="string">
            <text:p>56.3</text:p>
          </table:table-cell>
          <table:table-cell office:value-type="string">
            <text:p>12.85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AGP</text:p>
          </table:table-cell>
          <table:table-cell office:value-type="string">
            <text:p>Malaga [AGP]</text:p>
          </table:table-cell>
          <table:table-cell office:value-type="string">
            <text:p>Spain</text:p>
          </table:table-cell>
          <table:table-cell office:value-type="string">
            <text:p>Malaga</text:p>
          </table:table-cell>
          <table:table-cell office:value-type="string">
            <text:p>36.67</text:p>
          </table:table-cell>
          <table:table-cell office:value-type="string">
            <text:p>-4.5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AGQ</text:p>
          </table:table-cell>
          <table:table-cell office:value-type="string">
            <text:p>Agrinion [AGQ]</text:p>
          </table:table-cell>
          <table:table-cell office:value-type="string">
            <text:p>Greece</text:p>
          </table:table-cell>
          <table:table-cell office:value-type="string">
            <text:p>Agrinion</text:p>
          </table:table-cell>
          <table:table-cell office:value-type="string">
            <text:p>38.6</text:p>
          </table:table-cell>
          <table:table-cell office:value-type="string">
            <text:p>21.35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AGR</text:p>
          </table:table-cell>
          <table:table-cell office:value-type="string">
            <text:p>Agra [AGR]</text:p>
          </table:table-cell>
          <table:table-cell office:value-type="string">
            <text:p>India</text:p>
          </table:table-cell>
          <table:table-cell office:value-type="string">
            <text:p>Agra</text:p>
          </table:table-cell>
          <table:table-cell office:value-type="string">
            <text:p>27.16</text:p>
          </table:table-cell>
          <table:table-cell office:value-type="string">
            <text:p>77.96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AGS</text:p>
          </table:table-cell>
          <table:table-cell office:value-type="string">
            <text:p>Bush Field [AGS]</text:p>
          </table:table-cell>
          <table:table-cell office:value-type="string">
            <text:p>United States</text:p>
          </table:table-cell>
          <table:table-cell office:value-type="string">
            <text:p>Augusta Regional at Bush Field</text:p>
          </table:table-cell>
          <table:table-cell office:value-type="string">
            <text:p>33.37</text:p>
          </table:table-cell>
          <table:table-cell office:value-type="string">
            <text:p>-81.96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AGU</text:p>
          </table:table-cell>
          <table:table-cell office:value-type="string">
            <text:p>Aguascalientes [AGU]</text:p>
          </table:table-cell>
          <table:table-cell office:value-type="string">
            <text:p>Mexico</text:p>
          </table:table-cell>
          <table:table-cell office:value-type="string">
            <text:p>Jesus Teran International</text:p>
          </table:table-cell>
          <table:table-cell office:value-type="string">
            <text:p>21.71</text:p>
          </table:table-cell>
          <table:table-cell office:value-type="string">
            <text:p>-102.32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AGV</text:p>
          </table:table-cell>
          <table:table-cell office:value-type="string">
            <text:p>Acarigua [AGV]</text:p>
          </table:table-cell>
          <table:table-cell office:value-type="string">
            <text:p>Venezuela</text:p>
          </table:table-cell>
          <table:table-cell office:value-type="string">
            <text:p>Oswaldo Guevara Mujica</text:p>
          </table:table-cell>
          <table:table-cell office:value-type="string">
            <text:p>9.55</text:p>
          </table:table-cell>
          <table:table-cell office:value-type="string">
            <text:p>-69.24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AGX</text:p>
          </table:table-cell>
          <table:table-cell office:value-type="string">
            <text:p>Agatti Island [AGX]</text:p>
          </table:table-cell>
          <table:table-cell office:value-type="string">
            <text:p>India</text:p>
          </table:table-cell>
          <table:table-cell office:value-type="string">
            <text:p>Agatti</text:p>
          </table:table-cell>
          <table:table-cell office:value-type="string">
            <text:p>10.82</text:p>
          </table:table-cell>
          <table:table-cell office:value-type="string">
            <text:p>72.18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AGZ</text:p>
          </table:table-cell>
          <table:table-cell office:value-type="string">
            <text:p>Aggeneys [AGZ]</text:p>
          </table:table-cell>
          <table:table-cell office:value-type="string">
            <text:p>South Africa</text:p>
          </table:table-cell>
          <table:table-cell office:value-type="string">
            <text:p>Aggeneys</text:p>
          </table:table-cell>
          <table:table-cell office:value-type="string">
            <text:p>-29.28</text:p>
          </table:table-cell>
          <table:table-cell office:value-type="string">
            <text:p>18.81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AHB</text:p>
          </table:table-cell>
          <table:table-cell office:value-type="string">
            <text:p>Abha [AHB]</text:p>
          </table:table-cell>
          <table:table-cell office:value-type="string">
            <text:p>Saudi Arabia</text:p>
          </table:table-cell>
          <table:table-cell office:value-type="string">
            <text:p>Abha</text:p>
          </table:table-cell>
          <table:table-cell office:value-type="string">
            <text:p>18.24</text:p>
          </table:table-cell>
          <table:table-cell office:value-type="string">
            <text:p>42.66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AHO</text:p>
          </table:table-cell>
          <table:table-cell office:value-type="string">
            <text:p>Alghero [AHO]</text:p>
          </table:table-cell>
          <table:table-cell office:value-type="string">
            <text:p>Italy</text:p>
          </table:table-cell>
          <table:table-cell office:value-type="string">
            <text:p>Alghero</text:p>
          </table:table-cell>
          <table:table-cell office:value-type="string">
            <text:p>40.63</text:p>
          </table:table-cell>
          <table:table-cell office:value-type="string">
            <text:p>8.29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AHU</text:p>
          </table:table-cell>
          <table:table-cell office:value-type="string">
            <text:p>Al Hociema [AHU]</text:p>
          </table:table-cell>
          <table:table-cell office:value-type="string">
            <text:p>Morocco</text:p>
          </table:table-cell>
          <table:table-cell office:value-type="string">
            <text:p>Cherif El Idrissi</text:p>
          </table:table-cell>
          <table:table-cell office:value-type="string">
            <text:p>35.18</text:p>
          </table:table-cell>
          <table:table-cell office:value-type="string">
            <text:p>-3.84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AIG</text:p>
          </table:table-cell>
          <table:table-cell office:value-type="string">
            <text:p>Yalinga [AIG]</text:p>
          </table:table-cell>
          <table:table-cell office:value-type="string">
            <text:p>Central African Republic</text:p>
          </table:table-cell>
          <table:table-cell office:value-type="string">
            <text:p>Yalinga</text:p>
          </table:table-cell>
          <table:table-cell office:value-type="string">
            <text:p>45.15</text:p>
          </table:table-cell>
          <table:table-cell office:value-type="string">
            <text:p>-89.11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AIN</text:p>
          </table:table-cell>
          <table:table-cell office:value-type="string">
            <text:p>Fort Wainwright [AIN]</text:p>
          </table:table-cell>
          <table:table-cell office:value-type="string">
            <text:p>United States</text:p>
          </table:table-cell>
          <table:table-cell office:value-type="string">
            <text:p>Wainwright As</text:p>
          </table:table-cell>
          <table:table-cell office:value-type="string">
            <text:p>70.61</text:p>
          </table:table-cell>
          <table:table-cell office:value-type="string">
            <text:p>-159.86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AIT</text:p>
          </table:table-cell>
          <table:table-cell office:value-type="string">
            <text:p>Aitutaki [AIT]</text:p>
          </table:table-cell>
          <table:table-cell office:value-type="string">
            <text:p>Cook Islands</text:p>
          </table:table-cell>
          <table:table-cell office:value-type="string">
            <text:p>Aitutaki</text:p>
          </table:table-cell>
          <table:table-cell office:value-type="string">
            <text:p>-18.83</text:p>
          </table:table-cell>
          <table:table-cell office:value-type="string">
            <text:p>-159.77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AJA</text:p>
          </table:table-cell>
          <table:table-cell office:value-type="string">
            <text:p>Ajaccio [AJA]</text:p>
          </table:table-cell>
          <table:table-cell office:value-type="string">
            <text:p>Corsica</text:p>
          </table:table-cell>
          <table:table-cell office:value-type="string">
            <text:p>Campo Dell Oro</text:p>
          </table:table-cell>
          <table:table-cell office:value-type="string">
            <text:p>41.92</text:p>
          </table:table-cell>
          <table:table-cell office:value-type="string">
            <text:p>8.8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AJL</text:p>
          </table:table-cell>
          <table:table-cell office:value-type="string">
            <text:p>Aizwal [AJL]</text:p>
          </table:table-cell>
          <table:table-cell office:value-type="string">
            <text:p>India</text:p>
          </table:table-cell>
          <table:table-cell office:value-type="string">
            <text:p>Aizawl</text:p>
          </table:table-cell>
          <table:table-cell office:value-type="string">
            <text:p>23.75</text:p>
          </table:table-cell>
          <table:table-cell office:value-type="string">
            <text:p>92.8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AJN</text:p>
          </table:table-cell>
          <table:table-cell office:value-type="string">
            <text:p>Anjouan [AJN]</text:p>
          </table:table-cell>
          <table:table-cell office:value-type="string">
            <text:p>Comoros Islands</text:p>
          </table:table-cell>
          <table:table-cell office:value-type="string">
            <text:p>Anjouan Ouani</text:p>
          </table:table-cell>
          <table:table-cell office:value-type="string">
            <text:p>-12.13</text:p>
          </table:table-cell>
          <table:table-cell office:value-type="string">
            <text:p>44.43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AJO</text:p>
          </table:table-cell>
          <table:table-cell office:value-type="string">
            <text:p>Al-Jouf [AJO]</text:p>
          </table:table-cell>
          <table:table-cell office:value-type="string">
            <text:p>Saudi Arabia</text:p>
          </table:table-cell>
          <table:table-cell office:value-type="string">
            <text:p>Al Jouf</text:p>
          </table:table-cell>
          <table:table-cell office:value-type="string">
            <text:p>29.79</text:p>
          </table:table-cell>
          <table:table-cell office:value-type="string">
            <text:p>40.1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AJR</text:p>
          </table:table-cell>
          <table:table-cell office:value-type="string">
            <text:p>Arvidsjaur [AJR]</text:p>
          </table:table-cell>
          <table:table-cell office:value-type="string">
            <text:p>Sweden</text:p>
          </table:table-cell>
          <table:table-cell office:value-type="string">
            <text:p>Arvidsjaur</text:p>
          </table:table-cell>
          <table:table-cell office:value-type="string">
            <text:p>65.59</text:p>
          </table:table-cell>
          <table:table-cell office:value-type="string">
            <text:p>19.28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AJU</text:p>
          </table:table-cell>
          <table:table-cell office:value-type="string">
            <text:p>Aracaju [AJU]</text:p>
          </table:table-cell>
          <table:table-cell office:value-type="string">
            <text:p>Brazil</text:p>
          </table:table-cell>
          <table:table-cell office:value-type="string">
            <text:p>Santa Maria</text:p>
          </table:table-cell>
          <table:table-cell office:value-type="string">
            <text:p>-10.98</text:p>
          </table:table-cell>
          <table:table-cell office:value-type="string">
            <text:p>-37.07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AJY</text:p>
          </table:table-cell>
          <table:table-cell office:value-type="string">
            <text:p>Agadez [AJY]</text:p>
          </table:table-cell>
          <table:table-cell office:value-type="string">
            <text:p>Niger</text:p>
          </table:table-cell>
          <table:table-cell office:value-type="string">
            <text:p>Manu Dayak</text:p>
          </table:table-cell>
          <table:table-cell office:value-type="string">
            <text:p>16.96</text:p>
          </table:table-cell>
          <table:table-cell office:value-type="string">
            <text:p>8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AKD</text:p>
          </table:table-cell>
          <table:table-cell office:value-type="string">
            <text:p>Akola [AKD]</text:p>
          </table:table-cell>
          <table:table-cell office:value-type="string">
            <text:p>India</text:p>
          </table:table-cell>
          <table:table-cell office:value-type="string">
            <text:p>Akola</text:p>
          </table:table-cell>
          <table:table-cell office:value-type="string">
            <text:p>20.7</text:p>
          </table:table-cell>
          <table:table-cell office:value-type="string">
            <text:p>77.06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AKF</text:p>
          </table:table-cell>
          <table:table-cell office:value-type="string">
            <text:p>Kufra [AKF]</text:p>
          </table:table-cell>
          <table:table-cell office:value-type="string">
            <text:p>Libya</text:p>
          </table:table-cell>
          <table:table-cell office:value-type="string">
            <text:p>Kufra</text:p>
          </table:table-cell>
          <table:table-cell office:value-type="string">
            <text:p>24.18</text:p>
          </table:table-cell>
          <table:table-cell office:value-type="string">
            <text:p>23.31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AKJ</text:p>
          </table:table-cell>
          <table:table-cell office:value-type="string">
            <text:p>Asahikawa [AKJ]</text:p>
          </table:table-cell>
          <table:table-cell office:value-type="string">
            <text:p>Japan</text:p>
          </table:table-cell>
          <table:table-cell office:value-type="string">
            <text:p>Asahikawa</text:p>
          </table:table-cell>
          <table:table-cell office:value-type="string">
            <text:p>43.67</text:p>
          </table:table-cell>
          <table:table-cell office:value-type="string">
            <text:p>142.45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AKL</text:p>
          </table:table-cell>
          <table:table-cell office:value-type="string">
            <text:p>Auckland [AKL]</text:p>
          </table:table-cell>
          <table:table-cell office:value-type="string">
            <text:p>New Zealand</text:p>
          </table:table-cell>
          <table:table-cell office:value-type="string">
            <text:p>Auckland International</text:p>
          </table:table-cell>
          <table:table-cell office:value-type="string">
            <text:p>-37.01</text:p>
          </table:table-cell>
          <table:table-cell office:value-type="string">
            <text:p>174.79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AKN</text:p>
          </table:table-cell>
          <table:table-cell office:value-type="string">
            <text:p>King Salmon [AKN]</text:p>
          </table:table-cell>
          <table:table-cell office:value-type="string">
            <text:p>United States</text:p>
          </table:table-cell>
          <table:table-cell office:value-type="string">
            <text:p>King Salmon</text:p>
          </table:table-cell>
          <table:table-cell office:value-type="string">
            <text:p>58.68</text:p>
          </table:table-cell>
          <table:table-cell office:value-type="string">
            <text:p>-156.65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AKR</text:p>
          </table:table-cell>
          <table:table-cell office:value-type="string">
            <text:p>Akure [AKR]</text:p>
          </table:table-cell>
          <table:table-cell office:value-type="string">
            <text:p>Nigeria</text:p>
          </table:table-cell>
          <table:table-cell office:value-type="string">
            <text:p>Akure</text:p>
          </table:table-cell>
          <table:table-cell office:value-type="string">
            <text:p>7.25</text:p>
          </table:table-cell>
          <table:table-cell office:value-type="string">
            <text:p>5.3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AKT</text:p>
          </table:table-cell>
          <table:table-cell office:value-type="string">
            <text:p>Akrotiri [AKT]</text:p>
          </table:table-cell>
          <table:table-cell office:value-type="string">
            <text:p>Cyprus</text:p>
          </table:table-cell>
          <table:table-cell office:value-type="string">
            <text:p>Akrotiri</text:p>
          </table:table-cell>
          <table:table-cell office:value-type="string">
            <text:p>34.59</text:p>
          </table:table-cell>
          <table:table-cell office:value-type="string">
            <text:p>32.99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AKX</text:p>
          </table:table-cell>
          <table:table-cell office:value-type="string">
            <text:p>Aktyubinsk [AKX]</text:p>
          </table:table-cell>
          <table:table-cell office:value-type="string">
            <text:p>Kazakhstan</text:p>
          </table:table-cell>
          <table:table-cell office:value-type="string">
            <text:p>Aktyubinsk</text:p>
          </table:table-cell>
          <table:table-cell office:value-type="string">
            <text:p>50.25</text:p>
          </table:table-cell>
          <table:table-cell office:value-type="string">
            <text:p>57.2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AKY</text:p>
          </table:table-cell>
          <table:table-cell office:value-type="string">
            <text:p>Sittwe [AKY]</text:p>
          </table:table-cell>
          <table:table-cell office:value-type="string">
            <text:p>Myanmar (Burma)</text:p>
          </table:table-cell>
          <table:table-cell office:value-type="string">
            <text:p>Sittwe</text:p>
          </table:table-cell>
          <table:table-cell office:value-type="string">
            <text:p>20.13</text:p>
          </table:table-cell>
          <table:table-cell office:value-type="string">
            <text:p>92.87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ALA</text:p>
          </table:table-cell>
          <table:table-cell office:value-type="string">
            <text:p>Alma-Ata [ALA]</text:p>
          </table:table-cell>
          <table:table-cell office:value-type="string">
            <text:p>Kazakhstan</text:p>
          </table:table-cell>
          <table:table-cell office:value-type="string">
            <text:p>Almaty</text:p>
          </table:table-cell>
          <table:table-cell office:value-type="string">
            <text:p>43.35</text:p>
          </table:table-cell>
          <table:table-cell office:value-type="string">
            <text:p>77.04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ALB</text:p>
          </table:table-cell>
          <table:table-cell office:value-type="string">
            <text:p>Albany [ALB]</text:p>
          </table:table-cell>
          <table:table-cell office:value-type="string">
            <text:p>United States</text:p>
          </table:table-cell>
          <table:table-cell office:value-type="string">
            <text:p>Albany International</text:p>
          </table:table-cell>
          <table:table-cell office:value-type="string">
            <text:p>42.75</text:p>
          </table:table-cell>
          <table:table-cell office:value-type="string">
            <text:p>-73.8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ALC</text:p>
          </table:table-cell>
          <table:table-cell office:value-type="string">
            <text:p>Alicante [ALC]</text:p>
          </table:table-cell>
          <table:table-cell office:value-type="string">
            <text:p>Spain</text:p>
          </table:table-cell>
          <table:table-cell office:value-type="string">
            <text:p>Alicante</text:p>
          </table:table-cell>
          <table:table-cell office:value-type="string">
            <text:p>38.28</text:p>
          </table:table-cell>
          <table:table-cell office:value-type="string">
            <text:p>-0.56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ALF</text:p>
          </table:table-cell>
          <table:table-cell office:value-type="string">
            <text:p>Alta [ALF]</text:p>
          </table:table-cell>
          <table:table-cell office:value-type="string">
            <text:p>Norway</text:p>
          </table:table-cell>
          <table:table-cell office:value-type="string">
            <text:p>Alta</text:p>
          </table:table-cell>
          <table:table-cell office:value-type="string">
            <text:p>69.98</text:p>
          </table:table-cell>
          <table:table-cell office:value-type="string">
            <text:p>23.37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ALG</text:p>
          </table:table-cell>
          <table:table-cell office:value-type="string">
            <text:p>Algiers [ALG]</text:p>
          </table:table-cell>
          <table:table-cell office:value-type="string">
            <text:p>Algeria</text:p>
          </table:table-cell>
          <table:table-cell office:value-type="string">
            <text:p>Houari Boumediene</text:p>
          </table:table-cell>
          <table:table-cell office:value-type="string">
            <text:p>36.69</text:p>
          </table:table-cell>
          <table:table-cell office:value-type="string">
            <text:p>3.22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ALI</text:p>
          </table:table-cell>
          <table:table-cell office:value-type="string">
            <text:p>Alice [ALI]</text:p>
          </table:table-cell>
          <table:table-cell office:value-type="string">
            <text:p>United States</text:p>
          </table:table-cell>
          <table:table-cell office:value-type="string">
            <text:p>Alice International</text:p>
          </table:table-cell>
          <table:table-cell office:value-type="string">
            <text:p>27.74</text:p>
          </table:table-cell>
          <table:table-cell office:value-type="string">
            <text:p>-98.03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ALJ</text:p>
          </table:table-cell>
          <table:table-cell office:value-type="string">
            <text:p>Alexander Bay [ALJ]</text:p>
          </table:table-cell>
          <table:table-cell office:value-type="string">
            <text:p>South Africa</text:p>
          </table:table-cell>
          <table:table-cell office:value-type="string">
            <text:p>Alexander Bay</text:p>
          </table:table-cell>
          <table:table-cell office:value-type="string">
            <text:p>-28.58</text:p>
          </table:table-cell>
          <table:table-cell office:value-type="string">
            <text:p>16.53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ALL</text:p>
          </table:table-cell>
          <table:table-cell office:value-type="string">
            <text:p>Albenga [ALL]</text:p>
          </table:table-cell>
          <table:table-cell office:value-type="string">
            <text:p>Italy</text:p>
          </table:table-cell>
          <table:table-cell office:value-type="string">
            <text:p>Albenga</text:p>
          </table:table-cell>
          <table:table-cell office:value-type="string">
            <text:p>44.05</text:p>
          </table:table-cell>
          <table:table-cell office:value-type="string">
            <text:p>8.13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ALP</text:p>
          </table:table-cell>
          <table:table-cell office:value-type="string">
            <text:p>Aleppo [ALP]</text:p>
          </table:table-cell>
          <table:table-cell office:value-type="string">
            <text:p>Syria</text:p>
          </table:table-cell>
          <table:table-cell office:value-type="string">
            <text:p>Aleppo International</text:p>
          </table:table-cell>
          <table:table-cell office:value-type="string">
            <text:p>36.18</text:p>
          </table:table-cell>
          <table:table-cell office:value-type="string">
            <text:p>37.22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ALR</text:p>
          </table:table-cell>
          <table:table-cell office:value-type="string">
            <text:p>Alexandra [ALR]</text:p>
          </table:table-cell>
          <table:table-cell office:value-type="string">
            <text:p>New Zealand</text:p>
          </table:table-cell>
          <table:table-cell office:value-type="string">
            <text:p>Alexandra</text:p>
          </table:table-cell>
          <table:table-cell office:value-type="string">
            <text:p>-45.21</text:p>
          </table:table-cell>
          <table:table-cell office:value-type="string">
            <text:p>169.37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ALY</text:p>
          </table:table-cell>
          <table:table-cell office:value-type="string">
            <text:p>Alexandria [ALY]</text:p>
          </table:table-cell>
          <table:table-cell office:value-type="string">
            <text:p>Egypt</text:p>
          </table:table-cell>
          <table:table-cell office:value-type="string">
            <text:p>Alexandria International</text:p>
          </table:table-cell>
          <table:table-cell office:value-type="string">
            <text:p>31.18</text:p>
          </table:table-cell>
          <table:table-cell office:value-type="string">
            <text:p>29.95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AMA</text:p>
          </table:table-cell>
          <table:table-cell office:value-type="string">
            <text:p>Amarillo [AMA]</text:p>
          </table:table-cell>
          <table:table-cell office:value-type="string">
            <text:p>United States</text:p>
          </table:table-cell>
          <table:table-cell office:value-type="string">
            <text:p>Amarillo International</text:p>
          </table:table-cell>
          <table:table-cell office:value-type="string">
            <text:p>35.22</text:p>
          </table:table-cell>
          <table:table-cell office:value-type="string">
            <text:p>-101.71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AMB</text:p>
          </table:table-cell>
          <table:table-cell office:value-type="string">
            <text:p>Ambilobe [AMB]</text:p>
          </table:table-cell>
          <table:table-cell office:value-type="string">
            <text:p>Madagascar</text:p>
          </table:table-cell>
          <table:table-cell office:value-type="string">
            <text:p>Ambilobe Mahavavy</text:p>
          </table:table-cell>
          <table:table-cell office:value-type="string">
            <text:p>-13.19</text:p>
          </table:table-cell>
          <table:table-cell office:value-type="string">
            <text:p>48.99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AMD</text:p>
          </table:table-cell>
          <table:table-cell office:value-type="string">
            <text:p>Ahmedabad [AMD]</text:p>
          </table:table-cell>
          <table:table-cell office:value-type="string">
            <text:p>India</text:p>
          </table:table-cell>
          <table:table-cell office:value-type="string">
            <text:p>Ahmedabad</text:p>
          </table:table-cell>
          <table:table-cell office:value-type="string">
            <text:p>23.07</text:p>
          </table:table-cell>
          <table:table-cell office:value-type="string">
            <text:p>72.63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AMI</text:p>
          </table:table-cell>
          <table:table-cell office:value-type="string">
            <text:p>Mataram [AMI]</text:p>
          </table:table-cell>
          <table:table-cell office:value-type="string">
            <text:p>Indonesia</text:p>
          </table:table-cell>
          <table:table-cell office:value-type="string">
            <text:p>Selaparang</text:p>
          </table:table-cell>
          <table:table-cell office:value-type="string">
            <text:p>-8.56</text:p>
          </table:table-cell>
          <table:table-cell office:value-type="string">
            <text:p>116.09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AMM</text:p>
          </table:table-cell>
          <table:table-cell office:value-type="string">
            <text:p>Amman [AMM]</text:p>
          </table:table-cell>
          <table:table-cell office:value-type="string">
            <text:p>Jordan</text:p>
          </table:table-cell>
          <table:table-cell office:value-type="string">
            <text:p>Queen Alia International</text:p>
          </table:table-cell>
          <table:table-cell office:value-type="string">
            <text:p>31.72</text:p>
          </table:table-cell>
          <table:table-cell office:value-type="string">
            <text:p>35.99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AMQ</text:p>
          </table:table-cell>
          <table:table-cell office:value-type="string">
            <text:p>Ambon [AMQ]</text:p>
          </table:table-cell>
          <table:table-cell office:value-type="string">
            <text:p>Indonesia</text:p>
          </table:table-cell>
          <table:table-cell office:value-type="string">
            <text:p>Pattimura</text:p>
          </table:table-cell>
          <table:table-cell office:value-type="string">
            <text:p>-3.71</text:p>
          </table:table-cell>
          <table:table-cell office:value-type="string">
            <text:p>128.09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AMS</text:p>
          </table:table-cell>
          <table:table-cell office:value-type="string">
            <text:p>Amsterdam [AMS]</text:p>
          </table:table-cell>
          <table:table-cell office:value-type="string">
            <text:p>Netherlands</text:p>
          </table:table-cell>
          <table:table-cell office:value-type="string">
            <text:p>Schiphol</text:p>
          </table:table-cell>
          <table:table-cell office:value-type="string">
            <text:p>52.31</text:p>
          </table:table-cell>
          <table:table-cell office:value-type="string">
            <text:p>4.76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ANB</text:p>
          </table:table-cell>
          <table:table-cell office:value-type="string">
            <text:p>Anniston [ANB]</text:p>
          </table:table-cell>
          <table:table-cell office:value-type="string">
            <text:p>United States</text:p>
          </table:table-cell>
          <table:table-cell office:value-type="string">
            <text:p>Anniston Metropolitan</text:p>
          </table:table-cell>
          <table:table-cell office:value-type="string">
            <text:p>33.59</text:p>
          </table:table-cell>
          <table:table-cell office:value-type="string">
            <text:p>-85.86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ANC</text:p>
          </table:table-cell>
          <table:table-cell office:value-type="string">
            <text:p>Anchorage [ANC]</text:p>
          </table:table-cell>
          <table:table-cell office:value-type="string">
            <text:p>United States</text:p>
          </table:table-cell>
          <table:table-cell office:value-type="string">
            <text:p>Ted Stevens Anchorage International</text:p>
          </table:table-cell>
          <table:table-cell office:value-type="string">
            <text:p>61.17</text:p>
          </table:table-cell>
          <table:table-cell office:value-type="string">
            <text:p>-150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AND</text:p>
          </table:table-cell>
          <table:table-cell office:value-type="string">
            <text:p>Andersen [AND]</text:p>
          </table:table-cell>
          <table:table-cell office:value-type="string">
            <text:p>United States</text:p>
          </table:table-cell>
          <table:table-cell office:value-type="string">
            <text:p>Anderson Regional</text:p>
          </table:table-cell>
          <table:table-cell office:value-type="string">
            <text:p>34.5</text:p>
          </table:table-cell>
          <table:table-cell office:value-type="string">
            <text:p>-82.71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ANF</text:p>
          </table:table-cell>
          <table:table-cell office:value-type="string">
            <text:p>Antofagasta [ANF]</text:p>
          </table:table-cell>
          <table:table-cell office:value-type="string">
            <text:p>Chile</text:p>
          </table:table-cell>
          <table:table-cell office:value-type="string">
            <text:p>Cerro Moreno International</text:p>
          </table:table-cell>
          <table:table-cell office:value-type="string">
            <text:p>-23.44</text:p>
          </table:table-cell>
          <table:table-cell office:value-type="string">
            <text:p>-70.45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ANG</text:p>
          </table:table-cell>
          <table:table-cell office:value-type="string">
            <text:p>Angouleme [ANG]</text:p>
          </table:table-cell>
          <table:table-cell office:value-type="string">
            <text:p>France</text:p>
          </table:table-cell>
          <table:table-cell office:value-type="string">
            <text:p>Brie Champniers</text:p>
          </table:table-cell>
          <table:table-cell office:value-type="string">
            <text:p>45.73</text:p>
          </table:table-cell>
          <table:table-cell office:value-type="string">
            <text:p>0.22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ANK</text:p>
          </table:table-cell>
          <table:table-cell office:value-type="string">
            <text:p>Ankara [ANK]</text:p>
          </table:table-cell>
          <table:table-cell office:value-type="string">
            <text:p>Turkey</text:p>
          </table:table-cell>
          <table:table-cell office:value-type="string">
            <text:p>Etimesgut</text:p>
          </table:table-cell>
          <table:table-cell office:value-type="string">
            <text:p>39.95</text:p>
          </table:table-cell>
          <table:table-cell office:value-type="string">
            <text:p>32.69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ANM</text:p>
          </table:table-cell>
          <table:table-cell office:value-type="string">
            <text:p>Antalaha [ANM]</text:p>
          </table:table-cell>
          <table:table-cell office:value-type="string">
            <text:p>Madagascar</text:p>
          </table:table-cell>
          <table:table-cell office:value-type="string">
            <text:p>Antalaha Antsirabato</text:p>
          </table:table-cell>
          <table:table-cell office:value-type="string">
            <text:p>-15</text:p>
          </table:table-cell>
          <table:table-cell office:value-type="string">
            <text:p>50.32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ANN</text:p>
          </table:table-cell>
          <table:table-cell office:value-type="string">
            <text:p>Annette Island [ANN]</text:p>
          </table:table-cell>
          <table:table-cell office:value-type="string">
            <text:p>United States</text:p>
          </table:table-cell>
          <table:table-cell office:value-type="string">
            <text:p>Annette Island</text:p>
          </table:table-cell>
          <table:table-cell office:value-type="string">
            <text:p>55.04</text:p>
          </table:table-cell>
          <table:table-cell office:value-type="string">
            <text:p>-131.57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ANR</text:p>
          </table:table-cell>
          <table:table-cell office:value-type="string">
            <text:p>Antwerp [ANR]</text:p>
          </table:table-cell>
          <table:table-cell office:value-type="string">
            <text:p>Belgium</text:p>
          </table:table-cell>
          <table:table-cell office:value-type="string">
            <text:p>Deurne</text:p>
          </table:table-cell>
          <table:table-cell office:value-type="string">
            <text:p>51.19</text:p>
          </table:table-cell>
          <table:table-cell office:value-type="string">
            <text:p>4.46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ANS</text:p>
          </table:table-cell>
          <table:table-cell office:value-type="string">
            <text:p>Andahuaylas [ANS]</text:p>
          </table:table-cell>
          <table:table-cell office:value-type="string">
            <text:p>Peru</text:p>
          </table:table-cell>
          <table:table-cell office:value-type="string">
            <text:p>Andahuaylas</text:p>
          </table:table-cell>
          <table:table-cell office:value-type="string">
            <text:p>-13.71</text:p>
          </table:table-cell>
          <table:table-cell office:value-type="string">
            <text:p>-73.35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ANU</text:p>
          </table:table-cell>
          <table:table-cell office:value-type="string">
            <text:p>Antigua [ANU]</text:p>
          </table:table-cell>
          <table:table-cell office:value-type="string">
            <text:p>Leeward Islands</text:p>
          </table:table-cell>
          <table:table-cell office:value-type="string">
            <text:p>V C Bird International</text:p>
          </table:table-cell>
          <table:table-cell office:value-type="string">
            <text:p>17.14</text:p>
          </table:table-cell>
          <table:table-cell office:value-type="string">
            <text:p>-61.79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ANX</text:p>
          </table:table-cell>
          <table:table-cell office:value-type="string">
            <text:p>Andoya [ANX]</text:p>
          </table:table-cell>
          <table:table-cell office:value-type="string">
            <text:p>Norway</text:p>
          </table:table-cell>
          <table:table-cell office:value-type="string">
            <text:p>Andoya</text:p>
          </table:table-cell>
          <table:table-cell office:value-type="string">
            <text:p>69.29</text:p>
          </table:table-cell>
          <table:table-cell office:value-type="string">
            <text:p>16.14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AOC</text:p>
          </table:table-cell>
          <table:table-cell office:value-type="string">
            <text:p>Altenburg [AOC]</text:p>
          </table:table-cell>
          <table:table-cell office:value-type="string">
            <text:p>Germany</text:p>
          </table:table-cell>
          <table:table-cell office:value-type="string">
            <text:p>Altenburg Nobitz</text:p>
          </table:table-cell>
          <table:table-cell office:value-type="string">
            <text:p>50.98</text:p>
          </table:table-cell>
          <table:table-cell office:value-type="string">
            <text:p>12.51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AOJ</text:p>
          </table:table-cell>
          <table:table-cell office:value-type="string">
            <text:p>Aomori [AOJ]</text:p>
          </table:table-cell>
          <table:table-cell office:value-type="string">
            <text:p>Japan</text:p>
          </table:table-cell>
          <table:table-cell office:value-type="string">
            <text:p>Aomori</text:p>
          </table:table-cell>
          <table:table-cell office:value-type="string">
            <text:p>40.73</text:p>
          </table:table-cell>
          <table:table-cell office:value-type="string">
            <text:p>140.69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AOK</text:p>
          </table:table-cell>
          <table:table-cell office:value-type="string">
            <text:p>Karpathos [AOK]</text:p>
          </table:table-cell>
          <table:table-cell office:value-type="string">
            <text:p>Greece</text:p>
          </table:table-cell>
          <table:table-cell office:value-type="string">
            <text:p>Karpathos</text:p>
          </table:table-cell>
          <table:table-cell office:value-type="string">
            <text:p>35.42</text:p>
          </table:table-cell>
          <table:table-cell office:value-type="string">
            <text:p>27.15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AOL</text:p>
          </table:table-cell>
          <table:table-cell office:value-type="string">
            <text:p>Paso De Los Libres [AOL]</text:p>
          </table:table-cell>
          <table:table-cell office:value-type="string">
            <text:p>Argentina</text:p>
          </table:table-cell>
          <table:table-cell office:value-type="string">
            <text:p>Paso De Los Libres</text:p>
          </table:table-cell>
          <table:table-cell office:value-type="string">
            <text:p>-29.69</text:p>
          </table:table-cell>
          <table:table-cell office:value-type="string">
            <text:p>-57.15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AOO</text:p>
          </table:table-cell>
          <table:table-cell office:value-type="string">
            <text:p>Altoona [AOO]</text:p>
          </table:table-cell>
          <table:table-cell office:value-type="string">
            <text:p>United States</text:p>
          </table:table-cell>
          <table:table-cell office:value-type="string">
            <text:p>Altoona Blair County</text:p>
          </table:table-cell>
          <table:table-cell office:value-type="string">
            <text:p>40.3</text:p>
          </table:table-cell>
          <table:table-cell office:value-type="string">
            <text:p>-78.32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AOR</text:p>
          </table:table-cell>
          <table:table-cell office:value-type="string">
            <text:p>Alor Setar [AOR]</text:p>
          </table:table-cell>
          <table:table-cell office:value-type="string">
            <text:p>Malaysia</text:p>
          </table:table-cell>
          <table:table-cell office:value-type="string">
            <text:p>Sultan Abdul Halim</text:p>
          </table:table-cell>
          <table:table-cell office:value-type="string">
            <text:p>6.19</text:p>
          </table:table-cell>
          <table:table-cell office:value-type="string">
            <text:p>100.4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APB</text:p>
          </table:table-cell>
          <table:table-cell office:value-type="string">
            <text:p>Apolo [APB]</text:p>
          </table:table-cell>
          <table:table-cell office:value-type="string">
            <text:p>Bolivia</text:p>
          </table:table-cell>
          <table:table-cell office:value-type="string">
            <text:p>Apolo</text:p>
          </table:table-cell>
          <table:table-cell office:value-type="string">
            <text:p>-14.74</text:p>
          </table:table-cell>
          <table:table-cell office:value-type="string">
            <text:p>-68.41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APG</text:p>
          </table:table-cell>
          <table:table-cell office:value-type="string">
            <text:p>Aberdeen [APG]</text:p>
          </table:table-cell>
          <table:table-cell office:value-type="string">
            <text:p>United States</text:p>
          </table:table-cell>
          <table:table-cell office:value-type="string">
            <text:p>Phillips Air Force Base</text:p>
          </table:table-cell>
          <table:table-cell office:value-type="string">
            <text:p>39.47</text:p>
          </table:table-cell>
          <table:table-cell office:value-type="string">
            <text:p>-76.17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APL</text:p>
          </table:table-cell>
          <table:table-cell office:value-type="string">
            <text:p>Nampula [APL]</text:p>
          </table:table-cell>
          <table:table-cell office:value-type="string">
            <text:p>Mozambique</text:p>
          </table:table-cell>
          <table:table-cell office:value-type="string">
            <text:p>Nampula</text:p>
          </table:table-cell>
          <table:table-cell office:value-type="string">
            <text:p>-15.11</text:p>
          </table:table-cell>
          <table:table-cell office:value-type="string">
            <text:p>39.28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APW</text:p>
          </table:table-cell>
          <table:table-cell office:value-type="string">
            <text:p>Faleolo [APW]</text:p>
          </table:table-cell>
          <table:table-cell office:value-type="string">
            <text:p>American Samoa</text:p>
          </table:table-cell>
          <table:table-cell office:value-type="string">
            <text:p>Faleolo International</text:p>
          </table:table-cell>
          <table:table-cell office:value-type="string">
            <text:p>-13.83</text:p>
          </table:table-cell>
          <table:table-cell office:value-type="string">
            <text:p>-172.01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AQA</text:p>
          </table:table-cell>
          <table:table-cell office:value-type="string">
            <text:p>Araracuara [AQA]</text:p>
          </table:table-cell>
          <table:table-cell office:value-type="string">
            <text:p>Brazil</text:p>
          </table:table-cell>
          <table:table-cell office:value-type="string">
            <text:p>Araraquara</text:p>
          </table:table-cell>
          <table:table-cell office:value-type="string">
            <text:p>-21.81</text:p>
          </table:table-cell>
          <table:table-cell office:value-type="string">
            <text:p>-48.13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AQI</text:p>
          </table:table-cell>
          <table:table-cell office:value-type="string">
            <text:p>Hafr Al-Batin [AQI]</text:p>
          </table:table-cell>
          <table:table-cell office:value-type="string">
            <text:p>Saudi Arabia</text:p>
          </table:table-cell>
          <table:table-cell office:value-type="string">
            <text:p>Qaisumah</text:p>
          </table:table-cell>
          <table:table-cell office:value-type="string">
            <text:p>28.34</text:p>
          </table:table-cell>
          <table:table-cell office:value-type="string">
            <text:p>46.13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AQJ</text:p>
          </table:table-cell>
          <table:table-cell office:value-type="string">
            <text:p>Aqaba [AQJ]</text:p>
          </table:table-cell>
          <table:table-cell office:value-type="string">
            <text:p>Jordan</text:p>
          </table:table-cell>
          <table:table-cell office:value-type="string">
            <text:p>Aqaba International</text:p>
          </table:table-cell>
          <table:table-cell office:value-type="string">
            <text:p>29.61</text:p>
          </table:table-cell>
          <table:table-cell office:value-type="string">
            <text:p>35.02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AQP</text:p>
          </table:table-cell>
          <table:table-cell office:value-type="string">
            <text:p>Arequipa [AQP]</text:p>
          </table:table-cell>
          <table:table-cell office:value-type="string">
            <text:p>Peru</text:p>
          </table:table-cell>
          <table:table-cell office:value-type="string">
            <text:p>Rodriguez Ballon</text:p>
          </table:table-cell>
          <table:table-cell office:value-type="string">
            <text:p>-16.34</text:p>
          </table:table-cell>
          <table:table-cell office:value-type="string">
            <text:p>-71.58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ARA</text:p>
          </table:table-cell>
          <table:table-cell office:value-type="string">
            <text:p>Louisiana [ARA]</text:p>
          </table:table-cell>
          <table:table-cell office:value-type="string">
            <text:p>United States</text:p>
          </table:table-cell>
          <table:table-cell office:value-type="string">
            <text:p>Acadiana Regional</text:p>
          </table:table-cell>
          <table:table-cell office:value-type="string">
            <text:p>30.04</text:p>
          </table:table-cell>
          <table:table-cell office:value-type="string">
            <text:p>91.88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ARI</text:p>
          </table:table-cell>
          <table:table-cell office:value-type="string">
            <text:p>Arica [ARI]</text:p>
          </table:table-cell>
          <table:table-cell office:value-type="string">
            <text:p>Chile</text:p>
          </table:table-cell>
          <table:table-cell office:value-type="string">
            <text:p>Chacalluta</text:p>
          </table:table-cell>
          <table:table-cell office:value-type="string">
            <text:p>-18.35</text:p>
          </table:table-cell>
          <table:table-cell office:value-type="string">
            <text:p>-70.34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ARK</text:p>
          </table:table-cell>
          <table:table-cell office:value-type="string">
            <text:p>Arusha [ARK]</text:p>
          </table:table-cell>
          <table:table-cell office:value-type="string">
            <text:p>Tanzania</text:p>
          </table:table-cell>
          <table:table-cell office:value-type="string">
            <text:p>Arusha</text:p>
          </table:table-cell>
          <table:table-cell office:value-type="string">
            <text:p>-3.37</text:p>
          </table:table-cell>
          <table:table-cell office:value-type="string">
            <text:p>36.63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ARN</text:p>
          </table:table-cell>
          <table:table-cell office:value-type="string">
            <text:p>Stockholm [ARN]</text:p>
          </table:table-cell>
          <table:table-cell office:value-type="string">
            <text:p>Sweden</text:p>
          </table:table-cell>
          <table:table-cell office:value-type="string">
            <text:p>Arlanda</text:p>
          </table:table-cell>
          <table:table-cell office:value-type="string">
            <text:p>59.65</text:p>
          </table:table-cell>
          <table:table-cell office:value-type="string">
            <text:p>17.92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ART</text:p>
          </table:table-cell>
          <table:table-cell office:value-type="string">
            <text:p>Watertown [ART]</text:p>
          </table:table-cell>
          <table:table-cell office:value-type="string">
            <text:p>United States</text:p>
          </table:table-cell>
          <table:table-cell office:value-type="string">
            <text:p>Watertown International</text:p>
          </table:table-cell>
          <table:table-cell office:value-type="string">
            <text:p>43.99</text:p>
          </table:table-cell>
          <table:table-cell office:value-type="string">
            <text:p>-76.02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ARU</text:p>
          </table:table-cell>
          <table:table-cell office:value-type="string">
            <text:p>Aracatuba [ARU]</text:p>
          </table:table-cell>
          <table:table-cell office:value-type="string">
            <text:p>Brazil</text:p>
          </table:table-cell>
          <table:table-cell office:value-type="string">
            <text:p>Aracatuba</text:p>
          </table:table-cell>
          <table:table-cell office:value-type="string">
            <text:p>-21.14</text:p>
          </table:table-cell>
          <table:table-cell office:value-type="string">
            <text:p>-50.42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ARW</text:p>
          </table:table-cell>
          <table:table-cell office:value-type="string">
            <text:p>Arad [ARW]</text:p>
          </table:table-cell>
          <table:table-cell office:value-type="string">
            <text:p>Romania</text:p>
          </table:table-cell>
          <table:table-cell office:value-type="string">
            <text:p>Arad</text:p>
          </table:table-cell>
          <table:table-cell office:value-type="string">
            <text:p>46.18</text:p>
          </table:table-cell>
          <table:table-cell office:value-type="string">
            <text:p>21.26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ASB</text:p>
          </table:table-cell>
          <table:table-cell office:value-type="string">
            <text:p>Ashkhabad [ASB]</text:p>
          </table:table-cell>
          <table:table-cell office:value-type="string">
            <text:p>Turkmenistan</text:p>
          </table:table-cell>
          <table:table-cell office:value-type="string">
            <text:p>Ashgabat</text:p>
          </table:table-cell>
          <table:table-cell office:value-type="string">
            <text:p>37.99</text:p>
          </table:table-cell>
          <table:table-cell office:value-type="string">
            <text:p>58.36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ASD</text:p>
          </table:table-cell>
          <table:table-cell office:value-type="string">
            <text:p>Andros Town [ASD]</text:p>
          </table:table-cell>
          <table:table-cell office:value-type="string">
            <text:p>Bahamas</text:p>
          </table:table-cell>
          <table:table-cell office:value-type="string">
            <text:p>Andros Town</text:p>
          </table:table-cell>
          <table:table-cell office:value-type="string">
            <text:p>24.7</text:p>
          </table:table-cell>
          <table:table-cell office:value-type="string">
            <text:p>-77.8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ASF</text:p>
          </table:table-cell>
          <table:table-cell office:value-type="string">
            <text:p>Astrakhan [ASF]</text:p>
          </table:table-cell>
          <table:table-cell office:value-type="string">
            <text:p>Russia</text:p>
          </table:table-cell>
          <table:table-cell office:value-type="string">
            <text:p>Astrakhan</text:p>
          </table:table-cell>
          <table:table-cell office:value-type="string">
            <text:p>46.28</text:p>
          </table:table-cell>
          <table:table-cell office:value-type="string">
            <text:p>48.01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ASJ</text:p>
          </table:table-cell>
          <table:table-cell office:value-type="string">
            <text:p>Amami [ASJ]</text:p>
          </table:table-cell>
          <table:table-cell office:value-type="string">
            <text:p>Japan</text:p>
          </table:table-cell>
          <table:table-cell office:value-type="string">
            <text:p>Amami</text:p>
          </table:table-cell>
          <table:table-cell office:value-type="string">
            <text:p>28.43</text:p>
          </table:table-cell>
          <table:table-cell office:value-type="string">
            <text:p>129.71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ASK</text:p>
          </table:table-cell>
          <table:table-cell office:value-type="string">
            <text:p>Yamoussoukro [ASK]</text:p>
          </table:table-cell>
          <table:table-cell office:value-type="string">
            <text:p>Ivory Coast</text:p>
          </table:table-cell>
          <table:table-cell office:value-type="string">
            <text:p>Yamoussoukro</text:p>
          </table:table-cell>
          <table:table-cell office:value-type="string">
            <text:p>6.9</text:p>
          </table:table-cell>
          <table:table-cell office:value-type="string">
            <text:p>-5.37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ASM</text:p>
          </table:table-cell>
          <table:table-cell office:value-type="string">
            <text:p>Asmara [ASM]</text:p>
          </table:table-cell>
          <table:table-cell office:value-type="string">
            <text:p>Eritrea</text:p>
          </table:table-cell>
          <table:table-cell office:value-type="string">
            <text:p>Asmara International Airport</text:p>
          </table:table-cell>
          <table:table-cell office:value-type="string">
            <text:p>15.29</text:p>
          </table:table-cell>
          <table:table-cell office:value-type="string">
            <text:p>38.91</text:p>
          </table:table-cell>
          <table:table-cell office:value-type="string">
            <text:p>degrees N and E</text:p>
          </table:table-cell>
          <table:table-cell office:value-type="string">
            <text:p>amee/defra 2008</text:p>
          </table:table-cell>
        </table:table-row>
        <table:table-row table:style-name="ro1">
          <table:table-cell office:value-type="string">
            <text:p>ASP</text:p>
          </table:table-cell>
          <table:table-cell office:value-type="string">
            <text:p>Alice Springs [ASP]</text:p>
          </table:table-cell>
          <table:table-cell office:value-type="string">
            <text:p>Australia</text:p>
          </table:table-cell>
          <table:table-cell office:value-type="string">
            <text:p>Alice Springs</text:p>
          </table:table-cell>
          <table:table-cell office:value-type="string">
            <text:p>-23.81</text:p>
          </table:table-cell>
          <table:table-cell office:value-type="string">
            <text:p>133.9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ASR</text:p>
          </table:table-cell>
          <table:table-cell office:value-type="string">
            <text:p>Kayseri [ASR]</text:p>
          </table:table-cell>
          <table:table-cell office:value-type="string">
            <text:p>Turkey</text:p>
          </table:table-cell>
          <table:table-cell office:value-type="string">
            <text:p>Erkilet</text:p>
          </table:table-cell>
          <table:table-cell office:value-type="string">
            <text:p>38.77</text:p>
          </table:table-cell>
          <table:table-cell office:value-type="string">
            <text:p>35.5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ASU</text:p>
          </table:table-cell>
          <table:table-cell office:value-type="string">
            <text:p>Asuncion [ASU]</text:p>
          </table:table-cell>
          <table:table-cell office:value-type="string">
            <text:p>Paraguay</text:p>
          </table:table-cell>
          <table:table-cell office:value-type="string">
            <text:p>Silvio Pettirossi International</text:p>
          </table:table-cell>
          <table:table-cell office:value-type="string">
            <text:p>-25.24</text:p>
          </table:table-cell>
          <table:table-cell office:value-type="string">
            <text:p>-57.52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ASW</text:p>
          </table:table-cell>
          <table:table-cell office:value-type="string">
            <text:p>Aswan [ASW]</text:p>
          </table:table-cell>
          <table:table-cell office:value-type="string">
            <text:p>Egypt</text:p>
          </table:table-cell>
          <table:table-cell office:value-type="string">
            <text:p>Aswan International</text:p>
          </table:table-cell>
          <table:table-cell office:value-type="string">
            <text:p>23.96</text:p>
          </table:table-cell>
          <table:table-cell office:value-type="string">
            <text:p>32.82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ATA</text:p>
          </table:table-cell>
          <table:table-cell office:value-type="string">
            <text:p>Anta [ATA]</text:p>
          </table:table-cell>
          <table:table-cell office:value-type="string">
            <text:p>Peru</text:p>
          </table:table-cell>
          <table:table-cell office:value-type="string">
            <text:p>Commandante Fap German Arias Grazziani</text:p>
          </table:table-cell>
          <table:table-cell office:value-type="string">
            <text:p>-9.35</text:p>
          </table:table-cell>
          <table:table-cell office:value-type="string">
            <text:p>-77.6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ATF</text:p>
          </table:table-cell>
          <table:table-cell office:value-type="string">
            <text:p>Ambato [ATF]</text:p>
          </table:table-cell>
          <table:table-cell office:value-type="string">
            <text:p>Ecuador</text:p>
          </table:table-cell>
          <table:table-cell office:value-type="string">
            <text:p>Chachoan</text:p>
          </table:table-cell>
          <table:table-cell office:value-type="string">
            <text:p>-1.21</text:p>
          </table:table-cell>
          <table:table-cell office:value-type="string">
            <text:p>-78.57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ATH</text:p>
          </table:table-cell>
          <table:table-cell office:value-type="string">
            <text:p>Athens [ATH]</text:p>
          </table:table-cell>
          <table:table-cell office:value-type="string">
            <text:p>Greece</text:p>
          </table:table-cell>
          <table:table-cell office:value-type="string">
            <text:p>Eleftherios Venizelos International</text:p>
          </table:table-cell>
          <table:table-cell table:style-name="ce2" office:value-type="string">
            <text:p>37.9</text:p>
          </table:table-cell>
          <table:table-cell table:style-name="ce2" office:value-type="string">
            <text:p>23.73</text:p>
          </table:table-cell>
          <table:table-cell office:value-type="string">
            <text:p>degrees N and E</text:p>
          </table:table-cell>
          <table:table-cell office:value-type="string">
            <text:p><text:a xlink:href="http://www.convertunits.com/distance/airport/">http://www.convertunits.com/distance/airport/</text:a></text:p>
          </table:table-cell>
        </table:table-row>
        <table:table-row table:style-name="ro1">
          <table:table-cell office:value-type="string">
            <text:p>ATI</text:p>
          </table:table-cell>
          <table:table-cell office:value-type="string">
            <text:p>Artigas [ATI]</text:p>
          </table:table-cell>
          <table:table-cell office:value-type="string">
            <text:p>Uruguay</text:p>
          </table:table-cell>
          <table:table-cell office:value-type="string">
            <text:p>Artigas International</text:p>
          </table:table-cell>
          <table:table-cell office:value-type="string">
            <text:p>-30.4</text:p>
          </table:table-cell>
          <table:table-cell office:value-type="string">
            <text:p>-56.51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ATL</text:p>
          </table:table-cell>
          <table:table-cell office:value-type="string">
            <text:p>Atlanta [ATL]</text:p>
          </table:table-cell>
          <table:table-cell office:value-type="string">
            <text:p>United States</text:p>
          </table:table-cell>
          <table:table-cell office:value-type="string">
            <text:p>The William B Hartsfield Atlanta International</text:p>
          </table:table-cell>
          <table:table-cell office:value-type="string">
            <text:p>33.64</text:p>
          </table:table-cell>
          <table:table-cell office:value-type="string">
            <text:p>-84.43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ATM</text:p>
          </table:table-cell>
          <table:table-cell office:value-type="string">
            <text:p>Altamira [ATM]</text:p>
          </table:table-cell>
          <table:table-cell office:value-type="string">
            <text:p>Brazil</text:p>
          </table:table-cell>
          <table:table-cell office:value-type="string">
            <text:p>Altamira</text:p>
          </table:table-cell>
          <table:table-cell office:value-type="string">
            <text:p>-3.25</text:p>
          </table:table-cell>
          <table:table-cell office:value-type="string">
            <text:p>-52.25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ATQ</text:p>
          </table:table-cell>
          <table:table-cell office:value-type="string">
            <text:p>Amritsar [ATQ]</text:p>
          </table:table-cell>
          <table:table-cell office:value-type="string">
            <text:p>India</text:p>
          </table:table-cell>
          <table:table-cell office:value-type="string">
            <text:p>Amritsar</text:p>
          </table:table-cell>
          <table:table-cell office:value-type="string">
            <text:p>31.71</text:p>
          </table:table-cell>
          <table:table-cell office:value-type="string">
            <text:p>74.8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ATR</text:p>
          </table:table-cell>
          <table:table-cell office:value-type="string">
            <text:p>Atar [ATR]</text:p>
          </table:table-cell>
          <table:table-cell office:value-type="string">
            <text:p>Mauritania</text:p>
          </table:table-cell>
          <table:table-cell office:value-type="string">
            <text:p>Atar</text:p>
          </table:table-cell>
          <table:table-cell office:value-type="string">
            <text:p>20.51</text:p>
          </table:table-cell>
          <table:table-cell office:value-type="string">
            <text:p>-13.04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AUA</text:p>
          </table:table-cell>
          <table:table-cell office:value-type="string">
            <text:p>Oranjestad [AUA]</text:p>
          </table:table-cell>
          <table:table-cell office:value-type="string">
            <text:p>Aruba</text:p>
          </table:table-cell>
          <table:table-cell office:value-type="string">
            <text:p>Reina Beatrix International</text:p>
          </table:table-cell>
          <table:table-cell office:value-type="string">
            <text:p>12.5</text:p>
          </table:table-cell>
          <table:table-cell office:value-type="string">
            <text:p>-70.02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AUC</text:p>
          </table:table-cell>
          <table:table-cell office:value-type="string">
            <text:p>Arauca [AUC]</text:p>
          </table:table-cell>
          <table:table-cell office:value-type="string">
            <text:p>Colombia</text:p>
          </table:table-cell>
          <table:table-cell office:value-type="string">
            <text:p>Santiago Perez</text:p>
          </table:table-cell>
          <table:table-cell office:value-type="string">
            <text:p>7.07</text:p>
          </table:table-cell>
          <table:table-cell office:value-type="string">
            <text:p>-70.74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AUF</text:p>
          </table:table-cell>
          <table:table-cell office:value-type="string">
            <text:p>Auxerre [AUF]</text:p>
          </table:table-cell>
          <table:table-cell office:value-type="string">
            <text:p>France</text:p>
          </table:table-cell>
          <table:table-cell office:value-type="string">
            <text:p>Branches</text:p>
          </table:table-cell>
          <table:table-cell office:value-type="string">
            <text:p>47.85</text:p>
          </table:table-cell>
          <table:table-cell office:value-type="string">
            <text:p>3.5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AUG</text:p>
          </table:table-cell>
          <table:table-cell office:value-type="string">
            <text:p>Augusta [AUG]</text:p>
          </table:table-cell>
          <table:table-cell office:value-type="string">
            <text:p>United States</text:p>
          </table:table-cell>
          <table:table-cell office:value-type="string">
            <text:p>Augusta State</text:p>
          </table:table-cell>
          <table:table-cell office:value-type="string">
            <text:p>44.32</text:p>
          </table:table-cell>
          <table:table-cell office:value-type="string">
            <text:p>-69.8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AUH</text:p>
          </table:table-cell>
          <table:table-cell office:value-type="string">
            <text:p>Abu Dhabi [AUH]</text:p>
          </table:table-cell>
          <table:table-cell office:value-type="string">
            <text:p>United Arab Emirates</text:p>
          </table:table-cell>
          <table:table-cell office:value-type="string">
            <text:p>Abu Dhabi International</text:p>
          </table:table-cell>
          <table:table-cell office:value-type="string">
            <text:p>24.43</text:p>
          </table:table-cell>
          <table:table-cell office:value-type="string">
            <text:p>54.65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AUR</text:p>
          </table:table-cell>
          <table:table-cell office:value-type="string">
            <text:p>Aurillac [AUR]</text:p>
          </table:table-cell>
          <table:table-cell office:value-type="string">
            <text:p>France</text:p>
          </table:table-cell>
          <table:table-cell office:value-type="string">
            <text:p>Aurillac</text:p>
          </table:table-cell>
          <table:table-cell office:value-type="string">
            <text:p>44.89</text:p>
          </table:table-cell>
          <table:table-cell office:value-type="string">
            <text:p>2.42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AUS</text:p>
          </table:table-cell>
          <table:table-cell office:value-type="string">
            <text:p>Austin [AUS]</text:p>
          </table:table-cell>
          <table:table-cell office:value-type="string">
            <text:p>United States</text:p>
          </table:table-cell>
          <table:table-cell office:value-type="string">
            <text:p>Austin Bergstrom International</text:p>
          </table:table-cell>
          <table:table-cell office:value-type="string">
            <text:p>30.19</text:p>
          </table:table-cell>
          <table:table-cell office:value-type="string">
            <text:p>-97.67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AVB</text:p>
          </table:table-cell>
          <table:table-cell office:value-type="string">
            <text:p>Aviano [AVB]</text:p>
          </table:table-cell>
          <table:table-cell office:value-type="string">
            <text:p>Italy</text:p>
          </table:table-cell>
          <table:table-cell office:value-type="string">
            <text:p>Aviano Ab</text:p>
          </table:table-cell>
          <table:table-cell office:value-type="string">
            <text:p>46.03</text:p>
          </table:table-cell>
          <table:table-cell office:value-type="string">
            <text:p>12.6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AVI</text:p>
          </table:table-cell>
          <table:table-cell office:value-type="string">
            <text:p>Ciego De Avila [AVI]</text:p>
          </table:table-cell>
          <table:table-cell office:value-type="string">
            <text:p>Cuba</text:p>
          </table:table-cell>
          <table:table-cell office:value-type="string">
            <text:p>Maximo Gomez</text:p>
          </table:table-cell>
          <table:table-cell office:value-type="string">
            <text:p>22.03</text:p>
          </table:table-cell>
          <table:table-cell office:value-type="string">
            <text:p>-78.79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AVN</text:p>
          </table:table-cell>
          <table:table-cell office:value-type="string">
            <text:p>Avignon [AVN]</text:p>
          </table:table-cell>
          <table:table-cell office:value-type="string">
            <text:p>France</text:p>
          </table:table-cell>
          <table:table-cell office:value-type="string">
            <text:p>Caumont</text:p>
          </table:table-cell>
          <table:table-cell office:value-type="string">
            <text:p>43.91</text:p>
          </table:table-cell>
          <table:table-cell office:value-type="string">
            <text:p>4.9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AVV</text:p>
          </table:table-cell>
          <table:table-cell office:value-type="string">
            <text:p>Avalon [AVV]</text:p>
          </table:table-cell>
          <table:table-cell office:value-type="string">
            <text:p>Australia</text:p>
          </table:table-cell>
          <table:table-cell office:value-type="string">
            <text:p>Avalon</text:p>
          </table:table-cell>
          <table:table-cell office:value-type="string">
            <text:p>-38.04</text:p>
          </table:table-cell>
          <table:table-cell office:value-type="string">
            <text:p>144.47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AWZ</text:p>
          </table:table-cell>
          <table:table-cell office:value-type="string">
            <text:p>Ahwaz [AWZ]</text:p>
          </table:table-cell>
          <table:table-cell office:value-type="string">
            <text:p>Iran</text:p>
          </table:table-cell>
          <table:table-cell office:value-type="string">
            <text:p>Ahwaz</text:p>
          </table:table-cell>
          <table:table-cell office:value-type="string">
            <text:p>31.34</text:p>
          </table:table-cell>
          <table:table-cell office:value-type="string">
            <text:p>48.76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AXA</text:p>
          </table:table-cell>
          <table:table-cell office:value-type="string">
            <text:p>The Valley [AXA]</text:p>
          </table:table-cell>
          <table:table-cell office:value-type="string">
            <text:p>Anguilla Islands</text:p>
          </table:table-cell>
          <table:table-cell office:value-type="string">
            <text:p>Wallblake</text:p>
          </table:table-cell>
          <table:table-cell office:value-type="string">
            <text:p>18.2</text:p>
          </table:table-cell>
          <table:table-cell office:value-type="string">
            <text:p>-63.06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AXD</text:p>
          </table:table-cell>
          <table:table-cell office:value-type="string">
            <text:p>Alexandroupolis [AXD]</text:p>
          </table:table-cell>
          <table:table-cell office:value-type="string">
            <text:p>Greece</text:p>
          </table:table-cell>
          <table:table-cell office:value-type="string">
            <text:p>Dimokritos</text:p>
          </table:table-cell>
          <table:table-cell office:value-type="string">
            <text:p>40.86</text:p>
          </table:table-cell>
          <table:table-cell office:value-type="string">
            <text:p>25.96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AXM</text:p>
          </table:table-cell>
          <table:table-cell office:value-type="string">
            <text:p>Armenia [AXM]</text:p>
          </table:table-cell>
          <table:table-cell office:value-type="string">
            <text:p>Colombia</text:p>
          </table:table-cell>
          <table:table-cell office:value-type="string">
            <text:p>El Eden</text:p>
          </table:table-cell>
          <table:table-cell office:value-type="string">
            <text:p>4.45</text:p>
          </table:table-cell>
          <table:table-cell office:value-type="string">
            <text:p>-75.77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AXP</text:p>
          </table:table-cell>
          <table:table-cell office:value-type="string">
            <text:p>Spring Point [AXP]</text:p>
          </table:table-cell>
          <table:table-cell office:value-type="string">
            <text:p>Bahamas</text:p>
          </table:table-cell>
          <table:table-cell office:value-type="string">
            <text:p>Spring Point</text:p>
          </table:table-cell>
          <table:table-cell office:value-type="string">
            <text:p>22.44</text:p>
          </table:table-cell>
          <table:table-cell office:value-type="string">
            <text:p>-73.97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AXR</text:p>
          </table:table-cell>
          <table:table-cell office:value-type="string">
            <text:p>Arutua [AXR]</text:p>
          </table:table-cell>
          <table:table-cell office:value-type="string">
            <text:p>Tuamotu Islands</text:p>
          </table:table-cell>
          <table:table-cell office:value-type="string">
            <text:p>Arutua</text:p>
          </table:table-cell>
          <table:table-cell office:value-type="string">
            <text:p>-15.25</text:p>
          </table:table-cell>
          <table:table-cell office:value-type="string">
            <text:p>-146.62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AXT</text:p>
          </table:table-cell>
          <table:table-cell office:value-type="string">
            <text:p>Akita [AXT]</text:p>
          </table:table-cell>
          <table:table-cell office:value-type="string">
            <text:p>Japan</text:p>
          </table:table-cell>
          <table:table-cell office:value-type="string">
            <text:p>Akita</text:p>
          </table:table-cell>
          <table:table-cell office:value-type="string">
            <text:p>39.62</text:p>
          </table:table-cell>
          <table:table-cell office:value-type="string">
            <text:p>140.22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AYP</text:p>
          </table:table-cell>
          <table:table-cell office:value-type="string">
            <text:p>Ayacucho [AYP]</text:p>
          </table:table-cell>
          <table:table-cell office:value-type="string">
            <text:p>Peru</text:p>
          </table:table-cell>
          <table:table-cell office:value-type="string">
            <text:p>Coronel Fap Alfredo Mendivil Duarte</text:p>
          </table:table-cell>
          <table:table-cell office:value-type="string">
            <text:p>-13.15</text:p>
          </table:table-cell>
          <table:table-cell office:value-type="string">
            <text:p>-74.2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AYT</text:p>
          </table:table-cell>
          <table:table-cell office:value-type="string">
            <text:p>Antalya [AYT]</text:p>
          </table:table-cell>
          <table:table-cell office:value-type="string">
            <text:p>Turkey</text:p>
          </table:table-cell>
          <table:table-cell office:value-type="string">
            <text:p>Antalya</text:p>
          </table:table-cell>
          <table:table-cell office:value-type="string">
            <text:p>36.9</text:p>
          </table:table-cell>
          <table:table-cell office:value-type="string">
            <text:p>30.79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AZD</text:p>
          </table:table-cell>
          <table:table-cell office:value-type="string">
            <text:p>Yazd [AZD]</text:p>
          </table:table-cell>
          <table:table-cell office:value-type="string">
            <text:p>Iran</text:p>
          </table:table-cell>
          <table:table-cell office:value-type="string">
            <text:p>Yazd Shahid Sadooghi</text:p>
          </table:table-cell>
          <table:table-cell office:value-type="string">
            <text:p>31.9</text:p>
          </table:table-cell>
          <table:table-cell office:value-type="string">
            <text:p>54.28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AZI</text:p>
          </table:table-cell>
          <table:table-cell office:value-type="string">
            <text:p>Abu Dhabi [AZI]</text:p>
          </table:table-cell>
          <table:table-cell office:value-type="string">
            <text:p>United Arab Emirates</text:p>
          </table:table-cell>
          <table:table-cell office:value-type="string">
            <text:p>Bateen</text:p>
          </table:table-cell>
          <table:table-cell office:value-type="string">
            <text:p>24.43</text:p>
          </table:table-cell>
          <table:table-cell office:value-type="string">
            <text:p>54.46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AZR</text:p>
          </table:table-cell>
          <table:table-cell office:value-type="string">
            <text:p>Adrar [AZR]</text:p>
          </table:table-cell>
          <table:table-cell office:value-type="string">
            <text:p>Algeria</text:p>
          </table:table-cell>
          <table:table-cell office:value-type="string">
            <text:p>Touat Cheikh Sidi Mohamed Belkebir</text:p>
          </table:table-cell>
          <table:table-cell office:value-type="string">
            <text:p>27.84</text:p>
          </table:table-cell>
          <table:table-cell office:value-type="string">
            <text:p>-0.19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BAB</text:p>
          </table:table-cell>
          <table:table-cell office:value-type="string">
            <text:p>Marysville [BAB]</text:p>
          </table:table-cell>
          <table:table-cell office:value-type="string">
            <text:p>United States</text:p>
          </table:table-cell>
          <table:table-cell office:value-type="string">
            <text:p>Beale Air Force Base</text:p>
          </table:table-cell>
          <table:table-cell office:value-type="string">
            <text:p>39.14</text:p>
          </table:table-cell>
          <table:table-cell office:value-type="string">
            <text:p>-121.44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BAD</text:p>
          </table:table-cell>
          <table:table-cell office:value-type="string">
            <text:p>Shreveport [BAD]</text:p>
          </table:table-cell>
          <table:table-cell office:value-type="string">
            <text:p>United States</text:p>
          </table:table-cell>
          <table:table-cell office:value-type="string">
            <text:p>Barksdale Air Force Base</text:p>
          </table:table-cell>
          <table:table-cell office:value-type="string">
            <text:p>32.5</text:p>
          </table:table-cell>
          <table:table-cell office:value-type="string">
            <text:p>-93.66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BAG</text:p>
          </table:table-cell>
          <table:table-cell office:value-type="string">
            <text:p>Baguio [BAG]</text:p>
          </table:table-cell>
          <table:table-cell office:value-type="string">
            <text:p>Philippines</text:p>
          </table:table-cell>
          <table:table-cell office:value-type="string">
            <text:p>Baguio</text:p>
          </table:table-cell>
          <table:table-cell office:value-type="string">
            <text:p>16.38</text:p>
          </table:table-cell>
          <table:table-cell office:value-type="string">
            <text:p>120.62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BAH</text:p>
          </table:table-cell>
          <table:table-cell office:value-type="string">
            <text:p>Bahrain [BAH]</text:p>
          </table:table-cell>
          <table:table-cell office:value-type="string">
            <text:p>Bahrain</text:p>
          </table:table-cell>
          <table:table-cell office:value-type="string">
            <text:p>Bahrain International</text:p>
          </table:table-cell>
          <table:table-cell office:value-type="string">
            <text:p>26.27</text:p>
          </table:table-cell>
          <table:table-cell office:value-type="string">
            <text:p>50.63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BAK</text:p>
          </table:table-cell>
          <table:table-cell office:value-type="string">
            <text:p>Baku [BAK]</text:p>
          </table:table-cell>
          <table:table-cell office:value-type="string">
            <text:p>Azerbaijan</text:p>
          </table:table-cell>
          <table:table-cell office:value-type="string">
            <text:p>Bina</text:p>
          </table:table-cell>
          <table:table-cell office:value-type="string">
            <text:p>40.47</text:p>
          </table:table-cell>
          <table:table-cell office:value-type="string">
            <text:p>50.05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BAL</text:p>
          </table:table-cell>
          <table:table-cell office:value-type="string">
            <text:p>Batman [BAL]</text:p>
          </table:table-cell>
          <table:table-cell office:value-type="string">
            <text:p>Turkey</text:p>
          </table:table-cell>
          <table:table-cell office:value-type="string">
            <text:p>Batman</text:p>
          </table:table-cell>
          <table:table-cell office:value-type="string">
            <text:p>37.93</text:p>
          </table:table-cell>
          <table:table-cell office:value-type="string">
            <text:p>41.12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BAQ</text:p>
          </table:table-cell>
          <table:table-cell office:value-type="string">
            <text:p>Barranquilla [BAQ]</text:p>
          </table:table-cell>
          <table:table-cell office:value-type="string">
            <text:p>Colombia</text:p>
          </table:table-cell>
          <table:table-cell office:value-type="string">
            <text:p>Ernesto Cortissoz</text:p>
          </table:table-cell>
          <table:table-cell office:value-type="string">
            <text:p>10.89</text:p>
          </table:table-cell>
          <table:table-cell office:value-type="string">
            <text:p>-74.78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BAU</text:p>
          </table:table-cell>
          <table:table-cell office:value-type="string">
            <text:p>Bauru [BAU]</text:p>
          </table:table-cell>
          <table:table-cell office:value-type="string">
            <text:p>Brazil</text:p>
          </table:table-cell>
          <table:table-cell office:value-type="string">
            <text:p>Bauru</text:p>
          </table:table-cell>
          <table:table-cell office:value-type="string">
            <text:p>-22.35</text:p>
          </table:table-cell>
          <table:table-cell office:value-type="string">
            <text:p>-49.05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BAX</text:p>
          </table:table-cell>
          <table:table-cell office:value-type="string">
            <text:p>Barnaul [BAX]</text:p>
          </table:table-cell>
          <table:table-cell office:value-type="string">
            <text:p>Russia</text:p>
          </table:table-cell>
          <table:table-cell office:value-type="string">
            <text:p>Barnaul</text:p>
          </table:table-cell>
          <table:table-cell office:value-type="string">
            <text:p>53.36</text:p>
          </table:table-cell>
          <table:table-cell office:value-type="string">
            <text:p>83.54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BAY</text:p>
          </table:table-cell>
          <table:table-cell office:value-type="string">
            <text:p>Baia Mare [BAY]</text:p>
          </table:table-cell>
          <table:table-cell office:value-type="string">
            <text:p>Romania</text:p>
          </table:table-cell>
          <table:table-cell office:value-type="string">
            <text:p>Tautii Magheraus</text:p>
          </table:table-cell>
          <table:table-cell office:value-type="string">
            <text:p>47.66</text:p>
          </table:table-cell>
          <table:table-cell office:value-type="string">
            <text:p>23.47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BBA</text:p>
          </table:table-cell>
          <table:table-cell office:value-type="string">
            <text:p>Balmaceda [BBA]</text:p>
          </table:table-cell>
          <table:table-cell office:value-type="string">
            <text:p>Chile</text:p>
          </table:table-cell>
          <table:table-cell office:value-type="string">
            <text:p>Balmaceda</text:p>
          </table:table-cell>
          <table:table-cell office:value-type="string">
            <text:p>-45.92</text:p>
          </table:table-cell>
          <table:table-cell office:value-type="string">
            <text:p>-71.69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BBI</text:p>
          </table:table-cell>
          <table:table-cell office:value-type="string">
            <text:p>Bhubaneswar [BBI]</text:p>
          </table:table-cell>
          <table:table-cell office:value-type="string">
            <text:p>India</text:p>
          </table:table-cell>
          <table:table-cell office:value-type="string">
            <text:p>Bhubaneshwar</text:p>
          </table:table-cell>
          <table:table-cell office:value-type="string">
            <text:p>20.24</text:p>
          </table:table-cell>
          <table:table-cell office:value-type="string">
            <text:p>85.82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BBJ</text:p>
          </table:table-cell>
          <table:table-cell office:value-type="string">
            <text:p>Bautzen [BBJ]</text:p>
          </table:table-cell>
          <table:table-cell office:value-type="string">
            <text:p>Germany</text:p>
          </table:table-cell>
          <table:table-cell office:value-type="string">
            <text:p>Bautzen</text:p>
          </table:table-cell>
          <table:table-cell office:value-type="string">
            <text:p>51.19</text:p>
          </table:table-cell>
          <table:table-cell office:value-type="string">
            <text:p>14.52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BBK</text:p>
          </table:table-cell>
          <table:table-cell office:value-type="string">
            <text:p>Kasane [BBK]</text:p>
          </table:table-cell>
          <table:table-cell office:value-type="string">
            <text:p>Botswana</text:p>
          </table:table-cell>
          <table:table-cell office:value-type="string">
            <text:p>Kasane</text:p>
          </table:table-cell>
          <table:table-cell office:value-type="string">
            <text:p>-17.83</text:p>
          </table:table-cell>
          <table:table-cell office:value-type="string">
            <text:p>25.16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BBO</text:p>
          </table:table-cell>
          <table:table-cell office:value-type="string">
            <text:p>Berbera [BBO]</text:p>
          </table:table-cell>
          <table:table-cell office:value-type="string">
            <text:p>Somalia</text:p>
          </table:table-cell>
          <table:table-cell office:value-type="string">
            <text:p>Berbera</text:p>
          </table:table-cell>
          <table:table-cell office:value-type="string">
            <text:p>10.39</text:p>
          </table:table-cell>
          <table:table-cell office:value-type="string">
            <text:p>44.94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BBS</text:p>
          </table:table-cell>
          <table:table-cell office:value-type="string">
            <text:p>Blackbushe [BBS]</text:p>
          </table:table-cell>
          <table:table-cell office:value-type="string">
            <text:p>United Kingdom</text:p>
          </table:table-cell>
          <table:table-cell office:value-type="string">
            <text:p>Blackbushe</text:p>
          </table:table-cell>
          <table:table-cell office:value-type="string">
            <text:p>51.32</text:p>
          </table:table-cell>
          <table:table-cell office:value-type="string">
            <text:p>-0.85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BBT</text:p>
          </table:table-cell>
          <table:table-cell office:value-type="string">
            <text:p>Berberati [BBT]</text:p>
          </table:table-cell>
          <table:table-cell office:value-type="string">
            <text:p>Central African Republic</text:p>
          </table:table-cell>
          <table:table-cell office:value-type="string">
            <text:p>Berberati</text:p>
          </table:table-cell>
          <table:table-cell office:value-type="string">
            <text:p>4.22</text:p>
          </table:table-cell>
          <table:table-cell office:value-type="string">
            <text:p>15.79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BBU</text:p>
          </table:table-cell>
          <table:table-cell office:value-type="string">
            <text:p>Bucharest [BBU]</text:p>
          </table:table-cell>
          <table:table-cell office:value-type="string">
            <text:p>Romania</text:p>
          </table:table-cell>
          <table:table-cell office:value-type="string">
            <text:p>Baneasa</text:p>
          </table:table-cell>
          <table:table-cell office:value-type="string">
            <text:p>44.5</text:p>
          </table:table-cell>
          <table:table-cell office:value-type="string">
            <text:p>26.1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BBY</text:p>
          </table:table-cell>
          <table:table-cell office:value-type="string">
            <text:p>Bambari [BBY]</text:p>
          </table:table-cell>
          <table:table-cell office:value-type="string">
            <text:p>Central African Republic</text:p>
          </table:table-cell>
          <table:table-cell office:value-type="string">
            <text:p>Bambari</text:p>
          </table:table-cell>
          <table:table-cell office:value-type="string">
            <text:p>5.85</text:p>
          </table:table-cell>
          <table:table-cell office:value-type="string">
            <text:p>20.65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BCA</text:p>
          </table:table-cell>
          <table:table-cell office:value-type="string">
            <text:p>Baracoa Playa [BCA]</text:p>
          </table:table-cell>
          <table:table-cell office:value-type="string">
            <text:p>Cuba</text:p>
          </table:table-cell>
          <table:table-cell office:value-type="string">
            <text:p>Gustavo Rizo</text:p>
          </table:table-cell>
          <table:table-cell office:value-type="string">
            <text:p>20.37</text:p>
          </table:table-cell>
          <table:table-cell office:value-type="string">
            <text:p>-74.51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BCD</text:p>
          </table:table-cell>
          <table:table-cell office:value-type="string">
            <text:p>Bacolod [BCD]</text:p>
          </table:table-cell>
          <table:table-cell office:value-type="string">
            <text:p>Philippines</text:p>
          </table:table-cell>
          <table:table-cell office:value-type="string">
            <text:p>Bacolod</text:p>
          </table:table-cell>
          <table:table-cell office:value-type="string">
            <text:p>10.64</text:p>
          </table:table-cell>
          <table:table-cell office:value-type="string">
            <text:p>122.93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BCM</text:p>
          </table:table-cell>
          <table:table-cell office:value-type="string">
            <text:p>Bacau [BCM]</text:p>
          </table:table-cell>
          <table:table-cell office:value-type="string">
            <text:p>Romania</text:p>
          </table:table-cell>
          <table:table-cell office:value-type="string">
            <text:p>Bacau</text:p>
          </table:table-cell>
          <table:table-cell office:value-type="string">
            <text:p>46.52</text:p>
          </table:table-cell>
          <table:table-cell office:value-type="string">
            <text:p>26.91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BCN</text:p>
          </table:table-cell>
          <table:table-cell office:value-type="string">
            <text:p>Barcelona [BCN]</text:p>
          </table:table-cell>
          <table:table-cell office:value-type="string">
            <text:p>Spain</text:p>
          </table:table-cell>
          <table:table-cell office:value-type="string">
            <text:p>Barcelona</text:p>
          </table:table-cell>
          <table:table-cell office:value-type="string">
            <text:p>41.3</text:p>
          </table:table-cell>
          <table:table-cell office:value-type="string">
            <text:p>2.08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BCT</text:p>
          </table:table-cell>
          <table:table-cell office:value-type="string">
            <text:p>Boca Raton [BCT]</text:p>
          </table:table-cell>
          <table:table-cell office:value-type="string">
            <text:p>United States</text:p>
          </table:table-cell>
          <table:table-cell office:value-type="string">
            <text:p>Boca Raton</text:p>
          </table:table-cell>
          <table:table-cell office:value-type="string">
            <text:p>26.38</text:p>
          </table:table-cell>
          <table:table-cell office:value-type="string">
            <text:p>-80.11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BDE</text:p>
          </table:table-cell>
          <table:table-cell office:value-type="string">
            <text:p>Baudette [BDE]</text:p>
          </table:table-cell>
          <table:table-cell office:value-type="string">
            <text:p>United States</text:p>
          </table:table-cell>
          <table:table-cell office:value-type="string">
            <text:p>Baudette International</text:p>
          </table:table-cell>
          <table:table-cell office:value-type="string">
            <text:p>48.73</text:p>
          </table:table-cell>
          <table:table-cell office:value-type="string">
            <text:p>-94.61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BDH</text:p>
          </table:table-cell>
          <table:table-cell office:value-type="string">
            <text:p>Bandar Lengeh [BDH]</text:p>
          </table:table-cell>
          <table:table-cell office:value-type="string">
            <text:p>Iran</text:p>
          </table:table-cell>
          <table:table-cell office:value-type="string">
            <text:p>Bandar Lengeh</text:p>
          </table:table-cell>
          <table:table-cell office:value-type="string">
            <text:p>26.53</text:p>
          </table:table-cell>
          <table:table-cell office:value-type="string">
            <text:p>54.82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BDJ</text:p>
          </table:table-cell>
          <table:table-cell office:value-type="string">
            <text:p>Banjarmasin [BDJ]</text:p>
          </table:table-cell>
          <table:table-cell office:value-type="string">
            <text:p>Indonesia</text:p>
          </table:table-cell>
          <table:table-cell office:value-type="string">
            <text:p>Syamsudin Noor</text:p>
          </table:table-cell>
          <table:table-cell office:value-type="string">
            <text:p>-3.44</text:p>
          </table:table-cell>
          <table:table-cell office:value-type="string">
            <text:p>114.76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BDL</text:p>
          </table:table-cell>
          <table:table-cell office:value-type="string">
            <text:p>Windsor Locks [BDL]</text:p>
          </table:table-cell>
          <table:table-cell office:value-type="string">
            <text:p>United States</text:p>
          </table:table-cell>
          <table:table-cell office:value-type="string">
            <text:p>Bradley International</text:p>
          </table:table-cell>
          <table:table-cell office:value-type="string">
            <text:p>41.94</text:p>
          </table:table-cell>
          <table:table-cell office:value-type="string">
            <text:p>-72.68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BDM</text:p>
          </table:table-cell>
          <table:table-cell office:value-type="string">
            <text:p>Bandirma [BDM]</text:p>
          </table:table-cell>
          <table:table-cell office:value-type="string">
            <text:p>Turkey</text:p>
          </table:table-cell>
          <table:table-cell office:value-type="string">
            <text:p>Bandirma</text:p>
          </table:table-cell>
          <table:table-cell office:value-type="string">
            <text:p>40.32</text:p>
          </table:table-cell>
          <table:table-cell office:value-type="string">
            <text:p>27.98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BDN</text:p>
          </table:table-cell>
          <table:table-cell office:value-type="string">
            <text:p>Talhar [BDN]</text:p>
          </table:table-cell>
          <table:table-cell office:value-type="string">
            <text:p>Pakistan</text:p>
          </table:table-cell>
          <table:table-cell office:value-type="string">
            <text:p>Talhar</text:p>
          </table:table-cell>
          <table:table-cell office:value-type="string">
            <text:p>24.84</text:p>
          </table:table-cell>
          <table:table-cell office:value-type="string">
            <text:p>68.84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BDO</text:p>
          </table:table-cell>
          <table:table-cell office:value-type="string">
            <text:p>Bandung [BDO]</text:p>
          </table:table-cell>
          <table:table-cell office:value-type="string">
            <text:p>Indonesia</text:p>
          </table:table-cell>
          <table:table-cell office:value-type="string">
            <text:p>Husein Sastranegara</text:p>
          </table:table-cell>
          <table:table-cell office:value-type="string">
            <text:p>-6.9</text:p>
          </table:table-cell>
          <table:table-cell office:value-type="string">
            <text:p>107.58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BDQ</text:p>
          </table:table-cell>
          <table:table-cell office:value-type="string">
            <text:p>Baroda [BDQ]</text:p>
          </table:table-cell>
          <table:table-cell office:value-type="string">
            <text:p>India</text:p>
          </table:table-cell>
          <table:table-cell office:value-type="string">
            <text:p>Vadodara</text:p>
          </table:table-cell>
          <table:table-cell office:value-type="string">
            <text:p>22.34</text:p>
          </table:table-cell>
          <table:table-cell office:value-type="string">
            <text:p>73.23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BDR</text:p>
          </table:table-cell>
          <table:table-cell office:value-type="string">
            <text:p>Stratford [BDR]</text:p>
          </table:table-cell>
          <table:table-cell office:value-type="string">
            <text:p>United States</text:p>
          </table:table-cell>
          <table:table-cell office:value-type="string">
            <text:p>Igor I Sikorsky Memorial</text:p>
          </table:table-cell>
          <table:table-cell office:value-type="string">
            <text:p>41.16</text:p>
          </table:table-cell>
          <table:table-cell office:value-type="string">
            <text:p>-73.13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BDS</text:p>
          </table:table-cell>
          <table:table-cell office:value-type="string">
            <text:p>Brindisi [BDS]</text:p>
          </table:table-cell>
          <table:table-cell office:value-type="string">
            <text:p>Italy</text:p>
          </table:table-cell>
          <table:table-cell office:value-type="string">
            <text:p>Casale</text:p>
          </table:table-cell>
          <table:table-cell office:value-type="string">
            <text:p>40.66</text:p>
          </table:table-cell>
          <table:table-cell office:value-type="string">
            <text:p>17.95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BDT</text:p>
          </table:table-cell>
          <table:table-cell office:value-type="string">
            <text:p>Gbadolite [BDT]</text:p>
          </table:table-cell>
          <table:table-cell office:value-type="string">
            <text:p>Zaire</text:p>
          </table:table-cell>
          <table:table-cell office:value-type="string">
            <text:p>Gbadolite</text:p>
          </table:table-cell>
          <table:table-cell office:value-type="string">
            <text:p>4.25</text:p>
          </table:table-cell>
          <table:table-cell office:value-type="string">
            <text:p>20.98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BDU</text:p>
          </table:table-cell>
          <table:table-cell office:value-type="string">
            <text:p>Bardufoss [BDU]</text:p>
          </table:table-cell>
          <table:table-cell office:value-type="string">
            <text:p>Norway</text:p>
          </table:table-cell>
          <table:table-cell office:value-type="string">
            <text:p>Bardufoss</text:p>
          </table:table-cell>
          <table:table-cell office:value-type="string">
            <text:p>69.06</text:p>
          </table:table-cell>
          <table:table-cell office:value-type="string">
            <text:p>18.54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BEB</text:p>
          </table:table-cell>
          <table:table-cell office:value-type="string">
            <text:p>Benbecula [BEB]</text:p>
          </table:table-cell>
          <table:table-cell office:value-type="string">
            <text:p>United Kingdom</text:p>
          </table:table-cell>
          <table:table-cell office:value-type="string">
            <text:p>Benbecula</text:p>
          </table:table-cell>
          <table:table-cell office:value-type="string">
            <text:p>57.48</text:p>
          </table:table-cell>
          <table:table-cell office:value-type="string">
            <text:p>-7.36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BED</text:p>
          </table:table-cell>
          <table:table-cell office:value-type="string">
            <text:p>Bedford [BED]</text:p>
          </table:table-cell>
          <table:table-cell office:value-type="string">
            <text:p>United States</text:p>
          </table:table-cell>
          <table:table-cell office:value-type="string">
            <text:p>Laurence G Hanscom Field</text:p>
          </table:table-cell>
          <table:table-cell office:value-type="string">
            <text:p>42.47</text:p>
          </table:table-cell>
          <table:table-cell office:value-type="string">
            <text:p>-71.29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BEF</text:p>
          </table:table-cell>
          <table:table-cell office:value-type="string">
            <text:p>Bluefields [BEF]</text:p>
          </table:table-cell>
          <table:table-cell office:value-type="string">
            <text:p>Nicaragua</text:p>
          </table:table-cell>
          <table:table-cell office:value-type="string">
            <text:p>Bluefields</text:p>
          </table:table-cell>
          <table:table-cell office:value-type="string">
            <text:p>11.99</text:p>
          </table:table-cell>
          <table:table-cell office:value-type="string">
            <text:p>-83.77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BEG</text:p>
          </table:table-cell>
          <table:table-cell office:value-type="string">
            <text:p>Belgrade [BEG]</text:p>
          </table:table-cell>
          <table:table-cell office:value-type="string">
            <text:p>Serbia</text:p>
          </table:table-cell>
          <table:table-cell office:value-type="string">
            <text:p>Belgrade</text:p>
          </table:table-cell>
          <table:table-cell office:value-type="string">
            <text:p>44.82</text:p>
          </table:table-cell>
          <table:table-cell office:value-type="string">
            <text:p>20.31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BEL</text:p>
          </table:table-cell>
          <table:table-cell office:value-type="string">
            <text:p>Belem [BEL]</text:p>
          </table:table-cell>
          <table:table-cell office:value-type="string">
            <text:p>Brazil</text:p>
          </table:table-cell>
          <table:table-cell office:value-type="string">
            <text:p>Val De Caes</text:p>
          </table:table-cell>
          <table:table-cell office:value-type="string">
            <text:p>-1.38</text:p>
          </table:table-cell>
          <table:table-cell office:value-type="string">
            <text:p>-48.48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BEN</text:p>
          </table:table-cell>
          <table:table-cell office:value-type="string">
            <text:p>Benghazi [BEN]</text:p>
          </table:table-cell>
          <table:table-cell office:value-type="string">
            <text:p>Libya</text:p>
          </table:table-cell>
          <table:table-cell office:value-type="string">
            <text:p>Benina</text:p>
          </table:table-cell>
          <table:table-cell office:value-type="string">
            <text:p>32.1</text:p>
          </table:table-cell>
          <table:table-cell office:value-type="string">
            <text:p>20.27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BEQ</text:p>
          </table:table-cell>
          <table:table-cell office:value-type="string">
            <text:p>Honington [BEQ]</text:p>
          </table:table-cell>
          <table:table-cell office:value-type="string">
            <text:p>United Kingdom</text:p>
          </table:table-cell>
          <table:table-cell office:value-type="string">
            <text:p>Honington</text:p>
          </table:table-cell>
          <table:table-cell office:value-type="string">
            <text:p>52.34</text:p>
          </table:table-cell>
          <table:table-cell office:value-type="string">
            <text:p>0.77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BES</text:p>
          </table:table-cell>
          <table:table-cell office:value-type="string">
            <text:p>Brest [BES]</text:p>
          </table:table-cell>
          <table:table-cell office:value-type="string">
            <text:p>France</text:p>
          </table:table-cell>
          <table:table-cell office:value-type="string">
            <text:p>Guipavas</text:p>
          </table:table-cell>
          <table:table-cell office:value-type="string">
            <text:p>48.45</text:p>
          </table:table-cell>
          <table:table-cell office:value-type="string">
            <text:p>-4.42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BET</text:p>
          </table:table-cell>
          <table:table-cell office:value-type="string">
            <text:p>Bethel [BET]</text:p>
          </table:table-cell>
          <table:table-cell office:value-type="string">
            <text:p>United States</text:p>
          </table:table-cell>
          <table:table-cell office:value-type="string">
            <text:p>Bethel</text:p>
          </table:table-cell>
          <table:table-cell office:value-type="string">
            <text:p>60.78</text:p>
          </table:table-cell>
          <table:table-cell office:value-type="string">
            <text:p>-161.84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BEV</text:p>
          </table:table-cell>
          <table:table-cell office:value-type="string">
            <text:p>Beer-Sheba [BEV]</text:p>
          </table:table-cell>
          <table:table-cell office:value-type="string">
            <text:p>Israel</text:p>
          </table:table-cell>
          <table:table-cell office:value-type="string">
            <text:p>Teyman</text:p>
          </table:table-cell>
          <table:table-cell office:value-type="string">
            <text:p>31.29</text:p>
          </table:table-cell>
          <table:table-cell office:value-type="string">
            <text:p>34.72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BEW</text:p>
          </table:table-cell>
          <table:table-cell office:value-type="string">
            <text:p>Beira [BEW]</text:p>
          </table:table-cell>
          <table:table-cell office:value-type="string">
            <text:p>Mozambique</text:p>
          </table:table-cell>
          <table:table-cell office:value-type="string">
            <text:p>Beira</text:p>
          </table:table-cell>
          <table:table-cell office:value-type="string">
            <text:p>-19.8</text:p>
          </table:table-cell>
          <table:table-cell office:value-type="string">
            <text:p>34.91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BEY</text:p>
          </table:table-cell>
          <table:table-cell office:value-type="string">
            <text:p>Beirut [BEY]</text:p>
          </table:table-cell>
          <table:table-cell office:value-type="string">
            <text:p>Lebanon</text:p>
          </table:table-cell>
          <table:table-cell office:value-type="string">
            <text:p>Beirut International</text:p>
          </table:table-cell>
          <table:table-cell office:value-type="string">
            <text:p>33.81</text:p>
          </table:table-cell>
          <table:table-cell office:value-type="string">
            <text:p>35.49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BFH</text:p>
          </table:table-cell>
          <table:table-cell office:value-type="string">
            <text:p>Curitiba [BFH]</text:p>
          </table:table-cell>
          <table:table-cell office:value-type="string">
            <text:p>Brazil</text:p>
          </table:table-cell>
          <table:table-cell office:value-type="string">
            <text:p>Bacacheri</text:p>
          </table:table-cell>
          <table:table-cell office:value-type="string">
            <text:p>-25.41</text:p>
          </table:table-cell>
          <table:table-cell office:value-type="string">
            <text:p>-49.23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BFI</text:p>
          </table:table-cell>
          <table:table-cell office:value-type="string">
            <text:p>Seattle [BFI]</text:p>
          </table:table-cell>
          <table:table-cell office:value-type="string">
            <text:p>United States</text:p>
          </table:table-cell>
          <table:table-cell office:value-type="string">
            <text:p>Boeing Field King County International</text:p>
          </table:table-cell>
          <table:table-cell office:value-type="string">
            <text:p>47.53</text:p>
          </table:table-cell>
          <table:table-cell office:value-type="string">
            <text:p>-122.3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BFL</text:p>
          </table:table-cell>
          <table:table-cell office:value-type="string">
            <text:p>Bakersfield [BFL]</text:p>
          </table:table-cell>
          <table:table-cell office:value-type="string">
            <text:p>United States</text:p>
          </table:table-cell>
          <table:table-cell office:value-type="string">
            <text:p>Meadows Field</text:p>
          </table:table-cell>
          <table:table-cell office:value-type="string">
            <text:p>35.43</text:p>
          </table:table-cell>
          <table:table-cell office:value-type="string">
            <text:p>-119.06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BFM</text:p>
          </table:table-cell>
          <table:table-cell office:value-type="string">
            <text:p>Mobile [BFM]</text:p>
          </table:table-cell>
          <table:table-cell office:value-type="string">
            <text:p>United States</text:p>
          </table:table-cell>
          <table:table-cell office:value-type="string">
            <text:p>Mobile Downtown</text:p>
          </table:table-cell>
          <table:table-cell office:value-type="string">
            <text:p>30.63</text:p>
          </table:table-cell>
          <table:table-cell office:value-type="string">
            <text:p>-88.07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BFN</text:p>
          </table:table-cell>
          <table:table-cell office:value-type="string">
            <text:p>Bloemfontein [BFN]</text:p>
          </table:table-cell>
          <table:table-cell office:value-type="string">
            <text:p>South Africa</text:p>
          </table:table-cell>
          <table:table-cell office:value-type="string">
            <text:p>Bloemfontein</text:p>
          </table:table-cell>
          <table:table-cell office:value-type="string">
            <text:p>-29.09</text:p>
          </table:table-cell>
          <table:table-cell office:value-type="string">
            <text:p>26.3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BFO</text:p>
          </table:table-cell>
          <table:table-cell office:value-type="string">
            <text:p>Chiredzi [BFO]</text:p>
          </table:table-cell>
          <table:table-cell office:value-type="string">
            <text:p>Zimbabwe</text:p>
          </table:table-cell>
          <table:table-cell office:value-type="string">
            <text:p>Chiredzi Buffalo Range</text:p>
          </table:table-cell>
          <table:table-cell office:value-type="string">
            <text:p>-21.01</text:p>
          </table:table-cell>
          <table:table-cell office:value-type="string">
            <text:p>31.58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BFS</text:p>
          </table:table-cell>
          <table:table-cell office:value-type="string">
            <text:p>Belfast [BFS]</text:p>
          </table:table-cell>
          <table:table-cell office:value-type="string">
            <text:p>United Kingdom</text:p>
          </table:table-cell>
          <table:table-cell office:value-type="string">
            <text:p>Aldergrove</text:p>
          </table:table-cell>
          <table:table-cell office:value-type="string">
            <text:p>54.66</text:p>
          </table:table-cell>
          <table:table-cell office:value-type="string">
            <text:p>-6.22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BFX</text:p>
          </table:table-cell>
          <table:table-cell office:value-type="string">
            <text:p>Bafoussam [BFX]</text:p>
          </table:table-cell>
          <table:table-cell office:value-type="string">
            <text:p>Cameroon</text:p>
          </table:table-cell>
          <table:table-cell office:value-type="string">
            <text:p>Bafoussam</text:p>
          </table:table-cell>
          <table:table-cell office:value-type="string">
            <text:p>5.54</text:p>
          </table:table-cell>
          <table:table-cell office:value-type="string">
            <text:p>10.35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BGA</text:p>
          </table:table-cell>
          <table:table-cell office:value-type="string">
            <text:p>Bucaramanga [BGA]</text:p>
          </table:table-cell>
          <table:table-cell office:value-type="string">
            <text:p>Colombia</text:p>
          </table:table-cell>
          <table:table-cell office:value-type="string">
            <text:p>Palonegro</text:p>
          </table:table-cell>
          <table:table-cell office:value-type="string">
            <text:p>7.13</text:p>
          </table:table-cell>
          <table:table-cell office:value-type="string">
            <text:p>-73.18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BGC</text:p>
          </table:table-cell>
          <table:table-cell office:value-type="string">
            <text:p>Braganca [BGC]</text:p>
          </table:table-cell>
          <table:table-cell office:value-type="string">
            <text:p>Portugal</text:p>
          </table:table-cell>
          <table:table-cell office:value-type="string">
            <text:p>Braganca</text:p>
          </table:table-cell>
          <table:table-cell office:value-type="string">
            <text:p>41.87</text:p>
          </table:table-cell>
          <table:table-cell office:value-type="string">
            <text:p>-6.71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BGF</text:p>
          </table:table-cell>
          <table:table-cell office:value-type="string">
            <text:p>Bangui [BGF]</text:p>
          </table:table-cell>
          <table:table-cell office:value-type="string">
            <text:p>Central African Republic</text:p>
          </table:table-cell>
          <table:table-cell office:value-type="string">
            <text:p>Bangui M Poko</text:p>
          </table:table-cell>
          <table:table-cell office:value-type="string">
            <text:p>4.4</text:p>
          </table:table-cell>
          <table:table-cell office:value-type="string">
            <text:p>18.52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BGI</text:p>
          </table:table-cell>
          <table:table-cell office:value-type="string">
            <text:p>Bridgetown [BGI]</text:p>
          </table:table-cell>
          <table:table-cell office:value-type="string">
            <text:p>Barbados</text:p>
          </table:table-cell>
          <table:table-cell office:value-type="string">
            <text:p>Grantley Adams International</text:p>
          </table:table-cell>
          <table:table-cell office:value-type="string">
            <text:p>13.07</text:p>
          </table:table-cell>
          <table:table-cell office:value-type="string">
            <text:p>-59.49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BGN</text:p>
          </table:table-cell>
          <table:table-cell office:value-type="string">
            <text:p>Brueggen [BGN]</text:p>
          </table:table-cell>
          <table:table-cell office:value-type="string">
            <text:p>Germany</text:p>
          </table:table-cell>
          <table:table-cell office:value-type="string">
            <text:p>Bruggen</text:p>
          </table:table-cell>
          <table:table-cell office:value-type="string">
            <text:p>51.2</text:p>
          </table:table-cell>
          <table:table-cell office:value-type="string">
            <text:p>6.13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BGO</text:p>
          </table:table-cell>
          <table:table-cell office:value-type="string">
            <text:p>Bergen [BGO]</text:p>
          </table:table-cell>
          <table:table-cell office:value-type="string">
            <text:p>Norway</text:p>
          </table:table-cell>
          <table:table-cell office:value-type="string">
            <text:p>Bergen Flesland</text:p>
          </table:table-cell>
          <table:table-cell office:value-type="string">
            <text:p>60.29</text:p>
          </table:table-cell>
          <table:table-cell office:value-type="string">
            <text:p>5.22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BGR</text:p>
          </table:table-cell>
          <table:table-cell office:value-type="string">
            <text:p>Bangor [BGR]</text:p>
          </table:table-cell>
          <table:table-cell office:value-type="string">
            <text:p>United States</text:p>
          </table:table-cell>
          <table:table-cell office:value-type="string">
            <text:p>Bangor International</text:p>
          </table:table-cell>
          <table:table-cell office:value-type="string">
            <text:p>44.81</text:p>
          </table:table-cell>
          <table:table-cell office:value-type="string">
            <text:p>-68.83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BGU</text:p>
          </table:table-cell>
          <table:table-cell office:value-type="string">
            <text:p>Bangassou [BGU]</text:p>
          </table:table-cell>
          <table:table-cell office:value-type="string">
            <text:p>Central African Republic</text:p>
          </table:table-cell>
          <table:table-cell office:value-type="string">
            <text:p>Bangassou</text:p>
          </table:table-cell>
          <table:table-cell office:value-type="string">
            <text:p>4.78</text:p>
          </table:table-cell>
          <table:table-cell office:value-type="string">
            <text:p>22.78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BGX</text:p>
          </table:table-cell>
          <table:table-cell office:value-type="string">
            <text:p>Bage [BGX]</text:p>
          </table:table-cell>
          <table:table-cell office:value-type="string">
            <text:p>Brazil</text:p>
          </table:table-cell>
          <table:table-cell office:value-type="string">
            <text:p>Comandante Gustavo Kraemer</text:p>
          </table:table-cell>
          <table:table-cell office:value-type="string">
            <text:p>-31.39</text:p>
          </table:table-cell>
          <table:table-cell office:value-type="string">
            <text:p>-54.11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BGY</text:p>
          </table:table-cell>
          <table:table-cell office:value-type="string">
            <text:p>Bergamo [BGY]</text:p>
          </table:table-cell>
          <table:table-cell office:value-type="string">
            <text:p>Italy</text:p>
          </table:table-cell>
          <table:table-cell office:value-type="string">
            <text:p>Bergamo Orio Al Serio</text:p>
          </table:table-cell>
          <table:table-cell office:value-type="string">
            <text:p>45.67</text:p>
          </table:table-cell>
          <table:table-cell office:value-type="string">
            <text:p>9.7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BHD</text:p>
          </table:table-cell>
          <table:table-cell office:value-type="string">
            <text:p>Belfast [BHD]</text:p>
          </table:table-cell>
          <table:table-cell office:value-type="string">
            <text:p>United Kingdom</text:p>
          </table:table-cell>
          <table:table-cell office:value-type="string">
            <text:p>City</text:p>
          </table:table-cell>
          <table:table-cell office:value-type="string">
            <text:p>54.62</text:p>
          </table:table-cell>
          <table:table-cell office:value-type="string">
            <text:p>-5.87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BHE</text:p>
          </table:table-cell>
          <table:table-cell office:value-type="string">
            <text:p>Woodbourne [BHE]</text:p>
          </table:table-cell>
          <table:table-cell office:value-type="string">
            <text:p>New Zealand</text:p>
          </table:table-cell>
          <table:table-cell office:value-type="string">
            <text:p>Woodbourne</text:p>
          </table:table-cell>
          <table:table-cell office:value-type="string">
            <text:p>-41.52</text:p>
          </table:table-cell>
          <table:table-cell office:value-type="string">
            <text:p>173.87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BHH</text:p>
          </table:table-cell>
          <table:table-cell office:value-type="string">
            <text:p>Bisha [BHH]</text:p>
          </table:table-cell>
          <table:table-cell office:value-type="string">
            <text:p>Saudi Arabia</text:p>
          </table:table-cell>
          <table:table-cell office:value-type="string">
            <text:p>Bisha</text:p>
          </table:table-cell>
          <table:table-cell office:value-type="string">
            <text:p>19.98</text:p>
          </table:table-cell>
          <table:table-cell office:value-type="string">
            <text:p>42.62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BHI</text:p>
          </table:table-cell>
          <table:table-cell office:value-type="string">
            <text:p>Bahia Blanca [BHI]</text:p>
          </table:table-cell>
          <table:table-cell office:value-type="string">
            <text:p>Argentina</text:p>
          </table:table-cell>
          <table:table-cell office:value-type="string">
            <text:p>Comandante Espora</text:p>
          </table:table-cell>
          <table:table-cell office:value-type="string">
            <text:p>-38.72</text:p>
          </table:table-cell>
          <table:table-cell office:value-type="string">
            <text:p>-62.17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BHJ</text:p>
          </table:table-cell>
          <table:table-cell office:value-type="string">
            <text:p>Bhuj [BHJ]</text:p>
          </table:table-cell>
          <table:table-cell office:value-type="string">
            <text:p>India</text:p>
          </table:table-cell>
          <table:table-cell office:value-type="string">
            <text:p>Bhuj</text:p>
          </table:table-cell>
          <table:table-cell office:value-type="string">
            <text:p>23.29</text:p>
          </table:table-cell>
          <table:table-cell office:value-type="string">
            <text:p>69.67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BHK</text:p>
          </table:table-cell>
          <table:table-cell office:value-type="string">
            <text:p>Bukhara [BHK]</text:p>
          </table:table-cell>
          <table:table-cell office:value-type="string">
            <text:p>Uzbekistan</text:p>
          </table:table-cell>
          <table:table-cell office:value-type="string">
            <text:p>Bukhara</text:p>
          </table:table-cell>
          <table:table-cell office:value-type="string">
            <text:p>39.78</text:p>
          </table:table-cell>
          <table:table-cell office:value-type="string">
            <text:p>64.48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BHM</text:p>
          </table:table-cell>
          <table:table-cell office:value-type="string">
            <text:p>Birmingham [BHM]</text:p>
          </table:table-cell>
          <table:table-cell office:value-type="string">
            <text:p>United States</text:p>
          </table:table-cell>
          <table:table-cell office:value-type="string">
            <text:p>Birmingham International</text:p>
          </table:table-cell>
          <table:table-cell office:value-type="string">
            <text:p>33.56</text:p>
          </table:table-cell>
          <table:table-cell office:value-type="string">
            <text:p>-86.75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BHO</text:p>
          </table:table-cell>
          <table:table-cell office:value-type="string">
            <text:p>Bhopal [BHO]</text:p>
          </table:table-cell>
          <table:table-cell office:value-type="string">
            <text:p>India</text:p>
          </table:table-cell>
          <table:table-cell office:value-type="string">
            <text:p>Bhopal</text:p>
          </table:table-cell>
          <table:table-cell office:value-type="string">
            <text:p>23.29</text:p>
          </table:table-cell>
          <table:table-cell office:value-type="string">
            <text:p>77.34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BHU</text:p>
          </table:table-cell>
          <table:table-cell office:value-type="string">
            <text:p>Bhaunagar [BHU]</text:p>
          </table:table-cell>
          <table:table-cell office:value-type="string">
            <text:p>India</text:p>
          </table:table-cell>
          <table:table-cell office:value-type="string">
            <text:p>Bhavnagar</text:p>
          </table:table-cell>
          <table:table-cell office:value-type="string">
            <text:p>21.75</text:p>
          </table:table-cell>
          <table:table-cell office:value-type="string">
            <text:p>72.19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BHX</text:p>
          </table:table-cell>
          <table:table-cell office:value-type="string">
            <text:p>Birmingham [BHX]</text:p>
          </table:table-cell>
          <table:table-cell office:value-type="string">
            <text:p>United Kingdom</text:p>
          </table:table-cell>
          <table:table-cell office:value-type="string">
            <text:p>Birmingham</text:p>
          </table:table-cell>
          <table:table-cell office:value-type="string">
            <text:p>52.45</text:p>
          </table:table-cell>
          <table:table-cell office:value-type="string">
            <text:p>-1.75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BIA</text:p>
          </table:table-cell>
          <table:table-cell office:value-type="string">
            <text:p>Bastia [BIA]</text:p>
          </table:table-cell>
          <table:table-cell office:value-type="string">
            <text:p>Corsica</text:p>
          </table:table-cell>
          <table:table-cell office:value-type="string">
            <text:p>Poretta</text:p>
          </table:table-cell>
          <table:table-cell office:value-type="string">
            <text:p>42.55</text:p>
          </table:table-cell>
          <table:table-cell office:value-type="string">
            <text:p>9.48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BIF</text:p>
          </table:table-cell>
          <table:table-cell office:value-type="string">
            <text:p>El Paso [BIF]</text:p>
          </table:table-cell>
          <table:table-cell office:value-type="string">
            <text:p>United States</text:p>
          </table:table-cell>
          <table:table-cell office:value-type="string">
            <text:p>Biggs Army Air Field</text:p>
          </table:table-cell>
          <table:table-cell office:value-type="string">
            <text:p>31.85</text:p>
          </table:table-cell>
          <table:table-cell office:value-type="string">
            <text:p>-106.38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BIG</text:p>
          </table:table-cell>
          <table:table-cell office:value-type="string">
            <text:p>Delta Junction [BIG]</text:p>
          </table:table-cell>
          <table:table-cell office:value-type="string">
            <text:p>United States</text:p>
          </table:table-cell>
          <table:table-cell office:value-type="string">
            <text:p>Allen Army Air Field</text:p>
          </table:table-cell>
          <table:table-cell office:value-type="string">
            <text:p>63.99</text:p>
          </table:table-cell>
          <table:table-cell office:value-type="string">
            <text:p>-145.72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BIK</text:p>
          </table:table-cell>
          <table:table-cell office:value-type="string">
            <text:p>Biak [BIK]</text:p>
          </table:table-cell>
          <table:table-cell office:value-type="string">
            <text:p>Indonesia</text:p>
          </table:table-cell>
          <table:table-cell office:value-type="string">
            <text:p>Frans Kaisiepo</text:p>
          </table:table-cell>
          <table:table-cell office:value-type="string">
            <text:p>-1.19</text:p>
          </table:table-cell>
          <table:table-cell office:value-type="string">
            <text:p>136.11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BIM</text:p>
          </table:table-cell>
          <table:table-cell office:value-type="string">
            <text:p>Alice Town [BIM]</text:p>
          </table:table-cell>
          <table:table-cell office:value-type="string">
            <text:p>Bahamas</text:p>
          </table:table-cell>
          <table:table-cell office:value-type="string">
            <text:p>South Bimini</text:p>
          </table:table-cell>
          <table:table-cell office:value-type="string">
            <text:p>25.7</text:p>
          </table:table-cell>
          <table:table-cell office:value-type="string">
            <text:p>-79.26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BIO</text:p>
          </table:table-cell>
          <table:table-cell office:value-type="string">
            <text:p>Bilbao [BIO]</text:p>
          </table:table-cell>
          <table:table-cell office:value-type="string">
            <text:p>Spain</text:p>
          </table:table-cell>
          <table:table-cell office:value-type="string">
            <text:p>Bilbao</text:p>
          </table:table-cell>
          <table:table-cell office:value-type="string">
            <text:p>43.3</text:p>
          </table:table-cell>
          <table:table-cell office:value-type="string">
            <text:p>-2.91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BIQ</text:p>
          </table:table-cell>
          <table:table-cell office:value-type="string">
            <text:p>Biarritz-Bayonne [BIQ]</text:p>
          </table:table-cell>
          <table:table-cell office:value-type="string">
            <text:p>France</text:p>
          </table:table-cell>
          <table:table-cell office:value-type="string">
            <text:p>Anglet</text:p>
          </table:table-cell>
          <table:table-cell office:value-type="string">
            <text:p>43.47</text:p>
          </table:table-cell>
          <table:table-cell office:value-type="string">
            <text:p>-1.52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BIR</text:p>
          </table:table-cell>
          <table:table-cell office:value-type="string">
            <text:p>Biratnagar [BIR]</text:p>
          </table:table-cell>
          <table:table-cell office:value-type="string">
            <text:p>Nepal</text:p>
          </table:table-cell>
          <table:table-cell office:value-type="string">
            <text:p>Biratnagar</text:p>
          </table:table-cell>
          <table:table-cell office:value-type="string">
            <text:p>26.48</text:p>
          </table:table-cell>
          <table:table-cell office:value-type="string">
            <text:p>87.26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BIS</text:p>
          </table:table-cell>
          <table:table-cell office:value-type="string">
            <text:p>Bismarck [BIS]</text:p>
          </table:table-cell>
          <table:table-cell office:value-type="string">
            <text:p>United States</text:p>
          </table:table-cell>
          <table:table-cell office:value-type="string">
            <text:p>Bismarck Municipal Airport</text:p>
          </table:table-cell>
          <table:table-cell office:value-type="string">
            <text:p>46.77</text:p>
          </table:table-cell>
          <table:table-cell office:value-type="string">
            <text:p>-100.75</text:p>
          </table:table-cell>
          <table:table-cell office:value-type="string">
            <text:p>degrees N and E</text:p>
          </table:table-cell>
          <table:table-cell office:value-type="string">
            <text:p>amee/defra 2008</text:p>
          </table:table-cell>
        </table:table-row>
        <table:table-row table:style-name="ro1">
          <table:table-cell office:value-type="string">
            <text:p>BIV</text:p>
          </table:table-cell>
          <table:table-cell office:value-type="string">
            <text:p>Bria [BIV]</text:p>
          </table:table-cell>
          <table:table-cell office:value-type="string">
            <text:p>Central African Republic</text:p>
          </table:table-cell>
          <table:table-cell office:value-type="string">
            <text:p>Bria</text:p>
          </table:table-cell>
          <table:table-cell office:value-type="string">
            <text:p>6.53</text:p>
          </table:table-cell>
          <table:table-cell office:value-type="string">
            <text:p>21.99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BIX</text:p>
          </table:table-cell>
          <table:table-cell office:value-type="string">
            <text:p>Biloxi [BIX]</text:p>
          </table:table-cell>
          <table:table-cell office:value-type="string">
            <text:p>United States</text:p>
          </table:table-cell>
          <table:table-cell office:value-type="string">
            <text:p>Keesler Air Force Base</text:p>
          </table:table-cell>
          <table:table-cell office:value-type="string">
            <text:p>30.41</text:p>
          </table:table-cell>
          <table:table-cell office:value-type="string">
            <text:p>-88.92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BJA</text:p>
          </table:table-cell>
          <table:table-cell office:value-type="string">
            <text:p>Bejaja [BJA]</text:p>
          </table:table-cell>
          <table:table-cell office:value-type="string">
            <text:p>Algeria</text:p>
          </table:table-cell>
          <table:table-cell office:value-type="string">
            <text:p>Soummam</text:p>
          </table:table-cell>
          <table:table-cell office:value-type="string">
            <text:p>36.71</text:p>
          </table:table-cell>
          <table:table-cell office:value-type="string">
            <text:p>5.07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BJF</text:p>
          </table:table-cell>
          <table:table-cell office:value-type="string">
            <text:p>Batsfjord [BJF]</text:p>
          </table:table-cell>
          <table:table-cell office:value-type="string">
            <text:p>Norway</text:p>
          </table:table-cell>
          <table:table-cell office:value-type="string">
            <text:p>Batsfjord</text:p>
          </table:table-cell>
          <table:table-cell office:value-type="string">
            <text:p>70.6</text:p>
          </table:table-cell>
          <table:table-cell office:value-type="string">
            <text:p>29.69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BJL</text:p>
          </table:table-cell>
          <table:table-cell office:value-type="string">
            <text:p>Banjul [BJL]</text:p>
          </table:table-cell>
          <table:table-cell office:value-type="string">
            <text:p>Gambia</text:p>
          </table:table-cell>
          <table:table-cell office:value-type="string">
            <text:p>Banjul International</text:p>
          </table:table-cell>
          <table:table-cell office:value-type="string">
            <text:p>13.34</text:p>
          </table:table-cell>
          <table:table-cell office:value-type="string">
            <text:p>-16.65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BJM</text:p>
          </table:table-cell>
          <table:table-cell office:value-type="string">
            <text:p>Bujumbura [BJM]</text:p>
          </table:table-cell>
          <table:table-cell office:value-type="string">
            <text:p>Burundi</text:p>
          </table:table-cell>
          <table:table-cell office:value-type="string">
            <text:p>Bujumbura International</text:p>
          </table:table-cell>
          <table:table-cell office:value-type="string">
            <text:p>-3.32</text:p>
          </table:table-cell>
          <table:table-cell office:value-type="string">
            <text:p>29.32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BJO</text:p>
          </table:table-cell>
          <table:table-cell office:value-type="string">
            <text:p>Bermejo [BJO]</text:p>
          </table:table-cell>
          <table:table-cell office:value-type="string">
            <text:p>Bolivia</text:p>
          </table:table-cell>
          <table:table-cell office:value-type="string">
            <text:p>Bermejo</text:p>
          </table:table-cell>
          <table:table-cell office:value-type="string">
            <text:p>-22.77</text:p>
          </table:table-cell>
          <table:table-cell office:value-type="string">
            <text:p>-64.32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BJR</text:p>
          </table:table-cell>
          <table:table-cell office:value-type="string">
            <text:p>Bahar Dar [BJR]</text:p>
          </table:table-cell>
          <table:table-cell office:value-type="string">
            <text:p>Ethiopia</text:p>
          </table:table-cell>
          <table:table-cell office:value-type="string">
            <text:p>Bahir Dar</text:p>
          </table:table-cell>
          <table:table-cell office:value-type="string">
            <text:p>11.61</text:p>
          </table:table-cell>
          <table:table-cell office:value-type="string">
            <text:p>37.32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BJX</text:p>
          </table:table-cell>
          <table:table-cell office:value-type="string">
            <text:p>Del Bajio [BJX]</text:p>
          </table:table-cell>
          <table:table-cell office:value-type="string">
            <text:p>Mexico</text:p>
          </table:table-cell>
          <table:table-cell office:value-type="string">
            <text:p>De Guanajuato International</text:p>
          </table:table-cell>
          <table:table-cell office:value-type="string">
            <text:p>20.99</text:p>
          </table:table-cell>
          <table:table-cell office:value-type="string">
            <text:p>-101.48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BJZ</text:p>
          </table:table-cell>
          <table:table-cell office:value-type="string">
            <text:p>Badajoz [BJZ]</text:p>
          </table:table-cell>
          <table:table-cell office:value-type="string">
            <text:p>Spain</text:p>
          </table:table-cell>
          <table:table-cell office:value-type="string">
            <text:p>Talavera La Real</text:p>
          </table:table-cell>
          <table:table-cell office:value-type="string">
            <text:p>38.89</text:p>
          </table:table-cell>
          <table:table-cell office:value-type="string">
            <text:p>-6.82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BKF</text:p>
          </table:table-cell>
          <table:table-cell office:value-type="string">
            <text:p>Buckley [BKF]</text:p>
          </table:table-cell>
          <table:table-cell office:value-type="string">
            <text:p>United States</text:p>
          </table:table-cell>
          <table:table-cell office:value-type="string">
            <text:p>Air Force Base</text:p>
          </table:table-cell>
          <table:table-cell office:value-type="string">
            <text:p>39.7</text:p>
          </table:table-cell>
          <table:table-cell office:value-type="string">
            <text:p>-104.75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BKH</text:p>
          </table:table-cell>
          <table:table-cell office:value-type="string">
            <text:p>Barking Sands [BKH]</text:p>
          </table:table-cell>
          <table:table-cell office:value-type="string">
            <text:p>United States</text:p>
          </table:table-cell>
          <table:table-cell office:value-type="string">
            <text:p>Barking Sands Pmrf</text:p>
          </table:table-cell>
          <table:table-cell office:value-type="string">
            <text:p>22.02</text:p>
          </table:table-cell>
          <table:table-cell office:value-type="string">
            <text:p>-159.79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BKI</text:p>
          </table:table-cell>
          <table:table-cell office:value-type="string">
            <text:p>Kota Kinabalu [BKI]</text:p>
          </table:table-cell>
          <table:table-cell office:value-type="string">
            <text:p>Malaysia</text:p>
          </table:table-cell>
          <table:table-cell office:value-type="string">
            <text:p>Kota Kinabalu International</text:p>
          </table:table-cell>
          <table:table-cell office:value-type="string">
            <text:p>5.94</text:p>
          </table:table-cell>
          <table:table-cell office:value-type="string">
            <text:p>116.05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BKK</text:p>
          </table:table-cell>
          <table:table-cell office:value-type="string">
            <text:p>Bangkok [BKK]</text:p>
          </table:table-cell>
          <table:table-cell office:value-type="string">
            <text:p>Thailand</text:p>
          </table:table-cell>
          <table:table-cell office:value-type="string">
            <text:p>Bangkok International</text:p>
          </table:table-cell>
          <table:table-cell office:value-type="string">
            <text:p>13.91</text:p>
          </table:table-cell>
          <table:table-cell office:value-type="string">
            <text:p>100.61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BKO</text:p>
          </table:table-cell>
          <table:table-cell office:value-type="string">
            <text:p>Bamako [BKO]</text:p>
          </table:table-cell>
          <table:table-cell office:value-type="string">
            <text:p>Mali</text:p>
          </table:table-cell>
          <table:table-cell office:value-type="string">
            <text:p>Bamako Senou</text:p>
          </table:table-cell>
          <table:table-cell office:value-type="string">
            <text:p>12.53</text:p>
          </table:table-cell>
          <table:table-cell office:value-type="string">
            <text:p>-7.95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BKS</text:p>
          </table:table-cell>
          <table:table-cell office:value-type="string">
            <text:p>Bengkulu [BKS]</text:p>
          </table:table-cell>
          <table:table-cell office:value-type="string">
            <text:p>Indonesia</text:p>
          </table:table-cell>
          <table:table-cell office:value-type="string">
            <text:p>Padang Kemiling</text:p>
          </table:table-cell>
          <table:table-cell office:value-type="string">
            <text:p>-3.86</text:p>
          </table:table-cell>
          <table:table-cell office:value-type="string">
            <text:p>102.34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BKY</text:p>
          </table:table-cell>
          <table:table-cell office:value-type="string">
            <text:p>Bukavu/Kavumu [BKY]</text:p>
          </table:table-cell>
          <table:table-cell office:value-type="string">
            <text:p>Zaire</text:p>
          </table:table-cell>
          <table:table-cell office:value-type="string">
            <text:p>Bukavu Kavumu</text:p>
          </table:table-cell>
          <table:table-cell office:value-type="string">
            <text:p>-2.31</text:p>
          </table:table-cell>
          <table:table-cell office:value-type="string">
            <text:p>28.81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BLA</text:p>
          </table:table-cell>
          <table:table-cell office:value-type="string">
            <text:p>Barcelona [BLA]</text:p>
          </table:table-cell>
          <table:table-cell office:value-type="string">
            <text:p>Venezuela</text:p>
          </table:table-cell>
          <table:table-cell office:value-type="string">
            <text:p>General Jose Antonio Anzoategui International</text:p>
          </table:table-cell>
          <table:table-cell office:value-type="string">
            <text:p>10.11</text:p>
          </table:table-cell>
          <table:table-cell office:value-type="string">
            <text:p>-64.69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BLE</text:p>
          </table:table-cell>
          <table:table-cell office:value-type="string">
            <text:p>Borlange [BLE]</text:p>
          </table:table-cell>
          <table:table-cell office:value-type="string">
            <text:p>Sweden</text:p>
          </table:table-cell>
          <table:table-cell office:value-type="string">
            <text:p>Borlange</text:p>
          </table:table-cell>
          <table:table-cell office:value-type="string">
            <text:p>60.42</text:p>
          </table:table-cell>
          <table:table-cell office:value-type="string">
            <text:p>15.52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BLI</text:p>
          </table:table-cell>
          <table:table-cell office:value-type="string">
            <text:p>Bellingham [BLI]</text:p>
          </table:table-cell>
          <table:table-cell office:value-type="string">
            <text:p>United States</text:p>
          </table:table-cell>
          <table:table-cell office:value-type="string">
            <text:p>Bellingham International</text:p>
          </table:table-cell>
          <table:table-cell office:value-type="string">
            <text:p>48.79</text:p>
          </table:table-cell>
          <table:table-cell office:value-type="string">
            <text:p>-122.54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BLK</text:p>
          </table:table-cell>
          <table:table-cell office:value-type="string">
            <text:p>Blackpool [BLK]</text:p>
          </table:table-cell>
          <table:table-cell office:value-type="string">
            <text:p>United Kingdom</text:p>
          </table:table-cell>
          <table:table-cell office:value-type="string">
            <text:p>Blackpool</text:p>
          </table:table-cell>
          <table:table-cell office:value-type="string">
            <text:p>53.77</text:p>
          </table:table-cell>
          <table:table-cell office:value-type="string">
            <text:p>-3.03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BLL</text:p>
          </table:table-cell>
          <table:table-cell office:value-type="string">
            <text:p>Billund [BLL]</text:p>
          </table:table-cell>
          <table:table-cell office:value-type="string">
            <text:p>Denmark</text:p>
          </table:table-cell>
          <table:table-cell office:value-type="string">
            <text:p>Billund</text:p>
          </table:table-cell>
          <table:table-cell office:value-type="string">
            <text:p>55.74</text:p>
          </table:table-cell>
          <table:table-cell office:value-type="string">
            <text:p>9.15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BLQ</text:p>
          </table:table-cell>
          <table:table-cell office:value-type="string">
            <text:p>Bologna [BLQ]</text:p>
          </table:table-cell>
          <table:table-cell office:value-type="string">
            <text:p>Italy</text:p>
          </table:table-cell>
          <table:table-cell office:value-type="string">
            <text:p>Bologna</text:p>
          </table:table-cell>
          <table:table-cell office:value-type="string">
            <text:p>44.53</text:p>
          </table:table-cell>
          <table:table-cell office:value-type="string">
            <text:p>11.29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BLR</text:p>
          </table:table-cell>
          <table:table-cell office:value-type="string">
            <text:p>Bangalore [BLR]</text:p>
          </table:table-cell>
          <table:table-cell office:value-type="string">
            <text:p>India</text:p>
          </table:table-cell>
          <table:table-cell office:value-type="string">
            <text:p>Bangalore</text:p>
          </table:table-cell>
          <table:table-cell office:value-type="string">
            <text:p>12.95</text:p>
          </table:table-cell>
          <table:table-cell office:value-type="string">
            <text:p>77.67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BLV</text:p>
          </table:table-cell>
          <table:table-cell office:value-type="string">
            <text:p>Belleville [BLV]</text:p>
          </table:table-cell>
          <table:table-cell office:value-type="string">
            <text:p>United States</text:p>
          </table:table-cell>
          <table:table-cell office:value-type="string">
            <text:p>Scott Air Force Base</text:p>
          </table:table-cell>
          <table:table-cell office:value-type="string">
            <text:p>38.55</text:p>
          </table:table-cell>
          <table:table-cell office:value-type="string">
            <text:p>-89.84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BLZ</text:p>
          </table:table-cell>
          <table:table-cell office:value-type="string">
            <text:p>Blantyre [BLZ]</text:p>
          </table:table-cell>
          <table:table-cell office:value-type="string">
            <text:p>Malawi</text:p>
          </table:table-cell>
          <table:table-cell office:value-type="string">
            <text:p>Chileka International</text:p>
          </table:table-cell>
          <table:table-cell office:value-type="string">
            <text:p>-15.68</text:p>
          </table:table-cell>
          <table:table-cell office:value-type="string">
            <text:p>34.97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BMA</text:p>
          </table:table-cell>
          <table:table-cell office:value-type="string">
            <text:p>Stockholm [BMA]</text:p>
          </table:table-cell>
          <table:table-cell office:value-type="string">
            <text:p>Sweden</text:p>
          </table:table-cell>
          <table:table-cell office:value-type="string">
            <text:p>Bromma</text:p>
          </table:table-cell>
          <table:table-cell office:value-type="string">
            <text:p>59.35</text:p>
          </table:table-cell>
          <table:table-cell office:value-type="string">
            <text:p>17.94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BMK</text:p>
          </table:table-cell>
          <table:table-cell office:value-type="string">
            <text:p>Borkum [BMK]</text:p>
          </table:table-cell>
          <table:table-cell office:value-type="string">
            <text:p>Germany</text:p>
          </table:table-cell>
          <table:table-cell office:value-type="string">
            <text:p>Borkum</text:p>
          </table:table-cell>
          <table:table-cell office:value-type="string">
            <text:p>53.6</text:p>
          </table:table-cell>
          <table:table-cell office:value-type="string">
            <text:p>6.71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BMM</text:p>
          </table:table-cell>
          <table:table-cell office:value-type="string">
            <text:p>Bitam [BMM]</text:p>
          </table:table-cell>
          <table:table-cell office:value-type="string">
            <text:p>Gabon</text:p>
          </table:table-cell>
          <table:table-cell office:value-type="string">
            <text:p>Bitam</text:p>
          </table:table-cell>
          <table:table-cell office:value-type="string">
            <text:p>2.08</text:p>
          </table:table-cell>
          <table:table-cell office:value-type="string">
            <text:p>11.49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BMU</text:p>
          </table:table-cell>
          <table:table-cell office:value-type="string">
            <text:p>Bima [BMU]</text:p>
          </table:table-cell>
          <table:table-cell office:value-type="string">
            <text:p>Indonesia</text:p>
          </table:table-cell>
          <table:table-cell office:value-type="string">
            <text:p>Muhammad Salahuddin</text:p>
          </table:table-cell>
          <table:table-cell office:value-type="string">
            <text:p>-8.54</text:p>
          </table:table-cell>
          <table:table-cell office:value-type="string">
            <text:p>118.69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BNA</text:p>
          </table:table-cell>
          <table:table-cell office:value-type="string">
            <text:p>Nashville [BNA]</text:p>
          </table:table-cell>
          <table:table-cell office:value-type="string">
            <text:p>United States</text:p>
          </table:table-cell>
          <table:table-cell office:value-type="string">
            <text:p>Nashville International</text:p>
          </table:table-cell>
          <table:table-cell office:value-type="string">
            <text:p>36.12</text:p>
          </table:table-cell>
          <table:table-cell office:value-type="string">
            <text:p>-86.68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BND</text:p>
          </table:table-cell>
          <table:table-cell office:value-type="string">
            <text:p>Bandar Abbas [BND]</text:p>
          </table:table-cell>
          <table:table-cell office:value-type="string">
            <text:p>Iran</text:p>
          </table:table-cell>
          <table:table-cell office:value-type="string">
            <text:p>Bandar Abbass International</text:p>
          </table:table-cell>
          <table:table-cell office:value-type="string">
            <text:p>27.22</text:p>
          </table:table-cell>
          <table:table-cell office:value-type="string">
            <text:p>56.38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BNE</text:p>
          </table:table-cell>
          <table:table-cell office:value-type="string">
            <text:p>Brisbane [BNE]</text:p>
          </table:table-cell>
          <table:table-cell office:value-type="string">
            <text:p>Australia</text:p>
          </table:table-cell>
          <table:table-cell office:value-type="string">
            <text:p>Brisbane International</text:p>
          </table:table-cell>
          <table:table-cell office:value-type="string">
            <text:p>-27.38</text:p>
          </table:table-cell>
          <table:table-cell office:value-type="string">
            <text:p>153.12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BNI</text:p>
          </table:table-cell>
          <table:table-cell office:value-type="string">
            <text:p>Benin [BNI]</text:p>
          </table:table-cell>
          <table:table-cell office:value-type="string">
            <text:p>Nigeria</text:p>
          </table:table-cell>
          <table:table-cell office:value-type="string">
            <text:p>Benin</text:p>
          </table:table-cell>
          <table:table-cell office:value-type="string">
            <text:p>6.32</text:p>
          </table:table-cell>
          <table:table-cell office:value-type="string">
            <text:p>5.6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BNN</text:p>
          </table:table-cell>
          <table:table-cell office:value-type="string">
            <text:p>Bronnoysund [BNN]</text:p>
          </table:table-cell>
          <table:table-cell office:value-type="string">
            <text:p>Norway</text:p>
          </table:table-cell>
          <table:table-cell office:value-type="string">
            <text:p>Bronnoy</text:p>
          </table:table-cell>
          <table:table-cell office:value-type="string">
            <text:p>65.46</text:p>
          </table:table-cell>
          <table:table-cell office:value-type="string">
            <text:p>12.21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BNS</text:p>
          </table:table-cell>
          <table:table-cell office:value-type="string">
            <text:p>Barinas [BNS]</text:p>
          </table:table-cell>
          <table:table-cell office:value-type="string">
            <text:p>Venezuela</text:p>
          </table:table-cell>
          <table:table-cell office:value-type="string">
            <text:p>Barinas</text:p>
          </table:table-cell>
          <table:table-cell office:value-type="string">
            <text:p>8.62</text:p>
          </table:table-cell>
          <table:table-cell office:value-type="string">
            <text:p>-70.22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string">
            <text:p>Bora Bora [BOB]</text:p>
          </table:table-cell>
          <table:table-cell office:value-type="string">
            <text:p>French Polynesia</text:p>
          </table:table-cell>
          <table:table-cell office:value-type="string">
            <text:p>Bora Bora</text:p>
          </table:table-cell>
          <table:table-cell office:value-type="string">
            <text:p>-16.44</text:p>
          </table:table-cell>
          <table:table-cell office:value-type="string">
            <text:p>-151.75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BOC</text:p>
          </table:table-cell>
          <table:table-cell office:value-type="string">
            <text:p>Bocas Del Toro [BOC]</text:p>
          </table:table-cell>
          <table:table-cell office:value-type="string">
            <text:p>Panama</text:p>
          </table:table-cell>
          <table:table-cell office:value-type="string">
            <text:p>Bocas Del Toro</text:p>
          </table:table-cell>
          <table:table-cell office:value-type="string">
            <text:p>9.34</text:p>
          </table:table-cell>
          <table:table-cell office:value-type="string">
            <text:p>-82.25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BOD</text:p>
          </table:table-cell>
          <table:table-cell office:value-type="string">
            <text:p>Bordeaux [BOD]</text:p>
          </table:table-cell>
          <table:table-cell office:value-type="string">
            <text:p>France</text:p>
          </table:table-cell>
          <table:table-cell office:value-type="string">
            <text:p>Merignac</text:p>
          </table:table-cell>
          <table:table-cell office:value-type="string">
            <text:p>44.83</text:p>
          </table:table-cell>
          <table:table-cell office:value-type="string">
            <text:p>-0.72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BOG</text:p>
          </table:table-cell>
          <table:table-cell office:value-type="string">
            <text:p>Bogota [BOG]</text:p>
          </table:table-cell>
          <table:table-cell office:value-type="string">
            <text:p>Colombia</text:p>
          </table:table-cell>
          <table:table-cell office:value-type="string">
            <text:p>Eldorado International</text:p>
          </table:table-cell>
          <table:table-cell office:value-type="string">
            <text:p>4.7</text:p>
          </table:table-cell>
          <table:table-cell office:value-type="string">
            <text:p>-74.15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BOH</text:p>
          </table:table-cell>
          <table:table-cell office:value-type="string">
            <text:p>Bournemouth [BOH]</text:p>
          </table:table-cell>
          <table:table-cell office:value-type="string">
            <text:p>United Kingdom</text:p>
          </table:table-cell>
          <table:table-cell office:value-type="string">
            <text:p>Bournemouth</text:p>
          </table:table-cell>
          <table:table-cell office:value-type="string">
            <text:p>50.78</text:p>
          </table:table-cell>
          <table:table-cell office:value-type="string">
            <text:p>-1.84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BOI</text:p>
          </table:table-cell>
          <table:table-cell office:value-type="string">
            <text:p>Boise [BOI]</text:p>
          </table:table-cell>
          <table:table-cell office:value-type="string">
            <text:p>United States</text:p>
          </table:table-cell>
          <table:table-cell office:value-type="string">
            <text:p>Boise Air Terminal</text:p>
          </table:table-cell>
          <table:table-cell office:value-type="string">
            <text:p>43.56</text:p>
          </table:table-cell>
          <table:table-cell office:value-type="string">
            <text:p>-116.22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BOJ</text:p>
          </table:table-cell>
          <table:table-cell office:value-type="string">
            <text:p>Bourgas [BOJ]</text:p>
          </table:table-cell>
          <table:table-cell office:value-type="string">
            <text:p>Bulgaria</text:p>
          </table:table-cell>
          <table:table-cell office:value-type="string">
            <text:p>Burgas</text:p>
          </table:table-cell>
          <table:table-cell office:value-type="string">
            <text:p>42.57</text:p>
          </table:table-cell>
          <table:table-cell office:value-type="string">
            <text:p>27.51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BOM</text:p>
          </table:table-cell>
          <table:table-cell office:value-type="string">
            <text:p>Bombay [BOM]</text:p>
          </table:table-cell>
          <table:table-cell office:value-type="string">
            <text:p>India</text:p>
          </table:table-cell>
          <table:table-cell office:value-type="string">
            <text:p>Chhatrapati Shivaji International</text:p>
          </table:table-cell>
          <table:table-cell office:value-type="string">
            <text:p>19.09</text:p>
          </table:table-cell>
          <table:table-cell office:value-type="string">
            <text:p>72.87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BON</text:p>
          </table:table-cell>
          <table:table-cell office:value-type="string">
            <text:p>Kralendijk [BON]</text:p>
          </table:table-cell>
          <table:table-cell office:value-type="string">
            <text:p>Antilles</text:p>
          </table:table-cell>
          <table:table-cell office:value-type="string">
            <text:p>Flamingo</text:p>
          </table:table-cell>
          <table:table-cell office:value-type="string">
            <text:p>12.13</text:p>
          </table:table-cell>
          <table:table-cell office:value-type="string">
            <text:p>-68.27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BOO</text:p>
          </table:table-cell>
          <table:table-cell office:value-type="string">
            <text:p>Bodoe [BOO]</text:p>
          </table:table-cell>
          <table:table-cell office:value-type="string">
            <text:p>Norway</text:p>
          </table:table-cell>
          <table:table-cell office:value-type="string">
            <text:p>Bodo</text:p>
          </table:table-cell>
          <table:table-cell office:value-type="string">
            <text:p>67.27</text:p>
          </table:table-cell>
          <table:table-cell office:value-type="string">
            <text:p>14.36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BOP</text:p>
          </table:table-cell>
          <table:table-cell office:value-type="string">
            <text:p>Bouar [BOP]</text:p>
          </table:table-cell>
          <table:table-cell office:value-type="string">
            <text:p>Central African Republic</text:p>
          </table:table-cell>
          <table:table-cell office:value-type="string">
            <text:p>Bouar</text:p>
          </table:table-cell>
          <table:table-cell office:value-type="string">
            <text:p>5.96</text:p>
          </table:table-cell>
          <table:table-cell office:value-type="string">
            <text:p>15.64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BOS</text:p>
          </table:table-cell>
          <table:table-cell office:value-type="string">
            <text:p>Boston [BOS]</text:p>
          </table:table-cell>
          <table:table-cell office:value-type="string">
            <text:p>United States</text:p>
          </table:table-cell>
          <table:table-cell office:value-type="string">
            <text:p>General Edward Lawrence Logan International</text:p>
          </table:table-cell>
          <table:table-cell office:value-type="string">
            <text:p>42.36</text:p>
          </table:table-cell>
          <table:table-cell office:value-type="string">
            <text:p>-71.01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BOU</text:p>
          </table:table-cell>
          <table:table-cell office:value-type="string">
            <text:p>Bourges [BOU]</text:p>
          </table:table-cell>
          <table:table-cell office:value-type="string">
            <text:p>France</text:p>
          </table:table-cell>
          <table:table-cell office:value-type="string">
            <text:p>Bourges</text:p>
          </table:table-cell>
          <table:table-cell office:value-type="string">
            <text:p>47.06</text:p>
          </table:table-cell>
          <table:table-cell office:value-type="string">
            <text:p>2.37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BOY</text:p>
          </table:table-cell>
          <table:table-cell office:value-type="string">
            <text:p>Bobo-Dioulasso [BOY]</text:p>
          </table:table-cell>
          <table:table-cell office:value-type="string">
            <text:p>Burkina Faso</text:p>
          </table:table-cell>
          <table:table-cell office:value-type="string">
            <text:p>Bobo Dioulasso</text:p>
          </table:table-cell>
          <table:table-cell office:value-type="string">
            <text:p>11.16</text:p>
          </table:table-cell>
          <table:table-cell office:value-type="string">
            <text:p>-4.33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BPC</text:p>
          </table:table-cell>
          <table:table-cell office:value-type="string">
            <text:p>Bamenda [BPC]</text:p>
          </table:table-cell>
          <table:table-cell office:value-type="string">
            <text:p>Cameroon</text:p>
          </table:table-cell>
          <table:table-cell office:value-type="string">
            <text:p>Bamenda</text:p>
          </table:table-cell>
          <table:table-cell office:value-type="string">
            <text:p>6.04</text:p>
          </table:table-cell>
          <table:table-cell office:value-type="string">
            <text:p>10.12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BPG</text:p>
          </table:table-cell>
          <table:table-cell office:value-type="string">
            <text:p>Barra Do Garcas [BPG]</text:p>
          </table:table-cell>
          <table:table-cell office:value-type="string">
            <text:p>Brazil</text:p>
          </table:table-cell>
          <table:table-cell office:value-type="string">
            <text:p>Barra Do Garcas</text:p>
          </table:table-cell>
          <table:table-cell table:number-columns-repeated="2" office:value-type="string">
            <text:p>0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BPN</text:p>
          </table:table-cell>
          <table:table-cell office:value-type="string">
            <text:p>Balikpapan [BPN]</text:p>
          </table:table-cell>
          <table:table-cell office:value-type="string">
            <text:p>Indonesia</text:p>
          </table:table-cell>
          <table:table-cell office:value-type="string">
            <text:p>Sepinggan</text:p>
          </table:table-cell>
          <table:table-cell office:value-type="string">
            <text:p>-1.27</text:p>
          </table:table-cell>
          <table:table-cell office:value-type="string">
            <text:p>116.89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BPT</text:p>
          </table:table-cell>
          <table:table-cell office:value-type="string">
            <text:p>Beaumont [BPT]</text:p>
          </table:table-cell>
          <table:table-cell office:value-type="string">
            <text:p>United States</text:p>
          </table:table-cell>
          <table:table-cell office:value-type="string">
            <text:p>Southeast Texas Regional</text:p>
          </table:table-cell>
          <table:table-cell office:value-type="string">
            <text:p>29.95</text:p>
          </table:table-cell>
          <table:table-cell office:value-type="string">
            <text:p>-94.02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BPY</text:p>
          </table:table-cell>
          <table:table-cell office:value-type="string">
            <text:p>Besalampy [BPY]</text:p>
          </table:table-cell>
          <table:table-cell office:value-type="string">
            <text:p>Madagascar</text:p>
          </table:table-cell>
          <table:table-cell office:value-type="string">
            <text:p>Besalampy</text:p>
          </table:table-cell>
          <table:table-cell office:value-type="string">
            <text:p>-16.74</text:p>
          </table:table-cell>
          <table:table-cell office:value-type="string">
            <text:p>44.48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BQH</text:p>
          </table:table-cell>
          <table:table-cell office:value-type="string">
            <text:p>Biggin Hill [BQH]</text:p>
          </table:table-cell>
          <table:table-cell office:value-type="string">
            <text:p>United Kingdom</text:p>
          </table:table-cell>
          <table:table-cell office:value-type="string">
            <text:p>Biggin Hill</text:p>
          </table:table-cell>
          <table:table-cell office:value-type="string">
            <text:p>51.33</text:p>
          </table:table-cell>
          <table:table-cell office:value-type="string">
            <text:p>0.03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BQN</text:p>
          </table:table-cell>
          <table:table-cell office:value-type="string">
            <text:p>Aguadilla [BQN]</text:p>
          </table:table-cell>
          <table:table-cell office:value-type="string">
            <text:p>Puerto Rico</text:p>
          </table:table-cell>
          <table:table-cell office:value-type="string">
            <text:p>Rafael Hernandez</text:p>
          </table:table-cell>
          <table:table-cell office:value-type="string">
            <text:p>18.49</text:p>
          </table:table-cell>
          <table:table-cell office:value-type="string">
            <text:p>-67.13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BQS</text:p>
          </table:table-cell>
          <table:table-cell office:value-type="string">
            <text:p>Blagoveschensk [BQS]</text:p>
          </table:table-cell>
          <table:table-cell office:value-type="string">
            <text:p>Russia</text:p>
          </table:table-cell>
          <table:table-cell office:value-type="string">
            <text:p>Ignatyevo</text:p>
          </table:table-cell>
          <table:table-cell office:value-type="string">
            <text:p>50.42</text:p>
          </table:table-cell>
          <table:table-cell office:value-type="string">
            <text:p>127.41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BRC</text:p>
          </table:table-cell>
          <table:table-cell office:value-type="string">
            <text:p>San Carlos De Bariloch [BRC]</text:p>
          </table:table-cell>
          <table:table-cell office:value-type="string">
            <text:p>Argentina</text:p>
          </table:table-cell>
          <table:table-cell office:value-type="string">
            <text:p>San Carlos De Bariloche</text:p>
          </table:table-cell>
          <table:table-cell office:value-type="string">
            <text:p>-41.15</text:p>
          </table:table-cell>
          <table:table-cell office:value-type="string">
            <text:p>-71.16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BRE</text:p>
          </table:table-cell>
          <table:table-cell office:value-type="string">
            <text:p>Bremen [BRE]</text:p>
          </table:table-cell>
          <table:table-cell office:value-type="string">
            <text:p>Germany</text:p>
          </table:table-cell>
          <table:table-cell office:value-type="string">
            <text:p>Bremen</text:p>
          </table:table-cell>
          <table:table-cell office:value-type="string">
            <text:p>53.05</text:p>
          </table:table-cell>
          <table:table-cell office:value-type="string">
            <text:p>8.79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BRI</text:p>
          </table:table-cell>
          <table:table-cell office:value-type="string">
            <text:p>Bari [BRI]</text:p>
          </table:table-cell>
          <table:table-cell office:value-type="string">
            <text:p>Italy</text:p>
          </table:table-cell>
          <table:table-cell office:value-type="string">
            <text:p>Palese Macchie</text:p>
          </table:table-cell>
          <table:table-cell office:value-type="string">
            <text:p>41.14</text:p>
          </table:table-cell>
          <table:table-cell office:value-type="string">
            <text:p>16.76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BRM</text:p>
          </table:table-cell>
          <table:table-cell office:value-type="string">
            <text:p>Barquisimeto [BRM]</text:p>
          </table:table-cell>
          <table:table-cell office:value-type="string">
            <text:p>Venezuela</text:p>
          </table:table-cell>
          <table:table-cell office:value-type="string">
            <text:p>Barquisimeto International</text:p>
          </table:table-cell>
          <table:table-cell office:value-type="string">
            <text:p>10.04</text:p>
          </table:table-cell>
          <table:table-cell office:value-type="string">
            <text:p>-69.36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BRN</text:p>
          </table:table-cell>
          <table:table-cell office:value-type="string">
            <text:p>Bern [BRN]</text:p>
          </table:table-cell>
          <table:table-cell office:value-type="string">
            <text:p>Switzerland</text:p>
          </table:table-cell>
          <table:table-cell office:value-type="string">
            <text:p>Bern Belp</text:p>
          </table:table-cell>
          <table:table-cell office:value-type="string">
            <text:p>46.91</text:p>
          </table:table-cell>
          <table:table-cell office:value-type="string">
            <text:p>7.5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BRO</text:p>
          </table:table-cell>
          <table:table-cell office:value-type="string">
            <text:p>Brownsville [BRO]</text:p>
          </table:table-cell>
          <table:table-cell office:value-type="string">
            <text:p>United States</text:p>
          </table:table-cell>
          <table:table-cell office:value-type="string">
            <text:p>Brownsville South Padre Island International</text:p>
          </table:table-cell>
          <table:table-cell office:value-type="string">
            <text:p>25.91</text:p>
          </table:table-cell>
          <table:table-cell office:value-type="string">
            <text:p>-97.43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BRQ</text:p>
          </table:table-cell>
          <table:table-cell office:value-type="string">
            <text:p>Turany [BRQ]</text:p>
          </table:table-cell>
          <table:table-cell office:value-type="string">
            <text:p>Czech Republic</text:p>
          </table:table-cell>
          <table:table-cell office:value-type="string">
            <text:p>Turany</text:p>
          </table:table-cell>
          <table:table-cell office:value-type="string">
            <text:p>49.15</text:p>
          </table:table-cell>
          <table:table-cell office:value-type="string">
            <text:p>16.69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BRR</text:p>
          </table:table-cell>
          <table:table-cell office:value-type="string">
            <text:p>Barra [BRR]</text:p>
          </table:table-cell>
          <table:table-cell office:value-type="string">
            <text:p>United Kingdom</text:p>
          </table:table-cell>
          <table:table-cell office:value-type="string">
            <text:p>Barra Eoligarry</text:p>
          </table:table-cell>
          <table:table-cell office:value-type="string">
            <text:p>57.02</text:p>
          </table:table-cell>
          <table:table-cell office:value-type="string">
            <text:p>-7.44</text:p>
          </table:table-cell>
          <table:table-cell office:value-type="string">
            <text:p>degrees N and E</text:p>
          </table:table-cell>
          <table:table-cell office:value-type="string">
            <text:p>amee/defra 2008</text:p>
          </table:table-cell>
        </table:table-row>
        <table:table-row table:style-name="ro1">
          <table:table-cell office:value-type="string">
            <text:p>BRS</text:p>
          </table:table-cell>
          <table:table-cell office:value-type="string">
            <text:p>Bristol [BRS]</text:p>
          </table:table-cell>
          <table:table-cell office:value-type="string">
            <text:p>United Kingdom</text:p>
          </table:table-cell>
          <table:table-cell office:value-type="string">
            <text:p>Bristol</text:p>
          </table:table-cell>
          <table:table-cell office:value-type="string">
            <text:p>51.38</text:p>
          </table:table-cell>
          <table:table-cell office:value-type="string">
            <text:p>-2.72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BRU</text:p>
          </table:table-cell>
          <table:table-cell office:value-type="string">
            <text:p>Brussels [BRU]</text:p>
          </table:table-cell>
          <table:table-cell office:value-type="string">
            <text:p>Belgium</text:p>
          </table:table-cell>
          <table:table-cell office:value-type="string">
            <text:p>Brussels Natl</text:p>
          </table:table-cell>
          <table:table-cell office:value-type="string">
            <text:p>50.9</text:p>
          </table:table-cell>
          <table:table-cell office:value-type="string">
            <text:p>4.5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BRV</text:p>
          </table:table-cell>
          <table:table-cell office:value-type="string">
            <text:p>Bremerhaven [BRV]</text:p>
          </table:table-cell>
          <table:table-cell office:value-type="string">
            <text:p>Germany</text:p>
          </table:table-cell>
          <table:table-cell office:value-type="string">
            <text:p>Bremerhaven</text:p>
          </table:table-cell>
          <table:table-cell office:value-type="string">
            <text:p>53.5</text:p>
          </table:table-cell>
          <table:table-cell office:value-type="string">
            <text:p>8.57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BRW</text:p>
          </table:table-cell>
          <table:table-cell office:value-type="string">
            <text:p>Barrow [BRW]</text:p>
          </table:table-cell>
          <table:table-cell office:value-type="string">
            <text:p>United States</text:p>
          </table:table-cell>
          <table:table-cell office:value-type="string">
            <text:p>Wiley Post Will Rogers Memorial</text:p>
          </table:table-cell>
          <table:table-cell office:value-type="string">
            <text:p>71.29</text:p>
          </table:table-cell>
          <table:table-cell office:value-type="string">
            <text:p>-156.77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BRX</text:p>
          </table:table-cell>
          <table:table-cell office:value-type="string">
            <text:p>Barahona [BRX]</text:p>
          </table:table-cell>
          <table:table-cell office:value-type="string">
            <text:p>Dominican Republic</text:p>
          </table:table-cell>
          <table:table-cell office:value-type="string">
            <text:p>Maria Montez International</text:p>
          </table:table-cell>
          <table:table-cell office:value-type="string">
            <text:p>18.25</text:p>
          </table:table-cell>
          <table:table-cell office:value-type="string">
            <text:p>-71.12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BSB</text:p>
          </table:table-cell>
          <table:table-cell office:value-type="string">
            <text:p>Brasilia [BSB]</text:p>
          </table:table-cell>
          <table:table-cell office:value-type="string">
            <text:p>Brazil</text:p>
          </table:table-cell>
          <table:table-cell office:value-type="string">
            <text:p>Presidente Juscelino Kubitschek</text:p>
          </table:table-cell>
          <table:table-cell office:value-type="string">
            <text:p>-15.86</text:p>
          </table:table-cell>
          <table:table-cell office:value-type="string">
            <text:p>-47.91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BSC</text:p>
          </table:table-cell>
          <table:table-cell office:value-type="string">
            <text:p>Bahia Solano [BSC]</text:p>
          </table:table-cell>
          <table:table-cell office:value-type="string">
            <text:p>Colombia</text:p>
          </table:table-cell>
          <table:table-cell office:value-type="string">
            <text:p>Jose Celestino Mutis</text:p>
          </table:table-cell>
          <table:table-cell office:value-type="string">
            <text:p>6.2</text:p>
          </table:table-cell>
          <table:table-cell office:value-type="string">
            <text:p>-77.39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BSF</text:p>
          </table:table-cell>
          <table:table-cell office:value-type="string">
            <text:p>Bradshaw Field [BSF]</text:p>
          </table:table-cell>
          <table:table-cell office:value-type="string">
            <text:p>United States</text:p>
          </table:table-cell>
          <table:table-cell office:value-type="string">
            <text:p>Bradshaw Air Force Base</text:p>
          </table:table-cell>
          <table:table-cell office:value-type="string">
            <text:p>19.76</text:p>
          </table:table-cell>
          <table:table-cell office:value-type="string">
            <text:p>-155.55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BSG</text:p>
          </table:table-cell>
          <table:table-cell office:value-type="string">
            <text:p>Bata [BSG]</text:p>
          </table:table-cell>
          <table:table-cell office:value-type="string">
            <text:p>Equatorial Guinea</text:p>
          </table:table-cell>
          <table:table-cell office:value-type="string">
            <text:p>Bata</text:p>
          </table:table-cell>
          <table:table-cell office:value-type="string">
            <text:p>1.91</text:p>
          </table:table-cell>
          <table:table-cell office:value-type="string">
            <text:p>9.81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BSK</text:p>
          </table:table-cell>
          <table:table-cell office:value-type="string">
            <text:p>Biskra [BSK]</text:p>
          </table:table-cell>
          <table:table-cell office:value-type="string">
            <text:p>Algeria</text:p>
          </table:table-cell>
          <table:table-cell office:value-type="string">
            <text:p>Biskra</text:p>
          </table:table-cell>
          <table:table-cell office:value-type="string">
            <text:p>34.79</text:p>
          </table:table-cell>
          <table:table-cell office:value-type="string">
            <text:p>5.74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BSL</text:p>
          </table:table-cell>
          <table:table-cell office:value-type="string">
            <text:p>Basel [BSL]</text:p>
          </table:table-cell>
          <table:table-cell office:value-type="string">
            <text:p>Switzerland</text:p>
          </table:table-cell>
          <table:table-cell office:value-type="string">
            <text:p>Euroairport Basel-Mulhouse-Freiburg</text:p>
          </table:table-cell>
          <table:table-cell office:value-type="string">
            <text:p>47.59</text:p>
          </table:table-cell>
          <table:table-cell office:value-type="string">
            <text:p>7.53</text:p>
          </table:table-cell>
          <table:table-cell office:value-type="string">
            <text:p>degrees N and E</text:p>
          </table:table-cell>
          <table:table-cell office:value-type="string">
            <text:p>amee/defra 2008</text:p>
          </table:table-cell>
        </table:table-row>
        <table:table-row table:style-name="ro1">
          <table:table-cell office:value-type="string">
            <text:p>BSR</text:p>
          </table:table-cell>
          <table:table-cell office:value-type="string">
            <text:p>Basrah [BSR]</text:p>
          </table:table-cell>
          <table:table-cell office:value-type="string">
            <text:p>Iraq</text:p>
          </table:table-cell>
          <table:table-cell office:value-type="string">
            <text:p>Basrah International</text:p>
          </table:table-cell>
          <table:table-cell office:value-type="string">
            <text:p>30.55</text:p>
          </table:table-cell>
          <table:table-cell office:value-type="string">
            <text:p>47.66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BTH</text:p>
          </table:table-cell>
          <table:table-cell office:value-type="string">
            <text:p>Batam [BTH]</text:p>
          </table:table-cell>
          <table:table-cell office:value-type="string">
            <text:p>Indonesia</text:p>
          </table:table-cell>
          <table:table-cell office:value-type="string">
            <text:p>Hang Nadim</text:p>
          </table:table-cell>
          <table:table-cell office:value-type="string">
            <text:p>1.12</text:p>
          </table:table-cell>
          <table:table-cell office:value-type="string">
            <text:p>104.12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BTI</text:p>
          </table:table-cell>
          <table:table-cell office:value-type="string">
            <text:p>Barter Island [BTI]</text:p>
          </table:table-cell>
          <table:table-cell office:value-type="string">
            <text:p>United States</text:p>
          </table:table-cell>
          <table:table-cell office:value-type="string">
            <text:p>Barter Island Lrrs</text:p>
          </table:table-cell>
          <table:table-cell office:value-type="string">
            <text:p>70.13</text:p>
          </table:table-cell>
          <table:table-cell office:value-type="string">
            <text:p>-143.58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BTJ</text:p>
          </table:table-cell>
          <table:table-cell office:value-type="string">
            <text:p>Banda Aceh [BTJ]</text:p>
          </table:table-cell>
          <table:table-cell office:value-type="string">
            <text:p>Indonesia</text:p>
          </table:table-cell>
          <table:table-cell office:value-type="string">
            <text:p>Sultan Iskandarmuda</text:p>
          </table:table-cell>
          <table:table-cell office:value-type="string">
            <text:p>5.52</text:p>
          </table:table-cell>
          <table:table-cell office:value-type="string">
            <text:p>95.42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BTK</text:p>
          </table:table-cell>
          <table:table-cell office:value-type="string">
            <text:p>Bratsk [BTK]</text:p>
          </table:table-cell>
          <table:table-cell office:value-type="string">
            <text:p>Russia</text:p>
          </table:table-cell>
          <table:table-cell office:value-type="string">
            <text:p>Bratsk</text:p>
          </table:table-cell>
          <table:table-cell office:value-type="string">
            <text:p>56.37</text:p>
          </table:table-cell>
          <table:table-cell office:value-type="string">
            <text:p>101.7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BTR</text:p>
          </table:table-cell>
          <table:table-cell office:value-type="string">
            <text:p>Baton Rouge [BTR]</text:p>
          </table:table-cell>
          <table:table-cell office:value-type="string">
            <text:p>United States</text:p>
          </table:table-cell>
          <table:table-cell office:value-type="string">
            <text:p>Baton Rouge Metro Ryan Field</text:p>
          </table:table-cell>
          <table:table-cell office:value-type="string">
            <text:p>30.53</text:p>
          </table:table-cell>
          <table:table-cell office:value-type="string">
            <text:p>-91.15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BTS</text:p>
          </table:table-cell>
          <table:table-cell office:value-type="string">
            <text:p>Bratislava [BTS]</text:p>
          </table:table-cell>
          <table:table-cell office:value-type="string">
            <text:p>Slovakia</text:p>
          </table:table-cell>
          <table:table-cell office:value-type="string">
            <text:p>M R Stefanik</text:p>
          </table:table-cell>
          <table:table-cell office:value-type="string">
            <text:p>48.17</text:p>
          </table:table-cell>
          <table:table-cell office:value-type="string">
            <text:p>17.21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BTT</text:p>
          </table:table-cell>
          <table:table-cell office:value-type="string">
            <text:p>Bettles [BTT]</text:p>
          </table:table-cell>
          <table:table-cell office:value-type="string">
            <text:p>United States</text:p>
          </table:table-cell>
          <table:table-cell office:value-type="string">
            <text:p>Bettles</text:p>
          </table:table-cell>
          <table:table-cell office:value-type="string">
            <text:p>66.92</text:p>
          </table:table-cell>
          <table:table-cell office:value-type="string">
            <text:p>-151.53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BTU</text:p>
          </table:table-cell>
          <table:table-cell office:value-type="string">
            <text:p>Bintulu [BTU]</text:p>
          </table:table-cell>
          <table:table-cell office:value-type="string">
            <text:p>Malaysia</text:p>
          </table:table-cell>
          <table:table-cell office:value-type="string">
            <text:p>Bintulu</text:p>
          </table:table-cell>
          <table:table-cell office:value-type="string">
            <text:p>3.17</text:p>
          </table:table-cell>
          <table:table-cell office:value-type="string">
            <text:p>113.04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BTV</text:p>
          </table:table-cell>
          <table:table-cell office:value-type="string">
            <text:p>Burlington [BTV]</text:p>
          </table:table-cell>
          <table:table-cell office:value-type="string">
            <text:p>United States</text:p>
          </table:table-cell>
          <table:table-cell office:value-type="string">
            <text:p>Burlington International</text:p>
          </table:table-cell>
          <table:table-cell office:value-type="string">
            <text:p>44.47</text:p>
          </table:table-cell>
          <table:table-cell office:value-type="string">
            <text:p>-73.15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BTZ</text:p>
          </table:table-cell>
          <table:table-cell office:value-type="string">
            <text:p>Bursa [BTZ]</text:p>
          </table:table-cell>
          <table:table-cell office:value-type="string">
            <text:p>Turkey</text:p>
          </table:table-cell>
          <table:table-cell office:value-type="string">
            <text:p>Bursa</text:p>
          </table:table-cell>
          <table:table-cell office:value-type="string">
            <text:p>40.23</text:p>
          </table:table-cell>
          <table:table-cell office:value-type="string">
            <text:p>29.01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BUD</text:p>
          </table:table-cell>
          <table:table-cell office:value-type="string">
            <text:p>Budapest [BUD]</text:p>
          </table:table-cell>
          <table:table-cell office:value-type="string">
            <text:p>Hungary</text:p>
          </table:table-cell>
          <table:table-cell office:value-type="string">
            <text:p>Ferihegy</text:p>
          </table:table-cell>
          <table:table-cell office:value-type="string">
            <text:p>47.44</text:p>
          </table:table-cell>
          <table:table-cell office:value-type="string">
            <text:p>19.26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BUF</text:p>
          </table:table-cell>
          <table:table-cell office:value-type="string">
            <text:p>Buffalo [BUF]</text:p>
          </table:table-cell>
          <table:table-cell office:value-type="string">
            <text:p>United States</text:p>
          </table:table-cell>
          <table:table-cell office:value-type="string">
            <text:p>Buffalo Niagara International</text:p>
          </table:table-cell>
          <table:table-cell office:value-type="string">
            <text:p>42.94</text:p>
          </table:table-cell>
          <table:table-cell office:value-type="string">
            <text:p>-78.73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BUG</text:p>
          </table:table-cell>
          <table:table-cell office:value-type="string">
            <text:p>Benguela [BUG]</text:p>
          </table:table-cell>
          <table:table-cell office:value-type="string">
            <text:p>Angola</text:p>
          </table:table-cell>
          <table:table-cell office:value-type="string">
            <text:p>Benguela</text:p>
          </table:table-cell>
          <table:table-cell office:value-type="string">
            <text:p>-12.61</text:p>
          </table:table-cell>
          <table:table-cell office:value-type="string">
            <text:p>13.4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BUN</text:p>
          </table:table-cell>
          <table:table-cell office:value-type="string">
            <text:p>Buenaventura [BUN]</text:p>
          </table:table-cell>
          <table:table-cell office:value-type="string">
            <text:p>Colombia</text:p>
          </table:table-cell>
          <table:table-cell office:value-type="string">
            <text:p>Gerardo Tobar Lopez</text:p>
          </table:table-cell>
          <table:table-cell office:value-type="string">
            <text:p>3.82</text:p>
          </table:table-cell>
          <table:table-cell office:value-type="string">
            <text:p>-76.99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BUQ</text:p>
          </table:table-cell>
          <table:table-cell office:value-type="string">
            <text:p>Bulawayo [BUQ]</text:p>
          </table:table-cell>
          <table:table-cell office:value-type="string">
            <text:p>Zimbabwe</text:p>
          </table:table-cell>
          <table:table-cell office:value-type="string">
            <text:p>Joshua Mqabuko Nkomo International</text:p>
          </table:table-cell>
          <table:table-cell office:value-type="string">
            <text:p>-20.02</text:p>
          </table:table-cell>
          <table:table-cell office:value-type="string">
            <text:p>28.62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BUR</text:p>
          </table:table-cell>
          <table:table-cell office:value-type="string">
            <text:p>Burbank [BUR]</text:p>
          </table:table-cell>
          <table:table-cell office:value-type="string">
            <text:p>United States</text:p>
          </table:table-cell>
          <table:table-cell office:value-type="string">
            <text:p>Burbank Glendale Pasadena</text:p>
          </table:table-cell>
          <table:table-cell office:value-type="string">
            <text:p>34.2</text:p>
          </table:table-cell>
          <table:table-cell office:value-type="string">
            <text:p>-118.36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BUX</text:p>
          </table:table-cell>
          <table:table-cell office:value-type="string">
            <text:p>Bunia [BUX]</text:p>
          </table:table-cell>
          <table:table-cell office:value-type="string">
            <text:p>Zaire</text:p>
          </table:table-cell>
          <table:table-cell office:value-type="string">
            <text:p>Bunia</text:p>
          </table:table-cell>
          <table:table-cell office:value-type="string">
            <text:p>1.57</text:p>
          </table:table-cell>
          <table:table-cell office:value-type="string">
            <text:p>30.22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BUZ</text:p>
          </table:table-cell>
          <table:table-cell office:value-type="string">
            <text:p>Bushehr [BUZ]</text:p>
          </table:table-cell>
          <table:table-cell office:value-type="string">
            <text:p>Iran</text:p>
          </table:table-cell>
          <table:table-cell office:value-type="string">
            <text:p>Bushehr</text:p>
          </table:table-cell>
          <table:table-cell office:value-type="string">
            <text:p>28.94</text:p>
          </table:table-cell>
          <table:table-cell office:value-type="string">
            <text:p>50.83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BVA</text:p>
          </table:table-cell>
          <table:table-cell office:value-type="string">
            <text:p>Beauvais [BVA]</text:p>
          </table:table-cell>
          <table:table-cell office:value-type="string">
            <text:p>France</text:p>
          </table:table-cell>
          <table:table-cell office:value-type="string">
            <text:p>Tille</text:p>
          </table:table-cell>
          <table:table-cell office:value-type="string">
            <text:p>49.45</text:p>
          </table:table-cell>
          <table:table-cell office:value-type="string">
            <text:p>2.11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BVB</text:p>
          </table:table-cell>
          <table:table-cell office:value-type="string">
            <text:p>Boa Vista [BVB]</text:p>
          </table:table-cell>
          <table:table-cell office:value-type="string">
            <text:p>Brazil</text:p>
          </table:table-cell>
          <table:table-cell office:value-type="string">
            <text:p>Boa Vista</text:p>
          </table:table-cell>
          <table:table-cell office:value-type="string">
            <text:p>2.85</text:p>
          </table:table-cell>
          <table:table-cell office:value-type="string">
            <text:p>-60.69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BVC</text:p>
          </table:table-cell>
          <table:table-cell office:value-type="string">
            <text:p>Boa Vista [BVC]</text:p>
          </table:table-cell>
          <table:table-cell office:value-type="string">
            <text:p>Cape Verde Islands</text:p>
          </table:table-cell>
          <table:table-cell office:value-type="string">
            <text:p>Rabil</text:p>
          </table:table-cell>
          <table:table-cell office:value-type="string">
            <text:p>16.14</text:p>
          </table:table-cell>
          <table:table-cell office:value-type="string">
            <text:p>-22.89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BVE</text:p>
          </table:table-cell>
          <table:table-cell office:value-type="string">
            <text:p>Brive [BVE]</text:p>
          </table:table-cell>
          <table:table-cell office:value-type="string">
            <text:p>France</text:p>
          </table:table-cell>
          <table:table-cell office:value-type="string">
            <text:p>La Roche</text:p>
          </table:table-cell>
          <table:table-cell office:value-type="string">
            <text:p>45.15</text:p>
          </table:table-cell>
          <table:table-cell office:value-type="string">
            <text:p>1.47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BVH</text:p>
          </table:table-cell>
          <table:table-cell office:value-type="string">
            <text:p>Vilhena [BVH]</text:p>
          </table:table-cell>
          <table:table-cell office:value-type="string">
            <text:p>Brazil</text:p>
          </table:table-cell>
          <table:table-cell office:value-type="string">
            <text:p>Vilhena</text:p>
          </table:table-cell>
          <table:table-cell office:value-type="string">
            <text:p>-12.69</text:p>
          </table:table-cell>
          <table:table-cell office:value-type="string">
            <text:p>-60.1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BWA</text:p>
          </table:table-cell>
          <table:table-cell office:value-type="string">
            <text:p>Bhairawa [BWA]</text:p>
          </table:table-cell>
          <table:table-cell office:value-type="string">
            <text:p>Nepal</text:p>
          </table:table-cell>
          <table:table-cell office:value-type="string">
            <text:p>Bhairahawa</text:p>
          </table:table-cell>
          <table:table-cell office:value-type="string">
            <text:p>27.51</text:p>
          </table:table-cell>
          <table:table-cell office:value-type="string">
            <text:p>83.42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BWE</text:p>
          </table:table-cell>
          <table:table-cell office:value-type="string">
            <text:p>Braunschweig [BWE]</text:p>
          </table:table-cell>
          <table:table-cell office:value-type="string">
            <text:p>Germany</text:p>
          </table:table-cell>
          <table:table-cell office:value-type="string">
            <text:p>Braunschweig</text:p>
          </table:table-cell>
          <table:table-cell office:value-type="string">
            <text:p>52.32</text:p>
          </table:table-cell>
          <table:table-cell office:value-type="string">
            <text:p>10.56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BWF</text:p>
          </table:table-cell>
          <table:table-cell office:value-type="string">
            <text:p>Barrow Island [BWF]</text:p>
          </table:table-cell>
          <table:table-cell office:value-type="string">
            <text:p>United Kingdom</text:p>
          </table:table-cell>
          <table:table-cell office:value-type="string">
            <text:p>Walney Island</text:p>
          </table:table-cell>
          <table:table-cell office:value-type="string">
            <text:p>54.13</text:p>
          </table:table-cell>
          <table:table-cell office:value-type="string">
            <text:p>-3.26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BWI</text:p>
          </table:table-cell>
          <table:table-cell office:value-type="string">
            <text:p>Baltimore [BWI]</text:p>
          </table:table-cell>
          <table:table-cell office:value-type="string">
            <text:p>United States</text:p>
          </table:table-cell>
          <table:table-cell office:value-type="string">
            <text:p>Baltimore Washington International/Annapolis</text:p>
          </table:table-cell>
          <table:table-cell office:value-type="string">
            <text:p>39.18</text:p>
          </table:table-cell>
          <table:table-cell office:value-type="string">
            <text:p>-76.67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BWN</text:p>
          </table:table-cell>
          <table:table-cell office:value-type="string">
            <text:p>Brunei [BWN]</text:p>
          </table:table-cell>
          <table:table-cell office:value-type="string">
            <text:p>Brunei</text:p>
          </table:table-cell>
          <table:table-cell office:value-type="string">
            <text:p>Brunei International</text:p>
          </table:table-cell>
          <table:table-cell office:value-type="string">
            <text:p>4.95</text:p>
          </table:table-cell>
          <table:table-cell office:value-type="string">
            <text:p>114.93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BWU</text:p>
          </table:table-cell>
          <table:table-cell office:value-type="string">
            <text:p>Sydney [BWU]</text:p>
          </table:table-cell>
          <table:table-cell office:value-type="string">
            <text:p>Australia</text:p>
          </table:table-cell>
          <table:table-cell office:value-type="string">
            <text:p>Sydney Bankstown</text:p>
          </table:table-cell>
          <table:table-cell office:value-type="string">
            <text:p>-33.92</text:p>
          </table:table-cell>
          <table:table-cell office:value-type="string">
            <text:p>150.99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BXE</text:p>
          </table:table-cell>
          <table:table-cell office:value-type="string">
            <text:p>Bakel [BXE]</text:p>
          </table:table-cell>
          <table:table-cell office:value-type="string">
            <text:p>Senegal</text:p>
          </table:table-cell>
          <table:table-cell office:value-type="string">
            <text:p>Bakel</text:p>
          </table:table-cell>
          <table:table-cell office:value-type="string">
            <text:p>14.85</text:p>
          </table:table-cell>
          <table:table-cell office:value-type="string">
            <text:p>-12.47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BXO</text:p>
          </table:table-cell>
          <table:table-cell office:value-type="string">
            <text:p>Bissau [BXO]</text:p>
          </table:table-cell>
          <table:table-cell office:value-type="string">
            <text:p>Guinea Bissau</text:p>
          </table:table-cell>
          <table:table-cell office:value-type="string">
            <text:p>Bissau Oswaldo Vieira International</text:p>
          </table:table-cell>
          <table:table-cell office:value-type="string">
            <text:p>11.89</text:p>
          </table:table-cell>
          <table:table-cell office:value-type="string">
            <text:p>-15.65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BYH</text:p>
          </table:table-cell>
          <table:table-cell office:value-type="string">
            <text:p>Blytheville [BYH]</text:p>
          </table:table-cell>
          <table:table-cell office:value-type="string">
            <text:p>United States</text:p>
          </table:table-cell>
          <table:table-cell office:value-type="string">
            <text:p>Arkansas International</text:p>
          </table:table-cell>
          <table:table-cell office:value-type="string">
            <text:p>35.96</text:p>
          </table:table-cell>
          <table:table-cell office:value-type="string">
            <text:p>-89.94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BYK</text:p>
          </table:table-cell>
          <table:table-cell office:value-type="string">
            <text:p>Bouake [BYK]</text:p>
          </table:table-cell>
          <table:table-cell office:value-type="string">
            <text:p>Ivory Coast</text:p>
          </table:table-cell>
          <table:table-cell office:value-type="string">
            <text:p>Bouake</text:p>
          </table:table-cell>
          <table:table-cell office:value-type="string">
            <text:p>7.74</text:p>
          </table:table-cell>
          <table:table-cell office:value-type="string">
            <text:p>-5.07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BYM</text:p>
          </table:table-cell>
          <table:table-cell office:value-type="string">
            <text:p>Bayamo [BYM]</text:p>
          </table:table-cell>
          <table:table-cell office:value-type="string">
            <text:p>Cuba</text:p>
          </table:table-cell>
          <table:table-cell office:value-type="string">
            <text:p>Carlos Manuel De Cespedes</text:p>
          </table:table-cell>
          <table:table-cell office:value-type="string">
            <text:p>20.4</text:p>
          </table:table-cell>
          <table:table-cell office:value-type="string">
            <text:p>-76.62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BYS</text:p>
          </table:table-cell>
          <table:table-cell office:value-type="string">
            <text:p>Fort Irwin [BYS]</text:p>
          </table:table-cell>
          <table:table-cell office:value-type="string">
            <text:p>United States</text:p>
          </table:table-cell>
          <table:table-cell office:value-type="string">
            <text:p>Bicycle Lake Air Force Base</text:p>
          </table:table-cell>
          <table:table-cell office:value-type="string">
            <text:p>35.28</text:p>
          </table:table-cell>
          <table:table-cell office:value-type="string">
            <text:p>-116.63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BYU</text:p>
          </table:table-cell>
          <table:table-cell office:value-type="string">
            <text:p>Bayreuth [BYU]</text:p>
          </table:table-cell>
          <table:table-cell office:value-type="string">
            <text:p>Germany</text:p>
          </table:table-cell>
          <table:table-cell office:value-type="string">
            <text:p>Bayreuth</text:p>
          </table:table-cell>
          <table:table-cell office:value-type="string">
            <text:p>49.98</text:p>
          </table:table-cell>
          <table:table-cell office:value-type="string">
            <text:p>11.64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BZE</text:p>
          </table:table-cell>
          <table:table-cell office:value-type="string">
            <text:p>Belize City [BZE]</text:p>
          </table:table-cell>
          <table:table-cell office:value-type="string">
            <text:p>Belize</text:p>
          </table:table-cell>
          <table:table-cell office:value-type="string">
            <text:p>Philip S W Goldson International</text:p>
          </table:table-cell>
          <table:table-cell office:value-type="string">
            <text:p>17.54</text:p>
          </table:table-cell>
          <table:table-cell office:value-type="string">
            <text:p>-88.31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BZI</text:p>
          </table:table-cell>
          <table:table-cell office:value-type="string">
            <text:p>Balikesir [BZI]</text:p>
          </table:table-cell>
          <table:table-cell office:value-type="string">
            <text:p>Turkey</text:p>
          </table:table-cell>
          <table:table-cell office:value-type="string">
            <text:p>Balikesir</text:p>
          </table:table-cell>
          <table:table-cell office:value-type="string">
            <text:p>39.62</text:p>
          </table:table-cell>
          <table:table-cell office:value-type="string">
            <text:p>27.92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BZK</text:p>
          </table:table-cell>
          <table:table-cell office:value-type="string">
            <text:p>Bryansk [BZK]</text:p>
          </table:table-cell>
          <table:table-cell office:value-type="string">
            <text:p>Russia</text:p>
          </table:table-cell>
          <table:table-cell office:value-type="string">
            <text:p>Bryansk</text:p>
          </table:table-cell>
          <table:table-cell office:value-type="string">
            <text:p>53.21</text:p>
          </table:table-cell>
          <table:table-cell office:value-type="string">
            <text:p>34.18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BZO</text:p>
          </table:table-cell>
          <table:table-cell office:value-type="string">
            <text:p>Bolzano [BZO]</text:p>
          </table:table-cell>
          <table:table-cell office:value-type="string">
            <text:p>Italy</text:p>
          </table:table-cell>
          <table:table-cell office:value-type="string">
            <text:p>Bolzano</text:p>
          </table:table-cell>
          <table:table-cell office:value-type="string">
            <text:p>46.46</text:p>
          </table:table-cell>
          <table:table-cell office:value-type="string">
            <text:p>11.33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BZR</text:p>
          </table:table-cell>
          <table:table-cell office:value-type="string">
            <text:p>Beziers [BZR]</text:p>
          </table:table-cell>
          <table:table-cell office:value-type="string">
            <text:p>France</text:p>
          </table:table-cell>
          <table:table-cell office:value-type="string">
            <text:p>Vias</text:p>
          </table:table-cell>
          <table:table-cell office:value-type="string">
            <text:p>43.32</text:p>
          </table:table-cell>
          <table:table-cell office:value-type="string">
            <text:p>3.36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BZV</text:p>
          </table:table-cell>
          <table:table-cell office:value-type="string">
            <text:p>Brazzaville [BZV]</text:p>
          </table:table-cell>
          <table:table-cell office:value-type="string">
            <text:p>Congo</text:p>
          </table:table-cell>
          <table:table-cell office:value-type="string">
            <text:p>Brazzaville Maya Maya</text:p>
          </table:table-cell>
          <table:table-cell office:value-type="string">
            <text:p>-4.25</text:p>
          </table:table-cell>
          <table:table-cell office:value-type="string">
            <text:p>15.25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BZZ</text:p>
          </table:table-cell>
          <table:table-cell office:value-type="string">
            <text:p>Brize Norton [BZZ]</text:p>
          </table:table-cell>
          <table:table-cell office:value-type="string">
            <text:p>United Kingdom</text:p>
          </table:table-cell>
          <table:table-cell office:value-type="string">
            <text:p>Brize Norton</text:p>
          </table:table-cell>
          <table:table-cell office:value-type="string">
            <text:p>51.75</text:p>
          </table:table-cell>
          <table:table-cell office:value-type="string">
            <text:p>-1.58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CAB</text:p>
          </table:table-cell>
          <table:table-cell office:value-type="string">
            <text:p>Cabinda [CAB]</text:p>
          </table:table-cell>
          <table:table-cell office:value-type="string">
            <text:p>Angola</text:p>
          </table:table-cell>
          <table:table-cell office:value-type="string">
            <text:p>Cabinda</text:p>
          </table:table-cell>
          <table:table-cell office:value-type="string">
            <text:p>-5.6</text:p>
          </table:table-cell>
          <table:table-cell office:value-type="string">
            <text:p>12.19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CAC</text:p>
          </table:table-cell>
          <table:table-cell office:value-type="string">
            <text:p>Cascavel [CAC]</text:p>
          </table:table-cell>
          <table:table-cell office:value-type="string">
            <text:p>Brazil</text:p>
          </table:table-cell>
          <table:table-cell office:value-type="string">
            <text:p>Cascavel</text:p>
          </table:table-cell>
          <table:table-cell office:value-type="string">
            <text:p>-25</text:p>
          </table:table-cell>
          <table:table-cell office:value-type="string">
            <text:p>-53.5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CAE</text:p>
          </table:table-cell>
          <table:table-cell office:value-type="string">
            <text:p>Colombia [CAE]</text:p>
          </table:table-cell>
          <table:table-cell office:value-type="string">
            <text:p>United States</text:p>
          </table:table-cell>
          <table:table-cell office:value-type="string">
            <text:p>Columbia Metropolitan</text:p>
          </table:table-cell>
          <table:table-cell office:value-type="string">
            <text:p>33.94</text:p>
          </table:table-cell>
          <table:table-cell office:value-type="string">
            <text:p>-81.12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CAG</text:p>
          </table:table-cell>
          <table:table-cell office:value-type="string">
            <text:p>Cagliari [CAG]</text:p>
          </table:table-cell>
          <table:table-cell office:value-type="string">
            <text:p>Italy</text:p>
          </table:table-cell>
          <table:table-cell office:value-type="string">
            <text:p>Elmas</text:p>
          </table:table-cell>
          <table:table-cell office:value-type="string">
            <text:p>39.25</text:p>
          </table:table-cell>
          <table:table-cell office:value-type="string">
            <text:p>9.05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CAI</text:p>
          </table:table-cell>
          <table:table-cell office:value-type="string">
            <text:p>Cairo [CAI]</text:p>
          </table:table-cell>
          <table:table-cell office:value-type="string">
            <text:p>Egypt</text:p>
          </table:table-cell>
          <table:table-cell office:value-type="string">
            <text:p>Cairo International</text:p>
          </table:table-cell>
          <table:table-cell office:value-type="string">
            <text:p>30.12</text:p>
          </table:table-cell>
          <table:table-cell office:value-type="string">
            <text:p>31.41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CAJ</text:p>
          </table:table-cell>
          <table:table-cell office:value-type="string">
            <text:p>Canaima [CAJ]</text:p>
          </table:table-cell>
          <table:table-cell office:value-type="string">
            <text:p>Venezuela</text:p>
          </table:table-cell>
          <table:table-cell office:value-type="string">
            <text:p>Canaima</text:p>
          </table:table-cell>
          <table:table-cell office:value-type="string">
            <text:p>6.23</text:p>
          </table:table-cell>
          <table:table-cell office:value-type="string">
            <text:p>-62.85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CAK</text:p>
          </table:table-cell>
          <table:table-cell office:value-type="string">
            <text:p>Akron [CAK]</text:p>
          </table:table-cell>
          <table:table-cell office:value-type="string">
            <text:p>United States</text:p>
          </table:table-cell>
          <table:table-cell office:value-type="string">
            <text:p>Akron Fulton International</text:p>
          </table:table-cell>
          <table:table-cell office:value-type="string">
            <text:p>41.04</text:p>
          </table:table-cell>
          <table:table-cell office:value-type="string">
            <text:p>-81.47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CAM</text:p>
          </table:table-cell>
          <table:table-cell office:value-type="string">
            <text:p>Camiri [CAM]</text:p>
          </table:table-cell>
          <table:table-cell office:value-type="string">
            <text:p>Bolivia</text:p>
          </table:table-cell>
          <table:table-cell office:value-type="string">
            <text:p>Camiri</text:p>
          </table:table-cell>
          <table:table-cell office:value-type="string">
            <text:p>-20.01</text:p>
          </table:table-cell>
          <table:table-cell office:value-type="string">
            <text:p>-63.53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CAN</text:p>
          </table:table-cell>
          <table:table-cell office:value-type="string">
            <text:p>Guangzhou [CAN]</text:p>
          </table:table-cell>
          <table:table-cell office:value-type="string">
            <text:p>China</text:p>
          </table:table-cell>
          <table:table-cell office:value-type="string">
            <text:p>Baiyun</text:p>
          </table:table-cell>
          <table:table-cell office:value-type="string">
            <text:p>23.18</text:p>
          </table:table-cell>
          <table:table-cell office:value-type="string">
            <text:p>113.27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CAP</text:p>
          </table:table-cell>
          <table:table-cell office:value-type="string">
            <text:p>Cap Haitien [CAP]</text:p>
          </table:table-cell>
          <table:table-cell office:value-type="string">
            <text:p>Haiti</text:p>
          </table:table-cell>
          <table:table-cell office:value-type="string">
            <text:p>Cap Haitien</text:p>
          </table:table-cell>
          <table:table-cell office:value-type="string">
            <text:p>19.73</text:p>
          </table:table-cell>
          <table:table-cell office:value-type="string">
            <text:p>-72.19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CAR</text:p>
          </table:table-cell>
          <table:table-cell office:value-type="string">
            <text:p>Caribou [CAR]</text:p>
          </table:table-cell>
          <table:table-cell office:value-type="string">
            <text:p>United States</text:p>
          </table:table-cell>
          <table:table-cell office:value-type="string">
            <text:p>Caribou Municipal</text:p>
          </table:table-cell>
          <table:table-cell office:value-type="string">
            <text:p>46.87</text:p>
          </table:table-cell>
          <table:table-cell office:value-type="string">
            <text:p>-68.02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CAS</text:p>
          </table:table-cell>
          <table:table-cell office:value-type="string">
            <text:p>Casablanca [CAS]</text:p>
          </table:table-cell>
          <table:table-cell office:value-type="string">
            <text:p>Morocco</text:p>
          </table:table-cell>
          <table:table-cell office:value-type="string">
            <text:p>Anfa</text:p>
          </table:table-cell>
          <table:table-cell office:value-type="string">
            <text:p>33.55</text:p>
          </table:table-cell>
          <table:table-cell office:value-type="string">
            <text:p>-7.66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CAV</text:p>
          </table:table-cell>
          <table:table-cell office:value-type="string">
            <text:p>Cazombo [CAV]</text:p>
          </table:table-cell>
          <table:table-cell office:value-type="string">
            <text:p>Angola</text:p>
          </table:table-cell>
          <table:table-cell office:value-type="string">
            <text:p>Cazombo</text:p>
          </table:table-cell>
          <table:table-cell office:value-type="string">
            <text:p>-11.89</text:p>
          </table:table-cell>
          <table:table-cell office:value-type="string">
            <text:p>22.92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CAW</text:p>
          </table:table-cell>
          <table:table-cell office:value-type="string">
            <text:p>Campos [CAW]</text:p>
          </table:table-cell>
          <table:table-cell office:value-type="string">
            <text:p>Brazil</text:p>
          </table:table-cell>
          <table:table-cell office:value-type="string">
            <text:p>Bartolomeu Lisandro</text:p>
          </table:table-cell>
          <table:table-cell office:value-type="string">
            <text:p>-21.7</text:p>
          </table:table-cell>
          <table:table-cell office:value-type="string">
            <text:p>-41.3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CAX</text:p>
          </table:table-cell>
          <table:table-cell office:value-type="string">
            <text:p>Carlisle [CAX]</text:p>
          </table:table-cell>
          <table:table-cell office:value-type="string">
            <text:p>United Kingdom</text:p>
          </table:table-cell>
          <table:table-cell office:value-type="string">
            <text:p>Carlisle</text:p>
          </table:table-cell>
          <table:table-cell office:value-type="string">
            <text:p>54.94</text:p>
          </table:table-cell>
          <table:table-cell office:value-type="string">
            <text:p>-2.81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CAY</text:p>
          </table:table-cell>
          <table:table-cell office:value-type="string">
            <text:p>Cayenne [CAY]</text:p>
          </table:table-cell>
          <table:table-cell office:value-type="string">
            <text:p>French Guyana</text:p>
          </table:table-cell>
          <table:table-cell office:value-type="string">
            <text:p>Rochambeau</text:p>
          </table:table-cell>
          <table:table-cell office:value-type="string">
            <text:p>4.82</text:p>
          </table:table-cell>
          <table:table-cell office:value-type="string">
            <text:p>-52.36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CBB</text:p>
          </table:table-cell>
          <table:table-cell office:value-type="string">
            <text:p>Cochabamba [CBB]</text:p>
          </table:table-cell>
          <table:table-cell office:value-type="string">
            <text:p>Bolivia</text:p>
          </table:table-cell>
          <table:table-cell office:value-type="string">
            <text:p>Jorge Wilsterman</text:p>
          </table:table-cell>
          <table:table-cell office:value-type="string">
            <text:p>-17.42</text:p>
          </table:table-cell>
          <table:table-cell office:value-type="string">
            <text:p>-66.18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CBG</text:p>
          </table:table-cell>
          <table:table-cell office:value-type="string">
            <text:p>Cambridge [CBG]</text:p>
          </table:table-cell>
          <table:table-cell office:value-type="string">
            <text:p>United Kingdom</text:p>
          </table:table-cell>
          <table:table-cell office:value-type="string">
            <text:p>Cambridge</text:p>
          </table:table-cell>
          <table:table-cell office:value-type="string">
            <text:p>52.21</text:p>
          </table:table-cell>
          <table:table-cell office:value-type="string">
            <text:p>0.18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CBL</text:p>
          </table:table-cell>
          <table:table-cell office:value-type="string">
            <text:p>Ciudad Bolivar [CBL]</text:p>
          </table:table-cell>
          <table:table-cell office:value-type="string">
            <text:p>Venezuela</text:p>
          </table:table-cell>
          <table:table-cell office:value-type="string">
            <text:p>Ciudad Bolivar</text:p>
          </table:table-cell>
          <table:table-cell office:value-type="string">
            <text:p>8.12</text:p>
          </table:table-cell>
          <table:table-cell office:value-type="string">
            <text:p>-63.54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CBM</text:p>
          </table:table-cell>
          <table:table-cell office:value-type="string">
            <text:p>Colombus [CBM]</text:p>
          </table:table-cell>
          <table:table-cell office:value-type="string">
            <text:p>United States</text:p>
          </table:table-cell>
          <table:table-cell office:value-type="string">
            <text:p>Columbus Air Force Base</text:p>
          </table:table-cell>
          <table:table-cell office:value-type="string">
            <text:p>33.64</text:p>
          </table:table-cell>
          <table:table-cell office:value-type="string">
            <text:p>-88.44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CBN</text:p>
          </table:table-cell>
          <table:table-cell office:value-type="string">
            <text:p>Cirebon [CBN]</text:p>
          </table:table-cell>
          <table:table-cell office:value-type="string">
            <text:p>Indonesia</text:p>
          </table:table-cell>
          <table:table-cell office:value-type="string">
            <text:p>Penggung</text:p>
          </table:table-cell>
          <table:table-cell office:value-type="string">
            <text:p>-6.76</text:p>
          </table:table-cell>
          <table:table-cell office:value-type="string">
            <text:p>108.54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CBQ</text:p>
          </table:table-cell>
          <table:table-cell office:value-type="string">
            <text:p>Calabar [CBQ]</text:p>
          </table:table-cell>
          <table:table-cell office:value-type="string">
            <text:p>Nigeria</text:p>
          </table:table-cell>
          <table:table-cell office:value-type="string">
            <text:p>Calabar</text:p>
          </table:table-cell>
          <table:table-cell office:value-type="string">
            <text:p>4.98</text:p>
          </table:table-cell>
          <table:table-cell office:value-type="string">
            <text:p>8.35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CBR</text:p>
          </table:table-cell>
          <table:table-cell office:value-type="string">
            <text:p>Canberra [CBR]</text:p>
          </table:table-cell>
          <table:table-cell office:value-type="string">
            <text:p>Australia</text:p>
          </table:table-cell>
          <table:table-cell office:value-type="string">
            <text:p>Canberra</text:p>
          </table:table-cell>
          <table:table-cell office:value-type="string">
            <text:p>-35.31</text:p>
          </table:table-cell>
          <table:table-cell office:value-type="string">
            <text:p>149.19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CBV</text:p>
          </table:table-cell>
          <table:table-cell office:value-type="string">
            <text:p>Coban [CBV]</text:p>
          </table:table-cell>
          <table:table-cell office:value-type="string">
            <text:p>Guatemala</text:p>
          </table:table-cell>
          <table:table-cell office:value-type="string">
            <text:p>Coban</text:p>
          </table:table-cell>
          <table:table-cell office:value-type="string">
            <text:p>15.47</text:p>
          </table:table-cell>
          <table:table-cell office:value-type="string">
            <text:p>-90.41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CCF</text:p>
          </table:table-cell>
          <table:table-cell office:value-type="string">
            <text:p>Carcassonne [CCF]</text:p>
          </table:table-cell>
          <table:table-cell office:value-type="string">
            <text:p>France</text:p>
          </table:table-cell>
          <table:table-cell office:value-type="string">
            <text:p>Salvaza</text:p>
          </table:table-cell>
          <table:table-cell office:value-type="string">
            <text:p>43.22</text:p>
          </table:table-cell>
          <table:table-cell office:value-type="string">
            <text:p>2.31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CCH</text:p>
          </table:table-cell>
          <table:table-cell office:value-type="string">
            <text:p>Chile Chico [CCH]</text:p>
          </table:table-cell>
          <table:table-cell office:value-type="string">
            <text:p>Chile</text:p>
          </table:table-cell>
          <table:table-cell office:value-type="string">
            <text:p>Chile Chico</text:p>
          </table:table-cell>
          <table:table-cell office:value-type="string">
            <text:p>-46.58</text:p>
          </table:table-cell>
          <table:table-cell office:value-type="string">
            <text:p>-71.7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CCJ</text:p>
          </table:table-cell>
          <table:table-cell office:value-type="string">
            <text:p>Calicut [CCJ]</text:p>
          </table:table-cell>
          <table:table-cell office:value-type="string">
            <text:p>India</text:p>
          </table:table-cell>
          <table:table-cell office:value-type="string">
            <text:p>Calicut</text:p>
          </table:table-cell>
          <table:table-cell office:value-type="string">
            <text:p>11.14</text:p>
          </table:table-cell>
          <table:table-cell office:value-type="string">
            <text:p>75.95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CCP</text:p>
          </table:table-cell>
          <table:table-cell office:value-type="string">
            <text:p>Concepcion [CCP]</text:p>
          </table:table-cell>
          <table:table-cell office:value-type="string">
            <text:p>Chile</text:p>
          </table:table-cell>
          <table:table-cell office:value-type="string">
            <text:p>Carriel Sur International</text:p>
          </table:table-cell>
          <table:table-cell office:value-type="string">
            <text:p>-36.77</text:p>
          </table:table-cell>
          <table:table-cell office:value-type="string">
            <text:p>-73.06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CCS</text:p>
          </table:table-cell>
          <table:table-cell office:value-type="string">
            <text:p>Caracas [CCS]</text:p>
          </table:table-cell>
          <table:table-cell office:value-type="string">
            <text:p>Venezuela</text:p>
          </table:table-cell>
          <table:table-cell office:value-type="string">
            <text:p>Simon Bolivar International</text:p>
          </table:table-cell>
          <table:table-cell office:value-type="string">
            <text:p>10.6</text:p>
          </table:table-cell>
          <table:table-cell office:value-type="string">
            <text:p>-66.99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CCU</text:p>
          </table:table-cell>
          <table:table-cell office:value-type="string">
            <text:p>Calcutta [CCU]</text:p>
          </table:table-cell>
          <table:table-cell office:value-type="string">
            <text:p>India</text:p>
          </table:table-cell>
          <table:table-cell office:value-type="string">
            <text:p>Netaji Subhash Chandra Bose International</text:p>
          </table:table-cell>
          <table:table-cell office:value-type="string">
            <text:p>22.65</text:p>
          </table:table-cell>
          <table:table-cell office:value-type="string">
            <text:p>88.45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CCZ</text:p>
          </table:table-cell>
          <table:table-cell office:value-type="string">
            <text:p>Chub Cay [CCZ]</text:p>
          </table:table-cell>
          <table:table-cell office:value-type="string">
            <text:p>Bahamas</text:p>
          </table:table-cell>
          <table:table-cell office:value-type="string">
            <text:p>Chub Cay</text:p>
          </table:table-cell>
          <table:table-cell office:value-type="string">
            <text:p>25.42</text:p>
          </table:table-cell>
          <table:table-cell office:value-type="string">
            <text:p>-77.88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CDB</text:p>
          </table:table-cell>
          <table:table-cell office:value-type="string">
            <text:p>Cold Bay [CDB]</text:p>
          </table:table-cell>
          <table:table-cell office:value-type="string">
            <text:p>United States</text:p>
          </table:table-cell>
          <table:table-cell office:value-type="string">
            <text:p>Cold Bay</text:p>
          </table:table-cell>
          <table:table-cell office:value-type="string">
            <text:p>55.21</text:p>
          </table:table-cell>
          <table:table-cell office:value-type="string">
            <text:p>-162.72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CDC</text:p>
          </table:table-cell>
          <table:table-cell office:value-type="string">
            <text:p>Cedar City [CDC]</text:p>
          </table:table-cell>
          <table:table-cell office:value-type="string">
            <text:p>United States</text:p>
          </table:table-cell>
          <table:table-cell office:value-type="string">
            <text:p>Cedar City Regional</text:p>
          </table:table-cell>
          <table:table-cell office:value-type="string">
            <text:p>37.7</text:p>
          </table:table-cell>
          <table:table-cell office:value-type="string">
            <text:p>-113.1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CDG</text:p>
          </table:table-cell>
          <table:table-cell office:value-type="string">
            <text:p>Paris [CDG]</text:p>
          </table:table-cell>
          <table:table-cell office:value-type="string">
            <text:p>France</text:p>
          </table:table-cell>
          <table:table-cell office:value-type="string">
            <text:p>Charles De Gaulle</text:p>
          </table:table-cell>
          <table:table-cell office:value-type="string">
            <text:p>49.01</text:p>
          </table:table-cell>
          <table:table-cell office:value-type="string">
            <text:p>2.55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CDJ</text:p>
          </table:table-cell>
          <table:table-cell office:value-type="string">
            <text:p>Conceicao Do Araguaia [CDJ]</text:p>
          </table:table-cell>
          <table:table-cell office:value-type="string">
            <text:p>Brazil</text:p>
          </table:table-cell>
          <table:table-cell office:value-type="string">
            <text:p>Unknown</text:p>
          </table:table-cell>
          <table:table-cell office:value-type="string">
            <text:p>-8.35</text:p>
          </table:table-cell>
          <table:table-cell office:value-type="string">
            <text:p>-49.3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CDP</text:p>
          </table:table-cell>
          <table:table-cell office:value-type="string">
            <text:p>Cuddapah [CDP]</text:p>
          </table:table-cell>
          <table:table-cell office:value-type="string">
            <text:p>India</text:p>
          </table:table-cell>
          <table:table-cell office:value-type="string">
            <text:p>Cuddapah</text:p>
          </table:table-cell>
          <table:table-cell office:value-type="string">
            <text:p>14.51</text:p>
          </table:table-cell>
          <table:table-cell office:value-type="string">
            <text:p>78.77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CDS</text:p>
          </table:table-cell>
          <table:table-cell office:value-type="string">
            <text:p>Childress [CDS]</text:p>
          </table:table-cell>
          <table:table-cell office:value-type="string">
            <text:p>United States</text:p>
          </table:table-cell>
          <table:table-cell office:value-type="string">
            <text:p>Childress Municipal</text:p>
          </table:table-cell>
          <table:table-cell office:value-type="string">
            <text:p>34.43</text:p>
          </table:table-cell>
          <table:table-cell office:value-type="string">
            <text:p>-100.29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CDU</text:p>
          </table:table-cell>
          <table:table-cell office:value-type="string">
            <text:p>Camden [CDU]</text:p>
          </table:table-cell>
          <table:table-cell office:value-type="string">
            <text:p>Australia</text:p>
          </table:table-cell>
          <table:table-cell office:value-type="string">
            <text:p>Camden</text:p>
          </table:table-cell>
          <table:table-cell office:value-type="string">
            <text:p>-34.04</text:p>
          </table:table-cell>
          <table:table-cell office:value-type="string">
            <text:p>150.69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CDV</text:p>
          </table:table-cell>
          <table:table-cell office:value-type="string">
            <text:p>Cordova [CDV]</text:p>
          </table:table-cell>
          <table:table-cell office:value-type="string">
            <text:p>United States</text:p>
          </table:table-cell>
          <table:table-cell office:value-type="string">
            <text:p>Merle K Mudhole Smith</text:p>
          </table:table-cell>
          <table:table-cell office:value-type="string">
            <text:p>60.49</text:p>
          </table:table-cell>
          <table:table-cell office:value-type="string">
            <text:p>-145.48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CEB</text:p>
          </table:table-cell>
          <table:table-cell office:value-type="string">
            <text:p>Cebu [CEB]</text:p>
          </table:table-cell>
          <table:table-cell office:value-type="string">
            <text:p>Philippines</text:p>
          </table:table-cell>
          <table:table-cell office:value-type="string">
            <text:p>Cotabato</text:p>
          </table:table-cell>
          <table:table-cell office:value-type="string">
            <text:p>7.16</text:p>
          </table:table-cell>
          <table:table-cell office:value-type="string">
            <text:p>124.21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CEF</text:p>
          </table:table-cell>
          <table:table-cell office:value-type="string">
            <text:p>Chicopee Falls [CEF]</text:p>
          </table:table-cell>
          <table:table-cell office:value-type="string">
            <text:p>United States</text:p>
          </table:table-cell>
          <table:table-cell office:value-type="string">
            <text:p>Westover Arb Metropolitan</text:p>
          </table:table-cell>
          <table:table-cell office:value-type="string">
            <text:p>42.2</text:p>
          </table:table-cell>
          <table:table-cell office:value-type="string">
            <text:p>-72.53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CEG</text:p>
          </table:table-cell>
          <table:table-cell office:value-type="string">
            <text:p>Hawarden [CEG]</text:p>
          </table:table-cell>
          <table:table-cell office:value-type="string">
            <text:p>United Kingdom</text:p>
          </table:table-cell>
          <table:table-cell office:value-type="string">
            <text:p>Hawarden</text:p>
          </table:table-cell>
          <table:table-cell office:value-type="string">
            <text:p>53.18</text:p>
          </table:table-cell>
          <table:table-cell office:value-type="string">
            <text:p>-2.98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CEK</text:p>
          </table:table-cell>
          <table:table-cell office:value-type="string">
            <text:p>Chelyabinsk [CEK]</text:p>
          </table:table-cell>
          <table:table-cell office:value-type="string">
            <text:p>Russia</text:p>
          </table:table-cell>
          <table:table-cell office:value-type="string">
            <text:p>Balandino</text:p>
          </table:table-cell>
          <table:table-cell office:value-type="string">
            <text:p>55.3</text:p>
          </table:table-cell>
          <table:table-cell office:value-type="string">
            <text:p>61.51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CEN</text:p>
          </table:table-cell>
          <table:table-cell office:value-type="string">
            <text:p>Ciudad Obregon [CEN]</text:p>
          </table:table-cell>
          <table:table-cell office:value-type="string">
            <text:p>Mexico</text:p>
          </table:table-cell>
          <table:table-cell office:value-type="string">
            <text:p>Ciudad Obregon International</text:p>
          </table:table-cell>
          <table:table-cell office:value-type="string">
            <text:p>27.39</text:p>
          </table:table-cell>
          <table:table-cell office:value-type="string">
            <text:p>-109.83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CEP</text:p>
          </table:table-cell>
          <table:table-cell office:value-type="string">
            <text:p>Conception [CEP]</text:p>
          </table:table-cell>
          <table:table-cell office:value-type="string">
            <text:p>Bolivia</text:p>
          </table:table-cell>
          <table:table-cell office:value-type="string">
            <text:p>Concepcion</text:p>
          </table:table-cell>
          <table:table-cell office:value-type="string">
            <text:p>-16.14</text:p>
          </table:table-cell>
          <table:table-cell office:value-type="string">
            <text:p>-62.03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CEQ</text:p>
          </table:table-cell>
          <table:table-cell office:value-type="string">
            <text:p>Cannes [CEQ]</text:p>
          </table:table-cell>
          <table:table-cell office:value-type="string">
            <text:p>France</text:p>
          </table:table-cell>
          <table:table-cell office:value-type="string">
            <text:p>Mandelieu</text:p>
          </table:table-cell>
          <table:table-cell office:value-type="string">
            <text:p>43.54</text:p>
          </table:table-cell>
          <table:table-cell office:value-type="string">
            <text:p>6.95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CER</text:p>
          </table:table-cell>
          <table:table-cell office:value-type="string">
            <text:p>Cherbourg [CER]</text:p>
          </table:table-cell>
          <table:table-cell office:value-type="string">
            <text:p>France</text:p>
          </table:table-cell>
          <table:table-cell office:value-type="string">
            <text:p>Maupertus</text:p>
          </table:table-cell>
          <table:table-cell office:value-type="string">
            <text:p>49.65</text:p>
          </table:table-cell>
          <table:table-cell office:value-type="string">
            <text:p>-1.47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CET</text:p>
          </table:table-cell>
          <table:table-cell office:value-type="string">
            <text:p>Cholet [CET]</text:p>
          </table:table-cell>
          <table:table-cell office:value-type="string">
            <text:p>France</text:p>
          </table:table-cell>
          <table:table-cell office:value-type="string">
            <text:p>Le Pontreau</text:p>
          </table:table-cell>
          <table:table-cell office:value-type="string">
            <text:p>47.08</text:p>
          </table:table-cell>
          <table:table-cell office:value-type="string">
            <text:p>-0.88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CEW</text:p>
          </table:table-cell>
          <table:table-cell office:value-type="string">
            <text:p>Crestview [CEW]</text:p>
          </table:table-cell>
          <table:table-cell office:value-type="string">
            <text:p>United States</text:p>
          </table:table-cell>
          <table:table-cell office:value-type="string">
            <text:p>Bob Sikes</text:p>
          </table:table-cell>
          <table:table-cell office:value-type="string">
            <text:p>30.78</text:p>
          </table:table-cell>
          <table:table-cell office:value-type="string">
            <text:p>-86.52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CFD</text:p>
          </table:table-cell>
          <table:table-cell office:value-type="string">
            <text:p>Bryan [CFD]</text:p>
          </table:table-cell>
          <table:table-cell office:value-type="string">
            <text:p>United States</text:p>
          </table:table-cell>
          <table:table-cell office:value-type="string">
            <text:p>Coulter Field</text:p>
          </table:table-cell>
          <table:table-cell office:value-type="string">
            <text:p>30.72</text:p>
          </table:table-cell>
          <table:table-cell office:value-type="string">
            <text:p>-96.33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CFE</text:p>
          </table:table-cell>
          <table:table-cell office:value-type="string">
            <text:p>Clermont Ferrand [CFE]</text:p>
          </table:table-cell>
          <table:table-cell office:value-type="string">
            <text:p>France</text:p>
          </table:table-cell>
          <table:table-cell office:value-type="string">
            <text:p>Auvergne</text:p>
          </table:table-cell>
          <table:table-cell office:value-type="string">
            <text:p>45.79</text:p>
          </table:table-cell>
          <table:table-cell office:value-type="string">
            <text:p>3.17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CFG</text:p>
          </table:table-cell>
          <table:table-cell office:value-type="string">
            <text:p>Cienfuegos [CFG]</text:p>
          </table:table-cell>
          <table:table-cell office:value-type="string">
            <text:p>Cuba</text:p>
          </table:table-cell>
          <table:table-cell office:value-type="string">
            <text:p>Jaime Gonzalez</text:p>
          </table:table-cell>
          <table:table-cell office:value-type="string">
            <text:p>22.15</text:p>
          </table:table-cell>
          <table:table-cell office:value-type="string">
            <text:p>-80.41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CFR</text:p>
          </table:table-cell>
          <table:table-cell office:value-type="string">
            <text:p>Caen [CFR]</text:p>
          </table:table-cell>
          <table:table-cell office:value-type="string">
            <text:p>France</text:p>
          </table:table-cell>
          <table:table-cell office:value-type="string">
            <text:p>Carpiquet</text:p>
          </table:table-cell>
          <table:table-cell office:value-type="string">
            <text:p>49.17</text:p>
          </table:table-cell>
          <table:table-cell office:value-type="string">
            <text:p>-0.45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CFS</text:p>
          </table:table-cell>
          <table:table-cell office:value-type="string">
            <text:p>Coff's Harbour [CFS]</text:p>
          </table:table-cell>
          <table:table-cell office:value-type="string">
            <text:p>Australia</text:p>
          </table:table-cell>
          <table:table-cell office:value-type="string">
            <text:p>Coffs Harbour</text:p>
          </table:table-cell>
          <table:table-cell office:value-type="string">
            <text:p>-30.32</text:p>
          </table:table-cell>
          <table:table-cell office:value-type="string">
            <text:p>153.12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CFU</text:p>
          </table:table-cell>
          <table:table-cell office:value-type="string">
            <text:p>Kerkyra/Corfu [CFU]</text:p>
          </table:table-cell>
          <table:table-cell office:value-type="string">
            <text:p>Greece</text:p>
          </table:table-cell>
          <table:table-cell office:value-type="string">
            <text:p>Ioannis Kapodistrias International</text:p>
          </table:table-cell>
          <table:table-cell office:value-type="string">
            <text:p>39.6</text:p>
          </table:table-cell>
          <table:table-cell office:value-type="string">
            <text:p>19.91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CGB</text:p>
          </table:table-cell>
          <table:table-cell office:value-type="string">
            <text:p>Cuiaba [CGB]</text:p>
          </table:table-cell>
          <table:table-cell office:value-type="string">
            <text:p>Brazil</text:p>
          </table:table-cell>
          <table:table-cell office:value-type="string">
            <text:p>Marechal Rondon</text:p>
          </table:table-cell>
          <table:table-cell office:value-type="string">
            <text:p>-15.65</text:p>
          </table:table-cell>
          <table:table-cell office:value-type="string">
            <text:p>-56.12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CGH</text:p>
          </table:table-cell>
          <table:table-cell office:value-type="string">
            <text:p>Sao Paulo [CGH]</text:p>
          </table:table-cell>
          <table:table-cell office:value-type="string">
            <text:p>Brazil</text:p>
          </table:table-cell>
          <table:table-cell office:value-type="string">
            <text:p>Congonhas</text:p>
          </table:table-cell>
          <table:table-cell office:value-type="string">
            <text:p>-23.63</text:p>
          </table:table-cell>
          <table:table-cell office:value-type="string">
            <text:p>-46.66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CGK</text:p>
          </table:table-cell>
          <table:table-cell office:value-type="string">
            <text:p>Jakarta [CGK]</text:p>
          </table:table-cell>
          <table:table-cell office:value-type="string">
            <text:p>Indonesia</text:p>
          </table:table-cell>
          <table:table-cell office:value-type="string">
            <text:p>Soekarno Hatta International</text:p>
          </table:table-cell>
          <table:table-cell office:value-type="string">
            <text:p>-6.13</text:p>
          </table:table-cell>
          <table:table-cell office:value-type="string">
            <text:p>106.66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CGN</text:p>
          </table:table-cell>
          <table:table-cell office:value-type="string">
            <text:p>Cologne [CGN]</text:p>
          </table:table-cell>
          <table:table-cell office:value-type="string">
            <text:p>Germany</text:p>
          </table:table-cell>
          <table:table-cell office:value-type="string">
            <text:p>Koln Bonn</text:p>
          </table:table-cell>
          <table:table-cell office:value-type="string">
            <text:p>50.87</text:p>
          </table:table-cell>
          <table:table-cell office:value-type="string">
            <text:p>7.14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CGO</text:p>
          </table:table-cell>
          <table:table-cell office:value-type="string">
            <text:p>Zhengzhou [CGO]</text:p>
          </table:table-cell>
          <table:table-cell office:value-type="string">
            <text:p>China</text:p>
          </table:table-cell>
          <table:table-cell office:value-type="string">
            <text:p>Xinzheng</text:p>
          </table:table-cell>
          <table:table-cell office:value-type="string">
            <text:p>34.52</text:p>
          </table:table-cell>
          <table:table-cell office:value-type="string">
            <text:p>113.84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CGP</text:p>
          </table:table-cell>
          <table:table-cell office:value-type="string">
            <text:p>Chittagong [CGP]</text:p>
          </table:table-cell>
          <table:table-cell office:value-type="string">
            <text:p>Bangladesh</text:p>
          </table:table-cell>
          <table:table-cell office:value-type="string">
            <text:p>Shah Amanat International</text:p>
          </table:table-cell>
          <table:table-cell office:value-type="string">
            <text:p>22.25</text:p>
          </table:table-cell>
          <table:table-cell office:value-type="string">
            <text:p>91.81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CGR</text:p>
          </table:table-cell>
          <table:table-cell office:value-type="string">
            <text:p>Campo Grande [CGR]</text:p>
          </table:table-cell>
          <table:table-cell office:value-type="string">
            <text:p>Brazil</text:p>
          </table:table-cell>
          <table:table-cell office:value-type="string">
            <text:p>Campo Grande</text:p>
          </table:table-cell>
          <table:table-cell office:value-type="string">
            <text:p>-20.47</text:p>
          </table:table-cell>
          <table:table-cell office:value-type="string">
            <text:p>-54.67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CGY</text:p>
          </table:table-cell>
          <table:table-cell office:value-type="string">
            <text:p>Ladag [CGY]</text:p>
          </table:table-cell>
          <table:table-cell office:value-type="string">
            <text:p>Philippines</text:p>
          </table:table-cell>
          <table:table-cell office:value-type="string">
            <text:p>Cagayan De Oro</text:p>
          </table:table-cell>
          <table:table-cell office:value-type="string">
            <text:p>8.41</text:p>
          </table:table-cell>
          <table:table-cell office:value-type="string">
            <text:p>124.61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CHA</text:p>
          </table:table-cell>
          <table:table-cell office:value-type="string">
            <text:p>Chattanooga [CHA]</text:p>
          </table:table-cell>
          <table:table-cell office:value-type="string">
            <text:p>United States</text:p>
          </table:table-cell>
          <table:table-cell office:value-type="string">
            <text:p>Lovell Field</text:p>
          </table:table-cell>
          <table:table-cell office:value-type="string">
            <text:p>35.04</text:p>
          </table:table-cell>
          <table:table-cell office:value-type="string">
            <text:p>-85.2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CHC</text:p>
          </table:table-cell>
          <table:table-cell office:value-type="string">
            <text:p>Christchurch [CHC]</text:p>
          </table:table-cell>
          <table:table-cell office:value-type="string">
            <text:p>New Zealand</text:p>
          </table:table-cell>
          <table:table-cell office:value-type="string">
            <text:p>Christchurch International</text:p>
          </table:table-cell>
          <table:table-cell office:value-type="string">
            <text:p>-43.49</text:p>
          </table:table-cell>
          <table:table-cell office:value-type="string">
            <text:p>172.53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CHH</text:p>
          </table:table-cell>
          <table:table-cell office:value-type="string">
            <text:p>Chachapoyas [CHH]</text:p>
          </table:table-cell>
          <table:table-cell office:value-type="string">
            <text:p>Peru</text:p>
          </table:table-cell>
          <table:table-cell office:value-type="string">
            <text:p>Chachapoyas</text:p>
          </table:table-cell>
          <table:table-cell office:value-type="string">
            <text:p>-6.2</text:p>
          </table:table-cell>
          <table:table-cell office:value-type="string">
            <text:p>-77.86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CHM</text:p>
          </table:table-cell>
          <table:table-cell office:value-type="string">
            <text:p>Chimbote [CHM]</text:p>
          </table:table-cell>
          <table:table-cell office:value-type="string">
            <text:p>Peru</text:p>
          </table:table-cell>
          <table:table-cell office:value-type="string">
            <text:p>Teniente Fap Jaime A De Montr Morales</text:p>
          </table:table-cell>
          <table:table-cell office:value-type="string">
            <text:p>-9.15</text:p>
          </table:table-cell>
          <table:table-cell office:value-type="string">
            <text:p>-78.52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CHQ</text:p>
          </table:table-cell>
          <table:table-cell office:value-type="string">
            <text:p>Chania [CHQ]</text:p>
          </table:table-cell>
          <table:table-cell office:value-type="string">
            <text:p>Greece</text:p>
          </table:table-cell>
          <table:table-cell office:value-type="string">
            <text:p>Souda</text:p>
          </table:table-cell>
          <table:table-cell office:value-type="string">
            <text:p>35.53</text:p>
          </table:table-cell>
          <table:table-cell office:value-type="string">
            <text:p>24.15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CHR</text:p>
          </table:table-cell>
          <table:table-cell office:value-type="string">
            <text:p>Chateauroux [CHR]</text:p>
          </table:table-cell>
          <table:table-cell office:value-type="string">
            <text:p>France</text:p>
          </table:table-cell>
          <table:table-cell office:value-type="string">
            <text:p>Deols</text:p>
          </table:table-cell>
          <table:table-cell office:value-type="string">
            <text:p>46.86</text:p>
          </table:table-cell>
          <table:table-cell office:value-type="string">
            <text:p>1.73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CHS</text:p>
          </table:table-cell>
          <table:table-cell office:value-type="string">
            <text:p>Charleston [CHS]</text:p>
          </table:table-cell>
          <table:table-cell office:value-type="string">
            <text:p>United States</text:p>
          </table:table-cell>
          <table:table-cell office:value-type="string">
            <text:p>Charleston International</text:p>
          </table:table-cell>
          <table:table-cell office:value-type="string">
            <text:p>32.9</text:p>
          </table:table-cell>
          <table:table-cell office:value-type="string">
            <text:p>-80.04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CHT</text:p>
          </table:table-cell>
          <table:table-cell office:value-type="string">
            <text:p>Chatham Island [CHT]</text:p>
          </table:table-cell>
          <table:table-cell office:value-type="string">
            <text:p>New Zealand</text:p>
          </table:table-cell>
          <table:table-cell office:value-type="string">
            <text:p>Chatham Islands</text:p>
          </table:table-cell>
          <table:table-cell office:value-type="string">
            <text:p>-43.81</text:p>
          </table:table-cell>
          <table:table-cell office:value-type="string">
            <text:p>-176.46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CHX</text:p>
          </table:table-cell>
          <table:table-cell office:value-type="string">
            <text:p>Changuinola [CHX]</text:p>
          </table:table-cell>
          <table:table-cell office:value-type="string">
            <text:p>Panama</text:p>
          </table:table-cell>
          <table:table-cell office:value-type="string">
            <text:p>Cap Manuel Nino International</text:p>
          </table:table-cell>
          <table:table-cell office:value-type="string">
            <text:p>9.46</text:p>
          </table:table-cell>
          <table:table-cell office:value-type="string">
            <text:p>-82.52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CIA</text:p>
          </table:table-cell>
          <table:table-cell office:value-type="string">
            <text:p>Rome [CIA]</text:p>
          </table:table-cell>
          <table:table-cell office:value-type="string">
            <text:p>Italy</text:p>
          </table:table-cell>
          <table:table-cell office:value-type="string">
            <text:p>Ciampino</text:p>
          </table:table-cell>
          <table:table-cell office:value-type="string">
            <text:p>41.8</text:p>
          </table:table-cell>
          <table:table-cell office:value-type="string">
            <text:p>12.59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CIC</text:p>
          </table:table-cell>
          <table:table-cell office:value-type="string">
            <text:p>Chico [CIC]</text:p>
          </table:table-cell>
          <table:table-cell office:value-type="string">
            <text:p>United States</text:p>
          </table:table-cell>
          <table:table-cell office:value-type="string">
            <text:p>Chico Municipal</text:p>
          </table:table-cell>
          <table:table-cell office:value-type="string">
            <text:p>39.8</text:p>
          </table:table-cell>
          <table:table-cell office:value-type="string">
            <text:p>-121.86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CIJ</text:p>
          </table:table-cell>
          <table:table-cell office:value-type="string">
            <text:p>Cobija [CIJ]</text:p>
          </table:table-cell>
          <table:table-cell office:value-type="string">
            <text:p>Bolivia</text:p>
          </table:table-cell>
          <table:table-cell office:value-type="string">
            <text:p>Capitan Anibal Arab</text:p>
          </table:table-cell>
          <table:table-cell office:value-type="string">
            <text:p>-11.04</text:p>
          </table:table-cell>
          <table:table-cell office:value-type="string">
            <text:p>-68.78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CIS</text:p>
          </table:table-cell>
          <table:table-cell office:value-type="string">
            <text:p>Canton Island [CIS]</text:p>
          </table:table-cell>
          <table:table-cell office:value-type="string">
            <text:p>Phoenix Island</text:p>
          </table:table-cell>
          <table:table-cell office:value-type="string">
            <text:p>Canton Island Airport</text:p>
          </table:table-cell>
          <table:table-cell office:value-type="string">
            <text:p>-2.77</text:p>
          </table:table-cell>
          <table:table-cell office:value-type="string">
            <text:p>0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CIT</text:p>
          </table:table-cell>
          <table:table-cell office:value-type="string">
            <text:p>Chimkent [CIT]</text:p>
          </table:table-cell>
          <table:table-cell office:value-type="string">
            <text:p>Kazakhstan</text:p>
          </table:table-cell>
          <table:table-cell office:value-type="string">
            <text:p>Shymkent</text:p>
          </table:table-cell>
          <table:table-cell office:value-type="string">
            <text:p>42.36</text:p>
          </table:table-cell>
          <table:table-cell office:value-type="string">
            <text:p>69.48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CIW</text:p>
          </table:table-cell>
          <table:table-cell office:value-type="string">
            <text:p>Canouan Island [CIW]</text:p>
          </table:table-cell>
          <table:table-cell office:value-type="string">
            <text:p>Saint Vincent and the Grenadines</text:p>
          </table:table-cell>
          <table:table-cell office:value-type="string">
            <text:p>Canouan</text:p>
          </table:table-cell>
          <table:table-cell office:value-type="string">
            <text:p>12.7</text:p>
          </table:table-cell>
          <table:table-cell office:value-type="string">
            <text:p>-61.34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CIX</text:p>
          </table:table-cell>
          <table:table-cell office:value-type="string">
            <text:p>Chiclayo [CIX]</text:p>
          </table:table-cell>
          <table:table-cell office:value-type="string">
            <text:p>Peru</text:p>
          </table:table-cell>
          <table:table-cell office:value-type="string">
            <text:p>Capt Jose Abelardo Quinones Gonzales</text:p>
          </table:table-cell>
          <table:table-cell office:value-type="string">
            <text:p>-6.79</text:p>
          </table:table-cell>
          <table:table-cell office:value-type="string">
            <text:p>-79.83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CJB</text:p>
          </table:table-cell>
          <table:table-cell office:value-type="string">
            <text:p>Coimbatore [CJB]</text:p>
          </table:table-cell>
          <table:table-cell office:value-type="string">
            <text:p>India</text:p>
          </table:table-cell>
          <table:table-cell office:value-type="string">
            <text:p>Coimbatore</text:p>
          </table:table-cell>
          <table:table-cell office:value-type="string">
            <text:p>11.03</text:p>
          </table:table-cell>
          <table:table-cell office:value-type="string">
            <text:p>77.04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CJC</text:p>
          </table:table-cell>
          <table:table-cell office:value-type="string">
            <text:p>Calama [CJC]</text:p>
          </table:table-cell>
          <table:table-cell office:value-type="string">
            <text:p>Chile</text:p>
          </table:table-cell>
          <table:table-cell office:value-type="string">
            <text:p>El Loa</text:p>
          </table:table-cell>
          <table:table-cell office:value-type="string">
            <text:p>-22.5</text:p>
          </table:table-cell>
          <table:table-cell office:value-type="string">
            <text:p>-68.9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CJS</text:p>
          </table:table-cell>
          <table:table-cell office:value-type="string">
            <text:p>Ciudad Juarez [CJS]</text:p>
          </table:table-cell>
          <table:table-cell office:value-type="string">
            <text:p>Mexico</text:p>
          </table:table-cell>
          <table:table-cell office:value-type="string">
            <text:p>Abraham Gonzalez International</text:p>
          </table:table-cell>
          <table:table-cell office:value-type="string">
            <text:p>31.64</text:p>
          </table:table-cell>
          <table:table-cell office:value-type="string">
            <text:p>-106.43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CJU</text:p>
          </table:table-cell>
          <table:table-cell office:value-type="string">
            <text:p>Cheju [CJU]</text:p>
          </table:table-cell>
          <table:table-cell office:value-type="string">
            <text:p>South Korea</text:p>
          </table:table-cell>
          <table:table-cell office:value-type="string">
            <text:p>Jeju International</text:p>
          </table:table-cell>
          <table:table-cell office:value-type="string">
            <text:p>33.51</text:p>
          </table:table-cell>
          <table:table-cell office:value-type="string">
            <text:p>126.49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CKG</text:p>
          </table:table-cell>
          <table:table-cell office:value-type="string">
            <text:p>Chongqing [CKG]</text:p>
          </table:table-cell>
          <table:table-cell office:value-type="string">
            <text:p>China</text:p>
          </table:table-cell>
          <table:table-cell office:value-type="string">
            <text:p>Jiangbei</text:p>
          </table:table-cell>
          <table:table-cell office:value-type="string">
            <text:p>29.72</text:p>
          </table:table-cell>
          <table:table-cell office:value-type="string">
            <text:p>106.64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CKY</text:p>
          </table:table-cell>
          <table:table-cell office:value-type="string">
            <text:p>Conakry [CKY]</text:p>
          </table:table-cell>
          <table:table-cell office:value-type="string">
            <text:p>Guinea</text:p>
          </table:table-cell>
          <table:table-cell office:value-type="string">
            <text:p>Conakry International Airport</text:p>
          </table:table-cell>
          <table:table-cell office:value-type="string">
            <text:p>9.58</text:p>
          </table:table-cell>
          <table:table-cell office:value-type="string">
            <text:p>-13.61</text:p>
          </table:table-cell>
          <table:table-cell office:value-type="string">
            <text:p>degrees N and E</text:p>
          </table:table-cell>
          <table:table-cell office:value-type="string">
            <text:p>amee/defra 2008</text:p>
          </table:table-cell>
        </table:table-row>
        <table:table-row table:style-name="ro1">
          <table:table-cell office:value-type="string">
            <text:p>CLE</text:p>
          </table:table-cell>
          <table:table-cell office:value-type="string">
            <text:p>Cleveland [CLE]</text:p>
          </table:table-cell>
          <table:table-cell office:value-type="string">
            <text:p>United States</text:p>
          </table:table-cell>
          <table:table-cell office:value-type="string">
            <text:p>Cleveland Hopkins International</text:p>
          </table:table-cell>
          <table:table-cell office:value-type="string">
            <text:p>41.41</text:p>
          </table:table-cell>
          <table:table-cell office:value-type="string">
            <text:p>-81.85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CLF</text:p>
          </table:table-cell>
          <table:table-cell office:value-type="string">
            <text:p>Coltishall [CLF]</text:p>
          </table:table-cell>
          <table:table-cell office:value-type="string">
            <text:p>United Kingdom</text:p>
          </table:table-cell>
          <table:table-cell office:value-type="string">
            <text:p>Coltishall</text:p>
          </table:table-cell>
          <table:table-cell office:value-type="string">
            <text:p>52.75</text:p>
          </table:table-cell>
          <table:table-cell office:value-type="string">
            <text:p>1.36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CLJ</text:p>
          </table:table-cell>
          <table:table-cell office:value-type="string">
            <text:p>Cluj-Napoca [CLJ]</text:p>
          </table:table-cell>
          <table:table-cell office:value-type="string">
            <text:p>Romania</text:p>
          </table:table-cell>
          <table:table-cell office:value-type="string">
            <text:p>Someseni</text:p>
          </table:table-cell>
          <table:table-cell office:value-type="string">
            <text:p>46.79</text:p>
          </table:table-cell>
          <table:table-cell office:value-type="string">
            <text:p>23.69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CLL</text:p>
          </table:table-cell>
          <table:table-cell office:value-type="string">
            <text:p>College Station [CLL]</text:p>
          </table:table-cell>
          <table:table-cell office:value-type="string">
            <text:p>United States</text:p>
          </table:table-cell>
          <table:table-cell office:value-type="string">
            <text:p>Easterwood Field</text:p>
          </table:table-cell>
          <table:table-cell office:value-type="string">
            <text:p>30.59</text:p>
          </table:table-cell>
          <table:table-cell office:value-type="string">
            <text:p>-96.36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CLN</text:p>
          </table:table-cell>
          <table:table-cell office:value-type="string">
            <text:p>Carolina [CLN]</text:p>
          </table:table-cell>
          <table:table-cell office:value-type="string">
            <text:p>Brazil</text:p>
          </table:table-cell>
          <table:table-cell office:value-type="string">
            <text:p>Carolina</text:p>
          </table:table-cell>
          <table:table-cell office:value-type="string">
            <text:p>-7.32</text:p>
          </table:table-cell>
          <table:table-cell office:value-type="string">
            <text:p>-47.46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CLO</text:p>
          </table:table-cell>
          <table:table-cell office:value-type="string">
            <text:p>Cali [CLO]</text:p>
          </table:table-cell>
          <table:table-cell office:value-type="string">
            <text:p>Colombia</text:p>
          </table:table-cell>
          <table:table-cell office:value-type="string">
            <text:p>Alfonso Bonilla Aragon International</text:p>
          </table:table-cell>
          <table:table-cell office:value-type="string">
            <text:p>3.54</text:p>
          </table:table-cell>
          <table:table-cell office:value-type="string">
            <text:p>-76.38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CLQ</text:p>
          </table:table-cell>
          <table:table-cell office:value-type="string">
            <text:p>Colima [CLQ]</text:p>
          </table:table-cell>
          <table:table-cell office:value-type="string">
            <text:p>Mexico</text:p>
          </table:table-cell>
          <table:table-cell office:value-type="string">
            <text:p>Colima</text:p>
          </table:table-cell>
          <table:table-cell office:value-type="string">
            <text:p>19.28</text:p>
          </table:table-cell>
          <table:table-cell office:value-type="string">
            <text:p>-103.58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CLT</text:p>
          </table:table-cell>
          <table:table-cell office:value-type="string">
            <text:p>Charlotte [CLT]</text:p>
          </table:table-cell>
          <table:table-cell office:value-type="string">
            <text:p>United States</text:p>
          </table:table-cell>
          <table:table-cell office:value-type="string">
            <text:p>Charlotte Douglas International</text:p>
          </table:table-cell>
          <table:table-cell office:value-type="string">
            <text:p>35.21</text:p>
          </table:table-cell>
          <table:table-cell office:value-type="string">
            <text:p>-80.94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CLY</text:p>
          </table:table-cell>
          <table:table-cell office:value-type="string">
            <text:p>Calvi [CLY]</text:p>
          </table:table-cell>
          <table:table-cell office:value-type="string">
            <text:p>Corsica</text:p>
          </table:table-cell>
          <table:table-cell office:value-type="string">
            <text:p>Saint Catherine</text:p>
          </table:table-cell>
          <table:table-cell office:value-type="string">
            <text:p>42.53</text:p>
          </table:table-cell>
          <table:table-cell office:value-type="string">
            <text:p>8.79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CMB</text:p>
          </table:table-cell>
          <table:table-cell office:value-type="string">
            <text:p>Colombo [CMB]</text:p>
          </table:table-cell>
          <table:table-cell office:value-type="string">
            <text:p>Sri Lanka</text:p>
          </table:table-cell>
          <table:table-cell office:value-type="string">
            <text:p>Bandaranaike International</text:p>
          </table:table-cell>
          <table:table-cell office:value-type="string">
            <text:p>7.18</text:p>
          </table:table-cell>
          <table:table-cell office:value-type="string">
            <text:p>79.88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CME</text:p>
          </table:table-cell>
          <table:table-cell office:value-type="string">
            <text:p>Ciudad Del Carmen [CME]</text:p>
          </table:table-cell>
          <table:table-cell office:value-type="string">
            <text:p>Mexico</text:p>
          </table:table-cell>
          <table:table-cell office:value-type="string">
            <text:p>Ciudad Del Carmen International</text:p>
          </table:table-cell>
          <table:table-cell office:value-type="string">
            <text:p>18.65</text:p>
          </table:table-cell>
          <table:table-cell office:value-type="string">
            <text:p>-91.8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CMF</text:p>
          </table:table-cell>
          <table:table-cell office:value-type="string">
            <text:p>Chambery [CMF]</text:p>
          </table:table-cell>
          <table:table-cell office:value-type="string">
            <text:p>France</text:p>
          </table:table-cell>
          <table:table-cell office:value-type="string">
            <text:p>Aix Les Bains</text:p>
          </table:table-cell>
          <table:table-cell office:value-type="string">
            <text:p>45.64</text:p>
          </table:table-cell>
          <table:table-cell office:value-type="string">
            <text:p>5.88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CMG</text:p>
          </table:table-cell>
          <table:table-cell office:value-type="string">
            <text:p>Corumba [CMG]</text:p>
          </table:table-cell>
          <table:table-cell office:value-type="string">
            <text:p>Brazil</text:p>
          </table:table-cell>
          <table:table-cell office:value-type="string">
            <text:p>Corumba International</text:p>
          </table:table-cell>
          <table:table-cell office:value-type="string">
            <text:p>-19.01</text:p>
          </table:table-cell>
          <table:table-cell office:value-type="string">
            <text:p>-57.67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CMH</text:p>
          </table:table-cell>
          <table:table-cell office:value-type="string">
            <text:p>Columbus [CMH]</text:p>
          </table:table-cell>
          <table:table-cell office:value-type="string">
            <text:p>United States</text:p>
          </table:table-cell>
          <table:table-cell office:value-type="string">
            <text:p>Port Columbus International</text:p>
          </table:table-cell>
          <table:table-cell office:value-type="string">
            <text:p>40</text:p>
          </table:table-cell>
          <table:table-cell office:value-type="string">
            <text:p>-82.89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CMN</text:p>
          </table:table-cell>
          <table:table-cell office:value-type="string">
            <text:p>Casablanca [CMN]</text:p>
          </table:table-cell>
          <table:table-cell office:value-type="string">
            <text:p>Morocco</text:p>
          </table:table-cell>
          <table:table-cell office:value-type="string">
            <text:p>Mohammed V</text:p>
          </table:table-cell>
          <table:table-cell office:value-type="string">
            <text:p>33.37</text:p>
          </table:table-cell>
          <table:table-cell office:value-type="string">
            <text:p>-7.59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CMR</text:p>
          </table:table-cell>
          <table:table-cell office:value-type="string">
            <text:p>Colmar [CMR]</text:p>
          </table:table-cell>
          <table:table-cell office:value-type="string">
            <text:p>France</text:p>
          </table:table-cell>
          <table:table-cell office:value-type="string">
            <text:p>Houssen</text:p>
          </table:table-cell>
          <table:table-cell office:value-type="string">
            <text:p>48.11</text:p>
          </table:table-cell>
          <table:table-cell office:value-type="string">
            <text:p>7.36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CMW</text:p>
          </table:table-cell>
          <table:table-cell office:value-type="string">
            <text:p>Camaguey [CMW]</text:p>
          </table:table-cell>
          <table:table-cell office:value-type="string">
            <text:p>Cuba</text:p>
          </table:table-cell>
          <table:table-cell office:value-type="string">
            <text:p>Ignacio Agramonte International</text:p>
          </table:table-cell>
          <table:table-cell office:value-type="string">
            <text:p>21.42</text:p>
          </table:table-cell>
          <table:table-cell office:value-type="string">
            <text:p>-77.85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CND</text:p>
          </table:table-cell>
          <table:table-cell office:value-type="string">
            <text:p>Constanta [CND]</text:p>
          </table:table-cell>
          <table:table-cell office:value-type="string">
            <text:p>Romania</text:p>
          </table:table-cell>
          <table:table-cell office:value-type="string">
            <text:p>Mihail Kogalniceanu</text:p>
          </table:table-cell>
          <table:table-cell office:value-type="string">
            <text:p>44.36</text:p>
          </table:table-cell>
          <table:table-cell office:value-type="string">
            <text:p>28.49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CNF</text:p>
          </table:table-cell>
          <table:table-cell office:value-type="string">
            <text:p>Belo Horizonte [CNF]</text:p>
          </table:table-cell>
          <table:table-cell office:value-type="string">
            <text:p>Brazil</text:p>
          </table:table-cell>
          <table:table-cell office:value-type="string">
            <text:p>Tancredo Neves</text:p>
          </table:table-cell>
          <table:table-cell office:value-type="string">
            <text:p>-19.63</text:p>
          </table:table-cell>
          <table:table-cell office:value-type="string">
            <text:p>-43.97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CNG</text:p>
          </table:table-cell>
          <table:table-cell office:value-type="string">
            <text:p>Cognac [CNG]</text:p>
          </table:table-cell>
          <table:table-cell office:value-type="string">
            <text:p>France</text:p>
          </table:table-cell>
          <table:table-cell office:value-type="string">
            <text:p>Chateaubernard</text:p>
          </table:table-cell>
          <table:table-cell office:value-type="string">
            <text:p>45.66</text:p>
          </table:table-cell>
          <table:table-cell office:value-type="string">
            <text:p>-0.32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CNM</text:p>
          </table:table-cell>
          <table:table-cell office:value-type="string">
            <text:p>Carlsbad [CNM]</text:p>
          </table:table-cell>
          <table:table-cell office:value-type="string">
            <text:p>United States</text:p>
          </table:table-cell>
          <table:table-cell office:value-type="string">
            <text:p>Cavern City Air Terminal</text:p>
          </table:table-cell>
          <table:table-cell office:value-type="string">
            <text:p>32.34</text:p>
          </table:table-cell>
          <table:table-cell office:value-type="string">
            <text:p>-104.26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CNQ</text:p>
          </table:table-cell>
          <table:table-cell office:value-type="string">
            <text:p>Corrientes [CNQ]</text:p>
          </table:table-cell>
          <table:table-cell office:value-type="string">
            <text:p>Argentina</text:p>
          </table:table-cell>
          <table:table-cell office:value-type="string">
            <text:p>Corrientes</text:p>
          </table:table-cell>
          <table:table-cell office:value-type="string">
            <text:p>-27.45</text:p>
          </table:table-cell>
          <table:table-cell office:value-type="string">
            <text:p>-58.76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CNS</text:p>
          </table:table-cell>
          <table:table-cell office:value-type="string">
            <text:p>Cairns [CNS]</text:p>
          </table:table-cell>
          <table:table-cell office:value-type="string">
            <text:p>Australia</text:p>
          </table:table-cell>
          <table:table-cell office:value-type="string">
            <text:p>Cairns International</text:p>
          </table:table-cell>
          <table:table-cell office:value-type="string">
            <text:p>-16.89</text:p>
          </table:table-cell>
          <table:table-cell office:value-type="string">
            <text:p>145.76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CNW</text:p>
          </table:table-cell>
          <table:table-cell office:value-type="string">
            <text:p>Waco [CNW]</text:p>
          </table:table-cell>
          <table:table-cell office:value-type="string">
            <text:p>United States</text:p>
          </table:table-cell>
          <table:table-cell office:value-type="string">
            <text:p>Tstc Waco</text:p>
          </table:table-cell>
          <table:table-cell office:value-type="string">
            <text:p>31.64</text:p>
          </table:table-cell>
          <table:table-cell office:value-type="string">
            <text:p>-97.07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COC</text:p>
          </table:table-cell>
          <table:table-cell office:value-type="string">
            <text:p>Concordia [COC]</text:p>
          </table:table-cell>
          <table:table-cell office:value-type="string">
            <text:p>Argentina</text:p>
          </table:table-cell>
          <table:table-cell office:value-type="string">
            <text:p>Comodoro Pierrestegui</text:p>
          </table:table-cell>
          <table:table-cell office:value-type="string">
            <text:p>-31.3</text:p>
          </table:table-cell>
          <table:table-cell office:value-type="string">
            <text:p>-58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COF</text:p>
          </table:table-cell>
          <table:table-cell office:value-type="string">
            <text:p>Coco Beach [COF]</text:p>
          </table:table-cell>
          <table:table-cell office:value-type="string">
            <text:p>United States</text:p>
          </table:table-cell>
          <table:table-cell office:value-type="string">
            <text:p>Patrick Air Force Base</text:p>
          </table:table-cell>
          <table:table-cell office:value-type="string">
            <text:p>28.23</text:p>
          </table:table-cell>
          <table:table-cell office:value-type="string">
            <text:p>-80.61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COG</text:p>
          </table:table-cell>
          <table:table-cell office:value-type="string">
            <text:p>Condoto [COG]</text:p>
          </table:table-cell>
          <table:table-cell office:value-type="string">
            <text:p>Colombia</text:p>
          </table:table-cell>
          <table:table-cell office:value-type="string">
            <text:p>Mandinga</text:p>
          </table:table-cell>
          <table:table-cell office:value-type="string">
            <text:p>5.07</text:p>
          </table:table-cell>
          <table:table-cell office:value-type="string">
            <text:p>-76.68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COH</text:p>
          </table:table-cell>
          <table:table-cell office:value-type="string">
            <text:p>Cooch-Behar [COH]</text:p>
          </table:table-cell>
          <table:table-cell office:value-type="string">
            <text:p>India</text:p>
          </table:table-cell>
          <table:table-cell office:value-type="string">
            <text:p>Cooch Behar</text:p>
          </table:table-cell>
          <table:table-cell office:value-type="string">
            <text:p>26.33</text:p>
          </table:table-cell>
          <table:table-cell office:value-type="string">
            <text:p>89.47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COK</text:p>
          </table:table-cell>
          <table:table-cell office:value-type="string">
            <text:p>Cochin [COK]</text:p>
          </table:table-cell>
          <table:table-cell office:value-type="string">
            <text:p>India</text:p>
          </table:table-cell>
          <table:table-cell office:value-type="string">
            <text:p>Cochin International Airport</text:p>
          </table:table-cell>
          <table:table-cell office:value-type="string">
            <text:p>10.15</text:p>
          </table:table-cell>
          <table:table-cell office:value-type="string">
            <text:p>76.4</text:p>
          </table:table-cell>
          <table:table-cell office:value-type="string">
            <text:p>degrees N and E</text:p>
          </table:table-cell>
          <table:table-cell office:value-type="string">
            <text:p>amee/defra 2008</text:p>
          </table:table-cell>
        </table:table-row>
        <table:table-row table:style-name="ro1">
          <table:table-cell office:value-type="string">
            <text:p>COO</text:p>
          </table:table-cell>
          <table:table-cell office:value-type="string">
            <text:p>Cotonou [COO]</text:p>
          </table:table-cell>
          <table:table-cell office:value-type="string">
            <text:p>Benin</text:p>
          </table:table-cell>
          <table:table-cell office:value-type="string">
            <text:p>Porto-Novo/Cotonou Cadjehoun</text:p>
          </table:table-cell>
          <table:table-cell office:value-type="string">
            <text:p>6.36</text:p>
          </table:table-cell>
          <table:table-cell office:value-type="string">
            <text:p>2.38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COR</text:p>
          </table:table-cell>
          <table:table-cell office:value-type="string">
            <text:p>Cordoba [COR]</text:p>
          </table:table-cell>
          <table:table-cell office:value-type="string">
            <text:p>Argentina</text:p>
          </table:table-cell>
          <table:table-cell office:value-type="string">
            <text:p>Ambrosio L V Taravella</text:p>
          </table:table-cell>
          <table:table-cell office:value-type="string">
            <text:p>-31.32</text:p>
          </table:table-cell>
          <table:table-cell office:value-type="string">
            <text:p>-64.21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COS</text:p>
          </table:table-cell>
          <table:table-cell office:value-type="string">
            <text:p>Colorado Springs [COS]</text:p>
          </table:table-cell>
          <table:table-cell office:value-type="string">
            <text:p>United States</text:p>
          </table:table-cell>
          <table:table-cell office:value-type="string">
            <text:p>City Of Colorado Springs Municipal</text:p>
          </table:table-cell>
          <table:table-cell office:value-type="string">
            <text:p>38.81</text:p>
          </table:table-cell>
          <table:table-cell office:value-type="string">
            <text:p>-104.7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COT</text:p>
          </table:table-cell>
          <table:table-cell office:value-type="string">
            <text:p>Cotulla [COT]</text:p>
          </table:table-cell>
          <table:table-cell office:value-type="string">
            <text:p>United States</text:p>
          </table:table-cell>
          <table:table-cell office:value-type="string">
            <text:p>Cotulla La Salle Co</text:p>
          </table:table-cell>
          <table:table-cell office:value-type="string">
            <text:p>28.46</text:p>
          </table:table-cell>
          <table:table-cell office:value-type="string">
            <text:p>-99.22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COU</text:p>
          </table:table-cell>
          <table:table-cell office:value-type="string">
            <text:p>Columbia [COU]</text:p>
          </table:table-cell>
          <table:table-cell office:value-type="string">
            <text:p>United States</text:p>
          </table:table-cell>
          <table:table-cell office:value-type="string">
            <text:p>Columbia Regional</text:p>
          </table:table-cell>
          <table:table-cell office:value-type="string">
            <text:p>38.82</text:p>
          </table:table-cell>
          <table:table-cell office:value-type="string">
            <text:p>-92.22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CPC</text:p>
          </table:table-cell>
          <table:table-cell office:value-type="string">
            <text:p>San Martin Des Andes [CPC]</text:p>
          </table:table-cell>
          <table:table-cell office:value-type="string">
            <text:p>Argentina</text:p>
          </table:table-cell>
          <table:table-cell office:value-type="string">
            <text:p>Aviador C Campos</text:p>
          </table:table-cell>
          <table:table-cell office:value-type="string">
            <text:p>-40.08</text:p>
          </table:table-cell>
          <table:table-cell office:value-type="string">
            <text:p>-71.14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CPE</text:p>
          </table:table-cell>
          <table:table-cell office:value-type="string">
            <text:p>Campeche [CPE]</text:p>
          </table:table-cell>
          <table:table-cell office:value-type="string">
            <text:p>Mexico</text:p>
          </table:table-cell>
          <table:table-cell office:value-type="string">
            <text:p>Ingeniero Alberto Acuna Ongay International</text:p>
          </table:table-cell>
          <table:table-cell office:value-type="string">
            <text:p>19.82</text:p>
          </table:table-cell>
          <table:table-cell office:value-type="string">
            <text:p>-90.5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CPH</text:p>
          </table:table-cell>
          <table:table-cell office:value-type="string">
            <text:p>Copenhagen [CPH]</text:p>
          </table:table-cell>
          <table:table-cell office:value-type="string">
            <text:p>Denmark</text:p>
          </table:table-cell>
          <table:table-cell office:value-type="string">
            <text:p>Kastrup</text:p>
          </table:table-cell>
          <table:table-cell office:value-type="string">
            <text:p>55.62</text:p>
          </table:table-cell>
          <table:table-cell office:value-type="string">
            <text:p>12.66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CPO</text:p>
          </table:table-cell>
          <table:table-cell office:value-type="string">
            <text:p>Copiapo [CPO]</text:p>
          </table:table-cell>
          <table:table-cell office:value-type="string">
            <text:p>Chile</text:p>
          </table:table-cell>
          <table:table-cell office:value-type="string">
            <text:p>Chamonate</text:p>
          </table:table-cell>
          <table:table-cell office:value-type="string">
            <text:p>-27.3</text:p>
          </table:table-cell>
          <table:table-cell office:value-type="string">
            <text:p>-70.41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CPR</text:p>
          </table:table-cell>
          <table:table-cell office:value-type="string">
            <text:p>Casper [CPR]</text:p>
          </table:table-cell>
          <table:table-cell office:value-type="string">
            <text:p>United States</text:p>
          </table:table-cell>
          <table:table-cell office:value-type="string">
            <text:p>Natrona Co International</text:p>
          </table:table-cell>
          <table:table-cell office:value-type="string">
            <text:p>42.91</text:p>
          </table:table-cell>
          <table:table-cell office:value-type="string">
            <text:p>-106.46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CPT</text:p>
          </table:table-cell>
          <table:table-cell office:value-type="string">
            <text:p>Cape Town [CPT]</text:p>
          </table:table-cell>
          <table:table-cell office:value-type="string">
            <text:p>South Africa</text:p>
          </table:table-cell>
          <table:table-cell office:value-type="string">
            <text:p>Cape Town International</text:p>
          </table:table-cell>
          <table:table-cell office:value-type="string">
            <text:p>-33.96</text:p>
          </table:table-cell>
          <table:table-cell office:value-type="string">
            <text:p>18.6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CQF</text:p>
          </table:table-cell>
          <table:table-cell office:value-type="string">
            <text:p>Calais [CQF]</text:p>
          </table:table-cell>
          <table:table-cell office:value-type="string">
            <text:p>France</text:p>
          </table:table-cell>
          <table:table-cell office:value-type="string">
            <text:p>Calais Dunkerque</text:p>
          </table:table-cell>
          <table:table-cell office:value-type="string">
            <text:p>50.96</text:p>
          </table:table-cell>
          <table:table-cell office:value-type="string">
            <text:p>1.95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CRA</text:p>
          </table:table-cell>
          <table:table-cell office:value-type="string">
            <text:p>Craiova [CRA]</text:p>
          </table:table-cell>
          <table:table-cell office:value-type="string">
            <text:p>Romania</text:p>
          </table:table-cell>
          <table:table-cell office:value-type="string">
            <text:p>Craiova</text:p>
          </table:table-cell>
          <table:table-cell office:value-type="string">
            <text:p>44.32</text:p>
          </table:table-cell>
          <table:table-cell office:value-type="string">
            <text:p>23.89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CRD</text:p>
          </table:table-cell>
          <table:table-cell office:value-type="string">
            <text:p>Comodoro Rivadavia [CRD]</text:p>
          </table:table-cell>
          <table:table-cell office:value-type="string">
            <text:p>Argentina</text:p>
          </table:table-cell>
          <table:table-cell office:value-type="string">
            <text:p>Comodoro Rivadavia</text:p>
          </table:table-cell>
          <table:table-cell office:value-type="string">
            <text:p>-45.79</text:p>
          </table:table-cell>
          <table:table-cell office:value-type="string">
            <text:p>-67.47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CRL</text:p>
          </table:table-cell>
          <table:table-cell office:value-type="string">
            <text:p>Charleroi [CRL]</text:p>
          </table:table-cell>
          <table:table-cell office:value-type="string">
            <text:p>Belgium</text:p>
          </table:table-cell>
          <table:table-cell office:value-type="string">
            <text:p>Brussels South</text:p>
          </table:table-cell>
          <table:table-cell office:value-type="string">
            <text:p>50.46</text:p>
          </table:table-cell>
          <table:table-cell office:value-type="string">
            <text:p>4.45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CRP</text:p>
          </table:table-cell>
          <table:table-cell office:value-type="string">
            <text:p>Corpus Christi [CRP]</text:p>
          </table:table-cell>
          <table:table-cell office:value-type="string">
            <text:p>United States</text:p>
          </table:table-cell>
          <table:table-cell office:value-type="string">
            <text:p>Corpus Christi International</text:p>
          </table:table-cell>
          <table:table-cell office:value-type="string">
            <text:p>27.77</text:p>
          </table:table-cell>
          <table:table-cell office:value-type="string">
            <text:p>-97.5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CRQ</text:p>
          </table:table-cell>
          <table:table-cell office:value-type="string">
            <text:p>Caravelas [CRQ]</text:p>
          </table:table-cell>
          <table:table-cell office:value-type="string">
            <text:p>Brazil</text:p>
          </table:table-cell>
          <table:table-cell office:value-type="string">
            <text:p>Caravelas</text:p>
          </table:table-cell>
          <table:table-cell office:value-type="string">
            <text:p>-17.65</text:p>
          </table:table-cell>
          <table:table-cell office:value-type="string">
            <text:p>-39.25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CRV</text:p>
          </table:table-cell>
          <table:table-cell office:value-type="string">
            <text:p>Crotone [CRV]</text:p>
          </table:table-cell>
          <table:table-cell office:value-type="string">
            <text:p>Italy</text:p>
          </table:table-cell>
          <table:table-cell office:value-type="string">
            <text:p>Crotone</text:p>
          </table:table-cell>
          <table:table-cell office:value-type="string">
            <text:p>39</text:p>
          </table:table-cell>
          <table:table-cell office:value-type="string">
            <text:p>17.08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CSB</text:p>
          </table:table-cell>
          <table:table-cell office:value-type="string">
            <text:p>Caransebes [CSB]</text:p>
          </table:table-cell>
          <table:table-cell office:value-type="string">
            <text:p>Romania</text:p>
          </table:table-cell>
          <table:table-cell office:value-type="string">
            <text:p>Caransebes</text:p>
          </table:table-cell>
          <table:table-cell office:value-type="string">
            <text:p>45.42</text:p>
          </table:table-cell>
          <table:table-cell office:value-type="string">
            <text:p>22.25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CSF</text:p>
          </table:table-cell>
          <table:table-cell office:value-type="string">
            <text:p>Creil [CSF]</text:p>
          </table:table-cell>
          <table:table-cell office:value-type="string">
            <text:p>France</text:p>
          </table:table-cell>
          <table:table-cell office:value-type="string">
            <text:p>Creil</text:p>
          </table:table-cell>
          <table:table-cell office:value-type="string">
            <text:p>49.25</text:p>
          </table:table-cell>
          <table:table-cell office:value-type="string">
            <text:p>2.52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CSK</text:p>
          </table:table-cell>
          <table:table-cell office:value-type="string">
            <text:p>Cap Skiring [CSK]</text:p>
          </table:table-cell>
          <table:table-cell office:value-type="string">
            <text:p>Senegal</text:p>
          </table:table-cell>
          <table:table-cell office:value-type="string">
            <text:p>Cap Skiring</text:p>
          </table:table-cell>
          <table:table-cell office:value-type="string">
            <text:p>12.41</text:p>
          </table:table-cell>
          <table:table-cell office:value-type="string">
            <text:p>-16.75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CSN</text:p>
          </table:table-cell>
          <table:table-cell office:value-type="string">
            <text:p>Carson City [CSN]</text:p>
          </table:table-cell>
          <table:table-cell office:value-type="string">
            <text:p>United States</text:p>
          </table:table-cell>
          <table:table-cell office:value-type="string">
            <text:p>Carson Airport </text:p>
          </table:table-cell>
          <table:table-cell office:value-type="string">
            <text:p>39.19</text:p>
          </table:table-cell>
          <table:table-cell office:value-type="string">
            <text:p>-119.73</text:p>
          </table:table-cell>
          <table:table-cell office:value-type="string">
            <text:p>degrees N and E</text:p>
          </table:table-cell>
          <table:table-cell office:value-type="string">
            <text:p>amee/defra 2008</text:p>
          </table:table-cell>
        </table:table-row>
        <table:table-row table:style-name="ro1">
          <table:table-cell office:value-type="string">
            <text:p>CSX</text:p>
          </table:table-cell>
          <table:table-cell office:value-type="string">
            <text:p>Changcha [CSX]</text:p>
          </table:table-cell>
          <table:table-cell office:value-type="string">
            <text:p>China</text:p>
          </table:table-cell>
          <table:table-cell office:value-type="string">
            <text:p>Huanghua</text:p>
          </table:table-cell>
          <table:table-cell office:value-type="string">
            <text:p>28.19</text:p>
          </table:table-cell>
          <table:table-cell office:value-type="string">
            <text:p>113.22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CTA</text:p>
          </table:table-cell>
          <table:table-cell office:value-type="string">
            <text:p>Catania [CTA]</text:p>
          </table:table-cell>
          <table:table-cell office:value-type="string">
            <text:p>Italy</text:p>
          </table:table-cell>
          <table:table-cell office:value-type="string">
            <text:p>Catania Fontanarossa</text:p>
          </table:table-cell>
          <table:table-cell office:value-type="string">
            <text:p>37.47</text:p>
          </table:table-cell>
          <table:table-cell office:value-type="string">
            <text:p>15.07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CTB</text:p>
          </table:table-cell>
          <table:table-cell office:value-type="string">
            <text:p>Cutbank [CTB]</text:p>
          </table:table-cell>
          <table:table-cell office:value-type="string">
            <text:p>United States</text:p>
          </table:table-cell>
          <table:table-cell office:value-type="string">
            <text:p>Cut Bank Municipal</text:p>
          </table:table-cell>
          <table:table-cell office:value-type="string">
            <text:p>48.61</text:p>
          </table:table-cell>
          <table:table-cell office:value-type="string">
            <text:p>-112.38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CTC</text:p>
          </table:table-cell>
          <table:table-cell office:value-type="string">
            <text:p>Catamarca [CTC]</text:p>
          </table:table-cell>
          <table:table-cell office:value-type="string">
            <text:p>Argentina</text:p>
          </table:table-cell>
          <table:table-cell office:value-type="string">
            <text:p>Catamarca</text:p>
          </table:table-cell>
          <table:table-cell office:value-type="string">
            <text:p>-28.6</text:p>
          </table:table-cell>
          <table:table-cell office:value-type="string">
            <text:p>-65.75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CTG</text:p>
          </table:table-cell>
          <table:table-cell office:value-type="string">
            <text:p>Cartagena [CTG]</text:p>
          </table:table-cell>
          <table:table-cell office:value-type="string">
            <text:p>Colombia</text:p>
          </table:table-cell>
          <table:table-cell office:value-type="string">
            <text:p>Rafael Nunez</text:p>
          </table:table-cell>
          <table:table-cell office:value-type="string">
            <text:p>10.44</text:p>
          </table:table-cell>
          <table:table-cell office:value-type="string">
            <text:p>-75.51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CTL</text:p>
          </table:table-cell>
          <table:table-cell office:value-type="string">
            <text:p>Charlieville [CTL]</text:p>
          </table:table-cell>
          <table:table-cell office:value-type="string">
            <text:p>Australia</text:p>
          </table:table-cell>
          <table:table-cell office:value-type="string">
            <text:p>Charleville</text:p>
          </table:table-cell>
          <table:table-cell office:value-type="string">
            <text:p>-26.41</text:p>
          </table:table-cell>
          <table:table-cell office:value-type="string">
            <text:p>146.26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CTM</text:p>
          </table:table-cell>
          <table:table-cell office:value-type="string">
            <text:p>Chetumal [CTM]</text:p>
          </table:table-cell>
          <table:table-cell office:value-type="string">
            <text:p>Mexico</text:p>
          </table:table-cell>
          <table:table-cell office:value-type="string">
            <text:p>Chetumal International</text:p>
          </table:table-cell>
          <table:table-cell office:value-type="string">
            <text:p>18.5</text:p>
          </table:table-cell>
          <table:table-cell office:value-type="string">
            <text:p>-88.33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CTS</text:p>
          </table:table-cell>
          <table:table-cell office:value-type="string">
            <text:p>Sapporo [CTS]</text:p>
          </table:table-cell>
          <table:table-cell office:value-type="string">
            <text:p>Japan</text:p>
          </table:table-cell>
          <table:table-cell office:value-type="string">
            <text:p>Chitose International Airport</text:p>
          </table:table-cell>
          <table:table-cell office:value-type="string">
            <text:p>42.78</text:p>
          </table:table-cell>
          <table:table-cell office:value-type="string">
            <text:p>141.69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CTT</text:p>
          </table:table-cell>
          <table:table-cell office:value-type="string">
            <text:p>Le Castellet [CTT]</text:p>
          </table:table-cell>
          <table:table-cell office:value-type="string">
            <text:p>France</text:p>
          </table:table-cell>
          <table:table-cell office:value-type="string">
            <text:p>Le Castellet</text:p>
          </table:table-cell>
          <table:table-cell office:value-type="string">
            <text:p>43.25</text:p>
          </table:table-cell>
          <table:table-cell office:value-type="string">
            <text:p>5.79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CTU</text:p>
          </table:table-cell>
          <table:table-cell office:value-type="string">
            <text:p>Chengdu [CTU]</text:p>
          </table:table-cell>
          <table:table-cell office:value-type="string">
            <text:p>China</text:p>
          </table:table-cell>
          <table:table-cell office:value-type="string">
            <text:p>Shuangliu</text:p>
          </table:table-cell>
          <table:table-cell office:value-type="string">
            <text:p>30.58</text:p>
          </table:table-cell>
          <table:table-cell office:value-type="string">
            <text:p>103.95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CUC</text:p>
          </table:table-cell>
          <table:table-cell office:value-type="string">
            <text:p>Cucuta [CUC]</text:p>
          </table:table-cell>
          <table:table-cell office:value-type="string">
            <text:p>Colombia</text:p>
          </table:table-cell>
          <table:table-cell office:value-type="string">
            <text:p>Camilo Daza</text:p>
          </table:table-cell>
          <table:table-cell office:value-type="string">
            <text:p>7.93</text:p>
          </table:table-cell>
          <table:table-cell office:value-type="string">
            <text:p>-72.51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CUE</text:p>
          </table:table-cell>
          <table:table-cell office:value-type="string">
            <text:p>Cuenca [CUE]</text:p>
          </table:table-cell>
          <table:table-cell office:value-type="string">
            <text:p>Ecuador</text:p>
          </table:table-cell>
          <table:table-cell office:value-type="string">
            <text:p>Mariscal Lamar</text:p>
          </table:table-cell>
          <table:table-cell office:value-type="string">
            <text:p>-2.89</text:p>
          </table:table-cell>
          <table:table-cell office:value-type="string">
            <text:p>-78.98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CUF</text:p>
          </table:table-cell>
          <table:table-cell office:value-type="string">
            <text:p>Levaldigi [CUF]</text:p>
          </table:table-cell>
          <table:table-cell office:value-type="string">
            <text:p>Italy</text:p>
          </table:table-cell>
          <table:table-cell office:value-type="string">
            <text:p>Levaldigi</text:p>
          </table:table-cell>
          <table:table-cell office:value-type="string">
            <text:p>44.55</text:p>
          </table:table-cell>
          <table:table-cell office:value-type="string">
            <text:p>7.62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CUL</text:p>
          </table:table-cell>
          <table:table-cell office:value-type="string">
            <text:p>Culiacan [CUL]</text:p>
          </table:table-cell>
          <table:table-cell office:value-type="string">
            <text:p>Mexico</text:p>
          </table:table-cell>
          <table:table-cell office:value-type="string">
            <text:p>Culiacan International</text:p>
          </table:table-cell>
          <table:table-cell office:value-type="string">
            <text:p>24.76</text:p>
          </table:table-cell>
          <table:table-cell office:value-type="string">
            <text:p>-107.47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CUM</text:p>
          </table:table-cell>
          <table:table-cell office:value-type="string">
            <text:p>Cumana [CUM]</text:p>
          </table:table-cell>
          <table:table-cell office:value-type="string">
            <text:p>Venezuela</text:p>
          </table:table-cell>
          <table:table-cell office:value-type="string">
            <text:p>Antonio Jose De Sucre</text:p>
          </table:table-cell>
          <table:table-cell office:value-type="string">
            <text:p>10.45</text:p>
          </table:table-cell>
          <table:table-cell office:value-type="string">
            <text:p>-64.13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CUN</text:p>
          </table:table-cell>
          <table:table-cell office:value-type="string">
            <text:p>Cancun [CUN]</text:p>
          </table:table-cell>
          <table:table-cell office:value-type="string">
            <text:p>Mexico</text:p>
          </table:table-cell>
          <table:table-cell office:value-type="string">
            <text:p>Cancun International</text:p>
          </table:table-cell>
          <table:table-cell office:value-type="string">
            <text:p>21.04</text:p>
          </table:table-cell>
          <table:table-cell office:value-type="string">
            <text:p>-86.88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CUP</text:p>
          </table:table-cell>
          <table:table-cell office:value-type="string">
            <text:p>Carupano [CUP]</text:p>
          </table:table-cell>
          <table:table-cell office:value-type="string">
            <text:p>Venezuela</text:p>
          </table:table-cell>
          <table:table-cell office:value-type="string">
            <text:p>General Jose Francisco Bermudez</text:p>
          </table:table-cell>
          <table:table-cell office:value-type="string">
            <text:p>10.66</text:p>
          </table:table-cell>
          <table:table-cell office:value-type="string">
            <text:p>-63.26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CUR</text:p>
          </table:table-cell>
          <table:table-cell office:value-type="string">
            <text:p>Willemstad [CUR]</text:p>
          </table:table-cell>
          <table:table-cell office:value-type="string">
            <text:p>Antilles</text:p>
          </table:table-cell>
          <table:table-cell office:value-type="string">
            <text:p>Hato</text:p>
          </table:table-cell>
          <table:table-cell office:value-type="string">
            <text:p>12.19</text:p>
          </table:table-cell>
          <table:table-cell office:value-type="string">
            <text:p>-68.96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CUU</text:p>
          </table:table-cell>
          <table:table-cell office:value-type="string">
            <text:p>Chihuahua [CUU]</text:p>
          </table:table-cell>
          <table:table-cell office:value-type="string">
            <text:p>Mexico</text:p>
          </table:table-cell>
          <table:table-cell office:value-type="string">
            <text:p>General R Fierro Villalobos International</text:p>
          </table:table-cell>
          <table:table-cell office:value-type="string">
            <text:p>28.7</text:p>
          </table:table-cell>
          <table:table-cell office:value-type="string">
            <text:p>-105.96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CUZ</text:p>
          </table:table-cell>
          <table:table-cell office:value-type="string">
            <text:p>Cuzco [CUZ]</text:p>
          </table:table-cell>
          <table:table-cell office:value-type="string">
            <text:p>Peru</text:p>
          </table:table-cell>
          <table:table-cell office:value-type="string">
            <text:p>Velazco Astete</text:p>
          </table:table-cell>
          <table:table-cell office:value-type="string">
            <text:p>-13.54</text:p>
          </table:table-cell>
          <table:table-cell office:value-type="string">
            <text:p>-71.94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CVG</text:p>
          </table:table-cell>
          <table:table-cell office:value-type="string">
            <text:p>Cincinnati [CVG]</text:p>
          </table:table-cell>
          <table:table-cell office:value-type="string">
            <text:p>United States</text:p>
          </table:table-cell>
          <table:table-cell office:value-type="string">
            <text:p>Cincinnati Northern Kentucky International</text:p>
          </table:table-cell>
          <table:table-cell office:value-type="string">
            <text:p>39.05</text:p>
          </table:table-cell>
          <table:table-cell office:value-type="string">
            <text:p>-84.66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CVJ</text:p>
          </table:table-cell>
          <table:table-cell office:value-type="string">
            <text:p>Cuernavaca [CVJ]</text:p>
          </table:table-cell>
          <table:table-cell office:value-type="string">
            <text:p>Mexico</text:p>
          </table:table-cell>
          <table:table-cell office:value-type="string">
            <text:p>Cuernavaca</text:p>
          </table:table-cell>
          <table:table-cell office:value-type="string">
            <text:p>18.84</text:p>
          </table:table-cell>
          <table:table-cell office:value-type="string">
            <text:p>-99.26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CVM</text:p>
          </table:table-cell>
          <table:table-cell office:value-type="string">
            <text:p>Ciudad Victoria [CVM]</text:p>
          </table:table-cell>
          <table:table-cell office:value-type="string">
            <text:p>Mexico</text:p>
          </table:table-cell>
          <table:table-cell office:value-type="string">
            <text:p>Ciudad Victoria</text:p>
          </table:table-cell>
          <table:table-cell office:value-type="string">
            <text:p>23.7</text:p>
          </table:table-cell>
          <table:table-cell office:value-type="string">
            <text:p>-98.96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CVS</text:p>
          </table:table-cell>
          <table:table-cell office:value-type="string">
            <text:p>Clovis [CVS]</text:p>
          </table:table-cell>
          <table:table-cell office:value-type="string">
            <text:p>United States</text:p>
          </table:table-cell>
          <table:table-cell office:value-type="string">
            <text:p>Cannon Air Force Base</text:p>
          </table:table-cell>
          <table:table-cell office:value-type="string">
            <text:p>34.38</text:p>
          </table:table-cell>
          <table:table-cell office:value-type="string">
            <text:p>-103.32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CVT</text:p>
          </table:table-cell>
          <table:table-cell office:value-type="string">
            <text:p>Coventry [CVT]</text:p>
          </table:table-cell>
          <table:table-cell office:value-type="string">
            <text:p>United Kingdom</text:p>
          </table:table-cell>
          <table:table-cell office:value-type="string">
            <text:p>Coventry</text:p>
          </table:table-cell>
          <table:table-cell office:value-type="string">
            <text:p>52.37</text:p>
          </table:table-cell>
          <table:table-cell office:value-type="string">
            <text:p>-1.48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CWB</text:p>
          </table:table-cell>
          <table:table-cell office:value-type="string">
            <text:p>Curitiba [CWB]</text:p>
          </table:table-cell>
          <table:table-cell office:value-type="string">
            <text:p>Brazil</text:p>
          </table:table-cell>
          <table:table-cell office:value-type="string">
            <text:p>Afonso Pena</text:p>
          </table:table-cell>
          <table:table-cell office:value-type="string">
            <text:p>-25.53</text:p>
          </table:table-cell>
          <table:table-cell office:value-type="string">
            <text:p>-49.18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CWL</text:p>
          </table:table-cell>
          <table:table-cell office:value-type="string">
            <text:p>Cardiff [CWL]</text:p>
          </table:table-cell>
          <table:table-cell office:value-type="string">
            <text:p>United Kingdom</text:p>
          </table:table-cell>
          <table:table-cell office:value-type="string">
            <text:p>Cardiff</text:p>
          </table:table-cell>
          <table:table-cell office:value-type="string">
            <text:p>51.4</text:p>
          </table:table-cell>
          <table:table-cell office:value-type="string">
            <text:p>-3.34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CXB</text:p>
          </table:table-cell>
          <table:table-cell office:value-type="string">
            <text:p>Cox's Bazar [CXB]</text:p>
          </table:table-cell>
          <table:table-cell office:value-type="string">
            <text:p>Bangladesh</text:p>
          </table:table-cell>
          <table:table-cell office:value-type="string">
            <text:p>Coxs Bazar</text:p>
          </table:table-cell>
          <table:table-cell office:value-type="string">
            <text:p>21.45</text:p>
          </table:table-cell>
          <table:table-cell office:value-type="string">
            <text:p>91.96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CXI</text:p>
          </table:table-cell>
          <table:table-cell office:value-type="string">
            <text:p>Kiritimati [CXI]</text:p>
          </table:table-cell>
          <table:table-cell office:value-type="string">
            <text:p>Kiribati</text:p>
          </table:table-cell>
          <table:table-cell office:value-type="string">
            <text:p>Christmas Island</text:p>
          </table:table-cell>
          <table:table-cell office:value-type="string">
            <text:p>1.99</text:p>
          </table:table-cell>
          <table:table-cell office:value-type="string">
            <text:p>-157.35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CXJ</text:p>
          </table:table-cell>
          <table:table-cell office:value-type="string">
            <text:p>Caxias Do Sul [CXJ]</text:p>
          </table:table-cell>
          <table:table-cell office:value-type="string">
            <text:p>Brazil</text:p>
          </table:table-cell>
          <table:table-cell office:value-type="string">
            <text:p>Campo Dos Bugres</text:p>
          </table:table-cell>
          <table:table-cell office:value-type="string">
            <text:p>-29.2</text:p>
          </table:table-cell>
          <table:table-cell office:value-type="string">
            <text:p>-51.19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CXL</text:p>
          </table:table-cell>
          <table:table-cell office:value-type="string">
            <text:p>Calexico [CXL]</text:p>
          </table:table-cell>
          <table:table-cell office:value-type="string">
            <text:p>United States</text:p>
          </table:table-cell>
          <table:table-cell office:value-type="string">
            <text:p>Calexico International</text:p>
          </table:table-cell>
          <table:table-cell office:value-type="string">
            <text:p>32.67</text:p>
          </table:table-cell>
          <table:table-cell office:value-type="string">
            <text:p>-115.51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CXO</text:p>
          </table:table-cell>
          <table:table-cell office:value-type="string">
            <text:p>Conroe [CXO]</text:p>
          </table:table-cell>
          <table:table-cell office:value-type="string">
            <text:p>United States</text:p>
          </table:table-cell>
          <table:table-cell office:value-type="string">
            <text:p>Montgomery Co</text:p>
          </table:table-cell>
          <table:table-cell office:value-type="string">
            <text:p>30.35</text:p>
          </table:table-cell>
          <table:table-cell office:value-type="string">
            <text:p>-95.41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CXP</text:p>
          </table:table-cell>
          <table:table-cell office:value-type="string">
            <text:p>Cilacap [CXP]</text:p>
          </table:table-cell>
          <table:table-cell office:value-type="string">
            <text:p>Indonesia</text:p>
          </table:table-cell>
          <table:table-cell office:value-type="string">
            <text:p>Tunggul Wulung</text:p>
          </table:table-cell>
          <table:table-cell office:value-type="string">
            <text:p>-7.65</text:p>
          </table:table-cell>
          <table:table-cell office:value-type="string">
            <text:p>109.03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CYB</text:p>
          </table:table-cell>
          <table:table-cell office:value-type="string">
            <text:p>Cayman Barac [CYB]</text:p>
          </table:table-cell>
          <table:table-cell office:value-type="string">
            <text:p>Cayman Islands</text:p>
          </table:table-cell>
          <table:table-cell office:value-type="string">
            <text:p>Gerrard Smith International</text:p>
          </table:table-cell>
          <table:table-cell office:value-type="string">
            <text:p>19.69</text:p>
          </table:table-cell>
          <table:table-cell office:value-type="string">
            <text:p>-79.88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CYI</text:p>
          </table:table-cell>
          <table:table-cell office:value-type="string">
            <text:p>Chiayi [CYI]</text:p>
          </table:table-cell>
          <table:table-cell office:value-type="string">
            <text:p>Taiwan</text:p>
          </table:table-cell>
          <table:table-cell office:value-type="string">
            <text:p>Chiayi</text:p>
          </table:table-cell>
          <table:table-cell office:value-type="string">
            <text:p>23.46</text:p>
          </table:table-cell>
          <table:table-cell office:value-type="string">
            <text:p>120.39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CYO</text:p>
          </table:table-cell>
          <table:table-cell office:value-type="string">
            <text:p>Cayo [CYO]</text:p>
          </table:table-cell>
          <table:table-cell office:value-type="string">
            <text:p>Cuba</text:p>
          </table:table-cell>
          <table:table-cell office:value-type="string">
            <text:p>Vilo Acuna</text:p>
          </table:table-cell>
          <table:table-cell office:value-type="string">
            <text:p>21.62</text:p>
          </table:table-cell>
          <table:table-cell office:value-type="string">
            <text:p>-81.55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CYR</text:p>
          </table:table-cell>
          <table:table-cell office:value-type="string">
            <text:p>Colonia [CYR]</text:p>
          </table:table-cell>
          <table:table-cell office:value-type="string">
            <text:p>Uruguay</text:p>
          </table:table-cell>
          <table:table-cell office:value-type="string">
            <text:p>Laguna De Los Patos International</text:p>
          </table:table-cell>
          <table:table-cell office:value-type="string">
            <text:p>-34.46</text:p>
          </table:table-cell>
          <table:table-cell office:value-type="string">
            <text:p>-57.77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CYS</text:p>
          </table:table-cell>
          <table:table-cell office:value-type="string">
            <text:p>Cheyenne [CYS]</text:p>
          </table:table-cell>
          <table:table-cell office:value-type="string">
            <text:p>United States</text:p>
          </table:table-cell>
          <table:table-cell office:value-type="string">
            <text:p>Cheyenne</text:p>
          </table:table-cell>
          <table:table-cell office:value-type="string">
            <text:p>41.16</text:p>
          </table:table-cell>
          <table:table-cell office:value-type="string">
            <text:p>-104.81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CZE</text:p>
          </table:table-cell>
          <table:table-cell office:value-type="string">
            <text:p>Coro [CZE]</text:p>
          </table:table-cell>
          <table:table-cell office:value-type="string">
            <text:p>Venezuela</text:p>
          </table:table-cell>
          <table:table-cell office:value-type="string">
            <text:p>Jose Leonardo Chirinos</text:p>
          </table:table-cell>
          <table:table-cell office:value-type="string">
            <text:p>11.41</text:p>
          </table:table-cell>
          <table:table-cell office:value-type="string">
            <text:p>-69.68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CZL</text:p>
          </table:table-cell>
          <table:table-cell office:value-type="string">
            <text:p>Constantine [CZL]</text:p>
          </table:table-cell>
          <table:table-cell office:value-type="string">
            <text:p>Algeria</text:p>
          </table:table-cell>
          <table:table-cell office:value-type="string">
            <text:p>Mohamed Boudiaf International</text:p>
          </table:table-cell>
          <table:table-cell office:value-type="string">
            <text:p>36.28</text:p>
          </table:table-cell>
          <table:table-cell office:value-type="string">
            <text:p>6.62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CZM</text:p>
          </table:table-cell>
          <table:table-cell office:value-type="string">
            <text:p>Cozumel [CZM]</text:p>
          </table:table-cell>
          <table:table-cell office:value-type="string">
            <text:p>Mexico</text:p>
          </table:table-cell>
          <table:table-cell office:value-type="string">
            <text:p>Cozumel International</text:p>
          </table:table-cell>
          <table:table-cell office:value-type="string">
            <text:p>20.52</text:p>
          </table:table-cell>
          <table:table-cell office:value-type="string">
            <text:p>-86.93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CZS</text:p>
          </table:table-cell>
          <table:table-cell office:value-type="string">
            <text:p>Cruiziro Do Sul [CZS]</text:p>
          </table:table-cell>
          <table:table-cell office:value-type="string">
            <text:p>Brazil</text:p>
          </table:table-cell>
          <table:table-cell office:value-type="string">
            <text:p>Cruzeiro Do Sul</text:p>
          </table:table-cell>
          <table:table-cell office:value-type="string">
            <text:p>-7.6</text:p>
          </table:table-cell>
          <table:table-cell office:value-type="string">
            <text:p>-72.77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CZU</text:p>
          </table:table-cell>
          <table:table-cell office:value-type="string">
            <text:p>Corozal [CZU]</text:p>
          </table:table-cell>
          <table:table-cell office:value-type="string">
            <text:p>Colombia</text:p>
          </table:table-cell>
          <table:table-cell office:value-type="string">
            <text:p>Las Brujas</text:p>
          </table:table-cell>
          <table:table-cell office:value-type="string">
            <text:p>9.33</text:p>
          </table:table-cell>
          <table:table-cell office:value-type="string">
            <text:p>-75.29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DAC</text:p>
          </table:table-cell>
          <table:table-cell office:value-type="string">
            <text:p>Dhaka [DAC]</text:p>
          </table:table-cell>
          <table:table-cell office:value-type="string">
            <text:p>Bangladesh</text:p>
          </table:table-cell>
          <table:table-cell office:value-type="string">
            <text:p>Zia International</text:p>
          </table:table-cell>
          <table:table-cell office:value-type="string">
            <text:p>23.84</text:p>
          </table:table-cell>
          <table:table-cell office:value-type="string">
            <text:p>90.4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DAD</text:p>
          </table:table-cell>
          <table:table-cell office:value-type="string">
            <text:p>Danang [DAD]</text:p>
          </table:table-cell>
          <table:table-cell office:value-type="string">
            <text:p>Vietnam</text:p>
          </table:table-cell>
          <table:table-cell office:value-type="string">
            <text:p>Danang International</text:p>
          </table:table-cell>
          <table:table-cell office:value-type="string">
            <text:p>16.04</text:p>
          </table:table-cell>
          <table:table-cell office:value-type="string">
            <text:p>108.2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DAL</text:p>
          </table:table-cell>
          <table:table-cell office:value-type="string">
            <text:p>Dallas [DAL]</text:p>
          </table:table-cell>
          <table:table-cell office:value-type="string">
            <text:p>United States</text:p>
          </table:table-cell>
          <table:table-cell office:value-type="string">
            <text:p>Dallas Love Field</text:p>
          </table:table-cell>
          <table:table-cell office:value-type="string">
            <text:p>32.85</text:p>
          </table:table-cell>
          <table:table-cell office:value-type="string">
            <text:p>-96.85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DAM</text:p>
          </table:table-cell>
          <table:table-cell office:value-type="string">
            <text:p>Damascus [DAM]</text:p>
          </table:table-cell>
          <table:table-cell office:value-type="string">
            <text:p>Syria</text:p>
          </table:table-cell>
          <table:table-cell office:value-type="string">
            <text:p>Damascus International</text:p>
          </table:table-cell>
          <table:table-cell office:value-type="string">
            <text:p>33.41</text:p>
          </table:table-cell>
          <table:table-cell office:value-type="string">
            <text:p>36.52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DAR</text:p>
          </table:table-cell>
          <table:table-cell office:value-type="string">
            <text:p>Dar Es Salaam [DAR]</text:p>
          </table:table-cell>
          <table:table-cell office:value-type="string">
            <text:p>Tanzania</text:p>
          </table:table-cell>
          <table:table-cell office:value-type="string">
            <text:p>Dar Es Salaam</text:p>
          </table:table-cell>
          <table:table-cell office:value-type="string">
            <text:p>-6.88</text:p>
          </table:table-cell>
          <table:table-cell office:value-type="string">
            <text:p>39.2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DAV</text:p>
          </table:table-cell>
          <table:table-cell office:value-type="string">
            <text:p>David [DAV]</text:p>
          </table:table-cell>
          <table:table-cell office:value-type="string">
            <text:p>Panama</text:p>
          </table:table-cell>
          <table:table-cell office:value-type="string">
            <text:p>Enrique Malek International</text:p>
          </table:table-cell>
          <table:table-cell office:value-type="string">
            <text:p>8.39</text:p>
          </table:table-cell>
          <table:table-cell office:value-type="string">
            <text:p>-82.43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DAY</text:p>
          </table:table-cell>
          <table:table-cell office:value-type="string">
            <text:p>Dayton [DAY]</text:p>
          </table:table-cell>
          <table:table-cell office:value-type="string">
            <text:p>United States</text:p>
          </table:table-cell>
          <table:table-cell office:value-type="string">
            <text:p>James M Cox Dayton International</text:p>
          </table:table-cell>
          <table:table-cell office:value-type="string">
            <text:p>39.9</text:p>
          </table:table-cell>
          <table:table-cell office:value-type="string">
            <text:p>-84.22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DBD</text:p>
          </table:table-cell>
          <table:table-cell office:value-type="string">
            <text:p>Dhanbad [DBD]</text:p>
          </table:table-cell>
          <table:table-cell office:value-type="string">
            <text:p>India</text:p>
          </table:table-cell>
          <table:table-cell office:value-type="string">
            <text:p>Dhanbad</text:p>
          </table:table-cell>
          <table:table-cell office:value-type="string">
            <text:p>23.83</text:p>
          </table:table-cell>
          <table:table-cell office:value-type="string">
            <text:p>86.43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DBO</text:p>
          </table:table-cell>
          <table:table-cell office:value-type="string">
            <text:p>Dubbo [DBO]</text:p>
          </table:table-cell>
          <table:table-cell office:value-type="string">
            <text:p>Australia</text:p>
          </table:table-cell>
          <table:table-cell office:value-type="string">
            <text:p>Dubbo</text:p>
          </table:table-cell>
          <table:table-cell office:value-type="string">
            <text:p>-32.22</text:p>
          </table:table-cell>
          <table:table-cell office:value-type="string">
            <text:p>148.57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DBV</text:p>
          </table:table-cell>
          <table:table-cell office:value-type="string">
            <text:p>Dubrovnik [DBV]</text:p>
          </table:table-cell>
          <table:table-cell office:value-type="string">
            <text:p>Croatia</text:p>
          </table:table-cell>
          <table:table-cell office:value-type="string">
            <text:p>Dubrovnik</text:p>
          </table:table-cell>
          <table:table-cell office:value-type="string">
            <text:p>42.56</text:p>
          </table:table-cell>
          <table:table-cell office:value-type="string">
            <text:p>18.27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DCA</text:p>
          </table:table-cell>
          <table:table-cell office:value-type="string">
            <text:p>Washington [DCA]</text:p>
          </table:table-cell>
          <table:table-cell office:value-type="string">
            <text:p>United States</text:p>
          </table:table-cell>
          <table:table-cell office:value-type="string">
            <text:p>Ronald Reagan Washington National</text:p>
          </table:table-cell>
          <table:table-cell office:value-type="string">
            <text:p>38.85</text:p>
          </table:table-cell>
          <table:table-cell office:value-type="string">
            <text:p>-77.04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DCF</text:p>
          </table:table-cell>
          <table:table-cell office:value-type="string">
            <text:p>Canefield [DCF]</text:p>
          </table:table-cell>
          <table:table-cell office:value-type="string">
            <text:p>Dominica</text:p>
          </table:table-cell>
          <table:table-cell office:value-type="string">
            <text:p>Canefield</text:p>
          </table:table-cell>
          <table:table-cell office:value-type="string">
            <text:p>15.34</text:p>
          </table:table-cell>
          <table:table-cell office:value-type="string">
            <text:p>-61.39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DCI</text:p>
          </table:table-cell>
          <table:table-cell office:value-type="string">
            <text:p>Decimomannu [DCI]</text:p>
          </table:table-cell>
          <table:table-cell office:value-type="string">
            <text:p>Italy</text:p>
          </table:table-cell>
          <table:table-cell office:value-type="string">
            <text:p>Decimomannu</text:p>
          </table:table-cell>
          <table:table-cell office:value-type="string">
            <text:p>39.35</text:p>
          </table:table-cell>
          <table:table-cell office:value-type="string">
            <text:p>8.97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DCM</text:p>
          </table:table-cell>
          <table:table-cell office:value-type="string">
            <text:p>Castres [DCM]</text:p>
          </table:table-cell>
          <table:table-cell office:value-type="string">
            <text:p>France</text:p>
          </table:table-cell>
          <table:table-cell office:value-type="string">
            <text:p>Mazamet</text:p>
          </table:table-cell>
          <table:table-cell office:value-type="string">
            <text:p>43.56</text:p>
          </table:table-cell>
          <table:table-cell office:value-type="string">
            <text:p>2.29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DEB</text:p>
          </table:table-cell>
          <table:table-cell office:value-type="string">
            <text:p>Debrecen [DEB]</text:p>
          </table:table-cell>
          <table:table-cell office:value-type="string">
            <text:p>Hungary</text:p>
          </table:table-cell>
          <table:table-cell office:value-type="string">
            <text:p>Debrecen</text:p>
          </table:table-cell>
          <table:table-cell office:value-type="string">
            <text:p>47.49</text:p>
          </table:table-cell>
          <table:table-cell office:value-type="string">
            <text:p>21.62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DED</text:p>
          </table:table-cell>
          <table:table-cell office:value-type="string">
            <text:p>Dehra Dun [DED]</text:p>
          </table:table-cell>
          <table:table-cell office:value-type="string">
            <text:p>India</text:p>
          </table:table-cell>
          <table:table-cell office:value-type="string">
            <text:p>Dehradun</text:p>
          </table:table-cell>
          <table:table-cell office:value-type="string">
            <text:p>30.19</text:p>
          </table:table-cell>
          <table:table-cell office:value-type="string">
            <text:p>78.18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DEL</text:p>
          </table:table-cell>
          <table:table-cell office:value-type="string">
            <text:p>Delhi [DEL]</text:p>
          </table:table-cell>
          <table:table-cell office:value-type="string">
            <text:p>India</text:p>
          </table:table-cell>
          <table:table-cell office:value-type="string">
            <text:p>Indira Gandhi International</text:p>
          </table:table-cell>
          <table:table-cell office:value-type="string">
            <text:p>28.57</text:p>
          </table:table-cell>
          <table:table-cell office:value-type="string">
            <text:p>77.1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DEN</text:p>
          </table:table-cell>
          <table:table-cell office:value-type="string">
            <text:p>Denver [DEN]</text:p>
          </table:table-cell>
          <table:table-cell office:value-type="string">
            <text:p>United States</text:p>
          </table:table-cell>
          <table:table-cell office:value-type="string">
            <text:p>Denver International</text:p>
          </table:table-cell>
          <table:table-cell office:value-type="string">
            <text:p>39.86</text:p>
          </table:table-cell>
          <table:table-cell office:value-type="string">
            <text:p>-104.67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DES</text:p>
          </table:table-cell>
          <table:table-cell office:value-type="string">
            <text:p>Desroches [DES]</text:p>
          </table:table-cell>
          <table:table-cell office:value-type="string">
            <text:p>Seychelles</text:p>
          </table:table-cell>
          <table:table-cell office:value-type="string">
            <text:p>Desroches</text:p>
          </table:table-cell>
          <table:table-cell office:value-type="string">
            <text:p>-5.7</text:p>
          </table:table-cell>
          <table:table-cell office:value-type="string">
            <text:p>53.65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DET</text:p>
          </table:table-cell>
          <table:table-cell office:value-type="string">
            <text:p>Detroit [DET]</text:p>
          </table:table-cell>
          <table:table-cell office:value-type="string">
            <text:p>United States</text:p>
          </table:table-cell>
          <table:table-cell office:value-type="string">
            <text:p>Detroit City</text:p>
          </table:table-cell>
          <table:table-cell office:value-type="string">
            <text:p>42.41</text:p>
          </table:table-cell>
          <table:table-cell office:value-type="string">
            <text:p>-83.01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DEZ</text:p>
          </table:table-cell>
          <table:table-cell office:value-type="string">
            <text:p>Deire Zor [DEZ]</text:p>
          </table:table-cell>
          <table:table-cell office:value-type="string">
            <text:p>Syria</text:p>
          </table:table-cell>
          <table:table-cell office:value-type="string">
            <text:p>Deir Zzor</text:p>
          </table:table-cell>
          <table:table-cell office:value-type="string">
            <text:p>35.29</text:p>
          </table:table-cell>
          <table:table-cell office:value-type="string">
            <text:p>40.18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DFW</text:p>
          </table:table-cell>
          <table:table-cell office:value-type="string">
            <text:p>Dallas-Fort Worth [DFW]</text:p>
          </table:table-cell>
          <table:table-cell office:value-type="string">
            <text:p>United States</text:p>
          </table:table-cell>
          <table:table-cell office:value-type="string">
            <text:p>Dallas Fort Worth International</text:p>
          </table:table-cell>
          <table:table-cell office:value-type="string">
            <text:p>32.9</text:p>
          </table:table-cell>
          <table:table-cell office:value-type="string">
            <text:p>-97.04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DGO</text:p>
          </table:table-cell>
          <table:table-cell office:value-type="string">
            <text:p>Durango [DGO]</text:p>
          </table:table-cell>
          <table:table-cell office:value-type="string">
            <text:p>Mexico</text:p>
          </table:table-cell>
          <table:table-cell office:value-type="string">
            <text:p>Durango International</text:p>
          </table:table-cell>
          <table:table-cell office:value-type="string">
            <text:p>24.12</text:p>
          </table:table-cell>
          <table:table-cell office:value-type="string">
            <text:p>-104.53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DGT</text:p>
          </table:table-cell>
          <table:table-cell office:value-type="string">
            <text:p>Dumaguete [DGT]</text:p>
          </table:table-cell>
          <table:table-cell office:value-type="string">
            <text:p>Philippines</text:p>
          </table:table-cell>
          <table:table-cell office:value-type="string">
            <text:p>Dumaguete</text:p>
          </table:table-cell>
          <table:table-cell office:value-type="string">
            <text:p>9.33</text:p>
          </table:table-cell>
          <table:table-cell office:value-type="string">
            <text:p>123.3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DHA</text:p>
          </table:table-cell>
          <table:table-cell office:value-type="string">
            <text:p>Dhahran [DHA]</text:p>
          </table:table-cell>
          <table:table-cell office:value-type="string">
            <text:p>Saudi Arabia</text:p>
          </table:table-cell>
          <table:table-cell office:value-type="string">
            <text:p>King Abdulaziz Ab</text:p>
          </table:table-cell>
          <table:table-cell office:value-type="string">
            <text:p>26.27</text:p>
          </table:table-cell>
          <table:table-cell office:value-type="string">
            <text:p>50.15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DHN</text:p>
          </table:table-cell>
          <table:table-cell office:value-type="string">
            <text:p>Dothan [DHN]</text:p>
          </table:table-cell>
          <table:table-cell office:value-type="string">
            <text:p>United States</text:p>
          </table:table-cell>
          <table:table-cell office:value-type="string">
            <text:p>Dothan Regional</text:p>
          </table:table-cell>
          <table:table-cell office:value-type="string">
            <text:p>31.32</text:p>
          </table:table-cell>
          <table:table-cell office:value-type="string">
            <text:p>-85.45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DHR</text:p>
          </table:table-cell>
          <table:table-cell office:value-type="string">
            <text:p>De Kooy [DHR]</text:p>
          </table:table-cell>
          <table:table-cell office:value-type="string">
            <text:p>Netherlands</text:p>
          </table:table-cell>
          <table:table-cell office:value-type="string">
            <text:p>De Kooy</text:p>
          </table:table-cell>
          <table:table-cell office:value-type="string">
            <text:p>52.92</text:p>
          </table:table-cell>
          <table:table-cell office:value-type="string">
            <text:p>4.78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DHT</text:p>
          </table:table-cell>
          <table:table-cell office:value-type="string">
            <text:p>Dalhart [DHT]</text:p>
          </table:table-cell>
          <table:table-cell office:value-type="string">
            <text:p>United States</text:p>
          </table:table-cell>
          <table:table-cell office:value-type="string">
            <text:p>Dalhart Municipal</text:p>
          </table:table-cell>
          <table:table-cell office:value-type="string">
            <text:p>36.02</text:p>
          </table:table-cell>
          <table:table-cell office:value-type="string">
            <text:p>-102.55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DIE</text:p>
          </table:table-cell>
          <table:table-cell office:value-type="string">
            <text:p>Antsiranana [DIE]</text:p>
          </table:table-cell>
          <table:table-cell office:value-type="string">
            <text:p>Madagascar</text:p>
          </table:table-cell>
          <table:table-cell office:value-type="string">
            <text:p>Antsiranana Arrachart</text:p>
          </table:table-cell>
          <table:table-cell office:value-type="string">
            <text:p>-12.35</text:p>
          </table:table-cell>
          <table:table-cell office:value-type="string">
            <text:p>49.29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DIJ</text:p>
          </table:table-cell>
          <table:table-cell office:value-type="string">
            <text:p>Dijon [DIJ]</text:p>
          </table:table-cell>
          <table:table-cell office:value-type="string">
            <text:p>France</text:p>
          </table:table-cell>
          <table:table-cell office:value-type="string">
            <text:p>Longvic</text:p>
          </table:table-cell>
          <table:table-cell office:value-type="string">
            <text:p>47.27</text:p>
          </table:table-cell>
          <table:table-cell office:value-type="string">
            <text:p>5.09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DIL</text:p>
          </table:table-cell>
          <table:table-cell office:value-type="string">
            <text:p>Dili [DIL]</text:p>
          </table:table-cell>
          <table:table-cell office:value-type="string">
            <text:p>East Timor</text:p>
          </table:table-cell>
          <table:table-cell office:value-type="string">
            <text:p>Presidente Nicolau Lobato International Airport</text:p>
          </table:table-cell>
          <table:table-cell office:value-type="string">
            <text:p>-8.55</text:p>
          </table:table-cell>
          <table:table-cell office:value-type="string">
            <text:p>125.52</text:p>
          </table:table-cell>
          <table:table-cell office:value-type="string">
            <text:p>degrees N and E</text:p>
          </table:table-cell>
          <table:table-cell office:value-type="string">
            <text:p>amee/defra 2008</text:p>
          </table:table-cell>
        </table:table-row>
        <table:table-row table:style-name="ro1">
          <table:table-cell office:value-type="string">
            <text:p>DIR</text:p>
          </table:table-cell>
          <table:table-cell office:value-type="string">
            <text:p>Dire Dawa [DIR]</text:p>
          </table:table-cell>
          <table:table-cell office:value-type="string">
            <text:p>Ethiopia</text:p>
          </table:table-cell>
          <table:table-cell office:value-type="string">
            <text:p>Aba Tenna Dejazmatch Yilma International</text:p>
          </table:table-cell>
          <table:table-cell office:value-type="string">
            <text:p>9.63</text:p>
          </table:table-cell>
          <table:table-cell office:value-type="string">
            <text:p>41.85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DIS</text:p>
          </table:table-cell>
          <table:table-cell office:value-type="string">
            <text:p>Loudima [DIS]</text:p>
          </table:table-cell>
          <table:table-cell office:value-type="string">
            <text:p>Congo</text:p>
          </table:table-cell>
          <table:table-cell office:value-type="string">
            <text:p>Dolisie</text:p>
          </table:table-cell>
          <table:table-cell office:value-type="string">
            <text:p>-4.21</text:p>
          </table:table-cell>
          <table:table-cell office:value-type="string">
            <text:p>12.66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DIY</text:p>
          </table:table-cell>
          <table:table-cell office:value-type="string">
            <text:p>Diyabakir [DIY]</text:p>
          </table:table-cell>
          <table:table-cell office:value-type="string">
            <text:p>Turkey</text:p>
          </table:table-cell>
          <table:table-cell office:value-type="string">
            <text:p>Diyarbakir</text:p>
          </table:table-cell>
          <table:table-cell office:value-type="string">
            <text:p>37.89</text:p>
          </table:table-cell>
          <table:table-cell office:value-type="string">
            <text:p>40.2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DJB</text:p>
          </table:table-cell>
          <table:table-cell office:value-type="string">
            <text:p>Jambi [DJB]</text:p>
          </table:table-cell>
          <table:table-cell office:value-type="string">
            <text:p>Indonesia</text:p>
          </table:table-cell>
          <table:table-cell office:value-type="string">
            <text:p>Sultan Thaha</text:p>
          </table:table-cell>
          <table:table-cell office:value-type="string">
            <text:p>-1.64</text:p>
          </table:table-cell>
          <table:table-cell office:value-type="string">
            <text:p>103.64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DJE</text:p>
          </table:table-cell>
          <table:table-cell office:value-type="string">
            <text:p>Djerba [DJE]</text:p>
          </table:table-cell>
          <table:table-cell office:value-type="string">
            <text:p>Tunisia</text:p>
          </table:table-cell>
          <table:table-cell office:value-type="string">
            <text:p>Zarzis</text:p>
          </table:table-cell>
          <table:table-cell office:value-type="string">
            <text:p>33.88</text:p>
          </table:table-cell>
          <table:table-cell office:value-type="string">
            <text:p>10.78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DJG</text:p>
          </table:table-cell>
          <table:table-cell office:value-type="string">
            <text:p>Djanet [DJG]</text:p>
          </table:table-cell>
          <table:table-cell office:value-type="string">
            <text:p>Algeria</text:p>
          </table:table-cell>
          <table:table-cell office:value-type="string">
            <text:p>Tiska</text:p>
          </table:table-cell>
          <table:table-cell office:value-type="string">
            <text:p>24.29</text:p>
          </table:table-cell>
          <table:table-cell office:value-type="string">
            <text:p>9.45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DJJ</text:p>
          </table:table-cell>
          <table:table-cell office:value-type="string">
            <text:p>Jayapura [DJJ]</text:p>
          </table:table-cell>
          <table:table-cell office:value-type="string">
            <text:p>Indonesia</text:p>
          </table:table-cell>
          <table:table-cell office:value-type="string">
            <text:p>Sentani</text:p>
          </table:table-cell>
          <table:table-cell office:value-type="string">
            <text:p>-2.58</text:p>
          </table:table-cell>
          <table:table-cell office:value-type="string">
            <text:p>140.52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DJO</text:p>
          </table:table-cell>
          <table:table-cell office:value-type="string">
            <text:p>Daloa [DJO]</text:p>
          </table:table-cell>
          <table:table-cell office:value-type="string">
            <text:p>Ivory Coast</text:p>
          </table:table-cell>
          <table:table-cell office:value-type="string">
            <text:p>Daloa</text:p>
          </table:table-cell>
          <table:table-cell office:value-type="string">
            <text:p>6.79</text:p>
          </table:table-cell>
          <table:table-cell office:value-type="string">
            <text:p>-6.47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DKR</text:p>
          </table:table-cell>
          <table:table-cell office:value-type="string">
            <text:p>Dakar [DKR]</text:p>
          </table:table-cell>
          <table:table-cell office:value-type="string">
            <text:p>Senegal</text:p>
          </table:table-cell>
          <table:table-cell office:value-type="string">
            <text:p>Leopold Sedar Senghor International</text:p>
          </table:table-cell>
          <table:table-cell office:value-type="string">
            <text:p>14.74</text:p>
          </table:table-cell>
          <table:table-cell office:value-type="string">
            <text:p>-17.49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DLA</text:p>
          </table:table-cell>
          <table:table-cell office:value-type="string">
            <text:p>Douala [DLA]</text:p>
          </table:table-cell>
          <table:table-cell office:value-type="string">
            <text:p>Cameroon</text:p>
          </table:table-cell>
          <table:table-cell office:value-type="string">
            <text:p>Douala</text:p>
          </table:table-cell>
          <table:table-cell office:value-type="string">
            <text:p>4.01</text:p>
          </table:table-cell>
          <table:table-cell office:value-type="string">
            <text:p>9.72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DLC</text:p>
          </table:table-cell>
          <table:table-cell office:value-type="string">
            <text:p>Dalian [DLC]</text:p>
          </table:table-cell>
          <table:table-cell office:value-type="string">
            <text:p>China</text:p>
          </table:table-cell>
          <table:table-cell office:value-type="string">
            <text:p>Zhoushuizi</text:p>
          </table:table-cell>
          <table:table-cell office:value-type="string">
            <text:p>38.97</text:p>
          </table:table-cell>
          <table:table-cell office:value-type="string">
            <text:p>121.54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DLE</text:p>
          </table:table-cell>
          <table:table-cell office:value-type="string">
            <text:p>Dole [DLE]</text:p>
          </table:table-cell>
          <table:table-cell office:value-type="string">
            <text:p>France</text:p>
          </table:table-cell>
          <table:table-cell office:value-type="string">
            <text:p>Tavaux</text:p>
          </table:table-cell>
          <table:table-cell office:value-type="string">
            <text:p>47.04</text:p>
          </table:table-cell>
          <table:table-cell office:value-type="string">
            <text:p>5.43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DLF</text:p>
          </table:table-cell>
          <table:table-cell office:value-type="string">
            <text:p>Del Rio [DLF]</text:p>
          </table:table-cell>
          <table:table-cell office:value-type="string">
            <text:p>United States</text:p>
          </table:table-cell>
          <table:table-cell office:value-type="string">
            <text:p>Laughlin Air Force Base</text:p>
          </table:table-cell>
          <table:table-cell office:value-type="string">
            <text:p>29.36</text:p>
          </table:table-cell>
          <table:table-cell office:value-type="string">
            <text:p>-100.78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DLG</text:p>
          </table:table-cell>
          <table:table-cell office:value-type="string">
            <text:p>Dillingham [DLG]</text:p>
          </table:table-cell>
          <table:table-cell office:value-type="string">
            <text:p>United States</text:p>
          </table:table-cell>
          <table:table-cell office:value-type="string">
            <text:p>Dillingham</text:p>
          </table:table-cell>
          <table:table-cell office:value-type="string">
            <text:p>59.05</text:p>
          </table:table-cell>
          <table:table-cell office:value-type="string">
            <text:p>-158.5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DLH</text:p>
          </table:table-cell>
          <table:table-cell office:value-type="string">
            <text:p>Duluth [DLH]</text:p>
          </table:table-cell>
          <table:table-cell office:value-type="string">
            <text:p>United States</text:p>
          </table:table-cell>
          <table:table-cell office:value-type="string">
            <text:p>Duluth International</text:p>
          </table:table-cell>
          <table:table-cell office:value-type="string">
            <text:p>46.84</text:p>
          </table:table-cell>
          <table:table-cell office:value-type="string">
            <text:p>-92.19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DLM</text:p>
          </table:table-cell>
          <table:table-cell office:value-type="string">
            <text:p>Dalaman [DLM]</text:p>
          </table:table-cell>
          <table:table-cell office:value-type="string">
            <text:p>Turkey</text:p>
          </table:table-cell>
          <table:table-cell office:value-type="string">
            <text:p>Dalaman</text:p>
          </table:table-cell>
          <table:table-cell office:value-type="string">
            <text:p>36.71</text:p>
          </table:table-cell>
          <table:table-cell office:value-type="string">
            <text:p>28.79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DMA</text:p>
          </table:table-cell>
          <table:table-cell office:value-type="string">
            <text:p>Tucson [DMA]</text:p>
          </table:table-cell>
          <table:table-cell office:value-type="string">
            <text:p>United States</text:p>
          </table:table-cell>
          <table:table-cell office:value-type="string">
            <text:p>Davis Monthan Air Force Base</text:p>
          </table:table-cell>
          <table:table-cell office:value-type="string">
            <text:p>32.17</text:p>
          </table:table-cell>
          <table:table-cell office:value-type="string">
            <text:p>-110.88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DME</text:p>
          </table:table-cell>
          <table:table-cell office:value-type="string">
            <text:p>Moscow [DME]</text:p>
          </table:table-cell>
          <table:table-cell office:value-type="string">
            <text:p>Russia</text:p>
          </table:table-cell>
          <table:table-cell office:value-type="string">
            <text:p>Domodedovo International</text:p>
          </table:table-cell>
          <table:table-cell office:value-type="string">
            <text:p>55.4</text:p>
          </table:table-cell>
          <table:table-cell office:value-type="string">
            <text:p>37.88</text:p>
          </table:table-cell>
          <table:table-cell office:value-type="string">
            <text:p>degrees N and E</text:p>
          </table:table-cell>
          <table:table-cell office:value-type="string">
            <text:p><text:a xlink:href="http://www.convertunits.com/distance/airport/">http://www.convertunits.com/distance/airport/</text:a></text:p>
          </table:table-cell>
        </table:table-row>
        <table:table-row table:style-name="ro1">
          <table:table-cell office:value-type="string">
            <text:p>DMM</text:p>
          </table:table-cell>
          <table:table-cell office:value-type="string">
            <text:p>Dammam [DMM]</text:p>
          </table:table-cell>
          <table:table-cell office:value-type="string">
            <text:p>Saudi Arabia</text:p>
          </table:table-cell>
          <table:table-cell office:value-type="string">
            <text:p>King Fahd International</text:p>
          </table:table-cell>
          <table:table-cell office:value-type="string">
            <text:p>26.47</text:p>
          </table:table-cell>
          <table:table-cell office:value-type="string">
            <text:p>49.8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DNA</text:p>
          </table:table-cell>
          <table:table-cell office:value-type="string">
            <text:p>Kadena [DNA]</text:p>
          </table:table-cell>
          <table:table-cell office:value-type="string">
            <text:p>Japan</text:p>
          </table:table-cell>
          <table:table-cell office:value-type="string">
            <text:p>Kadena Ab</text:p>
          </table:table-cell>
          <table:table-cell office:value-type="string">
            <text:p>26.36</text:p>
          </table:table-cell>
          <table:table-cell office:value-type="string">
            <text:p>127.77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DND</text:p>
          </table:table-cell>
          <table:table-cell office:value-type="string">
            <text:p>Dundee [DND]</text:p>
          </table:table-cell>
          <table:table-cell office:value-type="string">
            <text:p>United Kingdom</text:p>
          </table:table-cell>
          <table:table-cell office:value-type="string">
            <text:p>Dundee</text:p>
          </table:table-cell>
          <table:table-cell office:value-type="string">
            <text:p>56.45</text:p>
          </table:table-cell>
          <table:table-cell office:value-type="string">
            <text:p>-3.03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DNH</text:p>
          </table:table-cell>
          <table:table-cell office:value-type="string">
            <text:p>Dunhuang [DNH]</text:p>
          </table:table-cell>
          <table:table-cell office:value-type="string">
            <text:p>China</text:p>
          </table:table-cell>
          <table:table-cell office:value-type="string">
            <text:p>Dunhuang Airport</text:p>
          </table:table-cell>
          <table:table-cell table:number-columns-repeated="2" office:value-type="string">
            <text:p>0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DNK</text:p>
          </table:table-cell>
          <table:table-cell office:value-type="string">
            <text:p>Dnepropetrovsk [DNK]</text:p>
          </table:table-cell>
          <table:table-cell office:value-type="string">
            <text:p>Ukraine</text:p>
          </table:table-cell>
          <table:table-cell office:value-type="string">
            <text:p>Dnipropetrovsk</text:p>
          </table:table-cell>
          <table:table-cell office:value-type="string">
            <text:p>48.36</text:p>
          </table:table-cell>
          <table:table-cell office:value-type="string">
            <text:p>35.1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DNR</text:p>
          </table:table-cell>
          <table:table-cell office:value-type="string">
            <text:p>Dinard [DNR]</text:p>
          </table:table-cell>
          <table:table-cell office:value-type="string">
            <text:p>France</text:p>
          </table:table-cell>
          <table:table-cell office:value-type="string">
            <text:p>Pleurtuit</text:p>
          </table:table-cell>
          <table:table-cell office:value-type="string">
            <text:p>48.59</text:p>
          </table:table-cell>
          <table:table-cell office:value-type="string">
            <text:p>-2.08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DNZ</text:p>
          </table:table-cell>
          <table:table-cell office:value-type="string">
            <text:p>Denizli [DNZ]</text:p>
          </table:table-cell>
          <table:table-cell office:value-type="string">
            <text:p>Turkey</text:p>
          </table:table-cell>
          <table:table-cell office:value-type="string">
            <text:p>Cardak</text:p>
          </table:table-cell>
          <table:table-cell office:value-type="string">
            <text:p>37.79</text:p>
          </table:table-cell>
          <table:table-cell office:value-type="string">
            <text:p>29.7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DOD</text:p>
          </table:table-cell>
          <table:table-cell office:value-type="string">
            <text:p>Dodoma [DOD]</text:p>
          </table:table-cell>
          <table:table-cell office:value-type="string">
            <text:p>Tanzania</text:p>
          </table:table-cell>
          <table:table-cell office:value-type="string">
            <text:p>Dodoma</text:p>
          </table:table-cell>
          <table:table-cell office:value-type="string">
            <text:p>-6.17</text:p>
          </table:table-cell>
          <table:table-cell office:value-type="string">
            <text:p>35.75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DOG</text:p>
          </table:table-cell>
          <table:table-cell office:value-type="string">
            <text:p>Dongola [DOG]</text:p>
          </table:table-cell>
          <table:table-cell office:value-type="string">
            <text:p>Sudan</text:p>
          </table:table-cell>
          <table:table-cell office:value-type="string">
            <text:p>Dongola</text:p>
          </table:table-cell>
          <table:table-cell office:value-type="string">
            <text:p>19.15</text:p>
          </table:table-cell>
          <table:table-cell office:value-type="string">
            <text:p>30.43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DOH</text:p>
          </table:table-cell>
          <table:table-cell office:value-type="string">
            <text:p>Doha [DOH]</text:p>
          </table:table-cell>
          <table:table-cell office:value-type="string">
            <text:p>Qatar</text:p>
          </table:table-cell>
          <table:table-cell office:value-type="string">
            <text:p>Doha International</text:p>
          </table:table-cell>
          <table:table-cell office:value-type="string">
            <text:p>25.26</text:p>
          </table:table-cell>
          <table:table-cell office:value-type="string">
            <text:p>51.57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DOK</text:p>
          </table:table-cell>
          <table:table-cell office:value-type="string">
            <text:p>Donetsk [DOK]</text:p>
          </table:table-cell>
          <table:table-cell office:value-type="string">
            <text:p>Ukraine</text:p>
          </table:table-cell>
          <table:table-cell office:value-type="string">
            <text:p>Donetsk</text:p>
          </table:table-cell>
          <table:table-cell office:value-type="string">
            <text:p>48.07</text:p>
          </table:table-cell>
          <table:table-cell office:value-type="string">
            <text:p>37.74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DOL</text:p>
          </table:table-cell>
          <table:table-cell office:value-type="string">
            <text:p>Deauville [DOL]</text:p>
          </table:table-cell>
          <table:table-cell office:value-type="string">
            <text:p>France</text:p>
          </table:table-cell>
          <table:table-cell office:value-type="string">
            <text:p>St Gatien</text:p>
          </table:table-cell>
          <table:table-cell office:value-type="string">
            <text:p>49.37</text:p>
          </table:table-cell>
          <table:table-cell office:value-type="string">
            <text:p>0.15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DOM</text:p>
          </table:table-cell>
          <table:table-cell office:value-type="string">
            <text:p>Dominica [DOM]</text:p>
          </table:table-cell>
          <table:table-cell office:value-type="string">
            <text:p>Dominica</text:p>
          </table:table-cell>
          <table:table-cell office:value-type="string">
            <text:p>Melville Hall</text:p>
          </table:table-cell>
          <table:table-cell office:value-type="string">
            <text:p>15.55</text:p>
          </table:table-cell>
          <table:table-cell office:value-type="string">
            <text:p>-61.3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DOV</text:p>
          </table:table-cell>
          <table:table-cell office:value-type="string">
            <text:p>Dover [DOV]</text:p>
          </table:table-cell>
          <table:table-cell office:value-type="string">
            <text:p>United States</text:p>
          </table:table-cell>
          <table:table-cell office:value-type="string">
            <text:p>Dover Air Force Base</text:p>
          </table:table-cell>
          <table:table-cell office:value-type="string">
            <text:p>39.13</text:p>
          </table:table-cell>
          <table:table-cell office:value-type="string">
            <text:p>-75.47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DPA</text:p>
          </table:table-cell>
          <table:table-cell office:value-type="string">
            <text:p>West Chicago [DPA]</text:p>
          </table:table-cell>
          <table:table-cell office:value-type="string">
            <text:p>United States</text:p>
          </table:table-cell>
          <table:table-cell office:value-type="string">
            <text:p>Du Page</text:p>
          </table:table-cell>
          <table:table-cell office:value-type="string">
            <text:p>41.91</text:p>
          </table:table-cell>
          <table:table-cell office:value-type="string">
            <text:p>-88.25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DPS</text:p>
          </table:table-cell>
          <table:table-cell office:value-type="string">
            <text:p>Denpasar [DPS]</text:p>
          </table:table-cell>
          <table:table-cell office:value-type="string">
            <text:p>Indonesia</text:p>
          </table:table-cell>
          <table:table-cell office:value-type="string">
            <text:p>Bali International</text:p>
          </table:table-cell>
          <table:table-cell office:value-type="string">
            <text:p>-8.75</text:p>
          </table:table-cell>
          <table:table-cell office:value-type="string">
            <text:p>115.17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DRI</text:p>
          </table:table-cell>
          <table:table-cell office:value-type="string">
            <text:p>Deridder [DRI]</text:p>
          </table:table-cell>
          <table:table-cell office:value-type="string">
            <text:p>United States</text:p>
          </table:table-cell>
          <table:table-cell office:value-type="string">
            <text:p>Beauregard Parish</text:p>
          </table:table-cell>
          <table:table-cell office:value-type="string">
            <text:p>30.83</text:p>
          </table:table-cell>
          <table:table-cell office:value-type="string">
            <text:p>-93.34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DRO</text:p>
          </table:table-cell>
          <table:table-cell office:value-type="string">
            <text:p>Durango [DRO]</text:p>
          </table:table-cell>
          <table:table-cell office:value-type="string">
            <text:p>United States</text:p>
          </table:table-cell>
          <table:table-cell office:value-type="string">
            <text:p>Durango La Plata County</text:p>
          </table:table-cell>
          <table:table-cell office:value-type="string">
            <text:p>37.15</text:p>
          </table:table-cell>
          <table:table-cell office:value-type="string">
            <text:p>-107.75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DRS</text:p>
          </table:table-cell>
          <table:table-cell office:value-type="string">
            <text:p>Dresden [DRS]</text:p>
          </table:table-cell>
          <table:table-cell office:value-type="string">
            <text:p>Germany</text:p>
          </table:table-cell>
          <table:table-cell office:value-type="string">
            <text:p>Dresden</text:p>
          </table:table-cell>
          <table:table-cell office:value-type="string">
            <text:p>51.13</text:p>
          </table:table-cell>
          <table:table-cell office:value-type="string">
            <text:p>13.77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DRT</text:p>
          </table:table-cell>
          <table:table-cell office:value-type="string">
            <text:p>Del Rio [DRT]</text:p>
          </table:table-cell>
          <table:table-cell office:value-type="string">
            <text:p>United States</text:p>
          </table:table-cell>
          <table:table-cell office:value-type="string">
            <text:p>Del Rio International</text:p>
          </table:table-cell>
          <table:table-cell office:value-type="string">
            <text:p>29.37</text:p>
          </table:table-cell>
          <table:table-cell office:value-type="string">
            <text:p>-100.93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DSM</text:p>
          </table:table-cell>
          <table:table-cell office:value-type="string">
            <text:p>Des Moines [DSM]</text:p>
          </table:table-cell>
          <table:table-cell office:value-type="string">
            <text:p>United States</text:p>
          </table:table-cell>
          <table:table-cell office:value-type="string">
            <text:p>Des Moines International</text:p>
          </table:table-cell>
          <table:table-cell office:value-type="string">
            <text:p>41.53</text:p>
          </table:table-cell>
          <table:table-cell office:value-type="string">
            <text:p>-93.66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DTM</text:p>
          </table:table-cell>
          <table:table-cell office:value-type="string">
            <text:p>Dortmund [DTM]</text:p>
          </table:table-cell>
          <table:table-cell office:value-type="string">
            <text:p>Germany</text:p>
          </table:table-cell>
          <table:table-cell office:value-type="string">
            <text:p>Dortmund</text:p>
          </table:table-cell>
          <table:table-cell office:value-type="string">
            <text:p>51.52</text:p>
          </table:table-cell>
          <table:table-cell office:value-type="string">
            <text:p>7.61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DTW</text:p>
          </table:table-cell>
          <table:table-cell office:value-type="string">
            <text:p>Detroit [DTW]</text:p>
          </table:table-cell>
          <table:table-cell office:value-type="string">
            <text:p>United States</text:p>
          </table:table-cell>
          <table:table-cell office:value-type="string">
            <text:p>Detroit Metro Wayne County</text:p>
          </table:table-cell>
          <table:table-cell office:value-type="string">
            <text:p>42.21</text:p>
          </table:table-cell>
          <table:table-cell office:value-type="string">
            <text:p>-83.35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DUB</text:p>
          </table:table-cell>
          <table:table-cell office:value-type="string">
            <text:p>Dublin [DUB]</text:p>
          </table:table-cell>
          <table:table-cell office:value-type="string">
            <text:p>Ireland</text:p>
          </table:table-cell>
          <table:table-cell office:value-type="string">
            <text:p>Dublin</text:p>
          </table:table-cell>
          <table:table-cell office:value-type="string">
            <text:p>53.42</text:p>
          </table:table-cell>
          <table:table-cell office:value-type="string">
            <text:p>-6.27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DUD</text:p>
          </table:table-cell>
          <table:table-cell office:value-type="string">
            <text:p>Dunedin [DUD]</text:p>
          </table:table-cell>
          <table:table-cell office:value-type="string">
            <text:p>New Zealand</text:p>
          </table:table-cell>
          <table:table-cell office:value-type="string">
            <text:p>Dunedin</text:p>
          </table:table-cell>
          <table:table-cell office:value-type="string">
            <text:p>-45.93</text:p>
          </table:table-cell>
          <table:table-cell office:value-type="string">
            <text:p>170.2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DUG</text:p>
          </table:table-cell>
          <table:table-cell office:value-type="string">
            <text:p>Douglas [DUG]</text:p>
          </table:table-cell>
          <table:table-cell office:value-type="string">
            <text:p>United States</text:p>
          </table:table-cell>
          <table:table-cell office:value-type="string">
            <text:p>Bisbee Douglas International</text:p>
          </table:table-cell>
          <table:table-cell office:value-type="string">
            <text:p>31.47</text:p>
          </table:table-cell>
          <table:table-cell office:value-type="string">
            <text:p>-109.6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DUH</text:p>
          </table:table-cell>
          <table:table-cell office:value-type="string">
            <text:p>Oudtshoorn [DUH]</text:p>
          </table:table-cell>
          <table:table-cell office:value-type="string">
            <text:p>South Africa</text:p>
          </table:table-cell>
          <table:table-cell office:value-type="string">
            <text:p>Oudtshoorn</text:p>
          </table:table-cell>
          <table:table-cell office:value-type="string">
            <text:p>-33.61</text:p>
          </table:table-cell>
          <table:table-cell office:value-type="string">
            <text:p>22.19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DUM</text:p>
          </table:table-cell>
          <table:table-cell office:value-type="string">
            <text:p>Dumai [DUM]</text:p>
          </table:table-cell>
          <table:table-cell office:value-type="string">
            <text:p>Indonesia</text:p>
          </table:table-cell>
          <table:table-cell office:value-type="string">
            <text:p>Pinang Kampai</text:p>
          </table:table-cell>
          <table:table-cell office:value-type="string">
            <text:p>1.61</text:p>
          </table:table-cell>
          <table:table-cell office:value-type="string">
            <text:p>101.43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DUR</text:p>
          </table:table-cell>
          <table:table-cell office:value-type="string">
            <text:p>Durban [DUR]</text:p>
          </table:table-cell>
          <table:table-cell office:value-type="string">
            <text:p>South Africa</text:p>
          </table:table-cell>
          <table:table-cell office:value-type="string">
            <text:p>Durban International</text:p>
          </table:table-cell>
          <table:table-cell office:value-type="string">
            <text:p>-29.97</text:p>
          </table:table-cell>
          <table:table-cell office:value-type="string">
            <text:p>30.95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DUS</text:p>
          </table:table-cell>
          <table:table-cell office:value-type="string">
            <text:p>Duesseldorf [DUS]</text:p>
          </table:table-cell>
          <table:table-cell office:value-type="string">
            <text:p>Germany</text:p>
          </table:table-cell>
          <table:table-cell office:value-type="string">
            <text:p>Dusseldorf</text:p>
          </table:table-cell>
          <table:table-cell office:value-type="string">
            <text:p>51.29</text:p>
          </table:table-cell>
          <table:table-cell office:value-type="string">
            <text:p>6.77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DUT</text:p>
          </table:table-cell>
          <table:table-cell office:value-type="string">
            <text:p>Unalaska [DUT]</text:p>
          </table:table-cell>
          <table:table-cell office:value-type="string">
            <text:p>United States</text:p>
          </table:table-cell>
          <table:table-cell office:value-type="string">
            <text:p>Unalaska</text:p>
          </table:table-cell>
          <table:table-cell office:value-type="string">
            <text:p>53.9</text:p>
          </table:table-cell>
          <table:table-cell office:value-type="string">
            <text:p>-166.54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DVT</text:p>
          </table:table-cell>
          <table:table-cell office:value-type="string">
            <text:p>Phoenix [DVT]</text:p>
          </table:table-cell>
          <table:table-cell office:value-type="string">
            <text:p>United States</text:p>
          </table:table-cell>
          <table:table-cell office:value-type="string">
            <text:p>Deer Valley</text:p>
          </table:table-cell>
          <table:table-cell office:value-type="string">
            <text:p>33.69</text:p>
          </table:table-cell>
          <table:table-cell office:value-type="string">
            <text:p>-112.08</text:p>
          </table:table-cell>
          <table:table-cell office:value-type="string">
            <text:p>degrees N and E</text:p>
          </table:table-cell>
          <table:table-cell office:value-type="string">
            <text:p><text:a xlink:href="http://www.convertunits.com/distance/airport/">http://www.convertunits.com/distance/airport/</text:a></text:p>
          </table:table-cell>
        </table:table-row>
        <table:table-row table:style-name="ro1">
          <table:table-cell office:value-type="string">
            <text:p>DXB</text:p>
          </table:table-cell>
          <table:table-cell office:value-type="string">
            <text:p>Dubai [DXB]</text:p>
          </table:table-cell>
          <table:table-cell office:value-type="string">
            <text:p>United Arab Emirates</text:p>
          </table:table-cell>
          <table:table-cell office:value-type="string">
            <text:p>Dubai International</text:p>
          </table:table-cell>
          <table:table-cell office:value-type="string">
            <text:p>25.25</text:p>
          </table:table-cell>
          <table:table-cell office:value-type="string">
            <text:p>55.36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DYS</text:p>
          </table:table-cell>
          <table:table-cell office:value-type="string">
            <text:p>Abilene [DYS]</text:p>
          </table:table-cell>
          <table:table-cell office:value-type="string">
            <text:p>United States</text:p>
          </table:table-cell>
          <table:table-cell office:value-type="string">
            <text:p>Dyess Air Force Base</text:p>
          </table:table-cell>
          <table:table-cell office:value-type="string">
            <text:p>32.42</text:p>
          </table:table-cell>
          <table:table-cell office:value-type="string">
            <text:p>-99.85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DYU</text:p>
          </table:table-cell>
          <table:table-cell office:value-type="string">
            <text:p>Dushanbe [DYU]</text:p>
          </table:table-cell>
          <table:table-cell office:value-type="string">
            <text:p>Tajikistan</text:p>
          </table:table-cell>
          <table:table-cell office:value-type="string">
            <text:p>Dushanbe</text:p>
          </table:table-cell>
          <table:table-cell office:value-type="string">
            <text:p>38.54</text:p>
          </table:table-cell>
          <table:table-cell office:value-type="string">
            <text:p>68.83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DZA</text:p>
          </table:table-cell>
          <table:table-cell office:value-type="string">
            <text:p>Dzaoudzi [DZA]</text:p>
          </table:table-cell>
          <table:table-cell office:value-type="string">
            <text:p>Mayotte Island</text:p>
          </table:table-cell>
          <table:table-cell office:value-type="string">
            <text:p>Dzaoudzi Pamanzi</text:p>
          </table:table-cell>
          <table:table-cell office:value-type="string">
            <text:p>-12.8</text:p>
          </table:table-cell>
          <table:table-cell office:value-type="string">
            <text:p>45.28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DZH</text:p>
          </table:table-cell>
          <table:table-cell office:value-type="string">
            <text:p>Dzhezkazgan [DZH]</text:p>
          </table:table-cell>
          <table:table-cell office:value-type="string">
            <text:p>Kazakhstan</text:p>
          </table:table-cell>
          <table:table-cell office:value-type="string">
            <text:p>Zhezkazgan</text:p>
          </table:table-cell>
          <table:table-cell office:value-type="string">
            <text:p>47.71</text:p>
          </table:table-cell>
          <table:table-cell office:value-type="string">
            <text:p>67.73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EAM</text:p>
          </table:table-cell>
          <table:table-cell office:value-type="string">
            <text:p>Nejran [EAM]</text:p>
          </table:table-cell>
          <table:table-cell office:value-type="string">
            <text:p>Saudi Arabia</text:p>
          </table:table-cell>
          <table:table-cell office:value-type="string">
            <text:p>Nejran</text:p>
          </table:table-cell>
          <table:table-cell office:value-type="string">
            <text:p>17.61</text:p>
          </table:table-cell>
          <table:table-cell office:value-type="string">
            <text:p>44.42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EAS</text:p>
          </table:table-cell>
          <table:table-cell office:value-type="string">
            <text:p>San Sebastian [EAS]</text:p>
          </table:table-cell>
          <table:table-cell office:value-type="string">
            <text:p>Spain</text:p>
          </table:table-cell>
          <table:table-cell office:value-type="string">
            <text:p>San Sebastian</text:p>
          </table:table-cell>
          <table:table-cell office:value-type="string">
            <text:p>43.36</text:p>
          </table:table-cell>
          <table:table-cell office:value-type="string">
            <text:p>-1.79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EBA</text:p>
          </table:table-cell>
          <table:table-cell office:value-type="string">
            <text:p>Marina Di Campo [EBA]</text:p>
          </table:table-cell>
          <table:table-cell office:value-type="string">
            <text:p>Italy</text:p>
          </table:table-cell>
          <table:table-cell office:value-type="string">
            <text:p>Marina Di Campo</text:p>
          </table:table-cell>
          <table:table-cell office:value-type="string">
            <text:p>42.76</text:p>
          </table:table-cell>
          <table:table-cell office:value-type="string">
            <text:p>10.24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EBB</text:p>
          </table:table-cell>
          <table:table-cell office:value-type="string">
            <text:p>Entebbe [EBB]</text:p>
          </table:table-cell>
          <table:table-cell office:value-type="string">
            <text:p>Uganda</text:p>
          </table:table-cell>
          <table:table-cell office:value-type="string">
            <text:p>Entebbe International</text:p>
          </table:table-cell>
          <table:table-cell office:value-type="string">
            <text:p>0.04</text:p>
          </table:table-cell>
          <table:table-cell office:value-type="string">
            <text:p>32.44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EBD</text:p>
          </table:table-cell>
          <table:table-cell office:value-type="string">
            <text:p>El Obeid [EBD]</text:p>
          </table:table-cell>
          <table:table-cell office:value-type="string">
            <text:p>Sudan</text:p>
          </table:table-cell>
          <table:table-cell office:value-type="string">
            <text:p>El Obeid</text:p>
          </table:table-cell>
          <table:table-cell office:value-type="string">
            <text:p>13.15</text:p>
          </table:table-cell>
          <table:table-cell office:value-type="string">
            <text:p>30.23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EBJ</text:p>
          </table:table-cell>
          <table:table-cell office:value-type="string">
            <text:p>Esbjerg [EBJ]</text:p>
          </table:table-cell>
          <table:table-cell office:value-type="string">
            <text:p>Denmark</text:p>
          </table:table-cell>
          <table:table-cell office:value-type="string">
            <text:p>Esbjerg</text:p>
          </table:table-cell>
          <table:table-cell office:value-type="string">
            <text:p>55.53</text:p>
          </table:table-cell>
          <table:table-cell office:value-type="string">
            <text:p>8.55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EBM</text:p>
          </table:table-cell>
          <table:table-cell office:value-type="string">
            <text:p>El Borma [EBM]</text:p>
          </table:table-cell>
          <table:table-cell office:value-type="string">
            <text:p>Tunisia</text:p>
          </table:table-cell>
          <table:table-cell office:value-type="string">
            <text:p>El Borma</text:p>
          </table:table-cell>
          <table:table-cell office:value-type="string">
            <text:p>31.7</text:p>
          </table:table-cell>
          <table:table-cell office:value-type="string">
            <text:p>9.25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EBU</text:p>
          </table:table-cell>
          <table:table-cell office:value-type="string">
            <text:p>St.-Etienne [EBU]</text:p>
          </table:table-cell>
          <table:table-cell office:value-type="string">
            <text:p>France</text:p>
          </table:table-cell>
          <table:table-cell office:value-type="string">
            <text:p>Boutheon</text:p>
          </table:table-cell>
          <table:table-cell office:value-type="string">
            <text:p>45.54</text:p>
          </table:table-cell>
          <table:table-cell office:value-type="string">
            <text:p>4.3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ECG</text:p>
          </table:table-cell>
          <table:table-cell office:value-type="string">
            <text:p>Elizabeth City [ECG]</text:p>
          </table:table-cell>
          <table:table-cell office:value-type="string">
            <text:p>United States</text:p>
          </table:table-cell>
          <table:table-cell office:value-type="string">
            <text:p>Elizabeth City Cgas Regional</text:p>
          </table:table-cell>
          <table:table-cell office:value-type="string">
            <text:p>36.26</text:p>
          </table:table-cell>
          <table:table-cell office:value-type="string">
            <text:p>-76.17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EDF</text:p>
          </table:table-cell>
          <table:table-cell office:value-type="string">
            <text:p>Anchorage [EDF]</text:p>
          </table:table-cell>
          <table:table-cell office:value-type="string">
            <text:p>United States</text:p>
          </table:table-cell>
          <table:table-cell office:value-type="string">
            <text:p>Elmendorf Air Force Base</text:p>
          </table:table-cell>
          <table:table-cell office:value-type="string">
            <text:p>61.25</text:p>
          </table:table-cell>
          <table:table-cell office:value-type="string">
            <text:p>-149.81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EDI</text:p>
          </table:table-cell>
          <table:table-cell office:value-type="string">
            <text:p>Edinburgh [EDI]</text:p>
          </table:table-cell>
          <table:table-cell office:value-type="string">
            <text:p>United Kingdom</text:p>
          </table:table-cell>
          <table:table-cell office:value-type="string">
            <text:p>Edinburgh</text:p>
          </table:table-cell>
          <table:table-cell office:value-type="string">
            <text:p>55.95</text:p>
          </table:table-cell>
          <table:table-cell office:value-type="string">
            <text:p>-3.37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EDL</text:p>
          </table:table-cell>
          <table:table-cell office:value-type="string">
            <text:p>Eldoret [EDL]</text:p>
          </table:table-cell>
          <table:table-cell office:value-type="string">
            <text:p>Kenya</text:p>
          </table:table-cell>
          <table:table-cell office:value-type="string">
            <text:p>Eldoret International</text:p>
          </table:table-cell>
          <table:table-cell office:value-type="string">
            <text:p>0.4</text:p>
          </table:table-cell>
          <table:table-cell office:value-type="string">
            <text:p>35.24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EDM</text:p>
          </table:table-cell>
          <table:table-cell office:value-type="string">
            <text:p>La Roche-Sur-Yon [EDM]</text:p>
          </table:table-cell>
          <table:table-cell office:value-type="string">
            <text:p>France</text:p>
          </table:table-cell>
          <table:table-cell office:value-type="string">
            <text:p>Les Ajoncs</text:p>
          </table:table-cell>
          <table:table-cell office:value-type="string">
            <text:p>46.7</text:p>
          </table:table-cell>
          <table:table-cell office:value-type="string">
            <text:p>-1.38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EDW</text:p>
          </table:table-cell>
          <table:table-cell office:value-type="string">
            <text:p>Edwards Air Force Base [EDW]</text:p>
          </table:table-cell>
          <table:table-cell office:value-type="string">
            <text:p>United States</text:p>
          </table:table-cell>
          <table:table-cell office:value-type="string">
            <text:p>Edwards Air Force Base</text:p>
          </table:table-cell>
          <table:table-cell office:value-type="string">
            <text:p>34.91</text:p>
          </table:table-cell>
          <table:table-cell office:value-type="string">
            <text:p>-117.88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EFD</text:p>
          </table:table-cell>
          <table:table-cell office:value-type="string">
            <text:p>Houston [EFD]</text:p>
          </table:table-cell>
          <table:table-cell office:value-type="string">
            <text:p>United States</text:p>
          </table:table-cell>
          <table:table-cell office:value-type="string">
            <text:p>Ellington Field</text:p>
          </table:table-cell>
          <table:table-cell office:value-type="string">
            <text:p>29.61</text:p>
          </table:table-cell>
          <table:table-cell office:value-type="string">
            <text:p>-95.16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EFL</text:p>
          </table:table-cell>
          <table:table-cell office:value-type="string">
            <text:p>Keffallinia [EFL]</text:p>
          </table:table-cell>
          <table:table-cell office:value-type="string">
            <text:p>Greece</text:p>
          </table:table-cell>
          <table:table-cell office:value-type="string">
            <text:p>Kefallinia</text:p>
          </table:table-cell>
          <table:table-cell office:value-type="string">
            <text:p>38.12</text:p>
          </table:table-cell>
          <table:table-cell office:value-type="string">
            <text:p>20.5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EGC</text:p>
          </table:table-cell>
          <table:table-cell office:value-type="string">
            <text:p>Bergerac [EGC]</text:p>
          </table:table-cell>
          <table:table-cell office:value-type="string">
            <text:p>France</text:p>
          </table:table-cell>
          <table:table-cell office:value-type="string">
            <text:p>Roumaniere</text:p>
          </table:table-cell>
          <table:table-cell office:value-type="string">
            <text:p>44.83</text:p>
          </table:table-cell>
          <table:table-cell office:value-type="string">
            <text:p>0.52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EGP</text:p>
          </table:table-cell>
          <table:table-cell office:value-type="string">
            <text:p>Eagle Pass [EGP]</text:p>
          </table:table-cell>
          <table:table-cell office:value-type="string">
            <text:p>United States</text:p>
          </table:table-cell>
          <table:table-cell office:value-type="string">
            <text:p>Eagle Pass Municipal</text:p>
          </table:table-cell>
          <table:table-cell office:value-type="string">
            <text:p>28.7</text:p>
          </table:table-cell>
          <table:table-cell office:value-type="string">
            <text:p>-100.48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EGS</text:p>
          </table:table-cell>
          <table:table-cell office:value-type="string">
            <text:p>Egilsstadir [EGS]</text:p>
          </table:table-cell>
          <table:table-cell office:value-type="string">
            <text:p>Iceland</text:p>
          </table:table-cell>
          <table:table-cell office:value-type="string">
            <text:p>Egilsstadir</text:p>
          </table:table-cell>
          <table:table-cell office:value-type="string">
            <text:p>65.28</text:p>
          </table:table-cell>
          <table:table-cell office:value-type="string">
            <text:p>-14.4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EHL</text:p>
          </table:table-cell>
          <table:table-cell office:value-type="string">
            <text:p>El Bolson [EHL]</text:p>
          </table:table-cell>
          <table:table-cell office:value-type="string">
            <text:p>Argentina</text:p>
          </table:table-cell>
          <table:table-cell office:value-type="string">
            <text:p>El Bolson</text:p>
          </table:table-cell>
          <table:table-cell office:value-type="string">
            <text:p>-41.94</text:p>
          </table:table-cell>
          <table:table-cell office:value-type="string">
            <text:p>-71.53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EHM</text:p>
          </table:table-cell>
          <table:table-cell office:value-type="string">
            <text:p>Cape Newenham [EHM]</text:p>
          </table:table-cell>
          <table:table-cell office:value-type="string">
            <text:p>United States</text:p>
          </table:table-cell>
          <table:table-cell office:value-type="string">
            <text:p>Cape Newenham Lrrs</text:p>
          </table:table-cell>
          <table:table-cell office:value-type="string">
            <text:p>58.65</text:p>
          </table:table-cell>
          <table:table-cell office:value-type="string">
            <text:p>-162.06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EIL</text:p>
          </table:table-cell>
          <table:table-cell office:value-type="string">
            <text:p>Fairbanks [EIL]</text:p>
          </table:table-cell>
          <table:table-cell office:value-type="string">
            <text:p>United States</text:p>
          </table:table-cell>
          <table:table-cell office:value-type="string">
            <text:p>Eielson Air Force Base</text:p>
          </table:table-cell>
          <table:table-cell office:value-type="string">
            <text:p>64.67</text:p>
          </table:table-cell>
          <table:table-cell office:value-type="string">
            <text:p>-147.1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EIN</text:p>
          </table:table-cell>
          <table:table-cell office:value-type="string">
            <text:p>Eindhoven [EIN]</text:p>
          </table:table-cell>
          <table:table-cell office:value-type="string">
            <text:p>Netherlands</text:p>
          </table:table-cell>
          <table:table-cell office:value-type="string">
            <text:p>Eindhoven</text:p>
          </table:table-cell>
          <table:table-cell office:value-type="string">
            <text:p>51.45</text:p>
          </table:table-cell>
          <table:table-cell office:value-type="string">
            <text:p>5.37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EIS</text:p>
          </table:table-cell>
          <table:table-cell office:value-type="string">
            <text:p>Roadtown/Beef Island [EIS]</text:p>
          </table:table-cell>
          <table:table-cell office:value-type="string">
            <text:p>Virgin Islands</text:p>
          </table:table-cell>
          <table:table-cell office:value-type="string">
            <text:p>Terrance B Lettsome International</text:p>
          </table:table-cell>
          <table:table-cell office:value-type="string">
            <text:p>18.44</text:p>
          </table:table-cell>
          <table:table-cell office:value-type="string">
            <text:p>-64.54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EJA</text:p>
          </table:table-cell>
          <table:table-cell office:value-type="string">
            <text:p>Barrancabermeja [EJA]</text:p>
          </table:table-cell>
          <table:table-cell office:value-type="string">
            <text:p>Colombia</text:p>
          </table:table-cell>
          <table:table-cell office:value-type="string">
            <text:p>Yariguies</text:p>
          </table:table-cell>
          <table:table-cell office:value-type="string">
            <text:p>7.02</text:p>
          </table:table-cell>
          <table:table-cell office:value-type="string">
            <text:p>-73.81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EJH</text:p>
          </table:table-cell>
          <table:table-cell office:value-type="string">
            <text:p>Wejh [EJH]</text:p>
          </table:table-cell>
          <table:table-cell office:value-type="string">
            <text:p>Saudi Arabia</text:p>
          </table:table-cell>
          <table:table-cell office:value-type="string">
            <text:p>Wejh</text:p>
          </table:table-cell>
          <table:table-cell office:value-type="string">
            <text:p>26.2</text:p>
          </table:table-cell>
          <table:table-cell office:value-type="string">
            <text:p>36.48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EKN</text:p>
          </table:table-cell>
          <table:table-cell office:value-type="string">
            <text:p>Elkins [EKN]</text:p>
          </table:table-cell>
          <table:table-cell office:value-type="string">
            <text:p>United States</text:p>
          </table:table-cell>
          <table:table-cell office:value-type="string">
            <text:p>Elkins Randolph County Jennings Randolph</text:p>
          </table:table-cell>
          <table:table-cell office:value-type="string">
            <text:p>38.89</text:p>
          </table:table-cell>
          <table:table-cell office:value-type="string">
            <text:p>-79.86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ELD</text:p>
          </table:table-cell>
          <table:table-cell office:value-type="string">
            <text:p>El Dorado [ELD]</text:p>
          </table:table-cell>
          <table:table-cell office:value-type="string">
            <text:p>United States</text:p>
          </table:table-cell>
          <table:table-cell office:value-type="string">
            <text:p>South Arkansas Regional At Goodwin Field</text:p>
          </table:table-cell>
          <table:table-cell office:value-type="string">
            <text:p>33.22</text:p>
          </table:table-cell>
          <table:table-cell office:value-type="string">
            <text:p>-92.81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ELF</text:p>
          </table:table-cell>
          <table:table-cell office:value-type="string">
            <text:p>El Fasher [ELF]</text:p>
          </table:table-cell>
          <table:table-cell office:value-type="string">
            <text:p>Sudan</text:p>
          </table:table-cell>
          <table:table-cell office:value-type="string">
            <text:p>El Fasher</text:p>
          </table:table-cell>
          <table:table-cell office:value-type="string">
            <text:p>13.62</text:p>
          </table:table-cell>
          <table:table-cell office:value-type="string">
            <text:p>25.32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ELG</text:p>
          </table:table-cell>
          <table:table-cell office:value-type="string">
            <text:p>El Golea [ELG]</text:p>
          </table:table-cell>
          <table:table-cell office:value-type="string">
            <text:p>Algeria</text:p>
          </table:table-cell>
          <table:table-cell office:value-type="string">
            <text:p>El Golea</text:p>
          </table:table-cell>
          <table:table-cell office:value-type="string">
            <text:p>30.57</text:p>
          </table:table-cell>
          <table:table-cell office:value-type="string">
            <text:p>2.86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ELH</text:p>
          </table:table-cell>
          <table:table-cell office:value-type="string">
            <text:p>North Eleuthera [ELH]</text:p>
          </table:table-cell>
          <table:table-cell office:value-type="string">
            <text:p>Bahamas</text:p>
          </table:table-cell>
          <table:table-cell office:value-type="string">
            <text:p>North Eleuthera</text:p>
          </table:table-cell>
          <table:table-cell office:value-type="string">
            <text:p>25.48</text:p>
          </table:table-cell>
          <table:table-cell office:value-type="string">
            <text:p>-76.68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ELL</text:p>
          </table:table-cell>
          <table:table-cell office:value-type="string">
            <text:p>Ellisras [ELL]</text:p>
          </table:table-cell>
          <table:table-cell office:value-type="string">
            <text:p>South Africa</text:p>
          </table:table-cell>
          <table:table-cell office:value-type="string">
            <text:p>Ellisras</text:p>
          </table:table-cell>
          <table:table-cell office:value-type="string">
            <text:p>-23.73</text:p>
          </table:table-cell>
          <table:table-cell office:value-type="string">
            <text:p>27.69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ELP</text:p>
          </table:table-cell>
          <table:table-cell office:value-type="string">
            <text:p>El Paso [ELP]</text:p>
          </table:table-cell>
          <table:table-cell office:value-type="string">
            <text:p>United States</text:p>
          </table:table-cell>
          <table:table-cell office:value-type="string">
            <text:p>El Paso International</text:p>
          </table:table-cell>
          <table:table-cell office:value-type="string">
            <text:p>31.81</text:p>
          </table:table-cell>
          <table:table-cell office:value-type="string">
            <text:p>-106.38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ELQ</text:p>
          </table:table-cell>
          <table:table-cell office:value-type="string">
            <text:p>Gassim [ELQ]</text:p>
          </table:table-cell>
          <table:table-cell office:value-type="string">
            <text:p>Saudi Arabia</text:p>
          </table:table-cell>
          <table:table-cell office:value-type="string">
            <text:p>Gassim</text:p>
          </table:table-cell>
          <table:table-cell office:value-type="string">
            <text:p>26.3</text:p>
          </table:table-cell>
          <table:table-cell office:value-type="string">
            <text:p>43.77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ELS</text:p>
          </table:table-cell>
          <table:table-cell office:value-type="string">
            <text:p>East London [ELS]</text:p>
          </table:table-cell>
          <table:table-cell office:value-type="string">
            <text:p>South Africa</text:p>
          </table:table-cell>
          <table:table-cell office:value-type="string">
            <text:p>East London</text:p>
          </table:table-cell>
          <table:table-cell office:value-type="string">
            <text:p>-33.04</text:p>
          </table:table-cell>
          <table:table-cell office:value-type="string">
            <text:p>27.83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ELT</text:p>
          </table:table-cell>
          <table:table-cell office:value-type="string">
            <text:p>El-Tor [ELT]</text:p>
          </table:table-cell>
          <table:table-cell office:value-type="string">
            <text:p>Egypt</text:p>
          </table:table-cell>
          <table:table-cell office:value-type="string">
            <text:p>El Tor</text:p>
          </table:table-cell>
          <table:table-cell office:value-type="string">
            <text:p>28.21</text:p>
          </table:table-cell>
          <table:table-cell office:value-type="string">
            <text:p>33.65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EMA</text:p>
          </table:table-cell>
          <table:table-cell office:value-type="string">
            <text:p>East Midlands [EMA]</text:p>
          </table:table-cell>
          <table:table-cell office:value-type="string">
            <text:p>United Kingdom</text:p>
          </table:table-cell>
          <table:table-cell office:value-type="string">
            <text:p>East Midlands</text:p>
          </table:table-cell>
          <table:table-cell office:value-type="string">
            <text:p>52.83</text:p>
          </table:table-cell>
          <table:table-cell office:value-type="string">
            <text:p>-1.33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EME</text:p>
          </table:table-cell>
          <table:table-cell office:value-type="string">
            <text:p>Emden [EME]</text:p>
          </table:table-cell>
          <table:table-cell office:value-type="string">
            <text:p>Germany</text:p>
          </table:table-cell>
          <table:table-cell office:value-type="string">
            <text:p>Emden</text:p>
          </table:table-cell>
          <table:table-cell office:value-type="string">
            <text:p>53.39</text:p>
          </table:table-cell>
          <table:table-cell office:value-type="string">
            <text:p>7.23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EMN</text:p>
          </table:table-cell>
          <table:table-cell office:value-type="string">
            <text:p>Nema [EMN]</text:p>
          </table:table-cell>
          <table:table-cell office:value-type="string">
            <text:p>Mauritania</text:p>
          </table:table-cell>
          <table:table-cell office:value-type="string">
            <text:p>Nema</text:p>
          </table:table-cell>
          <table:table-cell office:value-type="string">
            <text:p>16.62</text:p>
          </table:table-cell>
          <table:table-cell office:value-type="string">
            <text:p>-7.31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EMX</text:p>
          </table:table-cell>
          <table:table-cell office:value-type="string">
            <text:p>El Maiten [EMX]</text:p>
          </table:table-cell>
          <table:table-cell office:value-type="string">
            <text:p>Argentina</text:p>
          </table:table-cell>
          <table:table-cell office:value-type="string">
            <text:p>El Maiten</text:p>
          </table:table-cell>
          <table:table-cell office:value-type="string">
            <text:p>-42.03</text:p>
          </table:table-cell>
          <table:table-cell office:value-type="string">
            <text:p>-71.17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ENA</text:p>
          </table:table-cell>
          <table:table-cell office:value-type="string">
            <text:p>Kenai [ENA]</text:p>
          </table:table-cell>
          <table:table-cell office:value-type="string">
            <text:p>United States</text:p>
          </table:table-cell>
          <table:table-cell office:value-type="string">
            <text:p>Kenai Municipal</text:p>
          </table:table-cell>
          <table:table-cell office:value-type="string">
            <text:p>60.57</text:p>
          </table:table-cell>
          <table:table-cell office:value-type="string">
            <text:p>-151.25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ENC</text:p>
          </table:table-cell>
          <table:table-cell office:value-type="string">
            <text:p>Nancy [ENC]</text:p>
          </table:table-cell>
          <table:table-cell office:value-type="string">
            <text:p>France</text:p>
          </table:table-cell>
          <table:table-cell office:value-type="string">
            <text:p>Essey</text:p>
          </table:table-cell>
          <table:table-cell office:value-type="string">
            <text:p>48.69</text:p>
          </table:table-cell>
          <table:table-cell office:value-type="string">
            <text:p>6.23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END</text:p>
          </table:table-cell>
          <table:table-cell office:value-type="string">
            <text:p>Enid [END]</text:p>
          </table:table-cell>
          <table:table-cell office:value-type="string">
            <text:p>United States</text:p>
          </table:table-cell>
          <table:table-cell office:value-type="string">
            <text:p>Vance Air Force Base</text:p>
          </table:table-cell>
          <table:table-cell office:value-type="string">
            <text:p>36.34</text:p>
          </table:table-cell>
          <table:table-cell office:value-type="string">
            <text:p>-97.92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ENE</text:p>
          </table:table-cell>
          <table:table-cell office:value-type="string">
            <text:p>Ende [ENE]</text:p>
          </table:table-cell>
          <table:table-cell office:value-type="string">
            <text:p>Indonesia</text:p>
          </table:table-cell>
          <table:table-cell office:value-type="string">
            <text:p>H Hasan Aroeboesman</text:p>
          </table:table-cell>
          <table:table-cell office:value-type="string">
            <text:p>-8.85</text:p>
          </table:table-cell>
          <table:table-cell office:value-type="string">
            <text:p>121.66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ENF</text:p>
          </table:table-cell>
          <table:table-cell office:value-type="string">
            <text:p>Enontekio [ENF]</text:p>
          </table:table-cell>
          <table:table-cell office:value-type="string">
            <text:p>Finland</text:p>
          </table:table-cell>
          <table:table-cell office:value-type="string">
            <text:p>Enontekio</text:p>
          </table:table-cell>
          <table:table-cell office:value-type="string">
            <text:p>68.36</text:p>
          </table:table-cell>
          <table:table-cell office:value-type="string">
            <text:p>23.42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ENK</text:p>
          </table:table-cell>
          <table:table-cell office:value-type="string">
            <text:p>Enniskillen [ENK]</text:p>
          </table:table-cell>
          <table:table-cell office:value-type="string">
            <text:p>United Kingdom</text:p>
          </table:table-cell>
          <table:table-cell office:value-type="string">
            <text:p>St Angelo</text:p>
          </table:table-cell>
          <table:table-cell office:value-type="string">
            <text:p>54.4</text:p>
          </table:table-cell>
          <table:table-cell office:value-type="string">
            <text:p>-7.65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ENS</text:p>
          </table:table-cell>
          <table:table-cell office:value-type="string">
            <text:p>Enschede [ENS]</text:p>
          </table:table-cell>
          <table:table-cell office:value-type="string">
            <text:p>Netherlands</text:p>
          </table:table-cell>
          <table:table-cell office:value-type="string">
            <text:p>Twenthe</text:p>
          </table:table-cell>
          <table:table-cell office:value-type="string">
            <text:p>52.27</text:p>
          </table:table-cell>
          <table:table-cell office:value-type="string">
            <text:p>6.87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ENU</text:p>
          </table:table-cell>
          <table:table-cell office:value-type="string">
            <text:p>Enugu [ENU]</text:p>
          </table:table-cell>
          <table:table-cell office:value-type="string">
            <text:p>Nigeria</text:p>
          </table:table-cell>
          <table:table-cell office:value-type="string">
            <text:p>Enugu</text:p>
          </table:table-cell>
          <table:table-cell office:value-type="string">
            <text:p>6.47</text:p>
          </table:table-cell>
          <table:table-cell office:value-type="string">
            <text:p>7.56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ENV</text:p>
          </table:table-cell>
          <table:table-cell office:value-type="string">
            <text:p>Wendover [ENV]</text:p>
          </table:table-cell>
          <table:table-cell office:value-type="string">
            <text:p>United States</text:p>
          </table:table-cell>
          <table:table-cell office:value-type="string">
            <text:p>Wendover</text:p>
          </table:table-cell>
          <table:table-cell office:value-type="string">
            <text:p>40.72</text:p>
          </table:table-cell>
          <table:table-cell office:value-type="string">
            <text:p>-114.03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EOH</text:p>
          </table:table-cell>
          <table:table-cell office:value-type="string">
            <text:p>Medellin [EOH]</text:p>
          </table:table-cell>
          <table:table-cell office:value-type="string">
            <text:p>Colombia</text:p>
          </table:table-cell>
          <table:table-cell office:value-type="string">
            <text:p>Olaya Herrera</text:p>
          </table:table-cell>
          <table:table-cell office:value-type="string">
            <text:p>6.22</text:p>
          </table:table-cell>
          <table:table-cell office:value-type="string">
            <text:p>-75.59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EPL</text:p>
          </table:table-cell>
          <table:table-cell office:value-type="string">
            <text:p>Epinal [EPL]</text:p>
          </table:table-cell>
          <table:table-cell office:value-type="string">
            <text:p>France</text:p>
          </table:table-cell>
          <table:table-cell office:value-type="string">
            <text:p>Mirecourt</text:p>
          </table:table-cell>
          <table:table-cell office:value-type="string">
            <text:p>48.32</text:p>
          </table:table-cell>
          <table:table-cell office:value-type="string">
            <text:p>6.07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EQS</text:p>
          </table:table-cell>
          <table:table-cell office:value-type="string">
            <text:p>Esquel [EQS]</text:p>
          </table:table-cell>
          <table:table-cell office:value-type="string">
            <text:p>Argentina</text:p>
          </table:table-cell>
          <table:table-cell office:value-type="string">
            <text:p>Esquel</text:p>
          </table:table-cell>
          <table:table-cell office:value-type="string">
            <text:p>-42.91</text:p>
          </table:table-cell>
          <table:table-cell office:value-type="string">
            <text:p>-71.14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ERC</text:p>
          </table:table-cell>
          <table:table-cell office:value-type="string">
            <text:p>Erzincan [ERC]</text:p>
          </table:table-cell>
          <table:table-cell office:value-type="string">
            <text:p>Turkey</text:p>
          </table:table-cell>
          <table:table-cell office:value-type="string">
            <text:p>Erzincan</text:p>
          </table:table-cell>
          <table:table-cell office:value-type="string">
            <text:p>39.71</text:p>
          </table:table-cell>
          <table:table-cell office:value-type="string">
            <text:p>39.53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ERF</text:p>
          </table:table-cell>
          <table:table-cell office:value-type="string">
            <text:p>Erfurt [ERF]</text:p>
          </table:table-cell>
          <table:table-cell office:value-type="string">
            <text:p>Germany</text:p>
          </table:table-cell>
          <table:table-cell office:value-type="string">
            <text:p>Erfurt</text:p>
          </table:table-cell>
          <table:table-cell office:value-type="string">
            <text:p>50.98</text:p>
          </table:table-cell>
          <table:table-cell office:value-type="string">
            <text:p>10.96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ERH</text:p>
          </table:table-cell>
          <table:table-cell office:value-type="string">
            <text:p>Er-Rachidia [ERH]</text:p>
          </table:table-cell>
          <table:table-cell office:value-type="string">
            <text:p>Morocco</text:p>
          </table:table-cell>
          <table:table-cell office:value-type="string">
            <text:p>Moulay Ali Cherif</text:p>
          </table:table-cell>
          <table:table-cell office:value-type="string">
            <text:p>31.95</text:p>
          </table:table-cell>
          <table:table-cell office:value-type="string">
            <text:p>-4.4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ERZ</text:p>
          </table:table-cell>
          <table:table-cell office:value-type="string">
            <text:p>Erzurum [ERZ]</text:p>
          </table:table-cell>
          <table:table-cell office:value-type="string">
            <text:p>Turkey</text:p>
          </table:table-cell>
          <table:table-cell office:value-type="string">
            <text:p>Erzurum</text:p>
          </table:table-cell>
          <table:table-cell office:value-type="string">
            <text:p>39.96</text:p>
          </table:table-cell>
          <table:table-cell office:value-type="string">
            <text:p>41.17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ESB</text:p>
          </table:table-cell>
          <table:table-cell office:value-type="string">
            <text:p>Ankara [ESB]</text:p>
          </table:table-cell>
          <table:table-cell office:value-type="string">
            <text:p>Turkey</text:p>
          </table:table-cell>
          <table:table-cell office:value-type="string">
            <text:p>Esenboga</text:p>
          </table:table-cell>
          <table:table-cell office:value-type="string">
            <text:p>40.13</text:p>
          </table:table-cell>
          <table:table-cell office:value-type="string">
            <text:p>33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ESE</text:p>
          </table:table-cell>
          <table:table-cell office:value-type="string">
            <text:p>Ensenada [ESE]</text:p>
          </table:table-cell>
          <table:table-cell office:value-type="string">
            <text:p>Mexico</text:p>
          </table:table-cell>
          <table:table-cell office:value-type="string">
            <text:p>General Alberto L Salinas C International</text:p>
          </table:table-cell>
          <table:table-cell office:value-type="string">
            <text:p>31.8</text:p>
          </table:table-cell>
          <table:table-cell office:value-type="string">
            <text:p>-116.6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ESF</text:p>
          </table:table-cell>
          <table:table-cell office:value-type="string">
            <text:p>Alexandria [ESF]</text:p>
          </table:table-cell>
          <table:table-cell office:value-type="string">
            <text:p>United States</text:p>
          </table:table-cell>
          <table:table-cell office:value-type="string">
            <text:p>Esler Regional</text:p>
          </table:table-cell>
          <table:table-cell office:value-type="string">
            <text:p>31.39</text:p>
          </table:table-cell>
          <table:table-cell office:value-type="string">
            <text:p>-92.3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ESH</text:p>
          </table:table-cell>
          <table:table-cell office:value-type="string">
            <text:p>Shoreham By Sea [ESH]</text:p>
          </table:table-cell>
          <table:table-cell office:value-type="string">
            <text:p>United Kingdom</text:p>
          </table:table-cell>
          <table:table-cell office:value-type="string">
            <text:p>Shoreham</text:p>
          </table:table-cell>
          <table:table-cell office:value-type="string">
            <text:p>50.84</text:p>
          </table:table-cell>
          <table:table-cell office:value-type="string">
            <text:p>-0.3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ESK</text:p>
          </table:table-cell>
          <table:table-cell office:value-type="string">
            <text:p>Eskisehir [ESK]</text:p>
          </table:table-cell>
          <table:table-cell office:value-type="string">
            <text:p>Turkey</text:p>
          </table:table-cell>
          <table:table-cell office:value-type="string">
            <text:p>Eskisehir</text:p>
          </table:table-cell>
          <table:table-cell office:value-type="string">
            <text:p>39.78</text:p>
          </table:table-cell>
          <table:table-cell office:value-type="string">
            <text:p>30.58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ESS</text:p>
          </table:table-cell>
          <table:table-cell office:value-type="string">
            <text:p>Essen [ESS]</text:p>
          </table:table-cell>
          <table:table-cell office:value-type="string">
            <text:p>Germany</text:p>
          </table:table-cell>
          <table:table-cell office:value-type="string">
            <text:p>Essen Mulheim</text:p>
          </table:table-cell>
          <table:table-cell office:value-type="string">
            <text:p>51.4</text:p>
          </table:table-cell>
          <table:table-cell office:value-type="string">
            <text:p>6.94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ETH</text:p>
          </table:table-cell>
          <table:table-cell office:value-type="string">
            <text:p>Elat [ETH]</text:p>
          </table:table-cell>
          <table:table-cell office:value-type="string">
            <text:p>Israel</text:p>
          </table:table-cell>
          <table:table-cell office:value-type="string">
            <text:p>Eilat</text:p>
          </table:table-cell>
          <table:table-cell office:value-type="string">
            <text:p>29.56</text:p>
          </table:table-cell>
          <table:table-cell office:value-type="string">
            <text:p>34.96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ETZ</text:p>
          </table:table-cell>
          <table:table-cell office:value-type="string">
            <text:p>Metz [ETZ]</text:p>
          </table:table-cell>
          <table:table-cell office:value-type="string">
            <text:p>France</text:p>
          </table:table-cell>
          <table:table-cell office:value-type="string">
            <text:p>Metz Nancy Lorraine</text:p>
          </table:table-cell>
          <table:table-cell office:value-type="string">
            <text:p>48.98</text:p>
          </table:table-cell>
          <table:table-cell office:value-type="string">
            <text:p>6.25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EUX</text:p>
          </table:table-cell>
          <table:table-cell office:value-type="string">
            <text:p>Oranjestad [EUX]</text:p>
          </table:table-cell>
          <table:table-cell office:value-type="string">
            <text:p>Antilles</text:p>
          </table:table-cell>
          <table:table-cell office:value-type="string">
            <text:p>F D Roosevelt</text:p>
          </table:table-cell>
          <table:table-cell office:value-type="string">
            <text:p>17.5</text:p>
          </table:table-cell>
          <table:table-cell office:value-type="string">
            <text:p>-62.98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EVE</text:p>
          </table:table-cell>
          <table:table-cell office:value-type="string">
            <text:p>Evenes [EVE]</text:p>
          </table:table-cell>
          <table:table-cell office:value-type="string">
            <text:p>Norway</text:p>
          </table:table-cell>
          <table:table-cell office:value-type="string">
            <text:p>Evenes</text:p>
          </table:table-cell>
          <table:table-cell office:value-type="string">
            <text:p>68.49</text:p>
          </table:table-cell>
          <table:table-cell office:value-type="string">
            <text:p>16.68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EVG</text:p>
          </table:table-cell>
          <table:table-cell office:value-type="string">
            <text:p>Sveg [EVG]</text:p>
          </table:table-cell>
          <table:table-cell office:value-type="string">
            <text:p>Sweden</text:p>
          </table:table-cell>
          <table:table-cell office:value-type="string">
            <text:p>Sveg</text:p>
          </table:table-cell>
          <table:table-cell office:value-type="string">
            <text:p>62.05</text:p>
          </table:table-cell>
          <table:table-cell office:value-type="string">
            <text:p>14.42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EVN</text:p>
          </table:table-cell>
          <table:table-cell office:value-type="string">
            <text:p>Yerevan [EVN]</text:p>
          </table:table-cell>
          <table:table-cell office:value-type="string">
            <text:p>Armenia</text:p>
          </table:table-cell>
          <table:table-cell office:value-type="string">
            <text:p>Zvartnots</text:p>
          </table:table-cell>
          <table:table-cell office:value-type="string">
            <text:p>40.15</text:p>
          </table:table-cell>
          <table:table-cell office:value-type="string">
            <text:p>44.4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EWN</text:p>
          </table:table-cell>
          <table:table-cell office:value-type="string">
            <text:p>New Bern [EWN]</text:p>
          </table:table-cell>
          <table:table-cell office:value-type="string">
            <text:p>United States</text:p>
          </table:table-cell>
          <table:table-cell office:value-type="string">
            <text:p>Craven County Regional</text:p>
          </table:table-cell>
          <table:table-cell office:value-type="string">
            <text:p>35.07</text:p>
          </table:table-cell>
          <table:table-cell office:value-type="string">
            <text:p>-77.04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EWR</text:p>
          </table:table-cell>
          <table:table-cell office:value-type="string">
            <text:p>Newark [EWR]</text:p>
          </table:table-cell>
          <table:table-cell office:value-type="string">
            <text:p>United States</text:p>
          </table:table-cell>
          <table:table-cell office:value-type="string">
            <text:p>Newark Liberty International</text:p>
          </table:table-cell>
          <table:table-cell office:value-type="string">
            <text:p>40.69</text:p>
          </table:table-cell>
          <table:table-cell office:value-type="string">
            <text:p>-74.17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EXT</text:p>
          </table:table-cell>
          <table:table-cell office:value-type="string">
            <text:p>Exeter [EXT]</text:p>
          </table:table-cell>
          <table:table-cell office:value-type="string">
            <text:p>United Kingdom</text:p>
          </table:table-cell>
          <table:table-cell office:value-type="string">
            <text:p>Exeter</text:p>
          </table:table-cell>
          <table:table-cell office:value-type="string">
            <text:p>50.73</text:p>
          </table:table-cell>
          <table:table-cell office:value-type="string">
            <text:p>-3.41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EYW</text:p>
          </table:table-cell>
          <table:table-cell office:value-type="string">
            <text:p>Key West [EYW]</text:p>
          </table:table-cell>
          <table:table-cell office:value-type="string">
            <text:p>United States</text:p>
          </table:table-cell>
          <table:table-cell office:value-type="string">
            <text:p>Key West International</text:p>
          </table:table-cell>
          <table:table-cell office:value-type="string">
            <text:p>24.56</text:p>
          </table:table-cell>
          <table:table-cell office:value-type="string">
            <text:p>-81.76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EZE</text:p>
          </table:table-cell>
          <table:table-cell office:value-type="string">
            <text:p>Buenos Aires [EZE]</text:p>
          </table:table-cell>
          <table:table-cell office:value-type="string">
            <text:p>Argentina</text:p>
          </table:table-cell>
          <table:table-cell office:value-type="string">
            <text:p>Ministro Pistarini International Airport</text:p>
          </table:table-cell>
          <table:table-cell office:value-type="string">
            <text:p>-34.82</text:p>
          </table:table-cell>
          <table:table-cell office:value-type="string">
            <text:p>-58.54</text:p>
          </table:table-cell>
          <table:table-cell office:value-type="string">
            <text:p>degrees N and E</text:p>
          </table:table-cell>
          <table:table-cell office:value-type="string">
            <text:p>amee/defra 2008</text:p>
          </table:table-cell>
        </table:table-row>
        <table:table-row table:style-name="ro1">
          <table:table-cell office:value-type="string">
            <text:p>EZS</text:p>
          </table:table-cell>
          <table:table-cell office:value-type="string">
            <text:p>Elazig [EZS]</text:p>
          </table:table-cell>
          <table:table-cell office:value-type="string">
            <text:p>Turkey</text:p>
          </table:table-cell>
          <table:table-cell office:value-type="string">
            <text:p>Elazig</text:p>
          </table:table-cell>
          <table:table-cell office:value-type="string">
            <text:p>38.61</text:p>
          </table:table-cell>
          <table:table-cell office:value-type="string">
            <text:p>39.29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FAA</text:p>
          </table:table-cell>
          <table:table-cell office:value-type="string">
            <text:p>Faranah [FAA]</text:p>
          </table:table-cell>
          <table:table-cell office:value-type="string">
            <text:p>Guinea</text:p>
          </table:table-cell>
          <table:table-cell office:value-type="string">
            <text:p>Faranah</text:p>
          </table:table-cell>
          <table:table-cell office:value-type="string">
            <text:p>10.04</text:p>
          </table:table-cell>
          <table:table-cell office:value-type="string">
            <text:p>-10.77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FAB</text:p>
          </table:table-cell>
          <table:table-cell office:value-type="string">
            <text:p>Farnborough [FAB]</text:p>
          </table:table-cell>
          <table:table-cell office:value-type="string">
            <text:p>United Kingdom</text:p>
          </table:table-cell>
          <table:table-cell office:value-type="string">
            <text:p>Farnborough</text:p>
          </table:table-cell>
          <table:table-cell office:value-type="string">
            <text:p>51.28</text:p>
          </table:table-cell>
          <table:table-cell office:value-type="string">
            <text:p>-0.78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FAE</text:p>
          </table:table-cell>
          <table:table-cell office:value-type="string">
            <text:p>Vagar [FAE]</text:p>
          </table:table-cell>
          <table:table-cell office:value-type="string">
            <text:p>Faroe Islands</text:p>
          </table:table-cell>
          <table:table-cell office:value-type="string">
            <text:p>Vagar</text:p>
          </table:table-cell>
          <table:table-cell office:value-type="string">
            <text:p>62.06</text:p>
          </table:table-cell>
          <table:table-cell office:value-type="string">
            <text:p>-7.28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FAF</text:p>
          </table:table-cell>
          <table:table-cell office:value-type="string">
            <text:p>Fort Eustis [FAF]</text:p>
          </table:table-cell>
          <table:table-cell office:value-type="string">
            <text:p>United States</text:p>
          </table:table-cell>
          <table:table-cell office:value-type="string">
            <text:p>Felker Army Air Field</text:p>
          </table:table-cell>
          <table:table-cell office:value-type="string">
            <text:p>37.13</text:p>
          </table:table-cell>
          <table:table-cell office:value-type="string">
            <text:p>-76.61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FAI</text:p>
          </table:table-cell>
          <table:table-cell office:value-type="string">
            <text:p>Fairbanks [FAI]</text:p>
          </table:table-cell>
          <table:table-cell office:value-type="string">
            <text:p>United States</text:p>
          </table:table-cell>
          <table:table-cell office:value-type="string">
            <text:p>Fairbanks International</text:p>
          </table:table-cell>
          <table:table-cell office:value-type="string">
            <text:p>64.82</text:p>
          </table:table-cell>
          <table:table-cell office:value-type="string">
            <text:p>-147.86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FAJ</text:p>
          </table:table-cell>
          <table:table-cell office:value-type="string">
            <text:p>Fajardo [FAJ]</text:p>
          </table:table-cell>
          <table:table-cell office:value-type="string">
            <text:p>Puerto Rico</text:p>
          </table:table-cell>
          <table:table-cell office:value-type="string">
            <text:p>Diego Jimenez Torres</text:p>
          </table:table-cell>
          <table:table-cell office:value-type="string">
            <text:p>18.31</text:p>
          </table:table-cell>
          <table:table-cell office:value-type="string">
            <text:p>-65.66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FAN</text:p>
          </table:table-cell>
          <table:table-cell office:value-type="string">
            <text:p>Lista [FAN]</text:p>
          </table:table-cell>
          <table:table-cell office:value-type="string">
            <text:p>Norway</text:p>
          </table:table-cell>
          <table:table-cell office:value-type="string">
            <text:p>Lista</text:p>
          </table:table-cell>
          <table:table-cell office:value-type="string">
            <text:p>58.1</text:p>
          </table:table-cell>
          <table:table-cell office:value-type="string">
            <text:p>6.63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FAO</text:p>
          </table:table-cell>
          <table:table-cell office:value-type="string">
            <text:p>Faro [FAO]</text:p>
          </table:table-cell>
          <table:table-cell office:value-type="string">
            <text:p>Portugal</text:p>
          </table:table-cell>
          <table:table-cell office:value-type="string">
            <text:p>Faro</text:p>
          </table:table-cell>
          <table:table-cell office:value-type="string">
            <text:p>37.01</text:p>
          </table:table-cell>
          <table:table-cell office:value-type="string">
            <text:p>-7.97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FAT</text:p>
          </table:table-cell>
          <table:table-cell office:value-type="string">
            <text:p>Fresno [FAT]</text:p>
          </table:table-cell>
          <table:table-cell office:value-type="string">
            <text:p>United States</text:p>
          </table:table-cell>
          <table:table-cell office:value-type="string">
            <text:p>Fresno Yosemite International</text:p>
          </table:table-cell>
          <table:table-cell office:value-type="string">
            <text:p>36.78</text:p>
          </table:table-cell>
          <table:table-cell office:value-type="string">
            <text:p>-119.72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FAV</text:p>
          </table:table-cell>
          <table:table-cell office:value-type="string">
            <text:p>Fakarava [FAV]</text:p>
          </table:table-cell>
          <table:table-cell office:value-type="string">
            <text:p>French Polynesia</text:p>
          </table:table-cell>
          <table:table-cell office:value-type="string">
            <text:p>Fakarava</text:p>
          </table:table-cell>
          <table:table-cell office:value-type="string">
            <text:p>-16.05</text:p>
          </table:table-cell>
          <table:table-cell office:value-type="string">
            <text:p>-145.66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FBK</text:p>
          </table:table-cell>
          <table:table-cell office:value-type="string">
            <text:p>Fort Wainwright [FBK]</text:p>
          </table:table-cell>
          <table:table-cell office:value-type="string">
            <text:p>United States</text:p>
          </table:table-cell>
          <table:table-cell office:value-type="string">
            <text:p>Wainwright Army Air Field</text:p>
          </table:table-cell>
          <table:table-cell office:value-type="string">
            <text:p>64.84</text:p>
          </table:table-cell>
          <table:table-cell office:value-type="string">
            <text:p>-147.61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FBM</text:p>
          </table:table-cell>
          <table:table-cell office:value-type="string">
            <text:p>Lubumashi [FBM]</text:p>
          </table:table-cell>
          <table:table-cell office:value-type="string">
            <text:p>Zaire</text:p>
          </table:table-cell>
          <table:table-cell office:value-type="string">
            <text:p>Lubumbashi International</text:p>
          </table:table-cell>
          <table:table-cell office:value-type="string">
            <text:p>-11.59</text:p>
          </table:table-cell>
          <table:table-cell office:value-type="string">
            <text:p>27.53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FBU</text:p>
          </table:table-cell>
          <table:table-cell office:value-type="string">
            <text:p>Oslo [FBU]</text:p>
          </table:table-cell>
          <table:table-cell office:value-type="string">
            <text:p>Norway</text:p>
          </table:table-cell>
          <table:table-cell office:value-type="string">
            <text:p>Oslo Fornebu</text:p>
          </table:table-cell>
          <table:table-cell office:value-type="string">
            <text:p>59.9</text:p>
          </table:table-cell>
          <table:table-cell office:value-type="string">
            <text:p>10.62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FCO</text:p>
          </table:table-cell>
          <table:table-cell office:value-type="string">
            <text:p>Rome [FCO]</text:p>
          </table:table-cell>
          <table:table-cell office:value-type="string">
            <text:p>Italy</text:p>
          </table:table-cell>
          <table:table-cell office:value-type="string">
            <text:p>Fiumicino</text:p>
          </table:table-cell>
          <table:table-cell office:value-type="string">
            <text:p>41.81</text:p>
          </table:table-cell>
          <table:table-cell office:value-type="string">
            <text:p>12.25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FCS</text:p>
          </table:table-cell>
          <table:table-cell office:value-type="string">
            <text:p>Fort Carson [FCS]</text:p>
          </table:table-cell>
          <table:table-cell office:value-type="string">
            <text:p>United States</text:p>
          </table:table-cell>
          <table:table-cell office:value-type="string">
            <text:p>Butts Army Air Field</text:p>
          </table:table-cell>
          <table:table-cell office:value-type="string">
            <text:p>38.68</text:p>
          </table:table-cell>
          <table:table-cell office:value-type="string">
            <text:p>-104.76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FDF</text:p>
          </table:table-cell>
          <table:table-cell office:value-type="string">
            <text:p>Fort-De-France [FDF]</text:p>
          </table:table-cell>
          <table:table-cell office:value-type="string">
            <text:p>Antilles</text:p>
          </table:table-cell>
          <table:table-cell office:value-type="string">
            <text:p>Le Lamentin</text:p>
          </table:table-cell>
          <table:table-cell office:value-type="string">
            <text:p>14.59</text:p>
          </table:table-cell>
          <table:table-cell office:value-type="string">
            <text:p>-61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FDH</text:p>
          </table:table-cell>
          <table:table-cell office:value-type="string">
            <text:p>Friedrichshafen [FDH]</text:p>
          </table:table-cell>
          <table:table-cell office:value-type="string">
            <text:p>Germany</text:p>
          </table:table-cell>
          <table:table-cell office:value-type="string">
            <text:p>Friedrichshafen</text:p>
          </table:table-cell>
          <table:table-cell office:value-type="string">
            <text:p>47.67</text:p>
          </table:table-cell>
          <table:table-cell office:value-type="string">
            <text:p>9.51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FDU</text:p>
          </table:table-cell>
          <table:table-cell office:value-type="string">
            <text:p>Bandoundu [FDU]</text:p>
          </table:table-cell>
          <table:table-cell office:value-type="string">
            <text:p>Zaire</text:p>
          </table:table-cell>
          <table:table-cell office:value-type="string">
            <text:p>Bandundu</text:p>
          </table:table-cell>
          <table:table-cell office:value-type="string">
            <text:p>-3.31</text:p>
          </table:table-cell>
          <table:table-cell office:value-type="string">
            <text:p>17.38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FEL</text:p>
          </table:table-cell>
          <table:table-cell office:value-type="string">
            <text:p>Fuerstenfeldbruck [FEL]</text:p>
          </table:table-cell>
          <table:table-cell office:value-type="string">
            <text:p>Germany</text:p>
          </table:table-cell>
          <table:table-cell office:value-type="string">
            <text:p>Furstenfeldbruck</text:p>
          </table:table-cell>
          <table:table-cell office:value-type="string">
            <text:p>48.21</text:p>
          </table:table-cell>
          <table:table-cell office:value-type="string">
            <text:p>11.27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FEN</text:p>
          </table:table-cell>
          <table:table-cell office:value-type="string">
            <text:p>Fernando Do Noronha [FEN]</text:p>
          </table:table-cell>
          <table:table-cell office:value-type="string">
            <text:p>Brazil</text:p>
          </table:table-cell>
          <table:table-cell office:value-type="string">
            <text:p>Fernando De Noronha</text:p>
          </table:table-cell>
          <table:table-cell office:value-type="string">
            <text:p>-3.85</text:p>
          </table:table-cell>
          <table:table-cell office:value-type="string">
            <text:p>-32.42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FEZ</text:p>
          </table:table-cell>
          <table:table-cell office:value-type="string">
            <text:p>Fez [FEZ]</text:p>
          </table:table-cell>
          <table:table-cell office:value-type="string">
            <text:p>Morocco</text:p>
          </table:table-cell>
          <table:table-cell office:value-type="string">
            <text:p>Saiss</text:p>
          </table:table-cell>
          <table:table-cell office:value-type="string">
            <text:p>33.93</text:p>
          </table:table-cell>
          <table:table-cell office:value-type="string">
            <text:p>-4.98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FFD</text:p>
          </table:table-cell>
          <table:table-cell office:value-type="string">
            <text:p>Fairford [FFD]</text:p>
          </table:table-cell>
          <table:table-cell office:value-type="string">
            <text:p>United Kingdom</text:p>
          </table:table-cell>
          <table:table-cell office:value-type="string">
            <text:p>Fairford</text:p>
          </table:table-cell>
          <table:table-cell office:value-type="string">
            <text:p>51.68</text:p>
          </table:table-cell>
          <table:table-cell office:value-type="string">
            <text:p>-1.79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FFO</text:p>
          </table:table-cell>
          <table:table-cell office:value-type="string">
            <text:p>Dayton [FFO]</text:p>
          </table:table-cell>
          <table:table-cell office:value-type="string">
            <text:p>United States</text:p>
          </table:table-cell>
          <table:table-cell office:value-type="string">
            <text:p>Wright Patterson Air Force Base</text:p>
          </table:table-cell>
          <table:table-cell office:value-type="string">
            <text:p>39.83</text:p>
          </table:table-cell>
          <table:table-cell office:value-type="string">
            <text:p>-84.05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FHU</text:p>
          </table:table-cell>
          <table:table-cell office:value-type="string">
            <text:p>Fort Huachuca [FHU]</text:p>
          </table:table-cell>
          <table:table-cell office:value-type="string">
            <text:p>United States</text:p>
          </table:table-cell>
          <table:table-cell office:value-type="string">
            <text:p>Sierra Vista Municipal/Libby Army Air Field</text:p>
          </table:table-cell>
          <table:table-cell office:value-type="string">
            <text:p>31.59</text:p>
          </table:table-cell>
          <table:table-cell office:value-type="string">
            <text:p>-110.34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FIG</text:p>
          </table:table-cell>
          <table:table-cell office:value-type="string">
            <text:p>Fira [FIG]</text:p>
          </table:table-cell>
          <table:table-cell office:value-type="string">
            <text:p>Guinea</text:p>
          </table:table-cell>
          <table:table-cell office:value-type="string">
            <text:p>Fria</text:p>
          </table:table-cell>
          <table:table-cell office:value-type="string">
            <text:p>10.35</text:p>
          </table:table-cell>
          <table:table-cell office:value-type="string">
            <text:p>-13.57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FIH</text:p>
          </table:table-cell>
          <table:table-cell office:value-type="string">
            <text:p>Kinshasa [FIH]</text:p>
          </table:table-cell>
          <table:table-cell office:value-type="string">
            <text:p>Zaire</text:p>
          </table:table-cell>
          <table:table-cell office:value-type="string">
            <text:p>Kinshasa Ndjili International</text:p>
          </table:table-cell>
          <table:table-cell office:value-type="string">
            <text:p>-4.39</text:p>
          </table:table-cell>
          <table:table-cell office:value-type="string">
            <text:p>15.44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FJR</text:p>
          </table:table-cell>
          <table:table-cell office:value-type="string">
            <text:p>Fujeirah [FJR]</text:p>
          </table:table-cell>
          <table:table-cell office:value-type="string">
            <text:p>United Arab Emirates</text:p>
          </table:table-cell>
          <table:table-cell office:value-type="string">
            <text:p>Fujairah International</text:p>
          </table:table-cell>
          <table:table-cell office:value-type="string">
            <text:p>25.11</text:p>
          </table:table-cell>
          <table:table-cell office:value-type="string">
            <text:p>56.32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FKI</text:p>
          </table:table-cell>
          <table:table-cell office:value-type="string">
            <text:p>Kisangani [FKI]</text:p>
          </table:table-cell>
          <table:table-cell office:value-type="string">
            <text:p>Zaire</text:p>
          </table:table-cell>
          <table:table-cell office:value-type="string">
            <text:p>Kisangani Simisini</text:p>
          </table:table-cell>
          <table:table-cell office:value-type="string">
            <text:p>0.52</text:p>
          </table:table-cell>
          <table:table-cell office:value-type="string">
            <text:p>25.16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FLA</text:p>
          </table:table-cell>
          <table:table-cell office:value-type="string">
            <text:p>Florencia [FLA]</text:p>
          </table:table-cell>
          <table:table-cell office:value-type="string">
            <text:p>Colombia</text:p>
          </table:table-cell>
          <table:table-cell office:value-type="string">
            <text:p>Gustavo Artunduaga Paredes</text:p>
          </table:table-cell>
          <table:table-cell office:value-type="string">
            <text:p>1.59</text:p>
          </table:table-cell>
          <table:table-cell office:value-type="string">
            <text:p>-75.56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FLL</text:p>
          </table:table-cell>
          <table:table-cell office:value-type="string">
            <text:p>Fort Lauderdale [FLL]</text:p>
          </table:table-cell>
          <table:table-cell office:value-type="string">
            <text:p>United States</text:p>
          </table:table-cell>
          <table:table-cell office:value-type="string">
            <text:p>Fort Lauderdale Hollywood International</text:p>
          </table:table-cell>
          <table:table-cell office:value-type="string">
            <text:p>26.07</text:p>
          </table:table-cell>
          <table:table-cell office:value-type="string">
            <text:p>-80.15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FLN</text:p>
          </table:table-cell>
          <table:table-cell office:value-type="string">
            <text:p>Florianopolis [FLN]</text:p>
          </table:table-cell>
          <table:table-cell office:value-type="string">
            <text:p>Brazil</text:p>
          </table:table-cell>
          <table:table-cell office:value-type="string">
            <text:p>Hercilio Luz</text:p>
          </table:table-cell>
          <table:table-cell office:value-type="string">
            <text:p>-27.67</text:p>
          </table:table-cell>
          <table:table-cell office:value-type="string">
            <text:p>-48.55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FLO</text:p>
          </table:table-cell>
          <table:table-cell office:value-type="string">
            <text:p>Florence [FLO]</text:p>
          </table:table-cell>
          <table:table-cell office:value-type="string">
            <text:p>United States</text:p>
          </table:table-cell>
          <table:table-cell office:value-type="string">
            <text:p>Florence Regional</text:p>
          </table:table-cell>
          <table:table-cell office:value-type="string">
            <text:p>34.19</text:p>
          </table:table-cell>
          <table:table-cell office:value-type="string">
            <text:p>-79.72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FLR</text:p>
          </table:table-cell>
          <table:table-cell office:value-type="string">
            <text:p>Firenze [FLR]</text:p>
          </table:table-cell>
          <table:table-cell office:value-type="string">
            <text:p>Italy</text:p>
          </table:table-cell>
          <table:table-cell office:value-type="string">
            <text:p>Peretola</text:p>
          </table:table-cell>
          <table:table-cell office:value-type="string">
            <text:p>43.81</text:p>
          </table:table-cell>
          <table:table-cell office:value-type="string">
            <text:p>11.21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FLV</text:p>
          </table:table-cell>
          <table:table-cell office:value-type="string">
            <text:p>Fort Leavenworth [FLV]</text:p>
          </table:table-cell>
          <table:table-cell office:value-type="string">
            <text:p>United States</text:p>
          </table:table-cell>
          <table:table-cell office:value-type="string">
            <text:p>Sherman Army Air Field</text:p>
          </table:table-cell>
          <table:table-cell office:value-type="string">
            <text:p>39.37</text:p>
          </table:table-cell>
          <table:table-cell office:value-type="string">
            <text:p>-94.91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FLW</text:p>
          </table:table-cell>
          <table:table-cell office:value-type="string">
            <text:p>Flores Island [FLW]</text:p>
          </table:table-cell>
          <table:table-cell office:value-type="string">
            <text:p>Azores</text:p>
          </table:table-cell>
          <table:table-cell office:value-type="string">
            <text:p>Santa Cruz</text:p>
          </table:table-cell>
          <table:table-cell office:value-type="string">
            <text:p>39.46</text:p>
          </table:table-cell>
          <table:table-cell office:value-type="string">
            <text:p>-31.13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FMA</text:p>
          </table:table-cell>
          <table:table-cell office:value-type="string">
            <text:p>Formosa [FMA]</text:p>
          </table:table-cell>
          <table:table-cell office:value-type="string">
            <text:p>Argentina</text:p>
          </table:table-cell>
          <table:table-cell office:value-type="string">
            <text:p>Formosa</text:p>
          </table:table-cell>
          <table:table-cell office:value-type="string">
            <text:p>-26.21</text:p>
          </table:table-cell>
          <table:table-cell office:value-type="string">
            <text:p>-58.23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FMH</text:p>
          </table:table-cell>
          <table:table-cell office:value-type="string">
            <text:p>Falmouth [FMH]</text:p>
          </table:table-cell>
          <table:table-cell office:value-type="string">
            <text:p>United States</text:p>
          </table:table-cell>
          <table:table-cell office:value-type="string">
            <text:p>Otis Angb</text:p>
          </table:table-cell>
          <table:table-cell office:value-type="string">
            <text:p>41.66</text:p>
          </table:table-cell>
          <table:table-cell office:value-type="string">
            <text:p>-70.52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FMI</text:p>
          </table:table-cell>
          <table:table-cell office:value-type="string">
            <text:p>Kalemie [FMI]</text:p>
          </table:table-cell>
          <table:table-cell office:value-type="string">
            <text:p>Zaire</text:p>
          </table:table-cell>
          <table:table-cell office:value-type="string">
            <text:p>Kalemie</text:p>
          </table:table-cell>
          <table:table-cell office:value-type="string">
            <text:p>-5.88</text:p>
          </table:table-cell>
          <table:table-cell office:value-type="string">
            <text:p>29.25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FMN</text:p>
          </table:table-cell>
          <table:table-cell office:value-type="string">
            <text:p>Farmington [FMN]</text:p>
          </table:table-cell>
          <table:table-cell office:value-type="string">
            <text:p>United States</text:p>
          </table:table-cell>
          <table:table-cell office:value-type="string">
            <text:p>Four Corners Regional</text:p>
          </table:table-cell>
          <table:table-cell office:value-type="string">
            <text:p>36.74</text:p>
          </table:table-cell>
          <table:table-cell office:value-type="string">
            <text:p>-108.23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FMO</text:p>
          </table:table-cell>
          <table:table-cell office:value-type="string">
            <text:p>Muenster/Osnabrueck [FMO]</text:p>
          </table:table-cell>
          <table:table-cell office:value-type="string">
            <text:p>Germany</text:p>
          </table:table-cell>
          <table:table-cell office:value-type="string">
            <text:p>Munster Osnabruck</text:p>
          </table:table-cell>
          <table:table-cell office:value-type="string">
            <text:p>52.13</text:p>
          </table:table-cell>
          <table:table-cell office:value-type="string">
            <text:p>7.68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FMY</text:p>
          </table:table-cell>
          <table:table-cell office:value-type="string">
            <text:p>Fort Myers [FMY]</text:p>
          </table:table-cell>
          <table:table-cell office:value-type="string">
            <text:p>United States</text:p>
          </table:table-cell>
          <table:table-cell office:value-type="string">
            <text:p>Page Field</text:p>
          </table:table-cell>
          <table:table-cell office:value-type="string">
            <text:p>26.59</text:p>
          </table:table-cell>
          <table:table-cell office:value-type="string">
            <text:p>-81.86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FNA</text:p>
          </table:table-cell>
          <table:table-cell office:value-type="string">
            <text:p>Freetown [FNA]</text:p>
          </table:table-cell>
          <table:table-cell office:value-type="string">
            <text:p>Sierra Leone</text:p>
          </table:table-cell>
          <table:table-cell office:value-type="string">
            <text:p>Freetown Lungi</text:p>
          </table:table-cell>
          <table:table-cell office:value-type="string">
            <text:p>8.62</text:p>
          </table:table-cell>
          <table:table-cell office:value-type="string">
            <text:p>-13.2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FNC</text:p>
          </table:table-cell>
          <table:table-cell office:value-type="string">
            <text:p>Funchal (Madeira) [FNC]</text:p>
          </table:table-cell>
          <table:table-cell office:value-type="string">
            <text:p>Portugal</text:p>
          </table:table-cell>
          <table:table-cell office:value-type="string">
            <text:p>Santa Catarina Airport</text:p>
          </table:table-cell>
          <table:table-cell office:value-type="string">
            <text:p>32.7</text:p>
          </table:table-cell>
          <table:table-cell office:value-type="string">
            <text:p>-16.77</text:p>
          </table:table-cell>
          <table:table-cell office:value-type="string">
            <text:p>degrees N and E</text:p>
          </table:table-cell>
          <table:table-cell office:value-type="string">
            <text:p>amee/defra 2008</text:p>
          </table:table-cell>
        </table:table-row>
        <table:table-row table:style-name="ro1">
          <table:table-cell office:value-type="string">
            <text:p>FNI</text:p>
          </table:table-cell>
          <table:table-cell office:value-type="string">
            <text:p>Nimes [FNI]</text:p>
          </table:table-cell>
          <table:table-cell office:value-type="string">
            <text:p>France</text:p>
          </table:table-cell>
          <table:table-cell office:value-type="string">
            <text:p>Garons</text:p>
          </table:table-cell>
          <table:table-cell office:value-type="string">
            <text:p>43.76</text:p>
          </table:table-cell>
          <table:table-cell office:value-type="string">
            <text:p>4.42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FNJ</text:p>
          </table:table-cell>
          <table:table-cell office:value-type="string">
            <text:p>Pyongyang [FNJ]</text:p>
          </table:table-cell>
          <table:table-cell office:value-type="string">
            <text:p>North Korea</text:p>
          </table:table-cell>
          <table:table-cell office:value-type="string">
            <text:p>Pyongyang / Sunan (Capital) Airport</text:p>
          </table:table-cell>
          <table:table-cell office:value-type="string">
            <text:p>39.03</text:p>
          </table:table-cell>
          <table:table-cell office:value-type="string">
            <text:p>125.78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FOC</text:p>
          </table:table-cell>
          <table:table-cell office:value-type="string">
            <text:p>Fuzhou [FOC]</text:p>
          </table:table-cell>
          <table:table-cell office:value-type="string">
            <text:p>China</text:p>
          </table:table-cell>
          <table:table-cell office:value-type="string">
            <text:p>Changle</text:p>
          </table:table-cell>
          <table:table-cell office:value-type="string">
            <text:p>25.93</text:p>
          </table:table-cell>
          <table:table-cell office:value-type="string">
            <text:p>119.66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FOD</text:p>
          </table:table-cell>
          <table:table-cell office:value-type="string">
            <text:p>Fort Dodge [FOD]</text:p>
          </table:table-cell>
          <table:table-cell office:value-type="string">
            <text:p>United States</text:p>
          </table:table-cell>
          <table:table-cell office:value-type="string">
            <text:p>Fort Dodge Regional</text:p>
          </table:table-cell>
          <table:table-cell office:value-type="string">
            <text:p>42.55</text:p>
          </table:table-cell>
          <table:table-cell office:value-type="string">
            <text:p>-94.19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FOE</text:p>
          </table:table-cell>
          <table:table-cell office:value-type="string">
            <text:p>Topeka [FOE]</text:p>
          </table:table-cell>
          <table:table-cell office:value-type="string">
            <text:p>United States</text:p>
          </table:table-cell>
          <table:table-cell office:value-type="string">
            <text:p>Forbes Field</text:p>
          </table:table-cell>
          <table:table-cell office:value-type="string">
            <text:p>38.95</text:p>
          </table:table-cell>
          <table:table-cell office:value-type="string">
            <text:p>-95.66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FOG</text:p>
          </table:table-cell>
          <table:table-cell office:value-type="string">
            <text:p>Foggia [FOG]</text:p>
          </table:table-cell>
          <table:table-cell office:value-type="string">
            <text:p>Italy</text:p>
          </table:table-cell>
          <table:table-cell office:value-type="string">
            <text:p>Gino Lisa</text:p>
          </table:table-cell>
          <table:table-cell office:value-type="string">
            <text:p>41.43</text:p>
          </table:table-cell>
          <table:table-cell office:value-type="string">
            <text:p>15.54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FOK</text:p>
          </table:table-cell>
          <table:table-cell office:value-type="string">
            <text:p>West Hampton Beach [FOK]</text:p>
          </table:table-cell>
          <table:table-cell office:value-type="string">
            <text:p>United States</text:p>
          </table:table-cell>
          <table:table-cell office:value-type="string">
            <text:p>The Francis S Gabreski</text:p>
          </table:table-cell>
          <table:table-cell office:value-type="string">
            <text:p>40.84</text:p>
          </table:table-cell>
          <table:table-cell office:value-type="string">
            <text:p>-72.63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FOM</text:p>
          </table:table-cell>
          <table:table-cell office:value-type="string">
            <text:p>Foumban [FOM]</text:p>
          </table:table-cell>
          <table:table-cell office:value-type="string">
            <text:p>Cameroon</text:p>
          </table:table-cell>
          <table:table-cell office:value-type="string">
            <text:p>Foumban Nkounja</text:p>
          </table:table-cell>
          <table:table-cell office:value-type="string">
            <text:p>5.64</text:p>
          </table:table-cell>
          <table:table-cell office:value-type="string">
            <text:p>10.75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FOR</text:p>
          </table:table-cell>
          <table:table-cell office:value-type="string">
            <text:p>Fortaleza [FOR]</text:p>
          </table:table-cell>
          <table:table-cell office:value-type="string">
            <text:p>Brazil</text:p>
          </table:table-cell>
          <table:table-cell office:value-type="string">
            <text:p>Pinto Martins International</text:p>
          </table:table-cell>
          <table:table-cell office:value-type="string">
            <text:p>-3.78</text:p>
          </table:table-cell>
          <table:table-cell office:value-type="string">
            <text:p>-38.53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FPO</text:p>
          </table:table-cell>
          <table:table-cell office:value-type="string">
            <text:p>Freeport [FPO]</text:p>
          </table:table-cell>
          <table:table-cell office:value-type="string">
            <text:p>Bahamas</text:p>
          </table:table-cell>
          <table:table-cell office:value-type="string">
            <text:p>Grand Bahama International</text:p>
          </table:table-cell>
          <table:table-cell office:value-type="string">
            <text:p>26.56</text:p>
          </table:table-cell>
          <table:table-cell office:value-type="string">
            <text:p>-78.7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FRA</text:p>
          </table:table-cell>
          <table:table-cell office:value-type="string">
            <text:p>Frankfurt [FRA]</text:p>
          </table:table-cell>
          <table:table-cell office:value-type="string">
            <text:p>Germany</text:p>
          </table:table-cell>
          <table:table-cell office:value-type="string">
            <text:p>Frankfurt Main</text:p>
          </table:table-cell>
          <table:table-cell office:value-type="string">
            <text:p>50.03</text:p>
          </table:table-cell>
          <table:table-cell office:value-type="string">
            <text:p>8.54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FRC</text:p>
          </table:table-cell>
          <table:table-cell office:value-type="string">
            <text:p>Franca [FRC]</text:p>
          </table:table-cell>
          <table:table-cell office:value-type="string">
            <text:p>Brazil</text:p>
          </table:table-cell>
          <table:table-cell office:value-type="string">
            <text:p>Franca</text:p>
          </table:table-cell>
          <table:table-cell office:value-type="string">
            <text:p>-20.59</text:p>
          </table:table-cell>
          <table:table-cell office:value-type="string">
            <text:p>-47.38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FRI</text:p>
          </table:table-cell>
          <table:table-cell office:value-type="string">
            <text:p>Fort Riley [FRI]</text:p>
          </table:table-cell>
          <table:table-cell office:value-type="string">
            <text:p>United States</text:p>
          </table:table-cell>
          <table:table-cell office:value-type="string">
            <text:p>Marshall Army Air Field</text:p>
          </table:table-cell>
          <table:table-cell office:value-type="string">
            <text:p>39.06</text:p>
          </table:table-cell>
          <table:table-cell office:value-type="string">
            <text:p>-96.76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FRL</text:p>
          </table:table-cell>
          <table:table-cell office:value-type="string">
            <text:p>Forli [FRL]</text:p>
          </table:table-cell>
          <table:table-cell office:value-type="string">
            <text:p>Italy</text:p>
          </table:table-cell>
          <table:table-cell office:value-type="string">
            <text:p>Forli</text:p>
          </table:table-cell>
          <table:table-cell office:value-type="string">
            <text:p>44.19</text:p>
          </table:table-cell>
          <table:table-cell office:value-type="string">
            <text:p>12.07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FRO</text:p>
          </table:table-cell>
          <table:table-cell office:value-type="string">
            <text:p>Floro [FRO]</text:p>
          </table:table-cell>
          <table:table-cell office:value-type="string">
            <text:p>Norway</text:p>
          </table:table-cell>
          <table:table-cell office:value-type="string">
            <text:p>Floro</text:p>
          </table:table-cell>
          <table:table-cell office:value-type="string">
            <text:p>61.58</text:p>
          </table:table-cell>
          <table:table-cell office:value-type="string">
            <text:p>5.03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FRU</text:p>
          </table:table-cell>
          <table:table-cell office:value-type="string">
            <text:p>Bishkek [FRU]</text:p>
          </table:table-cell>
          <table:table-cell office:value-type="string">
            <text:p>Kyrgyzstan</text:p>
          </table:table-cell>
          <table:table-cell office:value-type="string">
            <text:p>Manas</text:p>
          </table:table-cell>
          <table:table-cell office:value-type="string">
            <text:p>43.06</text:p>
          </table:table-cell>
          <table:table-cell office:value-type="string">
            <text:p>74.48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FRW</text:p>
          </table:table-cell>
          <table:table-cell office:value-type="string">
            <text:p>Francistown [FRW]</text:p>
          </table:table-cell>
          <table:table-cell office:value-type="string">
            <text:p>Botswana</text:p>
          </table:table-cell>
          <table:table-cell office:value-type="string">
            <text:p>Francistown</text:p>
          </table:table-cell>
          <table:table-cell office:value-type="string">
            <text:p>-21.16</text:p>
          </table:table-cell>
          <table:table-cell office:value-type="string">
            <text:p>27.47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FSC</text:p>
          </table:table-cell>
          <table:table-cell office:value-type="string">
            <text:p>Figari [FSC]</text:p>
          </table:table-cell>
          <table:table-cell office:value-type="string">
            <text:p>Corsica</text:p>
          </table:table-cell>
          <table:table-cell office:value-type="string">
            <text:p>Sud Corse</text:p>
          </table:table-cell>
          <table:table-cell office:value-type="string">
            <text:p>41.5</text:p>
          </table:table-cell>
          <table:table-cell office:value-type="string">
            <text:p>9.1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FSI</text:p>
          </table:table-cell>
          <table:table-cell office:value-type="string">
            <text:p>Fort Sill [FSI]</text:p>
          </table:table-cell>
          <table:table-cell office:value-type="string">
            <text:p>United States</text:p>
          </table:table-cell>
          <table:table-cell office:value-type="string">
            <text:p>Henry Post Army Air Field</text:p>
          </table:table-cell>
          <table:table-cell office:value-type="string">
            <text:p>34.65</text:p>
          </table:table-cell>
          <table:table-cell office:value-type="string">
            <text:p>-98.4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FSM</text:p>
          </table:table-cell>
          <table:table-cell office:value-type="string">
            <text:p>Fort Smith [FSM]</text:p>
          </table:table-cell>
          <table:table-cell office:value-type="string">
            <text:p>United States</text:p>
          </table:table-cell>
          <table:table-cell office:value-type="string">
            <text:p>Fort Smith Regional</text:p>
          </table:table-cell>
          <table:table-cell office:value-type="string">
            <text:p>35.34</text:p>
          </table:table-cell>
          <table:table-cell office:value-type="string">
            <text:p>-94.37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FSP</text:p>
          </table:table-cell>
          <table:table-cell office:value-type="string">
            <text:p>St.-Pierre [FSP]</text:p>
          </table:table-cell>
          <table:table-cell office:value-type="string">
            <text:p>Saint Pierre and Miquelon</text:p>
          </table:table-cell>
          <table:table-cell office:value-type="string">
            <text:p>St Pierre</text:p>
          </table:table-cell>
          <table:table-cell office:value-type="string">
            <text:p>46.76</text:p>
          </table:table-cell>
          <table:table-cell office:value-type="string">
            <text:p>-56.18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FTK</text:p>
          </table:table-cell>
          <table:table-cell office:value-type="string">
            <text:p>Fort Knox [FTK]</text:p>
          </table:table-cell>
          <table:table-cell office:value-type="string">
            <text:p>United States</text:p>
          </table:table-cell>
          <table:table-cell office:value-type="string">
            <text:p>Godman Army Air Field</text:p>
          </table:table-cell>
          <table:table-cell office:value-type="string">
            <text:p>37.91</text:p>
          </table:table-cell>
          <table:table-cell office:value-type="string">
            <text:p>-85.97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FTU</text:p>
          </table:table-cell>
          <table:table-cell office:value-type="string">
            <text:p>Tolagnaro [FTU]</text:p>
          </table:table-cell>
          <table:table-cell office:value-type="string">
            <text:p>Madagascar</text:p>
          </table:table-cell>
          <table:table-cell office:value-type="string">
            <text:p>Tolagnaro</text:p>
          </table:table-cell>
          <table:table-cell office:value-type="string">
            <text:p>-25.04</text:p>
          </table:table-cell>
          <table:table-cell office:value-type="string">
            <text:p>46.96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FTW</text:p>
          </table:table-cell>
          <table:table-cell office:value-type="string">
            <text:p>Fort Worth [FTW]</text:p>
          </table:table-cell>
          <table:table-cell office:value-type="string">
            <text:p>United States</text:p>
          </table:table-cell>
          <table:table-cell office:value-type="string">
            <text:p>Fort Worth Meacham International</text:p>
          </table:table-cell>
          <table:table-cell office:value-type="string">
            <text:p>32.82</text:p>
          </table:table-cell>
          <table:table-cell office:value-type="string">
            <text:p>-97.36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FTX</text:p>
          </table:table-cell>
          <table:table-cell office:value-type="string">
            <text:p>Owando [FTX]</text:p>
          </table:table-cell>
          <table:table-cell office:value-type="string">
            <text:p>Congo</text:p>
          </table:table-cell>
          <table:table-cell office:value-type="string">
            <text:p>Owando</text:p>
          </table:table-cell>
          <table:table-cell office:value-type="string">
            <text:p>-0.53</text:p>
          </table:table-cell>
          <table:table-cell office:value-type="string">
            <text:p>15.95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FUE</text:p>
          </table:table-cell>
          <table:table-cell office:value-type="string">
            <text:p>Fuerteventura [FUE]</text:p>
          </table:table-cell>
          <table:table-cell office:value-type="string">
            <text:p>Canary Islands</text:p>
          </table:table-cell>
          <table:table-cell office:value-type="string">
            <text:p>Fuerteventura</text:p>
          </table:table-cell>
          <table:table-cell office:value-type="string">
            <text:p>28.45</text:p>
          </table:table-cell>
          <table:table-cell office:value-type="string">
            <text:p>-13.86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FUJ</text:p>
          </table:table-cell>
          <table:table-cell office:value-type="string">
            <text:p>Fukue [FUJ]</text:p>
          </table:table-cell>
          <table:table-cell office:value-type="string">
            <text:p>Japan</text:p>
          </table:table-cell>
          <table:table-cell office:value-type="string">
            <text:p>Fukue</text:p>
          </table:table-cell>
          <table:table-cell office:value-type="string">
            <text:p>32.67</text:p>
          </table:table-cell>
          <table:table-cell office:value-type="string">
            <text:p>128.83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FUK</text:p>
          </table:table-cell>
          <table:table-cell office:value-type="string">
            <text:p>Fukuoka [FUK]</text:p>
          </table:table-cell>
          <table:table-cell office:value-type="string">
            <text:p>Japan</text:p>
          </table:table-cell>
          <table:table-cell office:value-type="string">
            <text:p>Fukuoka</text:p>
          </table:table-cell>
          <table:table-cell office:value-type="string">
            <text:p>33.59</text:p>
          </table:table-cell>
          <table:table-cell office:value-type="string">
            <text:p>130.45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FUN</text:p>
          </table:table-cell>
          <table:table-cell office:value-type="string">
            <text:p>Funafuti [FUN]</text:p>
          </table:table-cell>
          <table:table-cell office:value-type="string">
            <text:p>Tuvalu</text:p>
          </table:table-cell>
          <table:table-cell office:value-type="string">
            <text:p>Funafuti International Airport</text:p>
          </table:table-cell>
          <table:table-cell office:value-type="string">
            <text:p>-8.52</text:p>
          </table:table-cell>
          <table:table-cell office:value-type="string">
            <text:p>179.22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FXE</text:p>
          </table:table-cell>
          <table:table-cell office:value-type="string">
            <text:p>Fort Lauderdale [FXE]</text:p>
          </table:table-cell>
          <table:table-cell office:value-type="string">
            <text:p>United States</text:p>
          </table:table-cell>
          <table:table-cell office:value-type="string">
            <text:p>Fort Lauderdale Executive</text:p>
          </table:table-cell>
          <table:table-cell office:value-type="string">
            <text:p>26.2</text:p>
          </table:table-cell>
          <table:table-cell office:value-type="string">
            <text:p>-80.17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FXO</text:p>
          </table:table-cell>
          <table:table-cell office:value-type="string">
            <text:p>Cuamba [FXO]</text:p>
          </table:table-cell>
          <table:table-cell office:value-type="string">
            <text:p>Mozambique</text:p>
          </table:table-cell>
          <table:table-cell office:value-type="string">
            <text:p>Cuamba</text:p>
          </table:table-cell>
          <table:table-cell office:value-type="string">
            <text:p>-14.82</text:p>
          </table:table-cell>
          <table:table-cell office:value-type="string">
            <text:p>36.53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FYT</text:p>
          </table:table-cell>
          <table:table-cell office:value-type="string">
            <text:p>Faya-Largeau [FYT]</text:p>
          </table:table-cell>
          <table:table-cell office:value-type="string">
            <text:p>Chad</text:p>
          </table:table-cell>
          <table:table-cell office:value-type="string">
            <text:p>Faya Largeau</text:p>
          </table:table-cell>
          <table:table-cell office:value-type="string">
            <text:p>17.92</text:p>
          </table:table-cell>
          <table:table-cell office:value-type="string">
            <text:p>19.11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FYU</text:p>
          </table:table-cell>
          <table:table-cell office:value-type="string">
            <text:p>Fort Yukon [FYU]</text:p>
          </table:table-cell>
          <table:table-cell office:value-type="string">
            <text:p>United States</text:p>
          </table:table-cell>
          <table:table-cell office:value-type="string">
            <text:p>Fort Yukon</text:p>
          </table:table-cell>
          <table:table-cell office:value-type="string">
            <text:p>66.57</text:p>
          </table:table-cell>
          <table:table-cell office:value-type="string">
            <text:p>-145.25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FYV</text:p>
          </table:table-cell>
          <table:table-cell office:value-type="string">
            <text:p>Fayetteville [FYV]</text:p>
          </table:table-cell>
          <table:table-cell office:value-type="string">
            <text:p>United States</text:p>
          </table:table-cell>
          <table:table-cell office:value-type="string">
            <text:p>Drake Field</text:p>
          </table:table-cell>
          <table:table-cell office:value-type="string">
            <text:p>36.01</text:p>
          </table:table-cell>
          <table:table-cell office:value-type="string">
            <text:p>-94.17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FZO</text:p>
          </table:table-cell>
          <table:table-cell office:value-type="string">
            <text:p>Bristol [FZO]</text:p>
          </table:table-cell>
          <table:table-cell office:value-type="string">
            <text:p>United Kingdom</text:p>
          </table:table-cell>
          <table:table-cell office:value-type="string">
            <text:p>Bristol Filton</text:p>
          </table:table-cell>
          <table:table-cell office:value-type="string">
            <text:p>51.52</text:p>
          </table:table-cell>
          <table:table-cell office:value-type="string">
            <text:p>-2.59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GAE</text:p>
          </table:table-cell>
          <table:table-cell office:value-type="string">
            <text:p>Gabes [GAE]</text:p>
          </table:table-cell>
          <table:table-cell office:value-type="string">
            <text:p>Tunisia</text:p>
          </table:table-cell>
          <table:table-cell office:value-type="string">
            <text:p>Gabes</text:p>
          </table:table-cell>
          <table:table-cell office:value-type="string">
            <text:p>33.88</text:p>
          </table:table-cell>
          <table:table-cell office:value-type="string">
            <text:p>10.1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GAF</text:p>
          </table:table-cell>
          <table:table-cell office:value-type="string">
            <text:p>Gafsa [GAF]</text:p>
          </table:table-cell>
          <table:table-cell office:value-type="string">
            <text:p>Tunisia</text:p>
          </table:table-cell>
          <table:table-cell office:value-type="string">
            <text:p>Gafsa</text:p>
          </table:table-cell>
          <table:table-cell office:value-type="string">
            <text:p>34.42</text:p>
          </table:table-cell>
          <table:table-cell office:value-type="string">
            <text:p>8.82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GAG</text:p>
          </table:table-cell>
          <table:table-cell office:value-type="string">
            <text:p>Gage [GAG]</text:p>
          </table:table-cell>
          <table:table-cell office:value-type="string">
            <text:p>United States</text:p>
          </table:table-cell>
          <table:table-cell office:value-type="string">
            <text:p>Gage</text:p>
          </table:table-cell>
          <table:table-cell office:value-type="string">
            <text:p>36.3</text:p>
          </table:table-cell>
          <table:table-cell office:value-type="string">
            <text:p>-99.78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GAJ</text:p>
          </table:table-cell>
          <table:table-cell office:value-type="string">
            <text:p>Yamagata [GAJ]</text:p>
          </table:table-cell>
          <table:table-cell office:value-type="string">
            <text:p>Japan</text:p>
          </table:table-cell>
          <table:table-cell office:value-type="string">
            <text:p>Yamagata</text:p>
          </table:table-cell>
          <table:table-cell office:value-type="string">
            <text:p>38.41</text:p>
          </table:table-cell>
          <table:table-cell office:value-type="string">
            <text:p>140.37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GAL</text:p>
          </table:table-cell>
          <table:table-cell office:value-type="string">
            <text:p>Galena [GAL]</text:p>
          </table:table-cell>
          <table:table-cell office:value-type="string">
            <text:p>United States</text:p>
          </table:table-cell>
          <table:table-cell office:value-type="string">
            <text:p>Edward G Pitka Sr</text:p>
          </table:table-cell>
          <table:table-cell office:value-type="string">
            <text:p>64.74</text:p>
          </table:table-cell>
          <table:table-cell office:value-type="string">
            <text:p>-156.94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GAO</text:p>
          </table:table-cell>
          <table:table-cell office:value-type="string">
            <text:p>Guantanamo [GAO]</text:p>
          </table:table-cell>
          <table:table-cell office:value-type="string">
            <text:p>Cuba</text:p>
          </table:table-cell>
          <table:table-cell office:value-type="string">
            <text:p>Mariana Grajales</text:p>
          </table:table-cell>
          <table:table-cell office:value-type="string">
            <text:p>20.09</text:p>
          </table:table-cell>
          <table:table-cell office:value-type="string">
            <text:p>-75.16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GAQ</text:p>
          </table:table-cell>
          <table:table-cell office:value-type="string">
            <text:p>Gao [GAQ]</text:p>
          </table:table-cell>
          <table:table-cell office:value-type="string">
            <text:p>Mali</text:p>
          </table:table-cell>
          <table:table-cell office:value-type="string">
            <text:p>Gao</text:p>
          </table:table-cell>
          <table:table-cell office:value-type="string">
            <text:p>16.25</text:p>
          </table:table-cell>
          <table:table-cell office:value-type="string">
            <text:p>-0.01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GAS</text:p>
          </table:table-cell>
          <table:table-cell office:value-type="string">
            <text:p>Garissa [GAS]</text:p>
          </table:table-cell>
          <table:table-cell office:value-type="string">
            <text:p>Kenya</text:p>
          </table:table-cell>
          <table:table-cell office:value-type="string">
            <text:p>Garissa</text:p>
          </table:table-cell>
          <table:table-cell office:value-type="string">
            <text:p>-0.46</text:p>
          </table:table-cell>
          <table:table-cell office:value-type="string">
            <text:p>39.65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GAY</text:p>
          </table:table-cell>
          <table:table-cell office:value-type="string">
            <text:p>Gaya [GAY]</text:p>
          </table:table-cell>
          <table:table-cell office:value-type="string">
            <text:p>India</text:p>
          </table:table-cell>
          <table:table-cell office:value-type="string">
            <text:p>Gaya</text:p>
          </table:table-cell>
          <table:table-cell office:value-type="string">
            <text:p>24.75</text:p>
          </table:table-cell>
          <table:table-cell office:value-type="string">
            <text:p>84.94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GBE</text:p>
          </table:table-cell>
          <table:table-cell office:value-type="string">
            <text:p>Gaberone [GBE]</text:p>
          </table:table-cell>
          <table:table-cell office:value-type="string">
            <text:p>Botswana</text:p>
          </table:table-cell>
          <table:table-cell office:value-type="string">
            <text:p>Sir Seretse Khama International</text:p>
          </table:table-cell>
          <table:table-cell office:value-type="string">
            <text:p>-24.56</text:p>
          </table:table-cell>
          <table:table-cell office:value-type="string">
            <text:p>25.92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GCI</text:p>
          </table:table-cell>
          <table:table-cell office:value-type="string">
            <text:p>Guernsey [GCI]</text:p>
          </table:table-cell>
          <table:table-cell table:number-columns-repeated="2" office:value-type="string">
            <text:p>Guernsey</text:p>
          </table:table-cell>
          <table:table-cell office:value-type="string">
            <text:p>49.43</text:p>
          </table:table-cell>
          <table:table-cell office:value-type="string">
            <text:p>-2.6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GCJ</text:p>
          </table:table-cell>
          <table:table-cell office:value-type="string">
            <text:p>Johannesburg [GCJ]</text:p>
          </table:table-cell>
          <table:table-cell office:value-type="string">
            <text:p>South Africa</text:p>
          </table:table-cell>
          <table:table-cell office:value-type="string">
            <text:p>Grand Central</text:p>
          </table:table-cell>
          <table:table-cell office:value-type="string">
            <text:p>-25.99</text:p>
          </table:table-cell>
          <table:table-cell office:value-type="string">
            <text:p>28.14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GCK</text:p>
          </table:table-cell>
          <table:table-cell office:value-type="string">
            <text:p>Garden City [GCK]</text:p>
          </table:table-cell>
          <table:table-cell office:value-type="string">
            <text:p>United States</text:p>
          </table:table-cell>
          <table:table-cell office:value-type="string">
            <text:p>Garden City Regional</text:p>
          </table:table-cell>
          <table:table-cell office:value-type="string">
            <text:p>37.93</text:p>
          </table:table-cell>
          <table:table-cell office:value-type="string">
            <text:p>-100.72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GCM</text:p>
          </table:table-cell>
          <table:table-cell office:value-type="string">
            <text:p>Georgetown [GCM]</text:p>
          </table:table-cell>
          <table:table-cell office:value-type="string">
            <text:p>Cayman Islands</text:p>
          </table:table-cell>
          <table:table-cell office:value-type="string">
            <text:p>Owen Roberts International</text:p>
          </table:table-cell>
          <table:table-cell office:value-type="string">
            <text:p>19.29</text:p>
          </table:table-cell>
          <table:table-cell office:value-type="string">
            <text:p>-81.36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GDL</text:p>
          </table:table-cell>
          <table:table-cell office:value-type="string">
            <text:p>Guadalajara [GDL]</text:p>
          </table:table-cell>
          <table:table-cell office:value-type="string">
            <text:p>Mexico</text:p>
          </table:table-cell>
          <table:table-cell office:value-type="string">
            <text:p>Don Miguel Y Hidalgo International</text:p>
          </table:table-cell>
          <table:table-cell office:value-type="string">
            <text:p>20.52</text:p>
          </table:table-cell>
          <table:table-cell office:value-type="string">
            <text:p>-103.31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GDN</text:p>
          </table:table-cell>
          <table:table-cell office:value-type="string">
            <text:p>Gdansk [GDN]</text:p>
          </table:table-cell>
          <table:table-cell office:value-type="string">
            <text:p>Poland</text:p>
          </table:table-cell>
          <table:table-cell office:value-type="string">
            <text:p>Rebiechowo</text:p>
          </table:table-cell>
          <table:table-cell office:value-type="string">
            <text:p>54.38</text:p>
          </table:table-cell>
          <table:table-cell office:value-type="string">
            <text:p>18.47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GDQ</text:p>
          </table:table-cell>
          <table:table-cell office:value-type="string">
            <text:p>Gondar [GDQ]</text:p>
          </table:table-cell>
          <table:table-cell office:value-type="string">
            <text:p>Ethiopia</text:p>
          </table:table-cell>
          <table:table-cell office:value-type="string">
            <text:p>Gonder</text:p>
          </table:table-cell>
          <table:table-cell office:value-type="string">
            <text:p>12.52</text:p>
          </table:table-cell>
          <table:table-cell office:value-type="string">
            <text:p>37.43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GDX</text:p>
          </table:table-cell>
          <table:table-cell office:value-type="string">
            <text:p>Magadan [GDX]</text:p>
          </table:table-cell>
          <table:table-cell office:value-type="string">
            <text:p>Russia</text:p>
          </table:table-cell>
          <table:table-cell office:value-type="string">
            <text:p>Sokol</text:p>
          </table:table-cell>
          <table:table-cell office:value-type="string">
            <text:p>59.91</text:p>
          </table:table-cell>
          <table:table-cell office:value-type="string">
            <text:p>150.72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GEA</text:p>
          </table:table-cell>
          <table:table-cell office:value-type="string">
            <text:p>Noumea [GEA]</text:p>
          </table:table-cell>
          <table:table-cell office:value-type="string">
            <text:p>New Caledonia</text:p>
          </table:table-cell>
          <table:table-cell office:value-type="string">
            <text:p>Noumea Magenta</text:p>
          </table:table-cell>
          <table:table-cell office:value-type="string">
            <text:p>-22.26</text:p>
          </table:table-cell>
          <table:table-cell office:value-type="string">
            <text:p>166.47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GEG</text:p>
          </table:table-cell>
          <table:table-cell office:value-type="string">
            <text:p>Spokane [GEG]</text:p>
          </table:table-cell>
          <table:table-cell office:value-type="string">
            <text:p>United States</text:p>
          </table:table-cell>
          <table:table-cell office:value-type="string">
            <text:p>Spokane International</text:p>
          </table:table-cell>
          <table:table-cell office:value-type="string">
            <text:p>47.62</text:p>
          </table:table-cell>
          <table:table-cell office:value-type="string">
            <text:p>-117.53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GEL</text:p>
          </table:table-cell>
          <table:table-cell office:value-type="string">
            <text:p>Santo Angelo [GEL]</text:p>
          </table:table-cell>
          <table:table-cell office:value-type="string">
            <text:p>Brazil</text:p>
          </table:table-cell>
          <table:table-cell office:value-type="string">
            <text:p>Santo Angelo</text:p>
          </table:table-cell>
          <table:table-cell office:value-type="string">
            <text:p>-28.28</text:p>
          </table:table-cell>
          <table:table-cell office:value-type="string">
            <text:p>-54.17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GEO</text:p>
          </table:table-cell>
          <table:table-cell office:value-type="string">
            <text:p>Georgetown [GEO]</text:p>
          </table:table-cell>
          <table:table-cell office:value-type="string">
            <text:p>Guyana</text:p>
          </table:table-cell>
          <table:table-cell office:value-type="string">
            <text:p>Cheddi Jagan International Airport</text:p>
          </table:table-cell>
          <table:table-cell office:value-type="string">
            <text:p>6.5</text:p>
          </table:table-cell>
          <table:table-cell office:value-type="string">
            <text:p>-58.25</text:p>
          </table:table-cell>
          <table:table-cell office:value-type="string">
            <text:p>degrees N and E</text:p>
          </table:table-cell>
          <table:table-cell office:value-type="string">
            <text:p>amee/defra 2008</text:p>
          </table:table-cell>
        </table:table-row>
        <table:table-row table:style-name="ro1">
          <table:table-cell office:value-type="string">
            <text:p>GER</text:p>
          </table:table-cell>
          <table:table-cell office:value-type="string">
            <text:p>Nueva Gerona [GER]</text:p>
          </table:table-cell>
          <table:table-cell office:value-type="string">
            <text:p>Cuba</text:p>
          </table:table-cell>
          <table:table-cell office:value-type="string">
            <text:p>Rafael Perez</text:p>
          </table:table-cell>
          <table:table-cell office:value-type="string">
            <text:p>21.83</text:p>
          </table:table-cell>
          <table:table-cell office:value-type="string">
            <text:p>-82.78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GEV</text:p>
          </table:table-cell>
          <table:table-cell office:value-type="string">
            <text:p>Gallivare [GEV]</text:p>
          </table:table-cell>
          <table:table-cell office:value-type="string">
            <text:p>Sweden</text:p>
          </table:table-cell>
          <table:table-cell office:value-type="string">
            <text:p>Gallivare</text:p>
          </table:table-cell>
          <table:table-cell office:value-type="string">
            <text:p>67.13</text:p>
          </table:table-cell>
          <table:table-cell office:value-type="string">
            <text:p>20.81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GFK</text:p>
          </table:table-cell>
          <table:table-cell office:value-type="string">
            <text:p>Grand Forks [GFK]</text:p>
          </table:table-cell>
          <table:table-cell office:value-type="string">
            <text:p>United States</text:p>
          </table:table-cell>
          <table:table-cell office:value-type="string">
            <text:p>Grand Forks International</text:p>
          </table:table-cell>
          <table:table-cell office:value-type="string">
            <text:p>47.95</text:p>
          </table:table-cell>
          <table:table-cell office:value-type="string">
            <text:p>-97.18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GGG</text:p>
          </table:table-cell>
          <table:table-cell office:value-type="string">
            <text:p>Longview [GGG]</text:p>
          </table:table-cell>
          <table:table-cell office:value-type="string">
            <text:p>United States</text:p>
          </table:table-cell>
          <table:table-cell office:value-type="string">
            <text:p>East Texas Regional</text:p>
          </table:table-cell>
          <table:table-cell office:value-type="string">
            <text:p>32.38</text:p>
          </table:table-cell>
          <table:table-cell office:value-type="string">
            <text:p>-94.71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GGT</text:p>
          </table:table-cell>
          <table:table-cell office:value-type="string">
            <text:p>Great Exuma [GGT]</text:p>
          </table:table-cell>
          <table:table-cell office:value-type="string">
            <text:p>Bahamas</text:p>
          </table:table-cell>
          <table:table-cell office:value-type="string">
            <text:p>Exuma International</text:p>
          </table:table-cell>
          <table:table-cell office:value-type="string">
            <text:p>23.56</text:p>
          </table:table-cell>
          <table:table-cell office:value-type="string">
            <text:p>-75.88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GHA</text:p>
          </table:table-cell>
          <table:table-cell office:value-type="string">
            <text:p>Ghardaia [GHA]</text:p>
          </table:table-cell>
          <table:table-cell office:value-type="string">
            <text:p>Algeria</text:p>
          </table:table-cell>
          <table:table-cell office:value-type="string">
            <text:p>Noumerate</text:p>
          </table:table-cell>
          <table:table-cell office:value-type="string">
            <text:p>32.38</text:p>
          </table:table-cell>
          <table:table-cell office:value-type="string">
            <text:p>3.79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GHB</text:p>
          </table:table-cell>
          <table:table-cell office:value-type="string">
            <text:p>Governor's Harbor [GHB]</text:p>
          </table:table-cell>
          <table:table-cell office:value-type="string">
            <text:p>Bahamas</text:p>
          </table:table-cell>
          <table:table-cell office:value-type="string">
            <text:p>Governors Harbour</text:p>
          </table:table-cell>
          <table:table-cell office:value-type="string">
            <text:p>25.28</text:p>
          </table:table-cell>
          <table:table-cell office:value-type="string">
            <text:p>-76.33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GHC</text:p>
          </table:table-cell>
          <table:table-cell office:value-type="string">
            <text:p>Heidelberg [GHC]</text:p>
          </table:table-cell>
          <table:table-cell office:value-type="string">
            <text:p>South Africa</text:p>
          </table:table-cell>
          <table:table-cell office:value-type="string">
            <text:p>Heidelberg</text:p>
          </table:table-cell>
          <table:table-cell office:value-type="string">
            <text:p>-26.51</text:p>
          </table:table-cell>
          <table:table-cell office:value-type="string">
            <text:p>28.39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GHF</text:p>
          </table:table-cell>
          <table:table-cell office:value-type="string">
            <text:p>Giebelstadt [GHF]</text:p>
          </table:table-cell>
          <table:table-cell office:value-type="string">
            <text:p>Germany</text:p>
          </table:table-cell>
          <table:table-cell office:value-type="string">
            <text:p>Giebelstadt Army Air Field</text:p>
          </table:table-cell>
          <table:table-cell office:value-type="string">
            <text:p>49.65</text:p>
          </table:table-cell>
          <table:table-cell office:value-type="string">
            <text:p>9.97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GHT</text:p>
          </table:table-cell>
          <table:table-cell office:value-type="string">
            <text:p>Ghat [GHT]</text:p>
          </table:table-cell>
          <table:table-cell office:value-type="string">
            <text:p>Libya</text:p>
          </table:table-cell>
          <table:table-cell office:value-type="string">
            <text:p>Ghat</text:p>
          </table:table-cell>
          <table:table-cell office:value-type="string">
            <text:p>25.15</text:p>
          </table:table-cell>
          <table:table-cell office:value-type="string">
            <text:p>10.14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GHU</text:p>
          </table:table-cell>
          <table:table-cell office:value-type="string">
            <text:p>Gualeguaychu [GHU]</text:p>
          </table:table-cell>
          <table:table-cell office:value-type="string">
            <text:p>Argentina</text:p>
          </table:table-cell>
          <table:table-cell office:value-type="string">
            <text:p>Gualeguaychu</text:p>
          </table:table-cell>
          <table:table-cell office:value-type="string">
            <text:p>-33.01</text:p>
          </table:table-cell>
          <table:table-cell office:value-type="string">
            <text:p>-58.61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GIB</text:p>
          </table:table-cell>
          <table:table-cell office:value-type="string">
            <text:p>Gibraltar [GIB]</text:p>
          </table:table-cell>
          <table:table-cell table:number-columns-repeated="2" office:value-type="string">
            <text:p>Gibraltar</text:p>
          </table:table-cell>
          <table:table-cell office:value-type="string">
            <text:p>36.15</text:p>
          </table:table-cell>
          <table:table-cell office:value-type="string">
            <text:p>-5.35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GIG</text:p>
          </table:table-cell>
          <table:table-cell office:value-type="string">
            <text:p>Rio De Janeiro [GIG]</text:p>
          </table:table-cell>
          <table:table-cell office:value-type="string">
            <text:p>Brazil</text:p>
          </table:table-cell>
          <table:table-cell office:value-type="string">
            <text:p>Galeao Antonio Carlos Jobim</text:p>
          </table:table-cell>
          <table:table-cell office:value-type="string">
            <text:p>-22.81</text:p>
          </table:table-cell>
          <table:table-cell office:value-type="string">
            <text:p>-43.24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GIL</text:p>
          </table:table-cell>
          <table:table-cell office:value-type="string">
            <text:p>Gilgit [GIL]</text:p>
          </table:table-cell>
          <table:table-cell office:value-type="string">
            <text:p>Pakistan</text:p>
          </table:table-cell>
          <table:table-cell office:value-type="string">
            <text:p>Gilgit</text:p>
          </table:table-cell>
          <table:table-cell office:value-type="string">
            <text:p>35.92</text:p>
          </table:table-cell>
          <table:table-cell office:value-type="string">
            <text:p>74.33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GIS</text:p>
          </table:table-cell>
          <table:table-cell office:value-type="string">
            <text:p>Gisborne [GIS]</text:p>
          </table:table-cell>
          <table:table-cell office:value-type="string">
            <text:p>New Zealand</text:p>
          </table:table-cell>
          <table:table-cell office:value-type="string">
            <text:p>Gisborne</text:p>
          </table:table-cell>
          <table:table-cell office:value-type="string">
            <text:p>-38.66</text:p>
          </table:table-cell>
          <table:table-cell office:value-type="string">
            <text:p>177.98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GIZ</text:p>
          </table:table-cell>
          <table:table-cell office:value-type="string">
            <text:p>Gizan [GIZ]</text:p>
          </table:table-cell>
          <table:table-cell office:value-type="string">
            <text:p>Saudi Arabia</text:p>
          </table:table-cell>
          <table:table-cell office:value-type="string">
            <text:p>Jazan</text:p>
          </table:table-cell>
          <table:table-cell office:value-type="string">
            <text:p>16.9</text:p>
          </table:table-cell>
          <table:table-cell office:value-type="string">
            <text:p>42.59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GJA</text:p>
          </table:table-cell>
          <table:table-cell office:value-type="string">
            <text:p>Guanaja [GJA]</text:p>
          </table:table-cell>
          <table:table-cell office:value-type="string">
            <text:p>Honduras</text:p>
          </table:table-cell>
          <table:table-cell office:value-type="string">
            <text:p>Guanaja</text:p>
          </table:table-cell>
          <table:table-cell office:value-type="string">
            <text:p>16.45</text:p>
          </table:table-cell>
          <table:table-cell office:value-type="string">
            <text:p>-85.91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GJL</text:p>
          </table:table-cell>
          <table:table-cell office:value-type="string">
            <text:p>Jijel [GJL]</text:p>
          </table:table-cell>
          <table:table-cell office:value-type="string">
            <text:p>Algeria</text:p>
          </table:table-cell>
          <table:table-cell office:value-type="string">
            <text:p>Jijel</text:p>
          </table:table-cell>
          <table:table-cell office:value-type="string">
            <text:p>36.8</text:p>
          </table:table-cell>
          <table:table-cell office:value-type="string">
            <text:p>5.87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GKA</text:p>
          </table:table-cell>
          <table:table-cell office:value-type="string">
            <text:p>Goroka [GKA]</text:p>
          </table:table-cell>
          <table:table-cell office:value-type="string">
            <text:p>Papua New Guinea</text:p>
          </table:table-cell>
          <table:table-cell office:value-type="string">
            <text:p>Goroka</text:p>
          </table:table-cell>
          <table:table-cell office:value-type="string">
            <text:p>-6.08</text:p>
          </table:table-cell>
          <table:table-cell office:value-type="string">
            <text:p>145.39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GKE</text:p>
          </table:table-cell>
          <table:table-cell office:value-type="string">
            <text:p>Geilenkirchen [GKE]</text:p>
          </table:table-cell>
          <table:table-cell office:value-type="string">
            <text:p>Germany</text:p>
          </table:table-cell>
          <table:table-cell office:value-type="string">
            <text:p>Geilenkirchen</text:p>
          </table:table-cell>
          <table:table-cell office:value-type="string">
            <text:p>50.96</text:p>
          </table:table-cell>
          <table:table-cell office:value-type="string">
            <text:p>6.04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GKN</text:p>
          </table:table-cell>
          <table:table-cell office:value-type="string">
            <text:p>Gulkana [GKN]</text:p>
          </table:table-cell>
          <table:table-cell office:value-type="string">
            <text:p>United States</text:p>
          </table:table-cell>
          <table:table-cell office:value-type="string">
            <text:p>Gulkana</text:p>
          </table:table-cell>
          <table:table-cell office:value-type="string">
            <text:p>62.15</text:p>
          </table:table-cell>
          <table:table-cell office:value-type="string">
            <text:p>-145.46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GLA</text:p>
          </table:table-cell>
          <table:table-cell office:value-type="string">
            <text:p>Glasgow [GLA]</text:p>
          </table:table-cell>
          <table:table-cell office:value-type="string">
            <text:p>United Kingdom</text:p>
          </table:table-cell>
          <table:table-cell office:value-type="string">
            <text:p>Glasgow</text:p>
          </table:table-cell>
          <table:table-cell office:value-type="string">
            <text:p>55.87</text:p>
          </table:table-cell>
          <table:table-cell office:value-type="string">
            <text:p>-4.43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GLF</text:p>
          </table:table-cell>
          <table:table-cell office:value-type="string">
            <text:p>Golfito [GLF]</text:p>
          </table:table-cell>
          <table:table-cell office:value-type="string">
            <text:p>Costa Rica</text:p>
          </table:table-cell>
          <table:table-cell office:value-type="string">
            <text:p>Golfito</text:p>
          </table:table-cell>
          <table:table-cell office:value-type="string">
            <text:p>8.65</text:p>
          </table:table-cell>
          <table:table-cell office:value-type="string">
            <text:p>-83.18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GLO</text:p>
          </table:table-cell>
          <table:table-cell office:value-type="string">
            <text:p>Gloucestershire [GLO]</text:p>
          </table:table-cell>
          <table:table-cell office:value-type="string">
            <text:p>United Kingdom</text:p>
          </table:table-cell>
          <table:table-cell office:value-type="string">
            <text:p>Gloucestershire</text:p>
          </table:table-cell>
          <table:table-cell office:value-type="string">
            <text:p>51.89</text:p>
          </table:table-cell>
          <table:table-cell office:value-type="string">
            <text:p>-2.17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GLS</text:p>
          </table:table-cell>
          <table:table-cell office:value-type="string">
            <text:p>Galveston [GLS]</text:p>
          </table:table-cell>
          <table:table-cell office:value-type="string">
            <text:p>United States</text:p>
          </table:table-cell>
          <table:table-cell office:value-type="string">
            <text:p>Scholes International At Galveston</text:p>
          </table:table-cell>
          <table:table-cell office:value-type="string">
            <text:p>29.27</text:p>
          </table:table-cell>
          <table:table-cell office:value-type="string">
            <text:p>-94.86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GMA</text:p>
          </table:table-cell>
          <table:table-cell office:value-type="string">
            <text:p>Gemena [GMA]</text:p>
          </table:table-cell>
          <table:table-cell office:value-type="string">
            <text:p>Zaire</text:p>
          </table:table-cell>
          <table:table-cell office:value-type="string">
            <text:p>Gemena</text:p>
          </table:table-cell>
          <table:table-cell office:value-type="string">
            <text:p>3.24</text:p>
          </table:table-cell>
          <table:table-cell office:value-type="string">
            <text:p>19.77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GMB</text:p>
          </table:table-cell>
          <table:table-cell office:value-type="string">
            <text:p>Gambella [GMB]</text:p>
          </table:table-cell>
          <table:table-cell office:value-type="string">
            <text:p>Ethiopia</text:p>
          </table:table-cell>
          <table:table-cell office:value-type="string">
            <text:p>Gambella</text:p>
          </table:table-cell>
          <table:table-cell office:value-type="string">
            <text:p>8.13</text:p>
          </table:table-cell>
          <table:table-cell office:value-type="string">
            <text:p>34.56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GME</text:p>
          </table:table-cell>
          <table:table-cell office:value-type="string">
            <text:p>Gomel [GME]</text:p>
          </table:table-cell>
          <table:table-cell office:value-type="string">
            <text:p>Belarus</text:p>
          </table:table-cell>
          <table:table-cell office:value-type="string">
            <text:p>Gomel</text:p>
          </table:table-cell>
          <table:table-cell office:value-type="string">
            <text:p>52.53</text:p>
          </table:table-cell>
          <table:table-cell office:value-type="string">
            <text:p>31.02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GMP</text:p>
          </table:table-cell>
          <table:table-cell office:value-type="string">
            <text:p>Seoul [GMP]</text:p>
          </table:table-cell>
          <table:table-cell office:value-type="string">
            <text:p>South Korea</text:p>
          </table:table-cell>
          <table:table-cell office:value-type="string">
            <text:p>Gimpo</text:p>
          </table:table-cell>
          <table:table-cell office:value-type="string">
            <text:p>37.56</text:p>
          </table:table-cell>
          <table:table-cell office:value-type="string">
            <text:p>126.79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GMR</text:p>
          </table:table-cell>
          <table:table-cell office:value-type="string">
            <text:p>Totegegie [GMR]</text:p>
          </table:table-cell>
          <table:table-cell office:value-type="string">
            <text:p>French Polynesia</text:p>
          </table:table-cell>
          <table:table-cell office:value-type="string">
            <text:p>Totegegie</text:p>
          </table:table-cell>
          <table:table-cell office:value-type="string">
            <text:p>-23.08</text:p>
          </table:table-cell>
          <table:table-cell office:value-type="string">
            <text:p>-134.89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GNB</text:p>
          </table:table-cell>
          <table:table-cell office:value-type="string">
            <text:p>Grenoble [GNB]</text:p>
          </table:table-cell>
          <table:table-cell office:value-type="string">
            <text:p>France</text:p>
          </table:table-cell>
          <table:table-cell office:value-type="string">
            <text:p>Saint Geoirs</text:p>
          </table:table-cell>
          <table:table-cell office:value-type="string">
            <text:p>45.36</text:p>
          </table:table-cell>
          <table:table-cell office:value-type="string">
            <text:p>5.33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GND</text:p>
          </table:table-cell>
          <table:table-cell office:value-type="string">
            <text:p>Point Salines [GND]</text:p>
          </table:table-cell>
          <table:table-cell office:value-type="string">
            <text:p>Grenada</text:p>
          </table:table-cell>
          <table:table-cell office:value-type="string">
            <text:p>Point Salines International</text:p>
          </table:table-cell>
          <table:table-cell office:value-type="string">
            <text:p>12</text:p>
          </table:table-cell>
          <table:table-cell office:value-type="string">
            <text:p>-61.79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GNI</text:p>
          </table:table-cell>
          <table:table-cell office:value-type="string">
            <text:p>Green Island [GNI]</text:p>
          </table:table-cell>
          <table:table-cell office:value-type="string">
            <text:p>Taiwan</text:p>
          </table:table-cell>
          <table:table-cell office:value-type="string">
            <text:p>Green Island</text:p>
          </table:table-cell>
          <table:table-cell office:value-type="string">
            <text:p>22.67</text:p>
          </table:table-cell>
          <table:table-cell office:value-type="string">
            <text:p>121.46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GNS</text:p>
          </table:table-cell>
          <table:table-cell office:value-type="string">
            <text:p>Gunung Sitoli [GNS]</text:p>
          </table:table-cell>
          <table:table-cell office:value-type="string">
            <text:p>Indonesia</text:p>
          </table:table-cell>
          <table:table-cell office:value-type="string">
            <text:p>Binaka</text:p>
          </table:table-cell>
          <table:table-cell office:value-type="string">
            <text:p>1.17</text:p>
          </table:table-cell>
          <table:table-cell office:value-type="string">
            <text:p>97.7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GNT</text:p>
          </table:table-cell>
          <table:table-cell office:value-type="string">
            <text:p>Grants [GNT]</text:p>
          </table:table-cell>
          <table:table-cell office:value-type="string">
            <text:p>United States</text:p>
          </table:table-cell>
          <table:table-cell office:value-type="string">
            <text:p>Grants Milan Municipal</text:p>
          </table:table-cell>
          <table:table-cell office:value-type="string">
            <text:p>35.17</text:p>
          </table:table-cell>
          <table:table-cell office:value-type="string">
            <text:p>-107.9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GNV</text:p>
          </table:table-cell>
          <table:table-cell office:value-type="string">
            <text:p>Gainesville [GNV]</text:p>
          </table:table-cell>
          <table:table-cell office:value-type="string">
            <text:p>United States</text:p>
          </table:table-cell>
          <table:table-cell office:value-type="string">
            <text:p>Gainesville Regional</text:p>
          </table:table-cell>
          <table:table-cell office:value-type="string">
            <text:p>29.69</text:p>
          </table:table-cell>
          <table:table-cell office:value-type="string">
            <text:p>-82.27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GOA</text:p>
          </table:table-cell>
          <table:table-cell office:value-type="string">
            <text:p>Genoa [GOA]</text:p>
          </table:table-cell>
          <table:table-cell office:value-type="string">
            <text:p>Italy</text:p>
          </table:table-cell>
          <table:table-cell office:value-type="string">
            <text:p>Genova Sestri</text:p>
          </table:table-cell>
          <table:table-cell office:value-type="string">
            <text:p>44.41</text:p>
          </table:table-cell>
          <table:table-cell office:value-type="string">
            <text:p>8.84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GOH</text:p>
          </table:table-cell>
          <table:table-cell office:value-type="string">
            <text:p>Godthaab [GOH]</text:p>
          </table:table-cell>
          <table:table-cell office:value-type="string">
            <text:p>Greenland</text:p>
          </table:table-cell>
          <table:table-cell office:value-type="string">
            <text:p>Nuuk</text:p>
          </table:table-cell>
          <table:table-cell office:value-type="string">
            <text:p>64.19</text:p>
          </table:table-cell>
          <table:table-cell office:value-type="string">
            <text:p>-51.68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GOI</text:p>
          </table:table-cell>
          <table:table-cell office:value-type="string">
            <text:p>Goa [GOI]</text:p>
          </table:table-cell>
          <table:table-cell office:value-type="string">
            <text:p>India</text:p>
          </table:table-cell>
          <table:table-cell office:value-type="string">
            <text:p>Goa</text:p>
          </table:table-cell>
          <table:table-cell office:value-type="string">
            <text:p>15.38</text:p>
          </table:table-cell>
          <table:table-cell office:value-type="string">
            <text:p>73.83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GOM</text:p>
          </table:table-cell>
          <table:table-cell office:value-type="string">
            <text:p>Goma [GOM]</text:p>
          </table:table-cell>
          <table:table-cell office:value-type="string">
            <text:p>Zaire</text:p>
          </table:table-cell>
          <table:table-cell office:value-type="string">
            <text:p>Goma</text:p>
          </table:table-cell>
          <table:table-cell office:value-type="string">
            <text:p>-1.67</text:p>
          </table:table-cell>
          <table:table-cell office:value-type="string">
            <text:p>29.24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GOT</text:p>
          </table:table-cell>
          <table:table-cell office:value-type="string">
            <text:p>Gothenborg [GOT]</text:p>
          </table:table-cell>
          <table:table-cell office:value-type="string">
            <text:p>Sweden</text:p>
          </table:table-cell>
          <table:table-cell office:value-type="string">
            <text:p>Landvetter</text:p>
          </table:table-cell>
          <table:table-cell office:value-type="string">
            <text:p>57.66</text:p>
          </table:table-cell>
          <table:table-cell office:value-type="string">
            <text:p>12.28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GOU</text:p>
          </table:table-cell>
          <table:table-cell office:value-type="string">
            <text:p>Garoua [GOU]</text:p>
          </table:table-cell>
          <table:table-cell office:value-type="string">
            <text:p>Cameroon</text:p>
          </table:table-cell>
          <table:table-cell office:value-type="string">
            <text:p>Garoua</text:p>
          </table:table-cell>
          <table:table-cell office:value-type="string">
            <text:p>9.34</text:p>
          </table:table-cell>
          <table:table-cell office:value-type="string">
            <text:p>13.37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GOY</text:p>
          </table:table-cell>
          <table:table-cell office:value-type="string">
            <text:p>Galoya [GOY]</text:p>
          </table:table-cell>
          <table:table-cell office:value-type="string">
            <text:p>Sri Lanka</text:p>
          </table:table-cell>
          <table:table-cell office:value-type="string">
            <text:p>Amparai</text:p>
          </table:table-cell>
          <table:table-cell office:value-type="string">
            <text:p>7.34</text:p>
          </table:table-cell>
          <table:table-cell office:value-type="string">
            <text:p>81.63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GOZ</text:p>
          </table:table-cell>
          <table:table-cell office:value-type="string">
            <text:p>Gorna Orechovica [GOZ]</text:p>
          </table:table-cell>
          <table:table-cell office:value-type="string">
            <text:p>Bulgaria</text:p>
          </table:table-cell>
          <table:table-cell office:value-type="string">
            <text:p>Gorna Oryahovitsa</text:p>
          </table:table-cell>
          <table:table-cell office:value-type="string">
            <text:p>43.15</text:p>
          </table:table-cell>
          <table:table-cell office:value-type="string">
            <text:p>25.71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GPA</text:p>
          </table:table-cell>
          <table:table-cell office:value-type="string">
            <text:p>Patras [GPA]</text:p>
          </table:table-cell>
          <table:table-cell office:value-type="string">
            <text:p>Greece</text:p>
          </table:table-cell>
          <table:table-cell office:value-type="string">
            <text:p>Araxos</text:p>
          </table:table-cell>
          <table:table-cell office:value-type="string">
            <text:p>38.15</text:p>
          </table:table-cell>
          <table:table-cell office:value-type="string">
            <text:p>21.43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GPI</text:p>
          </table:table-cell>
          <table:table-cell office:value-type="string">
            <text:p>Guapi [GPI]</text:p>
          </table:table-cell>
          <table:table-cell office:value-type="string">
            <text:p>Colombia</text:p>
          </table:table-cell>
          <table:table-cell office:value-type="string">
            <text:p>Guapi</text:p>
          </table:table-cell>
          <table:table-cell office:value-type="string">
            <text:p>2.57</text:p>
          </table:table-cell>
          <table:table-cell office:value-type="string">
            <text:p>-77.9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GPS</text:p>
          </table:table-cell>
          <table:table-cell office:value-type="string">
            <text:p>Galapagos [GPS]</text:p>
          </table:table-cell>
          <table:table-cell office:value-type="string">
            <text:p>Galapagos Islands (Ecuador)</text:p>
          </table:table-cell>
          <table:table-cell office:value-type="string">
            <text:p>Seymour</text:p>
          </table:table-cell>
          <table:table-cell office:value-type="string">
            <text:p>-0.45</text:p>
          </table:table-cell>
          <table:table-cell office:value-type="string">
            <text:p>-90.27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GRB</text:p>
          </table:table-cell>
          <table:table-cell office:value-type="string">
            <text:p>Green Bay [GRB]</text:p>
          </table:table-cell>
          <table:table-cell office:value-type="string">
            <text:p>United States</text:p>
          </table:table-cell>
          <table:table-cell office:value-type="string">
            <text:p>Austin Straubel International</text:p>
          </table:table-cell>
          <table:table-cell office:value-type="string">
            <text:p>44.49</text:p>
          </table:table-cell>
          <table:table-cell office:value-type="string">
            <text:p>-88.13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GRF</text:p>
          </table:table-cell>
          <table:table-cell office:value-type="string">
            <text:p>Fort Lewis [GRF]</text:p>
          </table:table-cell>
          <table:table-cell office:value-type="string">
            <text:p>United States</text:p>
          </table:table-cell>
          <table:table-cell office:value-type="string">
            <text:p>Gray Army Air Field</text:p>
          </table:table-cell>
          <table:table-cell office:value-type="string">
            <text:p>47.08</text:p>
          </table:table-cell>
          <table:table-cell office:value-type="string">
            <text:p>-122.58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GRJ</text:p>
          </table:table-cell>
          <table:table-cell office:value-type="string">
            <text:p>George [GRJ]</text:p>
          </table:table-cell>
          <table:table-cell office:value-type="string">
            <text:p>South Africa</text:p>
          </table:table-cell>
          <table:table-cell office:value-type="string">
            <text:p>George</text:p>
          </table:table-cell>
          <table:table-cell office:value-type="string">
            <text:p>-34.01</text:p>
          </table:table-cell>
          <table:table-cell office:value-type="string">
            <text:p>22.38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GRK</text:p>
          </table:table-cell>
          <table:table-cell office:value-type="string">
            <text:p>Killeen [GRK]</text:p>
          </table:table-cell>
          <table:table-cell office:value-type="string">
            <text:p>United States</text:p>
          </table:table-cell>
          <table:table-cell office:value-type="string">
            <text:p>Robert Gray Army Air Field</text:p>
          </table:table-cell>
          <table:table-cell office:value-type="string">
            <text:p>31.07</text:p>
          </table:table-cell>
          <table:table-cell office:value-type="string">
            <text:p>-97.83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GRO</text:p>
          </table:table-cell>
          <table:table-cell office:value-type="string">
            <text:p>Gerona [GRO]</text:p>
          </table:table-cell>
          <table:table-cell office:value-type="string">
            <text:p>Spain</text:p>
          </table:table-cell>
          <table:table-cell office:value-type="string">
            <text:p>Girona</text:p>
          </table:table-cell>
          <table:table-cell office:value-type="string">
            <text:p>41.9</text:p>
          </table:table-cell>
          <table:table-cell office:value-type="string">
            <text:p>2.76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GRQ</text:p>
          </table:table-cell>
          <table:table-cell office:value-type="string">
            <text:p>Groningen [GRQ]</text:p>
          </table:table-cell>
          <table:table-cell office:value-type="string">
            <text:p>Netherlands</text:p>
          </table:table-cell>
          <table:table-cell office:value-type="string">
            <text:p>Eelde</text:p>
          </table:table-cell>
          <table:table-cell office:value-type="string">
            <text:p>53.12</text:p>
          </table:table-cell>
          <table:table-cell office:value-type="string">
            <text:p>6.58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GRR</text:p>
          </table:table-cell>
          <table:table-cell office:value-type="string">
            <text:p>Grand Rapids [GRR]</text:p>
          </table:table-cell>
          <table:table-cell office:value-type="string">
            <text:p>United States</text:p>
          </table:table-cell>
          <table:table-cell office:value-type="string">
            <text:p>Gerald R Ford International</text:p>
          </table:table-cell>
          <table:table-cell office:value-type="string">
            <text:p>42.88</text:p>
          </table:table-cell>
          <table:table-cell office:value-type="string">
            <text:p>-85.52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GRS</text:p>
          </table:table-cell>
          <table:table-cell office:value-type="string">
            <text:p>Grosseto [GRS]</text:p>
          </table:table-cell>
          <table:table-cell office:value-type="string">
            <text:p>Italy</text:p>
          </table:table-cell>
          <table:table-cell office:value-type="string">
            <text:p>Grosseto</text:p>
          </table:table-cell>
          <table:table-cell office:value-type="string">
            <text:p>42.76</text:p>
          </table:table-cell>
          <table:table-cell office:value-type="string">
            <text:p>11.07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GRU</text:p>
          </table:table-cell>
          <table:table-cell office:value-type="string">
            <text:p>Sao Paulo [GRU]</text:p>
          </table:table-cell>
          <table:table-cell office:value-type="string">
            <text:p>Brazil</text:p>
          </table:table-cell>
          <table:table-cell office:value-type="string">
            <text:p>Guarulhos</text:p>
          </table:table-cell>
          <table:table-cell office:value-type="string">
            <text:p>-23.43</text:p>
          </table:table-cell>
          <table:table-cell office:value-type="string">
            <text:p>-46.47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GRW</text:p>
          </table:table-cell>
          <table:table-cell office:value-type="string">
            <text:p>Graciosa Island [GRW]</text:p>
          </table:table-cell>
          <table:table-cell office:value-type="string">
            <text:p>Azores</text:p>
          </table:table-cell>
          <table:table-cell office:value-type="string">
            <text:p>Graciosa</text:p>
          </table:table-cell>
          <table:table-cell office:value-type="string">
            <text:p>39.09</text:p>
          </table:table-cell>
          <table:table-cell office:value-type="string">
            <text:p>-28.03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GRX</text:p>
          </table:table-cell>
          <table:table-cell office:value-type="string">
            <text:p>Granada [GRX]</text:p>
          </table:table-cell>
          <table:table-cell office:value-type="string">
            <text:p>Spain</text:p>
          </table:table-cell>
          <table:table-cell office:value-type="string">
            <text:p>Granada/Armilla</text:p>
          </table:table-cell>
          <table:table-cell office:value-type="string">
            <text:p>37.19</text:p>
          </table:table-cell>
          <table:table-cell office:value-type="string">
            <text:p>-3.78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GRZ</text:p>
          </table:table-cell>
          <table:table-cell office:value-type="string">
            <text:p>Graz [GRZ]</text:p>
          </table:table-cell>
          <table:table-cell office:value-type="string">
            <text:p>Austria</text:p>
          </table:table-cell>
          <table:table-cell office:value-type="string">
            <text:p>Graz Mil/Civ</text:p>
          </table:table-cell>
          <table:table-cell office:value-type="string">
            <text:p>47</text:p>
          </table:table-cell>
          <table:table-cell office:value-type="string">
            <text:p>15.43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GSB</text:p>
          </table:table-cell>
          <table:table-cell office:value-type="string">
            <text:p>Goldsboro [GSB]</text:p>
          </table:table-cell>
          <table:table-cell office:value-type="string">
            <text:p>United States</text:p>
          </table:table-cell>
          <table:table-cell office:value-type="string">
            <text:p>Seymour Johnson Air Force Base</text:p>
          </table:table-cell>
          <table:table-cell office:value-type="string">
            <text:p>35.34</text:p>
          </table:table-cell>
          <table:table-cell office:value-type="string">
            <text:p>-77.96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GSE</text:p>
          </table:table-cell>
          <table:table-cell office:value-type="string">
            <text:p>Gothenborg [GSE]</text:p>
          </table:table-cell>
          <table:table-cell office:value-type="string">
            <text:p>Sweden</text:p>
          </table:table-cell>
          <table:table-cell office:value-type="string">
            <text:p>Save</text:p>
          </table:table-cell>
          <table:table-cell office:value-type="string">
            <text:p>57.77</text:p>
          </table:table-cell>
          <table:table-cell office:value-type="string">
            <text:p>11.87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GSF</text:p>
          </table:table-cell>
          <table:table-cell office:value-type="string">
            <text:p>Setif [GSF]</text:p>
          </table:table-cell>
          <table:table-cell office:value-type="string">
            <text:p>Algeria</text:p>
          </table:table-cell>
          <table:table-cell office:value-type="string">
            <text:p>Setif Ain Arnat</text:p>
          </table:table-cell>
          <table:table-cell office:value-type="string">
            <text:p>36.18</text:p>
          </table:table-cell>
          <table:table-cell office:value-type="string">
            <text:p>5.32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GTB</text:p>
          </table:table-cell>
          <table:table-cell office:value-type="string">
            <text:p>Fort Drum [GTB]</text:p>
          </table:table-cell>
          <table:table-cell office:value-type="string">
            <text:p>United States</text:p>
          </table:table-cell>
          <table:table-cell office:value-type="string">
            <text:p>Wheeler Sack Army Air Field</text:p>
          </table:table-cell>
          <table:table-cell office:value-type="string">
            <text:p>44.06</text:p>
          </table:table-cell>
          <table:table-cell office:value-type="string">
            <text:p>-75.72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GTF</text:p>
          </table:table-cell>
          <table:table-cell office:value-type="string">
            <text:p>Great Falls [GTF]</text:p>
          </table:table-cell>
          <table:table-cell office:value-type="string">
            <text:p>United States</text:p>
          </table:table-cell>
          <table:table-cell office:value-type="string">
            <text:p>Great Falls International</text:p>
          </table:table-cell>
          <table:table-cell office:value-type="string">
            <text:p>47.48</text:p>
          </table:table-cell>
          <table:table-cell office:value-type="string">
            <text:p>-111.37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GTN</text:p>
          </table:table-cell>
          <table:table-cell office:value-type="string">
            <text:p>Mount Cook [GTN]</text:p>
          </table:table-cell>
          <table:table-cell office:value-type="string">
            <text:p>New Zealand</text:p>
          </table:table-cell>
          <table:table-cell office:value-type="string">
            <text:p>Mount Cook</text:p>
          </table:table-cell>
          <table:table-cell office:value-type="string">
            <text:p>-43.77</text:p>
          </table:table-cell>
          <table:table-cell office:value-type="string">
            <text:p>170.13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GTO</text:p>
          </table:table-cell>
          <table:table-cell office:value-type="string">
            <text:p>Gorontalo [GTO]</text:p>
          </table:table-cell>
          <table:table-cell office:value-type="string">
            <text:p>Indonesia</text:p>
          </table:table-cell>
          <table:table-cell office:value-type="string">
            <text:p>Jalaluddin</text:p>
          </table:table-cell>
          <table:table-cell office:value-type="string">
            <text:p>0.64</text:p>
          </table:table-cell>
          <table:table-cell office:value-type="string">
            <text:p>122.85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GUA</text:p>
          </table:table-cell>
          <table:table-cell office:value-type="string">
            <text:p>Guatemala City [GUA]</text:p>
          </table:table-cell>
          <table:table-cell office:value-type="string">
            <text:p>Guatemala</text:p>
          </table:table-cell>
          <table:table-cell office:value-type="string">
            <text:p>La Aurora</text:p>
          </table:table-cell>
          <table:table-cell office:value-type="string">
            <text:p>14.58</text:p>
          </table:table-cell>
          <table:table-cell office:value-type="string">
            <text:p>-90.53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GUI</text:p>
          </table:table-cell>
          <table:table-cell office:value-type="string">
            <text:p>Guiria [GUI]</text:p>
          </table:table-cell>
          <table:table-cell office:value-type="string">
            <text:p>Venezuela</text:p>
          </table:table-cell>
          <table:table-cell office:value-type="string">
            <text:p>Guiria</text:p>
          </table:table-cell>
          <table:table-cell office:value-type="string">
            <text:p>10.57</text:p>
          </table:table-cell>
          <table:table-cell office:value-type="string">
            <text:p>-62.31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GUM</text:p>
          </table:table-cell>
          <table:table-cell office:value-type="string">
            <text:p>Agana [GUM]</text:p>
          </table:table-cell>
          <table:table-cell office:value-type="string">
            <text:p>Mariana Islands</text:p>
          </table:table-cell>
          <table:table-cell office:value-type="string">
            <text:p>Guam International</text:p>
          </table:table-cell>
          <table:table-cell office:value-type="string">
            <text:p>13.48</text:p>
          </table:table-cell>
          <table:table-cell office:value-type="string">
            <text:p>144.8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GUQ</text:p>
          </table:table-cell>
          <table:table-cell office:value-type="string">
            <text:p>Guanare [GUQ]</text:p>
          </table:table-cell>
          <table:table-cell office:value-type="string">
            <text:p>Venezuela</text:p>
          </table:table-cell>
          <table:table-cell office:value-type="string">
            <text:p>Guanare</text:p>
          </table:table-cell>
          <table:table-cell office:value-type="string">
            <text:p>9.03</text:p>
          </table:table-cell>
          <table:table-cell office:value-type="string">
            <text:p>-69.76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GUS</text:p>
          </table:table-cell>
          <table:table-cell office:value-type="string">
            <text:p>Peru [GUS]</text:p>
          </table:table-cell>
          <table:table-cell office:value-type="string">
            <text:p>United States</text:p>
          </table:table-cell>
          <table:table-cell office:value-type="string">
            <text:p>Grissom Arb</text:p>
          </table:table-cell>
          <table:table-cell office:value-type="string">
            <text:p>40.65</text:p>
          </table:table-cell>
          <table:table-cell office:value-type="string">
            <text:p>-86.15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GUT</text:p>
          </table:table-cell>
          <table:table-cell office:value-type="string">
            <text:p>Guetersloh [GUT]</text:p>
          </table:table-cell>
          <table:table-cell office:value-type="string">
            <text:p>Germany</text:p>
          </table:table-cell>
          <table:table-cell office:value-type="string">
            <text:p>Gutersloh</text:p>
          </table:table-cell>
          <table:table-cell office:value-type="string">
            <text:p>51.92</text:p>
          </table:table-cell>
          <table:table-cell office:value-type="string">
            <text:p>8.31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GVA</text:p>
          </table:table-cell>
          <table:table-cell office:value-type="string">
            <text:p>Geneva [GVA]</text:p>
          </table:table-cell>
          <table:table-cell office:value-type="string">
            <text:p>Switzerland</text:p>
          </table:table-cell>
          <table:table-cell office:value-type="string">
            <text:p>Geneva Cointrin</text:p>
          </table:table-cell>
          <table:table-cell office:value-type="string">
            <text:p>46.24</text:p>
          </table:table-cell>
          <table:table-cell office:value-type="string">
            <text:p>6.11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GVT</text:p>
          </table:table-cell>
          <table:table-cell office:value-type="string">
            <text:p>Greenvile [GVT]</text:p>
          </table:table-cell>
          <table:table-cell office:value-type="string">
            <text:p>United States</text:p>
          </table:table-cell>
          <table:table-cell office:value-type="string">
            <text:p>Majors</text:p>
          </table:table-cell>
          <table:table-cell office:value-type="string">
            <text:p>33.07</text:p>
          </table:table-cell>
          <table:table-cell office:value-type="string">
            <text:p>-96.07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GVW</text:p>
          </table:table-cell>
          <table:table-cell office:value-type="string">
            <text:p>Grandview [GVW]</text:p>
          </table:table-cell>
          <table:table-cell office:value-type="string">
            <text:p>United States</text:p>
          </table:table-cell>
          <table:table-cell office:value-type="string">
            <text:p>Richards Gebaur Memorial</text:p>
          </table:table-cell>
          <table:table-cell office:value-type="string">
            <text:p>38.84</text:p>
          </table:table-cell>
          <table:table-cell office:value-type="string">
            <text:p>-94.56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GVX</text:p>
          </table:table-cell>
          <table:table-cell office:value-type="string">
            <text:p>Gavle [GVX]</text:p>
          </table:table-cell>
          <table:table-cell office:value-type="string">
            <text:p>Sweden</text:p>
          </table:table-cell>
          <table:table-cell office:value-type="string">
            <text:p>Gavle Sandviken</text:p>
          </table:table-cell>
          <table:table-cell office:value-type="string">
            <text:p>60.59</text:p>
          </table:table-cell>
          <table:table-cell office:value-type="string">
            <text:p>16.95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GWD</text:p>
          </table:table-cell>
          <table:table-cell office:value-type="string">
            <text:p>Gwadar [GWD]</text:p>
          </table:table-cell>
          <table:table-cell office:value-type="string">
            <text:p>Pakistan</text:p>
          </table:table-cell>
          <table:table-cell office:value-type="string">
            <text:p>Gwadar</text:p>
          </table:table-cell>
          <table:table-cell office:value-type="string">
            <text:p>25.23</text:p>
          </table:table-cell>
          <table:table-cell office:value-type="string">
            <text:p>62.33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GWE</text:p>
          </table:table-cell>
          <table:table-cell office:value-type="string">
            <text:p>Gwert [GWE]</text:p>
          </table:table-cell>
          <table:table-cell office:value-type="string">
            <text:p>Zimbabwe</text:p>
          </table:table-cell>
          <table:table-cell office:value-type="string">
            <text:p>Gweru Thornhill</text:p>
          </table:table-cell>
          <table:table-cell office:value-type="string">
            <text:p>-19.44</text:p>
          </table:table-cell>
          <table:table-cell office:value-type="string">
            <text:p>29.86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GWL</text:p>
          </table:table-cell>
          <table:table-cell office:value-type="string">
            <text:p>Gwalior [GWL]</text:p>
          </table:table-cell>
          <table:table-cell office:value-type="string">
            <text:p>India</text:p>
          </table:table-cell>
          <table:table-cell office:value-type="string">
            <text:p>Gwalior</text:p>
          </table:table-cell>
          <table:table-cell office:value-type="string">
            <text:p>26.29</text:p>
          </table:table-cell>
          <table:table-cell office:value-type="string">
            <text:p>78.23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GWO</text:p>
          </table:table-cell>
          <table:table-cell office:value-type="string">
            <text:p>Greenwood [GWO]</text:p>
          </table:table-cell>
          <table:table-cell office:value-type="string">
            <text:p>United States</text:p>
          </table:table-cell>
          <table:table-cell office:value-type="string">
            <text:p>Greenwood Leflore</text:p>
          </table:table-cell>
          <table:table-cell office:value-type="string">
            <text:p>33.49</text:p>
          </table:table-cell>
          <table:table-cell office:value-type="string">
            <text:p>-90.08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GWT</text:p>
          </table:table-cell>
          <table:table-cell office:value-type="string">
            <text:p>Westerland [GWT]</text:p>
          </table:table-cell>
          <table:table-cell office:value-type="string">
            <text:p>Germany</text:p>
          </table:table-cell>
          <table:table-cell office:value-type="string">
            <text:p>Westerland Sylt</text:p>
          </table:table-cell>
          <table:table-cell office:value-type="string">
            <text:p>54.91</text:p>
          </table:table-cell>
          <table:table-cell office:value-type="string">
            <text:p>8.34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GWW</text:p>
          </table:table-cell>
          <table:table-cell office:value-type="string">
            <text:p>Gotha Ost [GWW]</text:p>
          </table:table-cell>
          <table:table-cell office:value-type="string">
            <text:p>Germany</text:p>
          </table:table-cell>
          <table:table-cell office:value-type="string">
            <text:p>Goldsboro Wayne Municipal</text:p>
          </table:table-cell>
          <table:table-cell office:value-type="string">
            <text:p>35.46</text:p>
          </table:table-cell>
          <table:table-cell office:value-type="string">
            <text:p>-77.96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GWY</text:p>
          </table:table-cell>
          <table:table-cell office:value-type="string">
            <text:p>Galway [GWY]</text:p>
          </table:table-cell>
          <table:table-cell office:value-type="string">
            <text:p>Ireland</text:p>
          </table:table-cell>
          <table:table-cell office:value-type="string">
            <text:p>Galway</text:p>
          </table:table-cell>
          <table:table-cell office:value-type="string">
            <text:p>53.3</text:p>
          </table:table-cell>
          <table:table-cell office:value-type="string">
            <text:p>-8.94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GXG</text:p>
          </table:table-cell>
          <table:table-cell office:value-type="string">
            <text:p>Negage [GXG]</text:p>
          </table:table-cell>
          <table:table-cell office:value-type="string">
            <text:p>Angola</text:p>
          </table:table-cell>
          <table:table-cell office:value-type="string">
            <text:p>Negage</text:p>
          </table:table-cell>
          <table:table-cell office:value-type="string">
            <text:p>-7.75</text:p>
          </table:table-cell>
          <table:table-cell office:value-type="string">
            <text:p>15.29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GXQ</text:p>
          </table:table-cell>
          <table:table-cell office:value-type="string">
            <text:p>Coyhaique [GXQ]</text:p>
          </table:table-cell>
          <table:table-cell office:value-type="string">
            <text:p>Chile</text:p>
          </table:table-cell>
          <table:table-cell office:value-type="string">
            <text:p>Teniente Vidal</text:p>
          </table:table-cell>
          <table:table-cell office:value-type="string">
            <text:p>-45.59</text:p>
          </table:table-cell>
          <table:table-cell office:value-type="string">
            <text:p>-72.11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GYA</text:p>
          </table:table-cell>
          <table:table-cell office:value-type="string">
            <text:p>Guayaramerin [GYA]</text:p>
          </table:table-cell>
          <table:table-cell office:value-type="string">
            <text:p>Bolivia</text:p>
          </table:table-cell>
          <table:table-cell office:value-type="string">
            <text:p>Cap De Av Emilio Beltran</text:p>
          </table:table-cell>
          <table:table-cell office:value-type="string">
            <text:p>-10.82</text:p>
          </table:table-cell>
          <table:table-cell office:value-type="string">
            <text:p>-65.35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GYE</text:p>
          </table:table-cell>
          <table:table-cell office:value-type="string">
            <text:p>Guayaquil [GYE]</text:p>
          </table:table-cell>
          <table:table-cell office:value-type="string">
            <text:p>Ecuador</text:p>
          </table:table-cell>
          <table:table-cell office:value-type="string">
            <text:p>Simon Bolivar International</text:p>
          </table:table-cell>
          <table:table-cell office:value-type="string">
            <text:p>-2.16</text:p>
          </table:table-cell>
          <table:table-cell office:value-type="string">
            <text:p>-79.88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GYI</text:p>
          </table:table-cell>
          <table:table-cell office:value-type="string">
            <text:p>Gisenyi [GYI]</text:p>
          </table:table-cell>
          <table:table-cell office:value-type="string">
            <text:p>Rwanda</text:p>
          </table:table-cell>
          <table:table-cell office:value-type="string">
            <text:p>Gisenyi</text:p>
          </table:table-cell>
          <table:table-cell office:value-type="string">
            <text:p>-1.68</text:p>
          </table:table-cell>
          <table:table-cell office:value-type="string">
            <text:p>29.26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GYM</text:p>
          </table:table-cell>
          <table:table-cell office:value-type="string">
            <text:p>Guaymas [GYM]</text:p>
          </table:table-cell>
          <table:table-cell office:value-type="string">
            <text:p>Mexico</text:p>
          </table:table-cell>
          <table:table-cell office:value-type="string">
            <text:p>General Jose Maria Yanez International</text:p>
          </table:table-cell>
          <table:table-cell office:value-type="string">
            <text:p>27.97</text:p>
          </table:table-cell>
          <table:table-cell office:value-type="string">
            <text:p>-110.93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GYN</text:p>
          </table:table-cell>
          <table:table-cell office:value-type="string">
            <text:p>Goiania [GYN]</text:p>
          </table:table-cell>
          <table:table-cell office:value-type="string">
            <text:p>Brazil</text:p>
          </table:table-cell>
          <table:table-cell office:value-type="string">
            <text:p>Santa Genoveva</text:p>
          </table:table-cell>
          <table:table-cell office:value-type="string">
            <text:p>-16.63</text:p>
          </table:table-cell>
          <table:table-cell office:value-type="string">
            <text:p>-49.22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GZT</text:p>
          </table:table-cell>
          <table:table-cell office:value-type="string">
            <text:p>Gaziantep [GZT]</text:p>
          </table:table-cell>
          <table:table-cell office:value-type="string">
            <text:p>Turkey</text:p>
          </table:table-cell>
          <table:table-cell office:value-type="string">
            <text:p>Oguzeli</text:p>
          </table:table-cell>
          <table:table-cell office:value-type="string">
            <text:p>36.95</text:p>
          </table:table-cell>
          <table:table-cell office:value-type="string">
            <text:p>37.48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HAA</text:p>
          </table:table-cell>
          <table:table-cell office:value-type="string">
            <text:p>Hasvik [HAA]</text:p>
          </table:table-cell>
          <table:table-cell office:value-type="string">
            <text:p>Norway</text:p>
          </table:table-cell>
          <table:table-cell office:value-type="string">
            <text:p>Hasvik</text:p>
          </table:table-cell>
          <table:table-cell office:value-type="string">
            <text:p>70.49</text:p>
          </table:table-cell>
          <table:table-cell office:value-type="string">
            <text:p>22.14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HAC</text:p>
          </table:table-cell>
          <table:table-cell office:value-type="string">
            <text:p>Hachijojima [HAC]</text:p>
          </table:table-cell>
          <table:table-cell office:value-type="string">
            <text:p>Japan</text:p>
          </table:table-cell>
          <table:table-cell office:value-type="string">
            <text:p>Hachijojima</text:p>
          </table:table-cell>
          <table:table-cell office:value-type="string">
            <text:p>33.12</text:p>
          </table:table-cell>
          <table:table-cell office:value-type="string">
            <text:p>139.79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HAD</text:p>
          </table:table-cell>
          <table:table-cell office:value-type="string">
            <text:p>Halmstad [HAD]</text:p>
          </table:table-cell>
          <table:table-cell office:value-type="string">
            <text:p>Sweden</text:p>
          </table:table-cell>
          <table:table-cell office:value-type="string">
            <text:p>Halmstad</text:p>
          </table:table-cell>
          <table:table-cell office:value-type="string">
            <text:p>56.69</text:p>
          </table:table-cell>
          <table:table-cell office:value-type="string">
            <text:p>12.82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HAH</text:p>
          </table:table-cell>
          <table:table-cell office:value-type="string">
            <text:p>Moroni [HAH]</text:p>
          </table:table-cell>
          <table:table-cell office:value-type="string">
            <text:p>Comoros Islands</text:p>
          </table:table-cell>
          <table:table-cell office:value-type="string">
            <text:p>Moroni Hahaia</text:p>
          </table:table-cell>
          <table:table-cell office:value-type="string">
            <text:p>-11.53</text:p>
          </table:table-cell>
          <table:table-cell office:value-type="string">
            <text:p>43.27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HAJ</text:p>
          </table:table-cell>
          <table:table-cell office:value-type="string">
            <text:p>Hannover [HAJ]</text:p>
          </table:table-cell>
          <table:table-cell office:value-type="string">
            <text:p>Germany</text:p>
          </table:table-cell>
          <table:table-cell office:value-type="string">
            <text:p>Hannover</text:p>
          </table:table-cell>
          <table:table-cell office:value-type="string">
            <text:p>52.46</text:p>
          </table:table-cell>
          <table:table-cell office:value-type="string">
            <text:p>9.69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HAM</text:p>
          </table:table-cell>
          <table:table-cell office:value-type="string">
            <text:p>Hamburg [HAM]</text:p>
          </table:table-cell>
          <table:table-cell office:value-type="string">
            <text:p>Germany</text:p>
          </table:table-cell>
          <table:table-cell office:value-type="string">
            <text:p>Hamburg</text:p>
          </table:table-cell>
          <table:table-cell office:value-type="string">
            <text:p>53.63</text:p>
          </table:table-cell>
          <table:table-cell office:value-type="string">
            <text:p>9.99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HAN</text:p>
          </table:table-cell>
          <table:table-cell office:value-type="string">
            <text:p>Hanoi [HAN]</text:p>
          </table:table-cell>
          <table:table-cell office:value-type="string">
            <text:p>Vietnam</text:p>
          </table:table-cell>
          <table:table-cell office:value-type="string">
            <text:p>Noibai International</text:p>
          </table:table-cell>
          <table:table-cell office:value-type="string">
            <text:p>21.22</text:p>
          </table:table-cell>
          <table:table-cell office:value-type="string">
            <text:p>105.81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HAR</text:p>
          </table:table-cell>
          <table:table-cell office:value-type="string">
            <text:p>Harrisburg [HAR]</text:p>
          </table:table-cell>
          <table:table-cell office:value-type="string">
            <text:p>United States</text:p>
          </table:table-cell>
          <table:table-cell office:value-type="string">
            <text:p>Capital City Airport</text:p>
          </table:table-cell>
          <table:table-cell office:value-type="string">
            <text:p>40.22</text:p>
          </table:table-cell>
          <table:table-cell office:value-type="string">
            <text:p>-76.85</text:p>
          </table:table-cell>
          <table:table-cell office:value-type="string">
            <text:p>degrees N and E</text:p>
          </table:table-cell>
          <table:table-cell office:value-type="string">
            <text:p>amee/defra 2008</text:p>
          </table:table-cell>
        </table:table-row>
        <table:table-row table:style-name="ro1">
          <table:table-cell office:value-type="string">
            <text:p>HAS</text:p>
          </table:table-cell>
          <table:table-cell office:value-type="string">
            <text:p>Hail [HAS]</text:p>
          </table:table-cell>
          <table:table-cell office:value-type="string">
            <text:p>Saudi Arabia</text:p>
          </table:table-cell>
          <table:table-cell office:value-type="string">
            <text:p>Hail</text:p>
          </table:table-cell>
          <table:table-cell office:value-type="string">
            <text:p>27.44</text:p>
          </table:table-cell>
          <table:table-cell office:value-type="string">
            <text:p>41.69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HAU</text:p>
          </table:table-cell>
          <table:table-cell office:value-type="string">
            <text:p>Haugesund [HAU]</text:p>
          </table:table-cell>
          <table:table-cell office:value-type="string">
            <text:p>Norway</text:p>
          </table:table-cell>
          <table:table-cell office:value-type="string">
            <text:p>Haugesund Karmoy</text:p>
          </table:table-cell>
          <table:table-cell office:value-type="string">
            <text:p>59.35</text:p>
          </table:table-cell>
          <table:table-cell office:value-type="string">
            <text:p>5.21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HAV</text:p>
          </table:table-cell>
          <table:table-cell office:value-type="string">
            <text:p>Havana [HAV]</text:p>
          </table:table-cell>
          <table:table-cell office:value-type="string">
            <text:p>Cuba</text:p>
          </table:table-cell>
          <table:table-cell office:value-type="string">
            <text:p>Jose Marti International</text:p>
          </table:table-cell>
          <table:table-cell office:value-type="string">
            <text:p>22.99</text:p>
          </table:table-cell>
          <table:table-cell office:value-type="string">
            <text:p>-82.41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HBA</text:p>
          </table:table-cell>
          <table:table-cell office:value-type="string">
            <text:p>Hobart [HBA]</text:p>
          </table:table-cell>
          <table:table-cell office:value-type="string">
            <text:p>Australia</text:p>
          </table:table-cell>
          <table:table-cell office:value-type="string">
            <text:p>Hobart</text:p>
          </table:table-cell>
          <table:table-cell office:value-type="string">
            <text:p>-42.84</text:p>
          </table:table-cell>
          <table:table-cell office:value-type="string">
            <text:p>147.51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HBR</text:p>
          </table:table-cell>
          <table:table-cell office:value-type="string">
            <text:p>Hobart [HBR]</text:p>
          </table:table-cell>
          <table:table-cell office:value-type="string">
            <text:p>United States</text:p>
          </table:table-cell>
          <table:table-cell office:value-type="string">
            <text:p>Hobart Municipal</text:p>
          </table:table-cell>
          <table:table-cell office:value-type="string">
            <text:p>34.99</text:p>
          </table:table-cell>
          <table:table-cell office:value-type="string">
            <text:p>-99.05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HBT</text:p>
          </table:table-cell>
          <table:table-cell office:value-type="string">
            <text:p>King Khalid Mil.City [HBT]</text:p>
          </table:table-cell>
          <table:table-cell office:value-type="string">
            <text:p>Saudi Arabia</text:p>
          </table:table-cell>
          <table:table-cell office:value-type="string">
            <text:p>King Khaled Military City</text:p>
          </table:table-cell>
          <table:table-cell office:value-type="string">
            <text:p>27.9</text:p>
          </table:table-cell>
          <table:table-cell office:value-type="string">
            <text:p>45.53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HCS</text:p>
          </table:table-cell>
          <table:table-cell office:value-type="string">
            <text:p>Johannesburg [HCS]</text:p>
          </table:table-cell>
          <table:table-cell office:value-type="string">
            <text:p>South Africa</text:p>
          </table:table-cell>
          <table:table-cell office:value-type="string">
            <text:p>Rand</text:p>
          </table:table-cell>
          <table:table-cell office:value-type="string">
            <text:p>-26.24</text:p>
          </table:table-cell>
          <table:table-cell office:value-type="string">
            <text:p>28.15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HDD</text:p>
          </table:table-cell>
          <table:table-cell office:value-type="string">
            <text:p>Hyderabad [HDD]</text:p>
          </table:table-cell>
          <table:table-cell office:value-type="string">
            <text:p>Pakistan</text:p>
          </table:table-cell>
          <table:table-cell office:value-type="string">
            <text:p>Hyderabad</text:p>
          </table:table-cell>
          <table:table-cell office:value-type="string">
            <text:p>25.32</text:p>
          </table:table-cell>
          <table:table-cell office:value-type="string">
            <text:p>68.37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HDH</text:p>
          </table:table-cell>
          <table:table-cell office:value-type="string">
            <text:p>Dillingham [HDH]</text:p>
          </table:table-cell>
          <table:table-cell office:value-type="string">
            <text:p>United States</text:p>
          </table:table-cell>
          <table:table-cell office:value-type="string">
            <text:p>Dillingham</text:p>
          </table:table-cell>
          <table:table-cell office:value-type="string">
            <text:p>21.58</text:p>
          </table:table-cell>
          <table:table-cell office:value-type="string">
            <text:p>-158.21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HDS</text:p>
          </table:table-cell>
          <table:table-cell office:value-type="string">
            <text:p>Hoedspruit [HDS]</text:p>
          </table:table-cell>
          <table:table-cell office:value-type="string">
            <text:p>South Africa</text:p>
          </table:table-cell>
          <table:table-cell office:value-type="string">
            <text:p>Hoedspruit Afs</text:p>
          </table:table-cell>
          <table:table-cell office:value-type="string">
            <text:p>-24.37</text:p>
          </table:table-cell>
          <table:table-cell office:value-type="string">
            <text:p>31.05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HDY</text:p>
          </table:table-cell>
          <table:table-cell office:value-type="string">
            <text:p>Songkhla [HDY]</text:p>
          </table:table-cell>
          <table:table-cell office:value-type="string">
            <text:p>Thailand</text:p>
          </table:table-cell>
          <table:table-cell office:value-type="string">
            <text:p>Hat Yai International</text:p>
          </table:table-cell>
          <table:table-cell office:value-type="string">
            <text:p>6.93</text:p>
          </table:table-cell>
          <table:table-cell office:value-type="string">
            <text:p>100.39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HEA</text:p>
          </table:table-cell>
          <table:table-cell office:value-type="string">
            <text:p>Herat [HEA]</text:p>
          </table:table-cell>
          <table:table-cell office:value-type="string">
            <text:p>Afghanistan</text:p>
          </table:table-cell>
          <table:table-cell office:value-type="string">
            <text:p>Herat</text:p>
          </table:table-cell>
          <table:table-cell office:value-type="string">
            <text:p>34.21</text:p>
          </table:table-cell>
          <table:table-cell office:value-type="string">
            <text:p>62.23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HEH</text:p>
          </table:table-cell>
          <table:table-cell office:value-type="string">
            <text:p>Heho [HEH]</text:p>
          </table:table-cell>
          <table:table-cell office:value-type="string">
            <text:p>Myanmar (Burma)</text:p>
          </table:table-cell>
          <table:table-cell office:value-type="string">
            <text:p>Heho</text:p>
          </table:table-cell>
          <table:table-cell office:value-type="string">
            <text:p>20.74</text:p>
          </table:table-cell>
          <table:table-cell office:value-type="string">
            <text:p>96.79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HEL</text:p>
          </table:table-cell>
          <table:table-cell office:value-type="string">
            <text:p>Helsinki [HEL]</text:p>
          </table:table-cell>
          <table:table-cell office:value-type="string">
            <text:p>Finland</text:p>
          </table:table-cell>
          <table:table-cell office:value-type="string">
            <text:p>Helsinki Vantaa</text:p>
          </table:table-cell>
          <table:table-cell office:value-type="string">
            <text:p>60.32</text:p>
          </table:table-cell>
          <table:table-cell office:value-type="string">
            <text:p>24.96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HEM</text:p>
          </table:table-cell>
          <table:table-cell office:value-type="string">
            <text:p>Helsinki [HEM]</text:p>
          </table:table-cell>
          <table:table-cell office:value-type="string">
            <text:p>Finland</text:p>
          </table:table-cell>
          <table:table-cell office:value-type="string">
            <text:p>Helsinki Malmi</text:p>
          </table:table-cell>
          <table:table-cell office:value-type="string">
            <text:p>60.25</text:p>
          </table:table-cell>
          <table:table-cell office:value-type="string">
            <text:p>25.04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HER</text:p>
          </table:table-cell>
          <table:table-cell office:value-type="string">
            <text:p>Heraklion [HER]</text:p>
          </table:table-cell>
          <table:table-cell office:value-type="string">
            <text:p>Greece</text:p>
          </table:table-cell>
          <table:table-cell office:value-type="string">
            <text:p>Nikos Kazantzakis</text:p>
          </table:table-cell>
          <table:table-cell office:value-type="string">
            <text:p>35.34</text:p>
          </table:table-cell>
          <table:table-cell office:value-type="string">
            <text:p>25.18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HEW</text:p>
          </table:table-cell>
          <table:table-cell office:value-type="string">
            <text:p>Athens [HEW]</text:p>
          </table:table-cell>
          <table:table-cell office:value-type="string">
            <text:p>Greece</text:p>
          </table:table-cell>
          <table:table-cell office:value-type="string">
            <text:p>Athinai</text:p>
          </table:table-cell>
          <table:table-cell office:value-type="string">
            <text:p>37.89</text:p>
          </table:table-cell>
          <table:table-cell office:value-type="string">
            <text:p>23.73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HEX</text:p>
          </table:table-cell>
          <table:table-cell office:value-type="string">
            <text:p>Santo Domingo [HEX]</text:p>
          </table:table-cell>
          <table:table-cell office:value-type="string">
            <text:p>Dominican Republic</text:p>
          </table:table-cell>
          <table:table-cell office:value-type="string">
            <text:p>Herrera International</text:p>
          </table:table-cell>
          <table:table-cell office:value-type="string">
            <text:p>18.47</text:p>
          </table:table-cell>
          <table:table-cell office:value-type="string">
            <text:p>-69.97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HFA</text:p>
          </table:table-cell>
          <table:table-cell office:value-type="string">
            <text:p>Haifa [HFA]</text:p>
          </table:table-cell>
          <table:table-cell office:value-type="string">
            <text:p>Israel</text:p>
          </table:table-cell>
          <table:table-cell office:value-type="string">
            <text:p>Haifa</text:p>
          </table:table-cell>
          <table:table-cell office:value-type="string">
            <text:p>32.81</text:p>
          </table:table-cell>
          <table:table-cell office:value-type="string">
            <text:p>35.04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HFD</text:p>
          </table:table-cell>
          <table:table-cell office:value-type="string">
            <text:p>Hartford [HFD]</text:p>
          </table:table-cell>
          <table:table-cell office:value-type="string">
            <text:p>United States</text:p>
          </table:table-cell>
          <table:table-cell office:value-type="string">
            <text:p>Hartford Brainard</text:p>
          </table:table-cell>
          <table:table-cell office:value-type="string">
            <text:p>41.74</text:p>
          </table:table-cell>
          <table:table-cell office:value-type="string">
            <text:p>-72.65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HFE</text:p>
          </table:table-cell>
          <table:table-cell office:value-type="string">
            <text:p>Hefei [HFE]</text:p>
          </table:table-cell>
          <table:table-cell office:value-type="string">
            <text:p>China</text:p>
          </table:table-cell>
          <table:table-cell office:value-type="string">
            <text:p>Luogang</text:p>
          </table:table-cell>
          <table:table-cell office:value-type="string">
            <text:p>31.78</text:p>
          </table:table-cell>
          <table:table-cell office:value-type="string">
            <text:p>117.3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HFN</text:p>
          </table:table-cell>
          <table:table-cell office:value-type="string">
            <text:p>Hofn [HFN]</text:p>
          </table:table-cell>
          <table:table-cell office:value-type="string">
            <text:p>Iceland</text:p>
          </table:table-cell>
          <table:table-cell office:value-type="string">
            <text:p>Hornafjordur</text:p>
          </table:table-cell>
          <table:table-cell office:value-type="string">
            <text:p>64.3</text:p>
          </table:table-cell>
          <table:table-cell office:value-type="string">
            <text:p>-15.23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HGA</text:p>
          </table:table-cell>
          <table:table-cell office:value-type="string">
            <text:p>Hargeisa [HGA]</text:p>
          </table:table-cell>
          <table:table-cell office:value-type="string">
            <text:p>Somalia</text:p>
          </table:table-cell>
          <table:table-cell office:value-type="string">
            <text:p>Hargeisa</text:p>
          </table:table-cell>
          <table:table-cell office:value-type="string">
            <text:p>9.52</text:p>
          </table:table-cell>
          <table:table-cell office:value-type="string">
            <text:p>44.09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HGH</text:p>
          </table:table-cell>
          <table:table-cell office:value-type="string">
            <text:p>Hangzhou [HGH]</text:p>
          </table:table-cell>
          <table:table-cell office:value-type="string">
            <text:p>China</text:p>
          </table:table-cell>
          <table:table-cell office:value-type="string">
            <text:p>Xiaoshan</text:p>
          </table:table-cell>
          <table:table-cell office:value-type="string">
            <text:p>30.23</text:p>
          </table:table-cell>
          <table:table-cell office:value-type="string">
            <text:p>120.43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HGO</text:p>
          </table:table-cell>
          <table:table-cell office:value-type="string">
            <text:p>Korhogo [HGO]</text:p>
          </table:table-cell>
          <table:table-cell office:value-type="string">
            <text:p>Ivory Coast</text:p>
          </table:table-cell>
          <table:table-cell office:value-type="string">
            <text:p>Korhogo</text:p>
          </table:table-cell>
          <table:table-cell office:value-type="string">
            <text:p>9.39</text:p>
          </table:table-cell>
          <table:table-cell office:value-type="string">
            <text:p>-5.56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HGS</text:p>
          </table:table-cell>
          <table:table-cell office:value-type="string">
            <text:p>Hastings [HGS]</text:p>
          </table:table-cell>
          <table:table-cell office:value-type="string">
            <text:p>Sierra Leone</text:p>
          </table:table-cell>
          <table:table-cell office:value-type="string">
            <text:p>Hastings</text:p>
          </table:table-cell>
          <table:table-cell office:value-type="string">
            <text:p>8.39</text:p>
          </table:table-cell>
          <table:table-cell office:value-type="string">
            <text:p>-13.13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HGU</text:p>
          </table:table-cell>
          <table:table-cell office:value-type="string">
            <text:p>Mount Hagen [HGU]</text:p>
          </table:table-cell>
          <table:table-cell office:value-type="string">
            <text:p>Papua New Guinea</text:p>
          </table:table-cell>
          <table:table-cell office:value-type="string">
            <text:p>Mount Hagen</text:p>
          </table:table-cell>
          <table:table-cell office:value-type="string">
            <text:p>-5.83</text:p>
          </table:table-cell>
          <table:table-cell office:value-type="string">
            <text:p>144.3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HHN</text:p>
          </table:table-cell>
          <table:table-cell office:value-type="string">
            <text:p>Hahn [HHN]</text:p>
          </table:table-cell>
          <table:table-cell office:value-type="string">
            <text:p>Germany</text:p>
          </table:table-cell>
          <table:table-cell office:value-type="string">
            <text:p>Frankfurt Hahn</text:p>
          </table:table-cell>
          <table:table-cell office:value-type="string">
            <text:p>49.95</text:p>
          </table:table-cell>
          <table:table-cell office:value-type="string">
            <text:p>7.26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HHQ</text:p>
          </table:table-cell>
          <table:table-cell office:value-type="string">
            <text:p>Prachuap Khiri Khan [HHQ]</text:p>
          </table:table-cell>
          <table:table-cell office:value-type="string">
            <text:p>Thailand</text:p>
          </table:table-cell>
          <table:table-cell office:value-type="string">
            <text:p>Hua Hin</text:p>
          </table:table-cell>
          <table:table-cell office:value-type="string">
            <text:p>12.63</text:p>
          </table:table-cell>
          <table:table-cell office:value-type="string">
            <text:p>99.95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HHR</text:p>
          </table:table-cell>
          <table:table-cell office:value-type="string">
            <text:p>Hawthorne [HHR]</text:p>
          </table:table-cell>
          <table:table-cell office:value-type="string">
            <text:p>United States</text:p>
          </table:table-cell>
          <table:table-cell office:value-type="string">
            <text:p>Jack Northrop Field Hawthorne Municipal</text:p>
          </table:table-cell>
          <table:table-cell office:value-type="string">
            <text:p>33.92</text:p>
          </table:table-cell>
          <table:table-cell office:value-type="string">
            <text:p>-118.34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HIB</text:p>
          </table:table-cell>
          <table:table-cell office:value-type="string">
            <text:p>Hibbing [HIB]</text:p>
          </table:table-cell>
          <table:table-cell office:value-type="string">
            <text:p>United States</text:p>
          </table:table-cell>
          <table:table-cell office:value-type="string">
            <text:p>Chisholm Hibbing</text:p>
          </table:table-cell>
          <table:table-cell office:value-type="string">
            <text:p>47.39</text:p>
          </table:table-cell>
          <table:table-cell office:value-type="string">
            <text:p>-92.84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HIF</text:p>
          </table:table-cell>
          <table:table-cell office:value-type="string">
            <text:p>Ogden [HIF]</text:p>
          </table:table-cell>
          <table:table-cell office:value-type="string">
            <text:p>United States</text:p>
          </table:table-cell>
          <table:table-cell office:value-type="string">
            <text:p>Hill Air Force Base</text:p>
          </table:table-cell>
          <table:table-cell office:value-type="string">
            <text:p>41.12</text:p>
          </table:table-cell>
          <table:table-cell office:value-type="string">
            <text:p>-111.97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HIJ</text:p>
          </table:table-cell>
          <table:table-cell office:value-type="string">
            <text:p>Hiroshima [HIJ]</text:p>
          </table:table-cell>
          <table:table-cell office:value-type="string">
            <text:p>Japan</text:p>
          </table:table-cell>
          <table:table-cell office:value-type="string">
            <text:p>Hiroshima</text:p>
          </table:table-cell>
          <table:table-cell office:value-type="string">
            <text:p>34.44</text:p>
          </table:table-cell>
          <table:table-cell office:value-type="string">
            <text:p>132.92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HIR</text:p>
          </table:table-cell>
          <table:table-cell office:value-type="string">
            <text:p>Honiara [HIR]</text:p>
          </table:table-cell>
          <table:table-cell office:value-type="string">
            <text:p>Solomon Islands</text:p>
          </table:table-cell>
          <table:table-cell office:value-type="string">
            <text:p>Honiara</text:p>
          </table:table-cell>
          <table:table-cell office:value-type="string">
            <text:p>-9.43</text:p>
          </table:table-cell>
          <table:table-cell office:value-type="string">
            <text:p>160.05</text:p>
          </table:table-cell>
          <table:table-cell office:value-type="string">
            <text:p>degrees N and E</text:p>
          </table:table-cell>
          <table:table-cell office:value-type="string">
            <text:p>amee/defra 2008</text:p>
          </table:table-cell>
        </table:table-row>
        <table:table-row table:style-name="ro1">
          <table:table-cell office:value-type="string">
            <text:p>HJR</text:p>
          </table:table-cell>
          <table:table-cell office:value-type="string">
            <text:p>Khajuraho [HJR]</text:p>
          </table:table-cell>
          <table:table-cell office:value-type="string">
            <text:p>India</text:p>
          </table:table-cell>
          <table:table-cell office:value-type="string">
            <text:p>Khajuraho</text:p>
          </table:table-cell>
          <table:table-cell office:value-type="string">
            <text:p>24.82</text:p>
          </table:table-cell>
          <table:table-cell office:value-type="string">
            <text:p>79.92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HKD</text:p>
          </table:table-cell>
          <table:table-cell office:value-type="string">
            <text:p>Hakodate [HKD]</text:p>
          </table:table-cell>
          <table:table-cell office:value-type="string">
            <text:p>Japan</text:p>
          </table:table-cell>
          <table:table-cell office:value-type="string">
            <text:p>Hakodate</text:p>
          </table:table-cell>
          <table:table-cell office:value-type="string">
            <text:p>41.77</text:p>
          </table:table-cell>
          <table:table-cell office:value-type="string">
            <text:p>140.82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HKG</text:p>
          </table:table-cell>
          <table:table-cell office:value-type="string">
            <text:p>Hong Kong [HKG]</text:p>
          </table:table-cell>
          <table:table-cell office:value-type="string">
            <text:p>China</text:p>
          </table:table-cell>
          <table:table-cell office:value-type="string">
            <text:p>Hong Kong International</text:p>
          </table:table-cell>
          <table:table-cell office:value-type="string">
            <text:p>22.31</text:p>
          </table:table-cell>
          <table:table-cell office:value-type="string">
            <text:p>113.91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HKK</text:p>
          </table:table-cell>
          <table:table-cell office:value-type="string">
            <text:p>Hokitika [HKK]</text:p>
          </table:table-cell>
          <table:table-cell office:value-type="string">
            <text:p>New Zealand</text:p>
          </table:table-cell>
          <table:table-cell office:value-type="string">
            <text:p>Hokitika</text:p>
          </table:table-cell>
          <table:table-cell office:value-type="string">
            <text:p>-42.71</text:p>
          </table:table-cell>
          <table:table-cell office:value-type="string">
            <text:p>170.99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HKT</text:p>
          </table:table-cell>
          <table:table-cell office:value-type="string">
            <text:p>Phuket [HKT]</text:p>
          </table:table-cell>
          <table:table-cell office:value-type="string">
            <text:p>Thailand</text:p>
          </table:table-cell>
          <table:table-cell office:value-type="string">
            <text:p>Phuket International</text:p>
          </table:table-cell>
          <table:table-cell office:value-type="string">
            <text:p>8.11</text:p>
          </table:table-cell>
          <table:table-cell office:value-type="string">
            <text:p>98.32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HKY</text:p>
          </table:table-cell>
          <table:table-cell office:value-type="string">
            <text:p>Hickory [HKY]</text:p>
          </table:table-cell>
          <table:table-cell office:value-type="string">
            <text:p>United States</text:p>
          </table:table-cell>
          <table:table-cell office:value-type="string">
            <text:p>Hickory Regional</text:p>
          </table:table-cell>
          <table:table-cell office:value-type="string">
            <text:p>35.74</text:p>
          </table:table-cell>
          <table:table-cell office:value-type="string">
            <text:p>-81.39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HLA</text:p>
          </table:table-cell>
          <table:table-cell office:value-type="string">
            <text:p>Johannesburg [HLA]</text:p>
          </table:table-cell>
          <table:table-cell office:value-type="string">
            <text:p>South Africa</text:p>
          </table:table-cell>
          <table:table-cell office:value-type="string">
            <text:p>Lanseria</text:p>
          </table:table-cell>
          <table:table-cell office:value-type="string">
            <text:p>-25.94</text:p>
          </table:table-cell>
          <table:table-cell office:value-type="string">
            <text:p>27.93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HLD</text:p>
          </table:table-cell>
          <table:table-cell office:value-type="string">
            <text:p>Hailar [HLD]</text:p>
          </table:table-cell>
          <table:table-cell office:value-type="string">
            <text:p>China</text:p>
          </table:table-cell>
          <table:table-cell office:value-type="string">
            <text:p>Dongshan</text:p>
          </table:table-cell>
          <table:table-cell office:value-type="string">
            <text:p>49.21</text:p>
          </table:table-cell>
          <table:table-cell office:value-type="string">
            <text:p>119.83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HLF</text:p>
          </table:table-cell>
          <table:table-cell office:value-type="string">
            <text:p>Hultsfred [HLF]</text:p>
          </table:table-cell>
          <table:table-cell office:value-type="string">
            <text:p>Sweden</text:p>
          </table:table-cell>
          <table:table-cell office:value-type="string">
            <text:p>Hultsfred</text:p>
          </table:table-cell>
          <table:table-cell office:value-type="string">
            <text:p>57.53</text:p>
          </table:table-cell>
          <table:table-cell office:value-type="string">
            <text:p>15.82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HLN</text:p>
          </table:table-cell>
          <table:table-cell office:value-type="string">
            <text:p>Helena [HLN]</text:p>
          </table:table-cell>
          <table:table-cell office:value-type="string">
            <text:p>United States</text:p>
          </table:table-cell>
          <table:table-cell office:value-type="string">
            <text:p>Helena Regional</text:p>
          </table:table-cell>
          <table:table-cell office:value-type="string">
            <text:p>46.61</text:p>
          </table:table-cell>
          <table:table-cell office:value-type="string">
            <text:p>-111.98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HLP</text:p>
          </table:table-cell>
          <table:table-cell office:value-type="string">
            <text:p>Jakarta [HLP]</text:p>
          </table:table-cell>
          <table:table-cell office:value-type="string">
            <text:p>Indonesia</text:p>
          </table:table-cell>
          <table:table-cell office:value-type="string">
            <text:p>Halim Perdanakusuma International</text:p>
          </table:table-cell>
          <table:table-cell office:value-type="string">
            <text:p>-6.27</text:p>
          </table:table-cell>
          <table:table-cell office:value-type="string">
            <text:p>106.89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HLR</text:p>
          </table:table-cell>
          <table:table-cell office:value-type="string">
            <text:p>Fort Hood [HLR]</text:p>
          </table:table-cell>
          <table:table-cell office:value-type="string">
            <text:p>United States</text:p>
          </table:table-cell>
          <table:table-cell office:value-type="string">
            <text:p>Hood Army Air Field</text:p>
          </table:table-cell>
          <table:table-cell office:value-type="string">
            <text:p>31.14</text:p>
          </table:table-cell>
          <table:table-cell office:value-type="string">
            <text:p>-97.71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HLZ</text:p>
          </table:table-cell>
          <table:table-cell office:value-type="string">
            <text:p>Hamilton [HLZ]</text:p>
          </table:table-cell>
          <table:table-cell office:value-type="string">
            <text:p>New Zealand</text:p>
          </table:table-cell>
          <table:table-cell office:value-type="string">
            <text:p>Hamilton</text:p>
          </table:table-cell>
          <table:table-cell office:value-type="string">
            <text:p>-37.87</text:p>
          </table:table-cell>
          <table:table-cell office:value-type="string">
            <text:p>175.33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HME</text:p>
          </table:table-cell>
          <table:table-cell office:value-type="string">
            <text:p>Hassi-Messaoud [HME]</text:p>
          </table:table-cell>
          <table:table-cell office:value-type="string">
            <text:p>Algeria</text:p>
          </table:table-cell>
          <table:table-cell office:value-type="string">
            <text:p>Oued Irara</text:p>
          </table:table-cell>
          <table:table-cell office:value-type="string">
            <text:p>31.67</text:p>
          </table:table-cell>
          <table:table-cell office:value-type="string">
            <text:p>6.14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HMN</text:p>
          </table:table-cell>
          <table:table-cell office:value-type="string">
            <text:p>Alamogordo [HMN]</text:p>
          </table:table-cell>
          <table:table-cell office:value-type="string">
            <text:p>United States</text:p>
          </table:table-cell>
          <table:table-cell office:value-type="string">
            <text:p>Holloman Air Force Base</text:p>
          </table:table-cell>
          <table:table-cell office:value-type="string">
            <text:p>32.85</text:p>
          </table:table-cell>
          <table:table-cell office:value-type="string">
            <text:p>-106.11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HMO</text:p>
          </table:table-cell>
          <table:table-cell office:value-type="string">
            <text:p>Hermosillo [HMO]</text:p>
          </table:table-cell>
          <table:table-cell office:value-type="string">
            <text:p>Mexico</text:p>
          </table:table-cell>
          <table:table-cell office:value-type="string">
            <text:p>General Ignacio P Garcia International</text:p>
          </table:table-cell>
          <table:table-cell office:value-type="string">
            <text:p>29.1</text:p>
          </table:table-cell>
          <table:table-cell office:value-type="string">
            <text:p>-111.05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HMR</text:p>
          </table:table-cell>
          <table:table-cell office:value-type="string">
            <text:p>Hamar [HMR]</text:p>
          </table:table-cell>
          <table:table-cell office:value-type="string">
            <text:p>Norway</text:p>
          </table:table-cell>
          <table:table-cell office:value-type="string">
            <text:p>Stafsberg</text:p>
          </table:table-cell>
          <table:table-cell office:value-type="string">
            <text:p>60.82</text:p>
          </table:table-cell>
          <table:table-cell office:value-type="string">
            <text:p>11.07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HNA</text:p>
          </table:table-cell>
          <table:table-cell office:value-type="string">
            <text:p>Hanamaki [HNA]</text:p>
          </table:table-cell>
          <table:table-cell office:value-type="string">
            <text:p>Japan</text:p>
          </table:table-cell>
          <table:table-cell office:value-type="string">
            <text:p>Hanamaki</text:p>
          </table:table-cell>
          <table:table-cell office:value-type="string">
            <text:p>39.43</text:p>
          </table:table-cell>
          <table:table-cell office:value-type="string">
            <text:p>141.14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HND</text:p>
          </table:table-cell>
          <table:table-cell office:value-type="string">
            <text:p>Tokyo [HND]</text:p>
          </table:table-cell>
          <table:table-cell office:value-type="string">
            <text:p>Japan</text:p>
          </table:table-cell>
          <table:table-cell office:value-type="string">
            <text:p>Tokyo International</text:p>
          </table:table-cell>
          <table:table-cell office:value-type="string">
            <text:p>35.55</text:p>
          </table:table-cell>
          <table:table-cell office:value-type="string">
            <text:p>139.78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HNL</text:p>
          </table:table-cell>
          <table:table-cell office:value-type="string">
            <text:p>Honolulu [HNL]</text:p>
          </table:table-cell>
          <table:table-cell office:value-type="string">
            <text:p>United States</text:p>
          </table:table-cell>
          <table:table-cell office:value-type="string">
            <text:p>Honolulu International</text:p>
          </table:table-cell>
          <table:table-cell office:value-type="string">
            <text:p>21.32</text:p>
          </table:table-cell>
          <table:table-cell office:value-type="string">
            <text:p>-157.93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HNM</text:p>
          </table:table-cell>
          <table:table-cell office:value-type="string">
            <text:p>Hana [HNM]</text:p>
          </table:table-cell>
          <table:table-cell office:value-type="string">
            <text:p>United States</text:p>
          </table:table-cell>
          <table:table-cell office:value-type="string">
            <text:p>Hana</text:p>
          </table:table-cell>
          <table:table-cell office:value-type="string">
            <text:p>20.8</text:p>
          </table:table-cell>
          <table:table-cell office:value-type="string">
            <text:p>-156.01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HOB</text:p>
          </table:table-cell>
          <table:table-cell office:value-type="string">
            <text:p>Hobbs [HOB]</text:p>
          </table:table-cell>
          <table:table-cell office:value-type="string">
            <text:p>United States</text:p>
          </table:table-cell>
          <table:table-cell office:value-type="string">
            <text:p>Lea County Regional</text:p>
          </table:table-cell>
          <table:table-cell office:value-type="string">
            <text:p>32.69</text:p>
          </table:table-cell>
          <table:table-cell office:value-type="string">
            <text:p>-103.22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HOF</text:p>
          </table:table-cell>
          <table:table-cell office:value-type="string">
            <text:p>Al-Ahsa [HOF]</text:p>
          </table:table-cell>
          <table:table-cell office:value-type="string">
            <text:p>Saudi Arabia</text:p>
          </table:table-cell>
          <table:table-cell office:value-type="string">
            <text:p>Al Ahsa</text:p>
          </table:table-cell>
          <table:table-cell office:value-type="string">
            <text:p>25.28</text:p>
          </table:table-cell>
          <table:table-cell office:value-type="string">
            <text:p>49.49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HOG</text:p>
          </table:table-cell>
          <table:table-cell office:value-type="string">
            <text:p>Holguin [HOG]</text:p>
          </table:table-cell>
          <table:table-cell office:value-type="string">
            <text:p>Cuba</text:p>
          </table:table-cell>
          <table:table-cell office:value-type="string">
            <text:p>Frank Pais</text:p>
          </table:table-cell>
          <table:table-cell office:value-type="string">
            <text:p>20.79</text:p>
          </table:table-cell>
          <table:table-cell office:value-type="string">
            <text:p>-76.32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HOI</text:p>
          </table:table-cell>
          <table:table-cell office:value-type="string">
            <text:p>Hao Island [HOI]</text:p>
          </table:table-cell>
          <table:table-cell office:value-type="string">
            <text:p>Tuamotu Islands</text:p>
          </table:table-cell>
          <table:table-cell office:value-type="string">
            <text:p>Hao</text:p>
          </table:table-cell>
          <table:table-cell office:value-type="string">
            <text:p>-18.07</text:p>
          </table:table-cell>
          <table:table-cell office:value-type="string">
            <text:p>-140.95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HOM</text:p>
          </table:table-cell>
          <table:table-cell office:value-type="string">
            <text:p>Homer [HOM]</text:p>
          </table:table-cell>
          <table:table-cell office:value-type="string">
            <text:p>United States</text:p>
          </table:table-cell>
          <table:table-cell office:value-type="string">
            <text:p>Homer</text:p>
          </table:table-cell>
          <table:table-cell office:value-type="string">
            <text:p>59.65</text:p>
          </table:table-cell>
          <table:table-cell office:value-type="string">
            <text:p>-151.48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HON</text:p>
          </table:table-cell>
          <table:table-cell office:value-type="string">
            <text:p>Huron [HON]</text:p>
          </table:table-cell>
          <table:table-cell office:value-type="string">
            <text:p>United States</text:p>
          </table:table-cell>
          <table:table-cell office:value-type="string">
            <text:p>Huron Regional</text:p>
          </table:table-cell>
          <table:table-cell office:value-type="string">
            <text:p>44.39</text:p>
          </table:table-cell>
          <table:table-cell office:value-type="string">
            <text:p>-98.23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HOP</text:p>
          </table:table-cell>
          <table:table-cell office:value-type="string">
            <text:p>Hopkinsville [HOP]</text:p>
          </table:table-cell>
          <table:table-cell office:value-type="string">
            <text:p>United States</text:p>
          </table:table-cell>
          <table:table-cell office:value-type="string">
            <text:p>Campbell Army Air Field</text:p>
          </table:table-cell>
          <table:table-cell office:value-type="string">
            <text:p>36.67</text:p>
          </table:table-cell>
          <table:table-cell office:value-type="string">
            <text:p>-87.5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HOQ</text:p>
          </table:table-cell>
          <table:table-cell office:value-type="string">
            <text:p>Hof [HOQ]</text:p>
          </table:table-cell>
          <table:table-cell office:value-type="string">
            <text:p>Germany</text:p>
          </table:table-cell>
          <table:table-cell office:value-type="string">
            <text:p>Hof Plauen</text:p>
          </table:table-cell>
          <table:table-cell office:value-type="string">
            <text:p>50.29</text:p>
          </table:table-cell>
          <table:table-cell office:value-type="string">
            <text:p>11.85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HOR</text:p>
          </table:table-cell>
          <table:table-cell office:value-type="string">
            <text:p>Faial Island [HOR]</text:p>
          </table:table-cell>
          <table:table-cell office:value-type="string">
            <text:p>Azores</text:p>
          </table:table-cell>
          <table:table-cell office:value-type="string">
            <text:p>Horta</text:p>
          </table:table-cell>
          <table:table-cell office:value-type="string">
            <text:p>38.52</text:p>
          </table:table-cell>
          <table:table-cell office:value-type="string">
            <text:p>-28.72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HOU</text:p>
          </table:table-cell>
          <table:table-cell office:value-type="string">
            <text:p>Houston [HOU]</text:p>
          </table:table-cell>
          <table:table-cell office:value-type="string">
            <text:p>United States</text:p>
          </table:table-cell>
          <table:table-cell office:value-type="string">
            <text:p>William P Hobby</text:p>
          </table:table-cell>
          <table:table-cell office:value-type="string">
            <text:p>29.65</text:p>
          </table:table-cell>
          <table:table-cell office:value-type="string">
            <text:p>-95.28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HOW</text:p>
          </table:table-cell>
          <table:table-cell office:value-type="string">
            <text:p>Howard [HOW]</text:p>
          </table:table-cell>
          <table:table-cell office:value-type="string">
            <text:p>Panama</text:p>
          </table:table-cell>
          <table:table-cell office:value-type="string">
            <text:p>Howard Air Force Base</text:p>
          </table:table-cell>
          <table:table-cell office:value-type="string">
            <text:p>8.91</text:p>
          </table:table-cell>
          <table:table-cell office:value-type="string">
            <text:p>-79.6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HPA</text:p>
          </table:table-cell>
          <table:table-cell office:value-type="string">
            <text:p>Ha'apai [HPA]</text:p>
          </table:table-cell>
          <table:table-cell office:value-type="string">
            <text:p>Tonga</text:p>
          </table:table-cell>
          <table:table-cell office:value-type="string">
            <text:p>Haapai</text:p>
          </table:table-cell>
          <table:table-cell office:value-type="string">
            <text:p>-19.78</text:p>
          </table:table-cell>
          <table:table-cell office:value-type="string">
            <text:p>-174.34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HPN</text:p>
          </table:table-cell>
          <table:table-cell office:value-type="string">
            <text:p>White Plains [HPN]</text:p>
          </table:table-cell>
          <table:table-cell office:value-type="string">
            <text:p>United States</text:p>
          </table:table-cell>
          <table:table-cell office:value-type="string">
            <text:p>Westchester County</text:p>
          </table:table-cell>
          <table:table-cell office:value-type="string">
            <text:p>41.07</text:p>
          </table:table-cell>
          <table:table-cell office:value-type="string">
            <text:p>-73.71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HRB</text:p>
          </table:table-cell>
          <table:table-cell office:value-type="string">
            <text:p>Harbin [HRB]</text:p>
          </table:table-cell>
          <table:table-cell office:value-type="string">
            <text:p>China</text:p>
          </table:table-cell>
          <table:table-cell office:value-type="string">
            <text:p>Taiping</text:p>
          </table:table-cell>
          <table:table-cell office:value-type="string">
            <text:p>45.62</text:p>
          </table:table-cell>
          <table:table-cell office:value-type="string">
            <text:p>126.25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HRE</text:p>
          </table:table-cell>
          <table:table-cell office:value-type="string">
            <text:p>Harare [HRE]</text:p>
          </table:table-cell>
          <table:table-cell office:value-type="string">
            <text:p>Zimbabwe</text:p>
          </table:table-cell>
          <table:table-cell office:value-type="string">
            <text:p>Harare International</text:p>
          </table:table-cell>
          <table:table-cell office:value-type="string">
            <text:p>-17.93</text:p>
          </table:table-cell>
          <table:table-cell office:value-type="string">
            <text:p>31.09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HRG</text:p>
          </table:table-cell>
          <table:table-cell office:value-type="string">
            <text:p>Hurghada [HRG]</text:p>
          </table:table-cell>
          <table:table-cell office:value-type="string">
            <text:p>Egypt</text:p>
          </table:table-cell>
          <table:table-cell office:value-type="string">
            <text:p>Hurghada International</text:p>
          </table:table-cell>
          <table:table-cell office:value-type="string">
            <text:p>27.18</text:p>
          </table:table-cell>
          <table:table-cell office:value-type="string">
            <text:p>33.8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HRK</text:p>
          </table:table-cell>
          <table:table-cell office:value-type="string">
            <text:p>Kharkov [HRK]</text:p>
          </table:table-cell>
          <table:table-cell office:value-type="string">
            <text:p>Ukraine</text:p>
          </table:table-cell>
          <table:table-cell office:value-type="string">
            <text:p>Kharkiv International Airport</text:p>
          </table:table-cell>
          <table:table-cell office:value-type="string">
            <text:p>49.92</text:p>
          </table:table-cell>
          <table:table-cell office:value-type="string">
            <text:p>36.29</text:p>
          </table:table-cell>
          <table:table-cell office:value-type="string">
            <text:p>degrees N and E</text:p>
          </table:table-cell>
          <table:table-cell office:value-type="string">
            <text:p>amee/defra 2008</text:p>
          </table:table-cell>
        </table:table-row>
        <table:table-row table:style-name="ro1">
          <table:table-cell office:value-type="string">
            <text:p>HRL</text:p>
          </table:table-cell>
          <table:table-cell office:value-type="string">
            <text:p>Harlingen [HRL]</text:p>
          </table:table-cell>
          <table:table-cell office:value-type="string">
            <text:p>United States</text:p>
          </table:table-cell>
          <table:table-cell office:value-type="string">
            <text:p>Valley International</text:p>
          </table:table-cell>
          <table:table-cell office:value-type="string">
            <text:p>26.23</text:p>
          </table:table-cell>
          <table:table-cell office:value-type="string">
            <text:p>-97.65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HRM</text:p>
          </table:table-cell>
          <table:table-cell office:value-type="string">
            <text:p>Tilrempt [HRM]</text:p>
          </table:table-cell>
          <table:table-cell office:value-type="string">
            <text:p>Algeria</text:p>
          </table:table-cell>
          <table:table-cell office:value-type="string">
            <text:p>Hassi R Mel</text:p>
          </table:table-cell>
          <table:table-cell office:value-type="string">
            <text:p>32.93</text:p>
          </table:table-cell>
          <table:table-cell office:value-type="string">
            <text:p>3.31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HRO</text:p>
          </table:table-cell>
          <table:table-cell office:value-type="string">
            <text:p>Harrison [HRO]</text:p>
          </table:table-cell>
          <table:table-cell office:value-type="string">
            <text:p>United States</text:p>
          </table:table-cell>
          <table:table-cell office:value-type="string">
            <text:p>Boone County</text:p>
          </table:table-cell>
          <table:table-cell office:value-type="string">
            <text:p>36.26</text:p>
          </table:table-cell>
          <table:table-cell office:value-type="string">
            <text:p>-93.15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HRT</text:p>
          </table:table-cell>
          <table:table-cell office:value-type="string">
            <text:p>Mary Esther [HRT]</text:p>
          </table:table-cell>
          <table:table-cell office:value-type="string">
            <text:p>United States</text:p>
          </table:table-cell>
          <table:table-cell office:value-type="string">
            <text:p>Hurlburt Field</text:p>
          </table:table-cell>
          <table:table-cell office:value-type="string">
            <text:p>30.43</text:p>
          </table:table-cell>
          <table:table-cell office:value-type="string">
            <text:p>-86.69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HST</text:p>
          </table:table-cell>
          <table:table-cell office:value-type="string">
            <text:p>Homestead [HST]</text:p>
          </table:table-cell>
          <table:table-cell office:value-type="string">
            <text:p>United States</text:p>
          </table:table-cell>
          <table:table-cell office:value-type="string">
            <text:p>Homestead Arb</text:p>
          </table:table-cell>
          <table:table-cell office:value-type="string">
            <text:p>25.49</text:p>
          </table:table-cell>
          <table:table-cell office:value-type="string">
            <text:p>-80.38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HTA</text:p>
          </table:table-cell>
          <table:table-cell office:value-type="string">
            <text:p>Chita [HTA]</text:p>
          </table:table-cell>
          <table:table-cell office:value-type="string">
            <text:p>Russia</text:p>
          </table:table-cell>
          <table:table-cell office:value-type="string">
            <text:p>Kadala</text:p>
          </table:table-cell>
          <table:table-cell office:value-type="string">
            <text:p>52.03</text:p>
          </table:table-cell>
          <table:table-cell office:value-type="string">
            <text:p>113.31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HTF</text:p>
          </table:table-cell>
          <table:table-cell office:value-type="string">
            <text:p>Hatfield [HTF]</text:p>
          </table:table-cell>
          <table:table-cell office:value-type="string">
            <text:p>United Kingdom</text:p>
          </table:table-cell>
          <table:table-cell office:value-type="string">
            <text:p>Hatfield</text:p>
          </table:table-cell>
          <table:table-cell office:value-type="string">
            <text:p>51.77</text:p>
          </table:table-cell>
          <table:table-cell office:value-type="string">
            <text:p>0.25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HTL</text:p>
          </table:table-cell>
          <table:table-cell office:value-type="string">
            <text:p>Houghton Lake [HTL]</text:p>
          </table:table-cell>
          <table:table-cell office:value-type="string">
            <text:p>United States</text:p>
          </table:table-cell>
          <table:table-cell office:value-type="string">
            <text:p>Roscommon Co</text:p>
          </table:table-cell>
          <table:table-cell office:value-type="string">
            <text:p>44.36</text:p>
          </table:table-cell>
          <table:table-cell office:value-type="string">
            <text:p>-84.67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HTN</text:p>
          </table:table-cell>
          <table:table-cell office:value-type="string">
            <text:p>Hotan [HTN]</text:p>
          </table:table-cell>
          <table:table-cell office:value-type="string">
            <text:p>China</text:p>
          </table:table-cell>
          <table:table-cell office:value-type="string">
            <text:p>Hotan</text:p>
          </table:table-cell>
          <table:table-cell office:value-type="string">
            <text:p>37.04</text:p>
          </table:table-cell>
          <table:table-cell office:value-type="string">
            <text:p>79.87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HUA</text:p>
          </table:table-cell>
          <table:table-cell office:value-type="string">
            <text:p>Redstone [HUA]</text:p>
          </table:table-cell>
          <table:table-cell office:value-type="string">
            <text:p>United States</text:p>
          </table:table-cell>
          <table:table-cell office:value-type="string">
            <text:p>Redstone Army Air Field</text:p>
          </table:table-cell>
          <table:table-cell office:value-type="string">
            <text:p>34.68</text:p>
          </table:table-cell>
          <table:table-cell office:value-type="string">
            <text:p>-86.68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HUE</text:p>
          </table:table-cell>
          <table:table-cell office:value-type="string">
            <text:p>Alofi [HUE]</text:p>
          </table:table-cell>
          <table:table-cell office:value-type="string">
            <text:p>New Zealand</text:p>
          </table:table-cell>
          <table:table-cell office:value-type="string">
            <text:p>Niue International</text:p>
          </table:table-cell>
          <table:table-cell office:value-type="string">
            <text:p>-19.08</text:p>
          </table:table-cell>
          <table:table-cell office:value-type="string">
            <text:p>-169.93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HUF</text:p>
          </table:table-cell>
          <table:table-cell office:value-type="string">
            <text:p>Terre Haute [HUF]</text:p>
          </table:table-cell>
          <table:table-cell office:value-type="string">
            <text:p>United States</text:p>
          </table:table-cell>
          <table:table-cell office:value-type="string">
            <text:p>Terre Haute International Hulman Field</text:p>
          </table:table-cell>
          <table:table-cell office:value-type="string">
            <text:p>39.45</text:p>
          </table:table-cell>
          <table:table-cell office:value-type="string">
            <text:p>-87.31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HUH</text:p>
          </table:table-cell>
          <table:table-cell office:value-type="string">
            <text:p>Huahine Island [HUH]</text:p>
          </table:table-cell>
          <table:table-cell office:value-type="string">
            <text:p>French Polynesia</text:p>
          </table:table-cell>
          <table:table-cell office:value-type="string">
            <text:p>Huahine</text:p>
          </table:table-cell>
          <table:table-cell office:value-type="string">
            <text:p>-16.69</text:p>
          </table:table-cell>
          <table:table-cell office:value-type="string">
            <text:p>-151.02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HUL</text:p>
          </table:table-cell>
          <table:table-cell office:value-type="string">
            <text:p>Houlton [HUL]</text:p>
          </table:table-cell>
          <table:table-cell office:value-type="string">
            <text:p>United States</text:p>
          </table:table-cell>
          <table:table-cell office:value-type="string">
            <text:p>Houlton International</text:p>
          </table:table-cell>
          <table:table-cell office:value-type="string">
            <text:p>46.12</text:p>
          </table:table-cell>
          <table:table-cell office:value-type="string">
            <text:p>-67.79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HUN</text:p>
          </table:table-cell>
          <table:table-cell office:value-type="string">
            <text:p>Hualien [HUN]</text:p>
          </table:table-cell>
          <table:table-cell office:value-type="string">
            <text:p>Taiwan</text:p>
          </table:table-cell>
          <table:table-cell office:value-type="string">
            <text:p>Hualien</text:p>
          </table:table-cell>
          <table:table-cell office:value-type="string">
            <text:p>24.02</text:p>
          </table:table-cell>
          <table:table-cell office:value-type="string">
            <text:p>121.62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HUV</text:p>
          </table:table-cell>
          <table:table-cell office:value-type="string">
            <text:p>Hudiksvall [HUV]</text:p>
          </table:table-cell>
          <table:table-cell office:value-type="string">
            <text:p>Sweden</text:p>
          </table:table-cell>
          <table:table-cell office:value-type="string">
            <text:p>Hudiksvall</text:p>
          </table:table-cell>
          <table:table-cell office:value-type="string">
            <text:p>61.77</text:p>
          </table:table-cell>
          <table:table-cell office:value-type="string">
            <text:p>17.08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HUX</text:p>
          </table:table-cell>
          <table:table-cell office:value-type="string">
            <text:p>Bahias Dehuatulco [HUX]</text:p>
          </table:table-cell>
          <table:table-cell office:value-type="string">
            <text:p>Mexico</text:p>
          </table:table-cell>
          <table:table-cell office:value-type="string">
            <text:p>Bahias De Huatulco International</text:p>
          </table:table-cell>
          <table:table-cell office:value-type="string">
            <text:p>15.77</text:p>
          </table:table-cell>
          <table:table-cell office:value-type="string">
            <text:p>-96.26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HUY</text:p>
          </table:table-cell>
          <table:table-cell office:value-type="string">
            <text:p>Humberside [HUY]</text:p>
          </table:table-cell>
          <table:table-cell office:value-type="string">
            <text:p>United Kingdom</text:p>
          </table:table-cell>
          <table:table-cell office:value-type="string">
            <text:p>Humberside</text:p>
          </table:table-cell>
          <table:table-cell office:value-type="string">
            <text:p>53.57</text:p>
          </table:table-cell>
          <table:table-cell office:value-type="string">
            <text:p>-0.35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HVA</text:p>
          </table:table-cell>
          <table:table-cell office:value-type="string">
            <text:p>Analalava [HVA]</text:p>
          </table:table-cell>
          <table:table-cell office:value-type="string">
            <text:p>Madagascar</text:p>
          </table:table-cell>
          <table:table-cell office:value-type="string">
            <text:p>Analalava</text:p>
          </table:table-cell>
          <table:table-cell office:value-type="string">
            <text:p>-14.63</text:p>
          </table:table-cell>
          <table:table-cell office:value-type="string">
            <text:p>47.76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HVR</text:p>
          </table:table-cell>
          <table:table-cell office:value-type="string">
            <text:p>Havre [HVR]</text:p>
          </table:table-cell>
          <table:table-cell office:value-type="string">
            <text:p>United States</text:p>
          </table:table-cell>
          <table:table-cell office:value-type="string">
            <text:p>Havre City County</text:p>
          </table:table-cell>
          <table:table-cell office:value-type="string">
            <text:p>48.54</text:p>
          </table:table-cell>
          <table:table-cell office:value-type="string">
            <text:p>-109.76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HWO</text:p>
          </table:table-cell>
          <table:table-cell office:value-type="string">
            <text:p>Hollywood [HWO]</text:p>
          </table:table-cell>
          <table:table-cell office:value-type="string">
            <text:p>United States</text:p>
          </table:table-cell>
          <table:table-cell office:value-type="string">
            <text:p>North Perry</text:p>
          </table:table-cell>
          <table:table-cell office:value-type="string">
            <text:p>26</text:p>
          </table:table-cell>
          <table:table-cell office:value-type="string">
            <text:p>-80.24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HYD</text:p>
          </table:table-cell>
          <table:table-cell office:value-type="string">
            <text:p>Hyderabad [HYD]</text:p>
          </table:table-cell>
          <table:table-cell office:value-type="string">
            <text:p>India</text:p>
          </table:table-cell>
          <table:table-cell office:value-type="string">
            <text:p>Hyderabad</text:p>
          </table:table-cell>
          <table:table-cell office:value-type="string">
            <text:p>17.45</text:p>
          </table:table-cell>
          <table:table-cell office:value-type="string">
            <text:p>78.46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HZK</text:p>
          </table:table-cell>
          <table:table-cell office:value-type="string">
            <text:p>Husavik [HZK]</text:p>
          </table:table-cell>
          <table:table-cell office:value-type="string">
            <text:p>Iceland</text:p>
          </table:table-cell>
          <table:table-cell office:value-type="string">
            <text:p>Husavik</text:p>
          </table:table-cell>
          <table:table-cell office:value-type="string">
            <text:p>65.95</text:p>
          </table:table-cell>
          <table:table-cell office:value-type="string">
            <text:p>-17.43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IAB</text:p>
          </table:table-cell>
          <table:table-cell office:value-type="string">
            <text:p>Wichita [IAB]</text:p>
          </table:table-cell>
          <table:table-cell office:value-type="string">
            <text:p>United States</text:p>
          </table:table-cell>
          <table:table-cell office:value-type="string">
            <text:p>Mc Connell Air Force Base</text:p>
          </table:table-cell>
          <table:table-cell office:value-type="string">
            <text:p>37.62</text:p>
          </table:table-cell>
          <table:table-cell office:value-type="string">
            <text:p>-97.27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IAD</text:p>
          </table:table-cell>
          <table:table-cell office:value-type="string">
            <text:p>Washington [IAD]</text:p>
          </table:table-cell>
          <table:table-cell office:value-type="string">
            <text:p>United States</text:p>
          </table:table-cell>
          <table:table-cell office:value-type="string">
            <text:p>Washington Dulles International</text:p>
          </table:table-cell>
          <table:table-cell office:value-type="string">
            <text:p>38.94</text:p>
          </table:table-cell>
          <table:table-cell office:value-type="string">
            <text:p>-77.46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IAG</text:p>
          </table:table-cell>
          <table:table-cell office:value-type="string">
            <text:p>Niagara Falls [IAG]</text:p>
          </table:table-cell>
          <table:table-cell office:value-type="string">
            <text:p>United States</text:p>
          </table:table-cell>
          <table:table-cell office:value-type="string">
            <text:p>Niagara Falls International</text:p>
          </table:table-cell>
          <table:table-cell office:value-type="string">
            <text:p>43.11</text:p>
          </table:table-cell>
          <table:table-cell office:value-type="string">
            <text:p>-78.95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IAH</text:p>
          </table:table-cell>
          <table:table-cell office:value-type="string">
            <text:p>Houston [IAH]</text:p>
          </table:table-cell>
          <table:table-cell office:value-type="string">
            <text:p>United States</text:p>
          </table:table-cell>
          <table:table-cell office:value-type="string">
            <text:p>George Bush Intcntl Houston</text:p>
          </table:table-cell>
          <table:table-cell office:value-type="string">
            <text:p>29.98</text:p>
          </table:table-cell>
          <table:table-cell office:value-type="string">
            <text:p>-95.34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IAM</text:p>
          </table:table-cell>
          <table:table-cell office:value-type="string">
            <text:p>Zarzaitine [IAM]</text:p>
          </table:table-cell>
          <table:table-cell office:value-type="string">
            <text:p>Algeria</text:p>
          </table:table-cell>
          <table:table-cell office:value-type="string">
            <text:p>In Amenas</text:p>
          </table:table-cell>
          <table:table-cell office:value-type="string">
            <text:p>28.05</text:p>
          </table:table-cell>
          <table:table-cell office:value-type="string">
            <text:p>9.64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IAS</text:p>
          </table:table-cell>
          <table:table-cell office:value-type="string">
            <text:p>Iasi [IAS]</text:p>
          </table:table-cell>
          <table:table-cell office:value-type="string">
            <text:p>Romania</text:p>
          </table:table-cell>
          <table:table-cell office:value-type="string">
            <text:p>Iasi</text:p>
          </table:table-cell>
          <table:table-cell office:value-type="string">
            <text:p>47.18</text:p>
          </table:table-cell>
          <table:table-cell office:value-type="string">
            <text:p>27.62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IBA</text:p>
          </table:table-cell>
          <table:table-cell office:value-type="string">
            <text:p>Ibadan [IBA]</text:p>
          </table:table-cell>
          <table:table-cell office:value-type="string">
            <text:p>Nigeria</text:p>
          </table:table-cell>
          <table:table-cell office:value-type="string">
            <text:p>Ibadan</text:p>
          </table:table-cell>
          <table:table-cell office:value-type="string">
            <text:p>7.36</text:p>
          </table:table-cell>
          <table:table-cell office:value-type="string">
            <text:p>3.98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IBE</text:p>
          </table:table-cell>
          <table:table-cell office:value-type="string">
            <text:p>Ibague [IBE]</text:p>
          </table:table-cell>
          <table:table-cell office:value-type="string">
            <text:p>Colombia</text:p>
          </table:table-cell>
          <table:table-cell office:value-type="string">
            <text:p>Perales</text:p>
          </table:table-cell>
          <table:table-cell office:value-type="string">
            <text:p>4.42</text:p>
          </table:table-cell>
          <table:table-cell office:value-type="string">
            <text:p>-75.13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IBZ</text:p>
          </table:table-cell>
          <table:table-cell office:value-type="string">
            <text:p>Ibiza [IBZ]</text:p>
          </table:table-cell>
          <table:table-cell office:value-type="string">
            <text:p>Spain</text:p>
          </table:table-cell>
          <table:table-cell office:value-type="string">
            <text:p>Ibiza</text:p>
          </table:table-cell>
          <table:table-cell office:value-type="string">
            <text:p>38.87</text:p>
          </table:table-cell>
          <table:table-cell office:value-type="string">
            <text:p>1.37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ICN</text:p>
          </table:table-cell>
          <table:table-cell office:value-type="string">
            <text:p>Seoul [ICN]</text:p>
          </table:table-cell>
          <table:table-cell office:value-type="string">
            <text:p>South Korea</text:p>
          </table:table-cell>
          <table:table-cell office:value-type="string">
            <text:p>Incheon International Airport</text:p>
          </table:table-cell>
          <table:table-cell office:value-type="string">
            <text:p>37.46</text:p>
          </table:table-cell>
          <table:table-cell office:value-type="string">
            <text:p>126.44</text:p>
          </table:table-cell>
          <table:table-cell office:value-type="string">
            <text:p>degrees N and E</text:p>
          </table:table-cell>
          <table:table-cell office:value-type="string">
            <text:p>amee/defra 2008</text:p>
          </table:table-cell>
        </table:table-row>
        <table:table-row table:style-name="ro1">
          <table:table-cell office:value-type="string">
            <text:p>ICT</text:p>
          </table:table-cell>
          <table:table-cell office:value-type="string">
            <text:p>Wichita [ICT]</text:p>
          </table:table-cell>
          <table:table-cell office:value-type="string">
            <text:p>United States</text:p>
          </table:table-cell>
          <table:table-cell office:value-type="string">
            <text:p>Wichita Mid Continent</text:p>
          </table:table-cell>
          <table:table-cell office:value-type="string">
            <text:p>37.65</text:p>
          </table:table-cell>
          <table:table-cell office:value-type="string">
            <text:p>-97.43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IDR</text:p>
          </table:table-cell>
          <table:table-cell office:value-type="string">
            <text:p>Indore [IDR]</text:p>
          </table:table-cell>
          <table:table-cell office:value-type="string">
            <text:p>India</text:p>
          </table:table-cell>
          <table:table-cell office:value-type="string">
            <text:p>Devi Ahilyabai Holkar</text:p>
          </table:table-cell>
          <table:table-cell office:value-type="string">
            <text:p>22.72</text:p>
          </table:table-cell>
          <table:table-cell office:value-type="string">
            <text:p>75.8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IEG</text:p>
          </table:table-cell>
          <table:table-cell office:value-type="string">
            <text:p>Zielona Gora [IEG]</text:p>
          </table:table-cell>
          <table:table-cell office:value-type="string">
            <text:p>Poland</text:p>
          </table:table-cell>
          <table:table-cell office:value-type="string">
            <text:p>Babimost</text:p>
          </table:table-cell>
          <table:table-cell office:value-type="string">
            <text:p>52.14</text:p>
          </table:table-cell>
          <table:table-cell office:value-type="string">
            <text:p>15.8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IEO</text:p>
          </table:table-cell>
          <table:table-cell office:value-type="string">
            <text:p>Aioun El Atrouss [IEO]</text:p>
          </table:table-cell>
          <table:table-cell office:value-type="string">
            <text:p>Mauritania</text:p>
          </table:table-cell>
          <table:table-cell office:value-type="string">
            <text:p>Aioun El Atrouss</text:p>
          </table:table-cell>
          <table:table-cell office:value-type="string">
            <text:p>16.71</text:p>
          </table:table-cell>
          <table:table-cell office:value-type="string">
            <text:p>-9.64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IEV</text:p>
          </table:table-cell>
          <table:table-cell office:value-type="string">
            <text:p>Kiev [IEV]</text:p>
          </table:table-cell>
          <table:table-cell office:value-type="string">
            <text:p>Ukraine</text:p>
          </table:table-cell>
          <table:table-cell office:value-type="string">
            <text:p>Zhuliany</text:p>
          </table:table-cell>
          <table:table-cell office:value-type="string">
            <text:p>50.4</text:p>
          </table:table-cell>
          <table:table-cell office:value-type="string">
            <text:p>30.45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IFJ</text:p>
          </table:table-cell>
          <table:table-cell office:value-type="string">
            <text:p>Isafjordur [IFJ]</text:p>
          </table:table-cell>
          <table:table-cell office:value-type="string">
            <text:p>Iceland</text:p>
          </table:table-cell>
          <table:table-cell office:value-type="string">
            <text:p>Isafjordur</text:p>
          </table:table-cell>
          <table:table-cell office:value-type="string">
            <text:p>66.06</text:p>
          </table:table-cell>
          <table:table-cell office:value-type="string">
            <text:p>-23.14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IGA</text:p>
          </table:table-cell>
          <table:table-cell office:value-type="string">
            <text:p>Matthew Town [IGA]</text:p>
          </table:table-cell>
          <table:table-cell office:value-type="string">
            <text:p>Bahamas</text:p>
          </table:table-cell>
          <table:table-cell office:value-type="string">
            <text:p>Matthew Town</text:p>
          </table:table-cell>
          <table:table-cell office:value-type="string">
            <text:p>20.98</text:p>
          </table:table-cell>
          <table:table-cell office:value-type="string">
            <text:p>-73.67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IGL</text:p>
          </table:table-cell>
          <table:table-cell office:value-type="string">
            <text:p>Izmir [IGL]</text:p>
          </table:table-cell>
          <table:table-cell office:value-type="string">
            <text:p>Turkey</text:p>
          </table:table-cell>
          <table:table-cell office:value-type="string">
            <text:p>Cigli</text:p>
          </table:table-cell>
          <table:table-cell office:value-type="string">
            <text:p>38.51</text:p>
          </table:table-cell>
          <table:table-cell office:value-type="string">
            <text:p>27.01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IGR</text:p>
          </table:table-cell>
          <table:table-cell office:value-type="string">
            <text:p>Iguazu Falls [IGR]</text:p>
          </table:table-cell>
          <table:table-cell office:value-type="string">
            <text:p>Argentina</text:p>
          </table:table-cell>
          <table:table-cell office:value-type="string">
            <text:p>Cataratas Del Iguazu</text:p>
          </table:table-cell>
          <table:table-cell office:value-type="string">
            <text:p>-25.74</text:p>
          </table:table-cell>
          <table:table-cell office:value-type="string">
            <text:p>-54.47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IGU</text:p>
          </table:table-cell>
          <table:table-cell office:value-type="string">
            <text:p>Foz Do Iguacu [IGU]</text:p>
          </table:table-cell>
          <table:table-cell office:value-type="string">
            <text:p>Brazil</text:p>
          </table:table-cell>
          <table:table-cell office:value-type="string">
            <text:p>Cataratas International</text:p>
          </table:table-cell>
          <table:table-cell office:value-type="string">
            <text:p>-25.6</text:p>
          </table:table-cell>
          <table:table-cell office:value-type="string">
            <text:p>-54.49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IKI</text:p>
          </table:table-cell>
          <table:table-cell office:value-type="string">
            <text:p>Iki [IKI]</text:p>
          </table:table-cell>
          <table:table-cell office:value-type="string">
            <text:p>Japan</text:p>
          </table:table-cell>
          <table:table-cell office:value-type="string">
            <text:p>Iki</text:p>
          </table:table-cell>
          <table:table-cell office:value-type="string">
            <text:p>33.75</text:p>
          </table:table-cell>
          <table:table-cell office:value-type="string">
            <text:p>129.79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IKK</text:p>
          </table:table-cell>
          <table:table-cell office:value-type="string">
            <text:p>Kankakee [IKK]</text:p>
          </table:table-cell>
          <table:table-cell office:value-type="string">
            <text:p>United States</text:p>
          </table:table-cell>
          <table:table-cell office:value-type="string">
            <text:p>Greater Kankakee</text:p>
          </table:table-cell>
          <table:table-cell office:value-type="string">
            <text:p>41.07</text:p>
          </table:table-cell>
          <table:table-cell office:value-type="string">
            <text:p>-87.85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IKT</text:p>
          </table:table-cell>
          <table:table-cell office:value-type="string">
            <text:p>Irkutsk [IKT]</text:p>
          </table:table-cell>
          <table:table-cell office:value-type="string">
            <text:p>Russia</text:p>
          </table:table-cell>
          <table:table-cell office:value-type="string">
            <text:p>Irkutsk</text:p>
          </table:table-cell>
          <table:table-cell office:value-type="string">
            <text:p>52.27</text:p>
          </table:table-cell>
          <table:table-cell office:value-type="string">
            <text:p>104.39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ILG</text:p>
          </table:table-cell>
          <table:table-cell office:value-type="string">
            <text:p>Wilmington [ILG]</text:p>
          </table:table-cell>
          <table:table-cell office:value-type="string">
            <text:p>United States</text:p>
          </table:table-cell>
          <table:table-cell office:value-type="string">
            <text:p>New Castle County</text:p>
          </table:table-cell>
          <table:table-cell office:value-type="string">
            <text:p>39.68</text:p>
          </table:table-cell>
          <table:table-cell office:value-type="string">
            <text:p>-75.61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ILI</text:p>
          </table:table-cell>
          <table:table-cell office:value-type="string">
            <text:p>Iliamna [ILI]</text:p>
          </table:table-cell>
          <table:table-cell office:value-type="string">
            <text:p>United States</text:p>
          </table:table-cell>
          <table:table-cell office:value-type="string">
            <text:p>Iliamna</text:p>
          </table:table-cell>
          <table:table-cell office:value-type="string">
            <text:p>59.75</text:p>
          </table:table-cell>
          <table:table-cell office:value-type="string">
            <text:p>-154.91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ILM</text:p>
          </table:table-cell>
          <table:table-cell office:value-type="string">
            <text:p>Wilmington [ILM]</text:p>
          </table:table-cell>
          <table:table-cell office:value-type="string">
            <text:p>United States</text:p>
          </table:table-cell>
          <table:table-cell office:value-type="string">
            <text:p>Wilmington International</text:p>
          </table:table-cell>
          <table:table-cell office:value-type="string">
            <text:p>34.27</text:p>
          </table:table-cell>
          <table:table-cell office:value-type="string">
            <text:p>-77.9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ILO</text:p>
          </table:table-cell>
          <table:table-cell office:value-type="string">
            <text:p>Iloilo [ILO]</text:p>
          </table:table-cell>
          <table:table-cell office:value-type="string">
            <text:p>Philippines</text:p>
          </table:table-cell>
          <table:table-cell office:value-type="string">
            <text:p>Iloilo</text:p>
          </table:table-cell>
          <table:table-cell office:value-type="string">
            <text:p>10.71</text:p>
          </table:table-cell>
          <table:table-cell office:value-type="string">
            <text:p>122.55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ILR</text:p>
          </table:table-cell>
          <table:table-cell office:value-type="string">
            <text:p>Ilorin [ILR]</text:p>
          </table:table-cell>
          <table:table-cell office:value-type="string">
            <text:p>Nigeria</text:p>
          </table:table-cell>
          <table:table-cell office:value-type="string">
            <text:p>Ilorin</text:p>
          </table:table-cell>
          <table:table-cell office:value-type="string">
            <text:p>8.44</text:p>
          </table:table-cell>
          <table:table-cell office:value-type="string">
            <text:p>4.49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ILY</text:p>
          </table:table-cell>
          <table:table-cell office:value-type="string">
            <text:p>Islay [ILY]</text:p>
          </table:table-cell>
          <table:table-cell office:value-type="string">
            <text:p>United Kingdom</text:p>
          </table:table-cell>
          <table:table-cell office:value-type="string">
            <text:p>Islay</text:p>
          </table:table-cell>
          <table:table-cell office:value-type="string">
            <text:p>55.68</text:p>
          </table:table-cell>
          <table:table-cell office:value-type="string">
            <text:p>-6.26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IMF</text:p>
          </table:table-cell>
          <table:table-cell office:value-type="string">
            <text:p>Imphal [IMF]</text:p>
          </table:table-cell>
          <table:table-cell office:value-type="string">
            <text:p>India</text:p>
          </table:table-cell>
          <table:table-cell office:value-type="string">
            <text:p>Imphal</text:p>
          </table:table-cell>
          <table:table-cell office:value-type="string">
            <text:p>24.76</text:p>
          </table:table-cell>
          <table:table-cell office:value-type="string">
            <text:p>93.9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IMP</text:p>
          </table:table-cell>
          <table:table-cell office:value-type="string">
            <text:p>Imperatriz [IMP]</text:p>
          </table:table-cell>
          <table:table-cell office:value-type="string">
            <text:p>Brazil</text:p>
          </table:table-cell>
          <table:table-cell office:value-type="string">
            <text:p>Imperatriz</text:p>
          </table:table-cell>
          <table:table-cell office:value-type="string">
            <text:p>-5.53</text:p>
          </table:table-cell>
          <table:table-cell office:value-type="string">
            <text:p>-47.46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IND</text:p>
          </table:table-cell>
          <table:table-cell office:value-type="string">
            <text:p>Indianapolis [IND]</text:p>
          </table:table-cell>
          <table:table-cell office:value-type="string">
            <text:p>United States</text:p>
          </table:table-cell>
          <table:table-cell office:value-type="string">
            <text:p>Indianapolis International</text:p>
          </table:table-cell>
          <table:table-cell office:value-type="string">
            <text:p>39.72</text:p>
          </table:table-cell>
          <table:table-cell office:value-type="string">
            <text:p>-86.29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ING</text:p>
          </table:table-cell>
          <table:table-cell office:value-type="string">
            <text:p>Lago Argentino [ING]</text:p>
          </table:table-cell>
          <table:table-cell office:value-type="string">
            <text:p>Argentina</text:p>
          </table:table-cell>
          <table:table-cell office:value-type="string">
            <text:p>Lago Argentino</text:p>
          </table:table-cell>
          <table:table-cell office:value-type="string">
            <text:p>-50.34</text:p>
          </table:table-cell>
          <table:table-cell office:value-type="string">
            <text:p>-72.25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INH</text:p>
          </table:table-cell>
          <table:table-cell office:value-type="string">
            <text:p>Inhambane [INH]</text:p>
          </table:table-cell>
          <table:table-cell office:value-type="string">
            <text:p>Mozambique</text:p>
          </table:table-cell>
          <table:table-cell office:value-type="string">
            <text:p>Inhambane</text:p>
          </table:table-cell>
          <table:table-cell office:value-type="string">
            <text:p>-23.88</text:p>
          </table:table-cell>
          <table:table-cell office:value-type="string">
            <text:p>35.41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INK</text:p>
          </table:table-cell>
          <table:table-cell office:value-type="string">
            <text:p>Wink [INK]</text:p>
          </table:table-cell>
          <table:table-cell office:value-type="string">
            <text:p>United States</text:p>
          </table:table-cell>
          <table:table-cell office:value-type="string">
            <text:p>Winkler County</text:p>
          </table:table-cell>
          <table:table-cell office:value-type="string">
            <text:p>31.78</text:p>
          </table:table-cell>
          <table:table-cell office:value-type="string">
            <text:p>-103.2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INL</text:p>
          </table:table-cell>
          <table:table-cell office:value-type="string">
            <text:p>International Falls [INL]</text:p>
          </table:table-cell>
          <table:table-cell office:value-type="string">
            <text:p>United States</text:p>
          </table:table-cell>
          <table:table-cell office:value-type="string">
            <text:p>Falls International</text:p>
          </table:table-cell>
          <table:table-cell office:value-type="string">
            <text:p>48.57</text:p>
          </table:table-cell>
          <table:table-cell office:value-type="string">
            <text:p>-93.4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INN</text:p>
          </table:table-cell>
          <table:table-cell office:value-type="string">
            <text:p>Innsbruck [INN]</text:p>
          </table:table-cell>
          <table:table-cell office:value-type="string">
            <text:p>Austria</text:p>
          </table:table-cell>
          <table:table-cell office:value-type="string">
            <text:p>Innsbruck</text:p>
          </table:table-cell>
          <table:table-cell office:value-type="string">
            <text:p>47.26</text:p>
          </table:table-cell>
          <table:table-cell office:value-type="string">
            <text:p>11.34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INS</text:p>
          </table:table-cell>
          <table:table-cell office:value-type="string">
            <text:p>Indian Springs [INS]</text:p>
          </table:table-cell>
          <table:table-cell office:value-type="string">
            <text:p>United States</text:p>
          </table:table-cell>
          <table:table-cell office:value-type="string">
            <text:p>Indian Springs Af Aux</text:p>
          </table:table-cell>
          <table:table-cell office:value-type="string">
            <text:p>36.59</text:p>
          </table:table-cell>
          <table:table-cell office:value-type="string">
            <text:p>-115.67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INT</text:p>
          </table:table-cell>
          <table:table-cell office:value-type="string">
            <text:p>Winston-Salem [INT]</text:p>
          </table:table-cell>
          <table:table-cell office:value-type="string">
            <text:p>United States</text:p>
          </table:table-cell>
          <table:table-cell office:value-type="string">
            <text:p>Smith Reynolds</text:p>
          </table:table-cell>
          <table:table-cell office:value-type="string">
            <text:p>36.13</text:p>
          </table:table-cell>
          <table:table-cell office:value-type="string">
            <text:p>-80.22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INU</text:p>
          </table:table-cell>
          <table:table-cell office:value-type="string">
            <text:p>Nauru Island [INU]</text:p>
          </table:table-cell>
          <table:table-cell office:value-type="string">
            <text:p>Nauru</text:p>
          </table:table-cell>
          <table:table-cell office:value-type="string">
            <text:p>Nauru International Airport</text:p>
          </table:table-cell>
          <table:table-cell office:value-type="string">
            <text:p>-0.55</text:p>
          </table:table-cell>
          <table:table-cell office:value-type="string">
            <text:p>166.92</text:p>
          </table:table-cell>
          <table:table-cell office:value-type="string">
            <text:p>degrees N and E</text:p>
          </table:table-cell>
          <table:table-cell office:value-type="string">
            <text:p>amee/defra 2008</text:p>
          </table:table-cell>
        </table:table-row>
        <table:table-row table:style-name="ro1">
          <table:table-cell office:value-type="string">
            <text:p>INV</text:p>
          </table:table-cell>
          <table:table-cell office:value-type="string">
            <text:p>Inverness [INV]</text:p>
          </table:table-cell>
          <table:table-cell office:value-type="string">
            <text:p>United Kingdom</text:p>
          </table:table-cell>
          <table:table-cell office:value-type="string">
            <text:p>Inverness</text:p>
          </table:table-cell>
          <table:table-cell office:value-type="string">
            <text:p>57.54</text:p>
          </table:table-cell>
          <table:table-cell office:value-type="string">
            <text:p>-4.05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INZ</text:p>
          </table:table-cell>
          <table:table-cell office:value-type="string">
            <text:p>In Salah [INZ]</text:p>
          </table:table-cell>
          <table:table-cell office:value-type="string">
            <text:p>Algeria</text:p>
          </table:table-cell>
          <table:table-cell office:value-type="string">
            <text:p>In Salah</text:p>
          </table:table-cell>
          <table:table-cell office:value-type="string">
            <text:p>27.25</text:p>
          </table:table-cell>
          <table:table-cell office:value-type="string">
            <text:p>2.51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IOA</text:p>
          </table:table-cell>
          <table:table-cell office:value-type="string">
            <text:p>Ioannina [IOA]</text:p>
          </table:table-cell>
          <table:table-cell office:value-type="string">
            <text:p>Greece</text:p>
          </table:table-cell>
          <table:table-cell office:value-type="string">
            <text:p>Ioannina</text:p>
          </table:table-cell>
          <table:table-cell office:value-type="string">
            <text:p>39.7</text:p>
          </table:table-cell>
          <table:table-cell office:value-type="string">
            <text:p>20.82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IOM</text:p>
          </table:table-cell>
          <table:table-cell office:value-type="string">
            <text:p>Isle Of Man [IOM]</text:p>
          </table:table-cell>
          <table:table-cell office:value-type="string">
            <text:p>United Kingdom</text:p>
          </table:table-cell>
          <table:table-cell office:value-type="string">
            <text:p>Isle Of Man</text:p>
          </table:table-cell>
          <table:table-cell office:value-type="string">
            <text:p>54.08</text:p>
          </table:table-cell>
          <table:table-cell office:value-type="string">
            <text:p>-4.62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ION</text:p>
          </table:table-cell>
          <table:table-cell office:value-type="string">
            <text:p>Impfondo [ION]</text:p>
          </table:table-cell>
          <table:table-cell office:value-type="string">
            <text:p>Congo</text:p>
          </table:table-cell>
          <table:table-cell office:value-type="string">
            <text:p>Impfondo</text:p>
          </table:table-cell>
          <table:table-cell office:value-type="string">
            <text:p>1.59</text:p>
          </table:table-cell>
          <table:table-cell office:value-type="string">
            <text:p>18.05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IOS</text:p>
          </table:table-cell>
          <table:table-cell office:value-type="string">
            <text:p>Ilheus [IOS]</text:p>
          </table:table-cell>
          <table:table-cell office:value-type="string">
            <text:p>Brazil</text:p>
          </table:table-cell>
          <table:table-cell office:value-type="string">
            <text:p>Ilheus</text:p>
          </table:table-cell>
          <table:table-cell office:value-type="string">
            <text:p>-14.82</text:p>
          </table:table-cell>
          <table:table-cell office:value-type="string">
            <text:p>-39.03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IPC</text:p>
          </table:table-cell>
          <table:table-cell office:value-type="string">
            <text:p>Easter Island [IPC]</text:p>
          </table:table-cell>
          <table:table-cell office:value-type="string">
            <text:p>Chile</text:p>
          </table:table-cell>
          <table:table-cell office:value-type="string">
            <text:p>Mataveri International</text:p>
          </table:table-cell>
          <table:table-cell office:value-type="string">
            <text:p>-27.16</text:p>
          </table:table-cell>
          <table:table-cell office:value-type="string">
            <text:p>-109.42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IPH</text:p>
          </table:table-cell>
          <table:table-cell office:value-type="string">
            <text:p>Ipoh [IPH]</text:p>
          </table:table-cell>
          <table:table-cell office:value-type="string">
            <text:p>Malaysia</text:p>
          </table:table-cell>
          <table:table-cell office:value-type="string">
            <text:p>Sultan Azlan Shah</text:p>
          </table:table-cell>
          <table:table-cell office:value-type="string">
            <text:p>4.57</text:p>
          </table:table-cell>
          <table:table-cell office:value-type="string">
            <text:p>101.09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IPI</text:p>
          </table:table-cell>
          <table:table-cell office:value-type="string">
            <text:p>Ipiales [IPI]</text:p>
          </table:table-cell>
          <table:table-cell office:value-type="string">
            <text:p>Colombia</text:p>
          </table:table-cell>
          <table:table-cell office:value-type="string">
            <text:p>San Luis</text:p>
          </table:table-cell>
          <table:table-cell office:value-type="string">
            <text:p>0.86</text:p>
          </table:table-cell>
          <table:table-cell office:value-type="string">
            <text:p>-77.67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IPL</text:p>
          </table:table-cell>
          <table:table-cell office:value-type="string">
            <text:p>Imperial [IPL]</text:p>
          </table:table-cell>
          <table:table-cell office:value-type="string">
            <text:p>United States</text:p>
          </table:table-cell>
          <table:table-cell office:value-type="string">
            <text:p>Imperial County</text:p>
          </table:table-cell>
          <table:table-cell office:value-type="string">
            <text:p>32.83</text:p>
          </table:table-cell>
          <table:table-cell office:value-type="string">
            <text:p>-115.58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IPN</text:p>
          </table:table-cell>
          <table:table-cell office:value-type="string">
            <text:p>Ipatinga [IPN]</text:p>
          </table:table-cell>
          <table:table-cell office:value-type="string">
            <text:p>Brazil</text:p>
          </table:table-cell>
          <table:table-cell office:value-type="string">
            <text:p>Usiminas</text:p>
          </table:table-cell>
          <table:table-cell office:value-type="string">
            <text:p>-19.47</text:p>
          </table:table-cell>
          <table:table-cell office:value-type="string">
            <text:p>-42.49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IPT</text:p>
          </table:table-cell>
          <table:table-cell office:value-type="string">
            <text:p>Williamsport [IPT]</text:p>
          </table:table-cell>
          <table:table-cell office:value-type="string">
            <text:p>United States</text:p>
          </table:table-cell>
          <table:table-cell office:value-type="string">
            <text:p>Williamsport Regional</text:p>
          </table:table-cell>
          <table:table-cell office:value-type="string">
            <text:p>41.24</text:p>
          </table:table-cell>
          <table:table-cell office:value-type="string">
            <text:p>-76.92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IQQ</text:p>
          </table:table-cell>
          <table:table-cell office:value-type="string">
            <text:p>Iquique [IQQ]</text:p>
          </table:table-cell>
          <table:table-cell office:value-type="string">
            <text:p>Chile</text:p>
          </table:table-cell>
          <table:table-cell office:value-type="string">
            <text:p>Diego Aracena International</text:p>
          </table:table-cell>
          <table:table-cell office:value-type="string">
            <text:p>-20.54</text:p>
          </table:table-cell>
          <table:table-cell office:value-type="string">
            <text:p>-70.18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IQT</text:p>
          </table:table-cell>
          <table:table-cell office:value-type="string">
            <text:p>Iquitos [IQT]</text:p>
          </table:table-cell>
          <table:table-cell office:value-type="string">
            <text:p>Peru</text:p>
          </table:table-cell>
          <table:table-cell office:value-type="string">
            <text:p>Coronel Fap Francisco Secada Vignetta</text:p>
          </table:table-cell>
          <table:table-cell office:value-type="string">
            <text:p>-3.78</text:p>
          </table:table-cell>
          <table:table-cell office:value-type="string">
            <text:p>-73.31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IRD</text:p>
          </table:table-cell>
          <table:table-cell office:value-type="string">
            <text:p>Ishurdi [IRD]</text:p>
          </table:table-cell>
          <table:table-cell office:value-type="string">
            <text:p>Bangladesh</text:p>
          </table:table-cell>
          <table:table-cell office:value-type="string">
            <text:p>Ishurdi</text:p>
          </table:table-cell>
          <table:table-cell office:value-type="string">
            <text:p>24.15</text:p>
          </table:table-cell>
          <table:table-cell office:value-type="string">
            <text:p>89.05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IRI</text:p>
          </table:table-cell>
          <table:table-cell office:value-type="string">
            <text:p>Iringa [IRI]</text:p>
          </table:table-cell>
          <table:table-cell office:value-type="string">
            <text:p>Tanzania</text:p>
          </table:table-cell>
          <table:table-cell office:value-type="string">
            <text:p>Iringa</text:p>
          </table:table-cell>
          <table:table-cell office:value-type="string">
            <text:p>-7.67</text:p>
          </table:table-cell>
          <table:table-cell office:value-type="string">
            <text:p>35.75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IRJ</text:p>
          </table:table-cell>
          <table:table-cell office:value-type="string">
            <text:p>La Rioja [IRJ]</text:p>
          </table:table-cell>
          <table:table-cell office:value-type="string">
            <text:p>Argentina</text:p>
          </table:table-cell>
          <table:table-cell office:value-type="string">
            <text:p>La Rioja</text:p>
          </table:table-cell>
          <table:table-cell office:value-type="string">
            <text:p>-29.38</text:p>
          </table:table-cell>
          <table:table-cell office:value-type="string">
            <text:p>-66.8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IRO</text:p>
          </table:table-cell>
          <table:table-cell office:value-type="string">
            <text:p>Birao [IRO]</text:p>
          </table:table-cell>
          <table:table-cell office:value-type="string">
            <text:p>Central African Republic</text:p>
          </table:table-cell>
          <table:table-cell office:value-type="string">
            <text:p>Birao</text:p>
          </table:table-cell>
          <table:table-cell office:value-type="string">
            <text:p>10.24</text:p>
          </table:table-cell>
          <table:table-cell office:value-type="string">
            <text:p>22.72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IRP</text:p>
          </table:table-cell>
          <table:table-cell office:value-type="string">
            <text:p>Isiro [IRP]</text:p>
          </table:table-cell>
          <table:table-cell office:value-type="string">
            <text:p>Zaire</text:p>
          </table:table-cell>
          <table:table-cell office:value-type="string">
            <text:p>Isiro Matari</text:p>
          </table:table-cell>
          <table:table-cell office:value-type="string">
            <text:p>2.83</text:p>
          </table:table-cell>
          <table:table-cell office:value-type="string">
            <text:p>27.59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ISA</text:p>
          </table:table-cell>
          <table:table-cell office:value-type="string">
            <text:p>Mount Isa [ISA]</text:p>
          </table:table-cell>
          <table:table-cell office:value-type="string">
            <text:p>Australia</text:p>
          </table:table-cell>
          <table:table-cell office:value-type="string">
            <text:p>Mount Isa</text:p>
          </table:table-cell>
          <table:table-cell office:value-type="string">
            <text:p>-20.66</text:p>
          </table:table-cell>
          <table:table-cell office:value-type="string">
            <text:p>139.49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ISB</text:p>
          </table:table-cell>
          <table:table-cell office:value-type="string">
            <text:p>Islamabad [ISB]</text:p>
          </table:table-cell>
          <table:table-cell office:value-type="string">
            <text:p>Pakistan</text:p>
          </table:table-cell>
          <table:table-cell office:value-type="string">
            <text:p>Chaklala</text:p>
          </table:table-cell>
          <table:table-cell office:value-type="string">
            <text:p>33.62</text:p>
          </table:table-cell>
          <table:table-cell office:value-type="string">
            <text:p>73.1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ISC</text:p>
          </table:table-cell>
          <table:table-cell office:value-type="string">
            <text:p>Isles of Scilly [ISC]</text:p>
          </table:table-cell>
          <table:table-cell office:value-type="string">
            <text:p>United Kingdom</text:p>
          </table:table-cell>
          <table:table-cell office:value-type="string">
            <text:p>St. Mary's</text:p>
          </table:table-cell>
          <table:table-cell office:value-type="string">
            <text:p>49.91</text:p>
          </table:table-cell>
          <table:table-cell office:value-type="string">
            <text:p>-6.29</text:p>
          </table:table-cell>
          <table:table-cell office:value-type="string">
            <text:p>degrees N and E</text:p>
          </table:table-cell>
          <table:table-cell office:value-type="string">
            <text:p>amee/defra 2008</text:p>
          </table:table-cell>
        </table:table-row>
        <table:table-row table:style-name="ro1">
          <table:table-cell office:value-type="string">
            <text:p>ISG</text:p>
          </table:table-cell>
          <table:table-cell office:value-type="string">
            <text:p>Ishigaki [ISG]</text:p>
          </table:table-cell>
          <table:table-cell office:value-type="string">
            <text:p>Japan</text:p>
          </table:table-cell>
          <table:table-cell office:value-type="string">
            <text:p>Ishigaki</text:p>
          </table:table-cell>
          <table:table-cell office:value-type="string">
            <text:p>24.34</text:p>
          </table:table-cell>
          <table:table-cell office:value-type="string">
            <text:p>124.19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ISJ</text:p>
          </table:table-cell>
          <table:table-cell office:value-type="string">
            <text:p>Isla Mujeres [ISJ]</text:p>
          </table:table-cell>
          <table:table-cell office:value-type="string">
            <text:p>Mexico</text:p>
          </table:table-cell>
          <table:table-cell office:value-type="string">
            <text:p>Isla Mujeres</text:p>
          </table:table-cell>
          <table:table-cell office:value-type="string">
            <text:p>21.25</text:p>
          </table:table-cell>
          <table:table-cell office:value-type="string">
            <text:p>-86.74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ISK</text:p>
          </table:table-cell>
          <table:table-cell office:value-type="string">
            <text:p>Nasik Road [ISK]</text:p>
          </table:table-cell>
          <table:table-cell office:value-type="string">
            <text:p>India</text:p>
          </table:table-cell>
          <table:table-cell office:value-type="string">
            <text:p>Nasik Road</text:p>
          </table:table-cell>
          <table:table-cell office:value-type="string">
            <text:p>19.96</text:p>
          </table:table-cell>
          <table:table-cell office:value-type="string">
            <text:p>73.81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ISN</text:p>
          </table:table-cell>
          <table:table-cell office:value-type="string">
            <text:p>Williston [ISN]</text:p>
          </table:table-cell>
          <table:table-cell office:value-type="string">
            <text:p>United States</text:p>
          </table:table-cell>
          <table:table-cell office:value-type="string">
            <text:p>Sloulin Field International</text:p>
          </table:table-cell>
          <table:table-cell office:value-type="string">
            <text:p>48.18</text:p>
          </table:table-cell>
          <table:table-cell office:value-type="string">
            <text:p>-103.64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ISP</text:p>
          </table:table-cell>
          <table:table-cell office:value-type="string">
            <text:p>Islip [ISP]</text:p>
          </table:table-cell>
          <table:table-cell office:value-type="string">
            <text:p>United States</text:p>
          </table:table-cell>
          <table:table-cell office:value-type="string">
            <text:p>Long Island Mac Arthur</text:p>
          </table:table-cell>
          <table:table-cell office:value-type="string">
            <text:p>40.8</text:p>
          </table:table-cell>
          <table:table-cell office:value-type="string">
            <text:p>-73.1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IST</text:p>
          </table:table-cell>
          <table:table-cell office:value-type="string">
            <text:p>Istanbul [IST]</text:p>
          </table:table-cell>
          <table:table-cell office:value-type="string">
            <text:p>Turkey</text:p>
          </table:table-cell>
          <table:table-cell office:value-type="string">
            <text:p>Ataturk</text:p>
          </table:table-cell>
          <table:table-cell office:value-type="string">
            <text:p>40.98</text:p>
          </table:table-cell>
          <table:table-cell office:value-type="string">
            <text:p>28.82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ITM</text:p>
          </table:table-cell>
          <table:table-cell office:value-type="string">
            <text:p>Osaka [ITM]</text:p>
          </table:table-cell>
          <table:table-cell office:value-type="string">
            <text:p>Japan</text:p>
          </table:table-cell>
          <table:table-cell office:value-type="string">
            <text:p>Osaka International</text:p>
          </table:table-cell>
          <table:table-cell office:value-type="string">
            <text:p>34.79</text:p>
          </table:table-cell>
          <table:table-cell office:value-type="string">
            <text:p>135.44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ITO</text:p>
          </table:table-cell>
          <table:table-cell office:value-type="string">
            <text:p>Hilo [ITO]</text:p>
          </table:table-cell>
          <table:table-cell office:value-type="string">
            <text:p>United States</text:p>
          </table:table-cell>
          <table:table-cell office:value-type="string">
            <text:p>Hilo International</text:p>
          </table:table-cell>
          <table:table-cell office:value-type="string">
            <text:p>19.72</text:p>
          </table:table-cell>
          <table:table-cell office:value-type="string">
            <text:p>-155.05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IVC</text:p>
          </table:table-cell>
          <table:table-cell office:value-type="string">
            <text:p>Invercargill [IVC]</text:p>
          </table:table-cell>
          <table:table-cell office:value-type="string">
            <text:p>New Zealand</text:p>
          </table:table-cell>
          <table:table-cell office:value-type="string">
            <text:p>Invercargill</text:p>
          </table:table-cell>
          <table:table-cell office:value-type="string">
            <text:p>-46.41</text:p>
          </table:table-cell>
          <table:table-cell office:value-type="string">
            <text:p>168.31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IVL</text:p>
          </table:table-cell>
          <table:table-cell office:value-type="string">
            <text:p>Ivalo [IVL]</text:p>
          </table:table-cell>
          <table:table-cell office:value-type="string">
            <text:p>Finland</text:p>
          </table:table-cell>
          <table:table-cell office:value-type="string">
            <text:p>Ivalo</text:p>
          </table:table-cell>
          <table:table-cell office:value-type="string">
            <text:p>68.61</text:p>
          </table:table-cell>
          <table:table-cell office:value-type="string">
            <text:p>27.41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IWO</text:p>
          </table:table-cell>
          <table:table-cell office:value-type="string">
            <text:p>Iwojima [IWO]</text:p>
          </table:table-cell>
          <table:table-cell office:value-type="string">
            <text:p>Japan</text:p>
          </table:table-cell>
          <table:table-cell office:value-type="string">
            <text:p>Iwo Jima</text:p>
          </table:table-cell>
          <table:table-cell office:value-type="string">
            <text:p>24.78</text:p>
          </table:table-cell>
          <table:table-cell office:value-type="string">
            <text:p>141.32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IXA</text:p>
          </table:table-cell>
          <table:table-cell office:value-type="string">
            <text:p>Agartala [IXA]</text:p>
          </table:table-cell>
          <table:table-cell office:value-type="string">
            <text:p>India</text:p>
          </table:table-cell>
          <table:table-cell office:value-type="string">
            <text:p>Agartala</text:p>
          </table:table-cell>
          <table:table-cell office:value-type="string">
            <text:p>23.89</text:p>
          </table:table-cell>
          <table:table-cell office:value-type="string">
            <text:p>91.24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IXB</text:p>
          </table:table-cell>
          <table:table-cell office:value-type="string">
            <text:p>Baghdogra [IXB]</text:p>
          </table:table-cell>
          <table:table-cell office:value-type="string">
            <text:p>India</text:p>
          </table:table-cell>
          <table:table-cell office:value-type="string">
            <text:p>Bagdogra</text:p>
          </table:table-cell>
          <table:table-cell office:value-type="string">
            <text:p>26.68</text:p>
          </table:table-cell>
          <table:table-cell office:value-type="string">
            <text:p>88.33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IXC</text:p>
          </table:table-cell>
          <table:table-cell office:value-type="string">
            <text:p>Chandigarh [IXC]</text:p>
          </table:table-cell>
          <table:table-cell office:value-type="string">
            <text:p>India</text:p>
          </table:table-cell>
          <table:table-cell office:value-type="string">
            <text:p>Chandigarh</text:p>
          </table:table-cell>
          <table:table-cell office:value-type="string">
            <text:p>30.67</text:p>
          </table:table-cell>
          <table:table-cell office:value-type="string">
            <text:p>76.79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IXD</text:p>
          </table:table-cell>
          <table:table-cell office:value-type="string">
            <text:p>Allahabad [IXD]</text:p>
          </table:table-cell>
          <table:table-cell office:value-type="string">
            <text:p>India</text:p>
          </table:table-cell>
          <table:table-cell office:value-type="string">
            <text:p>Allahabad</text:p>
          </table:table-cell>
          <table:table-cell office:value-type="string">
            <text:p>25.44</text:p>
          </table:table-cell>
          <table:table-cell office:value-type="string">
            <text:p>81.73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IXE</text:p>
          </table:table-cell>
          <table:table-cell office:value-type="string">
            <text:p>Mangalore [IXE]</text:p>
          </table:table-cell>
          <table:table-cell office:value-type="string">
            <text:p>India</text:p>
          </table:table-cell>
          <table:table-cell office:value-type="string">
            <text:p>Mangalore</text:p>
          </table:table-cell>
          <table:table-cell office:value-type="string">
            <text:p>12.96</text:p>
          </table:table-cell>
          <table:table-cell office:value-type="string">
            <text:p>74.89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IXG</text:p>
          </table:table-cell>
          <table:table-cell office:value-type="string">
            <text:p>Belgaum [IXG]</text:p>
          </table:table-cell>
          <table:table-cell office:value-type="string">
            <text:p>India</text:p>
          </table:table-cell>
          <table:table-cell office:value-type="string">
            <text:p>Belgaum</text:p>
          </table:table-cell>
          <table:table-cell office:value-type="string">
            <text:p>15.86</text:p>
          </table:table-cell>
          <table:table-cell office:value-type="string">
            <text:p>74.62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IXH</text:p>
          </table:table-cell>
          <table:table-cell office:value-type="string">
            <text:p>Kailashahar [IXH]</text:p>
          </table:table-cell>
          <table:table-cell office:value-type="string">
            <text:p>India</text:p>
          </table:table-cell>
          <table:table-cell office:value-type="string">
            <text:p>Kailashahar</text:p>
          </table:table-cell>
          <table:table-cell office:value-type="string">
            <text:p>24.31</text:p>
          </table:table-cell>
          <table:table-cell office:value-type="string">
            <text:p>92.01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IXI</text:p>
          </table:table-cell>
          <table:table-cell office:value-type="string">
            <text:p>Lilabari [IXI]</text:p>
          </table:table-cell>
          <table:table-cell office:value-type="string">
            <text:p>India</text:p>
          </table:table-cell>
          <table:table-cell office:value-type="string">
            <text:p>Lilabari</text:p>
          </table:table-cell>
          <table:table-cell office:value-type="string">
            <text:p>27.29</text:p>
          </table:table-cell>
          <table:table-cell office:value-type="string">
            <text:p>94.1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IXJ</text:p>
          </table:table-cell>
          <table:table-cell office:value-type="string">
            <text:p>Jammu [IXJ]</text:p>
          </table:table-cell>
          <table:table-cell office:value-type="string">
            <text:p>India</text:p>
          </table:table-cell>
          <table:table-cell office:value-type="string">
            <text:p>Jammu</text:p>
          </table:table-cell>
          <table:table-cell office:value-type="string">
            <text:p>32.69</text:p>
          </table:table-cell>
          <table:table-cell office:value-type="string">
            <text:p>74.84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IXK</text:p>
          </table:table-cell>
          <table:table-cell office:value-type="string">
            <text:p>Keshod [IXK]</text:p>
          </table:table-cell>
          <table:table-cell office:value-type="string">
            <text:p>India</text:p>
          </table:table-cell>
          <table:table-cell office:value-type="string">
            <text:p>Keshod</text:p>
          </table:table-cell>
          <table:table-cell office:value-type="string">
            <text:p>21.32</text:p>
          </table:table-cell>
          <table:table-cell office:value-type="string">
            <text:p>70.27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IXL</text:p>
          </table:table-cell>
          <table:table-cell office:value-type="string">
            <text:p>Leh [IXL]</text:p>
          </table:table-cell>
          <table:table-cell office:value-type="string">
            <text:p>India</text:p>
          </table:table-cell>
          <table:table-cell office:value-type="string">
            <text:p>Leh</text:p>
          </table:table-cell>
          <table:table-cell office:value-type="string">
            <text:p>34.14</text:p>
          </table:table-cell>
          <table:table-cell office:value-type="string">
            <text:p>77.55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IXM</text:p>
          </table:table-cell>
          <table:table-cell office:value-type="string">
            <text:p>Madurai [IXM]</text:p>
          </table:table-cell>
          <table:table-cell office:value-type="string">
            <text:p>India</text:p>
          </table:table-cell>
          <table:table-cell office:value-type="string">
            <text:p>Madurai</text:p>
          </table:table-cell>
          <table:table-cell office:value-type="string">
            <text:p>9.83</text:p>
          </table:table-cell>
          <table:table-cell office:value-type="string">
            <text:p>78.09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IXP</text:p>
          </table:table-cell>
          <table:table-cell office:value-type="string">
            <text:p>Pathankot [IXP]</text:p>
          </table:table-cell>
          <table:table-cell office:value-type="string">
            <text:p>India</text:p>
          </table:table-cell>
          <table:table-cell office:value-type="string">
            <text:p>Pathankot</text:p>
          </table:table-cell>
          <table:table-cell office:value-type="string">
            <text:p>32.23</text:p>
          </table:table-cell>
          <table:table-cell office:value-type="string">
            <text:p>75.63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IXR</text:p>
          </table:table-cell>
          <table:table-cell office:value-type="string">
            <text:p>Ranchi [IXR]</text:p>
          </table:table-cell>
          <table:table-cell office:value-type="string">
            <text:p>India</text:p>
          </table:table-cell>
          <table:table-cell office:value-type="string">
            <text:p>Birsa Munda</text:p>
          </table:table-cell>
          <table:table-cell office:value-type="string">
            <text:p>23.31</text:p>
          </table:table-cell>
          <table:table-cell office:value-type="string">
            <text:p>85.32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IXS</text:p>
          </table:table-cell>
          <table:table-cell office:value-type="string">
            <text:p>Silchar [IXS]</text:p>
          </table:table-cell>
          <table:table-cell office:value-type="string">
            <text:p>India</text:p>
          </table:table-cell>
          <table:table-cell office:value-type="string">
            <text:p>Silchar</text:p>
          </table:table-cell>
          <table:table-cell office:value-type="string">
            <text:p>24.91</text:p>
          </table:table-cell>
          <table:table-cell office:value-type="string">
            <text:p>92.98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IXT</text:p>
          </table:table-cell>
          <table:table-cell office:value-type="string">
            <text:p>Pasighat [IXT]</text:p>
          </table:table-cell>
          <table:table-cell office:value-type="string">
            <text:p>India</text:p>
          </table:table-cell>
          <table:table-cell office:value-type="string">
            <text:p>Pasighat</text:p>
          </table:table-cell>
          <table:table-cell office:value-type="string">
            <text:p>28.07</text:p>
          </table:table-cell>
          <table:table-cell office:value-type="string">
            <text:p>95.34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IXU</text:p>
          </table:table-cell>
          <table:table-cell office:value-type="string">
            <text:p>Aurangabad [IXU]</text:p>
          </table:table-cell>
          <table:table-cell office:value-type="string">
            <text:p>India</text:p>
          </table:table-cell>
          <table:table-cell office:value-type="string">
            <text:p>Aurangabad</text:p>
          </table:table-cell>
          <table:table-cell office:value-type="string">
            <text:p>19.86</text:p>
          </table:table-cell>
          <table:table-cell office:value-type="string">
            <text:p>75.4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IXW</text:p>
          </table:table-cell>
          <table:table-cell office:value-type="string">
            <text:p>Jamshedpur [IXW]</text:p>
          </table:table-cell>
          <table:table-cell office:value-type="string">
            <text:p>India</text:p>
          </table:table-cell>
          <table:table-cell office:value-type="string">
            <text:p>Jamshedpur</text:p>
          </table:table-cell>
          <table:table-cell office:value-type="string">
            <text:p>22.81</text:p>
          </table:table-cell>
          <table:table-cell office:value-type="string">
            <text:p>86.17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IXY</text:p>
          </table:table-cell>
          <table:table-cell office:value-type="string">
            <text:p>Kandla [IXY]</text:p>
          </table:table-cell>
          <table:table-cell office:value-type="string">
            <text:p>India</text:p>
          </table:table-cell>
          <table:table-cell office:value-type="string">
            <text:p>Kandla</text:p>
          </table:table-cell>
          <table:table-cell office:value-type="string">
            <text:p>23.11</text:p>
          </table:table-cell>
          <table:table-cell office:value-type="string">
            <text:p>70.1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IXZ</text:p>
          </table:table-cell>
          <table:table-cell office:value-type="string">
            <text:p>Port Blair [IXZ]</text:p>
          </table:table-cell>
          <table:table-cell office:value-type="string">
            <text:p>India</text:p>
          </table:table-cell>
          <table:table-cell office:value-type="string">
            <text:p>Port Blair</text:p>
          </table:table-cell>
          <table:table-cell office:value-type="string">
            <text:p>11.65</text:p>
          </table:table-cell>
          <table:table-cell office:value-type="string">
            <text:p>92.73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IZO</text:p>
          </table:table-cell>
          <table:table-cell office:value-type="string">
            <text:p>Izumo [IZO]</text:p>
          </table:table-cell>
          <table:table-cell office:value-type="string">
            <text:p>Japan</text:p>
          </table:table-cell>
          <table:table-cell office:value-type="string">
            <text:p>Izumo</text:p>
          </table:table-cell>
          <table:table-cell office:value-type="string">
            <text:p>35.41</text:p>
          </table:table-cell>
          <table:table-cell office:value-type="string">
            <text:p>132.89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JAA</text:p>
          </table:table-cell>
          <table:table-cell office:value-type="string">
            <text:p>Jalalabad [JAA]</text:p>
          </table:table-cell>
          <table:table-cell office:value-type="string">
            <text:p>Afghanistan</text:p>
          </table:table-cell>
          <table:table-cell office:value-type="string">
            <text:p>Jalalabad</text:p>
          </table:table-cell>
          <table:table-cell office:value-type="string">
            <text:p>34.4</text:p>
          </table:table-cell>
          <table:table-cell office:value-type="string">
            <text:p>70.5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JAD</text:p>
          </table:table-cell>
          <table:table-cell office:value-type="string">
            <text:p>Perth [JAD]</text:p>
          </table:table-cell>
          <table:table-cell office:value-type="string">
            <text:p>Australia</text:p>
          </table:table-cell>
          <table:table-cell office:value-type="string">
            <text:p>Perth Jandakot</text:p>
          </table:table-cell>
          <table:table-cell office:value-type="string">
            <text:p>-32.1</text:p>
          </table:table-cell>
          <table:table-cell office:value-type="string">
            <text:p>115.88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JAF</text:p>
          </table:table-cell>
          <table:table-cell office:value-type="string">
            <text:p>Jaffna [JAF]</text:p>
          </table:table-cell>
          <table:table-cell office:value-type="string">
            <text:p>Sri Lanka</text:p>
          </table:table-cell>
          <table:table-cell office:value-type="string">
            <text:p>Kankesanturai</text:p>
          </table:table-cell>
          <table:table-cell office:value-type="string">
            <text:p>9.79</text:p>
          </table:table-cell>
          <table:table-cell office:value-type="string">
            <text:p>80.07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JAI</text:p>
          </table:table-cell>
          <table:table-cell office:value-type="string">
            <text:p>Jaipur [JAI]</text:p>
          </table:table-cell>
          <table:table-cell office:value-type="string">
            <text:p>India</text:p>
          </table:table-cell>
          <table:table-cell office:value-type="string">
            <text:p>Jaipur</text:p>
          </table:table-cell>
          <table:table-cell office:value-type="string">
            <text:p>26.82</text:p>
          </table:table-cell>
          <table:table-cell office:value-type="string">
            <text:p>75.81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JAN</text:p>
          </table:table-cell>
          <table:table-cell office:value-type="string">
            <text:p>Jackson [JAN]</text:p>
          </table:table-cell>
          <table:table-cell office:value-type="string">
            <text:p>United States</text:p>
          </table:table-cell>
          <table:table-cell office:value-type="string">
            <text:p>Jackson International</text:p>
          </table:table-cell>
          <table:table-cell office:value-type="string">
            <text:p>32.31</text:p>
          </table:table-cell>
          <table:table-cell office:value-type="string">
            <text:p>-90.08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JAV</text:p>
          </table:table-cell>
          <table:table-cell office:value-type="string">
            <text:p>Jakobshavn [JAV]</text:p>
          </table:table-cell>
          <table:table-cell office:value-type="string">
            <text:p>Greenland</text:p>
          </table:table-cell>
          <table:table-cell office:value-type="string">
            <text:p>Jacobshavn</text:p>
          </table:table-cell>
          <table:table-cell office:value-type="string">
            <text:p>69.23</text:p>
          </table:table-cell>
          <table:table-cell office:value-type="string">
            <text:p>-51.07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JAX</text:p>
          </table:table-cell>
          <table:table-cell office:value-type="string">
            <text:p>Jacksonville [JAX]</text:p>
          </table:table-cell>
          <table:table-cell office:value-type="string">
            <text:p>United States</text:p>
          </table:table-cell>
          <table:table-cell office:value-type="string">
            <text:p>Jacksonville International</text:p>
          </table:table-cell>
          <table:table-cell office:value-type="string">
            <text:p>30.49</text:p>
          </table:table-cell>
          <table:table-cell office:value-type="string">
            <text:p>-81.69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JBR</text:p>
          </table:table-cell>
          <table:table-cell office:value-type="string">
            <text:p>Jonesboro [JBR]</text:p>
          </table:table-cell>
          <table:table-cell office:value-type="string">
            <text:p>United States</text:p>
          </table:table-cell>
          <table:table-cell office:value-type="string">
            <text:p>Jonesboro Municipal</text:p>
          </table:table-cell>
          <table:table-cell office:value-type="string">
            <text:p>35.83</text:p>
          </table:table-cell>
          <table:table-cell office:value-type="string">
            <text:p>-90.65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JDF</text:p>
          </table:table-cell>
          <table:table-cell office:value-type="string">
            <text:p>Juiz De Fora [JDF]</text:p>
          </table:table-cell>
          <table:table-cell office:value-type="string">
            <text:p>Brazil</text:p>
          </table:table-cell>
          <table:table-cell office:value-type="string">
            <text:p>Francisco De Assis</text:p>
          </table:table-cell>
          <table:table-cell office:value-type="string">
            <text:p>-21.79</text:p>
          </table:table-cell>
          <table:table-cell office:value-type="string">
            <text:p>-43.39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JDZ</text:p>
          </table:table-cell>
          <table:table-cell office:value-type="string">
            <text:p>Jingdezhen [JDZ]</text:p>
          </table:table-cell>
          <table:table-cell office:value-type="string">
            <text:p>China</text:p>
          </table:table-cell>
          <table:table-cell office:value-type="string">
            <text:p>Jingdezhen Airport</text:p>
          </table:table-cell>
          <table:table-cell table:number-columns-repeated="2" office:value-type="string">
            <text:p>0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JED</text:p>
          </table:table-cell>
          <table:table-cell office:value-type="string">
            <text:p>Jeddah [JED]</text:p>
          </table:table-cell>
          <table:table-cell office:value-type="string">
            <text:p>Saudi Arabia</text:p>
          </table:table-cell>
          <table:table-cell office:value-type="string">
            <text:p>King Abdulaziz International</text:p>
          </table:table-cell>
          <table:table-cell office:value-type="string">
            <text:p>21.68</text:p>
          </table:table-cell>
          <table:table-cell office:value-type="string">
            <text:p>39.16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JEF</text:p>
          </table:table-cell>
          <table:table-cell office:value-type="string">
            <text:p>Jefferson City [JEF]</text:p>
          </table:table-cell>
          <table:table-cell office:value-type="string">
            <text:p>United States</text:p>
          </table:table-cell>
          <table:table-cell office:value-type="string">
            <text:p>Jefferson City Memorial Airport </text:p>
          </table:table-cell>
          <table:table-cell office:value-type="string">
            <text:p>38.59</text:p>
          </table:table-cell>
          <table:table-cell office:value-type="string">
            <text:p>-92.16</text:p>
          </table:table-cell>
          <table:table-cell office:value-type="string">
            <text:p>degrees N and E</text:p>
          </table:table-cell>
          <table:table-cell office:value-type="string">
            <text:p>amee/defra 2008</text:p>
          </table:table-cell>
        </table:table-row>
        <table:table-row table:style-name="ro1">
          <table:table-cell office:value-type="string">
            <text:p>JER</text:p>
          </table:table-cell>
          <table:table-cell office:value-type="string">
            <text:p>Jersey [JER]</text:p>
          </table:table-cell>
          <table:table-cell office:value-type="string">
            <text:p>United Kingdom</text:p>
          </table:table-cell>
          <table:table-cell office:value-type="string">
            <text:p>Jersey</text:p>
          </table:table-cell>
          <table:table-cell office:value-type="string">
            <text:p>49.21</text:p>
          </table:table-cell>
          <table:table-cell office:value-type="string">
            <text:p>-2.2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JFK</text:p>
          </table:table-cell>
          <table:table-cell office:value-type="string">
            <text:p>New York [JFK]</text:p>
          </table:table-cell>
          <table:table-cell office:value-type="string">
            <text:p>United States</text:p>
          </table:table-cell>
          <table:table-cell office:value-type="string">
            <text:p>John F Kennedy International</text:p>
          </table:table-cell>
          <table:table-cell office:value-type="string">
            <text:p>40.64</text:p>
          </table:table-cell>
          <table:table-cell office:value-type="string">
            <text:p>-73.78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JGA</text:p>
          </table:table-cell>
          <table:table-cell office:value-type="string">
            <text:p>Jamnagar [JGA]</text:p>
          </table:table-cell>
          <table:table-cell office:value-type="string">
            <text:p>India</text:p>
          </table:table-cell>
          <table:table-cell office:value-type="string">
            <text:p>Jamnagar</text:p>
          </table:table-cell>
          <table:table-cell office:value-type="string">
            <text:p>22.47</text:p>
          </table:table-cell>
          <table:table-cell office:value-type="string">
            <text:p>70.01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JHB</text:p>
          </table:table-cell>
          <table:table-cell office:value-type="string">
            <text:p>Johor Bahru [JHB]</text:p>
          </table:table-cell>
          <table:table-cell office:value-type="string">
            <text:p>Malaysia</text:p>
          </table:table-cell>
          <table:table-cell office:value-type="string">
            <text:p>Sultan Ismail</text:p>
          </table:table-cell>
          <table:table-cell office:value-type="string">
            <text:p>1.64</text:p>
          </table:table-cell>
          <table:table-cell office:value-type="string">
            <text:p>103.67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JHM</text:p>
          </table:table-cell>
          <table:table-cell office:value-type="string">
            <text:p>Lahania-Kapalua [JHM]</text:p>
          </table:table-cell>
          <table:table-cell office:value-type="string">
            <text:p>United States</text:p>
          </table:table-cell>
          <table:table-cell office:value-type="string">
            <text:p>Kapalua</text:p>
          </table:table-cell>
          <table:table-cell office:value-type="string">
            <text:p>20.96</text:p>
          </table:table-cell>
          <table:table-cell office:value-type="string">
            <text:p>-156.67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JIB</text:p>
          </table:table-cell>
          <table:table-cell office:value-type="string">
            <text:p>Djibouti [JIB]</text:p>
          </table:table-cell>
          <table:table-cell table:number-columns-repeated="2" office:value-type="string">
            <text:p>Djibouti</text:p>
          </table:table-cell>
          <table:table-cell office:value-type="string">
            <text:p>11.55</text:p>
          </table:table-cell>
          <table:table-cell office:value-type="string">
            <text:p>43.16</text:p>
          </table:table-cell>
          <table:table-cell office:value-type="string">
            <text:p>degrees N and E</text:p>
          </table:table-cell>
          <table:table-cell office:value-type="string">
            <text:p>amee/defra 2008</text:p>
          </table:table-cell>
        </table:table-row>
        <table:table-row table:style-name="ro1">
          <table:table-cell office:value-type="string">
            <text:p>JIM</text:p>
          </table:table-cell>
          <table:table-cell office:value-type="string">
            <text:p>Jimma [JIM]</text:p>
          </table:table-cell>
          <table:table-cell office:value-type="string">
            <text:p>Ethiopia</text:p>
          </table:table-cell>
          <table:table-cell office:value-type="string">
            <text:p>Aba Segud</text:p>
          </table:table-cell>
          <table:table-cell office:value-type="string">
            <text:p>7.67</text:p>
          </table:table-cell>
          <table:table-cell office:value-type="string">
            <text:p>36.82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JJI</text:p>
          </table:table-cell>
          <table:table-cell office:value-type="string">
            <text:p>Juanjui [JJI]</text:p>
          </table:table-cell>
          <table:table-cell office:value-type="string">
            <text:p>Peru</text:p>
          </table:table-cell>
          <table:table-cell office:value-type="string">
            <text:p>Juanjui</text:p>
          </table:table-cell>
          <table:table-cell office:value-type="string">
            <text:p>-7.17</text:p>
          </table:table-cell>
          <table:table-cell office:value-type="string">
            <text:p>-76.73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JKG</text:p>
          </table:table-cell>
          <table:table-cell office:value-type="string">
            <text:p>Joenkoeping [JKG]</text:p>
          </table:table-cell>
          <table:table-cell office:value-type="string">
            <text:p>Sweden</text:p>
          </table:table-cell>
          <table:table-cell office:value-type="string">
            <text:p>Jonkoping</text:p>
          </table:table-cell>
          <table:table-cell office:value-type="string">
            <text:p>57.76</text:p>
          </table:table-cell>
          <table:table-cell office:value-type="string">
            <text:p>14.07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JKH</text:p>
          </table:table-cell>
          <table:table-cell office:value-type="string">
            <text:p>Chios [JKH]</text:p>
          </table:table-cell>
          <table:table-cell office:value-type="string">
            <text:p>Greece</text:p>
          </table:table-cell>
          <table:table-cell office:value-type="string">
            <text:p>Chios</text:p>
          </table:table-cell>
          <table:table-cell office:value-type="string">
            <text:p>38.34</text:p>
          </table:table-cell>
          <table:table-cell office:value-type="string">
            <text:p>26.14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JLD</text:p>
          </table:table-cell>
          <table:table-cell office:value-type="string">
            <text:p>Landskrona [JLD]</text:p>
          </table:table-cell>
          <table:table-cell office:value-type="string">
            <text:p>Sweden</text:p>
          </table:table-cell>
          <table:table-cell office:value-type="string">
            <text:p>Landskrona</text:p>
          </table:table-cell>
          <table:table-cell office:value-type="string">
            <text:p>55.94</text:p>
          </table:table-cell>
          <table:table-cell office:value-type="string">
            <text:p>12.86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JLR</text:p>
          </table:table-cell>
          <table:table-cell office:value-type="string">
            <text:p>Jabalpur [JLR]</text:p>
          </table:table-cell>
          <table:table-cell office:value-type="string">
            <text:p>India</text:p>
          </table:table-cell>
          <table:table-cell office:value-type="string">
            <text:p>Jabalpur</text:p>
          </table:table-cell>
          <table:table-cell office:value-type="string">
            <text:p>23.18</text:p>
          </table:table-cell>
          <table:table-cell office:value-type="string">
            <text:p>80.05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JMK</text:p>
          </table:table-cell>
          <table:table-cell office:value-type="string">
            <text:p>Mykonos [JMK]</text:p>
          </table:table-cell>
          <table:table-cell office:value-type="string">
            <text:p>Greece</text:p>
          </table:table-cell>
          <table:table-cell office:value-type="string">
            <text:p>Mikonos</text:p>
          </table:table-cell>
          <table:table-cell office:value-type="string">
            <text:p>37.44</text:p>
          </table:table-cell>
          <table:table-cell office:value-type="string">
            <text:p>25.35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JNB</text:p>
          </table:table-cell>
          <table:table-cell office:value-type="string">
            <text:p>Johannesburg [JNB]</text:p>
          </table:table-cell>
          <table:table-cell office:value-type="string">
            <text:p>South Africa</text:p>
          </table:table-cell>
          <table:table-cell office:value-type="string">
            <text:p>Johannesburg International</text:p>
          </table:table-cell>
          <table:table-cell office:value-type="string">
            <text:p>-26.14</text:p>
          </table:table-cell>
          <table:table-cell office:value-type="string">
            <text:p>28.25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JNU</text:p>
          </table:table-cell>
          <table:table-cell office:value-type="string">
            <text:p>Juneau [JNU]</text:p>
          </table:table-cell>
          <table:table-cell office:value-type="string">
            <text:p>United States</text:p>
          </table:table-cell>
          <table:table-cell office:value-type="string">
            <text:p>Juneau International</text:p>
          </table:table-cell>
          <table:table-cell office:value-type="string">
            <text:p>58.35</text:p>
          </table:table-cell>
          <table:table-cell office:value-type="string">
            <text:p>-134.58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JOE</text:p>
          </table:table-cell>
          <table:table-cell office:value-type="string">
            <text:p>Joensuu [JOE]</text:p>
          </table:table-cell>
          <table:table-cell office:value-type="string">
            <text:p>Finland</text:p>
          </table:table-cell>
          <table:table-cell office:value-type="string">
            <text:p>Joensuu</text:p>
          </table:table-cell>
          <table:table-cell office:value-type="string">
            <text:p>62.66</text:p>
          </table:table-cell>
          <table:table-cell office:value-type="string">
            <text:p>29.62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JOG</text:p>
          </table:table-cell>
          <table:table-cell office:value-type="string">
            <text:p>Yogyakarta [JOG]</text:p>
          </table:table-cell>
          <table:table-cell office:value-type="string">
            <text:p>Indonesia</text:p>
          </table:table-cell>
          <table:table-cell office:value-type="string">
            <text:p>Adi Sutjipto</text:p>
          </table:table-cell>
          <table:table-cell office:value-type="string">
            <text:p>-7.79</text:p>
          </table:table-cell>
          <table:table-cell office:value-type="string">
            <text:p>110.43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JOH</text:p>
          </table:table-cell>
          <table:table-cell office:value-type="string">
            <text:p>Jodhpur [JOH]</text:p>
          </table:table-cell>
          <table:table-cell office:value-type="string">
            <text:p>India</text:p>
          </table:table-cell>
          <table:table-cell office:value-type="string">
            <text:p>Jodhpur</text:p>
          </table:table-cell>
          <table:table-cell office:value-type="string">
            <text:p>26.25</text:p>
          </table:table-cell>
          <table:table-cell office:value-type="string">
            <text:p>73.05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JOI</text:p>
          </table:table-cell>
          <table:table-cell office:value-type="string">
            <text:p>Joinville [JOI]</text:p>
          </table:table-cell>
          <table:table-cell office:value-type="string">
            <text:p>Brazil</text:p>
          </table:table-cell>
          <table:table-cell office:value-type="string">
            <text:p>Joinville</text:p>
          </table:table-cell>
          <table:table-cell office:value-type="string">
            <text:p>-26.22</text:p>
          </table:table-cell>
          <table:table-cell office:value-type="string">
            <text:p>-48.8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JON</text:p>
          </table:table-cell>
          <table:table-cell office:value-type="string">
            <text:p>Johnston Island [JON]</text:p>
          </table:table-cell>
          <table:table-cell office:value-type="string">
            <text:p>United States</text:p>
          </table:table-cell>
          <table:table-cell office:value-type="string">
            <text:p>Johnston Atoll</text:p>
          </table:table-cell>
          <table:table-cell office:value-type="string">
            <text:p>16.73</text:p>
          </table:table-cell>
          <table:table-cell office:value-type="string">
            <text:p>-169.53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JOS</text:p>
          </table:table-cell>
          <table:table-cell office:value-type="string">
            <text:p>Jos [JOS]</text:p>
          </table:table-cell>
          <table:table-cell office:value-type="string">
            <text:p>Nigeria</text:p>
          </table:table-cell>
          <table:table-cell office:value-type="string">
            <text:p>Jos</text:p>
          </table:table-cell>
          <table:table-cell office:value-type="string">
            <text:p>9.64</text:p>
          </table:table-cell>
          <table:table-cell office:value-type="string">
            <text:p>8.87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JPA</text:p>
          </table:table-cell>
          <table:table-cell office:value-type="string">
            <text:p>Joao Pessoa [JPA]</text:p>
          </table:table-cell>
          <table:table-cell office:value-type="string">
            <text:p>Brazil</text:p>
          </table:table-cell>
          <table:table-cell office:value-type="string">
            <text:p>Intl. Pres. Castro Pinto</text:p>
          </table:table-cell>
          <table:table-cell office:value-type="string">
            <text:p>-7.27</text:p>
          </table:table-cell>
          <table:table-cell office:value-type="string">
            <text:p>-35.9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JRH</text:p>
          </table:table-cell>
          <table:table-cell office:value-type="string">
            <text:p>Jorhat [JRH]</text:p>
          </table:table-cell>
          <table:table-cell office:value-type="string">
            <text:p>India</text:p>
          </table:table-cell>
          <table:table-cell office:value-type="string">
            <text:p>Jorhat</text:p>
          </table:table-cell>
          <table:table-cell office:value-type="string">
            <text:p>26.73</text:p>
          </table:table-cell>
          <table:table-cell office:value-type="string">
            <text:p>94.18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JRO</text:p>
          </table:table-cell>
          <table:table-cell office:value-type="string">
            <text:p>Kilimanjaro [JRO]</text:p>
          </table:table-cell>
          <table:table-cell office:value-type="string">
            <text:p>Tanzania</text:p>
          </table:table-cell>
          <table:table-cell office:value-type="string">
            <text:p>Kilimanjaro International</text:p>
          </table:table-cell>
          <table:table-cell office:value-type="string">
            <text:p>-3.43</text:p>
          </table:table-cell>
          <table:table-cell office:value-type="string">
            <text:p>37.07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JRS</text:p>
          </table:table-cell>
          <table:table-cell office:value-type="string">
            <text:p>Jerusalem [JRS]</text:p>
          </table:table-cell>
          <table:table-cell office:value-type="string">
            <text:p>Israel</text:p>
          </table:table-cell>
          <table:table-cell office:value-type="string">
            <text:p>Jerusalem/Atarot</text:p>
          </table:table-cell>
          <table:table-cell office:value-type="string">
            <text:p>31.87</text:p>
          </table:table-cell>
          <table:table-cell office:value-type="string">
            <text:p>35.22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JSA</text:p>
          </table:table-cell>
          <table:table-cell office:value-type="string">
            <text:p>Jaisalmer [JSA]</text:p>
          </table:table-cell>
          <table:table-cell office:value-type="string">
            <text:p>India</text:p>
          </table:table-cell>
          <table:table-cell office:value-type="string">
            <text:p>Jaisalmer</text:p>
          </table:table-cell>
          <table:table-cell office:value-type="string">
            <text:p>26.89</text:p>
          </table:table-cell>
          <table:table-cell office:value-type="string">
            <text:p>70.86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JSH</text:p>
          </table:table-cell>
          <table:table-cell office:value-type="string">
            <text:p>Sitia [JSH]</text:p>
          </table:table-cell>
          <table:table-cell office:value-type="string">
            <text:p>Greece</text:p>
          </table:table-cell>
          <table:table-cell office:value-type="string">
            <text:p>Sitia</text:p>
          </table:table-cell>
          <table:table-cell office:value-type="string">
            <text:p>35.21</text:p>
          </table:table-cell>
          <table:table-cell office:value-type="string">
            <text:p>26.1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JSI</text:p>
          </table:table-cell>
          <table:table-cell office:value-type="string">
            <text:p>Skiathos [JSI]</text:p>
          </table:table-cell>
          <table:table-cell office:value-type="string">
            <text:p>Greece</text:p>
          </table:table-cell>
          <table:table-cell office:value-type="string">
            <text:p>Skiathos</text:p>
          </table:table-cell>
          <table:table-cell office:value-type="string">
            <text:p>39.18</text:p>
          </table:table-cell>
          <table:table-cell office:value-type="string">
            <text:p>23.5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JSM</text:p>
          </table:table-cell>
          <table:table-cell office:value-type="string">
            <text:p>Jose De San Martin [JSM]</text:p>
          </table:table-cell>
          <table:table-cell office:value-type="string">
            <text:p>Argentina</text:p>
          </table:table-cell>
          <table:table-cell office:value-type="string">
            <text:p>Jose De San Martin</text:p>
          </table:table-cell>
          <table:table-cell office:value-type="string">
            <text:p>-44.05</text:p>
          </table:table-cell>
          <table:table-cell office:value-type="string">
            <text:p>-70.46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JSR</text:p>
          </table:table-cell>
          <table:table-cell office:value-type="string">
            <text:p>Jessore [JSR]</text:p>
          </table:table-cell>
          <table:table-cell office:value-type="string">
            <text:p>Bangladesh</text:p>
          </table:table-cell>
          <table:table-cell office:value-type="string">
            <text:p>Jessore</text:p>
          </table:table-cell>
          <table:table-cell office:value-type="string">
            <text:p>23.18</text:p>
          </table:table-cell>
          <table:table-cell office:value-type="string">
            <text:p>89.16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JTR</text:p>
          </table:table-cell>
          <table:table-cell office:value-type="string">
            <text:p>Santorini [JTR]</text:p>
          </table:table-cell>
          <table:table-cell office:value-type="string">
            <text:p>Greece</text:p>
          </table:table-cell>
          <table:table-cell office:value-type="string">
            <text:p>Santorini</text:p>
          </table:table-cell>
          <table:table-cell office:value-type="string">
            <text:p>36.4</text:p>
          </table:table-cell>
          <table:table-cell office:value-type="string">
            <text:p>25.48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JUB</text:p>
          </table:table-cell>
          <table:table-cell office:value-type="string">
            <text:p>Juba [JUB]</text:p>
          </table:table-cell>
          <table:table-cell office:value-type="string">
            <text:p>Sudan</text:p>
          </table:table-cell>
          <table:table-cell office:value-type="string">
            <text:p>Juba</text:p>
          </table:table-cell>
          <table:table-cell office:value-type="string">
            <text:p>4.87</text:p>
          </table:table-cell>
          <table:table-cell office:value-type="string">
            <text:p>31.6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JUJ</text:p>
          </table:table-cell>
          <table:table-cell office:value-type="string">
            <text:p>Jujuy [JUJ]</text:p>
          </table:table-cell>
          <table:table-cell office:value-type="string">
            <text:p>Argentina</text:p>
          </table:table-cell>
          <table:table-cell office:value-type="string">
            <text:p>Jujuy</text:p>
          </table:table-cell>
          <table:table-cell office:value-type="string">
            <text:p>-24.39</text:p>
          </table:table-cell>
          <table:table-cell office:value-type="string">
            <text:p>-65.1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JUL</text:p>
          </table:table-cell>
          <table:table-cell office:value-type="string">
            <text:p>Juliaca [JUL]</text:p>
          </table:table-cell>
          <table:table-cell office:value-type="string">
            <text:p>Peru</text:p>
          </table:table-cell>
          <table:table-cell office:value-type="string">
            <text:p>Juliaca</text:p>
          </table:table-cell>
          <table:table-cell office:value-type="string">
            <text:p>-15.47</text:p>
          </table:table-cell>
          <table:table-cell office:value-type="string">
            <text:p>-70.16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JWA</text:p>
          </table:table-cell>
          <table:table-cell office:value-type="string">
            <text:p>Jwaneng [JWA]</text:p>
          </table:table-cell>
          <table:table-cell office:value-type="string">
            <text:p>Botswana</text:p>
          </table:table-cell>
          <table:table-cell office:value-type="string">
            <text:p>Jwaneng</text:p>
          </table:table-cell>
          <table:table-cell office:value-type="string">
            <text:p>-24.6</text:p>
          </table:table-cell>
          <table:table-cell office:value-type="string">
            <text:p>24.69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JYV</text:p>
          </table:table-cell>
          <table:table-cell office:value-type="string">
            <text:p>Jyvaskyla [JYV]</text:p>
          </table:table-cell>
          <table:table-cell office:value-type="string">
            <text:p>Finland</text:p>
          </table:table-cell>
          <table:table-cell office:value-type="string">
            <text:p>Jyvaskyla</text:p>
          </table:table-cell>
          <table:table-cell office:value-type="string">
            <text:p>62.4</text:p>
          </table:table-cell>
          <table:table-cell office:value-type="string">
            <text:p>25.68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KAB</text:p>
          </table:table-cell>
          <table:table-cell office:value-type="string">
            <text:p>Kariba [KAB]</text:p>
          </table:table-cell>
          <table:table-cell office:value-type="string">
            <text:p>Zimbabwe</text:p>
          </table:table-cell>
          <table:table-cell office:value-type="string">
            <text:p>Kariba International</text:p>
          </table:table-cell>
          <table:table-cell office:value-type="string">
            <text:p>-16.52</text:p>
          </table:table-cell>
          <table:table-cell office:value-type="string">
            <text:p>28.88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KAD</text:p>
          </table:table-cell>
          <table:table-cell office:value-type="string">
            <text:p>Kaduna [KAD]</text:p>
          </table:table-cell>
          <table:table-cell office:value-type="string">
            <text:p>Nigeria</text:p>
          </table:table-cell>
          <table:table-cell office:value-type="string">
            <text:p>Kaduna</text:p>
          </table:table-cell>
          <table:table-cell office:value-type="string">
            <text:p>10.7</text:p>
          </table:table-cell>
          <table:table-cell office:value-type="string">
            <text:p>7.32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KAG</text:p>
          </table:table-cell>
          <table:table-cell office:value-type="string">
            <text:p>Kangnung [KAG]</text:p>
          </table:table-cell>
          <table:table-cell office:value-type="string">
            <text:p>South Korea</text:p>
          </table:table-cell>
          <table:table-cell office:value-type="string">
            <text:p>Gangneung</text:p>
          </table:table-cell>
          <table:table-cell office:value-type="string">
            <text:p>37.75</text:p>
          </table:table-cell>
          <table:table-cell office:value-type="string">
            <text:p>128.94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KAJ</text:p>
          </table:table-cell>
          <table:table-cell office:value-type="string">
            <text:p>Kajaani [KAJ]</text:p>
          </table:table-cell>
          <table:table-cell office:value-type="string">
            <text:p>Finland</text:p>
          </table:table-cell>
          <table:table-cell office:value-type="string">
            <text:p>Kajaani</text:p>
          </table:table-cell>
          <table:table-cell office:value-type="string">
            <text:p>64.29</text:p>
          </table:table-cell>
          <table:table-cell office:value-type="string">
            <text:p>27.69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KAN</text:p>
          </table:table-cell>
          <table:table-cell office:value-type="string">
            <text:p>Kano [KAN]</text:p>
          </table:table-cell>
          <table:table-cell office:value-type="string">
            <text:p>Nigeria</text:p>
          </table:table-cell>
          <table:table-cell office:value-type="string">
            <text:p>Kano Mallam Aminu International</text:p>
          </table:table-cell>
          <table:table-cell office:value-type="string">
            <text:p>12.05</text:p>
          </table:table-cell>
          <table:table-cell office:value-type="string">
            <text:p>8.52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KAO</text:p>
          </table:table-cell>
          <table:table-cell office:value-type="string">
            <text:p>Kuusamo [KAO]</text:p>
          </table:table-cell>
          <table:table-cell office:value-type="string">
            <text:p>Finland</text:p>
          </table:table-cell>
          <table:table-cell office:value-type="string">
            <text:p>Kuusamo</text:p>
          </table:table-cell>
          <table:table-cell office:value-type="string">
            <text:p>65.99</text:p>
          </table:table-cell>
          <table:table-cell office:value-type="string">
            <text:p>29.24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KAR</text:p>
          </table:table-cell>
          <table:table-cell office:value-type="string">
            <text:p>Kamarang [KAR]</text:p>
          </table:table-cell>
          <table:table-cell office:value-type="string">
            <text:p>Guyana</text:p>
          </table:table-cell>
          <table:table-cell office:value-type="string">
            <text:p>Kamarang</text:p>
          </table:table-cell>
          <table:table-cell office:value-type="string">
            <text:p>5.87</text:p>
          </table:table-cell>
          <table:table-cell office:value-type="string">
            <text:p>-60.61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KAT</text:p>
          </table:table-cell>
          <table:table-cell office:value-type="string">
            <text:p>Kaitaia [KAT]</text:p>
          </table:table-cell>
          <table:table-cell office:value-type="string">
            <text:p>New Zealand</text:p>
          </table:table-cell>
          <table:table-cell office:value-type="string">
            <text:p>Kaitaia</text:p>
          </table:table-cell>
          <table:table-cell office:value-type="string">
            <text:p>-35.07</text:p>
          </table:table-cell>
          <table:table-cell office:value-type="string">
            <text:p>173.29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KAU</text:p>
          </table:table-cell>
          <table:table-cell office:value-type="string">
            <text:p>Kauhava [KAU]</text:p>
          </table:table-cell>
          <table:table-cell office:value-type="string">
            <text:p>Finland</text:p>
          </table:table-cell>
          <table:table-cell office:value-type="string">
            <text:p>Kauhava</text:p>
          </table:table-cell>
          <table:table-cell office:value-type="string">
            <text:p>63.13</text:p>
          </table:table-cell>
          <table:table-cell office:value-type="string">
            <text:p>23.05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KBL</text:p>
          </table:table-cell>
          <table:table-cell office:value-type="string">
            <text:p>Kabul [KBL]</text:p>
          </table:table-cell>
          <table:table-cell office:value-type="string">
            <text:p>Afghanistan</text:p>
          </table:table-cell>
          <table:table-cell office:value-type="string">
            <text:p>Kabul International</text:p>
          </table:table-cell>
          <table:table-cell office:value-type="string">
            <text:p>34.57</text:p>
          </table:table-cell>
          <table:table-cell office:value-type="string">
            <text:p>69.21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KBP</text:p>
          </table:table-cell>
          <table:table-cell office:value-type="string">
            <text:p>Kiev [KBP]</text:p>
          </table:table-cell>
          <table:table-cell office:value-type="string">
            <text:p>Ukraine</text:p>
          </table:table-cell>
          <table:table-cell office:value-type="string">
            <text:p>Boryspil</text:p>
          </table:table-cell>
          <table:table-cell office:value-type="string">
            <text:p>50.35</text:p>
          </table:table-cell>
          <table:table-cell office:value-type="string">
            <text:p>30.9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KBR</text:p>
          </table:table-cell>
          <table:table-cell office:value-type="string">
            <text:p>Kota Bahru [KBR]</text:p>
          </table:table-cell>
          <table:table-cell office:value-type="string">
            <text:p>Malaysia</text:p>
          </table:table-cell>
          <table:table-cell office:value-type="string">
            <text:p>Sultan Ismail Petra</text:p>
          </table:table-cell>
          <table:table-cell office:value-type="string">
            <text:p>6.17</text:p>
          </table:table-cell>
          <table:table-cell office:value-type="string">
            <text:p>102.29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KBY</text:p>
          </table:table-cell>
          <table:table-cell office:value-type="string">
            <text:p>Samara [KBY]</text:p>
          </table:table-cell>
          <table:table-cell office:value-type="string">
            <text:p>Russia</text:p>
          </table:table-cell>
          <table:table-cell office:value-type="string">
            <text:p>Kurumoch</text:p>
          </table:table-cell>
          <table:table-cell office:value-type="string">
            <text:p>53.51</text:p>
          </table:table-cell>
          <table:table-cell office:value-type="string">
            <text:p>50.16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KCH</text:p>
          </table:table-cell>
          <table:table-cell office:value-type="string">
            <text:p>Kuching [KCH]</text:p>
          </table:table-cell>
          <table:table-cell office:value-type="string">
            <text:p>Malaysia</text:p>
          </table:table-cell>
          <table:table-cell office:value-type="string">
            <text:p>Kuching International</text:p>
          </table:table-cell>
          <table:table-cell office:value-type="string">
            <text:p>1.48</text:p>
          </table:table-cell>
          <table:table-cell office:value-type="string">
            <text:p>110.35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KCZ</text:p>
          </table:table-cell>
          <table:table-cell office:value-type="string">
            <text:p>Kochi [KCZ]</text:p>
          </table:table-cell>
          <table:table-cell office:value-type="string">
            <text:p>Japan</text:p>
          </table:table-cell>
          <table:table-cell office:value-type="string">
            <text:p>Kochi</text:p>
          </table:table-cell>
          <table:table-cell office:value-type="string">
            <text:p>33.54</text:p>
          </table:table-cell>
          <table:table-cell office:value-type="string">
            <text:p>133.67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KDA</text:p>
          </table:table-cell>
          <table:table-cell office:value-type="string">
            <text:p>Kolda [KDA]</text:p>
          </table:table-cell>
          <table:table-cell office:value-type="string">
            <text:p>Senegal</text:p>
          </table:table-cell>
          <table:table-cell office:value-type="string">
            <text:p>Kolda</text:p>
          </table:table-cell>
          <table:table-cell office:value-type="string">
            <text:p>12.88</text:p>
          </table:table-cell>
          <table:table-cell office:value-type="string">
            <text:p>-14.96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KDH</text:p>
          </table:table-cell>
          <table:table-cell office:value-type="string">
            <text:p>Kandahar [KDH]</text:p>
          </table:table-cell>
          <table:table-cell office:value-type="string">
            <text:p>Afghanistan</text:p>
          </table:table-cell>
          <table:table-cell office:value-type="string">
            <text:p>Kandahar</text:p>
          </table:table-cell>
          <table:table-cell office:value-type="string">
            <text:p>31.51</text:p>
          </table:table-cell>
          <table:table-cell office:value-type="string">
            <text:p>65.85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KDI</text:p>
          </table:table-cell>
          <table:table-cell office:value-type="string">
            <text:p>Kendari [KDI]</text:p>
          </table:table-cell>
          <table:table-cell office:value-type="string">
            <text:p>Indonesia</text:p>
          </table:table-cell>
          <table:table-cell office:value-type="string">
            <text:p>Wolter Monginsidi</text:p>
          </table:table-cell>
          <table:table-cell office:value-type="string">
            <text:p>-4.08</text:p>
          </table:table-cell>
          <table:table-cell office:value-type="string">
            <text:p>122.42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KED</text:p>
          </table:table-cell>
          <table:table-cell office:value-type="string">
            <text:p>Kaedi [KED]</text:p>
          </table:table-cell>
          <table:table-cell office:value-type="string">
            <text:p>Mauritania</text:p>
          </table:table-cell>
          <table:table-cell office:value-type="string">
            <text:p>Kaedi</text:p>
          </table:table-cell>
          <table:table-cell office:value-type="string">
            <text:p>16.16</text:p>
          </table:table-cell>
          <table:table-cell office:value-type="string">
            <text:p>-13.51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KEF</text:p>
          </table:table-cell>
          <table:table-cell office:value-type="string">
            <text:p>Keflavik [KEF]</text:p>
          </table:table-cell>
          <table:table-cell office:value-type="string">
            <text:p>Iceland</text:p>
          </table:table-cell>
          <table:table-cell office:value-type="string">
            <text:p>Keflavik Nas</text:p>
          </table:table-cell>
          <table:table-cell office:value-type="string">
            <text:p>63.99</text:p>
          </table:table-cell>
          <table:table-cell office:value-type="string">
            <text:p>-22.61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KEJ</text:p>
          </table:table-cell>
          <table:table-cell office:value-type="string">
            <text:p>Kemorovo [KEJ]</text:p>
          </table:table-cell>
          <table:table-cell office:value-type="string">
            <text:p>Russia</text:p>
          </table:table-cell>
          <table:table-cell office:value-type="string">
            <text:p>Kemerovo</text:p>
          </table:table-cell>
          <table:table-cell office:value-type="string">
            <text:p>55.27</text:p>
          </table:table-cell>
          <table:table-cell office:value-type="string">
            <text:p>86.11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KEL</text:p>
          </table:table-cell>
          <table:table-cell office:value-type="string">
            <text:p>Kiel [KEL]</text:p>
          </table:table-cell>
          <table:table-cell office:value-type="string">
            <text:p>Germany</text:p>
          </table:table-cell>
          <table:table-cell office:value-type="string">
            <text:p>Kiel Holtenau</text:p>
          </table:table-cell>
          <table:table-cell office:value-type="string">
            <text:p>54.38</text:p>
          </table:table-cell>
          <table:table-cell office:value-type="string">
            <text:p>10.15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KEM</text:p>
          </table:table-cell>
          <table:table-cell office:value-type="string">
            <text:p>Kemi [KEM]</text:p>
          </table:table-cell>
          <table:table-cell office:value-type="string">
            <text:p>Finland</text:p>
          </table:table-cell>
          <table:table-cell office:value-type="string">
            <text:p>Kemi Tornio</text:p>
          </table:table-cell>
          <table:table-cell office:value-type="string">
            <text:p>65.78</text:p>
          </table:table-cell>
          <table:table-cell office:value-type="string">
            <text:p>24.6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KER</text:p>
          </table:table-cell>
          <table:table-cell office:value-type="string">
            <text:p>Kerman [KER]</text:p>
          </table:table-cell>
          <table:table-cell office:value-type="string">
            <text:p>Iran</text:p>
          </table:table-cell>
          <table:table-cell office:value-type="string">
            <text:p>Kerman</text:p>
          </table:table-cell>
          <table:table-cell office:value-type="string">
            <text:p>30.26</text:p>
          </table:table-cell>
          <table:table-cell office:value-type="string">
            <text:p>56.96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KET</text:p>
          </table:table-cell>
          <table:table-cell office:value-type="string">
            <text:p>Kengtung [KET]</text:p>
          </table:table-cell>
          <table:table-cell office:value-type="string">
            <text:p>Myanmar (Burma)</text:p>
          </table:table-cell>
          <table:table-cell office:value-type="string">
            <text:p>Kengtung</text:p>
          </table:table-cell>
          <table:table-cell office:value-type="string">
            <text:p>21.3</text:p>
          </table:table-cell>
          <table:table-cell office:value-type="string">
            <text:p>99.64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KEV</text:p>
          </table:table-cell>
          <table:table-cell office:value-type="string">
            <text:p>Halli [KEV]</text:p>
          </table:table-cell>
          <table:table-cell office:value-type="string">
            <text:p>Finland</text:p>
          </table:table-cell>
          <table:table-cell office:value-type="string">
            <text:p>Halli</text:p>
          </table:table-cell>
          <table:table-cell office:value-type="string">
            <text:p>61.86</text:p>
          </table:table-cell>
          <table:table-cell office:value-type="string">
            <text:p>24.79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KFA</text:p>
          </table:table-cell>
          <table:table-cell office:value-type="string">
            <text:p>Kiffa [KFA]</text:p>
          </table:table-cell>
          <table:table-cell office:value-type="string">
            <text:p>Mauritania</text:p>
          </table:table-cell>
          <table:table-cell office:value-type="string">
            <text:p>Kiffa</text:p>
          </table:table-cell>
          <table:table-cell office:value-type="string">
            <text:p>16.59</text:p>
          </table:table-cell>
          <table:table-cell office:value-type="string">
            <text:p>-11.41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KGA</text:p>
          </table:table-cell>
          <table:table-cell office:value-type="string">
            <text:p>Kananga [KGA]</text:p>
          </table:table-cell>
          <table:table-cell office:value-type="string">
            <text:p>Zaire</text:p>
          </table:table-cell>
          <table:table-cell office:value-type="string">
            <text:p>Kananga</text:p>
          </table:table-cell>
          <table:table-cell office:value-type="string">
            <text:p>-5.9</text:p>
          </table:table-cell>
          <table:table-cell office:value-type="string">
            <text:p>22.47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KGD</text:p>
          </table:table-cell>
          <table:table-cell office:value-type="string">
            <text:p>Kaliningrad [KGD]</text:p>
          </table:table-cell>
          <table:table-cell office:value-type="string">
            <text:p>Russia</text:p>
          </table:table-cell>
          <table:table-cell office:value-type="string">
            <text:p>Khrabrovo</text:p>
          </table:table-cell>
          <table:table-cell office:value-type="string">
            <text:p>54.89</text:p>
          </table:table-cell>
          <table:table-cell office:value-type="string">
            <text:p>20.59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KGG</text:p>
          </table:table-cell>
          <table:table-cell office:value-type="string">
            <text:p>Kedougou [KGG]</text:p>
          </table:table-cell>
          <table:table-cell office:value-type="string">
            <text:p>Senegal</text:p>
          </table:table-cell>
          <table:table-cell office:value-type="string">
            <text:p>Kedougou</text:p>
          </table:table-cell>
          <table:table-cell office:value-type="string">
            <text:p>12.57</text:p>
          </table:table-cell>
          <table:table-cell office:value-type="string">
            <text:p>-12.22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KGI</text:p>
          </table:table-cell>
          <table:table-cell office:value-type="string">
            <text:p>Kalgoorlie [KGI]</text:p>
          </table:table-cell>
          <table:table-cell office:value-type="string">
            <text:p>Australia</text:p>
          </table:table-cell>
          <table:table-cell office:value-type="string">
            <text:p>Kalgoorlie Boulder</text:p>
          </table:table-cell>
          <table:table-cell office:value-type="string">
            <text:p>-30.79</text:p>
          </table:table-cell>
          <table:table-cell office:value-type="string">
            <text:p>121.46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KGJ</text:p>
          </table:table-cell>
          <table:table-cell office:value-type="string">
            <text:p>Karonga [KGJ]</text:p>
          </table:table-cell>
          <table:table-cell office:value-type="string">
            <text:p>Malawi</text:p>
          </table:table-cell>
          <table:table-cell office:value-type="string">
            <text:p>Karonga</text:p>
          </table:table-cell>
          <table:table-cell office:value-type="string">
            <text:p>-9.95</text:p>
          </table:table-cell>
          <table:table-cell office:value-type="string">
            <text:p>33.89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KGL</text:p>
          </table:table-cell>
          <table:table-cell office:value-type="string">
            <text:p>Kigali [KGL]</text:p>
          </table:table-cell>
          <table:table-cell office:value-type="string">
            <text:p>Rwanda</text:p>
          </table:table-cell>
          <table:table-cell office:value-type="string">
            <text:p>Kigali International</text:p>
          </table:table-cell>
          <table:table-cell office:value-type="string">
            <text:p>-1.97</text:p>
          </table:table-cell>
          <table:table-cell office:value-type="string">
            <text:p>30.14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KGS</text:p>
          </table:table-cell>
          <table:table-cell office:value-type="string">
            <text:p>Kos [KGS]</text:p>
          </table:table-cell>
          <table:table-cell office:value-type="string">
            <text:p>Greece</text:p>
          </table:table-cell>
          <table:table-cell office:value-type="string">
            <text:p>Kos</text:p>
          </table:table-cell>
          <table:table-cell office:value-type="string">
            <text:p>36.79</text:p>
          </table:table-cell>
          <table:table-cell office:value-type="string">
            <text:p>27.09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KHG</text:p>
          </table:table-cell>
          <table:table-cell office:value-type="string">
            <text:p>Kashi [KHG]</text:p>
          </table:table-cell>
          <table:table-cell office:value-type="string">
            <text:p>China</text:p>
          </table:table-cell>
          <table:table-cell office:value-type="string">
            <text:p>Kashi</text:p>
          </table:table-cell>
          <table:table-cell office:value-type="string">
            <text:p>39.54</text:p>
          </table:table-cell>
          <table:table-cell office:value-type="string">
            <text:p>76.02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KHH</text:p>
          </table:table-cell>
          <table:table-cell office:value-type="string">
            <text:p>Kaohsiung [KHH]</text:p>
          </table:table-cell>
          <table:table-cell office:value-type="string">
            <text:p>Taiwan</text:p>
          </table:table-cell>
          <table:table-cell office:value-type="string">
            <text:p>Kaohsiung International</text:p>
          </table:table-cell>
          <table:table-cell office:value-type="string">
            <text:p>22.58</text:p>
          </table:table-cell>
          <table:table-cell office:value-type="string">
            <text:p>120.35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KHI</text:p>
          </table:table-cell>
          <table:table-cell office:value-type="string">
            <text:p>Karachi [KHI]</text:p>
          </table:table-cell>
          <table:table-cell office:value-type="string">
            <text:p>Pakistan</text:p>
          </table:table-cell>
          <table:table-cell office:value-type="string">
            <text:p>Jinnah International</text:p>
          </table:table-cell>
          <table:table-cell office:value-type="string">
            <text:p>24.91</text:p>
          </table:table-cell>
          <table:table-cell office:value-type="string">
            <text:p>67.16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KHN</text:p>
          </table:table-cell>
          <table:table-cell office:value-type="string">
            <text:p>Nanchang [KHN]</text:p>
          </table:table-cell>
          <table:table-cell office:value-type="string">
            <text:p>China</text:p>
          </table:table-cell>
          <table:table-cell office:value-type="string">
            <text:p>Nanchang Airport</text:p>
          </table:table-cell>
          <table:table-cell office:value-type="string">
            <text:p>28.6</text:p>
          </table:table-cell>
          <table:table-cell office:value-type="string">
            <text:p>115.92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KHS</text:p>
          </table:table-cell>
          <table:table-cell office:value-type="string">
            <text:p>Khasab [KHS]</text:p>
          </table:table-cell>
          <table:table-cell office:value-type="string">
            <text:p>Oman</text:p>
          </table:table-cell>
          <table:table-cell office:value-type="string">
            <text:p>Khasab</text:p>
          </table:table-cell>
          <table:table-cell office:value-type="string">
            <text:p>26.17</text:p>
          </table:table-cell>
          <table:table-cell office:value-type="string">
            <text:p>56.24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KHV</text:p>
          </table:table-cell>
          <table:table-cell office:value-type="string">
            <text:p>Khabarovsk [KHV]</text:p>
          </table:table-cell>
          <table:table-cell office:value-type="string">
            <text:p>Russia</text:p>
          </table:table-cell>
          <table:table-cell office:value-type="string">
            <text:p>Novy</text:p>
          </table:table-cell>
          <table:table-cell office:value-type="string">
            <text:p>48.53</text:p>
          </table:table-cell>
          <table:table-cell office:value-type="string">
            <text:p>135.19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KID</text:p>
          </table:table-cell>
          <table:table-cell office:value-type="string">
            <text:p>Kristianstad [KID]</text:p>
          </table:table-cell>
          <table:table-cell office:value-type="string">
            <text:p>Sweden</text:p>
          </table:table-cell>
          <table:table-cell office:value-type="string">
            <text:p>Kristianstad</text:p>
          </table:table-cell>
          <table:table-cell office:value-type="string">
            <text:p>55.92</text:p>
          </table:table-cell>
          <table:table-cell office:value-type="string">
            <text:p>14.09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KIH</text:p>
          </table:table-cell>
          <table:table-cell office:value-type="string">
            <text:p>Kish Island [KIH]</text:p>
          </table:table-cell>
          <table:table-cell office:value-type="string">
            <text:p>Iran</text:p>
          </table:table-cell>
          <table:table-cell office:value-type="string">
            <text:p>Kish Island</text:p>
          </table:table-cell>
          <table:table-cell office:value-type="string">
            <text:p>26.53</text:p>
          </table:table-cell>
          <table:table-cell office:value-type="string">
            <text:p>53.98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KIM</text:p>
          </table:table-cell>
          <table:table-cell office:value-type="string">
            <text:p>Kimberley [KIM]</text:p>
          </table:table-cell>
          <table:table-cell office:value-type="string">
            <text:p>South Africa</text:p>
          </table:table-cell>
          <table:table-cell office:value-type="string">
            <text:p>Kimberley</text:p>
          </table:table-cell>
          <table:table-cell office:value-type="string">
            <text:p>-28.8</text:p>
          </table:table-cell>
          <table:table-cell office:value-type="string">
            <text:p>24.77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KIN</text:p>
          </table:table-cell>
          <table:table-cell office:value-type="string">
            <text:p>Kingston [KIN]</text:p>
          </table:table-cell>
          <table:table-cell office:value-type="string">
            <text:p>Jamaica</text:p>
          </table:table-cell>
          <table:table-cell office:value-type="string">
            <text:p>Norman Manley International</text:p>
          </table:table-cell>
          <table:table-cell office:value-type="string">
            <text:p>17.94</text:p>
          </table:table-cell>
          <table:table-cell office:value-type="string">
            <text:p>-76.79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KIR</text:p>
          </table:table-cell>
          <table:table-cell office:value-type="string">
            <text:p>Kerry [KIR]</text:p>
          </table:table-cell>
          <table:table-cell office:value-type="string">
            <text:p>Ireland</text:p>
          </table:table-cell>
          <table:table-cell office:value-type="string">
            <text:p>Kerry</text:p>
          </table:table-cell>
          <table:table-cell office:value-type="string">
            <text:p>52.18</text:p>
          </table:table-cell>
          <table:table-cell office:value-type="string">
            <text:p>-9.52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KIS</text:p>
          </table:table-cell>
          <table:table-cell office:value-type="string">
            <text:p>Kisumu [KIS]</text:p>
          </table:table-cell>
          <table:table-cell office:value-type="string">
            <text:p>Kenya</text:p>
          </table:table-cell>
          <table:table-cell office:value-type="string">
            <text:p>Kisumu</text:p>
          </table:table-cell>
          <table:table-cell office:value-type="string">
            <text:p>-0.09</text:p>
          </table:table-cell>
          <table:table-cell office:value-type="string">
            <text:p>34.73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KIT</text:p>
          </table:table-cell>
          <table:table-cell office:value-type="string">
            <text:p>Kithira [KIT]</text:p>
          </table:table-cell>
          <table:table-cell office:value-type="string">
            <text:p>Greece</text:p>
          </table:table-cell>
          <table:table-cell office:value-type="string">
            <text:p>Kithira</text:p>
          </table:table-cell>
          <table:table-cell office:value-type="string">
            <text:p>36.27</text:p>
          </table:table-cell>
          <table:table-cell office:value-type="string">
            <text:p>23.02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KIV</text:p>
          </table:table-cell>
          <table:table-cell office:value-type="string">
            <text:p>Kichinau Fir/Acc/Com [KIV]</text:p>
          </table:table-cell>
          <table:table-cell office:value-type="string">
            <text:p>Moldova</text:p>
          </table:table-cell>
          <table:table-cell office:value-type="string">
            <text:p>Chisinau</text:p>
          </table:table-cell>
          <table:table-cell office:value-type="string">
            <text:p>46.93</text:p>
          </table:table-cell>
          <table:table-cell office:value-type="string">
            <text:p>28.93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KIW</text:p>
          </table:table-cell>
          <table:table-cell office:value-type="string">
            <text:p>Southdowns [KIW]</text:p>
          </table:table-cell>
          <table:table-cell office:value-type="string">
            <text:p>Zambia</text:p>
          </table:table-cell>
          <table:table-cell office:value-type="string">
            <text:p>Southdowns</text:p>
          </table:table-cell>
          <table:table-cell office:value-type="string">
            <text:p>-12.9</text:p>
          </table:table-cell>
          <table:table-cell office:value-type="string">
            <text:p>28.15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KIX</text:p>
          </table:table-cell>
          <table:table-cell office:value-type="string">
            <text:p>Osaka [KIX]</text:p>
          </table:table-cell>
          <table:table-cell office:value-type="string">
            <text:p>Japan</text:p>
          </table:table-cell>
          <table:table-cell office:value-type="string">
            <text:p>Kansai International</text:p>
          </table:table-cell>
          <table:table-cell office:value-type="string">
            <text:p>24.43</text:p>
          </table:table-cell>
          <table:table-cell office:value-type="string">
            <text:p>135.24</text:p>
          </table:table-cell>
          <table:table-cell office:value-type="string">
            <text:p>degrees N and E</text:p>
          </table:table-cell>
          <table:table-cell office:value-type="string">
            <text:p><text:a xlink:href="http://www.convertunits.com/distance/airport/">http://www.convertunits.com/distance/airport/</text:a></text:p>
          </table:table-cell>
        </table:table-row>
        <table:table-row table:style-name="ro1">
          <table:table-cell office:value-type="string">
            <text:p>KKE</text:p>
          </table:table-cell>
          <table:table-cell office:value-type="string">
            <text:p>Kerikeri [KKE]</text:p>
          </table:table-cell>
          <table:table-cell office:value-type="string">
            <text:p>New Zealand</text:p>
          </table:table-cell>
          <table:table-cell office:value-type="string">
            <text:p>Kerikeri</text:p>
          </table:table-cell>
          <table:table-cell office:value-type="string">
            <text:p>-35.26</text:p>
          </table:table-cell>
          <table:table-cell office:value-type="string">
            <text:p>173.91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KKJ</text:p>
          </table:table-cell>
          <table:table-cell office:value-type="string">
            <text:p>Kitakyushu [KKJ]</text:p>
          </table:table-cell>
          <table:table-cell office:value-type="string">
            <text:p>Japan</text:p>
          </table:table-cell>
          <table:table-cell office:value-type="string">
            <text:p>Kitakyushu</text:p>
          </table:table-cell>
          <table:table-cell office:value-type="string">
            <text:p>33.84</text:p>
          </table:table-cell>
          <table:table-cell office:value-type="string">
            <text:p>130.95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KKN</text:p>
          </table:table-cell>
          <table:table-cell office:value-type="string">
            <text:p>Kirkenes [KKN]</text:p>
          </table:table-cell>
          <table:table-cell office:value-type="string">
            <text:p>Norway</text:p>
          </table:table-cell>
          <table:table-cell office:value-type="string">
            <text:p>Kirkenes Hoybuktmoen</text:p>
          </table:table-cell>
          <table:table-cell office:value-type="string">
            <text:p>69.73</text:p>
          </table:table-cell>
          <table:table-cell office:value-type="string">
            <text:p>29.89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KKR</text:p>
          </table:table-cell>
          <table:table-cell office:value-type="string">
            <text:p>Kaukura Atoll [KKR]</text:p>
          </table:table-cell>
          <table:table-cell office:value-type="string">
            <text:p>Tuamotu Islands</text:p>
          </table:table-cell>
          <table:table-cell office:value-type="string">
            <text:p>Kaukura</text:p>
          </table:table-cell>
          <table:table-cell office:value-type="string">
            <text:p>-15.66</text:p>
          </table:table-cell>
          <table:table-cell office:value-type="string">
            <text:p>-146.88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KKW</text:p>
          </table:table-cell>
          <table:table-cell office:value-type="string">
            <text:p>Kikwit [KKW]</text:p>
          </table:table-cell>
          <table:table-cell office:value-type="string">
            <text:p>Zaire</text:p>
          </table:table-cell>
          <table:table-cell office:value-type="string">
            <text:p>Kikwit</text:p>
          </table:table-cell>
          <table:table-cell office:value-type="string">
            <text:p>-5.04</text:p>
          </table:table-cell>
          <table:table-cell office:value-type="string">
            <text:p>18.79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KLC</text:p>
          </table:table-cell>
          <table:table-cell office:value-type="string">
            <text:p>Kaolack [KLC]</text:p>
          </table:table-cell>
          <table:table-cell office:value-type="string">
            <text:p>Senegal</text:p>
          </table:table-cell>
          <table:table-cell office:value-type="string">
            <text:p>Kaolack</text:p>
          </table:table-cell>
          <table:table-cell office:value-type="string">
            <text:p>14.15</text:p>
          </table:table-cell>
          <table:table-cell office:value-type="string">
            <text:p>-16.05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KLD</text:p>
          </table:table-cell>
          <table:table-cell office:value-type="string">
            <text:p>Tver [KLD]</text:p>
          </table:table-cell>
          <table:table-cell office:value-type="string">
            <text:p>Russia</text:p>
          </table:table-cell>
          <table:table-cell office:value-type="string">
            <text:p>Migalovo</text:p>
          </table:table-cell>
          <table:table-cell office:value-type="string">
            <text:p>56.82</text:p>
          </table:table-cell>
          <table:table-cell office:value-type="string">
            <text:p>35.76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KLH</text:p>
          </table:table-cell>
          <table:table-cell office:value-type="string">
            <text:p>Kolhapur [KLH]</text:p>
          </table:table-cell>
          <table:table-cell office:value-type="string">
            <text:p>India</text:p>
          </table:table-cell>
          <table:table-cell office:value-type="string">
            <text:p>Kolhapur</text:p>
          </table:table-cell>
          <table:table-cell office:value-type="string">
            <text:p>16.66</text:p>
          </table:table-cell>
          <table:table-cell office:value-type="string">
            <text:p>74.29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KLO</text:p>
          </table:table-cell>
          <table:table-cell office:value-type="string">
            <text:p>Kalibo [KLO]</text:p>
          </table:table-cell>
          <table:table-cell office:value-type="string">
            <text:p>Philippines</text:p>
          </table:table-cell>
          <table:table-cell office:value-type="string">
            <text:p>Kalibo</text:p>
          </table:table-cell>
          <table:table-cell office:value-type="string">
            <text:p>11.68</text:p>
          </table:table-cell>
          <table:table-cell office:value-type="string">
            <text:p>122.38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KLR</text:p>
          </table:table-cell>
          <table:table-cell office:value-type="string">
            <text:p>Kalkmar [KLR]</text:p>
          </table:table-cell>
          <table:table-cell office:value-type="string">
            <text:p>Sweden</text:p>
          </table:table-cell>
          <table:table-cell office:value-type="string">
            <text:p>Kalmar</text:p>
          </table:table-cell>
          <table:table-cell office:value-type="string">
            <text:p>56.69</text:p>
          </table:table-cell>
          <table:table-cell office:value-type="string">
            <text:p>16.29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KLU</text:p>
          </table:table-cell>
          <table:table-cell office:value-type="string">
            <text:p>Klagenfurt [KLU]</text:p>
          </table:table-cell>
          <table:table-cell office:value-type="string">
            <text:p>Austria</text:p>
          </table:table-cell>
          <table:table-cell office:value-type="string">
            <text:p>Klagenfurt(Aus-Afb)</text:p>
          </table:table-cell>
          <table:table-cell office:value-type="string">
            <text:p>46.65</text:p>
          </table:table-cell>
          <table:table-cell office:value-type="string">
            <text:p>14.33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KLV</text:p>
          </table:table-cell>
          <table:table-cell office:value-type="string">
            <text:p>Karlovy Vary [KLV]</text:p>
          </table:table-cell>
          <table:table-cell office:value-type="string">
            <text:p>Czech Republic</text:p>
          </table:table-cell>
          <table:table-cell office:value-type="string">
            <text:p>Karlovy Vary</text:p>
          </table:table-cell>
          <table:table-cell office:value-type="string">
            <text:p>50.2</text:p>
          </table:table-cell>
          <table:table-cell office:value-type="string">
            <text:p>12.91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KLX</text:p>
          </table:table-cell>
          <table:table-cell office:value-type="string">
            <text:p>Kalamata [KLX]</text:p>
          </table:table-cell>
          <table:table-cell office:value-type="string">
            <text:p>Greece</text:p>
          </table:table-cell>
          <table:table-cell office:value-type="string">
            <text:p>Kalamata</text:p>
          </table:table-cell>
          <table:table-cell office:value-type="string">
            <text:p>37.07</text:p>
          </table:table-cell>
          <table:table-cell office:value-type="string">
            <text:p>22.03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KLZ</text:p>
          </table:table-cell>
          <table:table-cell office:value-type="string">
            <text:p>Kleinsee [KLZ]</text:p>
          </table:table-cell>
          <table:table-cell office:value-type="string">
            <text:p>South Africa</text:p>
          </table:table-cell>
          <table:table-cell office:value-type="string">
            <text:p>Kleinsee</text:p>
          </table:table-cell>
          <table:table-cell office:value-type="string">
            <text:p>-29.69</text:p>
          </table:table-cell>
          <table:table-cell office:value-type="string">
            <text:p>17.09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KME</text:p>
          </table:table-cell>
          <table:table-cell office:value-type="string">
            <text:p>Kamembe [KME]</text:p>
          </table:table-cell>
          <table:table-cell office:value-type="string">
            <text:p>Rwanda</text:p>
          </table:table-cell>
          <table:table-cell office:value-type="string">
            <text:p>Kamembe</text:p>
          </table:table-cell>
          <table:table-cell office:value-type="string">
            <text:p>-2.46</text:p>
          </table:table-cell>
          <table:table-cell office:value-type="string">
            <text:p>28.91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KMG</text:p>
          </table:table-cell>
          <table:table-cell office:value-type="string">
            <text:p>Kunming [KMG]</text:p>
          </table:table-cell>
          <table:table-cell office:value-type="string">
            <text:p>China</text:p>
          </table:table-cell>
          <table:table-cell office:value-type="string">
            <text:p>Wujiaba</text:p>
          </table:table-cell>
          <table:table-cell office:value-type="string">
            <text:p>24.99</text:p>
          </table:table-cell>
          <table:table-cell office:value-type="string">
            <text:p>102.74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KMI</text:p>
          </table:table-cell>
          <table:table-cell office:value-type="string">
            <text:p>Miyazaki [KMI]</text:p>
          </table:table-cell>
          <table:table-cell office:value-type="string">
            <text:p>Japan</text:p>
          </table:table-cell>
          <table:table-cell office:value-type="string">
            <text:p>Miyazaki</text:p>
          </table:table-cell>
          <table:table-cell office:value-type="string">
            <text:p>31.88</text:p>
          </table:table-cell>
          <table:table-cell office:value-type="string">
            <text:p>131.45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KMJ</text:p>
          </table:table-cell>
          <table:table-cell office:value-type="string">
            <text:p>Kumamoto [KMJ]</text:p>
          </table:table-cell>
          <table:table-cell office:value-type="string">
            <text:p>Japan</text:p>
          </table:table-cell>
          <table:table-cell office:value-type="string">
            <text:p>Kumamoto</text:p>
          </table:table-cell>
          <table:table-cell office:value-type="string">
            <text:p>32.84</text:p>
          </table:table-cell>
          <table:table-cell office:value-type="string">
            <text:p>130.86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KMK</text:p>
          </table:table-cell>
          <table:table-cell office:value-type="string">
            <text:p>Makabana [KMK]</text:p>
          </table:table-cell>
          <table:table-cell office:value-type="string">
            <text:p>Congo</text:p>
          </table:table-cell>
          <table:table-cell office:value-type="string">
            <text:p>Makabana</text:p>
          </table:table-cell>
          <table:table-cell office:value-type="string">
            <text:p>-3.48</text:p>
          </table:table-cell>
          <table:table-cell office:value-type="string">
            <text:p>12.62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KMN</text:p>
          </table:table-cell>
          <table:table-cell office:value-type="string">
            <text:p>Kamina Base [KMN]</text:p>
          </table:table-cell>
          <table:table-cell office:value-type="string">
            <text:p>Zaire</text:p>
          </table:table-cell>
          <table:table-cell office:value-type="string">
            <text:p>Kamina Base</text:p>
          </table:table-cell>
          <table:table-cell office:value-type="string">
            <text:p>-8.64</text:p>
          </table:table-cell>
          <table:table-cell office:value-type="string">
            <text:p>25.25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KMQ</text:p>
          </table:table-cell>
          <table:table-cell office:value-type="string">
            <text:p>Kanazawa [KMQ]</text:p>
          </table:table-cell>
          <table:table-cell office:value-type="string">
            <text:p>Japan</text:p>
          </table:table-cell>
          <table:table-cell office:value-type="string">
            <text:p>Komatsu</text:p>
          </table:table-cell>
          <table:table-cell office:value-type="string">
            <text:p>36.39</text:p>
          </table:table-cell>
          <table:table-cell office:value-type="string">
            <text:p>136.41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KMU</text:p>
          </table:table-cell>
          <table:table-cell office:value-type="string">
            <text:p>Kismayu [KMU]</text:p>
          </table:table-cell>
          <table:table-cell office:value-type="string">
            <text:p>Somalia</text:p>
          </table:table-cell>
          <table:table-cell office:value-type="string">
            <text:p>Kisimayu</text:p>
          </table:table-cell>
          <table:table-cell office:value-type="string">
            <text:p>-0.38</text:p>
          </table:table-cell>
          <table:table-cell office:value-type="string">
            <text:p>42.46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KND</text:p>
          </table:table-cell>
          <table:table-cell office:value-type="string">
            <text:p>Kindu [KND]</text:p>
          </table:table-cell>
          <table:table-cell office:value-type="string">
            <text:p>Zaire</text:p>
          </table:table-cell>
          <table:table-cell office:value-type="string">
            <text:p>Kindu</text:p>
          </table:table-cell>
          <table:table-cell office:value-type="string">
            <text:p>-2.92</text:p>
          </table:table-cell>
          <table:table-cell office:value-type="string">
            <text:p>25.92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KNF</text:p>
          </table:table-cell>
          <table:table-cell office:value-type="string">
            <text:p>Marham [KNF]</text:p>
          </table:table-cell>
          <table:table-cell office:value-type="string">
            <text:p>United Kingdom</text:p>
          </table:table-cell>
          <table:table-cell office:value-type="string">
            <text:p>Marham</text:p>
          </table:table-cell>
          <table:table-cell office:value-type="string">
            <text:p>52.65</text:p>
          </table:table-cell>
          <table:table-cell office:value-type="string">
            <text:p>0.55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KNG</text:p>
          </table:table-cell>
          <table:table-cell office:value-type="string">
            <text:p>Kaimana [KNG]</text:p>
          </table:table-cell>
          <table:table-cell office:value-type="string">
            <text:p>Indonesia</text:p>
          </table:table-cell>
          <table:table-cell office:value-type="string">
            <text:p>Kaimana</text:p>
          </table:table-cell>
          <table:table-cell office:value-type="string">
            <text:p>-3.64</text:p>
          </table:table-cell>
          <table:table-cell office:value-type="string">
            <text:p>133.7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KNH</text:p>
          </table:table-cell>
          <table:table-cell office:value-type="string">
            <text:p>Chinmen [KNH]</text:p>
          </table:table-cell>
          <table:table-cell office:value-type="string">
            <text:p>Taiwan</text:p>
          </table:table-cell>
          <table:table-cell office:value-type="string">
            <text:p>Shang Yi</text:p>
          </table:table-cell>
          <table:table-cell office:value-type="string">
            <text:p>24.43</text:p>
          </table:table-cell>
          <table:table-cell office:value-type="string">
            <text:p>118.36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KNQ</text:p>
          </table:table-cell>
          <table:table-cell office:value-type="string">
            <text:p>Kone [KNQ]</text:p>
          </table:table-cell>
          <table:table-cell office:value-type="string">
            <text:p>New Caledonia</text:p>
          </table:table-cell>
          <table:table-cell office:value-type="string">
            <text:p>Kone</text:p>
          </table:table-cell>
          <table:table-cell office:value-type="string">
            <text:p>-21.05</text:p>
          </table:table-cell>
          <table:table-cell office:value-type="string">
            <text:p>164.84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KNU</text:p>
          </table:table-cell>
          <table:table-cell office:value-type="string">
            <text:p>Kanpur [KNU]</text:p>
          </table:table-cell>
          <table:table-cell office:value-type="string">
            <text:p>India</text:p>
          </table:table-cell>
          <table:table-cell office:value-type="string">
            <text:p>Kanpur</text:p>
          </table:table-cell>
          <table:table-cell office:value-type="string">
            <text:p>26.44</text:p>
          </table:table-cell>
          <table:table-cell office:value-type="string">
            <text:p>80.36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KNX</text:p>
          </table:table-cell>
          <table:table-cell office:value-type="string">
            <text:p>Kununurra [KNX]</text:p>
          </table:table-cell>
          <table:table-cell office:value-type="string">
            <text:p>Australia</text:p>
          </table:table-cell>
          <table:table-cell office:value-type="string">
            <text:p>Kununurra</text:p>
          </table:table-cell>
          <table:table-cell office:value-type="string">
            <text:p>-15.78</text:p>
          </table:table-cell>
          <table:table-cell office:value-type="string">
            <text:p>128.71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KOA</text:p>
          </table:table-cell>
          <table:table-cell office:value-type="string">
            <text:p>Kona [KOA]</text:p>
          </table:table-cell>
          <table:table-cell office:value-type="string">
            <text:p>United States</text:p>
          </table:table-cell>
          <table:table-cell office:value-type="string">
            <text:p>Kona International At Keahole</text:p>
          </table:table-cell>
          <table:table-cell office:value-type="string">
            <text:p>19.74</text:p>
          </table:table-cell>
          <table:table-cell office:value-type="string">
            <text:p>-156.05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KOC</text:p>
          </table:table-cell>
          <table:table-cell office:value-type="string">
            <text:p>Koumac [KOC]</text:p>
          </table:table-cell>
          <table:table-cell office:value-type="string">
            <text:p>New Caledonia</text:p>
          </table:table-cell>
          <table:table-cell office:value-type="string">
            <text:p>Koumac</text:p>
          </table:table-cell>
          <table:table-cell office:value-type="string">
            <text:p>-20.55</text:p>
          </table:table-cell>
          <table:table-cell office:value-type="string">
            <text:p>164.26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KOE</text:p>
          </table:table-cell>
          <table:table-cell office:value-type="string">
            <text:p>Kupang [KOE]</text:p>
          </table:table-cell>
          <table:table-cell office:value-type="string">
            <text:p>Indonesia</text:p>
          </table:table-cell>
          <table:table-cell office:value-type="string">
            <text:p>El Tari</text:p>
          </table:table-cell>
          <table:table-cell office:value-type="string">
            <text:p>-10.17</text:p>
          </table:table-cell>
          <table:table-cell office:value-type="string">
            <text:p>123.67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KOI</text:p>
          </table:table-cell>
          <table:table-cell office:value-type="string">
            <text:p>Kirkwall [KOI]</text:p>
          </table:table-cell>
          <table:table-cell office:value-type="string">
            <text:p>United Kingdom</text:p>
          </table:table-cell>
          <table:table-cell office:value-type="string">
            <text:p>Kirkwall</text:p>
          </table:table-cell>
          <table:table-cell office:value-type="string">
            <text:p>58.96</text:p>
          </table:table-cell>
          <table:table-cell office:value-type="string">
            <text:p>-2.91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KOJ</text:p>
          </table:table-cell>
          <table:table-cell office:value-type="string">
            <text:p>Kagoshima [KOJ]</text:p>
          </table:table-cell>
          <table:table-cell office:value-type="string">
            <text:p>Japan</text:p>
          </table:table-cell>
          <table:table-cell office:value-type="string">
            <text:p>Kagoshima</text:p>
          </table:table-cell>
          <table:table-cell office:value-type="string">
            <text:p>31.8</text:p>
          </table:table-cell>
          <table:table-cell office:value-type="string">
            <text:p>130.72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KOK</text:p>
          </table:table-cell>
          <table:table-cell office:value-type="string">
            <text:p>Kruunupyy [KOK]</text:p>
          </table:table-cell>
          <table:table-cell office:value-type="string">
            <text:p>Finland</text:p>
          </table:table-cell>
          <table:table-cell office:value-type="string">
            <text:p>Kruunupyy</text:p>
          </table:table-cell>
          <table:table-cell office:value-type="string">
            <text:p>63.72</text:p>
          </table:table-cell>
          <table:table-cell office:value-type="string">
            <text:p>23.14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KOP</text:p>
          </table:table-cell>
          <table:table-cell office:value-type="string">
            <text:p>Nakhon Phanom [KOP]</text:p>
          </table:table-cell>
          <table:table-cell office:value-type="string">
            <text:p>Thailand</text:p>
          </table:table-cell>
          <table:table-cell office:value-type="string">
            <text:p>Nakhon Phanom</text:p>
          </table:table-cell>
          <table:table-cell office:value-type="string">
            <text:p>17.41</text:p>
          </table:table-cell>
          <table:table-cell office:value-type="string">
            <text:p>104.78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KPO</text:p>
          </table:table-cell>
          <table:table-cell office:value-type="string">
            <text:p>Pohang [KPO]</text:p>
          </table:table-cell>
          <table:table-cell office:value-type="string">
            <text:p>South Korea</text:p>
          </table:table-cell>
          <table:table-cell office:value-type="string">
            <text:p>Pohang</text:p>
          </table:table-cell>
          <table:table-cell office:value-type="string">
            <text:p>35.99</text:p>
          </table:table-cell>
          <table:table-cell office:value-type="string">
            <text:p>129.42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KRF</text:p>
          </table:table-cell>
          <table:table-cell office:value-type="string">
            <text:p>Kramfors [KRF]</text:p>
          </table:table-cell>
          <table:table-cell office:value-type="string">
            <text:p>Sweden</text:p>
          </table:table-cell>
          <table:table-cell office:value-type="string">
            <text:p>Kramfors Solleftea</text:p>
          </table:table-cell>
          <table:table-cell office:value-type="string">
            <text:p>63.05</text:p>
          </table:table-cell>
          <table:table-cell office:value-type="string">
            <text:p>17.77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KRK</text:p>
          </table:table-cell>
          <table:table-cell office:value-type="string">
            <text:p>Krakow [KRK]</text:p>
          </table:table-cell>
          <table:table-cell office:value-type="string">
            <text:p>Poland</text:p>
          </table:table-cell>
          <table:table-cell office:value-type="string">
            <text:p>Balice Jp Ii International Airport</text:p>
          </table:table-cell>
          <table:table-cell office:value-type="string">
            <text:p>50.08</text:p>
          </table:table-cell>
          <table:table-cell office:value-type="string">
            <text:p>19.78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KRN</text:p>
          </table:table-cell>
          <table:table-cell office:value-type="string">
            <text:p>Kiruna [KRN]</text:p>
          </table:table-cell>
          <table:table-cell office:value-type="string">
            <text:p>Sweden</text:p>
          </table:table-cell>
          <table:table-cell office:value-type="string">
            <text:p>Kiruna</text:p>
          </table:table-cell>
          <table:table-cell office:value-type="string">
            <text:p>67.82</text:p>
          </table:table-cell>
          <table:table-cell office:value-type="string">
            <text:p>20.34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KRO</text:p>
          </table:table-cell>
          <table:table-cell office:value-type="string">
            <text:p>Kurgan [KRO]</text:p>
          </table:table-cell>
          <table:table-cell office:value-type="string">
            <text:p>Russia</text:p>
          </table:table-cell>
          <table:table-cell office:value-type="string">
            <text:p>Kurgan</text:p>
          </table:table-cell>
          <table:table-cell office:value-type="string">
            <text:p>55.48</text:p>
          </table:table-cell>
          <table:table-cell office:value-type="string">
            <text:p>65.41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KRP</text:p>
          </table:table-cell>
          <table:table-cell office:value-type="string">
            <text:p>Karup [KRP]</text:p>
          </table:table-cell>
          <table:table-cell office:value-type="string">
            <text:p>Denmark</text:p>
          </table:table-cell>
          <table:table-cell office:value-type="string">
            <text:p>Karup</text:p>
          </table:table-cell>
          <table:table-cell office:value-type="string">
            <text:p>56.3</text:p>
          </table:table-cell>
          <table:table-cell office:value-type="string">
            <text:p>9.12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KRR</text:p>
          </table:table-cell>
          <table:table-cell office:value-type="string">
            <text:p>Krasnodar [KRR]</text:p>
          </table:table-cell>
          <table:table-cell office:value-type="string">
            <text:p>Russia</text:p>
          </table:table-cell>
          <table:table-cell office:value-type="string">
            <text:p>Pashkovsky</text:p>
          </table:table-cell>
          <table:table-cell office:value-type="string">
            <text:p>45.04</text:p>
          </table:table-cell>
          <table:table-cell office:value-type="string">
            <text:p>39.17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KRS</text:p>
          </table:table-cell>
          <table:table-cell office:value-type="string">
            <text:p>Kristiansand [KRS]</text:p>
          </table:table-cell>
          <table:table-cell office:value-type="string">
            <text:p>Norway</text:p>
          </table:table-cell>
          <table:table-cell office:value-type="string">
            <text:p>Kristiansand Kjevik</text:p>
          </table:table-cell>
          <table:table-cell office:value-type="string">
            <text:p>58.2</text:p>
          </table:table-cell>
          <table:table-cell office:value-type="string">
            <text:p>8.09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KRT</text:p>
          </table:table-cell>
          <table:table-cell office:value-type="string">
            <text:p>Khartoum [KRT]</text:p>
          </table:table-cell>
          <table:table-cell office:value-type="string">
            <text:p>Sudan</text:p>
          </table:table-cell>
          <table:table-cell office:value-type="string">
            <text:p>Khartoum/Omdurman</text:p>
          </table:table-cell>
          <table:table-cell office:value-type="string">
            <text:p>15.59</text:p>
          </table:table-cell>
          <table:table-cell office:value-type="string">
            <text:p>32.55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KRW</text:p>
          </table:table-cell>
          <table:table-cell office:value-type="string">
            <text:p>Krasnovodsk [KRW]</text:p>
          </table:table-cell>
          <table:table-cell office:value-type="string">
            <text:p>Russia</text:p>
          </table:table-cell>
          <table:table-cell office:value-type="string">
            <text:p>Turkmenbashi Airport</text:p>
          </table:table-cell>
          <table:table-cell office:value-type="string">
            <text:p>40.03</text:p>
          </table:table-cell>
          <table:table-cell office:value-type="string">
            <text:p>52.98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KSA</text:p>
          </table:table-cell>
          <table:table-cell office:value-type="string">
            <text:p>Kosrae [KSA]</text:p>
          </table:table-cell>
          <table:table-cell office:value-type="string">
            <text:p>Micronesia</text:p>
          </table:table-cell>
          <table:table-cell office:value-type="string">
            <text:p>Kosrae</text:p>
          </table:table-cell>
          <table:table-cell office:value-type="string">
            <text:p>5.36</text:p>
          </table:table-cell>
          <table:table-cell office:value-type="string">
            <text:p>162.96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KSC</text:p>
          </table:table-cell>
          <table:table-cell office:value-type="string">
            <text:p>Kosice [KSC]</text:p>
          </table:table-cell>
          <table:table-cell office:value-type="string">
            <text:p>Slovakia</text:p>
          </table:table-cell>
          <table:table-cell office:value-type="string">
            <text:p>Kosice</text:p>
          </table:table-cell>
          <table:table-cell office:value-type="string">
            <text:p>48.66</text:p>
          </table:table-cell>
          <table:table-cell office:value-type="string">
            <text:p>21.24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KSF</text:p>
          </table:table-cell>
          <table:table-cell office:value-type="string">
            <text:p>Kassel [KSF]</text:p>
          </table:table-cell>
          <table:table-cell office:value-type="string">
            <text:p>Germany</text:p>
          </table:table-cell>
          <table:table-cell office:value-type="string">
            <text:p>Kassel Calden</text:p>
          </table:table-cell>
          <table:table-cell office:value-type="string">
            <text:p>51.41</text:p>
          </table:table-cell>
          <table:table-cell office:value-type="string">
            <text:p>9.38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KSH</text:p>
          </table:table-cell>
          <table:table-cell office:value-type="string">
            <text:p>Bakhtaran [KSH]</text:p>
          </table:table-cell>
          <table:table-cell office:value-type="string">
            <text:p>Iran</text:p>
          </table:table-cell>
          <table:table-cell office:value-type="string">
            <text:p>Shahid Ashrafi Esfahani</text:p>
          </table:table-cell>
          <table:table-cell office:value-type="string">
            <text:p>34.35</text:p>
          </table:table-cell>
          <table:table-cell office:value-type="string">
            <text:p>47.16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KSJ</text:p>
          </table:table-cell>
          <table:table-cell office:value-type="string">
            <text:p>Kasos [KSJ]</text:p>
          </table:table-cell>
          <table:table-cell office:value-type="string">
            <text:p>Greece</text:p>
          </table:table-cell>
          <table:table-cell office:value-type="string">
            <text:p>Kasos</text:p>
          </table:table-cell>
          <table:table-cell office:value-type="string">
            <text:p>35.42</text:p>
          </table:table-cell>
          <table:table-cell office:value-type="string">
            <text:p>26.91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KSK</text:p>
          </table:table-cell>
          <table:table-cell office:value-type="string">
            <text:p>Karlskoga [KSK]</text:p>
          </table:table-cell>
          <table:table-cell office:value-type="string">
            <text:p>Sweden</text:p>
          </table:table-cell>
          <table:table-cell office:value-type="string">
            <text:p>Karlskoga</text:p>
          </table:table-cell>
          <table:table-cell office:value-type="string">
            <text:p>59.35</text:p>
          </table:table-cell>
          <table:table-cell office:value-type="string">
            <text:p>14.5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KSL</text:p>
          </table:table-cell>
          <table:table-cell office:value-type="string">
            <text:p>Kassala [KSL]</text:p>
          </table:table-cell>
          <table:table-cell office:value-type="string">
            <text:p>Sudan</text:p>
          </table:table-cell>
          <table:table-cell office:value-type="string">
            <text:p>Kassala</text:p>
          </table:table-cell>
          <table:table-cell office:value-type="string">
            <text:p>15.39</text:p>
          </table:table-cell>
          <table:table-cell office:value-type="string">
            <text:p>36.33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KSO</text:p>
          </table:table-cell>
          <table:table-cell office:value-type="string">
            <text:p>Kastoria [KSO]</text:p>
          </table:table-cell>
          <table:table-cell office:value-type="string">
            <text:p>Greece</text:p>
          </table:table-cell>
          <table:table-cell office:value-type="string">
            <text:p>Aristotelis</text:p>
          </table:table-cell>
          <table:table-cell office:value-type="string">
            <text:p>40.45</text:p>
          </table:table-cell>
          <table:table-cell office:value-type="string">
            <text:p>21.28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KSU</text:p>
          </table:table-cell>
          <table:table-cell office:value-type="string">
            <text:p>Kristiansund [KSU]</text:p>
          </table:table-cell>
          <table:table-cell office:value-type="string">
            <text:p>Norway</text:p>
          </table:table-cell>
          <table:table-cell office:value-type="string">
            <text:p>Kristiansund Kvernberget</text:p>
          </table:table-cell>
          <table:table-cell office:value-type="string">
            <text:p>63.11</text:p>
          </table:table-cell>
          <table:table-cell office:value-type="string">
            <text:p>7.82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KTA</text:p>
          </table:table-cell>
          <table:table-cell office:value-type="string">
            <text:p>Karratha [KTA]</text:p>
          </table:table-cell>
          <table:table-cell office:value-type="string">
            <text:p>Australia</text:p>
          </table:table-cell>
          <table:table-cell office:value-type="string">
            <text:p>Karratha</text:p>
          </table:table-cell>
          <table:table-cell office:value-type="string">
            <text:p>-20.71</text:p>
          </table:table-cell>
          <table:table-cell office:value-type="string">
            <text:p>116.77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KTD</text:p>
          </table:table-cell>
          <table:table-cell office:value-type="string">
            <text:p>Kitadaito [KTD]</text:p>
          </table:table-cell>
          <table:table-cell office:value-type="string">
            <text:p>Japan</text:p>
          </table:table-cell>
          <table:table-cell office:value-type="string">
            <text:p>Kitadaito</text:p>
          </table:table-cell>
          <table:table-cell office:value-type="string">
            <text:p>25.95</text:p>
          </table:table-cell>
          <table:table-cell office:value-type="string">
            <text:p>131.32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KTE</text:p>
          </table:table-cell>
          <table:table-cell office:value-type="string">
            <text:p>Kerteh [KTE]</text:p>
          </table:table-cell>
          <table:table-cell office:value-type="string">
            <text:p>Malaysia</text:p>
          </table:table-cell>
          <table:table-cell office:value-type="string">
            <text:p>Kerteh</text:p>
          </table:table-cell>
          <table:table-cell office:value-type="string">
            <text:p>4.54</text:p>
          </table:table-cell>
          <table:table-cell office:value-type="string">
            <text:p>103.43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KTG</text:p>
          </table:table-cell>
          <table:table-cell office:value-type="string">
            <text:p>Ketapang [KTG]</text:p>
          </table:table-cell>
          <table:table-cell office:value-type="string">
            <text:p>Indonesia</text:p>
          </table:table-cell>
          <table:table-cell office:value-type="string">
            <text:p>Rahadi Usman</text:p>
          </table:table-cell>
          <table:table-cell office:value-type="string">
            <text:p>-1.82</text:p>
          </table:table-cell>
          <table:table-cell office:value-type="string">
            <text:p>109.96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KTL</text:p>
          </table:table-cell>
          <table:table-cell office:value-type="string">
            <text:p>Kitale [KTL]</text:p>
          </table:table-cell>
          <table:table-cell office:value-type="string">
            <text:p>Kenya</text:p>
          </table:table-cell>
          <table:table-cell office:value-type="string">
            <text:p>Kitale</text:p>
          </table:table-cell>
          <table:table-cell office:value-type="string">
            <text:p>0.97</text:p>
          </table:table-cell>
          <table:table-cell office:value-type="string">
            <text:p>34.96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KTM</text:p>
          </table:table-cell>
          <table:table-cell office:value-type="string">
            <text:p>Kathmandu [KTM]</text:p>
          </table:table-cell>
          <table:table-cell office:value-type="string">
            <text:p>Nepal</text:p>
          </table:table-cell>
          <table:table-cell office:value-type="string">
            <text:p>Tribhuvan International</text:p>
          </table:table-cell>
          <table:table-cell office:value-type="string">
            <text:p>27.7</text:p>
          </table:table-cell>
          <table:table-cell office:value-type="string">
            <text:p>85.36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KTN</text:p>
          </table:table-cell>
          <table:table-cell office:value-type="string">
            <text:p>Ketchikan [KTN]</text:p>
          </table:table-cell>
          <table:table-cell office:value-type="string">
            <text:p>United States</text:p>
          </table:table-cell>
          <table:table-cell office:value-type="string">
            <text:p>Ketchikan International</text:p>
          </table:table-cell>
          <table:table-cell office:value-type="string">
            <text:p>55.36</text:p>
          </table:table-cell>
          <table:table-cell office:value-type="string">
            <text:p>-131.71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KTP</text:p>
          </table:table-cell>
          <table:table-cell office:value-type="string">
            <text:p>Kingston [KTP]</text:p>
          </table:table-cell>
          <table:table-cell office:value-type="string">
            <text:p>Jamaica</text:p>
          </table:table-cell>
          <table:table-cell office:value-type="string">
            <text:p>Tinson Pen</text:p>
          </table:table-cell>
          <table:table-cell office:value-type="string">
            <text:p>17.99</text:p>
          </table:table-cell>
          <table:table-cell office:value-type="string">
            <text:p>-76.82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KTQ</text:p>
          </table:table-cell>
          <table:table-cell office:value-type="string">
            <text:p>Kustanay [KTQ]</text:p>
          </table:table-cell>
          <table:table-cell office:value-type="string">
            <text:p>Kazakhstan</text:p>
          </table:table-cell>
          <table:table-cell office:value-type="string">
            <text:p>Kostanay</text:p>
          </table:table-cell>
          <table:table-cell office:value-type="string">
            <text:p>53.21</text:p>
          </table:table-cell>
          <table:table-cell office:value-type="string">
            <text:p>63.55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KTT</text:p>
          </table:table-cell>
          <table:table-cell office:value-type="string">
            <text:p>Kittila [KTT]</text:p>
          </table:table-cell>
          <table:table-cell office:value-type="string">
            <text:p>Finland</text:p>
          </table:table-cell>
          <table:table-cell office:value-type="string">
            <text:p>Kittila</text:p>
          </table:table-cell>
          <table:table-cell office:value-type="string">
            <text:p>67.7</text:p>
          </table:table-cell>
          <table:table-cell office:value-type="string">
            <text:p>24.85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KTU</text:p>
          </table:table-cell>
          <table:table-cell office:value-type="string">
            <text:p>Kota [KTU]</text:p>
          </table:table-cell>
          <table:table-cell office:value-type="string">
            <text:p>India</text:p>
          </table:table-cell>
          <table:table-cell office:value-type="string">
            <text:p>Kota</text:p>
          </table:table-cell>
          <table:table-cell office:value-type="string">
            <text:p>25.16</text:p>
          </table:table-cell>
          <table:table-cell office:value-type="string">
            <text:p>75.84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KTW</text:p>
          </table:table-cell>
          <table:table-cell office:value-type="string">
            <text:p>Katowice [KTW]</text:p>
          </table:table-cell>
          <table:table-cell office:value-type="string">
            <text:p>Poland</text:p>
          </table:table-cell>
          <table:table-cell office:value-type="string">
            <text:p>Pyrzowice</text:p>
          </table:table-cell>
          <table:table-cell office:value-type="string">
            <text:p>50.47</text:p>
          </table:table-cell>
          <table:table-cell office:value-type="string">
            <text:p>19.08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KUA</text:p>
          </table:table-cell>
          <table:table-cell office:value-type="string">
            <text:p>Kuantan [KUA]</text:p>
          </table:table-cell>
          <table:table-cell office:value-type="string">
            <text:p>Malaysia</text:p>
          </table:table-cell>
          <table:table-cell office:value-type="string">
            <text:p>Kuantan</text:p>
          </table:table-cell>
          <table:table-cell office:value-type="string">
            <text:p>3.78</text:p>
          </table:table-cell>
          <table:table-cell office:value-type="string">
            <text:p>103.21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KUB</text:p>
          </table:table-cell>
          <table:table-cell office:value-type="string">
            <text:p>Kunsan [KUB]</text:p>
          </table:table-cell>
          <table:table-cell office:value-type="string">
            <text:p>South Korea</text:p>
          </table:table-cell>
          <table:table-cell office:value-type="string">
            <text:p>Kunsan Ab</text:p>
          </table:table-cell>
          <table:table-cell office:value-type="string">
            <text:p>35.9</text:p>
          </table:table-cell>
          <table:table-cell office:value-type="string">
            <text:p>126.62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KUL</text:p>
          </table:table-cell>
          <table:table-cell office:value-type="string">
            <text:p>Kuala Lumpur [KUL]</text:p>
          </table:table-cell>
          <table:table-cell office:value-type="string">
            <text:p>Malaysia</text:p>
          </table:table-cell>
          <table:table-cell office:value-type="string">
            <text:p>Kuala Lumpur International</text:p>
          </table:table-cell>
          <table:table-cell office:value-type="string">
            <text:p>2.75</text:p>
          </table:table-cell>
          <table:table-cell office:value-type="string">
            <text:p>101.71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KUM</text:p>
          </table:table-cell>
          <table:table-cell office:value-type="string">
            <text:p>Yakushima [KUM]</text:p>
          </table:table-cell>
          <table:table-cell office:value-type="string">
            <text:p>Japan</text:p>
          </table:table-cell>
          <table:table-cell office:value-type="string">
            <text:p>Yakushima</text:p>
          </table:table-cell>
          <table:table-cell office:value-type="string">
            <text:p>30.39</text:p>
          </table:table-cell>
          <table:table-cell office:value-type="string">
            <text:p>130.66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KUO</text:p>
          </table:table-cell>
          <table:table-cell office:value-type="string">
            <text:p>Kuopio [KUO]</text:p>
          </table:table-cell>
          <table:table-cell office:value-type="string">
            <text:p>Finland</text:p>
          </table:table-cell>
          <table:table-cell office:value-type="string">
            <text:p>Kuopio</text:p>
          </table:table-cell>
          <table:table-cell office:value-type="string">
            <text:p>63.01</text:p>
          </table:table-cell>
          <table:table-cell office:value-type="string">
            <text:p>27.8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KUS</text:p>
          </table:table-cell>
          <table:table-cell office:value-type="string">
            <text:p>Kulusuk [KUS]</text:p>
          </table:table-cell>
          <table:table-cell office:value-type="string">
            <text:p>Greenland</text:p>
          </table:table-cell>
          <table:table-cell office:value-type="string">
            <text:p>Kulusuk</text:p>
          </table:table-cell>
          <table:table-cell office:value-type="string">
            <text:p>65.58</text:p>
          </table:table-cell>
          <table:table-cell office:value-type="string">
            <text:p>-37.15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KUU</text:p>
          </table:table-cell>
          <table:table-cell office:value-type="string">
            <text:p>Kulu [KUU]</text:p>
          </table:table-cell>
          <table:table-cell office:value-type="string">
            <text:p>India</text:p>
          </table:table-cell>
          <table:table-cell office:value-type="string">
            <text:p>Kullu Manali</text:p>
          </table:table-cell>
          <table:table-cell office:value-type="string">
            <text:p>31.88</text:p>
          </table:table-cell>
          <table:table-cell office:value-type="string">
            <text:p>77.18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KVA</text:p>
          </table:table-cell>
          <table:table-cell office:value-type="string">
            <text:p>Kavala [KVA]</text:p>
          </table:table-cell>
          <table:table-cell office:value-type="string">
            <text:p>Greece</text:p>
          </table:table-cell>
          <table:table-cell office:value-type="string">
            <text:p>Megas Alexandros International</text:p>
          </table:table-cell>
          <table:table-cell office:value-type="string">
            <text:p>40.91</text:p>
          </table:table-cell>
          <table:table-cell office:value-type="string">
            <text:p>24.62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KVB</text:p>
          </table:table-cell>
          <table:table-cell office:value-type="string">
            <text:p>Skovde [KVB]</text:p>
          </table:table-cell>
          <table:table-cell office:value-type="string">
            <text:p>Sweden</text:p>
          </table:table-cell>
          <table:table-cell office:value-type="string">
            <text:p>Skovde</text:p>
          </table:table-cell>
          <table:table-cell office:value-type="string">
            <text:p>58.46</text:p>
          </table:table-cell>
          <table:table-cell office:value-type="string">
            <text:p>13.97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KWA</text:p>
          </table:table-cell>
          <table:table-cell office:value-type="string">
            <text:p>Kwajalein [KWA]</text:p>
          </table:table-cell>
          <table:table-cell office:value-type="string">
            <text:p>Marshall Islands</text:p>
          </table:table-cell>
          <table:table-cell office:value-type="string">
            <text:p>Bucholz Army Air Field</text:p>
          </table:table-cell>
          <table:table-cell office:value-type="string">
            <text:p>8.72</text:p>
          </table:table-cell>
          <table:table-cell office:value-type="string">
            <text:p>167.73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KWI</text:p>
          </table:table-cell>
          <table:table-cell office:value-type="string">
            <text:p>Kuwait [KWI]</text:p>
          </table:table-cell>
          <table:table-cell office:value-type="string">
            <text:p>Kuwait</text:p>
          </table:table-cell>
          <table:table-cell office:value-type="string">
            <text:p>Kuwait International</text:p>
          </table:table-cell>
          <table:table-cell office:value-type="string">
            <text:p>29.23</text:p>
          </table:table-cell>
          <table:table-cell office:value-type="string">
            <text:p>47.98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KWJ</text:p>
          </table:table-cell>
          <table:table-cell office:value-type="string">
            <text:p>Kwangju [KWJ]</text:p>
          </table:table-cell>
          <table:table-cell office:value-type="string">
            <text:p>South Korea</text:p>
          </table:table-cell>
          <table:table-cell office:value-type="string">
            <text:p>Gwangju</text:p>
          </table:table-cell>
          <table:table-cell office:value-type="string">
            <text:p>35.13</text:p>
          </table:table-cell>
          <table:table-cell office:value-type="string">
            <text:p>126.81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KWL</text:p>
          </table:table-cell>
          <table:table-cell office:value-type="string">
            <text:p>Guilin [KWL]</text:p>
          </table:table-cell>
          <table:table-cell office:value-type="string">
            <text:p>China</text:p>
          </table:table-cell>
          <table:table-cell office:value-type="string">
            <text:p>Liangjiang</text:p>
          </table:table-cell>
          <table:table-cell office:value-type="string">
            <text:p>25.22</text:p>
          </table:table-cell>
          <table:table-cell office:value-type="string">
            <text:p>110.04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KWZ</text:p>
          </table:table-cell>
          <table:table-cell office:value-type="string">
            <text:p>Kolwezi [KWZ]</text:p>
          </table:table-cell>
          <table:table-cell office:value-type="string">
            <text:p>Zaire</text:p>
          </table:table-cell>
          <table:table-cell office:value-type="string">
            <text:p>Kolwezi</text:p>
          </table:table-cell>
          <table:table-cell office:value-type="string">
            <text:p>-10.77</text:p>
          </table:table-cell>
          <table:table-cell office:value-type="string">
            <text:p>25.51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KYA</text:p>
          </table:table-cell>
          <table:table-cell office:value-type="string">
            <text:p>Konya [KYA]</text:p>
          </table:table-cell>
          <table:table-cell office:value-type="string">
            <text:p>Turkey</text:p>
          </table:table-cell>
          <table:table-cell office:value-type="string">
            <text:p>Konya</text:p>
          </table:table-cell>
          <table:table-cell office:value-type="string">
            <text:p>37.98</text:p>
          </table:table-cell>
          <table:table-cell office:value-type="string">
            <text:p>32.56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KYD</text:p>
          </table:table-cell>
          <table:table-cell office:value-type="string">
            <text:p>Lanyu [KYD]</text:p>
          </table:table-cell>
          <table:table-cell office:value-type="string">
            <text:p>Taiwan</text:p>
          </table:table-cell>
          <table:table-cell office:value-type="string">
            <text:p>Lanyu</text:p>
          </table:table-cell>
          <table:table-cell office:value-type="string">
            <text:p>22.03</text:p>
          </table:table-cell>
          <table:table-cell office:value-type="string">
            <text:p>121.53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KYP</text:p>
          </table:table-cell>
          <table:table-cell office:value-type="string">
            <text:p>Kyaukpyu [KYP]</text:p>
          </table:table-cell>
          <table:table-cell office:value-type="string">
            <text:p>Myanmar (Burma)</text:p>
          </table:table-cell>
          <table:table-cell office:value-type="string">
            <text:p>Kyaukpyu</text:p>
          </table:table-cell>
          <table:table-cell office:value-type="string">
            <text:p>19.43</text:p>
          </table:table-cell>
          <table:table-cell office:value-type="string">
            <text:p>93.53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KYS</text:p>
          </table:table-cell>
          <table:table-cell office:value-type="string">
            <text:p>Kayes [KYS]</text:p>
          </table:table-cell>
          <table:table-cell office:value-type="string">
            <text:p>Mali</text:p>
          </table:table-cell>
          <table:table-cell office:value-type="string">
            <text:p>Kayes</text:p>
          </table:table-cell>
          <table:table-cell office:value-type="string">
            <text:p>14.43</text:p>
          </table:table-cell>
          <table:table-cell office:value-type="string">
            <text:p>-11.44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KZI</text:p>
          </table:table-cell>
          <table:table-cell office:value-type="string">
            <text:p>Kozani [KZI]</text:p>
          </table:table-cell>
          <table:table-cell office:value-type="string">
            <text:p>Greece</text:p>
          </table:table-cell>
          <table:table-cell office:value-type="string">
            <text:p>Filippos</text:p>
          </table:table-cell>
          <table:table-cell office:value-type="string">
            <text:p>40.29</text:p>
          </table:table-cell>
          <table:table-cell office:value-type="string">
            <text:p>21.84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KZN</text:p>
          </table:table-cell>
          <table:table-cell office:value-type="string">
            <text:p>Kazan [KZN]</text:p>
          </table:table-cell>
          <table:table-cell office:value-type="string">
            <text:p>Russia</text:p>
          </table:table-cell>
          <table:table-cell office:value-type="string">
            <text:p>Kazan</text:p>
          </table:table-cell>
          <table:table-cell office:value-type="string">
            <text:p>55.61</text:p>
          </table:table-cell>
          <table:table-cell office:value-type="string">
            <text:p>49.28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LAD</text:p>
          </table:table-cell>
          <table:table-cell office:value-type="string">
            <text:p>Luanda [LAD]</text:p>
          </table:table-cell>
          <table:table-cell office:value-type="string">
            <text:p>Angola</text:p>
          </table:table-cell>
          <table:table-cell office:value-type="string">
            <text:p>Luanda 4 De Fevereiro</text:p>
          </table:table-cell>
          <table:table-cell office:value-type="string">
            <text:p>-8.86</text:p>
          </table:table-cell>
          <table:table-cell office:value-type="string">
            <text:p>13.23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LAE</text:p>
          </table:table-cell>
          <table:table-cell office:value-type="string">
            <text:p>Nadzab [LAE]</text:p>
          </table:table-cell>
          <table:table-cell office:value-type="string">
            <text:p>Papua New Guinea</text:p>
          </table:table-cell>
          <table:table-cell office:value-type="string">
            <text:p>Nadzab</text:p>
          </table:table-cell>
          <table:table-cell office:value-type="string">
            <text:p>-6.57</text:p>
          </table:table-cell>
          <table:table-cell office:value-type="string">
            <text:p>146.73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LAI</text:p>
          </table:table-cell>
          <table:table-cell office:value-type="string">
            <text:p>Lannion [LAI]</text:p>
          </table:table-cell>
          <table:table-cell office:value-type="string">
            <text:p>France</text:p>
          </table:table-cell>
          <table:table-cell office:value-type="string">
            <text:p>Lannion</text:p>
          </table:table-cell>
          <table:table-cell office:value-type="string">
            <text:p>48.75</text:p>
          </table:table-cell>
          <table:table-cell office:value-type="string">
            <text:p>-3.47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Lansing [LAN]</text:p>
          </table:table-cell>
          <table:table-cell office:value-type="string">
            <text:p>United States</text:p>
          </table:table-cell>
          <table:table-cell office:value-type="string">
            <text:p>Capital City</text:p>
          </table:table-cell>
          <table:table-cell office:value-type="string">
            <text:p>42.78</text:p>
          </table:table-cell>
          <table:table-cell office:value-type="string">
            <text:p>-84.59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LAP</text:p>
          </table:table-cell>
          <table:table-cell office:value-type="string">
            <text:p>La Paz [LAP]</text:p>
          </table:table-cell>
          <table:table-cell office:value-type="string">
            <text:p>Mexico</text:p>
          </table:table-cell>
          <table:table-cell office:value-type="string">
            <text:p>General Manuel Marquez De Leon International</text:p>
          </table:table-cell>
          <table:table-cell office:value-type="string">
            <text:p>24.07</text:p>
          </table:table-cell>
          <table:table-cell office:value-type="string">
            <text:p>-110.36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LAS</text:p>
          </table:table-cell>
          <table:table-cell office:value-type="string">
            <text:p>Las Vegas [LAS]</text:p>
          </table:table-cell>
          <table:table-cell office:value-type="string">
            <text:p>United States</text:p>
          </table:table-cell>
          <table:table-cell office:value-type="string">
            <text:p>Mc Carran International</text:p>
          </table:table-cell>
          <table:table-cell office:value-type="string">
            <text:p>36.08</text:p>
          </table:table-cell>
          <table:table-cell office:value-type="string">
            <text:p>-115.15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LAU</text:p>
          </table:table-cell>
          <table:table-cell office:value-type="string">
            <text:p>Lamu [LAU]</text:p>
          </table:table-cell>
          <table:table-cell office:value-type="string">
            <text:p>Kenya</text:p>
          </table:table-cell>
          <table:table-cell office:value-type="string">
            <text:p>Lamu Manda</text:p>
          </table:table-cell>
          <table:table-cell office:value-type="string">
            <text:p>-2.25</text:p>
          </table:table-cell>
          <table:table-cell office:value-type="string">
            <text:p>40.91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LAX</text:p>
          </table:table-cell>
          <table:table-cell office:value-type="string">
            <text:p>Los Angeles [LAX]</text:p>
          </table:table-cell>
          <table:table-cell office:value-type="string">
            <text:p>United States</text:p>
          </table:table-cell>
          <table:table-cell office:value-type="string">
            <text:p>Los Angeles International</text:p>
          </table:table-cell>
          <table:table-cell office:value-type="string">
            <text:p>33.94</text:p>
          </table:table-cell>
          <table:table-cell office:value-type="string">
            <text:p>-118.41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LAY</text:p>
          </table:table-cell>
          <table:table-cell office:value-type="string">
            <text:p>Ladysmith [LAY]</text:p>
          </table:table-cell>
          <table:table-cell office:value-type="string">
            <text:p>South Africa</text:p>
          </table:table-cell>
          <table:table-cell office:value-type="string">
            <text:p>Ladysmith</text:p>
          </table:table-cell>
          <table:table-cell office:value-type="string">
            <text:p>-28.58</text:p>
          </table:table-cell>
          <table:table-cell office:value-type="string">
            <text:p>29.75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LAZ</text:p>
          </table:table-cell>
          <table:table-cell office:value-type="string">
            <text:p>Bom Jesus Da Lapa [LAZ]</text:p>
          </table:table-cell>
          <table:table-cell office:value-type="string">
            <text:p>Brazil</text:p>
          </table:table-cell>
          <table:table-cell office:value-type="string">
            <text:p>Bom Jesus Da Lapa</text:p>
          </table:table-cell>
          <table:table-cell office:value-type="string">
            <text:p>-13.26</text:p>
          </table:table-cell>
          <table:table-cell office:value-type="string">
            <text:p>-43.41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LBA</text:p>
          </table:table-cell>
          <table:table-cell office:value-type="string">
            <text:p>Leeds [LBA]</text:p>
          </table:table-cell>
          <table:table-cell office:value-type="string">
            <text:p>United Kingdom</text:p>
          </table:table-cell>
          <table:table-cell office:value-type="string">
            <text:p>Leeds Bradford</text:p>
          </table:table-cell>
          <table:table-cell office:value-type="string">
            <text:p>53.87</text:p>
          </table:table-cell>
          <table:table-cell office:value-type="string">
            <text:p>-1.66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LBB</text:p>
          </table:table-cell>
          <table:table-cell office:value-type="string">
            <text:p>Lubbock [LBB]</text:p>
          </table:table-cell>
          <table:table-cell office:value-type="string">
            <text:p>United States</text:p>
          </table:table-cell>
          <table:table-cell office:value-type="string">
            <text:p>Lubbock International</text:p>
          </table:table-cell>
          <table:table-cell office:value-type="string">
            <text:p>33.66</text:p>
          </table:table-cell>
          <table:table-cell office:value-type="string">
            <text:p>-101.82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LBC</text:p>
          </table:table-cell>
          <table:table-cell office:value-type="string">
            <text:p>Luebeck [LBC]</text:p>
          </table:table-cell>
          <table:table-cell office:value-type="string">
            <text:p>Germany</text:p>
          </table:table-cell>
          <table:table-cell office:value-type="string">
            <text:p>Lubeck Blankensee</text:p>
          </table:table-cell>
          <table:table-cell office:value-type="string">
            <text:p>53.81</text:p>
          </table:table-cell>
          <table:table-cell office:value-type="string">
            <text:p>10.72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LBG</text:p>
          </table:table-cell>
          <table:table-cell office:value-type="string">
            <text:p>Paris [LBG]</text:p>
          </table:table-cell>
          <table:table-cell office:value-type="string">
            <text:p>France</text:p>
          </table:table-cell>
          <table:table-cell office:value-type="string">
            <text:p>Le Bourget</text:p>
          </table:table-cell>
          <table:table-cell office:value-type="string">
            <text:p>48.97</text:p>
          </table:table-cell>
          <table:table-cell office:value-type="string">
            <text:p>2.44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LBI</text:p>
          </table:table-cell>
          <table:table-cell office:value-type="string">
            <text:p>Albi [LBI]</text:p>
          </table:table-cell>
          <table:table-cell office:value-type="string">
            <text:p>France</text:p>
          </table:table-cell>
          <table:table-cell office:value-type="string">
            <text:p>Le Sequestre</text:p>
          </table:table-cell>
          <table:table-cell office:value-type="string">
            <text:p>43.91</text:p>
          </table:table-cell>
          <table:table-cell office:value-type="string">
            <text:p>2.11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LBJ</text:p>
          </table:table-cell>
          <table:table-cell office:value-type="string">
            <text:p>Labuhan Bajo [LBJ]</text:p>
          </table:table-cell>
          <table:table-cell office:value-type="string">
            <text:p>Indonesia</text:p>
          </table:table-cell>
          <table:table-cell office:value-type="string">
            <text:p>Mutiara Ii</text:p>
          </table:table-cell>
          <table:table-cell office:value-type="string">
            <text:p>-8.49</text:p>
          </table:table-cell>
          <table:table-cell office:value-type="string">
            <text:p>119.89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LBQ</text:p>
          </table:table-cell>
          <table:table-cell office:value-type="string">
            <text:p>Lambarene [LBQ]</text:p>
          </table:table-cell>
          <table:table-cell office:value-type="string">
            <text:p>Gabon</text:p>
          </table:table-cell>
          <table:table-cell office:value-type="string">
            <text:p>Lambarene</text:p>
          </table:table-cell>
          <table:table-cell office:value-type="string">
            <text:p>-0.7</text:p>
          </table:table-cell>
          <table:table-cell office:value-type="string">
            <text:p>10.25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LBU</text:p>
          </table:table-cell>
          <table:table-cell office:value-type="string">
            <text:p>Labuan [LBU]</text:p>
          </table:table-cell>
          <table:table-cell office:value-type="string">
            <text:p>Malaysia</text:p>
          </table:table-cell>
          <table:table-cell office:value-type="string">
            <text:p>Labuan</text:p>
          </table:table-cell>
          <table:table-cell office:value-type="string">
            <text:p>5.3</text:p>
          </table:table-cell>
          <table:table-cell office:value-type="string">
            <text:p>115.25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LBV</text:p>
          </table:table-cell>
          <table:table-cell office:value-type="string">
            <text:p>Libreville [LBV]</text:p>
          </table:table-cell>
          <table:table-cell office:value-type="string">
            <text:p>Gabon</text:p>
          </table:table-cell>
          <table:table-cell office:value-type="string">
            <text:p>Libreville Leon M Ba</text:p>
          </table:table-cell>
          <table:table-cell office:value-type="string">
            <text:p>0.46</text:p>
          </table:table-cell>
          <table:table-cell office:value-type="string">
            <text:p>9.41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LCA</text:p>
          </table:table-cell>
          <table:table-cell office:value-type="string">
            <text:p>Larnaca [LCA]</text:p>
          </table:table-cell>
          <table:table-cell office:value-type="string">
            <text:p>Cyprus</text:p>
          </table:table-cell>
          <table:table-cell office:value-type="string">
            <text:p>Larnaca</text:p>
          </table:table-cell>
          <table:table-cell office:value-type="string">
            <text:p>34.88</text:p>
          </table:table-cell>
          <table:table-cell office:value-type="string">
            <text:p>33.62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LCC</text:p>
          </table:table-cell>
          <table:table-cell office:value-type="string">
            <text:p>Lecce [LCC]</text:p>
          </table:table-cell>
          <table:table-cell office:value-type="string">
            <text:p>Italy</text:p>
          </table:table-cell>
          <table:table-cell office:value-type="string">
            <text:p>Lecce</text:p>
          </table:table-cell>
          <table:table-cell office:value-type="string">
            <text:p>40.24</text:p>
          </table:table-cell>
          <table:table-cell office:value-type="string">
            <text:p>18.13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LCD</text:p>
          </table:table-cell>
          <table:table-cell office:value-type="string">
            <text:p>Louis Trichardt [LCD]</text:p>
          </table:table-cell>
          <table:table-cell office:value-type="string">
            <text:p>South Africa</text:p>
          </table:table-cell>
          <table:table-cell office:value-type="string">
            <text:p>Louis Trichardt Air Force Base</text:p>
          </table:table-cell>
          <table:table-cell office:value-type="string">
            <text:p>-23.16</text:p>
          </table:table-cell>
          <table:table-cell office:value-type="string">
            <text:p>29.7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LCE</text:p>
          </table:table-cell>
          <table:table-cell office:value-type="string">
            <text:p>La Ceiba [LCE]</text:p>
          </table:table-cell>
          <table:table-cell office:value-type="string">
            <text:p>Honduras</text:p>
          </table:table-cell>
          <table:table-cell office:value-type="string">
            <text:p>Goloson International</text:p>
          </table:table-cell>
          <table:table-cell office:value-type="string">
            <text:p>15.74</text:p>
          </table:table-cell>
          <table:table-cell office:value-type="string">
            <text:p>-86.85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LCG</text:p>
          </table:table-cell>
          <table:table-cell office:value-type="string">
            <text:p>La Coruna [LCG]</text:p>
          </table:table-cell>
          <table:table-cell office:value-type="string">
            <text:p>Spain</text:p>
          </table:table-cell>
          <table:table-cell office:value-type="string">
            <text:p>A Coruna</text:p>
          </table:table-cell>
          <table:table-cell office:value-type="string">
            <text:p>43.3</text:p>
          </table:table-cell>
          <table:table-cell office:value-type="string">
            <text:p>-8.38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LCH</text:p>
          </table:table-cell>
          <table:table-cell office:value-type="string">
            <text:p>Lake Charles [LCH]</text:p>
          </table:table-cell>
          <table:table-cell office:value-type="string">
            <text:p>United States</text:p>
          </table:table-cell>
          <table:table-cell office:value-type="string">
            <text:p>Lake Charles Regional</text:p>
          </table:table-cell>
          <table:table-cell office:value-type="string">
            <text:p>30.13</text:p>
          </table:table-cell>
          <table:table-cell office:value-type="string">
            <text:p>-93.22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LCK</text:p>
          </table:table-cell>
          <table:table-cell office:value-type="string">
            <text:p>Columbus [LCK]</text:p>
          </table:table-cell>
          <table:table-cell office:value-type="string">
            <text:p>United States</text:p>
          </table:table-cell>
          <table:table-cell office:value-type="string">
            <text:p>Rickenbacker International</text:p>
          </table:table-cell>
          <table:table-cell office:value-type="string">
            <text:p>39.81</text:p>
          </table:table-cell>
          <table:table-cell office:value-type="string">
            <text:p>-82.93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LCL</text:p>
          </table:table-cell>
          <table:table-cell office:value-type="string">
            <text:p>La Coloma [LCL]</text:p>
          </table:table-cell>
          <table:table-cell office:value-type="string">
            <text:p>Cuba</text:p>
          </table:table-cell>
          <table:table-cell office:value-type="string">
            <text:p>La Coloma</text:p>
          </table:table-cell>
          <table:table-cell office:value-type="string">
            <text:p>22.34</text:p>
          </table:table-cell>
          <table:table-cell office:value-type="string">
            <text:p>-83.64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LCY</text:p>
          </table:table-cell>
          <table:table-cell office:value-type="string">
            <text:p>London [LCY]</text:p>
          </table:table-cell>
          <table:table-cell office:value-type="string">
            <text:p>United Kingdom</text:p>
          </table:table-cell>
          <table:table-cell office:value-type="string">
            <text:p>City</text:p>
          </table:table-cell>
          <table:table-cell office:value-type="string">
            <text:p>51.51</text:p>
          </table:table-cell>
          <table:table-cell office:value-type="string">
            <text:p>0.05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LDB</text:p>
          </table:table-cell>
          <table:table-cell office:value-type="string">
            <text:p>Londrina [LDB]</text:p>
          </table:table-cell>
          <table:table-cell office:value-type="string">
            <text:p>Brazil</text:p>
          </table:table-cell>
          <table:table-cell office:value-type="string">
            <text:p>Londrina</text:p>
          </table:table-cell>
          <table:table-cell office:value-type="string">
            <text:p>-23.33</text:p>
          </table:table-cell>
          <table:table-cell office:value-type="string">
            <text:p>-51.13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LDE</text:p>
          </table:table-cell>
          <table:table-cell office:value-type="string">
            <text:p>Tarbes [LDE]</text:p>
          </table:table-cell>
          <table:table-cell office:value-type="string">
            <text:p>France</text:p>
          </table:table-cell>
          <table:table-cell office:value-type="string">
            <text:p>Lourdes</text:p>
          </table:table-cell>
          <table:table-cell office:value-type="string">
            <text:p>43.18</text:p>
          </table:table-cell>
          <table:table-cell office:value-type="string">
            <text:p>-0.01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LDK</text:p>
          </table:table-cell>
          <table:table-cell office:value-type="string">
            <text:p>Lidkoping [LDK]</text:p>
          </table:table-cell>
          <table:table-cell office:value-type="string">
            <text:p>Sweden</text:p>
          </table:table-cell>
          <table:table-cell office:value-type="string">
            <text:p>Lidkoping</text:p>
          </table:table-cell>
          <table:table-cell office:value-type="string">
            <text:p>58.47</text:p>
          </table:table-cell>
          <table:table-cell office:value-type="string">
            <text:p>13.17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LDU</text:p>
          </table:table-cell>
          <table:table-cell office:value-type="string">
            <text:p>Lahad Datu [LDU]</text:p>
          </table:table-cell>
          <table:table-cell office:value-type="string">
            <text:p>Malaysia</text:p>
          </table:table-cell>
          <table:table-cell office:value-type="string">
            <text:p>Lahad Datu</text:p>
          </table:table-cell>
          <table:table-cell office:value-type="string">
            <text:p>5.03</text:p>
          </table:table-cell>
          <table:table-cell office:value-type="string">
            <text:p>118.32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LDY</text:p>
          </table:table-cell>
          <table:table-cell office:value-type="string">
            <text:p>City of Derry [LDY]</text:p>
          </table:table-cell>
          <table:table-cell office:value-type="string">
            <text:p>United Kingdom</text:p>
          </table:table-cell>
          <table:table-cell office:value-type="string">
            <text:p>Londonderry Eglinton</text:p>
          </table:table-cell>
          <table:table-cell office:value-type="string">
            <text:p>55.04</text:p>
          </table:table-cell>
          <table:table-cell office:value-type="string">
            <text:p>-7.16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LEA</text:p>
          </table:table-cell>
          <table:table-cell office:value-type="string">
            <text:p>Learmonth [LEA]</text:p>
          </table:table-cell>
          <table:table-cell office:value-type="string">
            <text:p>Australia</text:p>
          </table:table-cell>
          <table:table-cell office:value-type="string">
            <text:p>Learmonth</text:p>
          </table:table-cell>
          <table:table-cell office:value-type="string">
            <text:p>-22.24</text:p>
          </table:table-cell>
          <table:table-cell office:value-type="string">
            <text:p>114.09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LED</text:p>
          </table:table-cell>
          <table:table-cell office:value-type="string">
            <text:p>St. Petersburg [LED]</text:p>
          </table:table-cell>
          <table:table-cell office:value-type="string">
            <text:p>Russia</text:p>
          </table:table-cell>
          <table:table-cell office:value-type="string">
            <text:p>Pulkovo</text:p>
          </table:table-cell>
          <table:table-cell office:value-type="string">
            <text:p>59.8</text:p>
          </table:table-cell>
          <table:table-cell office:value-type="string">
            <text:p>30.27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LEH</text:p>
          </table:table-cell>
          <table:table-cell office:value-type="string">
            <text:p>Le Havre [LEH]</text:p>
          </table:table-cell>
          <table:table-cell office:value-type="string">
            <text:p>France</text:p>
          </table:table-cell>
          <table:table-cell office:value-type="string">
            <text:p>Octeville</text:p>
          </table:table-cell>
          <table:table-cell office:value-type="string">
            <text:p>49.53</text:p>
          </table:table-cell>
          <table:table-cell office:value-type="string">
            <text:p>0.09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LEI</text:p>
          </table:table-cell>
          <table:table-cell office:value-type="string">
            <text:p>Almeria [LEI]</text:p>
          </table:table-cell>
          <table:table-cell office:value-type="string">
            <text:p>Spain</text:p>
          </table:table-cell>
          <table:table-cell office:value-type="string">
            <text:p>Almeria</text:p>
          </table:table-cell>
          <table:table-cell office:value-type="string">
            <text:p>36.84</text:p>
          </table:table-cell>
          <table:table-cell office:value-type="string">
            <text:p>-2.37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LEJ</text:p>
          </table:table-cell>
          <table:table-cell office:value-type="string">
            <text:p>Leipzig [LEJ]</text:p>
          </table:table-cell>
          <table:table-cell office:value-type="string">
            <text:p>Germany</text:p>
          </table:table-cell>
          <table:table-cell office:value-type="string">
            <text:p>Leipzig Halle</text:p>
          </table:table-cell>
          <table:table-cell office:value-type="string">
            <text:p>51.42</text:p>
          </table:table-cell>
          <table:table-cell office:value-type="string">
            <text:p>12.24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LEK</text:p>
          </table:table-cell>
          <table:table-cell office:value-type="string">
            <text:p>Labe [LEK]</text:p>
          </table:table-cell>
          <table:table-cell office:value-type="string">
            <text:p>Guinea</text:p>
          </table:table-cell>
          <table:table-cell office:value-type="string">
            <text:p>Labe</text:p>
          </table:table-cell>
          <table:table-cell office:value-type="string">
            <text:p>11.33</text:p>
          </table:table-cell>
          <table:table-cell office:value-type="string">
            <text:p>-12.29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LEM</text:p>
          </table:table-cell>
          <table:table-cell office:value-type="string">
            <text:p>Lemwerder [LEM]</text:p>
          </table:table-cell>
          <table:table-cell office:value-type="string">
            <text:p>Germany</text:p>
          </table:table-cell>
          <table:table-cell office:value-type="string">
            <text:p>Lemwerder</text:p>
          </table:table-cell>
          <table:table-cell office:value-type="string">
            <text:p>53.14</text:p>
          </table:table-cell>
          <table:table-cell office:value-type="string">
            <text:p>8.62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LET</text:p>
          </table:table-cell>
          <table:table-cell office:value-type="string">
            <text:p>Leticia [LET]</text:p>
          </table:table-cell>
          <table:table-cell office:value-type="string">
            <text:p>Colombia</text:p>
          </table:table-cell>
          <table:table-cell office:value-type="string">
            <text:p>Alfredo Vasquez Cobo</text:p>
          </table:table-cell>
          <table:table-cell office:value-type="string">
            <text:p>-4.19</text:p>
          </table:table-cell>
          <table:table-cell office:value-type="string">
            <text:p>-69.94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LEU</text:p>
          </table:table-cell>
          <table:table-cell office:value-type="string">
            <text:p>Seo De Urgel [LEU]</text:p>
          </table:table-cell>
          <table:table-cell office:value-type="string">
            <text:p>Spain</text:p>
          </table:table-cell>
          <table:table-cell office:value-type="string">
            <text:p>Seo De Urgel</text:p>
          </table:table-cell>
          <table:table-cell office:value-type="string">
            <text:p>42.34</text:p>
          </table:table-cell>
          <table:table-cell office:value-type="string">
            <text:p>1.41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LFI</text:p>
          </table:table-cell>
          <table:table-cell office:value-type="string">
            <text:p>Hampton [LFI]</text:p>
          </table:table-cell>
          <table:table-cell office:value-type="string">
            <text:p>United States</text:p>
          </table:table-cell>
          <table:table-cell office:value-type="string">
            <text:p>Langley Air Force Base</text:p>
          </table:table-cell>
          <table:table-cell office:value-type="string">
            <text:p>37.08</text:p>
          </table:table-cell>
          <table:table-cell office:value-type="string">
            <text:p>-76.36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LFK</text:p>
          </table:table-cell>
          <table:table-cell office:value-type="string">
            <text:p>Lufkin [LFK]</text:p>
          </table:table-cell>
          <table:table-cell office:value-type="string">
            <text:p>United States</text:p>
          </table:table-cell>
          <table:table-cell office:value-type="string">
            <text:p>Angelina County</text:p>
          </table:table-cell>
          <table:table-cell office:value-type="string">
            <text:p>31.23</text:p>
          </table:table-cell>
          <table:table-cell office:value-type="string">
            <text:p>-94.75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LFR</text:p>
          </table:table-cell>
          <table:table-cell office:value-type="string">
            <text:p>La Fria [LFR]</text:p>
          </table:table-cell>
          <table:table-cell office:value-type="string">
            <text:p>Venezuela</text:p>
          </table:table-cell>
          <table:table-cell office:value-type="string">
            <text:p>La Fria</text:p>
          </table:table-cell>
          <table:table-cell office:value-type="string">
            <text:p>8.24</text:p>
          </table:table-cell>
          <table:table-cell office:value-type="string">
            <text:p>-72.27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LFT</text:p>
          </table:table-cell>
          <table:table-cell office:value-type="string">
            <text:p>Lafayette [LFT]</text:p>
          </table:table-cell>
          <table:table-cell office:value-type="string">
            <text:p>United States</text:p>
          </table:table-cell>
          <table:table-cell office:value-type="string">
            <text:p>Lafayette Regional</text:p>
          </table:table-cell>
          <table:table-cell office:value-type="string">
            <text:p>30.21</text:p>
          </table:table-cell>
          <table:table-cell office:value-type="string">
            <text:p>-91.99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LFW</text:p>
          </table:table-cell>
          <table:table-cell office:value-type="string">
            <text:p>Lome [LFW]</text:p>
          </table:table-cell>
          <table:table-cell office:value-type="string">
            <text:p>Togo</text:p>
          </table:table-cell>
          <table:table-cell office:value-type="string">
            <text:p>Lome Tokoin</text:p>
          </table:table-cell>
          <table:table-cell office:value-type="string">
            <text:p>6.17</text:p>
          </table:table-cell>
          <table:table-cell office:value-type="string">
            <text:p>1.25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LGA</text:p>
          </table:table-cell>
          <table:table-cell office:value-type="string">
            <text:p>New York [LGA]</text:p>
          </table:table-cell>
          <table:table-cell office:value-type="string">
            <text:p>United States</text:p>
          </table:table-cell>
          <table:table-cell office:value-type="string">
            <text:p>La Guardia</text:p>
          </table:table-cell>
          <table:table-cell office:value-type="string">
            <text:p>40.78</text:p>
          </table:table-cell>
          <table:table-cell office:value-type="string">
            <text:p>-73.87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LGB</text:p>
          </table:table-cell>
          <table:table-cell office:value-type="string">
            <text:p>Long Beach [LGB]</text:p>
          </table:table-cell>
          <table:table-cell office:value-type="string">
            <text:p>United States</text:p>
          </table:table-cell>
          <table:table-cell office:value-type="string">
            <text:p>Long Beach</text:p>
          </table:table-cell>
          <table:table-cell office:value-type="string">
            <text:p>33.82</text:p>
          </table:table-cell>
          <table:table-cell office:value-type="string">
            <text:p>-118.15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LGG</text:p>
          </table:table-cell>
          <table:table-cell office:value-type="string">
            <text:p>Liege [LGG]</text:p>
          </table:table-cell>
          <table:table-cell office:value-type="string">
            <text:p>Belgium</text:p>
          </table:table-cell>
          <table:table-cell office:value-type="string">
            <text:p>Liege</text:p>
          </table:table-cell>
          <table:table-cell office:value-type="string">
            <text:p>50.64</text:p>
          </table:table-cell>
          <table:table-cell office:value-type="string">
            <text:p>5.44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LGI</text:p>
          </table:table-cell>
          <table:table-cell office:value-type="string">
            <text:p>Dead Man's Cay [LGI]</text:p>
          </table:table-cell>
          <table:table-cell office:value-type="string">
            <text:p>Bahamas</text:p>
          </table:table-cell>
          <table:table-cell office:value-type="string">
            <text:p>Deadmans Cay</text:p>
          </table:table-cell>
          <table:table-cell office:value-type="string">
            <text:p>23.18</text:p>
          </table:table-cell>
          <table:table-cell office:value-type="string">
            <text:p>-75.09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LGK</text:p>
          </table:table-cell>
          <table:table-cell office:value-type="string">
            <text:p>Pulau [LGK]</text:p>
          </table:table-cell>
          <table:table-cell office:value-type="string">
            <text:p>Malaysia</text:p>
          </table:table-cell>
          <table:table-cell office:value-type="string">
            <text:p>Langkawi International</text:p>
          </table:table-cell>
          <table:table-cell office:value-type="string">
            <text:p>6.33</text:p>
          </table:table-cell>
          <table:table-cell office:value-type="string">
            <text:p>99.73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LGP</text:p>
          </table:table-cell>
          <table:table-cell office:value-type="string">
            <text:p>Legazpi [LGP]</text:p>
          </table:table-cell>
          <table:table-cell office:value-type="string">
            <text:p>Philippines</text:p>
          </table:table-cell>
          <table:table-cell office:value-type="string">
            <text:p>Pagadian</text:p>
          </table:table-cell>
          <table:table-cell office:value-type="string">
            <text:p>7.83</text:p>
          </table:table-cell>
          <table:table-cell office:value-type="string">
            <text:p>123.46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LGQ</text:p>
          </table:table-cell>
          <table:table-cell office:value-type="string">
            <text:p>Lago Agrio [LGQ]</text:p>
          </table:table-cell>
          <table:table-cell office:value-type="string">
            <text:p>Ecuador</text:p>
          </table:table-cell>
          <table:table-cell office:value-type="string">
            <text:p>Lago Agrio</text:p>
          </table:table-cell>
          <table:table-cell office:value-type="string">
            <text:p>0.09</text:p>
          </table:table-cell>
          <table:table-cell office:value-type="string">
            <text:p>-76.87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LGS</text:p>
          </table:table-cell>
          <table:table-cell office:value-type="string">
            <text:p>Malargue [LGS]</text:p>
          </table:table-cell>
          <table:table-cell office:value-type="string">
            <text:p>Argentina</text:p>
          </table:table-cell>
          <table:table-cell office:value-type="string">
            <text:p>Malargue</text:p>
          </table:table-cell>
          <table:table-cell office:value-type="string">
            <text:p>-35.48</text:p>
          </table:table-cell>
          <table:table-cell office:value-type="string">
            <text:p>-69.58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LGW</text:p>
          </table:table-cell>
          <table:table-cell office:value-type="string">
            <text:p>London [LGW]</text:p>
          </table:table-cell>
          <table:table-cell office:value-type="string">
            <text:p>United Kingdom</text:p>
          </table:table-cell>
          <table:table-cell office:value-type="string">
            <text:p>Gatwick</text:p>
          </table:table-cell>
          <table:table-cell office:value-type="string">
            <text:p>51.15</text:p>
          </table:table-cell>
          <table:table-cell office:value-type="string">
            <text:p>-0.19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LHE</text:p>
          </table:table-cell>
          <table:table-cell office:value-type="string">
            <text:p>Lahore [LHE]</text:p>
          </table:table-cell>
          <table:table-cell office:value-type="string">
            <text:p>Pakistan</text:p>
          </table:table-cell>
          <table:table-cell office:value-type="string">
            <text:p>Allama Iqbal International</text:p>
          </table:table-cell>
          <table:table-cell office:value-type="string">
            <text:p>31.52</text:p>
          </table:table-cell>
          <table:table-cell office:value-type="string">
            <text:p>74.4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LHR</text:p>
          </table:table-cell>
          <table:table-cell office:value-type="string">
            <text:p>London [LHR]</text:p>
          </table:table-cell>
          <table:table-cell office:value-type="string">
            <text:p>United Kingdom</text:p>
          </table:table-cell>
          <table:table-cell office:value-type="string">
            <text:p>Heathrow</text:p>
          </table:table-cell>
          <table:table-cell office:value-type="string">
            <text:p>51.48</text:p>
          </table:table-cell>
          <table:table-cell office:value-type="string">
            <text:p>-0.46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LHW</text:p>
          </table:table-cell>
          <table:table-cell office:value-type="string">
            <text:p>Wright [LHW]</text:p>
          </table:table-cell>
          <table:table-cell office:value-type="string">
            <text:p>United States</text:p>
          </table:table-cell>
          <table:table-cell office:value-type="string">
            <text:p>Wright Army Air Field</text:p>
          </table:table-cell>
          <table:table-cell office:value-type="string">
            <text:p>31.89</text:p>
          </table:table-cell>
          <table:table-cell office:value-type="string">
            <text:p>-81.56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LID</text:p>
          </table:table-cell>
          <table:table-cell office:value-type="string">
            <text:p>Valkenburg [LID]</text:p>
          </table:table-cell>
          <table:table-cell office:value-type="string">
            <text:p>Netherlands</text:p>
          </table:table-cell>
          <table:table-cell office:value-type="string">
            <text:p>Valkenburg</text:p>
          </table:table-cell>
          <table:table-cell office:value-type="string">
            <text:p>52.17</text:p>
          </table:table-cell>
          <table:table-cell office:value-type="string">
            <text:p>4.43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LIF</text:p>
          </table:table-cell>
          <table:table-cell office:value-type="string">
            <text:p>Lifou [LIF]</text:p>
          </table:table-cell>
          <table:table-cell office:value-type="string">
            <text:p>New Caledonia</text:p>
          </table:table-cell>
          <table:table-cell office:value-type="string">
            <text:p>Ouanaham</text:p>
          </table:table-cell>
          <table:table-cell office:value-type="string">
            <text:p>-20.77</text:p>
          </table:table-cell>
          <table:table-cell office:value-type="string">
            <text:p>167.24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LIG</text:p>
          </table:table-cell>
          <table:table-cell office:value-type="string">
            <text:p>Limoges [LIG]</text:p>
          </table:table-cell>
          <table:table-cell office:value-type="string">
            <text:p>France</text:p>
          </table:table-cell>
          <table:table-cell office:value-type="string">
            <text:p>Bellegarde</text:p>
          </table:table-cell>
          <table:table-cell office:value-type="string">
            <text:p>45.86</text:p>
          </table:table-cell>
          <table:table-cell office:value-type="string">
            <text:p>1.18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LIH</text:p>
          </table:table-cell>
          <table:table-cell office:value-type="string">
            <text:p>Lihue [LIH]</text:p>
          </table:table-cell>
          <table:table-cell office:value-type="string">
            <text:p>United States</text:p>
          </table:table-cell>
          <table:table-cell office:value-type="string">
            <text:p>Lihue</text:p>
          </table:table-cell>
          <table:table-cell office:value-type="string">
            <text:p>21.98</text:p>
          </table:table-cell>
          <table:table-cell office:value-type="string">
            <text:p>-159.34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LIL</text:p>
          </table:table-cell>
          <table:table-cell office:value-type="string">
            <text:p>Lille [LIL]</text:p>
          </table:table-cell>
          <table:table-cell office:value-type="string">
            <text:p>France</text:p>
          </table:table-cell>
          <table:table-cell office:value-type="string">
            <text:p>Lesquin</text:p>
          </table:table-cell>
          <table:table-cell office:value-type="string">
            <text:p>50.56</text:p>
          </table:table-cell>
          <table:table-cell office:value-type="string">
            <text:p>3.09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LIM</text:p>
          </table:table-cell>
          <table:table-cell office:value-type="string">
            <text:p>Lima [LIM]</text:p>
          </table:table-cell>
          <table:table-cell office:value-type="string">
            <text:p>Peru</text:p>
          </table:table-cell>
          <table:table-cell office:value-type="string">
            <text:p>Jorge Chavez International</text:p>
          </table:table-cell>
          <table:table-cell office:value-type="string">
            <text:p>-12.02</text:p>
          </table:table-cell>
          <table:table-cell office:value-type="string">
            <text:p>-77.11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LIN</text:p>
          </table:table-cell>
          <table:table-cell office:value-type="string">
            <text:p>Milan [LIN]</text:p>
          </table:table-cell>
          <table:table-cell office:value-type="string">
            <text:p>Italy</text:p>
          </table:table-cell>
          <table:table-cell office:value-type="string">
            <text:p>Linate</text:p>
          </table:table-cell>
          <table:table-cell office:value-type="string">
            <text:p>45.45</text:p>
          </table:table-cell>
          <table:table-cell office:value-type="string">
            <text:p>9.28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LIO</text:p>
          </table:table-cell>
          <table:table-cell office:value-type="string">
            <text:p>Limon [LIO]</text:p>
          </table:table-cell>
          <table:table-cell office:value-type="string">
            <text:p>Costa Rica</text:p>
          </table:table-cell>
          <table:table-cell office:value-type="string">
            <text:p>Limon International</text:p>
          </table:table-cell>
          <table:table-cell office:value-type="string">
            <text:p>9.96</text:p>
          </table:table-cell>
          <table:table-cell office:value-type="string">
            <text:p>-83.02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LIP</text:p>
          </table:table-cell>
          <table:table-cell office:value-type="string">
            <text:p>Lins [LIP]</text:p>
          </table:table-cell>
          <table:table-cell office:value-type="string">
            <text:p>Brazil</text:p>
          </table:table-cell>
          <table:table-cell office:value-type="string">
            <text:p>Lins</text:p>
          </table:table-cell>
          <table:table-cell office:value-type="string">
            <text:p>-21.66</text:p>
          </table:table-cell>
          <table:table-cell office:value-type="string">
            <text:p>-49.73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LIQ</text:p>
          </table:table-cell>
          <table:table-cell office:value-type="string">
            <text:p>Lisala [LIQ]</text:p>
          </table:table-cell>
          <table:table-cell office:value-type="string">
            <text:p>Zaire</text:p>
          </table:table-cell>
          <table:table-cell office:value-type="string">
            <text:p>Lisala</text:p>
          </table:table-cell>
          <table:table-cell office:value-type="string">
            <text:p>2.17</text:p>
          </table:table-cell>
          <table:table-cell office:value-type="string">
            <text:p>21.5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LIR</text:p>
          </table:table-cell>
          <table:table-cell office:value-type="string">
            <text:p>Liberia [LIR]</text:p>
          </table:table-cell>
          <table:table-cell office:value-type="string">
            <text:p>Costa Rica</text:p>
          </table:table-cell>
          <table:table-cell office:value-type="string">
            <text:p>Daniel Oduber Quiros International</text:p>
          </table:table-cell>
          <table:table-cell office:value-type="string">
            <text:p>10.59</text:p>
          </table:table-cell>
          <table:table-cell office:value-type="string">
            <text:p>-85.54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LIS</text:p>
          </table:table-cell>
          <table:table-cell office:value-type="string">
            <text:p>Lisbon [LIS]</text:p>
          </table:table-cell>
          <table:table-cell office:value-type="string">
            <text:p>Portugal</text:p>
          </table:table-cell>
          <table:table-cell office:value-type="string">
            <text:p>Lisboa</text:p>
          </table:table-cell>
          <table:table-cell office:value-type="string">
            <text:p>38.78</text:p>
          </table:table-cell>
          <table:table-cell office:value-type="string">
            <text:p>-9.14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LIT</text:p>
          </table:table-cell>
          <table:table-cell office:value-type="string">
            <text:p>Little Rock [LIT]</text:p>
          </table:table-cell>
          <table:table-cell office:value-type="string">
            <text:p>United States</text:p>
          </table:table-cell>
          <table:table-cell office:value-type="string">
            <text:p>Adams Field</text:p>
          </table:table-cell>
          <table:table-cell office:value-type="string">
            <text:p>34.73</text:p>
          </table:table-cell>
          <table:table-cell office:value-type="string">
            <text:p>-92.22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LJU</text:p>
          </table:table-cell>
          <table:table-cell office:value-type="string">
            <text:p>Ljubliana [LJU]</text:p>
          </table:table-cell>
          <table:table-cell office:value-type="string">
            <text:p>Slovenia</text:p>
          </table:table-cell>
          <table:table-cell office:value-type="string">
            <text:p>Ljubljana</text:p>
          </table:table-cell>
          <table:table-cell office:value-type="string">
            <text:p>46.22</text:p>
          </table:table-cell>
          <table:table-cell office:value-type="string">
            <text:p>14.46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LKL</text:p>
          </table:table-cell>
          <table:table-cell office:value-type="string">
            <text:p>Banak [LKL]</text:p>
          </table:table-cell>
          <table:table-cell office:value-type="string">
            <text:p>Norway</text:p>
          </table:table-cell>
          <table:table-cell office:value-type="string">
            <text:p>Banak</text:p>
          </table:table-cell>
          <table:table-cell office:value-type="string">
            <text:p>70.07</text:p>
          </table:table-cell>
          <table:table-cell office:value-type="string">
            <text:p>24.97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LKO</text:p>
          </table:table-cell>
          <table:table-cell office:value-type="string">
            <text:p>Lucknow [LKO]</text:p>
          </table:table-cell>
          <table:table-cell office:value-type="string">
            <text:p>India</text:p>
          </table:table-cell>
          <table:table-cell office:value-type="string">
            <text:p>Lucknow</text:p>
          </table:table-cell>
          <table:table-cell office:value-type="string">
            <text:p>26.76</text:p>
          </table:table-cell>
          <table:table-cell office:value-type="string">
            <text:p>80.89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LLA</text:p>
          </table:table-cell>
          <table:table-cell office:value-type="string">
            <text:p>Lulea [LLA]</text:p>
          </table:table-cell>
          <table:table-cell office:value-type="string">
            <text:p>Sweden</text:p>
          </table:table-cell>
          <table:table-cell office:value-type="string">
            <text:p>Kallax</text:p>
          </table:table-cell>
          <table:table-cell office:value-type="string">
            <text:p>65.54</text:p>
          </table:table-cell>
          <table:table-cell office:value-type="string">
            <text:p>22.12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LLI</text:p>
          </table:table-cell>
          <table:table-cell office:value-type="string">
            <text:p>Lalibella [LLI]</text:p>
          </table:table-cell>
          <table:table-cell office:value-type="string">
            <text:p>Ethiopia</text:p>
          </table:table-cell>
          <table:table-cell office:value-type="string">
            <text:p>Lalibella</text:p>
          </table:table-cell>
          <table:table-cell office:value-type="string">
            <text:p>11.97</text:p>
          </table:table-cell>
          <table:table-cell office:value-type="string">
            <text:p>38.98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LLW</text:p>
          </table:table-cell>
          <table:table-cell office:value-type="string">
            <text:p>Lilongwe [LLW]</text:p>
          </table:table-cell>
          <table:table-cell office:value-type="string">
            <text:p>Malawi</text:p>
          </table:table-cell>
          <table:table-cell office:value-type="string">
            <text:p>Lilongwe International Airport</text:p>
          </table:table-cell>
          <table:table-cell office:value-type="string">
            <text:p>-13.79</text:p>
          </table:table-cell>
          <table:table-cell office:value-type="string">
            <text:p>33.78</text:p>
          </table:table-cell>
          <table:table-cell office:value-type="string">
            <text:p>degrees N and E</text:p>
          </table:table-cell>
          <table:table-cell office:value-type="string">
            <text:p>amee/defra 2008</text:p>
          </table:table-cell>
        </table:table-row>
        <table:table-row table:style-name="ro1">
          <table:table-cell office:value-type="string">
            <text:p>LME</text:p>
          </table:table-cell>
          <table:table-cell office:value-type="string">
            <text:p>Le Mans [LME]</text:p>
          </table:table-cell>
          <table:table-cell office:value-type="string">
            <text:p>France</text:p>
          </table:table-cell>
          <table:table-cell office:value-type="string">
            <text:p>Arnage</text:p>
          </table:table-cell>
          <table:table-cell office:value-type="string">
            <text:p>47.95</text:p>
          </table:table-cell>
          <table:table-cell office:value-type="string">
            <text:p>0.2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LMG</text:p>
          </table:table-cell>
          <table:table-cell office:value-type="string">
            <text:p>Lambasa [LMG]</text:p>
          </table:table-cell>
          <table:table-cell office:value-type="string">
            <text:p>Fiji</text:p>
          </table:table-cell>
          <table:table-cell office:value-type="string">
            <text:p>Labasa</text:p>
          </table:table-cell>
          <table:table-cell office:value-type="string">
            <text:p>-16.47</text:p>
          </table:table-cell>
          <table:table-cell office:value-type="string">
            <text:p>179.34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LMM</text:p>
          </table:table-cell>
          <table:table-cell office:value-type="string">
            <text:p>Los Mochis [LMM]</text:p>
          </table:table-cell>
          <table:table-cell office:value-type="string">
            <text:p>Mexico</text:p>
          </table:table-cell>
          <table:table-cell office:value-type="string">
            <text:p>Valle Del Fuerte International</text:p>
          </table:table-cell>
          <table:table-cell office:value-type="string">
            <text:p>25.69</text:p>
          </table:table-cell>
          <table:table-cell office:value-type="string">
            <text:p>-109.08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LMO</text:p>
          </table:table-cell>
          <table:table-cell office:value-type="string">
            <text:p>Lossiemouth [LMO]</text:p>
          </table:table-cell>
          <table:table-cell office:value-type="string">
            <text:p>United Kingdom</text:p>
          </table:table-cell>
          <table:table-cell office:value-type="string">
            <text:p>Lossiemouth</text:p>
          </table:table-cell>
          <table:table-cell office:value-type="string">
            <text:p>57.71</text:p>
          </table:table-cell>
          <table:table-cell office:value-type="string">
            <text:p>-3.34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LMP</text:p>
          </table:table-cell>
          <table:table-cell office:value-type="string">
            <text:p>Lampedusa [LMP]</text:p>
          </table:table-cell>
          <table:table-cell office:value-type="string">
            <text:p>Italy</text:p>
          </table:table-cell>
          <table:table-cell office:value-type="string">
            <text:p>Lampedusa</text:p>
          </table:table-cell>
          <table:table-cell office:value-type="string">
            <text:p>35.5</text:p>
          </table:table-cell>
          <table:table-cell office:value-type="string">
            <text:p>12.62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LNA</text:p>
          </table:table-cell>
          <table:table-cell office:value-type="string">
            <text:p>West Palm Beach [LNA]</text:p>
          </table:table-cell>
          <table:table-cell office:value-type="string">
            <text:p>United States</text:p>
          </table:table-cell>
          <table:table-cell office:value-type="string">
            <text:p>Palm Beach County Park</text:p>
          </table:table-cell>
          <table:table-cell office:value-type="string">
            <text:p>26.59</text:p>
          </table:table-cell>
          <table:table-cell office:value-type="string">
            <text:p>-80.09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LNK</text:p>
          </table:table-cell>
          <table:table-cell office:value-type="string">
            <text:p>Lincoln [LNK]</text:p>
          </table:table-cell>
          <table:table-cell office:value-type="string">
            <text:p>United States</text:p>
          </table:table-cell>
          <table:table-cell office:value-type="string">
            <text:p>Lincoln Municipal</text:p>
          </table:table-cell>
          <table:table-cell office:value-type="string">
            <text:p>40.85</text:p>
          </table:table-cell>
          <table:table-cell office:value-type="string">
            <text:p>-96.76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LNY</text:p>
          </table:table-cell>
          <table:table-cell office:value-type="string">
            <text:p>Lanai [LNY]</text:p>
          </table:table-cell>
          <table:table-cell office:value-type="string">
            <text:p>United States</text:p>
          </table:table-cell>
          <table:table-cell office:value-type="string">
            <text:p>Lanai</text:p>
          </table:table-cell>
          <table:table-cell office:value-type="string">
            <text:p>20.79</text:p>
          </table:table-cell>
          <table:table-cell office:value-type="string">
            <text:p>-156.95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LNZ</text:p>
          </table:table-cell>
          <table:table-cell office:value-type="string">
            <text:p>Linz [LNZ]</text:p>
          </table:table-cell>
          <table:table-cell office:value-type="string">
            <text:p>Austria</text:p>
          </table:table-cell>
          <table:table-cell office:value-type="string">
            <text:p>Horsching International Airport (Aus - Afb)</text:p>
          </table:table-cell>
          <table:table-cell office:value-type="string">
            <text:p>48.23</text:p>
          </table:table-cell>
          <table:table-cell office:value-type="string">
            <text:p>14.18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LOE</text:p>
          </table:table-cell>
          <table:table-cell office:value-type="string">
            <text:p>Loei [LOE]</text:p>
          </table:table-cell>
          <table:table-cell office:value-type="string">
            <text:p>Thailand</text:p>
          </table:table-cell>
          <table:table-cell office:value-type="string">
            <text:p>Loei</text:p>
          </table:table-cell>
          <table:table-cell office:value-type="string">
            <text:p>17.44</text:p>
          </table:table-cell>
          <table:table-cell office:value-type="string">
            <text:p>101.72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LOK</text:p>
          </table:table-cell>
          <table:table-cell office:value-type="string">
            <text:p>Lodwar [LOK]</text:p>
          </table:table-cell>
          <table:table-cell office:value-type="string">
            <text:p>Kenya</text:p>
          </table:table-cell>
          <table:table-cell office:value-type="string">
            <text:p>Lodwar</text:p>
          </table:table-cell>
          <table:table-cell office:value-type="string">
            <text:p>3.12</text:p>
          </table:table-cell>
          <table:table-cell office:value-type="string">
            <text:p>35.61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LOO</text:p>
          </table:table-cell>
          <table:table-cell office:value-type="string">
            <text:p>Laghouat [LOO]</text:p>
          </table:table-cell>
          <table:table-cell office:value-type="string">
            <text:p>Algeria</text:p>
          </table:table-cell>
          <table:table-cell office:value-type="string">
            <text:p>Laghouat</text:p>
          </table:table-cell>
          <table:table-cell office:value-type="string">
            <text:p>33.76</text:p>
          </table:table-cell>
          <table:table-cell office:value-type="string">
            <text:p>2.93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LOS</text:p>
          </table:table-cell>
          <table:table-cell office:value-type="string">
            <text:p>Lagos [LOS]</text:p>
          </table:table-cell>
          <table:table-cell office:value-type="string">
            <text:p>Nigeria</text:p>
          </table:table-cell>
          <table:table-cell office:value-type="string">
            <text:p>Lagos Murtala Muhammed</text:p>
          </table:table-cell>
          <table:table-cell office:value-type="string">
            <text:p>6.58</text:p>
          </table:table-cell>
          <table:table-cell office:value-type="string">
            <text:p>3.32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LOU</text:p>
          </table:table-cell>
          <table:table-cell office:value-type="string">
            <text:p>Louisville [LOU]</text:p>
          </table:table-cell>
          <table:table-cell office:value-type="string">
            <text:p>United States</text:p>
          </table:table-cell>
          <table:table-cell office:value-type="string">
            <text:p>Bowman Field</text:p>
          </table:table-cell>
          <table:table-cell office:value-type="string">
            <text:p>38.23</text:p>
          </table:table-cell>
          <table:table-cell office:value-type="string">
            <text:p>-85.66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LOV</text:p>
          </table:table-cell>
          <table:table-cell office:value-type="string">
            <text:p>Monclova [LOV]</text:p>
          </table:table-cell>
          <table:table-cell office:value-type="string">
            <text:p>Mexico</text:p>
          </table:table-cell>
          <table:table-cell office:value-type="string">
            <text:p>Monclova International</text:p>
          </table:table-cell>
          <table:table-cell office:value-type="string">
            <text:p>26.96</text:p>
          </table:table-cell>
          <table:table-cell office:value-type="string">
            <text:p>-101.47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LOY</text:p>
          </table:table-cell>
          <table:table-cell office:value-type="string">
            <text:p>Loyangalani [LOY]</text:p>
          </table:table-cell>
          <table:table-cell office:value-type="string">
            <text:p>Kenya</text:p>
          </table:table-cell>
          <table:table-cell office:value-type="string">
            <text:p>Loyengalani</text:p>
          </table:table-cell>
          <table:table-cell office:value-type="string">
            <text:p>2.76</text:p>
          </table:table-cell>
          <table:table-cell office:value-type="string">
            <text:p>36.72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LPA</text:p>
          </table:table-cell>
          <table:table-cell office:value-type="string">
            <text:p>Gran Canaria [LPA]</text:p>
          </table:table-cell>
          <table:table-cell office:value-type="string">
            <text:p>Canary Islands</text:p>
          </table:table-cell>
          <table:table-cell office:value-type="string">
            <text:p>Gran Canaria</text:p>
          </table:table-cell>
          <table:table-cell office:value-type="string">
            <text:p>27.93</text:p>
          </table:table-cell>
          <table:table-cell office:value-type="string">
            <text:p>-15.39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LPB</text:p>
          </table:table-cell>
          <table:table-cell office:value-type="string">
            <text:p>La Paz [LPB]</text:p>
          </table:table-cell>
          <table:table-cell office:value-type="string">
            <text:p>Bolivia</text:p>
          </table:table-cell>
          <table:table-cell office:value-type="string">
            <text:p>El Alto International</text:p>
          </table:table-cell>
          <table:table-cell office:value-type="string">
            <text:p>-16.51</text:p>
          </table:table-cell>
          <table:table-cell office:value-type="string">
            <text:p>-68.19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LPG</text:p>
          </table:table-cell>
          <table:table-cell office:value-type="string">
            <text:p>La Plata [LPG]</text:p>
          </table:table-cell>
          <table:table-cell office:value-type="string">
            <text:p>Argentina</text:p>
          </table:table-cell>
          <table:table-cell office:value-type="string">
            <text:p>La Plata</text:p>
          </table:table-cell>
          <table:table-cell office:value-type="string">
            <text:p>-34.97</text:p>
          </table:table-cell>
          <table:table-cell office:value-type="string">
            <text:p>-57.89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LPI</text:p>
          </table:table-cell>
          <table:table-cell office:value-type="string">
            <text:p>Linkoeping [LPI]</text:p>
          </table:table-cell>
          <table:table-cell office:value-type="string">
            <text:p>Sweden</text:p>
          </table:table-cell>
          <table:table-cell office:value-type="string">
            <text:p>Saab</text:p>
          </table:table-cell>
          <table:table-cell office:value-type="string">
            <text:p>58.41</text:p>
          </table:table-cell>
          <table:table-cell office:value-type="string">
            <text:p>15.68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LPL</text:p>
          </table:table-cell>
          <table:table-cell office:value-type="string">
            <text:p>Liverpool [LPL]</text:p>
          </table:table-cell>
          <table:table-cell office:value-type="string">
            <text:p>United Kingdom</text:p>
          </table:table-cell>
          <table:table-cell office:value-type="string">
            <text:p>Liverpool</text:p>
          </table:table-cell>
          <table:table-cell office:value-type="string">
            <text:p>53.33</text:p>
          </table:table-cell>
          <table:table-cell office:value-type="string">
            <text:p>-2.85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LPP</text:p>
          </table:table-cell>
          <table:table-cell office:value-type="string">
            <text:p>Lappeenranta [LPP]</text:p>
          </table:table-cell>
          <table:table-cell office:value-type="string">
            <text:p>Finland</text:p>
          </table:table-cell>
          <table:table-cell office:value-type="string">
            <text:p>Lappeenranta</text:p>
          </table:table-cell>
          <table:table-cell office:value-type="string">
            <text:p>61.04</text:p>
          </table:table-cell>
          <table:table-cell office:value-type="string">
            <text:p>28.14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LPQ</text:p>
          </table:table-cell>
          <table:table-cell office:value-type="string">
            <text:p>Luang Prabang [LPQ]</text:p>
          </table:table-cell>
          <table:table-cell office:value-type="string">
            <text:p>Laos</text:p>
          </table:table-cell>
          <table:table-cell office:value-type="string">
            <text:p>Luang Prabang</text:p>
          </table:table-cell>
          <table:table-cell office:value-type="string">
            <text:p>19.9</text:p>
          </table:table-cell>
          <table:table-cell office:value-type="string">
            <text:p>102.16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LPT</text:p>
          </table:table-cell>
          <table:table-cell office:value-type="string">
            <text:p>Lampang [LPT]</text:p>
          </table:table-cell>
          <table:table-cell office:value-type="string">
            <text:p>Thailand</text:p>
          </table:table-cell>
          <table:table-cell office:value-type="string">
            <text:p>Lampang</text:p>
          </table:table-cell>
          <table:table-cell office:value-type="string">
            <text:p>18.27</text:p>
          </table:table-cell>
          <table:table-cell office:value-type="string">
            <text:p>99.5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LPY</text:p>
          </table:table-cell>
          <table:table-cell office:value-type="string">
            <text:p>Le Puy [LPY]</text:p>
          </table:table-cell>
          <table:table-cell office:value-type="string">
            <text:p>France</text:p>
          </table:table-cell>
          <table:table-cell office:value-type="string">
            <text:p>Loudes</text:p>
          </table:table-cell>
          <table:table-cell office:value-type="string">
            <text:p>45.08</text:p>
          </table:table-cell>
          <table:table-cell office:value-type="string">
            <text:p>3.76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LRA</text:p>
          </table:table-cell>
          <table:table-cell office:value-type="string">
            <text:p>Larissa [LRA]</text:p>
          </table:table-cell>
          <table:table-cell office:value-type="string">
            <text:p>Greece</text:p>
          </table:table-cell>
          <table:table-cell office:value-type="string">
            <text:p>Larisa</text:p>
          </table:table-cell>
          <table:table-cell office:value-type="string">
            <text:p>39.65</text:p>
          </table:table-cell>
          <table:table-cell office:value-type="string">
            <text:p>22.47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LRC</text:p>
          </table:table-cell>
          <table:table-cell office:value-type="string">
            <text:p>Laarbruch [LRC]</text:p>
          </table:table-cell>
          <table:table-cell office:value-type="string">
            <text:p>Germany</text:p>
          </table:table-cell>
          <table:table-cell office:value-type="string">
            <text:p>Laarbruch</text:p>
          </table:table-cell>
          <table:table-cell office:value-type="string">
            <text:p>51.6</text:p>
          </table:table-cell>
          <table:table-cell office:value-type="string">
            <text:p>6.14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LRD</text:p>
          </table:table-cell>
          <table:table-cell office:value-type="string">
            <text:p>Laredo [LRD]</text:p>
          </table:table-cell>
          <table:table-cell office:value-type="string">
            <text:p>United States</text:p>
          </table:table-cell>
          <table:table-cell office:value-type="string">
            <text:p>Laredo International</text:p>
          </table:table-cell>
          <table:table-cell office:value-type="string">
            <text:p>27.54</text:p>
          </table:table-cell>
          <table:table-cell office:value-type="string">
            <text:p>-99.46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LRF</text:p>
          </table:table-cell>
          <table:table-cell office:value-type="string">
            <text:p>Jacksonville [LRF]</text:p>
          </table:table-cell>
          <table:table-cell office:value-type="string">
            <text:p>United States</text:p>
          </table:table-cell>
          <table:table-cell office:value-type="string">
            <text:p>Little Rock Air Force Base</text:p>
          </table:table-cell>
          <table:table-cell office:value-type="string">
            <text:p>34.92</text:p>
          </table:table-cell>
          <table:table-cell office:value-type="string">
            <text:p>-92.15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LRH</text:p>
          </table:table-cell>
          <table:table-cell office:value-type="string">
            <text:p>La Rochelle [LRH]</text:p>
          </table:table-cell>
          <table:table-cell office:value-type="string">
            <text:p>France</text:p>
          </table:table-cell>
          <table:table-cell office:value-type="string">
            <text:p>Lherm</text:p>
          </table:table-cell>
          <table:table-cell office:value-type="string">
            <text:p>43.45</text:p>
          </table:table-cell>
          <table:table-cell office:value-type="string">
            <text:p>1.26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LRL</text:p>
          </table:table-cell>
          <table:table-cell office:value-type="string">
            <text:p>Niatougou [LRL]</text:p>
          </table:table-cell>
          <table:table-cell office:value-type="string">
            <text:p>Togo</text:p>
          </table:table-cell>
          <table:table-cell office:value-type="string">
            <text:p>Niamtougou</text:p>
          </table:table-cell>
          <table:table-cell office:value-type="string">
            <text:p>9.77</text:p>
          </table:table-cell>
          <table:table-cell office:value-type="string">
            <text:p>1.09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LRM</text:p>
          </table:table-cell>
          <table:table-cell office:value-type="string">
            <text:p>La Romana [LRM]</text:p>
          </table:table-cell>
          <table:table-cell office:value-type="string">
            <text:p>Dominican Republic</text:p>
          </table:table-cell>
          <table:table-cell office:value-type="string">
            <text:p>La Romana International</text:p>
          </table:table-cell>
          <table:table-cell office:value-type="string">
            <text:p>18.45</text:p>
          </table:table-cell>
          <table:table-cell office:value-type="string">
            <text:p>-68.91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LRS</text:p>
          </table:table-cell>
          <table:table-cell office:value-type="string">
            <text:p>Leros [LRS]</text:p>
          </table:table-cell>
          <table:table-cell office:value-type="string">
            <text:p>Greece</text:p>
          </table:table-cell>
          <table:table-cell office:value-type="string">
            <text:p>Leros</text:p>
          </table:table-cell>
          <table:table-cell office:value-type="string">
            <text:p>37.18</text:p>
          </table:table-cell>
          <table:table-cell office:value-type="string">
            <text:p>26.8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LRT</text:p>
          </table:table-cell>
          <table:table-cell office:value-type="string">
            <text:p>Lorient [LRT]</text:p>
          </table:table-cell>
          <table:table-cell office:value-type="string">
            <text:p>France</text:p>
          </table:table-cell>
          <table:table-cell office:value-type="string">
            <text:p>Lann Bihoue</text:p>
          </table:table-cell>
          <table:table-cell office:value-type="string">
            <text:p>47.76</text:p>
          </table:table-cell>
          <table:table-cell office:value-type="string">
            <text:p>-3.44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LSC</text:p>
          </table:table-cell>
          <table:table-cell office:value-type="string">
            <text:p>La Serena [LSC]</text:p>
          </table:table-cell>
          <table:table-cell office:value-type="string">
            <text:p>Chile</text:p>
          </table:table-cell>
          <table:table-cell office:value-type="string">
            <text:p>La Florida</text:p>
          </table:table-cell>
          <table:table-cell office:value-type="string">
            <text:p>-29.92</text:p>
          </table:table-cell>
          <table:table-cell office:value-type="string">
            <text:p>-71.19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LSF</text:p>
          </table:table-cell>
          <table:table-cell office:value-type="string">
            <text:p>Fort Benning [LSF]</text:p>
          </table:table-cell>
          <table:table-cell office:value-type="string">
            <text:p>United States</text:p>
          </table:table-cell>
          <table:table-cell office:value-type="string">
            <text:p>Lawson Army Air Field</text:p>
          </table:table-cell>
          <table:table-cell office:value-type="string">
            <text:p>32.34</text:p>
          </table:table-cell>
          <table:table-cell office:value-type="string">
            <text:p>-84.99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LSH</text:p>
          </table:table-cell>
          <table:table-cell office:value-type="string">
            <text:p>Lashio [LSH]</text:p>
          </table:table-cell>
          <table:table-cell office:value-type="string">
            <text:p>Myanmar (Burma)</text:p>
          </table:table-cell>
          <table:table-cell office:value-type="string">
            <text:p>Lashio</text:p>
          </table:table-cell>
          <table:table-cell office:value-type="string">
            <text:p>22.98</text:p>
          </table:table-cell>
          <table:table-cell office:value-type="string">
            <text:p>97.75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LSI</text:p>
          </table:table-cell>
          <table:table-cell office:value-type="string">
            <text:p>Sumburgh [LSI]</text:p>
          </table:table-cell>
          <table:table-cell office:value-type="string">
            <text:p>United Kingdom</text:p>
          </table:table-cell>
          <table:table-cell office:value-type="string">
            <text:p>Sumburgh</text:p>
          </table:table-cell>
          <table:table-cell office:value-type="string">
            <text:p>59.88</text:p>
          </table:table-cell>
          <table:table-cell office:value-type="string">
            <text:p>-1.3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LSP</text:p>
          </table:table-cell>
          <table:table-cell office:value-type="string">
            <text:p>Paraguana [LSP]</text:p>
          </table:table-cell>
          <table:table-cell office:value-type="string">
            <text:p>Venezuela</text:p>
          </table:table-cell>
          <table:table-cell office:value-type="string">
            <text:p>Josefa Camejo</text:p>
          </table:table-cell>
          <table:table-cell office:value-type="string">
            <text:p>11.78</text:p>
          </table:table-cell>
          <table:table-cell office:value-type="string">
            <text:p>-70.15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LSQ</text:p>
          </table:table-cell>
          <table:table-cell office:value-type="string">
            <text:p>Los Angeles [LSQ]</text:p>
          </table:table-cell>
          <table:table-cell office:value-type="string">
            <text:p>Chile</text:p>
          </table:table-cell>
          <table:table-cell office:value-type="string">
            <text:p>Maria Dolores</text:p>
          </table:table-cell>
          <table:table-cell office:value-type="string">
            <text:p>-37.4</text:p>
          </table:table-cell>
          <table:table-cell office:value-type="string">
            <text:p>-72.43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LST</text:p>
          </table:table-cell>
          <table:table-cell office:value-type="string">
            <text:p>Launceston [LST]</text:p>
          </table:table-cell>
          <table:table-cell office:value-type="string">
            <text:p>Australia</text:p>
          </table:table-cell>
          <table:table-cell office:value-type="string">
            <text:p>Launceston</text:p>
          </table:table-cell>
          <table:table-cell office:value-type="string">
            <text:p>-41.55</text:p>
          </table:table-cell>
          <table:table-cell office:value-type="string">
            <text:p>147.21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LSV</text:p>
          </table:table-cell>
          <table:table-cell office:value-type="string">
            <text:p>Las Vegas [LSV]</text:p>
          </table:table-cell>
          <table:table-cell office:value-type="string">
            <text:p>United States</text:p>
          </table:table-cell>
          <table:table-cell office:value-type="string">
            <text:p>Nellis Air Force Base</text:p>
          </table:table-cell>
          <table:table-cell office:value-type="string">
            <text:p>36.24</text:p>
          </table:table-cell>
          <table:table-cell office:value-type="string">
            <text:p>-115.03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LTA</text:p>
          </table:table-cell>
          <table:table-cell office:value-type="string">
            <text:p>Tzaneen [LTA]</text:p>
          </table:table-cell>
          <table:table-cell office:value-type="string">
            <text:p>South Africa</text:p>
          </table:table-cell>
          <table:table-cell office:value-type="string">
            <text:p>Tzaneen</text:p>
          </table:table-cell>
          <table:table-cell office:value-type="string">
            <text:p>-23.82</text:p>
          </table:table-cell>
          <table:table-cell office:value-type="string">
            <text:p>30.33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LTD</text:p>
          </table:table-cell>
          <table:table-cell office:value-type="string">
            <text:p>Ghadames [LTD]</text:p>
          </table:table-cell>
          <table:table-cell office:value-type="string">
            <text:p>Libya</text:p>
          </table:table-cell>
          <table:table-cell office:value-type="string">
            <text:p>Ghadames East</text:p>
          </table:table-cell>
          <table:table-cell office:value-type="string">
            <text:p>30.15</text:p>
          </table:table-cell>
          <table:table-cell office:value-type="string">
            <text:p>9.72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LTK</text:p>
          </table:table-cell>
          <table:table-cell office:value-type="string">
            <text:p>Latakia [LTK]</text:p>
          </table:table-cell>
          <table:table-cell office:value-type="string">
            <text:p>Syria</text:p>
          </table:table-cell>
          <table:table-cell office:value-type="string">
            <text:p>Bassel Al Assad International</text:p>
          </table:table-cell>
          <table:table-cell office:value-type="string">
            <text:p>35.4</text:p>
          </table:table-cell>
          <table:table-cell office:value-type="string">
            <text:p>35.95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LTL</text:p>
          </table:table-cell>
          <table:table-cell office:value-type="string">
            <text:p>Lastourville [LTL]</text:p>
          </table:table-cell>
          <table:table-cell office:value-type="string">
            <text:p>Gabon</text:p>
          </table:table-cell>
          <table:table-cell office:value-type="string">
            <text:p>Lastourville</text:p>
          </table:table-cell>
          <table:table-cell office:value-type="string">
            <text:p>-0.83</text:p>
          </table:table-cell>
          <table:table-cell office:value-type="string">
            <text:p>12.75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LTM</text:p>
          </table:table-cell>
          <table:table-cell office:value-type="string">
            <text:p>Lethem [LTM]</text:p>
          </table:table-cell>
          <table:table-cell office:value-type="string">
            <text:p>Guyana</text:p>
          </table:table-cell>
          <table:table-cell office:value-type="string">
            <text:p>Lethem</text:p>
          </table:table-cell>
          <table:table-cell office:value-type="string">
            <text:p>3.37</text:p>
          </table:table-cell>
          <table:table-cell office:value-type="string">
            <text:p>-59.79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LTN</text:p>
          </table:table-cell>
          <table:table-cell office:value-type="string">
            <text:p>London [LTN]</text:p>
          </table:table-cell>
          <table:table-cell office:value-type="string">
            <text:p>United Kingdom</text:p>
          </table:table-cell>
          <table:table-cell office:value-type="string">
            <text:p>Luton</text:p>
          </table:table-cell>
          <table:table-cell office:value-type="string">
            <text:p>51.87</text:p>
          </table:table-cell>
          <table:table-cell office:value-type="string">
            <text:p>-0.37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LTO</text:p>
          </table:table-cell>
          <table:table-cell office:value-type="string">
            <text:p>Loreto [LTO]</text:p>
          </table:table-cell>
          <table:table-cell office:value-type="string">
            <text:p>Mexico</text:p>
          </table:table-cell>
          <table:table-cell office:value-type="string">
            <text:p>Loreto International</text:p>
          </table:table-cell>
          <table:table-cell office:value-type="string">
            <text:p>25.99</text:p>
          </table:table-cell>
          <table:table-cell office:value-type="string">
            <text:p>-111.35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LTQ</text:p>
          </table:table-cell>
          <table:table-cell office:value-type="string">
            <text:p>Le Tourquet [LTQ]</text:p>
          </table:table-cell>
          <table:table-cell office:value-type="string">
            <text:p>France</text:p>
          </table:table-cell>
          <table:table-cell office:value-type="string">
            <text:p>Le Touquet Paris Plage</text:p>
          </table:table-cell>
          <table:table-cell office:value-type="string">
            <text:p>50.51</text:p>
          </table:table-cell>
          <table:table-cell office:value-type="string">
            <text:p>1.63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LTS</text:p>
          </table:table-cell>
          <table:table-cell office:value-type="string">
            <text:p>Altus [LTS]</text:p>
          </table:table-cell>
          <table:table-cell office:value-type="string">
            <text:p>United States</text:p>
          </table:table-cell>
          <table:table-cell office:value-type="string">
            <text:p>Altus Air Force Base</text:p>
          </table:table-cell>
          <table:table-cell office:value-type="string">
            <text:p>34.67</text:p>
          </table:table-cell>
          <table:table-cell office:value-type="string">
            <text:p>-99.27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LUF</text:p>
          </table:table-cell>
          <table:table-cell office:value-type="string">
            <text:p>Phoenix [LUF]</text:p>
          </table:table-cell>
          <table:table-cell office:value-type="string">
            <text:p>United States</text:p>
          </table:table-cell>
          <table:table-cell office:value-type="string">
            <text:p>Luke Air Force Base</text:p>
          </table:table-cell>
          <table:table-cell office:value-type="string">
            <text:p>33.54</text:p>
          </table:table-cell>
          <table:table-cell office:value-type="string">
            <text:p>-112.38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LUG</text:p>
          </table:table-cell>
          <table:table-cell office:value-type="string">
            <text:p>Lugano [LUG]</text:p>
          </table:table-cell>
          <table:table-cell office:value-type="string">
            <text:p>Switzerland</text:p>
          </table:table-cell>
          <table:table-cell office:value-type="string">
            <text:p>Lugano</text:p>
          </table:table-cell>
          <table:table-cell office:value-type="string">
            <text:p>46</text:p>
          </table:table-cell>
          <table:table-cell office:value-type="string">
            <text:p>8.91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LUH</text:p>
          </table:table-cell>
          <table:table-cell office:value-type="string">
            <text:p>Ludhiaha [LUH]</text:p>
          </table:table-cell>
          <table:table-cell office:value-type="string">
            <text:p>India</text:p>
          </table:table-cell>
          <table:table-cell office:value-type="string">
            <text:p>Ludhiana</text:p>
          </table:table-cell>
          <table:table-cell office:value-type="string">
            <text:p>30.85</text:p>
          </table:table-cell>
          <table:table-cell office:value-type="string">
            <text:p>75.95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LUK</text:p>
          </table:table-cell>
          <table:table-cell office:value-type="string">
            <text:p>Cincinnati [LUK]</text:p>
          </table:table-cell>
          <table:table-cell office:value-type="string">
            <text:p>United States</text:p>
          </table:table-cell>
          <table:table-cell office:value-type="string">
            <text:p>Cincinnati Municipal Lunken Field</text:p>
          </table:table-cell>
          <table:table-cell office:value-type="string">
            <text:p>39.1</text:p>
          </table:table-cell>
          <table:table-cell office:value-type="string">
            <text:p>-84.42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LUN</text:p>
          </table:table-cell>
          <table:table-cell office:value-type="string">
            <text:p>Lusaka [LUN]</text:p>
          </table:table-cell>
          <table:table-cell office:value-type="string">
            <text:p>Zambia</text:p>
          </table:table-cell>
          <table:table-cell office:value-type="string">
            <text:p>Lusaka International</text:p>
          </table:table-cell>
          <table:table-cell office:value-type="string">
            <text:p>-15.33</text:p>
          </table:table-cell>
          <table:table-cell office:value-type="string">
            <text:p>28.45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LUO</text:p>
          </table:table-cell>
          <table:table-cell office:value-type="string">
            <text:p>Luena [LUO]</text:p>
          </table:table-cell>
          <table:table-cell office:value-type="string">
            <text:p>Angola</text:p>
          </table:table-cell>
          <table:table-cell office:value-type="string">
            <text:p>Luena</text:p>
          </table:table-cell>
          <table:table-cell office:value-type="string">
            <text:p>-11.77</text:p>
          </table:table-cell>
          <table:table-cell office:value-type="string">
            <text:p>19.9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LUQ</text:p>
          </table:table-cell>
          <table:table-cell office:value-type="string">
            <text:p>San Luis [LUQ]</text:p>
          </table:table-cell>
          <table:table-cell office:value-type="string">
            <text:p>Argentina</text:p>
          </table:table-cell>
          <table:table-cell office:value-type="string">
            <text:p>San Luis</text:p>
          </table:table-cell>
          <table:table-cell office:value-type="string">
            <text:p>-33.27</text:p>
          </table:table-cell>
          <table:table-cell office:value-type="string">
            <text:p>-66.36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LUR</text:p>
          </table:table-cell>
          <table:table-cell office:value-type="string">
            <text:p>Cape Lisburne [LUR]</text:p>
          </table:table-cell>
          <table:table-cell office:value-type="string">
            <text:p>United States</text:p>
          </table:table-cell>
          <table:table-cell office:value-type="string">
            <text:p>Cape Lisburne Lrrs</text:p>
          </table:table-cell>
          <table:table-cell office:value-type="string">
            <text:p>68.88</text:p>
          </table:table-cell>
          <table:table-cell office:value-type="string">
            <text:p>-166.11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LUW</text:p>
          </table:table-cell>
          <table:table-cell office:value-type="string">
            <text:p>Luwuk [LUW]</text:p>
          </table:table-cell>
          <table:table-cell office:value-type="string">
            <text:p>Indonesia</text:p>
          </table:table-cell>
          <table:table-cell office:value-type="string">
            <text:p>Bubung</text:p>
          </table:table-cell>
          <table:table-cell office:value-type="string">
            <text:p>-1.04</text:p>
          </table:table-cell>
          <table:table-cell office:value-type="string">
            <text:p>122.77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LUX</text:p>
          </table:table-cell>
          <table:table-cell office:value-type="string">
            <text:p>Luxemburg [LUX]</text:p>
          </table:table-cell>
          <table:table-cell office:value-type="string">
            <text:p>Luxemburg</text:p>
          </table:table-cell>
          <table:table-cell office:value-type="string">
            <text:p>Findel International Airport</text:p>
          </table:table-cell>
          <table:table-cell office:value-type="string">
            <text:p>49.63</text:p>
          </table:table-cell>
          <table:table-cell office:value-type="string">
            <text:p>6.21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LVA</text:p>
          </table:table-cell>
          <table:table-cell office:value-type="string">
            <text:p>Laval [LVA]</text:p>
          </table:table-cell>
          <table:table-cell office:value-type="string">
            <text:p>France</text:p>
          </table:table-cell>
          <table:table-cell office:value-type="string">
            <text:p>Entrammes</text:p>
          </table:table-cell>
          <table:table-cell office:value-type="string">
            <text:p>48.03</text:p>
          </table:table-cell>
          <table:table-cell office:value-type="string">
            <text:p>-0.74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LVI</text:p>
          </table:table-cell>
          <table:table-cell office:value-type="string">
            <text:p>Livingstone [LVI]</text:p>
          </table:table-cell>
          <table:table-cell office:value-type="string">
            <text:p>Zambia</text:p>
          </table:table-cell>
          <table:table-cell office:value-type="string">
            <text:p>Livingstone</text:p>
          </table:table-cell>
          <table:table-cell office:value-type="string">
            <text:p>-17.82</text:p>
          </table:table-cell>
          <table:table-cell office:value-type="string">
            <text:p>25.82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LWK</text:p>
          </table:table-cell>
          <table:table-cell office:value-type="string">
            <text:p>Lerwick (Scotland) [LWK]</text:p>
          </table:table-cell>
          <table:table-cell office:value-type="string">
            <text:p>United Kingdom</text:p>
          </table:table-cell>
          <table:table-cell office:value-type="string">
            <text:p>Lerwick/Tingwall Airport</text:p>
          </table:table-cell>
          <table:table-cell office:value-type="string">
            <text:p>60.19</text:p>
          </table:table-cell>
          <table:table-cell office:value-type="string">
            <text:p>-1.24</text:p>
          </table:table-cell>
          <table:table-cell office:value-type="string">
            <text:p>degrees N and E</text:p>
          </table:table-cell>
          <table:table-cell office:value-type="string">
            <text:p>amee/defra 2008</text:p>
          </table:table-cell>
        </table:table-row>
        <table:table-row table:style-name="ro1">
          <table:table-cell office:value-type="string">
            <text:p>LWO</text:p>
          </table:table-cell>
          <table:table-cell office:value-type="string">
            <text:p>Lvov [LWO]</text:p>
          </table:table-cell>
          <table:table-cell office:value-type="string">
            <text:p>Ukraine</text:p>
          </table:table-cell>
          <table:table-cell office:value-type="string">
            <text:p>Lviv</text:p>
          </table:table-cell>
          <table:table-cell office:value-type="string">
            <text:p>49.81</text:p>
          </table:table-cell>
          <table:table-cell office:value-type="string">
            <text:p>23.96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LWR</text:p>
          </table:table-cell>
          <table:table-cell office:value-type="string">
            <text:p>Leeuwarden [LWR]</text:p>
          </table:table-cell>
          <table:table-cell office:value-type="string">
            <text:p>Netherlands</text:p>
          </table:table-cell>
          <table:table-cell office:value-type="string">
            <text:p>Leeuwarden</text:p>
          </table:table-cell>
          <table:table-cell office:value-type="string">
            <text:p>53.23</text:p>
          </table:table-cell>
          <table:table-cell office:value-type="string">
            <text:p>5.76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LXA</text:p>
          </table:table-cell>
          <table:table-cell office:value-type="string">
            <text:p>Lhasa [LXA]</text:p>
          </table:table-cell>
          <table:table-cell office:value-type="string">
            <text:p>China</text:p>
          </table:table-cell>
          <table:table-cell office:value-type="string">
            <text:p>Lhasa Airport</text:p>
          </table:table-cell>
          <table:table-cell office:value-type="string">
            <text:p>29.3</text:p>
          </table:table-cell>
          <table:table-cell office:value-type="string">
            <text:p>90.91</text:p>
          </table:table-cell>
          <table:table-cell office:value-type="string">
            <text:p>degrees N and E</text:p>
          </table:table-cell>
          <table:table-cell office:value-type="string">
            <text:p>amee/defra 2008</text:p>
          </table:table-cell>
        </table:table-row>
        <table:table-row table:style-name="ro1">
          <table:table-cell office:value-type="string">
            <text:p>LXR</text:p>
          </table:table-cell>
          <table:table-cell office:value-type="string">
            <text:p>Luxor [LXR]</text:p>
          </table:table-cell>
          <table:table-cell office:value-type="string">
            <text:p>Egypt</text:p>
          </table:table-cell>
          <table:table-cell office:value-type="string">
            <text:p>Luxor International</text:p>
          </table:table-cell>
          <table:table-cell office:value-type="string">
            <text:p>25.67</text:p>
          </table:table-cell>
          <table:table-cell office:value-type="string">
            <text:p>32.71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LXS</text:p>
          </table:table-cell>
          <table:table-cell office:value-type="string">
            <text:p>Limnos [LXS]</text:p>
          </table:table-cell>
          <table:table-cell office:value-type="string">
            <text:p>Greece</text:p>
          </table:table-cell>
          <table:table-cell office:value-type="string">
            <text:p>Limnos</text:p>
          </table:table-cell>
          <table:table-cell office:value-type="string">
            <text:p>39.92</text:p>
          </table:table-cell>
          <table:table-cell office:value-type="string">
            <text:p>25.24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LYC</text:p>
          </table:table-cell>
          <table:table-cell office:value-type="string">
            <text:p>Lycksele [LYC]</text:p>
          </table:table-cell>
          <table:table-cell office:value-type="string">
            <text:p>Sweden</text:p>
          </table:table-cell>
          <table:table-cell office:value-type="string">
            <text:p>Lycksele</text:p>
          </table:table-cell>
          <table:table-cell office:value-type="string">
            <text:p>64.55</text:p>
          </table:table-cell>
          <table:table-cell office:value-type="string">
            <text:p>18.72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LYE</text:p>
          </table:table-cell>
          <table:table-cell office:value-type="string">
            <text:p>Lyneham [LYE]</text:p>
          </table:table-cell>
          <table:table-cell office:value-type="string">
            <text:p>United Kingdom</text:p>
          </table:table-cell>
          <table:table-cell office:value-type="string">
            <text:p>Lyneham</text:p>
          </table:table-cell>
          <table:table-cell office:value-type="string">
            <text:p>51.51</text:p>
          </table:table-cell>
          <table:table-cell office:value-type="string">
            <text:p>-1.99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LYN</text:p>
          </table:table-cell>
          <table:table-cell office:value-type="string">
            <text:p>Lyon [LYN]</text:p>
          </table:table-cell>
          <table:table-cell office:value-type="string">
            <text:p>France</text:p>
          </table:table-cell>
          <table:table-cell office:value-type="string">
            <text:p>Bron</text:p>
          </table:table-cell>
          <table:table-cell office:value-type="string">
            <text:p>45.73</text:p>
          </table:table-cell>
          <table:table-cell office:value-type="string">
            <text:p>4.94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LYP</text:p>
          </table:table-cell>
          <table:table-cell office:value-type="string">
            <text:p>Faisalabad [LYP]</text:p>
          </table:table-cell>
          <table:table-cell office:value-type="string">
            <text:p>Pakistan</text:p>
          </table:table-cell>
          <table:table-cell office:value-type="string">
            <text:p>Faisalabad International</text:p>
          </table:table-cell>
          <table:table-cell office:value-type="string">
            <text:p>31.37</text:p>
          </table:table-cell>
          <table:table-cell office:value-type="string">
            <text:p>73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LYR</text:p>
          </table:table-cell>
          <table:table-cell office:value-type="string">
            <text:p>Svalbard [LYR]</text:p>
          </table:table-cell>
          <table:table-cell office:value-type="string">
            <text:p>Norway</text:p>
          </table:table-cell>
          <table:table-cell office:value-type="string">
            <text:p>Svalbard Longyear</text:p>
          </table:table-cell>
          <table:table-cell office:value-type="string">
            <text:p>78.25</text:p>
          </table:table-cell>
          <table:table-cell office:value-type="string">
            <text:p>15.47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LYS</text:p>
          </table:table-cell>
          <table:table-cell office:value-type="string">
            <text:p>Lyon [LYS]</text:p>
          </table:table-cell>
          <table:table-cell office:value-type="string">
            <text:p>France</text:p>
          </table:table-cell>
          <table:table-cell office:value-type="string">
            <text:p>Saint Exupery</text:p>
          </table:table-cell>
          <table:table-cell office:value-type="string">
            <text:p>45.73</text:p>
          </table:table-cell>
          <table:table-cell office:value-type="string">
            <text:p>5.09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LYX</text:p>
          </table:table-cell>
          <table:table-cell office:value-type="string">
            <text:p>Lydd [LYX]</text:p>
          </table:table-cell>
          <table:table-cell office:value-type="string">
            <text:p>United Kingdom</text:p>
          </table:table-cell>
          <table:table-cell office:value-type="string">
            <text:p>Lydd</text:p>
          </table:table-cell>
          <table:table-cell office:value-type="string">
            <text:p>50.96</text:p>
          </table:table-cell>
          <table:table-cell office:value-type="string">
            <text:p>0.94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LZC</text:p>
          </table:table-cell>
          <table:table-cell office:value-type="string">
            <text:p>Lazard Cardenas [LZC]</text:p>
          </table:table-cell>
          <table:table-cell office:value-type="string">
            <text:p>Mexico</text:p>
          </table:table-cell>
          <table:table-cell office:value-type="string">
            <text:p>Lazaro Cardenas</text:p>
          </table:table-cell>
          <table:table-cell office:value-type="string">
            <text:p>18</text:p>
          </table:table-cell>
          <table:table-cell office:value-type="string">
            <text:p>-102.22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MAA</text:p>
          </table:table-cell>
          <table:table-cell office:value-type="string">
            <text:p>Madras [MAA]</text:p>
          </table:table-cell>
          <table:table-cell office:value-type="string">
            <text:p>India</text:p>
          </table:table-cell>
          <table:table-cell office:value-type="string">
            <text:p>Chennai International</text:p>
          </table:table-cell>
          <table:table-cell office:value-type="string">
            <text:p>12.99</text:p>
          </table:table-cell>
          <table:table-cell office:value-type="string">
            <text:p>80.18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MAB</text:p>
          </table:table-cell>
          <table:table-cell office:value-type="string">
            <text:p>Maraba [MAB]</text:p>
          </table:table-cell>
          <table:table-cell office:value-type="string">
            <text:p>Brazil</text:p>
          </table:table-cell>
          <table:table-cell office:value-type="string">
            <text:p>Maraba</text:p>
          </table:table-cell>
          <table:table-cell office:value-type="string">
            <text:p>-5.37</text:p>
          </table:table-cell>
          <table:table-cell office:value-type="string">
            <text:p>-49.14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MAD</text:p>
          </table:table-cell>
          <table:table-cell office:value-type="string">
            <text:p>Madrid [MAD]</text:p>
          </table:table-cell>
          <table:table-cell office:value-type="string">
            <text:p>Spain</text:p>
          </table:table-cell>
          <table:table-cell office:value-type="string">
            <text:p>Barajas</text:p>
          </table:table-cell>
          <table:table-cell office:value-type="string">
            <text:p>40.47</text:p>
          </table:table-cell>
          <table:table-cell office:value-type="string">
            <text:p>-3.56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MAF</text:p>
          </table:table-cell>
          <table:table-cell office:value-type="string">
            <text:p>Midland [MAF]</text:p>
          </table:table-cell>
          <table:table-cell office:value-type="string">
            <text:p>United States</text:p>
          </table:table-cell>
          <table:table-cell office:value-type="string">
            <text:p>Midland International</text:p>
          </table:table-cell>
          <table:table-cell office:value-type="string">
            <text:p>31.94</text:p>
          </table:table-cell>
          <table:table-cell office:value-type="string">
            <text:p>-102.2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MAG</text:p>
          </table:table-cell>
          <table:table-cell office:value-type="string">
            <text:p>Madang [MAG]</text:p>
          </table:table-cell>
          <table:table-cell office:value-type="string">
            <text:p>Papua New Guinea</text:p>
          </table:table-cell>
          <table:table-cell office:value-type="string">
            <text:p>Madang</text:p>
          </table:table-cell>
          <table:table-cell office:value-type="string">
            <text:p>-5.21</text:p>
          </table:table-cell>
          <table:table-cell office:value-type="string">
            <text:p>145.79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MAH</text:p>
          </table:table-cell>
          <table:table-cell office:value-type="string">
            <text:p>Menorca [MAH]</text:p>
          </table:table-cell>
          <table:table-cell office:value-type="string">
            <text:p>Spain</text:p>
          </table:table-cell>
          <table:table-cell office:value-type="string">
            <text:p>Menorca</text:p>
          </table:table-cell>
          <table:table-cell office:value-type="string">
            <text:p>39.86</text:p>
          </table:table-cell>
          <table:table-cell office:value-type="string">
            <text:p>4.22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MAJ</text:p>
          </table:table-cell>
          <table:table-cell office:value-type="string">
            <text:p>Majuro [MAJ]</text:p>
          </table:table-cell>
          <table:table-cell office:value-type="string">
            <text:p>Marshall Islands</text:p>
          </table:table-cell>
          <table:table-cell office:value-type="string">
            <text:p>Marshall Islands International</text:p>
          </table:table-cell>
          <table:table-cell office:value-type="string">
            <text:p>7.06</text:p>
          </table:table-cell>
          <table:table-cell office:value-type="string">
            <text:p>171.27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MAK</text:p>
          </table:table-cell>
          <table:table-cell office:value-type="string">
            <text:p>Malakal [MAK]</text:p>
          </table:table-cell>
          <table:table-cell office:value-type="string">
            <text:p>Sudan</text:p>
          </table:table-cell>
          <table:table-cell office:value-type="string">
            <text:p>Malakal</text:p>
          </table:table-cell>
          <table:table-cell office:value-type="string">
            <text:p>9.56</text:p>
          </table:table-cell>
          <table:table-cell office:value-type="string">
            <text:p>31.65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MAM</text:p>
          </table:table-cell>
          <table:table-cell office:value-type="string">
            <text:p>Matamoros [MAM]</text:p>
          </table:table-cell>
          <table:table-cell office:value-type="string">
            <text:p>Mexico</text:p>
          </table:table-cell>
          <table:table-cell office:value-type="string">
            <text:p>General Servando Canales International</text:p>
          </table:table-cell>
          <table:table-cell office:value-type="string">
            <text:p>25.77</text:p>
          </table:table-cell>
          <table:table-cell office:value-type="string">
            <text:p>-97.53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MAN</text:p>
          </table:table-cell>
          <table:table-cell office:value-type="string">
            <text:p>Manchester [MAN]</text:p>
          </table:table-cell>
          <table:table-cell office:value-type="string">
            <text:p>United Kingdom</text:p>
          </table:table-cell>
          <table:table-cell office:value-type="string">
            <text:p>Manchester</text:p>
          </table:table-cell>
          <table:table-cell office:value-type="string">
            <text:p>53.35</text:p>
          </table:table-cell>
          <table:table-cell office:value-type="string">
            <text:p>-2.27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MAO</text:p>
          </table:table-cell>
          <table:table-cell office:value-type="string">
            <text:p>Manaus [MAO]</text:p>
          </table:table-cell>
          <table:table-cell office:value-type="string">
            <text:p>Brazil</text:p>
          </table:table-cell>
          <table:table-cell office:value-type="string">
            <text:p>Eduardo Gomes International</text:p>
          </table:table-cell>
          <table:table-cell office:value-type="string">
            <text:p>-3.04</text:p>
          </table:table-cell>
          <table:table-cell office:value-type="string">
            <text:p>-60.05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MAR</text:p>
          </table:table-cell>
          <table:table-cell office:value-type="string">
            <text:p>Maracaibo [MAR]</text:p>
          </table:table-cell>
          <table:table-cell office:value-type="string">
            <text:p>Venezuela</text:p>
          </table:table-cell>
          <table:table-cell office:value-type="string">
            <text:p>La Chinita International</text:p>
          </table:table-cell>
          <table:table-cell office:value-type="string">
            <text:p>10.56</text:p>
          </table:table-cell>
          <table:table-cell office:value-type="string">
            <text:p>-71.73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MAT</text:p>
          </table:table-cell>
          <table:table-cell office:value-type="string">
            <text:p>Matadi [MAT]</text:p>
          </table:table-cell>
          <table:table-cell office:value-type="string">
            <text:p>Zaire</text:p>
          </table:table-cell>
          <table:table-cell office:value-type="string">
            <text:p>Matadi Tshimpi</text:p>
          </table:table-cell>
          <table:table-cell office:value-type="string">
            <text:p>-5.8</text:p>
          </table:table-cell>
          <table:table-cell office:value-type="string">
            <text:p>13.44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MAU</text:p>
          </table:table-cell>
          <table:table-cell office:value-type="string">
            <text:p>Maupiti [MAU]</text:p>
          </table:table-cell>
          <table:table-cell office:value-type="string">
            <text:p>French Polynesia</text:p>
          </table:table-cell>
          <table:table-cell office:value-type="string">
            <text:p>Maupiti</text:p>
          </table:table-cell>
          <table:table-cell office:value-type="string">
            <text:p>-16.43</text:p>
          </table:table-cell>
          <table:table-cell office:value-type="string">
            <text:p>-152.24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MAZ</text:p>
          </table:table-cell>
          <table:table-cell office:value-type="string">
            <text:p>Mayaguez [MAZ]</text:p>
          </table:table-cell>
          <table:table-cell office:value-type="string">
            <text:p>Puerto Rico</text:p>
          </table:table-cell>
          <table:table-cell office:value-type="string">
            <text:p>Eugenio Maria De Hostos</text:p>
          </table:table-cell>
          <table:table-cell office:value-type="string">
            <text:p>18.26</text:p>
          </table:table-cell>
          <table:table-cell office:value-type="string">
            <text:p>-67.15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MBA</text:p>
          </table:table-cell>
          <table:table-cell office:value-type="string">
            <text:p>Mombasa [MBA]</text:p>
          </table:table-cell>
          <table:table-cell office:value-type="string">
            <text:p>Kenya</text:p>
          </table:table-cell>
          <table:table-cell office:value-type="string">
            <text:p>Moi International</text:p>
          </table:table-cell>
          <table:table-cell office:value-type="string">
            <text:p>-4.03</text:p>
          </table:table-cell>
          <table:table-cell office:value-type="string">
            <text:p>39.59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MBE</text:p>
          </table:table-cell>
          <table:table-cell office:value-type="string">
            <text:p>Monbetsu [MBE]</text:p>
          </table:table-cell>
          <table:table-cell office:value-type="string">
            <text:p>Japan</text:p>
          </table:table-cell>
          <table:table-cell office:value-type="string">
            <text:p>Monbetsu</text:p>
          </table:table-cell>
          <table:table-cell office:value-type="string">
            <text:p>44.3</text:p>
          </table:table-cell>
          <table:table-cell office:value-type="string">
            <text:p>143.4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MBJ</text:p>
          </table:table-cell>
          <table:table-cell office:value-type="string">
            <text:p>Montego Bay [MBJ]</text:p>
          </table:table-cell>
          <table:table-cell office:value-type="string">
            <text:p>Jamaica</text:p>
          </table:table-cell>
          <table:table-cell office:value-type="string">
            <text:p>Sangster International</text:p>
          </table:table-cell>
          <table:table-cell office:value-type="string">
            <text:p>18.5</text:p>
          </table:table-cell>
          <table:table-cell office:value-type="string">
            <text:p>-77.91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MBO</text:p>
          </table:table-cell>
          <table:table-cell office:value-type="string">
            <text:p>Mmabatho [MBO]</text:p>
          </table:table-cell>
          <table:table-cell office:value-type="string">
            <text:p>South Africa</text:p>
          </table:table-cell>
          <table:table-cell office:value-type="string">
            <text:p>Mafikeng</text:p>
          </table:table-cell>
          <table:table-cell office:value-type="string">
            <text:p>-25.8</text:p>
          </table:table-cell>
          <table:table-cell office:value-type="string">
            <text:p>25.55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MBW</text:p>
          </table:table-cell>
          <table:table-cell office:value-type="string">
            <text:p>Melbourne [MBW]</text:p>
          </table:table-cell>
          <table:table-cell office:value-type="string">
            <text:p>Australia</text:p>
          </table:table-cell>
          <table:table-cell office:value-type="string">
            <text:p>Melbourne Moorabbin</text:p>
          </table:table-cell>
          <table:table-cell office:value-type="string">
            <text:p>-37.98</text:p>
          </table:table-cell>
          <table:table-cell office:value-type="string">
            <text:p>145.1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MBX</text:p>
          </table:table-cell>
          <table:table-cell office:value-type="string">
            <text:p>Maribor [MBX]</text:p>
          </table:table-cell>
          <table:table-cell office:value-type="string">
            <text:p>Slovenia</text:p>
          </table:table-cell>
          <table:table-cell office:value-type="string">
            <text:p>Maribor</text:p>
          </table:table-cell>
          <table:table-cell office:value-type="string">
            <text:p>46.48</text:p>
          </table:table-cell>
          <table:table-cell office:value-type="string">
            <text:p>15.69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MCA</text:p>
          </table:table-cell>
          <table:table-cell office:value-type="string">
            <text:p>Macenta [MCA]</text:p>
          </table:table-cell>
          <table:table-cell office:value-type="string">
            <text:p>Guinea</text:p>
          </table:table-cell>
          <table:table-cell office:value-type="string">
            <text:p>Macenta</text:p>
          </table:table-cell>
          <table:table-cell office:value-type="string">
            <text:p>8.48</text:p>
          </table:table-cell>
          <table:table-cell office:value-type="string">
            <text:p>-9.53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MCC</text:p>
          </table:table-cell>
          <table:table-cell office:value-type="string">
            <text:p>Sacramento [MCC]</text:p>
          </table:table-cell>
          <table:table-cell office:value-type="string">
            <text:p>United States</text:p>
          </table:table-cell>
          <table:table-cell office:value-type="string">
            <text:p>Mc Clellan Air Field</text:p>
          </table:table-cell>
          <table:table-cell office:value-type="string">
            <text:p>38.67</text:p>
          </table:table-cell>
          <table:table-cell office:value-type="string">
            <text:p>-121.4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MCF</text:p>
          </table:table-cell>
          <table:table-cell office:value-type="string">
            <text:p>Tampa [MCF]</text:p>
          </table:table-cell>
          <table:table-cell office:value-type="string">
            <text:p>United States</text:p>
          </table:table-cell>
          <table:table-cell office:value-type="string">
            <text:p>Macdill Air Force Base</text:p>
          </table:table-cell>
          <table:table-cell office:value-type="string">
            <text:p>27.85</text:p>
          </table:table-cell>
          <table:table-cell office:value-type="string">
            <text:p>-82.52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MCG</text:p>
          </table:table-cell>
          <table:table-cell office:value-type="string">
            <text:p>Mcgrath [MCG]</text:p>
          </table:table-cell>
          <table:table-cell office:value-type="string">
            <text:p>United States</text:p>
          </table:table-cell>
          <table:table-cell office:value-type="string">
            <text:p>Mc Grath</text:p>
          </table:table-cell>
          <table:table-cell office:value-type="string">
            <text:p>62.95</text:p>
          </table:table-cell>
          <table:table-cell office:value-type="string">
            <text:p>-155.61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MCH</text:p>
          </table:table-cell>
          <table:table-cell office:value-type="string">
            <text:p>Machala [MCH]</text:p>
          </table:table-cell>
          <table:table-cell office:value-type="string">
            <text:p>Ecuador</text:p>
          </table:table-cell>
          <table:table-cell office:value-type="string">
            <text:p>General Serrano</text:p>
          </table:table-cell>
          <table:table-cell office:value-type="string">
            <text:p>-3.27</text:p>
          </table:table-cell>
          <table:table-cell office:value-type="string">
            <text:p>-79.96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MCI</text:p>
          </table:table-cell>
          <table:table-cell office:value-type="string">
            <text:p>Kansas City [MCI]</text:p>
          </table:table-cell>
          <table:table-cell office:value-type="string">
            <text:p>United States</text:p>
          </table:table-cell>
          <table:table-cell office:value-type="string">
            <text:p>Kansas City International</text:p>
          </table:table-cell>
          <table:table-cell office:value-type="string">
            <text:p>39.3</text:p>
          </table:table-cell>
          <table:table-cell office:value-type="string">
            <text:p>-94.71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MCN</text:p>
          </table:table-cell>
          <table:table-cell office:value-type="string">
            <text:p>Macon [MCN]</text:p>
          </table:table-cell>
          <table:table-cell office:value-type="string">
            <text:p>United States</text:p>
          </table:table-cell>
          <table:table-cell office:value-type="string">
            <text:p>Middle Georgia Regional</text:p>
          </table:table-cell>
          <table:table-cell office:value-type="string">
            <text:p>32.69</text:p>
          </table:table-cell>
          <table:table-cell office:value-type="string">
            <text:p>-83.65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MCO</text:p>
          </table:table-cell>
          <table:table-cell office:value-type="string">
            <text:p>Orlando [MCO]</text:p>
          </table:table-cell>
          <table:table-cell office:value-type="string">
            <text:p>United States</text:p>
          </table:table-cell>
          <table:table-cell office:value-type="string">
            <text:p>Orlando International</text:p>
          </table:table-cell>
          <table:table-cell office:value-type="string">
            <text:p>28.43</text:p>
          </table:table-cell>
          <table:table-cell office:value-type="string">
            <text:p>-81.32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MCP</text:p>
          </table:table-cell>
          <table:table-cell office:value-type="string">
            <text:p>Macapa [MCP]</text:p>
          </table:table-cell>
          <table:table-cell office:value-type="string">
            <text:p>Brazil</text:p>
          </table:table-cell>
          <table:table-cell office:value-type="string">
            <text:p>Macapa</text:p>
          </table:table-cell>
          <table:table-cell office:value-type="string">
            <text:p>0.05</text:p>
          </table:table-cell>
          <table:table-cell office:value-type="string">
            <text:p>-51.07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MCT</text:p>
          </table:table-cell>
          <table:table-cell office:value-type="string">
            <text:p>Muscat [MCT]</text:p>
          </table:table-cell>
          <table:table-cell office:value-type="string">
            <text:p>Oman</text:p>
          </table:table-cell>
          <table:table-cell office:value-type="string">
            <text:p>Seeb International</text:p>
          </table:table-cell>
          <table:table-cell office:value-type="string">
            <text:p>23.59</text:p>
          </table:table-cell>
          <table:table-cell office:value-type="string">
            <text:p>58.28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MCU</text:p>
          </table:table-cell>
          <table:table-cell office:value-type="string">
            <text:p>Montlucon-Gueret [MCU]</text:p>
          </table:table-cell>
          <table:table-cell office:value-type="string">
            <text:p>France</text:p>
          </table:table-cell>
          <table:table-cell office:value-type="string">
            <text:p>Montlucon Gueret/Domerat</text:p>
          </table:table-cell>
          <table:table-cell office:value-type="string">
            <text:p>46.22</text:p>
          </table:table-cell>
          <table:table-cell office:value-type="string">
            <text:p>2.36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MCX</text:p>
          </table:table-cell>
          <table:table-cell office:value-type="string">
            <text:p>Makhachkala [MCX]</text:p>
          </table:table-cell>
          <table:table-cell office:value-type="string">
            <text:p>Russia</text:p>
          </table:table-cell>
          <table:table-cell office:value-type="string">
            <text:p>Uytash</text:p>
          </table:table-cell>
          <table:table-cell office:value-type="string">
            <text:p>42.82</text:p>
          </table:table-cell>
          <table:table-cell office:value-type="string">
            <text:p>47.65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MCY</text:p>
          </table:table-cell>
          <table:table-cell office:value-type="string">
            <text:p>Maroochydore [MCY]</text:p>
          </table:table-cell>
          <table:table-cell office:value-type="string">
            <text:p>Australia</text:p>
          </table:table-cell>
          <table:table-cell office:value-type="string">
            <text:p>Maroochydore Sunshine Coast</text:p>
          </table:table-cell>
          <table:table-cell office:value-type="string">
            <text:p>-26.6</text:p>
          </table:table-cell>
          <table:table-cell office:value-type="string">
            <text:p>153.09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MCZ</text:p>
          </table:table-cell>
          <table:table-cell office:value-type="string">
            <text:p>Maceio [MCZ]</text:p>
          </table:table-cell>
          <table:table-cell office:value-type="string">
            <text:p>Brazil</text:p>
          </table:table-cell>
          <table:table-cell office:value-type="string">
            <text:p>Zumbi Dos Palmares</text:p>
          </table:table-cell>
          <table:table-cell office:value-type="string">
            <text:p>-9.51</text:p>
          </table:table-cell>
          <table:table-cell office:value-type="string">
            <text:p>-35.79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MDC</text:p>
          </table:table-cell>
          <table:table-cell office:value-type="string">
            <text:p>Manado [MDC]</text:p>
          </table:table-cell>
          <table:table-cell office:value-type="string">
            <text:p>Indonesia</text:p>
          </table:table-cell>
          <table:table-cell office:value-type="string">
            <text:p>Sam Ratulangi</text:p>
          </table:table-cell>
          <table:table-cell office:value-type="string">
            <text:p>1.55</text:p>
          </table:table-cell>
          <table:table-cell office:value-type="string">
            <text:p>124.93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MDE</text:p>
          </table:table-cell>
          <table:table-cell office:value-type="string">
            <text:p>Rio Negro [MDE]</text:p>
          </table:table-cell>
          <table:table-cell office:value-type="string">
            <text:p>Colombia</text:p>
          </table:table-cell>
          <table:table-cell office:value-type="string">
            <text:p>Jose Maria Cordova</text:p>
          </table:table-cell>
          <table:table-cell office:value-type="string">
            <text:p>6.16</text:p>
          </table:table-cell>
          <table:table-cell office:value-type="string">
            <text:p>-75.42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MDI</text:p>
          </table:table-cell>
          <table:table-cell office:value-type="string">
            <text:p>Makurdi [MDI]</text:p>
          </table:table-cell>
          <table:table-cell office:value-type="string">
            <text:p>Nigeria</text:p>
          </table:table-cell>
          <table:table-cell office:value-type="string">
            <text:p>Makurdi</text:p>
          </table:table-cell>
          <table:table-cell office:value-type="string">
            <text:p>7.7</text:p>
          </table:table-cell>
          <table:table-cell office:value-type="string">
            <text:p>8.61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MDK</text:p>
          </table:table-cell>
          <table:table-cell office:value-type="string">
            <text:p>Mbandaka [MDK]</text:p>
          </table:table-cell>
          <table:table-cell office:value-type="string">
            <text:p>Zaire</text:p>
          </table:table-cell>
          <table:table-cell office:value-type="string">
            <text:p>Mbandaka</text:p>
          </table:table-cell>
          <table:table-cell office:value-type="string">
            <text:p>0.02</text:p>
          </table:table-cell>
          <table:table-cell office:value-type="string">
            <text:p>18.29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MDL</text:p>
          </table:table-cell>
          <table:table-cell office:value-type="string">
            <text:p>Mandalay [MDL]</text:p>
          </table:table-cell>
          <table:table-cell office:value-type="string">
            <text:p>Myanmar (Burma)</text:p>
          </table:table-cell>
          <table:table-cell office:value-type="string">
            <text:p>Mandalay International</text:p>
          </table:table-cell>
          <table:table-cell office:value-type="string">
            <text:p>21.7</text:p>
          </table:table-cell>
          <table:table-cell office:value-type="string">
            <text:p>95.98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MDQ</text:p>
          </table:table-cell>
          <table:table-cell office:value-type="string">
            <text:p>Mar Del Plata [MDQ]</text:p>
          </table:table-cell>
          <table:table-cell office:value-type="string">
            <text:p>Argentina</text:p>
          </table:table-cell>
          <table:table-cell office:value-type="string">
            <text:p>Mar Del Plata</text:p>
          </table:table-cell>
          <table:table-cell office:value-type="string">
            <text:p>-37.93</text:p>
          </table:table-cell>
          <table:table-cell office:value-type="string">
            <text:p>-57.57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MDT</text:p>
          </table:table-cell>
          <table:table-cell office:value-type="string">
            <text:p>Harrisburg [MDT]</text:p>
          </table:table-cell>
          <table:table-cell office:value-type="string">
            <text:p>United States</text:p>
          </table:table-cell>
          <table:table-cell office:value-type="string">
            <text:p>Harrisburg International</text:p>
          </table:table-cell>
          <table:table-cell office:value-type="string">
            <text:p>40.19</text:p>
          </table:table-cell>
          <table:table-cell office:value-type="string">
            <text:p>-76.76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MDW</text:p>
          </table:table-cell>
          <table:table-cell office:value-type="string">
            <text:p>Chicago [MDW]</text:p>
          </table:table-cell>
          <table:table-cell office:value-type="string">
            <text:p>United States</text:p>
          </table:table-cell>
          <table:table-cell office:value-type="string">
            <text:p>Chicago Midway International</text:p>
          </table:table-cell>
          <table:table-cell office:value-type="string">
            <text:p>41.79</text:p>
          </table:table-cell>
          <table:table-cell office:value-type="string">
            <text:p>-87.75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MDY</text:p>
          </table:table-cell>
          <table:table-cell office:value-type="string">
            <text:p>Midway [MDY]</text:p>
          </table:table-cell>
          <table:table-cell office:value-type="string">
            <text:p>Midway Island</text:p>
          </table:table-cell>
          <table:table-cell office:value-type="string">
            <text:p>Midway Atoll</text:p>
          </table:table-cell>
          <table:table-cell office:value-type="string">
            <text:p>28.2</text:p>
          </table:table-cell>
          <table:table-cell office:value-type="string">
            <text:p>-177.38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MDZ</text:p>
          </table:table-cell>
          <table:table-cell office:value-type="string">
            <text:p>Mendoza [MDZ]</text:p>
          </table:table-cell>
          <table:table-cell office:value-type="string">
            <text:p>Argentina</text:p>
          </table:table-cell>
          <table:table-cell office:value-type="string">
            <text:p>El Plumerillo</text:p>
          </table:table-cell>
          <table:table-cell office:value-type="string">
            <text:p>-32.83</text:p>
          </table:table-cell>
          <table:table-cell office:value-type="string">
            <text:p>-68.79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MEB</text:p>
          </table:table-cell>
          <table:table-cell office:value-type="string">
            <text:p>Melbourne [MEB]</text:p>
          </table:table-cell>
          <table:table-cell office:value-type="string">
            <text:p>Australia</text:p>
          </table:table-cell>
          <table:table-cell office:value-type="string">
            <text:p>Melbourne Essendon</text:p>
          </table:table-cell>
          <table:table-cell office:value-type="string">
            <text:p>-37.73</text:p>
          </table:table-cell>
          <table:table-cell office:value-type="string">
            <text:p>144.9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MEC</text:p>
          </table:table-cell>
          <table:table-cell office:value-type="string">
            <text:p>Manta [MEC]</text:p>
          </table:table-cell>
          <table:table-cell office:value-type="string">
            <text:p>Ecuador</text:p>
          </table:table-cell>
          <table:table-cell office:value-type="string">
            <text:p>Eloy Alfaro International</text:p>
          </table:table-cell>
          <table:table-cell office:value-type="string">
            <text:p>-0.95</text:p>
          </table:table-cell>
          <table:table-cell office:value-type="string">
            <text:p>-80.68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MED</text:p>
          </table:table-cell>
          <table:table-cell office:value-type="string">
            <text:p>Madinah [MED]</text:p>
          </table:table-cell>
          <table:table-cell office:value-type="string">
            <text:p>Saudi Arabia</text:p>
          </table:table-cell>
          <table:table-cell office:value-type="string">
            <text:p>Prince Mohammad Bin Abdulaziz</text:p>
          </table:table-cell>
          <table:table-cell office:value-type="string">
            <text:p>24.55</text:p>
          </table:table-cell>
          <table:table-cell office:value-type="string">
            <text:p>39.71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MEE</text:p>
          </table:table-cell>
          <table:table-cell office:value-type="string">
            <text:p>Mare [MEE]</text:p>
          </table:table-cell>
          <table:table-cell office:value-type="string">
            <text:p>New Caledonia</text:p>
          </table:table-cell>
          <table:table-cell office:value-type="string">
            <text:p>La Roche</text:p>
          </table:table-cell>
          <table:table-cell office:value-type="string">
            <text:p>-21.48</text:p>
          </table:table-cell>
          <table:table-cell office:value-type="string">
            <text:p>168.04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MEG</text:p>
          </table:table-cell>
          <table:table-cell office:value-type="string">
            <text:p>Malanje [MEG]</text:p>
          </table:table-cell>
          <table:table-cell office:value-type="string">
            <text:p>Angola</text:p>
          </table:table-cell>
          <table:table-cell office:value-type="string">
            <text:p>Malanje</text:p>
          </table:table-cell>
          <table:table-cell office:value-type="string">
            <text:p>-9.53</text:p>
          </table:table-cell>
          <table:table-cell office:value-type="string">
            <text:p>16.31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MEK</text:p>
          </table:table-cell>
          <table:table-cell office:value-type="string">
            <text:p>Meknes [MEK]</text:p>
          </table:table-cell>
          <table:table-cell office:value-type="string">
            <text:p>Morocco</text:p>
          </table:table-cell>
          <table:table-cell office:value-type="string">
            <text:p>Bassatine</text:p>
          </table:table-cell>
          <table:table-cell office:value-type="string">
            <text:p>33.88</text:p>
          </table:table-cell>
          <table:table-cell office:value-type="string">
            <text:p>-5.52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MEL</text:p>
          </table:table-cell>
          <table:table-cell office:value-type="string">
            <text:p>Melbourne [MEL]</text:p>
          </table:table-cell>
          <table:table-cell office:value-type="string">
            <text:p>Australia</text:p>
          </table:table-cell>
          <table:table-cell office:value-type="string">
            <text:p>Melbourne International</text:p>
          </table:table-cell>
          <table:table-cell office:value-type="string">
            <text:p>-37.67</text:p>
          </table:table-cell>
          <table:table-cell office:value-type="string">
            <text:p>144.84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MEM</text:p>
          </table:table-cell>
          <table:table-cell office:value-type="string">
            <text:p>Memphis [MEM]</text:p>
          </table:table-cell>
          <table:table-cell office:value-type="string">
            <text:p>United States</text:p>
          </table:table-cell>
          <table:table-cell office:value-type="string">
            <text:p>Memphis International</text:p>
          </table:table-cell>
          <table:table-cell office:value-type="string">
            <text:p>35.04</text:p>
          </table:table-cell>
          <table:table-cell office:value-type="string">
            <text:p>-89.98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MEN</text:p>
          </table:table-cell>
          <table:table-cell office:value-type="string">
            <text:p>Mende [MEN]</text:p>
          </table:table-cell>
          <table:table-cell office:value-type="string">
            <text:p>France</text:p>
          </table:table-cell>
          <table:table-cell office:value-type="string">
            <text:p>Brenoux</text:p>
          </table:table-cell>
          <table:table-cell office:value-type="string">
            <text:p>44.5</text:p>
          </table:table-cell>
          <table:table-cell office:value-type="string">
            <text:p>3.53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MER</text:p>
          </table:table-cell>
          <table:table-cell office:value-type="string">
            <text:p>Merced [MER]</text:p>
          </table:table-cell>
          <table:table-cell office:value-type="string">
            <text:p>United States</text:p>
          </table:table-cell>
          <table:table-cell office:value-type="string">
            <text:p>Castle</text:p>
          </table:table-cell>
          <table:table-cell office:value-type="string">
            <text:p>37.38</text:p>
          </table:table-cell>
          <table:table-cell office:value-type="string">
            <text:p>-120.57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MES</text:p>
          </table:table-cell>
          <table:table-cell office:value-type="string">
            <text:p>Medan [MES]</text:p>
          </table:table-cell>
          <table:table-cell office:value-type="string">
            <text:p>Indonesia</text:p>
          </table:table-cell>
          <table:table-cell office:value-type="string">
            <text:p>Polonia</text:p>
          </table:table-cell>
          <table:table-cell office:value-type="string">
            <text:p>3.56</text:p>
          </table:table-cell>
          <table:table-cell office:value-type="string">
            <text:p>98.67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MEX</text:p>
          </table:table-cell>
          <table:table-cell office:value-type="string">
            <text:p>Mexico City [MEX]</text:p>
          </table:table-cell>
          <table:table-cell office:value-type="string">
            <text:p>Mexico</text:p>
          </table:table-cell>
          <table:table-cell office:value-type="string">
            <text:p>Licenciado Benito Juarez International</text:p>
          </table:table-cell>
          <table:table-cell office:value-type="string">
            <text:p>19.44</text:p>
          </table:table-cell>
          <table:table-cell office:value-type="string">
            <text:p>-99.07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MEZ</text:p>
          </table:table-cell>
          <table:table-cell office:value-type="string">
            <text:p>Messina [MEZ]</text:p>
          </table:table-cell>
          <table:table-cell office:value-type="string">
            <text:p>South Africa</text:p>
          </table:table-cell>
          <table:table-cell office:value-type="string">
            <text:p>Messina</text:p>
          </table:table-cell>
          <table:table-cell office:value-type="string">
            <text:p>-22.36</text:p>
          </table:table-cell>
          <table:table-cell office:value-type="string">
            <text:p>29.99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MFE</text:p>
          </table:table-cell>
          <table:table-cell office:value-type="string">
            <text:p>Mcallen [MFE]</text:p>
          </table:table-cell>
          <table:table-cell office:value-type="string">
            <text:p>United States</text:p>
          </table:table-cell>
          <table:table-cell office:value-type="string">
            <text:p>Mc Allen Miller International</text:p>
          </table:table-cell>
          <table:table-cell office:value-type="string">
            <text:p>26.18</text:p>
          </table:table-cell>
          <table:table-cell office:value-type="string">
            <text:p>-98.24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MFF</text:p>
          </table:table-cell>
          <table:table-cell office:value-type="string">
            <text:p>Moanda [MFF]</text:p>
          </table:table-cell>
          <table:table-cell office:value-type="string">
            <text:p>Gabon</text:p>
          </table:table-cell>
          <table:table-cell office:value-type="string">
            <text:p>Moanda</text:p>
          </table:table-cell>
          <table:table-cell office:value-type="string">
            <text:p>-1.54</text:p>
          </table:table-cell>
          <table:table-cell office:value-type="string">
            <text:p>13.27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MFG</text:p>
          </table:table-cell>
          <table:table-cell office:value-type="string">
            <text:p>Muzaffarabad [MFG]</text:p>
          </table:table-cell>
          <table:table-cell office:value-type="string">
            <text:p>Pakistan</text:p>
          </table:table-cell>
          <table:table-cell office:value-type="string">
            <text:p>Muzaffarabad</text:p>
          </table:table-cell>
          <table:table-cell office:value-type="string">
            <text:p>34.34</text:p>
          </table:table-cell>
          <table:table-cell office:value-type="string">
            <text:p>73.51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MFK</text:p>
          </table:table-cell>
          <table:table-cell office:value-type="string">
            <text:p>Mafikeng [MFK]</text:p>
          </table:table-cell>
          <table:table-cell office:value-type="string">
            <text:p>South Africa</text:p>
          </table:table-cell>
          <table:table-cell office:value-type="string">
            <text:p>Mafikeng North</text:p>
          </table:table-cell>
          <table:table-cell office:value-type="string">
            <text:p>-25.75</text:p>
          </table:table-cell>
          <table:table-cell office:value-type="string">
            <text:p>25.61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MFM</text:p>
          </table:table-cell>
          <table:table-cell office:value-type="string">
            <text:p>Macau [MFM]</text:p>
          </table:table-cell>
          <table:table-cell office:value-type="string">
            <text:p>Macau</text:p>
          </table:table-cell>
          <table:table-cell office:value-type="string">
            <text:p>Macau International</text:p>
          </table:table-cell>
          <table:table-cell office:value-type="string">
            <text:p>22.15</text:p>
          </table:table-cell>
          <table:table-cell office:value-type="string">
            <text:p>113.59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MFQ</text:p>
          </table:table-cell>
          <table:table-cell office:value-type="string">
            <text:p>Maradi [MFQ]</text:p>
          </table:table-cell>
          <table:table-cell office:value-type="string">
            <text:p>Niger</text:p>
          </table:table-cell>
          <table:table-cell office:value-type="string">
            <text:p>Maradi</text:p>
          </table:table-cell>
          <table:table-cell office:value-type="string">
            <text:p>13.5</text:p>
          </table:table-cell>
          <table:table-cell office:value-type="string">
            <text:p>7.13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MFU</text:p>
          </table:table-cell>
          <table:table-cell office:value-type="string">
            <text:p>Mfuwe [MFU]</text:p>
          </table:table-cell>
          <table:table-cell office:value-type="string">
            <text:p>Zambia</text:p>
          </table:table-cell>
          <table:table-cell office:value-type="string">
            <text:p>Mfuwe</text:p>
          </table:table-cell>
          <table:table-cell office:value-type="string">
            <text:p>-13.26</text:p>
          </table:table-cell>
          <table:table-cell office:value-type="string">
            <text:p>31.94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MGA</text:p>
          </table:table-cell>
          <table:table-cell office:value-type="string">
            <text:p>Managua [MGA]</text:p>
          </table:table-cell>
          <table:table-cell office:value-type="string">
            <text:p>Nicaragua</text:p>
          </table:table-cell>
          <table:table-cell office:value-type="string">
            <text:p>Managua International</text:p>
          </table:table-cell>
          <table:table-cell office:value-type="string">
            <text:p>12.14</text:p>
          </table:table-cell>
          <table:table-cell office:value-type="string">
            <text:p>-86.17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MGD</text:p>
          </table:table-cell>
          <table:table-cell office:value-type="string">
            <text:p>Magdalena [MGD]</text:p>
          </table:table-cell>
          <table:table-cell office:value-type="string">
            <text:p>Bolivia</text:p>
          </table:table-cell>
          <table:table-cell office:value-type="string">
            <text:p>Magdalena</text:p>
          </table:table-cell>
          <table:table-cell office:value-type="string">
            <text:p>-13.25</text:p>
          </table:table-cell>
          <table:table-cell office:value-type="string">
            <text:p>-64.06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MGE</text:p>
          </table:table-cell>
          <table:table-cell office:value-type="string">
            <text:p>Marietta [MGE]</text:p>
          </table:table-cell>
          <table:table-cell office:value-type="string">
            <text:p>United States</text:p>
          </table:table-cell>
          <table:table-cell office:value-type="string">
            <text:p>Dobbins Arb</text:p>
          </table:table-cell>
          <table:table-cell office:value-type="string">
            <text:p>33.92</text:p>
          </table:table-cell>
          <table:table-cell office:value-type="string">
            <text:p>-84.52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MGF</text:p>
          </table:table-cell>
          <table:table-cell office:value-type="string">
            <text:p>Maringa [MGF]</text:p>
          </table:table-cell>
          <table:table-cell office:value-type="string">
            <text:p>Brazil</text:p>
          </table:table-cell>
          <table:table-cell office:value-type="string">
            <text:p>Maringa</text:p>
          </table:table-cell>
          <table:table-cell office:value-type="string">
            <text:p>-23.44</text:p>
          </table:table-cell>
          <table:table-cell office:value-type="string">
            <text:p>-51.91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MGH</text:p>
          </table:table-cell>
          <table:table-cell office:value-type="string">
            <text:p>Margate [MGH]</text:p>
          </table:table-cell>
          <table:table-cell office:value-type="string">
            <text:p>South Africa</text:p>
          </table:table-cell>
          <table:table-cell office:value-type="string">
            <text:p>Margate</text:p>
          </table:table-cell>
          <table:table-cell office:value-type="string">
            <text:p>-30.86</text:p>
          </table:table-cell>
          <table:table-cell office:value-type="string">
            <text:p>30.34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MGL</text:p>
          </table:table-cell>
          <table:table-cell office:value-type="string">
            <text:p>Moenchengladbach [MGL]</text:p>
          </table:table-cell>
          <table:table-cell office:value-type="string">
            <text:p>Germany</text:p>
          </table:table-cell>
          <table:table-cell office:value-type="string">
            <text:p>Monchengladbach</text:p>
          </table:table-cell>
          <table:table-cell office:value-type="string">
            <text:p>51.23</text:p>
          </table:table-cell>
          <table:table-cell office:value-type="string">
            <text:p>6.5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MGN</text:p>
          </table:table-cell>
          <table:table-cell office:value-type="string">
            <text:p>Magangue [MGN]</text:p>
          </table:table-cell>
          <table:table-cell office:value-type="string">
            <text:p>Colombia</text:p>
          </table:table-cell>
          <table:table-cell office:value-type="string">
            <text:p>Baracoa</text:p>
          </table:table-cell>
          <table:table-cell office:value-type="string">
            <text:p>9.28</text:p>
          </table:table-cell>
          <table:table-cell office:value-type="string">
            <text:p>-74.84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MGQ</text:p>
          </table:table-cell>
          <table:table-cell office:value-type="string">
            <text:p>Mogadishu [MGQ]</text:p>
          </table:table-cell>
          <table:table-cell office:value-type="string">
            <text:p>Somalia</text:p>
          </table:table-cell>
          <table:table-cell office:value-type="string">
            <text:p>Mogadishu</text:p>
          </table:table-cell>
          <table:table-cell office:value-type="string">
            <text:p>2.01</text:p>
          </table:table-cell>
          <table:table-cell office:value-type="string">
            <text:p>45.3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MGZ</text:p>
          </table:table-cell>
          <table:table-cell office:value-type="string">
            <text:p>Myeik [MGZ]</text:p>
          </table:table-cell>
          <table:table-cell office:value-type="string">
            <text:p>Myanmar (Burma)</text:p>
          </table:table-cell>
          <table:table-cell office:value-type="string">
            <text:p>Myeik</text:p>
          </table:table-cell>
          <table:table-cell office:value-type="string">
            <text:p>12.44</text:p>
          </table:table-cell>
          <table:table-cell office:value-type="string">
            <text:p>98.62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MHG</text:p>
          </table:table-cell>
          <table:table-cell office:value-type="string">
            <text:p>Mannheim [MHG]</text:p>
          </table:table-cell>
          <table:table-cell office:value-type="string">
            <text:p>Germany</text:p>
          </table:table-cell>
          <table:table-cell office:value-type="string">
            <text:p>Mannheim City</text:p>
          </table:table-cell>
          <table:table-cell office:value-type="string">
            <text:p>49.47</text:p>
          </table:table-cell>
          <table:table-cell office:value-type="string">
            <text:p>8.51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MHH</text:p>
          </table:table-cell>
          <table:table-cell office:value-type="string">
            <text:p>Marsh Harbor [MHH]</text:p>
          </table:table-cell>
          <table:table-cell office:value-type="string">
            <text:p>Bahamas</text:p>
          </table:table-cell>
          <table:table-cell office:value-type="string">
            <text:p>Marsh Harbour</text:p>
          </table:table-cell>
          <table:table-cell office:value-type="string">
            <text:p>26.51</text:p>
          </table:table-cell>
          <table:table-cell office:value-type="string">
            <text:p>-77.08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MHP</text:p>
          </table:table-cell>
          <table:table-cell office:value-type="string">
            <text:p>Minsk [MHP]</text:p>
          </table:table-cell>
          <table:table-cell office:value-type="string">
            <text:p>Belarus</text:p>
          </table:table-cell>
          <table:table-cell office:value-type="string">
            <text:p>Minsk 1</text:p>
          </table:table-cell>
          <table:table-cell office:value-type="string">
            <text:p>53.86</text:p>
          </table:table-cell>
          <table:table-cell office:value-type="string">
            <text:p>27.54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MHQ</text:p>
          </table:table-cell>
          <table:table-cell office:value-type="string">
            <text:p>Mariehamn [MHQ]</text:p>
          </table:table-cell>
          <table:table-cell office:value-type="string">
            <text:p>Finland</text:p>
          </table:table-cell>
          <table:table-cell office:value-type="string">
            <text:p>Mariehamn</text:p>
          </table:table-cell>
          <table:table-cell office:value-type="string">
            <text:p>60.12</text:p>
          </table:table-cell>
          <table:table-cell office:value-type="string">
            <text:p>19.9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MHR</text:p>
          </table:table-cell>
          <table:table-cell office:value-type="string">
            <text:p>Sacramento [MHR]</text:p>
          </table:table-cell>
          <table:table-cell office:value-type="string">
            <text:p>United States</text:p>
          </table:table-cell>
          <table:table-cell office:value-type="string">
            <text:p>Sacramento Mather</text:p>
          </table:table-cell>
          <table:table-cell office:value-type="string">
            <text:p>38.55</text:p>
          </table:table-cell>
          <table:table-cell office:value-type="string">
            <text:p>-121.3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MHT</text:p>
          </table:table-cell>
          <table:table-cell office:value-type="string">
            <text:p>Concord [MHT]</text:p>
          </table:table-cell>
          <table:table-cell office:value-type="string">
            <text:p>United States</text:p>
          </table:table-cell>
          <table:table-cell office:value-type="string">
            <text:p>Manchester-Boston Regional Airport</text:p>
          </table:table-cell>
          <table:table-cell office:value-type="string">
            <text:p>42.93</text:p>
          </table:table-cell>
          <table:table-cell office:value-type="string">
            <text:p>-71.44</text:p>
          </table:table-cell>
          <table:table-cell office:value-type="string">
            <text:p>degrees N and E</text:p>
          </table:table-cell>
          <table:table-cell office:value-type="string">
            <text:p>amee/defra 2008</text:p>
          </table:table-cell>
        </table:table-row>
        <table:table-row table:style-name="ro1">
          <table:table-cell office:value-type="string">
            <text:p>MHZ</text:p>
          </table:table-cell>
          <table:table-cell office:value-type="string">
            <text:p>Mildenhall [MHZ]</text:p>
          </table:table-cell>
          <table:table-cell office:value-type="string">
            <text:p>United Kingdom</text:p>
          </table:table-cell>
          <table:table-cell office:value-type="string">
            <text:p>Mildenhall</text:p>
          </table:table-cell>
          <table:table-cell office:value-type="string">
            <text:p>52.36</text:p>
          </table:table-cell>
          <table:table-cell office:value-type="string">
            <text:p>0.49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MIA</text:p>
          </table:table-cell>
          <table:table-cell office:value-type="string">
            <text:p>Miami [MIA]</text:p>
          </table:table-cell>
          <table:table-cell office:value-type="string">
            <text:p>United States</text:p>
          </table:table-cell>
          <table:table-cell office:value-type="string">
            <text:p>Miami International</text:p>
          </table:table-cell>
          <table:table-cell office:value-type="string">
            <text:p>25.79</text:p>
          </table:table-cell>
          <table:table-cell office:value-type="string">
            <text:p>-80.29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MIB</text:p>
          </table:table-cell>
          <table:table-cell office:value-type="string">
            <text:p>Minot [MIB]</text:p>
          </table:table-cell>
          <table:table-cell office:value-type="string">
            <text:p>United States</text:p>
          </table:table-cell>
          <table:table-cell office:value-type="string">
            <text:p>Minot Air Force Base</text:p>
          </table:table-cell>
          <table:table-cell office:value-type="string">
            <text:p>48.42</text:p>
          </table:table-cell>
          <table:table-cell office:value-type="string">
            <text:p>-101.36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MID</text:p>
          </table:table-cell>
          <table:table-cell office:value-type="string">
            <text:p>Merida [MID]</text:p>
          </table:table-cell>
          <table:table-cell office:value-type="string">
            <text:p>Mexico</text:p>
          </table:table-cell>
          <table:table-cell office:value-type="string">
            <text:p>Licenciado Manuel Crecencio Rejon International</text:p>
          </table:table-cell>
          <table:table-cell office:value-type="string">
            <text:p>20.94</text:p>
          </table:table-cell>
          <table:table-cell office:value-type="string">
            <text:p>-89.66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MIK</text:p>
          </table:table-cell>
          <table:table-cell office:value-type="string">
            <text:p>Mikkeli [MIK]</text:p>
          </table:table-cell>
          <table:table-cell office:value-type="string">
            <text:p>Finland</text:p>
          </table:table-cell>
          <table:table-cell office:value-type="string">
            <text:p>Mikkeli</text:p>
          </table:table-cell>
          <table:table-cell office:value-type="string">
            <text:p>61.69</text:p>
          </table:table-cell>
          <table:table-cell office:value-type="string">
            <text:p>27.2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MIR</text:p>
          </table:table-cell>
          <table:table-cell office:value-type="string">
            <text:p>Monastir [MIR]</text:p>
          </table:table-cell>
          <table:table-cell office:value-type="string">
            <text:p>Tunisia</text:p>
          </table:table-cell>
          <table:table-cell office:value-type="string">
            <text:p>Habib Bourguiba International</text:p>
          </table:table-cell>
          <table:table-cell office:value-type="string">
            <text:p>35.76</text:p>
          </table:table-cell>
          <table:table-cell office:value-type="string">
            <text:p>10.75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MIU</text:p>
          </table:table-cell>
          <table:table-cell office:value-type="string">
            <text:p>Maiduguri [MIU]</text:p>
          </table:table-cell>
          <table:table-cell office:value-type="string">
            <text:p>Nigeria</text:p>
          </table:table-cell>
          <table:table-cell office:value-type="string">
            <text:p>Maiduguri</text:p>
          </table:table-cell>
          <table:table-cell office:value-type="string">
            <text:p>11.86</text:p>
          </table:table-cell>
          <table:table-cell office:value-type="string">
            <text:p>13.08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MIV</text:p>
          </table:table-cell>
          <table:table-cell office:value-type="string">
            <text:p>Millville [MIV]</text:p>
          </table:table-cell>
          <table:table-cell office:value-type="string">
            <text:p>United States</text:p>
          </table:table-cell>
          <table:table-cell office:value-type="string">
            <text:p>Millville Municipal</text:p>
          </table:table-cell>
          <table:table-cell office:value-type="string">
            <text:p>39.37</text:p>
          </table:table-cell>
          <table:table-cell office:value-type="string">
            <text:p>-75.07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MJC</text:p>
          </table:table-cell>
          <table:table-cell office:value-type="string">
            <text:p>Man [MJC]</text:p>
          </table:table-cell>
          <table:table-cell office:value-type="string">
            <text:p>Ivory Coast</text:p>
          </table:table-cell>
          <table:table-cell office:value-type="string">
            <text:p>Man</text:p>
          </table:table-cell>
          <table:table-cell office:value-type="string">
            <text:p>7.27</text:p>
          </table:table-cell>
          <table:table-cell office:value-type="string">
            <text:p>-7.59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MJD</text:p>
          </table:table-cell>
          <table:table-cell office:value-type="string">
            <text:p>Moenjodaro [MJD]</text:p>
          </table:table-cell>
          <table:table-cell office:value-type="string">
            <text:p>Pakistan</text:p>
          </table:table-cell>
          <table:table-cell office:value-type="string">
            <text:p>Moenjodaro</text:p>
          </table:table-cell>
          <table:table-cell office:value-type="string">
            <text:p>27.34</text:p>
          </table:table-cell>
          <table:table-cell office:value-type="string">
            <text:p>68.14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MJF</text:p>
          </table:table-cell>
          <table:table-cell office:value-type="string">
            <text:p>Mosjoen [MJF]</text:p>
          </table:table-cell>
          <table:table-cell office:value-type="string">
            <text:p>Norway</text:p>
          </table:table-cell>
          <table:table-cell office:value-type="string">
            <text:p>Kjaerstad</text:p>
          </table:table-cell>
          <table:table-cell office:value-type="string">
            <text:p>65.78</text:p>
          </table:table-cell>
          <table:table-cell office:value-type="string">
            <text:p>13.21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MJM</text:p>
          </table:table-cell>
          <table:table-cell office:value-type="string">
            <text:p>Mbuji-Mayi [MJM]</text:p>
          </table:table-cell>
          <table:table-cell office:value-type="string">
            <text:p>Zaire</text:p>
          </table:table-cell>
          <table:table-cell office:value-type="string">
            <text:p>Mbuji Mayi</text:p>
          </table:table-cell>
          <table:table-cell office:value-type="string">
            <text:p>-6.12</text:p>
          </table:table-cell>
          <table:table-cell office:value-type="string">
            <text:p>23.57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MJN</text:p>
          </table:table-cell>
          <table:table-cell office:value-type="string">
            <text:p>Mahajanga [MJN]</text:p>
          </table:table-cell>
          <table:table-cell office:value-type="string">
            <text:p>Madagascar</text:p>
          </table:table-cell>
          <table:table-cell office:value-type="string">
            <text:p>Mahajanga Philibert Tsiranana</text:p>
          </table:table-cell>
          <table:table-cell office:value-type="string">
            <text:p>-15.67</text:p>
          </table:table-cell>
          <table:table-cell office:value-type="string">
            <text:p>46.35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MJT</text:p>
          </table:table-cell>
          <table:table-cell office:value-type="string">
            <text:p>Mytilini [MJT]</text:p>
          </table:table-cell>
          <table:table-cell office:value-type="string">
            <text:p>Greece</text:p>
          </table:table-cell>
          <table:table-cell office:value-type="string">
            <text:p>Mitilini</text:p>
          </table:table-cell>
          <table:table-cell office:value-type="string">
            <text:p>39.06</text:p>
          </table:table-cell>
          <table:table-cell office:value-type="string">
            <text:p>26.6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MJV</text:p>
          </table:table-cell>
          <table:table-cell office:value-type="string">
            <text:p>Murcia [MJV]</text:p>
          </table:table-cell>
          <table:table-cell office:value-type="string">
            <text:p>Spain</text:p>
          </table:table-cell>
          <table:table-cell office:value-type="string">
            <text:p>Murcia San Javier</text:p>
          </table:table-cell>
          <table:table-cell office:value-type="string">
            <text:p>37.77</text:p>
          </table:table-cell>
          <table:table-cell office:value-type="string">
            <text:p>-0.81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MKE</text:p>
          </table:table-cell>
          <table:table-cell office:value-type="string">
            <text:p>Milwaukee [MKE]</text:p>
          </table:table-cell>
          <table:table-cell office:value-type="string">
            <text:p>United States</text:p>
          </table:table-cell>
          <table:table-cell office:value-type="string">
            <text:p>General Mitchell International</text:p>
          </table:table-cell>
          <table:table-cell office:value-type="string">
            <text:p>42.95</text:p>
          </table:table-cell>
          <table:table-cell office:value-type="string">
            <text:p>-87.9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MKJ</text:p>
          </table:table-cell>
          <table:table-cell office:value-type="string">
            <text:p>Makoua [MKJ]</text:p>
          </table:table-cell>
          <table:table-cell office:value-type="string">
            <text:p>Congo</text:p>
          </table:table-cell>
          <table:table-cell office:value-type="string">
            <text:p>Makoua</text:p>
          </table:table-cell>
          <table:table-cell office:value-type="string">
            <text:p>-0.02</text:p>
          </table:table-cell>
          <table:table-cell office:value-type="string">
            <text:p>15.58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MKK</text:p>
          </table:table-cell>
          <table:table-cell office:value-type="string">
            <text:p>Molokai [MKK]</text:p>
          </table:table-cell>
          <table:table-cell office:value-type="string">
            <text:p>United States</text:p>
          </table:table-cell>
          <table:table-cell office:value-type="string">
            <text:p>Molokai</text:p>
          </table:table-cell>
          <table:table-cell office:value-type="string">
            <text:p>21.15</text:p>
          </table:table-cell>
          <table:table-cell office:value-type="string">
            <text:p>-157.1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MKL</text:p>
          </table:table-cell>
          <table:table-cell office:value-type="string">
            <text:p>Jackson [MKL]</text:p>
          </table:table-cell>
          <table:table-cell office:value-type="string">
            <text:p>United States</text:p>
          </table:table-cell>
          <table:table-cell office:value-type="string">
            <text:p>Mc Kellar Sipes Regional</text:p>
          </table:table-cell>
          <table:table-cell office:value-type="string">
            <text:p>35.6</text:p>
          </table:table-cell>
          <table:table-cell office:value-type="string">
            <text:p>-88.92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MKO</text:p>
          </table:table-cell>
          <table:table-cell office:value-type="string">
            <text:p>Muskogee [MKO]</text:p>
          </table:table-cell>
          <table:table-cell office:value-type="string">
            <text:p>United States</text:p>
          </table:table-cell>
          <table:table-cell office:value-type="string">
            <text:p>Davis Field</text:p>
          </table:table-cell>
          <table:table-cell office:value-type="string">
            <text:p>35.66</text:p>
          </table:table-cell>
          <table:table-cell office:value-type="string">
            <text:p>-95.36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MKP</text:p>
          </table:table-cell>
          <table:table-cell office:value-type="string">
            <text:p>Makemo [MKP]</text:p>
          </table:table-cell>
          <table:table-cell office:value-type="string">
            <text:p>French Polynesia</text:p>
          </table:table-cell>
          <table:table-cell office:value-type="string">
            <text:p>Makemo</text:p>
          </table:table-cell>
          <table:table-cell office:value-type="string">
            <text:p>-16.58</text:p>
          </table:table-cell>
          <table:table-cell office:value-type="string">
            <text:p>-143.66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MKQ</text:p>
          </table:table-cell>
          <table:table-cell office:value-type="string">
            <text:p>Merauke [MKQ]</text:p>
          </table:table-cell>
          <table:table-cell office:value-type="string">
            <text:p>Indonesia</text:p>
          </table:table-cell>
          <table:table-cell office:value-type="string">
            <text:p>Mopah</text:p>
          </table:table-cell>
          <table:table-cell office:value-type="string">
            <text:p>-8.52</text:p>
          </table:table-cell>
          <table:table-cell office:value-type="string">
            <text:p>140.42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MKU</text:p>
          </table:table-cell>
          <table:table-cell office:value-type="string">
            <text:p>Makokou [MKU]</text:p>
          </table:table-cell>
          <table:table-cell office:value-type="string">
            <text:p>Gabon</text:p>
          </table:table-cell>
          <table:table-cell office:value-type="string">
            <text:p>Makokou</text:p>
          </table:table-cell>
          <table:table-cell office:value-type="string">
            <text:p>0.58</text:p>
          </table:table-cell>
          <table:table-cell office:value-type="string">
            <text:p>12.89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MKW</text:p>
          </table:table-cell>
          <table:table-cell office:value-type="string">
            <text:p>Manokwari [MKW]</text:p>
          </table:table-cell>
          <table:table-cell office:value-type="string">
            <text:p>Indonesia</text:p>
          </table:table-cell>
          <table:table-cell office:value-type="string">
            <text:p>Rendani</text:p>
          </table:table-cell>
          <table:table-cell office:value-type="string">
            <text:p>-0.88</text:p>
          </table:table-cell>
          <table:table-cell office:value-type="string">
            <text:p>134.05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MKY</text:p>
          </table:table-cell>
          <table:table-cell office:value-type="string">
            <text:p>Mackay [MKY]</text:p>
          </table:table-cell>
          <table:table-cell office:value-type="string">
            <text:p>Australia</text:p>
          </table:table-cell>
          <table:table-cell office:value-type="string">
            <text:p>Mackay</text:p>
          </table:table-cell>
          <table:table-cell office:value-type="string">
            <text:p>-21.17</text:p>
          </table:table-cell>
          <table:table-cell office:value-type="string">
            <text:p>149.18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MKZ</text:p>
          </table:table-cell>
          <table:table-cell office:value-type="string">
            <text:p>Malacca [MKZ]</text:p>
          </table:table-cell>
          <table:table-cell office:value-type="string">
            <text:p>Malaysia</text:p>
          </table:table-cell>
          <table:table-cell office:value-type="string">
            <text:p>Malacca</text:p>
          </table:table-cell>
          <table:table-cell office:value-type="string">
            <text:p>2.26</text:p>
          </table:table-cell>
          <table:table-cell office:value-type="string">
            <text:p>102.25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MLA</text:p>
          </table:table-cell>
          <table:table-cell office:value-type="string">
            <text:p>Malta [MLA]</text:p>
          </table:table-cell>
          <table:table-cell office:value-type="string">
            <text:p>Malta</text:p>
          </table:table-cell>
          <table:table-cell office:value-type="string">
            <text:p>Luqa</text:p>
          </table:table-cell>
          <table:table-cell office:value-type="string">
            <text:p>35.86</text:p>
          </table:table-cell>
          <table:table-cell office:value-type="string">
            <text:p>14.48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MLB</text:p>
          </table:table-cell>
          <table:table-cell office:value-type="string">
            <text:p>Melbourne [MLB]</text:p>
          </table:table-cell>
          <table:table-cell office:value-type="string">
            <text:p>United States</text:p>
          </table:table-cell>
          <table:table-cell office:value-type="string">
            <text:p>Melbourne International</text:p>
          </table:table-cell>
          <table:table-cell office:value-type="string">
            <text:p>28.1</text:p>
          </table:table-cell>
          <table:table-cell office:value-type="string">
            <text:p>-80.65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MLC</text:p>
          </table:table-cell>
          <table:table-cell office:value-type="string">
            <text:p>Mcalester [MLC]</text:p>
          </table:table-cell>
          <table:table-cell office:value-type="string">
            <text:p>United States</text:p>
          </table:table-cell>
          <table:table-cell office:value-type="string">
            <text:p>Mc Alester Regional</text:p>
          </table:table-cell>
          <table:table-cell office:value-type="string">
            <text:p>34.88</text:p>
          </table:table-cell>
          <table:table-cell office:value-type="string">
            <text:p>-95.78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MLE</text:p>
          </table:table-cell>
          <table:table-cell office:value-type="string">
            <text:p>Male [MLE]</text:p>
          </table:table-cell>
          <table:table-cell office:value-type="string">
            <text:p>Maldives</text:p>
          </table:table-cell>
          <table:table-cell office:value-type="string">
            <text:p>Male International</text:p>
          </table:table-cell>
          <table:table-cell office:value-type="string">
            <text:p>4.19</text:p>
          </table:table-cell>
          <table:table-cell office:value-type="string">
            <text:p>73.53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MLG</text:p>
          </table:table-cell>
          <table:table-cell office:value-type="string">
            <text:p>Malang [MLG]</text:p>
          </table:table-cell>
          <table:table-cell office:value-type="string">
            <text:p>Indonesia</text:p>
          </table:table-cell>
          <table:table-cell office:value-type="string">
            <text:p>Abdul Rachman Saleh</text:p>
          </table:table-cell>
          <table:table-cell office:value-type="string">
            <text:p>-7.93</text:p>
          </table:table-cell>
          <table:table-cell office:value-type="string">
            <text:p>112.71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MLH</text:p>
          </table:table-cell>
          <table:table-cell office:value-type="string">
            <text:p>Mulhouse [MLH]</text:p>
          </table:table-cell>
          <table:table-cell office:value-type="string">
            <text:p>France</text:p>
          </table:table-cell>
          <table:table-cell office:value-type="string">
            <text:p>Bale Mulhouse</text:p>
          </table:table-cell>
          <table:table-cell office:value-type="string">
            <text:p>47.59</text:p>
          </table:table-cell>
          <table:table-cell office:value-type="string">
            <text:p>7.53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MLM</text:p>
          </table:table-cell>
          <table:table-cell office:value-type="string">
            <text:p>Morelia [MLM]</text:p>
          </table:table-cell>
          <table:table-cell office:value-type="string">
            <text:p>Mexico</text:p>
          </table:table-cell>
          <table:table-cell office:value-type="string">
            <text:p>General Francisco J Mujica</text:p>
          </table:table-cell>
          <table:table-cell office:value-type="string">
            <text:p>19.85</text:p>
          </table:table-cell>
          <table:table-cell office:value-type="string">
            <text:p>-101.03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MLN</text:p>
          </table:table-cell>
          <table:table-cell office:value-type="string">
            <text:p>Melilla [MLN]</text:p>
          </table:table-cell>
          <table:table-cell office:value-type="string">
            <text:p>Spanish North Africa</text:p>
          </table:table-cell>
          <table:table-cell office:value-type="string">
            <text:p>Melilla</text:p>
          </table:table-cell>
          <table:table-cell office:value-type="string">
            <text:p>35.28</text:p>
          </table:table-cell>
          <table:table-cell office:value-type="string">
            <text:p>-2.96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MLT</text:p>
          </table:table-cell>
          <table:table-cell office:value-type="string">
            <text:p>Millinocket [MLT]</text:p>
          </table:table-cell>
          <table:table-cell office:value-type="string">
            <text:p>United States</text:p>
          </table:table-cell>
          <table:table-cell office:value-type="string">
            <text:p>Millinocket Municipal</text:p>
          </table:table-cell>
          <table:table-cell office:value-type="string">
            <text:p>45.65</text:p>
          </table:table-cell>
          <table:table-cell office:value-type="string">
            <text:p>-68.69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MLU</text:p>
          </table:table-cell>
          <table:table-cell office:value-type="string">
            <text:p>Monroe [MLU]</text:p>
          </table:table-cell>
          <table:table-cell office:value-type="string">
            <text:p>United States</text:p>
          </table:table-cell>
          <table:table-cell office:value-type="string">
            <text:p>Monroe Regional</text:p>
          </table:table-cell>
          <table:table-cell office:value-type="string">
            <text:p>32.51</text:p>
          </table:table-cell>
          <table:table-cell office:value-type="string">
            <text:p>-92.04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MLW</text:p>
          </table:table-cell>
          <table:table-cell office:value-type="string">
            <text:p>Monrovia [MLW]</text:p>
          </table:table-cell>
          <table:table-cell office:value-type="string">
            <text:p>Liberia</text:p>
          </table:table-cell>
          <table:table-cell office:value-type="string">
            <text:p>Monrovia Spriggs Payne</text:p>
          </table:table-cell>
          <table:table-cell office:value-type="string">
            <text:p>6.29</text:p>
          </table:table-cell>
          <table:table-cell office:value-type="string">
            <text:p>-10.76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MLX</text:p>
          </table:table-cell>
          <table:table-cell office:value-type="string">
            <text:p>Malatya [MLX]</text:p>
          </table:table-cell>
          <table:table-cell office:value-type="string">
            <text:p>Turkey</text:p>
          </table:table-cell>
          <table:table-cell office:value-type="string">
            <text:p>Erhac</text:p>
          </table:table-cell>
          <table:table-cell office:value-type="string">
            <text:p>38.44</text:p>
          </table:table-cell>
          <table:table-cell office:value-type="string">
            <text:p>38.09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MLZ</text:p>
          </table:table-cell>
          <table:table-cell office:value-type="string">
            <text:p>Melo [MLZ]</text:p>
          </table:table-cell>
          <table:table-cell office:value-type="string">
            <text:p>Uruguay</text:p>
          </table:table-cell>
          <table:table-cell office:value-type="string">
            <text:p>Cerro Largo</text:p>
          </table:table-cell>
          <table:table-cell office:value-type="string">
            <text:p>-32.34</text:p>
          </table:table-cell>
          <table:table-cell office:value-type="string">
            <text:p>-54.22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MMB</text:p>
          </table:table-cell>
          <table:table-cell office:value-type="string">
            <text:p>Memanbetsu [MMB]</text:p>
          </table:table-cell>
          <table:table-cell office:value-type="string">
            <text:p>Japan</text:p>
          </table:table-cell>
          <table:table-cell office:value-type="string">
            <text:p>Memanbetsu</text:p>
          </table:table-cell>
          <table:table-cell office:value-type="string">
            <text:p>43.88</text:p>
          </table:table-cell>
          <table:table-cell office:value-type="string">
            <text:p>144.16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MMC</text:p>
          </table:table-cell>
          <table:table-cell office:value-type="string">
            <text:p>Ciudad Mante [MMC]</text:p>
          </table:table-cell>
          <table:table-cell office:value-type="string">
            <text:p>Mexico</text:p>
          </table:table-cell>
          <table:table-cell office:value-type="string">
            <text:p>Ciudad Mante</text:p>
          </table:table-cell>
          <table:table-cell office:value-type="string">
            <text:p>22.74</text:p>
          </table:table-cell>
          <table:table-cell office:value-type="string">
            <text:p>-99.02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MMD</text:p>
          </table:table-cell>
          <table:table-cell office:value-type="string">
            <text:p>Minami Daito [MMD]</text:p>
          </table:table-cell>
          <table:table-cell office:value-type="string">
            <text:p>Japan</text:p>
          </table:table-cell>
          <table:table-cell office:value-type="string">
            <text:p>Minami Daito</text:p>
          </table:table-cell>
          <table:table-cell office:value-type="string">
            <text:p>25.85</text:p>
          </table:table-cell>
          <table:table-cell office:value-type="string">
            <text:p>131.26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MME</text:p>
          </table:table-cell>
          <table:table-cell office:value-type="string">
            <text:p>Teesside [MME]</text:p>
          </table:table-cell>
          <table:table-cell office:value-type="string">
            <text:p>United Kingdom</text:p>
          </table:table-cell>
          <table:table-cell office:value-type="string">
            <text:p>Teesside</text:p>
          </table:table-cell>
          <table:table-cell office:value-type="string">
            <text:p>54.51</text:p>
          </table:table-cell>
          <table:table-cell office:value-type="string">
            <text:p>-1.43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MMJ</text:p>
          </table:table-cell>
          <table:table-cell office:value-type="string">
            <text:p>Matsumoto [MMJ]</text:p>
          </table:table-cell>
          <table:table-cell office:value-type="string">
            <text:p>Japan</text:p>
          </table:table-cell>
          <table:table-cell office:value-type="string">
            <text:p>Matsumoto</text:p>
          </table:table-cell>
          <table:table-cell office:value-type="string">
            <text:p>36.17</text:p>
          </table:table-cell>
          <table:table-cell office:value-type="string">
            <text:p>137.92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MMK</text:p>
          </table:table-cell>
          <table:table-cell office:value-type="string">
            <text:p>Murmansk [MMK]</text:p>
          </table:table-cell>
          <table:table-cell office:value-type="string">
            <text:p>Russia</text:p>
          </table:table-cell>
          <table:table-cell office:value-type="string">
            <text:p>Murmansk</text:p>
          </table:table-cell>
          <table:table-cell office:value-type="string">
            <text:p>68.78</text:p>
          </table:table-cell>
          <table:table-cell office:value-type="string">
            <text:p>32.75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MMO</text:p>
          </table:table-cell>
          <table:table-cell office:value-type="string">
            <text:p>Maio [MMO]</text:p>
          </table:table-cell>
          <table:table-cell office:value-type="string">
            <text:p>Cape Verde Islands</text:p>
          </table:table-cell>
          <table:table-cell office:value-type="string">
            <text:p>Maio</text:p>
          </table:table-cell>
          <table:table-cell office:value-type="string">
            <text:p>15.16</text:p>
          </table:table-cell>
          <table:table-cell office:value-type="string">
            <text:p>-23.21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MMV</text:p>
          </table:table-cell>
          <table:table-cell office:value-type="string">
            <text:p>Mackminnville [MMV]</text:p>
          </table:table-cell>
          <table:table-cell office:value-type="string">
            <text:p>United States</text:p>
          </table:table-cell>
          <table:table-cell office:value-type="string">
            <text:p>Mc Minnville Municipal</text:p>
          </table:table-cell>
          <table:table-cell office:value-type="string">
            <text:p>45.19</text:p>
          </table:table-cell>
          <table:table-cell office:value-type="string">
            <text:p>-123.14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MMX</text:p>
          </table:table-cell>
          <table:table-cell office:value-type="string">
            <text:p>Malmoe [MMX]</text:p>
          </table:table-cell>
          <table:table-cell office:value-type="string">
            <text:p>Sweden</text:p>
          </table:table-cell>
          <table:table-cell office:value-type="string">
            <text:p>Sturup</text:p>
          </table:table-cell>
          <table:table-cell office:value-type="string">
            <text:p>55.53</text:p>
          </table:table-cell>
          <table:table-cell office:value-type="string">
            <text:p>13.37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MMY</text:p>
          </table:table-cell>
          <table:table-cell office:value-type="string">
            <text:p>Miyako [MMY]</text:p>
          </table:table-cell>
          <table:table-cell office:value-type="string">
            <text:p>Japan</text:p>
          </table:table-cell>
          <table:table-cell office:value-type="string">
            <text:p>Miyako</text:p>
          </table:table-cell>
          <table:table-cell office:value-type="string">
            <text:p>24.78</text:p>
          </table:table-cell>
          <table:table-cell office:value-type="string">
            <text:p>125.3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MMZ</text:p>
          </table:table-cell>
          <table:table-cell office:value-type="string">
            <text:p>Maimama [MMZ]</text:p>
          </table:table-cell>
          <table:table-cell office:value-type="string">
            <text:p>Afghanistan</text:p>
          </table:table-cell>
          <table:table-cell office:value-type="string">
            <text:p>Maimana</text:p>
          </table:table-cell>
          <table:table-cell office:value-type="string">
            <text:p>35.93</text:p>
          </table:table-cell>
          <table:table-cell office:value-type="string">
            <text:p>64.76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MNB</text:p>
          </table:table-cell>
          <table:table-cell office:value-type="string">
            <text:p>Muanda [MNB]</text:p>
          </table:table-cell>
          <table:table-cell office:value-type="string">
            <text:p>Zaire</text:p>
          </table:table-cell>
          <table:table-cell office:value-type="string">
            <text:p>Muanda</text:p>
          </table:table-cell>
          <table:table-cell office:value-type="string">
            <text:p>-5.93</text:p>
          </table:table-cell>
          <table:table-cell office:value-type="string">
            <text:p>12.35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MNC</text:p>
          </table:table-cell>
          <table:table-cell office:value-type="string">
            <text:p>Nacala [MNC]</text:p>
          </table:table-cell>
          <table:table-cell office:value-type="string">
            <text:p>Mozambique</text:p>
          </table:table-cell>
          <table:table-cell office:value-type="string">
            <text:p>Nacala</text:p>
          </table:table-cell>
          <table:table-cell office:value-type="string">
            <text:p>-14.49</text:p>
          </table:table-cell>
          <table:table-cell office:value-type="string">
            <text:p>40.71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MNI</text:p>
          </table:table-cell>
          <table:table-cell office:value-type="string">
            <text:p>Plymouth [MNI]</text:p>
          </table:table-cell>
          <table:table-cell office:value-type="string">
            <text:p>Montserrat</text:p>
          </table:table-cell>
          <table:table-cell office:value-type="string">
            <text:p>Santee Cooper Regional</text:p>
          </table:table-cell>
          <table:table-cell office:value-type="string">
            <text:p>33.59</text:p>
          </table:table-cell>
          <table:table-cell office:value-type="string">
            <text:p>-80.21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MNJ</text:p>
          </table:table-cell>
          <table:table-cell office:value-type="string">
            <text:p>Mananjary [MNJ]</text:p>
          </table:table-cell>
          <table:table-cell office:value-type="string">
            <text:p>Madagascar</text:p>
          </table:table-cell>
          <table:table-cell office:value-type="string">
            <text:p>Mananjary</text:p>
          </table:table-cell>
          <table:table-cell office:value-type="string">
            <text:p>-21.2</text:p>
          </table:table-cell>
          <table:table-cell office:value-type="string">
            <text:p>48.36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MNL</text:p>
          </table:table-cell>
          <table:table-cell office:value-type="string">
            <text:p>Manila [MNL]</text:p>
          </table:table-cell>
          <table:table-cell office:value-type="string">
            <text:p>Philippines</text:p>
          </table:table-cell>
          <table:table-cell office:value-type="string">
            <text:p>Ninoy Aquino International</text:p>
          </table:table-cell>
          <table:table-cell office:value-type="string">
            <text:p>14.51</text:p>
          </table:table-cell>
          <table:table-cell office:value-type="string">
            <text:p>121.02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MNM</text:p>
          </table:table-cell>
          <table:table-cell office:value-type="string">
            <text:p>Macon [MNM]</text:p>
          </table:table-cell>
          <table:table-cell office:value-type="string">
            <text:p>United States</text:p>
          </table:table-cell>
          <table:table-cell office:value-type="string">
            <text:p>Menominee Marinette Twin County</text:p>
          </table:table-cell>
          <table:table-cell office:value-type="string">
            <text:p>45.13</text:p>
          </table:table-cell>
          <table:table-cell office:value-type="string">
            <text:p>-87.64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MOA</text:p>
          </table:table-cell>
          <table:table-cell office:value-type="string">
            <text:p>Moa [MOA]</text:p>
          </table:table-cell>
          <table:table-cell office:value-type="string">
            <text:p>Cuba</text:p>
          </table:table-cell>
          <table:table-cell office:value-type="string">
            <text:p>Orestes Acosta</text:p>
          </table:table-cell>
          <table:table-cell office:value-type="string">
            <text:p>20.65</text:p>
          </table:table-cell>
          <table:table-cell office:value-type="string">
            <text:p>-74.92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MOB</text:p>
          </table:table-cell>
          <table:table-cell office:value-type="string">
            <text:p>Mobile [MOB]</text:p>
          </table:table-cell>
          <table:table-cell office:value-type="string">
            <text:p>United States</text:p>
          </table:table-cell>
          <table:table-cell office:value-type="string">
            <text:p>Mobile Regional</text:p>
          </table:table-cell>
          <table:table-cell office:value-type="string">
            <text:p>30.69</text:p>
          </table:table-cell>
          <table:table-cell office:value-type="string">
            <text:p>-88.24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MOC</text:p>
          </table:table-cell>
          <table:table-cell office:value-type="string">
            <text:p>Montes Claros [MOC]</text:p>
          </table:table-cell>
          <table:table-cell office:value-type="string">
            <text:p>Brazil</text:p>
          </table:table-cell>
          <table:table-cell office:value-type="string">
            <text:p>Montes Claros</text:p>
          </table:table-cell>
          <table:table-cell office:value-type="string">
            <text:p>-16.71</text:p>
          </table:table-cell>
          <table:table-cell office:value-type="string">
            <text:p>-43.82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MOD</text:p>
          </table:table-cell>
          <table:table-cell office:value-type="string">
            <text:p>Modesto [MOD]</text:p>
          </table:table-cell>
          <table:table-cell office:value-type="string">
            <text:p>United States</text:p>
          </table:table-cell>
          <table:table-cell office:value-type="string">
            <text:p>Modesto City County Harry Sham</text:p>
          </table:table-cell>
          <table:table-cell office:value-type="string">
            <text:p>37.63</text:p>
          </table:table-cell>
          <table:table-cell office:value-type="string">
            <text:p>-120.95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MOF</text:p>
          </table:table-cell>
          <table:table-cell office:value-type="string">
            <text:p>Maumere [MOF]</text:p>
          </table:table-cell>
          <table:table-cell office:value-type="string">
            <text:p>Indonesia</text:p>
          </table:table-cell>
          <table:table-cell office:value-type="string">
            <text:p>Wai Oti</text:p>
          </table:table-cell>
          <table:table-cell office:value-type="string">
            <text:p>-8.64</text:p>
          </table:table-cell>
          <table:table-cell office:value-type="string">
            <text:p>122.24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MOG</text:p>
          </table:table-cell>
          <table:table-cell office:value-type="string">
            <text:p>Mong Hsat [MOG]</text:p>
          </table:table-cell>
          <table:table-cell office:value-type="string">
            <text:p>Myanmar (Burma)</text:p>
          </table:table-cell>
          <table:table-cell office:value-type="string">
            <text:p>Monghsat</text:p>
          </table:table-cell>
          <table:table-cell office:value-type="string">
            <text:p>20.52</text:p>
          </table:table-cell>
          <table:table-cell office:value-type="string">
            <text:p>99.26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MOH</text:p>
          </table:table-cell>
          <table:table-cell office:value-type="string">
            <text:p>Mohanbari [MOH]</text:p>
          </table:table-cell>
          <table:table-cell office:value-type="string">
            <text:p>India</text:p>
          </table:table-cell>
          <table:table-cell office:value-type="string">
            <text:p>Dibrugarh</text:p>
          </table:table-cell>
          <table:table-cell office:value-type="string">
            <text:p>27.48</text:p>
          </table:table-cell>
          <table:table-cell office:value-type="string">
            <text:p>95.02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MOL</text:p>
          </table:table-cell>
          <table:table-cell office:value-type="string">
            <text:p>Molde [MOL]</text:p>
          </table:table-cell>
          <table:table-cell office:value-type="string">
            <text:p>Norway</text:p>
          </table:table-cell>
          <table:table-cell office:value-type="string">
            <text:p>Aro</text:p>
          </table:table-cell>
          <table:table-cell office:value-type="string">
            <text:p>62.75</text:p>
          </table:table-cell>
          <table:table-cell office:value-type="string">
            <text:p>7.27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MON</text:p>
          </table:table-cell>
          <table:table-cell office:value-type="string">
            <text:p>Glentanner [MON]</text:p>
          </table:table-cell>
          <table:table-cell office:value-type="string">
            <text:p>New Zealand</text:p>
          </table:table-cell>
          <table:table-cell office:value-type="string">
            <text:p>Glentanner</text:p>
          </table:table-cell>
          <table:table-cell office:value-type="string">
            <text:p>-43.91</text:p>
          </table:table-cell>
          <table:table-cell office:value-type="string">
            <text:p>170.13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MOQ</text:p>
          </table:table-cell>
          <table:table-cell office:value-type="string">
            <text:p>Morondava [MOQ]</text:p>
          </table:table-cell>
          <table:table-cell office:value-type="string">
            <text:p>Madagascar</text:p>
          </table:table-cell>
          <table:table-cell office:value-type="string">
            <text:p>Morondava</text:p>
          </table:table-cell>
          <table:table-cell office:value-type="string">
            <text:p>-20.28</text:p>
          </table:table-cell>
          <table:table-cell office:value-type="string">
            <text:p>44.32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MOT</text:p>
          </table:table-cell>
          <table:table-cell office:value-type="string">
            <text:p>Minot [MOT]</text:p>
          </table:table-cell>
          <table:table-cell office:value-type="string">
            <text:p>United States</text:p>
          </table:table-cell>
          <table:table-cell office:value-type="string">
            <text:p>Minot International</text:p>
          </table:table-cell>
          <table:table-cell office:value-type="string">
            <text:p>48.26</text:p>
          </table:table-cell>
          <table:table-cell office:value-type="string">
            <text:p>-101.28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MOZ</text:p>
          </table:table-cell>
          <table:table-cell office:value-type="string">
            <text:p>Moorea [MOZ]</text:p>
          </table:table-cell>
          <table:table-cell office:value-type="string">
            <text:p>French Polynesia</text:p>
          </table:table-cell>
          <table:table-cell office:value-type="string">
            <text:p>Temae</text:p>
          </table:table-cell>
          <table:table-cell office:value-type="string">
            <text:p>-17.49</text:p>
          </table:table-cell>
          <table:table-cell office:value-type="string">
            <text:p>-149.76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MPL</text:p>
          </table:table-cell>
          <table:table-cell office:value-type="string">
            <text:p>Montpellier [MPL]</text:p>
          </table:table-cell>
          <table:table-cell office:value-type="string">
            <text:p>France</text:p>
          </table:table-cell>
          <table:table-cell office:value-type="string">
            <text:p>Mediterranee</text:p>
          </table:table-cell>
          <table:table-cell office:value-type="string">
            <text:p>43.58</text:p>
          </table:table-cell>
          <table:table-cell office:value-type="string">
            <text:p>3.96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MPM</text:p>
          </table:table-cell>
          <table:table-cell office:value-type="string">
            <text:p>Maputo [MPM]</text:p>
          </table:table-cell>
          <table:table-cell office:value-type="string">
            <text:p>Mozambique</text:p>
          </table:table-cell>
          <table:table-cell office:value-type="string">
            <text:p>Maputo</text:p>
          </table:table-cell>
          <table:table-cell office:value-type="string">
            <text:p>-25.92</text:p>
          </table:table-cell>
          <table:table-cell office:value-type="string">
            <text:p>32.57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MPN</text:p>
          </table:table-cell>
          <table:table-cell office:value-type="string">
            <text:p>Mount Pleasant [MPN]</text:p>
          </table:table-cell>
          <table:table-cell office:value-type="string">
            <text:p>Falkland Islands</text:p>
          </table:table-cell>
          <table:table-cell office:value-type="string">
            <text:p>Mount Pleasant</text:p>
          </table:table-cell>
          <table:table-cell office:value-type="string">
            <text:p>-51.82</text:p>
          </table:table-cell>
          <table:table-cell office:value-type="string">
            <text:p>-58.45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MPV</text:p>
          </table:table-cell>
          <table:table-cell office:value-type="string">
            <text:p>Montpelier [MPV]</text:p>
          </table:table-cell>
          <table:table-cell office:value-type="string">
            <text:p>United States</text:p>
          </table:table-cell>
          <table:table-cell office:value-type="string">
            <text:p>Edward F Knapp State</text:p>
          </table:table-cell>
          <table:table-cell office:value-type="string">
            <text:p>44.2</text:p>
          </table:table-cell>
          <table:table-cell office:value-type="string">
            <text:p>-72.56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MQF</text:p>
          </table:table-cell>
          <table:table-cell office:value-type="string">
            <text:p>Magnetiogorsk [MQF]</text:p>
          </table:table-cell>
          <table:table-cell office:value-type="string">
            <text:p>Russia</text:p>
          </table:table-cell>
          <table:table-cell office:value-type="string">
            <text:p>Magnitogorsk</text:p>
          </table:table-cell>
          <table:table-cell office:value-type="string">
            <text:p>53.39</text:p>
          </table:table-cell>
          <table:table-cell office:value-type="string">
            <text:p>58.76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MQQ</text:p>
          </table:table-cell>
          <table:table-cell office:value-type="string">
            <text:p>Moundou [MQQ]</text:p>
          </table:table-cell>
          <table:table-cell office:value-type="string">
            <text:p>Chad</text:p>
          </table:table-cell>
          <table:table-cell office:value-type="string">
            <text:p>Moundou</text:p>
          </table:table-cell>
          <table:table-cell office:value-type="string">
            <text:p>8.62</text:p>
          </table:table-cell>
          <table:table-cell office:value-type="string">
            <text:p>16.07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MQS</text:p>
          </table:table-cell>
          <table:table-cell office:value-type="string">
            <text:p>Mustique [MQS]</text:p>
          </table:table-cell>
          <table:table-cell office:value-type="string">
            <text:p>Saint Vincent and the Grenadines</text:p>
          </table:table-cell>
          <table:table-cell office:value-type="string">
            <text:p>Mustique</text:p>
          </table:table-cell>
          <table:table-cell office:value-type="string">
            <text:p>12.89</text:p>
          </table:table-cell>
          <table:table-cell office:value-type="string">
            <text:p>-61.18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MQT</text:p>
          </table:table-cell>
          <table:table-cell office:value-type="string">
            <text:p>Marquette [MQT]</text:p>
          </table:table-cell>
          <table:table-cell office:value-type="string">
            <text:p>United States</text:p>
          </table:table-cell>
          <table:table-cell office:value-type="string">
            <text:p>Sawyer International</text:p>
          </table:table-cell>
          <table:table-cell office:value-type="string">
            <text:p>46.53</text:p>
          </table:table-cell>
          <table:table-cell office:value-type="string">
            <text:p>-87.56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MQX</text:p>
          </table:table-cell>
          <table:table-cell office:value-type="string">
            <text:p>Makale [MQX]</text:p>
          </table:table-cell>
          <table:table-cell office:value-type="string">
            <text:p>Ethiopia</text:p>
          </table:table-cell>
          <table:table-cell office:value-type="string">
            <text:p>Mekele</text:p>
          </table:table-cell>
          <table:table-cell office:value-type="string">
            <text:p>13.47</text:p>
          </table:table-cell>
          <table:table-cell office:value-type="string">
            <text:p>39.53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MRD</text:p>
          </table:table-cell>
          <table:table-cell office:value-type="string">
            <text:p>Merida [MRD]</text:p>
          </table:table-cell>
          <table:table-cell office:value-type="string">
            <text:p>Venezuela</text:p>
          </table:table-cell>
          <table:table-cell office:value-type="string">
            <text:p>Alberto Carnevalli</text:p>
          </table:table-cell>
          <table:table-cell office:value-type="string">
            <text:p>8.58</text:p>
          </table:table-cell>
          <table:table-cell office:value-type="string">
            <text:p>-71.16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MRI</text:p>
          </table:table-cell>
          <table:table-cell office:value-type="string">
            <text:p>Anchorage [MRI]</text:p>
          </table:table-cell>
          <table:table-cell office:value-type="string">
            <text:p>United States</text:p>
          </table:table-cell>
          <table:table-cell office:value-type="string">
            <text:p>Merrill Field</text:p>
          </table:table-cell>
          <table:table-cell office:value-type="string">
            <text:p>61.21</text:p>
          </table:table-cell>
          <table:table-cell office:value-type="string">
            <text:p>-149.85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MRO</text:p>
          </table:table-cell>
          <table:table-cell office:value-type="string">
            <text:p>Masterton [MRO]</text:p>
          </table:table-cell>
          <table:table-cell office:value-type="string">
            <text:p>New Zealand</text:p>
          </table:table-cell>
          <table:table-cell office:value-type="string">
            <text:p>Masterton</text:p>
          </table:table-cell>
          <table:table-cell office:value-type="string">
            <text:p>-40.97</text:p>
          </table:table-cell>
          <table:table-cell office:value-type="string">
            <text:p>175.63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MRS</text:p>
          </table:table-cell>
          <table:table-cell office:value-type="string">
            <text:p>Marseille [MRS]</text:p>
          </table:table-cell>
          <table:table-cell office:value-type="string">
            <text:p>France</text:p>
          </table:table-cell>
          <table:table-cell office:value-type="string">
            <text:p>Provence</text:p>
          </table:table-cell>
          <table:table-cell office:value-type="string">
            <text:p>43.44</text:p>
          </table:table-cell>
          <table:table-cell office:value-type="string">
            <text:p>5.21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MRU</text:p>
          </table:table-cell>
          <table:table-cell office:value-type="string">
            <text:p>Plaisance/Port Louis [MRU]</text:p>
          </table:table-cell>
          <table:table-cell office:value-type="string">
            <text:p>Mauritius</text:p>
          </table:table-cell>
          <table:table-cell office:value-type="string">
            <text:p>Sir Seewoosagur Ramgoolam International</text:p>
          </table:table-cell>
          <table:table-cell office:value-type="string">
            <text:p>-20.43</text:p>
          </table:table-cell>
          <table:table-cell office:value-type="string">
            <text:p>57.68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MRV</text:p>
          </table:table-cell>
          <table:table-cell office:value-type="string">
            <text:p>Mineralnye Vody [MRV]</text:p>
          </table:table-cell>
          <table:table-cell office:value-type="string">
            <text:p>Russia</text:p>
          </table:table-cell>
          <table:table-cell office:value-type="string">
            <text:p>Mineralnyye Vody</text:p>
          </table:table-cell>
          <table:table-cell office:value-type="string">
            <text:p>44.23</text:p>
          </table:table-cell>
          <table:table-cell office:value-type="string">
            <text:p>43.08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MRX</text:p>
          </table:table-cell>
          <table:table-cell office:value-type="string">
            <text:p>Bandar Mahshahr [MRX]</text:p>
          </table:table-cell>
          <table:table-cell office:value-type="string">
            <text:p>Iran</text:p>
          </table:table-cell>
          <table:table-cell office:value-type="string">
            <text:p>Mahshahr</text:p>
          </table:table-cell>
          <table:table-cell office:value-type="string">
            <text:p>30.56</text:p>
          </table:table-cell>
          <table:table-cell office:value-type="string">
            <text:p>49.15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MSE</text:p>
          </table:table-cell>
          <table:table-cell office:value-type="string">
            <text:p>Manston [MSE]</text:p>
          </table:table-cell>
          <table:table-cell office:value-type="string">
            <text:p>United Kingdom</text:p>
          </table:table-cell>
          <table:table-cell office:value-type="string">
            <text:p>Manston</text:p>
          </table:table-cell>
          <table:table-cell office:value-type="string">
            <text:p>51.34</text:p>
          </table:table-cell>
          <table:table-cell office:value-type="string">
            <text:p>1.35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MSH</text:p>
          </table:table-cell>
          <table:table-cell office:value-type="string">
            <text:p>Masirah [MSH]</text:p>
          </table:table-cell>
          <table:table-cell office:value-type="string">
            <text:p>Oman</text:p>
          </table:table-cell>
          <table:table-cell office:value-type="string">
            <text:p>Masirah</text:p>
          </table:table-cell>
          <table:table-cell office:value-type="string">
            <text:p>20.68</text:p>
          </table:table-cell>
          <table:table-cell office:value-type="string">
            <text:p>58.89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MSJ</text:p>
          </table:table-cell>
          <table:table-cell office:value-type="string">
            <text:p>Misawa [MSJ]</text:p>
          </table:table-cell>
          <table:table-cell office:value-type="string">
            <text:p>Japan</text:p>
          </table:table-cell>
          <table:table-cell office:value-type="string">
            <text:p>Misawa Ab</text:p>
          </table:table-cell>
          <table:table-cell office:value-type="string">
            <text:p>40.7</text:p>
          </table:table-cell>
          <table:table-cell office:value-type="string">
            <text:p>141.37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MSN</text:p>
          </table:table-cell>
          <table:table-cell office:value-type="string">
            <text:p>Madison [MSN]</text:p>
          </table:table-cell>
          <table:table-cell office:value-type="string">
            <text:p>United States</text:p>
          </table:table-cell>
          <table:table-cell office:value-type="string">
            <text:p>Dane County Regional Truax Field</text:p>
          </table:table-cell>
          <table:table-cell office:value-type="string">
            <text:p>43.14</text:p>
          </table:table-cell>
          <table:table-cell office:value-type="string">
            <text:p>-89.34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MSP</text:p>
          </table:table-cell>
          <table:table-cell office:value-type="string">
            <text:p>Minneapolis/Saint Paul [MSP]</text:p>
          </table:table-cell>
          <table:table-cell office:value-type="string">
            <text:p>United States</text:p>
          </table:table-cell>
          <table:table-cell office:value-type="string">
            <text:p>Minneapolis St Paul International</text:p>
          </table:table-cell>
          <table:table-cell office:value-type="string">
            <text:p>44.88</text:p>
          </table:table-cell>
          <table:table-cell office:value-type="string">
            <text:p>-93.22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MSQ</text:p>
          </table:table-cell>
          <table:table-cell office:value-type="string">
            <text:p>Minsk 2 [MSQ]</text:p>
          </table:table-cell>
          <table:table-cell office:value-type="string">
            <text:p>Belarus</text:p>
          </table:table-cell>
          <table:table-cell office:value-type="string">
            <text:p>Minsk 2</text:p>
          </table:table-cell>
          <table:table-cell office:value-type="string">
            <text:p>53.88</text:p>
          </table:table-cell>
          <table:table-cell office:value-type="string">
            <text:p>28.03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MSS</text:p>
          </table:table-cell>
          <table:table-cell office:value-type="string">
            <text:p>Massena [MSS]</text:p>
          </table:table-cell>
          <table:table-cell office:value-type="string">
            <text:p>United States</text:p>
          </table:table-cell>
          <table:table-cell office:value-type="string">
            <text:p>Massena International Richards Field</text:p>
          </table:table-cell>
          <table:table-cell office:value-type="string">
            <text:p>44.94</text:p>
          </table:table-cell>
          <table:table-cell office:value-type="string">
            <text:p>-74.85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MST</text:p>
          </table:table-cell>
          <table:table-cell office:value-type="string">
            <text:p>Maastricht [MST]</text:p>
          </table:table-cell>
          <table:table-cell office:value-type="string">
            <text:p>Netherlands</text:p>
          </table:table-cell>
          <table:table-cell office:value-type="string">
            <text:p>Maastricht</text:p>
          </table:table-cell>
          <table:table-cell office:value-type="string">
            <text:p>50.91</text:p>
          </table:table-cell>
          <table:table-cell office:value-type="string">
            <text:p>5.77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MSU</text:p>
          </table:table-cell>
          <table:table-cell office:value-type="string">
            <text:p>Maseru [MSU]</text:p>
          </table:table-cell>
          <table:table-cell office:value-type="string">
            <text:p>Lesotho</text:p>
          </table:table-cell>
          <table:table-cell office:value-type="string">
            <text:p>Moshoeshoe I International</text:p>
          </table:table-cell>
          <table:table-cell office:value-type="string">
            <text:p>-29.46</text:p>
          </table:table-cell>
          <table:table-cell office:value-type="string">
            <text:p>27.55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MSY</text:p>
          </table:table-cell>
          <table:table-cell office:value-type="string">
            <text:p>New Orleans [MSY]</text:p>
          </table:table-cell>
          <table:table-cell office:value-type="string">
            <text:p>United States</text:p>
          </table:table-cell>
          <table:table-cell office:value-type="string">
            <text:p>Louis Armstrong New Orleans International</text:p>
          </table:table-cell>
          <table:table-cell office:value-type="string">
            <text:p>29.99</text:p>
          </table:table-cell>
          <table:table-cell office:value-type="string">
            <text:p>-90.26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MTC</text:p>
          </table:table-cell>
          <table:table-cell office:value-type="string">
            <text:p>Mount Clemens [MTC]</text:p>
          </table:table-cell>
          <table:table-cell office:value-type="string">
            <text:p>United States</text:p>
          </table:table-cell>
          <table:table-cell office:value-type="string">
            <text:p>Selfridge Angb</text:p>
          </table:table-cell>
          <table:table-cell office:value-type="string">
            <text:p>42.61</text:p>
          </table:table-cell>
          <table:table-cell office:value-type="string">
            <text:p>-82.83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MTR</text:p>
          </table:table-cell>
          <table:table-cell office:value-type="string">
            <text:p>Monteria [MTR]</text:p>
          </table:table-cell>
          <table:table-cell office:value-type="string">
            <text:p>Colombia</text:p>
          </table:table-cell>
          <table:table-cell office:value-type="string">
            <text:p>Los Garzones</text:p>
          </table:table-cell>
          <table:table-cell office:value-type="string">
            <text:p>8.82</text:p>
          </table:table-cell>
          <table:table-cell office:value-type="string">
            <text:p>-75.83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MTS</text:p>
          </table:table-cell>
          <table:table-cell office:value-type="string">
            <text:p>Manzini [MTS]</text:p>
          </table:table-cell>
          <table:table-cell office:value-type="string">
            <text:p>Swaziland</text:p>
          </table:table-cell>
          <table:table-cell office:value-type="string">
            <text:p>Matsapha</text:p>
          </table:table-cell>
          <table:table-cell office:value-type="string">
            <text:p>-26.53</text:p>
          </table:table-cell>
          <table:table-cell office:value-type="string">
            <text:p>31.31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MTT</text:p>
          </table:table-cell>
          <table:table-cell office:value-type="string">
            <text:p>Minatitlan [MTT]</text:p>
          </table:table-cell>
          <table:table-cell office:value-type="string">
            <text:p>Mexico</text:p>
          </table:table-cell>
          <table:table-cell office:value-type="string">
            <text:p>Minatitlan</text:p>
          </table:table-cell>
          <table:table-cell office:value-type="string">
            <text:p>18.1</text:p>
          </table:table-cell>
          <table:table-cell office:value-type="string">
            <text:p>-94.58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MTY</text:p>
          </table:table-cell>
          <table:table-cell office:value-type="string">
            <text:p>Monterrey [MTY]</text:p>
          </table:table-cell>
          <table:table-cell office:value-type="string">
            <text:p>Mexico</text:p>
          </table:table-cell>
          <table:table-cell office:value-type="string">
            <text:p>General Mariano Escobedo International</text:p>
          </table:table-cell>
          <table:table-cell office:value-type="string">
            <text:p>25.78</text:p>
          </table:table-cell>
          <table:table-cell office:value-type="string">
            <text:p>-100.11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MUB</text:p>
          </table:table-cell>
          <table:table-cell office:value-type="string">
            <text:p>Maun [MUB]</text:p>
          </table:table-cell>
          <table:table-cell office:value-type="string">
            <text:p>Botswana</text:p>
          </table:table-cell>
          <table:table-cell office:value-type="string">
            <text:p>Maun</text:p>
          </table:table-cell>
          <table:table-cell office:value-type="string">
            <text:p>-19.97</text:p>
          </table:table-cell>
          <table:table-cell office:value-type="string">
            <text:p>23.43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MUC</text:p>
          </table:table-cell>
          <table:table-cell office:value-type="string">
            <text:p>Munich [MUC]</text:p>
          </table:table-cell>
          <table:table-cell office:value-type="string">
            <text:p>Germany</text:p>
          </table:table-cell>
          <table:table-cell office:value-type="string">
            <text:p>Munich</text:p>
          </table:table-cell>
          <table:table-cell office:value-type="string">
            <text:p>48.35</text:p>
          </table:table-cell>
          <table:table-cell office:value-type="string">
            <text:p>11.79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MUE</text:p>
          </table:table-cell>
          <table:table-cell office:value-type="string">
            <text:p>Kamuela [MUE]</text:p>
          </table:table-cell>
          <table:table-cell office:value-type="string">
            <text:p>United States</text:p>
          </table:table-cell>
          <table:table-cell office:value-type="string">
            <text:p>Waimea Kohala</text:p>
          </table:table-cell>
          <table:table-cell office:value-type="string">
            <text:p>20</text:p>
          </table:table-cell>
          <table:table-cell office:value-type="string">
            <text:p>-155.67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MUH</text:p>
          </table:table-cell>
          <table:table-cell office:value-type="string">
            <text:p>Mersa-Matruh [MUH]</text:p>
          </table:table-cell>
          <table:table-cell office:value-type="string">
            <text:p>Egypt</text:p>
          </table:table-cell>
          <table:table-cell office:value-type="string">
            <text:p>Mersa Matruh</text:p>
          </table:table-cell>
          <table:table-cell office:value-type="string">
            <text:p>31.33</text:p>
          </table:table-cell>
          <table:table-cell office:value-type="string">
            <text:p>27.22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MUI</text:p>
          </table:table-cell>
          <table:table-cell office:value-type="string">
            <text:p>Muir [MUI]</text:p>
          </table:table-cell>
          <table:table-cell office:value-type="string">
            <text:p>United States</text:p>
          </table:table-cell>
          <table:table-cell office:value-type="string">
            <text:p>Muir Army Air Field</text:p>
          </table:table-cell>
          <table:table-cell office:value-type="string">
            <text:p>40.43</text:p>
          </table:table-cell>
          <table:table-cell office:value-type="string">
            <text:p>-76.57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MUN</text:p>
          </table:table-cell>
          <table:table-cell office:value-type="string">
            <text:p>Maturin [MUN]</text:p>
          </table:table-cell>
          <table:table-cell office:value-type="string">
            <text:p>Venezuela</text:p>
          </table:table-cell>
          <table:table-cell office:value-type="string">
            <text:p>Maturin</text:p>
          </table:table-cell>
          <table:table-cell office:value-type="string">
            <text:p>9.75</text:p>
          </table:table-cell>
          <table:table-cell office:value-type="string">
            <text:p>-63.15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MUO</text:p>
          </table:table-cell>
          <table:table-cell office:value-type="string">
            <text:p>Mountain Home [MUO]</text:p>
          </table:table-cell>
          <table:table-cell office:value-type="string">
            <text:p>United States</text:p>
          </table:table-cell>
          <table:table-cell office:value-type="string">
            <text:p>Mountain Home Air Force Base</text:p>
          </table:table-cell>
          <table:table-cell office:value-type="string">
            <text:p>43.04</text:p>
          </table:table-cell>
          <table:table-cell office:value-type="string">
            <text:p>-115.87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MUR</text:p>
          </table:table-cell>
          <table:table-cell office:value-type="string">
            <text:p>Marudi [MUR]</text:p>
          </table:table-cell>
          <table:table-cell office:value-type="string">
            <text:p>Malaysia</text:p>
          </table:table-cell>
          <table:table-cell office:value-type="string">
            <text:p>Marudi</text:p>
          </table:table-cell>
          <table:table-cell office:value-type="string">
            <text:p>4.18</text:p>
          </table:table-cell>
          <table:table-cell office:value-type="string">
            <text:p>114.33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MUW</text:p>
          </table:table-cell>
          <table:table-cell office:value-type="string">
            <text:p>Ghriss [MUW]</text:p>
          </table:table-cell>
          <table:table-cell office:value-type="string">
            <text:p>Algeria</text:p>
          </table:table-cell>
          <table:table-cell office:value-type="string">
            <text:p>Ghriss</text:p>
          </table:table-cell>
          <table:table-cell office:value-type="string">
            <text:p>35.21</text:p>
          </table:table-cell>
          <table:table-cell office:value-type="string">
            <text:p>0.15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MUX</text:p>
          </table:table-cell>
          <table:table-cell office:value-type="string">
            <text:p>Multan [MUX]</text:p>
          </table:table-cell>
          <table:table-cell office:value-type="string">
            <text:p>Pakistan</text:p>
          </table:table-cell>
          <table:table-cell office:value-type="string">
            <text:p>Multan International</text:p>
          </table:table-cell>
          <table:table-cell office:value-type="string">
            <text:p>30.2</text:p>
          </table:table-cell>
          <table:table-cell office:value-type="string">
            <text:p>71.42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MVB</text:p>
          </table:table-cell>
          <table:table-cell office:value-type="string">
            <text:p>Franceville [MVB]</text:p>
          </table:table-cell>
          <table:table-cell office:value-type="string">
            <text:p>Gabon</text:p>
          </table:table-cell>
          <table:table-cell office:value-type="string">
            <text:p>Franceville Mvengue</text:p>
          </table:table-cell>
          <table:table-cell office:value-type="string">
            <text:p>-1.66</text:p>
          </table:table-cell>
          <table:table-cell office:value-type="string">
            <text:p>13.44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MVD</text:p>
          </table:table-cell>
          <table:table-cell office:value-type="string">
            <text:p>Montevideo [MVD]</text:p>
          </table:table-cell>
          <table:table-cell office:value-type="string">
            <text:p>Uruguay</text:p>
          </table:table-cell>
          <table:table-cell office:value-type="string">
            <text:p>Angel S Adami/Carrasco International</text:p>
          </table:table-cell>
          <table:table-cell office:value-type="string">
            <text:p>-34.79</text:p>
          </table:table-cell>
          <table:table-cell office:value-type="string">
            <text:p>-56.26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MVP</text:p>
          </table:table-cell>
          <table:table-cell office:value-type="string">
            <text:p>Mitu [MVP]</text:p>
          </table:table-cell>
          <table:table-cell office:value-type="string">
            <text:p>Colombia</text:p>
          </table:table-cell>
          <table:table-cell office:value-type="string">
            <text:p>Fabio Alberto Leon Bentley</text:p>
          </table:table-cell>
          <table:table-cell office:value-type="string">
            <text:p>1.25</text:p>
          </table:table-cell>
          <table:table-cell office:value-type="string">
            <text:p>-70.23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MVR</text:p>
          </table:table-cell>
          <table:table-cell office:value-type="string">
            <text:p>Maroua [MVR]</text:p>
          </table:table-cell>
          <table:table-cell office:value-type="string">
            <text:p>Cameroon</text:p>
          </table:table-cell>
          <table:table-cell office:value-type="string">
            <text:p>Maroua Salak</text:p>
          </table:table-cell>
          <table:table-cell office:value-type="string">
            <text:p>10.45</text:p>
          </table:table-cell>
          <table:table-cell office:value-type="string">
            <text:p>14.26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MVT</text:p>
          </table:table-cell>
          <table:table-cell office:value-type="string">
            <text:p>Mataiva [MVT]</text:p>
          </table:table-cell>
          <table:table-cell office:value-type="string">
            <text:p>French Polynesia</text:p>
          </table:table-cell>
          <table:table-cell office:value-type="string">
            <text:p>Mataiva</text:p>
          </table:table-cell>
          <table:table-cell office:value-type="string">
            <text:p>-14.87</text:p>
          </table:table-cell>
          <table:table-cell office:value-type="string">
            <text:p>-148.72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MVZ</text:p>
          </table:table-cell>
          <table:table-cell office:value-type="string">
            <text:p>Masvingo [MVZ]</text:p>
          </table:table-cell>
          <table:table-cell office:value-type="string">
            <text:p>Zimbabwe</text:p>
          </table:table-cell>
          <table:table-cell office:value-type="string">
            <text:p>Masvingo</text:p>
          </table:table-cell>
          <table:table-cell office:value-type="string">
            <text:p>-20.06</text:p>
          </table:table-cell>
          <table:table-cell office:value-type="string">
            <text:p>30.86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MWH</text:p>
          </table:table-cell>
          <table:table-cell office:value-type="string">
            <text:p>Grant County Airport [MWH]</text:p>
          </table:table-cell>
          <table:table-cell office:value-type="string">
            <text:p>United States</text:p>
          </table:table-cell>
          <table:table-cell office:value-type="string">
            <text:p>Grant County International</text:p>
          </table:table-cell>
          <table:table-cell office:value-type="string">
            <text:p>47.21</text:p>
          </table:table-cell>
          <table:table-cell office:value-type="string">
            <text:p>-119.32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MWL</text:p>
          </table:table-cell>
          <table:table-cell office:value-type="string">
            <text:p>Mineral Wells [MWL]</text:p>
          </table:table-cell>
          <table:table-cell office:value-type="string">
            <text:p>United States</text:p>
          </table:table-cell>
          <table:table-cell office:value-type="string">
            <text:p>Mineral Wells</text:p>
          </table:table-cell>
          <table:table-cell office:value-type="string">
            <text:p>32.78</text:p>
          </table:table-cell>
          <table:table-cell office:value-type="string">
            <text:p>-98.06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MWZ</text:p>
          </table:table-cell>
          <table:table-cell office:value-type="string">
            <text:p>Mwanza [MWZ]</text:p>
          </table:table-cell>
          <table:table-cell office:value-type="string">
            <text:p>Tanzania</text:p>
          </table:table-cell>
          <table:table-cell office:value-type="string">
            <text:p>Mwanza</text:p>
          </table:table-cell>
          <table:table-cell office:value-type="string">
            <text:p>-2.44</text:p>
          </table:table-cell>
          <table:table-cell office:value-type="string">
            <text:p>32.93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MXF</text:p>
          </table:table-cell>
          <table:table-cell office:value-type="string">
            <text:p>Montgomery [MXF]</text:p>
          </table:table-cell>
          <table:table-cell office:value-type="string">
            <text:p>United States</text:p>
          </table:table-cell>
          <table:table-cell office:value-type="string">
            <text:p>Maxwell Air Force Base</text:p>
          </table:table-cell>
          <table:table-cell office:value-type="string">
            <text:p>32.38</text:p>
          </table:table-cell>
          <table:table-cell office:value-type="string">
            <text:p>-86.36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MXJ</text:p>
          </table:table-cell>
          <table:table-cell office:value-type="string">
            <text:p>Minna [MXJ]</text:p>
          </table:table-cell>
          <table:table-cell office:value-type="string">
            <text:p>Nigeria</text:p>
          </table:table-cell>
          <table:table-cell office:value-type="string">
            <text:p>Minna New</text:p>
          </table:table-cell>
          <table:table-cell office:value-type="string">
            <text:p>9.65</text:p>
          </table:table-cell>
          <table:table-cell office:value-type="string">
            <text:p>6.46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MXL</text:p>
          </table:table-cell>
          <table:table-cell office:value-type="string">
            <text:p>Mexicali [MXL]</text:p>
          </table:table-cell>
          <table:table-cell office:value-type="string">
            <text:p>Mexico</text:p>
          </table:table-cell>
          <table:table-cell office:value-type="string">
            <text:p>General Rodolfo Sanchez Taboada International</text:p>
          </table:table-cell>
          <table:table-cell office:value-type="string">
            <text:p>32.63</text:p>
          </table:table-cell>
          <table:table-cell office:value-type="string">
            <text:p>-115.24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MXM</text:p>
          </table:table-cell>
          <table:table-cell office:value-type="string">
            <text:p>Morombe [MXM]</text:p>
          </table:table-cell>
          <table:table-cell office:value-type="string">
            <text:p>Madagascar</text:p>
          </table:table-cell>
          <table:table-cell office:value-type="string">
            <text:p>Morombe</text:p>
          </table:table-cell>
          <table:table-cell office:value-type="string">
            <text:p>-21.75</text:p>
          </table:table-cell>
          <table:table-cell office:value-type="string">
            <text:p>43.38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MXN</text:p>
          </table:table-cell>
          <table:table-cell office:value-type="string">
            <text:p>Morlaix [MXN]</text:p>
          </table:table-cell>
          <table:table-cell office:value-type="string">
            <text:p>France</text:p>
          </table:table-cell>
          <table:table-cell office:value-type="string">
            <text:p>Ploujean</text:p>
          </table:table-cell>
          <table:table-cell office:value-type="string">
            <text:p>48.6</text:p>
          </table:table-cell>
          <table:table-cell office:value-type="string">
            <text:p>-3.82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MXP</text:p>
          </table:table-cell>
          <table:table-cell office:value-type="string">
            <text:p>Milano [MXP]</text:p>
          </table:table-cell>
          <table:table-cell office:value-type="string">
            <text:p>Italy</text:p>
          </table:table-cell>
          <table:table-cell office:value-type="string">
            <text:p>Malpensa</text:p>
          </table:table-cell>
          <table:table-cell office:value-type="string">
            <text:p>45.63</text:p>
          </table:table-cell>
          <table:table-cell office:value-type="string">
            <text:p>8.73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MXX</text:p>
          </table:table-cell>
          <table:table-cell office:value-type="string">
            <text:p>Mora [MXX]</text:p>
          </table:table-cell>
          <table:table-cell office:value-type="string">
            <text:p>Sweden</text:p>
          </table:table-cell>
          <table:table-cell office:value-type="string">
            <text:p>Mora</text:p>
          </table:table-cell>
          <table:table-cell office:value-type="string">
            <text:p>60.96</text:p>
          </table:table-cell>
          <table:table-cell office:value-type="string">
            <text:p>14.51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MYD</text:p>
          </table:table-cell>
          <table:table-cell office:value-type="string">
            <text:p>Malindi [MYD]</text:p>
          </table:table-cell>
          <table:table-cell office:value-type="string">
            <text:p>Kenya</text:p>
          </table:table-cell>
          <table:table-cell office:value-type="string">
            <text:p>Malindi</text:p>
          </table:table-cell>
          <table:table-cell office:value-type="string">
            <text:p>-3.23</text:p>
          </table:table-cell>
          <table:table-cell office:value-type="string">
            <text:p>40.1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MYE</text:p>
          </table:table-cell>
          <table:table-cell office:value-type="string">
            <text:p>Miyake Jima [MME]</text:p>
          </table:table-cell>
          <table:table-cell office:value-type="string">
            <text:p>Japan</text:p>
          </table:table-cell>
          <table:table-cell office:value-type="string">
            <text:p>Miyakejima</text:p>
          </table:table-cell>
          <table:table-cell office:value-type="string">
            <text:p>34.07</text:p>
          </table:table-cell>
          <table:table-cell office:value-type="string">
            <text:p>139.56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MYG</text:p>
          </table:table-cell>
          <table:table-cell office:value-type="string">
            <text:p>Mayaguana [MYG]</text:p>
          </table:table-cell>
          <table:table-cell office:value-type="string">
            <text:p>Bahamas</text:p>
          </table:table-cell>
          <table:table-cell office:value-type="string">
            <text:p>Mayaguana</text:p>
          </table:table-cell>
          <table:table-cell office:value-type="string">
            <text:p>22.38</text:p>
          </table:table-cell>
          <table:table-cell office:value-type="string">
            <text:p>-73.01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MYJ</text:p>
          </table:table-cell>
          <table:table-cell office:value-type="string">
            <text:p>Matsuyama [MYJ]</text:p>
          </table:table-cell>
          <table:table-cell office:value-type="string">
            <text:p>Japan</text:p>
          </table:table-cell>
          <table:table-cell office:value-type="string">
            <text:p>Matsuyama</text:p>
          </table:table-cell>
          <table:table-cell office:value-type="string">
            <text:p>33.83</text:p>
          </table:table-cell>
          <table:table-cell office:value-type="string">
            <text:p>132.7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MYR</text:p>
          </table:table-cell>
          <table:table-cell office:value-type="string">
            <text:p>Myrtle Beach [MYR]</text:p>
          </table:table-cell>
          <table:table-cell office:value-type="string">
            <text:p>United States</text:p>
          </table:table-cell>
          <table:table-cell office:value-type="string">
            <text:p>Myrtle Beach International</text:p>
          </table:table-cell>
          <table:table-cell office:value-type="string">
            <text:p>33.68</text:p>
          </table:table-cell>
          <table:table-cell office:value-type="string">
            <text:p>-78.93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MYT</text:p>
          </table:table-cell>
          <table:table-cell office:value-type="string">
            <text:p>Myitkyina [MYT]</text:p>
          </table:table-cell>
          <table:table-cell office:value-type="string">
            <text:p>Myanmar (Burma)</text:p>
          </table:table-cell>
          <table:table-cell office:value-type="string">
            <text:p>Myitkyina</text:p>
          </table:table-cell>
          <table:table-cell office:value-type="string">
            <text:p>25.38</text:p>
          </table:table-cell>
          <table:table-cell office:value-type="string">
            <text:p>97.35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MYW</text:p>
          </table:table-cell>
          <table:table-cell office:value-type="string">
            <text:p>Mtwara [MYW]</text:p>
          </table:table-cell>
          <table:table-cell office:value-type="string">
            <text:p>Tanzania</text:p>
          </table:table-cell>
          <table:table-cell office:value-type="string">
            <text:p>Mtwara</text:p>
          </table:table-cell>
          <table:table-cell office:value-type="string">
            <text:p>-10.34</text:p>
          </table:table-cell>
          <table:table-cell office:value-type="string">
            <text:p>40.18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MYY</text:p>
          </table:table-cell>
          <table:table-cell office:value-type="string">
            <text:p>Miri [MYY]</text:p>
          </table:table-cell>
          <table:table-cell office:value-type="string">
            <text:p>Malaysia</text:p>
          </table:table-cell>
          <table:table-cell office:value-type="string">
            <text:p>Miri</text:p>
          </table:table-cell>
          <table:table-cell office:value-type="string">
            <text:p>4.33</text:p>
          </table:table-cell>
          <table:table-cell office:value-type="string">
            <text:p>113.99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MZB</text:p>
          </table:table-cell>
          <table:table-cell office:value-type="string">
            <text:p>Mocimboa Da Praia [MZB]</text:p>
          </table:table-cell>
          <table:table-cell office:value-type="string">
            <text:p>Mozambique</text:p>
          </table:table-cell>
          <table:table-cell office:value-type="string">
            <text:p>Mocimboa Da Praia</text:p>
          </table:table-cell>
          <table:table-cell office:value-type="string">
            <text:p>-11.36</text:p>
          </table:table-cell>
          <table:table-cell office:value-type="string">
            <text:p>40.35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MZC</text:p>
          </table:table-cell>
          <table:table-cell office:value-type="string">
            <text:p>Mitzic [MZC]</text:p>
          </table:table-cell>
          <table:table-cell office:value-type="string">
            <text:p>Gabon</text:p>
          </table:table-cell>
          <table:table-cell office:value-type="string">
            <text:p>Mitzic</text:p>
          </table:table-cell>
          <table:table-cell office:value-type="string">
            <text:p>0.78</text:p>
          </table:table-cell>
          <table:table-cell office:value-type="string">
            <text:p>11.55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MZG</text:p>
          </table:table-cell>
          <table:table-cell office:value-type="string">
            <text:p>Makung [MZG]</text:p>
          </table:table-cell>
          <table:table-cell office:value-type="string">
            <text:p>Taiwan</text:p>
          </table:table-cell>
          <table:table-cell office:value-type="string">
            <text:p>Makung</text:p>
          </table:table-cell>
          <table:table-cell office:value-type="string">
            <text:p>23.57</text:p>
          </table:table-cell>
          <table:table-cell office:value-type="string">
            <text:p>119.63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MZH</text:p>
          </table:table-cell>
          <table:table-cell office:value-type="string">
            <text:p>Merzifon [MZH]</text:p>
          </table:table-cell>
          <table:table-cell office:value-type="string">
            <text:p>Turkey</text:p>
          </table:table-cell>
          <table:table-cell office:value-type="string">
            <text:p>Merzifon</text:p>
          </table:table-cell>
          <table:table-cell office:value-type="string">
            <text:p>40.83</text:p>
          </table:table-cell>
          <table:table-cell office:value-type="string">
            <text:p>35.52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MZI</text:p>
          </table:table-cell>
          <table:table-cell office:value-type="string">
            <text:p>Mopti [MZI]</text:p>
          </table:table-cell>
          <table:table-cell office:value-type="string">
            <text:p>Mali</text:p>
          </table:table-cell>
          <table:table-cell office:value-type="string">
            <text:p>Mopti Ambodedjo</text:p>
          </table:table-cell>
          <table:table-cell office:value-type="string">
            <text:p>14.51</text:p>
          </table:table-cell>
          <table:table-cell office:value-type="string">
            <text:p>-4.08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MZL</text:p>
          </table:table-cell>
          <table:table-cell office:value-type="string">
            <text:p>Manizales [MZL]</text:p>
          </table:table-cell>
          <table:table-cell office:value-type="string">
            <text:p>Colombia</text:p>
          </table:table-cell>
          <table:table-cell office:value-type="string">
            <text:p>La Nubia</text:p>
          </table:table-cell>
          <table:table-cell office:value-type="string">
            <text:p>5.03</text:p>
          </table:table-cell>
          <table:table-cell office:value-type="string">
            <text:p>-75.47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MZM</text:p>
          </table:table-cell>
          <table:table-cell office:value-type="string">
            <text:p>Metz [MZM]</text:p>
          </table:table-cell>
          <table:table-cell office:value-type="string">
            <text:p>France</text:p>
          </table:table-cell>
          <table:table-cell office:value-type="string">
            <text:p>Frescaty</text:p>
          </table:table-cell>
          <table:table-cell office:value-type="string">
            <text:p>49.07</text:p>
          </table:table-cell>
          <table:table-cell office:value-type="string">
            <text:p>6.13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MZO</text:p>
          </table:table-cell>
          <table:table-cell office:value-type="string">
            <text:p>Manzanillo [MZO]</text:p>
          </table:table-cell>
          <table:table-cell office:value-type="string">
            <text:p>Cuba</text:p>
          </table:table-cell>
          <table:table-cell office:value-type="string">
            <text:p>Sierra Maestra</text:p>
          </table:table-cell>
          <table:table-cell office:value-type="string">
            <text:p>20.29</text:p>
          </table:table-cell>
          <table:table-cell office:value-type="string">
            <text:p>-77.09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MZR</text:p>
          </table:table-cell>
          <table:table-cell office:value-type="string">
            <text:p>Mazar-I-Sharif [MZR]</text:p>
          </table:table-cell>
          <table:table-cell office:value-type="string">
            <text:p>Afghanistan</text:p>
          </table:table-cell>
          <table:table-cell office:value-type="string">
            <text:p>Mazar I Sharif</text:p>
          </table:table-cell>
          <table:table-cell office:value-type="string">
            <text:p>36.71</text:p>
          </table:table-cell>
          <table:table-cell office:value-type="string">
            <text:p>67.21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MZT</text:p>
          </table:table-cell>
          <table:table-cell office:value-type="string">
            <text:p>Mazatlan [MZT]</text:p>
          </table:table-cell>
          <table:table-cell office:value-type="string">
            <text:p>Mexico</text:p>
          </table:table-cell>
          <table:table-cell office:value-type="string">
            <text:p>General Rafael Buelna International</text:p>
          </table:table-cell>
          <table:table-cell office:value-type="string">
            <text:p>23.16</text:p>
          </table:table-cell>
          <table:table-cell office:value-type="string">
            <text:p>-106.27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MZW</text:p>
          </table:table-cell>
          <table:table-cell office:value-type="string">
            <text:p>Matsu [MZW]</text:p>
          </table:table-cell>
          <table:table-cell office:value-type="string">
            <text:p>Taiwan</text:p>
          </table:table-cell>
          <table:table-cell office:value-type="string">
            <text:p>Matsu</text:p>
          </table:table-cell>
          <table:table-cell office:value-type="string">
            <text:p>26.22</text:p>
          </table:table-cell>
          <table:table-cell office:value-type="string">
            <text:p>120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NAG</text:p>
          </table:table-cell>
          <table:table-cell office:value-type="string">
            <text:p>Nagpur [NAG]</text:p>
          </table:table-cell>
          <table:table-cell office:value-type="string">
            <text:p>India</text:p>
          </table:table-cell>
          <table:table-cell office:value-type="string">
            <text:p>Nagpur</text:p>
          </table:table-cell>
          <table:table-cell office:value-type="string">
            <text:p>21.09</text:p>
          </table:table-cell>
          <table:table-cell office:value-type="string">
            <text:p>79.05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NAK</text:p>
          </table:table-cell>
          <table:table-cell office:value-type="string">
            <text:p>Nakhon Ratchasima [NAK]</text:p>
          </table:table-cell>
          <table:table-cell office:value-type="string">
            <text:p>Thailand</text:p>
          </table:table-cell>
          <table:table-cell office:value-type="string">
            <text:p>Khorat</text:p>
          </table:table-cell>
          <table:table-cell office:value-type="string">
            <text:p>14.93</text:p>
          </table:table-cell>
          <table:table-cell office:value-type="string">
            <text:p>102.08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NAN</text:p>
          </table:table-cell>
          <table:table-cell office:value-type="string">
            <text:p>Nandi [NAN]</text:p>
          </table:table-cell>
          <table:table-cell office:value-type="string">
            <text:p>Fiji</text:p>
          </table:table-cell>
          <table:table-cell office:value-type="string">
            <text:p>Nadi International</text:p>
          </table:table-cell>
          <table:table-cell office:value-type="string">
            <text:p>-17.75</text:p>
          </table:table-cell>
          <table:table-cell office:value-type="string">
            <text:p>177.44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NAP</text:p>
          </table:table-cell>
          <table:table-cell office:value-type="string">
            <text:p>Naples [NAP]</text:p>
          </table:table-cell>
          <table:table-cell office:value-type="string">
            <text:p>Italy</text:p>
          </table:table-cell>
          <table:table-cell office:value-type="string">
            <text:p>Capodichino</text:p>
          </table:table-cell>
          <table:table-cell office:value-type="string">
            <text:p>40.89</text:p>
          </table:table-cell>
          <table:table-cell office:value-type="string">
            <text:p>14.29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NAS</text:p>
          </table:table-cell>
          <table:table-cell office:value-type="string">
            <text:p>Nassau [NAS]</text:p>
          </table:table-cell>
          <table:table-cell office:value-type="string">
            <text:p>Bahamas</text:p>
          </table:table-cell>
          <table:table-cell office:value-type="string">
            <text:p>Nassau International</text:p>
          </table:table-cell>
          <table:table-cell office:value-type="string">
            <text:p>25.04</text:p>
          </table:table-cell>
          <table:table-cell office:value-type="string">
            <text:p>-77.47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NAT</text:p>
          </table:table-cell>
          <table:table-cell office:value-type="string">
            <text:p>Natal [NAT]</text:p>
          </table:table-cell>
          <table:table-cell office:value-type="string">
            <text:p>Brazil</text:p>
          </table:table-cell>
          <table:table-cell office:value-type="string">
            <text:p>Augusto Severo</text:p>
          </table:table-cell>
          <table:table-cell office:value-type="string">
            <text:p>-5.91</text:p>
          </table:table-cell>
          <table:table-cell office:value-type="string">
            <text:p>-35.25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NAU</text:p>
          </table:table-cell>
          <table:table-cell office:value-type="string">
            <text:p>Napuka Island [NAU]</text:p>
          </table:table-cell>
          <table:table-cell office:value-type="string">
            <text:p>French Polynesia</text:p>
          </table:table-cell>
          <table:table-cell office:value-type="string">
            <text:p>Napuka</text:p>
          </table:table-cell>
          <table:table-cell office:value-type="string">
            <text:p>-14.18</text:p>
          </table:table-cell>
          <table:table-cell office:value-type="string">
            <text:p>-141.27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NAW</text:p>
          </table:table-cell>
          <table:table-cell office:value-type="string">
            <text:p>Narathiwat [NAW]</text:p>
          </table:table-cell>
          <table:table-cell office:value-type="string">
            <text:p>Thailand</text:p>
          </table:table-cell>
          <table:table-cell office:value-type="string">
            <text:p>Narathiwat</text:p>
          </table:table-cell>
          <table:table-cell office:value-type="string">
            <text:p>6.52</text:p>
          </table:table-cell>
          <table:table-cell office:value-type="string">
            <text:p>101.74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NBC</text:p>
          </table:table-cell>
          <table:table-cell office:value-type="string">
            <text:p>Beaufort [NBC]</text:p>
          </table:table-cell>
          <table:table-cell office:value-type="string">
            <text:p>United States</text:p>
          </table:table-cell>
          <table:table-cell office:value-type="string">
            <text:p>Beaufort Mcas</text:p>
          </table:table-cell>
          <table:table-cell office:value-type="string">
            <text:p>32.48</text:p>
          </table:table-cell>
          <table:table-cell office:value-type="string">
            <text:p>-80.72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NBG</text:p>
          </table:table-cell>
          <table:table-cell office:value-type="string">
            <text:p>New Orleans [NBG]</text:p>
          </table:table-cell>
          <table:table-cell office:value-type="string">
            <text:p>United States</text:p>
          </table:table-cell>
          <table:table-cell office:value-type="string">
            <text:p>New Orleans Nas Jrb</text:p>
          </table:table-cell>
          <table:table-cell office:value-type="string">
            <text:p>29.83</text:p>
          </table:table-cell>
          <table:table-cell office:value-type="string">
            <text:p>-90.04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NBO</text:p>
          </table:table-cell>
          <table:table-cell office:value-type="string">
            <text:p>Nairobi [NBO]</text:p>
          </table:table-cell>
          <table:table-cell office:value-type="string">
            <text:p>Kenya</text:p>
          </table:table-cell>
          <table:table-cell office:value-type="string">
            <text:p>Nairobi</text:p>
          </table:table-cell>
          <table:table-cell office:value-type="string">
            <text:p>-1.32</text:p>
          </table:table-cell>
          <table:table-cell office:value-type="string">
            <text:p>36.93</text:p>
          </table:table-cell>
          <table:table-cell office:value-type="string">
            <text:p>degrees N and E</text:p>
          </table:table-cell>
          <table:table-cell office:value-type="string">
            <text:p>amee/defra 2008</text:p>
          </table:table-cell>
        </table:table-row>
        <table:table-row table:style-name="ro1">
          <table:table-cell office:value-type="string">
            <text:p>NBX</text:p>
          </table:table-cell>
          <table:table-cell office:value-type="string">
            <text:p>Nabire [NBX]</text:p>
          </table:table-cell>
          <table:table-cell office:value-type="string">
            <text:p>Indonesia</text:p>
          </table:table-cell>
          <table:table-cell office:value-type="string">
            <text:p>Nabire</text:p>
          </table:table-cell>
          <table:table-cell office:value-type="string">
            <text:p>-3.37</text:p>
          </table:table-cell>
          <table:table-cell office:value-type="string">
            <text:p>135.5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NCA</text:p>
          </table:table-cell>
          <table:table-cell office:value-type="string">
            <text:p>North Caicos [NCA]</text:p>
          </table:table-cell>
          <table:table-cell office:value-type="string">
            <text:p>Turks and Caicos</text:p>
          </table:table-cell>
          <table:table-cell office:value-type="string">
            <text:p>North Caicos</text:p>
          </table:table-cell>
          <table:table-cell office:value-type="string">
            <text:p>21.92</text:p>
          </table:table-cell>
          <table:table-cell office:value-type="string">
            <text:p>-71.94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NCE</text:p>
          </table:table-cell>
          <table:table-cell office:value-type="string">
            <text:p>Nice [NCE]</text:p>
          </table:table-cell>
          <table:table-cell office:value-type="string">
            <text:p>France</text:p>
          </table:table-cell>
          <table:table-cell office:value-type="string">
            <text:p>Cote D Azur/Monaco</text:p>
          </table:table-cell>
          <table:table-cell office:value-type="string">
            <text:p>43.66</text:p>
          </table:table-cell>
          <table:table-cell office:value-type="string">
            <text:p>7.22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NCL</text:p>
          </table:table-cell>
          <table:table-cell office:value-type="string">
            <text:p>Newcastle [NCL]</text:p>
          </table:table-cell>
          <table:table-cell office:value-type="string">
            <text:p>United Kingdom</text:p>
          </table:table-cell>
          <table:table-cell office:value-type="string">
            <text:p>Newcastle</text:p>
          </table:table-cell>
          <table:table-cell office:value-type="string">
            <text:p>55.04</text:p>
          </table:table-cell>
          <table:table-cell office:value-type="string">
            <text:p>-1.69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NCS</text:p>
          </table:table-cell>
          <table:table-cell office:value-type="string">
            <text:p>Newcastle [NCS]</text:p>
          </table:table-cell>
          <table:table-cell office:value-type="string">
            <text:p>South Africa</text:p>
          </table:table-cell>
          <table:table-cell office:value-type="string">
            <text:p>Newcastle</text:p>
          </table:table-cell>
          <table:table-cell office:value-type="string">
            <text:p>-27.77</text:p>
          </table:table-cell>
          <table:table-cell office:value-type="string">
            <text:p>29.98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NCU</text:p>
          </table:table-cell>
          <table:table-cell office:value-type="string">
            <text:p>Nukus [NCU]</text:p>
          </table:table-cell>
          <table:table-cell office:value-type="string">
            <text:p>Uzbekistan</text:p>
          </table:table-cell>
          <table:table-cell office:value-type="string">
            <text:p>Nukus</text:p>
          </table:table-cell>
          <table:table-cell office:value-type="string">
            <text:p>42.49</text:p>
          </table:table-cell>
          <table:table-cell office:value-type="string">
            <text:p>59.62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NCY</text:p>
          </table:table-cell>
          <table:table-cell office:value-type="string">
            <text:p>Annecy [NCY]</text:p>
          </table:table-cell>
          <table:table-cell office:value-type="string">
            <text:p>France</text:p>
          </table:table-cell>
          <table:table-cell office:value-type="string">
            <text:p>Meythet</text:p>
          </table:table-cell>
          <table:table-cell office:value-type="string">
            <text:p>45.93</text:p>
          </table:table-cell>
          <table:table-cell office:value-type="string">
            <text:p>6.1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NDB</text:p>
          </table:table-cell>
          <table:table-cell office:value-type="string">
            <text:p>Nouadhibou [NDB]</text:p>
          </table:table-cell>
          <table:table-cell office:value-type="string">
            <text:p>Mauritania</text:p>
          </table:table-cell>
          <table:table-cell office:value-type="string">
            <text:p>Nouadhibou</text:p>
          </table:table-cell>
          <table:table-cell office:value-type="string">
            <text:p>20.93</text:p>
          </table:table-cell>
          <table:table-cell office:value-type="string">
            <text:p>-17.03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NDE</text:p>
          </table:table-cell>
          <table:table-cell office:value-type="string">
            <text:p>Mandera [NDE]</text:p>
          </table:table-cell>
          <table:table-cell office:value-type="string">
            <text:p>Kenya</text:p>
          </table:table-cell>
          <table:table-cell office:value-type="string">
            <text:p>Mandera</text:p>
          </table:table-cell>
          <table:table-cell office:value-type="string">
            <text:p>3.93</text:p>
          </table:table-cell>
          <table:table-cell office:value-type="string">
            <text:p>41.84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NDJ</text:p>
          </table:table-cell>
          <table:table-cell office:value-type="string">
            <text:p>N'Djamena [NDJ]</text:p>
          </table:table-cell>
          <table:table-cell office:value-type="string">
            <text:p>Chad</text:p>
          </table:table-cell>
          <table:table-cell office:value-type="string">
            <text:p>Ndjamena</text:p>
          </table:table-cell>
          <table:table-cell office:value-type="string">
            <text:p>12.13</text:p>
          </table:table-cell>
          <table:table-cell office:value-type="string">
            <text:p>15.03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NDL</text:p>
          </table:table-cell>
          <table:table-cell office:value-type="string">
            <text:p>N'Dele [NDL]</text:p>
          </table:table-cell>
          <table:table-cell office:value-type="string">
            <text:p>Central African Republic</text:p>
          </table:table-cell>
          <table:table-cell office:value-type="string">
            <text:p>Ndele</text:p>
          </table:table-cell>
          <table:table-cell office:value-type="string">
            <text:p>8.43</text:p>
          </table:table-cell>
          <table:table-cell office:value-type="string">
            <text:p>20.64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NEL</text:p>
          </table:table-cell>
          <table:table-cell office:value-type="string">
            <text:p>Lakehurst [NEL]</text:p>
          </table:table-cell>
          <table:table-cell office:value-type="string">
            <text:p>United States</text:p>
          </table:table-cell>
          <table:table-cell office:value-type="string">
            <text:p>Lakehurst Naes</text:p>
          </table:table-cell>
          <table:table-cell office:value-type="string">
            <text:p>40.03</text:p>
          </table:table-cell>
          <table:table-cell office:value-type="string">
            <text:p>-74.35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NFL</text:p>
          </table:table-cell>
          <table:table-cell office:value-type="string">
            <text:p>Fallon [NFL]</text:p>
          </table:table-cell>
          <table:table-cell office:value-type="string">
            <text:p>United States</text:p>
          </table:table-cell>
          <table:table-cell office:value-type="string">
            <text:p>Fallon Nas</text:p>
          </table:table-cell>
          <table:table-cell office:value-type="string">
            <text:p>39.42</text:p>
          </table:table-cell>
          <table:table-cell office:value-type="string">
            <text:p>-118.7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NGB</text:p>
          </table:table-cell>
          <table:table-cell office:value-type="string">
            <text:p>Ninbo [NGB]</text:p>
          </table:table-cell>
          <table:table-cell office:value-type="string">
            <text:p>China</text:p>
          </table:table-cell>
          <table:table-cell office:value-type="string">
            <text:p>Lishe</text:p>
          </table:table-cell>
          <table:table-cell office:value-type="string">
            <text:p>29.82</text:p>
          </table:table-cell>
          <table:table-cell office:value-type="string">
            <text:p>121.47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NGE</text:p>
          </table:table-cell>
          <table:table-cell office:value-type="string">
            <text:p>N'Gaoundere [NGE]</text:p>
          </table:table-cell>
          <table:table-cell office:value-type="string">
            <text:p>Cameroon</text:p>
          </table:table-cell>
          <table:table-cell office:value-type="string">
            <text:p>Ngaoundere</text:p>
          </table:table-cell>
          <table:table-cell office:value-type="string">
            <text:p>7.36</text:p>
          </table:table-cell>
          <table:table-cell office:value-type="string">
            <text:p>13.56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NGF</text:p>
          </table:table-cell>
          <table:table-cell office:value-type="string">
            <text:p>Kaneohe Bay [NGF]</text:p>
          </table:table-cell>
          <table:table-cell office:value-type="string">
            <text:p>United States</text:p>
          </table:table-cell>
          <table:table-cell office:value-type="string">
            <text:p>Kaneohe Bay Mcaf</text:p>
          </table:table-cell>
          <table:table-cell office:value-type="string">
            <text:p>21.45</text:p>
          </table:table-cell>
          <table:table-cell office:value-type="string">
            <text:p>-157.77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NGO</text:p>
          </table:table-cell>
          <table:table-cell office:value-type="string">
            <text:p>Nagoya [NGO]</text:p>
          </table:table-cell>
          <table:table-cell office:value-type="string">
            <text:p>Japan</text:p>
          </table:table-cell>
          <table:table-cell office:value-type="string">
            <text:p>Nagoya</text:p>
          </table:table-cell>
          <table:table-cell office:value-type="string">
            <text:p>35.26</text:p>
          </table:table-cell>
          <table:table-cell office:value-type="string">
            <text:p>136.92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NGS</text:p>
          </table:table-cell>
          <table:table-cell office:value-type="string">
            <text:p>Nagasaki [NGS]</text:p>
          </table:table-cell>
          <table:table-cell office:value-type="string">
            <text:p>Japan</text:p>
          </table:table-cell>
          <table:table-cell office:value-type="string">
            <text:p>Nagasaki</text:p>
          </table:table-cell>
          <table:table-cell office:value-type="string">
            <text:p>32.92</text:p>
          </table:table-cell>
          <table:table-cell office:value-type="string">
            <text:p>129.92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NGU</text:p>
          </table:table-cell>
          <table:table-cell office:value-type="string">
            <text:p>Norfolk [NGU]</text:p>
          </table:table-cell>
          <table:table-cell office:value-type="string">
            <text:p>United States</text:p>
          </table:table-cell>
          <table:table-cell office:value-type="string">
            <text:p>Norfolk Ns</text:p>
          </table:table-cell>
          <table:table-cell office:value-type="string">
            <text:p>36.94</text:p>
          </table:table-cell>
          <table:table-cell office:value-type="string">
            <text:p>-76.29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NGV</text:p>
          </table:table-cell>
          <table:table-cell office:value-type="string">
            <text:p>N'Giva [NGV]</text:p>
          </table:table-cell>
          <table:table-cell office:value-type="string">
            <text:p>Angola</text:p>
          </table:table-cell>
          <table:table-cell office:value-type="string">
            <text:p>Ngiva</text:p>
          </table:table-cell>
          <table:table-cell office:value-type="string">
            <text:p>-17.04</text:p>
          </table:table-cell>
          <table:table-cell office:value-type="string">
            <text:p>15.69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NHA</text:p>
          </table:table-cell>
          <table:table-cell office:value-type="string">
            <text:p>Nhatrang [NHA]</text:p>
          </table:table-cell>
          <table:table-cell office:value-type="string">
            <text:p>Vietnam</text:p>
          </table:table-cell>
          <table:table-cell office:value-type="string">
            <text:p>Nha Trang Airport</text:p>
          </table:table-cell>
          <table:table-cell office:value-type="string">
            <text:p>12.22</text:p>
          </table:table-cell>
          <table:table-cell office:value-type="string">
            <text:p>109.2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NHK</text:p>
          </table:table-cell>
          <table:table-cell office:value-type="string">
            <text:p>Patuxent River [NHK]</text:p>
          </table:table-cell>
          <table:table-cell office:value-type="string">
            <text:p>United States</text:p>
          </table:table-cell>
          <table:table-cell office:value-type="string">
            <text:p>Patuxent River Nas</text:p>
          </table:table-cell>
          <table:table-cell office:value-type="string">
            <text:p>38.29</text:p>
          </table:table-cell>
          <table:table-cell office:value-type="string">
            <text:p>-76.41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NHT</text:p>
          </table:table-cell>
          <table:table-cell office:value-type="string">
            <text:p>Northolt [NHT]</text:p>
          </table:table-cell>
          <table:table-cell office:value-type="string">
            <text:p>United Kingdom</text:p>
          </table:table-cell>
          <table:table-cell office:value-type="string">
            <text:p>Northolt Raf</text:p>
          </table:table-cell>
          <table:table-cell office:value-type="string">
            <text:p>51.55</text:p>
          </table:table-cell>
          <table:table-cell office:value-type="string">
            <text:p>-0.42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NHV</text:p>
          </table:table-cell>
          <table:table-cell office:value-type="string">
            <text:p>Nuku Hiva [NHV]</text:p>
          </table:table-cell>
          <table:table-cell office:value-type="string">
            <text:p>French Polynesia</text:p>
          </table:table-cell>
          <table:table-cell office:value-type="string">
            <text:p>Nuku Hiva</text:p>
          </table:table-cell>
          <table:table-cell office:value-type="string">
            <text:p>-8.8</text:p>
          </table:table-cell>
          <table:table-cell office:value-type="string">
            <text:p>-140.23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NID</text:p>
          </table:table-cell>
          <table:table-cell office:value-type="string">
            <text:p>China [NID]</text:p>
          </table:table-cell>
          <table:table-cell office:value-type="string">
            <text:p>United States</text:p>
          </table:table-cell>
          <table:table-cell office:value-type="string">
            <text:p>China Lake Naws</text:p>
          </table:table-cell>
          <table:table-cell office:value-type="string">
            <text:p>35.69</text:p>
          </table:table-cell>
          <table:table-cell office:value-type="string">
            <text:p>-117.69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NIM</text:p>
          </table:table-cell>
          <table:table-cell office:value-type="string">
            <text:p>Niamey [NIM]</text:p>
          </table:table-cell>
          <table:table-cell office:value-type="string">
            <text:p>Niger</text:p>
          </table:table-cell>
          <table:table-cell office:value-type="string">
            <text:p>Diori Hamani</text:p>
          </table:table-cell>
          <table:table-cell office:value-type="string">
            <text:p>13.48</text:p>
          </table:table-cell>
          <table:table-cell office:value-type="string">
            <text:p>2.18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NIP</text:p>
          </table:table-cell>
          <table:table-cell office:value-type="string">
            <text:p>Jacksonville [NIP]</text:p>
          </table:table-cell>
          <table:table-cell office:value-type="string">
            <text:p>United States</text:p>
          </table:table-cell>
          <table:table-cell office:value-type="string">
            <text:p>Jacksonville Nas</text:p>
          </table:table-cell>
          <table:table-cell office:value-type="string">
            <text:p>30.24</text:p>
          </table:table-cell>
          <table:table-cell office:value-type="string">
            <text:p>-81.68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NIT</text:p>
          </table:table-cell>
          <table:table-cell office:value-type="string">
            <text:p>Niort [NIT]</text:p>
          </table:table-cell>
          <table:table-cell office:value-type="string">
            <text:p>France</text:p>
          </table:table-cell>
          <table:table-cell office:value-type="string">
            <text:p>Souche</text:p>
          </table:table-cell>
          <table:table-cell office:value-type="string">
            <text:p>46.31</text:p>
          </table:table-cell>
          <table:table-cell office:value-type="string">
            <text:p>-0.4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NIX</text:p>
          </table:table-cell>
          <table:table-cell office:value-type="string">
            <text:p>Nioro [NIX]</text:p>
          </table:table-cell>
          <table:table-cell office:value-type="string">
            <text:p>Mali</text:p>
          </table:table-cell>
          <table:table-cell office:value-type="string">
            <text:p>Nioro</text:p>
          </table:table-cell>
          <table:table-cell office:value-type="string">
            <text:p>15.24</text:p>
          </table:table-cell>
          <table:table-cell office:value-type="string">
            <text:p>-9.58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NJC</text:p>
          </table:table-cell>
          <table:table-cell office:value-type="string">
            <text:p>Nizhnevartovsk [NJC]</text:p>
          </table:table-cell>
          <table:table-cell office:value-type="string">
            <text:p>Russia</text:p>
          </table:table-cell>
          <table:table-cell office:value-type="string">
            <text:p>Nizhnevartovsk</text:p>
          </table:table-cell>
          <table:table-cell office:value-type="string">
            <text:p>60.95</text:p>
          </table:table-cell>
          <table:table-cell office:value-type="string">
            <text:p>76.47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NJK</text:p>
          </table:table-cell>
          <table:table-cell office:value-type="string">
            <text:p>El Centro [NJK]</text:p>
          </table:table-cell>
          <table:table-cell office:value-type="string">
            <text:p>United States</text:p>
          </table:table-cell>
          <table:table-cell office:value-type="string">
            <text:p>El Centro Naf</text:p>
          </table:table-cell>
          <table:table-cell office:value-type="string">
            <text:p>32.83</text:p>
          </table:table-cell>
          <table:table-cell office:value-type="string">
            <text:p>-115.67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NKC</text:p>
          </table:table-cell>
          <table:table-cell office:value-type="string">
            <text:p>Nouakschott [NKC]</text:p>
          </table:table-cell>
          <table:table-cell office:value-type="string">
            <text:p>Mauritania</text:p>
          </table:table-cell>
          <table:table-cell office:value-type="string">
            <text:p>Nouakchott</text:p>
          </table:table-cell>
          <table:table-cell office:value-type="string">
            <text:p>18.1</text:p>
          </table:table-cell>
          <table:table-cell office:value-type="string">
            <text:p>-15.95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NKG</text:p>
          </table:table-cell>
          <table:table-cell office:value-type="string">
            <text:p>Nanjing [NKG]</text:p>
          </table:table-cell>
          <table:table-cell office:value-type="string">
            <text:p>China</text:p>
          </table:table-cell>
          <table:table-cell office:value-type="string">
            <text:p>Lu Kou Airport</text:p>
          </table:table-cell>
          <table:table-cell office:value-type="string">
            <text:p>31.74</text:p>
          </table:table-cell>
          <table:table-cell office:value-type="string">
            <text:p>118.86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NKT</text:p>
          </table:table-cell>
          <table:table-cell office:value-type="string">
            <text:p>Cherry Point [NKT]</text:p>
          </table:table-cell>
          <table:table-cell office:value-type="string">
            <text:p>United States</text:p>
          </table:table-cell>
          <table:table-cell office:value-type="string">
            <text:p>Cherry Point Mcas</text:p>
          </table:table-cell>
          <table:table-cell office:value-type="string">
            <text:p>34.9</text:p>
          </table:table-cell>
          <table:table-cell office:value-type="string">
            <text:p>-76.88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NKX</text:p>
          </table:table-cell>
          <table:table-cell office:value-type="string">
            <text:p>Miramar [NKX]</text:p>
          </table:table-cell>
          <table:table-cell office:value-type="string">
            <text:p>United States</text:p>
          </table:table-cell>
          <table:table-cell office:value-type="string">
            <text:p>Miramar Mcas</text:p>
          </table:table-cell>
          <table:table-cell office:value-type="string">
            <text:p>32.87</text:p>
          </table:table-cell>
          <table:table-cell office:value-type="string">
            <text:p>-117.14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NLA</text:p>
          </table:table-cell>
          <table:table-cell office:value-type="string">
            <text:p>Ndola [NLA]</text:p>
          </table:table-cell>
          <table:table-cell office:value-type="string">
            <text:p>Zambia</text:p>
          </table:table-cell>
          <table:table-cell office:value-type="string">
            <text:p>Ndola</text:p>
          </table:table-cell>
          <table:table-cell office:value-type="string">
            <text:p>-13</text:p>
          </table:table-cell>
          <table:table-cell office:value-type="string">
            <text:p>28.66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NLC</text:p>
          </table:table-cell>
          <table:table-cell office:value-type="string">
            <text:p>Lemoore [NLC]</text:p>
          </table:table-cell>
          <table:table-cell office:value-type="string">
            <text:p>United States</text:p>
          </table:table-cell>
          <table:table-cell office:value-type="string">
            <text:p>Lemoore Nas</text:p>
          </table:table-cell>
          <table:table-cell office:value-type="string">
            <text:p>36.33</text:p>
          </table:table-cell>
          <table:table-cell office:value-type="string">
            <text:p>-119.95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NLD</text:p>
          </table:table-cell>
          <table:table-cell office:value-type="string">
            <text:p>Nuevo Laredo [NLD]</text:p>
          </table:table-cell>
          <table:table-cell office:value-type="string">
            <text:p>Mexico</text:p>
          </table:table-cell>
          <table:table-cell office:value-type="string">
            <text:p>Quetzalcoatl International</text:p>
          </table:table-cell>
          <table:table-cell office:value-type="string">
            <text:p>27.44</text:p>
          </table:table-cell>
          <table:table-cell office:value-type="string">
            <text:p>-99.57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NLK</text:p>
          </table:table-cell>
          <table:table-cell office:value-type="string">
            <text:p>Burnt Pine [NLK]</text:p>
          </table:table-cell>
          <table:table-cell office:value-type="string">
            <text:p>Norfolk Island</text:p>
          </table:table-cell>
          <table:table-cell office:value-type="string">
            <text:p>Norfolk Island International</text:p>
          </table:table-cell>
          <table:table-cell office:value-type="string">
            <text:p>-29.04</text:p>
          </table:table-cell>
          <table:table-cell office:value-type="string">
            <text:p>167.94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NLO</text:p>
          </table:table-cell>
          <table:table-cell office:value-type="string">
            <text:p>Kinshasa [NLO]</text:p>
          </table:table-cell>
          <table:table-cell office:value-type="string">
            <text:p>Zaire</text:p>
          </table:table-cell>
          <table:table-cell office:value-type="string">
            <text:p>Kinshasa Ndolo</text:p>
          </table:table-cell>
          <table:table-cell office:value-type="string">
            <text:p>-4.32</text:p>
          </table:table-cell>
          <table:table-cell office:value-type="string">
            <text:p>15.33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NLP</text:p>
          </table:table-cell>
          <table:table-cell office:value-type="string">
            <text:p>Nelspruit [NLP]</text:p>
          </table:table-cell>
          <table:table-cell office:value-type="string">
            <text:p>South Africa</text:p>
          </table:table-cell>
          <table:table-cell office:value-type="string">
            <text:p>Nelspruit</text:p>
          </table:table-cell>
          <table:table-cell office:value-type="string">
            <text:p>-25.5</text:p>
          </table:table-cell>
          <table:table-cell office:value-type="string">
            <text:p>30.91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NMB</text:p>
          </table:table-cell>
          <table:table-cell office:value-type="string">
            <text:p>Daman [NMB]</text:p>
          </table:table-cell>
          <table:table-cell office:value-type="string">
            <text:p>India</text:p>
          </table:table-cell>
          <table:table-cell office:value-type="string">
            <text:p>Daman</text:p>
          </table:table-cell>
          <table:table-cell office:value-type="string">
            <text:p>20.44</text:p>
          </table:table-cell>
          <table:table-cell office:value-type="string">
            <text:p>72.84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NMM</text:p>
          </table:table-cell>
          <table:table-cell office:value-type="string">
            <text:p>Meridian [NMM]</text:p>
          </table:table-cell>
          <table:table-cell office:value-type="string">
            <text:p>United States</text:p>
          </table:table-cell>
          <table:table-cell office:value-type="string">
            <text:p>Meridian Nas</text:p>
          </table:table-cell>
          <table:table-cell office:value-type="string">
            <text:p>32.55</text:p>
          </table:table-cell>
          <table:table-cell office:value-type="string">
            <text:p>-88.56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NNA</text:p>
          </table:table-cell>
          <table:table-cell office:value-type="string">
            <text:p>Kentira [NNA]</text:p>
          </table:table-cell>
          <table:table-cell office:value-type="string">
            <text:p>Morocco</text:p>
          </table:table-cell>
          <table:table-cell office:value-type="string">
            <text:p>Kenitra</text:p>
          </table:table-cell>
          <table:table-cell office:value-type="string">
            <text:p>34.3</text:p>
          </table:table-cell>
          <table:table-cell office:value-type="string">
            <text:p>-6.6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NNG</text:p>
          </table:table-cell>
          <table:table-cell office:value-type="string">
            <text:p>Nanning [NNG]</text:p>
          </table:table-cell>
          <table:table-cell office:value-type="string">
            <text:p>China</text:p>
          </table:table-cell>
          <table:table-cell office:value-type="string">
            <text:p>Wuxu</text:p>
          </table:table-cell>
          <table:table-cell office:value-type="string">
            <text:p>22.61</text:p>
          </table:table-cell>
          <table:table-cell office:value-type="string">
            <text:p>108.17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NOB</text:p>
          </table:table-cell>
          <table:table-cell office:value-type="string">
            <text:p>Nosara Beach [NOB]</text:p>
          </table:table-cell>
          <table:table-cell office:value-type="string">
            <text:p>Costa Rica</text:p>
          </table:table-cell>
          <table:table-cell office:value-type="string">
            <text:p>Nosara</text:p>
          </table:table-cell>
          <table:table-cell office:value-type="string">
            <text:p>9.98</text:p>
          </table:table-cell>
          <table:table-cell office:value-type="string">
            <text:p>-85.65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NOC</text:p>
          </table:table-cell>
          <table:table-cell office:value-type="string">
            <text:p>Connaught [NOC]</text:p>
          </table:table-cell>
          <table:table-cell office:value-type="string">
            <text:p>Ireland</text:p>
          </table:table-cell>
          <table:table-cell office:value-type="string">
            <text:p>Connaught</text:p>
          </table:table-cell>
          <table:table-cell office:value-type="string">
            <text:p>53.91</text:p>
          </table:table-cell>
          <table:table-cell office:value-type="string">
            <text:p>-8.82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NOG</text:p>
          </table:table-cell>
          <table:table-cell office:value-type="string">
            <text:p>Nogales [NOG]</text:p>
          </table:table-cell>
          <table:table-cell office:value-type="string">
            <text:p>Mexico</text:p>
          </table:table-cell>
          <table:table-cell office:value-type="string">
            <text:p>Nogales International</text:p>
          </table:table-cell>
          <table:table-cell office:value-type="string">
            <text:p>31.23</text:p>
          </table:table-cell>
          <table:table-cell office:value-type="string">
            <text:p>-110.98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None</text:p>
          </table:table-cell>
          <table:table-cell office:value-type="string">
            <text:p>Naypyidaw [None]</text:p>
          </table:table-cell>
          <table:table-cell office:value-type="string">
            <text:p>Myanmar (Burma)</text:p>
          </table:table-cell>
          <table:table-cell office:value-type="string">
            <text:p>Naypyidaw Airport</text:p>
          </table:table-cell>
          <table:table-cell office:value-type="string">
            <text:p>19.62</text:p>
          </table:table-cell>
          <table:table-cell office:value-type="string">
            <text:p>96.2</text:p>
          </table:table-cell>
          <table:table-cell office:value-type="string">
            <text:p>degrees N and E</text:p>
          </table:table-cell>
          <table:table-cell office:value-type="string">
            <text:p>amee/defra 2008</text:p>
          </table:table-cell>
        </table:table-row>
        <table:table-row table:style-name="ro1">
          <table:table-cell office:value-type="string">
            <text:p>NOP</text:p>
          </table:table-cell>
          <table:table-cell office:value-type="string">
            <text:p>Masbate [NOP]</text:p>
          </table:table-cell>
          <table:table-cell office:value-type="string">
            <text:p>Philippines</text:p>
          </table:table-cell>
          <table:table-cell office:value-type="string">
            <text:p>Mactan International</text:p>
          </table:table-cell>
          <table:table-cell office:value-type="string">
            <text:p>10.31</text:p>
          </table:table-cell>
          <table:table-cell office:value-type="string">
            <text:p>123.98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NOS</text:p>
          </table:table-cell>
          <table:table-cell office:value-type="string">
            <text:p>Nosy-Be [NOS]</text:p>
          </table:table-cell>
          <table:table-cell office:value-type="string">
            <text:p>Madagascar</text:p>
          </table:table-cell>
          <table:table-cell office:value-type="string">
            <text:p>Nosy Be Fascene</text:p>
          </table:table-cell>
          <table:table-cell office:value-type="string">
            <text:p>-13.31</text:p>
          </table:table-cell>
          <table:table-cell office:value-type="string">
            <text:p>48.31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NOU</text:p>
          </table:table-cell>
          <table:table-cell office:value-type="string">
            <text:p>Noumea [NOU]</text:p>
          </table:table-cell>
          <table:table-cell office:value-type="string">
            <text:p>New Caledonia</text:p>
          </table:table-cell>
          <table:table-cell office:value-type="string">
            <text:p>La Tontouta</text:p>
          </table:table-cell>
          <table:table-cell office:value-type="string">
            <text:p>-22.01</text:p>
          </table:table-cell>
          <table:table-cell office:value-type="string">
            <text:p>166.21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NOV</text:p>
          </table:table-cell>
          <table:table-cell office:value-type="string">
            <text:p>Huambo [NOV]</text:p>
          </table:table-cell>
          <table:table-cell office:value-type="string">
            <text:p>Angola</text:p>
          </table:table-cell>
          <table:table-cell office:value-type="string">
            <text:p>Huambo</text:p>
          </table:table-cell>
          <table:table-cell office:value-type="string">
            <text:p>-12.81</text:p>
          </table:table-cell>
          <table:table-cell office:value-type="string">
            <text:p>15.76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NOW</text:p>
          </table:table-cell>
          <table:table-cell office:value-type="string">
            <text:p>Port Angeles [NOW]</text:p>
          </table:table-cell>
          <table:table-cell office:value-type="string">
            <text:p>United States</text:p>
          </table:table-cell>
          <table:table-cell office:value-type="string">
            <text:p>Port Angeles Cgas</text:p>
          </table:table-cell>
          <table:table-cell office:value-type="string">
            <text:p>48.14</text:p>
          </table:table-cell>
          <table:table-cell office:value-type="string">
            <text:p>-123.41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NPA</text:p>
          </table:table-cell>
          <table:table-cell office:value-type="string">
            <text:p>Pensacola [NPA]</text:p>
          </table:table-cell>
          <table:table-cell office:value-type="string">
            <text:p>United States</text:p>
          </table:table-cell>
          <table:table-cell office:value-type="string">
            <text:p>Pensacola Nas</text:p>
          </table:table-cell>
          <table:table-cell office:value-type="string">
            <text:p>30.35</text:p>
          </table:table-cell>
          <table:table-cell office:value-type="string">
            <text:p>-87.32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NPL</text:p>
          </table:table-cell>
          <table:table-cell office:value-type="string">
            <text:p>New Plymouth [NPL]</text:p>
          </table:table-cell>
          <table:table-cell office:value-type="string">
            <text:p>New Zealand</text:p>
          </table:table-cell>
          <table:table-cell office:value-type="string">
            <text:p>New Plymouth</text:p>
          </table:table-cell>
          <table:table-cell office:value-type="string">
            <text:p>-39.01</text:p>
          </table:table-cell>
          <table:table-cell office:value-type="string">
            <text:p>174.18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NQA</text:p>
          </table:table-cell>
          <table:table-cell office:value-type="string">
            <text:p>Millington [NQA]</text:p>
          </table:table-cell>
          <table:table-cell office:value-type="string">
            <text:p>United States</text:p>
          </table:table-cell>
          <table:table-cell office:value-type="string">
            <text:p>Millington Municipal</text:p>
          </table:table-cell>
          <table:table-cell office:value-type="string">
            <text:p>35.36</text:p>
          </table:table-cell>
          <table:table-cell office:value-type="string">
            <text:p>-89.87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NQI</text:p>
          </table:table-cell>
          <table:table-cell office:value-type="string">
            <text:p>Kingsville [NQI]</text:p>
          </table:table-cell>
          <table:table-cell office:value-type="string">
            <text:p>United States</text:p>
          </table:table-cell>
          <table:table-cell office:value-type="string">
            <text:p>Kingsville Nas</text:p>
          </table:table-cell>
          <table:table-cell office:value-type="string">
            <text:p>27.51</text:p>
          </table:table-cell>
          <table:table-cell office:value-type="string">
            <text:p>-97.81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NQN</text:p>
          </table:table-cell>
          <table:table-cell office:value-type="string">
            <text:p>Neuquen [NQN]</text:p>
          </table:table-cell>
          <table:table-cell office:value-type="string">
            <text:p>Argentina</text:p>
          </table:table-cell>
          <table:table-cell office:value-type="string">
            <text:p>Presidente Peron</text:p>
          </table:table-cell>
          <table:table-cell office:value-type="string">
            <text:p>-38.95</text:p>
          </table:table-cell>
          <table:table-cell office:value-type="string">
            <text:p>-68.16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NQX</text:p>
          </table:table-cell>
          <table:table-cell office:value-type="string">
            <text:p>Key West [NQX]</text:p>
          </table:table-cell>
          <table:table-cell office:value-type="string">
            <text:p>United States</text:p>
          </table:table-cell>
          <table:table-cell office:value-type="string">
            <text:p>Key West Nas</text:p>
          </table:table-cell>
          <table:table-cell office:value-type="string">
            <text:p>24.58</text:p>
          </table:table-cell>
          <table:table-cell office:value-type="string">
            <text:p>-81.69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NQY</text:p>
          </table:table-cell>
          <table:table-cell office:value-type="string">
            <text:p>Newquay [NQY]</text:p>
          </table:table-cell>
          <table:table-cell office:value-type="string">
            <text:p>United Kingdom</text:p>
          </table:table-cell>
          <table:table-cell office:value-type="string">
            <text:p>St Mawgan</text:p>
          </table:table-cell>
          <table:table-cell office:value-type="string">
            <text:p>50.44</text:p>
          </table:table-cell>
          <table:table-cell office:value-type="string">
            <text:p>-5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NRD</text:p>
          </table:table-cell>
          <table:table-cell office:value-type="string">
            <text:p>Norderney [NRD]</text:p>
          </table:table-cell>
          <table:table-cell office:value-type="string">
            <text:p>Germany</text:p>
          </table:table-cell>
          <table:table-cell office:value-type="string">
            <text:p>Norderney</text:p>
          </table:table-cell>
          <table:table-cell office:value-type="string">
            <text:p>53.71</text:p>
          </table:table-cell>
          <table:table-cell office:value-type="string">
            <text:p>7.23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NRK</text:p>
          </table:table-cell>
          <table:table-cell office:value-type="string">
            <text:p>Norrkoeping [NRK]</text:p>
          </table:table-cell>
          <table:table-cell office:value-type="string">
            <text:p>Sweden</text:p>
          </table:table-cell>
          <table:table-cell office:value-type="string">
            <text:p>Kungsangen</text:p>
          </table:table-cell>
          <table:table-cell office:value-type="string">
            <text:p>58.59</text:p>
          </table:table-cell>
          <table:table-cell office:value-type="string">
            <text:p>16.25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NRR</text:p>
          </table:table-cell>
          <table:table-cell office:value-type="string">
            <text:p>Roosevelt Roads [NRR]</text:p>
          </table:table-cell>
          <table:table-cell office:value-type="string">
            <text:p>Puerto Rico</text:p>
          </table:table-cell>
          <table:table-cell office:value-type="string">
            <text:p>Roosevelt Roads Ns</text:p>
          </table:table-cell>
          <table:table-cell office:value-type="string">
            <text:p>18.25</text:p>
          </table:table-cell>
          <table:table-cell office:value-type="string">
            <text:p>-65.64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NRT</text:p>
          </table:table-cell>
          <table:table-cell office:value-type="string">
            <text:p>Tokyo [NRT]</text:p>
          </table:table-cell>
          <table:table-cell office:value-type="string">
            <text:p>Japan</text:p>
          </table:table-cell>
          <table:table-cell office:value-type="string">
            <text:p>New Tokyo International</text:p>
          </table:table-cell>
          <table:table-cell office:value-type="string">
            <text:p>35.76</text:p>
          </table:table-cell>
          <table:table-cell office:value-type="string">
            <text:p>140.39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NSE</text:p>
          </table:table-cell>
          <table:table-cell office:value-type="string">
            <text:p>Milton [NSE]</text:p>
          </table:table-cell>
          <table:table-cell office:value-type="string">
            <text:p>United States</text:p>
          </table:table-cell>
          <table:table-cell office:value-type="string">
            <text:p>Whiting Field Nas North</text:p>
          </table:table-cell>
          <table:table-cell office:value-type="string">
            <text:p>30.72</text:p>
          </table:table-cell>
          <table:table-cell office:value-type="string">
            <text:p>-87.02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NSN</text:p>
          </table:table-cell>
          <table:table-cell office:value-type="string">
            <text:p>Nelson [NSN]</text:p>
          </table:table-cell>
          <table:table-cell office:value-type="string">
            <text:p>New Zealand</text:p>
          </table:table-cell>
          <table:table-cell office:value-type="string">
            <text:p>Nelson</text:p>
          </table:table-cell>
          <table:table-cell office:value-type="string">
            <text:p>-41.3</text:p>
          </table:table-cell>
          <table:table-cell office:value-type="string">
            <text:p>173.22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NST</text:p>
          </table:table-cell>
          <table:table-cell office:value-type="string">
            <text:p>Nakhon Si Thammarat [NST]</text:p>
          </table:table-cell>
          <table:table-cell office:value-type="string">
            <text:p>Thailand</text:p>
          </table:table-cell>
          <table:table-cell office:value-type="string">
            <text:p>Cha Ian</text:p>
          </table:table-cell>
          <table:table-cell office:value-type="string">
            <text:p>8.47</text:p>
          </table:table-cell>
          <table:table-cell office:value-type="string">
            <text:p>99.96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NSY</text:p>
          </table:table-cell>
          <table:table-cell office:value-type="string">
            <text:p>Sigonella [NSY]</text:p>
          </table:table-cell>
          <table:table-cell office:value-type="string">
            <text:p>Italy</text:p>
          </table:table-cell>
          <table:table-cell office:value-type="string">
            <text:p>Sigonella</text:p>
          </table:table-cell>
          <table:table-cell office:value-type="string">
            <text:p>37.4</text:p>
          </table:table-cell>
          <table:table-cell office:value-type="string">
            <text:p>14.92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NTD</text:p>
          </table:table-cell>
          <table:table-cell office:value-type="string">
            <text:p>Point Mugu [NTD]</text:p>
          </table:table-cell>
          <table:table-cell office:value-type="string">
            <text:p>United States</text:p>
          </table:table-cell>
          <table:table-cell office:value-type="string">
            <text:p>Point Mugu Nas</text:p>
          </table:table-cell>
          <table:table-cell office:value-type="string">
            <text:p>34.12</text:p>
          </table:table-cell>
          <table:table-cell office:value-type="string">
            <text:p>-119.12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NTE</text:p>
          </table:table-cell>
          <table:table-cell office:value-type="string">
            <text:p>Nantes [NTE]</text:p>
          </table:table-cell>
          <table:table-cell office:value-type="string">
            <text:p>France</text:p>
          </table:table-cell>
          <table:table-cell office:value-type="string">
            <text:p>Nantes Atlantique</text:p>
          </table:table-cell>
          <table:table-cell office:value-type="string">
            <text:p>47.15</text:p>
          </table:table-cell>
          <table:table-cell office:value-type="string">
            <text:p>-1.61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NTK</text:p>
          </table:table-cell>
          <table:table-cell office:value-type="string">
            <text:p>Tustin [NTK]</text:p>
          </table:table-cell>
          <table:table-cell office:value-type="string">
            <text:p>United States</text:p>
          </table:table-cell>
          <table:table-cell office:value-type="string">
            <text:p>Tustin Mcaf</text:p>
          </table:table-cell>
          <table:table-cell office:value-type="string">
            <text:p>33.71</text:p>
          </table:table-cell>
          <table:table-cell office:value-type="string">
            <text:p>-117.83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NTL</text:p>
          </table:table-cell>
          <table:table-cell office:value-type="string">
            <text:p>Newcastle [NTL]</text:p>
          </table:table-cell>
          <table:table-cell office:value-type="string">
            <text:p>Australia</text:p>
          </table:table-cell>
          <table:table-cell office:value-type="string">
            <text:p>Newcastle Airport</text:p>
          </table:table-cell>
          <table:table-cell office:value-type="string">
            <text:p>-32.8</text:p>
          </table:table-cell>
          <table:table-cell office:value-type="string">
            <text:p>151.83</text:p>
          </table:table-cell>
          <table:table-cell office:value-type="string">
            <text:p>degrees N and E</text:p>
          </table:table-cell>
          <table:table-cell office:value-type="string">
            <text:p>amee/defra 2008</text:p>
          </table:table-cell>
        </table:table-row>
        <table:table-row table:style-name="ro1">
          <table:table-cell office:value-type="string">
            <text:p>NTR</text:p>
          </table:table-cell>
          <table:table-cell office:value-type="string">
            <text:p>Monterrey [NTR]</text:p>
          </table:table-cell>
          <table:table-cell office:value-type="string">
            <text:p>Mexico</text:p>
          </table:table-cell>
          <table:table-cell office:value-type="string">
            <text:p>Del Norte International</text:p>
          </table:table-cell>
          <table:table-cell office:value-type="string">
            <text:p>25.87</text:p>
          </table:table-cell>
          <table:table-cell office:value-type="string">
            <text:p>-100.24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NTU</text:p>
          </table:table-cell>
          <table:table-cell office:value-type="string">
            <text:p>Oceana [NTU]</text:p>
          </table:table-cell>
          <table:table-cell office:value-type="string">
            <text:p>United States</text:p>
          </table:table-cell>
          <table:table-cell office:value-type="string">
            <text:p>Oceana Nas</text:p>
          </table:table-cell>
          <table:table-cell office:value-type="string">
            <text:p>36.82</text:p>
          </table:table-cell>
          <table:table-cell office:value-type="string">
            <text:p>-76.03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NTY</text:p>
          </table:table-cell>
          <table:table-cell office:value-type="string">
            <text:p>Pilanesberg [NTY]</text:p>
          </table:table-cell>
          <table:table-cell office:value-type="string">
            <text:p>South Africa</text:p>
          </table:table-cell>
          <table:table-cell office:value-type="string">
            <text:p>Pilanesberg</text:p>
          </table:table-cell>
          <table:table-cell office:value-type="string">
            <text:p>-25.33</text:p>
          </table:table-cell>
          <table:table-cell office:value-type="string">
            <text:p>27.17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NUE</text:p>
          </table:table-cell>
          <table:table-cell office:value-type="string">
            <text:p>Nuremberg [NUE]</text:p>
          </table:table-cell>
          <table:table-cell office:value-type="string">
            <text:p>Germany</text:p>
          </table:table-cell>
          <table:table-cell office:value-type="string">
            <text:p>Nuremberg</text:p>
          </table:table-cell>
          <table:table-cell office:value-type="string">
            <text:p>49.5</text:p>
          </table:table-cell>
          <table:table-cell office:value-type="string">
            <text:p>11.08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NUQ</text:p>
          </table:table-cell>
          <table:table-cell office:value-type="string">
            <text:p>Mountain View [NUQ]</text:p>
          </table:table-cell>
          <table:table-cell office:value-type="string">
            <text:p>United States</text:p>
          </table:table-cell>
          <table:table-cell office:value-type="string">
            <text:p>Moffett Federal Air Field</text:p>
          </table:table-cell>
          <table:table-cell office:value-type="string">
            <text:p>37.42</text:p>
          </table:table-cell>
          <table:table-cell office:value-type="string">
            <text:p>-122.05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NUW</text:p>
          </table:table-cell>
          <table:table-cell office:value-type="string">
            <text:p>Whidbey Island [NUW]</text:p>
          </table:table-cell>
          <table:table-cell office:value-type="string">
            <text:p>United States</text:p>
          </table:table-cell>
          <table:table-cell office:value-type="string">
            <text:p>Whidbey Island Nas</text:p>
          </table:table-cell>
          <table:table-cell office:value-type="string">
            <text:p>48.35</text:p>
          </table:table-cell>
          <table:table-cell office:value-type="string">
            <text:p>-122.66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NVA</text:p>
          </table:table-cell>
          <table:table-cell office:value-type="string">
            <text:p>Neiva [NVA]</text:p>
          </table:table-cell>
          <table:table-cell office:value-type="string">
            <text:p>Colombia</text:p>
          </table:table-cell>
          <table:table-cell office:value-type="string">
            <text:p>Benito Salas</text:p>
          </table:table-cell>
          <table:table-cell office:value-type="string">
            <text:p>2.95</text:p>
          </table:table-cell>
          <table:table-cell office:value-type="string">
            <text:p>-75.29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NVS</text:p>
          </table:table-cell>
          <table:table-cell office:value-type="string">
            <text:p>Nevers [NVS]</text:p>
          </table:table-cell>
          <table:table-cell office:value-type="string">
            <text:p>France</text:p>
          </table:table-cell>
          <table:table-cell office:value-type="string">
            <text:p>Fourchambault</text:p>
          </table:table-cell>
          <table:table-cell office:value-type="string">
            <text:p>47</text:p>
          </table:table-cell>
          <table:table-cell office:value-type="string">
            <text:p>3.11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NVT</text:p>
          </table:table-cell>
          <table:table-cell office:value-type="string">
            <text:p>Navegantes [NVT]</text:p>
          </table:table-cell>
          <table:table-cell office:value-type="string">
            <text:p>Brazil</text:p>
          </table:table-cell>
          <table:table-cell office:value-type="string">
            <text:p>Navegantes Itajai</text:p>
          </table:table-cell>
          <table:table-cell office:value-type="string">
            <text:p>-26.88</text:p>
          </table:table-cell>
          <table:table-cell office:value-type="string">
            <text:p>-48.65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NWA</text:p>
          </table:table-cell>
          <table:table-cell office:value-type="string">
            <text:p>Moheli [NWA]</text:p>
          </table:table-cell>
          <table:table-cell office:value-type="string">
            <text:p>Comoros Islands</text:p>
          </table:table-cell>
          <table:table-cell office:value-type="string">
            <text:p>Moheli Bandar Es Salam</text:p>
          </table:table-cell>
          <table:table-cell office:value-type="string">
            <text:p>-12.3</text:p>
          </table:table-cell>
          <table:table-cell office:value-type="string">
            <text:p>43.77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NWI</text:p>
          </table:table-cell>
          <table:table-cell office:value-type="string">
            <text:p>Norwich [NWI]</text:p>
          </table:table-cell>
          <table:table-cell office:value-type="string">
            <text:p>United Kingdom</text:p>
          </table:table-cell>
          <table:table-cell office:value-type="string">
            <text:p>Norwich</text:p>
          </table:table-cell>
          <table:table-cell office:value-type="string">
            <text:p>52.68</text:p>
          </table:table-cell>
          <table:table-cell office:value-type="string">
            <text:p>1.28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NXP</text:p>
          </table:table-cell>
          <table:table-cell office:value-type="string">
            <text:p>Twenty Nine Palms [NXP]</text:p>
          </table:table-cell>
          <table:table-cell office:value-type="string">
            <text:p>United States</text:p>
          </table:table-cell>
          <table:table-cell office:value-type="string">
            <text:p>Twentynine Palms Eaf</text:p>
          </table:table-cell>
          <table:table-cell office:value-type="string">
            <text:p>34.3</text:p>
          </table:table-cell>
          <table:table-cell office:value-type="string">
            <text:p>-116.16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NXX</text:p>
          </table:table-cell>
          <table:table-cell office:value-type="string">
            <text:p>Willow Grove [NXX]</text:p>
          </table:table-cell>
          <table:table-cell office:value-type="string">
            <text:p>United States</text:p>
          </table:table-cell>
          <table:table-cell office:value-type="string">
            <text:p>Willow Grove Nas Jrb</text:p>
          </table:table-cell>
          <table:table-cell office:value-type="string">
            <text:p>40.2</text:p>
          </table:table-cell>
          <table:table-cell office:value-type="string">
            <text:p>-75.15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NYE</text:p>
          </table:table-cell>
          <table:table-cell office:value-type="string">
            <text:p>Nyeri [NYE]</text:p>
          </table:table-cell>
          <table:table-cell office:value-type="string">
            <text:p>Kenya</text:p>
          </table:table-cell>
          <table:table-cell office:value-type="string">
            <text:p>Nyeri</text:p>
          </table:table-cell>
          <table:table-cell office:value-type="string">
            <text:p>-0.37</text:p>
          </table:table-cell>
          <table:table-cell office:value-type="string">
            <text:p>36.98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NYG</text:p>
          </table:table-cell>
          <table:table-cell office:value-type="string">
            <text:p>Quantico [NYG]</text:p>
          </table:table-cell>
          <table:table-cell office:value-type="string">
            <text:p>United States</text:p>
          </table:table-cell>
          <table:table-cell office:value-type="string">
            <text:p>Quantico Mcaf</text:p>
          </table:table-cell>
          <table:table-cell office:value-type="string">
            <text:p>38.5</text:p>
          </table:table-cell>
          <table:table-cell office:value-type="string">
            <text:p>-77.31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NYI</text:p>
          </table:table-cell>
          <table:table-cell office:value-type="string">
            <text:p>Sunyani [NYI]</text:p>
          </table:table-cell>
          <table:table-cell office:value-type="string">
            <text:p>Ghana</text:p>
          </table:table-cell>
          <table:table-cell office:value-type="string">
            <text:p>Sunyani</text:p>
          </table:table-cell>
          <table:table-cell office:value-type="string">
            <text:p>7.36</text:p>
          </table:table-cell>
          <table:table-cell office:value-type="string">
            <text:p>-2.33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NYK</text:p>
          </table:table-cell>
          <table:table-cell office:value-type="string">
            <text:p>Nanyuki [NYK]</text:p>
          </table:table-cell>
          <table:table-cell office:value-type="string">
            <text:p>Kenya</text:p>
          </table:table-cell>
          <table:table-cell office:value-type="string">
            <text:p>Nanyuki</text:p>
          </table:table-cell>
          <table:table-cell office:value-type="string">
            <text:p>-0.06</text:p>
          </table:table-cell>
          <table:table-cell office:value-type="string">
            <text:p>37.04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NYO</text:p>
          </table:table-cell>
          <table:table-cell office:value-type="string">
            <text:p>Stockholm [NYO]</text:p>
          </table:table-cell>
          <table:table-cell office:value-type="string">
            <text:p>Sweden</text:p>
          </table:table-cell>
          <table:table-cell office:value-type="string">
            <text:p>Skavsta</text:p>
          </table:table-cell>
          <table:table-cell office:value-type="string">
            <text:p>58.79</text:p>
          </table:table-cell>
          <table:table-cell office:value-type="string">
            <text:p>16.91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NZC</text:p>
          </table:table-cell>
          <table:table-cell office:value-type="string">
            <text:p>Jacksonville [NZC]</text:p>
          </table:table-cell>
          <table:table-cell office:value-type="string">
            <text:p>United States</text:p>
          </table:table-cell>
          <table:table-cell office:value-type="string">
            <text:p>Cecil Field</text:p>
          </table:table-cell>
          <table:table-cell office:value-type="string">
            <text:p>30.22</text:p>
          </table:table-cell>
          <table:table-cell office:value-type="string">
            <text:p>-81.88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NZE</text:p>
          </table:table-cell>
          <table:table-cell office:value-type="string">
            <text:p>N'Zerekore [NZE]</text:p>
          </table:table-cell>
          <table:table-cell office:value-type="string">
            <text:p>Guinea</text:p>
          </table:table-cell>
          <table:table-cell office:value-type="string">
            <text:p>Nzerekore</text:p>
          </table:table-cell>
          <table:table-cell office:value-type="string">
            <text:p>7.81</text:p>
          </table:table-cell>
          <table:table-cell office:value-type="string">
            <text:p>-8.7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NZY</text:p>
          </table:table-cell>
          <table:table-cell office:value-type="string">
            <text:p>San Diego [NZY]</text:p>
          </table:table-cell>
          <table:table-cell office:value-type="string">
            <text:p>United States</text:p>
          </table:table-cell>
          <table:table-cell office:value-type="string">
            <text:p>North Island Nas</text:p>
          </table:table-cell>
          <table:table-cell office:value-type="string">
            <text:p>32.7</text:p>
          </table:table-cell>
          <table:table-cell office:value-type="string">
            <text:p>-117.22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OAJ</text:p>
          </table:table-cell>
          <table:table-cell office:value-type="string">
            <text:p>Jacksonville [OAJ]</text:p>
          </table:table-cell>
          <table:table-cell office:value-type="string">
            <text:p>United States</text:p>
          </table:table-cell>
          <table:table-cell office:value-type="string">
            <text:p>New River Mcas</text:p>
          </table:table-cell>
          <table:table-cell office:value-type="string">
            <text:p>34.71</text:p>
          </table:table-cell>
          <table:table-cell office:value-type="string">
            <text:p>-77.44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OAK</text:p>
          </table:table-cell>
          <table:table-cell office:value-type="string">
            <text:p>Oakland [OAK]</text:p>
          </table:table-cell>
          <table:table-cell office:value-type="string">
            <text:p>United States</text:p>
          </table:table-cell>
          <table:table-cell office:value-type="string">
            <text:p>Metropolitan Oakland International</text:p>
          </table:table-cell>
          <table:table-cell office:value-type="string">
            <text:p>37.72</text:p>
          </table:table-cell>
          <table:table-cell office:value-type="string">
            <text:p>-122.22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OAM</text:p>
          </table:table-cell>
          <table:table-cell office:value-type="string">
            <text:p>Oamaru [OAM]</text:p>
          </table:table-cell>
          <table:table-cell office:value-type="string">
            <text:p>New Zealand</text:p>
          </table:table-cell>
          <table:table-cell office:value-type="string">
            <text:p>Oamaru</text:p>
          </table:table-cell>
          <table:table-cell office:value-type="string">
            <text:p>-44.97</text:p>
          </table:table-cell>
          <table:table-cell office:value-type="string">
            <text:p>171.08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OAX</text:p>
          </table:table-cell>
          <table:table-cell office:value-type="string">
            <text:p>Oaxaca [OAX]</text:p>
          </table:table-cell>
          <table:table-cell office:value-type="string">
            <text:p>Mexico</text:p>
          </table:table-cell>
          <table:table-cell office:value-type="string">
            <text:p>Xoxocotlan International</text:p>
          </table:table-cell>
          <table:table-cell office:value-type="string">
            <text:p>17</text:p>
          </table:table-cell>
          <table:table-cell office:value-type="string">
            <text:p>-96.73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OBF</text:p>
          </table:table-cell>
          <table:table-cell office:value-type="string">
            <text:p>Oberpfaffenhofen [OBF]</text:p>
          </table:table-cell>
          <table:table-cell office:value-type="string">
            <text:p>Germany</text:p>
          </table:table-cell>
          <table:table-cell office:value-type="string">
            <text:p>Oberpfaffenhofen</text:p>
          </table:table-cell>
          <table:table-cell office:value-type="string">
            <text:p>48.08</text:p>
          </table:table-cell>
          <table:table-cell office:value-type="string">
            <text:p>11.28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OBO</text:p>
          </table:table-cell>
          <table:table-cell office:value-type="string">
            <text:p>Obihiro [OBO]</text:p>
          </table:table-cell>
          <table:table-cell office:value-type="string">
            <text:p>Japan</text:p>
          </table:table-cell>
          <table:table-cell office:value-type="string">
            <text:p>Obihiro</text:p>
          </table:table-cell>
          <table:table-cell office:value-type="string">
            <text:p>42.73</text:p>
          </table:table-cell>
          <table:table-cell office:value-type="string">
            <text:p>143.22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OBS</text:p>
          </table:table-cell>
          <table:table-cell office:value-type="string">
            <text:p>Aubenas-Vals-Lanas [OBS]</text:p>
          </table:table-cell>
          <table:table-cell office:value-type="string">
            <text:p>France</text:p>
          </table:table-cell>
          <table:table-cell office:value-type="string">
            <text:p>Vals Lanas</text:p>
          </table:table-cell>
          <table:table-cell office:value-type="string">
            <text:p>44.54</text:p>
          </table:table-cell>
          <table:table-cell office:value-type="string">
            <text:p>4.37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OCC</text:p>
          </table:table-cell>
          <table:table-cell office:value-type="string">
            <text:p>Coca [OCC]</text:p>
          </table:table-cell>
          <table:table-cell office:value-type="string">
            <text:p>Ecuador</text:p>
          </table:table-cell>
          <table:table-cell office:value-type="string">
            <text:p>Francisco De Orellana</text:p>
          </table:table-cell>
          <table:table-cell office:value-type="string">
            <text:p>-0.46</text:p>
          </table:table-cell>
          <table:table-cell office:value-type="string">
            <text:p>-76.99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OCJ</text:p>
          </table:table-cell>
          <table:table-cell office:value-type="string">
            <text:p>Ocho Rios [OCJ]</text:p>
          </table:table-cell>
          <table:table-cell office:value-type="string">
            <text:p>Jamaica</text:p>
          </table:table-cell>
          <table:table-cell office:value-type="string">
            <text:p>Boscobel</text:p>
          </table:table-cell>
          <table:table-cell office:value-type="string">
            <text:p>18.4</text:p>
          </table:table-cell>
          <table:table-cell office:value-type="string">
            <text:p>-76.97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OCV</text:p>
          </table:table-cell>
          <table:table-cell office:value-type="string">
            <text:p>Ocana [OCV]</text:p>
          </table:table-cell>
          <table:table-cell office:value-type="string">
            <text:p>Colombia</text:p>
          </table:table-cell>
          <table:table-cell office:value-type="string">
            <text:p>Aguas Claras</text:p>
          </table:table-cell>
          <table:table-cell office:value-type="string">
            <text:p>8.31</text:p>
          </table:table-cell>
          <table:table-cell office:value-type="string">
            <text:p>-73.36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ODB</text:p>
          </table:table-cell>
          <table:table-cell office:value-type="string">
            <text:p>Cordoba [ODB]</text:p>
          </table:table-cell>
          <table:table-cell office:value-type="string">
            <text:p>Spain</text:p>
          </table:table-cell>
          <table:table-cell office:value-type="string">
            <text:p>Cordoba</text:p>
          </table:table-cell>
          <table:table-cell office:value-type="string">
            <text:p>37.84</text:p>
          </table:table-cell>
          <table:table-cell office:value-type="string">
            <text:p>-4.85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ODE</text:p>
          </table:table-cell>
          <table:table-cell office:value-type="string">
            <text:p>Odense [ODE]</text:p>
          </table:table-cell>
          <table:table-cell office:value-type="string">
            <text:p>Denmark</text:p>
          </table:table-cell>
          <table:table-cell office:value-type="string">
            <text:p>Odense</text:p>
          </table:table-cell>
          <table:table-cell office:value-type="string">
            <text:p>55.48</text:p>
          </table:table-cell>
          <table:table-cell office:value-type="string">
            <text:p>10.33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ODH</text:p>
          </table:table-cell>
          <table:table-cell office:value-type="string">
            <text:p>Odiham [ODH]</text:p>
          </table:table-cell>
          <table:table-cell office:value-type="string">
            <text:p>United Kingdom</text:p>
          </table:table-cell>
          <table:table-cell office:value-type="string">
            <text:p>Odiham</text:p>
          </table:table-cell>
          <table:table-cell office:value-type="string">
            <text:p>51.23</text:p>
          </table:table-cell>
          <table:table-cell office:value-type="string">
            <text:p>-0.94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ODS</text:p>
          </table:table-cell>
          <table:table-cell office:value-type="string">
            <text:p>Odessa [ODS]</text:p>
          </table:table-cell>
          <table:table-cell office:value-type="string">
            <text:p>Ukraine</text:p>
          </table:table-cell>
          <table:table-cell office:value-type="string">
            <text:p>Odesa</text:p>
          </table:table-cell>
          <table:table-cell office:value-type="string">
            <text:p>46.43</text:p>
          </table:table-cell>
          <table:table-cell office:value-type="string">
            <text:p>30.68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OER</text:p>
          </table:table-cell>
          <table:table-cell office:value-type="string">
            <text:p>Ornskoldsvik [OER]</text:p>
          </table:table-cell>
          <table:table-cell office:value-type="string">
            <text:p>Sweden</text:p>
          </table:table-cell>
          <table:table-cell office:value-type="string">
            <text:p>Ornskoldsvik</text:p>
          </table:table-cell>
          <table:table-cell office:value-type="string">
            <text:p>63.41</text:p>
          </table:table-cell>
          <table:table-cell office:value-type="string">
            <text:p>18.99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OFF</text:p>
          </table:table-cell>
          <table:table-cell office:value-type="string">
            <text:p>Omaha [OFF]</text:p>
          </table:table-cell>
          <table:table-cell office:value-type="string">
            <text:p>United States</text:p>
          </table:table-cell>
          <table:table-cell office:value-type="string">
            <text:p>Offutt Air Force Base</text:p>
          </table:table-cell>
          <table:table-cell office:value-type="string">
            <text:p>41.12</text:p>
          </table:table-cell>
          <table:table-cell office:value-type="string">
            <text:p>-95.91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OGG</text:p>
          </table:table-cell>
          <table:table-cell office:value-type="string">
            <text:p>Kahului [OGG]</text:p>
          </table:table-cell>
          <table:table-cell office:value-type="string">
            <text:p>United States</text:p>
          </table:table-cell>
          <table:table-cell office:value-type="string">
            <text:p>Kahului</text:p>
          </table:table-cell>
          <table:table-cell office:value-type="string">
            <text:p>20.9</text:p>
          </table:table-cell>
          <table:table-cell office:value-type="string">
            <text:p>-156.43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OGN</text:p>
          </table:table-cell>
          <table:table-cell office:value-type="string">
            <text:p>Yonaguni Jima [OGN]</text:p>
          </table:table-cell>
          <table:table-cell office:value-type="string">
            <text:p>Japan</text:p>
          </table:table-cell>
          <table:table-cell office:value-type="string">
            <text:p>Yonaguni</text:p>
          </table:table-cell>
          <table:table-cell office:value-type="string">
            <text:p>24.47</text:p>
          </table:table-cell>
          <table:table-cell office:value-type="string">
            <text:p>122.98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OGS</text:p>
          </table:table-cell>
          <table:table-cell office:value-type="string">
            <text:p>Ogdensburg [OGS]</text:p>
          </table:table-cell>
          <table:table-cell office:value-type="string">
            <text:p>United States</text:p>
          </table:table-cell>
          <table:table-cell office:value-type="string">
            <text:p>Ogdensburg International</text:p>
          </table:table-cell>
          <table:table-cell office:value-type="string">
            <text:p>44.68</text:p>
          </table:table-cell>
          <table:table-cell office:value-type="string">
            <text:p>-75.47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OGX</text:p>
          </table:table-cell>
          <table:table-cell office:value-type="string">
            <text:p>Ouargla [OGX]</text:p>
          </table:table-cell>
          <table:table-cell office:value-type="string">
            <text:p>Algeria</text:p>
          </table:table-cell>
          <table:table-cell office:value-type="string">
            <text:p>Ouargla</text:p>
          </table:table-cell>
          <table:table-cell office:value-type="string">
            <text:p>31.92</text:p>
          </table:table-cell>
          <table:table-cell office:value-type="string">
            <text:p>5.41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OHD</text:p>
          </table:table-cell>
          <table:table-cell office:value-type="string">
            <text:p>Ohrid [OHD]</text:p>
          </table:table-cell>
          <table:table-cell office:value-type="string">
            <text:p>Macedonia</text:p>
          </table:table-cell>
          <table:table-cell office:value-type="string">
            <text:p>Ohrid</text:p>
          </table:table-cell>
          <table:table-cell office:value-type="string">
            <text:p>41.18</text:p>
          </table:table-cell>
          <table:table-cell office:value-type="string">
            <text:p>20.74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OIM</text:p>
          </table:table-cell>
          <table:table-cell office:value-type="string">
            <text:p>Oshima [OIM]</text:p>
          </table:table-cell>
          <table:table-cell office:value-type="string">
            <text:p>Japan</text:p>
          </table:table-cell>
          <table:table-cell office:value-type="string">
            <text:p>Oshima</text:p>
          </table:table-cell>
          <table:table-cell office:value-type="string">
            <text:p>34.78</text:p>
          </table:table-cell>
          <table:table-cell office:value-type="string">
            <text:p>139.36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OIT</text:p>
          </table:table-cell>
          <table:table-cell office:value-type="string">
            <text:p>Oita [OIT]</text:p>
          </table:table-cell>
          <table:table-cell office:value-type="string">
            <text:p>Japan</text:p>
          </table:table-cell>
          <table:table-cell office:value-type="string">
            <text:p>Oita</text:p>
          </table:table-cell>
          <table:table-cell office:value-type="string">
            <text:p>33.48</text:p>
          </table:table-cell>
          <table:table-cell office:value-type="string">
            <text:p>131.74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OKA</text:p>
          </table:table-cell>
          <table:table-cell office:value-type="string">
            <text:p>Naha [OKA]</text:p>
          </table:table-cell>
          <table:table-cell office:value-type="string">
            <text:p>Japan</text:p>
          </table:table-cell>
          <table:table-cell office:value-type="string">
            <text:p>Naha</text:p>
          </table:table-cell>
          <table:table-cell office:value-type="string">
            <text:p>26.2</text:p>
          </table:table-cell>
          <table:table-cell office:value-type="string">
            <text:p>127.65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OKC</text:p>
          </table:table-cell>
          <table:table-cell office:value-type="string">
            <text:p>Oklahoma City [OKC]</text:p>
          </table:table-cell>
          <table:table-cell office:value-type="string">
            <text:p>United States</text:p>
          </table:table-cell>
          <table:table-cell office:value-type="string">
            <text:p>Will Rogers World</text:p>
          </table:table-cell>
          <table:table-cell office:value-type="string">
            <text:p>35.39</text:p>
          </table:table-cell>
          <table:table-cell office:value-type="string">
            <text:p>-97.6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OKI</text:p>
          </table:table-cell>
          <table:table-cell office:value-type="string">
            <text:p>Oki Island [OKI]</text:p>
          </table:table-cell>
          <table:table-cell office:value-type="string">
            <text:p>Japan</text:p>
          </table:table-cell>
          <table:table-cell office:value-type="string">
            <text:p>Oki</text:p>
          </table:table-cell>
          <table:table-cell office:value-type="string">
            <text:p>36.18</text:p>
          </table:table-cell>
          <table:table-cell office:value-type="string">
            <text:p>133.32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OKJ</text:p>
          </table:table-cell>
          <table:table-cell office:value-type="string">
            <text:p>Okayama [OKJ]</text:p>
          </table:table-cell>
          <table:table-cell office:value-type="string">
            <text:p>Japan</text:p>
          </table:table-cell>
          <table:table-cell office:value-type="string">
            <text:p>Okayama</text:p>
          </table:table-cell>
          <table:table-cell office:value-type="string">
            <text:p>34.76</text:p>
          </table:table-cell>
          <table:table-cell office:value-type="string">
            <text:p>133.86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OKN</text:p>
          </table:table-cell>
          <table:table-cell office:value-type="string">
            <text:p>Okondja [OKN]</text:p>
          </table:table-cell>
          <table:table-cell office:value-type="string">
            <text:p>Gabon</text:p>
          </table:table-cell>
          <table:table-cell office:value-type="string">
            <text:p>Okondja</text:p>
          </table:table-cell>
          <table:table-cell office:value-type="string">
            <text:p>-0.67</text:p>
          </table:table-cell>
          <table:table-cell office:value-type="string">
            <text:p>13.67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OKO</text:p>
          </table:table-cell>
          <table:table-cell office:value-type="string">
            <text:p>Yokota [OKO]</text:p>
          </table:table-cell>
          <table:table-cell office:value-type="string">
            <text:p>Japan</text:p>
          </table:table-cell>
          <table:table-cell office:value-type="string">
            <text:p>Yokota Ab</text:p>
          </table:table-cell>
          <table:table-cell office:value-type="string">
            <text:p>35.75</text:p>
          </table:table-cell>
          <table:table-cell office:value-type="string">
            <text:p>139.35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OLA</text:p>
          </table:table-cell>
          <table:table-cell office:value-type="string">
            <text:p>Orland [OLA]</text:p>
          </table:table-cell>
          <table:table-cell office:value-type="string">
            <text:p>Norway</text:p>
          </table:table-cell>
          <table:table-cell office:value-type="string">
            <text:p>Orland</text:p>
          </table:table-cell>
          <table:table-cell office:value-type="string">
            <text:p>63.7</text:p>
          </table:table-cell>
          <table:table-cell office:value-type="string">
            <text:p>9.6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OLB</text:p>
          </table:table-cell>
          <table:table-cell office:value-type="string">
            <text:p>Olbia [OLB]</text:p>
          </table:table-cell>
          <table:table-cell office:value-type="string">
            <text:p>Italy</text:p>
          </table:table-cell>
          <table:table-cell office:value-type="string">
            <text:p>Olbia Costa Smeralda</text:p>
          </table:table-cell>
          <table:table-cell office:value-type="string">
            <text:p>40.9</text:p>
          </table:table-cell>
          <table:table-cell office:value-type="string">
            <text:p>9.52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OLI</text:p>
          </table:table-cell>
          <table:table-cell office:value-type="string">
            <text:p>Oliktok Point [OLI]</text:p>
          </table:table-cell>
          <table:table-cell office:value-type="string">
            <text:p>United States</text:p>
          </table:table-cell>
          <table:table-cell office:value-type="string">
            <text:p>Oliktok Lrrs</text:p>
          </table:table-cell>
          <table:table-cell office:value-type="string">
            <text:p>70.5</text:p>
          </table:table-cell>
          <table:table-cell office:value-type="string">
            <text:p>-149.88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OLM</text:p>
          </table:table-cell>
          <table:table-cell office:value-type="string">
            <text:p>Olympia [OLM]</text:p>
          </table:table-cell>
          <table:table-cell office:value-type="string">
            <text:p>United States</text:p>
          </table:table-cell>
          <table:table-cell office:value-type="string">
            <text:p>Olympia Regional Airport</text:p>
          </table:table-cell>
          <table:table-cell office:value-type="string">
            <text:p>46.97</text:p>
          </table:table-cell>
          <table:table-cell office:value-type="string">
            <text:p>-122.9</text:p>
          </table:table-cell>
          <table:table-cell office:value-type="string">
            <text:p>degrees N and E</text:p>
          </table:table-cell>
          <table:table-cell office:value-type="string">
            <text:p>amee/defra 2008</text:p>
          </table:table-cell>
        </table:table-row>
        <table:table-row table:style-name="ro1">
          <table:table-cell office:value-type="string">
            <text:p>OLS</text:p>
          </table:table-cell>
          <table:table-cell office:value-type="string">
            <text:p>Nogales [OLS]</text:p>
          </table:table-cell>
          <table:table-cell office:value-type="string">
            <text:p>United States</text:p>
          </table:table-cell>
          <table:table-cell office:value-type="string">
            <text:p>Nogales International</text:p>
          </table:table-cell>
          <table:table-cell office:value-type="string">
            <text:p>31.42</text:p>
          </table:table-cell>
          <table:table-cell office:value-type="string">
            <text:p>-110.85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OMA</text:p>
          </table:table-cell>
          <table:table-cell office:value-type="string">
            <text:p>Omaha [OMA]</text:p>
          </table:table-cell>
          <table:table-cell office:value-type="string">
            <text:p>United States</text:p>
          </table:table-cell>
          <table:table-cell office:value-type="string">
            <text:p>Eppley Air Field</text:p>
          </table:table-cell>
          <table:table-cell office:value-type="string">
            <text:p>41.3</text:p>
          </table:table-cell>
          <table:table-cell office:value-type="string">
            <text:p>-95.89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OMB</text:p>
          </table:table-cell>
          <table:table-cell office:value-type="string">
            <text:p>Omboue Hospial [OMB]</text:p>
          </table:table-cell>
          <table:table-cell office:value-type="string">
            <text:p>Gabon</text:p>
          </table:table-cell>
          <table:table-cell office:value-type="string">
            <text:p>Omboue Hopital</text:p>
          </table:table-cell>
          <table:table-cell office:value-type="string">
            <text:p>-1.57</text:p>
          </table:table-cell>
          <table:table-cell office:value-type="string">
            <text:p>9.26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OME</text:p>
          </table:table-cell>
          <table:table-cell office:value-type="string">
            <text:p>Nome [OME]</text:p>
          </table:table-cell>
          <table:table-cell office:value-type="string">
            <text:p>United States</text:p>
          </table:table-cell>
          <table:table-cell office:value-type="string">
            <text:p>Nome</text:p>
          </table:table-cell>
          <table:table-cell office:value-type="string">
            <text:p>64.51</text:p>
          </table:table-cell>
          <table:table-cell office:value-type="string">
            <text:p>-165.45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OMF</text:p>
          </table:table-cell>
          <table:table-cell office:value-type="string">
            <text:p>Mafraq [OMF]</text:p>
          </table:table-cell>
          <table:table-cell office:value-type="string">
            <text:p>Jordan</text:p>
          </table:table-cell>
          <table:table-cell office:value-type="string">
            <text:p>King Hussein</text:p>
          </table:table-cell>
          <table:table-cell office:value-type="string">
            <text:p>32.36</text:p>
          </table:table-cell>
          <table:table-cell office:value-type="string">
            <text:p>36.26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OMO</text:p>
          </table:table-cell>
          <table:table-cell office:value-type="string">
            <text:p>Mostar [OMO]</text:p>
          </table:table-cell>
          <table:table-cell office:value-type="string">
            <text:p>Bosnia and Herzegovina</text:p>
          </table:table-cell>
          <table:table-cell office:value-type="string">
            <text:p>Mostar</text:p>
          </table:table-cell>
          <table:table-cell office:value-type="string">
            <text:p>43.28</text:p>
          </table:table-cell>
          <table:table-cell office:value-type="string">
            <text:p>17.85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OMR</text:p>
          </table:table-cell>
          <table:table-cell office:value-type="string">
            <text:p>Oradea [OMR]</text:p>
          </table:table-cell>
          <table:table-cell office:value-type="string">
            <text:p>Romania</text:p>
          </table:table-cell>
          <table:table-cell office:value-type="string">
            <text:p>Oradea</text:p>
          </table:table-cell>
          <table:table-cell office:value-type="string">
            <text:p>47.03</text:p>
          </table:table-cell>
          <table:table-cell office:value-type="string">
            <text:p>21.9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OMS</text:p>
          </table:table-cell>
          <table:table-cell office:value-type="string">
            <text:p>Omsk [OMS]</text:p>
          </table:table-cell>
          <table:table-cell office:value-type="string">
            <text:p>Russia</text:p>
          </table:table-cell>
          <table:table-cell office:value-type="string">
            <text:p>Tsentralny</text:p>
          </table:table-cell>
          <table:table-cell office:value-type="string">
            <text:p>54.97</text:p>
          </table:table-cell>
          <table:table-cell office:value-type="string">
            <text:p>73.31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ONT</text:p>
          </table:table-cell>
          <table:table-cell office:value-type="string">
            <text:p>Ontario [ONT]</text:p>
          </table:table-cell>
          <table:table-cell office:value-type="string">
            <text:p>United States</text:p>
          </table:table-cell>
          <table:table-cell office:value-type="string">
            <text:p>Ontario International</text:p>
          </table:table-cell>
          <table:table-cell office:value-type="string">
            <text:p>34.06</text:p>
          </table:table-cell>
          <table:table-cell office:value-type="string">
            <text:p>-117.6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OOL</text:p>
          </table:table-cell>
          <table:table-cell office:value-type="string">
            <text:p>Coolangatta [OOL]</text:p>
          </table:table-cell>
          <table:table-cell office:value-type="string">
            <text:p>Australia</text:p>
          </table:table-cell>
          <table:table-cell office:value-type="string">
            <text:p>Gold Coast Coolangatta</text:p>
          </table:table-cell>
          <table:table-cell office:value-type="string">
            <text:p>-28.16</text:p>
          </table:table-cell>
          <table:table-cell office:value-type="string">
            <text:p>153.5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OPA</text:p>
          </table:table-cell>
          <table:table-cell office:value-type="string">
            <text:p>Kopasker [OPA]</text:p>
          </table:table-cell>
          <table:table-cell office:value-type="string">
            <text:p>Iceland</text:p>
          </table:table-cell>
          <table:table-cell office:value-type="string">
            <text:p>Kopasker</text:p>
          </table:table-cell>
          <table:table-cell office:value-type="string">
            <text:p>66.31</text:p>
          </table:table-cell>
          <table:table-cell office:value-type="string">
            <text:p>-16.46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OPF</text:p>
          </table:table-cell>
          <table:table-cell office:value-type="string">
            <text:p>Miami [OPF]</text:p>
          </table:table-cell>
          <table:table-cell office:value-type="string">
            <text:p>United States</text:p>
          </table:table-cell>
          <table:table-cell office:value-type="string">
            <text:p>Opa Locka</text:p>
          </table:table-cell>
          <table:table-cell office:value-type="string">
            <text:p>25.91</text:p>
          </table:table-cell>
          <table:table-cell office:value-type="string">
            <text:p>-80.28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OPO</text:p>
          </table:table-cell>
          <table:table-cell office:value-type="string">
            <text:p>Porto [OPO]</text:p>
          </table:table-cell>
          <table:table-cell office:value-type="string">
            <text:p>Portugal</text:p>
          </table:table-cell>
          <table:table-cell office:value-type="string">
            <text:p>Porto</text:p>
          </table:table-cell>
          <table:table-cell office:value-type="string">
            <text:p>41.25</text:p>
          </table:table-cell>
          <table:table-cell office:value-type="string">
            <text:p>-8.68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ORA</text:p>
          </table:table-cell>
          <table:table-cell office:value-type="string">
            <text:p>Oran [ORA]</text:p>
          </table:table-cell>
          <table:table-cell office:value-type="string">
            <text:p>Argentina</text:p>
          </table:table-cell>
          <table:table-cell office:value-type="string">
            <text:p>Oran</text:p>
          </table:table-cell>
          <table:table-cell office:value-type="string">
            <text:p>-23.15</text:p>
          </table:table-cell>
          <table:table-cell office:value-type="string">
            <text:p>-64.33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ORB</text:p>
          </table:table-cell>
          <table:table-cell office:value-type="string">
            <text:p>Orebro [ORB]</text:p>
          </table:table-cell>
          <table:table-cell office:value-type="string">
            <text:p>Sweden</text:p>
          </table:table-cell>
          <table:table-cell office:value-type="string">
            <text:p>Orebro</text:p>
          </table:table-cell>
          <table:table-cell office:value-type="string">
            <text:p>59.22</text:p>
          </table:table-cell>
          <table:table-cell office:value-type="string">
            <text:p>15.04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ORD</text:p>
          </table:table-cell>
          <table:table-cell office:value-type="string">
            <text:p>Chicago [ORD]</text:p>
          </table:table-cell>
          <table:table-cell office:value-type="string">
            <text:p>United States</text:p>
          </table:table-cell>
          <table:table-cell office:value-type="string">
            <text:p>Chicago Ohare International</text:p>
          </table:table-cell>
          <table:table-cell office:value-type="string">
            <text:p>41.98</text:p>
          </table:table-cell>
          <table:table-cell office:value-type="string">
            <text:p>-87.9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ORE</text:p>
          </table:table-cell>
          <table:table-cell office:value-type="string">
            <text:p>Orleans [ORE]</text:p>
          </table:table-cell>
          <table:table-cell office:value-type="string">
            <text:p>France</text:p>
          </table:table-cell>
          <table:table-cell office:value-type="string">
            <text:p>Bricy</text:p>
          </table:table-cell>
          <table:table-cell office:value-type="string">
            <text:p>47.99</text:p>
          </table:table-cell>
          <table:table-cell office:value-type="string">
            <text:p>1.76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ORF</text:p>
          </table:table-cell>
          <table:table-cell office:value-type="string">
            <text:p>Norfolk [ORF]</text:p>
          </table:table-cell>
          <table:table-cell office:value-type="string">
            <text:p>United States</text:p>
          </table:table-cell>
          <table:table-cell office:value-type="string">
            <text:p>Norfolk International</text:p>
          </table:table-cell>
          <table:table-cell office:value-type="string">
            <text:p>36.89</text:p>
          </table:table-cell>
          <table:table-cell office:value-type="string">
            <text:p>-76.2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ORG</text:p>
          </table:table-cell>
          <table:table-cell office:value-type="string">
            <text:p>Paramaribo [ORG]</text:p>
          </table:table-cell>
          <table:table-cell office:value-type="string">
            <text:p>Suriname</text:p>
          </table:table-cell>
          <table:table-cell office:value-type="string">
            <text:p>Zorg En Hoop</text:p>
          </table:table-cell>
          <table:table-cell office:value-type="string">
            <text:p>5.81</text:p>
          </table:table-cell>
          <table:table-cell office:value-type="string">
            <text:p>-55.19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ORK</text:p>
          </table:table-cell>
          <table:table-cell office:value-type="string">
            <text:p>Cork [ORK]</text:p>
          </table:table-cell>
          <table:table-cell office:value-type="string">
            <text:p>Ireland</text:p>
          </table:table-cell>
          <table:table-cell office:value-type="string">
            <text:p>Cork</text:p>
          </table:table-cell>
          <table:table-cell office:value-type="string">
            <text:p>51.84</text:p>
          </table:table-cell>
          <table:table-cell office:value-type="string">
            <text:p>-8.49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ORL</text:p>
          </table:table-cell>
          <table:table-cell office:value-type="string">
            <text:p>Orlando [ORL]</text:p>
          </table:table-cell>
          <table:table-cell office:value-type="string">
            <text:p>United States</text:p>
          </table:table-cell>
          <table:table-cell office:value-type="string">
            <text:p>Executive</text:p>
          </table:table-cell>
          <table:table-cell office:value-type="string">
            <text:p>28.55</text:p>
          </table:table-cell>
          <table:table-cell office:value-type="string">
            <text:p>-81.33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ORN</text:p>
          </table:table-cell>
          <table:table-cell office:value-type="string">
            <text:p>Oran [ORN]</text:p>
          </table:table-cell>
          <table:table-cell office:value-type="string">
            <text:p>Algeria</text:p>
          </table:table-cell>
          <table:table-cell office:value-type="string">
            <text:p>Es Senia</text:p>
          </table:table-cell>
          <table:table-cell office:value-type="string">
            <text:p>35.62</text:p>
          </table:table-cell>
          <table:table-cell office:value-type="string">
            <text:p>-0.62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ORP</text:p>
          </table:table-cell>
          <table:table-cell office:value-type="string">
            <text:p>Orapa [ORP]</text:p>
          </table:table-cell>
          <table:table-cell office:value-type="string">
            <text:p>Botswana</text:p>
          </table:table-cell>
          <table:table-cell office:value-type="string">
            <text:p>Orapa</text:p>
          </table:table-cell>
          <table:table-cell office:value-type="string">
            <text:p>-21.27</text:p>
          </table:table-cell>
          <table:table-cell office:value-type="string">
            <text:p>25.32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ORT</text:p>
          </table:table-cell>
          <table:table-cell office:value-type="string">
            <text:p>Northway [ORT]</text:p>
          </table:table-cell>
          <table:table-cell office:value-type="string">
            <text:p>United States</text:p>
          </table:table-cell>
          <table:table-cell office:value-type="string">
            <text:p>Northway</text:p>
          </table:table-cell>
          <table:table-cell office:value-type="string">
            <text:p>62.96</text:p>
          </table:table-cell>
          <table:table-cell office:value-type="string">
            <text:p>-141.93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ORW</text:p>
          </table:table-cell>
          <table:table-cell office:value-type="string">
            <text:p>Ormara [ORW]</text:p>
          </table:table-cell>
          <table:table-cell office:value-type="string">
            <text:p>Pakistan</text:p>
          </table:table-cell>
          <table:table-cell office:value-type="string">
            <text:p>Ormara</text:p>
          </table:table-cell>
          <table:table-cell office:value-type="string">
            <text:p>25.27</text:p>
          </table:table-cell>
          <table:table-cell office:value-type="string">
            <text:p>64.59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ORY</text:p>
          </table:table-cell>
          <table:table-cell office:value-type="string">
            <text:p>Paris [ORY]</text:p>
          </table:table-cell>
          <table:table-cell office:value-type="string">
            <text:p>France</text:p>
          </table:table-cell>
          <table:table-cell office:value-type="string">
            <text:p>Orly</text:p>
          </table:table-cell>
          <table:table-cell office:value-type="string">
            <text:p>48.73</text:p>
          </table:table-cell>
          <table:table-cell office:value-type="string">
            <text:p>2.36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OSD</text:p>
          </table:table-cell>
          <table:table-cell office:value-type="string">
            <text:p>Ostersund [OSD]</text:p>
          </table:table-cell>
          <table:table-cell office:value-type="string">
            <text:p>Sweden</text:p>
          </table:table-cell>
          <table:table-cell office:value-type="string">
            <text:p>Froson</text:p>
          </table:table-cell>
          <table:table-cell office:value-type="string">
            <text:p>63.19</text:p>
          </table:table-cell>
          <table:table-cell office:value-type="string">
            <text:p>14.5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OSI</text:p>
          </table:table-cell>
          <table:table-cell office:value-type="string">
            <text:p>Osijek [OSI]</text:p>
          </table:table-cell>
          <table:table-cell office:value-type="string">
            <text:p>Croatia</text:p>
          </table:table-cell>
          <table:table-cell office:value-type="string">
            <text:p>Osijek</text:p>
          </table:table-cell>
          <table:table-cell office:value-type="string">
            <text:p>45.46</text:p>
          </table:table-cell>
          <table:table-cell office:value-type="string">
            <text:p>18.81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OSK</text:p>
          </table:table-cell>
          <table:table-cell office:value-type="string">
            <text:p>Oskarshamn [OSK]</text:p>
          </table:table-cell>
          <table:table-cell office:value-type="string">
            <text:p>Sweden</text:p>
          </table:table-cell>
          <table:table-cell office:value-type="string">
            <text:p>Oskarshamn</text:p>
          </table:table-cell>
          <table:table-cell office:value-type="string">
            <text:p>57.35</text:p>
          </table:table-cell>
          <table:table-cell office:value-type="string">
            <text:p>16.5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OSL</text:p>
          </table:table-cell>
          <table:table-cell office:value-type="string">
            <text:p>Oslo [OSL]</text:p>
          </table:table-cell>
          <table:table-cell office:value-type="string">
            <text:p>Norway</text:p>
          </table:table-cell>
          <table:table-cell office:value-type="string">
            <text:p>Oslo Gardermoen</text:p>
          </table:table-cell>
          <table:table-cell office:value-type="string">
            <text:p>60.19</text:p>
          </table:table-cell>
          <table:table-cell office:value-type="string">
            <text:p>11.1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OSN</text:p>
          </table:table-cell>
          <table:table-cell office:value-type="string">
            <text:p>Osan [OSN]</text:p>
          </table:table-cell>
          <table:table-cell office:value-type="string">
            <text:p>South Korea</text:p>
          </table:table-cell>
          <table:table-cell office:value-type="string">
            <text:p>Osan Ab</text:p>
          </table:table-cell>
          <table:table-cell office:value-type="string">
            <text:p>37.09</text:p>
          </table:table-cell>
          <table:table-cell office:value-type="string">
            <text:p>127.03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OSP</text:p>
          </table:table-cell>
          <table:table-cell office:value-type="string">
            <text:p>Slupsk [OSP]</text:p>
          </table:table-cell>
          <table:table-cell office:value-type="string">
            <text:p>Poland</text:p>
          </table:table-cell>
          <table:table-cell office:value-type="string">
            <text:p>Redzikowo</text:p>
          </table:table-cell>
          <table:table-cell office:value-type="string">
            <text:p>54.48</text:p>
          </table:table-cell>
          <table:table-cell office:value-type="string">
            <text:p>17.11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OSR</text:p>
          </table:table-cell>
          <table:table-cell office:value-type="string">
            <text:p>Ostrava [OSR]</text:p>
          </table:table-cell>
          <table:table-cell office:value-type="string">
            <text:p>Czech Republic</text:p>
          </table:table-cell>
          <table:table-cell office:value-type="string">
            <text:p>Mosnov</text:p>
          </table:table-cell>
          <table:table-cell office:value-type="string">
            <text:p>49.7</text:p>
          </table:table-cell>
          <table:table-cell office:value-type="string">
            <text:p>18.11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OSS</text:p>
          </table:table-cell>
          <table:table-cell office:value-type="string">
            <text:p>Osh [OSS]</text:p>
          </table:table-cell>
          <table:table-cell office:value-type="string">
            <text:p>Kyrgyzstan</text:p>
          </table:table-cell>
          <table:table-cell office:value-type="string">
            <text:p>Osh</text:p>
          </table:table-cell>
          <table:table-cell office:value-type="string">
            <text:p>40.61</text:p>
          </table:table-cell>
          <table:table-cell office:value-type="string">
            <text:p>72.79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OST</text:p>
          </table:table-cell>
          <table:table-cell office:value-type="string">
            <text:p>Ostend [OST]</text:p>
          </table:table-cell>
          <table:table-cell office:value-type="string">
            <text:p>Belgium</text:p>
          </table:table-cell>
          <table:table-cell office:value-type="string">
            <text:p>Oostende</text:p>
          </table:table-cell>
          <table:table-cell office:value-type="string">
            <text:p>51.2</text:p>
          </table:table-cell>
          <table:table-cell office:value-type="string">
            <text:p>2.86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OTP</text:p>
          </table:table-cell>
          <table:table-cell office:value-type="string">
            <text:p>Bucharest [OTP]</text:p>
          </table:table-cell>
          <table:table-cell office:value-type="string">
            <text:p>Romania</text:p>
          </table:table-cell>
          <table:table-cell office:value-type="string">
            <text:p>Otopeni</text:p>
          </table:table-cell>
          <table:table-cell office:value-type="string">
            <text:p>44.57</text:p>
          </table:table-cell>
          <table:table-cell office:value-type="string">
            <text:p>26.1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OTR</text:p>
          </table:table-cell>
          <table:table-cell office:value-type="string">
            <text:p>Coto 47 [OTR]</text:p>
          </table:table-cell>
          <table:table-cell office:value-type="string">
            <text:p>Costa Rica</text:p>
          </table:table-cell>
          <table:table-cell office:value-type="string">
            <text:p>Coto 47</text:p>
          </table:table-cell>
          <table:table-cell office:value-type="string">
            <text:p>8.6</text:p>
          </table:table-cell>
          <table:table-cell office:value-type="string">
            <text:p>-82.97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OTU</text:p>
          </table:table-cell>
          <table:table-cell office:value-type="string">
            <text:p>Otu [OTU]</text:p>
          </table:table-cell>
          <table:table-cell office:value-type="string">
            <text:p>Colombia</text:p>
          </table:table-cell>
          <table:table-cell office:value-type="string">
            <text:p>Otu</text:p>
          </table:table-cell>
          <table:table-cell office:value-type="string">
            <text:p>7.01</text:p>
          </table:table-cell>
          <table:table-cell office:value-type="string">
            <text:p>-74.72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OTZ</text:p>
          </table:table-cell>
          <table:table-cell office:value-type="string">
            <text:p>Kotzebue [OTZ]</text:p>
          </table:table-cell>
          <table:table-cell office:value-type="string">
            <text:p>United States</text:p>
          </table:table-cell>
          <table:table-cell office:value-type="string">
            <text:p>Ralph Wien Memorial</text:p>
          </table:table-cell>
          <table:table-cell office:value-type="string">
            <text:p>66.88</text:p>
          </table:table-cell>
          <table:table-cell office:value-type="string">
            <text:p>-162.6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OUA</text:p>
          </table:table-cell>
          <table:table-cell office:value-type="string">
            <text:p>Ouagadougou [OUA]</text:p>
          </table:table-cell>
          <table:table-cell office:value-type="string">
            <text:p>Burkina Faso</text:p>
          </table:table-cell>
          <table:table-cell office:value-type="string">
            <text:p>Ouagadougou</text:p>
          </table:table-cell>
          <table:table-cell office:value-type="string">
            <text:p>12.35</text:p>
          </table:table-cell>
          <table:table-cell office:value-type="string">
            <text:p>-1.51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OUD</text:p>
          </table:table-cell>
          <table:table-cell office:value-type="string">
            <text:p>Oujda [OUD]</text:p>
          </table:table-cell>
          <table:table-cell office:value-type="string">
            <text:p>Morocco</text:p>
          </table:table-cell>
          <table:table-cell office:value-type="string">
            <text:p>Angads</text:p>
          </table:table-cell>
          <table:table-cell office:value-type="string">
            <text:p>34.79</text:p>
          </table:table-cell>
          <table:table-cell office:value-type="string">
            <text:p>-1.92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OUE</text:p>
          </table:table-cell>
          <table:table-cell office:value-type="string">
            <text:p>Ouesso [OUE]</text:p>
          </table:table-cell>
          <table:table-cell office:value-type="string">
            <text:p>Congo</text:p>
          </table:table-cell>
          <table:table-cell office:value-type="string">
            <text:p>Ouesso</text:p>
          </table:table-cell>
          <table:table-cell office:value-type="string">
            <text:p>1.62</text:p>
          </table:table-cell>
          <table:table-cell office:value-type="string">
            <text:p>16.04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OUK</text:p>
          </table:table-cell>
          <table:table-cell office:value-type="string">
            <text:p>Out Skerries (Scotland) [OUK]</text:p>
          </table:table-cell>
          <table:table-cell office:value-type="string">
            <text:p>United Kingdom</text:p>
          </table:table-cell>
          <table:table-cell office:value-type="string">
            <text:p>Outer Skerries Airport</text:p>
          </table:table-cell>
          <table:table-cell office:value-type="string">
            <text:p>60.42</text:p>
          </table:table-cell>
          <table:table-cell office:value-type="string">
            <text:p>-0.77</text:p>
          </table:table-cell>
          <table:table-cell office:value-type="string">
            <text:p>degrees N and E</text:p>
          </table:table-cell>
          <table:table-cell office:value-type="string">
            <text:p>amee/defra 2008</text:p>
          </table:table-cell>
        </table:table-row>
        <table:table-row table:style-name="ro1">
          <table:table-cell office:value-type="string">
            <text:p>OUL</text:p>
          </table:table-cell>
          <table:table-cell office:value-type="string">
            <text:p>Oulu [OUL]</text:p>
          </table:table-cell>
          <table:table-cell office:value-type="string">
            <text:p>Finland</text:p>
          </table:table-cell>
          <table:table-cell office:value-type="string">
            <text:p>Oulu</text:p>
          </table:table-cell>
          <table:table-cell office:value-type="string">
            <text:p>64.93</text:p>
          </table:table-cell>
          <table:table-cell office:value-type="string">
            <text:p>25.35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OUR</text:p>
          </table:table-cell>
          <table:table-cell office:value-type="string">
            <text:p>Batouri [OUR]</text:p>
          </table:table-cell>
          <table:table-cell office:value-type="string">
            <text:p>Cameroon</text:p>
          </table:table-cell>
          <table:table-cell office:value-type="string">
            <text:p>Batouri</text:p>
          </table:table-cell>
          <table:table-cell office:value-type="string">
            <text:p>4.47</text:p>
          </table:table-cell>
          <table:table-cell office:value-type="string">
            <text:p>14.36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OVD</text:p>
          </table:table-cell>
          <table:table-cell office:value-type="string">
            <text:p>Aviles [OVD]</text:p>
          </table:table-cell>
          <table:table-cell office:value-type="string">
            <text:p>Spain</text:p>
          </table:table-cell>
          <table:table-cell office:value-type="string">
            <text:p>Asturias</text:p>
          </table:table-cell>
          <table:table-cell office:value-type="string">
            <text:p>43.56</text:p>
          </table:table-cell>
          <table:table-cell office:value-type="string">
            <text:p>-6.03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OXF</text:p>
          </table:table-cell>
          <table:table-cell office:value-type="string">
            <text:p>Oxford [OXF]</text:p>
          </table:table-cell>
          <table:table-cell office:value-type="string">
            <text:p>United Kingdom</text:p>
          </table:table-cell>
          <table:table-cell office:value-type="string">
            <text:p>Kidlington</text:p>
          </table:table-cell>
          <table:table-cell office:value-type="string">
            <text:p>51.84</text:p>
          </table:table-cell>
          <table:table-cell office:value-type="string">
            <text:p>-1.32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OYE</text:p>
          </table:table-cell>
          <table:table-cell office:value-type="string">
            <text:p>Oyem [OYE]</text:p>
          </table:table-cell>
          <table:table-cell office:value-type="string">
            <text:p>Gabon</text:p>
          </table:table-cell>
          <table:table-cell office:value-type="string">
            <text:p>Oyem</text:p>
          </table:table-cell>
          <table:table-cell office:value-type="string">
            <text:p>1.54</text:p>
          </table:table-cell>
          <table:table-cell office:value-type="string">
            <text:p>11.58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OYL</text:p>
          </table:table-cell>
          <table:table-cell office:value-type="string">
            <text:p>Moyale Lower [OYL]</text:p>
          </table:table-cell>
          <table:table-cell office:value-type="string">
            <text:p>Kenya</text:p>
          </table:table-cell>
          <table:table-cell office:value-type="string">
            <text:p>Moyale Lower</text:p>
          </table:table-cell>
          <table:table-cell office:value-type="string">
            <text:p>3.47</text:p>
          </table:table-cell>
          <table:table-cell office:value-type="string">
            <text:p>39.1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OZP</text:p>
          </table:table-cell>
          <table:table-cell office:value-type="string">
            <text:p>Sevilla [OZP]</text:p>
          </table:table-cell>
          <table:table-cell office:value-type="string">
            <text:p>Spain</text:p>
          </table:table-cell>
          <table:table-cell office:value-type="string">
            <text:p>Moron Ab</text:p>
          </table:table-cell>
          <table:table-cell office:value-type="string">
            <text:p>37.17</text:p>
          </table:table-cell>
          <table:table-cell office:value-type="string">
            <text:p>-5.62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OZZ</text:p>
          </table:table-cell>
          <table:table-cell office:value-type="string">
            <text:p>Ouarzazate [OZZ]</text:p>
          </table:table-cell>
          <table:table-cell office:value-type="string">
            <text:p>Morocco</text:p>
          </table:table-cell>
          <table:table-cell office:value-type="string">
            <text:p>Ouarzazate</text:p>
          </table:table-cell>
          <table:table-cell office:value-type="string">
            <text:p>30.94</text:p>
          </table:table-cell>
          <table:table-cell office:value-type="string">
            <text:p>-6.91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PAB</text:p>
          </table:table-cell>
          <table:table-cell office:value-type="string">
            <text:p>Bilaspur [PAB]</text:p>
          </table:table-cell>
          <table:table-cell office:value-type="string">
            <text:p>India</text:p>
          </table:table-cell>
          <table:table-cell office:value-type="string">
            <text:p>Bilaspur</text:p>
          </table:table-cell>
          <table:table-cell office:value-type="string">
            <text:p>21.99</text:p>
          </table:table-cell>
          <table:table-cell office:value-type="string">
            <text:p>82.11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PAC</text:p>
          </table:table-cell>
          <table:table-cell office:value-type="string">
            <text:p>Panama [PAC]</text:p>
          </table:table-cell>
          <table:table-cell office:value-type="string">
            <text:p>Panama</text:p>
          </table:table-cell>
          <table:table-cell office:value-type="string">
            <text:p>Marcos A Gelabert International</text:p>
          </table:table-cell>
          <table:table-cell office:value-type="string">
            <text:p>8.97</text:p>
          </table:table-cell>
          <table:table-cell office:value-type="string">
            <text:p>-79.56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PAD</text:p>
          </table:table-cell>
          <table:table-cell office:value-type="string">
            <text:p>Paderborn [PAD]</text:p>
          </table:table-cell>
          <table:table-cell office:value-type="string">
            <text:p>Germany</text:p>
          </table:table-cell>
          <table:table-cell office:value-type="string">
            <text:p>Paderborn Lippstadt</text:p>
          </table:table-cell>
          <table:table-cell office:value-type="string">
            <text:p>51.61</text:p>
          </table:table-cell>
          <table:table-cell office:value-type="string">
            <text:p>8.62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PAE</text:p>
          </table:table-cell>
          <table:table-cell office:value-type="string">
            <text:p>Everett [PAE]</text:p>
          </table:table-cell>
          <table:table-cell office:value-type="string">
            <text:p>United States</text:p>
          </table:table-cell>
          <table:table-cell office:value-type="string">
            <text:p>Snohomish County</text:p>
          </table:table-cell>
          <table:table-cell office:value-type="string">
            <text:p>47.91</text:p>
          </table:table-cell>
          <table:table-cell office:value-type="string">
            <text:p>-122.28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PAM</text:p>
          </table:table-cell>
          <table:table-cell office:value-type="string">
            <text:p>Panama City [PAM]</text:p>
          </table:table-cell>
          <table:table-cell office:value-type="string">
            <text:p>United States</text:p>
          </table:table-cell>
          <table:table-cell office:value-type="string">
            <text:p>Tyndall Air Force Base</text:p>
          </table:table-cell>
          <table:table-cell office:value-type="string">
            <text:p>30.07</text:p>
          </table:table-cell>
          <table:table-cell office:value-type="string">
            <text:p>-85.58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PAN</text:p>
          </table:table-cell>
          <table:table-cell office:value-type="string">
            <text:p>Pattani [PAN]</text:p>
          </table:table-cell>
          <table:table-cell office:value-type="string">
            <text:p>Thailand</text:p>
          </table:table-cell>
          <table:table-cell office:value-type="string">
            <text:p>Pattani</text:p>
          </table:table-cell>
          <table:table-cell office:value-type="string">
            <text:p>6.79</text:p>
          </table:table-cell>
          <table:table-cell office:value-type="string">
            <text:p>101.15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PAP</text:p>
          </table:table-cell>
          <table:table-cell office:value-type="string">
            <text:p>Port-Au-Prince [PAP]</text:p>
          </table:table-cell>
          <table:table-cell office:value-type="string">
            <text:p>Haiti</text:p>
          </table:table-cell>
          <table:table-cell office:value-type="string">
            <text:p>Port Au Prince International</text:p>
          </table:table-cell>
          <table:table-cell office:value-type="string">
            <text:p>18.58</text:p>
          </table:table-cell>
          <table:table-cell office:value-type="string">
            <text:p>-72.29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PAQ</text:p>
          </table:table-cell>
          <table:table-cell office:value-type="string">
            <text:p>Palmer [PAQ]</text:p>
          </table:table-cell>
          <table:table-cell office:value-type="string">
            <text:p>United States</text:p>
          </table:table-cell>
          <table:table-cell office:value-type="string">
            <text:p>Palmer Municipal</text:p>
          </table:table-cell>
          <table:table-cell office:value-type="string">
            <text:p>61.59</text:p>
          </table:table-cell>
          <table:table-cell office:value-type="string">
            <text:p>-149.09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PAT</text:p>
          </table:table-cell>
          <table:table-cell office:value-type="string">
            <text:p>Patina [PAT]</text:p>
          </table:table-cell>
          <table:table-cell office:value-type="string">
            <text:p>India</text:p>
          </table:table-cell>
          <table:table-cell office:value-type="string">
            <text:p>Patna</text:p>
          </table:table-cell>
          <table:table-cell office:value-type="string">
            <text:p>25.59</text:p>
          </table:table-cell>
          <table:table-cell office:value-type="string">
            <text:p>85.09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PAV</text:p>
          </table:table-cell>
          <table:table-cell office:value-type="string">
            <text:p>Paulo Alfonso [PAV]</text:p>
          </table:table-cell>
          <table:table-cell office:value-type="string">
            <text:p>Brazil</text:p>
          </table:table-cell>
          <table:table-cell office:value-type="string">
            <text:p>Paulo Afonso</text:p>
          </table:table-cell>
          <table:table-cell office:value-type="string">
            <text:p>-9.4</text:p>
          </table:table-cell>
          <table:table-cell office:value-type="string">
            <text:p>-38.25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PAZ</text:p>
          </table:table-cell>
          <table:table-cell office:value-type="string">
            <text:p>Poza Rico [PAZ]</text:p>
          </table:table-cell>
          <table:table-cell office:value-type="string">
            <text:p>Mexico</text:p>
          </table:table-cell>
          <table:table-cell office:value-type="string">
            <text:p>Tajin</text:p>
          </table:table-cell>
          <table:table-cell office:value-type="string">
            <text:p>20.6</text:p>
          </table:table-cell>
          <table:table-cell office:value-type="string">
            <text:p>-97.46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PBC</text:p>
          </table:table-cell>
          <table:table-cell office:value-type="string">
            <text:p>Puebla [PBC]</text:p>
          </table:table-cell>
          <table:table-cell office:value-type="string">
            <text:p>Mexico</text:p>
          </table:table-cell>
          <table:table-cell office:value-type="string">
            <text:p>Hermanos Serdan International</text:p>
          </table:table-cell>
          <table:table-cell office:value-type="string">
            <text:p>19.16</text:p>
          </table:table-cell>
          <table:table-cell office:value-type="string">
            <text:p>-98.37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PBD</text:p>
          </table:table-cell>
          <table:table-cell office:value-type="string">
            <text:p>Porbandar [PBD]</text:p>
          </table:table-cell>
          <table:table-cell office:value-type="string">
            <text:p>India</text:p>
          </table:table-cell>
          <table:table-cell office:value-type="string">
            <text:p>Porbandar</text:p>
          </table:table-cell>
          <table:table-cell office:value-type="string">
            <text:p>21.65</text:p>
          </table:table-cell>
          <table:table-cell office:value-type="string">
            <text:p>69.66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PBF</text:p>
          </table:table-cell>
          <table:table-cell office:value-type="string">
            <text:p>Pine Bluff [PBF]</text:p>
          </table:table-cell>
          <table:table-cell office:value-type="string">
            <text:p>United States</text:p>
          </table:table-cell>
          <table:table-cell office:value-type="string">
            <text:p>Grider Field</text:p>
          </table:table-cell>
          <table:table-cell office:value-type="string">
            <text:p>34.17</text:p>
          </table:table-cell>
          <table:table-cell office:value-type="string">
            <text:p>-91.93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PBG</text:p>
          </table:table-cell>
          <table:table-cell office:value-type="string">
            <text:p>Plattsburgh [PBG]</text:p>
          </table:table-cell>
          <table:table-cell office:value-type="string">
            <text:p>United States</text:p>
          </table:table-cell>
          <table:table-cell office:value-type="string">
            <text:p>Plattsburgh International</text:p>
          </table:table-cell>
          <table:table-cell office:value-type="string">
            <text:p>44.65</text:p>
          </table:table-cell>
          <table:table-cell office:value-type="string">
            <text:p>-73.47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PBH</text:p>
          </table:table-cell>
          <table:table-cell office:value-type="string">
            <text:p>Paro [PBH]</text:p>
          </table:table-cell>
          <table:table-cell office:value-type="string">
            <text:p>Bhutan</text:p>
          </table:table-cell>
          <table:table-cell office:value-type="string">
            <text:p>Paro</text:p>
          </table:table-cell>
          <table:table-cell office:value-type="string">
            <text:p>27.4</text:p>
          </table:table-cell>
          <table:table-cell office:value-type="string">
            <text:p>89.43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PBI</text:p>
          </table:table-cell>
          <table:table-cell office:value-type="string">
            <text:p>West Palm Beach [PBI]</text:p>
          </table:table-cell>
          <table:table-cell office:value-type="string">
            <text:p>United States</text:p>
          </table:table-cell>
          <table:table-cell office:value-type="string">
            <text:p>Palm Beach International</text:p>
          </table:table-cell>
          <table:table-cell office:value-type="string">
            <text:p>26.68</text:p>
          </table:table-cell>
          <table:table-cell office:value-type="string">
            <text:p>-80.1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PBL</text:p>
          </table:table-cell>
          <table:table-cell office:value-type="string">
            <text:p>Puerto Cabello [PBL]</text:p>
          </table:table-cell>
          <table:table-cell office:value-type="string">
            <text:p>Venezuela</text:p>
          </table:table-cell>
          <table:table-cell office:value-type="string">
            <text:p>General Bartolome Salom International</text:p>
          </table:table-cell>
          <table:table-cell office:value-type="string">
            <text:p>10.48</text:p>
          </table:table-cell>
          <table:table-cell office:value-type="string">
            <text:p>-68.07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PBM</text:p>
          </table:table-cell>
          <table:table-cell office:value-type="string">
            <text:p>Zandery [PBM]</text:p>
          </table:table-cell>
          <table:table-cell office:value-type="string">
            <text:p>Suriname</text:p>
          </table:table-cell>
          <table:table-cell office:value-type="string">
            <text:p>Johan A Pengel International</text:p>
          </table:table-cell>
          <table:table-cell office:value-type="string">
            <text:p>5.45</text:p>
          </table:table-cell>
          <table:table-cell office:value-type="string">
            <text:p>-55.19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PBN</text:p>
          </table:table-cell>
          <table:table-cell office:value-type="string">
            <text:p>Porto Amboim [PBN]</text:p>
          </table:table-cell>
          <table:table-cell office:value-type="string">
            <text:p>Angola</text:p>
          </table:table-cell>
          <table:table-cell office:value-type="string">
            <text:p>Porto Amboim</text:p>
          </table:table-cell>
          <table:table-cell office:value-type="string">
            <text:p>-10.72</text:p>
          </table:table-cell>
          <table:table-cell office:value-type="string">
            <text:p>13.77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PBU</text:p>
          </table:table-cell>
          <table:table-cell office:value-type="string">
            <text:p>Putao [PBU]</text:p>
          </table:table-cell>
          <table:table-cell office:value-type="string">
            <text:p>Myanmar (Burma)</text:p>
          </table:table-cell>
          <table:table-cell office:value-type="string">
            <text:p>Putao</text:p>
          </table:table-cell>
          <table:table-cell office:value-type="string">
            <text:p>27.33</text:p>
          </table:table-cell>
          <table:table-cell office:value-type="string">
            <text:p>97.43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PCA</text:p>
          </table:table-cell>
          <table:table-cell office:value-type="string">
            <text:p>Pachuca [PCA]</text:p>
          </table:table-cell>
          <table:table-cell office:value-type="string">
            <text:p>Mexico</text:p>
          </table:table-cell>
          <table:table-cell office:value-type="string">
            <text:p>Ingeniero Juan Guillermo Villasana</text:p>
          </table:table-cell>
          <table:table-cell office:value-type="string">
            <text:p>20.08</text:p>
          </table:table-cell>
          <table:table-cell office:value-type="string">
            <text:p>-98.78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PCB</text:p>
          </table:table-cell>
          <table:table-cell office:value-type="string">
            <text:p>Jakarta [PCB]</text:p>
          </table:table-cell>
          <table:table-cell office:value-type="string">
            <text:p>Indonesia</text:p>
          </table:table-cell>
          <table:table-cell office:value-type="string">
            <text:p>Pondok Cabe</text:p>
          </table:table-cell>
          <table:table-cell office:value-type="string">
            <text:p>-6.34</text:p>
          </table:table-cell>
          <table:table-cell office:value-type="string">
            <text:p>106.76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PCL</text:p>
          </table:table-cell>
          <table:table-cell office:value-type="string">
            <text:p>Pucallpa [PCL]</text:p>
          </table:table-cell>
          <table:table-cell office:value-type="string">
            <text:p>Peru</text:p>
          </table:table-cell>
          <table:table-cell office:value-type="string">
            <text:p>Cap Fap David Avenzur Rengifo</text:p>
          </table:table-cell>
          <table:table-cell office:value-type="string">
            <text:p>-8.38</text:p>
          </table:table-cell>
          <table:table-cell office:value-type="string">
            <text:p>-74.57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PCP</text:p>
          </table:table-cell>
          <table:table-cell office:value-type="string">
            <text:p>Principe [PCP]</text:p>
          </table:table-cell>
          <table:table-cell office:value-type="string">
            <text:p>Sao Tome and Principe</text:p>
          </table:table-cell>
          <table:table-cell office:value-type="string">
            <text:p>Principe</text:p>
          </table:table-cell>
          <table:table-cell office:value-type="string">
            <text:p>1.66</text:p>
          </table:table-cell>
          <table:table-cell office:value-type="string">
            <text:p>7.41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PCR</text:p>
          </table:table-cell>
          <table:table-cell office:value-type="string">
            <text:p>Puerto Carreno [PCR]</text:p>
          </table:table-cell>
          <table:table-cell office:value-type="string">
            <text:p>Colombia</text:p>
          </table:table-cell>
          <table:table-cell office:value-type="string">
            <text:p>Puerto Carreno</text:p>
          </table:table-cell>
          <table:table-cell office:value-type="string">
            <text:p>6.18</text:p>
          </table:table-cell>
          <table:table-cell office:value-type="string">
            <text:p>-67.49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PDG</text:p>
          </table:table-cell>
          <table:table-cell office:value-type="string">
            <text:p>Padang [PDG]</text:p>
          </table:table-cell>
          <table:table-cell office:value-type="string">
            <text:p>Indonesia</text:p>
          </table:table-cell>
          <table:table-cell office:value-type="string">
            <text:p>Tabing</text:p>
          </table:table-cell>
          <table:table-cell office:value-type="string">
            <text:p>-0.88</text:p>
          </table:table-cell>
          <table:table-cell office:value-type="string">
            <text:p>100.35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PDL</text:p>
          </table:table-cell>
          <table:table-cell office:value-type="string">
            <text:p>Sao Miguel Island [PDL]</text:p>
          </table:table-cell>
          <table:table-cell office:value-type="string">
            <text:p>Azores</text:p>
          </table:table-cell>
          <table:table-cell office:value-type="string">
            <text:p>Ponta Delgada</text:p>
          </table:table-cell>
          <table:table-cell office:value-type="string">
            <text:p>37.74</text:p>
          </table:table-cell>
          <table:table-cell office:value-type="string">
            <text:p>-25.7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PDP</text:p>
          </table:table-cell>
          <table:table-cell office:value-type="string">
            <text:p>Punta Del Este [PDP]</text:p>
          </table:table-cell>
          <table:table-cell office:value-type="string">
            <text:p>Uruguay</text:p>
          </table:table-cell>
          <table:table-cell office:value-type="string">
            <text:p>El Jaguel International</text:p>
          </table:table-cell>
          <table:table-cell office:value-type="string">
            <text:p>-34.91</text:p>
          </table:table-cell>
          <table:table-cell office:value-type="string">
            <text:p>-54.92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PDS</text:p>
          </table:table-cell>
          <table:table-cell office:value-type="string">
            <text:p>Piedras Negras [PDS]</text:p>
          </table:table-cell>
          <table:table-cell office:value-type="string">
            <text:p>Mexico</text:p>
          </table:table-cell>
          <table:table-cell office:value-type="string">
            <text:p>Piedras Negras International</text:p>
          </table:table-cell>
          <table:table-cell office:value-type="string">
            <text:p>28.63</text:p>
          </table:table-cell>
          <table:table-cell office:value-type="string">
            <text:p>-100.54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PDU</text:p>
          </table:table-cell>
          <table:table-cell office:value-type="string">
            <text:p>Paysandu [PDU]</text:p>
          </table:table-cell>
          <table:table-cell office:value-type="string">
            <text:p>Uruguay</text:p>
          </table:table-cell>
          <table:table-cell office:value-type="string">
            <text:p>Tydeo Larre Borges International</text:p>
          </table:table-cell>
          <table:table-cell office:value-type="string">
            <text:p>-32.37</text:p>
          </table:table-cell>
          <table:table-cell office:value-type="string">
            <text:p>-58.06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PDV</text:p>
          </table:table-cell>
          <table:table-cell office:value-type="string">
            <text:p>Plovdiv [PDV]</text:p>
          </table:table-cell>
          <table:table-cell office:value-type="string">
            <text:p>Bulgaria</text:p>
          </table:table-cell>
          <table:table-cell office:value-type="string">
            <text:p>Plovdiv</text:p>
          </table:table-cell>
          <table:table-cell office:value-type="string">
            <text:p>42.07</text:p>
          </table:table-cell>
          <table:table-cell office:value-type="string">
            <text:p>24.85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PDX</text:p>
          </table:table-cell>
          <table:table-cell office:value-type="string">
            <text:p>Portland [PDX]</text:p>
          </table:table-cell>
          <table:table-cell office:value-type="string">
            <text:p>United States</text:p>
          </table:table-cell>
          <table:table-cell office:value-type="string">
            <text:p>Portland International</text:p>
          </table:table-cell>
          <table:table-cell office:value-type="string">
            <text:p>45.59</text:p>
          </table:table-cell>
          <table:table-cell office:value-type="string">
            <text:p>-122.6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PED</text:p>
          </table:table-cell>
          <table:table-cell office:value-type="string">
            <text:p>Pardubice [PED]</text:p>
          </table:table-cell>
          <table:table-cell office:value-type="string">
            <text:p>Czech Republic</text:p>
          </table:table-cell>
          <table:table-cell office:value-type="string">
            <text:p>Pardubice</text:p>
          </table:table-cell>
          <table:table-cell office:value-type="string">
            <text:p>50.01</text:p>
          </table:table-cell>
          <table:table-cell office:value-type="string">
            <text:p>15.74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PEE</text:p>
          </table:table-cell>
          <table:table-cell office:value-type="string">
            <text:p>Perm [PEE]</text:p>
          </table:table-cell>
          <table:table-cell office:value-type="string">
            <text:p>Russia</text:p>
          </table:table-cell>
          <table:table-cell office:value-type="string">
            <text:p>Bolshoye Savino</text:p>
          </table:table-cell>
          <table:table-cell office:value-type="string">
            <text:p>57.92</text:p>
          </table:table-cell>
          <table:table-cell office:value-type="string">
            <text:p>56.03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PEG</text:p>
          </table:table-cell>
          <table:table-cell office:value-type="string">
            <text:p>Perugia [PEG]</text:p>
          </table:table-cell>
          <table:table-cell office:value-type="string">
            <text:p>Italy</text:p>
          </table:table-cell>
          <table:table-cell office:value-type="string">
            <text:p>Perugia</text:p>
          </table:table-cell>
          <table:table-cell office:value-type="string">
            <text:p>43.1</text:p>
          </table:table-cell>
          <table:table-cell office:value-type="string">
            <text:p>12.51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PEI</text:p>
          </table:table-cell>
          <table:table-cell office:value-type="string">
            <text:p>Pereira [PEI]</text:p>
          </table:table-cell>
          <table:table-cell office:value-type="string">
            <text:p>Colombia</text:p>
          </table:table-cell>
          <table:table-cell office:value-type="string">
            <text:p>Matecana</text:p>
          </table:table-cell>
          <table:table-cell office:value-type="string">
            <text:p>4.81</text:p>
          </table:table-cell>
          <table:table-cell office:value-type="string">
            <text:p>-75.74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PEK</text:p>
          </table:table-cell>
          <table:table-cell office:value-type="string">
            <text:p>Beijing [PEK]</text:p>
          </table:table-cell>
          <table:table-cell office:value-type="string">
            <text:p>China</text:p>
          </table:table-cell>
          <table:table-cell office:value-type="string">
            <text:p>Capital</text:p>
          </table:table-cell>
          <table:table-cell office:value-type="string">
            <text:p>40.08</text:p>
          </table:table-cell>
          <table:table-cell office:value-type="string">
            <text:p>116.58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PEM</text:p>
          </table:table-cell>
          <table:table-cell office:value-type="string">
            <text:p>Puerto Maldonado [PEM]</text:p>
          </table:table-cell>
          <table:table-cell office:value-type="string">
            <text:p>Peru</text:p>
          </table:table-cell>
          <table:table-cell office:value-type="string">
            <text:p>Padre Aldamiz</text:p>
          </table:table-cell>
          <table:table-cell office:value-type="string">
            <text:p>-12.61</text:p>
          </table:table-cell>
          <table:table-cell office:value-type="string">
            <text:p>-69.23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PEN</text:p>
          </table:table-cell>
          <table:table-cell office:value-type="string">
            <text:p>Penang [PEN]</text:p>
          </table:table-cell>
          <table:table-cell office:value-type="string">
            <text:p>Malaysia</text:p>
          </table:table-cell>
          <table:table-cell office:value-type="string">
            <text:p>Penang International</text:p>
          </table:table-cell>
          <table:table-cell office:value-type="string">
            <text:p>5.3</text:p>
          </table:table-cell>
          <table:table-cell office:value-type="string">
            <text:p>100.28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PER</text:p>
          </table:table-cell>
          <table:table-cell office:value-type="string">
            <text:p>Perth [PER]</text:p>
          </table:table-cell>
          <table:table-cell office:value-type="string">
            <text:p>Australia</text:p>
          </table:table-cell>
          <table:table-cell office:value-type="string">
            <text:p>Perth International</text:p>
          </table:table-cell>
          <table:table-cell office:value-type="string">
            <text:p>-31.94</text:p>
          </table:table-cell>
          <table:table-cell office:value-type="string">
            <text:p>115.97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PET</text:p>
          </table:table-cell>
          <table:table-cell office:value-type="string">
            <text:p>Pelotas [PET]</text:p>
          </table:table-cell>
          <table:table-cell office:value-type="string">
            <text:p>Brazil</text:p>
          </table:table-cell>
          <table:table-cell office:value-type="string">
            <text:p>Pelotas</text:p>
          </table:table-cell>
          <table:table-cell office:value-type="string">
            <text:p>-31.72</text:p>
          </table:table-cell>
          <table:table-cell office:value-type="string">
            <text:p>-52.33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PEU</text:p>
          </table:table-cell>
          <table:table-cell office:value-type="string">
            <text:p>Puerto Lempira [PEU]</text:p>
          </table:table-cell>
          <table:table-cell office:value-type="string">
            <text:p>Honduras</text:p>
          </table:table-cell>
          <table:table-cell office:value-type="string">
            <text:p>Puerto Lempira</text:p>
          </table:table-cell>
          <table:table-cell office:value-type="string">
            <text:p>15.26</text:p>
          </table:table-cell>
          <table:table-cell office:value-type="string">
            <text:p>-83.78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PEW</text:p>
          </table:table-cell>
          <table:table-cell office:value-type="string">
            <text:p>Peshawar [PEW]</text:p>
          </table:table-cell>
          <table:table-cell office:value-type="string">
            <text:p>Pakistan</text:p>
          </table:table-cell>
          <table:table-cell office:value-type="string">
            <text:p>Peshawar</text:p>
          </table:table-cell>
          <table:table-cell office:value-type="string">
            <text:p>33.99</text:p>
          </table:table-cell>
          <table:table-cell office:value-type="string">
            <text:p>71.51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PEZ</text:p>
          </table:table-cell>
          <table:table-cell office:value-type="string">
            <text:p>Penza [PEZ]</text:p>
          </table:table-cell>
          <table:table-cell office:value-type="string">
            <text:p>Russia</text:p>
          </table:table-cell>
          <table:table-cell office:value-type="string">
            <text:p>Pleasanton Municipal</text:p>
          </table:table-cell>
          <table:table-cell office:value-type="string">
            <text:p>28.95</text:p>
          </table:table-cell>
          <table:table-cell office:value-type="string">
            <text:p>-98.52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PFB</text:p>
          </table:table-cell>
          <table:table-cell office:value-type="string">
            <text:p>Passo Fundo [PFB]</text:p>
          </table:table-cell>
          <table:table-cell office:value-type="string">
            <text:p>Brazil</text:p>
          </table:table-cell>
          <table:table-cell office:value-type="string">
            <text:p>Lauro Kurtz</text:p>
          </table:table-cell>
          <table:table-cell office:value-type="string">
            <text:p>-28.24</text:p>
          </table:table-cell>
          <table:table-cell office:value-type="string">
            <text:p>-52.33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PFJ</text:p>
          </table:table-cell>
          <table:table-cell office:value-type="string">
            <text:p>Patreksfjordur [PFJ]</text:p>
          </table:table-cell>
          <table:table-cell office:value-type="string">
            <text:p>Iceland</text:p>
          </table:table-cell>
          <table:table-cell office:value-type="string">
            <text:p>Patreksfjordur</text:p>
          </table:table-cell>
          <table:table-cell office:value-type="string">
            <text:p>65.56</text:p>
          </table:table-cell>
          <table:table-cell office:value-type="string">
            <text:p>-23.97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PFO</text:p>
          </table:table-cell>
          <table:table-cell office:value-type="string">
            <text:p>Paphos [PFO]</text:p>
          </table:table-cell>
          <table:table-cell office:value-type="string">
            <text:p>Cyprus</text:p>
          </table:table-cell>
          <table:table-cell office:value-type="string">
            <text:p>Paphos International</text:p>
          </table:table-cell>
          <table:table-cell office:value-type="string">
            <text:p>34.72</text:p>
          </table:table-cell>
          <table:table-cell office:value-type="string">
            <text:p>32.49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PGF</text:p>
          </table:table-cell>
          <table:table-cell office:value-type="string">
            <text:p>Perpignan [PGF]</text:p>
          </table:table-cell>
          <table:table-cell office:value-type="string">
            <text:p>France</text:p>
          </table:table-cell>
          <table:table-cell office:value-type="string">
            <text:p>Rivesaltes</text:p>
          </table:table-cell>
          <table:table-cell office:value-type="string">
            <text:p>42.74</text:p>
          </table:table-cell>
          <table:table-cell office:value-type="string">
            <text:p>2.87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PGH</text:p>
          </table:table-cell>
          <table:table-cell office:value-type="string">
            <text:p>Nainital [PGH]</text:p>
          </table:table-cell>
          <table:table-cell office:value-type="string">
            <text:p>India</text:p>
          </table:table-cell>
          <table:table-cell office:value-type="string">
            <text:p>Pantnagar</text:p>
          </table:table-cell>
          <table:table-cell office:value-type="string">
            <text:p>29.03</text:p>
          </table:table-cell>
          <table:table-cell office:value-type="string">
            <text:p>79.47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PGI</text:p>
          </table:table-cell>
          <table:table-cell office:value-type="string">
            <text:p>Chitato [PGI]</text:p>
          </table:table-cell>
          <table:table-cell office:value-type="string">
            <text:p>Angola</text:p>
          </table:table-cell>
          <table:table-cell office:value-type="string">
            <text:p>Chitato</text:p>
          </table:table-cell>
          <table:table-cell office:value-type="string">
            <text:p>-7.36</text:p>
          </table:table-cell>
          <table:table-cell office:value-type="string">
            <text:p>20.8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PGK</text:p>
          </table:table-cell>
          <table:table-cell office:value-type="string">
            <text:p>Pangkal Pinang [PGK]</text:p>
          </table:table-cell>
          <table:table-cell office:value-type="string">
            <text:p>Indonesia</text:p>
          </table:table-cell>
          <table:table-cell office:value-type="string">
            <text:p>Depati Amir</text:p>
          </table:table-cell>
          <table:table-cell office:value-type="string">
            <text:p>-2.16</text:p>
          </table:table-cell>
          <table:table-cell office:value-type="string">
            <text:p>106.14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PGX</text:p>
          </table:table-cell>
          <table:table-cell office:value-type="string">
            <text:p>Perigueux [PGX]</text:p>
          </table:table-cell>
          <table:table-cell office:value-type="string">
            <text:p>France</text:p>
          </table:table-cell>
          <table:table-cell office:value-type="string">
            <text:p>Bassillac</text:p>
          </table:table-cell>
          <table:table-cell office:value-type="string">
            <text:p>45.2</text:p>
          </table:table-cell>
          <table:table-cell office:value-type="string">
            <text:p>0.82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PHC</text:p>
          </table:table-cell>
          <table:table-cell office:value-type="string">
            <text:p>Port Hartcourt [PHC]</text:p>
          </table:table-cell>
          <table:table-cell office:value-type="string">
            <text:p>Nigeria</text:p>
          </table:table-cell>
          <table:table-cell office:value-type="string">
            <text:p>Port Harcourt International</text:p>
          </table:table-cell>
          <table:table-cell office:value-type="string">
            <text:p>5.02</text:p>
          </table:table-cell>
          <table:table-cell office:value-type="string">
            <text:p>6.95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PHE</text:p>
          </table:table-cell>
          <table:table-cell office:value-type="string">
            <text:p>Port Hedland [PHE]</text:p>
          </table:table-cell>
          <table:table-cell office:value-type="string">
            <text:p>Australia</text:p>
          </table:table-cell>
          <table:table-cell office:value-type="string">
            <text:p>Port Hedland International</text:p>
          </table:table-cell>
          <table:table-cell office:value-type="string">
            <text:p>-20.38</text:p>
          </table:table-cell>
          <table:table-cell office:value-type="string">
            <text:p>118.63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PHF</text:p>
          </table:table-cell>
          <table:table-cell office:value-type="string">
            <text:p>Newport News [PHF]</text:p>
          </table:table-cell>
          <table:table-cell office:value-type="string">
            <text:p>United States</text:p>
          </table:table-cell>
          <table:table-cell office:value-type="string">
            <text:p>Newport News Williamsburg International</text:p>
          </table:table-cell>
          <table:table-cell office:value-type="string">
            <text:p>37.13</text:p>
          </table:table-cell>
          <table:table-cell office:value-type="string">
            <text:p>-76.49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PHL</text:p>
          </table:table-cell>
          <table:table-cell office:value-type="string">
            <text:p>Philadelphia [PHL]</text:p>
          </table:table-cell>
          <table:table-cell office:value-type="string">
            <text:p>United States</text:p>
          </table:table-cell>
          <table:table-cell office:value-type="string">
            <text:p>Philadelphia International</text:p>
          </table:table-cell>
          <table:table-cell office:value-type="string">
            <text:p>39.87</text:p>
          </table:table-cell>
          <table:table-cell office:value-type="string">
            <text:p>-75.24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PHN</text:p>
          </table:table-cell>
          <table:table-cell office:value-type="string">
            <text:p>Port Huron [PHN]</text:p>
          </table:table-cell>
          <table:table-cell office:value-type="string">
            <text:p>United States</text:p>
          </table:table-cell>
          <table:table-cell office:value-type="string">
            <text:p>St Clair County International</text:p>
          </table:table-cell>
          <table:table-cell office:value-type="string">
            <text:p>42.91</text:p>
          </table:table-cell>
          <table:table-cell office:value-type="string">
            <text:p>-82.53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PHS</text:p>
          </table:table-cell>
          <table:table-cell office:value-type="string">
            <text:p>Phitsanulok [PHS]</text:p>
          </table:table-cell>
          <table:table-cell office:value-type="string">
            <text:p>Thailand</text:p>
          </table:table-cell>
          <table:table-cell office:value-type="string">
            <text:p>Phitsanulok</text:p>
          </table:table-cell>
          <table:table-cell office:value-type="string">
            <text:p>16.78</text:p>
          </table:table-cell>
          <table:table-cell office:value-type="string">
            <text:p>100.28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PHW</text:p>
          </table:table-cell>
          <table:table-cell office:value-type="string">
            <text:p>Phalaborwa [PHW]</text:p>
          </table:table-cell>
          <table:table-cell office:value-type="string">
            <text:p>South Africa</text:p>
          </table:table-cell>
          <table:table-cell office:value-type="string">
            <text:p>Phalaborwa</text:p>
          </table:table-cell>
          <table:table-cell office:value-type="string">
            <text:p>-23.94</text:p>
          </table:table-cell>
          <table:table-cell office:value-type="string">
            <text:p>31.16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PHX</text:p>
          </table:table-cell>
          <table:table-cell office:value-type="string">
            <text:p>Phoenix [PHX]</text:p>
          </table:table-cell>
          <table:table-cell office:value-type="string">
            <text:p>United States</text:p>
          </table:table-cell>
          <table:table-cell office:value-type="string">
            <text:p>Phoenix Sky Harbor International</text:p>
          </table:table-cell>
          <table:table-cell office:value-type="string">
            <text:p>33.43</text:p>
          </table:table-cell>
          <table:table-cell office:value-type="string">
            <text:p>-112.01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PIE</text:p>
          </table:table-cell>
          <table:table-cell office:value-type="string">
            <text:p>St. Petersburg [PIE]</text:p>
          </table:table-cell>
          <table:table-cell office:value-type="string">
            <text:p>United States</text:p>
          </table:table-cell>
          <table:table-cell office:value-type="string">
            <text:p>St Petersburg Clearwater International</text:p>
          </table:table-cell>
          <table:table-cell office:value-type="string">
            <text:p>27.91</text:p>
          </table:table-cell>
          <table:table-cell office:value-type="string">
            <text:p>-82.69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PIF</text:p>
          </table:table-cell>
          <table:table-cell office:value-type="string">
            <text:p>Pingtung [PIF]</text:p>
          </table:table-cell>
          <table:table-cell office:value-type="string">
            <text:p>Taiwan</text:p>
          </table:table-cell>
          <table:table-cell office:value-type="string">
            <text:p>Pingtung South</text:p>
          </table:table-cell>
          <table:table-cell office:value-type="string">
            <text:p>22.67</text:p>
          </table:table-cell>
          <table:table-cell office:value-type="string">
            <text:p>120.46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PIK</text:p>
          </table:table-cell>
          <table:table-cell office:value-type="string">
            <text:p>Prestwick [PIK]</text:p>
          </table:table-cell>
          <table:table-cell office:value-type="string">
            <text:p>United Kingdom</text:p>
          </table:table-cell>
          <table:table-cell office:value-type="string">
            <text:p>Prestwick</text:p>
          </table:table-cell>
          <table:table-cell office:value-type="string">
            <text:p>55.51</text:p>
          </table:table-cell>
          <table:table-cell office:value-type="string">
            <text:p>-4.59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PIO</text:p>
          </table:table-cell>
          <table:table-cell office:value-type="string">
            <text:p>Pisco [PIO]</text:p>
          </table:table-cell>
          <table:table-cell office:value-type="string">
            <text:p>Peru</text:p>
          </table:table-cell>
          <table:table-cell office:value-type="string">
            <text:p>Pisco</text:p>
          </table:table-cell>
          <table:table-cell office:value-type="string">
            <text:p>-13.74</text:p>
          </table:table-cell>
          <table:table-cell office:value-type="string">
            <text:p>-76.22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PIR</text:p>
          </table:table-cell>
          <table:table-cell office:value-type="string">
            <text:p>Pierre [PIR]</text:p>
          </table:table-cell>
          <table:table-cell office:value-type="string">
            <text:p>United States</text:p>
          </table:table-cell>
          <table:table-cell office:value-type="string">
            <text:p>Pierre Regional Airport</text:p>
          </table:table-cell>
          <table:table-cell office:value-type="string">
            <text:p>44.38</text:p>
          </table:table-cell>
          <table:table-cell office:value-type="string">
            <text:p>-100.29</text:p>
          </table:table-cell>
          <table:table-cell office:value-type="string">
            <text:p>degrees N and E</text:p>
          </table:table-cell>
          <table:table-cell office:value-type="string">
            <text:p>amee/defra 2008</text:p>
          </table:table-cell>
        </table:table-row>
        <table:table-row table:style-name="ro1">
          <table:table-cell office:value-type="string">
            <text:p>PIS</text:p>
          </table:table-cell>
          <table:table-cell office:value-type="string">
            <text:p>Poitiers [PIS]</text:p>
          </table:table-cell>
          <table:table-cell office:value-type="string">
            <text:p>France</text:p>
          </table:table-cell>
          <table:table-cell office:value-type="string">
            <text:p>Biard</text:p>
          </table:table-cell>
          <table:table-cell office:value-type="string">
            <text:p>46.59</text:p>
          </table:table-cell>
          <table:table-cell office:value-type="string">
            <text:p>0.31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PIT</text:p>
          </table:table-cell>
          <table:table-cell office:value-type="string">
            <text:p>Pittsburgh (Pennsylva) [PIT]</text:p>
          </table:table-cell>
          <table:table-cell office:value-type="string">
            <text:p>United States</text:p>
          </table:table-cell>
          <table:table-cell office:value-type="string">
            <text:p>Pittsburgh International</text:p>
          </table:table-cell>
          <table:table-cell office:value-type="string">
            <text:p>40.49</text:p>
          </table:table-cell>
          <table:table-cell office:value-type="string">
            <text:p>-80.23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PIU</text:p>
          </table:table-cell>
          <table:table-cell office:value-type="string">
            <text:p>Piura [PIU]</text:p>
          </table:table-cell>
          <table:table-cell office:value-type="string">
            <text:p>Peru</text:p>
          </table:table-cell>
          <table:table-cell office:value-type="string">
            <text:p>Capitan Concha</text:p>
          </table:table-cell>
          <table:table-cell office:value-type="string">
            <text:p>-5.21</text:p>
          </table:table-cell>
          <table:table-cell office:value-type="string">
            <text:p>-80.62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PIX</text:p>
          </table:table-cell>
          <table:table-cell office:value-type="string">
            <text:p>Pico Island [PIX]</text:p>
          </table:table-cell>
          <table:table-cell office:value-type="string">
            <text:p>Azores</text:p>
          </table:table-cell>
          <table:table-cell office:value-type="string">
            <text:p>Pico</text:p>
          </table:table-cell>
          <table:table-cell office:value-type="string">
            <text:p>38.55</text:p>
          </table:table-cell>
          <table:table-cell office:value-type="string">
            <text:p>-28.44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PIZ</text:p>
          </table:table-cell>
          <table:table-cell office:value-type="string">
            <text:p>Point Lay [PIZ]</text:p>
          </table:table-cell>
          <table:table-cell office:value-type="string">
            <text:p>United States</text:p>
          </table:table-cell>
          <table:table-cell office:value-type="string">
            <text:p>Point Lay Lrrs</text:p>
          </table:table-cell>
          <table:table-cell office:value-type="string">
            <text:p>69.73</text:p>
          </table:table-cell>
          <table:table-cell office:value-type="string">
            <text:p>-163.01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PJG</text:p>
          </table:table-cell>
          <table:table-cell office:value-type="string">
            <text:p>Panjgur [PJG]</text:p>
          </table:table-cell>
          <table:table-cell office:value-type="string">
            <text:p>Pakistan</text:p>
          </table:table-cell>
          <table:table-cell office:value-type="string">
            <text:p>Panjgur</text:p>
          </table:table-cell>
          <table:table-cell office:value-type="string">
            <text:p>26.95</text:p>
          </table:table-cell>
          <table:table-cell office:value-type="string">
            <text:p>64.13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PKC</text:p>
          </table:table-cell>
          <table:table-cell office:value-type="string">
            <text:p>Petropavlovsk [PKC]</text:p>
          </table:table-cell>
          <table:table-cell office:value-type="string">
            <text:p>Russia</text:p>
          </table:table-cell>
          <table:table-cell office:value-type="string">
            <text:p>Yelizovo</text:p>
          </table:table-cell>
          <table:table-cell office:value-type="string">
            <text:p>53.17</text:p>
          </table:table-cell>
          <table:table-cell office:value-type="string">
            <text:p>158.45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PKN</text:p>
          </table:table-cell>
          <table:table-cell office:value-type="string">
            <text:p>Pangkalan Bun [PKN]</text:p>
          </table:table-cell>
          <table:table-cell office:value-type="string">
            <text:p>Indonesia</text:p>
          </table:table-cell>
          <table:table-cell office:value-type="string">
            <text:p>Iskandar</text:p>
          </table:table-cell>
          <table:table-cell office:value-type="string">
            <text:p>-2.71</text:p>
          </table:table-cell>
          <table:table-cell office:value-type="string">
            <text:p>111.67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PKO</text:p>
          </table:table-cell>
          <table:table-cell office:value-type="string">
            <text:p>Parakou [PKO]</text:p>
          </table:table-cell>
          <table:table-cell office:value-type="string">
            <text:p>Benin</text:p>
          </table:table-cell>
          <table:table-cell office:value-type="string">
            <text:p>Parakou</text:p>
          </table:table-cell>
          <table:table-cell office:value-type="string">
            <text:p>9.36</text:p>
          </table:table-cell>
          <table:table-cell office:value-type="string">
            <text:p>2.61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PKP</text:p>
          </table:table-cell>
          <table:table-cell office:value-type="string">
            <text:p>Puka Puka [PKP]</text:p>
          </table:table-cell>
          <table:table-cell office:value-type="string">
            <text:p>French Polynesia</text:p>
          </table:table-cell>
          <table:table-cell office:value-type="string">
            <text:p>Puka Puka</text:p>
          </table:table-cell>
          <table:table-cell office:value-type="string">
            <text:p>-14.81</text:p>
          </table:table-cell>
          <table:table-cell office:value-type="string">
            <text:p>-138.81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PKR</text:p>
          </table:table-cell>
          <table:table-cell office:value-type="string">
            <text:p>Pokhara [PKR]</text:p>
          </table:table-cell>
          <table:table-cell office:value-type="string">
            <text:p>Nepal</text:p>
          </table:table-cell>
          <table:table-cell office:value-type="string">
            <text:p>Pokhara</text:p>
          </table:table-cell>
          <table:table-cell office:value-type="string">
            <text:p>28.2</text:p>
          </table:table-cell>
          <table:table-cell office:value-type="string">
            <text:p>83.98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PKU</text:p>
          </table:table-cell>
          <table:table-cell office:value-type="string">
            <text:p>Pekanbaru [PKU]</text:p>
          </table:table-cell>
          <table:table-cell office:value-type="string">
            <text:p>Indonesia</text:p>
          </table:table-cell>
          <table:table-cell office:value-type="string">
            <text:p>Sultan Syarif Kasim Ii</text:p>
          </table:table-cell>
          <table:table-cell office:value-type="string">
            <text:p>0.46</text:p>
          </table:table-cell>
          <table:table-cell office:value-type="string">
            <text:p>101.44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PKW</text:p>
          </table:table-cell>
          <table:table-cell office:value-type="string">
            <text:p>Selebi-Phikwe [PKW]</text:p>
          </table:table-cell>
          <table:table-cell office:value-type="string">
            <text:p>Botswana</text:p>
          </table:table-cell>
          <table:table-cell office:value-type="string">
            <text:p>Selebi Phikwe</text:p>
          </table:table-cell>
          <table:table-cell office:value-type="string">
            <text:p>-22.06</text:p>
          </table:table-cell>
          <table:table-cell office:value-type="string">
            <text:p>27.83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PKY</text:p>
          </table:table-cell>
          <table:table-cell office:value-type="string">
            <text:p>Palangkaraya [PKY]</text:p>
          </table:table-cell>
          <table:table-cell office:value-type="string">
            <text:p>Indonesia</text:p>
          </table:table-cell>
          <table:table-cell office:value-type="string">
            <text:p>Tjilik Riwut</text:p>
          </table:table-cell>
          <table:table-cell office:value-type="string">
            <text:p>-2.23</text:p>
          </table:table-cell>
          <table:table-cell office:value-type="string">
            <text:p>113.94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PKZ</text:p>
          </table:table-cell>
          <table:table-cell office:value-type="string">
            <text:p>Pakse [PKZ]</text:p>
          </table:table-cell>
          <table:table-cell office:value-type="string">
            <text:p>Laos</text:p>
          </table:table-cell>
          <table:table-cell office:value-type="string">
            <text:p>Pakse</text:p>
          </table:table-cell>
          <table:table-cell office:value-type="string">
            <text:p>15.13</text:p>
          </table:table-cell>
          <table:table-cell office:value-type="string">
            <text:p>105.78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PLF</text:p>
          </table:table-cell>
          <table:table-cell office:value-type="string">
            <text:p>Pala [PLF]</text:p>
          </table:table-cell>
          <table:table-cell office:value-type="string">
            <text:p>Chad</text:p>
          </table:table-cell>
          <table:table-cell office:value-type="string">
            <text:p>Pala</text:p>
          </table:table-cell>
          <table:table-cell office:value-type="string">
            <text:p>9.38</text:p>
          </table:table-cell>
          <table:table-cell office:value-type="string">
            <text:p>14.93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PLH</text:p>
          </table:table-cell>
          <table:table-cell office:value-type="string">
            <text:p>Plymouth [PLH]</text:p>
          </table:table-cell>
          <table:table-cell office:value-type="string">
            <text:p>United Kingdom</text:p>
          </table:table-cell>
          <table:table-cell office:value-type="string">
            <text:p>Plymouth</text:p>
          </table:table-cell>
          <table:table-cell office:value-type="string">
            <text:p>50.42</text:p>
          </table:table-cell>
          <table:table-cell office:value-type="string">
            <text:p>-4.11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PLM</text:p>
          </table:table-cell>
          <table:table-cell office:value-type="string">
            <text:p>Palembang [PLM]</text:p>
          </table:table-cell>
          <table:table-cell office:value-type="string">
            <text:p>Indonesia</text:p>
          </table:table-cell>
          <table:table-cell office:value-type="string">
            <text:p>Sultan Mahmud Badaruddin Ii</text:p>
          </table:table-cell>
          <table:table-cell office:value-type="string">
            <text:p>-2.9</text:p>
          </table:table-cell>
          <table:table-cell office:value-type="string">
            <text:p>104.7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PLS</text:p>
          </table:table-cell>
          <table:table-cell office:value-type="string">
            <text:p>Providenciales [PLS]</text:p>
          </table:table-cell>
          <table:table-cell office:value-type="string">
            <text:p>Turks and Caicos</text:p>
          </table:table-cell>
          <table:table-cell office:value-type="string">
            <text:p>Providenciales</text:p>
          </table:table-cell>
          <table:table-cell office:value-type="string">
            <text:p>21.77</text:p>
          </table:table-cell>
          <table:table-cell office:value-type="string">
            <text:p>-72.27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PLU</text:p>
          </table:table-cell>
          <table:table-cell office:value-type="string">
            <text:p>Belo Horizonte [PLU]</text:p>
          </table:table-cell>
          <table:table-cell office:value-type="string">
            <text:p>Brazil</text:p>
          </table:table-cell>
          <table:table-cell office:value-type="string">
            <text:p>Pampulha</text:p>
          </table:table-cell>
          <table:table-cell office:value-type="string">
            <text:p>-19.85</text:p>
          </table:table-cell>
          <table:table-cell office:value-type="string">
            <text:p>-43.95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PLW</text:p>
          </table:table-cell>
          <table:table-cell office:value-type="string">
            <text:p>Palu [PLW]</text:p>
          </table:table-cell>
          <table:table-cell office:value-type="string">
            <text:p>Indonesia</text:p>
          </table:table-cell>
          <table:table-cell office:value-type="string">
            <text:p>Mutiara</text:p>
          </table:table-cell>
          <table:table-cell office:value-type="string">
            <text:p>-0.92</text:p>
          </table:table-cell>
          <table:table-cell office:value-type="string">
            <text:p>119.91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PLX</text:p>
          </table:table-cell>
          <table:table-cell office:value-type="string">
            <text:p>Semiplatinsk [PLX]</text:p>
          </table:table-cell>
          <table:table-cell office:value-type="string">
            <text:p>Kazakhstan</text:p>
          </table:table-cell>
          <table:table-cell office:value-type="string">
            <text:p>Semipalatinsk</text:p>
          </table:table-cell>
          <table:table-cell office:value-type="string">
            <text:p>50.35</text:p>
          </table:table-cell>
          <table:table-cell office:value-type="string">
            <text:p>80.23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PLZ</text:p>
          </table:table-cell>
          <table:table-cell office:value-type="string">
            <text:p>Port Elizabeth [PLZ]</text:p>
          </table:table-cell>
          <table:table-cell office:value-type="string">
            <text:p>South Africa</text:p>
          </table:table-cell>
          <table:table-cell office:value-type="string">
            <text:p>Port Elizabeth</text:p>
          </table:table-cell>
          <table:table-cell office:value-type="string">
            <text:p>-33.98</text:p>
          </table:table-cell>
          <table:table-cell office:value-type="string">
            <text:p>25.62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PMA</text:p>
          </table:table-cell>
          <table:table-cell office:value-type="string">
            <text:p>Pemba [PMA]</text:p>
          </table:table-cell>
          <table:table-cell office:value-type="string">
            <text:p>Tanzania</text:p>
          </table:table-cell>
          <table:table-cell office:value-type="string">
            <text:p>Pemba</text:p>
          </table:table-cell>
          <table:table-cell office:value-type="string">
            <text:p>-5.26</text:p>
          </table:table-cell>
          <table:table-cell office:value-type="string">
            <text:p>39.81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PMC</text:p>
          </table:table-cell>
          <table:table-cell office:value-type="string">
            <text:p>Puerto Montt [PMC]</text:p>
          </table:table-cell>
          <table:table-cell office:value-type="string">
            <text:p>Chile</text:p>
          </table:table-cell>
          <table:table-cell office:value-type="string">
            <text:p>El Tepual International</text:p>
          </table:table-cell>
          <table:table-cell office:value-type="string">
            <text:p>-41.44</text:p>
          </table:table-cell>
          <table:table-cell office:value-type="string">
            <text:p>-73.09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PMD</text:p>
          </table:table-cell>
          <table:table-cell office:value-type="string">
            <text:p>Palmdale [PMD]</text:p>
          </table:table-cell>
          <table:table-cell office:value-type="string">
            <text:p>United States</text:p>
          </table:table-cell>
          <table:table-cell office:value-type="string">
            <text:p>Palmdale Prod Flt Test Instl Af Plt 42</text:p>
          </table:table-cell>
          <table:table-cell office:value-type="string">
            <text:p>34.63</text:p>
          </table:table-cell>
          <table:table-cell office:value-type="string">
            <text:p>-118.08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PMF</text:p>
          </table:table-cell>
          <table:table-cell office:value-type="string">
            <text:p>Parma [PMF]</text:p>
          </table:table-cell>
          <table:table-cell office:value-type="string">
            <text:p>Italy</text:p>
          </table:table-cell>
          <table:table-cell office:value-type="string">
            <text:p>Parma</text:p>
          </table:table-cell>
          <table:table-cell office:value-type="string">
            <text:p>44.82</text:p>
          </table:table-cell>
          <table:table-cell office:value-type="string">
            <text:p>10.3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PMG</text:p>
          </table:table-cell>
          <table:table-cell office:value-type="string">
            <text:p>Ponta Pora [PMG]</text:p>
          </table:table-cell>
          <table:table-cell office:value-type="string">
            <text:p>Brazil</text:p>
          </table:table-cell>
          <table:table-cell office:value-type="string">
            <text:p>Ponta Pora</text:p>
          </table:table-cell>
          <table:table-cell office:value-type="string">
            <text:p>-22.55</text:p>
          </table:table-cell>
          <table:table-cell office:value-type="string">
            <text:p>-55.7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PMI</text:p>
          </table:table-cell>
          <table:table-cell office:value-type="string">
            <text:p>Palma De Mallorca [PMI]</text:p>
          </table:table-cell>
          <table:table-cell office:value-type="string">
            <text:p>Spain</text:p>
          </table:table-cell>
          <table:table-cell office:value-type="string">
            <text:p>Palma De Mallorca</text:p>
          </table:table-cell>
          <table:table-cell office:value-type="string">
            <text:p>39.55</text:p>
          </table:table-cell>
          <table:table-cell office:value-type="string">
            <text:p>2.73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PML</text:p>
          </table:table-cell>
          <table:table-cell office:value-type="string">
            <text:p>Port Moller [PML]</text:p>
          </table:table-cell>
          <table:table-cell office:value-type="string">
            <text:p>United States</text:p>
          </table:table-cell>
          <table:table-cell office:value-type="string">
            <text:p>Platinum</text:p>
          </table:table-cell>
          <table:table-cell office:value-type="string">
            <text:p>59.01</text:p>
          </table:table-cell>
          <table:table-cell office:value-type="string">
            <text:p>-161.82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PMO</text:p>
          </table:table-cell>
          <table:table-cell office:value-type="string">
            <text:p>Palermo [PMO]</text:p>
          </table:table-cell>
          <table:table-cell office:value-type="string">
            <text:p>Italy</text:p>
          </table:table-cell>
          <table:table-cell office:value-type="string">
            <text:p>Palermo</text:p>
          </table:table-cell>
          <table:table-cell office:value-type="string">
            <text:p>38.18</text:p>
          </table:table-cell>
          <table:table-cell office:value-type="string">
            <text:p>13.09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PMR</text:p>
          </table:table-cell>
          <table:table-cell office:value-type="string">
            <text:p>Palmerston North [PMR]</text:p>
          </table:table-cell>
          <table:table-cell office:value-type="string">
            <text:p>New Zealand</text:p>
          </table:table-cell>
          <table:table-cell office:value-type="string">
            <text:p>Palmerston North</text:p>
          </table:table-cell>
          <table:table-cell office:value-type="string">
            <text:p>-40.32</text:p>
          </table:table-cell>
          <table:table-cell office:value-type="string">
            <text:p>175.62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PMS</text:p>
          </table:table-cell>
          <table:table-cell office:value-type="string">
            <text:p>Palmyra [PMS]</text:p>
          </table:table-cell>
          <table:table-cell office:value-type="string">
            <text:p>Syria</text:p>
          </table:table-cell>
          <table:table-cell office:value-type="string">
            <text:p>Palmyra</text:p>
          </table:table-cell>
          <table:table-cell office:value-type="string">
            <text:p>34.56</text:p>
          </table:table-cell>
          <table:table-cell office:value-type="string">
            <text:p>38.32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PMV</text:p>
          </table:table-cell>
          <table:table-cell office:value-type="string">
            <text:p>Porlamar [PMV]</text:p>
          </table:table-cell>
          <table:table-cell office:value-type="string">
            <text:p>Venezuela</text:p>
          </table:table-cell>
          <table:table-cell office:value-type="string">
            <text:p>Del Caribe International Gen Santago Marino</text:p>
          </table:table-cell>
          <table:table-cell office:value-type="string">
            <text:p>10.91</text:p>
          </table:table-cell>
          <table:table-cell office:value-type="string">
            <text:p>-63.97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PMY</text:p>
          </table:table-cell>
          <table:table-cell office:value-type="string">
            <text:p>Puerto Madryn [PMY]</text:p>
          </table:table-cell>
          <table:table-cell office:value-type="string">
            <text:p>Argentina</text:p>
          </table:table-cell>
          <table:table-cell office:value-type="string">
            <text:p>El Tehuelche</text:p>
          </table:table-cell>
          <table:table-cell office:value-type="string">
            <text:p>-42.76</text:p>
          </table:table-cell>
          <table:table-cell office:value-type="string">
            <text:p>-65.1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PMZ</text:p>
          </table:table-cell>
          <table:table-cell office:value-type="string">
            <text:p>Palmar Sur [PMZ]</text:p>
          </table:table-cell>
          <table:table-cell office:value-type="string">
            <text:p>Costa Rica</text:p>
          </table:table-cell>
          <table:table-cell office:value-type="string">
            <text:p>Palmar Sur</text:p>
          </table:table-cell>
          <table:table-cell office:value-type="string">
            <text:p>8.95</text:p>
          </table:table-cell>
          <table:table-cell office:value-type="string">
            <text:p>-83.47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PNA</text:p>
          </table:table-cell>
          <table:table-cell office:value-type="string">
            <text:p>Pamplona [PNA]</text:p>
          </table:table-cell>
          <table:table-cell office:value-type="string">
            <text:p>Spain</text:p>
          </table:table-cell>
          <table:table-cell office:value-type="string">
            <text:p>Pamplona</text:p>
          </table:table-cell>
          <table:table-cell office:value-type="string">
            <text:p>42.77</text:p>
          </table:table-cell>
          <table:table-cell office:value-type="string">
            <text:p>-1.65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PNB</text:p>
          </table:table-cell>
          <table:table-cell office:value-type="string">
            <text:p>Porto Nacional [PNB]</text:p>
          </table:table-cell>
          <table:table-cell office:value-type="string">
            <text:p>Brazil</text:p>
          </table:table-cell>
          <table:table-cell office:value-type="string">
            <text:p>Porto Nacional</text:p>
          </table:table-cell>
          <table:table-cell office:value-type="string">
            <text:p>-10.72</text:p>
          </table:table-cell>
          <table:table-cell office:value-type="string">
            <text:p>-48.4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PNC</text:p>
          </table:table-cell>
          <table:table-cell office:value-type="string">
            <text:p>Ponca City [PNC]</text:p>
          </table:table-cell>
          <table:table-cell office:value-type="string">
            <text:p>United States</text:p>
          </table:table-cell>
          <table:table-cell office:value-type="string">
            <text:p>Ponca City Municipal</text:p>
          </table:table-cell>
          <table:table-cell office:value-type="string">
            <text:p>36.73</text:p>
          </table:table-cell>
          <table:table-cell office:value-type="string">
            <text:p>-97.1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PNE</text:p>
          </table:table-cell>
          <table:table-cell office:value-type="string">
            <text:p>Philadelphia [PNE]</text:p>
          </table:table-cell>
          <table:table-cell office:value-type="string">
            <text:p>United States</text:p>
          </table:table-cell>
          <table:table-cell office:value-type="string">
            <text:p>Northeast Philadelphia</text:p>
          </table:table-cell>
          <table:table-cell office:value-type="string">
            <text:p>40.08</text:p>
          </table:table-cell>
          <table:table-cell office:value-type="string">
            <text:p>-75.01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PNH</text:p>
          </table:table-cell>
          <table:table-cell office:value-type="string">
            <text:p>Phnom-Penh [PNH]</text:p>
          </table:table-cell>
          <table:table-cell office:value-type="string">
            <text:p>Cambodia</text:p>
          </table:table-cell>
          <table:table-cell office:value-type="string">
            <text:p>Pochentong International</text:p>
          </table:table-cell>
          <table:table-cell office:value-type="string">
            <text:p>11.55</text:p>
          </table:table-cell>
          <table:table-cell office:value-type="string">
            <text:p>104.84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PNI</text:p>
          </table:table-cell>
          <table:table-cell office:value-type="string">
            <text:p>Pohnpei [PNI]</text:p>
          </table:table-cell>
          <table:table-cell office:value-type="string">
            <text:p>Micronesia</text:p>
          </table:table-cell>
          <table:table-cell office:value-type="string">
            <text:p>Palikir/Pohnpei International</text:p>
          </table:table-cell>
          <table:table-cell office:value-type="string">
            <text:p>6.99</text:p>
          </table:table-cell>
          <table:table-cell office:value-type="string">
            <text:p>158.21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PNK</text:p>
          </table:table-cell>
          <table:table-cell office:value-type="string">
            <text:p>Pontianak [PNK]</text:p>
          </table:table-cell>
          <table:table-cell office:value-type="string">
            <text:p>Indonesia</text:p>
          </table:table-cell>
          <table:table-cell office:value-type="string">
            <text:p>Supadio</text:p>
          </table:table-cell>
          <table:table-cell office:value-type="string">
            <text:p>-0.15</text:p>
          </table:table-cell>
          <table:table-cell office:value-type="string">
            <text:p>109.4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PNL</text:p>
          </table:table-cell>
          <table:table-cell office:value-type="string">
            <text:p>Pantelleria [PNL]</text:p>
          </table:table-cell>
          <table:table-cell office:value-type="string">
            <text:p>Italy</text:p>
          </table:table-cell>
          <table:table-cell office:value-type="string">
            <text:p>Pantelleria</text:p>
          </table:table-cell>
          <table:table-cell office:value-type="string">
            <text:p>36.82</text:p>
          </table:table-cell>
          <table:table-cell office:value-type="string">
            <text:p>11.97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PNM</text:p>
          </table:table-cell>
          <table:table-cell office:value-type="string">
            <text:p>Princeton [PNM]</text:p>
          </table:table-cell>
          <table:table-cell office:value-type="string">
            <text:p>United States</text:p>
          </table:table-cell>
          <table:table-cell office:value-type="string">
            <text:p>Princeton Municipal</text:p>
          </table:table-cell>
          <table:table-cell office:value-type="string">
            <text:p>45.56</text:p>
          </table:table-cell>
          <table:table-cell office:value-type="string">
            <text:p>-93.61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PNQ</text:p>
          </table:table-cell>
          <table:table-cell office:value-type="string">
            <text:p>Pune [PNQ]</text:p>
          </table:table-cell>
          <table:table-cell office:value-type="string">
            <text:p>India</text:p>
          </table:table-cell>
          <table:table-cell office:value-type="string">
            <text:p>Pune</text:p>
          </table:table-cell>
          <table:table-cell office:value-type="string">
            <text:p>18.58</text:p>
          </table:table-cell>
          <table:table-cell office:value-type="string">
            <text:p>73.92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PNR</text:p>
          </table:table-cell>
          <table:table-cell office:value-type="string">
            <text:p>Pointe-Noire [PNR]</text:p>
          </table:table-cell>
          <table:table-cell office:value-type="string">
            <text:p>Congo</text:p>
          </table:table-cell>
          <table:table-cell office:value-type="string">
            <text:p>Pointe Noire</text:p>
          </table:table-cell>
          <table:table-cell office:value-type="string">
            <text:p>-4.81</text:p>
          </table:table-cell>
          <table:table-cell office:value-type="string">
            <text:p>11.89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PNS</text:p>
          </table:table-cell>
          <table:table-cell office:value-type="string">
            <text:p>Pensacola [PNS]</text:p>
          </table:table-cell>
          <table:table-cell office:value-type="string">
            <text:p>United States</text:p>
          </table:table-cell>
          <table:table-cell office:value-type="string">
            <text:p>Pensacola Regional</text:p>
          </table:table-cell>
          <table:table-cell office:value-type="string">
            <text:p>30.47</text:p>
          </table:table-cell>
          <table:table-cell office:value-type="string">
            <text:p>-87.19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PNZ</text:p>
          </table:table-cell>
          <table:table-cell office:value-type="string">
            <text:p>Petrolina [PNZ]</text:p>
          </table:table-cell>
          <table:table-cell office:value-type="string">
            <text:p>Brazil</text:p>
          </table:table-cell>
          <table:table-cell office:value-type="string">
            <text:p>Petrolina</text:p>
          </table:table-cell>
          <table:table-cell office:value-type="string">
            <text:p>-9.36</text:p>
          </table:table-cell>
          <table:table-cell office:value-type="string">
            <text:p>-40.56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POA</text:p>
          </table:table-cell>
          <table:table-cell office:value-type="string">
            <text:p>Porto Alegre [POA]</text:p>
          </table:table-cell>
          <table:table-cell office:value-type="string">
            <text:p>Brazil</text:p>
          </table:table-cell>
          <table:table-cell office:value-type="string">
            <text:p>Salgado Filho</text:p>
          </table:table-cell>
          <table:table-cell office:value-type="string">
            <text:p>-29.99</text:p>
          </table:table-cell>
          <table:table-cell office:value-type="string">
            <text:p>-51.17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POB</text:p>
          </table:table-cell>
          <table:table-cell office:value-type="string">
            <text:p>Fayetteville [POB]</text:p>
          </table:table-cell>
          <table:table-cell office:value-type="string">
            <text:p>United States</text:p>
          </table:table-cell>
          <table:table-cell office:value-type="string">
            <text:p>Pope Air Force Base</text:p>
          </table:table-cell>
          <table:table-cell office:value-type="string">
            <text:p>35.17</text:p>
          </table:table-cell>
          <table:table-cell office:value-type="string">
            <text:p>-79.01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POE</text:p>
          </table:table-cell>
          <table:table-cell office:value-type="string">
            <text:p>Fort Polk [POE]</text:p>
          </table:table-cell>
          <table:table-cell office:value-type="string">
            <text:p>United States</text:p>
          </table:table-cell>
          <table:table-cell office:value-type="string">
            <text:p>Polk Army Air Field</text:p>
          </table:table-cell>
          <table:table-cell office:value-type="string">
            <text:p>31.04</text:p>
          </table:table-cell>
          <table:table-cell office:value-type="string">
            <text:p>-93.19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POG</text:p>
          </table:table-cell>
          <table:table-cell office:value-type="string">
            <text:p>Port Gentil [POG]</text:p>
          </table:table-cell>
          <table:table-cell office:value-type="string">
            <text:p>Gabon</text:p>
          </table:table-cell>
          <table:table-cell office:value-type="string">
            <text:p>Port Gentil</text:p>
          </table:table-cell>
          <table:table-cell office:value-type="string">
            <text:p>-0.71</text:p>
          </table:table-cell>
          <table:table-cell office:value-type="string">
            <text:p>8.75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POI</text:p>
          </table:table-cell>
          <table:table-cell office:value-type="string">
            <text:p>Potosi [POI]</text:p>
          </table:table-cell>
          <table:table-cell office:value-type="string">
            <text:p>Bolivia</text:p>
          </table:table-cell>
          <table:table-cell office:value-type="string">
            <text:p>Capitan Nicolas Rojas</text:p>
          </table:table-cell>
          <table:table-cell office:value-type="string">
            <text:p>-19.54</text:p>
          </table:table-cell>
          <table:table-cell office:value-type="string">
            <text:p>-65.72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POL</text:p>
          </table:table-cell>
          <table:table-cell office:value-type="string">
            <text:p>Pemba [POL]</text:p>
          </table:table-cell>
          <table:table-cell office:value-type="string">
            <text:p>Mozambique</text:p>
          </table:table-cell>
          <table:table-cell office:value-type="string">
            <text:p>Pemba</text:p>
          </table:table-cell>
          <table:table-cell office:value-type="string">
            <text:p>-12.99</text:p>
          </table:table-cell>
          <table:table-cell office:value-type="string">
            <text:p>40.52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POM</text:p>
          </table:table-cell>
          <table:table-cell office:value-type="string">
            <text:p>Port Moresby [POM]</text:p>
          </table:table-cell>
          <table:table-cell office:value-type="string">
            <text:p>Papua New Guinea</text:p>
          </table:table-cell>
          <table:table-cell office:value-type="string">
            <text:p>Port Moresby Jacksons International</text:p>
          </table:table-cell>
          <table:table-cell office:value-type="string">
            <text:p>-9.44</text:p>
          </table:table-cell>
          <table:table-cell office:value-type="string">
            <text:p>147.22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POO</text:p>
          </table:table-cell>
          <table:table-cell office:value-type="string">
            <text:p>Pocos De Caldas [POO]</text:p>
          </table:table-cell>
          <table:table-cell office:value-type="string">
            <text:p>Brazil</text:p>
          </table:table-cell>
          <table:table-cell office:value-type="string">
            <text:p>Pocos De Caldas</text:p>
          </table:table-cell>
          <table:table-cell office:value-type="string">
            <text:p>-21.84</text:p>
          </table:table-cell>
          <table:table-cell office:value-type="string">
            <text:p>-46.57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POP</text:p>
          </table:table-cell>
          <table:table-cell office:value-type="string">
            <text:p>Puerto Plata [POP]</text:p>
          </table:table-cell>
          <table:table-cell office:value-type="string">
            <text:p>Dominican Republic</text:p>
          </table:table-cell>
          <table:table-cell office:value-type="string">
            <text:p>Gregorio Luperon International</text:p>
          </table:table-cell>
          <table:table-cell office:value-type="string">
            <text:p>19.76</text:p>
          </table:table-cell>
          <table:table-cell office:value-type="string">
            <text:p>-70.57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POR</text:p>
          </table:table-cell>
          <table:table-cell office:value-type="string">
            <text:p>Pori [POR]</text:p>
          </table:table-cell>
          <table:table-cell office:value-type="string">
            <text:p>Finland</text:p>
          </table:table-cell>
          <table:table-cell office:value-type="string">
            <text:p>Pori</text:p>
          </table:table-cell>
          <table:table-cell office:value-type="string">
            <text:p>61.46</text:p>
          </table:table-cell>
          <table:table-cell office:value-type="string">
            <text:p>21.8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POS</text:p>
          </table:table-cell>
          <table:table-cell office:value-type="string">
            <text:p>Port-Of-Spain [POS]</text:p>
          </table:table-cell>
          <table:table-cell office:value-type="string">
            <text:p>Trinidad and Tobago</text:p>
          </table:table-cell>
          <table:table-cell office:value-type="string">
            <text:p>Piarco</text:p>
          </table:table-cell>
          <table:table-cell office:value-type="string">
            <text:p>10.6</text:p>
          </table:table-cell>
          <table:table-cell office:value-type="string">
            <text:p>-61.34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POT</text:p>
          </table:table-cell>
          <table:table-cell office:value-type="string">
            <text:p>Port Antonio [POT]</text:p>
          </table:table-cell>
          <table:table-cell office:value-type="string">
            <text:p>Jamaica</text:p>
          </table:table-cell>
          <table:table-cell office:value-type="string">
            <text:p>Ken Jones</text:p>
          </table:table-cell>
          <table:table-cell office:value-type="string">
            <text:p>18.2</text:p>
          </table:table-cell>
          <table:table-cell office:value-type="string">
            <text:p>-76.53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POW</text:p>
          </table:table-cell>
          <table:table-cell office:value-type="string">
            <text:p>Portoroz [POW]</text:p>
          </table:table-cell>
          <table:table-cell office:value-type="string">
            <text:p>Slovenia</text:p>
          </table:table-cell>
          <table:table-cell office:value-type="string">
            <text:p>Portoroz</text:p>
          </table:table-cell>
          <table:table-cell office:value-type="string">
            <text:p>45.47</text:p>
          </table:table-cell>
          <table:table-cell office:value-type="string">
            <text:p>13.61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POX</text:p>
          </table:table-cell>
          <table:table-cell office:value-type="string">
            <text:p>Pontoise [POX]</text:p>
          </table:table-cell>
          <table:table-cell office:value-type="string">
            <text:p>France</text:p>
          </table:table-cell>
          <table:table-cell office:value-type="string">
            <text:p>Cormeilles En Vexin</text:p>
          </table:table-cell>
          <table:table-cell office:value-type="string">
            <text:p>49.1</text:p>
          </table:table-cell>
          <table:table-cell office:value-type="string">
            <text:p>2.04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POZ</text:p>
          </table:table-cell>
          <table:table-cell office:value-type="string">
            <text:p>Poznan [POZ]</text:p>
          </table:table-cell>
          <table:table-cell office:value-type="string">
            <text:p>Poland</text:p>
          </table:table-cell>
          <table:table-cell office:value-type="string">
            <text:p>Lawica</text:p>
          </table:table-cell>
          <table:table-cell office:value-type="string">
            <text:p>52.42</text:p>
          </table:table-cell>
          <table:table-cell office:value-type="string">
            <text:p>16.83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PPB</text:p>
          </table:table-cell>
          <table:table-cell office:value-type="string">
            <text:p>President Prudente [PPB]</text:p>
          </table:table-cell>
          <table:table-cell office:value-type="string">
            <text:p>Brazil</text:p>
          </table:table-cell>
          <table:table-cell office:value-type="string">
            <text:p>Presidente Prudente</text:p>
          </table:table-cell>
          <table:table-cell office:value-type="string">
            <text:p>-22.18</text:p>
          </table:table-cell>
          <table:table-cell office:value-type="string">
            <text:p>-51.42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PPE</text:p>
          </table:table-cell>
          <table:table-cell office:value-type="string">
            <text:p>Punta Penasco [PPE]</text:p>
          </table:table-cell>
          <table:table-cell office:value-type="string">
            <text:p>Mexico</text:p>
          </table:table-cell>
          <table:table-cell office:value-type="string">
            <text:p>Punta Penasco</text:p>
          </table:table-cell>
          <table:table-cell office:value-type="string">
            <text:p>31.35</text:p>
          </table:table-cell>
          <table:table-cell office:value-type="string">
            <text:p>-113.53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PPG</text:p>
          </table:table-cell>
          <table:table-cell office:value-type="string">
            <text:p>Pago Pago [PPG]</text:p>
          </table:table-cell>
          <table:table-cell office:value-type="string">
            <text:p>American Samoa</text:p>
          </table:table-cell>
          <table:table-cell office:value-type="string">
            <text:p>Pago Pago International</text:p>
          </table:table-cell>
          <table:table-cell office:value-type="string">
            <text:p>-14.33</text:p>
          </table:table-cell>
          <table:table-cell office:value-type="string">
            <text:p>-170.71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PPN</text:p>
          </table:table-cell>
          <table:table-cell office:value-type="string">
            <text:p>Popayan [PPN]</text:p>
          </table:table-cell>
          <table:table-cell office:value-type="string">
            <text:p>Colombia</text:p>
          </table:table-cell>
          <table:table-cell office:value-type="string">
            <text:p>Guillermo Leon Valencia</text:p>
          </table:table-cell>
          <table:table-cell office:value-type="string">
            <text:p>2.45</text:p>
          </table:table-cell>
          <table:table-cell office:value-type="string">
            <text:p>-76.61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PPP</text:p>
          </table:table-cell>
          <table:table-cell office:value-type="string">
            <text:p>Prosserpine [PPP]</text:p>
          </table:table-cell>
          <table:table-cell office:value-type="string">
            <text:p>Australia</text:p>
          </table:table-cell>
          <table:table-cell office:value-type="string">
            <text:p>Proserpine Whitsunday Coast</text:p>
          </table:table-cell>
          <table:table-cell office:value-type="string">
            <text:p>-20.5</text:p>
          </table:table-cell>
          <table:table-cell office:value-type="string">
            <text:p>148.55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PPQ</text:p>
          </table:table-cell>
          <table:table-cell office:value-type="string">
            <text:p>Paraparaumu [PPQ]</text:p>
          </table:table-cell>
          <table:table-cell office:value-type="string">
            <text:p>New Zealand</text:p>
          </table:table-cell>
          <table:table-cell office:value-type="string">
            <text:p>Paraparaumu</text:p>
          </table:table-cell>
          <table:table-cell office:value-type="string">
            <text:p>-40.9</text:p>
          </table:table-cell>
          <table:table-cell office:value-type="string">
            <text:p>174.99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PPS</text:p>
          </table:table-cell>
          <table:table-cell office:value-type="string">
            <text:p>Puerto Princesa [PPS]</text:p>
          </table:table-cell>
          <table:table-cell office:value-type="string">
            <text:p>Philippines</text:p>
          </table:table-cell>
          <table:table-cell office:value-type="string">
            <text:p>Puerto Princesa</text:p>
          </table:table-cell>
          <table:table-cell office:value-type="string">
            <text:p>9.74</text:p>
          </table:table-cell>
          <table:table-cell office:value-type="string">
            <text:p>118.76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PQI</text:p>
          </table:table-cell>
          <table:table-cell office:value-type="string">
            <text:p>Presque Isle [PQI]</text:p>
          </table:table-cell>
          <table:table-cell office:value-type="string">
            <text:p>United States</text:p>
          </table:table-cell>
          <table:table-cell office:value-type="string">
            <text:p>Northern Maine Regional At Presque Isle</text:p>
          </table:table-cell>
          <table:table-cell office:value-type="string">
            <text:p>46.69</text:p>
          </table:table-cell>
          <table:table-cell office:value-type="string">
            <text:p>-68.04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PRA</text:p>
          </table:table-cell>
          <table:table-cell office:value-type="string">
            <text:p>Parana [PRA]</text:p>
          </table:table-cell>
          <table:table-cell office:value-type="string">
            <text:p>Argentina</text:p>
          </table:table-cell>
          <table:table-cell office:value-type="string">
            <text:p>General Urquiza</text:p>
          </table:table-cell>
          <table:table-cell office:value-type="string">
            <text:p>-31.79</text:p>
          </table:table-cell>
          <table:table-cell office:value-type="string">
            <text:p>-60.48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PRC</text:p>
          </table:table-cell>
          <table:table-cell office:value-type="string">
            <text:p>Prescott [PRC]</text:p>
          </table:table-cell>
          <table:table-cell office:value-type="string">
            <text:p>United States</text:p>
          </table:table-cell>
          <table:table-cell office:value-type="string">
            <text:p>Ernest A Love Field</text:p>
          </table:table-cell>
          <table:table-cell office:value-type="string">
            <text:p>34.65</text:p>
          </table:table-cell>
          <table:table-cell office:value-type="string">
            <text:p>-112.42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PRG</text:p>
          </table:table-cell>
          <table:table-cell office:value-type="string">
            <text:p>Prague [PRG]</text:p>
          </table:table-cell>
          <table:table-cell office:value-type="string">
            <text:p>Czech Republic</text:p>
          </table:table-cell>
          <table:table-cell office:value-type="string">
            <text:p>Ruzyne</text:p>
          </table:table-cell>
          <table:table-cell office:value-type="string">
            <text:p>50.1</text:p>
          </table:table-cell>
          <table:table-cell office:value-type="string">
            <text:p>14.26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PRH</text:p>
          </table:table-cell>
          <table:table-cell office:value-type="string">
            <text:p>Phrae [PRH]</text:p>
          </table:table-cell>
          <table:table-cell office:value-type="string">
            <text:p>Thailand</text:p>
          </table:table-cell>
          <table:table-cell office:value-type="string">
            <text:p>Phrae</text:p>
          </table:table-cell>
          <table:table-cell office:value-type="string">
            <text:p>18.13</text:p>
          </table:table-cell>
          <table:table-cell office:value-type="string">
            <text:p>100.16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PRI</text:p>
          </table:table-cell>
          <table:table-cell office:value-type="string">
            <text:p>Praslin [PRI]</text:p>
          </table:table-cell>
          <table:table-cell office:value-type="string">
            <text:p>Seychelles</text:p>
          </table:table-cell>
          <table:table-cell office:value-type="string">
            <text:p>Praslin</text:p>
          </table:table-cell>
          <table:table-cell office:value-type="string">
            <text:p>-4.32</text:p>
          </table:table-cell>
          <table:table-cell office:value-type="string">
            <text:p>55.69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PRN</text:p>
          </table:table-cell>
          <table:table-cell office:value-type="string">
            <text:p>Pristina [PRN]</text:p>
          </table:table-cell>
          <table:table-cell office:value-type="string">
            <text:p>Serbia</text:p>
          </table:table-cell>
          <table:table-cell office:value-type="string">
            <text:p>Pristina</text:p>
          </table:table-cell>
          <table:table-cell office:value-type="string">
            <text:p>42.57</text:p>
          </table:table-cell>
          <table:table-cell office:value-type="string">
            <text:p>21.04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PRV</text:p>
          </table:table-cell>
          <table:table-cell office:value-type="string">
            <text:p>Prerov [PRV]</text:p>
          </table:table-cell>
          <table:table-cell office:value-type="string">
            <text:p>Czech Republic</text:p>
          </table:table-cell>
          <table:table-cell office:value-type="string">
            <text:p>Prerov</text:p>
          </table:table-cell>
          <table:table-cell office:value-type="string">
            <text:p>49.43</text:p>
          </table:table-cell>
          <table:table-cell office:value-type="string">
            <text:p>17.4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PRY</text:p>
          </table:table-cell>
          <table:table-cell office:value-type="string">
            <text:p>Pretoria [PRY]</text:p>
          </table:table-cell>
          <table:table-cell office:value-type="string">
            <text:p>South Africa</text:p>
          </table:table-cell>
          <table:table-cell office:value-type="string">
            <text:p>Wonderboom</text:p>
          </table:table-cell>
          <table:table-cell office:value-type="string">
            <text:p>-25.65</text:p>
          </table:table-cell>
          <table:table-cell office:value-type="string">
            <text:p>28.22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PSA</text:p>
          </table:table-cell>
          <table:table-cell office:value-type="string">
            <text:p>Pisa [PSA]</text:p>
          </table:table-cell>
          <table:table-cell office:value-type="string">
            <text:p>Italy</text:p>
          </table:table-cell>
          <table:table-cell office:value-type="string">
            <text:p>Pisa</text:p>
          </table:table-cell>
          <table:table-cell office:value-type="string">
            <text:p>43.68</text:p>
          </table:table-cell>
          <table:table-cell office:value-type="string">
            <text:p>10.39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PSD</text:p>
          </table:table-cell>
          <table:table-cell office:value-type="string">
            <text:p>Port Said [PSD]</text:p>
          </table:table-cell>
          <table:table-cell office:value-type="string">
            <text:p>Egypt</text:p>
          </table:table-cell>
          <table:table-cell office:value-type="string">
            <text:p>Port Said</text:p>
          </table:table-cell>
          <table:table-cell office:value-type="string">
            <text:p>31.28</text:p>
          </table:table-cell>
          <table:table-cell office:value-type="string">
            <text:p>32.24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PSE</text:p>
          </table:table-cell>
          <table:table-cell office:value-type="string">
            <text:p>Ponce [PSE]</text:p>
          </table:table-cell>
          <table:table-cell office:value-type="string">
            <text:p>Puerto Rico</text:p>
          </table:table-cell>
          <table:table-cell office:value-type="string">
            <text:p>Mercedita</text:p>
          </table:table-cell>
          <table:table-cell office:value-type="string">
            <text:p>18.01</text:p>
          </table:table-cell>
          <table:table-cell office:value-type="string">
            <text:p>-66.56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PSI</text:p>
          </table:table-cell>
          <table:table-cell office:value-type="string">
            <text:p>Pasni [PSI]</text:p>
          </table:table-cell>
          <table:table-cell office:value-type="string">
            <text:p>Pakistan</text:p>
          </table:table-cell>
          <table:table-cell office:value-type="string">
            <text:p>Pasni</text:p>
          </table:table-cell>
          <table:table-cell office:value-type="string">
            <text:p>25.28</text:p>
          </table:table-cell>
          <table:table-cell office:value-type="string">
            <text:p>63.33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PSJ</text:p>
          </table:table-cell>
          <table:table-cell office:value-type="string">
            <text:p>Poso [PSJ]</text:p>
          </table:table-cell>
          <table:table-cell office:value-type="string">
            <text:p>Indonesia</text:p>
          </table:table-cell>
          <table:table-cell office:value-type="string">
            <text:p>Kasiguncu</text:p>
          </table:table-cell>
          <table:table-cell office:value-type="string">
            <text:p>-1.42</text:p>
          </table:table-cell>
          <table:table-cell office:value-type="string">
            <text:p>120.66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PSO</text:p>
          </table:table-cell>
          <table:table-cell office:value-type="string">
            <text:p>Pasto [PSO]</text:p>
          </table:table-cell>
          <table:table-cell office:value-type="string">
            <text:p>Colombia</text:p>
          </table:table-cell>
          <table:table-cell office:value-type="string">
            <text:p>Antonio Narino</text:p>
          </table:table-cell>
          <table:table-cell office:value-type="string">
            <text:p>1.4</text:p>
          </table:table-cell>
          <table:table-cell office:value-type="string">
            <text:p>-77.29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PSP</text:p>
          </table:table-cell>
          <table:table-cell office:value-type="string">
            <text:p>Palm Springs [PSP]</text:p>
          </table:table-cell>
          <table:table-cell office:value-type="string">
            <text:p>United States</text:p>
          </table:table-cell>
          <table:table-cell office:value-type="string">
            <text:p>Palm Springs International</text:p>
          </table:table-cell>
          <table:table-cell office:value-type="string">
            <text:p>33.83</text:p>
          </table:table-cell>
          <table:table-cell office:value-type="string">
            <text:p>-116.51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PSR</text:p>
          </table:table-cell>
          <table:table-cell office:value-type="string">
            <text:p>Pescara [PSR]</text:p>
          </table:table-cell>
          <table:table-cell office:value-type="string">
            <text:p>Italy</text:p>
          </table:table-cell>
          <table:table-cell office:value-type="string">
            <text:p>Pescara</text:p>
          </table:table-cell>
          <table:table-cell office:value-type="string">
            <text:p>42.43</text:p>
          </table:table-cell>
          <table:table-cell office:value-type="string">
            <text:p>14.18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PSS</text:p>
          </table:table-cell>
          <table:table-cell office:value-type="string">
            <text:p>Posadas [PSS]</text:p>
          </table:table-cell>
          <table:table-cell office:value-type="string">
            <text:p>Argentina</text:p>
          </table:table-cell>
          <table:table-cell office:value-type="string">
            <text:p>Posadas</text:p>
          </table:table-cell>
          <table:table-cell office:value-type="string">
            <text:p>-27.39</text:p>
          </table:table-cell>
          <table:table-cell office:value-type="string">
            <text:p>-55.97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PSX</text:p>
          </table:table-cell>
          <table:table-cell office:value-type="string">
            <text:p>Palacios [PSX]</text:p>
          </table:table-cell>
          <table:table-cell office:value-type="string">
            <text:p>United States</text:p>
          </table:table-cell>
          <table:table-cell office:value-type="string">
            <text:p>Palacios Municipal</text:p>
          </table:table-cell>
          <table:table-cell office:value-type="string">
            <text:p>28.73</text:p>
          </table:table-cell>
          <table:table-cell office:value-type="string">
            <text:p>-96.25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PSZ</text:p>
          </table:table-cell>
          <table:table-cell office:value-type="string">
            <text:p>Puerto Suarez [PSZ]</text:p>
          </table:table-cell>
          <table:table-cell office:value-type="string">
            <text:p>Bolivia</text:p>
          </table:table-cell>
          <table:table-cell office:value-type="string">
            <text:p>Cap De Av Salvador Ogaya G</text:p>
          </table:table-cell>
          <table:table-cell office:value-type="string">
            <text:p>-18.98</text:p>
          </table:table-cell>
          <table:table-cell office:value-type="string">
            <text:p>-57.82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PTG</text:p>
          </table:table-cell>
          <table:table-cell office:value-type="string">
            <text:p>Pietersburg [PTG]</text:p>
          </table:table-cell>
          <table:table-cell office:value-type="string">
            <text:p>South Africa</text:p>
          </table:table-cell>
          <table:table-cell office:value-type="string">
            <text:p>Pietersburg Municipal</text:p>
          </table:table-cell>
          <table:table-cell office:value-type="string">
            <text:p>-23.93</text:p>
          </table:table-cell>
          <table:table-cell office:value-type="string">
            <text:p>29.48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PTP</text:p>
          </table:table-cell>
          <table:table-cell office:value-type="string">
            <text:p>Pointe-A-Pitre [PTP]</text:p>
          </table:table-cell>
          <table:table-cell office:value-type="string">
            <text:p>Antilles</text:p>
          </table:table-cell>
          <table:table-cell office:value-type="string">
            <text:p>Le Raizet</text:p>
          </table:table-cell>
          <table:table-cell office:value-type="string">
            <text:p>16.27</text:p>
          </table:table-cell>
          <table:table-cell office:value-type="string">
            <text:p>-61.53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PTY</text:p>
          </table:table-cell>
          <table:table-cell office:value-type="string">
            <text:p>Panama City [PTY]</text:p>
          </table:table-cell>
          <table:table-cell office:value-type="string">
            <text:p>Panama</text:p>
          </table:table-cell>
          <table:table-cell office:value-type="string">
            <text:p>Tocumen International</text:p>
          </table:table-cell>
          <table:table-cell office:value-type="string">
            <text:p>9.07</text:p>
          </table:table-cell>
          <table:table-cell office:value-type="string">
            <text:p>-79.38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PUB</text:p>
          </table:table-cell>
          <table:table-cell office:value-type="string">
            <text:p>Pueblo Memorial [PUB]</text:p>
          </table:table-cell>
          <table:table-cell office:value-type="string">
            <text:p>United States</text:p>
          </table:table-cell>
          <table:table-cell office:value-type="string">
            <text:p>Pueblo Memorial</text:p>
          </table:table-cell>
          <table:table-cell office:value-type="string">
            <text:p>38.29</text:p>
          </table:table-cell>
          <table:table-cell office:value-type="string">
            <text:p>-104.5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PUD</text:p>
          </table:table-cell>
          <table:table-cell office:value-type="string">
            <text:p>Puerto Deseado [PUD]</text:p>
          </table:table-cell>
          <table:table-cell office:value-type="string">
            <text:p>Argentina</text:p>
          </table:table-cell>
          <table:table-cell office:value-type="string">
            <text:p>Puerto Deseado</text:p>
          </table:table-cell>
          <table:table-cell office:value-type="string">
            <text:p>-47.74</text:p>
          </table:table-cell>
          <table:table-cell office:value-type="string">
            <text:p>-65.9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PUF</text:p>
          </table:table-cell>
          <table:table-cell office:value-type="string">
            <text:p>Pau [PUF]</text:p>
          </table:table-cell>
          <table:table-cell office:value-type="string">
            <text:p>France</text:p>
          </table:table-cell>
          <table:table-cell office:value-type="string">
            <text:p>Pau Pyrenees</text:p>
          </table:table-cell>
          <table:table-cell office:value-type="string">
            <text:p>43.38</text:p>
          </table:table-cell>
          <table:table-cell office:value-type="string">
            <text:p>-0.42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PUJ</text:p>
          </table:table-cell>
          <table:table-cell office:value-type="string">
            <text:p>Punta Cana [PUJ]</text:p>
          </table:table-cell>
          <table:table-cell office:value-type="string">
            <text:p>Dominican Republic</text:p>
          </table:table-cell>
          <table:table-cell office:value-type="string">
            <text:p>Punta Cana International</text:p>
          </table:table-cell>
          <table:table-cell office:value-type="string">
            <text:p>18.57</text:p>
          </table:table-cell>
          <table:table-cell office:value-type="string">
            <text:p>-68.36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PUQ</text:p>
          </table:table-cell>
          <table:table-cell office:value-type="string">
            <text:p>Punta Arenas [PUQ]</text:p>
          </table:table-cell>
          <table:table-cell office:value-type="string">
            <text:p>Chile</text:p>
          </table:table-cell>
          <table:table-cell office:value-type="string">
            <text:p>Carlos Ibanez Del Campo International</text:p>
          </table:table-cell>
          <table:table-cell office:value-type="string">
            <text:p>-53</text:p>
          </table:table-cell>
          <table:table-cell office:value-type="string">
            <text:p>-70.85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PUS</text:p>
          </table:table-cell>
          <table:table-cell office:value-type="string">
            <text:p>Kimhae [PUS]</text:p>
          </table:table-cell>
          <table:table-cell office:value-type="string">
            <text:p>South Korea</text:p>
          </table:table-cell>
          <table:table-cell office:value-type="string">
            <text:p>Gimhae International</text:p>
          </table:table-cell>
          <table:table-cell office:value-type="string">
            <text:p>35.18</text:p>
          </table:table-cell>
          <table:table-cell office:value-type="string">
            <text:p>128.94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PUU</text:p>
          </table:table-cell>
          <table:table-cell office:value-type="string">
            <text:p>Puerto Asis [PUU]</text:p>
          </table:table-cell>
          <table:table-cell office:value-type="string">
            <text:p>Colombia</text:p>
          </table:table-cell>
          <table:table-cell office:value-type="string">
            <text:p>Tres De Mayo</text:p>
          </table:table-cell>
          <table:table-cell office:value-type="string">
            <text:p>0.51</text:p>
          </table:table-cell>
          <table:table-cell office:value-type="string">
            <text:p>-76.5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PUY</text:p>
          </table:table-cell>
          <table:table-cell office:value-type="string">
            <text:p>Pula [PUY]</text:p>
          </table:table-cell>
          <table:table-cell office:value-type="string">
            <text:p>Croatia</text:p>
          </table:table-cell>
          <table:table-cell office:value-type="string">
            <text:p>Pula</text:p>
          </table:table-cell>
          <table:table-cell office:value-type="string">
            <text:p>44.89</text:p>
          </table:table-cell>
          <table:table-cell office:value-type="string">
            <text:p>13.92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PUZ</text:p>
          </table:table-cell>
          <table:table-cell office:value-type="string">
            <text:p>Puerto Cabezas [PUZ]</text:p>
          </table:table-cell>
          <table:table-cell office:value-type="string">
            <text:p>Nicaragua</text:p>
          </table:table-cell>
          <table:table-cell office:value-type="string">
            <text:p>Puerto Cabezas</text:p>
          </table:table-cell>
          <table:table-cell office:value-type="string">
            <text:p>14.05</text:p>
          </table:table-cell>
          <table:table-cell office:value-type="string">
            <text:p>-83.39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PVA</text:p>
          </table:table-cell>
          <table:table-cell office:value-type="string">
            <text:p>Providencia [PVA]</text:p>
          </table:table-cell>
          <table:table-cell office:value-type="string">
            <text:p>Colombia</text:p>
          </table:table-cell>
          <table:table-cell office:value-type="string">
            <text:p>El Embrujo</text:p>
          </table:table-cell>
          <table:table-cell office:value-type="string">
            <text:p>13.36</text:p>
          </table:table-cell>
          <table:table-cell office:value-type="string">
            <text:p>-81.36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PVD</text:p>
          </table:table-cell>
          <table:table-cell office:value-type="string">
            <text:p>Providence [PVD]</text:p>
          </table:table-cell>
          <table:table-cell office:value-type="string">
            <text:p>United States</text:p>
          </table:table-cell>
          <table:table-cell office:value-type="string">
            <text:p>Theodore Francis Green State</text:p>
          </table:table-cell>
          <table:table-cell office:value-type="string">
            <text:p>41.72</text:p>
          </table:table-cell>
          <table:table-cell office:value-type="string">
            <text:p>-71.43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PVG</text:p>
          </table:table-cell>
          <table:table-cell office:value-type="string">
            <text:p>Shanhai [PVG]</text:p>
          </table:table-cell>
          <table:table-cell office:value-type="string">
            <text:p>China</text:p>
          </table:table-cell>
          <table:table-cell office:value-type="string">
            <text:p>Hampton Roads Executive Airport</text:p>
          </table:table-cell>
          <table:table-cell office:value-type="string">
            <text:p>31.14</text:p>
          </table:table-cell>
          <table:table-cell office:value-type="string">
            <text:p>121.79</text:p>
          </table:table-cell>
          <table:table-cell office:value-type="string">
            <text:p>degrees N and E</text:p>
          </table:table-cell>
          <table:table-cell office:value-type="string">
            <text:p><text:a xlink:href="http://www.convertunits.com/distance/airport/">http://www.convertunits.com/distance/airport/</text:a></text:p>
          </table:table-cell>
        </table:table-row>
        <table:table-row table:style-name="ro1">
          <table:table-cell office:value-type="string">
            <text:p>PVH</text:p>
          </table:table-cell>
          <table:table-cell office:value-type="string">
            <text:p>Porto Velho [PVH]</text:p>
          </table:table-cell>
          <table:table-cell office:value-type="string">
            <text:p>Brazil</text:p>
          </table:table-cell>
          <table:table-cell office:value-type="string">
            <text:p>Governador Jorge Teixeira De Oliveira</text:p>
          </table:table-cell>
          <table:table-cell office:value-type="string">
            <text:p>-8.71</text:p>
          </table:table-cell>
          <table:table-cell office:value-type="string">
            <text:p>-63.9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PVK</text:p>
          </table:table-cell>
          <table:table-cell office:value-type="string">
            <text:p>Preveza [PVK]</text:p>
          </table:table-cell>
          <table:table-cell office:value-type="string">
            <text:p>Greece</text:p>
          </table:table-cell>
          <table:table-cell office:value-type="string">
            <text:p>Aktio</text:p>
          </table:table-cell>
          <table:table-cell office:value-type="string">
            <text:p>38.93</text:p>
          </table:table-cell>
          <table:table-cell office:value-type="string">
            <text:p>20.77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PVO</text:p>
          </table:table-cell>
          <table:table-cell office:value-type="string">
            <text:p>Portoviejo [PVO]</text:p>
          </table:table-cell>
          <table:table-cell office:value-type="string">
            <text:p>Ecuador</text:p>
          </table:table-cell>
          <table:table-cell office:value-type="string">
            <text:p>Reales Tamarindos</text:p>
          </table:table-cell>
          <table:table-cell office:value-type="string">
            <text:p>-1.04</text:p>
          </table:table-cell>
          <table:table-cell office:value-type="string">
            <text:p>-80.47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PVR</text:p>
          </table:table-cell>
          <table:table-cell office:value-type="string">
            <text:p>Puerto Vallarta [PVR]</text:p>
          </table:table-cell>
          <table:table-cell office:value-type="string">
            <text:p>Mexico</text:p>
          </table:table-cell>
          <table:table-cell office:value-type="string">
            <text:p>Licenciado Gustavo Diaz Ordaz International</text:p>
          </table:table-cell>
          <table:table-cell office:value-type="string">
            <text:p>20.68</text:p>
          </table:table-cell>
          <table:table-cell office:value-type="string">
            <text:p>-105.25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PVS</text:p>
          </table:table-cell>
          <table:table-cell office:value-type="string">
            <text:p>Provideniya Bay [PVS]</text:p>
          </table:table-cell>
          <table:table-cell office:value-type="string">
            <text:p>Russia</text:p>
          </table:table-cell>
          <table:table-cell office:value-type="string">
            <text:p>Provideniya Bay</text:p>
          </table:table-cell>
          <table:table-cell office:value-type="string">
            <text:p>64.38</text:p>
          </table:table-cell>
          <table:table-cell office:value-type="string">
            <text:p>-173.25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PWM</text:p>
          </table:table-cell>
          <table:table-cell office:value-type="string">
            <text:p>Portland [PWM]</text:p>
          </table:table-cell>
          <table:table-cell office:value-type="string">
            <text:p>United States</text:p>
          </table:table-cell>
          <table:table-cell office:value-type="string">
            <text:p>Portland International Jetport</text:p>
          </table:table-cell>
          <table:table-cell office:value-type="string">
            <text:p>43.65</text:p>
          </table:table-cell>
          <table:table-cell office:value-type="string">
            <text:p>-70.31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PXM</text:p>
          </table:table-cell>
          <table:table-cell office:value-type="string">
            <text:p>Puerto Escondido [PXM]</text:p>
          </table:table-cell>
          <table:table-cell office:value-type="string">
            <text:p>Mexico</text:p>
          </table:table-cell>
          <table:table-cell office:value-type="string">
            <text:p>Puerto Escondido</text:p>
          </table:table-cell>
          <table:table-cell office:value-type="string">
            <text:p>15.88</text:p>
          </table:table-cell>
          <table:table-cell office:value-type="string">
            <text:p>-97.09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PXO</text:p>
          </table:table-cell>
          <table:table-cell office:value-type="string">
            <text:p>Porto Santo [PXO]</text:p>
          </table:table-cell>
          <table:table-cell office:value-type="string">
            <text:p>Madeira</text:p>
          </table:table-cell>
          <table:table-cell office:value-type="string">
            <text:p>Porto Santo</text:p>
          </table:table-cell>
          <table:table-cell office:value-type="string">
            <text:p>33.07</text:p>
          </table:table-cell>
          <table:table-cell office:value-type="string">
            <text:p>-16.35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PYH</text:p>
          </table:table-cell>
          <table:table-cell office:value-type="string">
            <text:p>Puerto Ayacucho [PYH]</text:p>
          </table:table-cell>
          <table:table-cell office:value-type="string">
            <text:p>Venezuela</text:p>
          </table:table-cell>
          <table:table-cell office:value-type="string">
            <text:p>Casique Aramare</text:p>
          </table:table-cell>
          <table:table-cell office:value-type="string">
            <text:p>5.62</text:p>
          </table:table-cell>
          <table:table-cell office:value-type="string">
            <text:p>-67.61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PYR</text:p>
          </table:table-cell>
          <table:table-cell office:value-type="string">
            <text:p>Andravida [PYR]</text:p>
          </table:table-cell>
          <table:table-cell office:value-type="string">
            <text:p>Greece</text:p>
          </table:table-cell>
          <table:table-cell office:value-type="string">
            <text:p>Andravida</text:p>
          </table:table-cell>
          <table:table-cell office:value-type="string">
            <text:p>37.92</text:p>
          </table:table-cell>
          <table:table-cell office:value-type="string">
            <text:p>21.29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PZB</text:p>
          </table:table-cell>
          <table:table-cell office:value-type="string">
            <text:p>Pietermaritzburg [PZB]</text:p>
          </table:table-cell>
          <table:table-cell office:value-type="string">
            <text:p>South Africa</text:p>
          </table:table-cell>
          <table:table-cell office:value-type="string">
            <text:p>Pietermaritzburg</text:p>
          </table:table-cell>
          <table:table-cell office:value-type="string">
            <text:p>-29.65</text:p>
          </table:table-cell>
          <table:table-cell office:value-type="string">
            <text:p>30.4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PZH</text:p>
          </table:table-cell>
          <table:table-cell office:value-type="string">
            <text:p>Zhob [PZH]</text:p>
          </table:table-cell>
          <table:table-cell office:value-type="string">
            <text:p>Pakistan</text:p>
          </table:table-cell>
          <table:table-cell office:value-type="string">
            <text:p>Zhob</text:p>
          </table:table-cell>
          <table:table-cell office:value-type="string">
            <text:p>31.36</text:p>
          </table:table-cell>
          <table:table-cell office:value-type="string">
            <text:p>69.46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PZO</text:p>
          </table:table-cell>
          <table:table-cell office:value-type="string">
            <text:p>Guayana [PZO]</text:p>
          </table:table-cell>
          <table:table-cell office:value-type="string">
            <text:p>Venezuela</text:p>
          </table:table-cell>
          <table:table-cell office:value-type="string">
            <text:p>General Manuel Carlos Piar</text:p>
          </table:table-cell>
          <table:table-cell office:value-type="string">
            <text:p>8.29</text:p>
          </table:table-cell>
          <table:table-cell office:value-type="string">
            <text:p>-62.76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PZU</text:p>
          </table:table-cell>
          <table:table-cell office:value-type="string">
            <text:p>Port Sudan [PZU]</text:p>
          </table:table-cell>
          <table:table-cell office:value-type="string">
            <text:p>Sudan</text:p>
          </table:table-cell>
          <table:table-cell office:value-type="string">
            <text:p>Port Sudan</text:p>
          </table:table-cell>
          <table:table-cell office:value-type="string">
            <text:p>19.58</text:p>
          </table:table-cell>
          <table:table-cell office:value-type="string">
            <text:p>37.22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PZY</text:p>
          </table:table-cell>
          <table:table-cell office:value-type="string">
            <text:p>Piestany [PZY]</text:p>
          </table:table-cell>
          <table:table-cell office:value-type="string">
            <text:p>Slovakia</text:p>
          </table:table-cell>
          <table:table-cell office:value-type="string">
            <text:p>Piestany</text:p>
          </table:table-cell>
          <table:table-cell office:value-type="string">
            <text:p>48.63</text:p>
          </table:table-cell>
          <table:table-cell office:value-type="string">
            <text:p>17.83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QAS</text:p>
          </table:table-cell>
          <table:table-cell office:value-type="string">
            <text:p>Ech-Cheliff [QAS]</text:p>
          </table:table-cell>
          <table:table-cell office:value-type="string">
            <text:p>Algeria</text:p>
          </table:table-cell>
          <table:table-cell office:value-type="string">
            <text:p>Ech Cheliff</text:p>
          </table:table-cell>
          <table:table-cell office:value-type="string">
            <text:p>36.21</text:p>
          </table:table-cell>
          <table:table-cell office:value-type="string">
            <text:p>1.33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QCY</text:p>
          </table:table-cell>
          <table:table-cell office:value-type="string">
            <text:p>Coningsby [QCY]</text:p>
          </table:table-cell>
          <table:table-cell office:value-type="string">
            <text:p>United Kingdom</text:p>
          </table:table-cell>
          <table:table-cell office:value-type="string">
            <text:p>Coningsby</text:p>
          </table:table-cell>
          <table:table-cell office:value-type="string">
            <text:p>53.09</text:p>
          </table:table-cell>
          <table:table-cell office:value-type="string">
            <text:p>-0.17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QHD</text:p>
          </table:table-cell>
          <table:table-cell office:value-type="string">
            <text:p>Heidelberg [QHD]</text:p>
          </table:table-cell>
          <table:table-cell office:value-type="string">
            <text:p>Germany</text:p>
          </table:table-cell>
          <table:table-cell office:value-type="string">
            <text:p>Heidelberg Army Air Field</text:p>
          </table:table-cell>
          <table:table-cell office:value-type="string">
            <text:p>49.39</text:p>
          </table:table-cell>
          <table:table-cell office:value-type="string">
            <text:p>8.65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QKT</text:p>
          </table:table-cell>
          <table:table-cell office:value-type="string">
            <text:p>Kortrijk-Vevelgem [QKT]</text:p>
          </table:table-cell>
          <table:table-cell office:value-type="string">
            <text:p>Belgium</text:p>
          </table:table-cell>
          <table:table-cell office:value-type="string">
            <text:p>Wevelgem</text:p>
          </table:table-cell>
          <table:table-cell office:value-type="string">
            <text:p>50.82</text:p>
          </table:table-cell>
          <table:table-cell office:value-type="string">
            <text:p>3.21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QLA</text:p>
          </table:table-cell>
          <table:table-cell office:value-type="string">
            <text:p>Lasham [QLA]</text:p>
          </table:table-cell>
          <table:table-cell office:value-type="string">
            <text:p>United Kingdom</text:p>
          </table:table-cell>
          <table:table-cell office:value-type="string">
            <text:p>Lasham</text:p>
          </table:table-cell>
          <table:table-cell office:value-type="string">
            <text:p>51.19</text:p>
          </table:table-cell>
          <table:table-cell office:value-type="string">
            <text:p>-1.03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QLT</text:p>
          </table:table-cell>
          <table:table-cell office:value-type="string">
            <text:p>Latina [QLT]</text:p>
          </table:table-cell>
          <table:table-cell office:value-type="string">
            <text:p>Italy</text:p>
          </table:table-cell>
          <table:table-cell office:value-type="string">
            <text:p>Latina</text:p>
          </table:table-cell>
          <table:table-cell office:value-type="string">
            <text:p>41.54</text:p>
          </table:table-cell>
          <table:table-cell office:value-type="string">
            <text:p>12.91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QMJ</text:p>
          </table:table-cell>
          <table:table-cell office:value-type="string">
            <text:p>Masjed Soleiman [QMJ]</text:p>
          </table:table-cell>
          <table:table-cell office:value-type="string">
            <text:p>Iran</text:p>
          </table:table-cell>
          <table:table-cell office:value-type="string">
            <text:p>Shahid Asyaee</text:p>
          </table:table-cell>
          <table:table-cell office:value-type="string">
            <text:p>32</text:p>
          </table:table-cell>
          <table:table-cell office:value-type="string">
            <text:p>49.27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QNJ</text:p>
          </table:table-cell>
          <table:table-cell office:value-type="string">
            <text:p>Annemasse [QNJ]</text:p>
          </table:table-cell>
          <table:table-cell office:value-type="string">
            <text:p>France</text:p>
          </table:table-cell>
          <table:table-cell office:value-type="string">
            <text:p>Annemasse</text:p>
          </table:table-cell>
          <table:table-cell office:value-type="string">
            <text:p>46.19</text:p>
          </table:table-cell>
          <table:table-cell office:value-type="string">
            <text:p>6.27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QNX</text:p>
          </table:table-cell>
          <table:table-cell office:value-type="string">
            <text:p>Macon [QNX]</text:p>
          </table:table-cell>
          <table:table-cell office:value-type="string">
            <text:p>France</text:p>
          </table:table-cell>
          <table:table-cell office:value-type="string">
            <text:p>Charnay</text:p>
          </table:table-cell>
          <table:table-cell office:value-type="string">
            <text:p>46.3</text:p>
          </table:table-cell>
          <table:table-cell office:value-type="string">
            <text:p>4.8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QPA</text:p>
          </table:table-cell>
          <table:table-cell office:value-type="string">
            <text:p>Padova [QPA]</text:p>
          </table:table-cell>
          <table:table-cell office:value-type="string">
            <text:p>Italy</text:p>
          </table:table-cell>
          <table:table-cell office:value-type="string">
            <text:p>Padova</text:p>
          </table:table-cell>
          <table:table-cell office:value-type="string">
            <text:p>45.4</text:p>
          </table:table-cell>
          <table:table-cell office:value-type="string">
            <text:p>11.85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QPG</text:p>
          </table:table-cell>
          <table:table-cell office:value-type="string">
            <text:p>Paya Lebar [QPG]</text:p>
          </table:table-cell>
          <table:table-cell office:value-type="string">
            <text:p>Singapore</text:p>
          </table:table-cell>
          <table:table-cell office:value-type="string">
            <text:p>Paya Lebar</text:p>
          </table:table-cell>
          <table:table-cell office:value-type="string">
            <text:p>1.36</text:p>
          </table:table-cell>
          <table:table-cell office:value-type="string">
            <text:p>103.91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QPS</text:p>
          </table:table-cell>
          <table:table-cell office:value-type="string">
            <text:p>Piracununga [QPS]</text:p>
          </table:table-cell>
          <table:table-cell office:value-type="string">
            <text:p>Brazil</text:p>
          </table:table-cell>
          <table:table-cell office:value-type="string">
            <text:p>Campo Fontenelle</text:p>
          </table:table-cell>
          <table:table-cell office:value-type="string">
            <text:p>-21.99</text:p>
          </table:table-cell>
          <table:table-cell office:value-type="string">
            <text:p>-47.34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QPZ</text:p>
          </table:table-cell>
          <table:table-cell office:value-type="string">
            <text:p>Piacenza [QPZ]</text:p>
          </table:table-cell>
          <table:table-cell office:value-type="string">
            <text:p>Italy</text:p>
          </table:table-cell>
          <table:table-cell office:value-type="string">
            <text:p>Piacenza</text:p>
          </table:table-cell>
          <table:table-cell office:value-type="string">
            <text:p>44.91</text:p>
          </table:table-cell>
          <table:table-cell office:value-type="string">
            <text:p>9.72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QRO</text:p>
          </table:table-cell>
          <table:table-cell office:value-type="string">
            <text:p>Queretaro [QRO]</text:p>
          </table:table-cell>
          <table:table-cell office:value-type="string">
            <text:p>Mexico</text:p>
          </table:table-cell>
          <table:table-cell office:value-type="string">
            <text:p>Ingeniero F Espinoza Gutierrez International</text:p>
          </table:table-cell>
          <table:table-cell office:value-type="string">
            <text:p>20.62</text:p>
          </table:table-cell>
          <table:table-cell office:value-type="string">
            <text:p>-100.37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QSI</text:p>
          </table:table-cell>
          <table:table-cell office:value-type="string">
            <text:p>Moshi [QSI]</text:p>
          </table:table-cell>
          <table:table-cell office:value-type="string">
            <text:p>Tanzania</text:p>
          </table:table-cell>
          <table:table-cell office:value-type="string">
            <text:p>Moshi</text:p>
          </table:table-cell>
          <table:table-cell office:value-type="string">
            <text:p>-3.36</text:p>
          </table:table-cell>
          <table:table-cell office:value-type="string">
            <text:p>37.32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QUS</text:p>
          </table:table-cell>
          <table:table-cell office:value-type="string">
            <text:p>Gusau [QUS]</text:p>
          </table:table-cell>
          <table:table-cell office:value-type="string">
            <text:p>Nigeria</text:p>
          </table:table-cell>
          <table:table-cell office:value-type="string">
            <text:p>Gusau</text:p>
          </table:table-cell>
          <table:table-cell office:value-type="string">
            <text:p>12.17</text:p>
          </table:table-cell>
          <table:table-cell office:value-type="string">
            <text:p>6.7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QVY</text:p>
          </table:table-cell>
          <table:table-cell office:value-type="string">
            <text:p>Utti [QVY]</text:p>
          </table:table-cell>
          <table:table-cell office:value-type="string">
            <text:p>Finland</text:p>
          </table:table-cell>
          <table:table-cell office:value-type="string">
            <text:p>Utti</text:p>
          </table:table-cell>
          <table:table-cell office:value-type="string">
            <text:p>60.9</text:p>
          </table:table-cell>
          <table:table-cell office:value-type="string">
            <text:p>26.94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QXB</text:p>
          </table:table-cell>
          <table:table-cell office:value-type="string">
            <text:p>Aix-Les-Milles [QXB]</text:p>
          </table:table-cell>
          <table:table-cell office:value-type="string">
            <text:p>France</text:p>
          </table:table-cell>
          <table:table-cell office:value-type="string">
            <text:p>Aix Les Milles</text:p>
          </table:table-cell>
          <table:table-cell office:value-type="string">
            <text:p>43.51</text:p>
          </table:table-cell>
          <table:table-cell office:value-type="string">
            <text:p>5.37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QYR</text:p>
          </table:table-cell>
          <table:table-cell office:value-type="string">
            <text:p>Troyes [QYR]</text:p>
          </table:table-cell>
          <table:table-cell office:value-type="string">
            <text:p>France</text:p>
          </table:table-cell>
          <table:table-cell office:value-type="string">
            <text:p>Barberey</text:p>
          </table:table-cell>
          <table:table-cell office:value-type="string">
            <text:p>48.32</text:p>
          </table:table-cell>
          <table:table-cell office:value-type="string">
            <text:p>4.02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RAE</text:p>
          </table:table-cell>
          <table:table-cell office:value-type="string">
            <text:p>Arar [RAE]</text:p>
          </table:table-cell>
          <table:table-cell office:value-type="string">
            <text:p>Saudi Arabia</text:p>
          </table:table-cell>
          <table:table-cell office:value-type="string">
            <text:p>Arar</text:p>
          </table:table-cell>
          <table:table-cell office:value-type="string">
            <text:p>30.91</text:p>
          </table:table-cell>
          <table:table-cell office:value-type="string">
            <text:p>41.14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RAH</text:p>
          </table:table-cell>
          <table:table-cell office:value-type="string">
            <text:p>Rafha [RAH]</text:p>
          </table:table-cell>
          <table:table-cell office:value-type="string">
            <text:p>Saudi Arabia</text:p>
          </table:table-cell>
          <table:table-cell office:value-type="string">
            <text:p>Rafha</text:p>
          </table:table-cell>
          <table:table-cell office:value-type="string">
            <text:p>29.63</text:p>
          </table:table-cell>
          <table:table-cell office:value-type="string">
            <text:p>43.49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RAI</text:p>
          </table:table-cell>
          <table:table-cell office:value-type="string">
            <text:p>Francisco Mendez [RAI]</text:p>
          </table:table-cell>
          <table:table-cell office:value-type="string">
            <text:p>Cape Verde Islands</text:p>
          </table:table-cell>
          <table:table-cell office:value-type="string">
            <text:p>Francisco Mendes</text:p>
          </table:table-cell>
          <table:table-cell office:value-type="string">
            <text:p>14.92</text:p>
          </table:table-cell>
          <table:table-cell office:value-type="string">
            <text:p>-23.49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RAJ</text:p>
          </table:table-cell>
          <table:table-cell office:value-type="string">
            <text:p>Rajkot [RAJ]</text:p>
          </table:table-cell>
          <table:table-cell office:value-type="string">
            <text:p>India</text:p>
          </table:table-cell>
          <table:table-cell office:value-type="string">
            <text:p>Rajkot</text:p>
          </table:table-cell>
          <table:table-cell office:value-type="string">
            <text:p>22.31</text:p>
          </table:table-cell>
          <table:table-cell office:value-type="string">
            <text:p>70.78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RAK</text:p>
          </table:table-cell>
          <table:table-cell office:value-type="string">
            <text:p>Marrakech [RAK]</text:p>
          </table:table-cell>
          <table:table-cell office:value-type="string">
            <text:p>Morocco</text:p>
          </table:table-cell>
          <table:table-cell office:value-type="string">
            <text:p>Menara</text:p>
          </table:table-cell>
          <table:table-cell office:value-type="string">
            <text:p>31.61</text:p>
          </table:table-cell>
          <table:table-cell office:value-type="string">
            <text:p>-8.04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RAL</text:p>
          </table:table-cell>
          <table:table-cell office:value-type="string">
            <text:p>Riverside [RAL]</text:p>
          </table:table-cell>
          <table:table-cell office:value-type="string">
            <text:p>United States</text:p>
          </table:table-cell>
          <table:table-cell office:value-type="string">
            <text:p>Riverside Municipal</text:p>
          </table:table-cell>
          <table:table-cell office:value-type="string">
            <text:p>33.95</text:p>
          </table:table-cell>
          <table:table-cell office:value-type="string">
            <text:p>-117.45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RAO</text:p>
          </table:table-cell>
          <table:table-cell office:value-type="string">
            <text:p>Ribeirao Preto [RAO]</text:p>
          </table:table-cell>
          <table:table-cell office:value-type="string">
            <text:p>Brazil</text:p>
          </table:table-cell>
          <table:table-cell office:value-type="string">
            <text:p>Leite Lopes</text:p>
          </table:table-cell>
          <table:table-cell office:value-type="string">
            <text:p>-21.13</text:p>
          </table:table-cell>
          <table:table-cell office:value-type="string">
            <text:p>-47.77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RAR</text:p>
          </table:table-cell>
          <table:table-cell office:value-type="string">
            <text:p>Avarua [RAR]</text:p>
          </table:table-cell>
          <table:table-cell office:value-type="string">
            <text:p>Cook Islands</text:p>
          </table:table-cell>
          <table:table-cell office:value-type="string">
            <text:p>Rarotonga International</text:p>
          </table:table-cell>
          <table:table-cell office:value-type="string">
            <text:p>-21.2</text:p>
          </table:table-cell>
          <table:table-cell office:value-type="string">
            <text:p>-159.81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RAS</text:p>
          </table:table-cell>
          <table:table-cell office:value-type="string">
            <text:p>Rasht [RAS]</text:p>
          </table:table-cell>
          <table:table-cell office:value-type="string">
            <text:p>Iran</text:p>
          </table:table-cell>
          <table:table-cell office:value-type="string">
            <text:p>Rasht</text:p>
          </table:table-cell>
          <table:table-cell office:value-type="string">
            <text:p>37.33</text:p>
          </table:table-cell>
          <table:table-cell office:value-type="string">
            <text:p>49.61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RAZ</text:p>
          </table:table-cell>
          <table:table-cell office:value-type="string">
            <text:p>Rawala Kot [RAZ]</text:p>
          </table:table-cell>
          <table:table-cell office:value-type="string">
            <text:p>Pakistan</text:p>
          </table:table-cell>
          <table:table-cell office:value-type="string">
            <text:p>Rawalakot</text:p>
          </table:table-cell>
          <table:table-cell office:value-type="string">
            <text:p>33.85</text:p>
          </table:table-cell>
          <table:table-cell office:value-type="string">
            <text:p>73.8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RBA</text:p>
          </table:table-cell>
          <table:table-cell office:value-type="string">
            <text:p>Rabat [RBA]</text:p>
          </table:table-cell>
          <table:table-cell office:value-type="string">
            <text:p>Morocco</text:p>
          </table:table-cell>
          <table:table-cell office:value-type="string">
            <text:p>Sale</text:p>
          </table:table-cell>
          <table:table-cell office:value-type="string">
            <text:p>34.05</text:p>
          </table:table-cell>
          <table:table-cell office:value-type="string">
            <text:p>-6.75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RBM</text:p>
          </table:table-cell>
          <table:table-cell office:value-type="string">
            <text:p>Robinson [RBM]</text:p>
          </table:table-cell>
          <table:table-cell office:value-type="string">
            <text:p>United States</text:p>
          </table:table-cell>
          <table:table-cell office:value-type="string">
            <text:p>Robinson Army Air Field</text:p>
          </table:table-cell>
          <table:table-cell office:value-type="string">
            <text:p>34.85</text:p>
          </table:table-cell>
          <table:table-cell office:value-type="string">
            <text:p>-92.3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RBQ</text:p>
          </table:table-cell>
          <table:table-cell office:value-type="string">
            <text:p>Rurrenabaque [RBQ]</text:p>
          </table:table-cell>
          <table:table-cell office:value-type="string">
            <text:p>Bolivia</text:p>
          </table:table-cell>
          <table:table-cell office:value-type="string">
            <text:p>Rurrenabaque</text:p>
          </table:table-cell>
          <table:table-cell office:value-type="string">
            <text:p>-14.43</text:p>
          </table:table-cell>
          <table:table-cell office:value-type="string">
            <text:p>-67.5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RBR</text:p>
          </table:table-cell>
          <table:table-cell office:value-type="string">
            <text:p>Rio Branco [RBR]</text:p>
          </table:table-cell>
          <table:table-cell office:value-type="string">
            <text:p>Brazil</text:p>
          </table:table-cell>
          <table:table-cell office:value-type="string">
            <text:p>Presidente Medici</text:p>
          </table:table-cell>
          <table:table-cell office:value-type="string">
            <text:p>-9.87</text:p>
          </table:table-cell>
          <table:table-cell office:value-type="string">
            <text:p>-67.89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RBT</text:p>
          </table:table-cell>
          <table:table-cell office:value-type="string">
            <text:p>Marsabit [RBT]</text:p>
          </table:table-cell>
          <table:table-cell office:value-type="string">
            <text:p>Kenya</text:p>
          </table:table-cell>
          <table:table-cell office:value-type="string">
            <text:p>Marsabit</text:p>
          </table:table-cell>
          <table:table-cell office:value-type="string">
            <text:p>2.35</text:p>
          </table:table-cell>
          <table:table-cell office:value-type="string">
            <text:p>38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RCA</text:p>
          </table:table-cell>
          <table:table-cell office:value-type="string">
            <text:p>Rapid City [RCA]</text:p>
          </table:table-cell>
          <table:table-cell office:value-type="string">
            <text:p>United States</text:p>
          </table:table-cell>
          <table:table-cell office:value-type="string">
            <text:p>Ellsworth Air Force Base</text:p>
          </table:table-cell>
          <table:table-cell office:value-type="string">
            <text:p>44.15</text:p>
          </table:table-cell>
          <table:table-cell office:value-type="string">
            <text:p>-103.1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RCB</text:p>
          </table:table-cell>
          <table:table-cell office:value-type="string">
            <text:p>Richard's Bay [RCB]</text:p>
          </table:table-cell>
          <table:table-cell office:value-type="string">
            <text:p>South Africa</text:p>
          </table:table-cell>
          <table:table-cell office:value-type="string">
            <text:p>Richards Bay</text:p>
          </table:table-cell>
          <table:table-cell office:value-type="string">
            <text:p>-28.74</text:p>
          </table:table-cell>
          <table:table-cell office:value-type="string">
            <text:p>32.09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RCH</text:p>
          </table:table-cell>
          <table:table-cell office:value-type="string">
            <text:p>Rio Hacha [RCH]</text:p>
          </table:table-cell>
          <table:table-cell office:value-type="string">
            <text:p>Colombia</text:p>
          </table:table-cell>
          <table:table-cell office:value-type="string">
            <text:p>Almirante Padilla</text:p>
          </table:table-cell>
          <table:table-cell office:value-type="string">
            <text:p>11.53</text:p>
          </table:table-cell>
          <table:table-cell office:value-type="string">
            <text:p>-72.93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RCM</text:p>
          </table:table-cell>
          <table:table-cell office:value-type="string">
            <text:p>Richmond [RCM]</text:p>
          </table:table-cell>
          <table:table-cell office:value-type="string">
            <text:p>Australia</text:p>
          </table:table-cell>
          <table:table-cell office:value-type="string">
            <text:p>Richmond</text:p>
          </table:table-cell>
          <table:table-cell office:value-type="string">
            <text:p>-33.6</text:p>
          </table:table-cell>
          <table:table-cell office:value-type="string">
            <text:p>150.78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RCO</text:p>
          </table:table-cell>
          <table:table-cell office:value-type="string">
            <text:p>Rochefort [RCO]</text:p>
          </table:table-cell>
          <table:table-cell office:value-type="string">
            <text:p>France</text:p>
          </table:table-cell>
          <table:table-cell office:value-type="string">
            <text:p>St Agnant</text:p>
          </table:table-cell>
          <table:table-cell office:value-type="string">
            <text:p>45.89</text:p>
          </table:table-cell>
          <table:table-cell office:value-type="string">
            <text:p>-0.98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RCU</text:p>
          </table:table-cell>
          <table:table-cell office:value-type="string">
            <text:p>Rio Cuarto [RCU]</text:p>
          </table:table-cell>
          <table:table-cell office:value-type="string">
            <text:p>Argentina</text:p>
          </table:table-cell>
          <table:table-cell office:value-type="string">
            <text:p>Rio Cuarto Area De Material</text:p>
          </table:table-cell>
          <table:table-cell office:value-type="string">
            <text:p>-33.09</text:p>
          </table:table-cell>
          <table:table-cell office:value-type="string">
            <text:p>-64.26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RDR</text:p>
          </table:table-cell>
          <table:table-cell office:value-type="string">
            <text:p>Red River [RDR]</text:p>
          </table:table-cell>
          <table:table-cell office:value-type="string">
            <text:p>United States</text:p>
          </table:table-cell>
          <table:table-cell office:value-type="string">
            <text:p>Grand Forks Air Force Base</text:p>
          </table:table-cell>
          <table:table-cell office:value-type="string">
            <text:p>47.96</text:p>
          </table:table-cell>
          <table:table-cell office:value-type="string">
            <text:p>-97.4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RDU</text:p>
          </table:table-cell>
          <table:table-cell office:value-type="string">
            <text:p>Raleigh-Durham [RDU]</text:p>
          </table:table-cell>
          <table:table-cell office:value-type="string">
            <text:p>United States</text:p>
          </table:table-cell>
          <table:table-cell office:value-type="string">
            <text:p>Raleigh Durham International</text:p>
          </table:table-cell>
          <table:table-cell office:value-type="string">
            <text:p>35.88</text:p>
          </table:table-cell>
          <table:table-cell office:value-type="string">
            <text:p>-78.79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RDZ</text:p>
          </table:table-cell>
          <table:table-cell office:value-type="string">
            <text:p>Rodez [RDZ]</text:p>
          </table:table-cell>
          <table:table-cell office:value-type="string">
            <text:p>France</text:p>
          </table:table-cell>
          <table:table-cell office:value-type="string">
            <text:p>Marcillac</text:p>
          </table:table-cell>
          <table:table-cell office:value-type="string">
            <text:p>44.41</text:p>
          </table:table-cell>
          <table:table-cell office:value-type="string">
            <text:p>2.48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REA</text:p>
          </table:table-cell>
          <table:table-cell office:value-type="string">
            <text:p>Reao [REA]</text:p>
          </table:table-cell>
          <table:table-cell office:value-type="string">
            <text:p>French Polynesia</text:p>
          </table:table-cell>
          <table:table-cell office:value-type="string">
            <text:p>Reao</text:p>
          </table:table-cell>
          <table:table-cell office:value-type="string">
            <text:p>-18.47</text:p>
          </table:table-cell>
          <table:table-cell office:value-type="string">
            <text:p>-136.44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REC</text:p>
          </table:table-cell>
          <table:table-cell office:value-type="string">
            <text:p>Recife [REC]</text:p>
          </table:table-cell>
          <table:table-cell office:value-type="string">
            <text:p>Brazil</text:p>
          </table:table-cell>
          <table:table-cell office:value-type="string">
            <text:p>Guararapes</text:p>
          </table:table-cell>
          <table:table-cell office:value-type="string">
            <text:p>-8.13</text:p>
          </table:table-cell>
          <table:table-cell office:value-type="string">
            <text:p>-34.92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REG</text:p>
          </table:table-cell>
          <table:table-cell office:value-type="string">
            <text:p>Reggio Calabria [REG]</text:p>
          </table:table-cell>
          <table:table-cell office:value-type="string">
            <text:p>Italy</text:p>
          </table:table-cell>
          <table:table-cell office:value-type="string">
            <text:p>Reggio Calabria</text:p>
          </table:table-cell>
          <table:table-cell office:value-type="string">
            <text:p>38.07</text:p>
          </table:table-cell>
          <table:table-cell office:value-type="string">
            <text:p>15.65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REL</text:p>
          </table:table-cell>
          <table:table-cell office:value-type="string">
            <text:p>Trelew [REL]</text:p>
          </table:table-cell>
          <table:table-cell office:value-type="string">
            <text:p>Argentina</text:p>
          </table:table-cell>
          <table:table-cell office:value-type="string">
            <text:p>Almirante Zar</text:p>
          </table:table-cell>
          <table:table-cell office:value-type="string">
            <text:p>-43.21</text:p>
          </table:table-cell>
          <table:table-cell office:value-type="string">
            <text:p>-65.27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REN</text:p>
          </table:table-cell>
          <table:table-cell office:value-type="string">
            <text:p>Orenburg [REN]</text:p>
          </table:table-cell>
          <table:table-cell office:value-type="string">
            <text:p>Russia</text:p>
          </table:table-cell>
          <table:table-cell office:value-type="string">
            <text:p>Orenburg</text:p>
          </table:table-cell>
          <table:table-cell office:value-type="string">
            <text:p>51.8</text:p>
          </table:table-cell>
          <table:table-cell office:value-type="string">
            <text:p>55.46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REP</text:p>
          </table:table-cell>
          <table:table-cell office:value-type="string">
            <text:p>Siem-Reap [REP]</text:p>
          </table:table-cell>
          <table:table-cell office:value-type="string">
            <text:p>Cambodia</text:p>
          </table:table-cell>
          <table:table-cell office:value-type="string">
            <text:p>Siem Reap</text:p>
          </table:table-cell>
          <table:table-cell office:value-type="string">
            <text:p>13.41</text:p>
          </table:table-cell>
          <table:table-cell office:value-type="string">
            <text:p>103.81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RES</text:p>
          </table:table-cell>
          <table:table-cell office:value-type="string">
            <text:p>Resistencia [RES]</text:p>
          </table:table-cell>
          <table:table-cell office:value-type="string">
            <text:p>Argentina</text:p>
          </table:table-cell>
          <table:table-cell office:value-type="string">
            <text:p>Resistencia</text:p>
          </table:table-cell>
          <table:table-cell office:value-type="string">
            <text:p>-27.45</text:p>
          </table:table-cell>
          <table:table-cell office:value-type="string">
            <text:p>-59.06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REU</text:p>
          </table:table-cell>
          <table:table-cell office:value-type="string">
            <text:p>Reus [REU]</text:p>
          </table:table-cell>
          <table:table-cell office:value-type="string">
            <text:p>Spain</text:p>
          </table:table-cell>
          <table:table-cell office:value-type="string">
            <text:p>Reus</text:p>
          </table:table-cell>
          <table:table-cell office:value-type="string">
            <text:p>41.15</text:p>
          </table:table-cell>
          <table:table-cell office:value-type="string">
            <text:p>1.17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REX</text:p>
          </table:table-cell>
          <table:table-cell office:value-type="string">
            <text:p>Reynosa [REX]</text:p>
          </table:table-cell>
          <table:table-cell office:value-type="string">
            <text:p>Mexico</text:p>
          </table:table-cell>
          <table:table-cell office:value-type="string">
            <text:p>General Lucio Blanco International</text:p>
          </table:table-cell>
          <table:table-cell office:value-type="string">
            <text:p>26.01</text:p>
          </table:table-cell>
          <table:table-cell office:value-type="string">
            <text:p>-98.23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RFP</text:p>
          </table:table-cell>
          <table:table-cell office:value-type="string">
            <text:p>Raiatea Island [RFP]</text:p>
          </table:table-cell>
          <table:table-cell office:value-type="string">
            <text:p>French Polynesia</text:p>
          </table:table-cell>
          <table:table-cell office:value-type="string">
            <text:p>Uturoa</text:p>
          </table:table-cell>
          <table:table-cell office:value-type="string">
            <text:p>-16.72</text:p>
          </table:table-cell>
          <table:table-cell office:value-type="string">
            <text:p>-151.47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RGA</text:p>
          </table:table-cell>
          <table:table-cell office:value-type="string">
            <text:p>Rio Grande [RGA]</text:p>
          </table:table-cell>
          <table:table-cell office:value-type="string">
            <text:p>Argentina</text:p>
          </table:table-cell>
          <table:table-cell office:value-type="string">
            <text:p>Rio Grande</text:p>
          </table:table-cell>
          <table:table-cell office:value-type="string">
            <text:p>-53.78</text:p>
          </table:table-cell>
          <table:table-cell office:value-type="string">
            <text:p>-67.75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RGH</text:p>
          </table:table-cell>
          <table:table-cell office:value-type="string">
            <text:p>Balurghat [RGH]</text:p>
          </table:table-cell>
          <table:table-cell office:value-type="string">
            <text:p>India</text:p>
          </table:table-cell>
          <table:table-cell office:value-type="string">
            <text:p>Balurghat</text:p>
          </table:table-cell>
          <table:table-cell office:value-type="string">
            <text:p>25.26</text:p>
          </table:table-cell>
          <table:table-cell office:value-type="string">
            <text:p>88.8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RGI</text:p>
          </table:table-cell>
          <table:table-cell office:value-type="string">
            <text:p>Rangiroa [RGI]</text:p>
          </table:table-cell>
          <table:table-cell office:value-type="string">
            <text:p>French Polynesia</text:p>
          </table:table-cell>
          <table:table-cell office:value-type="string">
            <text:p>Rangiroa</text:p>
          </table:table-cell>
          <table:table-cell office:value-type="string">
            <text:p>-14.95</text:p>
          </table:table-cell>
          <table:table-cell office:value-type="string">
            <text:p>-147.66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RGL</text:p>
          </table:table-cell>
          <table:table-cell office:value-type="string">
            <text:p>Rio Gallegos [RGL]</text:p>
          </table:table-cell>
          <table:table-cell office:value-type="string">
            <text:p>Argentina</text:p>
          </table:table-cell>
          <table:table-cell office:value-type="string">
            <text:p>Rio Gallegos</text:p>
          </table:table-cell>
          <table:table-cell office:value-type="string">
            <text:p>-51.61</text:p>
          </table:table-cell>
          <table:table-cell office:value-type="string">
            <text:p>-69.31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RGN</text:p>
          </table:table-cell>
          <table:table-cell office:value-type="string">
            <text:p>Yangon [RGN]</text:p>
          </table:table-cell>
          <table:table-cell office:value-type="string">
            <text:p>Myanmar (Burma)</text:p>
          </table:table-cell>
          <table:table-cell office:value-type="string">
            <text:p>Yangon International</text:p>
          </table:table-cell>
          <table:table-cell office:value-type="string">
            <text:p>16.91</text:p>
          </table:table-cell>
          <table:table-cell office:value-type="string">
            <text:p>96.13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RGT</text:p>
          </table:table-cell>
          <table:table-cell office:value-type="string">
            <text:p>Rengat [RGT]</text:p>
          </table:table-cell>
          <table:table-cell office:value-type="string">
            <text:p>Indonesia</text:p>
          </table:table-cell>
          <table:table-cell office:value-type="string">
            <text:p>Japura</text:p>
          </table:table-cell>
          <table:table-cell office:value-type="string">
            <text:p>-0.35</text:p>
          </table:table-cell>
          <table:table-cell office:value-type="string">
            <text:p>102.33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RHE</text:p>
          </table:table-cell>
          <table:table-cell office:value-type="string">
            <text:p>Reims [RHE]</text:p>
          </table:table-cell>
          <table:table-cell office:value-type="string">
            <text:p>France</text:p>
          </table:table-cell>
          <table:table-cell office:value-type="string">
            <text:p>Champagne</text:p>
          </table:table-cell>
          <table:table-cell office:value-type="string">
            <text:p>49.31</text:p>
          </table:table-cell>
          <table:table-cell office:value-type="string">
            <text:p>4.05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RHO</text:p>
          </table:table-cell>
          <table:table-cell office:value-type="string">
            <text:p>Rhodos [RHO]</text:p>
          </table:table-cell>
          <table:table-cell office:value-type="string">
            <text:p>Greece</text:p>
          </table:table-cell>
          <table:table-cell office:value-type="string">
            <text:p>Diagoras</text:p>
          </table:table-cell>
          <table:table-cell office:value-type="string">
            <text:p>36.41</text:p>
          </table:table-cell>
          <table:table-cell office:value-type="string">
            <text:p>28.09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RIB</text:p>
          </table:table-cell>
          <table:table-cell office:value-type="string">
            <text:p>Riberalta [RIB]</text:p>
          </table:table-cell>
          <table:table-cell office:value-type="string">
            <text:p>Bolivia</text:p>
          </table:table-cell>
          <table:table-cell office:value-type="string">
            <text:p>Cap De Av Selin Zeitun Lopez</text:p>
          </table:table-cell>
          <table:table-cell office:value-type="string">
            <text:p>-11.01</text:p>
          </table:table-cell>
          <table:table-cell office:value-type="string">
            <text:p>-66.07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RIC</text:p>
          </table:table-cell>
          <table:table-cell office:value-type="string">
            <text:p>Richmond [RIC]</text:p>
          </table:table-cell>
          <table:table-cell office:value-type="string">
            <text:p>United States</text:p>
          </table:table-cell>
          <table:table-cell office:value-type="string">
            <text:p>Richmond International</text:p>
          </table:table-cell>
          <table:table-cell office:value-type="string">
            <text:p>37.51</text:p>
          </table:table-cell>
          <table:table-cell office:value-type="string">
            <text:p>-77.32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RIG</text:p>
          </table:table-cell>
          <table:table-cell office:value-type="string">
            <text:p>Rio Grande [RIG]</text:p>
          </table:table-cell>
          <table:table-cell office:value-type="string">
            <text:p>Brazil</text:p>
          </table:table-cell>
          <table:table-cell office:value-type="string">
            <text:p>Rio Grande</text:p>
          </table:table-cell>
          <table:table-cell office:value-type="string">
            <text:p>-32.08</text:p>
          </table:table-cell>
          <table:table-cell office:value-type="string">
            <text:p>-52.17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RIS</text:p>
          </table:table-cell>
          <table:table-cell office:value-type="string">
            <text:p>Rishiri Island [RIS]</text:p>
          </table:table-cell>
          <table:table-cell office:value-type="string">
            <text:p>Japan</text:p>
          </table:table-cell>
          <table:table-cell office:value-type="string">
            <text:p>Rishiri</text:p>
          </table:table-cell>
          <table:table-cell office:value-type="string">
            <text:p>45.24</text:p>
          </table:table-cell>
          <table:table-cell office:value-type="string">
            <text:p>141.19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RIU</text:p>
          </table:table-cell>
          <table:table-cell office:value-type="string">
            <text:p>Rancho Murieta [RIU]</text:p>
          </table:table-cell>
          <table:table-cell office:value-type="string">
            <text:p>United States</text:p>
          </table:table-cell>
          <table:table-cell office:value-type="string">
            <text:p>Rancho Murieta</text:p>
          </table:table-cell>
          <table:table-cell office:value-type="string">
            <text:p>38.49</text:p>
          </table:table-cell>
          <table:table-cell office:value-type="string">
            <text:p>-121.1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RIV</text:p>
          </table:table-cell>
          <table:table-cell office:value-type="string">
            <text:p>Riverside [RIV]</text:p>
          </table:table-cell>
          <table:table-cell office:value-type="string">
            <text:p>United States</text:p>
          </table:table-cell>
          <table:table-cell office:value-type="string">
            <text:p>March Arb</text:p>
          </table:table-cell>
          <table:table-cell office:value-type="string">
            <text:p>33.88</text:p>
          </table:table-cell>
          <table:table-cell office:value-type="string">
            <text:p>-117.26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RIX</text:p>
          </table:table-cell>
          <table:table-cell office:value-type="string">
            <text:p>Riga [RIX]</text:p>
          </table:table-cell>
          <table:table-cell office:value-type="string">
            <text:p>Latvia</text:p>
          </table:table-cell>
          <table:table-cell office:value-type="string">
            <text:p>Riga</text:p>
          </table:table-cell>
          <table:table-cell office:value-type="string">
            <text:p>56.92</text:p>
          </table:table-cell>
          <table:table-cell office:value-type="string">
            <text:p>23.97</text:p>
          </table:table-cell>
          <table:table-cell office:value-type="string">
            <text:p>degrees N and E</text:p>
          </table:table-cell>
          <table:table-cell office:value-type="string">
            <text:p>amee/defra 2008</text:p>
          </table:table-cell>
        </table:table-row>
        <table:table-row table:style-name="ro1">
          <table:table-cell office:value-type="string">
            <text:p>RJA</text:p>
          </table:table-cell>
          <table:table-cell office:value-type="string">
            <text:p>Rajahmundry [RJA]</text:p>
          </table:table-cell>
          <table:table-cell office:value-type="string">
            <text:p>India</text:p>
          </table:table-cell>
          <table:table-cell office:value-type="string">
            <text:p>Rajahmundry</text:p>
          </table:table-cell>
          <table:table-cell office:value-type="string">
            <text:p>17.11</text:p>
          </table:table-cell>
          <table:table-cell office:value-type="string">
            <text:p>81.82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RJH</text:p>
          </table:table-cell>
          <table:table-cell office:value-type="string">
            <text:p>Rajshahi [RJH]</text:p>
          </table:table-cell>
          <table:table-cell office:value-type="string">
            <text:p>Bangladesh</text:p>
          </table:table-cell>
          <table:table-cell office:value-type="string">
            <text:p>Rajshahi</text:p>
          </table:table-cell>
          <table:table-cell office:value-type="string">
            <text:p>24.44</text:p>
          </table:table-cell>
          <table:table-cell office:value-type="string">
            <text:p>88.62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RJK</text:p>
          </table:table-cell>
          <table:table-cell office:value-type="string">
            <text:p>Rijeka [RJK]</text:p>
          </table:table-cell>
          <table:table-cell office:value-type="string">
            <text:p>Croatia</text:p>
          </table:table-cell>
          <table:table-cell office:value-type="string">
            <text:p>Rijeka</text:p>
          </table:table-cell>
          <table:table-cell office:value-type="string">
            <text:p>45.22</text:p>
          </table:table-cell>
          <table:table-cell office:value-type="string">
            <text:p>14.57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RKE</text:p>
          </table:table-cell>
          <table:table-cell office:value-type="string">
            <text:p>Copenhagen [RKE]</text:p>
          </table:table-cell>
          <table:table-cell office:value-type="string">
            <text:p>Denmark</text:p>
          </table:table-cell>
          <table:table-cell office:value-type="string">
            <text:p>Roskilde</text:p>
          </table:table-cell>
          <table:table-cell office:value-type="string">
            <text:p>55.59</text:p>
          </table:table-cell>
          <table:table-cell office:value-type="string">
            <text:p>12.13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RKT</text:p>
          </table:table-cell>
          <table:table-cell office:value-type="string">
            <text:p>Ras Al Khaimah [RKT]</text:p>
          </table:table-cell>
          <table:table-cell office:value-type="string">
            <text:p>United Arab Emirates</text:p>
          </table:table-cell>
          <table:table-cell office:value-type="string">
            <text:p>Ras Al Khaimah International</text:p>
          </table:table-cell>
          <table:table-cell office:value-type="string">
            <text:p>25.61</text:p>
          </table:table-cell>
          <table:table-cell office:value-type="string">
            <text:p>55.94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RKV</text:p>
          </table:table-cell>
          <table:table-cell office:value-type="string">
            <text:p>Reykjavik [RKV]</text:p>
          </table:table-cell>
          <table:table-cell office:value-type="string">
            <text:p>Iceland</text:p>
          </table:table-cell>
          <table:table-cell office:value-type="string">
            <text:p>Reykjavik</text:p>
          </table:table-cell>
          <table:table-cell office:value-type="string">
            <text:p>64.13</text:p>
          </table:table-cell>
          <table:table-cell office:value-type="string">
            <text:p>-21.94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RLG</text:p>
          </table:table-cell>
          <table:table-cell office:value-type="string">
            <text:p>Laage [RLG]</text:p>
          </table:table-cell>
          <table:table-cell office:value-type="string">
            <text:p>Germany</text:p>
          </table:table-cell>
          <table:table-cell office:value-type="string">
            <text:p>Laage</text:p>
          </table:table-cell>
          <table:table-cell office:value-type="string">
            <text:p>53.92</text:p>
          </table:table-cell>
          <table:table-cell office:value-type="string">
            <text:p>12.28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RME</text:p>
          </table:table-cell>
          <table:table-cell office:value-type="string">
            <text:p>Rome [RME]</text:p>
          </table:table-cell>
          <table:table-cell office:value-type="string">
            <text:p>United States</text:p>
          </table:table-cell>
          <table:table-cell office:value-type="string">
            <text:p>Griffiss Airpark</text:p>
          </table:table-cell>
          <table:table-cell office:value-type="string">
            <text:p>43.23</text:p>
          </table:table-cell>
          <table:table-cell office:value-type="string">
            <text:p>-75.41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RMI</text:p>
          </table:table-cell>
          <table:table-cell office:value-type="string">
            <text:p>Rimini [RMI]</text:p>
          </table:table-cell>
          <table:table-cell office:value-type="string">
            <text:p>Italy</text:p>
          </table:table-cell>
          <table:table-cell office:value-type="string">
            <text:p>Rimini</text:p>
          </table:table-cell>
          <table:table-cell office:value-type="string">
            <text:p>44.02</text:p>
          </table:table-cell>
          <table:table-cell office:value-type="string">
            <text:p>12.61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RML</text:p>
          </table:table-cell>
          <table:table-cell office:value-type="string">
            <text:p>Colombo [RML]</text:p>
          </table:table-cell>
          <table:table-cell office:value-type="string">
            <text:p>Sri Lanka</text:p>
          </table:table-cell>
          <table:table-cell office:value-type="string">
            <text:p>Colombo Ratmalana</text:p>
          </table:table-cell>
          <table:table-cell office:value-type="string">
            <text:p>6.82</text:p>
          </table:table-cell>
          <table:table-cell office:value-type="string">
            <text:p>79.89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RMS</text:p>
          </table:table-cell>
          <table:table-cell office:value-type="string">
            <text:p>Ramstein [RMS]</text:p>
          </table:table-cell>
          <table:table-cell office:value-type="string">
            <text:p>Germany</text:p>
          </table:table-cell>
          <table:table-cell office:value-type="string">
            <text:p>Ramstein Ab</text:p>
          </table:table-cell>
          <table:table-cell office:value-type="string">
            <text:p>49.44</text:p>
          </table:table-cell>
          <table:table-cell office:value-type="string">
            <text:p>7.6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RNB</text:p>
          </table:table-cell>
          <table:table-cell office:value-type="string">
            <text:p>Ronneby [RNB]</text:p>
          </table:table-cell>
          <table:table-cell office:value-type="string">
            <text:p>Sweden</text:p>
          </table:table-cell>
          <table:table-cell office:value-type="string">
            <text:p>Ronneby</text:p>
          </table:table-cell>
          <table:table-cell office:value-type="string">
            <text:p>56.27</text:p>
          </table:table-cell>
          <table:table-cell office:value-type="string">
            <text:p>15.27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RND</text:p>
          </table:table-cell>
          <table:table-cell office:value-type="string">
            <text:p>San Antonio [RND]</text:p>
          </table:table-cell>
          <table:table-cell office:value-type="string">
            <text:p>United States</text:p>
          </table:table-cell>
          <table:table-cell office:value-type="string">
            <text:p>Randolph Air Force Base</text:p>
          </table:table-cell>
          <table:table-cell office:value-type="string">
            <text:p>29.53</text:p>
          </table:table-cell>
          <table:table-cell office:value-type="string">
            <text:p>-98.28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RNE</text:p>
          </table:table-cell>
          <table:table-cell office:value-type="string">
            <text:p>Roanne [RNE]</text:p>
          </table:table-cell>
          <table:table-cell office:value-type="string">
            <text:p>France</text:p>
          </table:table-cell>
          <table:table-cell office:value-type="string">
            <text:p>Renaison</text:p>
          </table:table-cell>
          <table:table-cell office:value-type="string">
            <text:p>46.06</text:p>
          </table:table-cell>
          <table:table-cell office:value-type="string">
            <text:p>4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RNJ</text:p>
          </table:table-cell>
          <table:table-cell office:value-type="string">
            <text:p>Yoron [RNJ]</text:p>
          </table:table-cell>
          <table:table-cell office:value-type="string">
            <text:p>Japan</text:p>
          </table:table-cell>
          <table:table-cell office:value-type="string">
            <text:p>Yoron</text:p>
          </table:table-cell>
          <table:table-cell office:value-type="string">
            <text:p>27.04</text:p>
          </table:table-cell>
          <table:table-cell office:value-type="string">
            <text:p>128.4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RNN</text:p>
          </table:table-cell>
          <table:table-cell office:value-type="string">
            <text:p>Ronne [RNN]</text:p>
          </table:table-cell>
          <table:table-cell office:value-type="string">
            <text:p>Denmark</text:p>
          </table:table-cell>
          <table:table-cell office:value-type="string">
            <text:p>Bornholm Ronne</text:p>
          </table:table-cell>
          <table:table-cell office:value-type="string">
            <text:p>55.06</text:p>
          </table:table-cell>
          <table:table-cell office:value-type="string">
            <text:p>14.76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RNO</text:p>
          </table:table-cell>
          <table:table-cell office:value-type="string">
            <text:p>Reno [RNO]</text:p>
          </table:table-cell>
          <table:table-cell office:value-type="string">
            <text:p>United States</text:p>
          </table:table-cell>
          <table:table-cell office:value-type="string">
            <text:p>Reno Tahoe International</text:p>
          </table:table-cell>
          <table:table-cell office:value-type="string">
            <text:p>39.5</text:p>
          </table:table-cell>
          <table:table-cell office:value-type="string">
            <text:p>-119.77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RNS</text:p>
          </table:table-cell>
          <table:table-cell office:value-type="string">
            <text:p>Rennes [RNS]</text:p>
          </table:table-cell>
          <table:table-cell office:value-type="string">
            <text:p>France</text:p>
          </table:table-cell>
          <table:table-cell office:value-type="string">
            <text:p>St Jacques</text:p>
          </table:table-cell>
          <table:table-cell office:value-type="string">
            <text:p>48.07</text:p>
          </table:table-cell>
          <table:table-cell office:value-type="string">
            <text:p>-1.73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ROB</text:p>
          </table:table-cell>
          <table:table-cell office:value-type="string">
            <text:p>Monrovia [ROB]</text:p>
          </table:table-cell>
          <table:table-cell office:value-type="string">
            <text:p>Liberia</text:p>
          </table:table-cell>
          <table:table-cell office:value-type="string">
            <text:p>Monrovia Roberts International</text:p>
          </table:table-cell>
          <table:table-cell office:value-type="string">
            <text:p>6.23</text:p>
          </table:table-cell>
          <table:table-cell office:value-type="string">
            <text:p>-10.36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ROC</text:p>
          </table:table-cell>
          <table:table-cell office:value-type="string">
            <text:p>Rochester [ROC]</text:p>
          </table:table-cell>
          <table:table-cell office:value-type="string">
            <text:p>United States</text:p>
          </table:table-cell>
          <table:table-cell office:value-type="string">
            <text:p>Greater Rochester International</text:p>
          </table:table-cell>
          <table:table-cell office:value-type="string">
            <text:p>43.12</text:p>
          </table:table-cell>
          <table:table-cell office:value-type="string">
            <text:p>-77.67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ROK</text:p>
          </table:table-cell>
          <table:table-cell office:value-type="string">
            <text:p>Rockhampton [ROK]</text:p>
          </table:table-cell>
          <table:table-cell office:value-type="string">
            <text:p>Australia</text:p>
          </table:table-cell>
          <table:table-cell office:value-type="string">
            <text:p>Rockhampton</text:p>
          </table:table-cell>
          <table:table-cell office:value-type="string">
            <text:p>-23.38</text:p>
          </table:table-cell>
          <table:table-cell office:value-type="string">
            <text:p>150.48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ROP</text:p>
          </table:table-cell>
          <table:table-cell office:value-type="string">
            <text:p>Rota [ROP]</text:p>
          </table:table-cell>
          <table:table-cell office:value-type="string">
            <text:p>Mariana Islands</text:p>
          </table:table-cell>
          <table:table-cell office:value-type="string">
            <text:p>Rota International</text:p>
          </table:table-cell>
          <table:table-cell office:value-type="string">
            <text:p>14.17</text:p>
          </table:table-cell>
          <table:table-cell office:value-type="string">
            <text:p>145.24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ROR</text:p>
          </table:table-cell>
          <table:table-cell office:value-type="string">
            <text:p>Melekeok [ROR]</text:p>
          </table:table-cell>
          <table:table-cell office:value-type="string">
            <text:p>Palau</text:p>
          </table:table-cell>
          <table:table-cell office:value-type="string">
            <text:p>Babelthuap</text:p>
          </table:table-cell>
          <table:table-cell office:value-type="string">
            <text:p>7.37</text:p>
          </table:table-cell>
          <table:table-cell office:value-type="string">
            <text:p>134.54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ROS</text:p>
          </table:table-cell>
          <table:table-cell office:value-type="string">
            <text:p>Rosario [ROS]</text:p>
          </table:table-cell>
          <table:table-cell office:value-type="string">
            <text:p>Argentina</text:p>
          </table:table-cell>
          <table:table-cell office:value-type="string">
            <text:p>Rosario</text:p>
          </table:table-cell>
          <table:table-cell office:value-type="string">
            <text:p>-32.9</text:p>
          </table:table-cell>
          <table:table-cell office:value-type="string">
            <text:p>-60.78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ROT</text:p>
          </table:table-cell>
          <table:table-cell office:value-type="string">
            <text:p>Rotorua [ROT]</text:p>
          </table:table-cell>
          <table:table-cell office:value-type="string">
            <text:p>New Zealand</text:p>
          </table:table-cell>
          <table:table-cell office:value-type="string">
            <text:p>Rotorua</text:p>
          </table:table-cell>
          <table:table-cell office:value-type="string">
            <text:p>-38.11</text:p>
          </table:table-cell>
          <table:table-cell office:value-type="string">
            <text:p>176.32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ROV</text:p>
          </table:table-cell>
          <table:table-cell office:value-type="string">
            <text:p>Rostov [ROV]</text:p>
          </table:table-cell>
          <table:table-cell office:value-type="string">
            <text:p>Russia</text:p>
          </table:table-cell>
          <table:table-cell office:value-type="string">
            <text:p>Rostov Na Donu</text:p>
          </table:table-cell>
          <table:table-cell office:value-type="string">
            <text:p>47.26</text:p>
          </table:table-cell>
          <table:table-cell office:value-type="string">
            <text:p>39.82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ROW</text:p>
          </table:table-cell>
          <table:table-cell office:value-type="string">
            <text:p>Roswell [ROW]</text:p>
          </table:table-cell>
          <table:table-cell office:value-type="string">
            <text:p>United States</text:p>
          </table:table-cell>
          <table:table-cell office:value-type="string">
            <text:p>Roswell Industrial Air Center</text:p>
          </table:table-cell>
          <table:table-cell office:value-type="string">
            <text:p>33.3</text:p>
          </table:table-cell>
          <table:table-cell office:value-type="string">
            <text:p>-104.53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RPN</text:p>
          </table:table-cell>
          <table:table-cell office:value-type="string">
            <text:p>Rosh Pina [RPN]</text:p>
          </table:table-cell>
          <table:table-cell office:value-type="string">
            <text:p>Israel</text:p>
          </table:table-cell>
          <table:table-cell office:value-type="string">
            <text:p>Mahanaim I Ben Yaakov</text:p>
          </table:table-cell>
          <table:table-cell office:value-type="string">
            <text:p>32.98</text:p>
          </table:table-cell>
          <table:table-cell office:value-type="string">
            <text:p>35.57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RPR</text:p>
          </table:table-cell>
          <table:table-cell office:value-type="string">
            <text:p>Raipur [RPR]</text:p>
          </table:table-cell>
          <table:table-cell office:value-type="string">
            <text:p>India</text:p>
          </table:table-cell>
          <table:table-cell office:value-type="string">
            <text:p>Raipur</text:p>
          </table:table-cell>
          <table:table-cell office:value-type="string">
            <text:p>21.18</text:p>
          </table:table-cell>
          <table:table-cell office:value-type="string">
            <text:p>81.74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RRG</text:p>
          </table:table-cell>
          <table:table-cell office:value-type="string">
            <text:p>Rodriguez Island [RRG]</text:p>
          </table:table-cell>
          <table:table-cell office:value-type="string">
            <text:p>Mauritius</text:p>
          </table:table-cell>
          <table:table-cell office:value-type="string">
            <text:p>Plaine Corail</text:p>
          </table:table-cell>
          <table:table-cell office:value-type="string">
            <text:p>-19.76</text:p>
          </table:table-cell>
          <table:table-cell office:value-type="string">
            <text:p>63.36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RRK</text:p>
          </table:table-cell>
          <table:table-cell office:value-type="string">
            <text:p>Rourkela [RRK]</text:p>
          </table:table-cell>
          <table:table-cell office:value-type="string">
            <text:p>India</text:p>
          </table:table-cell>
          <table:table-cell office:value-type="string">
            <text:p>Rourkela</text:p>
          </table:table-cell>
          <table:table-cell office:value-type="string">
            <text:p>22.26</text:p>
          </table:table-cell>
          <table:table-cell office:value-type="string">
            <text:p>84.81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RRS</text:p>
          </table:table-cell>
          <table:table-cell office:value-type="string">
            <text:p>Roros [RRS]</text:p>
          </table:table-cell>
          <table:table-cell office:value-type="string">
            <text:p>Norway</text:p>
          </table:table-cell>
          <table:table-cell office:value-type="string">
            <text:p>Roeros</text:p>
          </table:table-cell>
          <table:table-cell office:value-type="string">
            <text:p>62.58</text:p>
          </table:table-cell>
          <table:table-cell office:value-type="string">
            <text:p>11.34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RSA</text:p>
          </table:table-cell>
          <table:table-cell office:value-type="string">
            <text:p>Santa Rosa [RSA]</text:p>
          </table:table-cell>
          <table:table-cell office:value-type="string">
            <text:p>Argentina</text:p>
          </table:table-cell>
          <table:table-cell office:value-type="string">
            <text:p>Santa Rosa</text:p>
          </table:table-cell>
          <table:table-cell office:value-type="string">
            <text:p>-36.59</text:p>
          </table:table-cell>
          <table:table-cell office:value-type="string">
            <text:p>-64.28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RSD</text:p>
          </table:table-cell>
          <table:table-cell office:value-type="string">
            <text:p>Rock Sound [RSD]</text:p>
          </table:table-cell>
          <table:table-cell office:value-type="string">
            <text:p>Bahamas</text:p>
          </table:table-cell>
          <table:table-cell office:value-type="string">
            <text:p>Rock Sound</text:p>
          </table:table-cell>
          <table:table-cell office:value-type="string">
            <text:p>24.89</text:p>
          </table:table-cell>
          <table:table-cell office:value-type="string">
            <text:p>-76.18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RSU</text:p>
          </table:table-cell>
          <table:table-cell office:value-type="string">
            <text:p>Yeosu [RSU]</text:p>
          </table:table-cell>
          <table:table-cell office:value-type="string">
            <text:p>South Korea</text:p>
          </table:table-cell>
          <table:table-cell office:value-type="string">
            <text:p>Yeosu</text:p>
          </table:table-cell>
          <table:table-cell office:value-type="string">
            <text:p>34.84</text:p>
          </table:table-cell>
          <table:table-cell office:value-type="string">
            <text:p>127.62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RSW</text:p>
          </table:table-cell>
          <table:table-cell office:value-type="string">
            <text:p>Fort Myers [RSW]</text:p>
          </table:table-cell>
          <table:table-cell office:value-type="string">
            <text:p>United States</text:p>
          </table:table-cell>
          <table:table-cell office:value-type="string">
            <text:p>Southwest Florida International</text:p>
          </table:table-cell>
          <table:table-cell office:value-type="string">
            <text:p>26.54</text:p>
          </table:table-cell>
          <table:table-cell office:value-type="string">
            <text:p>-81.76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RTB</text:p>
          </table:table-cell>
          <table:table-cell office:value-type="string">
            <text:p>Roatan [RTB]</text:p>
          </table:table-cell>
          <table:table-cell office:value-type="string">
            <text:p>Honduras</text:p>
          </table:table-cell>
          <table:table-cell office:value-type="string">
            <text:p>Roatan</text:p>
          </table:table-cell>
          <table:table-cell office:value-type="string">
            <text:p>16.32</text:p>
          </table:table-cell>
          <table:table-cell office:value-type="string">
            <text:p>-86.52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RTG</text:p>
          </table:table-cell>
          <table:table-cell office:value-type="string">
            <text:p>Ruteng [RTG]</text:p>
          </table:table-cell>
          <table:table-cell office:value-type="string">
            <text:p>Indonesia</text:p>
          </table:table-cell>
          <table:table-cell office:value-type="string">
            <text:p>Satar Tacik</text:p>
          </table:table-cell>
          <table:table-cell office:value-type="string">
            <text:p>-8.6</text:p>
          </table:table-cell>
          <table:table-cell office:value-type="string">
            <text:p>120.48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RTM</text:p>
          </table:table-cell>
          <table:table-cell office:value-type="string">
            <text:p>Rotterdam [RTM]</text:p>
          </table:table-cell>
          <table:table-cell office:value-type="string">
            <text:p>Netherlands</text:p>
          </table:table-cell>
          <table:table-cell office:value-type="string">
            <text:p>Rotterdam</text:p>
          </table:table-cell>
          <table:table-cell office:value-type="string">
            <text:p>51.96</text:p>
          </table:table-cell>
          <table:table-cell office:value-type="string">
            <text:p>4.44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RUH</text:p>
          </table:table-cell>
          <table:table-cell office:value-type="string">
            <text:p>Riyadh [RUH]</text:p>
          </table:table-cell>
          <table:table-cell office:value-type="string">
            <text:p>Saudi Arabia</text:p>
          </table:table-cell>
          <table:table-cell office:value-type="string">
            <text:p>King Khaled International</text:p>
          </table:table-cell>
          <table:table-cell office:value-type="string">
            <text:p>24.96</text:p>
          </table:table-cell>
          <table:table-cell office:value-type="string">
            <text:p>46.7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RUN</text:p>
          </table:table-cell>
          <table:table-cell office:value-type="string">
            <text:p>St.-Denis [RUN]</text:p>
          </table:table-cell>
          <table:table-cell office:value-type="string">
            <text:p>Reunion Island</text:p>
          </table:table-cell>
          <table:table-cell office:value-type="string">
            <text:p>St Denis Gillot</text:p>
          </table:table-cell>
          <table:table-cell office:value-type="string">
            <text:p>-20.89</text:p>
          </table:table-cell>
          <table:table-cell office:value-type="string">
            <text:p>55.51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RUR</text:p>
          </table:table-cell>
          <table:table-cell office:value-type="string">
            <text:p>Rurutu [RUR]</text:p>
          </table:table-cell>
          <table:table-cell office:value-type="string">
            <text:p>French Polynesia</text:p>
          </table:table-cell>
          <table:table-cell office:value-type="string">
            <text:p>Rurutu</text:p>
          </table:table-cell>
          <table:table-cell office:value-type="string">
            <text:p>-22.43</text:p>
          </table:table-cell>
          <table:table-cell office:value-type="string">
            <text:p>-151.36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RVA</text:p>
          </table:table-cell>
          <table:table-cell office:value-type="string">
            <text:p>Farafangana [RVA]</text:p>
          </table:table-cell>
          <table:table-cell office:value-type="string">
            <text:p>Madagascar</text:p>
          </table:table-cell>
          <table:table-cell office:value-type="string">
            <text:p>Farafangana</text:p>
          </table:table-cell>
          <table:table-cell office:value-type="string">
            <text:p>-22.81</text:p>
          </table:table-cell>
          <table:table-cell office:value-type="string">
            <text:p>47.82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RVE</text:p>
          </table:table-cell>
          <table:table-cell office:value-type="string">
            <text:p>Saravena [RVE]</text:p>
          </table:table-cell>
          <table:table-cell office:value-type="string">
            <text:p>Colombia</text:p>
          </table:table-cell>
          <table:table-cell office:value-type="string">
            <text:p>Los Colonizadores</text:p>
          </table:table-cell>
          <table:table-cell office:value-type="string">
            <text:p>6.96</text:p>
          </table:table-cell>
          <table:table-cell office:value-type="string">
            <text:p>-71.86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RVN</text:p>
          </table:table-cell>
          <table:table-cell office:value-type="string">
            <text:p>Rovaniemi [RVN]</text:p>
          </table:table-cell>
          <table:table-cell office:value-type="string">
            <text:p>Finland</text:p>
          </table:table-cell>
          <table:table-cell office:value-type="string">
            <text:p>Rovaniemi</text:p>
          </table:table-cell>
          <table:table-cell office:value-type="string">
            <text:p>66.56</text:p>
          </table:table-cell>
          <table:table-cell office:value-type="string">
            <text:p>25.83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RVY</text:p>
          </table:table-cell>
          <table:table-cell office:value-type="string">
            <text:p>Rivera [RVY]</text:p>
          </table:table-cell>
          <table:table-cell office:value-type="string">
            <text:p>Uruguay</text:p>
          </table:table-cell>
          <table:table-cell office:value-type="string">
            <text:p>Rivera International</text:p>
          </table:table-cell>
          <table:table-cell office:value-type="string">
            <text:p>-30.97</text:p>
          </table:table-cell>
          <table:table-cell office:value-type="string">
            <text:p>-55.48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RYK</text:p>
          </table:table-cell>
          <table:table-cell office:value-type="string">
            <text:p>Rahim Yar Khan [RYK]</text:p>
          </table:table-cell>
          <table:table-cell office:value-type="string">
            <text:p>Pakistan</text:p>
          </table:table-cell>
          <table:table-cell office:value-type="string">
            <text:p>Shaikh Zayed</text:p>
          </table:table-cell>
          <table:table-cell office:value-type="string">
            <text:p>28.39</text:p>
          </table:table-cell>
          <table:table-cell office:value-type="string">
            <text:p>70.28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RYN</text:p>
          </table:table-cell>
          <table:table-cell office:value-type="string">
            <text:p>Royan [RYN]</text:p>
          </table:table-cell>
          <table:table-cell office:value-type="string">
            <text:p>France</text:p>
          </table:table-cell>
          <table:table-cell office:value-type="string">
            <text:p>Medis</text:p>
          </table:table-cell>
          <table:table-cell office:value-type="string">
            <text:p>45.63</text:p>
          </table:table-cell>
          <table:table-cell office:value-type="string">
            <text:p>-0.97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RYO</text:p>
          </table:table-cell>
          <table:table-cell office:value-type="string">
            <text:p>Rio Turbio [RYO]</text:p>
          </table:table-cell>
          <table:table-cell office:value-type="string">
            <text:p>Argentina</text:p>
          </table:table-cell>
          <table:table-cell office:value-type="string">
            <text:p>El Turbio</text:p>
          </table:table-cell>
          <table:table-cell office:value-type="string">
            <text:p>-51.61</text:p>
          </table:table-cell>
          <table:table-cell office:value-type="string">
            <text:p>-72.22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RZA</text:p>
          </table:table-cell>
          <table:table-cell office:value-type="string">
            <text:p>Santa Cruz [RZA]</text:p>
          </table:table-cell>
          <table:table-cell office:value-type="string">
            <text:p>Argentina</text:p>
          </table:table-cell>
          <table:table-cell office:value-type="string">
            <text:p>Santa Cruz</text:p>
          </table:table-cell>
          <table:table-cell office:value-type="string">
            <text:p>-50.02</text:p>
          </table:table-cell>
          <table:table-cell office:value-type="string">
            <text:p>-68.58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RZE</text:p>
          </table:table-cell>
          <table:table-cell office:value-type="string">
            <text:p>Rzeszow [RZE]</text:p>
          </table:table-cell>
          <table:table-cell office:value-type="string">
            <text:p>Poland</text:p>
          </table:table-cell>
          <table:table-cell office:value-type="string">
            <text:p>Jasionka</text:p>
          </table:table-cell>
          <table:table-cell office:value-type="string">
            <text:p>50.11</text:p>
          </table:table-cell>
          <table:table-cell office:value-type="string">
            <text:p>22.02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RZR</text:p>
          </table:table-cell>
          <table:table-cell office:value-type="string">
            <text:p>Ramsar [RZR]</text:p>
          </table:table-cell>
          <table:table-cell office:value-type="string">
            <text:p>Iran</text:p>
          </table:table-cell>
          <table:table-cell office:value-type="string">
            <text:p>Ramsar</text:p>
          </table:table-cell>
          <table:table-cell office:value-type="string">
            <text:p>36.91</text:p>
          </table:table-cell>
          <table:table-cell office:value-type="string">
            <text:p>50.68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SAC</text:p>
          </table:table-cell>
          <table:table-cell office:value-type="string">
            <text:p>Sacramento [SAC]</text:p>
          </table:table-cell>
          <table:table-cell office:value-type="string">
            <text:p>United States</text:p>
          </table:table-cell>
          <table:table-cell office:value-type="string">
            <text:p>Sacramento Executive</text:p>
          </table:table-cell>
          <table:table-cell office:value-type="string">
            <text:p>38.51</text:p>
          </table:table-cell>
          <table:table-cell office:value-type="string">
            <text:p>-121.49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SAF</text:p>
          </table:table-cell>
          <table:table-cell office:value-type="string">
            <text:p>Santa Fe [SAF]</text:p>
          </table:table-cell>
          <table:table-cell office:value-type="string">
            <text:p>United States</text:p>
          </table:table-cell>
          <table:table-cell office:value-type="string">
            <text:p>Santa Fe Municipal</text:p>
          </table:table-cell>
          <table:table-cell office:value-type="string">
            <text:p>35.62</text:p>
          </table:table-cell>
          <table:table-cell office:value-type="string">
            <text:p>-106.09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SAH</text:p>
          </table:table-cell>
          <table:table-cell office:value-type="string">
            <text:p>Sanaa [SAH]</text:p>
          </table:table-cell>
          <table:table-cell office:value-type="string">
            <text:p>Yemen</text:p>
          </table:table-cell>
          <table:table-cell office:value-type="string">
            <text:p>Sana'a International Airport</text:p>
          </table:table-cell>
          <table:table-cell office:value-type="string">
            <text:p>15.48</text:p>
          </table:table-cell>
          <table:table-cell office:value-type="string">
            <text:p>44.22</text:p>
          </table:table-cell>
          <table:table-cell office:value-type="string">
            <text:p>degrees N and E</text:p>
          </table:table-cell>
          <table:table-cell office:value-type="string">
            <text:p>amee/defra 2008</text:p>
          </table:table-cell>
        </table:table-row>
        <table:table-row table:style-name="ro1">
          <table:table-cell office:value-type="string">
            <text:p>SAL</text:p>
          </table:table-cell>
          <table:table-cell office:value-type="string">
            <text:p>San Salvador [SAL]</text:p>
          </table:table-cell>
          <table:table-cell office:value-type="string">
            <text:p>El Salvador</text:p>
          </table:table-cell>
          <table:table-cell office:value-type="string">
            <text:p>El Salvador International</text:p>
          </table:table-cell>
          <table:table-cell office:value-type="string">
            <text:p>13.44</text:p>
          </table:table-cell>
          <table:table-cell office:value-type="string">
            <text:p>-89.06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SAN</text:p>
          </table:table-cell>
          <table:table-cell office:value-type="string">
            <text:p>San Diego [SAN]</text:p>
          </table:table-cell>
          <table:table-cell office:value-type="string">
            <text:p>United States</text:p>
          </table:table-cell>
          <table:table-cell office:value-type="string">
            <text:p>San Diego International Lindbergh Field</text:p>
          </table:table-cell>
          <table:table-cell office:value-type="string">
            <text:p>32.73</text:p>
          </table:table-cell>
          <table:table-cell office:value-type="string">
            <text:p>-117.19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SAP</text:p>
          </table:table-cell>
          <table:table-cell office:value-type="string">
            <text:p>San Pedro Sula [SAP]</text:p>
          </table:table-cell>
          <table:table-cell office:value-type="string">
            <text:p>Honduras</text:p>
          </table:table-cell>
          <table:table-cell office:value-type="string">
            <text:p>La Mesa International</text:p>
          </table:table-cell>
          <table:table-cell office:value-type="string">
            <text:p>15.45</text:p>
          </table:table-cell>
          <table:table-cell office:value-type="string">
            <text:p>-87.92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SAQ</text:p>
          </table:table-cell>
          <table:table-cell office:value-type="string">
            <text:p>San Andros [SAQ]</text:p>
          </table:table-cell>
          <table:table-cell office:value-type="string">
            <text:p>Bahamas</text:p>
          </table:table-cell>
          <table:table-cell office:value-type="string">
            <text:p>San Andros</text:p>
          </table:table-cell>
          <table:table-cell office:value-type="string">
            <text:p>25.05</text:p>
          </table:table-cell>
          <table:table-cell office:value-type="string">
            <text:p>-78.05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SAT</text:p>
          </table:table-cell>
          <table:table-cell office:value-type="string">
            <text:p>San Antonio [SAT]</text:p>
          </table:table-cell>
          <table:table-cell office:value-type="string">
            <text:p>United States</text:p>
          </table:table-cell>
          <table:table-cell office:value-type="string">
            <text:p>San Antonio International</text:p>
          </table:table-cell>
          <table:table-cell office:value-type="string">
            <text:p>29.53</text:p>
          </table:table-cell>
          <table:table-cell office:value-type="string">
            <text:p>-98.47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SAV</text:p>
          </table:table-cell>
          <table:table-cell office:value-type="string">
            <text:p>Savannah [SAV]</text:p>
          </table:table-cell>
          <table:table-cell office:value-type="string">
            <text:p>United States</text:p>
          </table:table-cell>
          <table:table-cell office:value-type="string">
            <text:p>Savannah Hilton Head International</text:p>
          </table:table-cell>
          <table:table-cell office:value-type="string">
            <text:p>32.13</text:p>
          </table:table-cell>
          <table:table-cell office:value-type="string">
            <text:p>-81.2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SAY</text:p>
          </table:table-cell>
          <table:table-cell office:value-type="string">
            <text:p>Siena [SAY]</text:p>
          </table:table-cell>
          <table:table-cell office:value-type="string">
            <text:p>Italy</text:p>
          </table:table-cell>
          <table:table-cell office:value-type="string">
            <text:p>Ampugnano</text:p>
          </table:table-cell>
          <table:table-cell office:value-type="string">
            <text:p>43.26</text:p>
          </table:table-cell>
          <table:table-cell office:value-type="string">
            <text:p>11.25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SBG</text:p>
          </table:table-cell>
          <table:table-cell office:value-type="string">
            <text:p>Sabang [SBG]</text:p>
          </table:table-cell>
          <table:table-cell office:value-type="string">
            <text:p>Indonesia</text:p>
          </table:table-cell>
          <table:table-cell office:value-type="string">
            <text:p>Maimun Saleh</text:p>
          </table:table-cell>
          <table:table-cell office:value-type="string">
            <text:p>5.87</text:p>
          </table:table-cell>
          <table:table-cell office:value-type="string">
            <text:p>95.34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SBH</text:p>
          </table:table-cell>
          <table:table-cell office:value-type="string">
            <text:p>St.-Barthelemy [SBH]</text:p>
          </table:table-cell>
          <table:table-cell office:value-type="string">
            <text:p>Antilles</text:p>
          </table:table-cell>
          <table:table-cell office:value-type="string">
            <text:p>Gustavia/St.Barthel</text:p>
          </table:table-cell>
          <table:table-cell office:value-type="string">
            <text:p>17.9</text:p>
          </table:table-cell>
          <table:table-cell office:value-type="string">
            <text:p>-62.85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SBK</text:p>
          </table:table-cell>
          <table:table-cell office:value-type="string">
            <text:p>St.-Brieuc Armor [SBK]</text:p>
          </table:table-cell>
          <table:table-cell office:value-type="string">
            <text:p>France</text:p>
          </table:table-cell>
          <table:table-cell office:value-type="string">
            <text:p>Armor</text:p>
          </table:table-cell>
          <table:table-cell office:value-type="string">
            <text:p>48.54</text:p>
          </table:table-cell>
          <table:table-cell office:value-type="string">
            <text:p>-2.85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SBO</text:p>
          </table:table-cell>
          <table:table-cell office:value-type="string">
            <text:p>Santa Barbara [SBO]</text:p>
          </table:table-cell>
          <table:table-cell office:value-type="string">
            <text:p>United States</text:p>
          </table:table-cell>
          <table:table-cell office:value-type="string">
            <text:p>Emanuel County</text:p>
          </table:table-cell>
          <table:table-cell office:value-type="string">
            <text:p>32.61</text:p>
          </table:table-cell>
          <table:table-cell office:value-type="string">
            <text:p>-82.37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SBU</text:p>
          </table:table-cell>
          <table:table-cell office:value-type="string">
            <text:p>Springbok [SBU]</text:p>
          </table:table-cell>
          <table:table-cell office:value-type="string">
            <text:p>South Africa</text:p>
          </table:table-cell>
          <table:table-cell office:value-type="string">
            <text:p>Springbok</text:p>
          </table:table-cell>
          <table:table-cell office:value-type="string">
            <text:p>-29.69</text:p>
          </table:table-cell>
          <table:table-cell office:value-type="string">
            <text:p>17.94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SBW</text:p>
          </table:table-cell>
          <table:table-cell office:value-type="string">
            <text:p>Sibu [SBW]</text:p>
          </table:table-cell>
          <table:table-cell office:value-type="string">
            <text:p>Malaysia</text:p>
          </table:table-cell>
          <table:table-cell office:value-type="string">
            <text:p>Sibu</text:p>
          </table:table-cell>
          <table:table-cell office:value-type="string">
            <text:p>2.26</text:p>
          </table:table-cell>
          <table:table-cell office:value-type="string">
            <text:p>111.98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SBY</text:p>
          </table:table-cell>
          <table:table-cell office:value-type="string">
            <text:p>Salisbury [SBY]</text:p>
          </table:table-cell>
          <table:table-cell office:value-type="string">
            <text:p>United States</text:p>
          </table:table-cell>
          <table:table-cell office:value-type="string">
            <text:p>Salisbury Ocean City Wicomico Regional</text:p>
          </table:table-cell>
          <table:table-cell office:value-type="string">
            <text:p>38.34</text:p>
          </table:table-cell>
          <table:table-cell office:value-type="string">
            <text:p>-75.51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SBZ</text:p>
          </table:table-cell>
          <table:table-cell office:value-type="string">
            <text:p>Sibiu [SBZ]</text:p>
          </table:table-cell>
          <table:table-cell office:value-type="string">
            <text:p>Romania</text:p>
          </table:table-cell>
          <table:table-cell office:value-type="string">
            <text:p>Sibiu</text:p>
          </table:table-cell>
          <table:table-cell office:value-type="string">
            <text:p>45.79</text:p>
          </table:table-cell>
          <table:table-cell office:value-type="string">
            <text:p>24.09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SCC</text:p>
          </table:table-cell>
          <table:table-cell office:value-type="string">
            <text:p>Deadhorse [SCC]</text:p>
          </table:table-cell>
          <table:table-cell office:value-type="string">
            <text:p>United States</text:p>
          </table:table-cell>
          <table:table-cell office:value-type="string">
            <text:p>Deadhorse</text:p>
          </table:table-cell>
          <table:table-cell office:value-type="string">
            <text:p>70.19</text:p>
          </table:table-cell>
          <table:table-cell office:value-type="string">
            <text:p>-148.47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SCK</text:p>
          </table:table-cell>
          <table:table-cell office:value-type="string">
            <text:p>Stockton [SCK]</text:p>
          </table:table-cell>
          <table:table-cell office:value-type="string">
            <text:p>United States</text:p>
          </table:table-cell>
          <table:table-cell office:value-type="string">
            <text:p>Stockton Metropolitan</text:p>
          </table:table-cell>
          <table:table-cell office:value-type="string">
            <text:p>37.89</text:p>
          </table:table-cell>
          <table:table-cell office:value-type="string">
            <text:p>-121.24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SCL</text:p>
          </table:table-cell>
          <table:table-cell office:value-type="string">
            <text:p>Santiago [SCL]</text:p>
          </table:table-cell>
          <table:table-cell office:value-type="string">
            <text:p>Chile</text:p>
          </table:table-cell>
          <table:table-cell office:value-type="string">
            <text:p>Arturo Merino Benitez International</text:p>
          </table:table-cell>
          <table:table-cell office:value-type="string">
            <text:p>-33.39</text:p>
          </table:table-cell>
          <table:table-cell office:value-type="string">
            <text:p>-70.79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SCN</text:p>
          </table:table-cell>
          <table:table-cell office:value-type="string">
            <text:p>Saarbruecken [SCN]</text:p>
          </table:table-cell>
          <table:table-cell office:value-type="string">
            <text:p>Germany</text:p>
          </table:table-cell>
          <table:table-cell office:value-type="string">
            <text:p>Saarbrucken</text:p>
          </table:table-cell>
          <table:table-cell office:value-type="string">
            <text:p>49.21</text:p>
          </table:table-cell>
          <table:table-cell office:value-type="string">
            <text:p>7.11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SCQ</text:p>
          </table:table-cell>
          <table:table-cell office:value-type="string">
            <text:p>Santiago [SCQ]</text:p>
          </table:table-cell>
          <table:table-cell office:value-type="string">
            <text:p>Spain</text:p>
          </table:table-cell>
          <table:table-cell office:value-type="string">
            <text:p>Santiago</text:p>
          </table:table-cell>
          <table:table-cell office:value-type="string">
            <text:p>42.9</text:p>
          </table:table-cell>
          <table:table-cell office:value-type="string">
            <text:p>-8.42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SCU</text:p>
          </table:table-cell>
          <table:table-cell office:value-type="string">
            <text:p>Santiago De Cuba [SCU]</text:p>
          </table:table-cell>
          <table:table-cell office:value-type="string">
            <text:p>Cuba</text:p>
          </table:table-cell>
          <table:table-cell office:value-type="string">
            <text:p>Antonio Maceo International</text:p>
          </table:table-cell>
          <table:table-cell office:value-type="string">
            <text:p>19.97</text:p>
          </table:table-cell>
          <table:table-cell office:value-type="string">
            <text:p>-75.84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SCV</text:p>
          </table:table-cell>
          <table:table-cell office:value-type="string">
            <text:p>Suceava [SCV]</text:p>
          </table:table-cell>
          <table:table-cell office:value-type="string">
            <text:p>Romania</text:p>
          </table:table-cell>
          <table:table-cell office:value-type="string">
            <text:p>Salcea</text:p>
          </table:table-cell>
          <table:table-cell office:value-type="string">
            <text:p>47.69</text:p>
          </table:table-cell>
          <table:table-cell office:value-type="string">
            <text:p>26.35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SCW</text:p>
          </table:table-cell>
          <table:table-cell office:value-type="string">
            <text:p>Syktyvkar [SCW]</text:p>
          </table:table-cell>
          <table:table-cell office:value-type="string">
            <text:p>Russia</text:p>
          </table:table-cell>
          <table:table-cell office:value-type="string">
            <text:p>Syktyvkar</text:p>
          </table:table-cell>
          <table:table-cell office:value-type="string">
            <text:p>61.65</text:p>
          </table:table-cell>
          <table:table-cell office:value-type="string">
            <text:p>50.85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SDA</text:p>
          </table:table-cell>
          <table:table-cell office:value-type="string">
            <text:p>Baghdad [SDA]</text:p>
          </table:table-cell>
          <table:table-cell office:value-type="string">
            <text:p>Iraq</text:p>
          </table:table-cell>
          <table:table-cell office:value-type="string">
            <text:p>Saddam International</text:p>
          </table:table-cell>
          <table:table-cell office:value-type="string">
            <text:p>33.26</text:p>
          </table:table-cell>
          <table:table-cell office:value-type="string">
            <text:p>44.23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SDE</text:p>
          </table:table-cell>
          <table:table-cell office:value-type="string">
            <text:p>Santiago Del Estero [SDE]</text:p>
          </table:table-cell>
          <table:table-cell office:value-type="string">
            <text:p>Argentina</text:p>
          </table:table-cell>
          <table:table-cell office:value-type="string">
            <text:p>Santiago Del Estero</text:p>
          </table:table-cell>
          <table:table-cell office:value-type="string">
            <text:p>-27.77</text:p>
          </table:table-cell>
          <table:table-cell office:value-type="string">
            <text:p>-64.31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SDF</text:p>
          </table:table-cell>
          <table:table-cell office:value-type="string">
            <text:p>Louisville/Frankfort [SDF]</text:p>
          </table:table-cell>
          <table:table-cell office:value-type="string">
            <text:p>United States</text:p>
          </table:table-cell>
          <table:table-cell office:value-type="string">
            <text:p>Louisville International Airport</text:p>
          </table:table-cell>
          <table:table-cell office:value-type="string">
            <text:p>38.17</text:p>
          </table:table-cell>
          <table:table-cell office:value-type="string">
            <text:p>-85.74</text:p>
          </table:table-cell>
          <table:table-cell office:value-type="string">
            <text:p>degrees N and E</text:p>
          </table:table-cell>
          <table:table-cell office:value-type="string">
            <text:p>amee/defra 2008</text:p>
          </table:table-cell>
        </table:table-row>
        <table:table-row table:style-name="ro1">
          <table:table-cell office:value-type="string">
            <text:p>SDG</text:p>
          </table:table-cell>
          <table:table-cell office:value-type="string">
            <text:p>Sanandaj [SDG]</text:p>
          </table:table-cell>
          <table:table-cell office:value-type="string">
            <text:p>Iran</text:p>
          </table:table-cell>
          <table:table-cell office:value-type="string">
            <text:p>Sanandaj</text:p>
          </table:table-cell>
          <table:table-cell office:value-type="string">
            <text:p>35.25</text:p>
          </table:table-cell>
          <table:table-cell office:value-type="string">
            <text:p>47.01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SDJ</text:p>
          </table:table-cell>
          <table:table-cell office:value-type="string">
            <text:p>Sendai [SDJ]</text:p>
          </table:table-cell>
          <table:table-cell office:value-type="string">
            <text:p>Japan</text:p>
          </table:table-cell>
          <table:table-cell office:value-type="string">
            <text:p>Sendai</text:p>
          </table:table-cell>
          <table:table-cell office:value-type="string">
            <text:p>38.14</text:p>
          </table:table-cell>
          <table:table-cell office:value-type="string">
            <text:p>140.92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SDL</text:p>
          </table:table-cell>
          <table:table-cell office:value-type="string">
            <text:p>Sundsvall [SDL]</text:p>
          </table:table-cell>
          <table:table-cell office:value-type="string">
            <text:p>Sweden</text:p>
          </table:table-cell>
          <table:table-cell office:value-type="string">
            <text:p>Sundsvall Harnosand</text:p>
          </table:table-cell>
          <table:table-cell office:value-type="string">
            <text:p>62.53</text:p>
          </table:table-cell>
          <table:table-cell office:value-type="string">
            <text:p>17.44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SDQ</text:p>
          </table:table-cell>
          <table:table-cell office:value-type="string">
            <text:p>Santo Domingo [SDQ]</text:p>
          </table:table-cell>
          <table:table-cell office:value-type="string">
            <text:p>Dominican Republic</text:p>
          </table:table-cell>
          <table:table-cell office:value-type="string">
            <text:p>Las Americas International</text:p>
          </table:table-cell>
          <table:table-cell office:value-type="string">
            <text:p>18.43</text:p>
          </table:table-cell>
          <table:table-cell office:value-type="string">
            <text:p>-69.67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SDR</text:p>
          </table:table-cell>
          <table:table-cell office:value-type="string">
            <text:p>Santander [SDR]</text:p>
          </table:table-cell>
          <table:table-cell office:value-type="string">
            <text:p>Spain</text:p>
          </table:table-cell>
          <table:table-cell office:value-type="string">
            <text:p>Santander</text:p>
          </table:table-cell>
          <table:table-cell office:value-type="string">
            <text:p>43.43</text:p>
          </table:table-cell>
          <table:table-cell office:value-type="string">
            <text:p>-3.82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SDT</text:p>
          </table:table-cell>
          <table:table-cell office:value-type="string">
            <text:p>Saidu Sharif [SDT]</text:p>
          </table:table-cell>
          <table:table-cell office:value-type="string">
            <text:p>Pakistan</text:p>
          </table:table-cell>
          <table:table-cell office:value-type="string">
            <text:p>Saidu Sharif</text:p>
          </table:table-cell>
          <table:table-cell office:value-type="string">
            <text:p>34.81</text:p>
          </table:table-cell>
          <table:table-cell office:value-type="string">
            <text:p>72.35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SDU</text:p>
          </table:table-cell>
          <table:table-cell office:value-type="string">
            <text:p>Rio De Janeiro [SDU]</text:p>
          </table:table-cell>
          <table:table-cell office:value-type="string">
            <text:p>Brazil</text:p>
          </table:table-cell>
          <table:table-cell office:value-type="string">
            <text:p>Santos Dumont</text:p>
          </table:table-cell>
          <table:table-cell office:value-type="string">
            <text:p>-22.91</text:p>
          </table:table-cell>
          <table:table-cell office:value-type="string">
            <text:p>-43.16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SDV</text:p>
          </table:table-cell>
          <table:table-cell office:value-type="string">
            <text:p>Tel-Aviv [SDV]</text:p>
          </table:table-cell>
          <table:table-cell office:value-type="string">
            <text:p>Israel</text:p>
          </table:table-cell>
          <table:table-cell office:value-type="string">
            <text:p>Sde Dov</text:p>
          </table:table-cell>
          <table:table-cell office:value-type="string">
            <text:p>32.11</text:p>
          </table:table-cell>
          <table:table-cell office:value-type="string">
            <text:p>34.78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SDZ</text:p>
          </table:table-cell>
          <table:table-cell office:value-type="string">
            <text:p>Scatsta [SDZ]</text:p>
          </table:table-cell>
          <table:table-cell office:value-type="string">
            <text:p>United Kingdom</text:p>
          </table:table-cell>
          <table:table-cell office:value-type="string">
            <text:p>Scatsta</text:p>
          </table:table-cell>
          <table:table-cell office:value-type="string">
            <text:p>60.43</text:p>
          </table:table-cell>
          <table:table-cell office:value-type="string">
            <text:p>-1.3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SEA</text:p>
          </table:table-cell>
          <table:table-cell office:value-type="string">
            <text:p>Seattle [SEA]</text:p>
          </table:table-cell>
          <table:table-cell office:value-type="string">
            <text:p>United States</text:p>
          </table:table-cell>
          <table:table-cell office:value-type="string">
            <text:p>Seattle Tacoma International</text:p>
          </table:table-cell>
          <table:table-cell office:value-type="string">
            <text:p>47.45</text:p>
          </table:table-cell>
          <table:table-cell office:value-type="string">
            <text:p>-122.31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SEB</text:p>
          </table:table-cell>
          <table:table-cell office:value-type="string">
            <text:p>Sebha [SEB]</text:p>
          </table:table-cell>
          <table:table-cell office:value-type="string">
            <text:p>Libya</text:p>
          </table:table-cell>
          <table:table-cell office:value-type="string">
            <text:p>Sebha</text:p>
          </table:table-cell>
          <table:table-cell office:value-type="string">
            <text:p>26.99</text:p>
          </table:table-cell>
          <table:table-cell office:value-type="string">
            <text:p>14.47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SEM</text:p>
          </table:table-cell>
          <table:table-cell office:value-type="string">
            <text:p>Selma [SEM]</text:p>
          </table:table-cell>
          <table:table-cell office:value-type="string">
            <text:p>United States</text:p>
          </table:table-cell>
          <table:table-cell office:value-type="string">
            <text:p>Craig Field</text:p>
          </table:table-cell>
          <table:table-cell office:value-type="string">
            <text:p>32.34</text:p>
          </table:table-cell>
          <table:table-cell office:value-type="string">
            <text:p>-86.99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SEN</text:p>
          </table:table-cell>
          <table:table-cell office:value-type="string">
            <text:p>Southend [SEN]</text:p>
          </table:table-cell>
          <table:table-cell office:value-type="string">
            <text:p>United Kingdom</text:p>
          </table:table-cell>
          <table:table-cell office:value-type="string">
            <text:p>Southend</text:p>
          </table:table-cell>
          <table:table-cell office:value-type="string">
            <text:p>51.57</text:p>
          </table:table-cell>
          <table:table-cell office:value-type="string">
            <text:p>0.7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SEY</text:p>
          </table:table-cell>
          <table:table-cell office:value-type="string">
            <text:p>Selibabi [SEY]</text:p>
          </table:table-cell>
          <table:table-cell office:value-type="string">
            <text:p>Mauritania</text:p>
          </table:table-cell>
          <table:table-cell office:value-type="string">
            <text:p>Selibady</text:p>
          </table:table-cell>
          <table:table-cell office:value-type="string">
            <text:p>15.18</text:p>
          </table:table-cell>
          <table:table-cell office:value-type="string">
            <text:p>-12.21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SEZ</text:p>
          </table:table-cell>
          <table:table-cell office:value-type="string">
            <text:p>Mahe [SEZ]</text:p>
          </table:table-cell>
          <table:table-cell office:value-type="string">
            <text:p>Seychelles</text:p>
          </table:table-cell>
          <table:table-cell office:value-type="string">
            <text:p>Seychelles International</text:p>
          </table:table-cell>
          <table:table-cell office:value-type="string">
            <text:p>-4.67</text:p>
          </table:table-cell>
          <table:table-cell office:value-type="string">
            <text:p>55.52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SFA</text:p>
          </table:table-cell>
          <table:table-cell office:value-type="string">
            <text:p>Sfax [SFA]</text:p>
          </table:table-cell>
          <table:table-cell office:value-type="string">
            <text:p>Tunisia</text:p>
          </table:table-cell>
          <table:table-cell office:value-type="string">
            <text:p>Thyna</text:p>
          </table:table-cell>
          <table:table-cell office:value-type="string">
            <text:p>34.72</text:p>
          </table:table-cell>
          <table:table-cell office:value-type="string">
            <text:p>10.69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SFD</text:p>
          </table:table-cell>
          <table:table-cell office:value-type="string">
            <text:p>San Fernando De Apure [SFD]</text:p>
          </table:table-cell>
          <table:table-cell office:value-type="string">
            <text:p>Venezuela</text:p>
          </table:table-cell>
          <table:table-cell office:value-type="string">
            <text:p>San Fernando De Apure</text:p>
          </table:table-cell>
          <table:table-cell office:value-type="string">
            <text:p>7.88</text:p>
          </table:table-cell>
          <table:table-cell office:value-type="string">
            <text:p>-67.44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SFF</text:p>
          </table:table-cell>
          <table:table-cell office:value-type="string">
            <text:p>Spokane [SFF]</text:p>
          </table:table-cell>
          <table:table-cell office:value-type="string">
            <text:p>United States</text:p>
          </table:table-cell>
          <table:table-cell office:value-type="string">
            <text:p>Felts Field</text:p>
          </table:table-cell>
          <table:table-cell office:value-type="string">
            <text:p>47.68</text:p>
          </table:table-cell>
          <table:table-cell office:value-type="string">
            <text:p>-117.32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SFG</text:p>
          </table:table-cell>
          <table:table-cell office:value-type="string">
            <text:p>St. Martin [SFG]</text:p>
          </table:table-cell>
          <table:table-cell office:value-type="string">
            <text:p>Antilles</text:p>
          </table:table-cell>
          <table:table-cell office:value-type="string">
            <text:p>Grand Case</text:p>
          </table:table-cell>
          <table:table-cell office:value-type="string">
            <text:p>18.1</text:p>
          </table:table-cell>
          <table:table-cell office:value-type="string">
            <text:p>-63.05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SFH</text:p>
          </table:table-cell>
          <table:table-cell office:value-type="string">
            <text:p>San Felipe [SFH]</text:p>
          </table:table-cell>
          <table:table-cell office:value-type="string">
            <text:p>Venezuela</text:p>
          </table:table-cell>
          <table:table-cell office:value-type="string">
            <text:p>Sub Teniente Nestor Arias</text:p>
          </table:table-cell>
          <table:table-cell office:value-type="string">
            <text:p>10.28</text:p>
          </table:table-cell>
          <table:table-cell office:value-type="string">
            <text:p>-68.76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SFJ</text:p>
          </table:table-cell>
          <table:table-cell office:value-type="string">
            <text:p>Sondrestrom [SFJ]</text:p>
          </table:table-cell>
          <table:table-cell office:value-type="string">
            <text:p>Greenland</text:p>
          </table:table-cell>
          <table:table-cell office:value-type="string">
            <text:p>Kangerlussuaq Sondre Stromfjord</text:p>
          </table:table-cell>
          <table:table-cell office:value-type="string">
            <text:p>67.02</text:p>
          </table:table-cell>
          <table:table-cell office:value-type="string">
            <text:p>-50.69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SFN</text:p>
          </table:table-cell>
          <table:table-cell office:value-type="string">
            <text:p>Santa Fe [SFN]</text:p>
          </table:table-cell>
          <table:table-cell office:value-type="string">
            <text:p>Argentina</text:p>
          </table:table-cell>
          <table:table-cell office:value-type="string">
            <text:p>Sauce Viejo</text:p>
          </table:table-cell>
          <table:table-cell office:value-type="string">
            <text:p>-31.71</text:p>
          </table:table-cell>
          <table:table-cell office:value-type="string">
            <text:p>-60.81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SFO</text:p>
          </table:table-cell>
          <table:table-cell office:value-type="string">
            <text:p>San Francisco [SFO]</text:p>
          </table:table-cell>
          <table:table-cell office:value-type="string">
            <text:p>United States</text:p>
          </table:table-cell>
          <table:table-cell office:value-type="string">
            <text:p>San Francisco International</text:p>
          </table:table-cell>
          <table:table-cell office:value-type="string">
            <text:p>37.62</text:p>
          </table:table-cell>
          <table:table-cell office:value-type="string">
            <text:p>-122.37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SFT</text:p>
          </table:table-cell>
          <table:table-cell office:value-type="string">
            <text:p>Skelleftea [SFT]</text:p>
          </table:table-cell>
          <table:table-cell office:value-type="string">
            <text:p>Sweden</text:p>
          </table:table-cell>
          <table:table-cell office:value-type="string">
            <text:p>Skelleftea</text:p>
          </table:table-cell>
          <table:table-cell office:value-type="string">
            <text:p>64.62</text:p>
          </table:table-cell>
          <table:table-cell office:value-type="string">
            <text:p>21.08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SFZ</text:p>
          </table:table-cell>
          <table:table-cell office:value-type="string">
            <text:p>Smithfield [SFZ]</text:p>
          </table:table-cell>
          <table:table-cell office:value-type="string">
            <text:p>United States</text:p>
          </table:table-cell>
          <table:table-cell office:value-type="string">
            <text:p>North Central State</text:p>
          </table:table-cell>
          <table:table-cell office:value-type="string">
            <text:p>41.92</text:p>
          </table:table-cell>
          <table:table-cell office:value-type="string">
            <text:p>-71.49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SGC</text:p>
          </table:table-cell>
          <table:table-cell office:value-type="string">
            <text:p>Surgut [SGC]</text:p>
          </table:table-cell>
          <table:table-cell office:value-type="string">
            <text:p>Russia</text:p>
          </table:table-cell>
          <table:table-cell office:value-type="string">
            <text:p>Surgut</text:p>
          </table:table-cell>
          <table:table-cell office:value-type="string">
            <text:p>61.25</text:p>
          </table:table-cell>
          <table:table-cell office:value-type="string">
            <text:p>73.5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SGD</text:p>
          </table:table-cell>
          <table:table-cell office:value-type="string">
            <text:p>Soenderborg [SGD]</text:p>
          </table:table-cell>
          <table:table-cell office:value-type="string">
            <text:p>Denmark</text:p>
          </table:table-cell>
          <table:table-cell office:value-type="string">
            <text:p>Sonderborg</text:p>
          </table:table-cell>
          <table:table-cell office:value-type="string">
            <text:p>54.96</text:p>
          </table:table-cell>
          <table:table-cell office:value-type="string">
            <text:p>9.79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SGN</text:p>
          </table:table-cell>
          <table:table-cell office:value-type="string">
            <text:p>Ho Chi Minh City [SGN]</text:p>
          </table:table-cell>
          <table:table-cell office:value-type="string">
            <text:p>Vietnam</text:p>
          </table:table-cell>
          <table:table-cell office:value-type="string">
            <text:p>Tansonnhat International</text:p>
          </table:table-cell>
          <table:table-cell office:value-type="string">
            <text:p>10.82</text:p>
          </table:table-cell>
          <table:table-cell office:value-type="string">
            <text:p>106.66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SGY</text:p>
          </table:table-cell>
          <table:table-cell office:value-type="string">
            <text:p>Skagway [SGY]</text:p>
          </table:table-cell>
          <table:table-cell office:value-type="string">
            <text:p>United States</text:p>
          </table:table-cell>
          <table:table-cell office:value-type="string">
            <text:p>Skagway</text:p>
          </table:table-cell>
          <table:table-cell office:value-type="string">
            <text:p>59.46</text:p>
          </table:table-cell>
          <table:table-cell office:value-type="string">
            <text:p>-135.32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SHA</text:p>
          </table:table-cell>
          <table:table-cell office:value-type="string">
            <text:p>Shanghai [SHA]</text:p>
          </table:table-cell>
          <table:table-cell office:value-type="string">
            <text:p>China</text:p>
          </table:table-cell>
          <table:table-cell office:value-type="string">
            <text:p>Hongqiao International</text:p>
          </table:table-cell>
          <table:table-cell office:value-type="string">
            <text:p>31.2</text:p>
          </table:table-cell>
          <table:table-cell office:value-type="string">
            <text:p>121.34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SHB</text:p>
          </table:table-cell>
          <table:table-cell office:value-type="string">
            <text:p>Nakashibetsu [SHB]</text:p>
          </table:table-cell>
          <table:table-cell office:value-type="string">
            <text:p>Japan</text:p>
          </table:table-cell>
          <table:table-cell office:value-type="string">
            <text:p>Nakashibetsu</text:p>
          </table:table-cell>
          <table:table-cell office:value-type="string">
            <text:p>43.58</text:p>
          </table:table-cell>
          <table:table-cell office:value-type="string">
            <text:p>144.96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SHI</text:p>
          </table:table-cell>
          <table:table-cell office:value-type="string">
            <text:p>Shimojishima [SHI]</text:p>
          </table:table-cell>
          <table:table-cell office:value-type="string">
            <text:p>Japan</text:p>
          </table:table-cell>
          <table:table-cell office:value-type="string">
            <text:p>Shimojishima</text:p>
          </table:table-cell>
          <table:table-cell office:value-type="string">
            <text:p>24.83</text:p>
          </table:table-cell>
          <table:table-cell office:value-type="string">
            <text:p>125.14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SHJ</text:p>
          </table:table-cell>
          <table:table-cell office:value-type="string">
            <text:p>Sharjah [SHJ]</text:p>
          </table:table-cell>
          <table:table-cell office:value-type="string">
            <text:p>United Arab Emirates</text:p>
          </table:table-cell>
          <table:table-cell office:value-type="string">
            <text:p>Sharjah International</text:p>
          </table:table-cell>
          <table:table-cell office:value-type="string">
            <text:p>25.33</text:p>
          </table:table-cell>
          <table:table-cell office:value-type="string">
            <text:p>55.52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SHM</text:p>
          </table:table-cell>
          <table:table-cell office:value-type="string">
            <text:p>Nanki-Shirahama [SHM]</text:p>
          </table:table-cell>
          <table:table-cell office:value-type="string">
            <text:p>Japan</text:p>
          </table:table-cell>
          <table:table-cell office:value-type="string">
            <text:p>Nanki Shirahama</text:p>
          </table:table-cell>
          <table:table-cell office:value-type="string">
            <text:p>33.66</text:p>
          </table:table-cell>
          <table:table-cell office:value-type="string">
            <text:p>135.36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SHO</text:p>
          </table:table-cell>
          <table:table-cell office:value-type="string">
            <text:p>Sokch'o [SHO]</text:p>
          </table:table-cell>
          <table:table-cell office:value-type="string">
            <text:p>South Korea</text:p>
          </table:table-cell>
          <table:table-cell office:value-type="string">
            <text:p>Sokcho</text:p>
          </table:table-cell>
          <table:table-cell office:value-type="string">
            <text:p>38.15</text:p>
          </table:table-cell>
          <table:table-cell office:value-type="string">
            <text:p>128.6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SHV</text:p>
          </table:table-cell>
          <table:table-cell office:value-type="string">
            <text:p>Shreveport [SHV]</text:p>
          </table:table-cell>
          <table:table-cell office:value-type="string">
            <text:p>United States</text:p>
          </table:table-cell>
          <table:table-cell office:value-type="string">
            <text:p>Shreveport Regional</text:p>
          </table:table-cell>
          <table:table-cell office:value-type="string">
            <text:p>32.45</text:p>
          </table:table-cell>
          <table:table-cell office:value-type="string">
            <text:p>-93.83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SHW</text:p>
          </table:table-cell>
          <table:table-cell office:value-type="string">
            <text:p>Sharurah [SHW]</text:p>
          </table:table-cell>
          <table:table-cell office:value-type="string">
            <text:p>Saudi Arabia</text:p>
          </table:table-cell>
          <table:table-cell office:value-type="string">
            <text:p>Sharurah</text:p>
          </table:table-cell>
          <table:table-cell office:value-type="string">
            <text:p>17.47</text:p>
          </table:table-cell>
          <table:table-cell office:value-type="string">
            <text:p>47.12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SID</text:p>
          </table:table-cell>
          <table:table-cell office:value-type="string">
            <text:p>Amilcar Cabral [SID]</text:p>
          </table:table-cell>
          <table:table-cell office:value-type="string">
            <text:p>Cape Verde Islands</text:p>
          </table:table-cell>
          <table:table-cell office:value-type="string">
            <text:p>Amilcar Cabral International</text:p>
          </table:table-cell>
          <table:table-cell office:value-type="string">
            <text:p>16.74</text:p>
          </table:table-cell>
          <table:table-cell office:value-type="string">
            <text:p>-22.95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SIF</text:p>
          </table:table-cell>
          <table:table-cell office:value-type="string">
            <text:p>Simara [SIF]</text:p>
          </table:table-cell>
          <table:table-cell office:value-type="string">
            <text:p>Nepal</text:p>
          </table:table-cell>
          <table:table-cell office:value-type="string">
            <text:p>Simara</text:p>
          </table:table-cell>
          <table:table-cell office:value-type="string">
            <text:p>27.16</text:p>
          </table:table-cell>
          <table:table-cell office:value-type="string">
            <text:p>84.98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SIG</text:p>
          </table:table-cell>
          <table:table-cell office:value-type="string">
            <text:p>San Juan [SIG]</text:p>
          </table:table-cell>
          <table:table-cell office:value-type="string">
            <text:p>Puerto Rico</text:p>
          </table:table-cell>
          <table:table-cell office:value-type="string">
            <text:p>Fernando Luis Ribas Dominicci</text:p>
          </table:table-cell>
          <table:table-cell office:value-type="string">
            <text:p>18.46</text:p>
          </table:table-cell>
          <table:table-cell office:value-type="string">
            <text:p>-66.1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SII</text:p>
          </table:table-cell>
          <table:table-cell office:value-type="string">
            <text:p>Sidi Ifini [SII]</text:p>
          </table:table-cell>
          <table:table-cell office:value-type="string">
            <text:p>Morocco</text:p>
          </table:table-cell>
          <table:table-cell office:value-type="string">
            <text:p>Sidi Ifni</text:p>
          </table:table-cell>
          <table:table-cell office:value-type="string">
            <text:p>29.37</text:p>
          </table:table-cell>
          <table:table-cell office:value-type="string">
            <text:p>-10.18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SIJ</text:p>
          </table:table-cell>
          <table:table-cell office:value-type="string">
            <text:p>Siglufjordur [SIJ]</text:p>
          </table:table-cell>
          <table:table-cell office:value-type="string">
            <text:p>Iceland</text:p>
          </table:table-cell>
          <table:table-cell office:value-type="string">
            <text:p>Siglufjordhur</text:p>
          </table:table-cell>
          <table:table-cell office:value-type="string">
            <text:p>66.13</text:p>
          </table:table-cell>
          <table:table-cell office:value-type="string">
            <text:p>-18.92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SIN</text:p>
          </table:table-cell>
          <table:table-cell office:value-type="string">
            <text:p>Singapore [SIN]</text:p>
          </table:table-cell>
          <table:table-cell office:value-type="string">
            <text:p>Singapore</text:p>
          </table:table-cell>
          <table:table-cell office:value-type="string">
            <text:p>Singapore Changi</text:p>
          </table:table-cell>
          <table:table-cell office:value-type="string">
            <text:p>1.36</text:p>
          </table:table-cell>
          <table:table-cell office:value-type="string">
            <text:p>103.99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SIP</text:p>
          </table:table-cell>
          <table:table-cell office:value-type="string">
            <text:p>Simferopol [SIP]</text:p>
          </table:table-cell>
          <table:table-cell office:value-type="string">
            <text:p>Ukraine</text:p>
          </table:table-cell>
          <table:table-cell office:value-type="string">
            <text:p>Simferopol</text:p>
          </table:table-cell>
          <table:table-cell office:value-type="string">
            <text:p>45.04</text:p>
          </table:table-cell>
          <table:table-cell office:value-type="string">
            <text:p>33.98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SIQ</text:p>
          </table:table-cell>
          <table:table-cell office:value-type="string">
            <text:p>Singkep [SIQ]</text:p>
          </table:table-cell>
          <table:table-cell office:value-type="string">
            <text:p>Indonesia</text:p>
          </table:table-cell>
          <table:table-cell office:value-type="string">
            <text:p>Dabo</text:p>
          </table:table-cell>
          <table:table-cell office:value-type="string">
            <text:p>-0.48</text:p>
          </table:table-cell>
          <table:table-cell office:value-type="string">
            <text:p>104.58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SIR</text:p>
          </table:table-cell>
          <table:table-cell office:value-type="string">
            <text:p>Sion [SIR]</text:p>
          </table:table-cell>
          <table:table-cell office:value-type="string">
            <text:p>Switzerland</text:p>
          </table:table-cell>
          <table:table-cell office:value-type="string">
            <text:p>Sion</text:p>
          </table:table-cell>
          <table:table-cell office:value-type="string">
            <text:p>46.22</text:p>
          </table:table-cell>
          <table:table-cell office:value-type="string">
            <text:p>7.33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SIS</text:p>
          </table:table-cell>
          <table:table-cell office:value-type="string">
            <text:p>Sishen [SIS]</text:p>
          </table:table-cell>
          <table:table-cell office:value-type="string">
            <text:p>South Africa</text:p>
          </table:table-cell>
          <table:table-cell office:value-type="string">
            <text:p>Sishen</text:p>
          </table:table-cell>
          <table:table-cell office:value-type="string">
            <text:p>-27.65</text:p>
          </table:table-cell>
          <table:table-cell office:value-type="string">
            <text:p>23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SIT</text:p>
          </table:table-cell>
          <table:table-cell office:value-type="string">
            <text:p>Sitka [SIT]</text:p>
          </table:table-cell>
          <table:table-cell office:value-type="string">
            <text:p>United States</text:p>
          </table:table-cell>
          <table:table-cell office:value-type="string">
            <text:p>Sitka Rocky Gutierrez</text:p>
          </table:table-cell>
          <table:table-cell office:value-type="string">
            <text:p>57.05</text:p>
          </table:table-cell>
          <table:table-cell office:value-type="string">
            <text:p>-135.36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SJB</text:p>
          </table:table-cell>
          <table:table-cell office:value-type="string">
            <text:p>San Joaquin [SJB]</text:p>
          </table:table-cell>
          <table:table-cell office:value-type="string">
            <text:p>Bolivia</text:p>
          </table:table-cell>
          <table:table-cell office:value-type="string">
            <text:p>San Joaquin</text:p>
          </table:table-cell>
          <table:table-cell office:value-type="string">
            <text:p>-13.05</text:p>
          </table:table-cell>
          <table:table-cell office:value-type="string">
            <text:p>-64.66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SJC</text:p>
          </table:table-cell>
          <table:table-cell office:value-type="string">
            <text:p>San Jose [SJC]</text:p>
          </table:table-cell>
          <table:table-cell office:value-type="string">
            <text:p>United States</text:p>
          </table:table-cell>
          <table:table-cell office:value-type="string">
            <text:p>Norman Y Mineta San Jose International</text:p>
          </table:table-cell>
          <table:table-cell office:value-type="string">
            <text:p>37.36</text:p>
          </table:table-cell>
          <table:table-cell office:value-type="string">
            <text:p>-121.93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SJD</text:p>
          </table:table-cell>
          <table:table-cell office:value-type="string">
            <text:p>San Jose Del Cabo [SJD]</text:p>
          </table:table-cell>
          <table:table-cell office:value-type="string">
            <text:p>Mexico</text:p>
          </table:table-cell>
          <table:table-cell office:value-type="string">
            <text:p>Los Cabos International</text:p>
          </table:table-cell>
          <table:table-cell office:value-type="string">
            <text:p>23.15</text:p>
          </table:table-cell>
          <table:table-cell office:value-type="string">
            <text:p>-109.72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SJE</text:p>
          </table:table-cell>
          <table:table-cell office:value-type="string">
            <text:p>San Jose Del Guaviare [SJE]</text:p>
          </table:table-cell>
          <table:table-cell office:value-type="string">
            <text:p>Colombia</text:p>
          </table:table-cell>
          <table:table-cell office:value-type="string">
            <text:p>Jorge E Gonzalez Torres</text:p>
          </table:table-cell>
          <table:table-cell office:value-type="string">
            <text:p>2.58</text:p>
          </table:table-cell>
          <table:table-cell office:value-type="string">
            <text:p>-72.64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SJI</text:p>
          </table:table-cell>
          <table:table-cell office:value-type="string">
            <text:p>San Jose [SJI]</text:p>
          </table:table-cell>
          <table:table-cell office:value-type="string">
            <text:p>Philippines</text:p>
          </table:table-cell>
          <table:table-cell office:value-type="string">
            <text:p>Antique</text:p>
          </table:table-cell>
          <table:table-cell office:value-type="string">
            <text:p>10.77</text:p>
          </table:table-cell>
          <table:table-cell office:value-type="string">
            <text:p>121.93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SJJ</text:p>
          </table:table-cell>
          <table:table-cell office:value-type="string">
            <text:p>Sarajevo [SJJ]</text:p>
          </table:table-cell>
          <table:table-cell office:value-type="string">
            <text:p>Bosnia and Herzegovina</text:p>
          </table:table-cell>
          <table:table-cell office:value-type="string">
            <text:p>Sarajevo</text:p>
          </table:table-cell>
          <table:table-cell office:value-type="string">
            <text:p>43.82</text:p>
          </table:table-cell>
          <table:table-cell office:value-type="string">
            <text:p>18.33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SJK</text:p>
          </table:table-cell>
          <table:table-cell office:value-type="string">
            <text:p>Sao Jose Dos Campos [SJK]</text:p>
          </table:table-cell>
          <table:table-cell office:value-type="string">
            <text:p>Brazil</text:p>
          </table:table-cell>
          <table:table-cell office:value-type="string">
            <text:p>Sao Jose Dos Campos</text:p>
          </table:table-cell>
          <table:table-cell office:value-type="string">
            <text:p>-23.23</text:p>
          </table:table-cell>
          <table:table-cell office:value-type="string">
            <text:p>-45.86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SJO</text:p>
          </table:table-cell>
          <table:table-cell office:value-type="string">
            <text:p>San Jose [SJO]</text:p>
          </table:table-cell>
          <table:table-cell office:value-type="string">
            <text:p>Costa Rica</text:p>
          </table:table-cell>
          <table:table-cell office:value-type="string">
            <text:p>Juan Santamaria International</text:p>
          </table:table-cell>
          <table:table-cell office:value-type="string">
            <text:p>9.99</text:p>
          </table:table-cell>
          <table:table-cell office:value-type="string">
            <text:p>-84.21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SJP</text:p>
          </table:table-cell>
          <table:table-cell office:value-type="string">
            <text:p>Sao Jose Do Rio Preto [SJP]</text:p>
          </table:table-cell>
          <table:table-cell office:value-type="string">
            <text:p>Brazil</text:p>
          </table:table-cell>
          <table:table-cell office:value-type="string">
            <text:p>Sao Jose Do Rio Preto</text:p>
          </table:table-cell>
          <table:table-cell office:value-type="string">
            <text:p>-20.82</text:p>
          </table:table-cell>
          <table:table-cell office:value-type="string">
            <text:p>-49.41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SJT</text:p>
          </table:table-cell>
          <table:table-cell office:value-type="string">
            <text:p>San Angelo [SJT]</text:p>
          </table:table-cell>
          <table:table-cell office:value-type="string">
            <text:p>United States</text:p>
          </table:table-cell>
          <table:table-cell office:value-type="string">
            <text:p>San Angelo Regional Mathis Field</text:p>
          </table:table-cell>
          <table:table-cell office:value-type="string">
            <text:p>31.36</text:p>
          </table:table-cell>
          <table:table-cell office:value-type="string">
            <text:p>-100.5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SJU</text:p>
          </table:table-cell>
          <table:table-cell office:value-type="string">
            <text:p>San Juan [SJU]</text:p>
          </table:table-cell>
          <table:table-cell office:value-type="string">
            <text:p>Puerto Rico</text:p>
          </table:table-cell>
          <table:table-cell office:value-type="string">
            <text:p>Luis Munoz Marin International</text:p>
          </table:table-cell>
          <table:table-cell office:value-type="string">
            <text:p>18.44</text:p>
          </table:table-cell>
          <table:table-cell office:value-type="string">
            <text:p>-66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SJZ</text:p>
          </table:table-cell>
          <table:table-cell office:value-type="string">
            <text:p>Sao Jorge Island [SJZ]</text:p>
          </table:table-cell>
          <table:table-cell office:value-type="string">
            <text:p>Azores</text:p>
          </table:table-cell>
          <table:table-cell office:value-type="string">
            <text:p>Sao Jorge</text:p>
          </table:table-cell>
          <table:table-cell office:value-type="string">
            <text:p>38.67</text:p>
          </table:table-cell>
          <table:table-cell office:value-type="string">
            <text:p>-28.18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SKA</text:p>
          </table:table-cell>
          <table:table-cell office:value-type="string">
            <text:p>Spokane [SKA]</text:p>
          </table:table-cell>
          <table:table-cell office:value-type="string">
            <text:p>United States</text:p>
          </table:table-cell>
          <table:table-cell office:value-type="string">
            <text:p>Fairchild Air Force Base</text:p>
          </table:table-cell>
          <table:table-cell office:value-type="string">
            <text:p>47.62</text:p>
          </table:table-cell>
          <table:table-cell office:value-type="string">
            <text:p>-117.66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SKB</text:p>
          </table:table-cell>
          <table:table-cell office:value-type="string">
            <text:p>Basse Terre [SKB]</text:p>
          </table:table-cell>
          <table:table-cell office:value-type="string">
            <text:p>Saint Kitts and Nevis</text:p>
          </table:table-cell>
          <table:table-cell office:value-type="string">
            <text:p>Robert L Bradshaw</text:p>
          </table:table-cell>
          <table:table-cell office:value-type="string">
            <text:p>17.31</text:p>
          </table:table-cell>
          <table:table-cell office:value-type="string">
            <text:p>-62.72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SKD</text:p>
          </table:table-cell>
          <table:table-cell office:value-type="string">
            <text:p>Samarkand [SKD]</text:p>
          </table:table-cell>
          <table:table-cell office:value-type="string">
            <text:p>Uzbekistan</text:p>
          </table:table-cell>
          <table:table-cell office:value-type="string">
            <text:p>Samarkand</text:p>
          </table:table-cell>
          <table:table-cell office:value-type="string">
            <text:p>39.7</text:p>
          </table:table-cell>
          <table:table-cell office:value-type="string">
            <text:p>66.98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SKE</text:p>
          </table:table-cell>
          <table:table-cell office:value-type="string">
            <text:p>Skien [SKE]</text:p>
          </table:table-cell>
          <table:table-cell office:value-type="string">
            <text:p>Norway</text:p>
          </table:table-cell>
          <table:table-cell office:value-type="string">
            <text:p>Skien Geiteryggen</text:p>
          </table:table-cell>
          <table:table-cell office:value-type="string">
            <text:p>59.19</text:p>
          </table:table-cell>
          <table:table-cell office:value-type="string">
            <text:p>9.57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SKF</text:p>
          </table:table-cell>
          <table:table-cell office:value-type="string">
            <text:p>San Antonio [SKF]</text:p>
          </table:table-cell>
          <table:table-cell office:value-type="string">
            <text:p>United States</text:p>
          </table:table-cell>
          <table:table-cell office:value-type="string">
            <text:p>Lackland Air Force Base Kelly Field Annex</text:p>
          </table:table-cell>
          <table:table-cell office:value-type="string">
            <text:p>29.38</text:p>
          </table:table-cell>
          <table:table-cell office:value-type="string">
            <text:p>-98.58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SKG</text:p>
          </table:table-cell>
          <table:table-cell office:value-type="string">
            <text:p>Thessaloniki [SKG]</text:p>
          </table:table-cell>
          <table:table-cell office:value-type="string">
            <text:p>Greece</text:p>
          </table:table-cell>
          <table:table-cell office:value-type="string">
            <text:p>Makedonia</text:p>
          </table:table-cell>
          <table:table-cell office:value-type="string">
            <text:p>40.52</text:p>
          </table:table-cell>
          <table:table-cell office:value-type="string">
            <text:p>22.97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SKO</text:p>
          </table:table-cell>
          <table:table-cell office:value-type="string">
            <text:p>Sokoto [SKO]</text:p>
          </table:table-cell>
          <table:table-cell office:value-type="string">
            <text:p>Nigeria</text:p>
          </table:table-cell>
          <table:table-cell office:value-type="string">
            <text:p>Sadiq Abubakar Iii International</text:p>
          </table:table-cell>
          <table:table-cell office:value-type="string">
            <text:p>12.92</text:p>
          </table:table-cell>
          <table:table-cell office:value-type="string">
            <text:p>5.21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SKP</text:p>
          </table:table-cell>
          <table:table-cell office:value-type="string">
            <text:p>Skopje [SKP]</text:p>
          </table:table-cell>
          <table:table-cell office:value-type="string">
            <text:p>Macedonia</text:p>
          </table:table-cell>
          <table:table-cell office:value-type="string">
            <text:p>Skopje</text:p>
          </table:table-cell>
          <table:table-cell office:value-type="string">
            <text:p>41.96</text:p>
          </table:table-cell>
          <table:table-cell office:value-type="string">
            <text:p>21.62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SKS</text:p>
          </table:table-cell>
          <table:table-cell office:value-type="string">
            <text:p>Skrydstrup [SKS]</text:p>
          </table:table-cell>
          <table:table-cell office:value-type="string">
            <text:p>Denmark</text:p>
          </table:table-cell>
          <table:table-cell office:value-type="string">
            <text:p>Skrydstrup</text:p>
          </table:table-cell>
          <table:table-cell office:value-type="string">
            <text:p>55.23</text:p>
          </table:table-cell>
          <table:table-cell office:value-type="string">
            <text:p>9.26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SKT</text:p>
          </table:table-cell>
          <table:table-cell office:value-type="string">
            <text:p>Gujranwala [SKT]</text:p>
          </table:table-cell>
          <table:table-cell office:value-type="string">
            <text:p>Pakistan</text:p>
          </table:table-cell>
          <table:table-cell office:value-type="string">
            <text:p>Sialkot International Airport</text:p>
          </table:table-cell>
          <table:table-cell office:value-type="string">
            <text:p>32.54</text:p>
          </table:table-cell>
          <table:table-cell office:value-type="string">
            <text:p>74.36</text:p>
          </table:table-cell>
          <table:table-cell office:value-type="string">
            <text:p>degrees N and E</text:p>
          </table:table-cell>
          <table:table-cell office:value-type="string">
            <text:p>amee/defra 2008</text:p>
          </table:table-cell>
        </table:table-row>
        <table:table-row table:style-name="ro1">
          <table:table-cell office:value-type="string">
            <text:p>SKU</text:p>
          </table:table-cell>
          <table:table-cell office:value-type="string">
            <text:p>Skiros [SKU]</text:p>
          </table:table-cell>
          <table:table-cell office:value-type="string">
            <text:p>Greece</text:p>
          </table:table-cell>
          <table:table-cell office:value-type="string">
            <text:p>Skyros</text:p>
          </table:table-cell>
          <table:table-cell office:value-type="string">
            <text:p>38.97</text:p>
          </table:table-cell>
          <table:table-cell office:value-type="string">
            <text:p>24.49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SKV</text:p>
          </table:table-cell>
          <table:table-cell office:value-type="string">
            <text:p>St. Catherine [SKV]</text:p>
          </table:table-cell>
          <table:table-cell office:value-type="string">
            <text:p>Egypt</text:p>
          </table:table-cell>
          <table:table-cell office:value-type="string">
            <text:p>St Catherine International</text:p>
          </table:table-cell>
          <table:table-cell office:value-type="string">
            <text:p>28.69</text:p>
          </table:table-cell>
          <table:table-cell office:value-type="string">
            <text:p>34.06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SKY</text:p>
          </table:table-cell>
          <table:table-cell office:value-type="string">
            <text:p>Sandusky [SKY]</text:p>
          </table:table-cell>
          <table:table-cell office:value-type="string">
            <text:p>United States</text:p>
          </table:table-cell>
          <table:table-cell office:value-type="string">
            <text:p>Griffing Sandusky</text:p>
          </table:table-cell>
          <table:table-cell office:value-type="string">
            <text:p>41.43</text:p>
          </table:table-cell>
          <table:table-cell office:value-type="string">
            <text:p>-82.65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SKZ</text:p>
          </table:table-cell>
          <table:table-cell office:value-type="string">
            <text:p>Sukkur [SKZ]</text:p>
          </table:table-cell>
          <table:table-cell office:value-type="string">
            <text:p>Pakistan</text:p>
          </table:table-cell>
          <table:table-cell office:value-type="string">
            <text:p>Sukkur</text:p>
          </table:table-cell>
          <table:table-cell office:value-type="string">
            <text:p>27.72</text:p>
          </table:table-cell>
          <table:table-cell office:value-type="string">
            <text:p>68.79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SLA</text:p>
          </table:table-cell>
          <table:table-cell office:value-type="string">
            <text:p>Salta [SLA]</text:p>
          </table:table-cell>
          <table:table-cell office:value-type="string">
            <text:p>Argentina</text:p>
          </table:table-cell>
          <table:table-cell office:value-type="string">
            <text:p>Salta</text:p>
          </table:table-cell>
          <table:table-cell office:value-type="string">
            <text:p>-24.86</text:p>
          </table:table-cell>
          <table:table-cell office:value-type="string">
            <text:p>-65.49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SLC</text:p>
          </table:table-cell>
          <table:table-cell office:value-type="string">
            <text:p>Salt Lake City [SLC]</text:p>
          </table:table-cell>
          <table:table-cell office:value-type="string">
            <text:p>United States</text:p>
          </table:table-cell>
          <table:table-cell office:value-type="string">
            <text:p>Salt Lake City International</text:p>
          </table:table-cell>
          <table:table-cell office:value-type="string">
            <text:p>40.79</text:p>
          </table:table-cell>
          <table:table-cell office:value-type="string">
            <text:p>-111.98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SLD</text:p>
          </table:table-cell>
          <table:table-cell office:value-type="string">
            <text:p>Sliac [SLD]</text:p>
          </table:table-cell>
          <table:table-cell office:value-type="string">
            <text:p>Slovakia</text:p>
          </table:table-cell>
          <table:table-cell office:value-type="string">
            <text:p>Sliac</text:p>
          </table:table-cell>
          <table:table-cell office:value-type="string">
            <text:p>48.64</text:p>
          </table:table-cell>
          <table:table-cell office:value-type="string">
            <text:p>19.13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SLE</text:p>
          </table:table-cell>
          <table:table-cell office:value-type="string">
            <text:p>Salem [SLE]</text:p>
          </table:table-cell>
          <table:table-cell office:value-type="string">
            <text:p>United States</text:p>
          </table:table-cell>
          <table:table-cell office:value-type="string">
            <text:p>Salem Municipalcipal Airport</text:p>
          </table:table-cell>
          <table:table-cell office:value-type="string">
            <text:p>44.91</text:p>
          </table:table-cell>
          <table:table-cell office:value-type="string">
            <text:p>-123</text:p>
          </table:table-cell>
          <table:table-cell office:value-type="string">
            <text:p>degrees N and E</text:p>
          </table:table-cell>
          <table:table-cell office:value-type="string">
            <text:p>amee/defra 2008</text:p>
          </table:table-cell>
        </table:table-row>
        <table:table-row table:style-name="ro1">
          <table:table-cell office:value-type="string">
            <text:p>SLF</text:p>
          </table:table-cell>
          <table:table-cell office:value-type="string">
            <text:p>Sulayel [SLF]</text:p>
          </table:table-cell>
          <table:table-cell office:value-type="string">
            <text:p>Saudi Arabia</text:p>
          </table:table-cell>
          <table:table-cell office:value-type="string">
            <text:p>Sulayel</text:p>
          </table:table-cell>
          <table:table-cell office:value-type="string">
            <text:p>20.46</text:p>
          </table:table-cell>
          <table:table-cell office:value-type="string">
            <text:p>45.62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SLL</text:p>
          </table:table-cell>
          <table:table-cell office:value-type="string">
            <text:p>Salalah [SLL]</text:p>
          </table:table-cell>
          <table:table-cell office:value-type="string">
            <text:p>Oman</text:p>
          </table:table-cell>
          <table:table-cell office:value-type="string">
            <text:p>Salalah</text:p>
          </table:table-cell>
          <table:table-cell office:value-type="string">
            <text:p>17.04</text:p>
          </table:table-cell>
          <table:table-cell office:value-type="string">
            <text:p>54.09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SLM</text:p>
          </table:table-cell>
          <table:table-cell office:value-type="string">
            <text:p>Salamanca [SLM]</text:p>
          </table:table-cell>
          <table:table-cell office:value-type="string">
            <text:p>Spain</text:p>
          </table:table-cell>
          <table:table-cell office:value-type="string">
            <text:p>Salamanca</text:p>
          </table:table-cell>
          <table:table-cell office:value-type="string">
            <text:p>40.95</text:p>
          </table:table-cell>
          <table:table-cell office:value-type="string">
            <text:p>-5.5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SLP</text:p>
          </table:table-cell>
          <table:table-cell office:value-type="string">
            <text:p>San Luis Potosi [SLP]</text:p>
          </table:table-cell>
          <table:table-cell office:value-type="string">
            <text:p>Mexico</text:p>
          </table:table-cell>
          <table:table-cell office:value-type="string">
            <text:p>Ponciano Arriaga International</text:p>
          </table:table-cell>
          <table:table-cell office:value-type="string">
            <text:p>22.25</text:p>
          </table:table-cell>
          <table:table-cell office:value-type="string">
            <text:p>-100.93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SLU</text:p>
          </table:table-cell>
          <table:table-cell office:value-type="string">
            <text:p>Castries [SLU]</text:p>
          </table:table-cell>
          <table:table-cell office:value-type="string">
            <text:p>Saint Lucia Island</text:p>
          </table:table-cell>
          <table:table-cell office:value-type="string">
            <text:p>George F L Charles</text:p>
          </table:table-cell>
          <table:table-cell office:value-type="string">
            <text:p>14.02</text:p>
          </table:table-cell>
          <table:table-cell office:value-type="string">
            <text:p>-60.99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SLW</text:p>
          </table:table-cell>
          <table:table-cell office:value-type="string">
            <text:p>Saltillo [SLW]</text:p>
          </table:table-cell>
          <table:table-cell office:value-type="string">
            <text:p>Mexico</text:p>
          </table:table-cell>
          <table:table-cell office:value-type="string">
            <text:p>Plan De Guadalupe International</text:p>
          </table:table-cell>
          <table:table-cell office:value-type="string">
            <text:p>25.55</text:p>
          </table:table-cell>
          <table:table-cell office:value-type="string">
            <text:p>-100.93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SLZ</text:p>
          </table:table-cell>
          <table:table-cell office:value-type="string">
            <text:p>Sao Luis [SLZ]</text:p>
          </table:table-cell>
          <table:table-cell office:value-type="string">
            <text:p>Brazil</text:p>
          </table:table-cell>
          <table:table-cell office:value-type="string">
            <text:p>Marechal Cunha Machado</text:p>
          </table:table-cell>
          <table:table-cell office:value-type="string">
            <text:p>-2.59</text:p>
          </table:table-cell>
          <table:table-cell office:value-type="string">
            <text:p>-44.24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SMA</text:p>
          </table:table-cell>
          <table:table-cell office:value-type="string">
            <text:p>Santa Maria [SMA]</text:p>
          </table:table-cell>
          <table:table-cell office:value-type="string">
            <text:p>Azores</text:p>
          </table:table-cell>
          <table:table-cell office:value-type="string">
            <text:p>Santa Maria</text:p>
          </table:table-cell>
          <table:table-cell office:value-type="string">
            <text:p>36.97</text:p>
          </table:table-cell>
          <table:table-cell office:value-type="string">
            <text:p>-25.17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SMF</text:p>
          </table:table-cell>
          <table:table-cell office:value-type="string">
            <text:p>Sacramento [SMF]</text:p>
          </table:table-cell>
          <table:table-cell office:value-type="string">
            <text:p>United States</text:p>
          </table:table-cell>
          <table:table-cell office:value-type="string">
            <text:p>Sacramento International</text:p>
          </table:table-cell>
          <table:table-cell office:value-type="string">
            <text:p>38.7</text:p>
          </table:table-cell>
          <table:table-cell office:value-type="string">
            <text:p>-121.59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SMI</text:p>
          </table:table-cell>
          <table:table-cell office:value-type="string">
            <text:p>Samos [SMI]</text:p>
          </table:table-cell>
          <table:table-cell office:value-type="string">
            <text:p>Greece</text:p>
          </table:table-cell>
          <table:table-cell office:value-type="string">
            <text:p>Samos</text:p>
          </table:table-cell>
          <table:table-cell office:value-type="string">
            <text:p>37.69</text:p>
          </table:table-cell>
          <table:table-cell office:value-type="string">
            <text:p>26.91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SML</text:p>
          </table:table-cell>
          <table:table-cell office:value-type="string">
            <text:p>Stella Maris [SML]</text:p>
          </table:table-cell>
          <table:table-cell office:value-type="string">
            <text:p>Bahamas</text:p>
          </table:table-cell>
          <table:table-cell office:value-type="string">
            <text:p>Stella Maris</text:p>
          </table:table-cell>
          <table:table-cell office:value-type="string">
            <text:p>23.58</text:p>
          </table:table-cell>
          <table:table-cell office:value-type="string">
            <text:p>-75.27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SMR</text:p>
          </table:table-cell>
          <table:table-cell office:value-type="string">
            <text:p>Santa Marta [SMR]</text:p>
          </table:table-cell>
          <table:table-cell office:value-type="string">
            <text:p>Colombia</text:p>
          </table:table-cell>
          <table:table-cell office:value-type="string">
            <text:p>Simon Bolivar</text:p>
          </table:table-cell>
          <table:table-cell office:value-type="string">
            <text:p>11.12</text:p>
          </table:table-cell>
          <table:table-cell office:value-type="string">
            <text:p>-74.23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SMS</text:p>
          </table:table-cell>
          <table:table-cell office:value-type="string">
            <text:p>Sainte Marie [SMS]</text:p>
          </table:table-cell>
          <table:table-cell office:value-type="string">
            <text:p>Madagascar</text:p>
          </table:table-cell>
          <table:table-cell office:value-type="string">
            <text:p>Sainte Marie</text:p>
          </table:table-cell>
          <table:table-cell office:value-type="string">
            <text:p>-17.09</text:p>
          </table:table-cell>
          <table:table-cell office:value-type="string">
            <text:p>49.82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SMV</text:p>
          </table:table-cell>
          <table:table-cell office:value-type="string">
            <text:p>Samedan [SMV]</text:p>
          </table:table-cell>
          <table:table-cell office:value-type="string">
            <text:p>Switzerland</text:p>
          </table:table-cell>
          <table:table-cell office:value-type="string">
            <text:p>Samedan</text:p>
          </table:table-cell>
          <table:table-cell office:value-type="string">
            <text:p>46.53</text:p>
          </table:table-cell>
          <table:table-cell office:value-type="string">
            <text:p>9.88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SNA</text:p>
          </table:table-cell>
          <table:table-cell office:value-type="string">
            <text:p>Santa Ana [SNA]</text:p>
          </table:table-cell>
          <table:table-cell office:value-type="string">
            <text:p>United States</text:p>
          </table:table-cell>
          <table:table-cell office:value-type="string">
            <text:p>John Wayne Airport Orange County</text:p>
          </table:table-cell>
          <table:table-cell office:value-type="string">
            <text:p>33.68</text:p>
          </table:table-cell>
          <table:table-cell office:value-type="string">
            <text:p>-117.87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SNC</text:p>
          </table:table-cell>
          <table:table-cell office:value-type="string">
            <text:p>Salinas [SNC]</text:p>
          </table:table-cell>
          <table:table-cell office:value-type="string">
            <text:p>Ecuador</text:p>
          </table:table-cell>
          <table:table-cell office:value-type="string">
            <text:p>General Ulpiano Paez</text:p>
          </table:table-cell>
          <table:table-cell office:value-type="string">
            <text:p>-2.2</text:p>
          </table:table-cell>
          <table:table-cell office:value-type="string">
            <text:p>-80.99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SNE</text:p>
          </table:table-cell>
          <table:table-cell office:value-type="string">
            <text:p>Sao Nocolau Island [SNE]</text:p>
          </table:table-cell>
          <table:table-cell office:value-type="string">
            <text:p>Cape Verde Islands</text:p>
          </table:table-cell>
          <table:table-cell office:value-type="string">
            <text:p>Preguica</text:p>
          </table:table-cell>
          <table:table-cell office:value-type="string">
            <text:p>16.59</text:p>
          </table:table-cell>
          <table:table-cell office:value-type="string">
            <text:p>-24.28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SNN</text:p>
          </table:table-cell>
          <table:table-cell office:value-type="string">
            <text:p>Shannon [SNN]</text:p>
          </table:table-cell>
          <table:table-cell office:value-type="string">
            <text:p>Ireland</text:p>
          </table:table-cell>
          <table:table-cell office:value-type="string">
            <text:p>Shannon</text:p>
          </table:table-cell>
          <table:table-cell office:value-type="string">
            <text:p>52.7</text:p>
          </table:table-cell>
          <table:table-cell office:value-type="string">
            <text:p>-8.92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SNO</text:p>
          </table:table-cell>
          <table:table-cell office:value-type="string">
            <text:p>Sakon Nakhon [SNO]</text:p>
          </table:table-cell>
          <table:table-cell office:value-type="string">
            <text:p>Thailand</text:p>
          </table:table-cell>
          <table:table-cell office:value-type="string">
            <text:p>Sakon Nakhon</text:p>
          </table:table-cell>
          <table:table-cell office:value-type="string">
            <text:p>17.2</text:p>
          </table:table-cell>
          <table:table-cell office:value-type="string">
            <text:p>104.12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SNP</text:p>
          </table:table-cell>
          <table:table-cell office:value-type="string">
            <text:p>St. Paul Island [SNP]</text:p>
          </table:table-cell>
          <table:table-cell office:value-type="string">
            <text:p>United States</text:p>
          </table:table-cell>
          <table:table-cell office:value-type="string">
            <text:p>St Paul Island</text:p>
          </table:table-cell>
          <table:table-cell office:value-type="string">
            <text:p>57.17</text:p>
          </table:table-cell>
          <table:table-cell office:value-type="string">
            <text:p>-170.22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SNR</text:p>
          </table:table-cell>
          <table:table-cell office:value-type="string">
            <text:p>St.-Nazaire [SNR]</text:p>
          </table:table-cell>
          <table:table-cell office:value-type="string">
            <text:p>France</text:p>
          </table:table-cell>
          <table:table-cell office:value-type="string">
            <text:p>Montoir</text:p>
          </table:table-cell>
          <table:table-cell office:value-type="string">
            <text:p>47.31</text:p>
          </table:table-cell>
          <table:table-cell office:value-type="string">
            <text:p>-2.15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SNU</text:p>
          </table:table-cell>
          <table:table-cell office:value-type="string">
            <text:p>Santa Clara [SNU]</text:p>
          </table:table-cell>
          <table:table-cell office:value-type="string">
            <text:p>Cuba</text:p>
          </table:table-cell>
          <table:table-cell office:value-type="string">
            <text:p>Abel Santamaria</text:p>
          </table:table-cell>
          <table:table-cell office:value-type="string">
            <text:p>22.49</text:p>
          </table:table-cell>
          <table:table-cell office:value-type="string">
            <text:p>-79.94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SNW</text:p>
          </table:table-cell>
          <table:table-cell office:value-type="string">
            <text:p>Thandwe [SNW]</text:p>
          </table:table-cell>
          <table:table-cell office:value-type="string">
            <text:p>Myanmar (Burma)</text:p>
          </table:table-cell>
          <table:table-cell office:value-type="string">
            <text:p>Thandwe</text:p>
          </table:table-cell>
          <table:table-cell office:value-type="string">
            <text:p>18.46</text:p>
          </table:table-cell>
          <table:table-cell office:value-type="string">
            <text:p>94.3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SOC</text:p>
          </table:table-cell>
          <table:table-cell office:value-type="string">
            <text:p>Solo City [SOC]</text:p>
          </table:table-cell>
          <table:table-cell office:value-type="string">
            <text:p>Indonesia</text:p>
          </table:table-cell>
          <table:table-cell office:value-type="string">
            <text:p>Adi Sumarmo Wiryokusumo</text:p>
          </table:table-cell>
          <table:table-cell office:value-type="string">
            <text:p>-7.52</text:p>
          </table:table-cell>
          <table:table-cell office:value-type="string">
            <text:p>110.76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SOF</text:p>
          </table:table-cell>
          <table:table-cell office:value-type="string">
            <text:p>Sofia [SOF]</text:p>
          </table:table-cell>
          <table:table-cell office:value-type="string">
            <text:p>Bulgaria</text:p>
          </table:table-cell>
          <table:table-cell office:value-type="string">
            <text:p>Sofia</text:p>
          </table:table-cell>
          <table:table-cell office:value-type="string">
            <text:p>42.7</text:p>
          </table:table-cell>
          <table:table-cell office:value-type="string">
            <text:p>23.41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SOG</text:p>
          </table:table-cell>
          <table:table-cell office:value-type="string">
            <text:p>Sogndal [SOG]</text:p>
          </table:table-cell>
          <table:table-cell office:value-type="string">
            <text:p>Norway</text:p>
          </table:table-cell>
          <table:table-cell office:value-type="string">
            <text:p>Sogndal Haukasen</text:p>
          </table:table-cell>
          <table:table-cell office:value-type="string">
            <text:p>61.16</text:p>
          </table:table-cell>
          <table:table-cell office:value-type="string">
            <text:p>7.14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SOJ</text:p>
          </table:table-cell>
          <table:table-cell office:value-type="string">
            <text:p>Sorkjosen [SOJ]</text:p>
          </table:table-cell>
          <table:table-cell office:value-type="string">
            <text:p>Norway</text:p>
          </table:table-cell>
          <table:table-cell office:value-type="string">
            <text:p>Sorkjosen</text:p>
          </table:table-cell>
          <table:table-cell office:value-type="string">
            <text:p>69.79</text:p>
          </table:table-cell>
          <table:table-cell office:value-type="string">
            <text:p>20.96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SOM</text:p>
          </table:table-cell>
          <table:table-cell office:value-type="string">
            <text:p>San Tome [SOM]</text:p>
          </table:table-cell>
          <table:table-cell office:value-type="string">
            <text:p>Venezuela</text:p>
          </table:table-cell>
          <table:table-cell office:value-type="string">
            <text:p>San Tome</text:p>
          </table:table-cell>
          <table:table-cell office:value-type="string">
            <text:p>8.95</text:p>
          </table:table-cell>
          <table:table-cell office:value-type="string">
            <text:p>-64.15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SOQ</text:p>
          </table:table-cell>
          <table:table-cell office:value-type="string">
            <text:p>Sorong [SOQ]</text:p>
          </table:table-cell>
          <table:table-cell office:value-type="string">
            <text:p>Indonesia</text:p>
          </table:table-cell>
          <table:table-cell office:value-type="string">
            <text:p>Jefman</text:p>
          </table:table-cell>
          <table:table-cell office:value-type="string">
            <text:p>-0.93</text:p>
          </table:table-cell>
          <table:table-cell office:value-type="string">
            <text:p>131.12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SOT</text:p>
          </table:table-cell>
          <table:table-cell office:value-type="string">
            <text:p>Sodankyla [SOT]</text:p>
          </table:table-cell>
          <table:table-cell office:value-type="string">
            <text:p>Finland</text:p>
          </table:table-cell>
          <table:table-cell office:value-type="string">
            <text:p>Sodankyla</text:p>
          </table:table-cell>
          <table:table-cell office:value-type="string">
            <text:p>67.4</text:p>
          </table:table-cell>
          <table:table-cell office:value-type="string">
            <text:p>26.62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SOU</text:p>
          </table:table-cell>
          <table:table-cell office:value-type="string">
            <text:p>Southampton [SOU]</text:p>
          </table:table-cell>
          <table:table-cell office:value-type="string">
            <text:p>United Kingdom</text:p>
          </table:table-cell>
          <table:table-cell office:value-type="string">
            <text:p>Southampton</text:p>
          </table:table-cell>
          <table:table-cell office:value-type="string">
            <text:p>50.95</text:p>
          </table:table-cell>
          <table:table-cell office:value-type="string">
            <text:p>-1.36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SOZ</text:p>
          </table:table-cell>
          <table:table-cell office:value-type="string">
            <text:p>Solenzara [SOZ]</text:p>
          </table:table-cell>
          <table:table-cell office:value-type="string">
            <text:p>Corsica</text:p>
          </table:table-cell>
          <table:table-cell office:value-type="string">
            <text:p>Solenzara</text:p>
          </table:table-cell>
          <table:table-cell office:value-type="string">
            <text:p>41.92</text:p>
          </table:table-cell>
          <table:table-cell office:value-type="string">
            <text:p>9.41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SPB</text:p>
          </table:table-cell>
          <table:table-cell office:value-type="string">
            <text:p>San Luis [SPB]</text:p>
          </table:table-cell>
          <table:table-cell office:value-type="string">
            <text:p>United States</text:p>
          </table:table-cell>
          <table:table-cell office:value-type="string">
            <text:p>Scappoose Industrial Airpark</text:p>
          </table:table-cell>
          <table:table-cell office:value-type="string">
            <text:p>45.77</text:p>
          </table:table-cell>
          <table:table-cell office:value-type="string">
            <text:p>-122.86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SPC</text:p>
          </table:table-cell>
          <table:table-cell office:value-type="string">
            <text:p>Santa Cruz De La Palma [SPC]</text:p>
          </table:table-cell>
          <table:table-cell office:value-type="string">
            <text:p>Spain</text:p>
          </table:table-cell>
          <table:table-cell office:value-type="string">
            <text:p>La Palma</text:p>
          </table:table-cell>
          <table:table-cell office:value-type="string">
            <text:p>28.63</text:p>
          </table:table-cell>
          <table:table-cell office:value-type="string">
            <text:p>-17.76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SPD</text:p>
          </table:table-cell>
          <table:table-cell office:value-type="string">
            <text:p>Saidpur [SPD]</text:p>
          </table:table-cell>
          <table:table-cell office:value-type="string">
            <text:p>Bangladesh</text:p>
          </table:table-cell>
          <table:table-cell office:value-type="string">
            <text:p>Saidpur</text:p>
          </table:table-cell>
          <table:table-cell office:value-type="string">
            <text:p>25.76</text:p>
          </table:table-cell>
          <table:table-cell office:value-type="string">
            <text:p>88.91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SPG</text:p>
          </table:table-cell>
          <table:table-cell office:value-type="string">
            <text:p>St. Petersburg [SPG]</text:p>
          </table:table-cell>
          <table:table-cell office:value-type="string">
            <text:p>United States</text:p>
          </table:table-cell>
          <table:table-cell office:value-type="string">
            <text:p>Albert Whitted</text:p>
          </table:table-cell>
          <table:table-cell office:value-type="string">
            <text:p>27.77</text:p>
          </table:table-cell>
          <table:table-cell office:value-type="string">
            <text:p>-82.63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SPI</text:p>
          </table:table-cell>
          <table:table-cell office:value-type="string">
            <text:p>Springfield [SPI]</text:p>
          </table:table-cell>
          <table:table-cell office:value-type="string">
            <text:p>United States</text:p>
          </table:table-cell>
          <table:table-cell office:value-type="string">
            <text:p>Abraham Lincoln Capital Airport</text:p>
          </table:table-cell>
          <table:table-cell office:value-type="string">
            <text:p>39.84</text:p>
          </table:table-cell>
          <table:table-cell office:value-type="string">
            <text:p>-89.68</text:p>
          </table:table-cell>
          <table:table-cell office:value-type="string">
            <text:p>degrees N and E</text:p>
          </table:table-cell>
          <table:table-cell office:value-type="string">
            <text:p>amee/defra 2008</text:p>
          </table:table-cell>
        </table:table-row>
        <table:table-row table:style-name="ro1">
          <table:table-cell office:value-type="string">
            <text:p>SPK</text:p>
          </table:table-cell>
          <table:table-cell office:value-type="string">
            <text:p>Sapporo [SPK]</text:p>
          </table:table-cell>
          <table:table-cell office:value-type="string">
            <text:p>Japan</text:p>
          </table:table-cell>
          <table:table-cell office:value-type="string">
            <text:p>Sapporo/Chitose</text:p>
          </table:table-cell>
          <table:table-cell office:value-type="string">
            <text:p>43.12</text:p>
          </table:table-cell>
          <table:table-cell office:value-type="string">
            <text:p>141.38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SPM</text:p>
          </table:table-cell>
          <table:table-cell office:value-type="string">
            <text:p>Spangdahlem [SPM]</text:p>
          </table:table-cell>
          <table:table-cell office:value-type="string">
            <text:p>Germany</text:p>
          </table:table-cell>
          <table:table-cell office:value-type="string">
            <text:p>Spangdahlem Ab</text:p>
          </table:table-cell>
          <table:table-cell office:value-type="string">
            <text:p>49.97</text:p>
          </table:table-cell>
          <table:table-cell office:value-type="string">
            <text:p>6.69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SPN</text:p>
          </table:table-cell>
          <table:table-cell office:value-type="string">
            <text:p>Saipan [SPN]</text:p>
          </table:table-cell>
          <table:table-cell office:value-type="string">
            <text:p>Mariana Islands</text:p>
          </table:table-cell>
          <table:table-cell office:value-type="string">
            <text:p>Saipan International</text:p>
          </table:table-cell>
          <table:table-cell office:value-type="string">
            <text:p>15.12</text:p>
          </table:table-cell>
          <table:table-cell office:value-type="string">
            <text:p>145.73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SPP</text:p>
          </table:table-cell>
          <table:table-cell office:value-type="string">
            <text:p>Menongue [SPP]</text:p>
          </table:table-cell>
          <table:table-cell office:value-type="string">
            <text:p>Angola</text:p>
          </table:table-cell>
          <table:table-cell office:value-type="string">
            <text:p>Menongue</text:p>
          </table:table-cell>
          <table:table-cell office:value-type="string">
            <text:p>-14.66</text:p>
          </table:table-cell>
          <table:table-cell office:value-type="string">
            <text:p>17.72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SPS</text:p>
          </table:table-cell>
          <table:table-cell office:value-type="string">
            <text:p>Wichita Falls [SPS]</text:p>
          </table:table-cell>
          <table:table-cell office:value-type="string">
            <text:p>United States</text:p>
          </table:table-cell>
          <table:table-cell office:value-type="string">
            <text:p>Sheppard Air Force Base Wichita Falls Municipal</text:p>
          </table:table-cell>
          <table:table-cell office:value-type="string">
            <text:p>33.99</text:p>
          </table:table-cell>
          <table:table-cell office:value-type="string">
            <text:p>-98.49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SPU</text:p>
          </table:table-cell>
          <table:table-cell office:value-type="string">
            <text:p>Split [SPU]</text:p>
          </table:table-cell>
          <table:table-cell office:value-type="string">
            <text:p>Croatia</text:p>
          </table:table-cell>
          <table:table-cell office:value-type="string">
            <text:p>Split</text:p>
          </table:table-cell>
          <table:table-cell office:value-type="string">
            <text:p>43.54</text:p>
          </table:table-cell>
          <table:table-cell office:value-type="string">
            <text:p>16.3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SPY</text:p>
          </table:table-cell>
          <table:table-cell office:value-type="string">
            <text:p>San Pedro [SPY]</text:p>
          </table:table-cell>
          <table:table-cell office:value-type="string">
            <text:p>Ivory Coast</text:p>
          </table:table-cell>
          <table:table-cell office:value-type="string">
            <text:p>San Pedro</text:p>
          </table:table-cell>
          <table:table-cell office:value-type="string">
            <text:p>4.75</text:p>
          </table:table-cell>
          <table:table-cell office:value-type="string">
            <text:p>-6.66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SQC</text:p>
          </table:table-cell>
          <table:table-cell office:value-type="string">
            <text:p>Sintang [SQC]</text:p>
          </table:table-cell>
          <table:table-cell office:value-type="string">
            <text:p>Indonesia</text:p>
          </table:table-cell>
          <table:table-cell office:value-type="string">
            <text:p>Susilo</text:p>
          </table:table-cell>
          <table:table-cell office:value-type="string">
            <text:p>0.06</text:p>
          </table:table-cell>
          <table:table-cell office:value-type="string">
            <text:p>111.47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SRE</text:p>
          </table:table-cell>
          <table:table-cell office:value-type="string">
            <text:p>Sucre [SRE]</text:p>
          </table:table-cell>
          <table:table-cell office:value-type="string">
            <text:p>Bolivia</text:p>
          </table:table-cell>
          <table:table-cell office:value-type="string">
            <text:p>Juana Azurduy De Padilla</text:p>
          </table:table-cell>
          <table:table-cell office:value-type="string">
            <text:p>-19.01</text:p>
          </table:table-cell>
          <table:table-cell office:value-type="string">
            <text:p>-65.29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SRG</text:p>
          </table:table-cell>
          <table:table-cell office:value-type="string">
            <text:p>Semarang [SRG]</text:p>
          </table:table-cell>
          <table:table-cell office:value-type="string">
            <text:p>Indonesia</text:p>
          </table:table-cell>
          <table:table-cell office:value-type="string">
            <text:p>Achmad Yani</text:p>
          </table:table-cell>
          <table:table-cell office:value-type="string">
            <text:p>-6.97</text:p>
          </table:table-cell>
          <table:table-cell office:value-type="string">
            <text:p>110.38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SRH</text:p>
          </table:table-cell>
          <table:table-cell office:value-type="string">
            <text:p>Sarh [SRH]</text:p>
          </table:table-cell>
          <table:table-cell office:value-type="string">
            <text:p>Chad</text:p>
          </table:table-cell>
          <table:table-cell office:value-type="string">
            <text:p>Sarh</text:p>
          </table:table-cell>
          <table:table-cell office:value-type="string">
            <text:p>9.15</text:p>
          </table:table-cell>
          <table:table-cell office:value-type="string">
            <text:p>18.38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SRI</text:p>
          </table:table-cell>
          <table:table-cell office:value-type="string">
            <text:p>Samarinda [SRI]</text:p>
          </table:table-cell>
          <table:table-cell office:value-type="string">
            <text:p>Indonesia</text:p>
          </table:table-cell>
          <table:table-cell office:value-type="string">
            <text:p>Temindung</text:p>
          </table:table-cell>
          <table:table-cell office:value-type="string">
            <text:p>-0.48</text:p>
          </table:table-cell>
          <table:table-cell office:value-type="string">
            <text:p>117.16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SRJ</text:p>
          </table:table-cell>
          <table:table-cell office:value-type="string">
            <text:p>San Borja [SRJ]</text:p>
          </table:table-cell>
          <table:table-cell office:value-type="string">
            <text:p>Bolivia</text:p>
          </table:table-cell>
          <table:table-cell office:value-type="string">
            <text:p>Capitan German Quiroga G</text:p>
          </table:table-cell>
          <table:table-cell office:value-type="string">
            <text:p>-14.86</text:p>
          </table:table-cell>
          <table:table-cell office:value-type="string">
            <text:p>-66.74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SRP</text:p>
          </table:table-cell>
          <table:table-cell office:value-type="string">
            <text:p>Stord [SRP]</text:p>
          </table:table-cell>
          <table:table-cell office:value-type="string">
            <text:p>Norway</text:p>
          </table:table-cell>
          <table:table-cell office:value-type="string">
            <text:p>Soerstokken</text:p>
          </table:table-cell>
          <table:table-cell office:value-type="string">
            <text:p>59.79</text:p>
          </table:table-cell>
          <table:table-cell office:value-type="string">
            <text:p>5.34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SRT</text:p>
          </table:table-cell>
          <table:table-cell office:value-type="string">
            <text:p>Soroti [SRT]</text:p>
          </table:table-cell>
          <table:table-cell office:value-type="string">
            <text:p>Uganda</text:p>
          </table:table-cell>
          <table:table-cell office:value-type="string">
            <text:p>Soroti</text:p>
          </table:table-cell>
          <table:table-cell office:value-type="string">
            <text:p>1.73</text:p>
          </table:table-cell>
          <table:table-cell office:value-type="string">
            <text:p>33.62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SSA</text:p>
          </table:table-cell>
          <table:table-cell office:value-type="string">
            <text:p>Salvador [SSA]</text:p>
          </table:table-cell>
          <table:table-cell office:value-type="string">
            <text:p>Brazil</text:p>
          </table:table-cell>
          <table:table-cell office:value-type="string">
            <text:p>Deputado Luis Eduardo Magalhaes</text:p>
          </table:table-cell>
          <table:table-cell office:value-type="string">
            <text:p>-12.91</text:p>
          </table:table-cell>
          <table:table-cell office:value-type="string">
            <text:p>-38.33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SSC</text:p>
          </table:table-cell>
          <table:table-cell office:value-type="string">
            <text:p>Sumter [SSC]</text:p>
          </table:table-cell>
          <table:table-cell office:value-type="string">
            <text:p>United States</text:p>
          </table:table-cell>
          <table:table-cell office:value-type="string">
            <text:p>Shaw Air Force Base</text:p>
          </table:table-cell>
          <table:table-cell office:value-type="string">
            <text:p>33.97</text:p>
          </table:table-cell>
          <table:table-cell office:value-type="string">
            <text:p>-80.47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SSE</text:p>
          </table:table-cell>
          <table:table-cell office:value-type="string">
            <text:p>Sholapur [SSE]</text:p>
          </table:table-cell>
          <table:table-cell office:value-type="string">
            <text:p>India</text:p>
          </table:table-cell>
          <table:table-cell office:value-type="string">
            <text:p>Sholapur</text:p>
          </table:table-cell>
          <table:table-cell office:value-type="string">
            <text:p>17.63</text:p>
          </table:table-cell>
          <table:table-cell office:value-type="string">
            <text:p>75.93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SSG</text:p>
          </table:table-cell>
          <table:table-cell office:value-type="string">
            <text:p>Malabo [SSG]</text:p>
          </table:table-cell>
          <table:table-cell office:value-type="string">
            <text:p>Equatorial Guinea</text:p>
          </table:table-cell>
          <table:table-cell office:value-type="string">
            <text:p>Malabo</text:p>
          </table:table-cell>
          <table:table-cell office:value-type="string">
            <text:p>3.76</text:p>
          </table:table-cell>
          <table:table-cell office:value-type="string">
            <text:p>8.71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SSH</text:p>
          </table:table-cell>
          <table:table-cell office:value-type="string">
            <text:p>Sharm El-Sheikh [SSH]</text:p>
          </table:table-cell>
          <table:table-cell office:value-type="string">
            <text:p>Egypt</text:p>
          </table:table-cell>
          <table:table-cell office:value-type="string">
            <text:p>Sharm El-Sheikh International Airport</text:p>
          </table:table-cell>
          <table:table-cell office:value-type="string">
            <text:p>27.98</text:p>
          </table:table-cell>
          <table:table-cell office:value-type="string">
            <text:p>34.39</text:p>
          </table:table-cell>
          <table:table-cell office:value-type="string">
            <text:p>degrees N and E</text:p>
          </table:table-cell>
          <table:table-cell office:value-type="string">
            <text:p>amee/defra 2008</text:p>
          </table:table-cell>
        </table:table-row>
        <table:table-row table:style-name="ro1">
          <table:table-cell office:value-type="string">
            <text:p>SSJ</text:p>
          </table:table-cell>
          <table:table-cell office:value-type="string">
            <text:p>Sandnessjoen [SSJ]</text:p>
          </table:table-cell>
          <table:table-cell office:value-type="string">
            <text:p>Norway</text:p>
          </table:table-cell>
          <table:table-cell office:value-type="string">
            <text:p>Stokka</text:p>
          </table:table-cell>
          <table:table-cell office:value-type="string">
            <text:p>65.96</text:p>
          </table:table-cell>
          <table:table-cell office:value-type="string">
            <text:p>12.47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SSN</text:p>
          </table:table-cell>
          <table:table-cell office:value-type="string">
            <text:p>Seoul East [SSN]</text:p>
          </table:table-cell>
          <table:table-cell office:value-type="string">
            <text:p>South Korea</text:p>
          </table:table-cell>
          <table:table-cell office:value-type="string">
            <text:p>Seoul Ab</text:p>
          </table:table-cell>
          <table:table-cell office:value-type="string">
            <text:p>37.45</text:p>
          </table:table-cell>
          <table:table-cell office:value-type="string">
            <text:p>127.11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SSX</text:p>
          </table:table-cell>
          <table:table-cell office:value-type="string">
            <text:p>Samsun [SSX]</text:p>
          </table:table-cell>
          <table:table-cell office:value-type="string">
            <text:p>Turkey</text:p>
          </table:table-cell>
          <table:table-cell office:value-type="string">
            <text:p>Samsun Airport</text:p>
          </table:table-cell>
          <table:table-cell office:value-type="string">
            <text:p>41.28</text:p>
          </table:table-cell>
          <table:table-cell office:value-type="string">
            <text:p>36.3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SSY</text:p>
          </table:table-cell>
          <table:table-cell office:value-type="string">
            <text:p>M'Banza-Congo [SSY]</text:p>
          </table:table-cell>
          <table:table-cell office:value-type="string">
            <text:p>Angola</text:p>
          </table:table-cell>
          <table:table-cell office:value-type="string">
            <text:p>Mbanza Congo</text:p>
          </table:table-cell>
          <table:table-cell office:value-type="string">
            <text:p>-6.27</text:p>
          </table:table-cell>
          <table:table-cell office:value-type="string">
            <text:p>14.25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SSZ</text:p>
          </table:table-cell>
          <table:table-cell office:value-type="string">
            <text:p>Santos [SSZ]</text:p>
          </table:table-cell>
          <table:table-cell office:value-type="string">
            <text:p>Brazil</text:p>
          </table:table-cell>
          <table:table-cell office:value-type="string">
            <text:p>Santos Air Base</text:p>
          </table:table-cell>
          <table:table-cell office:value-type="string">
            <text:p>-23.93</text:p>
          </table:table-cell>
          <table:table-cell office:value-type="string">
            <text:p>-46.29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STA</text:p>
          </table:table-cell>
          <table:table-cell office:value-type="string">
            <text:p>Stauning [STA]</text:p>
          </table:table-cell>
          <table:table-cell office:value-type="string">
            <text:p>Denmark</text:p>
          </table:table-cell>
          <table:table-cell office:value-type="string">
            <text:p>Stauning</text:p>
          </table:table-cell>
          <table:table-cell office:value-type="string">
            <text:p>55.99</text:p>
          </table:table-cell>
          <table:table-cell office:value-type="string">
            <text:p>8.35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STB</text:p>
          </table:table-cell>
          <table:table-cell office:value-type="string">
            <text:p>Santa Barbara [STB]</text:p>
          </table:table-cell>
          <table:table-cell office:value-type="string">
            <text:p>Venezuela</text:p>
          </table:table-cell>
          <table:table-cell office:value-type="string">
            <text:p>Santa Barbara Del Zulia</text:p>
          </table:table-cell>
          <table:table-cell office:value-type="string">
            <text:p>8.97</text:p>
          </table:table-cell>
          <table:table-cell office:value-type="string">
            <text:p>-71.94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STD</text:p>
          </table:table-cell>
          <table:table-cell office:value-type="string">
            <text:p>Santo Domingo [STD]</text:p>
          </table:table-cell>
          <table:table-cell office:value-type="string">
            <text:p>Venezuela</text:p>
          </table:table-cell>
          <table:table-cell office:value-type="string">
            <text:p>Mayor Buenaventura Vivas</text:p>
          </table:table-cell>
          <table:table-cell office:value-type="string">
            <text:p>7.57</text:p>
          </table:table-cell>
          <table:table-cell office:value-type="string">
            <text:p>-72.04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STI</text:p>
          </table:table-cell>
          <table:table-cell office:value-type="string">
            <text:p>Santiago [STI]</text:p>
          </table:table-cell>
          <table:table-cell office:value-type="string">
            <text:p>Dominican Republic</text:p>
          </table:table-cell>
          <table:table-cell office:value-type="string">
            <text:p>Cibao International</text:p>
          </table:table-cell>
          <table:table-cell office:value-type="string">
            <text:p>19.41</text:p>
          </table:table-cell>
          <table:table-cell office:value-type="string">
            <text:p>-70.62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STL</text:p>
          </table:table-cell>
          <table:table-cell office:value-type="string">
            <text:p>St. Louis [STL]</text:p>
          </table:table-cell>
          <table:table-cell office:value-type="string">
            <text:p>United States</text:p>
          </table:table-cell>
          <table:table-cell office:value-type="string">
            <text:p>Lambert St Louis International</text:p>
          </table:table-cell>
          <table:table-cell office:value-type="string">
            <text:p>38.75</text:p>
          </table:table-cell>
          <table:table-cell office:value-type="string">
            <text:p>-90.36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STM</text:p>
          </table:table-cell>
          <table:table-cell office:value-type="string">
            <text:p>Santarem [STM]</text:p>
          </table:table-cell>
          <table:table-cell office:value-type="string">
            <text:p>Brazil</text:p>
          </table:table-cell>
          <table:table-cell office:value-type="string">
            <text:p>Santa Maria</text:p>
          </table:table-cell>
          <table:table-cell office:value-type="string">
            <text:p>-29.71</text:p>
          </table:table-cell>
          <table:table-cell office:value-type="string">
            <text:p>-53.69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STN</text:p>
          </table:table-cell>
          <table:table-cell office:value-type="string">
            <text:p>London [STN]</text:p>
          </table:table-cell>
          <table:table-cell office:value-type="string">
            <text:p>United Kingdom</text:p>
          </table:table-cell>
          <table:table-cell office:value-type="string">
            <text:p>Stansted</text:p>
          </table:table-cell>
          <table:table-cell office:value-type="string">
            <text:p>51.89</text:p>
          </table:table-cell>
          <table:table-cell office:value-type="string">
            <text:p>0.24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STR</text:p>
          </table:table-cell>
          <table:table-cell office:value-type="string">
            <text:p>Stuttgart [STR]</text:p>
          </table:table-cell>
          <table:table-cell office:value-type="string">
            <text:p>Germany</text:p>
          </table:table-cell>
          <table:table-cell office:value-type="string">
            <text:p>Stuttgart</text:p>
          </table:table-cell>
          <table:table-cell office:value-type="string">
            <text:p>48.69</text:p>
          </table:table-cell>
          <table:table-cell office:value-type="string">
            <text:p>9.22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STT</text:p>
          </table:table-cell>
          <table:table-cell office:value-type="string">
            <text:p>St. Thomas [STT]</text:p>
          </table:table-cell>
          <table:table-cell office:value-type="string">
            <text:p>Virgin Islands</text:p>
          </table:table-cell>
          <table:table-cell office:value-type="string">
            <text:p>Cyril E King</text:p>
          </table:table-cell>
          <table:table-cell office:value-type="string">
            <text:p>18.34</text:p>
          </table:table-cell>
          <table:table-cell office:value-type="string">
            <text:p>-64.97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STU</text:p>
          </table:table-cell>
          <table:table-cell office:value-type="string">
            <text:p>Rio De Janeiro [STU]</text:p>
          </table:table-cell>
          <table:table-cell office:value-type="string">
            <text:p>Brazil</text:p>
          </table:table-cell>
          <table:table-cell office:value-type="string">
            <text:p>Santa Cruz</text:p>
          </table:table-cell>
          <table:table-cell office:value-type="string">
            <text:p>-22.93</text:p>
          </table:table-cell>
          <table:table-cell office:value-type="string">
            <text:p>-43.72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STV</text:p>
          </table:table-cell>
          <table:table-cell office:value-type="string">
            <text:p>Surat [STV]</text:p>
          </table:table-cell>
          <table:table-cell office:value-type="string">
            <text:p>India</text:p>
          </table:table-cell>
          <table:table-cell office:value-type="string">
            <text:p>Surat</text:p>
          </table:table-cell>
          <table:table-cell office:value-type="string">
            <text:p>21.12</text:p>
          </table:table-cell>
          <table:table-cell office:value-type="string">
            <text:p>72.74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STW</text:p>
          </table:table-cell>
          <table:table-cell office:value-type="string">
            <text:p>Stavropol [STW]</text:p>
          </table:table-cell>
          <table:table-cell office:value-type="string">
            <text:p>Russia</text:p>
          </table:table-cell>
          <table:table-cell office:value-type="string">
            <text:p>Shpakovskoye</text:p>
          </table:table-cell>
          <table:table-cell office:value-type="string">
            <text:p>45.11</text:p>
          </table:table-cell>
          <table:table-cell office:value-type="string">
            <text:p>42.11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STX</text:p>
          </table:table-cell>
          <table:table-cell office:value-type="string">
            <text:p>St. Criox Island [STX]</text:p>
          </table:table-cell>
          <table:table-cell office:value-type="string">
            <text:p>Virgin Islands</text:p>
          </table:table-cell>
          <table:table-cell office:value-type="string">
            <text:p>Henry E Rohlsen</text:p>
          </table:table-cell>
          <table:table-cell office:value-type="string">
            <text:p>17.7</text:p>
          </table:table-cell>
          <table:table-cell office:value-type="string">
            <text:p>-64.8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STY</text:p>
          </table:table-cell>
          <table:table-cell office:value-type="string">
            <text:p>Salto [STY]</text:p>
          </table:table-cell>
          <table:table-cell office:value-type="string">
            <text:p>Uruguay</text:p>
          </table:table-cell>
          <table:table-cell office:value-type="string">
            <text:p>Nueva Hesperides International</text:p>
          </table:table-cell>
          <table:table-cell office:value-type="string">
            <text:p>-31.44</text:p>
          </table:table-cell>
          <table:table-cell office:value-type="string">
            <text:p>-57.99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SUB</text:p>
          </table:table-cell>
          <table:table-cell office:value-type="string">
            <text:p>Surabaya [SUB]</text:p>
          </table:table-cell>
          <table:table-cell office:value-type="string">
            <text:p>Indonesia</text:p>
          </table:table-cell>
          <table:table-cell office:value-type="string">
            <text:p>Juanda</text:p>
          </table:table-cell>
          <table:table-cell office:value-type="string">
            <text:p>-7.38</text:p>
          </table:table-cell>
          <table:table-cell office:value-type="string">
            <text:p>112.79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SUF</text:p>
          </table:table-cell>
          <table:table-cell office:value-type="string">
            <text:p>Lamezia [SUF]</text:p>
          </table:table-cell>
          <table:table-cell office:value-type="string">
            <text:p>Italy</text:p>
          </table:table-cell>
          <table:table-cell office:value-type="string">
            <text:p>Lamezia Terme</text:p>
          </table:table-cell>
          <table:table-cell office:value-type="string">
            <text:p>38.91</text:p>
          </table:table-cell>
          <table:table-cell office:value-type="string">
            <text:p>16.24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SUI</text:p>
          </table:table-cell>
          <table:table-cell office:value-type="string">
            <text:p>Sukhumi [SUI]</text:p>
          </table:table-cell>
          <table:table-cell office:value-type="string">
            <text:p>Georgia</text:p>
          </table:table-cell>
          <table:table-cell office:value-type="string">
            <text:p>Sukhumi Dranda</text:p>
          </table:table-cell>
          <table:table-cell office:value-type="string">
            <text:p>42.86</text:p>
          </table:table-cell>
          <table:table-cell office:value-type="string">
            <text:p>41.13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SUJ</text:p>
          </table:table-cell>
          <table:table-cell office:value-type="string">
            <text:p>Satu Mare [SUJ]</text:p>
          </table:table-cell>
          <table:table-cell office:value-type="string">
            <text:p>Romania</text:p>
          </table:table-cell>
          <table:table-cell office:value-type="string">
            <text:p>Satu Mare</text:p>
          </table:table-cell>
          <table:table-cell office:value-type="string">
            <text:p>47.7</text:p>
          </table:table-cell>
          <table:table-cell office:value-type="string">
            <text:p>22.89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SUL</text:p>
          </table:table-cell>
          <table:table-cell office:value-type="string">
            <text:p>Sui [SUL]</text:p>
          </table:table-cell>
          <table:table-cell office:value-type="string">
            <text:p>Pakistan</text:p>
          </table:table-cell>
          <table:table-cell office:value-type="string">
            <text:p>Sui</text:p>
          </table:table-cell>
          <table:table-cell office:value-type="string">
            <text:p>28.65</text:p>
          </table:table-cell>
          <table:table-cell office:value-type="string">
            <text:p>69.18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SUU</text:p>
          </table:table-cell>
          <table:table-cell office:value-type="string">
            <text:p>Fairfield [SUU]</text:p>
          </table:table-cell>
          <table:table-cell office:value-type="string">
            <text:p>United States</text:p>
          </table:table-cell>
          <table:table-cell office:value-type="string">
            <text:p>Travis Air Force Base</text:p>
          </table:table-cell>
          <table:table-cell office:value-type="string">
            <text:p>38.26</text:p>
          </table:table-cell>
          <table:table-cell office:value-type="string">
            <text:p>-121.93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SUV</text:p>
          </table:table-cell>
          <table:table-cell office:value-type="string">
            <text:p>Nausori [SUV]</text:p>
          </table:table-cell>
          <table:table-cell office:value-type="string">
            <text:p>Fiji</text:p>
          </table:table-cell>
          <table:table-cell office:value-type="string">
            <text:p>Nausori International</text:p>
          </table:table-cell>
          <table:table-cell office:value-type="string">
            <text:p>-18.04</text:p>
          </table:table-cell>
          <table:table-cell office:value-type="string">
            <text:p>178.56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SUX</text:p>
          </table:table-cell>
          <table:table-cell office:value-type="string">
            <text:p>Sioux City [SUX]</text:p>
          </table:table-cell>
          <table:table-cell office:value-type="string">
            <text:p>United States</text:p>
          </table:table-cell>
          <table:table-cell office:value-type="string">
            <text:p>Sioux Gateway Col Bud Day Field</text:p>
          </table:table-cell>
          <table:table-cell office:value-type="string">
            <text:p>42.4</text:p>
          </table:table-cell>
          <table:table-cell office:value-type="string">
            <text:p>-96.38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SVB</text:p>
          </table:table-cell>
          <table:table-cell office:value-type="string">
            <text:p>Sambava [SVB]</text:p>
          </table:table-cell>
          <table:table-cell office:value-type="string">
            <text:p>Madagascar</text:p>
          </table:table-cell>
          <table:table-cell office:value-type="string">
            <text:p>Sambava Sud</text:p>
          </table:table-cell>
          <table:table-cell office:value-type="string">
            <text:p>-14.28</text:p>
          </table:table-cell>
          <table:table-cell office:value-type="string">
            <text:p>50.17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SVD</text:p>
          </table:table-cell>
          <table:table-cell office:value-type="string">
            <text:p>Kingstown [SVD]</text:p>
          </table:table-cell>
          <table:table-cell office:value-type="string">
            <text:p>Saint Vincent and the Grenadines</text:p>
          </table:table-cell>
          <table:table-cell office:value-type="string">
            <text:p>E T Joshua</text:p>
          </table:table-cell>
          <table:table-cell office:value-type="string">
            <text:p>13.14</text:p>
          </table:table-cell>
          <table:table-cell office:value-type="string">
            <text:p>-61.21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SVG</text:p>
          </table:table-cell>
          <table:table-cell office:value-type="string">
            <text:p>Stavanger [SVG]</text:p>
          </table:table-cell>
          <table:table-cell office:value-type="string">
            <text:p>Norway</text:p>
          </table:table-cell>
          <table:table-cell office:value-type="string">
            <text:p>Stavanger Sola</text:p>
          </table:table-cell>
          <table:table-cell office:value-type="string">
            <text:p>58.88</text:p>
          </table:table-cell>
          <table:table-cell office:value-type="string">
            <text:p>5.64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SVI</text:p>
          </table:table-cell>
          <table:table-cell office:value-type="string">
            <text:p>San Vincente De Caguan [SVI]</text:p>
          </table:table-cell>
          <table:table-cell office:value-type="string">
            <text:p>Colombia</text:p>
          </table:table-cell>
          <table:table-cell office:value-type="string">
            <text:p>Eduardo Falla Solano</text:p>
          </table:table-cell>
          <table:table-cell office:value-type="string">
            <text:p>2.15</text:p>
          </table:table-cell>
          <table:table-cell office:value-type="string">
            <text:p>-74.77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SVL</text:p>
          </table:table-cell>
          <table:table-cell office:value-type="string">
            <text:p>Savonlinna [SVL]</text:p>
          </table:table-cell>
          <table:table-cell office:value-type="string">
            <text:p>Finland</text:p>
          </table:table-cell>
          <table:table-cell office:value-type="string">
            <text:p>Savonlinna</text:p>
          </table:table-cell>
          <table:table-cell office:value-type="string">
            <text:p>61.94</text:p>
          </table:table-cell>
          <table:table-cell office:value-type="string">
            <text:p>28.95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SVN</text:p>
          </table:table-cell>
          <table:table-cell office:value-type="string">
            <text:p>Hunter Army Air Field [SVN]</text:p>
          </table:table-cell>
          <table:table-cell office:value-type="string">
            <text:p>United States</text:p>
          </table:table-cell>
          <table:table-cell office:value-type="string">
            <text:p>Hunter Army Air Field</text:p>
          </table:table-cell>
          <table:table-cell office:value-type="string">
            <text:p>32.01</text:p>
          </table:table-cell>
          <table:table-cell office:value-type="string">
            <text:p>-81.15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SVO</text:p>
          </table:table-cell>
          <table:table-cell office:value-type="string">
            <text:p>Moscow [SVO]</text:p>
          </table:table-cell>
          <table:table-cell office:value-type="string">
            <text:p>Russia</text:p>
          </table:table-cell>
          <table:table-cell office:value-type="string">
            <text:p>Sheremetyevo</text:p>
          </table:table-cell>
          <table:table-cell office:value-type="string">
            <text:p>55.97</text:p>
          </table:table-cell>
          <table:table-cell office:value-type="string">
            <text:p>37.42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SVP</text:p>
          </table:table-cell>
          <table:table-cell office:value-type="string">
            <text:p>Kuito [SVP]</text:p>
          </table:table-cell>
          <table:table-cell office:value-type="string">
            <text:p>Angola</text:p>
          </table:table-cell>
          <table:table-cell office:value-type="string">
            <text:p>Kuito</text:p>
          </table:table-cell>
          <table:table-cell office:value-type="string">
            <text:p>-12.4</text:p>
          </table:table-cell>
          <table:table-cell office:value-type="string">
            <text:p>16.95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SVQ</text:p>
          </table:table-cell>
          <table:table-cell office:value-type="string">
            <text:p>Sevilla [SVQ]</text:p>
          </table:table-cell>
          <table:table-cell office:value-type="string">
            <text:p>Spain</text:p>
          </table:table-cell>
          <table:table-cell office:value-type="string">
            <text:p>Sevilla</text:p>
          </table:table-cell>
          <table:table-cell office:value-type="string">
            <text:p>37.42</text:p>
          </table:table-cell>
          <table:table-cell office:value-type="string">
            <text:p>-5.89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SVW</text:p>
          </table:table-cell>
          <table:table-cell office:value-type="string">
            <text:p>Sparrevohn [SVW]</text:p>
          </table:table-cell>
          <table:table-cell office:value-type="string">
            <text:p>United States</text:p>
          </table:table-cell>
          <table:table-cell office:value-type="string">
            <text:p>Sparrevohn Lrrs</text:p>
          </table:table-cell>
          <table:table-cell office:value-type="string">
            <text:p>61.1</text:p>
          </table:table-cell>
          <table:table-cell office:value-type="string">
            <text:p>-155.57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verdlovsk [SVX]</text:p>
          </table:table-cell>
          <table:table-cell office:value-type="string">
            <text:p>Russia</text:p>
          </table:table-cell>
          <table:table-cell office:value-type="string">
            <text:p>Koltsovo</text:p>
          </table:table-cell>
          <table:table-cell office:value-type="string">
            <text:p>56.74</text:p>
          </table:table-cell>
          <table:table-cell office:value-type="string">
            <text:p>60.8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SVZ</text:p>
          </table:table-cell>
          <table:table-cell office:value-type="string">
            <text:p>San Antonio [SVZ]</text:p>
          </table:table-cell>
          <table:table-cell office:value-type="string">
            <text:p>Venezuela</text:p>
          </table:table-cell>
          <table:table-cell office:value-type="string">
            <text:p>San Antonio Del Tachira</text:p>
          </table:table-cell>
          <table:table-cell office:value-type="string">
            <text:p>7.85</text:p>
          </table:table-cell>
          <table:table-cell office:value-type="string">
            <text:p>-72.43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SWA</text:p>
          </table:table-cell>
          <table:table-cell office:value-type="string">
            <text:p>Shantou [SWA]</text:p>
          </table:table-cell>
          <table:table-cell office:value-type="string">
            <text:p>China</text:p>
          </table:table-cell>
          <table:table-cell office:value-type="string">
            <text:p>Wai Sha Airport</text:p>
          </table:table-cell>
          <table:table-cell office:value-type="string">
            <text:p>23.4</text:p>
          </table:table-cell>
          <table:table-cell office:value-type="string">
            <text:p>116.68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SWF</text:p>
          </table:table-cell>
          <table:table-cell office:value-type="string">
            <text:p>Newburgh [SWF]</text:p>
          </table:table-cell>
          <table:table-cell office:value-type="string">
            <text:p>United States</text:p>
          </table:table-cell>
          <table:table-cell office:value-type="string">
            <text:p>Stewart International</text:p>
          </table:table-cell>
          <table:table-cell office:value-type="string">
            <text:p>41.5</text:p>
          </table:table-cell>
          <table:table-cell office:value-type="string">
            <text:p>-74.1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SWG</text:p>
          </table:table-cell>
          <table:table-cell office:value-type="string">
            <text:p>Sumbawa [SWG]</text:p>
          </table:table-cell>
          <table:table-cell office:value-type="string">
            <text:p>Indonesia</text:p>
          </table:table-cell>
          <table:table-cell office:value-type="string">
            <text:p>Sumbawa Besar</text:p>
          </table:table-cell>
          <table:table-cell office:value-type="string">
            <text:p>-8.49</text:p>
          </table:table-cell>
          <table:table-cell office:value-type="string">
            <text:p>117.41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SWS</text:p>
          </table:table-cell>
          <table:table-cell office:value-type="string">
            <text:p>Swansea [SWS]</text:p>
          </table:table-cell>
          <table:table-cell office:value-type="string">
            <text:p>United Kingdom</text:p>
          </table:table-cell>
          <table:table-cell office:value-type="string">
            <text:p>Swansea</text:p>
          </table:table-cell>
          <table:table-cell office:value-type="string">
            <text:p>51.61</text:p>
          </table:table-cell>
          <table:table-cell office:value-type="string">
            <text:p>-4.07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SXB</text:p>
          </table:table-cell>
          <table:table-cell office:value-type="string">
            <text:p>Strassbourg [SXB]</text:p>
          </table:table-cell>
          <table:table-cell office:value-type="string">
            <text:p>France</text:p>
          </table:table-cell>
          <table:table-cell office:value-type="string">
            <text:p>Entzheim</text:p>
          </table:table-cell>
          <table:table-cell office:value-type="string">
            <text:p>48.54</text:p>
          </table:table-cell>
          <table:table-cell office:value-type="string">
            <text:p>7.63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SXF</text:p>
          </table:table-cell>
          <table:table-cell office:value-type="string">
            <text:p>Berlin [SXF]</text:p>
          </table:table-cell>
          <table:table-cell office:value-type="string">
            <text:p>Germany</text:p>
          </table:table-cell>
          <table:table-cell office:value-type="string">
            <text:p>Schonefeld</text:p>
          </table:table-cell>
          <table:table-cell office:value-type="string">
            <text:p>52.38</text:p>
          </table:table-cell>
          <table:table-cell office:value-type="string">
            <text:p>13.52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SXL</text:p>
          </table:table-cell>
          <table:table-cell office:value-type="string">
            <text:p>Sligo [SXL]</text:p>
          </table:table-cell>
          <table:table-cell office:value-type="string">
            <text:p>Ireland</text:p>
          </table:table-cell>
          <table:table-cell office:value-type="string">
            <text:p>Sligo</text:p>
          </table:table-cell>
          <table:table-cell office:value-type="string">
            <text:p>54.28</text:p>
          </table:table-cell>
          <table:table-cell office:value-type="string">
            <text:p>-8.6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SXM</text:p>
          </table:table-cell>
          <table:table-cell office:value-type="string">
            <text:p>Philipsburg [SXM]</text:p>
          </table:table-cell>
          <table:table-cell office:value-type="string">
            <text:p>Antilles</text:p>
          </table:table-cell>
          <table:table-cell office:value-type="string">
            <text:p>Princess Juliana International</text:p>
          </table:table-cell>
          <table:table-cell office:value-type="string">
            <text:p>18.04</text:p>
          </table:table-cell>
          <table:table-cell office:value-type="string">
            <text:p>-63.11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SXR</text:p>
          </table:table-cell>
          <table:table-cell office:value-type="string">
            <text:p>Srinagar [SXR]</text:p>
          </table:table-cell>
          <table:table-cell office:value-type="string">
            <text:p>India</text:p>
          </table:table-cell>
          <table:table-cell office:value-type="string">
            <text:p>Srinagar</text:p>
          </table:table-cell>
          <table:table-cell office:value-type="string">
            <text:p>33.99</text:p>
          </table:table-cell>
          <table:table-cell office:value-type="string">
            <text:p>74.77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SYA</text:p>
          </table:table-cell>
          <table:table-cell office:value-type="string">
            <text:p>Shemya [SYA]</text:p>
          </table:table-cell>
          <table:table-cell office:value-type="string">
            <text:p>United States</text:p>
          </table:table-cell>
          <table:table-cell office:value-type="string">
            <text:p>Eareckson As</text:p>
          </table:table-cell>
          <table:table-cell office:value-type="string">
            <text:p>52.71</text:p>
          </table:table-cell>
          <table:table-cell office:value-type="string">
            <text:p>174.11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SYD</text:p>
          </table:table-cell>
          <table:table-cell office:value-type="string">
            <text:p>Sydney [SYD]</text:p>
          </table:table-cell>
          <table:table-cell office:value-type="string">
            <text:p>Australia</text:p>
          </table:table-cell>
          <table:table-cell office:value-type="string">
            <text:p>Kingsford Smith International Airport</text:p>
          </table:table-cell>
          <table:table-cell office:value-type="string">
            <text:p>-33.95</text:p>
          </table:table-cell>
          <table:table-cell office:value-type="string">
            <text:p>151.18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SYR</text:p>
          </table:table-cell>
          <table:table-cell office:value-type="string">
            <text:p>Syracuse [SYR]</text:p>
          </table:table-cell>
          <table:table-cell office:value-type="string">
            <text:p>United States</text:p>
          </table:table-cell>
          <table:table-cell office:value-type="string">
            <text:p>Syracuse Hancock International</text:p>
          </table:table-cell>
          <table:table-cell office:value-type="string">
            <text:p>43.11</text:p>
          </table:table-cell>
          <table:table-cell office:value-type="string">
            <text:p>-76.11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SYY</text:p>
          </table:table-cell>
          <table:table-cell office:value-type="string">
            <text:p>Stornoway [SYY]</text:p>
          </table:table-cell>
          <table:table-cell office:value-type="string">
            <text:p>United Kingdom</text:p>
          </table:table-cell>
          <table:table-cell office:value-type="string">
            <text:p>Stornoway</text:p>
          </table:table-cell>
          <table:table-cell office:value-type="string">
            <text:p>58.21</text:p>
          </table:table-cell>
          <table:table-cell office:value-type="string">
            <text:p>-6.33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SYZ</text:p>
          </table:table-cell>
          <table:table-cell office:value-type="string">
            <text:p>Shiraz [SYZ]</text:p>
          </table:table-cell>
          <table:table-cell office:value-type="string">
            <text:p>Iran</text:p>
          </table:table-cell>
          <table:table-cell office:value-type="string">
            <text:p>Shiraz Shahid Dastghaib International</text:p>
          </table:table-cell>
          <table:table-cell office:value-type="string">
            <text:p>29.54</text:p>
          </table:table-cell>
          <table:table-cell office:value-type="string">
            <text:p>52.59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SZA</text:p>
          </table:table-cell>
          <table:table-cell office:value-type="string">
            <text:p>Soyo [SZA]</text:p>
          </table:table-cell>
          <table:table-cell office:value-type="string">
            <text:p>Angola</text:p>
          </table:table-cell>
          <table:table-cell office:value-type="string">
            <text:p>Soyo</text:p>
          </table:table-cell>
          <table:table-cell office:value-type="string">
            <text:p>-6.14</text:p>
          </table:table-cell>
          <table:table-cell office:value-type="string">
            <text:p>12.37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SZG</text:p>
          </table:table-cell>
          <table:table-cell office:value-type="string">
            <text:p>Salzburg [SZG]</text:p>
          </table:table-cell>
          <table:table-cell office:value-type="string">
            <text:p>Austria</text:p>
          </table:table-cell>
          <table:table-cell office:value-type="string">
            <text:p>Salzburg</text:p>
          </table:table-cell>
          <table:table-cell office:value-type="string">
            <text:p>47.79</text:p>
          </table:table-cell>
          <table:table-cell office:value-type="string">
            <text:p>13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SZK</text:p>
          </table:table-cell>
          <table:table-cell office:value-type="string">
            <text:p>Skukuza [SZK]</text:p>
          </table:table-cell>
          <table:table-cell office:value-type="string">
            <text:p>South Africa</text:p>
          </table:table-cell>
          <table:table-cell office:value-type="string">
            <text:p>Skukuza</text:p>
          </table:table-cell>
          <table:table-cell office:value-type="string">
            <text:p>-24.96</text:p>
          </table:table-cell>
          <table:table-cell office:value-type="string">
            <text:p>31.59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SZL</text:p>
          </table:table-cell>
          <table:table-cell office:value-type="string">
            <text:p>Knobnoster [SZL]</text:p>
          </table:table-cell>
          <table:table-cell office:value-type="string">
            <text:p>United States</text:p>
          </table:table-cell>
          <table:table-cell office:value-type="string">
            <text:p>Whiteman Air Force Base</text:p>
          </table:table-cell>
          <table:table-cell office:value-type="string">
            <text:p>38.73</text:p>
          </table:table-cell>
          <table:table-cell office:value-type="string">
            <text:p>-93.55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SZW</text:p>
          </table:table-cell>
          <table:table-cell office:value-type="string">
            <text:p>Parchim [SZW]</text:p>
          </table:table-cell>
          <table:table-cell office:value-type="string">
            <text:p>Germany</text:p>
          </table:table-cell>
          <table:table-cell office:value-type="string">
            <text:p>Schwerin Parchim</text:p>
          </table:table-cell>
          <table:table-cell office:value-type="string">
            <text:p>53.43</text:p>
          </table:table-cell>
          <table:table-cell office:value-type="string">
            <text:p>11.78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SZX</text:p>
          </table:table-cell>
          <table:table-cell office:value-type="string">
            <text:p>Shenzhen [SZX]</text:p>
          </table:table-cell>
          <table:table-cell office:value-type="string">
            <text:p>China</text:p>
          </table:table-cell>
          <table:table-cell office:value-type="string">
            <text:p>Baoan</text:p>
          </table:table-cell>
          <table:table-cell office:value-type="string">
            <text:p>22.64</text:p>
          </table:table-cell>
          <table:table-cell office:value-type="string">
            <text:p>113.81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SZZ</text:p>
          </table:table-cell>
          <table:table-cell office:value-type="string">
            <text:p>Szczechin [SZZ]</text:p>
          </table:table-cell>
          <table:table-cell office:value-type="string">
            <text:p>Poland</text:p>
          </table:table-cell>
          <table:table-cell office:value-type="string">
            <text:p>Goleniow</text:p>
          </table:table-cell>
          <table:table-cell office:value-type="string">
            <text:p>53.58</text:p>
          </table:table-cell>
          <table:table-cell office:value-type="string">
            <text:p>14.9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TAB</text:p>
          </table:table-cell>
          <table:table-cell office:value-type="string">
            <text:p>Scarborough [TAB]</text:p>
          </table:table-cell>
          <table:table-cell office:value-type="string">
            <text:p>Trinidad and Tobago</text:p>
          </table:table-cell>
          <table:table-cell office:value-type="string">
            <text:p>Crown Point</text:p>
          </table:table-cell>
          <table:table-cell office:value-type="string">
            <text:p>11.15</text:p>
          </table:table-cell>
          <table:table-cell office:value-type="string">
            <text:p>-60.83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TAC</text:p>
          </table:table-cell>
          <table:table-cell office:value-type="string">
            <text:p>Tacloban [TAC]</text:p>
          </table:table-cell>
          <table:table-cell office:value-type="string">
            <text:p>Philippines</text:p>
          </table:table-cell>
          <table:table-cell office:value-type="string">
            <text:p>Daniel Z Romualdez</text:p>
          </table:table-cell>
          <table:table-cell office:value-type="string">
            <text:p>11.23</text:p>
          </table:table-cell>
          <table:table-cell office:value-type="string">
            <text:p>125.03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TAE</text:p>
          </table:table-cell>
          <table:table-cell office:value-type="string">
            <text:p>Taegu [TAE]</text:p>
          </table:table-cell>
          <table:table-cell office:value-type="string">
            <text:p>South Korea</text:p>
          </table:table-cell>
          <table:table-cell office:value-type="string">
            <text:p>Daegu Ab</text:p>
          </table:table-cell>
          <table:table-cell office:value-type="string">
            <text:p>35.89</text:p>
          </table:table-cell>
          <table:table-cell office:value-type="string">
            <text:p>128.66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TAF</text:p>
          </table:table-cell>
          <table:table-cell office:value-type="string">
            <text:p>Oran [TAF]</text:p>
          </table:table-cell>
          <table:table-cell office:value-type="string">
            <text:p>Algeria</text:p>
          </table:table-cell>
          <table:table-cell office:value-type="string">
            <text:p>Tafaraoui</text:p>
          </table:table-cell>
          <table:table-cell office:value-type="string">
            <text:p>35.54</text:p>
          </table:table-cell>
          <table:table-cell office:value-type="string">
            <text:p>-0.53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TAK</text:p>
          </table:table-cell>
          <table:table-cell office:value-type="string">
            <text:p>Takamatsu [TAK]</text:p>
          </table:table-cell>
          <table:table-cell office:value-type="string">
            <text:p>Japan</text:p>
          </table:table-cell>
          <table:table-cell office:value-type="string">
            <text:p>Takamatsu</text:p>
          </table:table-cell>
          <table:table-cell office:value-type="string">
            <text:p>34.21</text:p>
          </table:table-cell>
          <table:table-cell office:value-type="string">
            <text:p>134.02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TAL</text:p>
          </table:table-cell>
          <table:table-cell office:value-type="string">
            <text:p>Tanana [TAL]</text:p>
          </table:table-cell>
          <table:table-cell office:value-type="string">
            <text:p>United States</text:p>
          </table:table-cell>
          <table:table-cell office:value-type="string">
            <text:p>Ralph M Calhoun</text:p>
          </table:table-cell>
          <table:table-cell office:value-type="string">
            <text:p>65.17</text:p>
          </table:table-cell>
          <table:table-cell office:value-type="string">
            <text:p>-152.11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TAM</text:p>
          </table:table-cell>
          <table:table-cell office:value-type="string">
            <text:p>Tampico [TAM]</text:p>
          </table:table-cell>
          <table:table-cell office:value-type="string">
            <text:p>Mexico</text:p>
          </table:table-cell>
          <table:table-cell office:value-type="string">
            <text:p>General Francisco Javier Mina International</text:p>
          </table:table-cell>
          <table:table-cell office:value-type="string">
            <text:p>22.3</text:p>
          </table:table-cell>
          <table:table-cell office:value-type="string">
            <text:p>-97.87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TAO</text:p>
          </table:table-cell>
          <table:table-cell office:value-type="string">
            <text:p>Qingdao [TAO]</text:p>
          </table:table-cell>
          <table:table-cell office:value-type="string">
            <text:p>China</text:p>
          </table:table-cell>
          <table:table-cell office:value-type="string">
            <text:p>Liuting</text:p>
          </table:table-cell>
          <table:table-cell office:value-type="string">
            <text:p>36.26</text:p>
          </table:table-cell>
          <table:table-cell office:value-type="string">
            <text:p>120.38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TAP</text:p>
          </table:table-cell>
          <table:table-cell office:value-type="string">
            <text:p>Tapachula [TAP]</text:p>
          </table:table-cell>
          <table:table-cell office:value-type="string">
            <text:p>Mexico</text:p>
          </table:table-cell>
          <table:table-cell office:value-type="string">
            <text:p>Tapachula International</text:p>
          </table:table-cell>
          <table:table-cell office:value-type="string">
            <text:p>14.79</text:p>
          </table:table-cell>
          <table:table-cell office:value-type="string">
            <text:p>-92.37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TAR</text:p>
          </table:table-cell>
          <table:table-cell office:value-type="string">
            <text:p>Grottaglie [TAR]</text:p>
          </table:table-cell>
          <table:table-cell office:value-type="string">
            <text:p>Italy</text:p>
          </table:table-cell>
          <table:table-cell office:value-type="string">
            <text:p>Grottaglie</text:p>
          </table:table-cell>
          <table:table-cell office:value-type="string">
            <text:p>40.52</text:p>
          </table:table-cell>
          <table:table-cell office:value-type="string">
            <text:p>17.4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TAS</text:p>
          </table:table-cell>
          <table:table-cell office:value-type="string">
            <text:p>Tashkent [TAS]</text:p>
          </table:table-cell>
          <table:table-cell office:value-type="string">
            <text:p>Uzbekistan</text:p>
          </table:table-cell>
          <table:table-cell office:value-type="string">
            <text:p>Yuzhny</text:p>
          </table:table-cell>
          <table:table-cell office:value-type="string">
            <text:p>41.26</text:p>
          </table:table-cell>
          <table:table-cell office:value-type="string">
            <text:p>69.28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TAT</text:p>
          </table:table-cell>
          <table:table-cell office:value-type="string">
            <text:p>Poprad [TAT]</text:p>
          </table:table-cell>
          <table:table-cell office:value-type="string">
            <text:p>Slovakia</text:p>
          </table:table-cell>
          <table:table-cell office:value-type="string">
            <text:p>Tatry</text:p>
          </table:table-cell>
          <table:table-cell office:value-type="string">
            <text:p>49.07</text:p>
          </table:table-cell>
          <table:table-cell office:value-type="string">
            <text:p>20.24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TAW</text:p>
          </table:table-cell>
          <table:table-cell office:value-type="string">
            <text:p>Tacuarembo [TAW]</text:p>
          </table:table-cell>
          <table:table-cell office:value-type="string">
            <text:p>Uruguay</text:p>
          </table:table-cell>
          <table:table-cell office:value-type="string">
            <text:p>Tacuarembo</text:p>
          </table:table-cell>
          <table:table-cell office:value-type="string">
            <text:p>-31.75</text:p>
          </table:table-cell>
          <table:table-cell office:value-type="string">
            <text:p>-55.93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TBF</text:p>
          </table:table-cell>
          <table:table-cell office:value-type="string">
            <text:p>Tabiteuea North [TBF]</text:p>
          </table:table-cell>
          <table:table-cell office:value-type="string">
            <text:p>Kiribati</text:p>
          </table:table-cell>
          <table:table-cell office:value-type="string">
            <text:p>Tabiteuea North</text:p>
          </table:table-cell>
          <table:table-cell office:value-type="string">
            <text:p>-1.22</text:p>
          </table:table-cell>
          <table:table-cell office:value-type="string">
            <text:p>174.78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TBN</text:p>
          </table:table-cell>
          <table:table-cell office:value-type="string">
            <text:p>Fort Leonardwood [TBN]</text:p>
          </table:table-cell>
          <table:table-cell office:value-type="string">
            <text:p>United States</text:p>
          </table:table-cell>
          <table:table-cell office:value-type="string">
            <text:p>Waynesville Regional Airport At Forney Field</text:p>
          </table:table-cell>
          <table:table-cell office:value-type="string">
            <text:p>37.74</text:p>
          </table:table-cell>
          <table:table-cell office:value-type="string">
            <text:p>-92.14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TBP</text:p>
          </table:table-cell>
          <table:table-cell office:value-type="string">
            <text:p>Tumbes [TBP]</text:p>
          </table:table-cell>
          <table:table-cell office:value-type="string">
            <text:p>Peru</text:p>
          </table:table-cell>
          <table:table-cell office:value-type="string">
            <text:p>Pedro Canga</text:p>
          </table:table-cell>
          <table:table-cell office:value-type="string">
            <text:p>-3.55</text:p>
          </table:table-cell>
          <table:table-cell office:value-type="string">
            <text:p>-80.38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TBS</text:p>
          </table:table-cell>
          <table:table-cell office:value-type="string">
            <text:p>Tbilisi [TBS]</text:p>
          </table:table-cell>
          <table:table-cell office:value-type="string">
            <text:p>Georgia</text:p>
          </table:table-cell>
          <table:table-cell office:value-type="string">
            <text:p>Lochini</text:p>
          </table:table-cell>
          <table:table-cell office:value-type="string">
            <text:p>41.67</text:p>
          </table:table-cell>
          <table:table-cell office:value-type="string">
            <text:p>44.95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TBT</text:p>
          </table:table-cell>
          <table:table-cell office:value-type="string">
            <text:p>Tabatinga [TBT]</text:p>
          </table:table-cell>
          <table:table-cell office:value-type="string">
            <text:p>Brazil</text:p>
          </table:table-cell>
          <table:table-cell office:value-type="string">
            <text:p>Tabatinga</text:p>
          </table:table-cell>
          <table:table-cell office:value-type="string">
            <text:p>-4.26</text:p>
          </table:table-cell>
          <table:table-cell office:value-type="string">
            <text:p>-69.94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TBU</text:p>
          </table:table-cell>
          <table:table-cell office:value-type="string">
            <text:p>Tongatapu [TBU]</text:p>
          </table:table-cell>
          <table:table-cell office:value-type="string">
            <text:p>Tonga</text:p>
          </table:table-cell>
          <table:table-cell office:value-type="string">
            <text:p>Fua Amotu International</text:p>
          </table:table-cell>
          <table:table-cell office:value-type="string">
            <text:p>-21.24</text:p>
          </table:table-cell>
          <table:table-cell office:value-type="string">
            <text:p>-175.15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TBZ</text:p>
          </table:table-cell>
          <table:table-cell office:value-type="string">
            <text:p>Tabriz [TBZ]</text:p>
          </table:table-cell>
          <table:table-cell office:value-type="string">
            <text:p>Iran</text:p>
          </table:table-cell>
          <table:table-cell office:value-type="string">
            <text:p>Tabriz International</text:p>
          </table:table-cell>
          <table:table-cell office:value-type="string">
            <text:p>38.13</text:p>
          </table:table-cell>
          <table:table-cell office:value-type="string">
            <text:p>46.23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TCB</text:p>
          </table:table-cell>
          <table:table-cell office:value-type="string">
            <text:p>Treasure Cay [TCB]</text:p>
          </table:table-cell>
          <table:table-cell office:value-type="string">
            <text:p>Bahamas</text:p>
          </table:table-cell>
          <table:table-cell office:value-type="string">
            <text:p>Treasure Cay</text:p>
          </table:table-cell>
          <table:table-cell office:value-type="string">
            <text:p>26.75</text:p>
          </table:table-cell>
          <table:table-cell office:value-type="string">
            <text:p>-77.39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TCC</text:p>
          </table:table-cell>
          <table:table-cell office:value-type="string">
            <text:p>Tucumcari [TCC]</text:p>
          </table:table-cell>
          <table:table-cell office:value-type="string">
            <text:p>United States</text:p>
          </table:table-cell>
          <table:table-cell office:value-type="string">
            <text:p>Tucumcari Municipal</text:p>
          </table:table-cell>
          <table:table-cell office:value-type="string">
            <text:p>35.18</text:p>
          </table:table-cell>
          <table:table-cell office:value-type="string">
            <text:p>-103.6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TCE</text:p>
          </table:table-cell>
          <table:table-cell office:value-type="string">
            <text:p>Tulcea [TCE]</text:p>
          </table:table-cell>
          <table:table-cell office:value-type="string">
            <text:p>Romania</text:p>
          </table:table-cell>
          <table:table-cell office:value-type="string">
            <text:p>Cataloi</text:p>
          </table:table-cell>
          <table:table-cell office:value-type="string">
            <text:p>45.06</text:p>
          </table:table-cell>
          <table:table-cell office:value-type="string">
            <text:p>28.71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TCH</text:p>
          </table:table-cell>
          <table:table-cell office:value-type="string">
            <text:p>Tchibanga [TCH]</text:p>
          </table:table-cell>
          <table:table-cell office:value-type="string">
            <text:p>Gabon</text:p>
          </table:table-cell>
          <table:table-cell office:value-type="string">
            <text:p>Tchibanga</text:p>
          </table:table-cell>
          <table:table-cell office:value-type="string">
            <text:p>-2.89</text:p>
          </table:table-cell>
          <table:table-cell office:value-type="string">
            <text:p>10.92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TCM</text:p>
          </table:table-cell>
          <table:table-cell office:value-type="string">
            <text:p>Tacoma [TCM]</text:p>
          </table:table-cell>
          <table:table-cell office:value-type="string">
            <text:p>United States</text:p>
          </table:table-cell>
          <table:table-cell office:value-type="string">
            <text:p>Mc Chord Air Force Base</text:p>
          </table:table-cell>
          <table:table-cell office:value-type="string">
            <text:p>47.14</text:p>
          </table:table-cell>
          <table:table-cell office:value-type="string">
            <text:p>-122.48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TCN</text:p>
          </table:table-cell>
          <table:table-cell office:value-type="string">
            <text:p>Tehuacan [TCN]</text:p>
          </table:table-cell>
          <table:table-cell office:value-type="string">
            <text:p>Mexico</text:p>
          </table:table-cell>
          <table:table-cell office:value-type="string">
            <text:p>Tehuacan</text:p>
          </table:table-cell>
          <table:table-cell office:value-type="string">
            <text:p>18.5</text:p>
          </table:table-cell>
          <table:table-cell office:value-type="string">
            <text:p>-97.42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TCO</text:p>
          </table:table-cell>
          <table:table-cell office:value-type="string">
            <text:p>Tumaco [TCO]</text:p>
          </table:table-cell>
          <table:table-cell office:value-type="string">
            <text:p>Colombia</text:p>
          </table:table-cell>
          <table:table-cell office:value-type="string">
            <text:p>La Florida</text:p>
          </table:table-cell>
          <table:table-cell office:value-type="string">
            <text:p>1.81</text:p>
          </table:table-cell>
          <table:table-cell office:value-type="string">
            <text:p>-78.75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TCQ</text:p>
          </table:table-cell>
          <table:table-cell office:value-type="string">
            <text:p>Tacna [TCQ]</text:p>
          </table:table-cell>
          <table:table-cell office:value-type="string">
            <text:p>Peru</text:p>
          </table:table-cell>
          <table:table-cell office:value-type="string">
            <text:p>Coronel Fap Carlos Ciriani Santa Rosa</text:p>
          </table:table-cell>
          <table:table-cell office:value-type="string">
            <text:p>-18.05</text:p>
          </table:table-cell>
          <table:table-cell office:value-type="string">
            <text:p>-70.28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TCS</text:p>
          </table:table-cell>
          <table:table-cell office:value-type="string">
            <text:p>Truth Or Consequences [TCS]</text:p>
          </table:table-cell>
          <table:table-cell office:value-type="string">
            <text:p>United States</text:p>
          </table:table-cell>
          <table:table-cell office:value-type="string">
            <text:p>Truth Or Consequences Municipal</text:p>
          </table:table-cell>
          <table:table-cell office:value-type="string">
            <text:p>33.24</text:p>
          </table:table-cell>
          <table:table-cell office:value-type="string">
            <text:p>-107.27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TCU</text:p>
          </table:table-cell>
          <table:table-cell office:value-type="string">
            <text:p>Thaba Nchu [TCU]</text:p>
          </table:table-cell>
          <table:table-cell office:value-type="string">
            <text:p>South Africa</text:p>
          </table:table-cell>
          <table:table-cell office:value-type="string">
            <text:p>Thaba Nchu</text:p>
          </table:table-cell>
          <table:table-cell office:value-type="string">
            <text:p>-29.32</text:p>
          </table:table-cell>
          <table:table-cell office:value-type="string">
            <text:p>26.82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TDA</text:p>
          </table:table-cell>
          <table:table-cell office:value-type="string">
            <text:p>Trinidad [TDA]</text:p>
          </table:table-cell>
          <table:table-cell office:value-type="string">
            <text:p>Colombia</text:p>
          </table:table-cell>
          <table:table-cell office:value-type="string">
            <text:p>Trinidad</text:p>
          </table:table-cell>
          <table:table-cell office:value-type="string">
            <text:p>5.43</text:p>
          </table:table-cell>
          <table:table-cell office:value-type="string">
            <text:p>-71.66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TDD</text:p>
          </table:table-cell>
          <table:table-cell office:value-type="string">
            <text:p>Trinidad [TDD]</text:p>
          </table:table-cell>
          <table:table-cell office:value-type="string">
            <text:p>Bolivia</text:p>
          </table:table-cell>
          <table:table-cell office:value-type="string">
            <text:p>Tte Av Jorge Henrich Arauz</text:p>
          </table:table-cell>
          <table:table-cell office:value-type="string">
            <text:p>-14.82</text:p>
          </table:table-cell>
          <table:table-cell office:value-type="string">
            <text:p>-64.92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TDL</text:p>
          </table:table-cell>
          <table:table-cell office:value-type="string">
            <text:p>Tandil [TDL]</text:p>
          </table:table-cell>
          <table:table-cell office:value-type="string">
            <text:p>Argentina</text:p>
          </table:table-cell>
          <table:table-cell office:value-type="string">
            <text:p>Tandil</text:p>
          </table:table-cell>
          <table:table-cell office:value-type="string">
            <text:p>-37.24</text:p>
          </table:table-cell>
          <table:table-cell office:value-type="string">
            <text:p>-59.23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TEA</text:p>
          </table:table-cell>
          <table:table-cell office:value-type="string">
            <text:p>Tela [TEA]</text:p>
          </table:table-cell>
          <table:table-cell office:value-type="string">
            <text:p>Honduras</text:p>
          </table:table-cell>
          <table:table-cell office:value-type="string">
            <text:p>Tela</text:p>
          </table:table-cell>
          <table:table-cell office:value-type="string">
            <text:p>15.78</text:p>
          </table:table-cell>
          <table:table-cell office:value-type="string">
            <text:p>-87.48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TEB</text:p>
          </table:table-cell>
          <table:table-cell office:value-type="string">
            <text:p>Teterboro [TEB]</text:p>
          </table:table-cell>
          <table:table-cell office:value-type="string">
            <text:p>United States</text:p>
          </table:table-cell>
          <table:table-cell office:value-type="string">
            <text:p>Teterboro</text:p>
          </table:table-cell>
          <table:table-cell office:value-type="string">
            <text:p>40.85</text:p>
          </table:table-cell>
          <table:table-cell office:value-type="string">
            <text:p>-74.06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TED</text:p>
          </table:table-cell>
          <table:table-cell office:value-type="string">
            <text:p>Thisted [TED]</text:p>
          </table:table-cell>
          <table:table-cell office:value-type="string">
            <text:p>Denmark</text:p>
          </table:table-cell>
          <table:table-cell office:value-type="string">
            <text:p>Thisted</text:p>
          </table:table-cell>
          <table:table-cell office:value-type="string">
            <text:p>57.07</text:p>
          </table:table-cell>
          <table:table-cell office:value-type="string">
            <text:p>8.71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TEE</text:p>
          </table:table-cell>
          <table:table-cell office:value-type="string">
            <text:p>Tebessa [TEE]</text:p>
          </table:table-cell>
          <table:table-cell office:value-type="string">
            <text:p>Algeria</text:p>
          </table:table-cell>
          <table:table-cell office:value-type="string">
            <text:p>Cheikh Larbi Tebessi</text:p>
          </table:table-cell>
          <table:table-cell office:value-type="string">
            <text:p>35.43</text:p>
          </table:table-cell>
          <table:table-cell office:value-type="string">
            <text:p>8.12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TER</text:p>
          </table:table-cell>
          <table:table-cell office:value-type="string">
            <text:p>Terceira Island [TER]</text:p>
          </table:table-cell>
          <table:table-cell office:value-type="string">
            <text:p>Azores</text:p>
          </table:table-cell>
          <table:table-cell office:value-type="string">
            <text:p>Lajes</text:p>
          </table:table-cell>
          <table:table-cell office:value-type="string">
            <text:p>38.76</text:p>
          </table:table-cell>
          <table:table-cell office:value-type="string">
            <text:p>-27.09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TET</text:p>
          </table:table-cell>
          <table:table-cell office:value-type="string">
            <text:p>Tete [TET]</text:p>
          </table:table-cell>
          <table:table-cell office:value-type="string">
            <text:p>Mozambique</text:p>
          </table:table-cell>
          <table:table-cell office:value-type="string">
            <text:p>Tete Chingozi</text:p>
          </table:table-cell>
          <table:table-cell office:value-type="string">
            <text:p>-16.1</text:p>
          </table:table-cell>
          <table:table-cell office:value-type="string">
            <text:p>33.64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TEU</text:p>
          </table:table-cell>
          <table:table-cell office:value-type="string">
            <text:p>Manapouri [TEU]</text:p>
          </table:table-cell>
          <table:table-cell office:value-type="string">
            <text:p>New Zealand</text:p>
          </table:table-cell>
          <table:table-cell office:value-type="string">
            <text:p>Manapouri</text:p>
          </table:table-cell>
          <table:table-cell office:value-type="string">
            <text:p>-45.53</text:p>
          </table:table-cell>
          <table:table-cell office:value-type="string">
            <text:p>167.65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TFF</text:p>
          </table:table-cell>
          <table:table-cell office:value-type="string">
            <text:p>Tefe [TFF]</text:p>
          </table:table-cell>
          <table:table-cell office:value-type="string">
            <text:p>Brazil</text:p>
          </table:table-cell>
          <table:table-cell office:value-type="string">
            <text:p>Tefe</text:p>
          </table:table-cell>
          <table:table-cell office:value-type="string">
            <text:p>-3.38</text:p>
          </table:table-cell>
          <table:table-cell office:value-type="string">
            <text:p>-64.72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TFN</text:p>
          </table:table-cell>
          <table:table-cell office:value-type="string">
            <text:p>Tenerife [TFN]</text:p>
          </table:table-cell>
          <table:table-cell office:value-type="string">
            <text:p>Canary Islands</text:p>
          </table:table-cell>
          <table:table-cell office:value-type="string">
            <text:p>Tenerife Norte</text:p>
          </table:table-cell>
          <table:table-cell office:value-type="string">
            <text:p>28.48</text:p>
          </table:table-cell>
          <table:table-cell office:value-type="string">
            <text:p>-16.34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TFS</text:p>
          </table:table-cell>
          <table:table-cell office:value-type="string">
            <text:p>Tenerife [TFS]</text:p>
          </table:table-cell>
          <table:table-cell office:value-type="string">
            <text:p>Canary Islands</text:p>
          </table:table-cell>
          <table:table-cell office:value-type="string">
            <text:p>Tenerife Sur</text:p>
          </table:table-cell>
          <table:table-cell office:value-type="string">
            <text:p>28.04</text:p>
          </table:table-cell>
          <table:table-cell office:value-type="string">
            <text:p>-16.57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TGD</text:p>
          </table:table-cell>
          <table:table-cell office:value-type="string">
            <text:p>Podgorica [TGD]</text:p>
          </table:table-cell>
          <table:table-cell office:value-type="string">
            <text:p>Montenegro</text:p>
          </table:table-cell>
          <table:table-cell office:value-type="string">
            <text:p>Podgorica</text:p>
          </table:table-cell>
          <table:table-cell office:value-type="string">
            <text:p>42.36</text:p>
          </table:table-cell>
          <table:table-cell office:value-type="string">
            <text:p>19.25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TGG</text:p>
          </table:table-cell>
          <table:table-cell office:value-type="string">
            <text:p>Kuala Terengganu [TGG]</text:p>
          </table:table-cell>
          <table:table-cell office:value-type="string">
            <text:p>Malaysia</text:p>
          </table:table-cell>
          <table:table-cell office:value-type="string">
            <text:p>Sultan Mahmud</text:p>
          </table:table-cell>
          <table:table-cell office:value-type="string">
            <text:p>5.38</text:p>
          </table:table-cell>
          <table:table-cell office:value-type="string">
            <text:p>103.1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TGI</text:p>
          </table:table-cell>
          <table:table-cell office:value-type="string">
            <text:p>Tingo Maria [TGI]</text:p>
          </table:table-cell>
          <table:table-cell office:value-type="string">
            <text:p>Peru</text:p>
          </table:table-cell>
          <table:table-cell office:value-type="string">
            <text:p>Tingo Maria</text:p>
          </table:table-cell>
          <table:table-cell office:value-type="string">
            <text:p>-9.29</text:p>
          </table:table-cell>
          <table:table-cell office:value-type="string">
            <text:p>-76.01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TGM</text:p>
          </table:table-cell>
          <table:table-cell office:value-type="string">
            <text:p>Tirgu Mures [TGM]</text:p>
          </table:table-cell>
          <table:table-cell office:value-type="string">
            <text:p>Romania</text:p>
          </table:table-cell>
          <table:table-cell office:value-type="string">
            <text:p>Vidrasau</text:p>
          </table:table-cell>
          <table:table-cell office:value-type="string">
            <text:p>46.47</text:p>
          </table:table-cell>
          <table:table-cell office:value-type="string">
            <text:p>24.41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TGR</text:p>
          </table:table-cell>
          <table:table-cell office:value-type="string">
            <text:p>Touggourt [TGR]</text:p>
          </table:table-cell>
          <table:table-cell office:value-type="string">
            <text:p>Algeria</text:p>
          </table:table-cell>
          <table:table-cell office:value-type="string">
            <text:p>Sidi Mahdi</text:p>
          </table:table-cell>
          <table:table-cell office:value-type="string">
            <text:p>33.07</text:p>
          </table:table-cell>
          <table:table-cell office:value-type="string">
            <text:p>6.09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TGT</text:p>
          </table:table-cell>
          <table:table-cell office:value-type="string">
            <text:p>Tanga [TGT]</text:p>
          </table:table-cell>
          <table:table-cell office:value-type="string">
            <text:p>Tanzania</text:p>
          </table:table-cell>
          <table:table-cell office:value-type="string">
            <text:p>Tanga</text:p>
          </table:table-cell>
          <table:table-cell office:value-type="string">
            <text:p>-5.09</text:p>
          </table:table-cell>
          <table:table-cell office:value-type="string">
            <text:p>39.07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TGU</text:p>
          </table:table-cell>
          <table:table-cell office:value-type="string">
            <text:p>Tegucigalpa [TGU]</text:p>
          </table:table-cell>
          <table:table-cell office:value-type="string">
            <text:p>Honduras</text:p>
          </table:table-cell>
          <table:table-cell office:value-type="string">
            <text:p>Toncontin International</text:p>
          </table:table-cell>
          <table:table-cell office:value-type="string">
            <text:p>14.06</text:p>
          </table:table-cell>
          <table:table-cell office:value-type="string">
            <text:p>-87.22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TGZ</text:p>
          </table:table-cell>
          <table:table-cell office:value-type="string">
            <text:p>Tuxtla Gutierrez [TGZ]</text:p>
          </table:table-cell>
          <table:table-cell office:value-type="string">
            <text:p>Mexico</text:p>
          </table:table-cell>
          <table:table-cell office:value-type="string">
            <text:p>Francisco Sarabia</text:p>
          </table:table-cell>
          <table:table-cell office:value-type="string">
            <text:p>16.77</text:p>
          </table:table-cell>
          <table:table-cell office:value-type="string">
            <text:p>-93.34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Teresina [THE]</text:p>
          </table:table-cell>
          <table:table-cell office:value-type="string">
            <text:p>Brazil</text:p>
          </table:table-cell>
          <table:table-cell office:value-type="string">
            <text:p>Senador Petronio Portella</text:p>
          </table:table-cell>
          <table:table-cell office:value-type="string">
            <text:p>-5.06</text:p>
          </table:table-cell>
          <table:table-cell office:value-type="string">
            <text:p>-42.82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THF</text:p>
          </table:table-cell>
          <table:table-cell office:value-type="string">
            <text:p>Berlin [THF]</text:p>
          </table:table-cell>
          <table:table-cell office:value-type="string">
            <text:p>Germany</text:p>
          </table:table-cell>
          <table:table-cell office:value-type="string">
            <text:p>Tempelhof</text:p>
          </table:table-cell>
          <table:table-cell office:value-type="string">
            <text:p>52.47</text:p>
          </table:table-cell>
          <table:table-cell office:value-type="string">
            <text:p>13.4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THL</text:p>
          </table:table-cell>
          <table:table-cell office:value-type="string">
            <text:p>Tachilek [THL]</text:p>
          </table:table-cell>
          <table:table-cell office:value-type="string">
            <text:p>Myanmar (Burma)</text:p>
          </table:table-cell>
          <table:table-cell office:value-type="string">
            <text:p>Tachilek</text:p>
          </table:table-cell>
          <table:table-cell office:value-type="string">
            <text:p>20.48</text:p>
          </table:table-cell>
          <table:table-cell office:value-type="string">
            <text:p>99.94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THN</text:p>
          </table:table-cell>
          <table:table-cell office:value-type="string">
            <text:p>Trollhattan [THN]</text:p>
          </table:table-cell>
          <table:table-cell office:value-type="string">
            <text:p>Sweden</text:p>
          </table:table-cell>
          <table:table-cell office:value-type="string">
            <text:p>Trollhattan Vanersborg</text:p>
          </table:table-cell>
          <table:table-cell office:value-type="string">
            <text:p>58.32</text:p>
          </table:table-cell>
          <table:table-cell office:value-type="string">
            <text:p>12.35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THR</text:p>
          </table:table-cell>
          <table:table-cell office:value-type="string">
            <text:p>Teheran [THR]</text:p>
          </table:table-cell>
          <table:table-cell office:value-type="string">
            <text:p>Iran</text:p>
          </table:table-cell>
          <table:table-cell office:value-type="string">
            <text:p>Mehrabad International</text:p>
          </table:table-cell>
          <table:table-cell office:value-type="string">
            <text:p>35.69</text:p>
          </table:table-cell>
          <table:table-cell office:value-type="string">
            <text:p>51.31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THU</text:p>
          </table:table-cell>
          <table:table-cell office:value-type="string">
            <text:p>Thule [THU]</text:p>
          </table:table-cell>
          <table:table-cell office:value-type="string">
            <text:p>Greenland</text:p>
          </table:table-cell>
          <table:table-cell office:value-type="string">
            <text:p>Thule Air Base</text:p>
          </table:table-cell>
          <table:table-cell office:value-type="string">
            <text:p>76.53</text:p>
          </table:table-cell>
          <table:table-cell office:value-type="string">
            <text:p>-68.7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THY</text:p>
          </table:table-cell>
          <table:table-cell office:value-type="string">
            <text:p>Thohoyandou [THY]</text:p>
          </table:table-cell>
          <table:table-cell office:value-type="string">
            <text:p>South Africa</text:p>
          </table:table-cell>
          <table:table-cell office:value-type="string">
            <text:p>P R Mphephu</text:p>
          </table:table-cell>
          <table:table-cell office:value-type="string">
            <text:p>-23.08</text:p>
          </table:table-cell>
          <table:table-cell office:value-type="string">
            <text:p>30.38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THZ</text:p>
          </table:table-cell>
          <table:table-cell office:value-type="string">
            <text:p>Tahoua [THZ]</text:p>
          </table:table-cell>
          <table:table-cell office:value-type="string">
            <text:p>Niger</text:p>
          </table:table-cell>
          <table:table-cell office:value-type="string">
            <text:p>Tahoua</text:p>
          </table:table-cell>
          <table:table-cell office:value-type="string">
            <text:p>14.88</text:p>
          </table:table-cell>
          <table:table-cell office:value-type="string">
            <text:p>5.27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TIA</text:p>
          </table:table-cell>
          <table:table-cell office:value-type="string">
            <text:p>Tirana [TIA]</text:p>
          </table:table-cell>
          <table:table-cell office:value-type="string">
            <text:p>Albania</text:p>
          </table:table-cell>
          <table:table-cell office:value-type="string">
            <text:p>Tirana Rinas</text:p>
          </table:table-cell>
          <table:table-cell office:value-type="string">
            <text:p>41.41</text:p>
          </table:table-cell>
          <table:table-cell office:value-type="string">
            <text:p>19.72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TID</text:p>
          </table:table-cell>
          <table:table-cell office:value-type="string">
            <text:p>Tiaret [TID]</text:p>
          </table:table-cell>
          <table:table-cell office:value-type="string">
            <text:p>Algeria</text:p>
          </table:table-cell>
          <table:table-cell office:value-type="string">
            <text:p>Bou Chekif</text:p>
          </table:table-cell>
          <table:table-cell office:value-type="string">
            <text:p>35.34</text:p>
          </table:table-cell>
          <table:table-cell office:value-type="string">
            <text:p>1.46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TIF</text:p>
          </table:table-cell>
          <table:table-cell office:value-type="string">
            <text:p>Taif [TIF]</text:p>
          </table:table-cell>
          <table:table-cell office:value-type="string">
            <text:p>Saudi Arabia</text:p>
          </table:table-cell>
          <table:table-cell office:value-type="string">
            <text:p>Taif</text:p>
          </table:table-cell>
          <table:table-cell office:value-type="string">
            <text:p>21.48</text:p>
          </table:table-cell>
          <table:table-cell office:value-type="string">
            <text:p>40.54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TIH</text:p>
          </table:table-cell>
          <table:table-cell office:value-type="string">
            <text:p>Tikehau [TIH]</text:p>
          </table:table-cell>
          <table:table-cell office:value-type="string">
            <text:p>French Polynesia</text:p>
          </table:table-cell>
          <table:table-cell office:value-type="string">
            <text:p>Tikehau</text:p>
          </table:table-cell>
          <table:table-cell office:value-type="string">
            <text:p>-15.12</text:p>
          </table:table-cell>
          <table:table-cell office:value-type="string">
            <text:p>-148.23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TIJ</text:p>
          </table:table-cell>
          <table:table-cell office:value-type="string">
            <text:p>Tijuana [TIJ]</text:p>
          </table:table-cell>
          <table:table-cell office:value-type="string">
            <text:p>Mexico</text:p>
          </table:table-cell>
          <table:table-cell office:value-type="string">
            <text:p>General Abelardo L Rodriguez International</text:p>
          </table:table-cell>
          <table:table-cell office:value-type="string">
            <text:p>32.54</text:p>
          </table:table-cell>
          <table:table-cell office:value-type="string">
            <text:p>-116.97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TIK</text:p>
          </table:table-cell>
          <table:table-cell office:value-type="string">
            <text:p>Oklahoma City [TIK]</text:p>
          </table:table-cell>
          <table:table-cell office:value-type="string">
            <text:p>United States</text:p>
          </table:table-cell>
          <table:table-cell office:value-type="string">
            <text:p>Tinker Air Force Base</text:p>
          </table:table-cell>
          <table:table-cell office:value-type="string">
            <text:p>35.41</text:p>
          </table:table-cell>
          <table:table-cell office:value-type="string">
            <text:p>-97.39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TIM</text:p>
          </table:table-cell>
          <table:table-cell office:value-type="string">
            <text:p>Timika [TIM]</text:p>
          </table:table-cell>
          <table:table-cell office:value-type="string">
            <text:p>Indonesia</text:p>
          </table:table-cell>
          <table:table-cell office:value-type="string">
            <text:p>Moses Kilangin</text:p>
          </table:table-cell>
          <table:table-cell office:value-type="string">
            <text:p>-4.53</text:p>
          </table:table-cell>
          <table:table-cell office:value-type="string">
            <text:p>136.89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TIN</text:p>
          </table:table-cell>
          <table:table-cell office:value-type="string">
            <text:p>Tindouf [TIN]</text:p>
          </table:table-cell>
          <table:table-cell office:value-type="string">
            <text:p>Algeria</text:p>
          </table:table-cell>
          <table:table-cell office:value-type="string">
            <text:p>Tindouf</text:p>
          </table:table-cell>
          <table:table-cell office:value-type="string">
            <text:p>27.7</text:p>
          </table:table-cell>
          <table:table-cell office:value-type="string">
            <text:p>-8.17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TIP</text:p>
          </table:table-cell>
          <table:table-cell office:value-type="string">
            <text:p>Tripoli [TIP]</text:p>
          </table:table-cell>
          <table:table-cell office:value-type="string">
            <text:p>Libya</text:p>
          </table:table-cell>
          <table:table-cell office:value-type="string">
            <text:p>Tripoli International</text:p>
          </table:table-cell>
          <table:table-cell office:value-type="string">
            <text:p>32.66</text:p>
          </table:table-cell>
          <table:table-cell office:value-type="string">
            <text:p>13.16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TIR</text:p>
          </table:table-cell>
          <table:table-cell office:value-type="string">
            <text:p>Tirupeti [TIR]</text:p>
          </table:table-cell>
          <table:table-cell office:value-type="string">
            <text:p>India</text:p>
          </table:table-cell>
          <table:table-cell office:value-type="string">
            <text:p>Tirupati</text:p>
          </table:table-cell>
          <table:table-cell office:value-type="string">
            <text:p>13.63</text:p>
          </table:table-cell>
          <table:table-cell office:value-type="string">
            <text:p>79.54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TIU</text:p>
          </table:table-cell>
          <table:table-cell office:value-type="string">
            <text:p>Timaru [TIU]</text:p>
          </table:table-cell>
          <table:table-cell office:value-type="string">
            <text:p>New Zealand</text:p>
          </table:table-cell>
          <table:table-cell office:value-type="string">
            <text:p>Timaru</text:p>
          </table:table-cell>
          <table:table-cell office:value-type="string">
            <text:p>-44.3</text:p>
          </table:table-cell>
          <table:table-cell office:value-type="string">
            <text:p>171.23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TIV</text:p>
          </table:table-cell>
          <table:table-cell office:value-type="string">
            <text:p>Tivat [TIV]</text:p>
          </table:table-cell>
          <table:table-cell office:value-type="string">
            <text:p>Montenegro</text:p>
          </table:table-cell>
          <table:table-cell office:value-type="string">
            <text:p>Tivat</text:p>
          </table:table-cell>
          <table:table-cell office:value-type="string">
            <text:p>42.4</text:p>
          </table:table-cell>
          <table:table-cell office:value-type="string">
            <text:p>18.72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TIY</text:p>
          </table:table-cell>
          <table:table-cell office:value-type="string">
            <text:p>Tidjikja [TIY]</text:p>
          </table:table-cell>
          <table:table-cell office:value-type="string">
            <text:p>Mauritania</text:p>
          </table:table-cell>
          <table:table-cell office:value-type="string">
            <text:p>Tidjikja</text:p>
          </table:table-cell>
          <table:table-cell office:value-type="string">
            <text:p>18.57</text:p>
          </table:table-cell>
          <table:table-cell office:value-type="string">
            <text:p>-11.42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TJA</text:p>
          </table:table-cell>
          <table:table-cell office:value-type="string">
            <text:p>Tarija [TJA]</text:p>
          </table:table-cell>
          <table:table-cell office:value-type="string">
            <text:p>Bolivia</text:p>
          </table:table-cell>
          <table:table-cell office:value-type="string">
            <text:p>Capitan Oriel Lea Plaza</text:p>
          </table:table-cell>
          <table:table-cell office:value-type="string">
            <text:p>-21.56</text:p>
          </table:table-cell>
          <table:table-cell office:value-type="string">
            <text:p>-64.7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TJQ</text:p>
          </table:table-cell>
          <table:table-cell office:value-type="string">
            <text:p>Tanjung Pandan [TJQ]</text:p>
          </table:table-cell>
          <table:table-cell office:value-type="string">
            <text:p>Indonesia</text:p>
          </table:table-cell>
          <table:table-cell office:value-type="string">
            <text:p>H As Hanandjoeddin</text:p>
          </table:table-cell>
          <table:table-cell office:value-type="string">
            <text:p>-2.75</text:p>
          </table:table-cell>
          <table:table-cell office:value-type="string">
            <text:p>107.75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TKA</text:p>
          </table:table-cell>
          <table:table-cell office:value-type="string">
            <text:p>Talkeetna [TKA]</text:p>
          </table:table-cell>
          <table:table-cell office:value-type="string">
            <text:p>United States</text:p>
          </table:table-cell>
          <table:table-cell office:value-type="string">
            <text:p>Talkeetna</text:p>
          </table:table-cell>
          <table:table-cell office:value-type="string">
            <text:p>62.32</text:p>
          </table:table-cell>
          <table:table-cell office:value-type="string">
            <text:p>-150.09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TKC</text:p>
          </table:table-cell>
          <table:table-cell office:value-type="string">
            <text:p>Tiko [TKC]</text:p>
          </table:table-cell>
          <table:table-cell office:value-type="string">
            <text:p>Cameroon</text:p>
          </table:table-cell>
          <table:table-cell office:value-type="string">
            <text:p>Tiko</text:p>
          </table:table-cell>
          <table:table-cell office:value-type="string">
            <text:p>4.09</text:p>
          </table:table-cell>
          <table:table-cell office:value-type="string">
            <text:p>9.36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TKD</text:p>
          </table:table-cell>
          <table:table-cell office:value-type="string">
            <text:p>Takoradi [TKD]</text:p>
          </table:table-cell>
          <table:table-cell office:value-type="string">
            <text:p>Ghana</text:p>
          </table:table-cell>
          <table:table-cell office:value-type="string">
            <text:p>Takoradi</text:p>
          </table:table-cell>
          <table:table-cell office:value-type="string">
            <text:p>4.89</text:p>
          </table:table-cell>
          <table:table-cell office:value-type="string">
            <text:p>-1.78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TKK</text:p>
          </table:table-cell>
          <table:table-cell office:value-type="string">
            <text:p>Chuuk [TKK]</text:p>
          </table:table-cell>
          <table:table-cell office:value-type="string">
            <text:p>Micronesia</text:p>
          </table:table-cell>
          <table:table-cell office:value-type="string">
            <text:p>Chuuk International</text:p>
          </table:table-cell>
          <table:table-cell office:value-type="string">
            <text:p>7.46</text:p>
          </table:table-cell>
          <table:table-cell office:value-type="string">
            <text:p>151.84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TKN</text:p>
          </table:table-cell>
          <table:table-cell office:value-type="string">
            <text:p>Tokunoshima [TKN]</text:p>
          </table:table-cell>
          <table:table-cell office:value-type="string">
            <text:p>Japan</text:p>
          </table:table-cell>
          <table:table-cell office:value-type="string">
            <text:p>Tokunoshima</text:p>
          </table:table-cell>
          <table:table-cell office:value-type="string">
            <text:p>27.84</text:p>
          </table:table-cell>
          <table:table-cell office:value-type="string">
            <text:p>128.88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TKP</text:p>
          </table:table-cell>
          <table:table-cell office:value-type="string">
            <text:p>Takapoto [TKP]</text:p>
          </table:table-cell>
          <table:table-cell office:value-type="string">
            <text:p>French Polynesia</text:p>
          </table:table-cell>
          <table:table-cell office:value-type="string">
            <text:p>Takapoto</text:p>
          </table:table-cell>
          <table:table-cell office:value-type="string">
            <text:p>-14.71</text:p>
          </table:table-cell>
          <table:table-cell office:value-type="string">
            <text:p>-145.25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TKS</text:p>
          </table:table-cell>
          <table:table-cell office:value-type="string">
            <text:p>Tokushima [TKS]</text:p>
          </table:table-cell>
          <table:table-cell office:value-type="string">
            <text:p>Japan</text:p>
          </table:table-cell>
          <table:table-cell office:value-type="string">
            <text:p>Tokushima</text:p>
          </table:table-cell>
          <table:table-cell office:value-type="string">
            <text:p>34.13</text:p>
          </table:table-cell>
          <table:table-cell office:value-type="string">
            <text:p>134.61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TKU</text:p>
          </table:table-cell>
          <table:table-cell office:value-type="string">
            <text:p>Turku [TKU]</text:p>
          </table:table-cell>
          <table:table-cell office:value-type="string">
            <text:p>Finland</text:p>
          </table:table-cell>
          <table:table-cell office:value-type="string">
            <text:p>Turku</text:p>
          </table:table-cell>
          <table:table-cell office:value-type="string">
            <text:p>60.51</text:p>
          </table:table-cell>
          <table:table-cell office:value-type="string">
            <text:p>22.26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TKX</text:p>
          </table:table-cell>
          <table:table-cell office:value-type="string">
            <text:p>Takaroa [TKX]</text:p>
          </table:table-cell>
          <table:table-cell office:value-type="string">
            <text:p>French Polynesia</text:p>
          </table:table-cell>
          <table:table-cell office:value-type="string">
            <text:p>Takaroa</text:p>
          </table:table-cell>
          <table:table-cell office:value-type="string">
            <text:p>-14.46</text:p>
          </table:table-cell>
          <table:table-cell office:value-type="string">
            <text:p>-145.02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TLC</text:p>
          </table:table-cell>
          <table:table-cell office:value-type="string">
            <text:p>Toluca [TLC]</text:p>
          </table:table-cell>
          <table:table-cell office:value-type="string">
            <text:p>Mexico</text:p>
          </table:table-cell>
          <table:table-cell office:value-type="string">
            <text:p>Licenciado Adolfo Lopez Mateos International</text:p>
          </table:table-cell>
          <table:table-cell office:value-type="string">
            <text:p>19.34</text:p>
          </table:table-cell>
          <table:table-cell office:value-type="string">
            <text:p>-99.57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TLE</text:p>
          </table:table-cell>
          <table:table-cell office:value-type="string">
            <text:p>Toliara [TLE]</text:p>
          </table:table-cell>
          <table:table-cell office:value-type="string">
            <text:p>Madagascar</text:p>
          </table:table-cell>
          <table:table-cell office:value-type="string">
            <text:p>Toliara</text:p>
          </table:table-cell>
          <table:table-cell office:value-type="string">
            <text:p>-23.38</text:p>
          </table:table-cell>
          <table:table-cell office:value-type="string">
            <text:p>43.73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TLH</text:p>
          </table:table-cell>
          <table:table-cell office:value-type="string">
            <text:p>Tallahassee [TLH]</text:p>
          </table:table-cell>
          <table:table-cell office:value-type="string">
            <text:p>United States</text:p>
          </table:table-cell>
          <table:table-cell office:value-type="string">
            <text:p>Tallahassee Regional</text:p>
          </table:table-cell>
          <table:table-cell office:value-type="string">
            <text:p>30.4</text:p>
          </table:table-cell>
          <table:table-cell office:value-type="string">
            <text:p>-84.35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TLJ</text:p>
          </table:table-cell>
          <table:table-cell office:value-type="string">
            <text:p>Tatalina [TLJ]</text:p>
          </table:table-cell>
          <table:table-cell office:value-type="string">
            <text:p>United States</text:p>
          </table:table-cell>
          <table:table-cell office:value-type="string">
            <text:p>Tatalina Lrrs</text:p>
          </table:table-cell>
          <table:table-cell office:value-type="string">
            <text:p>62.89</text:p>
          </table:table-cell>
          <table:table-cell office:value-type="string">
            <text:p>-155.98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TLL</text:p>
          </table:table-cell>
          <table:table-cell office:value-type="string">
            <text:p>Tallinn-Ulemiste International [TLL]</text:p>
          </table:table-cell>
          <table:table-cell office:value-type="string">
            <text:p>Estonia</text:p>
          </table:table-cell>
          <table:table-cell office:value-type="string">
            <text:p>Tallinn</text:p>
          </table:table-cell>
          <table:table-cell office:value-type="string">
            <text:p>59.41</text:p>
          </table:table-cell>
          <table:table-cell office:value-type="string">
            <text:p>24.83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TLM</text:p>
          </table:table-cell>
          <table:table-cell office:value-type="string">
            <text:p>Tlemcen [TLM]</text:p>
          </table:table-cell>
          <table:table-cell office:value-type="string">
            <text:p>Algeria</text:p>
          </table:table-cell>
          <table:table-cell office:value-type="string">
            <text:p>Zenata</text:p>
          </table:table-cell>
          <table:table-cell office:value-type="string">
            <text:p>35.02</text:p>
          </table:table-cell>
          <table:table-cell office:value-type="string">
            <text:p>-1.45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TLN</text:p>
          </table:table-cell>
          <table:table-cell office:value-type="string">
            <text:p>Hyeres [TLN]</text:p>
          </table:table-cell>
          <table:table-cell office:value-type="string">
            <text:p>France</text:p>
          </table:table-cell>
          <table:table-cell office:value-type="string">
            <text:p>Hyeres</text:p>
          </table:table-cell>
          <table:table-cell office:value-type="string">
            <text:p>43.1</text:p>
          </table:table-cell>
          <table:table-cell office:value-type="string">
            <text:p>6.15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TLS</text:p>
          </table:table-cell>
          <table:table-cell office:value-type="string">
            <text:p>Toulouse [TLS]</text:p>
          </table:table-cell>
          <table:table-cell office:value-type="string">
            <text:p>France</text:p>
          </table:table-cell>
          <table:table-cell office:value-type="string">
            <text:p>Blagnac</text:p>
          </table:table-cell>
          <table:table-cell office:value-type="string">
            <text:p>43.63</text:p>
          </table:table-cell>
          <table:table-cell office:value-type="string">
            <text:p>1.36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TLV</text:p>
          </table:table-cell>
          <table:table-cell office:value-type="string">
            <text:p>Tel-Aviv [TLV]</text:p>
          </table:table-cell>
          <table:table-cell office:value-type="string">
            <text:p>Israel</text:p>
          </table:table-cell>
          <table:table-cell office:value-type="string">
            <text:p>Ben Gurion</text:p>
          </table:table-cell>
          <table:table-cell office:value-type="string">
            <text:p>32.01</text:p>
          </table:table-cell>
          <table:table-cell office:value-type="string">
            <text:p>34.88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TMB</text:p>
          </table:table-cell>
          <table:table-cell office:value-type="string">
            <text:p>Kendall-Tamiami [TMB]</text:p>
          </table:table-cell>
          <table:table-cell office:value-type="string">
            <text:p>United States</text:p>
          </table:table-cell>
          <table:table-cell office:value-type="string">
            <text:p>Kendall Tamiami Executive</text:p>
          </table:table-cell>
          <table:table-cell office:value-type="string">
            <text:p>25.65</text:p>
          </table:table-cell>
          <table:table-cell office:value-type="string">
            <text:p>-80.43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TME</text:p>
          </table:table-cell>
          <table:table-cell office:value-type="string">
            <text:p>Tame [TME]</text:p>
          </table:table-cell>
          <table:table-cell office:value-type="string">
            <text:p>Colombia</text:p>
          </table:table-cell>
          <table:table-cell office:value-type="string">
            <text:p>Tame</text:p>
          </table:table-cell>
          <table:table-cell office:value-type="string">
            <text:p>6.45</text:p>
          </table:table-cell>
          <table:table-cell office:value-type="string">
            <text:p>-71.76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TML</text:p>
          </table:table-cell>
          <table:table-cell office:value-type="string">
            <text:p>Tamale [TML]</text:p>
          </table:table-cell>
          <table:table-cell office:value-type="string">
            <text:p>Ghana</text:p>
          </table:table-cell>
          <table:table-cell office:value-type="string">
            <text:p>Tamale</text:p>
          </table:table-cell>
          <table:table-cell office:value-type="string">
            <text:p>9.56</text:p>
          </table:table-cell>
          <table:table-cell office:value-type="string">
            <text:p>-0.86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TMM</text:p>
          </table:table-cell>
          <table:table-cell office:value-type="string">
            <text:p>Toamasina [TMM]</text:p>
          </table:table-cell>
          <table:table-cell office:value-type="string">
            <text:p>Madagascar</text:p>
          </table:table-cell>
          <table:table-cell office:value-type="string">
            <text:p>Toamasina</text:p>
          </table:table-cell>
          <table:table-cell office:value-type="string">
            <text:p>-18.11</text:p>
          </table:table-cell>
          <table:table-cell office:value-type="string">
            <text:p>49.39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TMP</text:p>
          </table:table-cell>
          <table:table-cell office:value-type="string">
            <text:p>Tampere [TMP]</text:p>
          </table:table-cell>
          <table:table-cell office:value-type="string">
            <text:p>Finland</text:p>
          </table:table-cell>
          <table:table-cell office:value-type="string">
            <text:p>Tampere Pirkkala</text:p>
          </table:table-cell>
          <table:table-cell office:value-type="string">
            <text:p>61.41</text:p>
          </table:table-cell>
          <table:table-cell office:value-type="string">
            <text:p>23.6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TMR</text:p>
          </table:table-cell>
          <table:table-cell office:value-type="string">
            <text:p>Tamanrasset [TMR]</text:p>
          </table:table-cell>
          <table:table-cell office:value-type="string">
            <text:p>Algeria</text:p>
          </table:table-cell>
          <table:table-cell office:value-type="string">
            <text:p>Tamanrasset</text:p>
          </table:table-cell>
          <table:table-cell office:value-type="string">
            <text:p>22.81</text:p>
          </table:table-cell>
          <table:table-cell office:value-type="string">
            <text:p>5.45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TMS</text:p>
          </table:table-cell>
          <table:table-cell office:value-type="string">
            <text:p>Sao Tome [TMS]</text:p>
          </table:table-cell>
          <table:table-cell office:value-type="string">
            <text:p>Sao Tome and Principe</text:p>
          </table:table-cell>
          <table:table-cell office:value-type="string">
            <text:p>Sao Tome International</text:p>
          </table:table-cell>
          <table:table-cell office:value-type="string">
            <text:p>0.38</text:p>
          </table:table-cell>
          <table:table-cell office:value-type="string">
            <text:p>6.71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TMW</text:p>
          </table:table-cell>
          <table:table-cell office:value-type="string">
            <text:p>Tamworth [TMW]</text:p>
          </table:table-cell>
          <table:table-cell office:value-type="string">
            <text:p>Australia</text:p>
          </table:table-cell>
          <table:table-cell office:value-type="string">
            <text:p>Tamworth</text:p>
          </table:table-cell>
          <table:table-cell office:value-type="string">
            <text:p>-31.08</text:p>
          </table:table-cell>
          <table:table-cell office:value-type="string">
            <text:p>150.85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TMX</text:p>
          </table:table-cell>
          <table:table-cell office:value-type="string">
            <text:p>Timimoun [TMX]</text:p>
          </table:table-cell>
          <table:table-cell office:value-type="string">
            <text:p>Algeria</text:p>
          </table:table-cell>
          <table:table-cell office:value-type="string">
            <text:p>Timimoun</text:p>
          </table:table-cell>
          <table:table-cell office:value-type="string">
            <text:p>29.24</text:p>
          </table:table-cell>
          <table:table-cell office:value-type="string">
            <text:p>0.28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TNC</text:p>
          </table:table-cell>
          <table:table-cell office:value-type="string">
            <text:p>Tin City [TNC]</text:p>
          </table:table-cell>
          <table:table-cell office:value-type="string">
            <text:p>United States</text:p>
          </table:table-cell>
          <table:table-cell office:value-type="string">
            <text:p>Tin City Lrrs</text:p>
          </table:table-cell>
          <table:table-cell office:value-type="string">
            <text:p>65.56</text:p>
          </table:table-cell>
          <table:table-cell office:value-type="string">
            <text:p>-167.92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TNE</text:p>
          </table:table-cell>
          <table:table-cell office:value-type="string">
            <text:p>Tanegashima [TNE]</text:p>
          </table:table-cell>
          <table:table-cell office:value-type="string">
            <text:p>Japan</text:p>
          </table:table-cell>
          <table:table-cell office:value-type="string">
            <text:p>Tanegashima</text:p>
          </table:table-cell>
          <table:table-cell office:value-type="string">
            <text:p>30.55</text:p>
          </table:table-cell>
          <table:table-cell office:value-type="string">
            <text:p>130.95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TNF</text:p>
          </table:table-cell>
          <table:table-cell office:value-type="string">
            <text:p>Toussous-Le-Noble [TNF]</text:p>
          </table:table-cell>
          <table:table-cell office:value-type="string">
            <text:p>France</text:p>
          </table:table-cell>
          <table:table-cell office:value-type="string">
            <text:p>Toussus Le Noble</text:p>
          </table:table-cell>
          <table:table-cell office:value-type="string">
            <text:p>48.75</text:p>
          </table:table-cell>
          <table:table-cell office:value-type="string">
            <text:p>2.11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TNG</text:p>
          </table:table-cell>
          <table:table-cell office:value-type="string">
            <text:p>Tanger [TNG]</text:p>
          </table:table-cell>
          <table:table-cell office:value-type="string">
            <text:p>Morocco</text:p>
          </table:table-cell>
          <table:table-cell office:value-type="string">
            <text:p>Ibn Batouta</text:p>
          </table:table-cell>
          <table:table-cell office:value-type="string">
            <text:p>35.73</text:p>
          </table:table-cell>
          <table:table-cell office:value-type="string">
            <text:p>-5.92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TNI</text:p>
          </table:table-cell>
          <table:table-cell office:value-type="string">
            <text:p>West Tinian [TNI]</text:p>
          </table:table-cell>
          <table:table-cell office:value-type="string">
            <text:p>Mariana Islands</text:p>
          </table:table-cell>
          <table:table-cell office:value-type="string">
            <text:p>West Tinian</text:p>
          </table:table-cell>
          <table:table-cell office:value-type="string">
            <text:p>15</text:p>
          </table:table-cell>
          <table:table-cell office:value-type="string">
            <text:p>145.62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TNJ</text:p>
          </table:table-cell>
          <table:table-cell office:value-type="string">
            <text:p>Tanjung Pinang [TNJ]</text:p>
          </table:table-cell>
          <table:table-cell office:value-type="string">
            <text:p>Indonesia</text:p>
          </table:table-cell>
          <table:table-cell office:value-type="string">
            <text:p>Kijang</text:p>
          </table:table-cell>
          <table:table-cell office:value-type="string">
            <text:p>0.92</text:p>
          </table:table-cell>
          <table:table-cell office:value-type="string">
            <text:p>104.53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TNN</text:p>
          </table:table-cell>
          <table:table-cell office:value-type="string">
            <text:p>Tainan [TNN]</text:p>
          </table:table-cell>
          <table:table-cell office:value-type="string">
            <text:p>Taiwan</text:p>
          </table:table-cell>
          <table:table-cell office:value-type="string">
            <text:p>Tainan</text:p>
          </table:table-cell>
          <table:table-cell office:value-type="string">
            <text:p>22.95</text:p>
          </table:table-cell>
          <table:table-cell office:value-type="string">
            <text:p>120.21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TNR</text:p>
          </table:table-cell>
          <table:table-cell office:value-type="string">
            <text:p>Antananarivo [TNR]</text:p>
          </table:table-cell>
          <table:table-cell office:value-type="string">
            <text:p>Madagascar</text:p>
          </table:table-cell>
          <table:table-cell office:value-type="string">
            <text:p>Antananarivo Ivato</text:p>
          </table:table-cell>
          <table:table-cell office:value-type="string">
            <text:p>-18.8</text:p>
          </table:table-cell>
          <table:table-cell office:value-type="string">
            <text:p>47.48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TNT</text:p>
          </table:table-cell>
          <table:table-cell office:value-type="string">
            <text:p>Miami [TNT]</text:p>
          </table:table-cell>
          <table:table-cell office:value-type="string">
            <text:p>United States</text:p>
          </table:table-cell>
          <table:table-cell office:value-type="string">
            <text:p>Dade Collier Training And Transition</text:p>
          </table:table-cell>
          <table:table-cell office:value-type="string">
            <text:p>25.86</text:p>
          </table:table-cell>
          <table:table-cell office:value-type="string">
            <text:p>-80.9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TOE</text:p>
          </table:table-cell>
          <table:table-cell office:value-type="string">
            <text:p>Tozeur [TOE]</text:p>
          </table:table-cell>
          <table:table-cell office:value-type="string">
            <text:p>Tunisia</text:p>
          </table:table-cell>
          <table:table-cell office:value-type="string">
            <text:p>Nefta</text:p>
          </table:table-cell>
          <table:table-cell office:value-type="string">
            <text:p>33.94</text:p>
          </table:table-cell>
          <table:table-cell office:value-type="string">
            <text:p>8.11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TOJ</text:p>
          </table:table-cell>
          <table:table-cell office:value-type="string">
            <text:p>Madrid [TOJ]</text:p>
          </table:table-cell>
          <table:table-cell office:value-type="string">
            <text:p>Spain</text:p>
          </table:table-cell>
          <table:table-cell office:value-type="string">
            <text:p>Torrejon</text:p>
          </table:table-cell>
          <table:table-cell office:value-type="string">
            <text:p>40.49</text:p>
          </table:table-cell>
          <table:table-cell office:value-type="string">
            <text:p>-3.46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TOM</text:p>
          </table:table-cell>
          <table:table-cell office:value-type="string">
            <text:p>Tombouctou [TOM]</text:p>
          </table:table-cell>
          <table:table-cell office:value-type="string">
            <text:p>Mali</text:p>
          </table:table-cell>
          <table:table-cell office:value-type="string">
            <text:p>Tombouctou</text:p>
          </table:table-cell>
          <table:table-cell office:value-type="string">
            <text:p>16.73</text:p>
          </table:table-cell>
          <table:table-cell office:value-type="string">
            <text:p>-3.01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TOS</text:p>
          </table:table-cell>
          <table:table-cell office:value-type="string">
            <text:p>Tromso [TOS]</text:p>
          </table:table-cell>
          <table:table-cell office:value-type="string">
            <text:p>Norway</text:p>
          </table:table-cell>
          <table:table-cell office:value-type="string">
            <text:p>Tromso</text:p>
          </table:table-cell>
          <table:table-cell office:value-type="string">
            <text:p>69.68</text:p>
          </table:table-cell>
          <table:table-cell office:value-type="string">
            <text:p>18.92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TOU</text:p>
          </table:table-cell>
          <table:table-cell office:value-type="string">
            <text:p>Touho [TOU]</text:p>
          </table:table-cell>
          <table:table-cell office:value-type="string">
            <text:p>New Caledonia</text:p>
          </table:table-cell>
          <table:table-cell office:value-type="string">
            <text:p>Touho</text:p>
          </table:table-cell>
          <table:table-cell office:value-type="string">
            <text:p>-20.79</text:p>
          </table:table-cell>
          <table:table-cell office:value-type="string">
            <text:p>165.26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TOX</text:p>
          </table:table-cell>
          <table:table-cell office:value-type="string">
            <text:p>Tobolsk [TOX]</text:p>
          </table:table-cell>
          <table:table-cell office:value-type="string">
            <text:p>Russia</text:p>
          </table:table-cell>
          <table:table-cell office:value-type="string">
            <text:p>Cabool Mem</text:p>
          </table:table-cell>
          <table:table-cell office:value-type="string">
            <text:p>37.13</text:p>
          </table:table-cell>
          <table:table-cell office:value-type="string">
            <text:p>-92.08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TOY</text:p>
          </table:table-cell>
          <table:table-cell office:value-type="string">
            <text:p>Toyama [TOY]</text:p>
          </table:table-cell>
          <table:table-cell office:value-type="string">
            <text:p>Japan</text:p>
          </table:table-cell>
          <table:table-cell office:value-type="string">
            <text:p>Toyama</text:p>
          </table:table-cell>
          <table:table-cell office:value-type="string">
            <text:p>36.65</text:p>
          </table:table-cell>
          <table:table-cell office:value-type="string">
            <text:p>137.19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TPA</text:p>
          </table:table-cell>
          <table:table-cell office:value-type="string">
            <text:p>Tampa [TPA]</text:p>
          </table:table-cell>
          <table:table-cell office:value-type="string">
            <text:p>United States</text:p>
          </table:table-cell>
          <table:table-cell office:value-type="string">
            <text:p>Tampa International</text:p>
          </table:table-cell>
          <table:table-cell office:value-type="string">
            <text:p>27.98</text:p>
          </table:table-cell>
          <table:table-cell office:value-type="string">
            <text:p>-82.53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TPC</text:p>
          </table:table-cell>
          <table:table-cell office:value-type="string">
            <text:p>Tarapoa [TPC]</text:p>
          </table:table-cell>
          <table:table-cell office:value-type="string">
            <text:p>Ecuador</text:p>
          </table:table-cell>
          <table:table-cell office:value-type="string">
            <text:p>Tarapoa</text:p>
          </table:table-cell>
          <table:table-cell office:value-type="string">
            <text:p>-0.12</text:p>
          </table:table-cell>
          <table:table-cell office:value-type="string">
            <text:p>-76.34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TPE</text:p>
          </table:table-cell>
          <table:table-cell office:value-type="string">
            <text:p>Taipei [TPE]</text:p>
          </table:table-cell>
          <table:table-cell office:value-type="string">
            <text:p>Taiwan</text:p>
          </table:table-cell>
          <table:table-cell office:value-type="string">
            <text:p>Chiang Kai Shek International</text:p>
          </table:table-cell>
          <table:table-cell office:value-type="string">
            <text:p>25.08</text:p>
          </table:table-cell>
          <table:table-cell office:value-type="string">
            <text:p>121.23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TPP</text:p>
          </table:table-cell>
          <table:table-cell office:value-type="string">
            <text:p>Tarapoto [TPP]</text:p>
          </table:table-cell>
          <table:table-cell office:value-type="string">
            <text:p>Peru</text:p>
          </table:table-cell>
          <table:table-cell office:value-type="string">
            <text:p>Tarapoto</text:p>
          </table:table-cell>
          <table:table-cell office:value-type="string">
            <text:p>-6.51</text:p>
          </table:table-cell>
          <table:table-cell office:value-type="string">
            <text:p>-76.37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TPQ</text:p>
          </table:table-cell>
          <table:table-cell office:value-type="string">
            <text:p>Tepic [TPQ]</text:p>
          </table:table-cell>
          <table:table-cell office:value-type="string">
            <text:p>Mexico</text:p>
          </table:table-cell>
          <table:table-cell office:value-type="string">
            <text:p>Tepic</text:p>
          </table:table-cell>
          <table:table-cell office:value-type="string">
            <text:p>21.42</text:p>
          </table:table-cell>
          <table:table-cell office:value-type="string">
            <text:p>-104.84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TPS</text:p>
          </table:table-cell>
          <table:table-cell office:value-type="string">
            <text:p>Trapani [TPS]</text:p>
          </table:table-cell>
          <table:table-cell office:value-type="string">
            <text:p>Italy</text:p>
          </table:table-cell>
          <table:table-cell office:value-type="string">
            <text:p>Trapani Birgi</text:p>
          </table:table-cell>
          <table:table-cell office:value-type="string">
            <text:p>37.91</text:p>
          </table:table-cell>
          <table:table-cell office:value-type="string">
            <text:p>12.49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TRB</text:p>
          </table:table-cell>
          <table:table-cell office:value-type="string">
            <text:p>Turbo [TRB]</text:p>
          </table:table-cell>
          <table:table-cell office:value-type="string">
            <text:p>Colombia</text:p>
          </table:table-cell>
          <table:table-cell office:value-type="string">
            <text:p>Gonzalo Mejia</text:p>
          </table:table-cell>
          <table:table-cell office:value-type="string">
            <text:p>8.07</text:p>
          </table:table-cell>
          <table:table-cell office:value-type="string">
            <text:p>-76.74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TRC</text:p>
          </table:table-cell>
          <table:table-cell office:value-type="string">
            <text:p>Torreon [TRC]</text:p>
          </table:table-cell>
          <table:table-cell office:value-type="string">
            <text:p>Mexico</text:p>
          </table:table-cell>
          <table:table-cell office:value-type="string">
            <text:p>Torreon International</text:p>
          </table:table-cell>
          <table:table-cell office:value-type="string">
            <text:p>25.57</text:p>
          </table:table-cell>
          <table:table-cell office:value-type="string">
            <text:p>-103.41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TRD</text:p>
          </table:table-cell>
          <table:table-cell office:value-type="string">
            <text:p>Trondheim [TRD]</text:p>
          </table:table-cell>
          <table:table-cell office:value-type="string">
            <text:p>Norway</text:p>
          </table:table-cell>
          <table:table-cell office:value-type="string">
            <text:p>Trondheim Vaernes</text:p>
          </table:table-cell>
          <table:table-cell office:value-type="string">
            <text:p>63.46</text:p>
          </table:table-cell>
          <table:table-cell office:value-type="string">
            <text:p>10.94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TRE</text:p>
          </table:table-cell>
          <table:table-cell office:value-type="string">
            <text:p>Tiree [TRE]</text:p>
          </table:table-cell>
          <table:table-cell office:value-type="string">
            <text:p>United Kingdom</text:p>
          </table:table-cell>
          <table:table-cell office:value-type="string">
            <text:p>Tiree</text:p>
          </table:table-cell>
          <table:table-cell office:value-type="string">
            <text:p>56.5</text:p>
          </table:table-cell>
          <table:table-cell office:value-type="string">
            <text:p>-6.87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TRF</text:p>
          </table:table-cell>
          <table:table-cell office:value-type="string">
            <text:p>Torp [TRF]</text:p>
          </table:table-cell>
          <table:table-cell office:value-type="string">
            <text:p>Norway</text:p>
          </table:table-cell>
          <table:table-cell office:value-type="string">
            <text:p>Torp</text:p>
          </table:table-cell>
          <table:table-cell office:value-type="string">
            <text:p>59.19</text:p>
          </table:table-cell>
          <table:table-cell office:value-type="string">
            <text:p>10.26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TRG</text:p>
          </table:table-cell>
          <table:table-cell office:value-type="string">
            <text:p>Tauranga [TRG]</text:p>
          </table:table-cell>
          <table:table-cell office:value-type="string">
            <text:p>New Zealand</text:p>
          </table:table-cell>
          <table:table-cell office:value-type="string">
            <text:p>Tauranga</text:p>
          </table:table-cell>
          <table:table-cell office:value-type="string">
            <text:p>-37.67</text:p>
          </table:table-cell>
          <table:table-cell office:value-type="string">
            <text:p>176.2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TRK</text:p>
          </table:table-cell>
          <table:table-cell office:value-type="string">
            <text:p>Taraken [TRK]</text:p>
          </table:table-cell>
          <table:table-cell office:value-type="string">
            <text:p>Indonesia</text:p>
          </table:table-cell>
          <table:table-cell office:value-type="string">
            <text:p>Juwata</text:p>
          </table:table-cell>
          <table:table-cell office:value-type="string">
            <text:p>3.33</text:p>
          </table:table-cell>
          <table:table-cell office:value-type="string">
            <text:p>117.57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TRN</text:p>
          </table:table-cell>
          <table:table-cell office:value-type="string">
            <text:p>Torino [TRN]</text:p>
          </table:table-cell>
          <table:table-cell office:value-type="string">
            <text:p>Italy</text:p>
          </table:table-cell>
          <table:table-cell office:value-type="string">
            <text:p>Torino</text:p>
          </table:table-cell>
          <table:table-cell office:value-type="string">
            <text:p>45.2</text:p>
          </table:table-cell>
          <table:table-cell office:value-type="string">
            <text:p>7.65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TRR</text:p>
          </table:table-cell>
          <table:table-cell office:value-type="string">
            <text:p>Trinciomalee [TRR]</text:p>
          </table:table-cell>
          <table:table-cell office:value-type="string">
            <text:p>Sri Lanka</text:p>
          </table:table-cell>
          <table:table-cell office:value-type="string">
            <text:p>China Bay</text:p>
          </table:table-cell>
          <table:table-cell office:value-type="string">
            <text:p>8.54</text:p>
          </table:table-cell>
          <table:table-cell office:value-type="string">
            <text:p>81.18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TRS</text:p>
          </table:table-cell>
          <table:table-cell office:value-type="string">
            <text:p>Ronchi De Legionari [TRS]</text:p>
          </table:table-cell>
          <table:table-cell office:value-type="string">
            <text:p>Italy</text:p>
          </table:table-cell>
          <table:table-cell office:value-type="string">
            <text:p>Ronchi Dei Legionari</text:p>
          </table:table-cell>
          <table:table-cell office:value-type="string">
            <text:p>45.83</text:p>
          </table:table-cell>
          <table:table-cell office:value-type="string">
            <text:p>13.47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TRU</text:p>
          </table:table-cell>
          <table:table-cell office:value-type="string">
            <text:p>Trujillo [TRU]</text:p>
          </table:table-cell>
          <table:table-cell office:value-type="string">
            <text:p>Peru</text:p>
          </table:table-cell>
          <table:table-cell office:value-type="string">
            <text:p>Capitan Carlos Martinez De Pinillos</text:p>
          </table:table-cell>
          <table:table-cell office:value-type="string">
            <text:p>-8.08</text:p>
          </table:table-cell>
          <table:table-cell office:value-type="string">
            <text:p>-79.11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TRV</text:p>
          </table:table-cell>
          <table:table-cell office:value-type="string">
            <text:p>Trivandrum [TRV]</text:p>
          </table:table-cell>
          <table:table-cell office:value-type="string">
            <text:p>India</text:p>
          </table:table-cell>
          <table:table-cell office:value-type="string">
            <text:p>Thiruvananthapuram International</text:p>
          </table:table-cell>
          <table:table-cell office:value-type="string">
            <text:p>8.48</text:p>
          </table:table-cell>
          <table:table-cell office:value-type="string">
            <text:p>76.92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TRW</text:p>
          </table:table-cell>
          <table:table-cell office:value-type="string">
            <text:p>Tarawa [TRW]</text:p>
          </table:table-cell>
          <table:table-cell office:value-type="string">
            <text:p>Kiribati</text:p>
          </table:table-cell>
          <table:table-cell office:value-type="string">
            <text:p>Bonriki International</text:p>
          </table:table-cell>
          <table:table-cell office:value-type="string">
            <text:p>1.38</text:p>
          </table:table-cell>
          <table:table-cell office:value-type="string">
            <text:p>173.15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TRZ</text:p>
          </table:table-cell>
          <table:table-cell office:value-type="string">
            <text:p>Tiruchchirappalli [TRZ]</text:p>
          </table:table-cell>
          <table:table-cell office:value-type="string">
            <text:p>India</text:p>
          </table:table-cell>
          <table:table-cell office:value-type="string">
            <text:p>Tiruchirappalli</text:p>
          </table:table-cell>
          <table:table-cell office:value-type="string">
            <text:p>10.77</text:p>
          </table:table-cell>
          <table:table-cell office:value-type="string">
            <text:p>78.71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TSA</text:p>
          </table:table-cell>
          <table:table-cell office:value-type="string">
            <text:p>Taipei [TSA]</text:p>
          </table:table-cell>
          <table:table-cell office:value-type="string">
            <text:p>Taiwan</text:p>
          </table:table-cell>
          <table:table-cell office:value-type="string">
            <text:p>Sungshan</text:p>
          </table:table-cell>
          <table:table-cell office:value-type="string">
            <text:p>25.07</text:p>
          </table:table-cell>
          <table:table-cell office:value-type="string">
            <text:p>121.55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TSE</text:p>
          </table:table-cell>
          <table:table-cell office:value-type="string">
            <text:p>Astana [TSE]</text:p>
          </table:table-cell>
          <table:table-cell office:value-type="string">
            <text:p>Kazakhstan</text:p>
          </table:table-cell>
          <table:table-cell office:value-type="string">
            <text:p>Astana</text:p>
          </table:table-cell>
          <table:table-cell office:value-type="string">
            <text:p>51.02</text:p>
          </table:table-cell>
          <table:table-cell office:value-type="string">
            <text:p>71.47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TSF</text:p>
          </table:table-cell>
          <table:table-cell office:value-type="string">
            <text:p>Treviso [TSF]</text:p>
          </table:table-cell>
          <table:table-cell office:value-type="string">
            <text:p>Italy</text:p>
          </table:table-cell>
          <table:table-cell office:value-type="string">
            <text:p>Treviso</text:p>
          </table:table-cell>
          <table:table-cell office:value-type="string">
            <text:p>45.65</text:p>
          </table:table-cell>
          <table:table-cell office:value-type="string">
            <text:p>12.2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TSJ</text:p>
          </table:table-cell>
          <table:table-cell office:value-type="string">
            <text:p>Tsushima [TSJ]</text:p>
          </table:table-cell>
          <table:table-cell office:value-type="string">
            <text:p>Japan</text:p>
          </table:table-cell>
          <table:table-cell office:value-type="string">
            <text:p>Tsushima</text:p>
          </table:table-cell>
          <table:table-cell office:value-type="string">
            <text:p>34.28</text:p>
          </table:table-cell>
          <table:table-cell office:value-type="string">
            <text:p>129.33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TSL</text:p>
          </table:table-cell>
          <table:table-cell office:value-type="string">
            <text:p>Tamuin [TSL]</text:p>
          </table:table-cell>
          <table:table-cell office:value-type="string">
            <text:p>Mexico</text:p>
          </table:table-cell>
          <table:table-cell office:value-type="string">
            <text:p>Tamuin</text:p>
          </table:table-cell>
          <table:table-cell office:value-type="string">
            <text:p>22.04</text:p>
          </table:table-cell>
          <table:table-cell office:value-type="string">
            <text:p>-98.81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TSN</text:p>
          </table:table-cell>
          <table:table-cell office:value-type="string">
            <text:p>Tianjin [TSN]</text:p>
          </table:table-cell>
          <table:table-cell office:value-type="string">
            <text:p>China</text:p>
          </table:table-cell>
          <table:table-cell office:value-type="string">
            <text:p>Binhai</text:p>
          </table:table-cell>
          <table:table-cell office:value-type="string">
            <text:p>39.12</text:p>
          </table:table-cell>
          <table:table-cell office:value-type="string">
            <text:p>117.35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TSR</text:p>
          </table:table-cell>
          <table:table-cell office:value-type="string">
            <text:p>Timisoara [TSR]</text:p>
          </table:table-cell>
          <table:table-cell office:value-type="string">
            <text:p>Romania</text:p>
          </table:table-cell>
          <table:table-cell office:value-type="string">
            <text:p>Giarmata</text:p>
          </table:table-cell>
          <table:table-cell office:value-type="string">
            <text:p>45.81</text:p>
          </table:table-cell>
          <table:table-cell office:value-type="string">
            <text:p>21.34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TST</text:p>
          </table:table-cell>
          <table:table-cell office:value-type="string">
            <text:p>Trang [TST]</text:p>
          </table:table-cell>
          <table:table-cell office:value-type="string">
            <text:p>Thailand</text:p>
          </table:table-cell>
          <table:table-cell office:value-type="string">
            <text:p>Trang</text:p>
          </table:table-cell>
          <table:table-cell office:value-type="string">
            <text:p>7.51</text:p>
          </table:table-cell>
          <table:table-cell office:value-type="string">
            <text:p>99.62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TSV</text:p>
          </table:table-cell>
          <table:table-cell office:value-type="string">
            <text:p>Townsville [TSV]</text:p>
          </table:table-cell>
          <table:table-cell office:value-type="string">
            <text:p>Australia</text:p>
          </table:table-cell>
          <table:table-cell office:value-type="string">
            <text:p>Townsville</text:p>
          </table:table-cell>
          <table:table-cell office:value-type="string">
            <text:p>-19.25</text:p>
          </table:table-cell>
          <table:table-cell office:value-type="string">
            <text:p>146.77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TTA</text:p>
          </table:table-cell>
          <table:table-cell office:value-type="string">
            <text:p>Tan Tan [TTA]</text:p>
          </table:table-cell>
          <table:table-cell office:value-type="string">
            <text:p>Morocco</text:p>
          </table:table-cell>
          <table:table-cell office:value-type="string">
            <text:p>Plage Blanche</text:p>
          </table:table-cell>
          <table:table-cell office:value-type="string">
            <text:p>28.45</text:p>
          </table:table-cell>
          <table:table-cell office:value-type="string">
            <text:p>-11.16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TTB</text:p>
          </table:table-cell>
          <table:table-cell office:value-type="string">
            <text:p>Tortoli [TTB]</text:p>
          </table:table-cell>
          <table:table-cell office:value-type="string">
            <text:p>Italy</text:p>
          </table:table-cell>
          <table:table-cell office:value-type="string">
            <text:p>Tortoli</text:p>
          </table:table-cell>
          <table:table-cell office:value-type="string">
            <text:p>39.92</text:p>
          </table:table-cell>
          <table:table-cell office:value-type="string">
            <text:p>9.68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TTE</text:p>
          </table:table-cell>
          <table:table-cell office:value-type="string">
            <text:p>Ternate [TTE]</text:p>
          </table:table-cell>
          <table:table-cell office:value-type="string">
            <text:p>Indonesia</text:p>
          </table:table-cell>
          <table:table-cell office:value-type="string">
            <text:p>Babullah</text:p>
          </table:table-cell>
          <table:table-cell office:value-type="string">
            <text:p>0.83</text:p>
          </table:table-cell>
          <table:table-cell office:value-type="string">
            <text:p>127.38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TTH</text:p>
          </table:table-cell>
          <table:table-cell office:value-type="string">
            <text:p>Thumrait [TTH]</text:p>
          </table:table-cell>
          <table:table-cell office:value-type="string">
            <text:p>Oman</text:p>
          </table:table-cell>
          <table:table-cell office:value-type="string">
            <text:p>Thumrait</text:p>
          </table:table-cell>
          <table:table-cell office:value-type="string">
            <text:p>17.67</text:p>
          </table:table-cell>
          <table:table-cell office:value-type="string">
            <text:p>54.02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TTJ</text:p>
          </table:table-cell>
          <table:table-cell office:value-type="string">
            <text:p>Tottori [TTJ]</text:p>
          </table:table-cell>
          <table:table-cell office:value-type="string">
            <text:p>Japan</text:p>
          </table:table-cell>
          <table:table-cell office:value-type="string">
            <text:p>Tottori</text:p>
          </table:table-cell>
          <table:table-cell office:value-type="string">
            <text:p>35.53</text:p>
          </table:table-cell>
          <table:table-cell office:value-type="string">
            <text:p>134.17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TTN</text:p>
          </table:table-cell>
          <table:table-cell office:value-type="string">
            <text:p>Trenton [TTN]</text:p>
          </table:table-cell>
          <table:table-cell office:value-type="string">
            <text:p>United States</text:p>
          </table:table-cell>
          <table:table-cell office:value-type="string">
            <text:p>Trenton Mercer</text:p>
          </table:table-cell>
          <table:table-cell office:value-type="string">
            <text:p>40.28</text:p>
          </table:table-cell>
          <table:table-cell office:value-type="string">
            <text:p>-74.81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TTT</text:p>
          </table:table-cell>
          <table:table-cell office:value-type="string">
            <text:p>Fengnin [TTT]</text:p>
          </table:table-cell>
          <table:table-cell office:value-type="string">
            <text:p>Taiwan</text:p>
          </table:table-cell>
          <table:table-cell office:value-type="string">
            <text:p>Fengnin</text:p>
          </table:table-cell>
          <table:table-cell office:value-type="string">
            <text:p>22.76</text:p>
          </table:table-cell>
          <table:table-cell office:value-type="string">
            <text:p>121.09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TTU</text:p>
          </table:table-cell>
          <table:table-cell office:value-type="string">
            <text:p>Tetouan [TTU]</text:p>
          </table:table-cell>
          <table:table-cell office:value-type="string">
            <text:p>Morocco</text:p>
          </table:table-cell>
          <table:table-cell office:value-type="string">
            <text:p>Saniat Rmel</text:p>
          </table:table-cell>
          <table:table-cell office:value-type="string">
            <text:p>35.59</text:p>
          </table:table-cell>
          <table:table-cell office:value-type="string">
            <text:p>-5.32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TUA</text:p>
          </table:table-cell>
          <table:table-cell office:value-type="string">
            <text:p>Tulcan [TUA]</text:p>
          </table:table-cell>
          <table:table-cell office:value-type="string">
            <text:p>Ecuador</text:p>
          </table:table-cell>
          <table:table-cell office:value-type="string">
            <text:p>El Rosal Teniente Mantilla</text:p>
          </table:table-cell>
          <table:table-cell office:value-type="string">
            <text:p>0.81</text:p>
          </table:table-cell>
          <table:table-cell office:value-type="string">
            <text:p>-77.71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TUB</text:p>
          </table:table-cell>
          <table:table-cell office:value-type="string">
            <text:p>Tubuai [TUB]</text:p>
          </table:table-cell>
          <table:table-cell office:value-type="string">
            <text:p>French Polynesia</text:p>
          </table:table-cell>
          <table:table-cell office:value-type="string">
            <text:p>Tubuai</text:p>
          </table:table-cell>
          <table:table-cell office:value-type="string">
            <text:p>-23.37</text:p>
          </table:table-cell>
          <table:table-cell office:value-type="string">
            <text:p>-149.52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TUC</text:p>
          </table:table-cell>
          <table:table-cell office:value-type="string">
            <text:p>Tucuman [TUC]</text:p>
          </table:table-cell>
          <table:table-cell office:value-type="string">
            <text:p>Argentina</text:p>
          </table:table-cell>
          <table:table-cell office:value-type="string">
            <text:p>Teniente Benjamin Matienzo</text:p>
          </table:table-cell>
          <table:table-cell office:value-type="string">
            <text:p>-26.84</text:p>
          </table:table-cell>
          <table:table-cell office:value-type="string">
            <text:p>-65.1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TUD</text:p>
          </table:table-cell>
          <table:table-cell office:value-type="string">
            <text:p>Tambacounda [TUD]</text:p>
          </table:table-cell>
          <table:table-cell office:value-type="string">
            <text:p>Senegal</text:p>
          </table:table-cell>
          <table:table-cell office:value-type="string">
            <text:p>Tambacounda</text:p>
          </table:table-cell>
          <table:table-cell office:value-type="string">
            <text:p>13.74</text:p>
          </table:table-cell>
          <table:table-cell office:value-type="string">
            <text:p>-13.65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TUF</text:p>
          </table:table-cell>
          <table:table-cell office:value-type="string">
            <text:p>Tours [TUF]</text:p>
          </table:table-cell>
          <table:table-cell office:value-type="string">
            <text:p>France</text:p>
          </table:table-cell>
          <table:table-cell office:value-type="string">
            <text:p>Val De Loire</text:p>
          </table:table-cell>
          <table:table-cell office:value-type="string">
            <text:p>47.43</text:p>
          </table:table-cell>
          <table:table-cell office:value-type="string">
            <text:p>0.73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TUI</text:p>
          </table:table-cell>
          <table:table-cell office:value-type="string">
            <text:p>Turaif [TUI]</text:p>
          </table:table-cell>
          <table:table-cell office:value-type="string">
            <text:p>Saudi Arabia</text:p>
          </table:table-cell>
          <table:table-cell office:value-type="string">
            <text:p>Turaif</text:p>
          </table:table-cell>
          <table:table-cell office:value-type="string">
            <text:p>31.69</text:p>
          </table:table-cell>
          <table:table-cell office:value-type="string">
            <text:p>38.73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TUK</text:p>
          </table:table-cell>
          <table:table-cell office:value-type="string">
            <text:p>Turbat [TUK]</text:p>
          </table:table-cell>
          <table:table-cell office:value-type="string">
            <text:p>Pakistan</text:p>
          </table:table-cell>
          <table:table-cell office:value-type="string">
            <text:p>Turbat International</text:p>
          </table:table-cell>
          <table:table-cell office:value-type="string">
            <text:p>25.99</text:p>
          </table:table-cell>
          <table:table-cell office:value-type="string">
            <text:p>63.03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TUL</text:p>
          </table:table-cell>
          <table:table-cell office:value-type="string">
            <text:p>Tulsa [TUL]</text:p>
          </table:table-cell>
          <table:table-cell office:value-type="string">
            <text:p>United States</text:p>
          </table:table-cell>
          <table:table-cell office:value-type="string">
            <text:p>Tulsa International</text:p>
          </table:table-cell>
          <table:table-cell office:value-type="string">
            <text:p>36.2</text:p>
          </table:table-cell>
          <table:table-cell office:value-type="string">
            <text:p>-95.89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TUN</text:p>
          </table:table-cell>
          <table:table-cell office:value-type="string">
            <text:p>Tunis [TUN]</text:p>
          </table:table-cell>
          <table:table-cell office:value-type="string">
            <text:p>Tunisia</text:p>
          </table:table-cell>
          <table:table-cell office:value-type="string">
            <text:p>Carthage</text:p>
          </table:table-cell>
          <table:table-cell office:value-type="string">
            <text:p>36.85</text:p>
          </table:table-cell>
          <table:table-cell office:value-type="string">
            <text:p>10.23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TUO</text:p>
          </table:table-cell>
          <table:table-cell office:value-type="string">
            <text:p>Taupo [TUO]</text:p>
          </table:table-cell>
          <table:table-cell office:value-type="string">
            <text:p>New Zealand</text:p>
          </table:table-cell>
          <table:table-cell office:value-type="string">
            <text:p>Taupo</text:p>
          </table:table-cell>
          <table:table-cell office:value-type="string">
            <text:p>-38.74</text:p>
          </table:table-cell>
          <table:table-cell office:value-type="string">
            <text:p>176.08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TUR</text:p>
          </table:table-cell>
          <table:table-cell office:value-type="string">
            <text:p>Tucurui [TUR]</text:p>
          </table:table-cell>
          <table:table-cell office:value-type="string">
            <text:p>Brazil</text:p>
          </table:table-cell>
          <table:table-cell office:value-type="string">
            <text:p>Tucurui</text:p>
          </table:table-cell>
          <table:table-cell office:value-type="string">
            <text:p>-3.79</text:p>
          </table:table-cell>
          <table:table-cell office:value-type="string">
            <text:p>-49.72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TUS</text:p>
          </table:table-cell>
          <table:table-cell office:value-type="string">
            <text:p>Tucson [TUS]</text:p>
          </table:table-cell>
          <table:table-cell office:value-type="string">
            <text:p>United States</text:p>
          </table:table-cell>
          <table:table-cell office:value-type="string">
            <text:p>Tucson International</text:p>
          </table:table-cell>
          <table:table-cell office:value-type="string">
            <text:p>32.12</text:p>
          </table:table-cell>
          <table:table-cell office:value-type="string">
            <text:p>-110.94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TUU</text:p>
          </table:table-cell>
          <table:table-cell office:value-type="string">
            <text:p>Tabuk [TUU]</text:p>
          </table:table-cell>
          <table:table-cell office:value-type="string">
            <text:p>Saudi Arabia</text:p>
          </table:table-cell>
          <table:table-cell office:value-type="string">
            <text:p>Tabuk</text:p>
          </table:table-cell>
          <table:table-cell office:value-type="string">
            <text:p>28.37</text:p>
          </table:table-cell>
          <table:table-cell office:value-type="string">
            <text:p>36.62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TUV</text:p>
          </table:table-cell>
          <table:table-cell office:value-type="string">
            <text:p>Tucupita [TUV]</text:p>
          </table:table-cell>
          <table:table-cell office:value-type="string">
            <text:p>Venezuela</text:p>
          </table:table-cell>
          <table:table-cell office:value-type="string">
            <text:p>Tucupita</text:p>
          </table:table-cell>
          <table:table-cell office:value-type="string">
            <text:p>9.09</text:p>
          </table:table-cell>
          <table:table-cell office:value-type="string">
            <text:p>-62.09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TWU</text:p>
          </table:table-cell>
          <table:table-cell office:value-type="string">
            <text:p>Tawau [TWU]</text:p>
          </table:table-cell>
          <table:table-cell office:value-type="string">
            <text:p>Malaysia</text:p>
          </table:table-cell>
          <table:table-cell office:value-type="string">
            <text:p>Tawau</text:p>
          </table:table-cell>
          <table:table-cell office:value-type="string">
            <text:p>4.31</text:p>
          </table:table-cell>
          <table:table-cell office:value-type="string">
            <text:p>118.12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TXA</text:p>
          </table:table-cell>
          <table:table-cell office:value-type="string">
            <text:p>Tlaxcala [TXA]</text:p>
          </table:table-cell>
          <table:table-cell office:value-type="string">
            <text:p>Mexico</text:p>
          </table:table-cell>
          <table:table-cell office:value-type="string">
            <text:p>Tlaxcala</text:p>
          </table:table-cell>
          <table:table-cell office:value-type="string">
            <text:p>19.54</text:p>
          </table:table-cell>
          <table:table-cell office:value-type="string">
            <text:p>-98.17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TXG</text:p>
          </table:table-cell>
          <table:table-cell office:value-type="string">
            <text:p>Chung [TXG]</text:p>
          </table:table-cell>
          <table:table-cell office:value-type="string">
            <text:p>Taiwan</text:p>
          </table:table-cell>
          <table:table-cell office:value-type="string">
            <text:p>Taichung</text:p>
          </table:table-cell>
          <table:table-cell office:value-type="string">
            <text:p>24.19</text:p>
          </table:table-cell>
          <table:table-cell office:value-type="string">
            <text:p>120.65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TXK</text:p>
          </table:table-cell>
          <table:table-cell office:value-type="string">
            <text:p>Texarkana [TXK]</text:p>
          </table:table-cell>
          <table:table-cell office:value-type="string">
            <text:p>United States</text:p>
          </table:table-cell>
          <table:table-cell office:value-type="string">
            <text:p>Texarkana Regional Webb Field</text:p>
          </table:table-cell>
          <table:table-cell office:value-type="string">
            <text:p>33.45</text:p>
          </table:table-cell>
          <table:table-cell office:value-type="string">
            <text:p>-93.99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TXL</text:p>
          </table:table-cell>
          <table:table-cell office:value-type="string">
            <text:p>Berlin [TXL]</text:p>
          </table:table-cell>
          <table:table-cell office:value-type="string">
            <text:p>Germany</text:p>
          </table:table-cell>
          <table:table-cell office:value-type="string">
            <text:p>Tegel</text:p>
          </table:table-cell>
          <table:table-cell office:value-type="string">
            <text:p>52.56</text:p>
          </table:table-cell>
          <table:table-cell office:value-type="string">
            <text:p>13.29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TYL</text:p>
          </table:table-cell>
          <table:table-cell office:value-type="string">
            <text:p>Talara [TYL]</text:p>
          </table:table-cell>
          <table:table-cell office:value-type="string">
            <text:p>Peru</text:p>
          </table:table-cell>
          <table:table-cell office:value-type="string">
            <text:p>Capitan Montes</text:p>
          </table:table-cell>
          <table:table-cell office:value-type="string">
            <text:p>-4.58</text:p>
          </table:table-cell>
          <table:table-cell office:value-type="string">
            <text:p>-81.25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TYN</text:p>
          </table:table-cell>
          <table:table-cell office:value-type="string">
            <text:p>Taiyuan [TYN]</text:p>
          </table:table-cell>
          <table:table-cell office:value-type="string">
            <text:p>China</text:p>
          </table:table-cell>
          <table:table-cell office:value-type="string">
            <text:p>Wusu</text:p>
          </table:table-cell>
          <table:table-cell office:value-type="string">
            <text:p>37.75</text:p>
          </table:table-cell>
          <table:table-cell office:value-type="string">
            <text:p>112.63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TYR</text:p>
          </table:table-cell>
          <table:table-cell office:value-type="string">
            <text:p>Tyler [TYR]</text:p>
          </table:table-cell>
          <table:table-cell office:value-type="string">
            <text:p>United States</text:p>
          </table:table-cell>
          <table:table-cell office:value-type="string">
            <text:p>Tyler Pounds Regional</text:p>
          </table:table-cell>
          <table:table-cell office:value-type="string">
            <text:p>32.35</text:p>
          </table:table-cell>
          <table:table-cell office:value-type="string">
            <text:p>-95.4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TYS</text:p>
          </table:table-cell>
          <table:table-cell office:value-type="string">
            <text:p>Knoxville [TYS]</text:p>
          </table:table-cell>
          <table:table-cell office:value-type="string">
            <text:p>United States</text:p>
          </table:table-cell>
          <table:table-cell office:value-type="string">
            <text:p>Mc Ghee Tyson</text:p>
          </table:table-cell>
          <table:table-cell office:value-type="string">
            <text:p>35.81</text:p>
          </table:table-cell>
          <table:table-cell office:value-type="string">
            <text:p>-83.99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TZX</text:p>
          </table:table-cell>
          <table:table-cell office:value-type="string">
            <text:p>Trabzon [TZX]</text:p>
          </table:table-cell>
          <table:table-cell office:value-type="string">
            <text:p>Turkey</text:p>
          </table:table-cell>
          <table:table-cell office:value-type="string">
            <text:p>Trabzon</text:p>
          </table:table-cell>
          <table:table-cell office:value-type="string">
            <text:p>41</text:p>
          </table:table-cell>
          <table:table-cell office:value-type="string">
            <text:p>39.79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UAK</text:p>
          </table:table-cell>
          <table:table-cell office:value-type="string">
            <text:p>Narssarssuaq [UAK]</text:p>
          </table:table-cell>
          <table:table-cell office:value-type="string">
            <text:p>Greenland</text:p>
          </table:table-cell>
          <table:table-cell office:value-type="string">
            <text:p>Narsarsuaq</text:p>
          </table:table-cell>
          <table:table-cell office:value-type="string">
            <text:p>61.16</text:p>
          </table:table-cell>
          <table:table-cell office:value-type="string">
            <text:p>-45.43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UAM</text:p>
          </table:table-cell>
          <table:table-cell office:value-type="string">
            <text:p>Andersen [UAM]</text:p>
          </table:table-cell>
          <table:table-cell office:value-type="string">
            <text:p>Mariana Islands</text:p>
          </table:table-cell>
          <table:table-cell office:value-type="string">
            <text:p>Andersen Air Force Base</text:p>
          </table:table-cell>
          <table:table-cell office:value-type="string">
            <text:p>13.58</text:p>
          </table:table-cell>
          <table:table-cell office:value-type="string">
            <text:p>144.93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UAQ</text:p>
          </table:table-cell>
          <table:table-cell office:value-type="string">
            <text:p>San Julian [UAQ]</text:p>
          </table:table-cell>
          <table:table-cell office:value-type="string">
            <text:p>Argentina</text:p>
          </table:table-cell>
          <table:table-cell office:value-type="string">
            <text:p>San Juan</text:p>
          </table:table-cell>
          <table:table-cell office:value-type="string">
            <text:p>-31.57</text:p>
          </table:table-cell>
          <table:table-cell office:value-type="string">
            <text:p>-68.42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UBA</text:p>
          </table:table-cell>
          <table:table-cell office:value-type="string">
            <text:p>Uberaba [UBA]</text:p>
          </table:table-cell>
          <table:table-cell office:value-type="string">
            <text:p>Brazil</text:p>
          </table:table-cell>
          <table:table-cell office:value-type="string">
            <text:p>Uberaba</text:p>
          </table:table-cell>
          <table:table-cell office:value-type="string">
            <text:p>-19.77</text:p>
          </table:table-cell>
          <table:table-cell office:value-type="string">
            <text:p>-47.96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UBJ</text:p>
          </table:table-cell>
          <table:table-cell office:value-type="string">
            <text:p>Yamaguchi [UBJ]</text:p>
          </table:table-cell>
          <table:table-cell office:value-type="string">
            <text:p>Japan</text:p>
          </table:table-cell>
          <table:table-cell office:value-type="string">
            <text:p>Yamaguchi Ube</text:p>
          </table:table-cell>
          <table:table-cell office:value-type="string">
            <text:p>33.93</text:p>
          </table:table-cell>
          <table:table-cell office:value-type="string">
            <text:p>131.28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UDI</text:p>
          </table:table-cell>
          <table:table-cell office:value-type="string">
            <text:p>Uberlandia [UDI]</text:p>
          </table:table-cell>
          <table:table-cell office:value-type="string">
            <text:p>Brazil</text:p>
          </table:table-cell>
          <table:table-cell office:value-type="string">
            <text:p>Uberlandia</text:p>
          </table:table-cell>
          <table:table-cell office:value-type="string">
            <text:p>-18.88</text:p>
          </table:table-cell>
          <table:table-cell office:value-type="string">
            <text:p>-48.23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UDR</text:p>
          </table:table-cell>
          <table:table-cell office:value-type="string">
            <text:p>Udaipur [UDR]</text:p>
          </table:table-cell>
          <table:table-cell office:value-type="string">
            <text:p>India</text:p>
          </table:table-cell>
          <table:table-cell office:value-type="string">
            <text:p>Udaipur</text:p>
          </table:table-cell>
          <table:table-cell office:value-type="string">
            <text:p>24.62</text:p>
          </table:table-cell>
          <table:table-cell office:value-type="string">
            <text:p>73.91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UEL</text:p>
          </table:table-cell>
          <table:table-cell office:value-type="string">
            <text:p>Quelimane [UEL]</text:p>
          </table:table-cell>
          <table:table-cell office:value-type="string">
            <text:p>Mozambique</text:p>
          </table:table-cell>
          <table:table-cell office:value-type="string">
            <text:p>Quelimane</text:p>
          </table:table-cell>
          <table:table-cell office:value-type="string">
            <text:p>-17.86</text:p>
          </table:table-cell>
          <table:table-cell office:value-type="string">
            <text:p>36.87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UEO</text:p>
          </table:table-cell>
          <table:table-cell office:value-type="string">
            <text:p>Kumejima [UEO]</text:p>
          </table:table-cell>
          <table:table-cell office:value-type="string">
            <text:p>Japan</text:p>
          </table:table-cell>
          <table:table-cell office:value-type="string">
            <text:p>Kumejima</text:p>
          </table:table-cell>
          <table:table-cell office:value-type="string">
            <text:p>26.36</text:p>
          </table:table-cell>
          <table:table-cell office:value-type="string">
            <text:p>126.71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UET</text:p>
          </table:table-cell>
          <table:table-cell office:value-type="string">
            <text:p>Quetta [UET]</text:p>
          </table:table-cell>
          <table:table-cell office:value-type="string">
            <text:p>Pakistan</text:p>
          </table:table-cell>
          <table:table-cell office:value-type="string">
            <text:p>Quetta</text:p>
          </table:table-cell>
          <table:table-cell office:value-type="string">
            <text:p>30.25</text:p>
          </table:table-cell>
          <table:table-cell office:value-type="string">
            <text:p>66.94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UFA</text:p>
          </table:table-cell>
          <table:table-cell office:value-type="string">
            <text:p>Ufa [UFA]</text:p>
          </table:table-cell>
          <table:table-cell office:value-type="string">
            <text:p>Russia</text:p>
          </table:table-cell>
          <table:table-cell office:value-type="string">
            <text:p>Ufa</text:p>
          </table:table-cell>
          <table:table-cell office:value-type="string">
            <text:p>54.56</text:p>
          </table:table-cell>
          <table:table-cell office:value-type="string">
            <text:p>55.87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UGN</text:p>
          </table:table-cell>
          <table:table-cell office:value-type="string">
            <text:p>Chicago [UGN]</text:p>
          </table:table-cell>
          <table:table-cell office:value-type="string">
            <text:p>United States</text:p>
          </table:table-cell>
          <table:table-cell office:value-type="string">
            <text:p>Waukegan Regional</text:p>
          </table:table-cell>
          <table:table-cell office:value-type="string">
            <text:p>42.42</text:p>
          </table:table-cell>
          <table:table-cell office:value-type="string">
            <text:p>-87.87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UGO</text:p>
          </table:table-cell>
          <table:table-cell office:value-type="string">
            <text:p>Uige [UGO]</text:p>
          </table:table-cell>
          <table:table-cell office:value-type="string">
            <text:p>Angola</text:p>
          </table:table-cell>
          <table:table-cell office:value-type="string">
            <text:p>Uige</text:p>
          </table:table-cell>
          <table:table-cell office:value-type="string">
            <text:p>-7.6</text:p>
          </table:table-cell>
          <table:table-cell office:value-type="string">
            <text:p>15.03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UIB</text:p>
          </table:table-cell>
          <table:table-cell office:value-type="string">
            <text:p>Quibdo [UIB]</text:p>
          </table:table-cell>
          <table:table-cell office:value-type="string">
            <text:p>Colombia</text:p>
          </table:table-cell>
          <table:table-cell office:value-type="string">
            <text:p>El Carano</text:p>
          </table:table-cell>
          <table:table-cell office:value-type="string">
            <text:p>5.69</text:p>
          </table:table-cell>
          <table:table-cell office:value-type="string">
            <text:p>-76.64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UIO</text:p>
          </table:table-cell>
          <table:table-cell office:value-type="string">
            <text:p>Quito [UIO]</text:p>
          </table:table-cell>
          <table:table-cell office:value-type="string">
            <text:p>Ecuador</text:p>
          </table:table-cell>
          <table:table-cell office:value-type="string">
            <text:p>Mariscal Sucre International</text:p>
          </table:table-cell>
          <table:table-cell office:value-type="string">
            <text:p>-0.14</text:p>
          </table:table-cell>
          <table:table-cell office:value-type="string">
            <text:p>-78.49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UIP</text:p>
          </table:table-cell>
          <table:table-cell office:value-type="string">
            <text:p>Quimper [UIP]</text:p>
          </table:table-cell>
          <table:table-cell office:value-type="string">
            <text:p>France</text:p>
          </table:table-cell>
          <table:table-cell office:value-type="string">
            <text:p>Pluguffan</text:p>
          </table:table-cell>
          <table:table-cell office:value-type="string">
            <text:p>47.97</text:p>
          </table:table-cell>
          <table:table-cell office:value-type="string">
            <text:p>-4.17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UKB</text:p>
          </table:table-cell>
          <table:table-cell office:value-type="string">
            <text:p>Kobe [UKB]</text:p>
          </table:table-cell>
          <table:table-cell office:value-type="string">
            <text:p>Japan</text:p>
          </table:table-cell>
          <table:table-cell office:value-type="string">
            <text:p>Kobe International</text:p>
          </table:table-cell>
          <table:table-cell office:value-type="string">
            <text:p>34.68</text:p>
          </table:table-cell>
          <table:table-cell office:value-type="string">
            <text:p>135.2</text:p>
          </table:table-cell>
          <table:table-cell office:value-type="string">
            <text:p>degrees N and E</text:p>
          </table:table-cell>
          <table:table-cell office:value-type="string">
            <text:p>amee/defra 2008</text:p>
          </table:table-cell>
        </table:table-row>
        <table:table-row table:style-name="ro1">
          <table:table-cell office:value-type="string">
            <text:p>ULA</text:p>
          </table:table-cell>
          <table:table-cell office:value-type="string">
            <text:p>San Julian [ULA]</text:p>
          </table:table-cell>
          <table:table-cell office:value-type="string">
            <text:p>Argentina</text:p>
          </table:table-cell>
          <table:table-cell office:value-type="string">
            <text:p>San Julian</text:p>
          </table:table-cell>
          <table:table-cell office:value-type="string">
            <text:p>-49.31</text:p>
          </table:table-cell>
          <table:table-cell office:value-type="string">
            <text:p>-67.8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ULC</text:p>
          </table:table-cell>
          <table:table-cell office:value-type="string">
            <text:p>Santiago [ULC]</text:p>
          </table:table-cell>
          <table:table-cell office:value-type="string">
            <text:p>Chile</text:p>
          </table:table-cell>
          <table:table-cell office:value-type="string">
            <text:p>Los Cerrillos</text:p>
          </table:table-cell>
          <table:table-cell office:value-type="string">
            <text:p>-33.49</text:p>
          </table:table-cell>
          <table:table-cell office:value-type="string">
            <text:p>-70.7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ULD</text:p>
          </table:table-cell>
          <table:table-cell office:value-type="string">
            <text:p>Ulundi [ULD]</text:p>
          </table:table-cell>
          <table:table-cell office:value-type="string">
            <text:p>South Africa</text:p>
          </table:table-cell>
          <table:table-cell office:value-type="string">
            <text:p>Prince Mangosuthu Buthelezi</text:p>
          </table:table-cell>
          <table:table-cell office:value-type="string">
            <text:p>-28.32</text:p>
          </table:table-cell>
          <table:table-cell office:value-type="string">
            <text:p>31.42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ULN</text:p>
          </table:table-cell>
          <table:table-cell office:value-type="string">
            <text:p>Ulan Bator [ULN]</text:p>
          </table:table-cell>
          <table:table-cell office:value-type="string">
            <text:p>Mongolia</text:p>
          </table:table-cell>
          <table:table-cell office:value-type="string">
            <text:p>Buyant Ukhaa</text:p>
          </table:table-cell>
          <table:table-cell office:value-type="string">
            <text:p>47.84</text:p>
          </table:table-cell>
          <table:table-cell office:value-type="string">
            <text:p>106.77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ULQ</text:p>
          </table:table-cell>
          <table:table-cell office:value-type="string">
            <text:p>Tulua [ULQ]</text:p>
          </table:table-cell>
          <table:table-cell office:value-type="string">
            <text:p>Colombia</text:p>
          </table:table-cell>
          <table:table-cell office:value-type="string">
            <text:p>Farfan</text:p>
          </table:table-cell>
          <table:table-cell office:value-type="string">
            <text:p>4.09</text:p>
          </table:table-cell>
          <table:table-cell office:value-type="string">
            <text:p>-76.24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UME</text:p>
          </table:table-cell>
          <table:table-cell office:value-type="string">
            <text:p>Umea [UME]</text:p>
          </table:table-cell>
          <table:table-cell office:value-type="string">
            <text:p>Sweden</text:p>
          </table:table-cell>
          <table:table-cell office:value-type="string">
            <text:p>Umea</text:p>
          </table:table-cell>
          <table:table-cell office:value-type="string">
            <text:p>63.79</text:p>
          </table:table-cell>
          <table:table-cell office:value-type="string">
            <text:p>20.28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UMR</text:p>
          </table:table-cell>
          <table:table-cell office:value-type="string">
            <text:p>Woomera [UMR]</text:p>
          </table:table-cell>
          <table:table-cell office:value-type="string">
            <text:p>Australia</text:p>
          </table:table-cell>
          <table:table-cell office:value-type="string">
            <text:p>Woomera</text:p>
          </table:table-cell>
          <table:table-cell office:value-type="string">
            <text:p>-31.14</text:p>
          </table:table-cell>
          <table:table-cell office:value-type="string">
            <text:p>136.82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UND</text:p>
          </table:table-cell>
          <table:table-cell office:value-type="string">
            <text:p>Kunduz [UND]</text:p>
          </table:table-cell>
          <table:table-cell office:value-type="string">
            <text:p>Afghanistan</text:p>
          </table:table-cell>
          <table:table-cell office:value-type="string">
            <text:p>Kunduz</text:p>
          </table:table-cell>
          <table:table-cell office:value-type="string">
            <text:p>36.67</text:p>
          </table:table-cell>
          <table:table-cell office:value-type="string">
            <text:p>68.91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UNK</text:p>
          </table:table-cell>
          <table:table-cell office:value-type="string">
            <text:p>Unalakleet [UNK]</text:p>
          </table:table-cell>
          <table:table-cell office:value-type="string">
            <text:p>United States</text:p>
          </table:table-cell>
          <table:table-cell office:value-type="string">
            <text:p>Unalakleet</text:p>
          </table:table-cell>
          <table:table-cell office:value-type="string">
            <text:p>63.89</text:p>
          </table:table-cell>
          <table:table-cell office:value-type="string">
            <text:p>-160.8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UPG</text:p>
          </table:table-cell>
          <table:table-cell office:value-type="string">
            <text:p>Ujung Pandang [UPG]</text:p>
          </table:table-cell>
          <table:table-cell office:value-type="string">
            <text:p>Indonesia</text:p>
          </table:table-cell>
          <table:table-cell office:value-type="string">
            <text:p>Hasanuddin</text:p>
          </table:table-cell>
          <table:table-cell office:value-type="string">
            <text:p>-5.06</text:p>
          </table:table-cell>
          <table:table-cell office:value-type="string">
            <text:p>119.55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UPN</text:p>
          </table:table-cell>
          <table:table-cell office:value-type="string">
            <text:p>Uruapan [UPN]</text:p>
          </table:table-cell>
          <table:table-cell office:value-type="string">
            <text:p>Mexico</text:p>
          </table:table-cell>
          <table:table-cell office:value-type="string">
            <text:p>Licenciado Y Gen Ignacio Lopez Rayon</text:p>
          </table:table-cell>
          <table:table-cell office:value-type="string">
            <text:p>19.4</text:p>
          </table:table-cell>
          <table:table-cell office:value-type="string">
            <text:p>-102.04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UPP</text:p>
          </table:table-cell>
          <table:table-cell office:value-type="string">
            <text:p>Opolu [UPP]</text:p>
          </table:table-cell>
          <table:table-cell office:value-type="string">
            <text:p>United States</text:p>
          </table:table-cell>
          <table:table-cell office:value-type="string">
            <text:p>Upolu</text:p>
          </table:table-cell>
          <table:table-cell office:value-type="string">
            <text:p>20.27</text:p>
          </table:table-cell>
          <table:table-cell office:value-type="string">
            <text:p>-155.86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URA</text:p>
          </table:table-cell>
          <table:table-cell office:value-type="string">
            <text:p>Uralsk [URA]</text:p>
          </table:table-cell>
          <table:table-cell office:value-type="string">
            <text:p>Kazakhstan</text:p>
          </table:table-cell>
          <table:table-cell office:value-type="string">
            <text:p>Uralsk</text:p>
          </table:table-cell>
          <table:table-cell office:value-type="string">
            <text:p>51.15</text:p>
          </table:table-cell>
          <table:table-cell office:value-type="string">
            <text:p>51.55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URC</text:p>
          </table:table-cell>
          <table:table-cell office:value-type="string">
            <text:p>Urumqi [URC]</text:p>
          </table:table-cell>
          <table:table-cell office:value-type="string">
            <text:p>China</text:p>
          </table:table-cell>
          <table:table-cell office:value-type="string">
            <text:p>Diwopu</text:p>
          </table:table-cell>
          <table:table-cell office:value-type="string">
            <text:p>43.91</text:p>
          </table:table-cell>
          <table:table-cell office:value-type="string">
            <text:p>87.47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URG</text:p>
          </table:table-cell>
          <table:table-cell office:value-type="string">
            <text:p>Uruguaiana [URG]</text:p>
          </table:table-cell>
          <table:table-cell office:value-type="string">
            <text:p>Brazil</text:p>
          </table:table-cell>
          <table:table-cell office:value-type="string">
            <text:p>Rubem Berta</text:p>
          </table:table-cell>
          <table:table-cell office:value-type="string">
            <text:p>-29.78</text:p>
          </table:table-cell>
          <table:table-cell office:value-type="string">
            <text:p>-57.04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URO</text:p>
          </table:table-cell>
          <table:table-cell office:value-type="string">
            <text:p>Rouen [URO]</text:p>
          </table:table-cell>
          <table:table-cell office:value-type="string">
            <text:p>France</text:p>
          </table:table-cell>
          <table:table-cell office:value-type="string">
            <text:p>Vallee De Seine</text:p>
          </table:table-cell>
          <table:table-cell office:value-type="string">
            <text:p>49.38</text:p>
          </table:table-cell>
          <table:table-cell office:value-type="string">
            <text:p>1.17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URY</text:p>
          </table:table-cell>
          <table:table-cell office:value-type="string">
            <text:p>Guriat [URY]</text:p>
          </table:table-cell>
          <table:table-cell office:value-type="string">
            <text:p>Saudi Arabia</text:p>
          </table:table-cell>
          <table:table-cell office:value-type="string">
            <text:p>Guriat</text:p>
          </table:table-cell>
          <table:table-cell office:value-type="string">
            <text:p>31.41</text:p>
          </table:table-cell>
          <table:table-cell office:value-type="string">
            <text:p>37.28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USH</text:p>
          </table:table-cell>
          <table:table-cell office:value-type="string">
            <text:p>Ushuaia [USH]</text:p>
          </table:table-cell>
          <table:table-cell office:value-type="string">
            <text:p>Argentina</text:p>
          </table:table-cell>
          <table:table-cell office:value-type="string">
            <text:p>Ushuaia Malvinas Argentinas</text:p>
          </table:table-cell>
          <table:table-cell office:value-type="string">
            <text:p>-54.84</text:p>
          </table:table-cell>
          <table:table-cell office:value-type="string">
            <text:p>-68.3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USN</text:p>
          </table:table-cell>
          <table:table-cell office:value-type="string">
            <text:p>Ulsan [USN]</text:p>
          </table:table-cell>
          <table:table-cell office:value-type="string">
            <text:p>South Korea</text:p>
          </table:table-cell>
          <table:table-cell office:value-type="string">
            <text:p>Ulsan</text:p>
          </table:table-cell>
          <table:table-cell office:value-type="string">
            <text:p>35.59</text:p>
          </table:table-cell>
          <table:table-cell office:value-type="string">
            <text:p>129.35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UTA</text:p>
          </table:table-cell>
          <table:table-cell office:value-type="string">
            <text:p>Mutare [UTA]</text:p>
          </table:table-cell>
          <table:table-cell office:value-type="string">
            <text:p>Zimbabwe</text:p>
          </table:table-cell>
          <table:table-cell office:value-type="string">
            <text:p>Mutare Grand Reef</text:p>
          </table:table-cell>
          <table:table-cell office:value-type="string">
            <text:p>-18.98</text:p>
          </table:table-cell>
          <table:table-cell office:value-type="string">
            <text:p>32.45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UTC</text:p>
          </table:table-cell>
          <table:table-cell office:value-type="string">
            <text:p>Soesterberg [UTC]</text:p>
          </table:table-cell>
          <table:table-cell office:value-type="string">
            <text:p>Netherlands</text:p>
          </table:table-cell>
          <table:table-cell office:value-type="string">
            <text:p>Soesterberg</text:p>
          </table:table-cell>
          <table:table-cell office:value-type="string">
            <text:p>52.13</text:p>
          </table:table-cell>
          <table:table-cell office:value-type="string">
            <text:p>5.28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UTH</text:p>
          </table:table-cell>
          <table:table-cell office:value-type="string">
            <text:p>Udon Thani [UTH]</text:p>
          </table:table-cell>
          <table:table-cell office:value-type="string">
            <text:p>Thailand</text:p>
          </table:table-cell>
          <table:table-cell office:value-type="string">
            <text:p>Udon Thani</text:p>
          </table:table-cell>
          <table:table-cell office:value-type="string">
            <text:p>17.39</text:p>
          </table:table-cell>
          <table:table-cell office:value-type="string">
            <text:p>102.79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UTN</text:p>
          </table:table-cell>
          <table:table-cell office:value-type="string">
            <text:p>Upington [UTN]</text:p>
          </table:table-cell>
          <table:table-cell office:value-type="string">
            <text:p>South Africa</text:p>
          </table:table-cell>
          <table:table-cell office:value-type="string">
            <text:p>Upington</text:p>
          </table:table-cell>
          <table:table-cell office:value-type="string">
            <text:p>-28.4</text:p>
          </table:table-cell>
          <table:table-cell office:value-type="string">
            <text:p>21.26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UTO</text:p>
          </table:table-cell>
          <table:table-cell office:value-type="string">
            <text:p>Indian Mountains [UTO]</text:p>
          </table:table-cell>
          <table:table-cell office:value-type="string">
            <text:p>United States</text:p>
          </table:table-cell>
          <table:table-cell office:value-type="string">
            <text:p>Indian Mountain Lrrs</text:p>
          </table:table-cell>
          <table:table-cell office:value-type="string">
            <text:p>65.99</text:p>
          </table:table-cell>
          <table:table-cell office:value-type="string">
            <text:p>-153.7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UTP</text:p>
          </table:table-cell>
          <table:table-cell office:value-type="string">
            <text:p>Rayong [UTP]</text:p>
          </table:table-cell>
          <table:table-cell office:value-type="string">
            <text:p>Thailand</text:p>
          </table:table-cell>
          <table:table-cell office:value-type="string">
            <text:p>U Taphao International</text:p>
          </table:table-cell>
          <table:table-cell office:value-type="string">
            <text:p>12.68</text:p>
          </table:table-cell>
          <table:table-cell office:value-type="string">
            <text:p>101.01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UTT</text:p>
          </table:table-cell>
          <table:table-cell office:value-type="string">
            <text:p>Umtata [UTT]</text:p>
          </table:table-cell>
          <table:table-cell office:value-type="string">
            <text:p>South Africa</text:p>
          </table:table-cell>
          <table:table-cell office:value-type="string">
            <text:p>Umtata</text:p>
          </table:table-cell>
          <table:table-cell office:value-type="string">
            <text:p>-31.55</text:p>
          </table:table-cell>
          <table:table-cell office:value-type="string">
            <text:p>28.67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UTW</text:p>
          </table:table-cell>
          <table:table-cell office:value-type="string">
            <text:p>Queenstown [UTW]</text:p>
          </table:table-cell>
          <table:table-cell office:value-type="string">
            <text:p>South Africa</text:p>
          </table:table-cell>
          <table:table-cell office:value-type="string">
            <text:p>Queenstown</text:p>
          </table:table-cell>
          <table:table-cell office:value-type="string">
            <text:p>-31.92</text:p>
          </table:table-cell>
          <table:table-cell office:value-type="string">
            <text:p>26.88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UUD</text:p>
          </table:table-cell>
          <table:table-cell office:value-type="string">
            <text:p>Ulan-Ude [UUD]</text:p>
          </table:table-cell>
          <table:table-cell office:value-type="string">
            <text:p>Russia</text:p>
          </table:table-cell>
          <table:table-cell office:value-type="string">
            <text:p>Mukhino</text:p>
          </table:table-cell>
          <table:table-cell office:value-type="string">
            <text:p>51.81</text:p>
          </table:table-cell>
          <table:table-cell office:value-type="string">
            <text:p>107.44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UUS</text:p>
          </table:table-cell>
          <table:table-cell office:value-type="string">
            <text:p>Yuzhno-Sakhalinsk [UUS]</text:p>
          </table:table-cell>
          <table:table-cell office:value-type="string">
            <text:p>Russia</text:p>
          </table:table-cell>
          <table:table-cell office:value-type="string">
            <text:p>Khomutovo</text:p>
          </table:table-cell>
          <table:table-cell office:value-type="string">
            <text:p>46.89</text:p>
          </table:table-cell>
          <table:table-cell office:value-type="string">
            <text:p>142.72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UVE</text:p>
          </table:table-cell>
          <table:table-cell office:value-type="string">
            <text:p>Ouvea [UVE]</text:p>
          </table:table-cell>
          <table:table-cell office:value-type="string">
            <text:p>New Caledonia</text:p>
          </table:table-cell>
          <table:table-cell office:value-type="string">
            <text:p>Ouvea Ouloup</text:p>
          </table:table-cell>
          <table:table-cell office:value-type="string">
            <text:p>-20.64</text:p>
          </table:table-cell>
          <table:table-cell office:value-type="string">
            <text:p>166.57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UVF</text:p>
          </table:table-cell>
          <table:table-cell office:value-type="string">
            <text:p>Hewandorra [UVF]</text:p>
          </table:table-cell>
          <table:table-cell office:value-type="string">
            <text:p>Saint Lucia Island</text:p>
          </table:table-cell>
          <table:table-cell office:value-type="string">
            <text:p>Hewanorra International</text:p>
          </table:table-cell>
          <table:table-cell office:value-type="string">
            <text:p>13.73</text:p>
          </table:table-cell>
          <table:table-cell office:value-type="string">
            <text:p>-60.95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UYL</text:p>
          </table:table-cell>
          <table:table-cell office:value-type="string">
            <text:p>Nyala [UYL]</text:p>
          </table:table-cell>
          <table:table-cell office:value-type="string">
            <text:p>Sudan</text:p>
          </table:table-cell>
          <table:table-cell office:value-type="string">
            <text:p>Nyala</text:p>
          </table:table-cell>
          <table:table-cell office:value-type="string">
            <text:p>12.05</text:p>
          </table:table-cell>
          <table:table-cell office:value-type="string">
            <text:p>24.96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VAA</text:p>
          </table:table-cell>
          <table:table-cell office:value-type="string">
            <text:p>Vaasa [VAA]</text:p>
          </table:table-cell>
          <table:table-cell office:value-type="string">
            <text:p>Finland</text:p>
          </table:table-cell>
          <table:table-cell office:value-type="string">
            <text:p>Vaasa</text:p>
          </table:table-cell>
          <table:table-cell office:value-type="string">
            <text:p>63.05</text:p>
          </table:table-cell>
          <table:table-cell office:value-type="string">
            <text:p>21.76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VAD</text:p>
          </table:table-cell>
          <table:table-cell office:value-type="string">
            <text:p>Valdosta [VAD]</text:p>
          </table:table-cell>
          <table:table-cell office:value-type="string">
            <text:p>United States</text:p>
          </table:table-cell>
          <table:table-cell office:value-type="string">
            <text:p>Moody Air Force Base</text:p>
          </table:table-cell>
          <table:table-cell office:value-type="string">
            <text:p>30.97</text:p>
          </table:table-cell>
          <table:table-cell office:value-type="string">
            <text:p>-83.19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VAF</text:p>
          </table:table-cell>
          <table:table-cell office:value-type="string">
            <text:p>Valence [VAF]</text:p>
          </table:table-cell>
          <table:table-cell office:value-type="string">
            <text:p>France</text:p>
          </table:table-cell>
          <table:table-cell office:value-type="string">
            <text:p>Chabeuil</text:p>
          </table:table-cell>
          <table:table-cell office:value-type="string">
            <text:p>44.92</text:p>
          </table:table-cell>
          <table:table-cell office:value-type="string">
            <text:p>4.97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VAG</text:p>
          </table:table-cell>
          <table:table-cell office:value-type="string">
            <text:p>Varginha [VAG]</text:p>
          </table:table-cell>
          <table:table-cell office:value-type="string">
            <text:p>Brazil</text:p>
          </table:table-cell>
          <table:table-cell office:value-type="string">
            <text:p>Major Brigadeiro Trompowsky</text:p>
          </table:table-cell>
          <table:table-cell office:value-type="string">
            <text:p>-21.59</text:p>
          </table:table-cell>
          <table:table-cell office:value-type="string">
            <text:p>-45.47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VAN</text:p>
          </table:table-cell>
          <table:table-cell office:value-type="string">
            <text:p>Van [VAN]</text:p>
          </table:table-cell>
          <table:table-cell office:value-type="string">
            <text:p>Turkey</text:p>
          </table:table-cell>
          <table:table-cell office:value-type="string">
            <text:p>Van</text:p>
          </table:table-cell>
          <table:table-cell office:value-type="string">
            <text:p>38.47</text:p>
          </table:table-cell>
          <table:table-cell office:value-type="string">
            <text:p>43.33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VAR</text:p>
          </table:table-cell>
          <table:table-cell office:value-type="string">
            <text:p>Varna [VAR]</text:p>
          </table:table-cell>
          <table:table-cell office:value-type="string">
            <text:p>Bulgaria</text:p>
          </table:table-cell>
          <table:table-cell office:value-type="string">
            <text:p>Varna</text:p>
          </table:table-cell>
          <table:table-cell office:value-type="string">
            <text:p>43.23</text:p>
          </table:table-cell>
          <table:table-cell office:value-type="string">
            <text:p>27.83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VAS</text:p>
          </table:table-cell>
          <table:table-cell office:value-type="string">
            <text:p>Sivas [VAS]</text:p>
          </table:table-cell>
          <table:table-cell office:value-type="string">
            <text:p>Turkey</text:p>
          </table:table-cell>
          <table:table-cell office:value-type="string">
            <text:p>Sivas</text:p>
          </table:table-cell>
          <table:table-cell office:value-type="string">
            <text:p>39.81</text:p>
          </table:table-cell>
          <table:table-cell office:value-type="string">
            <text:p>36.9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VAV</text:p>
          </table:table-cell>
          <table:table-cell office:value-type="string">
            <text:p>Vava'u [VAV]</text:p>
          </table:table-cell>
          <table:table-cell office:value-type="string">
            <text:p>Tonga</text:p>
          </table:table-cell>
          <table:table-cell office:value-type="string">
            <text:p>Vavau International</text:p>
          </table:table-cell>
          <table:table-cell office:value-type="string">
            <text:p>-18.59</text:p>
          </table:table-cell>
          <table:table-cell office:value-type="string">
            <text:p>-173.96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VBG</text:p>
          </table:table-cell>
          <table:table-cell office:value-type="string">
            <text:p>Lompoc [VBG]</text:p>
          </table:table-cell>
          <table:table-cell office:value-type="string">
            <text:p>United States</text:p>
          </table:table-cell>
          <table:table-cell office:value-type="string">
            <text:p>Vandenberg Air Force Base</text:p>
          </table:table-cell>
          <table:table-cell office:value-type="string">
            <text:p>34.73</text:p>
          </table:table-cell>
          <table:table-cell office:value-type="string">
            <text:p>-120.58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VBS</text:p>
          </table:table-cell>
          <table:table-cell office:value-type="string">
            <text:p>Montichiari [VBS]</text:p>
          </table:table-cell>
          <table:table-cell office:value-type="string">
            <text:p>Italy</text:p>
          </table:table-cell>
          <table:table-cell office:value-type="string">
            <text:p>Montichiari</text:p>
          </table:table-cell>
          <table:table-cell office:value-type="string">
            <text:p>45.43</text:p>
          </table:table-cell>
          <table:table-cell office:value-type="string">
            <text:p>10.33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VBY</text:p>
          </table:table-cell>
          <table:table-cell office:value-type="string">
            <text:p>Visby [VBY]</text:p>
          </table:table-cell>
          <table:table-cell office:value-type="string">
            <text:p>Sweden</text:p>
          </table:table-cell>
          <table:table-cell office:value-type="string">
            <text:p>Visby</text:p>
          </table:table-cell>
          <table:table-cell office:value-type="string">
            <text:p>57.66</text:p>
          </table:table-cell>
          <table:table-cell office:value-type="string">
            <text:p>18.35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VCE</text:p>
          </table:table-cell>
          <table:table-cell office:value-type="string">
            <text:p>Venice [VCE]</text:p>
          </table:table-cell>
          <table:table-cell office:value-type="string">
            <text:p>Italy</text:p>
          </table:table-cell>
          <table:table-cell office:value-type="string">
            <text:p>Venezia Tessera</text:p>
          </table:table-cell>
          <table:table-cell office:value-type="string">
            <text:p>45.51</text:p>
          </table:table-cell>
          <table:table-cell office:value-type="string">
            <text:p>12.35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VCP</text:p>
          </table:table-cell>
          <table:table-cell office:value-type="string">
            <text:p>Campinas [VCP]</text:p>
          </table:table-cell>
          <table:table-cell office:value-type="string">
            <text:p>Brazil</text:p>
          </table:table-cell>
          <table:table-cell office:value-type="string">
            <text:p>Viracopos</text:p>
          </table:table-cell>
          <table:table-cell office:value-type="string">
            <text:p>-23.01</text:p>
          </table:table-cell>
          <table:table-cell office:value-type="string">
            <text:p>-47.13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VCV</text:p>
          </table:table-cell>
          <table:table-cell office:value-type="string">
            <text:p>Victorville [VCV]</text:p>
          </table:table-cell>
          <table:table-cell office:value-type="string">
            <text:p>United States</text:p>
          </table:table-cell>
          <table:table-cell office:value-type="string">
            <text:p>Southern California Logistics</text:p>
          </table:table-cell>
          <table:table-cell office:value-type="string">
            <text:p>34.59</text:p>
          </table:table-cell>
          <table:table-cell office:value-type="string">
            <text:p>-117.38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VDA</text:p>
          </table:table-cell>
          <table:table-cell office:value-type="string">
            <text:p>Ovda [VDA]</text:p>
          </table:table-cell>
          <table:table-cell office:value-type="string">
            <text:p>Israel</text:p>
          </table:table-cell>
          <table:table-cell office:value-type="string">
            <text:p>Ovda</text:p>
          </table:table-cell>
          <table:table-cell office:value-type="string">
            <text:p>29.94</text:p>
          </table:table-cell>
          <table:table-cell office:value-type="string">
            <text:p>34.94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VDB</text:p>
          </table:table-cell>
          <table:table-cell office:value-type="string">
            <text:p>Fagernes [VDB]</text:p>
          </table:table-cell>
          <table:table-cell office:value-type="string">
            <text:p>Norway</text:p>
          </table:table-cell>
          <table:table-cell office:value-type="string">
            <text:p>Fagernes Leirin</text:p>
          </table:table-cell>
          <table:table-cell office:value-type="string">
            <text:p>61.01</text:p>
          </table:table-cell>
          <table:table-cell office:value-type="string">
            <text:p>9.29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VDE</text:p>
          </table:table-cell>
          <table:table-cell office:value-type="string">
            <text:p>Hierro [VDE]</text:p>
          </table:table-cell>
          <table:table-cell office:value-type="string">
            <text:p>Canary Islands</text:p>
          </table:table-cell>
          <table:table-cell office:value-type="string">
            <text:p>Hierro</text:p>
          </table:table-cell>
          <table:table-cell office:value-type="string">
            <text:p>27.81</text:p>
          </table:table-cell>
          <table:table-cell office:value-type="string">
            <text:p>-17.89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VDM</text:p>
          </table:table-cell>
          <table:table-cell office:value-type="string">
            <text:p>Viedma [VDM]</text:p>
          </table:table-cell>
          <table:table-cell office:value-type="string">
            <text:p>Argentina</text:p>
          </table:table-cell>
          <table:table-cell office:value-type="string">
            <text:p>Gobernador Castello</text:p>
          </table:table-cell>
          <table:table-cell office:value-type="string">
            <text:p>-40.87</text:p>
          </table:table-cell>
          <table:table-cell office:value-type="string">
            <text:p>-63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VDP</text:p>
          </table:table-cell>
          <table:table-cell office:value-type="string">
            <text:p>Valle De La Pascua [VDP]</text:p>
          </table:table-cell>
          <table:table-cell office:value-type="string">
            <text:p>Venezuela</text:p>
          </table:table-cell>
          <table:table-cell office:value-type="string">
            <text:p>Valle De La Pascua</text:p>
          </table:table-cell>
          <table:table-cell office:value-type="string">
            <text:p>9.22</text:p>
          </table:table-cell>
          <table:table-cell office:value-type="string">
            <text:p>-65.99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VDR</text:p>
          </table:table-cell>
          <table:table-cell office:value-type="string">
            <text:p>Villa Dolores [VDR]</text:p>
          </table:table-cell>
          <table:table-cell office:value-type="string">
            <text:p>Argentina</text:p>
          </table:table-cell>
          <table:table-cell office:value-type="string">
            <text:p>Villa Dolores</text:p>
          </table:table-cell>
          <table:table-cell office:value-type="string">
            <text:p>-31.94</text:p>
          </table:table-cell>
          <table:table-cell office:value-type="string">
            <text:p>-65.14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VDZ</text:p>
          </table:table-cell>
          <table:table-cell office:value-type="string">
            <text:p>Valdez [VDZ]</text:p>
          </table:table-cell>
          <table:table-cell office:value-type="string">
            <text:p>United States</text:p>
          </table:table-cell>
          <table:table-cell office:value-type="string">
            <text:p>Valdez Pioneer Field</text:p>
          </table:table-cell>
          <table:table-cell office:value-type="string">
            <text:p>61.13</text:p>
          </table:table-cell>
          <table:table-cell office:value-type="string">
            <text:p>-146.25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VER</text:p>
          </table:table-cell>
          <table:table-cell office:value-type="string">
            <text:p>Vera Cruz [VER]</text:p>
          </table:table-cell>
          <table:table-cell office:value-type="string">
            <text:p>Mexico</text:p>
          </table:table-cell>
          <table:table-cell office:value-type="string">
            <text:p>General Heriberto Jara International</text:p>
          </table:table-cell>
          <table:table-cell office:value-type="string">
            <text:p>19.15</text:p>
          </table:table-cell>
          <table:table-cell office:value-type="string">
            <text:p>-96.19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VEY</text:p>
          </table:table-cell>
          <table:table-cell office:value-type="string">
            <text:p>Vestmannaeyjar [VEY]</text:p>
          </table:table-cell>
          <table:table-cell office:value-type="string">
            <text:p>Iceland</text:p>
          </table:table-cell>
          <table:table-cell office:value-type="string">
            <text:p>Vestmannaeyjar</text:p>
          </table:table-cell>
          <table:table-cell office:value-type="string">
            <text:p>63.42</text:p>
          </table:table-cell>
          <table:table-cell office:value-type="string">
            <text:p>-20.28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VFA</text:p>
          </table:table-cell>
          <table:table-cell office:value-type="string">
            <text:p>Victoria Falls [VFA]</text:p>
          </table:table-cell>
          <table:table-cell office:value-type="string">
            <text:p>Zimbabwe</text:p>
          </table:table-cell>
          <table:table-cell office:value-type="string">
            <text:p>Victoria Falls International</text:p>
          </table:table-cell>
          <table:table-cell office:value-type="string">
            <text:p>-18.1</text:p>
          </table:table-cell>
          <table:table-cell office:value-type="string">
            <text:p>25.84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VGA</text:p>
          </table:table-cell>
          <table:table-cell office:value-type="string">
            <text:p>Vijayawada [VGA]</text:p>
          </table:table-cell>
          <table:table-cell office:value-type="string">
            <text:p>India</text:p>
          </table:table-cell>
          <table:table-cell office:value-type="string">
            <text:p>Vijayawada</text:p>
          </table:table-cell>
          <table:table-cell office:value-type="string">
            <text:p>16.53</text:p>
          </table:table-cell>
          <table:table-cell office:value-type="string">
            <text:p>80.8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VGO</text:p>
          </table:table-cell>
          <table:table-cell office:value-type="string">
            <text:p>Vigo [VGO]</text:p>
          </table:table-cell>
          <table:table-cell office:value-type="string">
            <text:p>Spain</text:p>
          </table:table-cell>
          <table:table-cell office:value-type="string">
            <text:p>Vigo</text:p>
          </table:table-cell>
          <table:table-cell office:value-type="string">
            <text:p>42.23</text:p>
          </table:table-cell>
          <table:table-cell office:value-type="string">
            <text:p>-8.63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VHC</text:p>
          </table:table-cell>
          <table:table-cell office:value-type="string">
            <text:p>Saurimo [VHC]</text:p>
          </table:table-cell>
          <table:table-cell office:value-type="string">
            <text:p>Angola</text:p>
          </table:table-cell>
          <table:table-cell office:value-type="string">
            <text:p>Saurimo</text:p>
          </table:table-cell>
          <table:table-cell office:value-type="string">
            <text:p>-9.69</text:p>
          </table:table-cell>
          <table:table-cell office:value-type="string">
            <text:p>20.43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VHM</text:p>
          </table:table-cell>
          <table:table-cell office:value-type="string">
            <text:p>Vilhelmina [VHM]</text:p>
          </table:table-cell>
          <table:table-cell office:value-type="string">
            <text:p>Sweden</text:p>
          </table:table-cell>
          <table:table-cell office:value-type="string">
            <text:p>Vilhelmina</text:p>
          </table:table-cell>
          <table:table-cell office:value-type="string">
            <text:p>64.58</text:p>
          </table:table-cell>
          <table:table-cell office:value-type="string">
            <text:p>16.83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VHY</text:p>
          </table:table-cell>
          <table:table-cell office:value-type="string">
            <text:p>Vichy [VHY]</text:p>
          </table:table-cell>
          <table:table-cell office:value-type="string">
            <text:p>France</text:p>
          </table:table-cell>
          <table:table-cell office:value-type="string">
            <text:p>Charmeil</text:p>
          </table:table-cell>
          <table:table-cell office:value-type="string">
            <text:p>46.17</text:p>
          </table:table-cell>
          <table:table-cell office:value-type="string">
            <text:p>3.4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VIC</text:p>
          </table:table-cell>
          <table:table-cell office:value-type="string">
            <text:p>Vicenza [VIC]</text:p>
          </table:table-cell>
          <table:table-cell office:value-type="string">
            <text:p>Italy</text:p>
          </table:table-cell>
          <table:table-cell office:value-type="string">
            <text:p>Vicenza</text:p>
          </table:table-cell>
          <table:table-cell office:value-type="string">
            <text:p>45.57</text:p>
          </table:table-cell>
          <table:table-cell office:value-type="string">
            <text:p>11.53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VIE</text:p>
          </table:table-cell>
          <table:table-cell office:value-type="string">
            <text:p>Vienna [VIE]</text:p>
          </table:table-cell>
          <table:table-cell office:value-type="string">
            <text:p>Austria</text:p>
          </table:table-cell>
          <table:table-cell office:value-type="string">
            <text:p>Schwechat</text:p>
          </table:table-cell>
          <table:table-cell office:value-type="string">
            <text:p>48.11</text:p>
          </table:table-cell>
          <table:table-cell office:value-type="string">
            <text:p>16.57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VIR</text:p>
          </table:table-cell>
          <table:table-cell office:value-type="string">
            <text:p>Durban [VIR]</text:p>
          </table:table-cell>
          <table:table-cell office:value-type="string">
            <text:p>South Africa</text:p>
          </table:table-cell>
          <table:table-cell office:value-type="string">
            <text:p>Virginia</text:p>
          </table:table-cell>
          <table:table-cell office:value-type="string">
            <text:p>-29.77</text:p>
          </table:table-cell>
          <table:table-cell office:value-type="string">
            <text:p>31.06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VIT</text:p>
          </table:table-cell>
          <table:table-cell office:value-type="string">
            <text:p>Vitoria [VIT]</text:p>
          </table:table-cell>
          <table:table-cell office:value-type="string">
            <text:p>Spain</text:p>
          </table:table-cell>
          <table:table-cell office:value-type="string">
            <text:p>Vitoria</text:p>
          </table:table-cell>
          <table:table-cell office:value-type="string">
            <text:p>42.88</text:p>
          </table:table-cell>
          <table:table-cell office:value-type="string">
            <text:p>-2.72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VIX</text:p>
          </table:table-cell>
          <table:table-cell office:value-type="string">
            <text:p>Vitoria [VIX]</text:p>
          </table:table-cell>
          <table:table-cell office:value-type="string">
            <text:p>Brazil</text:p>
          </table:table-cell>
          <table:table-cell office:value-type="string">
            <text:p>Goiabeiras</text:p>
          </table:table-cell>
          <table:table-cell office:value-type="string">
            <text:p>-20.26</text:p>
          </table:table-cell>
          <table:table-cell office:value-type="string">
            <text:p>-40.29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VIY</text:p>
          </table:table-cell>
          <table:table-cell office:value-type="string">
            <text:p>Bisho [VIY]</text:p>
          </table:table-cell>
          <table:table-cell office:value-type="string">
            <text:p>South Africa</text:p>
          </table:table-cell>
          <table:table-cell office:value-type="string">
            <text:p>Bisho</text:p>
          </table:table-cell>
          <table:table-cell office:value-type="string">
            <text:p>-32.9</text:p>
          </table:table-cell>
          <table:table-cell office:value-type="string">
            <text:p>27.28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VKO</text:p>
          </table:table-cell>
          <table:table-cell office:value-type="string">
            <text:p>Moscow [VKO]</text:p>
          </table:table-cell>
          <table:table-cell office:value-type="string">
            <text:p>Russia</text:p>
          </table:table-cell>
          <table:table-cell office:value-type="string">
            <text:p>Vnukovo</text:p>
          </table:table-cell>
          <table:table-cell office:value-type="string">
            <text:p>55.59</text:p>
          </table:table-cell>
          <table:table-cell office:value-type="string">
            <text:p>37.26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VLC</text:p>
          </table:table-cell>
          <table:table-cell office:value-type="string">
            <text:p>Valencia [VLC]</text:p>
          </table:table-cell>
          <table:table-cell office:value-type="string">
            <text:p>Spain</text:p>
          </table:table-cell>
          <table:table-cell office:value-type="string">
            <text:p>Valencia</text:p>
          </table:table-cell>
          <table:table-cell office:value-type="string">
            <text:p>39.49</text:p>
          </table:table-cell>
          <table:table-cell office:value-type="string">
            <text:p>-0.48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VLG</text:p>
          </table:table-cell>
          <table:table-cell office:value-type="string">
            <text:p>Villa Gesell [VLG]</text:p>
          </table:table-cell>
          <table:table-cell office:value-type="string">
            <text:p>Argentina</text:p>
          </table:table-cell>
          <table:table-cell office:value-type="string">
            <text:p>Villa Gesell</text:p>
          </table:table-cell>
          <table:table-cell office:value-type="string">
            <text:p>-37.24</text:p>
          </table:table-cell>
          <table:table-cell office:value-type="string">
            <text:p>-57.03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VLI</text:p>
          </table:table-cell>
          <table:table-cell office:value-type="string">
            <text:p>Port-Vila [VLI]</text:p>
          </table:table-cell>
          <table:table-cell office:value-type="string">
            <text:p>Vanuatu</text:p>
          </table:table-cell>
          <table:table-cell office:value-type="string">
            <text:p>Port Vila Bauerfield</text:p>
          </table:table-cell>
          <table:table-cell office:value-type="string">
            <text:p>-17.7</text:p>
          </table:table-cell>
          <table:table-cell office:value-type="string">
            <text:p>168.32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VLL</text:p>
          </table:table-cell>
          <table:table-cell office:value-type="string">
            <text:p>Valladolid [VLL]</text:p>
          </table:table-cell>
          <table:table-cell office:value-type="string">
            <text:p>Spain</text:p>
          </table:table-cell>
          <table:table-cell office:value-type="string">
            <text:p>Valladolid</text:p>
          </table:table-cell>
          <table:table-cell office:value-type="string">
            <text:p>41.71</text:p>
          </table:table-cell>
          <table:table-cell office:value-type="string">
            <text:p>-4.85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VLN</text:p>
          </table:table-cell>
          <table:table-cell office:value-type="string">
            <text:p>Valencia [VLN]</text:p>
          </table:table-cell>
          <table:table-cell office:value-type="string">
            <text:p>Venezuela</text:p>
          </table:table-cell>
          <table:table-cell office:value-type="string">
            <text:p>Arturo Michelena International</text:p>
          </table:table-cell>
          <table:table-cell office:value-type="string">
            <text:p>10.16</text:p>
          </table:table-cell>
          <table:table-cell office:value-type="string">
            <text:p>-67.93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VLV</text:p>
          </table:table-cell>
          <table:table-cell office:value-type="string">
            <text:p>Valera [VLV]</text:p>
          </table:table-cell>
          <table:table-cell office:value-type="string">
            <text:p>Venezuela</text:p>
          </table:table-cell>
          <table:table-cell office:value-type="string">
            <text:p>Dr Antonio Nicolas Briceno</text:p>
          </table:table-cell>
          <table:table-cell office:value-type="string">
            <text:p>9.34</text:p>
          </table:table-cell>
          <table:table-cell office:value-type="string">
            <text:p>-70.58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VNE</text:p>
          </table:table-cell>
          <table:table-cell office:value-type="string">
            <text:p>Vannes [VNE]</text:p>
          </table:table-cell>
          <table:table-cell office:value-type="string">
            <text:p>France</text:p>
          </table:table-cell>
          <table:table-cell office:value-type="string">
            <text:p>Meucon</text:p>
          </table:table-cell>
          <table:table-cell office:value-type="string">
            <text:p>47.72</text:p>
          </table:table-cell>
          <table:table-cell office:value-type="string">
            <text:p>-2.72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VNO</text:p>
          </table:table-cell>
          <table:table-cell office:value-type="string">
            <text:p>Vilnius [VNO]</text:p>
          </table:table-cell>
          <table:table-cell office:value-type="string">
            <text:p>Lithuania</text:p>
          </table:table-cell>
          <table:table-cell office:value-type="string">
            <text:p>Vilnius</text:p>
          </table:table-cell>
          <table:table-cell office:value-type="string">
            <text:p>58.63</text:p>
          </table:table-cell>
          <table:table-cell office:value-type="string">
            <text:p>25.29</text:p>
          </table:table-cell>
          <table:table-cell office:value-type="string">
            <text:p>degrees N and E</text:p>
          </table:table-cell>
          <table:table-cell office:value-type="string">
            <text:p>amee/defra 2008</text:p>
          </table:table-cell>
        </table:table-row>
        <table:table-row table:style-name="ro1">
          <table:table-cell office:value-type="string">
            <text:p>VNS</text:p>
          </table:table-cell>
          <table:table-cell office:value-type="string">
            <text:p>Varanasi [VNS]</text:p>
          </table:table-cell>
          <table:table-cell office:value-type="string">
            <text:p>India</text:p>
          </table:table-cell>
          <table:table-cell office:value-type="string">
            <text:p>Varanasi</text:p>
          </table:table-cell>
          <table:table-cell office:value-type="string">
            <text:p>25.45</text:p>
          </table:table-cell>
          <table:table-cell office:value-type="string">
            <text:p>82.86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VNX</text:p>
          </table:table-cell>
          <table:table-cell office:value-type="string">
            <text:p>Vilankulu [VNX]</text:p>
          </table:table-cell>
          <table:table-cell office:value-type="string">
            <text:p>Mozambique</text:p>
          </table:table-cell>
          <table:table-cell office:value-type="string">
            <text:p>Vilankulo</text:p>
          </table:table-cell>
          <table:table-cell office:value-type="string">
            <text:p>-22.02</text:p>
          </table:table-cell>
          <table:table-cell office:value-type="string">
            <text:p>35.31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VNY</text:p>
          </table:table-cell>
          <table:table-cell office:value-type="string">
            <text:p>Los Angeles [VNY]</text:p>
          </table:table-cell>
          <table:table-cell office:value-type="string">
            <text:p>United States</text:p>
          </table:table-cell>
          <table:table-cell office:value-type="string">
            <text:p>Van Nuys</text:p>
          </table:table-cell>
          <table:table-cell table:style-name="ce2" office:value-type="string">
            <text:p>34.21</text:p>
          </table:table-cell>
          <table:table-cell table:style-name="ce2" office:value-type="string">
            <text:p>-118.49</text:p>
          </table:table-cell>
          <table:table-cell office:value-type="string">
            <text:p>degrees N and E</text:p>
          </table:table-cell>
          <table:table-cell office:value-type="string">
            <text:p><text:a xlink:href="http://www.convertunits.com/distance/airport/">http://www.convertunits.com/distance/airport/</text:a></text:p>
          </table:table-cell>
        </table:table-row>
        <table:table-row table:style-name="ro1">
          <table:table-cell office:value-type="string">
            <text:p>VOG</text:p>
          </table:table-cell>
          <table:table-cell office:value-type="string">
            <text:p>Volgograd [VOG]</text:p>
          </table:table-cell>
          <table:table-cell office:value-type="string">
            <text:p>Russia</text:p>
          </table:table-cell>
          <table:table-cell office:value-type="string">
            <text:p>Gumrak</text:p>
          </table:table-cell>
          <table:table-cell office:value-type="string">
            <text:p>48.78</text:p>
          </table:table-cell>
          <table:table-cell office:value-type="string">
            <text:p>44.34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VOH</text:p>
          </table:table-cell>
          <table:table-cell office:value-type="string">
            <text:p>Vohemar [VOH]</text:p>
          </table:table-cell>
          <table:table-cell office:value-type="string">
            <text:p>Madagascar</text:p>
          </table:table-cell>
          <table:table-cell office:value-type="string">
            <text:p>Vohimarina</text:p>
          </table:table-cell>
          <table:table-cell office:value-type="string">
            <text:p>-13.38</text:p>
          </table:table-cell>
          <table:table-cell office:value-type="string">
            <text:p>50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VOL</text:p>
          </table:table-cell>
          <table:table-cell office:value-type="string">
            <text:p>Nea Anghialos [VOL]</text:p>
          </table:table-cell>
          <table:table-cell office:value-type="string">
            <text:p>Greece</text:p>
          </table:table-cell>
          <table:table-cell office:value-type="string">
            <text:p>Nea Anchialos</text:p>
          </table:table-cell>
          <table:table-cell office:value-type="string">
            <text:p>39.22</text:p>
          </table:table-cell>
          <table:table-cell office:value-type="string">
            <text:p>22.79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VOZ</text:p>
          </table:table-cell>
          <table:table-cell office:value-type="string">
            <text:p>Voronezh [VOZ]</text:p>
          </table:table-cell>
          <table:table-cell office:value-type="string">
            <text:p>Russia</text:p>
          </table:table-cell>
          <table:table-cell office:value-type="string">
            <text:p>Chertovitskoye</text:p>
          </table:table-cell>
          <table:table-cell office:value-type="string">
            <text:p>51.81</text:p>
          </table:table-cell>
          <table:table-cell office:value-type="string">
            <text:p>39.23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VPS</text:p>
          </table:table-cell>
          <table:table-cell office:value-type="string">
            <text:p>Valparaiso [VPS]</text:p>
          </table:table-cell>
          <table:table-cell office:value-type="string">
            <text:p>United States</text:p>
          </table:table-cell>
          <table:table-cell office:value-type="string">
            <text:p>Eglin Air Force Base</text:p>
          </table:table-cell>
          <table:table-cell office:value-type="string">
            <text:p>30.48</text:p>
          </table:table-cell>
          <table:table-cell office:value-type="string">
            <text:p>-86.53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VRA</text:p>
          </table:table-cell>
          <table:table-cell office:value-type="string">
            <text:p>Varadero [VRA]</text:p>
          </table:table-cell>
          <table:table-cell office:value-type="string">
            <text:p>Cuba</text:p>
          </table:table-cell>
          <table:table-cell office:value-type="string">
            <text:p>Juan Gualberto Gomez International</text:p>
          </table:table-cell>
          <table:table-cell office:value-type="string">
            <text:p>23.03</text:p>
          </table:table-cell>
          <table:table-cell office:value-type="string">
            <text:p>-81.44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VRB</text:p>
          </table:table-cell>
          <table:table-cell office:value-type="string">
            <text:p>Vero Beach [VRB]</text:p>
          </table:table-cell>
          <table:table-cell office:value-type="string">
            <text:p>United States</text:p>
          </table:table-cell>
          <table:table-cell office:value-type="string">
            <text:p>Vero Beach Municipal</text:p>
          </table:table-cell>
          <table:table-cell office:value-type="string">
            <text:p>27.66</text:p>
          </table:table-cell>
          <table:table-cell office:value-type="string">
            <text:p>-80.42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VRK</text:p>
          </table:table-cell>
          <table:table-cell office:value-type="string">
            <text:p>Varkaus [VRK]</text:p>
          </table:table-cell>
          <table:table-cell office:value-type="string">
            <text:p>Finland</text:p>
          </table:table-cell>
          <table:table-cell office:value-type="string">
            <text:p>Varkaus</text:p>
          </table:table-cell>
          <table:table-cell office:value-type="string">
            <text:p>62.17</text:p>
          </table:table-cell>
          <table:table-cell office:value-type="string">
            <text:p>27.87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VRL</text:p>
          </table:table-cell>
          <table:table-cell office:value-type="string">
            <text:p>Vila Real [VRL]</text:p>
          </table:table-cell>
          <table:table-cell office:value-type="string">
            <text:p>Portugal</text:p>
          </table:table-cell>
          <table:table-cell office:value-type="string">
            <text:p>Vila Real</text:p>
          </table:table-cell>
          <table:table-cell office:value-type="string">
            <text:p>41.27</text:p>
          </table:table-cell>
          <table:table-cell office:value-type="string">
            <text:p>-7.72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VRN</text:p>
          </table:table-cell>
          <table:table-cell office:value-type="string">
            <text:p>Verona [VRN]</text:p>
          </table:table-cell>
          <table:table-cell office:value-type="string">
            <text:p>Italy</text:p>
          </table:table-cell>
          <table:table-cell office:value-type="string">
            <text:p>Verona/Villafranca</text:p>
          </table:table-cell>
          <table:table-cell office:value-type="string">
            <text:p>45.4</text:p>
          </table:table-cell>
          <table:table-cell office:value-type="string">
            <text:p>10.89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VRU</text:p>
          </table:table-cell>
          <table:table-cell office:value-type="string">
            <text:p>Vryburg [VRU]</text:p>
          </table:table-cell>
          <table:table-cell office:value-type="string">
            <text:p>South Africa</text:p>
          </table:table-cell>
          <table:table-cell office:value-type="string">
            <text:p>Vryburg</text:p>
          </table:table-cell>
          <table:table-cell office:value-type="string">
            <text:p>-26.98</text:p>
          </table:table-cell>
          <table:table-cell office:value-type="string">
            <text:p>24.73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VSA</text:p>
          </table:table-cell>
          <table:table-cell office:value-type="string">
            <text:p>Villahermosa [VSA]</text:p>
          </table:table-cell>
          <table:table-cell office:value-type="string">
            <text:p>Mexico</text:p>
          </table:table-cell>
          <table:table-cell office:value-type="string">
            <text:p>C P A Carlos Rovirosa International</text:p>
          </table:table-cell>
          <table:table-cell office:value-type="string">
            <text:p>18</text:p>
          </table:table-cell>
          <table:table-cell office:value-type="string">
            <text:p>-92.82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VST</text:p>
          </table:table-cell>
          <table:table-cell office:value-type="string">
            <text:p>Vasteras [VST]</text:p>
          </table:table-cell>
          <table:table-cell office:value-type="string">
            <text:p>Sweden</text:p>
          </table:table-cell>
          <table:table-cell office:value-type="string">
            <text:p>Vasteras</text:p>
          </table:table-cell>
          <table:table-cell office:value-type="string">
            <text:p>59.59</text:p>
          </table:table-cell>
          <table:table-cell office:value-type="string">
            <text:p>16.63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VTB</text:p>
          </table:table-cell>
          <table:table-cell office:value-type="string">
            <text:p>Vitebsk [VTB]</text:p>
          </table:table-cell>
          <table:table-cell office:value-type="string">
            <text:p>Belarus</text:p>
          </table:table-cell>
          <table:table-cell office:value-type="string">
            <text:p>Vitebsk</text:p>
          </table:table-cell>
          <table:table-cell office:value-type="string">
            <text:p>55.17</text:p>
          </table:table-cell>
          <table:table-cell office:value-type="string">
            <text:p>30.13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VTE</text:p>
          </table:table-cell>
          <table:table-cell office:value-type="string">
            <text:p>Vientiane [VTE]</text:p>
          </table:table-cell>
          <table:table-cell office:value-type="string">
            <text:p>Laos</text:p>
          </table:table-cell>
          <table:table-cell office:value-type="string">
            <text:p>Wattay International</text:p>
          </table:table-cell>
          <table:table-cell office:value-type="string">
            <text:p>17.99</text:p>
          </table:table-cell>
          <table:table-cell office:value-type="string">
            <text:p>102.56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VTU</text:p>
          </table:table-cell>
          <table:table-cell office:value-type="string">
            <text:p>Las Tunas [VTU]</text:p>
          </table:table-cell>
          <table:table-cell office:value-type="string">
            <text:p>Cuba</text:p>
          </table:table-cell>
          <table:table-cell office:value-type="string">
            <text:p>Hermanos Ameijeiras</text:p>
          </table:table-cell>
          <table:table-cell office:value-type="string">
            <text:p>20.99</text:p>
          </table:table-cell>
          <table:table-cell office:value-type="string">
            <text:p>-76.94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VUP</text:p>
          </table:table-cell>
          <table:table-cell office:value-type="string">
            <text:p>Valledupar [VUP]</text:p>
          </table:table-cell>
          <table:table-cell office:value-type="string">
            <text:p>Colombia</text:p>
          </table:table-cell>
          <table:table-cell office:value-type="string">
            <text:p>Alfonso Lopez Pumarejo</text:p>
          </table:table-cell>
          <table:table-cell office:value-type="string">
            <text:p>10.44</text:p>
          </table:table-cell>
          <table:table-cell office:value-type="string">
            <text:p>-73.25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VVC</text:p>
          </table:table-cell>
          <table:table-cell office:value-type="string">
            <text:p>Villavicencio [VVC]</text:p>
          </table:table-cell>
          <table:table-cell office:value-type="string">
            <text:p>Colombia</text:p>
          </table:table-cell>
          <table:table-cell office:value-type="string">
            <text:p>Vanguardia</text:p>
          </table:table-cell>
          <table:table-cell office:value-type="string">
            <text:p>4.17</text:p>
          </table:table-cell>
          <table:table-cell office:value-type="string">
            <text:p>-73.61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VVI</text:p>
          </table:table-cell>
          <table:table-cell office:value-type="string">
            <text:p>Santa Cruz [VVI]</text:p>
          </table:table-cell>
          <table:table-cell office:value-type="string">
            <text:p>Bolivia</text:p>
          </table:table-cell>
          <table:table-cell office:value-type="string">
            <text:p>Viru Viru International</text:p>
          </table:table-cell>
          <table:table-cell office:value-type="string">
            <text:p>-17.64</text:p>
          </table:table-cell>
          <table:table-cell office:value-type="string">
            <text:p>-63.14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VVO</text:p>
          </table:table-cell>
          <table:table-cell office:value-type="string">
            <text:p>Vladivostok [VVO]</text:p>
          </table:table-cell>
          <table:table-cell office:value-type="string">
            <text:p>Russia</text:p>
          </table:table-cell>
          <table:table-cell office:value-type="string">
            <text:p>Knevichi</text:p>
          </table:table-cell>
          <table:table-cell office:value-type="string">
            <text:p>43.4</text:p>
          </table:table-cell>
          <table:table-cell office:value-type="string">
            <text:p>132.15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VVZ</text:p>
          </table:table-cell>
          <table:table-cell office:value-type="string">
            <text:p>Illizi [VVZ]</text:p>
          </table:table-cell>
          <table:table-cell office:value-type="string">
            <text:p>Algeria</text:p>
          </table:table-cell>
          <table:table-cell office:value-type="string">
            <text:p>Illizi</text:p>
          </table:table-cell>
          <table:table-cell office:value-type="string">
            <text:p>26.57</text:p>
          </table:table-cell>
          <table:table-cell office:value-type="string">
            <text:p>8.48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VXC</text:p>
          </table:table-cell>
          <table:table-cell office:value-type="string">
            <text:p>Lichinga [VXC]</text:p>
          </table:table-cell>
          <table:table-cell office:value-type="string">
            <text:p>Mozambique</text:p>
          </table:table-cell>
          <table:table-cell office:value-type="string">
            <text:p>Lichinga</text:p>
          </table:table-cell>
          <table:table-cell office:value-type="string">
            <text:p>-13.27</text:p>
          </table:table-cell>
          <table:table-cell office:value-type="string">
            <text:p>35.27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VXE</text:p>
          </table:table-cell>
          <table:table-cell office:value-type="string">
            <text:p>Sao Vicente Island [VXE]</text:p>
          </table:table-cell>
          <table:table-cell office:value-type="string">
            <text:p>Cape Verde Islands</text:p>
          </table:table-cell>
          <table:table-cell office:value-type="string">
            <text:p>Sao Pedro</text:p>
          </table:table-cell>
          <table:table-cell office:value-type="string">
            <text:p>16.83</text:p>
          </table:table-cell>
          <table:table-cell office:value-type="string">
            <text:p>-25.06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VXO</text:p>
          </table:table-cell>
          <table:table-cell office:value-type="string">
            <text:p>Vaxjo [VXO]</text:p>
          </table:table-cell>
          <table:table-cell office:value-type="string">
            <text:p>Sweden</text:p>
          </table:table-cell>
          <table:table-cell office:value-type="string">
            <text:p>Kronoberg</text:p>
          </table:table-cell>
          <table:table-cell office:value-type="string">
            <text:p>56.93</text:p>
          </table:table-cell>
          <table:table-cell office:value-type="string">
            <text:p>14.73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VYD</text:p>
          </table:table-cell>
          <table:table-cell office:value-type="string">
            <text:p>Vryheid [VYD]</text:p>
          </table:table-cell>
          <table:table-cell office:value-type="string">
            <text:p>South Africa</text:p>
          </table:table-cell>
          <table:table-cell office:value-type="string">
            <text:p>Vryheid</text:p>
          </table:table-cell>
          <table:table-cell office:value-type="string">
            <text:p>-27.79</text:p>
          </table:table-cell>
          <table:table-cell office:value-type="string">
            <text:p>30.8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WAG</text:p>
          </table:table-cell>
          <table:table-cell office:value-type="string">
            <text:p>Wanganui [WAG]</text:p>
          </table:table-cell>
          <table:table-cell office:value-type="string">
            <text:p>New Zealand</text:p>
          </table:table-cell>
          <table:table-cell office:value-type="string">
            <text:p>Wanganui</text:p>
          </table:table-cell>
          <table:table-cell office:value-type="string">
            <text:p>-39.96</text:p>
          </table:table-cell>
          <table:table-cell office:value-type="string">
            <text:p>175.03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WAI</text:p>
          </table:table-cell>
          <table:table-cell office:value-type="string">
            <text:p>Antsohihy [WAI]</text:p>
          </table:table-cell>
          <table:table-cell office:value-type="string">
            <text:p>Madagascar</text:p>
          </table:table-cell>
          <table:table-cell office:value-type="string">
            <text:p>Antsohihy Ambalabe</text:p>
          </table:table-cell>
          <table:table-cell office:value-type="string">
            <text:p>-14.9</text:p>
          </table:table-cell>
          <table:table-cell office:value-type="string">
            <text:p>47.99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WAL</text:p>
          </table:table-cell>
          <table:table-cell office:value-type="string">
            <text:p>Wallops Island [WAL]</text:p>
          </table:table-cell>
          <table:table-cell office:value-type="string">
            <text:p>United States</text:p>
          </table:table-cell>
          <table:table-cell office:value-type="string">
            <text:p>Wallops Flight Facility</text:p>
          </table:table-cell>
          <table:table-cell office:value-type="string">
            <text:p>37.94</text:p>
          </table:table-cell>
          <table:table-cell office:value-type="string">
            <text:p>-75.47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WAP</text:p>
          </table:table-cell>
          <table:table-cell office:value-type="string">
            <text:p>Alto Palena [WAP]</text:p>
          </table:table-cell>
          <table:table-cell office:value-type="string">
            <text:p>Chile</text:p>
          </table:table-cell>
          <table:table-cell office:value-type="string">
            <text:p>Alto Palena</text:p>
          </table:table-cell>
          <table:table-cell office:value-type="string">
            <text:p>-43.62</text:p>
          </table:table-cell>
          <table:table-cell office:value-type="string">
            <text:p>-71.81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WAT</text:p>
          </table:table-cell>
          <table:table-cell office:value-type="string">
            <text:p>Waterford [WAT]</text:p>
          </table:table-cell>
          <table:table-cell office:value-type="string">
            <text:p>Ireland</text:p>
          </table:table-cell>
          <table:table-cell office:value-type="string">
            <text:p>Waterford</text:p>
          </table:table-cell>
          <table:table-cell office:value-type="string">
            <text:p>52.19</text:p>
          </table:table-cell>
          <table:table-cell office:value-type="string">
            <text:p>-7.09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WAW</text:p>
          </table:table-cell>
          <table:table-cell office:value-type="string">
            <text:p>Warsaw [WAW]</text:p>
          </table:table-cell>
          <table:table-cell office:value-type="string">
            <text:p>Poland</text:p>
          </table:table-cell>
          <table:table-cell office:value-type="string">
            <text:p>Okecie</text:p>
          </table:table-cell>
          <table:table-cell office:value-type="string">
            <text:p>52.17</text:p>
          </table:table-cell>
          <table:table-cell office:value-type="string">
            <text:p>20.97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WCH</text:p>
          </table:table-cell>
          <table:table-cell office:value-type="string">
            <text:p>Chaiten [WCH]</text:p>
          </table:table-cell>
          <table:table-cell office:value-type="string">
            <text:p>Chile</text:p>
          </table:table-cell>
          <table:table-cell office:value-type="string">
            <text:p>Chaiten</text:p>
          </table:table-cell>
          <table:table-cell office:value-type="string">
            <text:p>-42.93</text:p>
          </table:table-cell>
          <table:table-cell office:value-type="string">
            <text:p>-72.7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WDH</text:p>
          </table:table-cell>
          <table:table-cell office:value-type="string">
            <text:p>Windhoek [WDH]</text:p>
          </table:table-cell>
          <table:table-cell office:value-type="string">
            <text:p>Namibia</text:p>
          </table:table-cell>
          <table:table-cell office:value-type="string">
            <text:p>Windhoek Hosea Kutako International Airport</text:p>
          </table:table-cell>
          <table:table-cell office:value-type="string">
            <text:p>-22.49</text:p>
          </table:table-cell>
          <table:table-cell office:value-type="string">
            <text:p>17.46</text:p>
          </table:table-cell>
          <table:table-cell office:value-type="string">
            <text:p>degrees N and E</text:p>
          </table:table-cell>
          <table:table-cell office:value-type="string">
            <text:p>amee/defra 2008</text:p>
          </table:table-cell>
        </table:table-row>
        <table:table-row table:style-name="ro1">
          <table:table-cell office:value-type="string">
            <text:p>WEI</text:p>
          </table:table-cell>
          <table:table-cell office:value-type="string">
            <text:p>Weipa [WEI]</text:p>
          </table:table-cell>
          <table:table-cell office:value-type="string">
            <text:p>Australia</text:p>
          </table:table-cell>
          <table:table-cell office:value-type="string">
            <text:p>Weipa</text:p>
          </table:table-cell>
          <table:table-cell office:value-type="string">
            <text:p>-12.68</text:p>
          </table:table-cell>
          <table:table-cell office:value-type="string">
            <text:p>141.93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WEL</text:p>
          </table:table-cell>
          <table:table-cell office:value-type="string">
            <text:p>Welkom [WEL]</text:p>
          </table:table-cell>
          <table:table-cell office:value-type="string">
            <text:p>South Africa</text:p>
          </table:table-cell>
          <table:table-cell office:value-type="string">
            <text:p>Welkom</text:p>
          </table:table-cell>
          <table:table-cell office:value-type="string">
            <text:p>-28</text:p>
          </table:table-cell>
          <table:table-cell office:value-type="string">
            <text:p>26.67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WFI</text:p>
          </table:table-cell>
          <table:table-cell office:value-type="string">
            <text:p>Fianarantsoa [WFI]</text:p>
          </table:table-cell>
          <table:table-cell office:value-type="string">
            <text:p>Madagascar</text:p>
          </table:table-cell>
          <table:table-cell office:value-type="string">
            <text:p>Fianarantsoa</text:p>
          </table:table-cell>
          <table:table-cell office:value-type="string">
            <text:p>-21.44</text:p>
          </table:table-cell>
          <table:table-cell office:value-type="string">
            <text:p>47.11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WGA</text:p>
          </table:table-cell>
          <table:table-cell office:value-type="string">
            <text:p>Wagga Wagga [WGA]</text:p>
          </table:table-cell>
          <table:table-cell office:value-type="string">
            <text:p>Australia</text:p>
          </table:table-cell>
          <table:table-cell office:value-type="string">
            <text:p>Wagga Wagga</text:p>
          </table:table-cell>
          <table:table-cell office:value-type="string">
            <text:p>-35.17</text:p>
          </table:table-cell>
          <table:table-cell office:value-type="string">
            <text:p>147.47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WGP</text:p>
          </table:table-cell>
          <table:table-cell office:value-type="string">
            <text:p>Waingapu [WGP]</text:p>
          </table:table-cell>
          <table:table-cell office:value-type="string">
            <text:p>Indonesia</text:p>
          </table:table-cell>
          <table:table-cell office:value-type="string">
            <text:p>Mau Hau</text:p>
          </table:table-cell>
          <table:table-cell office:value-type="string">
            <text:p>-9.67</text:p>
          </table:table-cell>
          <table:table-cell office:value-type="string">
            <text:p>120.3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WHK</text:p>
          </table:table-cell>
          <table:table-cell office:value-type="string">
            <text:p>Whakatane [WHK]</text:p>
          </table:table-cell>
          <table:table-cell office:value-type="string">
            <text:p>New Zealand</text:p>
          </table:table-cell>
          <table:table-cell office:value-type="string">
            <text:p>Whakatane</text:p>
          </table:table-cell>
          <table:table-cell office:value-type="string">
            <text:p>-37.92</text:p>
          </table:table-cell>
          <table:table-cell office:value-type="string">
            <text:p>176.91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WIC</text:p>
          </table:table-cell>
          <table:table-cell office:value-type="string">
            <text:p>Wick [WIC]</text:p>
          </table:table-cell>
          <table:table-cell office:value-type="string">
            <text:p>United Kingdom</text:p>
          </table:table-cell>
          <table:table-cell office:value-type="string">
            <text:p>Wick</text:p>
          </table:table-cell>
          <table:table-cell office:value-type="string">
            <text:p>58.46</text:p>
          </table:table-cell>
          <table:table-cell office:value-type="string">
            <text:p>-3.09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WIL</text:p>
          </table:table-cell>
          <table:table-cell office:value-type="string">
            <text:p>Nairobi [WIL]</text:p>
          </table:table-cell>
          <table:table-cell office:value-type="string">
            <text:p>Kenya</text:p>
          </table:table-cell>
          <table:table-cell office:value-type="string">
            <text:p>Nairobi Wilson</text:p>
          </table:table-cell>
          <table:table-cell office:value-type="string">
            <text:p>-1.32</text:p>
          </table:table-cell>
          <table:table-cell office:value-type="string">
            <text:p>36.81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WJR</text:p>
          </table:table-cell>
          <table:table-cell office:value-type="string">
            <text:p>Wajir [WJR]</text:p>
          </table:table-cell>
          <table:table-cell office:value-type="string">
            <text:p>Kenya</text:p>
          </table:table-cell>
          <table:table-cell office:value-type="string">
            <text:p>Wajir</text:p>
          </table:table-cell>
          <table:table-cell office:value-type="string">
            <text:p>1.73</text:p>
          </table:table-cell>
          <table:table-cell office:value-type="string">
            <text:p>40.09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WKA</text:p>
          </table:table-cell>
          <table:table-cell office:value-type="string">
            <text:p>Wanaka [WKA]</text:p>
          </table:table-cell>
          <table:table-cell office:value-type="string">
            <text:p>New Zealand</text:p>
          </table:table-cell>
          <table:table-cell office:value-type="string">
            <text:p>Wanaka</text:p>
          </table:table-cell>
          <table:table-cell office:value-type="string">
            <text:p>-44.73</text:p>
          </table:table-cell>
          <table:table-cell office:value-type="string">
            <text:p>169.24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WKJ</text:p>
          </table:table-cell>
          <table:table-cell office:value-type="string">
            <text:p>Wakkanai [WKJ]</text:p>
          </table:table-cell>
          <table:table-cell office:value-type="string">
            <text:p>Japan</text:p>
          </table:table-cell>
          <table:table-cell office:value-type="string">
            <text:p>Wakkanai</text:p>
          </table:table-cell>
          <table:table-cell office:value-type="string">
            <text:p>45.4</text:p>
          </table:table-cell>
          <table:table-cell office:value-type="string">
            <text:p>141.8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WKM</text:p>
          </table:table-cell>
          <table:table-cell office:value-type="string">
            <text:p>Hwange National Park [WKM]</text:p>
          </table:table-cell>
          <table:table-cell office:value-type="string">
            <text:p>Zimbabwe</text:p>
          </table:table-cell>
          <table:table-cell office:value-type="string">
            <text:p>Hwange National Park</text:p>
          </table:table-cell>
          <table:table-cell office:value-type="string">
            <text:p>-18.63</text:p>
          </table:table-cell>
          <table:table-cell office:value-type="string">
            <text:p>27.02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WLG</text:p>
          </table:table-cell>
          <table:table-cell office:value-type="string">
            <text:p>Wellington [WLG]</text:p>
          </table:table-cell>
          <table:table-cell office:value-type="string">
            <text:p>New Zealand</text:p>
          </table:table-cell>
          <table:table-cell office:value-type="string">
            <text:p>Wellington International</text:p>
          </table:table-cell>
          <table:table-cell office:value-type="string">
            <text:p>-41.33</text:p>
          </table:table-cell>
          <table:table-cell office:value-type="string">
            <text:p>174.81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WLS</text:p>
          </table:table-cell>
          <table:table-cell office:value-type="string">
            <text:p>Wallis [WLS]</text:p>
          </table:table-cell>
          <table:table-cell office:value-type="string">
            <text:p>Wallis and Futuna</text:p>
          </table:table-cell>
          <table:table-cell office:value-type="string">
            <text:p>Hihifo</text:p>
          </table:table-cell>
          <table:table-cell office:value-type="string">
            <text:p>-13.24</text:p>
          </table:table-cell>
          <table:table-cell office:value-type="string">
            <text:p>-176.2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WMN</text:p>
          </table:table-cell>
          <table:table-cell office:value-type="string">
            <text:p>Maroantsetra [WMN]</text:p>
          </table:table-cell>
          <table:table-cell office:value-type="string">
            <text:p>Madagascar</text:p>
          </table:table-cell>
          <table:table-cell office:value-type="string">
            <text:p>Maroantsetra</text:p>
          </table:table-cell>
          <table:table-cell office:value-type="string">
            <text:p>-15.44</text:p>
          </table:table-cell>
          <table:table-cell office:value-type="string">
            <text:p>49.69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WMR</text:p>
          </table:table-cell>
          <table:table-cell office:value-type="string">
            <text:p>Mananara [WMR]</text:p>
          </table:table-cell>
          <table:table-cell office:value-type="string">
            <text:p>Madagascar</text:p>
          </table:table-cell>
          <table:table-cell office:value-type="string">
            <text:p>Mananara Avaratra</text:p>
          </table:table-cell>
          <table:table-cell office:value-type="string">
            <text:p>-16.16</text:p>
          </table:table-cell>
          <table:table-cell office:value-type="string">
            <text:p>49.77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WMX</text:p>
          </table:table-cell>
          <table:table-cell office:value-type="string">
            <text:p>Wamena [WMX]</text:p>
          </table:table-cell>
          <table:table-cell office:value-type="string">
            <text:p>Indonesia</text:p>
          </table:table-cell>
          <table:table-cell office:value-type="string">
            <text:p>Wamena</text:p>
          </table:table-cell>
          <table:table-cell office:value-type="string">
            <text:p>-4.1</text:p>
          </table:table-cell>
          <table:table-cell office:value-type="string">
            <text:p>138.95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WNS</text:p>
          </table:table-cell>
          <table:table-cell office:value-type="string">
            <text:p>Nawabshah [WNS]</text:p>
          </table:table-cell>
          <table:table-cell office:value-type="string">
            <text:p>Pakistan</text:p>
          </table:table-cell>
          <table:table-cell office:value-type="string">
            <text:p>Nawabshah</text:p>
          </table:table-cell>
          <table:table-cell office:value-type="string">
            <text:p>26.22</text:p>
          </table:table-cell>
          <table:table-cell office:value-type="string">
            <text:p>68.39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WOE</text:p>
          </table:table-cell>
          <table:table-cell office:value-type="string">
            <text:p>Woensdrecht [WOE]</text:p>
          </table:table-cell>
          <table:table-cell office:value-type="string">
            <text:p>Netherlands</text:p>
          </table:table-cell>
          <table:table-cell office:value-type="string">
            <text:p>Woensdrecht</text:p>
          </table:table-cell>
          <table:table-cell office:value-type="string">
            <text:p>51.45</text:p>
          </table:table-cell>
          <table:table-cell office:value-type="string">
            <text:p>4.34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WOT</text:p>
          </table:table-cell>
          <table:table-cell office:value-type="string">
            <text:p>Wang An [WOT]</text:p>
          </table:table-cell>
          <table:table-cell office:value-type="string">
            <text:p>Taiwan</text:p>
          </table:table-cell>
          <table:table-cell office:value-type="string">
            <text:p>Wang An</text:p>
          </table:table-cell>
          <table:table-cell office:value-type="string">
            <text:p>23.37</text:p>
          </table:table-cell>
          <table:table-cell office:value-type="string">
            <text:p>119.49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WRB</text:p>
          </table:table-cell>
          <table:table-cell office:value-type="string">
            <text:p>Macon [WRB]</text:p>
          </table:table-cell>
          <table:table-cell office:value-type="string">
            <text:p>United States</text:p>
          </table:table-cell>
          <table:table-cell office:value-type="string">
            <text:p>Robins Air Force Base</text:p>
          </table:table-cell>
          <table:table-cell office:value-type="string">
            <text:p>32.64</text:p>
          </table:table-cell>
          <table:table-cell office:value-type="string">
            <text:p>-83.59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WRE</text:p>
          </table:table-cell>
          <table:table-cell office:value-type="string">
            <text:p>Whangarei [WRE]</text:p>
          </table:table-cell>
          <table:table-cell office:value-type="string">
            <text:p>New Zealand</text:p>
          </table:table-cell>
          <table:table-cell office:value-type="string">
            <text:p>Whangarei</text:p>
          </table:table-cell>
          <table:table-cell office:value-type="string">
            <text:p>-35.77</text:p>
          </table:table-cell>
          <table:table-cell office:value-type="string">
            <text:p>174.37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WRI</text:p>
          </table:table-cell>
          <table:table-cell office:value-type="string">
            <text:p>Wrightstown [WRI]</text:p>
          </table:table-cell>
          <table:table-cell office:value-type="string">
            <text:p>United States</text:p>
          </table:table-cell>
          <table:table-cell office:value-type="string">
            <text:p>Mc Guire Air Force Base</text:p>
          </table:table-cell>
          <table:table-cell office:value-type="string">
            <text:p>40.02</text:p>
          </table:table-cell>
          <table:table-cell office:value-type="string">
            <text:p>-74.59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WRO</text:p>
          </table:table-cell>
          <table:table-cell office:value-type="string">
            <text:p>Wroclaw [WRO]</text:p>
          </table:table-cell>
          <table:table-cell office:value-type="string">
            <text:p>Poland</text:p>
          </table:table-cell>
          <table:table-cell office:value-type="string">
            <text:p>Strachowice</text:p>
          </table:table-cell>
          <table:table-cell office:value-type="string">
            <text:p>51.1</text:p>
          </table:table-cell>
          <table:table-cell office:value-type="string">
            <text:p>16.89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WSD</text:p>
          </table:table-cell>
          <table:table-cell office:value-type="string">
            <text:p>White Sands [WSD]</text:p>
          </table:table-cell>
          <table:table-cell office:value-type="string">
            <text:p>United States</text:p>
          </table:table-cell>
          <table:table-cell office:value-type="string">
            <text:p>Condron Army Air Field</text:p>
          </table:table-cell>
          <table:table-cell office:value-type="string">
            <text:p>32.34</text:p>
          </table:table-cell>
          <table:table-cell office:value-type="string">
            <text:p>-106.4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WSZ</text:p>
          </table:table-cell>
          <table:table-cell office:value-type="string">
            <text:p>Westport [WSZ]</text:p>
          </table:table-cell>
          <table:table-cell office:value-type="string">
            <text:p>New Zealand</text:p>
          </table:table-cell>
          <table:table-cell office:value-type="string">
            <text:p>Westport</text:p>
          </table:table-cell>
          <table:table-cell office:value-type="string">
            <text:p>-41.74</text:p>
          </table:table-cell>
          <table:table-cell office:value-type="string">
            <text:p>171.58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WTD</text:p>
          </table:table-cell>
          <table:table-cell office:value-type="string">
            <text:p>West End [WTD]</text:p>
          </table:table-cell>
          <table:table-cell office:value-type="string">
            <text:p>Bahamas</text:p>
          </table:table-cell>
          <table:table-cell office:value-type="string">
            <text:p>West End</text:p>
          </table:table-cell>
          <table:table-cell office:value-type="string">
            <text:p>26.69</text:p>
          </table:table-cell>
          <table:table-cell office:value-type="string">
            <text:p>-78.98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WTN</text:p>
          </table:table-cell>
          <table:table-cell office:value-type="string">
            <text:p>Waddington [WTN]</text:p>
          </table:table-cell>
          <table:table-cell office:value-type="string">
            <text:p>United Kingdom</text:p>
          </table:table-cell>
          <table:table-cell office:value-type="string">
            <text:p>Waddington</text:p>
          </table:table-cell>
          <table:table-cell office:value-type="string">
            <text:p>53.17</text:p>
          </table:table-cell>
          <table:table-cell office:value-type="string">
            <text:p>-0.52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WUH</text:p>
          </table:table-cell>
          <table:table-cell office:value-type="string">
            <text:p>Wuhan [WUH]</text:p>
          </table:table-cell>
          <table:table-cell office:value-type="string">
            <text:p>China</text:p>
          </table:table-cell>
          <table:table-cell office:value-type="string">
            <text:p>Tianhe</text:p>
          </table:table-cell>
          <table:table-cell office:value-type="string">
            <text:p>30.78</text:p>
          </table:table-cell>
          <table:table-cell office:value-type="string">
            <text:p>114.21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WUU</text:p>
          </table:table-cell>
          <table:table-cell office:value-type="string">
            <text:p>Wau [WUU]</text:p>
          </table:table-cell>
          <table:table-cell office:value-type="string">
            <text:p>Sudan</text:p>
          </table:table-cell>
          <table:table-cell office:value-type="string">
            <text:p>Wau</text:p>
          </table:table-cell>
          <table:table-cell office:value-type="string">
            <text:p>7.73</text:p>
          </table:table-cell>
          <table:table-cell office:value-type="string">
            <text:p>27.98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WVK</text:p>
          </table:table-cell>
          <table:table-cell office:value-type="string">
            <text:p>Manakara [WVK]</text:p>
          </table:table-cell>
          <table:table-cell office:value-type="string">
            <text:p>Madagascar</text:p>
          </table:table-cell>
          <table:table-cell office:value-type="string">
            <text:p>Manakara Sud</text:p>
          </table:table-cell>
          <table:table-cell office:value-type="string">
            <text:p>-22.12</text:p>
          </table:table-cell>
          <table:table-cell office:value-type="string">
            <text:p>48.02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WVN</text:p>
          </table:table-cell>
          <table:table-cell office:value-type="string">
            <text:p>Wilhelmshaven [WVN]</text:p>
          </table:table-cell>
          <table:table-cell office:value-type="string">
            <text:p>Germany</text:p>
          </table:table-cell>
          <table:table-cell office:value-type="string">
            <text:p>Wilhelmshaven Mariensiel</text:p>
          </table:table-cell>
          <table:table-cell office:value-type="string">
            <text:p>53.5</text:p>
          </table:table-cell>
          <table:table-cell office:value-type="string">
            <text:p>8.05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WWD</text:p>
          </table:table-cell>
          <table:table-cell office:value-type="string">
            <text:p>Wildwood [WWD]</text:p>
          </table:table-cell>
          <table:table-cell office:value-type="string">
            <text:p>United States</text:p>
          </table:table-cell>
          <table:table-cell office:value-type="string">
            <text:p>Cape May County</text:p>
          </table:table-cell>
          <table:table-cell office:value-type="string">
            <text:p>39.01</text:p>
          </table:table-cell>
          <table:table-cell office:value-type="string">
            <text:p>-74.91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WWK</text:p>
          </table:table-cell>
          <table:table-cell office:value-type="string">
            <text:p>Wewak [WWK]</text:p>
          </table:table-cell>
          <table:table-cell office:value-type="string">
            <text:p>Papua New Guinea</text:p>
          </table:table-cell>
          <table:table-cell office:value-type="string">
            <text:p>Wewak International</text:p>
          </table:table-cell>
          <table:table-cell office:value-type="string">
            <text:p>-3.58</text:p>
          </table:table-cell>
          <table:table-cell office:value-type="string">
            <text:p>143.67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XAC</text:p>
          </table:table-cell>
          <table:table-cell office:value-type="string">
            <text:p>Arcachon [XAC]</text:p>
          </table:table-cell>
          <table:table-cell office:value-type="string">
            <text:p>France</text:p>
          </table:table-cell>
          <table:table-cell office:value-type="string">
            <text:p>La Teste De Buch</text:p>
          </table:table-cell>
          <table:table-cell office:value-type="string">
            <text:p>44.6</text:p>
          </table:table-cell>
          <table:table-cell office:value-type="string">
            <text:p>-1.11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XAP</text:p>
          </table:table-cell>
          <table:table-cell office:value-type="string">
            <text:p>Chapeco [XAP]</text:p>
          </table:table-cell>
          <table:table-cell office:value-type="string">
            <text:p>Brazil</text:p>
          </table:table-cell>
          <table:table-cell office:value-type="string">
            <text:p>Chapeco</text:p>
          </table:table-cell>
          <table:table-cell office:value-type="string">
            <text:p>-27.13</text:p>
          </table:table-cell>
          <table:table-cell office:value-type="string">
            <text:p>-52.66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XBJ</text:p>
          </table:table-cell>
          <table:table-cell office:value-type="string">
            <text:p>Birjand [XBJ]</text:p>
          </table:table-cell>
          <table:table-cell office:value-type="string">
            <text:p>Iran</text:p>
          </table:table-cell>
          <table:table-cell office:value-type="string">
            <text:p>Birjand</text:p>
          </table:table-cell>
          <table:table-cell office:value-type="string">
            <text:p>32.9</text:p>
          </table:table-cell>
          <table:table-cell office:value-type="string">
            <text:p>59.28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XBK</text:p>
          </table:table-cell>
          <table:table-cell office:value-type="string">
            <text:p>Bourg [XBK]</text:p>
          </table:table-cell>
          <table:table-cell office:value-type="string">
            <text:p>France</text:p>
          </table:table-cell>
          <table:table-cell office:value-type="string">
            <text:p>Ceyzeriat</text:p>
          </table:table-cell>
          <table:table-cell office:value-type="string">
            <text:p>46.2</text:p>
          </table:table-cell>
          <table:table-cell office:value-type="string">
            <text:p>5.29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XCD</text:p>
          </table:table-cell>
          <table:table-cell office:value-type="string">
            <text:p>Chalon [XCD]</text:p>
          </table:table-cell>
          <table:table-cell office:value-type="string">
            <text:p>France</text:p>
          </table:table-cell>
          <table:table-cell office:value-type="string">
            <text:p>Champforgeuil</text:p>
          </table:table-cell>
          <table:table-cell office:value-type="string">
            <text:p>46.83</text:p>
          </table:table-cell>
          <table:table-cell office:value-type="string">
            <text:p>4.82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XFW</text:p>
          </table:table-cell>
          <table:table-cell office:value-type="string">
            <text:p>Hamburg [XFW]</text:p>
          </table:table-cell>
          <table:table-cell office:value-type="string">
            <text:p>Germany</text:p>
          </table:table-cell>
          <table:table-cell office:value-type="string">
            <text:p>Hamburg Finkenwerder</text:p>
          </table:table-cell>
          <table:table-cell office:value-type="string">
            <text:p>53.54</text:p>
          </table:table-cell>
          <table:table-cell office:value-type="string">
            <text:p>9.84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XGN</text:p>
          </table:table-cell>
          <table:table-cell office:value-type="string">
            <text:p>Xangongo [XGN]</text:p>
          </table:table-cell>
          <table:table-cell office:value-type="string">
            <text:p>Angola</text:p>
          </table:table-cell>
          <table:table-cell office:value-type="string">
            <text:p>Xangongo</text:p>
          </table:table-cell>
          <table:table-cell office:value-type="string">
            <text:p>-16.76</text:p>
          </table:table-cell>
          <table:table-cell office:value-type="string">
            <text:p>14.97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XIC</text:p>
          </table:table-cell>
          <table:table-cell office:value-type="string">
            <text:p>Xichang [XIC]</text:p>
          </table:table-cell>
          <table:table-cell office:value-type="string">
            <text:p>China</text:p>
          </table:table-cell>
          <table:table-cell office:value-type="string">
            <text:p>Qingshan</text:p>
          </table:table-cell>
          <table:table-cell office:value-type="string">
            <text:p>27.99</text:p>
          </table:table-cell>
          <table:table-cell office:value-type="string">
            <text:p>102.18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XIY</text:p>
          </table:table-cell>
          <table:table-cell office:value-type="string">
            <text:p>Xi'an [XIY]</text:p>
          </table:table-cell>
          <table:table-cell office:value-type="string">
            <text:p>China</text:p>
          </table:table-cell>
          <table:table-cell office:value-type="string">
            <text:p>Xianyang</text:p>
          </table:table-cell>
          <table:table-cell office:value-type="string">
            <text:p>34.45</text:p>
          </table:table-cell>
          <table:table-cell office:value-type="string">
            <text:p>108.75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XLS</text:p>
          </table:table-cell>
          <table:table-cell office:value-type="string">
            <text:p>St. Louis [XLS]</text:p>
          </table:table-cell>
          <table:table-cell office:value-type="string">
            <text:p>Senegal</text:p>
          </table:table-cell>
          <table:table-cell office:value-type="string">
            <text:p>Saint Louis</text:p>
          </table:table-cell>
          <table:table-cell office:value-type="string">
            <text:p>16.05</text:p>
          </table:table-cell>
          <table:table-cell office:value-type="string">
            <text:p>-16.46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XMH</text:p>
          </table:table-cell>
          <table:table-cell office:value-type="string">
            <text:p>Manihi [XMH]</text:p>
          </table:table-cell>
          <table:table-cell office:value-type="string">
            <text:p>French Polynesia</text:p>
          </table:table-cell>
          <table:table-cell office:value-type="string">
            <text:p>Manihi</text:p>
          </table:table-cell>
          <table:table-cell office:value-type="string">
            <text:p>-14.44</text:p>
          </table:table-cell>
          <table:table-cell office:value-type="string">
            <text:p>-146.07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XMN</text:p>
          </table:table-cell>
          <table:table-cell office:value-type="string">
            <text:p>Xiamen [XMN]</text:p>
          </table:table-cell>
          <table:table-cell office:value-type="string">
            <text:p>China</text:p>
          </table:table-cell>
          <table:table-cell office:value-type="string">
            <text:p>Gaoqi</text:p>
          </table:table-cell>
          <table:table-cell office:value-type="string">
            <text:p>24.54</text:p>
          </table:table-cell>
          <table:table-cell office:value-type="string">
            <text:p>118.13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XMS</text:p>
          </table:table-cell>
          <table:table-cell office:value-type="string">
            <text:p>Macas [XMS]</text:p>
          </table:table-cell>
          <table:table-cell office:value-type="string">
            <text:p>Ecuador</text:p>
          </table:table-cell>
          <table:table-cell office:value-type="string">
            <text:p>Macas</text:p>
          </table:table-cell>
          <table:table-cell office:value-type="string">
            <text:p>-2.3</text:p>
          </table:table-cell>
          <table:table-cell office:value-type="string">
            <text:p>-78.12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XMU</text:p>
          </table:table-cell>
          <table:table-cell office:value-type="string">
            <text:p>Moulins [XMU]</text:p>
          </table:table-cell>
          <table:table-cell office:value-type="string">
            <text:p>France</text:p>
          </table:table-cell>
          <table:table-cell office:value-type="string">
            <text:p>Montbeugny</text:p>
          </table:table-cell>
          <table:table-cell office:value-type="string">
            <text:p>46.53</text:p>
          </table:table-cell>
          <table:table-cell office:value-type="string">
            <text:p>3.42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XQP</text:p>
          </table:table-cell>
          <table:table-cell office:value-type="string">
            <text:p>Quepos [XQP]</text:p>
          </table:table-cell>
          <table:table-cell office:value-type="string">
            <text:p>Costa Rica</text:p>
          </table:table-cell>
          <table:table-cell office:value-type="string">
            <text:p>Quepos Managua</text:p>
          </table:table-cell>
          <table:table-cell office:value-type="string">
            <text:p>9.44</text:p>
          </table:table-cell>
          <table:table-cell office:value-type="string">
            <text:p>-84.13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XRY</text:p>
          </table:table-cell>
          <table:table-cell office:value-type="string">
            <text:p>Jerez [XRY]</text:p>
          </table:table-cell>
          <table:table-cell office:value-type="string">
            <text:p>Spain</text:p>
          </table:table-cell>
          <table:table-cell office:value-type="string">
            <text:p>Jerez</text:p>
          </table:table-cell>
          <table:table-cell office:value-type="string">
            <text:p>36.74</text:p>
          </table:table-cell>
          <table:table-cell office:value-type="string">
            <text:p>-6.06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XSC</text:p>
          </table:table-cell>
          <table:table-cell office:value-type="string">
            <text:p>South Caicos [XSC]</text:p>
          </table:table-cell>
          <table:table-cell office:value-type="string">
            <text:p>Turks and Caicos</text:p>
          </table:table-cell>
          <table:table-cell office:value-type="string">
            <text:p>South Caicos</text:p>
          </table:table-cell>
          <table:table-cell office:value-type="string">
            <text:p>21.52</text:p>
          </table:table-cell>
          <table:table-cell office:value-type="string">
            <text:p>-71.53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XSP</text:p>
          </table:table-cell>
          <table:table-cell office:value-type="string">
            <text:p>Singapore [XSP]</text:p>
          </table:table-cell>
          <table:table-cell office:value-type="string">
            <text:p>Singapore</text:p>
          </table:table-cell>
          <table:table-cell office:value-type="string">
            <text:p>Seletar</text:p>
          </table:table-cell>
          <table:table-cell office:value-type="string">
            <text:p>1.42</text:p>
          </table:table-cell>
          <table:table-cell office:value-type="string">
            <text:p>103.87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XVF</text:p>
          </table:table-cell>
          <table:table-cell office:value-type="string">
            <text:p>Vilefrance [XVF]</text:p>
          </table:table-cell>
          <table:table-cell office:value-type="string">
            <text:p>France</text:p>
          </table:table-cell>
          <table:table-cell office:value-type="string">
            <text:p>Tarare</text:p>
          </table:table-cell>
          <table:table-cell office:value-type="string">
            <text:p>45.92</text:p>
          </table:table-cell>
          <table:table-cell office:value-type="string">
            <text:p>4.64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YAK</text:p>
          </table:table-cell>
          <table:table-cell office:value-type="string">
            <text:p>Yakutat [YAK]</text:p>
          </table:table-cell>
          <table:table-cell office:value-type="string">
            <text:p>United States</text:p>
          </table:table-cell>
          <table:table-cell office:value-type="string">
            <text:p>Yakutat</text:p>
          </table:table-cell>
          <table:table-cell office:value-type="string">
            <text:p>59.5</text:p>
          </table:table-cell>
          <table:table-cell office:value-type="string">
            <text:p>-139.66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YAM</text:p>
          </table:table-cell>
          <table:table-cell office:value-type="string">
            <text:p>Sault Sainte Marie [YAM]</text:p>
          </table:table-cell>
          <table:table-cell office:value-type="string">
            <text:p>Canada</text:p>
          </table:table-cell>
          <table:table-cell office:value-type="string">
            <text:p>Sault Ste Marie</text:p>
          </table:table-cell>
          <table:table-cell office:value-type="string">
            <text:p>46.49</text:p>
          </table:table-cell>
          <table:table-cell office:value-type="string">
            <text:p>-84.51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YAO</text:p>
          </table:table-cell>
          <table:table-cell office:value-type="string">
            <text:p>Yaounde [YAO]</text:p>
          </table:table-cell>
          <table:table-cell office:value-type="string">
            <text:p>Cameroon</text:p>
          </table:table-cell>
          <table:table-cell office:value-type="string">
            <text:p>Yaounde</text:p>
          </table:table-cell>
          <table:table-cell office:value-type="string">
            <text:p>3.84</text:p>
          </table:table-cell>
          <table:table-cell office:value-type="string">
            <text:p>11.52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YAP</text:p>
          </table:table-cell>
          <table:table-cell office:value-type="string">
            <text:p>Yap [YAP]</text:p>
          </table:table-cell>
          <table:table-cell office:value-type="string">
            <text:p>Micronesia</text:p>
          </table:table-cell>
          <table:table-cell office:value-type="string">
            <text:p>Yap International</text:p>
          </table:table-cell>
          <table:table-cell office:value-type="string">
            <text:p>9.5</text:p>
          </table:table-cell>
          <table:table-cell office:value-type="string">
            <text:p>138.08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YAV</text:p>
          </table:table-cell>
          <table:table-cell office:value-type="string">
            <text:p>Winnipeg [YAV]</text:p>
          </table:table-cell>
          <table:table-cell office:value-type="string">
            <text:p>Canada</text:p>
          </table:table-cell>
          <table:table-cell office:value-type="string">
            <text:p>Winnipeg St Andrews</text:p>
          </table:table-cell>
          <table:table-cell office:value-type="string">
            <text:p>50.06</text:p>
          </table:table-cell>
          <table:table-cell office:value-type="string">
            <text:p>-97.03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YAW</text:p>
          </table:table-cell>
          <table:table-cell office:value-type="string">
            <text:p>Halifax [YAW]</text:p>
          </table:table-cell>
          <table:table-cell office:value-type="string">
            <text:p>Canada</text:p>
          </table:table-cell>
          <table:table-cell office:value-type="string">
            <text:p>Shearwater</text:p>
          </table:table-cell>
          <table:table-cell office:value-type="string">
            <text:p>44.64</text:p>
          </table:table-cell>
          <table:table-cell office:value-type="string">
            <text:p>-63.5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YAY</text:p>
          </table:table-cell>
          <table:table-cell office:value-type="string">
            <text:p>St. Anthony [YAY]</text:p>
          </table:table-cell>
          <table:table-cell office:value-type="string">
            <text:p>Canada</text:p>
          </table:table-cell>
          <table:table-cell office:value-type="string">
            <text:p>St Anthony</text:p>
          </table:table-cell>
          <table:table-cell office:value-type="string">
            <text:p>51.39</text:p>
          </table:table-cell>
          <table:table-cell office:value-type="string">
            <text:p>-56.08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YAZ</text:p>
          </table:table-cell>
          <table:table-cell office:value-type="string">
            <text:p>Tofino [YAZ]</text:p>
          </table:table-cell>
          <table:table-cell office:value-type="string">
            <text:p>Canada</text:p>
          </table:table-cell>
          <table:table-cell office:value-type="string">
            <text:p>Tofino</text:p>
          </table:table-cell>
          <table:table-cell office:value-type="string">
            <text:p>49.08</text:p>
          </table:table-cell>
          <table:table-cell office:value-type="string">
            <text:p>-125.77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YBB</text:p>
          </table:table-cell>
          <table:table-cell office:value-type="string">
            <text:p>Pelly Bay [YBB]</text:p>
          </table:table-cell>
          <table:table-cell office:value-type="string">
            <text:p>Canada</text:p>
          </table:table-cell>
          <table:table-cell office:value-type="string">
            <text:p>Kugaaruk</text:p>
          </table:table-cell>
          <table:table-cell office:value-type="string">
            <text:p>68.53</text:p>
          </table:table-cell>
          <table:table-cell office:value-type="string">
            <text:p>-89.81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YBC</text:p>
          </table:table-cell>
          <table:table-cell office:value-type="string">
            <text:p>Baie Comeau [YBC]</text:p>
          </table:table-cell>
          <table:table-cell office:value-type="string">
            <text:p>Canada</text:p>
          </table:table-cell>
          <table:table-cell office:value-type="string">
            <text:p>Baie Comeau</text:p>
          </table:table-cell>
          <table:table-cell office:value-type="string">
            <text:p>49.13</text:p>
          </table:table-cell>
          <table:table-cell office:value-type="string">
            <text:p>-68.21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YBG</text:p>
          </table:table-cell>
          <table:table-cell office:value-type="string">
            <text:p>Bagotville [YBG]</text:p>
          </table:table-cell>
          <table:table-cell office:value-type="string">
            <text:p>Canada</text:p>
          </table:table-cell>
          <table:table-cell office:value-type="string">
            <text:p>Bagotville</text:p>
          </table:table-cell>
          <table:table-cell office:value-type="string">
            <text:p>48.33</text:p>
          </table:table-cell>
          <table:table-cell office:value-type="string">
            <text:p>-71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YBK</text:p>
          </table:table-cell>
          <table:table-cell office:value-type="string">
            <text:p>Baker Lake [YBK]</text:p>
          </table:table-cell>
          <table:table-cell office:value-type="string">
            <text:p>Canada</text:p>
          </table:table-cell>
          <table:table-cell office:value-type="string">
            <text:p>Baker Lake</text:p>
          </table:table-cell>
          <table:table-cell office:value-type="string">
            <text:p>64.3</text:p>
          </table:table-cell>
          <table:table-cell office:value-type="string">
            <text:p>-96.08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YBL</text:p>
          </table:table-cell>
          <table:table-cell office:value-type="string">
            <text:p>Campbell River [YBL]</text:p>
          </table:table-cell>
          <table:table-cell office:value-type="string">
            <text:p>Canada</text:p>
          </table:table-cell>
          <table:table-cell office:value-type="string">
            <text:p>Campbell River</text:p>
          </table:table-cell>
          <table:table-cell office:value-type="string">
            <text:p>49.95</text:p>
          </table:table-cell>
          <table:table-cell office:value-type="string">
            <text:p>-125.27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YBR</text:p>
          </table:table-cell>
          <table:table-cell office:value-type="string">
            <text:p>Brandon [YBR]</text:p>
          </table:table-cell>
          <table:table-cell office:value-type="string">
            <text:p>Canada</text:p>
          </table:table-cell>
          <table:table-cell office:value-type="string">
            <text:p>Brandon Municipal</text:p>
          </table:table-cell>
          <table:table-cell office:value-type="string">
            <text:p>49.91</text:p>
          </table:table-cell>
          <table:table-cell office:value-type="string">
            <text:p>-99.95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YCB</text:p>
          </table:table-cell>
          <table:table-cell office:value-type="string">
            <text:p>Cambridge Bay [YCB]</text:p>
          </table:table-cell>
          <table:table-cell office:value-type="string">
            <text:p>Canada</text:p>
          </table:table-cell>
          <table:table-cell office:value-type="string">
            <text:p>Cambridge Bay</text:p>
          </table:table-cell>
          <table:table-cell office:value-type="string">
            <text:p>69.11</text:p>
          </table:table-cell>
          <table:table-cell office:value-type="string">
            <text:p>-105.14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YCD</text:p>
          </table:table-cell>
          <table:table-cell office:value-type="string">
            <text:p>Nanaimo [YCD]</text:p>
          </table:table-cell>
          <table:table-cell office:value-type="string">
            <text:p>Canada</text:p>
          </table:table-cell>
          <table:table-cell office:value-type="string">
            <text:p>Nanaimo</text:p>
          </table:table-cell>
          <table:table-cell office:value-type="string">
            <text:p>49.05</text:p>
          </table:table-cell>
          <table:table-cell office:value-type="string">
            <text:p>-123.87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YCG</text:p>
          </table:table-cell>
          <table:table-cell office:value-type="string">
            <text:p>Castlegar [YCG]</text:p>
          </table:table-cell>
          <table:table-cell office:value-type="string">
            <text:p>Canada</text:p>
          </table:table-cell>
          <table:table-cell office:value-type="string">
            <text:p>Castlegar</text:p>
          </table:table-cell>
          <table:table-cell office:value-type="string">
            <text:p>49.3</text:p>
          </table:table-cell>
          <table:table-cell office:value-type="string">
            <text:p>-117.63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YCH</text:p>
          </table:table-cell>
          <table:table-cell office:value-type="string">
            <text:p>Chatham [YCH]</text:p>
          </table:table-cell>
          <table:table-cell office:value-type="string">
            <text:p>Canada</text:p>
          </table:table-cell>
          <table:table-cell office:value-type="string">
            <text:p>Miramichi</text:p>
          </table:table-cell>
          <table:table-cell office:value-type="string">
            <text:p>47.01</text:p>
          </table:table-cell>
          <table:table-cell office:value-type="string">
            <text:p>-65.45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YCL</text:p>
          </table:table-cell>
          <table:table-cell office:value-type="string">
            <text:p>Charlo [YCL]</text:p>
          </table:table-cell>
          <table:table-cell office:value-type="string">
            <text:p>Canada</text:p>
          </table:table-cell>
          <table:table-cell office:value-type="string">
            <text:p>Charlo</text:p>
          </table:table-cell>
          <table:table-cell office:value-type="string">
            <text:p>47.99</text:p>
          </table:table-cell>
          <table:table-cell office:value-type="string">
            <text:p>-66.33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YCO</text:p>
          </table:table-cell>
          <table:table-cell office:value-type="string">
            <text:p>Coppermine [YCO]</text:p>
          </table:table-cell>
          <table:table-cell office:value-type="string">
            <text:p>Canada</text:p>
          </table:table-cell>
          <table:table-cell office:value-type="string">
            <text:p>Kugluktuk</text:p>
          </table:table-cell>
          <table:table-cell office:value-type="string">
            <text:p>67.82</text:p>
          </table:table-cell>
          <table:table-cell office:value-type="string">
            <text:p>-115.14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YCT</text:p>
          </table:table-cell>
          <table:table-cell office:value-type="string">
            <text:p>Coronation [YCT]</text:p>
          </table:table-cell>
          <table:table-cell office:value-type="string">
            <text:p>Canada</text:p>
          </table:table-cell>
          <table:table-cell office:value-type="string">
            <text:p>Coronation</text:p>
          </table:table-cell>
          <table:table-cell office:value-type="string">
            <text:p>52.08</text:p>
          </table:table-cell>
          <table:table-cell office:value-type="string">
            <text:p>-111.45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YCW</text:p>
          </table:table-cell>
          <table:table-cell office:value-type="string">
            <text:p>Chilliwack [YCW]</text:p>
          </table:table-cell>
          <table:table-cell office:value-type="string">
            <text:p>Canada</text:p>
          </table:table-cell>
          <table:table-cell office:value-type="string">
            <text:p>Chilliwack</text:p>
          </table:table-cell>
          <table:table-cell office:value-type="string">
            <text:p>49.15</text:p>
          </table:table-cell>
          <table:table-cell office:value-type="string">
            <text:p>-121.94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YCY</text:p>
          </table:table-cell>
          <table:table-cell office:value-type="string">
            <text:p>Clyde River [YCY]</text:p>
          </table:table-cell>
          <table:table-cell office:value-type="string">
            <text:p>Canada</text:p>
          </table:table-cell>
          <table:table-cell office:value-type="string">
            <text:p>Clyde River</text:p>
          </table:table-cell>
          <table:table-cell office:value-type="string">
            <text:p>70.49</text:p>
          </table:table-cell>
          <table:table-cell office:value-type="string">
            <text:p>-68.52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YDA</text:p>
          </table:table-cell>
          <table:table-cell office:value-type="string">
            <text:p>Dawson [YDA]</text:p>
          </table:table-cell>
          <table:table-cell office:value-type="string">
            <text:p>Canada</text:p>
          </table:table-cell>
          <table:table-cell office:value-type="string">
            <text:p>Dawson</text:p>
          </table:table-cell>
          <table:table-cell office:value-type="string">
            <text:p>64.04</text:p>
          </table:table-cell>
          <table:table-cell office:value-type="string">
            <text:p>-139.13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YDB</text:p>
          </table:table-cell>
          <table:table-cell office:value-type="string">
            <text:p>Burwash [YDB]</text:p>
          </table:table-cell>
          <table:table-cell office:value-type="string">
            <text:p>Canada</text:p>
          </table:table-cell>
          <table:table-cell office:value-type="string">
            <text:p>Burwash</text:p>
          </table:table-cell>
          <table:table-cell office:value-type="string">
            <text:p>61.37</text:p>
          </table:table-cell>
          <table:table-cell office:value-type="string">
            <text:p>-139.04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YDC</text:p>
          </table:table-cell>
          <table:table-cell office:value-type="string">
            <text:p>Princeton [YDC]</text:p>
          </table:table-cell>
          <table:table-cell office:value-type="string">
            <text:p>Canada</text:p>
          </table:table-cell>
          <table:table-cell office:value-type="string">
            <text:p>Princeton</text:p>
          </table:table-cell>
          <table:table-cell office:value-type="string">
            <text:p>49.47</text:p>
          </table:table-cell>
          <table:table-cell office:value-type="string">
            <text:p>-120.51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YDF</text:p>
          </table:table-cell>
          <table:table-cell office:value-type="string">
            <text:p>Deer Lake [YDF]</text:p>
          </table:table-cell>
          <table:table-cell office:value-type="string">
            <text:p>Canada</text:p>
          </table:table-cell>
          <table:table-cell office:value-type="string">
            <text:p>Deer Lake</text:p>
          </table:table-cell>
          <table:table-cell office:value-type="string">
            <text:p>49.21</text:p>
          </table:table-cell>
          <table:table-cell office:value-type="string">
            <text:p>-57.39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YDL</text:p>
          </table:table-cell>
          <table:table-cell office:value-type="string">
            <text:p>Dease Lake [YDL]</text:p>
          </table:table-cell>
          <table:table-cell office:value-type="string">
            <text:p>Canada</text:p>
          </table:table-cell>
          <table:table-cell office:value-type="string">
            <text:p>Dease Lake</text:p>
          </table:table-cell>
          <table:table-cell office:value-type="string">
            <text:p>58.42</text:p>
          </table:table-cell>
          <table:table-cell office:value-type="string">
            <text:p>-130.03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YDN</text:p>
          </table:table-cell>
          <table:table-cell office:value-type="string">
            <text:p>Dauphin [YDN]</text:p>
          </table:table-cell>
          <table:table-cell office:value-type="string">
            <text:p>Canada</text:p>
          </table:table-cell>
          <table:table-cell office:value-type="string">
            <text:p>Dauphin Barker</text:p>
          </table:table-cell>
          <table:table-cell office:value-type="string">
            <text:p>51.1</text:p>
          </table:table-cell>
          <table:table-cell office:value-type="string">
            <text:p>-100.05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YDQ</text:p>
          </table:table-cell>
          <table:table-cell office:value-type="string">
            <text:p>Dawson Creek [YDQ]</text:p>
          </table:table-cell>
          <table:table-cell office:value-type="string">
            <text:p>Canada</text:p>
          </table:table-cell>
          <table:table-cell office:value-type="string">
            <text:p>Dawson Creek</text:p>
          </table:table-cell>
          <table:table-cell office:value-type="string">
            <text:p>55.74</text:p>
          </table:table-cell>
          <table:table-cell office:value-type="string">
            <text:p>-120.18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YEC</text:p>
          </table:table-cell>
          <table:table-cell office:value-type="string">
            <text:p>Yechon [YEC]</text:p>
          </table:table-cell>
          <table:table-cell office:value-type="string">
            <text:p>South Korea</text:p>
          </table:table-cell>
          <table:table-cell office:value-type="string">
            <text:p>Yecheon</text:p>
          </table:table-cell>
          <table:table-cell office:value-type="string">
            <text:p>36.63</text:p>
          </table:table-cell>
          <table:table-cell office:value-type="string">
            <text:p>128.35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YED</text:p>
          </table:table-cell>
          <table:table-cell office:value-type="string">
            <text:p>Edmonton [YED]</text:p>
          </table:table-cell>
          <table:table-cell office:value-type="string">
            <text:p>Canada</text:p>
          </table:table-cell>
          <table:table-cell office:value-type="string">
            <text:p>Edmonton Namao</text:p>
          </table:table-cell>
          <table:table-cell office:value-type="string">
            <text:p>53.67</text:p>
          </table:table-cell>
          <table:table-cell office:value-type="string">
            <text:p>-113.47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YEG</text:p>
          </table:table-cell>
          <table:table-cell office:value-type="string">
            <text:p>Edmonton [YEG]</text:p>
          </table:table-cell>
          <table:table-cell office:value-type="string">
            <text:p>Canada</text:p>
          </table:table-cell>
          <table:table-cell office:value-type="string">
            <text:p>Edmonton International</text:p>
          </table:table-cell>
          <table:table-cell office:value-type="string">
            <text:p>53.31</text:p>
          </table:table-cell>
          <table:table-cell office:value-type="string">
            <text:p>-113.58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YEK</text:p>
          </table:table-cell>
          <table:table-cell office:value-type="string">
            <text:p>Eskimo Point [YEK]</text:p>
          </table:table-cell>
          <table:table-cell office:value-type="string">
            <text:p>Canada</text:p>
          </table:table-cell>
          <table:table-cell office:value-type="string">
            <text:p>Arviat</text:p>
          </table:table-cell>
          <table:table-cell office:value-type="string">
            <text:p>61.09</text:p>
          </table:table-cell>
          <table:table-cell office:value-type="string">
            <text:p>-94.07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YEN</text:p>
          </table:table-cell>
          <table:table-cell office:value-type="string">
            <text:p>Estevan [YEN]</text:p>
          </table:table-cell>
          <table:table-cell office:value-type="string">
            <text:p>Canada</text:p>
          </table:table-cell>
          <table:table-cell office:value-type="string">
            <text:p>Estevan</text:p>
          </table:table-cell>
          <table:table-cell office:value-type="string">
            <text:p>49.21</text:p>
          </table:table-cell>
          <table:table-cell office:value-type="string">
            <text:p>-102.97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YEO</text:p>
          </table:table-cell>
          <table:table-cell office:value-type="string">
            <text:p>Yeovilton [YEO]</text:p>
          </table:table-cell>
          <table:table-cell office:value-type="string">
            <text:p>United Kingdom</text:p>
          </table:table-cell>
          <table:table-cell office:value-type="string">
            <text:p>Yeovilton</text:p>
          </table:table-cell>
          <table:table-cell office:value-type="string">
            <text:p>51.01</text:p>
          </table:table-cell>
          <table:table-cell office:value-type="string">
            <text:p>-2.64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YET</text:p>
          </table:table-cell>
          <table:table-cell office:value-type="string">
            <text:p>Edson [YET]</text:p>
          </table:table-cell>
          <table:table-cell office:value-type="string">
            <text:p>Canada</text:p>
          </table:table-cell>
          <table:table-cell office:value-type="string">
            <text:p>Edson</text:p>
          </table:table-cell>
          <table:table-cell office:value-type="string">
            <text:p>53.58</text:p>
          </table:table-cell>
          <table:table-cell office:value-type="string">
            <text:p>-116.47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YEU</text:p>
          </table:table-cell>
          <table:table-cell office:value-type="string">
            <text:p>Eureka [YEU]</text:p>
          </table:table-cell>
          <table:table-cell office:value-type="string">
            <text:p>Canada</text:p>
          </table:table-cell>
          <table:table-cell office:value-type="string">
            <text:p>Eureka</text:p>
          </table:table-cell>
          <table:table-cell office:value-type="string">
            <text:p>79.99</text:p>
          </table:table-cell>
          <table:table-cell office:value-type="string">
            <text:p>-85.81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YEV</text:p>
          </table:table-cell>
          <table:table-cell office:value-type="string">
            <text:p>Inuvik [YEV]</text:p>
          </table:table-cell>
          <table:table-cell office:value-type="string">
            <text:p>Canada</text:p>
          </table:table-cell>
          <table:table-cell office:value-type="string">
            <text:p>Inuvik Mike Zubko</text:p>
          </table:table-cell>
          <table:table-cell office:value-type="string">
            <text:p>68.3</text:p>
          </table:table-cell>
          <table:table-cell office:value-type="string">
            <text:p>-133.48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YFB</text:p>
          </table:table-cell>
          <table:table-cell office:value-type="string">
            <text:p>Iqaluit [YFB]</text:p>
          </table:table-cell>
          <table:table-cell office:value-type="string">
            <text:p>Canada</text:p>
          </table:table-cell>
          <table:table-cell office:value-type="string">
            <text:p>Iqaluit</text:p>
          </table:table-cell>
          <table:table-cell office:value-type="string">
            <text:p>63.76</text:p>
          </table:table-cell>
          <table:table-cell office:value-type="string">
            <text:p>-68.56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YFC</text:p>
          </table:table-cell>
          <table:table-cell office:value-type="string">
            <text:p>Fredericton [YFC]</text:p>
          </table:table-cell>
          <table:table-cell office:value-type="string">
            <text:p>Canada</text:p>
          </table:table-cell>
          <table:table-cell office:value-type="string">
            <text:p>Fredericton</text:p>
          </table:table-cell>
          <table:table-cell office:value-type="string">
            <text:p>45.87</text:p>
          </table:table-cell>
          <table:table-cell office:value-type="string">
            <text:p>-66.53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YFO</text:p>
          </table:table-cell>
          <table:table-cell office:value-type="string">
            <text:p>Flin Flon [YFO]</text:p>
          </table:table-cell>
          <table:table-cell office:value-type="string">
            <text:p>Canada</text:p>
          </table:table-cell>
          <table:table-cell office:value-type="string">
            <text:p>Flin Flon</text:p>
          </table:table-cell>
          <table:table-cell office:value-type="string">
            <text:p>54.68</text:p>
          </table:table-cell>
          <table:table-cell office:value-type="string">
            <text:p>-101.68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YFR</text:p>
          </table:table-cell>
          <table:table-cell office:value-type="string">
            <text:p>Fort Resolution [YFR]</text:p>
          </table:table-cell>
          <table:table-cell office:value-type="string">
            <text:p>Canada</text:p>
          </table:table-cell>
          <table:table-cell office:value-type="string">
            <text:p>Fort Resolution</text:p>
          </table:table-cell>
          <table:table-cell office:value-type="string">
            <text:p>61.18</text:p>
          </table:table-cell>
          <table:table-cell office:value-type="string">
            <text:p>-113.69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YFS</text:p>
          </table:table-cell>
          <table:table-cell office:value-type="string">
            <text:p>Fort Simpson [YFS]</text:p>
          </table:table-cell>
          <table:table-cell office:value-type="string">
            <text:p>Canada</text:p>
          </table:table-cell>
          <table:table-cell office:value-type="string">
            <text:p>Fort Simpson</text:p>
          </table:table-cell>
          <table:table-cell office:value-type="string">
            <text:p>61.76</text:p>
          </table:table-cell>
          <table:table-cell office:value-type="string">
            <text:p>-121.24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YGJ</text:p>
          </table:table-cell>
          <table:table-cell office:value-type="string">
            <text:p>Miho [YGJ]</text:p>
          </table:table-cell>
          <table:table-cell office:value-type="string">
            <text:p>Japan</text:p>
          </table:table-cell>
          <table:table-cell office:value-type="string">
            <text:p>Miho</text:p>
          </table:table-cell>
          <table:table-cell office:value-type="string">
            <text:p>35.49</text:p>
          </table:table-cell>
          <table:table-cell office:value-type="string">
            <text:p>133.24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YGK</text:p>
          </table:table-cell>
          <table:table-cell office:value-type="string">
            <text:p>Kingston [YGK]</text:p>
          </table:table-cell>
          <table:table-cell office:value-type="string">
            <text:p>Canada</text:p>
          </table:table-cell>
          <table:table-cell office:value-type="string">
            <text:p>Kingston</text:p>
          </table:table-cell>
          <table:table-cell office:value-type="string">
            <text:p>44.23</text:p>
          </table:table-cell>
          <table:table-cell office:value-type="string">
            <text:p>-76.6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YGL</text:p>
          </table:table-cell>
          <table:table-cell office:value-type="string">
            <text:p>La Grande Riviere [YGL]</text:p>
          </table:table-cell>
          <table:table-cell office:value-type="string">
            <text:p>Canada</text:p>
          </table:table-cell>
          <table:table-cell office:value-type="string">
            <text:p>La Grande Riviere</text:p>
          </table:table-cell>
          <table:table-cell office:value-type="string">
            <text:p>53.63</text:p>
          </table:table-cell>
          <table:table-cell office:value-type="string">
            <text:p>-77.7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YGP</text:p>
          </table:table-cell>
          <table:table-cell office:value-type="string">
            <text:p>Gaspe [YGP]</text:p>
          </table:table-cell>
          <table:table-cell office:value-type="string">
            <text:p>Canada</text:p>
          </table:table-cell>
          <table:table-cell office:value-type="string">
            <text:p>Gaspe</text:p>
          </table:table-cell>
          <table:table-cell office:value-type="string">
            <text:p>48.78</text:p>
          </table:table-cell>
          <table:table-cell office:value-type="string">
            <text:p>-64.48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YGQ</text:p>
          </table:table-cell>
          <table:table-cell office:value-type="string">
            <text:p>Geraldton [YGQ]</text:p>
          </table:table-cell>
          <table:table-cell office:value-type="string">
            <text:p>Canada</text:p>
          </table:table-cell>
          <table:table-cell office:value-type="string">
            <text:p>Geraldton Greenstone Regional</text:p>
          </table:table-cell>
          <table:table-cell office:value-type="string">
            <text:p>49.78</text:p>
          </table:table-cell>
          <table:table-cell office:value-type="string">
            <text:p>-86.94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YGR</text:p>
          </table:table-cell>
          <table:table-cell office:value-type="string">
            <text:p>Iles De La Madeleine [YGR]</text:p>
          </table:table-cell>
          <table:table-cell office:value-type="string">
            <text:p>Canada</text:p>
          </table:table-cell>
          <table:table-cell office:value-type="string">
            <text:p>Iles De La Madeleine</text:p>
          </table:table-cell>
          <table:table-cell office:value-type="string">
            <text:p>47.42</text:p>
          </table:table-cell>
          <table:table-cell office:value-type="string">
            <text:p>-61.78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YGW</text:p>
          </table:table-cell>
          <table:table-cell office:value-type="string">
            <text:p>Kuujjuararapik [YGW]</text:p>
          </table:table-cell>
          <table:table-cell office:value-type="string">
            <text:p>Canada</text:p>
          </table:table-cell>
          <table:table-cell office:value-type="string">
            <text:p>Kuujjuarapik</text:p>
          </table:table-cell>
          <table:table-cell office:value-type="string">
            <text:p>55.28</text:p>
          </table:table-cell>
          <table:table-cell office:value-type="string">
            <text:p>-77.77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YGX</text:p>
          </table:table-cell>
          <table:table-cell office:value-type="string">
            <text:p>Gillam [YGX]</text:p>
          </table:table-cell>
          <table:table-cell office:value-type="string">
            <text:p>Canada</text:p>
          </table:table-cell>
          <table:table-cell office:value-type="string">
            <text:p>Gillam</text:p>
          </table:table-cell>
          <table:table-cell office:value-type="string">
            <text:p>56.35</text:p>
          </table:table-cell>
          <table:table-cell office:value-type="string">
            <text:p>-94.7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YHB</text:p>
          </table:table-cell>
          <table:table-cell office:value-type="string">
            <text:p>Hudson Bay [YHB]</text:p>
          </table:table-cell>
          <table:table-cell office:value-type="string">
            <text:p>Canada</text:p>
          </table:table-cell>
          <table:table-cell office:value-type="string">
            <text:p>Hudson Bay</text:p>
          </table:table-cell>
          <table:table-cell office:value-type="string">
            <text:p>52.82</text:p>
          </table:table-cell>
          <table:table-cell office:value-type="string">
            <text:p>-102.31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YHD</text:p>
          </table:table-cell>
          <table:table-cell office:value-type="string">
            <text:p>Dryden [YHD]</text:p>
          </table:table-cell>
          <table:table-cell office:value-type="string">
            <text:p>Canada</text:p>
          </table:table-cell>
          <table:table-cell office:value-type="string">
            <text:p>Dryden Regional</text:p>
          </table:table-cell>
          <table:table-cell office:value-type="string">
            <text:p>49.83</text:p>
          </table:table-cell>
          <table:table-cell office:value-type="string">
            <text:p>-92.74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YHI</text:p>
          </table:table-cell>
          <table:table-cell office:value-type="string">
            <text:p>Holman Island [YHI]</text:p>
          </table:table-cell>
          <table:table-cell office:value-type="string">
            <text:p>Canada</text:p>
          </table:table-cell>
          <table:table-cell office:value-type="string">
            <text:p>Holman</text:p>
          </table:table-cell>
          <table:table-cell office:value-type="string">
            <text:p>70.76</text:p>
          </table:table-cell>
          <table:table-cell office:value-type="string">
            <text:p>-117.81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YHK</text:p>
          </table:table-cell>
          <table:table-cell office:value-type="string">
            <text:p>Gjoa Haven [YHK]</text:p>
          </table:table-cell>
          <table:table-cell office:value-type="string">
            <text:p>Canada</text:p>
          </table:table-cell>
          <table:table-cell office:value-type="string">
            <text:p>Gjoa Haven</text:p>
          </table:table-cell>
          <table:table-cell office:value-type="string">
            <text:p>68.64</text:p>
          </table:table-cell>
          <table:table-cell office:value-type="string">
            <text:p>-95.85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YHM</text:p>
          </table:table-cell>
          <table:table-cell office:value-type="string">
            <text:p>Hamilton [YHM]</text:p>
          </table:table-cell>
          <table:table-cell office:value-type="string">
            <text:p>Canada</text:p>
          </table:table-cell>
          <table:table-cell office:value-type="string">
            <text:p>Hamilton</text:p>
          </table:table-cell>
          <table:table-cell office:value-type="string">
            <text:p>43.17</text:p>
          </table:table-cell>
          <table:table-cell office:value-type="string">
            <text:p>-79.94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YHU</text:p>
          </table:table-cell>
          <table:table-cell office:value-type="string">
            <text:p>Montreal [YHU]</text:p>
          </table:table-cell>
          <table:table-cell office:value-type="string">
            <text:p>Canada</text:p>
          </table:table-cell>
          <table:table-cell office:value-type="string">
            <text:p>St Hubert</text:p>
          </table:table-cell>
          <table:table-cell office:value-type="string">
            <text:p>45.52</text:p>
          </table:table-cell>
          <table:table-cell office:value-type="string">
            <text:p>-73.42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YHY</text:p>
          </table:table-cell>
          <table:table-cell office:value-type="string">
            <text:p>Hay River [YHY]</text:p>
          </table:table-cell>
          <table:table-cell office:value-type="string">
            <text:p>Canada</text:p>
          </table:table-cell>
          <table:table-cell office:value-type="string">
            <text:p>Hay River</text:p>
          </table:table-cell>
          <table:table-cell office:value-type="string">
            <text:p>60.84</text:p>
          </table:table-cell>
          <table:table-cell office:value-type="string">
            <text:p>-115.78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YHZ</text:p>
          </table:table-cell>
          <table:table-cell office:value-type="string">
            <text:p>Halifax [YHZ]</text:p>
          </table:table-cell>
          <table:table-cell office:value-type="string">
            <text:p>Canada</text:p>
          </table:table-cell>
          <table:table-cell office:value-type="string">
            <text:p>Halifax International</text:p>
          </table:table-cell>
          <table:table-cell office:value-type="string">
            <text:p>44.88</text:p>
          </table:table-cell>
          <table:table-cell office:value-type="string">
            <text:p>-63.51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YIB</text:p>
          </table:table-cell>
          <table:table-cell office:value-type="string">
            <text:p>Atikokan [YIB]</text:p>
          </table:table-cell>
          <table:table-cell office:value-type="string">
            <text:p>Canada</text:p>
          </table:table-cell>
          <table:table-cell office:value-type="string">
            <text:p>Atikokan Municipal</text:p>
          </table:table-cell>
          <table:table-cell office:value-type="string">
            <text:p>48.77</text:p>
          </table:table-cell>
          <table:table-cell office:value-type="string">
            <text:p>-91.64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YIO</text:p>
          </table:table-cell>
          <table:table-cell office:value-type="string">
            <text:p>Pond Inlet [YIO]</text:p>
          </table:table-cell>
          <table:table-cell office:value-type="string">
            <text:p>Canada</text:p>
          </table:table-cell>
          <table:table-cell office:value-type="string">
            <text:p>Pond Inlet</text:p>
          </table:table-cell>
          <table:table-cell office:value-type="string">
            <text:p>72.68</text:p>
          </table:table-cell>
          <table:table-cell office:value-type="string">
            <text:p>-77.97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YIP</text:p>
          </table:table-cell>
          <table:table-cell office:value-type="string">
            <text:p>Detroit [YIP]</text:p>
          </table:table-cell>
          <table:table-cell office:value-type="string">
            <text:p>United States</text:p>
          </table:table-cell>
          <table:table-cell office:value-type="string">
            <text:p>Willow Run</text:p>
          </table:table-cell>
          <table:table-cell office:value-type="string">
            <text:p>42.24</text:p>
          </table:table-cell>
          <table:table-cell office:value-type="string">
            <text:p>-83.53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YJN</text:p>
          </table:table-cell>
          <table:table-cell office:value-type="string">
            <text:p>St. Jean [YJN]</text:p>
          </table:table-cell>
          <table:table-cell office:value-type="string">
            <text:p>Canada</text:p>
          </table:table-cell>
          <table:table-cell office:value-type="string">
            <text:p>St Jean</text:p>
          </table:table-cell>
          <table:table-cell office:value-type="string">
            <text:p>45.29</text:p>
          </table:table-cell>
          <table:table-cell office:value-type="string">
            <text:p>-73.28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YJT</text:p>
          </table:table-cell>
          <table:table-cell office:value-type="string">
            <text:p>Stephenville [YJT]</text:p>
          </table:table-cell>
          <table:table-cell office:value-type="string">
            <text:p>Canada</text:p>
          </table:table-cell>
          <table:table-cell office:value-type="string">
            <text:p>Stephenville</text:p>
          </table:table-cell>
          <table:table-cell office:value-type="string">
            <text:p>48.54</text:p>
          </table:table-cell>
          <table:table-cell office:value-type="string">
            <text:p>-58.55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YKA</text:p>
          </table:table-cell>
          <table:table-cell office:value-type="string">
            <text:p>Kamloops [YKA]</text:p>
          </table:table-cell>
          <table:table-cell office:value-type="string">
            <text:p>Canada</text:p>
          </table:table-cell>
          <table:table-cell office:value-type="string">
            <text:p>Kamloops</text:p>
          </table:table-cell>
          <table:table-cell office:value-type="string">
            <text:p>50.7</text:p>
          </table:table-cell>
          <table:table-cell office:value-type="string">
            <text:p>-120.44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YKF</text:p>
          </table:table-cell>
          <table:table-cell office:value-type="string">
            <text:p>Waterloo [YKF]</text:p>
          </table:table-cell>
          <table:table-cell office:value-type="string">
            <text:p>Canada</text:p>
          </table:table-cell>
          <table:table-cell office:value-type="string">
            <text:p>Waterloo Regional</text:p>
          </table:table-cell>
          <table:table-cell office:value-type="string">
            <text:p>43.46</text:p>
          </table:table-cell>
          <table:table-cell office:value-type="string">
            <text:p>-80.38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YKL</text:p>
          </table:table-cell>
          <table:table-cell office:value-type="string">
            <text:p>Schefferville [YKL]</text:p>
          </table:table-cell>
          <table:table-cell office:value-type="string">
            <text:p>Canada</text:p>
          </table:table-cell>
          <table:table-cell office:value-type="string">
            <text:p>Schefferville</text:p>
          </table:table-cell>
          <table:table-cell office:value-type="string">
            <text:p>54.81</text:p>
          </table:table-cell>
          <table:table-cell office:value-type="string">
            <text:p>-66.81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YKS</text:p>
          </table:table-cell>
          <table:table-cell office:value-type="string">
            <text:p>Yakutsk [YKS]</text:p>
          </table:table-cell>
          <table:table-cell office:value-type="string">
            <text:p>Russia</text:p>
          </table:table-cell>
          <table:table-cell office:value-type="string">
            <text:p>Yakutsk</text:p>
          </table:table-cell>
          <table:table-cell office:value-type="string">
            <text:p>62.09</text:p>
          </table:table-cell>
          <table:table-cell office:value-type="string">
            <text:p>129.77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YKY</text:p>
          </table:table-cell>
          <table:table-cell office:value-type="string">
            <text:p>Kindersley [YKY]</text:p>
          </table:table-cell>
          <table:table-cell office:value-type="string">
            <text:p>Canada</text:p>
          </table:table-cell>
          <table:table-cell office:value-type="string">
            <text:p>Kindersley</text:p>
          </table:table-cell>
          <table:table-cell office:value-type="string">
            <text:p>51.52</text:p>
          </table:table-cell>
          <table:table-cell office:value-type="string">
            <text:p>-109.18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YKZ</text:p>
          </table:table-cell>
          <table:table-cell office:value-type="string">
            <text:p>Toronto [YKZ]</text:p>
          </table:table-cell>
          <table:table-cell office:value-type="string">
            <text:p>Canada</text:p>
          </table:table-cell>
          <table:table-cell office:value-type="string">
            <text:p>Buttonville Municipal</text:p>
          </table:table-cell>
          <table:table-cell office:value-type="string">
            <text:p>43.86</text:p>
          </table:table-cell>
          <table:table-cell office:value-type="string">
            <text:p>-79.37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YLD</text:p>
          </table:table-cell>
          <table:table-cell office:value-type="string">
            <text:p>Chapleau [YLD]</text:p>
          </table:table-cell>
          <table:table-cell office:value-type="string">
            <text:p>Canada</text:p>
          </table:table-cell>
          <table:table-cell office:value-type="string">
            <text:p>Chapleau</text:p>
          </table:table-cell>
          <table:table-cell office:value-type="string">
            <text:p>47.82</text:p>
          </table:table-cell>
          <table:table-cell office:value-type="string">
            <text:p>-83.35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YLJ</text:p>
          </table:table-cell>
          <table:table-cell office:value-type="string">
            <text:p>Meadow Lake [YLJ]</text:p>
          </table:table-cell>
          <table:table-cell office:value-type="string">
            <text:p>Canada</text:p>
          </table:table-cell>
          <table:table-cell office:value-type="string">
            <text:p>Meadow Lake</text:p>
          </table:table-cell>
          <table:table-cell office:value-type="string">
            <text:p>54.13</text:p>
          </table:table-cell>
          <table:table-cell office:value-type="string">
            <text:p>-108.52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YLL</text:p>
          </table:table-cell>
          <table:table-cell office:value-type="string">
            <text:p>Lloydminster [YLL]</text:p>
          </table:table-cell>
          <table:table-cell office:value-type="string">
            <text:p>Canada</text:p>
          </table:table-cell>
          <table:table-cell office:value-type="string">
            <text:p>Lloydminster</text:p>
          </table:table-cell>
          <table:table-cell office:value-type="string">
            <text:p>53.31</text:p>
          </table:table-cell>
          <table:table-cell office:value-type="string">
            <text:p>-110.07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YLT</text:p>
          </table:table-cell>
          <table:table-cell office:value-type="string">
            <text:p>Alert [YLT]</text:p>
          </table:table-cell>
          <table:table-cell office:value-type="string">
            <text:p>Canada</text:p>
          </table:table-cell>
          <table:table-cell office:value-type="string">
            <text:p>Alert</text:p>
          </table:table-cell>
          <table:table-cell office:value-type="string">
            <text:p>82.52</text:p>
          </table:table-cell>
          <table:table-cell office:value-type="string">
            <text:p>-62.28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YLW</text:p>
          </table:table-cell>
          <table:table-cell office:value-type="string">
            <text:p>Kelowna [YLW]</text:p>
          </table:table-cell>
          <table:table-cell office:value-type="string">
            <text:p>Canada</text:p>
          </table:table-cell>
          <table:table-cell office:value-type="string">
            <text:p>Kelowna</text:p>
          </table:table-cell>
          <table:table-cell office:value-type="string">
            <text:p>49.96</text:p>
          </table:table-cell>
          <table:table-cell office:value-type="string">
            <text:p>-119.38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YMA</text:p>
          </table:table-cell>
          <table:table-cell office:value-type="string">
            <text:p>Mayo [YMA]</text:p>
          </table:table-cell>
          <table:table-cell office:value-type="string">
            <text:p>Canada</text:p>
          </table:table-cell>
          <table:table-cell office:value-type="string">
            <text:p>Mayo</text:p>
          </table:table-cell>
          <table:table-cell office:value-type="string">
            <text:p>63.62</text:p>
          </table:table-cell>
          <table:table-cell office:value-type="string">
            <text:p>-135.87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YMJ</text:p>
          </table:table-cell>
          <table:table-cell office:value-type="string">
            <text:p>Moose Jaw [YMJ]</text:p>
          </table:table-cell>
          <table:table-cell office:value-type="string">
            <text:p>Canada</text:p>
          </table:table-cell>
          <table:table-cell office:value-type="string">
            <text:p>Moose Jaw</text:p>
          </table:table-cell>
          <table:table-cell office:value-type="string">
            <text:p>50.33</text:p>
          </table:table-cell>
          <table:table-cell office:value-type="string">
            <text:p>-105.56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YMM</text:p>
          </table:table-cell>
          <table:table-cell office:value-type="string">
            <text:p>Fort Mcmurray [YMM]</text:p>
          </table:table-cell>
          <table:table-cell office:value-type="string">
            <text:p>Canada</text:p>
          </table:table-cell>
          <table:table-cell office:value-type="string">
            <text:p>Fort Mcmurray</text:p>
          </table:table-cell>
          <table:table-cell office:value-type="string">
            <text:p>56.65</text:p>
          </table:table-cell>
          <table:table-cell office:value-type="string">
            <text:p>-111.22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YMO</text:p>
          </table:table-cell>
          <table:table-cell office:value-type="string">
            <text:p>Moosonee [YMO]</text:p>
          </table:table-cell>
          <table:table-cell office:value-type="string">
            <text:p>Canada</text:p>
          </table:table-cell>
          <table:table-cell office:value-type="string">
            <text:p>Moosonee</text:p>
          </table:table-cell>
          <table:table-cell office:value-type="string">
            <text:p>51.29</text:p>
          </table:table-cell>
          <table:table-cell office:value-type="string">
            <text:p>-80.61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YMS</text:p>
          </table:table-cell>
          <table:table-cell office:value-type="string">
            <text:p>Yurimaguas [YMS]</text:p>
          </table:table-cell>
          <table:table-cell office:value-type="string">
            <text:p>Peru</text:p>
          </table:table-cell>
          <table:table-cell office:value-type="string">
            <text:p>Moises Benzaquen Rengifo</text:p>
          </table:table-cell>
          <table:table-cell office:value-type="string">
            <text:p>-5.89</text:p>
          </table:table-cell>
          <table:table-cell office:value-type="string">
            <text:p>-76.12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YMW</text:p>
          </table:table-cell>
          <table:table-cell office:value-type="string">
            <text:p>Maniwaki [YMW]</text:p>
          </table:table-cell>
          <table:table-cell office:value-type="string">
            <text:p>Canada</text:p>
          </table:table-cell>
          <table:table-cell office:value-type="string">
            <text:p>Maniwaki</text:p>
          </table:table-cell>
          <table:table-cell office:value-type="string">
            <text:p>46.27</text:p>
          </table:table-cell>
          <table:table-cell office:value-type="string">
            <text:p>-75.99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YMX</text:p>
          </table:table-cell>
          <table:table-cell office:value-type="string">
            <text:p>Montreal [YMX]</text:p>
          </table:table-cell>
          <table:table-cell office:value-type="string">
            <text:p>Canada</text:p>
          </table:table-cell>
          <table:table-cell office:value-type="string">
            <text:p>Montreal International Mirabel</text:p>
          </table:table-cell>
          <table:table-cell office:value-type="string">
            <text:p>45.68</text:p>
          </table:table-cell>
          <table:table-cell office:value-type="string">
            <text:p>-74.04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YNA</text:p>
          </table:table-cell>
          <table:table-cell office:value-type="string">
            <text:p>Natashquan [YNA]</text:p>
          </table:table-cell>
          <table:table-cell office:value-type="string">
            <text:p>Canada</text:p>
          </table:table-cell>
          <table:table-cell office:value-type="string">
            <text:p>Natashquan</text:p>
          </table:table-cell>
          <table:table-cell office:value-type="string">
            <text:p>50.19</text:p>
          </table:table-cell>
          <table:table-cell office:value-type="string">
            <text:p>-61.79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YNB</text:p>
          </table:table-cell>
          <table:table-cell office:value-type="string">
            <text:p>Yenbo [YNB]</text:p>
          </table:table-cell>
          <table:table-cell office:value-type="string">
            <text:p>Saudi Arabia</text:p>
          </table:table-cell>
          <table:table-cell office:value-type="string">
            <text:p>Yenbo</text:p>
          </table:table-cell>
          <table:table-cell office:value-type="string">
            <text:p>24.14</text:p>
          </table:table-cell>
          <table:table-cell office:value-type="string">
            <text:p>38.06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YND</text:p>
          </table:table-cell>
          <table:table-cell office:value-type="string">
            <text:p>Gatineau [YND]</text:p>
          </table:table-cell>
          <table:table-cell office:value-type="string">
            <text:p>Canada</text:p>
          </table:table-cell>
          <table:table-cell office:value-type="string">
            <text:p>Gatineau</text:p>
          </table:table-cell>
          <table:table-cell office:value-type="string">
            <text:p>45.52</text:p>
          </table:table-cell>
          <table:table-cell office:value-type="string">
            <text:p>-75.56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YNG</text:p>
          </table:table-cell>
          <table:table-cell office:value-type="string">
            <text:p>Youngstown [YNG]</text:p>
          </table:table-cell>
          <table:table-cell office:value-type="string">
            <text:p>United States</text:p>
          </table:table-cell>
          <table:table-cell office:value-type="string">
            <text:p>Youngstown Warren Regional</text:p>
          </table:table-cell>
          <table:table-cell office:value-type="string">
            <text:p>41.26</text:p>
          </table:table-cell>
          <table:table-cell office:value-type="string">
            <text:p>-80.68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YNM</text:p>
          </table:table-cell>
          <table:table-cell office:value-type="string">
            <text:p>Matagami [YNM]</text:p>
          </table:table-cell>
          <table:table-cell office:value-type="string">
            <text:p>Canada</text:p>
          </table:table-cell>
          <table:table-cell office:value-type="string">
            <text:p>Matagami</text:p>
          </table:table-cell>
          <table:table-cell office:value-type="string">
            <text:p>49.76</text:p>
          </table:table-cell>
          <table:table-cell office:value-type="string">
            <text:p>-77.8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YNT</text:p>
          </table:table-cell>
          <table:table-cell office:value-type="string">
            <text:p>Yantai [YNT]</text:p>
          </table:table-cell>
          <table:table-cell office:value-type="string">
            <text:p>China</text:p>
          </table:table-cell>
          <table:table-cell office:value-type="string">
            <text:p>Laishan</text:p>
          </table:table-cell>
          <table:table-cell office:value-type="string">
            <text:p>37.4</text:p>
          </table:table-cell>
          <table:table-cell office:value-type="string">
            <text:p>121.37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YOC</text:p>
          </table:table-cell>
          <table:table-cell office:value-type="string">
            <text:p>Old Crow [YOC]</text:p>
          </table:table-cell>
          <table:table-cell office:value-type="string">
            <text:p>Canada</text:p>
          </table:table-cell>
          <table:table-cell office:value-type="string">
            <text:p>Old Crow</text:p>
          </table:table-cell>
          <table:table-cell office:value-type="string">
            <text:p>67.57</text:p>
          </table:table-cell>
          <table:table-cell office:value-type="string">
            <text:p>-139.84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YOD</text:p>
          </table:table-cell>
          <table:table-cell office:value-type="string">
            <text:p>Cold Lake [YOD]</text:p>
          </table:table-cell>
          <table:table-cell office:value-type="string">
            <text:p>Canada</text:p>
          </table:table-cell>
          <table:table-cell office:value-type="string">
            <text:p>Cold Lake</text:p>
          </table:table-cell>
          <table:table-cell office:value-type="string">
            <text:p>54.41</text:p>
          </table:table-cell>
          <table:table-cell office:value-type="string">
            <text:p>-110.28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YOJ</text:p>
          </table:table-cell>
          <table:table-cell office:value-type="string">
            <text:p>High Level [YOJ]</text:p>
          </table:table-cell>
          <table:table-cell office:value-type="string">
            <text:p>Canada</text:p>
          </table:table-cell>
          <table:table-cell office:value-type="string">
            <text:p>High Level</text:p>
          </table:table-cell>
          <table:table-cell office:value-type="string">
            <text:p>58.62</text:p>
          </table:table-cell>
          <table:table-cell office:value-type="string">
            <text:p>-117.16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YOL</text:p>
          </table:table-cell>
          <table:table-cell office:value-type="string">
            <text:p>Yola [YOL]</text:p>
          </table:table-cell>
          <table:table-cell office:value-type="string">
            <text:p>Nigeria</text:p>
          </table:table-cell>
          <table:table-cell office:value-type="string">
            <text:p>Yola</text:p>
          </table:table-cell>
          <table:table-cell office:value-type="string">
            <text:p>9.26</text:p>
          </table:table-cell>
          <table:table-cell office:value-type="string">
            <text:p>12.43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YOP</text:p>
          </table:table-cell>
          <table:table-cell office:value-type="string">
            <text:p>Gorakhpur [YOP]</text:p>
          </table:table-cell>
          <table:table-cell office:value-type="string">
            <text:p>India</text:p>
          </table:table-cell>
          <table:table-cell office:value-type="string">
            <text:p>Gorakhpur</text:p>
          </table:table-cell>
          <table:table-cell office:value-type="string">
            <text:p>26.74</text:p>
          </table:table-cell>
          <table:table-cell office:value-type="string">
            <text:p>83.45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YOW</text:p>
          </table:table-cell>
          <table:table-cell office:value-type="string">
            <text:p>Ottawa [YOW]</text:p>
          </table:table-cell>
          <table:table-cell office:value-type="string">
            <text:p>Canada</text:p>
          </table:table-cell>
          <table:table-cell office:value-type="string">
            <text:p>Ottawa Macdonald Cartier International</text:p>
          </table:table-cell>
          <table:table-cell office:value-type="string">
            <text:p>45.32</text:p>
          </table:table-cell>
          <table:table-cell office:value-type="string">
            <text:p>-75.67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YPA</text:p>
          </table:table-cell>
          <table:table-cell office:value-type="string">
            <text:p>Prince Albert [YPA]</text:p>
          </table:table-cell>
          <table:table-cell office:value-type="string">
            <text:p>Canada</text:p>
          </table:table-cell>
          <table:table-cell office:value-type="string">
            <text:p>Prince Albert Glass Field</text:p>
          </table:table-cell>
          <table:table-cell office:value-type="string">
            <text:p>53.21</text:p>
          </table:table-cell>
          <table:table-cell office:value-type="string">
            <text:p>-105.67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YPE</text:p>
          </table:table-cell>
          <table:table-cell office:value-type="string">
            <text:p>Peace River [YPE]</text:p>
          </table:table-cell>
          <table:table-cell office:value-type="string">
            <text:p>Canada</text:p>
          </table:table-cell>
          <table:table-cell office:value-type="string">
            <text:p>Peace River</text:p>
          </table:table-cell>
          <table:table-cell office:value-type="string">
            <text:p>56.23</text:p>
          </table:table-cell>
          <table:table-cell office:value-type="string">
            <text:p>-117.45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YPG</text:p>
          </table:table-cell>
          <table:table-cell office:value-type="string">
            <text:p>Portage-La-Prairie [YPG]</text:p>
          </table:table-cell>
          <table:table-cell office:value-type="string">
            <text:p>Canada</text:p>
          </table:table-cell>
          <table:table-cell office:value-type="string">
            <text:p>Southport</text:p>
          </table:table-cell>
          <table:table-cell office:value-type="string">
            <text:p>49.9</text:p>
          </table:table-cell>
          <table:table-cell office:value-type="string">
            <text:p>-98.27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YPL</text:p>
          </table:table-cell>
          <table:table-cell office:value-type="string">
            <text:p>Pickle Lake [YPL]</text:p>
          </table:table-cell>
          <table:table-cell office:value-type="string">
            <text:p>Canada</text:p>
          </table:table-cell>
          <table:table-cell office:value-type="string">
            <text:p>Pickle Lake</text:p>
          </table:table-cell>
          <table:table-cell office:value-type="string">
            <text:p>51.45</text:p>
          </table:table-cell>
          <table:table-cell office:value-type="string">
            <text:p>-90.21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YPN</text:p>
          </table:table-cell>
          <table:table-cell office:value-type="string">
            <text:p>Port Menier [YPN]</text:p>
          </table:table-cell>
          <table:table-cell office:value-type="string">
            <text:p>Canada</text:p>
          </table:table-cell>
          <table:table-cell office:value-type="string">
            <text:p>Port Menier</text:p>
          </table:table-cell>
          <table:table-cell office:value-type="string">
            <text:p>49.84</text:p>
          </table:table-cell>
          <table:table-cell office:value-type="string">
            <text:p>-64.29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YPQ</text:p>
          </table:table-cell>
          <table:table-cell office:value-type="string">
            <text:p>Peterborough [YPQ]</text:p>
          </table:table-cell>
          <table:table-cell office:value-type="string">
            <text:p>Canada</text:p>
          </table:table-cell>
          <table:table-cell office:value-type="string">
            <text:p>Peterborough</text:p>
          </table:table-cell>
          <table:table-cell office:value-type="string">
            <text:p>44.23</text:p>
          </table:table-cell>
          <table:table-cell office:value-type="string">
            <text:p>-78.36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YPR</text:p>
          </table:table-cell>
          <table:table-cell office:value-type="string">
            <text:p>Prince Pupert [YPR]</text:p>
          </table:table-cell>
          <table:table-cell office:value-type="string">
            <text:p>Canada</text:p>
          </table:table-cell>
          <table:table-cell office:value-type="string">
            <text:p>Prince Rupert</text:p>
          </table:table-cell>
          <table:table-cell office:value-type="string">
            <text:p>54.29</text:p>
          </table:table-cell>
          <table:table-cell office:value-type="string">
            <text:p>-130.44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YPY</text:p>
          </table:table-cell>
          <table:table-cell office:value-type="string">
            <text:p>Fort Chipewyan [YPY]</text:p>
          </table:table-cell>
          <table:table-cell office:value-type="string">
            <text:p>Canada</text:p>
          </table:table-cell>
          <table:table-cell office:value-type="string">
            <text:p>Fort Chipewyan</text:p>
          </table:table-cell>
          <table:table-cell office:value-type="string">
            <text:p>58.77</text:p>
          </table:table-cell>
          <table:table-cell office:value-type="string">
            <text:p>-111.12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YQA</text:p>
          </table:table-cell>
          <table:table-cell office:value-type="string">
            <text:p>Muskoka [YQA]</text:p>
          </table:table-cell>
          <table:table-cell office:value-type="string">
            <text:p>Canada</text:p>
          </table:table-cell>
          <table:table-cell office:value-type="string">
            <text:p>Muskoka</text:p>
          </table:table-cell>
          <table:table-cell office:value-type="string">
            <text:p>44.97</text:p>
          </table:table-cell>
          <table:table-cell office:value-type="string">
            <text:p>-79.3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YQB</text:p>
          </table:table-cell>
          <table:table-cell office:value-type="string">
            <text:p>Quebec [YQB]</text:p>
          </table:table-cell>
          <table:table-cell office:value-type="string">
            <text:p>Canada</text:p>
          </table:table-cell>
          <table:table-cell office:value-type="string">
            <text:p>Quebec Jean Lesage International</text:p>
          </table:table-cell>
          <table:table-cell office:value-type="string">
            <text:p>46.79</text:p>
          </table:table-cell>
          <table:table-cell office:value-type="string">
            <text:p>-71.4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YQF</text:p>
          </table:table-cell>
          <table:table-cell office:value-type="string">
            <text:p>Red Deer Industrial [YQF]</text:p>
          </table:table-cell>
          <table:table-cell office:value-type="string">
            <text:p>Canada</text:p>
          </table:table-cell>
          <table:table-cell office:value-type="string">
            <text:p>Red Deer Regional</text:p>
          </table:table-cell>
          <table:table-cell office:value-type="string">
            <text:p>52.18</text:p>
          </table:table-cell>
          <table:table-cell office:value-type="string">
            <text:p>-113.89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YQG</text:p>
          </table:table-cell>
          <table:table-cell office:value-type="string">
            <text:p>Windsor [YQG]</text:p>
          </table:table-cell>
          <table:table-cell office:value-type="string">
            <text:p>Canada</text:p>
          </table:table-cell>
          <table:table-cell office:value-type="string">
            <text:p>Windsor</text:p>
          </table:table-cell>
          <table:table-cell office:value-type="string">
            <text:p>42.28</text:p>
          </table:table-cell>
          <table:table-cell office:value-type="string">
            <text:p>-82.96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YQH</text:p>
          </table:table-cell>
          <table:table-cell office:value-type="string">
            <text:p>Watson Lake [YQH]</text:p>
          </table:table-cell>
          <table:table-cell office:value-type="string">
            <text:p>Canada</text:p>
          </table:table-cell>
          <table:table-cell office:value-type="string">
            <text:p>Watson Lake</text:p>
          </table:table-cell>
          <table:table-cell office:value-type="string">
            <text:p>60.12</text:p>
          </table:table-cell>
          <table:table-cell office:value-type="string">
            <text:p>-128.82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YQK</text:p>
          </table:table-cell>
          <table:table-cell office:value-type="string">
            <text:p>Kenora [YQK]</text:p>
          </table:table-cell>
          <table:table-cell office:value-type="string">
            <text:p>Canada</text:p>
          </table:table-cell>
          <table:table-cell office:value-type="string">
            <text:p>Kenora</text:p>
          </table:table-cell>
          <table:table-cell office:value-type="string">
            <text:p>49.79</text:p>
          </table:table-cell>
          <table:table-cell office:value-type="string">
            <text:p>-94.36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YQL</text:p>
          </table:table-cell>
          <table:table-cell office:value-type="string">
            <text:p>Lethbridge [YQL]</text:p>
          </table:table-cell>
          <table:table-cell office:value-type="string">
            <text:p>Canada</text:p>
          </table:table-cell>
          <table:table-cell office:value-type="string">
            <text:p>Lethbridge</text:p>
          </table:table-cell>
          <table:table-cell office:value-type="string">
            <text:p>49.63</text:p>
          </table:table-cell>
          <table:table-cell office:value-type="string">
            <text:p>-112.8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YQM</text:p>
          </table:table-cell>
          <table:table-cell office:value-type="string">
            <text:p>Moncton [YQM]</text:p>
          </table:table-cell>
          <table:table-cell office:value-type="string">
            <text:p>Canada</text:p>
          </table:table-cell>
          <table:table-cell office:value-type="string">
            <text:p>Greater Moncton International</text:p>
          </table:table-cell>
          <table:table-cell office:value-type="string">
            <text:p>46.11</text:p>
          </table:table-cell>
          <table:table-cell office:value-type="string">
            <text:p>-64.68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YQQ</text:p>
          </table:table-cell>
          <table:table-cell office:value-type="string">
            <text:p>Comox [YQQ]</text:p>
          </table:table-cell>
          <table:table-cell office:value-type="string">
            <text:p>Canada</text:p>
          </table:table-cell>
          <table:table-cell office:value-type="string">
            <text:p>Comox</text:p>
          </table:table-cell>
          <table:table-cell office:value-type="string">
            <text:p>49.71</text:p>
          </table:table-cell>
          <table:table-cell office:value-type="string">
            <text:p>-124.89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YQR</text:p>
          </table:table-cell>
          <table:table-cell office:value-type="string">
            <text:p>Regina [YQR]</text:p>
          </table:table-cell>
          <table:table-cell office:value-type="string">
            <text:p>Canada</text:p>
          </table:table-cell>
          <table:table-cell office:value-type="string">
            <text:p>Regina International</text:p>
          </table:table-cell>
          <table:table-cell office:value-type="string">
            <text:p>50.43</text:p>
          </table:table-cell>
          <table:table-cell office:value-type="string">
            <text:p>-104.67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YQT</text:p>
          </table:table-cell>
          <table:table-cell office:value-type="string">
            <text:p>Thunder Bay [YQT]</text:p>
          </table:table-cell>
          <table:table-cell office:value-type="string">
            <text:p>Canada</text:p>
          </table:table-cell>
          <table:table-cell office:value-type="string">
            <text:p>Thunder Bay</text:p>
          </table:table-cell>
          <table:table-cell office:value-type="string">
            <text:p>48.37</text:p>
          </table:table-cell>
          <table:table-cell office:value-type="string">
            <text:p>-89.32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YQU</text:p>
          </table:table-cell>
          <table:table-cell office:value-type="string">
            <text:p>Grande Prairie [YQU]</text:p>
          </table:table-cell>
          <table:table-cell office:value-type="string">
            <text:p>Canada</text:p>
          </table:table-cell>
          <table:table-cell office:value-type="string">
            <text:p>Grande Prairie</text:p>
          </table:table-cell>
          <table:table-cell office:value-type="string">
            <text:p>55.18</text:p>
          </table:table-cell>
          <table:table-cell office:value-type="string">
            <text:p>-118.89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YQV</text:p>
          </table:table-cell>
          <table:table-cell office:value-type="string">
            <text:p>Yorkton [YQV]</text:p>
          </table:table-cell>
          <table:table-cell office:value-type="string">
            <text:p>Canada</text:p>
          </table:table-cell>
          <table:table-cell office:value-type="string">
            <text:p>Yorkton Municipal</text:p>
          </table:table-cell>
          <table:table-cell office:value-type="string">
            <text:p>51.26</text:p>
          </table:table-cell>
          <table:table-cell office:value-type="string">
            <text:p>-102.46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YQW</text:p>
          </table:table-cell>
          <table:table-cell office:value-type="string">
            <text:p>North Battleford [YQW]</text:p>
          </table:table-cell>
          <table:table-cell office:value-type="string">
            <text:p>Canada</text:p>
          </table:table-cell>
          <table:table-cell office:value-type="string">
            <text:p>North Battleford</text:p>
          </table:table-cell>
          <table:table-cell office:value-type="string">
            <text:p>52.77</text:p>
          </table:table-cell>
          <table:table-cell office:value-type="string">
            <text:p>-108.24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YQX</text:p>
          </table:table-cell>
          <table:table-cell office:value-type="string">
            <text:p>Gander [YQX]</text:p>
          </table:table-cell>
          <table:table-cell office:value-type="string">
            <text:p>Canada</text:p>
          </table:table-cell>
          <table:table-cell office:value-type="string">
            <text:p>Gander International</text:p>
          </table:table-cell>
          <table:table-cell office:value-type="string">
            <text:p>48.94</text:p>
          </table:table-cell>
          <table:table-cell office:value-type="string">
            <text:p>-54.57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YQY</text:p>
          </table:table-cell>
          <table:table-cell office:value-type="string">
            <text:p>Sydney [YQY]</text:p>
          </table:table-cell>
          <table:table-cell office:value-type="string">
            <text:p>Canada</text:p>
          </table:table-cell>
          <table:table-cell office:value-type="string">
            <text:p>Sydney</text:p>
          </table:table-cell>
          <table:table-cell office:value-type="string">
            <text:p>46.16</text:p>
          </table:table-cell>
          <table:table-cell office:value-type="string">
            <text:p>-60.05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YQZ</text:p>
          </table:table-cell>
          <table:table-cell office:value-type="string">
            <text:p>Quesnel [YQZ]</text:p>
          </table:table-cell>
          <table:table-cell office:value-type="string">
            <text:p>Canada</text:p>
          </table:table-cell>
          <table:table-cell office:value-type="string">
            <text:p>Quesnel</text:p>
          </table:table-cell>
          <table:table-cell office:value-type="string">
            <text:p>53.03</text:p>
          </table:table-cell>
          <table:table-cell office:value-type="string">
            <text:p>-122.51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YRB</text:p>
          </table:table-cell>
          <table:table-cell office:value-type="string">
            <text:p>Resolute [YRB]</text:p>
          </table:table-cell>
          <table:table-cell office:value-type="string">
            <text:p>Canada</text:p>
          </table:table-cell>
          <table:table-cell office:value-type="string">
            <text:p>Resolute Bay</text:p>
          </table:table-cell>
          <table:table-cell office:value-type="string">
            <text:p>74.72</text:p>
          </table:table-cell>
          <table:table-cell office:value-type="string">
            <text:p>-94.97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YRI</text:p>
          </table:table-cell>
          <table:table-cell office:value-type="string">
            <text:p>Riviere Du Loup [YRI]</text:p>
          </table:table-cell>
          <table:table-cell office:value-type="string">
            <text:p>Canada</text:p>
          </table:table-cell>
          <table:table-cell office:value-type="string">
            <text:p>Riviere Du Loup</text:p>
          </table:table-cell>
          <table:table-cell office:value-type="string">
            <text:p>47.76</text:p>
          </table:table-cell>
          <table:table-cell office:value-type="string">
            <text:p>-69.58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YRJ</text:p>
          </table:table-cell>
          <table:table-cell office:value-type="string">
            <text:p>Roberval [YRJ]</text:p>
          </table:table-cell>
          <table:table-cell office:value-type="string">
            <text:p>Canada</text:p>
          </table:table-cell>
          <table:table-cell office:value-type="string">
            <text:p>Roberval</text:p>
          </table:table-cell>
          <table:table-cell office:value-type="string">
            <text:p>48.52</text:p>
          </table:table-cell>
          <table:table-cell office:value-type="string">
            <text:p>-72.27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YRM</text:p>
          </table:table-cell>
          <table:table-cell office:value-type="string">
            <text:p>Rocky Mountain House [YRM]</text:p>
          </table:table-cell>
          <table:table-cell office:value-type="string">
            <text:p>Canada</text:p>
          </table:table-cell>
          <table:table-cell office:value-type="string">
            <text:p>Rocky Mountain House</text:p>
          </table:table-cell>
          <table:table-cell office:value-type="string">
            <text:p>52.43</text:p>
          </table:table-cell>
          <table:table-cell office:value-type="string">
            <text:p>-114.9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YRT</text:p>
          </table:table-cell>
          <table:table-cell office:value-type="string">
            <text:p>Rankin Inlet [YRT]</text:p>
          </table:table-cell>
          <table:table-cell office:value-type="string">
            <text:p>Canada</text:p>
          </table:table-cell>
          <table:table-cell office:value-type="string">
            <text:p>Rankin Inlet</text:p>
          </table:table-cell>
          <table:table-cell office:value-type="string">
            <text:p>62.81</text:p>
          </table:table-cell>
          <table:table-cell office:value-type="string">
            <text:p>-92.12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YSB</text:p>
          </table:table-cell>
          <table:table-cell office:value-type="string">
            <text:p>Sudbury [YSB]</text:p>
          </table:table-cell>
          <table:table-cell office:value-type="string">
            <text:p>Canada</text:p>
          </table:table-cell>
          <table:table-cell office:value-type="string">
            <text:p>Sudbury</text:p>
          </table:table-cell>
          <table:table-cell office:value-type="string">
            <text:p>46.63</text:p>
          </table:table-cell>
          <table:table-cell office:value-type="string">
            <text:p>-80.8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YSC</text:p>
          </table:table-cell>
          <table:table-cell office:value-type="string">
            <text:p>Sherbrooke [YSC]</text:p>
          </table:table-cell>
          <table:table-cell office:value-type="string">
            <text:p>Canada</text:p>
          </table:table-cell>
          <table:table-cell office:value-type="string">
            <text:p>Sherbrooke</text:p>
          </table:table-cell>
          <table:table-cell office:value-type="string">
            <text:p>45.44</text:p>
          </table:table-cell>
          <table:table-cell office:value-type="string">
            <text:p>-71.69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YSJ</text:p>
          </table:table-cell>
          <table:table-cell office:value-type="string">
            <text:p>St. John [YSJ]</text:p>
          </table:table-cell>
          <table:table-cell office:value-type="string">
            <text:p>Canada</text:p>
          </table:table-cell>
          <table:table-cell office:value-type="string">
            <text:p>Saint John</text:p>
          </table:table-cell>
          <table:table-cell office:value-type="string">
            <text:p>45.32</text:p>
          </table:table-cell>
          <table:table-cell office:value-type="string">
            <text:p>-65.89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YSM</text:p>
          </table:table-cell>
          <table:table-cell office:value-type="string">
            <text:p>Fort Smith [YSM]</text:p>
          </table:table-cell>
          <table:table-cell office:value-type="string">
            <text:p>Canada</text:p>
          </table:table-cell>
          <table:table-cell office:value-type="string">
            <text:p>Fort Smith</text:p>
          </table:table-cell>
          <table:table-cell office:value-type="string">
            <text:p>60.02</text:p>
          </table:table-cell>
          <table:table-cell office:value-type="string">
            <text:p>-111.96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YSR</text:p>
          </table:table-cell>
          <table:table-cell office:value-type="string">
            <text:p>Nanisivik [YSR]</text:p>
          </table:table-cell>
          <table:table-cell office:value-type="string">
            <text:p>Canada</text:p>
          </table:table-cell>
          <table:table-cell office:value-type="string">
            <text:p>Nanisivik</text:p>
          </table:table-cell>
          <table:table-cell office:value-type="string">
            <text:p>72.98</text:p>
          </table:table-cell>
          <table:table-cell office:value-type="string">
            <text:p>-84.61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YSU</text:p>
          </table:table-cell>
          <table:table-cell office:value-type="string">
            <text:p>Summerside [YSU]</text:p>
          </table:table-cell>
          <table:table-cell office:value-type="string">
            <text:p>Canada</text:p>
          </table:table-cell>
          <table:table-cell office:value-type="string">
            <text:p>Summerside</text:p>
          </table:table-cell>
          <table:table-cell office:value-type="string">
            <text:p>46.44</text:p>
          </table:table-cell>
          <table:table-cell office:value-type="string">
            <text:p>-63.83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YSY</text:p>
          </table:table-cell>
          <table:table-cell office:value-type="string">
            <text:p>Sachs Harbour [YSY]</text:p>
          </table:table-cell>
          <table:table-cell office:value-type="string">
            <text:p>Canada</text:p>
          </table:table-cell>
          <table:table-cell office:value-type="string">
            <text:p>Sachs Harbour</text:p>
          </table:table-cell>
          <table:table-cell office:value-type="string">
            <text:p>71.99</text:p>
          </table:table-cell>
          <table:table-cell office:value-type="string">
            <text:p>-125.24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YTE</text:p>
          </table:table-cell>
          <table:table-cell office:value-type="string">
            <text:p>Cape Dorset [YTE]</text:p>
          </table:table-cell>
          <table:table-cell office:value-type="string">
            <text:p>Canada</text:p>
          </table:table-cell>
          <table:table-cell office:value-type="string">
            <text:p>Cape Dorset</text:p>
          </table:table-cell>
          <table:table-cell office:value-type="string">
            <text:p>64.23</text:p>
          </table:table-cell>
          <table:table-cell office:value-type="string">
            <text:p>-76.53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YTH</text:p>
          </table:table-cell>
          <table:table-cell office:value-type="string">
            <text:p>Thompson [YTH]</text:p>
          </table:table-cell>
          <table:table-cell office:value-type="string">
            <text:p>Canada</text:p>
          </table:table-cell>
          <table:table-cell office:value-type="string">
            <text:p>Thompson</text:p>
          </table:table-cell>
          <table:table-cell office:value-type="string">
            <text:p>55.8</text:p>
          </table:table-cell>
          <table:table-cell office:value-type="string">
            <text:p>-97.86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YTR</text:p>
          </table:table-cell>
          <table:table-cell office:value-type="string">
            <text:p>Trenton [YTR]</text:p>
          </table:table-cell>
          <table:table-cell office:value-type="string">
            <text:p>Canada</text:p>
          </table:table-cell>
          <table:table-cell office:value-type="string">
            <text:p>Trenton</text:p>
          </table:table-cell>
          <table:table-cell office:value-type="string">
            <text:p>44.12</text:p>
          </table:table-cell>
          <table:table-cell office:value-type="string">
            <text:p>-77.53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YTS</text:p>
          </table:table-cell>
          <table:table-cell office:value-type="string">
            <text:p>Timmins [YTS]</text:p>
          </table:table-cell>
          <table:table-cell office:value-type="string">
            <text:p>Canada</text:p>
          </table:table-cell>
          <table:table-cell office:value-type="string">
            <text:p>Timmins</text:p>
          </table:table-cell>
          <table:table-cell office:value-type="string">
            <text:p>48.57</text:p>
          </table:table-cell>
          <table:table-cell office:value-type="string">
            <text:p>-81.38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YTZ</text:p>
          </table:table-cell>
          <table:table-cell office:value-type="string">
            <text:p>Toronto [YTZ]</text:p>
          </table:table-cell>
          <table:table-cell office:value-type="string">
            <text:p>Canada</text:p>
          </table:table-cell>
          <table:table-cell office:value-type="string">
            <text:p>City Centre</text:p>
          </table:table-cell>
          <table:table-cell office:value-type="string">
            <text:p>43.63</text:p>
          </table:table-cell>
          <table:table-cell office:value-type="string">
            <text:p>-79.4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YUB</text:p>
          </table:table-cell>
          <table:table-cell office:value-type="string">
            <text:p>Tuktoyaktuk [YUB]</text:p>
          </table:table-cell>
          <table:table-cell office:value-type="string">
            <text:p>Canada</text:p>
          </table:table-cell>
          <table:table-cell office:value-type="string">
            <text:p>Tuktoyaktuk</text:p>
          </table:table-cell>
          <table:table-cell office:value-type="string">
            <text:p>69.43</text:p>
          </table:table-cell>
          <table:table-cell office:value-type="string">
            <text:p>-133.03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YUL</text:p>
          </table:table-cell>
          <table:table-cell office:value-type="string">
            <text:p>Montreal [YUL]</text:p>
          </table:table-cell>
          <table:table-cell office:value-type="string">
            <text:p>Canada</text:p>
          </table:table-cell>
          <table:table-cell office:value-type="string">
            <text:p>Montreal International Dorval</text:p>
          </table:table-cell>
          <table:table-cell office:value-type="string">
            <text:p>45.47</text:p>
          </table:table-cell>
          <table:table-cell office:value-type="string">
            <text:p>-73.74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YUM</text:p>
          </table:table-cell>
          <table:table-cell office:value-type="string">
            <text:p>Yuma [YUM]</text:p>
          </table:table-cell>
          <table:table-cell office:value-type="string">
            <text:p>United States</text:p>
          </table:table-cell>
          <table:table-cell office:value-type="string">
            <text:p>Yuma Mcas Yuma International</text:p>
          </table:table-cell>
          <table:table-cell office:value-type="string">
            <text:p>32.66</text:p>
          </table:table-cell>
          <table:table-cell office:value-type="string">
            <text:p>-114.61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YUT</text:p>
          </table:table-cell>
          <table:table-cell office:value-type="string">
            <text:p>Repulse Bay [YUT]</text:p>
          </table:table-cell>
          <table:table-cell office:value-type="string">
            <text:p>Canada</text:p>
          </table:table-cell>
          <table:table-cell office:value-type="string">
            <text:p>Repulse Bay</text:p>
          </table:table-cell>
          <table:table-cell office:value-type="string">
            <text:p>66.52</text:p>
          </table:table-cell>
          <table:table-cell office:value-type="string">
            <text:p>-86.22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YUX</text:p>
          </table:table-cell>
          <table:table-cell office:value-type="string">
            <text:p>Hall Beach [YUX]</text:p>
          </table:table-cell>
          <table:table-cell office:value-type="string">
            <text:p>Canada</text:p>
          </table:table-cell>
          <table:table-cell office:value-type="string">
            <text:p>Hall Beach</text:p>
          </table:table-cell>
          <table:table-cell office:value-type="string">
            <text:p>68.78</text:p>
          </table:table-cell>
          <table:table-cell office:value-type="string">
            <text:p>-81.24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YUY</text:p>
          </table:table-cell>
          <table:table-cell office:value-type="string">
            <text:p>Rouyn [YUY]</text:p>
          </table:table-cell>
          <table:table-cell office:value-type="string">
            <text:p>Canada</text:p>
          </table:table-cell>
          <table:table-cell office:value-type="string">
            <text:p>Rouyn Noranda</text:p>
          </table:table-cell>
          <table:table-cell office:value-type="string">
            <text:p>48.21</text:p>
          </table:table-cell>
          <table:table-cell office:value-type="string">
            <text:p>-78.84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YVA</text:p>
          </table:table-cell>
          <table:table-cell office:value-type="string">
            <text:p>Moroni [YVA]</text:p>
          </table:table-cell>
          <table:table-cell office:value-type="string">
            <text:p>Comoros Islands</text:p>
          </table:table-cell>
          <table:table-cell office:value-type="string">
            <text:p>Moroni Iconi</text:p>
          </table:table-cell>
          <table:table-cell office:value-type="string">
            <text:p>-11.71</text:p>
          </table:table-cell>
          <table:table-cell office:value-type="string">
            <text:p>43.24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YVC</text:p>
          </table:table-cell>
          <table:table-cell office:value-type="string">
            <text:p>La Ronge [YVC]</text:p>
          </table:table-cell>
          <table:table-cell office:value-type="string">
            <text:p>Canada</text:p>
          </table:table-cell>
          <table:table-cell office:value-type="string">
            <text:p>La Ronge</text:p>
          </table:table-cell>
          <table:table-cell office:value-type="string">
            <text:p>55.15</text:p>
          </table:table-cell>
          <table:table-cell office:value-type="string">
            <text:p>-105.26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YVG</text:p>
          </table:table-cell>
          <table:table-cell office:value-type="string">
            <text:p>Vermillion [YVG]</text:p>
          </table:table-cell>
          <table:table-cell office:value-type="string">
            <text:p>Canada</text:p>
          </table:table-cell>
          <table:table-cell office:value-type="string">
            <text:p>Vermilion</text:p>
          </table:table-cell>
          <table:table-cell office:value-type="string">
            <text:p>53.36</text:p>
          </table:table-cell>
          <table:table-cell office:value-type="string">
            <text:p>-110.82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YVM</text:p>
          </table:table-cell>
          <table:table-cell office:value-type="string">
            <text:p>Broughton Island [YVM]</text:p>
          </table:table-cell>
          <table:table-cell office:value-type="string">
            <text:p>Canada</text:p>
          </table:table-cell>
          <table:table-cell office:value-type="string">
            <text:p>Qikiqtarjuaq</text:p>
          </table:table-cell>
          <table:table-cell office:value-type="string">
            <text:p>67.55</text:p>
          </table:table-cell>
          <table:table-cell office:value-type="string">
            <text:p>-64.03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YVO</text:p>
          </table:table-cell>
          <table:table-cell office:value-type="string">
            <text:p>Val D'Or [YVO]</text:p>
          </table:table-cell>
          <table:table-cell office:value-type="string">
            <text:p>Canada</text:p>
          </table:table-cell>
          <table:table-cell office:value-type="string">
            <text:p>Val D Or</text:p>
          </table:table-cell>
          <table:table-cell office:value-type="string">
            <text:p>48.05</text:p>
          </table:table-cell>
          <table:table-cell office:value-type="string">
            <text:p>-77.78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YVP</text:p>
          </table:table-cell>
          <table:table-cell office:value-type="string">
            <text:p>Quujjuaq [YVP]</text:p>
          </table:table-cell>
          <table:table-cell office:value-type="string">
            <text:p>Canada</text:p>
          </table:table-cell>
          <table:table-cell office:value-type="string">
            <text:p>Kuujjuaq</text:p>
          </table:table-cell>
          <table:table-cell office:value-type="string">
            <text:p>58.1</text:p>
          </table:table-cell>
          <table:table-cell office:value-type="string">
            <text:p>-68.43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YVQ</text:p>
          </table:table-cell>
          <table:table-cell office:value-type="string">
            <text:p>Norman Wells [YVQ]</text:p>
          </table:table-cell>
          <table:table-cell office:value-type="string">
            <text:p>Canada</text:p>
          </table:table-cell>
          <table:table-cell office:value-type="string">
            <text:p>Norman Wells</text:p>
          </table:table-cell>
          <table:table-cell office:value-type="string">
            <text:p>65.28</text:p>
          </table:table-cell>
          <table:table-cell office:value-type="string">
            <text:p>-126.8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YVR</text:p>
          </table:table-cell>
          <table:table-cell office:value-type="string">
            <text:p>Vancouver [YVR]</text:p>
          </table:table-cell>
          <table:table-cell office:value-type="string">
            <text:p>Canada</text:p>
          </table:table-cell>
          <table:table-cell office:value-type="string">
            <text:p>Vancouver International</text:p>
          </table:table-cell>
          <table:table-cell office:value-type="string">
            <text:p>49.2</text:p>
          </table:table-cell>
          <table:table-cell office:value-type="string">
            <text:p>-123.18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YVT</text:p>
          </table:table-cell>
          <table:table-cell office:value-type="string">
            <text:p>Buffalo Narrows [YVT]</text:p>
          </table:table-cell>
          <table:table-cell office:value-type="string">
            <text:p>Canada</text:p>
          </table:table-cell>
          <table:table-cell office:value-type="string">
            <text:p>Buffalo Narrows</text:p>
          </table:table-cell>
          <table:table-cell office:value-type="string">
            <text:p>55.84</text:p>
          </table:table-cell>
          <table:table-cell office:value-type="string">
            <text:p>-108.42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YVV</text:p>
          </table:table-cell>
          <table:table-cell office:value-type="string">
            <text:p>Wiarton [YVV]</text:p>
          </table:table-cell>
          <table:table-cell office:value-type="string">
            <text:p>Canada</text:p>
          </table:table-cell>
          <table:table-cell office:value-type="string">
            <text:p>Wiarton</text:p>
          </table:table-cell>
          <table:table-cell office:value-type="string">
            <text:p>44.75</text:p>
          </table:table-cell>
          <table:table-cell office:value-type="string">
            <text:p>-81.11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YWA</text:p>
          </table:table-cell>
          <table:table-cell office:value-type="string">
            <text:p>Petawawa [YWA]</text:p>
          </table:table-cell>
          <table:table-cell office:value-type="string">
            <text:p>Canada</text:p>
          </table:table-cell>
          <table:table-cell office:value-type="string">
            <text:p>Petawawa</text:p>
          </table:table-cell>
          <table:table-cell office:value-type="string">
            <text:p>45.95</text:p>
          </table:table-cell>
          <table:table-cell office:value-type="string">
            <text:p>-77.32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YWG</text:p>
          </table:table-cell>
          <table:table-cell office:value-type="string">
            <text:p>Winnipeg [YWG]</text:p>
          </table:table-cell>
          <table:table-cell office:value-type="string">
            <text:p>Canada</text:p>
          </table:table-cell>
          <table:table-cell office:value-type="string">
            <text:p>Winnipeg International</text:p>
          </table:table-cell>
          <table:table-cell office:value-type="string">
            <text:p>49.91</text:p>
          </table:table-cell>
          <table:table-cell office:value-type="string">
            <text:p>-97.23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YWK</text:p>
          </table:table-cell>
          <table:table-cell office:value-type="string">
            <text:p>Wabush [YWK]</text:p>
          </table:table-cell>
          <table:table-cell office:value-type="string">
            <text:p>Canada</text:p>
          </table:table-cell>
          <table:table-cell office:value-type="string">
            <text:p>Wabush</text:p>
          </table:table-cell>
          <table:table-cell office:value-type="string">
            <text:p>52.92</text:p>
          </table:table-cell>
          <table:table-cell office:value-type="string">
            <text:p>-66.86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YWL</text:p>
          </table:table-cell>
          <table:table-cell office:value-type="string">
            <text:p>Williams Lake [YWL]</text:p>
          </table:table-cell>
          <table:table-cell office:value-type="string">
            <text:p>Canada</text:p>
          </table:table-cell>
          <table:table-cell office:value-type="string">
            <text:p>Williams Lake</text:p>
          </table:table-cell>
          <table:table-cell office:value-type="string">
            <text:p>52.18</text:p>
          </table:table-cell>
          <table:table-cell office:value-type="string">
            <text:p>-122.05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YWY</text:p>
          </table:table-cell>
          <table:table-cell office:value-type="string">
            <text:p>Wrigley [YWY]</text:p>
          </table:table-cell>
          <table:table-cell office:value-type="string">
            <text:p>Canada</text:p>
          </table:table-cell>
          <table:table-cell office:value-type="string">
            <text:p>Wrigley</text:p>
          </table:table-cell>
          <table:table-cell office:value-type="string">
            <text:p>63.21</text:p>
          </table:table-cell>
          <table:table-cell office:value-type="string">
            <text:p>-123.44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YXC</text:p>
          </table:table-cell>
          <table:table-cell office:value-type="string">
            <text:p>Cranbrook [YXC]</text:p>
          </table:table-cell>
          <table:table-cell office:value-type="string">
            <text:p>Canada</text:p>
          </table:table-cell>
          <table:table-cell office:value-type="string">
            <text:p>Cranbrook</text:p>
          </table:table-cell>
          <table:table-cell office:value-type="string">
            <text:p>49.61</text:p>
          </table:table-cell>
          <table:table-cell office:value-type="string">
            <text:p>-115.78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YXD</text:p>
          </table:table-cell>
          <table:table-cell office:value-type="string">
            <text:p>Edmonton [YXD]</text:p>
          </table:table-cell>
          <table:table-cell office:value-type="string">
            <text:p>Canada</text:p>
          </table:table-cell>
          <table:table-cell office:value-type="string">
            <text:p>Edmonton City Centre</text:p>
          </table:table-cell>
          <table:table-cell office:value-type="string">
            <text:p>53.57</text:p>
          </table:table-cell>
          <table:table-cell office:value-type="string">
            <text:p>-113.52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YXE</text:p>
          </table:table-cell>
          <table:table-cell office:value-type="string">
            <text:p>Saskatoon [YXE]</text:p>
          </table:table-cell>
          <table:table-cell office:value-type="string">
            <text:p>Canada</text:p>
          </table:table-cell>
          <table:table-cell office:value-type="string">
            <text:p>Saskatoon J G Diefenbaker International</text:p>
          </table:table-cell>
          <table:table-cell office:value-type="string">
            <text:p>52.17</text:p>
          </table:table-cell>
          <table:table-cell office:value-type="string">
            <text:p>-106.7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YXH</text:p>
          </table:table-cell>
          <table:table-cell office:value-type="string">
            <text:p>Medicine Hat [YXH]</text:p>
          </table:table-cell>
          <table:table-cell office:value-type="string">
            <text:p>Canada</text:p>
          </table:table-cell>
          <table:table-cell office:value-type="string">
            <text:p>Medicine Hat</text:p>
          </table:table-cell>
          <table:table-cell office:value-type="string">
            <text:p>50.02</text:p>
          </table:table-cell>
          <table:table-cell office:value-type="string">
            <text:p>-110.72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YXJ</text:p>
          </table:table-cell>
          <table:table-cell office:value-type="string">
            <text:p>Fort Saint John [YXJ]</text:p>
          </table:table-cell>
          <table:table-cell office:value-type="string">
            <text:p>Canada</text:p>
          </table:table-cell>
          <table:table-cell office:value-type="string">
            <text:p>Fort St John</text:p>
          </table:table-cell>
          <table:table-cell office:value-type="string">
            <text:p>56.24</text:p>
          </table:table-cell>
          <table:table-cell office:value-type="string">
            <text:p>-120.74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YXL</text:p>
          </table:table-cell>
          <table:table-cell office:value-type="string">
            <text:p>Sioux Lookout [YXL]</text:p>
          </table:table-cell>
          <table:table-cell office:value-type="string">
            <text:p>Canada</text:p>
          </table:table-cell>
          <table:table-cell office:value-type="string">
            <text:p>Sioux Lookout</text:p>
          </table:table-cell>
          <table:table-cell office:value-type="string">
            <text:p>50.11</text:p>
          </table:table-cell>
          <table:table-cell office:value-type="string">
            <text:p>-91.9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YXP</text:p>
          </table:table-cell>
          <table:table-cell office:value-type="string">
            <text:p>Pangnirtung [YXP]</text:p>
          </table:table-cell>
          <table:table-cell office:value-type="string">
            <text:p>Canada</text:p>
          </table:table-cell>
          <table:table-cell office:value-type="string">
            <text:p>Pangnirtung</text:p>
          </table:table-cell>
          <table:table-cell office:value-type="string">
            <text:p>66.15</text:p>
          </table:table-cell>
          <table:table-cell office:value-type="string">
            <text:p>-65.71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YXR</text:p>
          </table:table-cell>
          <table:table-cell office:value-type="string">
            <text:p>Earlton [YXR]</text:p>
          </table:table-cell>
          <table:table-cell office:value-type="string">
            <text:p>Canada</text:p>
          </table:table-cell>
          <table:table-cell office:value-type="string">
            <text:p>Timiskaming Regional</text:p>
          </table:table-cell>
          <table:table-cell office:value-type="string">
            <text:p>47.7</text:p>
          </table:table-cell>
          <table:table-cell office:value-type="string">
            <text:p>-79.85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YXS</text:p>
          </table:table-cell>
          <table:table-cell office:value-type="string">
            <text:p>Prince George [YXS]</text:p>
          </table:table-cell>
          <table:table-cell office:value-type="string">
            <text:p>Canada</text:p>
          </table:table-cell>
          <table:table-cell office:value-type="string">
            <text:p>Prince George</text:p>
          </table:table-cell>
          <table:table-cell office:value-type="string">
            <text:p>53.89</text:p>
          </table:table-cell>
          <table:table-cell office:value-type="string">
            <text:p>-122.68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YXT</text:p>
          </table:table-cell>
          <table:table-cell office:value-type="string">
            <text:p>Terrace [YXT]</text:p>
          </table:table-cell>
          <table:table-cell office:value-type="string">
            <text:p>Canada</text:p>
          </table:table-cell>
          <table:table-cell office:value-type="string">
            <text:p>Terrace</text:p>
          </table:table-cell>
          <table:table-cell office:value-type="string">
            <text:p>54.47</text:p>
          </table:table-cell>
          <table:table-cell office:value-type="string">
            <text:p>-128.58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YXU</text:p>
          </table:table-cell>
          <table:table-cell office:value-type="string">
            <text:p>London [YXU]</text:p>
          </table:table-cell>
          <table:table-cell office:value-type="string">
            <text:p>Canada</text:p>
          </table:table-cell>
          <table:table-cell office:value-type="string">
            <text:p>London</text:p>
          </table:table-cell>
          <table:table-cell office:value-type="string">
            <text:p>43.04</text:p>
          </table:table-cell>
          <table:table-cell office:value-type="string">
            <text:p>-81.15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YXX</text:p>
          </table:table-cell>
          <table:table-cell office:value-type="string">
            <text:p>Abbotsford [YXX]</text:p>
          </table:table-cell>
          <table:table-cell office:value-type="string">
            <text:p>Canada</text:p>
          </table:table-cell>
          <table:table-cell office:value-type="string">
            <text:p>Abbotsford</text:p>
          </table:table-cell>
          <table:table-cell office:value-type="string">
            <text:p>49.03</text:p>
          </table:table-cell>
          <table:table-cell office:value-type="string">
            <text:p>-122.36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YXY</text:p>
          </table:table-cell>
          <table:table-cell office:value-type="string">
            <text:p>Whitehorse [YXY]</text:p>
          </table:table-cell>
          <table:table-cell office:value-type="string">
            <text:p>Canada</text:p>
          </table:table-cell>
          <table:table-cell office:value-type="string">
            <text:p>Whitehorse International</text:p>
          </table:table-cell>
          <table:table-cell office:value-type="string">
            <text:p>60.71</text:p>
          </table:table-cell>
          <table:table-cell office:value-type="string">
            <text:p>-135.07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YYB</text:p>
          </table:table-cell>
          <table:table-cell office:value-type="string">
            <text:p>North Bay [YYB]</text:p>
          </table:table-cell>
          <table:table-cell office:value-type="string">
            <text:p>Canada</text:p>
          </table:table-cell>
          <table:table-cell office:value-type="string">
            <text:p>North Bay</text:p>
          </table:table-cell>
          <table:table-cell office:value-type="string">
            <text:p>46.36</text:p>
          </table:table-cell>
          <table:table-cell office:value-type="string">
            <text:p>-79.42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YYC</text:p>
          </table:table-cell>
          <table:table-cell office:value-type="string">
            <text:p>Calgary [YYC]</text:p>
          </table:table-cell>
          <table:table-cell office:value-type="string">
            <text:p>Canada</text:p>
          </table:table-cell>
          <table:table-cell office:value-type="string">
            <text:p>Calgary International</text:p>
          </table:table-cell>
          <table:table-cell office:value-type="string">
            <text:p>51.11</text:p>
          </table:table-cell>
          <table:table-cell office:value-type="string">
            <text:p>-114.02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YYD</text:p>
          </table:table-cell>
          <table:table-cell office:value-type="string">
            <text:p>Smithers [YYD]</text:p>
          </table:table-cell>
          <table:table-cell office:value-type="string">
            <text:p>Canada</text:p>
          </table:table-cell>
          <table:table-cell office:value-type="string">
            <text:p>Smithers</text:p>
          </table:table-cell>
          <table:table-cell office:value-type="string">
            <text:p>54.82</text:p>
          </table:table-cell>
          <table:table-cell office:value-type="string">
            <text:p>-127.18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YYE</text:p>
          </table:table-cell>
          <table:table-cell office:value-type="string">
            <text:p>Fort Nelson [YYE]</text:p>
          </table:table-cell>
          <table:table-cell office:value-type="string">
            <text:p>Canada</text:p>
          </table:table-cell>
          <table:table-cell office:value-type="string">
            <text:p>Fort Nelson</text:p>
          </table:table-cell>
          <table:table-cell office:value-type="string">
            <text:p>58.84</text:p>
          </table:table-cell>
          <table:table-cell office:value-type="string">
            <text:p>-122.6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YYF</text:p>
          </table:table-cell>
          <table:table-cell office:value-type="string">
            <text:p>Penticton [YYF]</text:p>
          </table:table-cell>
          <table:table-cell office:value-type="string">
            <text:p>Canada</text:p>
          </table:table-cell>
          <table:table-cell office:value-type="string">
            <text:p>Penticton</text:p>
          </table:table-cell>
          <table:table-cell office:value-type="string">
            <text:p>49.46</text:p>
          </table:table-cell>
          <table:table-cell office:value-type="string">
            <text:p>-119.6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YYG</text:p>
          </table:table-cell>
          <table:table-cell office:value-type="string">
            <text:p>Charlottetown [YYG]</text:p>
          </table:table-cell>
          <table:table-cell office:value-type="string">
            <text:p>Canada</text:p>
          </table:table-cell>
          <table:table-cell office:value-type="string">
            <text:p>Charlottetown</text:p>
          </table:table-cell>
          <table:table-cell office:value-type="string">
            <text:p>46.29</text:p>
          </table:table-cell>
          <table:table-cell office:value-type="string">
            <text:p>-63.12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YYH</text:p>
          </table:table-cell>
          <table:table-cell office:value-type="string">
            <text:p>Spence Bay [YYH]</text:p>
          </table:table-cell>
          <table:table-cell office:value-type="string">
            <text:p>Canada</text:p>
          </table:table-cell>
          <table:table-cell office:value-type="string">
            <text:p>Taloyoak</text:p>
          </table:table-cell>
          <table:table-cell office:value-type="string">
            <text:p>69.55</text:p>
          </table:table-cell>
          <table:table-cell office:value-type="string">
            <text:p>-93.58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YYJ</text:p>
          </table:table-cell>
          <table:table-cell office:value-type="string">
            <text:p>Victoria [YYJ]</text:p>
          </table:table-cell>
          <table:table-cell office:value-type="string">
            <text:p>Canada</text:p>
          </table:table-cell>
          <table:table-cell office:value-type="string">
            <text:p>Victoria International</text:p>
          </table:table-cell>
          <table:table-cell office:value-type="string">
            <text:p>48.65</text:p>
          </table:table-cell>
          <table:table-cell office:value-type="string">
            <text:p>-123.43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YYL</text:p>
          </table:table-cell>
          <table:table-cell office:value-type="string">
            <text:p>Lynn Lake [YYL]</text:p>
          </table:table-cell>
          <table:table-cell office:value-type="string">
            <text:p>Canada</text:p>
          </table:table-cell>
          <table:table-cell office:value-type="string">
            <text:p>Lynn Lake</text:p>
          </table:table-cell>
          <table:table-cell office:value-type="string">
            <text:p>56.86</text:p>
          </table:table-cell>
          <table:table-cell office:value-type="string">
            <text:p>-101.08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YYN</text:p>
          </table:table-cell>
          <table:table-cell office:value-type="string">
            <text:p>Swift Current [YYN]</text:p>
          </table:table-cell>
          <table:table-cell office:value-type="string">
            <text:p>Canada</text:p>
          </table:table-cell>
          <table:table-cell office:value-type="string">
            <text:p>Swift Current</text:p>
          </table:table-cell>
          <table:table-cell office:value-type="string">
            <text:p>50.29</text:p>
          </table:table-cell>
          <table:table-cell office:value-type="string">
            <text:p>-107.69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YYQ</text:p>
          </table:table-cell>
          <table:table-cell office:value-type="string">
            <text:p>Churchill [YYQ]</text:p>
          </table:table-cell>
          <table:table-cell office:value-type="string">
            <text:p>Canada</text:p>
          </table:table-cell>
          <table:table-cell office:value-type="string">
            <text:p>Churchill</text:p>
          </table:table-cell>
          <table:table-cell office:value-type="string">
            <text:p>58.74</text:p>
          </table:table-cell>
          <table:table-cell office:value-type="string">
            <text:p>-94.07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YYR</text:p>
          </table:table-cell>
          <table:table-cell office:value-type="string">
            <text:p>Goose Bay [YYR]</text:p>
          </table:table-cell>
          <table:table-cell office:value-type="string">
            <text:p>Canada</text:p>
          </table:table-cell>
          <table:table-cell office:value-type="string">
            <text:p>Goose Bay</text:p>
          </table:table-cell>
          <table:table-cell office:value-type="string">
            <text:p>53.32</text:p>
          </table:table-cell>
          <table:table-cell office:value-type="string">
            <text:p>-60.43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YYT</text:p>
          </table:table-cell>
          <table:table-cell office:value-type="string">
            <text:p>St. John's [YYT]</text:p>
          </table:table-cell>
          <table:table-cell office:value-type="string">
            <text:p>Canada</text:p>
          </table:table-cell>
          <table:table-cell office:value-type="string">
            <text:p>St Johns International</text:p>
          </table:table-cell>
          <table:table-cell office:value-type="string">
            <text:p>47.62</text:p>
          </table:table-cell>
          <table:table-cell office:value-type="string">
            <text:p>-52.75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YYU</text:p>
          </table:table-cell>
          <table:table-cell office:value-type="string">
            <text:p>Kapuskasing [YYU]</text:p>
          </table:table-cell>
          <table:table-cell office:value-type="string">
            <text:p>Canada</text:p>
          </table:table-cell>
          <table:table-cell office:value-type="string">
            <text:p>Kapuskasing</text:p>
          </table:table-cell>
          <table:table-cell office:value-type="string">
            <text:p>49.41</text:p>
          </table:table-cell>
          <table:table-cell office:value-type="string">
            <text:p>-82.47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YYW</text:p>
          </table:table-cell>
          <table:table-cell office:value-type="string">
            <text:p>Armstrong [YYW]</text:p>
          </table:table-cell>
          <table:table-cell office:value-type="string">
            <text:p>Canada</text:p>
          </table:table-cell>
          <table:table-cell office:value-type="string">
            <text:p>Armstrong</text:p>
          </table:table-cell>
          <table:table-cell office:value-type="string">
            <text:p>50.29</text:p>
          </table:table-cell>
          <table:table-cell office:value-type="string">
            <text:p>-88.91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YYY</text:p>
          </table:table-cell>
          <table:table-cell office:value-type="string">
            <text:p>Mont Joli [YYY]</text:p>
          </table:table-cell>
          <table:table-cell office:value-type="string">
            <text:p>Canada</text:p>
          </table:table-cell>
          <table:table-cell office:value-type="string">
            <text:p>Mont Joli</text:p>
          </table:table-cell>
          <table:table-cell office:value-type="string">
            <text:p>48.61</text:p>
          </table:table-cell>
          <table:table-cell office:value-type="string">
            <text:p>-68.21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YYZ</text:p>
          </table:table-cell>
          <table:table-cell office:value-type="string">
            <text:p>Toronto [YYZ]</text:p>
          </table:table-cell>
          <table:table-cell office:value-type="string">
            <text:p>Canada</text:p>
          </table:table-cell>
          <table:table-cell office:value-type="string">
            <text:p>Lester B Pearson International</text:p>
          </table:table-cell>
          <table:table-cell office:value-type="string">
            <text:p>43.68</text:p>
          </table:table-cell>
          <table:table-cell office:value-type="string">
            <text:p>-79.63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YZD</text:p>
          </table:table-cell>
          <table:table-cell office:value-type="string">
            <text:p>Toronto [YZD]</text:p>
          </table:table-cell>
          <table:table-cell office:value-type="string">
            <text:p>Canada</text:p>
          </table:table-cell>
          <table:table-cell office:value-type="string">
            <text:p>Downsview</text:p>
          </table:table-cell>
          <table:table-cell office:value-type="string">
            <text:p>43.74</text:p>
          </table:table-cell>
          <table:table-cell office:value-type="string">
            <text:p>-79.47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YZE</text:p>
          </table:table-cell>
          <table:table-cell office:value-type="string">
            <text:p>Gore Bay [YZE]</text:p>
          </table:table-cell>
          <table:table-cell office:value-type="string">
            <text:p>Canada</text:p>
          </table:table-cell>
          <table:table-cell office:value-type="string">
            <text:p>Gore Bay Manitoulin</text:p>
          </table:table-cell>
          <table:table-cell office:value-type="string">
            <text:p>45.89</text:p>
          </table:table-cell>
          <table:table-cell office:value-type="string">
            <text:p>-82.57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YZF</text:p>
          </table:table-cell>
          <table:table-cell office:value-type="string">
            <text:p>Yellowknife [YZF]</text:p>
          </table:table-cell>
          <table:table-cell office:value-type="string">
            <text:p>Canada</text:p>
          </table:table-cell>
          <table:table-cell office:value-type="string">
            <text:p>Yellowknife</text:p>
          </table:table-cell>
          <table:table-cell office:value-type="string">
            <text:p>62.46</text:p>
          </table:table-cell>
          <table:table-cell office:value-type="string">
            <text:p>-114.44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YZH</text:p>
          </table:table-cell>
          <table:table-cell office:value-type="string">
            <text:p>Slave Lake [YZH]</text:p>
          </table:table-cell>
          <table:table-cell office:value-type="string">
            <text:p>Canada</text:p>
          </table:table-cell>
          <table:table-cell office:value-type="string">
            <text:p>Slave Lake</text:p>
          </table:table-cell>
          <table:table-cell office:value-type="string">
            <text:p>55.29</text:p>
          </table:table-cell>
          <table:table-cell office:value-type="string">
            <text:p>-114.78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YZP</text:p>
          </table:table-cell>
          <table:table-cell office:value-type="string">
            <text:p>Sandspit [YZP]</text:p>
          </table:table-cell>
          <table:table-cell office:value-type="string">
            <text:p>Canada</text:p>
          </table:table-cell>
          <table:table-cell office:value-type="string">
            <text:p>Sandspit</text:p>
          </table:table-cell>
          <table:table-cell office:value-type="string">
            <text:p>53.25</text:p>
          </table:table-cell>
          <table:table-cell office:value-type="string">
            <text:p>-131.81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YZR</text:p>
          </table:table-cell>
          <table:table-cell office:value-type="string">
            <text:p>Sarnia [YZR]</text:p>
          </table:table-cell>
          <table:table-cell office:value-type="string">
            <text:p>Canada</text:p>
          </table:table-cell>
          <table:table-cell office:value-type="string">
            <text:p>Chris Hadfield</text:p>
          </table:table-cell>
          <table:table-cell office:value-type="string">
            <text:p>43</text:p>
          </table:table-cell>
          <table:table-cell office:value-type="string">
            <text:p>-82.31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YZS</text:p>
          </table:table-cell>
          <table:table-cell office:value-type="string">
            <text:p>Coral Harbour [YZS]</text:p>
          </table:table-cell>
          <table:table-cell office:value-type="string">
            <text:p>Canada</text:p>
          </table:table-cell>
          <table:table-cell office:value-type="string">
            <text:p>Fairmont Hot Springs</text:p>
          </table:table-cell>
          <table:table-cell office:value-type="string">
            <text:p>50.33</text:p>
          </table:table-cell>
          <table:table-cell office:value-type="string">
            <text:p>-115.87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YZT</text:p>
          </table:table-cell>
          <table:table-cell office:value-type="string">
            <text:p>Port Hardy [YZT]</text:p>
          </table:table-cell>
          <table:table-cell office:value-type="string">
            <text:p>Canada</text:p>
          </table:table-cell>
          <table:table-cell office:value-type="string">
            <text:p>Port Hardy</text:p>
          </table:table-cell>
          <table:table-cell office:value-type="string">
            <text:p>50.68</text:p>
          </table:table-cell>
          <table:table-cell office:value-type="string">
            <text:p>-127.37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YZU</text:p>
          </table:table-cell>
          <table:table-cell office:value-type="string">
            <text:p>Whitecourt [YZU]</text:p>
          </table:table-cell>
          <table:table-cell office:value-type="string">
            <text:p>Canada</text:p>
          </table:table-cell>
          <table:table-cell office:value-type="string">
            <text:p>Whitecourt</text:p>
          </table:table-cell>
          <table:table-cell office:value-type="string">
            <text:p>54.14</text:p>
          </table:table-cell>
          <table:table-cell office:value-type="string">
            <text:p>-115.79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YZV</text:p>
          </table:table-cell>
          <table:table-cell office:value-type="string">
            <text:p>Sept-Iles [YZV]</text:p>
          </table:table-cell>
          <table:table-cell office:value-type="string">
            <text:p>Canada</text:p>
          </table:table-cell>
          <table:table-cell office:value-type="string">
            <text:p>Sept Iles</text:p>
          </table:table-cell>
          <table:table-cell office:value-type="string">
            <text:p>50.22</text:p>
          </table:table-cell>
          <table:table-cell office:value-type="string">
            <text:p>-66.27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YZW</text:p>
          </table:table-cell>
          <table:table-cell office:value-type="string">
            <text:p>Teslin [YZW]</text:p>
          </table:table-cell>
          <table:table-cell office:value-type="string">
            <text:p>Canada</text:p>
          </table:table-cell>
          <table:table-cell office:value-type="string">
            <text:p>Teslin</text:p>
          </table:table-cell>
          <table:table-cell office:value-type="string">
            <text:p>60.17</text:p>
          </table:table-cell>
          <table:table-cell office:value-type="string">
            <text:p>-132.74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YZX</text:p>
          </table:table-cell>
          <table:table-cell office:value-type="string">
            <text:p>Greenwood [YZX]</text:p>
          </table:table-cell>
          <table:table-cell office:value-type="string">
            <text:p>Canada</text:p>
          </table:table-cell>
          <table:table-cell office:value-type="string">
            <text:p>Greenwood</text:p>
          </table:table-cell>
          <table:table-cell office:value-type="string">
            <text:p>44.98</text:p>
          </table:table-cell>
          <table:table-cell office:value-type="string">
            <text:p>-64.92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ZAD</text:p>
          </table:table-cell>
          <table:table-cell office:value-type="string">
            <text:p>Zadar [ZAD]</text:p>
          </table:table-cell>
          <table:table-cell office:value-type="string">
            <text:p>Croatia</text:p>
          </table:table-cell>
          <table:table-cell office:value-type="string">
            <text:p>Zadar</text:p>
          </table:table-cell>
          <table:table-cell office:value-type="string">
            <text:p>44.11</text:p>
          </table:table-cell>
          <table:table-cell office:value-type="string">
            <text:p>15.35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ZAG</text:p>
          </table:table-cell>
          <table:table-cell office:value-type="string">
            <text:p>Zagreb [ZAG]</text:p>
          </table:table-cell>
          <table:table-cell office:value-type="string">
            <text:p>Croatia</text:p>
          </table:table-cell>
          <table:table-cell office:value-type="string">
            <text:p>Zagreb</text:p>
          </table:table-cell>
          <table:table-cell office:value-type="string">
            <text:p>45.74</text:p>
          </table:table-cell>
          <table:table-cell office:value-type="string">
            <text:p>16.07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ZAH</text:p>
          </table:table-cell>
          <table:table-cell office:value-type="string">
            <text:p>Zahedan [ZAH]</text:p>
          </table:table-cell>
          <table:table-cell office:value-type="string">
            <text:p>Iran</text:p>
          </table:table-cell>
          <table:table-cell office:value-type="string">
            <text:p>Zahedan International</text:p>
          </table:table-cell>
          <table:table-cell office:value-type="string">
            <text:p>29.48</text:p>
          </table:table-cell>
          <table:table-cell office:value-type="string">
            <text:p>60.91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ZAL</text:p>
          </table:table-cell>
          <table:table-cell office:value-type="string">
            <text:p>Valdivia [ZAL]</text:p>
          </table:table-cell>
          <table:table-cell office:value-type="string">
            <text:p>Chile</text:p>
          </table:table-cell>
          <table:table-cell office:value-type="string">
            <text:p>Pichoy</text:p>
          </table:table-cell>
          <table:table-cell office:value-type="string">
            <text:p>-39.65</text:p>
          </table:table-cell>
          <table:table-cell office:value-type="string">
            <text:p>-73.09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ZAM</text:p>
          </table:table-cell>
          <table:table-cell office:value-type="string">
            <text:p>Zamboanga [ZAM]</text:p>
          </table:table-cell>
          <table:table-cell office:value-type="string">
            <text:p>Philippines</text:p>
          </table:table-cell>
          <table:table-cell office:value-type="string">
            <text:p>Zamboanga International</text:p>
          </table:table-cell>
          <table:table-cell office:value-type="string">
            <text:p>6.92</text:p>
          </table:table-cell>
          <table:table-cell office:value-type="string">
            <text:p>122.06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ZAR</text:p>
          </table:table-cell>
          <table:table-cell office:value-type="string">
            <text:p>Zaria [ZAR]</text:p>
          </table:table-cell>
          <table:table-cell office:value-type="string">
            <text:p>Nigeria</text:p>
          </table:table-cell>
          <table:table-cell office:value-type="string">
            <text:p>Zaria</text:p>
          </table:table-cell>
          <table:table-cell office:value-type="string">
            <text:p>11.13</text:p>
          </table:table-cell>
          <table:table-cell office:value-type="string">
            <text:p>7.69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ZAZ</text:p>
          </table:table-cell>
          <table:table-cell office:value-type="string">
            <text:p>Zaragoza [ZAZ]</text:p>
          </table:table-cell>
          <table:table-cell office:value-type="string">
            <text:p>Spain</text:p>
          </table:table-cell>
          <table:table-cell office:value-type="string">
            <text:p>Zaragoza Ab</text:p>
          </table:table-cell>
          <table:table-cell office:value-type="string">
            <text:p>41.67</text:p>
          </table:table-cell>
          <table:table-cell office:value-type="string">
            <text:p>-1.04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ZBR</text:p>
          </table:table-cell>
          <table:table-cell office:value-type="string">
            <text:p>Chah Bahar [ZBR]</text:p>
          </table:table-cell>
          <table:table-cell office:value-type="string">
            <text:p>Iran</text:p>
          </table:table-cell>
          <table:table-cell office:value-type="string">
            <text:p>Chah Bahar</text:p>
          </table:table-cell>
          <table:table-cell office:value-type="string">
            <text:p>25.44</text:p>
          </table:table-cell>
          <table:table-cell office:value-type="string">
            <text:p>60.38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ZCA</text:p>
          </table:table-cell>
          <table:table-cell office:value-type="string">
            <text:p>Arnsberg [ZCA]</text:p>
          </table:table-cell>
          <table:table-cell office:value-type="string">
            <text:p>Germany</text:p>
          </table:table-cell>
          <table:table-cell office:value-type="string">
            <text:p>Arnsberg Menden</text:p>
          </table:table-cell>
          <table:table-cell office:value-type="string">
            <text:p>51.48</text:p>
          </table:table-cell>
          <table:table-cell office:value-type="string">
            <text:p>7.9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ZCC</text:p>
          </table:table-cell>
          <table:table-cell office:value-type="string">
            <text:p>Baden-Baden [ZCC]</text:p>
          </table:table-cell>
          <table:table-cell office:value-type="string">
            <text:p>Germany</text:p>
          </table:table-cell>
          <table:table-cell office:value-type="string">
            <text:p>Baden Oos</text:p>
          </table:table-cell>
          <table:table-cell office:value-type="string">
            <text:p>48.79</text:p>
          </table:table-cell>
          <table:table-cell office:value-type="string">
            <text:p>8.19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ZCL</text:p>
          </table:table-cell>
          <table:table-cell office:value-type="string">
            <text:p>Zacatecas [ZCL]</text:p>
          </table:table-cell>
          <table:table-cell office:value-type="string">
            <text:p>Mexico</text:p>
          </table:table-cell>
          <table:table-cell office:value-type="string">
            <text:p>General Leobardo C Ruiz International</text:p>
          </table:table-cell>
          <table:table-cell office:value-type="string">
            <text:p>22.9</text:p>
          </table:table-cell>
          <table:table-cell office:value-type="string">
            <text:p>-102.69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ZCN</text:p>
          </table:table-cell>
          <table:table-cell office:value-type="string">
            <text:p>Celle [ZCN]</text:p>
          </table:table-cell>
          <table:table-cell office:value-type="string">
            <text:p>Germany</text:p>
          </table:table-cell>
          <table:table-cell office:value-type="string">
            <text:p>Celle</text:p>
          </table:table-cell>
          <table:table-cell office:value-type="string">
            <text:p>52.59</text:p>
          </table:table-cell>
          <table:table-cell office:value-type="string">
            <text:p>10.02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ZCO</text:p>
          </table:table-cell>
          <table:table-cell office:value-type="string">
            <text:p>Temuco [ZCO]</text:p>
          </table:table-cell>
          <table:table-cell office:value-type="string">
            <text:p>Chile</text:p>
          </table:table-cell>
          <table:table-cell office:value-type="string">
            <text:p>Maquehue</text:p>
          </table:table-cell>
          <table:table-cell office:value-type="string">
            <text:p>-38.77</text:p>
          </table:table-cell>
          <table:table-cell office:value-type="string">
            <text:p>-72.64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ZFA</text:p>
          </table:table-cell>
          <table:table-cell office:value-type="string">
            <text:p>Faro [ZFA]</text:p>
          </table:table-cell>
          <table:table-cell office:value-type="string">
            <text:p>Canada</text:p>
          </table:table-cell>
          <table:table-cell office:value-type="string">
            <text:p>Faro</text:p>
          </table:table-cell>
          <table:table-cell office:value-type="string">
            <text:p>62.21</text:p>
          </table:table-cell>
          <table:table-cell office:value-type="string">
            <text:p>-133.38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ZFM</text:p>
          </table:table-cell>
          <table:table-cell office:value-type="string">
            <text:p>Fort Mcpherson [ZFM]</text:p>
          </table:table-cell>
          <table:table-cell office:value-type="string">
            <text:p>Canada</text:p>
          </table:table-cell>
          <table:table-cell office:value-type="string">
            <text:p>Fort Mcpherson</text:p>
          </table:table-cell>
          <table:table-cell office:value-type="string">
            <text:p>67.41</text:p>
          </table:table-cell>
          <table:table-cell office:value-type="string">
            <text:p>-134.86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ZGC</text:p>
          </table:table-cell>
          <table:table-cell office:value-type="string">
            <text:p>Lanzhou [ZGC]</text:p>
          </table:table-cell>
          <table:table-cell office:value-type="string">
            <text:p>China</text:p>
          </table:table-cell>
          <table:table-cell office:value-type="string">
            <text:p>Zhongchuan</text:p>
          </table:table-cell>
          <table:table-cell office:value-type="string">
            <text:p>36.52</text:p>
          </table:table-cell>
          <table:table-cell office:value-type="string">
            <text:p>103.62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ZIG</text:p>
          </table:table-cell>
          <table:table-cell office:value-type="string">
            <text:p>Ziguinchor [ZIG]</text:p>
          </table:table-cell>
          <table:table-cell office:value-type="string">
            <text:p>Senegal</text:p>
          </table:table-cell>
          <table:table-cell office:value-type="string">
            <text:p>Ziguinchor</text:p>
          </table:table-cell>
          <table:table-cell office:value-type="string">
            <text:p>12.56</text:p>
          </table:table-cell>
          <table:table-cell office:value-type="string">
            <text:p>-16.28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ZIH</text:p>
          </table:table-cell>
          <table:table-cell office:value-type="string">
            <text:p>Zihuatanejo [ZIH]</text:p>
          </table:table-cell>
          <table:table-cell office:value-type="string">
            <text:p>Mexico</text:p>
          </table:table-cell>
          <table:table-cell office:value-type="string">
            <text:p>Ixtapa Zihuatanejo International</text:p>
          </table:table-cell>
          <table:table-cell office:value-type="string">
            <text:p>17.6</text:p>
          </table:table-cell>
          <table:table-cell office:value-type="string">
            <text:p>-101.46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ZLO</text:p>
          </table:table-cell>
          <table:table-cell office:value-type="string">
            <text:p>Manzanillo [ZLO]</text:p>
          </table:table-cell>
          <table:table-cell office:value-type="string">
            <text:p>Mexico</text:p>
          </table:table-cell>
          <table:table-cell office:value-type="string">
            <text:p>Playa De Oro International</text:p>
          </table:table-cell>
          <table:table-cell office:value-type="string">
            <text:p>19.14</text:p>
          </table:table-cell>
          <table:table-cell office:value-type="string">
            <text:p>-104.56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ZMM</text:p>
          </table:table-cell>
          <table:table-cell office:value-type="string">
            <text:p>Zamora [ZMM]</text:p>
          </table:table-cell>
          <table:table-cell office:value-type="string">
            <text:p>Mexico</text:p>
          </table:table-cell>
          <table:table-cell office:value-type="string">
            <text:p>Zamora</text:p>
          </table:table-cell>
          <table:table-cell office:value-type="string">
            <text:p>20.05</text:p>
          </table:table-cell>
          <table:table-cell office:value-type="string">
            <text:p>-102.28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ZND</text:p>
          </table:table-cell>
          <table:table-cell office:value-type="string">
            <text:p>Zinder [ZND]</text:p>
          </table:table-cell>
          <table:table-cell office:value-type="string">
            <text:p>Niger</text:p>
          </table:table-cell>
          <table:table-cell office:value-type="string">
            <text:p>Zinder</text:p>
          </table:table-cell>
          <table:table-cell office:value-type="string">
            <text:p>13.78</text:p>
          </table:table-cell>
          <table:table-cell office:value-type="string">
            <text:p>8.98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ZNF</text:p>
          </table:table-cell>
          <table:table-cell office:value-type="string">
            <text:p>Hanau [ZNF]</text:p>
          </table:table-cell>
          <table:table-cell office:value-type="string">
            <text:p>Germany</text:p>
          </table:table-cell>
          <table:table-cell office:value-type="string">
            <text:p>Hanau Army Air Field</text:p>
          </table:table-cell>
          <table:table-cell office:value-type="string">
            <text:p>50.17</text:p>
          </table:table-cell>
          <table:table-cell office:value-type="string">
            <text:p>8.96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ZNV</text:p>
          </table:table-cell>
          <table:table-cell office:value-type="string">
            <text:p>Koblenz [ZNV]</text:p>
          </table:table-cell>
          <table:table-cell office:value-type="string">
            <text:p>Germany</text:p>
          </table:table-cell>
          <table:table-cell office:value-type="string">
            <text:p>Koblenz Winningen</text:p>
          </table:table-cell>
          <table:table-cell office:value-type="string">
            <text:p>50.32</text:p>
          </table:table-cell>
          <table:table-cell office:value-type="string">
            <text:p>7.53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ZNZ</text:p>
          </table:table-cell>
          <table:table-cell office:value-type="string">
            <text:p>Zanzibar [ZNZ]</text:p>
          </table:table-cell>
          <table:table-cell office:value-type="string">
            <text:p>Tanzania</text:p>
          </table:table-cell>
          <table:table-cell office:value-type="string">
            <text:p>Zanzibar</text:p>
          </table:table-cell>
          <table:table-cell office:value-type="string">
            <text:p>-6.22</text:p>
          </table:table-cell>
          <table:table-cell office:value-type="string">
            <text:p>39.22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ZOS</text:p>
          </table:table-cell>
          <table:table-cell office:value-type="string">
            <text:p>Osorno [ZOS]</text:p>
          </table:table-cell>
          <table:table-cell office:value-type="string">
            <text:p>Chile</text:p>
          </table:table-cell>
          <table:table-cell office:value-type="string">
            <text:p>Canal Bajo Carlos Hott Siebert</text:p>
          </table:table-cell>
          <table:table-cell office:value-type="string">
            <text:p>-40.61</text:p>
          </table:table-cell>
          <table:table-cell office:value-type="string">
            <text:p>-73.06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ZQC</text:p>
          </table:table-cell>
          <table:table-cell office:value-type="string">
            <text:p>Speyer [ZQC]</text:p>
          </table:table-cell>
          <table:table-cell office:value-type="string">
            <text:p>Germany</text:p>
          </table:table-cell>
          <table:table-cell office:value-type="string">
            <text:p>Speyer</text:p>
          </table:table-cell>
          <table:table-cell office:value-type="string">
            <text:p>49.3</text:p>
          </table:table-cell>
          <table:table-cell office:value-type="string">
            <text:p>8.45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ZQF</text:p>
          </table:table-cell>
          <table:table-cell office:value-type="string">
            <text:p>Trier [ZQF]</text:p>
          </table:table-cell>
          <table:table-cell office:value-type="string">
            <text:p>Germany</text:p>
          </table:table-cell>
          <table:table-cell office:value-type="string">
            <text:p>Trier Fohren</text:p>
          </table:table-cell>
          <table:table-cell office:value-type="string">
            <text:p>49.86</text:p>
          </table:table-cell>
          <table:table-cell office:value-type="string">
            <text:p>6.79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ZQL</text:p>
          </table:table-cell>
          <table:table-cell office:value-type="string">
            <text:p>Donaueschingen [ZQL]</text:p>
          </table:table-cell>
          <table:table-cell office:value-type="string">
            <text:p>Germany</text:p>
          </table:table-cell>
          <table:table-cell office:value-type="string">
            <text:p>Donaueschingen Villingen</text:p>
          </table:table-cell>
          <table:table-cell office:value-type="string">
            <text:p>47.97</text:p>
          </table:table-cell>
          <table:table-cell office:value-type="string">
            <text:p>8.52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ZQN</text:p>
          </table:table-cell>
          <table:table-cell office:value-type="string">
            <text:p>Queenstown International [ZQN]</text:p>
          </table:table-cell>
          <table:table-cell office:value-type="string">
            <text:p>New Zealand</text:p>
          </table:table-cell>
          <table:table-cell office:value-type="string">
            <text:p>Queenstown</text:p>
          </table:table-cell>
          <table:table-cell office:value-type="string">
            <text:p>-45.02</text:p>
          </table:table-cell>
          <table:table-cell office:value-type="string">
            <text:p>168.74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ZRH</text:p>
          </table:table-cell>
          <table:table-cell office:value-type="string">
            <text:p>Zurich [ZRH]</text:p>
          </table:table-cell>
          <table:table-cell office:value-type="string">
            <text:p>Switzerland</text:p>
          </table:table-cell>
          <table:table-cell office:value-type="string">
            <text:p>Zurich</text:p>
          </table:table-cell>
          <table:table-cell office:value-type="string">
            <text:p>47.46</text:p>
          </table:table-cell>
          <table:table-cell office:value-type="string">
            <text:p>8.55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ZSA</text:p>
          </table:table-cell>
          <table:table-cell office:value-type="string">
            <text:p>Cockburn Town [ZSA]</text:p>
          </table:table-cell>
          <table:table-cell office:value-type="string">
            <text:p>Bahamas</text:p>
          </table:table-cell>
          <table:table-cell office:value-type="string">
            <text:p>San Salvador</text:p>
          </table:table-cell>
          <table:table-cell office:value-type="string">
            <text:p>24.06</text:p>
          </table:table-cell>
          <table:table-cell office:value-type="string">
            <text:p>-74.52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ZSE</text:p>
          </table:table-cell>
          <table:table-cell office:value-type="string">
            <text:p>St.-Pierre [ZSE]</text:p>
          </table:table-cell>
          <table:table-cell office:value-type="string">
            <text:p>Reunion Island</text:p>
          </table:table-cell>
          <table:table-cell office:value-type="string">
            <text:p>St Pierre Pierrefonds</text:p>
          </table:table-cell>
          <table:table-cell office:value-type="string">
            <text:p>-21.32</text:p>
          </table:table-cell>
          <table:table-cell office:value-type="string">
            <text:p>55.42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ZTH</text:p>
          </table:table-cell>
          <table:table-cell office:value-type="string">
            <text:p>Zakynthos [ZTH]</text:p>
          </table:table-cell>
          <table:table-cell office:value-type="string">
            <text:p>Greece</text:p>
          </table:table-cell>
          <table:table-cell office:value-type="string">
            <text:p>Zakinthos Dionysios Solomos</text:p>
          </table:table-cell>
          <table:table-cell office:value-type="string">
            <text:p>37.75</text:p>
          </table:table-cell>
          <table:table-cell office:value-type="string">
            <text:p>20.88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ZUD</text:p>
          </table:table-cell>
          <table:table-cell office:value-type="string">
            <text:p>Ancud [ZUD]</text:p>
          </table:table-cell>
          <table:table-cell office:value-type="string">
            <text:p>Chile</text:p>
          </table:table-cell>
          <table:table-cell office:value-type="string">
            <text:p>Pupelde</text:p>
          </table:table-cell>
          <table:table-cell office:value-type="string">
            <text:p>-41.91</text:p>
          </table:table-cell>
          <table:table-cell office:value-type="string">
            <text:p>-73.8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ZUN</text:p>
          </table:table-cell>
          <table:table-cell office:value-type="string">
            <text:p>Zuni Pueblo [ZUN]</text:p>
          </table:table-cell>
          <table:table-cell office:value-type="string">
            <text:p>United States</text:p>
          </table:table-cell>
          <table:table-cell office:value-type="string">
            <text:p>Black Rock</text:p>
          </table:table-cell>
          <table:table-cell office:value-type="string">
            <text:p>35.08</text:p>
          </table:table-cell>
          <table:table-cell office:value-type="string">
            <text:p>-108.79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ZVA</text:p>
          </table:table-cell>
          <table:table-cell office:value-type="string">
            <text:p>Miandrivazo [ZVA]</text:p>
          </table:table-cell>
          <table:table-cell office:value-type="string">
            <text:p>Madagascar</text:p>
          </table:table-cell>
          <table:table-cell office:value-type="string">
            <text:p>Miandrivazo</text:p>
          </table:table-cell>
          <table:table-cell office:value-type="string">
            <text:p>-19.56</text:p>
          </table:table-cell>
          <table:table-cell office:value-type="string">
            <text:p>45.45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ZVK</text:p>
          </table:table-cell>
          <table:table-cell office:value-type="string">
            <text:p>Savannakhet [ZVK]</text:p>
          </table:table-cell>
          <table:table-cell office:value-type="string">
            <text:p>Laos</text:p>
          </table:table-cell>
          <table:table-cell office:value-type="string">
            <text:p>Savannakhet</text:p>
          </table:table-cell>
          <table:table-cell office:value-type="string">
            <text:p>16.56</text:p>
          </table:table-cell>
          <table:table-cell office:value-type="string">
            <text:p>104.76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ZWA</text:p>
          </table:table-cell>
          <table:table-cell office:value-type="string">
            <text:p>Andapa [ZWA]</text:p>
          </table:table-cell>
          <table:table-cell office:value-type="string">
            <text:p>Madagascar</text:p>
          </table:table-cell>
          <table:table-cell office:value-type="string">
            <text:p>Andapa</text:p>
          </table:table-cell>
          <table:table-cell office:value-type="string">
            <text:p>-14.65</text:p>
          </table:table-cell>
          <table:table-cell office:value-type="string">
            <text:p>49.62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ZYL</text:p>
          </table:table-cell>
          <table:table-cell office:value-type="string">
            <text:p>Sylhet Osmani [ZYL]</text:p>
          </table:table-cell>
          <table:table-cell office:value-type="string">
            <text:p>Bangladesh</text:p>
          </table:table-cell>
          <table:table-cell office:value-type="string">
            <text:p>Osmany International</text:p>
          </table:table-cell>
          <table:table-cell office:value-type="string">
            <text:p>24.96</text:p>
          </table:table-cell>
          <table:table-cell office:value-type="string">
            <text:p>91.87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1">
          <table:table-cell office:value-type="string">
            <text:p>ZZU</text:p>
          </table:table-cell>
          <table:table-cell office:value-type="string">
            <text:p>Mzuzu [ZZU]</text:p>
          </table:table-cell>
          <table:table-cell office:value-type="string">
            <text:p>Malawi</text:p>
          </table:table-cell>
          <table:table-cell office:value-type="string">
            <text:p>Mzuzu</text:p>
          </table:table-cell>
          <table:table-cell office:value-type="string">
            <text:p>-11.44</text:p>
          </table:table-cell>
          <table:table-cell office:value-type="string">
            <text:p>34.01</text:p>
          </table:table-cell>
          <table:table-cell office:value-type="string">
            <text:p>degrees N and E</text:p>
          </table:table-cell>
          <table:table-cell office:value-type="string">
            <text:p>http://www.partow.net/miscellaneous/airportdatabase/</text:p>
          </table:table-cell>
        </table:table-row>
        <table:table-row table:style-name="ro2">
          <table:table-cell table:number-columns-repeated="3"/>
          <table:table-cell table:style-name="ce1"/>
          <table:table-cell table:number-columns-repeated="4"/>
        </table:table-row>
      </table:table>
      <table:database-ranges>
        <table:database-range table:target-range-address="Sheet1.A1:Sheet1.H2989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0116" number:language="en" number:country="US">
      <number:month/>
      <number:text>/</number:text>
      <number:day/>
      <number:text>/</number:text>
      <number:year number:style="long"/>
    </number:date-style>
    <number:date-style style:name="N10117" number:language="en" number:country="US">
      <number:day/>
      <number:text>-</number:text>
      <number:month number:textual="true"/>
      <number:text>-</number:text>
      <number:year/>
    </number:date-style>
    <number:date-style style:name="N10118" number:language="en" number:country="US">
      <number:day/>
      <number:text>-</number:text>
      <number:month number:textual="true"/>
    </number:date-style>
    <number:date-style style:name="N10119" number:language="en" number:country="US">
      <number:month number:textual="true"/>
      <number:text>-</number:text>
      <number:year/>
    </number:date-style>
    <number:time-style style:name="N10120" number:language="en" number:country="US">
      <number:hours/>
      <number:text>:</number:text>
      <number:minutes number:style="long"/>
      <number:text> </number:text>
      <number:am-pm/>
    </number:time-style>
    <number:time-style style:name="N10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en" number:country="US">
      <number:hours/>
      <number:text>:</number:text>
      <number:minutes number:style="long"/>
    </number:time-style>
    <number:time-style style:name="N10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5P0" style:volatile="true" number:language="en" number:country="US">
      <number:number number:decimal-places="0" number:min-integer-digits="1" number:grouping="true"/>
      <number:text> </number:text>
    </number:number-style>
    <number:number-style style:name="N1012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25P0"/>
    </number:number-style>
    <number:number-style style:name="N10126P0" style:volatile="true" number:language="en" number:country="US">
      <number:number number:decimal-places="0" number:min-integer-digits="1" number:grouping="true"/>
      <number:text> </number:text>
    </number:number-style>
    <number:number-style style:name="N1012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6P0"/>
    </number:number-style>
    <number:number-style style:name="N10127P0" style:volatile="true" number:language="en" number:country="US">
      <number:number number:decimal-places="2" number:min-integer-digits="1" number:grouping="true"/>
      <number:text> </number:text>
    </number:number-style>
    <number:number-style style:name="N1012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27P0"/>
    </number:number-style>
    <number:number-style style:name="N10128P0" style:volatile="true" number:language="en" number:country="US">
      <number:number number:decimal-places="2" number:min-integer-digits="1" number:grouping="true"/>
      <number:text> </number:text>
    </number:number-style>
    <number:number-style style:name="N1012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28P0"/>
    </number:number-style>
    <number:currency-style style:name="N1012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9P0"/>
    </number:currency-style>
    <number:currency-style style:name="N1013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1P0"/>
    </number:currency-style>
    <number:currency-style style:name="N1013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2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6-11">06/11/2009</text:date>, <text:time>14:09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dc:date>2009-06-11T14:09:03</dc:date>
    <meta:editing-cycles>0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1" meta:cell-count="23912"/>
  </office:meta>
</office:document-meta>
</file>